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3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3.55mm"/>
    </style:style>
    <style:style style:name="co4" style:family="table-column">
      <style:table-column-properties fo:break-before="auto" style:column-width="21.61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34.33mm"/>
    </style:style>
    <style:style style:name="co7" style:family="table-column">
      <style:table-column-properties fo:break-before="auto" style:column-width="46.7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moval" table:style-name="ta1">
        <table:shapes>
          <draw:frame draw:z-index="0" draw:style-name="gr1" draw:text-style-name="P1" svg:width="300mm" svg:height="170mm" svg:x="211.01mm" svg:y="1mm">
            <draw:object draw:notify-on-update-of-ranges="removal.A1:removal.A1 removal.A2:removal.A1001 removal.B1:removal.B1 removal.B2:removal.B1001 removal.A1:removal.A1 removal.A2:removal.A1001 removal.C1:removal.C1 removal.C2:removal.C1001 removal.A1:removal.A1 removal.A2:removal.A1001 removal.D1:removal.D1 removal.D2:removal.D1001 removal.A1:removal.A1 removal.A2:removal.A1001 removal.E1:removal.E1 removal.E2:removal.E1001 removal.A1:removal.A1 removal.A2:removal.A1001 removal.F1:removal.F1 removal.F2:removal.F1001 removal.A1:removal.A1 removal.A2:removal.A1001 removal.G1:removal.G1 removal.G2:removal.G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tiered vector</text:p>
          </table:table-cell>
          <table:table-cell office:value-type="string" calcext:value-type="string">
            <text:p>bittrick tiered vector</text:p>
          </table:table-cell>
          <table:table-cell office:value-type="string" calcext:value-type="string">
            <text:p>general tiered vector (k = 2)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office:value-type="float" office:value="0.174378" calcext:value-type="float">
            <text:p>0.174378</text:p>
          </table:table-cell>
          <table:table-cell office:value-type="float" office:value="0.00280948" calcext:value-type="float">
            <text:p>0.00280948</text:p>
          </table:table-cell>
          <table:table-cell office:value-type="float" office:value="0.018458" calcext:value-type="float">
            <text:p>0.018458</text:p>
          </table:table-cell>
          <table:table-cell office:value-type="float" office:value="0.0077771" calcext:value-type="float">
            <text:p>0.0077771</text:p>
          </table:table-cell>
          <table:table-cell office:value-type="float" office:value="0.00259434" calcext:value-type="float">
            <text:p>0.00259434</text:p>
          </table:table-cell>
        </table:table-row>
        <table:table-row table:style-name="ro1">
          <table:table-cell office:value-type="float" office:value="999000" calcext:value-type="float">
            <text:p>999000</text:p>
          </table:table-cell>
          <table:table-cell/>
          <table:table-cell office:value-type="float" office:value="0.175069" calcext:value-type="float">
            <text:p>0.175069</text:p>
          </table:table-cell>
          <table:table-cell office:value-type="float" office:value="0.00244907" calcext:value-type="float">
            <text:p>0.00244907</text:p>
          </table:table-cell>
          <table:table-cell office:value-type="float" office:value="0.0188871" calcext:value-type="float">
            <text:p>0.018887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257421" calcext:value-type="float">
            <text:p>0.00257421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/>
          <table:table-cell office:value-type="float" office:value="0.172541" calcext:value-type="float">
            <text:p>0.172541</text:p>
          </table:table-cell>
          <table:table-cell office:value-type="float" office:value="0.00240841" calcext:value-type="float">
            <text:p>0.00240841</text:p>
          </table:table-cell>
          <table:table-cell office:value-type="float" office:value="0.0190359" calcext:value-type="float">
            <text:p>0.0190359</text:p>
          </table:table-cell>
          <table:table-cell office:value-type="float" office:value="0.00790421" calcext:value-type="float">
            <text:p>0.00790421</text:p>
          </table:table-cell>
          <table:table-cell office:value-type="float" office:value="0.00260421" calcext:value-type="float">
            <text:p>0.00260421</text:p>
          </table:table-cell>
        </table:table-row>
        <table:table-row table:style-name="ro1">
          <table:table-cell office:value-type="float" office:value="997000" calcext:value-type="float">
            <text:p>997000</text:p>
          </table:table-cell>
          <table:table-cell/>
          <table:table-cell office:value-type="float" office:value="0.173217" calcext:value-type="float">
            <text:p>0.173217</text:p>
          </table:table-cell>
          <table:table-cell office:value-type="float" office:value="0.00240367" calcext:value-type="float">
            <text:p>0.00240367</text:p>
          </table:table-cell>
          <table:table-cell office:value-type="float" office:value="0.0178296" calcext:value-type="float">
            <text:p>0.0178296</text:p>
          </table:table-cell>
          <table:table-cell office:value-type="float" office:value="0.0083712" calcext:value-type="float">
            <text:p>0.0083712</text:p>
          </table:table-cell>
          <table:table-cell office:value-type="float" office:value="0.0025746" calcext:value-type="float">
            <text:p>0.0025746</text:p>
          </table:table-cell>
        </table:table-row>
        <table:table-row table:style-name="ro1">
          <table:table-cell office:value-type="float" office:value="996000" calcext:value-type="float">
            <text:p>996000</text:p>
          </table:table-cell>
          <table:table-cell/>
          <table:table-cell office:value-type="float" office:value="0.169399" calcext:value-type="float">
            <text:p>0.169399</text:p>
          </table:table-cell>
          <table:table-cell office:value-type="float" office:value="0.00235275" calcext:value-type="float">
            <text:p>0.00235275</text:p>
          </table:table-cell>
          <table:table-cell office:value-type="float" office:value="0.0180052" calcext:value-type="float">
            <text:p>0.0180052</text:p>
          </table:table-cell>
          <table:table-cell office:value-type="float" office:value="0.00755998" calcext:value-type="float">
            <text:p>0.00755998</text:p>
          </table:table-cell>
          <table:table-cell office:value-type="float" office:value="0.00256986" calcext:value-type="float">
            <text:p>0.00256986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/>
          <table:table-cell office:value-type="float" office:value="0.171607" calcext:value-type="float">
            <text:p>0.171607</text:p>
          </table:table-cell>
          <table:table-cell office:value-type="float" office:value="0.00304199" calcext:value-type="float">
            <text:p>0.00304199</text:p>
          </table:table-cell>
          <table:table-cell office:value-type="float" office:value="0.0171028" calcext:value-type="float">
            <text:p>0.0171028</text:p>
          </table:table-cell>
          <table:table-cell office:value-type="float" office:value="0.00962969" calcext:value-type="float">
            <text:p>0.00962969</text:p>
          </table:table-cell>
          <table:table-cell office:value-type="float" office:value="0.00254815" calcext:value-type="float">
            <text:p>0.00254815</text:p>
          </table:table-cell>
        </table:table-row>
        <table:table-row table:style-name="ro1">
          <table:table-cell office:value-type="float" office:value="994000" calcext:value-type="float">
            <text:p>994000</text:p>
          </table:table-cell>
          <table:table-cell/>
          <table:table-cell office:value-type="float" office:value="0.169414" calcext:value-type="float">
            <text:p>0.169414</text:p>
          </table:table-cell>
          <table:table-cell office:value-type="float" office:value="0.00312608" calcext:value-type="float">
            <text:p>0.00312608</text:p>
          </table:table-cell>
          <table:table-cell office:value-type="float" office:value="0.0164984" calcext:value-type="float">
            <text:p>0.0164984</text:p>
          </table:table-cell>
          <table:table-cell office:value-type="float" office:value="0.00920769" calcext:value-type="float">
            <text:p>0.00920769</text:p>
          </table:table-cell>
          <table:table-cell office:value-type="float" office:value="0.00255171" calcext:value-type="float">
            <text:p>0.00255171</text:p>
          </table:table-cell>
        </table:table-row>
        <table:table-row table:style-name="ro1">
          <table:table-cell office:value-type="float" office:value="993000" calcext:value-type="float">
            <text:p>993000</text:p>
          </table:table-cell>
          <table:table-cell/>
          <table:table-cell office:value-type="float" office:value="0.174043" calcext:value-type="float">
            <text:p>0.174043</text:p>
          </table:table-cell>
          <table:table-cell office:value-type="float" office:value="0.00263579" calcext:value-type="float">
            <text:p>0.00263579</text:p>
          </table:table-cell>
          <table:table-cell office:value-type="float" office:value="0.0172477" calcext:value-type="float">
            <text:p>0.0172477</text:p>
          </table:table-cell>
          <table:table-cell office:value-type="float" office:value="0.0123752" calcext:value-type="float">
            <text:p>0.0123752</text:p>
          </table:table-cell>
          <table:table-cell office:value-type="float" office:value="0.00252131" calcext:value-type="float">
            <text:p>0.00252131</text:p>
          </table:table-cell>
        </table:table-row>
        <table:table-row table:style-name="ro1">
          <table:table-cell office:value-type="float" office:value="992000" calcext:value-type="float">
            <text:p>992000</text:p>
          </table:table-cell>
          <table:table-cell/>
          <table:table-cell office:value-type="float" office:value="0.173279" calcext:value-type="float">
            <text:p>0.173279</text:p>
          </table:table-cell>
          <table:table-cell office:value-type="float" office:value="0.00243683" calcext:value-type="float">
            <text:p>0.00243683</text:p>
          </table:table-cell>
          <table:table-cell office:value-type="float" office:value="0.0174028" calcext:value-type="float">
            <text:p>0.0174028</text:p>
          </table:table-cell>
          <table:table-cell office:value-type="float" office:value="0.00801" calcext:value-type="float">
            <text:p>0.00801</text:p>
          </table:table-cell>
          <table:table-cell office:value-type="float" office:value="0.00255131" calcext:value-type="float">
            <text:p>0.00255131</text:p>
          </table:table-cell>
        </table:table-row>
        <table:table-row table:style-name="ro1">
          <table:table-cell office:value-type="float" office:value="991000" calcext:value-type="float">
            <text:p>991000</text:p>
          </table:table-cell>
          <table:table-cell/>
          <table:table-cell office:value-type="float" office:value="0.168635" calcext:value-type="float">
            <text:p>0.168635</text:p>
          </table:table-cell>
          <table:table-cell office:value-type="float" office:value="0.00241591" calcext:value-type="float">
            <text:p>0.00241591</text:p>
          </table:table-cell>
          <table:table-cell office:value-type="float" office:value="0.0166595" calcext:value-type="float">
            <text:p>0.0166595</text:p>
          </table:table-cell>
          <table:table-cell office:value-type="float" office:value="0.00711943" calcext:value-type="float">
            <text:p>0.00711943</text:p>
          </table:table-cell>
          <table:table-cell office:value-type="float" office:value="0.00255684" calcext:value-type="float">
            <text:p>0.00255684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/>
          <table:table-cell office:value-type="float" office:value="0.168593" calcext:value-type="float">
            <text:p>0.168593</text:p>
          </table:table-cell>
          <table:table-cell office:value-type="float" office:value="0.00239064" calcext:value-type="float">
            <text:p>0.00239064</text:p>
          </table:table-cell>
          <table:table-cell office:value-type="float" office:value="0.0175742" calcext:value-type="float">
            <text:p>0.0175742</text:p>
          </table:table-cell>
          <table:table-cell office:value-type="float" office:value="0.00705509" calcext:value-type="float">
            <text:p>0.00705509</text:p>
          </table:table-cell>
          <table:table-cell office:value-type="float" office:value="0.00256315" calcext:value-type="float">
            <text:p>0.00256315</text:p>
          </table:table-cell>
        </table:table-row>
        <table:table-row table:style-name="ro1">
          <table:table-cell office:value-type="float" office:value="989000" calcext:value-type="float">
            <text:p>989000</text:p>
          </table:table-cell>
          <table:table-cell/>
          <table:table-cell office:value-type="float" office:value="0.168852" calcext:value-type="float">
            <text:p>0.168852</text:p>
          </table:table-cell>
          <table:table-cell office:value-type="float" office:value="0.00249486" calcext:value-type="float">
            <text:p>0.00249486</text:p>
          </table:table-cell>
          <table:table-cell office:value-type="float" office:value="0.017312" calcext:value-type="float">
            <text:p>0.017312</text:p>
          </table:table-cell>
          <table:table-cell office:value-type="float" office:value="0.00816317" calcext:value-type="float">
            <text:p>0.00816317</text:p>
          </table:table-cell>
          <table:table-cell office:value-type="float" office:value="0.00254973" calcext:value-type="float">
            <text:p>0.00254973</text:p>
          </table:table-cell>
        </table:table-row>
        <table:table-row table:style-name="ro1">
          <table:table-cell office:value-type="float" office:value="988000" calcext:value-type="float">
            <text:p>988000</text:p>
          </table:table-cell>
          <table:table-cell/>
          <table:table-cell office:value-type="float" office:value="0.168426" calcext:value-type="float">
            <text:p>0.168426</text:p>
          </table:table-cell>
          <table:table-cell office:value-type="float" office:value="0.00268869" calcext:value-type="float">
            <text:p>0.00268869</text:p>
          </table:table-cell>
          <table:table-cell office:value-type="float" office:value="0.0178533" calcext:value-type="float">
            <text:p>0.0178533</text:p>
          </table:table-cell>
          <table:table-cell office:value-type="float" office:value="0.00822041" calcext:value-type="float">
            <text:p>0.00822041</text:p>
          </table:table-cell>
          <table:table-cell office:value-type="float" office:value="0.00277158" calcext:value-type="float">
            <text:p>0.00277158</text:p>
          </table:table-cell>
        </table:table-row>
        <table:table-row table:style-name="ro1">
          <table:table-cell office:value-type="float" office:value="987000" calcext:value-type="float">
            <text:p>987000</text:p>
          </table:table-cell>
          <table:table-cell/>
          <table:table-cell office:value-type="float" office:value="0.17361" calcext:value-type="float">
            <text:p>0.17361</text:p>
          </table:table-cell>
          <table:table-cell office:value-type="float" office:value="0.00249762" calcext:value-type="float">
            <text:p>0.00249762</text:p>
          </table:table-cell>
          <table:table-cell office:value-type="float" office:value="0.0182934" calcext:value-type="float">
            <text:p>0.0182934</text:p>
          </table:table-cell>
          <table:table-cell office:value-type="float" office:value="0.00913229" calcext:value-type="float">
            <text:p>0.00913229</text:p>
          </table:table-cell>
          <table:table-cell office:value-type="float" office:value="0.00273961" calcext:value-type="float">
            <text:p>0.00273961</text:p>
          </table:table-cell>
        </table:table-row>
        <table:table-row table:style-name="ro1">
          <table:table-cell office:value-type="float" office:value="986000" calcext:value-type="float">
            <text:p>986000</text:p>
          </table:table-cell>
          <table:table-cell/>
          <table:table-cell office:value-type="float" office:value="0.161614" calcext:value-type="float">
            <text:p>0.161614</text:p>
          </table:table-cell>
          <table:table-cell office:value-type="float" office:value="0.00236301" calcext:value-type="float">
            <text:p>0.00236301</text:p>
          </table:table-cell>
          <table:table-cell office:value-type="float" office:value="0.0179918" calcext:value-type="float">
            <text:p>0.0179918</text:p>
          </table:table-cell>
          <table:table-cell office:value-type="float" office:value="0.00819672" calcext:value-type="float">
            <text:p>0.00819672</text:p>
          </table:table-cell>
          <table:table-cell office:value-type="float" office:value="0.00249012" calcext:value-type="float">
            <text:p>0.00249012</text:p>
          </table:table-cell>
        </table:table-row>
        <table:table-row table:style-name="ro1">
          <table:table-cell office:value-type="float" office:value="985000" calcext:value-type="float">
            <text:p>985000</text:p>
          </table:table-cell>
          <table:table-cell/>
          <table:table-cell office:value-type="float" office:value="0.171982" calcext:value-type="float">
            <text:p>0.171982</text:p>
          </table:table-cell>
          <table:table-cell office:value-type="float" office:value="0.00239459" calcext:value-type="float">
            <text:p>0.00239459</text:p>
          </table:table-cell>
          <table:table-cell office:value-type="float" office:value="0.0174869" calcext:value-type="float">
            <text:p>0.0174869</text:p>
          </table:table-cell>
          <table:table-cell office:value-type="float" office:value="0.00740839" calcext:value-type="float">
            <text:p>0.00740839</text:p>
          </table:table-cell>
          <table:table-cell office:value-type="float" office:value="0.00258921" calcext:value-type="float">
            <text:p>0.00258921</text:p>
          </table:table-cell>
        </table:table-row>
        <table:table-row table:style-name="ro1">
          <table:table-cell office:value-type="float" office:value="984000" calcext:value-type="float">
            <text:p>984000</text:p>
          </table:table-cell>
          <table:table-cell/>
          <table:table-cell office:value-type="float" office:value="0.171386" calcext:value-type="float">
            <text:p>0.171386</text:p>
          </table:table-cell>
          <table:table-cell office:value-type="float" office:value="0.00287777" calcext:value-type="float">
            <text:p>0.00287777</text:p>
          </table:table-cell>
          <table:table-cell office:value-type="float" office:value="0.0170831" calcext:value-type="float">
            <text:p>0.0170831</text:p>
          </table:table-cell>
          <table:table-cell office:value-type="float" office:value="0.00653993" calcext:value-type="float">
            <text:p>0.00653993</text:p>
          </table:table-cell>
          <table:table-cell office:value-type="float" office:value="0.00253039" calcext:value-type="float">
            <text:p>0.00253039</text:p>
          </table:table-cell>
        </table:table-row>
        <table:table-row table:style-name="ro1">
          <table:table-cell office:value-type="float" office:value="983000" calcext:value-type="float">
            <text:p>983000</text:p>
          </table:table-cell>
          <table:table-cell/>
          <table:table-cell office:value-type="float" office:value="0.167364" calcext:value-type="float">
            <text:p>0.167364</text:p>
          </table:table-cell>
          <table:table-cell office:value-type="float" office:value="0.0024992" calcext:value-type="float">
            <text:p>0.0024992</text:p>
          </table:table-cell>
          <table:table-cell office:value-type="float" office:value="0.0221356" calcext:value-type="float">
            <text:p>0.0221356</text:p>
          </table:table-cell>
          <table:table-cell office:value-type="float" office:value="0.00695995" calcext:value-type="float">
            <text:p>0.00695995</text:p>
          </table:table-cell>
          <table:table-cell office:value-type="float" office:value="0.00254381" calcext:value-type="float">
            <text:p>0.00254381</text:p>
          </table:table-cell>
        </table:table-row>
        <table:table-row table:style-name="ro1">
          <table:table-cell office:value-type="float" office:value="982000" calcext:value-type="float">
            <text:p>982000</text:p>
          </table:table-cell>
          <table:table-cell/>
          <table:table-cell office:value-type="float" office:value="0.17149" calcext:value-type="float">
            <text:p>0.17149</text:p>
          </table:table-cell>
          <table:table-cell office:value-type="float" office:value="0.00239933" calcext:value-type="float">
            <text:p>0.00239933</text:p>
          </table:table-cell>
          <table:table-cell office:value-type="float" office:value="0.0197433" calcext:value-type="float">
            <text:p>0.0197433</text:p>
          </table:table-cell>
          <table:table-cell office:value-type="float" office:value="0.00692363" calcext:value-type="float">
            <text:p>0.00692363</text:p>
          </table:table-cell>
          <table:table-cell office:value-type="float" office:value="0.00276132" calcext:value-type="float">
            <text:p>0.00276132</text:p>
          </table:table-cell>
        </table:table-row>
        <table:table-row table:style-name="ro1">
          <table:table-cell office:value-type="float" office:value="981000" calcext:value-type="float">
            <text:p>981000</text:p>
          </table:table-cell>
          <table:table-cell/>
          <table:table-cell office:value-type="float" office:value="0.164992" calcext:value-type="float">
            <text:p>0.164992</text:p>
          </table:table-cell>
          <table:table-cell office:value-type="float" office:value="0.00232788" calcext:value-type="float">
            <text:p>0.00232788</text:p>
          </table:table-cell>
          <table:table-cell office:value-type="float" office:value="0.0176373" calcext:value-type="float">
            <text:p>0.0176373</text:p>
          </table:table-cell>
          <table:table-cell office:value-type="float" office:value="0.00724141" calcext:value-type="float">
            <text:p>0.00724141</text:p>
          </table:table-cell>
          <table:table-cell office:value-type="float" office:value="0.00256473" calcext:value-type="float">
            <text:p>0.00256473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/>
          <table:table-cell office:value-type="float" office:value="0.165582" calcext:value-type="float">
            <text:p>0.165582</text:p>
          </table:table-cell>
          <table:table-cell office:value-type="float" office:value="0.00230538" calcext:value-type="float">
            <text:p>0.00230538</text:p>
          </table:table-cell>
          <table:table-cell office:value-type="float" office:value="0.0168612" calcext:value-type="float">
            <text:p>0.0168612</text:p>
          </table:table-cell>
          <table:table-cell office:value-type="float" office:value="0.00653124" calcext:value-type="float">
            <text:p>0.00653124</text:p>
          </table:table-cell>
          <table:table-cell office:value-type="float" office:value="0.00253236" calcext:value-type="float">
            <text:p>0.00253236</text:p>
          </table:table-cell>
        </table:table-row>
        <table:table-row table:style-name="ro1">
          <table:table-cell office:value-type="float" office:value="979000" calcext:value-type="float">
            <text:p>979000</text:p>
          </table:table-cell>
          <table:table-cell/>
          <table:table-cell office:value-type="float" office:value="0.179008" calcext:value-type="float">
            <text:p>0.179008</text:p>
          </table:table-cell>
          <table:table-cell office:value-type="float" office:value="0.00228446" calcext:value-type="float">
            <text:p>0.00228446</text:p>
          </table:table-cell>
          <table:table-cell office:value-type="float" office:value="0.0165075" calcext:value-type="float">
            <text:p>0.0165075</text:p>
          </table:table-cell>
          <table:table-cell office:value-type="float" office:value="0.0067752" calcext:value-type="float">
            <text:p>0.0067752</text:p>
          </table:table-cell>
          <table:table-cell office:value-type="float" office:value="0.00253078" calcext:value-type="float">
            <text:p>0.00253078</text:p>
          </table:table-cell>
        </table:table-row>
        <table:table-row table:style-name="ro1">
          <table:table-cell office:value-type="float" office:value="978000" calcext:value-type="float">
            <text:p>978000</text:p>
          </table:table-cell>
          <table:table-cell/>
          <table:table-cell office:value-type="float" office:value="0.169818" calcext:value-type="float">
            <text:p>0.169818</text:p>
          </table:table-cell>
          <table:table-cell office:value-type="float" office:value="0.00227064" calcext:value-type="float">
            <text:p>0.00227064</text:p>
          </table:table-cell>
          <table:table-cell office:value-type="float" office:value="0.0164021" calcext:value-type="float">
            <text:p>0.0164021</text:p>
          </table:table-cell>
          <table:table-cell office:value-type="float" office:value="0.00716049" calcext:value-type="float">
            <text:p>0.00716049</text:p>
          </table:table-cell>
          <table:table-cell office:value-type="float" office:value="0.00254776" calcext:value-type="float">
            <text:p>0.00254776</text:p>
          </table:table-cell>
        </table:table-row>
        <table:table-row table:style-name="ro1">
          <table:table-cell office:value-type="float" office:value="977000" calcext:value-type="float">
            <text:p>977000</text:p>
          </table:table-cell>
          <table:table-cell/>
          <table:table-cell office:value-type="float" office:value="0.190018" calcext:value-type="float">
            <text:p>0.190018</text:p>
          </table:table-cell>
          <table:table-cell office:value-type="float" office:value="0.00240012" calcext:value-type="float">
            <text:p>0.00240012</text:p>
          </table:table-cell>
          <table:table-cell office:value-type="float" office:value="0.016035" calcext:value-type="float">
            <text:p>0.016035</text:p>
          </table:table-cell>
          <table:table-cell office:value-type="float" office:value="0.00729154" calcext:value-type="float">
            <text:p>0.00729154</text:p>
          </table:table-cell>
          <table:table-cell office:value-type="float" office:value="0.00255605" calcext:value-type="float">
            <text:p>0.00255605</text:p>
          </table:table-cell>
        </table:table-row>
        <table:table-row table:style-name="ro1">
          <table:table-cell office:value-type="float" office:value="976000" calcext:value-type="float">
            <text:p>976000</text:p>
          </table:table-cell>
          <table:table-cell/>
          <table:table-cell office:value-type="float" office:value="0.169094" calcext:value-type="float">
            <text:p>0.169094</text:p>
          </table:table-cell>
          <table:table-cell office:value-type="float" office:value="0.00240328" calcext:value-type="float">
            <text:p>0.00240328</text:p>
          </table:table-cell>
          <table:table-cell office:value-type="float" office:value="0.0172793" calcext:value-type="float">
            <text:p>0.0172793</text:p>
          </table:table-cell>
          <table:table-cell office:value-type="float" office:value="0.00707482" calcext:value-type="float">
            <text:p>0.00707482</text:p>
          </table:table-cell>
          <table:table-cell office:value-type="float" office:value="0.00265671" calcext:value-type="float">
            <text:p>0.00265671</text:p>
          </table:table-cell>
        </table:table-row>
        <table:table-row table:style-name="ro1">
          <table:table-cell office:value-type="float" office:value="975000" calcext:value-type="float">
            <text:p>975000</text:p>
          </table:table-cell>
          <table:table-cell/>
          <table:table-cell office:value-type="float" office:value="0.161279" calcext:value-type="float">
            <text:p>0.161279</text:p>
          </table:table-cell>
          <table:table-cell office:value-type="float" office:value="0.00235156" calcext:value-type="float">
            <text:p>0.00235156</text:p>
          </table:table-cell>
          <table:table-cell office:value-type="float" office:value="0.0177992" calcext:value-type="float">
            <text:p>0.0177992</text:p>
          </table:table-cell>
          <table:table-cell office:value-type="float" office:value="0.00774551" calcext:value-type="float">
            <text:p>0.00774551</text:p>
          </table:table-cell>
          <table:table-cell office:value-type="float" office:value="0.00262631" calcext:value-type="float">
            <text:p>0.00262631</text:p>
          </table:table-cell>
        </table:table-row>
        <table:table-row table:style-name="ro1">
          <table:table-cell office:value-type="float" office:value="974000" calcext:value-type="float">
            <text:p>974000</text:p>
          </table:table-cell>
          <table:table-cell/>
          <table:table-cell office:value-type="float" office:value="0.165146" calcext:value-type="float">
            <text:p>0.165146</text:p>
          </table:table-cell>
          <table:table-cell office:value-type="float" office:value="0.00226077" calcext:value-type="float">
            <text:p>0.00226077</text:p>
          </table:table-cell>
          <table:table-cell office:value-type="float" office:value="0.0177388" calcext:value-type="float">
            <text:p>0.0177388</text:p>
          </table:table-cell>
          <table:table-cell office:value-type="float" office:value="0.00731049" calcext:value-type="float">
            <text:p>0.00731049</text:p>
          </table:table-cell>
          <table:table-cell office:value-type="float" office:value="0.00258408" calcext:value-type="float">
            <text:p>0.00258408</text:p>
          </table:table-cell>
        </table:table-row>
        <table:table-row table:style-name="ro1">
          <table:table-cell office:value-type="float" office:value="973000" calcext:value-type="float">
            <text:p>973000</text:p>
          </table:table-cell>
          <table:table-cell/>
          <table:table-cell office:value-type="float" office:value="0.168472" calcext:value-type="float">
            <text:p>0.168472</text:p>
          </table:table-cell>
          <table:table-cell office:value-type="float" office:value="0.00227735" calcext:value-type="float">
            <text:p>0.00227735</text:p>
          </table:table-cell>
          <table:table-cell office:value-type="float" office:value="0.0168221" calcext:value-type="float">
            <text:p>0.0168221</text:p>
          </table:table-cell>
          <table:table-cell office:value-type="float" office:value="0.00649532" calcext:value-type="float">
            <text:p>0.00649532</text:p>
          </table:table-cell>
          <table:table-cell office:value-type="float" office:value="0.00256868" calcext:value-type="float">
            <text:p>0.00256868</text:p>
          </table:table-cell>
        </table:table-row>
        <table:table-row table:style-name="ro1">
          <table:table-cell office:value-type="float" office:value="972000" calcext:value-type="float">
            <text:p>972000</text:p>
          </table:table-cell>
          <table:table-cell/>
          <table:table-cell office:value-type="float" office:value="0.168425" calcext:value-type="float">
            <text:p>0.168425</text:p>
          </table:table-cell>
          <table:table-cell office:value-type="float" office:value="0.00226235" calcext:value-type="float">
            <text:p>0.00226235</text:p>
          </table:table-cell>
          <table:table-cell office:value-type="float" office:value="0.0165012" calcext:value-type="float">
            <text:p>0.0165012</text:p>
          </table:table-cell>
          <table:table-cell office:value-type="float" office:value="0.00668204" calcext:value-type="float">
            <text:p>0.00668204</text:p>
          </table:table-cell>
          <table:table-cell office:value-type="float" office:value="0.00252407" calcext:value-type="float">
            <text:p>0.00252407</text:p>
          </table:table-cell>
        </table:table-row>
        <table:table-row table:style-name="ro1">
          <table:table-cell office:value-type="float" office:value="971000" calcext:value-type="float">
            <text:p>971000</text:p>
          </table:table-cell>
          <table:table-cell/>
          <table:table-cell office:value-type="float" office:value="0.165345" calcext:value-type="float">
            <text:p>0.165345</text:p>
          </table:table-cell>
          <table:table-cell office:value-type="float" office:value="0.00227419" calcext:value-type="float">
            <text:p>0.00227419</text:p>
          </table:table-cell>
          <table:table-cell office:value-type="float" office:value="0.0160409" calcext:value-type="float">
            <text:p>0.0160409</text:p>
          </table:table-cell>
          <table:table-cell office:value-type="float" office:value="0.00715772" calcext:value-type="float">
            <text:p>0.00715772</text:p>
          </table:table-cell>
          <table:table-cell office:value-type="float" office:value="0.00265434" calcext:value-type="float">
            <text:p>0.00265434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/>
          <table:table-cell office:value-type="float" office:value="0.163371" calcext:value-type="float">
            <text:p>0.163371</text:p>
          </table:table-cell>
          <table:table-cell office:value-type="float" office:value="0.00235551" calcext:value-type="float">
            <text:p>0.00235551</text:p>
          </table:table-cell>
          <table:table-cell office:value-type="float" office:value="0.0160026" calcext:value-type="float">
            <text:p>0.0160026</text:p>
          </table:table-cell>
          <table:table-cell office:value-type="float" office:value="0.00697929" calcext:value-type="float">
            <text:p>0.00697929</text:p>
          </table:table-cell>
          <table:table-cell office:value-type="float" office:value="0.00260144" calcext:value-type="float">
            <text:p>0.00260144</text:p>
          </table:table-cell>
        </table:table-row>
        <table:table-row table:style-name="ro1">
          <table:table-cell office:value-type="float" office:value="969000" calcext:value-type="float">
            <text:p>969000</text:p>
          </table:table-cell>
          <table:table-cell/>
          <table:table-cell office:value-type="float" office:value="0.162089" calcext:value-type="float">
            <text:p>0.162089</text:p>
          </table:table-cell>
          <table:table-cell office:value-type="float" office:value="0.0027329" calcext:value-type="float">
            <text:p>0.0027329</text:p>
          </table:table-cell>
          <table:table-cell office:value-type="float" office:value="0.0166761" calcext:value-type="float">
            <text:p>0.0166761</text:p>
          </table:table-cell>
          <table:table-cell office:value-type="float" office:value="0.00670612" calcext:value-type="float">
            <text:p>0.00670612</text:p>
          </table:table-cell>
          <table:table-cell office:value-type="float" office:value="0.00252368" calcext:value-type="float">
            <text:p>0.00252368</text:p>
          </table:table-cell>
        </table:table-row>
        <table:table-row table:style-name="ro1">
          <table:table-cell office:value-type="float" office:value="968000" calcext:value-type="float">
            <text:p>968000</text:p>
          </table:table-cell>
          <table:table-cell/>
          <table:table-cell office:value-type="float" office:value="0.163733" calcext:value-type="float">
            <text:p>0.163733</text:p>
          </table:table-cell>
          <table:table-cell office:value-type="float" office:value="0.00236183" calcext:value-type="float">
            <text:p>0.00236183</text:p>
          </table:table-cell>
          <table:table-cell office:value-type="float" office:value="0.0159837" calcext:value-type="float">
            <text:p>0.0159837</text:p>
          </table:table-cell>
          <table:table-cell office:value-type="float" office:value="0.00729391" calcext:value-type="float">
            <text:p>0.00729391</text:p>
          </table:table-cell>
          <table:table-cell office:value-type="float" office:value="0.00251815" calcext:value-type="float">
            <text:p>0.00251815</text:p>
          </table:table-cell>
        </table:table-row>
        <table:table-row table:style-name="ro1">
          <table:table-cell office:value-type="float" office:value="967000" calcext:value-type="float">
            <text:p>967000</text:p>
          </table:table-cell>
          <table:table-cell/>
          <table:table-cell office:value-type="float" office:value="0.165384" calcext:value-type="float">
            <text:p>0.165384</text:p>
          </table:table-cell>
          <table:table-cell office:value-type="float" office:value="0.00232196" calcext:value-type="float">
            <text:p>0.00232196</text:p>
          </table:table-cell>
          <table:table-cell office:value-type="float" office:value="0.0171451" calcext:value-type="float">
            <text:p>0.0171451</text:p>
          </table:table-cell>
          <table:table-cell office:value-type="float" office:value="0.00648782" calcext:value-type="float">
            <text:p>0.00648782</text:p>
          </table:table-cell>
          <table:table-cell office:value-type="float" office:value="0.00253473" calcext:value-type="float">
            <text:p>0.00253473</text:p>
          </table:table-cell>
        </table:table-row>
        <table:table-row table:style-name="ro1">
          <table:table-cell office:value-type="float" office:value="966000" calcext:value-type="float">
            <text:p>966000</text:p>
          </table:table-cell>
          <table:table-cell/>
          <table:table-cell office:value-type="float" office:value="0.158537" calcext:value-type="float">
            <text:p>0.158537</text:p>
          </table:table-cell>
          <table:table-cell office:value-type="float" office:value="0.00227538" calcext:value-type="float">
            <text:p>0.00227538</text:p>
          </table:table-cell>
          <table:table-cell office:value-type="float" office:value="0.0167179" calcext:value-type="float">
            <text:p>0.0167179</text:p>
          </table:table-cell>
          <table:table-cell office:value-type="float" office:value="0.00877622" calcext:value-type="float">
            <text:p>0.00877622</text:p>
          </table:table-cell>
          <table:table-cell office:value-type="float" office:value="0.00253986" calcext:value-type="float">
            <text:p>0.00253986</text:p>
          </table:table-cell>
        </table:table-row>
        <table:table-row table:style-name="ro1">
          <table:table-cell office:value-type="float" office:value="965000" calcext:value-type="float">
            <text:p>965000</text:p>
          </table:table-cell>
          <table:table-cell/>
          <table:table-cell office:value-type="float" office:value="0.162466" calcext:value-type="float">
            <text:p>0.162466</text:p>
          </table:table-cell>
          <table:table-cell office:value-type="float" office:value="0.00243604" calcext:value-type="float">
            <text:p>0.00243604</text:p>
          </table:table-cell>
          <table:table-cell office:value-type="float" office:value="0.0167164" calcext:value-type="float">
            <text:p>0.0167164</text:p>
          </table:table-cell>
          <table:table-cell office:value-type="float" office:value="0.00844937" calcext:value-type="float">
            <text:p>0.00844937</text:p>
          </table:table-cell>
          <table:table-cell office:value-type="float" office:value="0.00256078" calcext:value-type="float">
            <text:p>0.00256078</text:p>
          </table:table-cell>
        </table:table-row>
        <table:table-row table:style-name="ro1">
          <table:table-cell office:value-type="float" office:value="964000" calcext:value-type="float">
            <text:p>964000</text:p>
          </table:table-cell>
          <table:table-cell/>
          <table:table-cell office:value-type="float" office:value="0.164459" calcext:value-type="float">
            <text:p>0.164459</text:p>
          </table:table-cell>
          <table:table-cell office:value-type="float" office:value="0.00232946" calcext:value-type="float">
            <text:p>0.00232946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0903795" calcext:value-type="float">
            <text:p>0.00903795</text:p>
          </table:table-cell>
          <table:table-cell office:value-type="float" office:value="0.00269698" calcext:value-type="float">
            <text:p>0.00269698</text:p>
          </table:table-cell>
        </table:table-row>
        <table:table-row table:style-name="ro1">
          <table:table-cell office:value-type="float" office:value="963000" calcext:value-type="float">
            <text:p>963000</text:p>
          </table:table-cell>
          <table:table-cell/>
          <table:table-cell office:value-type="float" office:value="0.167004" calcext:value-type="float">
            <text:p>0.167004</text:p>
          </table:table-cell>
          <table:table-cell office:value-type="float" office:value="0.0022963" calcext:value-type="float">
            <text:p>0.0022963</text:p>
          </table:table-cell>
          <table:table-cell office:value-type="float" office:value="0.0177325" calcext:value-type="float">
            <text:p>0.0177325</text:p>
          </table:table-cell>
          <table:table-cell office:value-type="float" office:value="0.00871069" calcext:value-type="float">
            <text:p>0.00871069</text:p>
          </table:table-cell>
          <table:table-cell office:value-type="float" office:value="0.00261605" calcext:value-type="float">
            <text:p>0.00261605</text:p>
          </table:table-cell>
        </table:table-row>
        <table:table-row table:style-name="ro1">
          <table:table-cell office:value-type="float" office:value="962000" calcext:value-type="float">
            <text:p>962000</text:p>
          </table:table-cell>
          <table:table-cell/>
          <table:table-cell office:value-type="float" office:value="0.159483" calcext:value-type="float">
            <text:p>0.159483</text:p>
          </table:table-cell>
          <table:table-cell office:value-type="float" office:value="0.00241315" calcext:value-type="float">
            <text:p>0.00241315</text:p>
          </table:table-cell>
          <table:table-cell office:value-type="float" office:value="0.0173638" calcext:value-type="float">
            <text:p>0.0173638</text:p>
          </table:table-cell>
          <table:table-cell office:value-type="float" office:value="0.00790381" calcext:value-type="float">
            <text:p>0.00790381</text:p>
          </table:table-cell>
          <table:table-cell office:value-type="float" office:value="0.00257026" calcext:value-type="float">
            <text:p>0.00257026</text:p>
          </table:table-cell>
        </table:table-row>
        <table:table-row table:style-name="ro1">
          <table:table-cell office:value-type="float" office:value="961000" calcext:value-type="float">
            <text:p>961000</text:p>
          </table:table-cell>
          <table:table-cell/>
          <table:table-cell office:value-type="float" office:value="0.162308" calcext:value-type="float">
            <text:p>0.162308</text:p>
          </table:table-cell>
          <table:table-cell office:value-type="float" office:value="0.00230538" calcext:value-type="float">
            <text:p>0.00230538</text:p>
          </table:table-cell>
          <table:table-cell office:value-type="float" office:value="0.0164025" calcext:value-type="float">
            <text:p>0.0164025</text:p>
          </table:table-cell>
          <table:table-cell office:value-type="float" office:value="0.00701522" calcext:value-type="float">
            <text:p>0.00701522</text:p>
          </table:table-cell>
          <table:table-cell office:value-type="float" office:value="0.00264408" calcext:value-type="float">
            <text:p>0.00264408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/>
          <table:table-cell office:value-type="float" office:value="0.163219" calcext:value-type="float">
            <text:p>0.163219</text:p>
          </table:table-cell>
          <table:table-cell office:value-type="float" office:value="0.00225761" calcext:value-type="float">
            <text:p>0.00225761</text:p>
          </table:table-cell>
          <table:table-cell office:value-type="float" office:value="0.0163473" calcext:value-type="float">
            <text:p>0.0163473</text:p>
          </table:table-cell>
          <table:table-cell office:value-type="float" office:value="0.00723115" calcext:value-type="float">
            <text:p>0.00723115</text:p>
          </table:table-cell>
          <table:table-cell office:value-type="float" office:value="0.00255881" calcext:value-type="float">
            <text:p>0.00255881</text:p>
          </table:table-cell>
        </table:table-row>
        <table:table-row table:style-name="ro1">
          <table:table-cell office:value-type="float" office:value="959000" calcext:value-type="float">
            <text:p>959000</text:p>
          </table:table-cell>
          <table:table-cell/>
          <table:table-cell office:value-type="float" office:value="0.162851" calcext:value-type="float">
            <text:p>0.162851</text:p>
          </table:table-cell>
          <table:table-cell office:value-type="float" office:value="0.00229709" calcext:value-type="float">
            <text:p>0.00229709</text:p>
          </table:table-cell>
          <table:table-cell office:value-type="float" office:value="0.0162233" calcext:value-type="float">
            <text:p>0.0162233</text:p>
          </table:table-cell>
          <table:table-cell office:value-type="float" office:value="0.00658296" calcext:value-type="float">
            <text:p>0.00658296</text:p>
          </table:table-cell>
          <table:table-cell office:value-type="float" office:value="0.00257973" calcext:value-type="float">
            <text:p>0.00257973</text:p>
          </table:table-cell>
        </table:table-row>
        <table:table-row table:style-name="ro1">
          <table:table-cell office:value-type="float" office:value="958000" calcext:value-type="float">
            <text:p>958000</text:p>
          </table:table-cell>
          <table:table-cell/>
          <table:table-cell office:value-type="float" office:value="0.162377" calcext:value-type="float">
            <text:p>0.162377</text:p>
          </table:table-cell>
          <table:table-cell office:value-type="float" office:value="0.00236222" calcext:value-type="float">
            <text:p>0.00236222</text:p>
          </table:table-cell>
          <table:table-cell office:value-type="float" office:value="0.0162434" calcext:value-type="float">
            <text:p>0.0162434</text:p>
          </table:table-cell>
          <table:table-cell office:value-type="float" office:value="0.00662046" calcext:value-type="float">
            <text:p>0.00662046</text:p>
          </table:table-cell>
          <table:table-cell office:value-type="float" office:value="0.00249683" calcext:value-type="float">
            <text:p>0.00249683</text:p>
          </table:table-cell>
        </table:table-row>
        <table:table-row table:style-name="ro1">
          <table:table-cell office:value-type="float" office:value="957000" calcext:value-type="float">
            <text:p>957000</text:p>
          </table:table-cell>
          <table:table-cell/>
          <table:table-cell office:value-type="float" office:value="0.15782" calcext:value-type="float">
            <text:p>0.15782</text:p>
          </table:table-cell>
          <table:table-cell office:value-type="float" office:value="0.00238512" calcext:value-type="float">
            <text:p>0.00238512</text:p>
          </table:table-cell>
          <table:table-cell office:value-type="float" office:value="0.0168316" calcext:value-type="float">
            <text:p>0.0168316</text:p>
          </table:table-cell>
          <table:table-cell office:value-type="float" office:value="0.00685731" calcext:value-type="float">
            <text:p>0.00685731</text:p>
          </table:table-cell>
          <table:table-cell office:value-type="float" office:value="0.00253907" calcext:value-type="float">
            <text:p>0.00253907</text:p>
          </table:table-cell>
        </table:table-row>
        <table:table-row table:style-name="ro1">
          <table:table-cell office:value-type="float" office:value="956000" calcext:value-type="float">
            <text:p>956000</text:p>
          </table:table-cell>
          <table:table-cell/>
          <table:table-cell office:value-type="float" office:value="0.16304" calcext:value-type="float">
            <text:p>0.16304</text:p>
          </table:table-cell>
          <table:table-cell office:value-type="float" office:value="0.00230261" calcext:value-type="float">
            <text:p>0.00230261</text:p>
          </table:table-cell>
          <table:table-cell office:value-type="float" office:value="0.0167014" calcext:value-type="float">
            <text:p>0.0167014</text:p>
          </table:table-cell>
          <table:table-cell office:value-type="float" office:value="0.00673533" calcext:value-type="float">
            <text:p>0.00673533</text:p>
          </table:table-cell>
          <table:table-cell office:value-type="float" office:value="0.00253789" calcext:value-type="float">
            <text:p>0.00253789</text:p>
          </table:table-cell>
        </table:table-row>
        <table:table-row table:style-name="ro1">
          <table:table-cell office:value-type="float" office:value="955000" calcext:value-type="float">
            <text:p>955000</text:p>
          </table:table-cell>
          <table:table-cell/>
          <table:table-cell office:value-type="float" office:value="0.164663" calcext:value-type="float">
            <text:p>0.164663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166015" calcext:value-type="float">
            <text:p>0.0166015</text:p>
          </table:table-cell>
          <table:table-cell office:value-type="float" office:value="0.00648466" calcext:value-type="float">
            <text:p>0.00648466</text:p>
          </table:table-cell>
          <table:table-cell office:value-type="float" office:value="0.00255565" calcext:value-type="float">
            <text:p>0.00255565</text:p>
          </table:table-cell>
        </table:table-row>
        <table:table-row table:style-name="ro1">
          <table:table-cell office:value-type="float" office:value="954000" calcext:value-type="float">
            <text:p>954000</text:p>
          </table:table-cell>
          <table:table-cell/>
          <table:table-cell office:value-type="float" office:value="0.171174" calcext:value-type="float">
            <text:p>0.171174</text:p>
          </table:table-cell>
          <table:table-cell office:value-type="float" office:value="0.00228406" calcext:value-type="float">
            <text:p>0.00228406</text:p>
          </table:table-cell>
          <table:table-cell office:value-type="float" office:value="0.0170519" calcext:value-type="float">
            <text:p>0.0170519</text:p>
          </table:table-cell>
          <table:table-cell office:value-type="float" office:value="0.0063994" calcext:value-type="float">
            <text:p>0.0063994</text:p>
          </table:table-cell>
          <table:table-cell office:value-type="float" office:value="0.00259473" calcext:value-type="float">
            <text:p>0.00259473</text:p>
          </table:table-cell>
        </table:table-row>
        <table:table-row table:style-name="ro1">
          <table:table-cell office:value-type="float" office:value="953000" calcext:value-type="float">
            <text:p>953000</text:p>
          </table:table-cell>
          <table:table-cell/>
          <table:table-cell office:value-type="float" office:value="0.156992" calcext:value-type="float">
            <text:p>0.156992</text:p>
          </table:table-cell>
          <table:table-cell office:value-type="float" office:value="0.00227103" calcext:value-type="float">
            <text:p>0.00227103</text:p>
          </table:table-cell>
          <table:table-cell office:value-type="float" office:value="0.0156106" calcext:value-type="float">
            <text:p>0.0156106</text:p>
          </table:table-cell>
          <table:table-cell office:value-type="float" office:value="0.00784262" calcext:value-type="float">
            <text:p>0.00784262</text:p>
          </table:table-cell>
          <table:table-cell office:value-type="float" office:value="0.00253868" calcext:value-type="float">
            <text:p>0.00253868</text:p>
          </table:table-cell>
        </table:table-row>
        <table:table-row table:style-name="ro1">
          <table:table-cell office:value-type="float" office:value="952000" calcext:value-type="float">
            <text:p>952000</text:p>
          </table:table-cell>
          <table:table-cell/>
          <table:table-cell office:value-type="float" office:value="0.161613" calcext:value-type="float">
            <text:p>0.161613</text:p>
          </table:table-cell>
          <table:table-cell office:value-type="float" office:value="0.00228169" calcext:value-type="float">
            <text:p>0.00228169</text:p>
          </table:table-cell>
          <table:table-cell office:value-type="float" office:value="0.0172118" calcext:value-type="float">
            <text:p>0.0172118</text:p>
          </table:table-cell>
          <table:table-cell office:value-type="float" office:value="0.00669625" calcext:value-type="float">
            <text:p>0.00669625</text:p>
          </table:table-cell>
          <table:table-cell office:value-type="float" office:value="0.00268316" calcext:value-type="float">
            <text:p>0.00268316</text:p>
          </table:table-cell>
        </table:table-row>
        <table:table-row table:style-name="ro1">
          <table:table-cell office:value-type="float" office:value="951000" calcext:value-type="float">
            <text:p>951000</text:p>
          </table:table-cell>
          <table:table-cell/>
          <table:table-cell office:value-type="float" office:value="0.164346" calcext:value-type="float">
            <text:p>0.164346</text:p>
          </table:table-cell>
          <table:table-cell office:value-type="float" office:value="0.00229393" calcext:value-type="float">
            <text:p>0.00229393</text:p>
          </table:table-cell>
          <table:table-cell office:value-type="float" office:value="0.0181371" calcext:value-type="float">
            <text:p>0.0181371</text:p>
          </table:table-cell>
          <table:table-cell office:value-type="float" office:value="0.0067906" calcext:value-type="float">
            <text:p>0.0067906</text:p>
          </table:table-cell>
          <table:table-cell office:value-type="float" office:value="0.00258329" calcext:value-type="float">
            <text:p>0.00258329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/>
          <table:table-cell office:value-type="float" office:value="0.165357" calcext:value-type="float">
            <text:p>0.165357</text:p>
          </table:table-cell>
          <table:table-cell office:value-type="float" office:value="0.00227538" calcext:value-type="float">
            <text:p>0.00227538</text:p>
          </table:table-cell>
          <table:table-cell office:value-type="float" office:value="0.0181316" calcext:value-type="float">
            <text:p>0.0181316</text:p>
          </table:table-cell>
          <table:table-cell office:value-type="float" office:value="0.00663704" calcext:value-type="float">
            <text:p>0.00663704</text:p>
          </table:table-cell>
          <table:table-cell office:value-type="float" office:value="0.00257539" calcext:value-type="float">
            <text:p>0.00257539</text:p>
          </table:table-cell>
        </table:table-row>
        <table:table-row table:style-name="ro1">
          <table:table-cell office:value-type="float" office:value="949000" calcext:value-type="float">
            <text:p>949000</text:p>
          </table:table-cell>
          <table:table-cell/>
          <table:table-cell office:value-type="float" office:value="0.158827" calcext:value-type="float">
            <text:p>0.158827</text:p>
          </table:table-cell>
          <table:table-cell office:value-type="float" office:value="0.00228051" calcext:value-type="float">
            <text:p>0.00228051</text:p>
          </table:table-cell>
          <table:table-cell office:value-type="float" office:value="0.0194236" calcext:value-type="float">
            <text:p>0.0194236</text:p>
          </table:table-cell>
          <table:table-cell office:value-type="float" office:value="0.00659835" calcext:value-type="float">
            <text:p>0.00659835</text:p>
          </table:table-cell>
          <table:table-cell office:value-type="float" office:value="0.00254342" calcext:value-type="float">
            <text:p>0.00254342</text:p>
          </table:table-cell>
        </table:table-row>
        <table:table-row table:style-name="ro1">
          <table:table-cell office:value-type="float" office:value="948000" calcext:value-type="float">
            <text:p>948000</text:p>
          </table:table-cell>
          <table:table-cell/>
          <table:table-cell office:value-type="float" office:value="0.167918" calcext:value-type="float">
            <text:p>0.167918</text:p>
          </table:table-cell>
          <table:table-cell office:value-type="float" office:value="0.00227459" calcext:value-type="float">
            <text:p>0.00227459</text:p>
          </table:table-cell>
          <table:table-cell office:value-type="float" office:value="0.0162608" calcext:value-type="float">
            <text:p>0.0162608</text:p>
          </table:table-cell>
          <table:table-cell office:value-type="float" office:value="0.00674165" calcext:value-type="float">
            <text:p>0.00674165</text:p>
          </table:table-cell>
          <table:table-cell office:value-type="float" office:value="0.00247946" calcext:value-type="float">
            <text:p>0.00247946</text:p>
          </table:table-cell>
        </table:table-row>
        <table:table-row table:style-name="ro1">
          <table:table-cell office:value-type="float" office:value="947000" calcext:value-type="float">
            <text:p>947000</text:p>
          </table:table-cell>
          <table:table-cell/>
          <table:table-cell office:value-type="float" office:value="0.161763" calcext:value-type="float">
            <text:p>0.161763</text:p>
          </table:table-cell>
          <table:table-cell office:value-type="float" office:value="0.00227735" calcext:value-type="float">
            <text:p>0.00227735</text:p>
          </table:table-cell>
          <table:table-cell office:value-type="float" office:value="0.0152708" calcext:value-type="float">
            <text:p>0.0152708</text:p>
          </table:table-cell>
          <table:table-cell office:value-type="float" office:value="0.00668244" calcext:value-type="float">
            <text:p>0.00668244</text:p>
          </table:table-cell>
          <table:table-cell office:value-type="float" office:value="0.00250868" calcext:value-type="float">
            <text:p>0.00250868</text:p>
          </table:table-cell>
        </table:table-row>
        <table:table-row table:style-name="ro1">
          <table:table-cell office:value-type="float" office:value="946000" calcext:value-type="float">
            <text:p>946000</text:p>
          </table:table-cell>
          <table:table-cell/>
          <table:table-cell office:value-type="float" office:value="0.160797" calcext:value-type="float">
            <text:p>0.160797</text:p>
          </table:table-cell>
          <table:table-cell office:value-type="float" office:value="0.00254342" calcext:value-type="float">
            <text:p>0.00254342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0662243" calcext:value-type="float">
            <text:p>0.00662243</text:p>
          </table:table-cell>
          <table:table-cell office:value-type="float" office:value="0.00296857" calcext:value-type="float">
            <text:p>0.00296857</text:p>
          </table:table-cell>
        </table:table-row>
        <table:table-row table:style-name="ro1">
          <table:table-cell office:value-type="float" office:value="945000" calcext:value-type="float">
            <text:p>945000</text:p>
          </table:table-cell>
          <table:table-cell/>
          <table:table-cell office:value-type="float" office:value="0.161724" calcext:value-type="float">
            <text:p>0.161724</text:p>
          </table:table-cell>
          <table:table-cell office:value-type="float" office:value="0.00265671" calcext:value-type="float">
            <text:p>0.00265671</text:p>
          </table:table-cell>
          <table:table-cell office:value-type="float" office:value="0.0173211" calcext:value-type="float">
            <text:p>0.0173211</text:p>
          </table:table-cell>
          <table:table-cell office:value-type="float" office:value="0.00628571" calcext:value-type="float">
            <text:p>0.00628571</text:p>
          </table:table-cell>
          <table:table-cell office:value-type="float" office:value="0.00259355" calcext:value-type="float">
            <text:p>0.00259355</text:p>
          </table:table-cell>
        </table:table-row>
        <table:table-row table:style-name="ro1">
          <table:table-cell office:value-type="float" office:value="944000" calcext:value-type="float">
            <text:p>944000</text:p>
          </table:table-cell>
          <table:table-cell/>
          <table:table-cell office:value-type="float" office:value="0.155474" calcext:value-type="float">
            <text:p>0.155474</text:p>
          </table:table-cell>
          <table:table-cell office:value-type="float" office:value="0.0022959" calcext:value-type="float">
            <text:p>0.0022959</text:p>
          </table:table-cell>
          <table:table-cell office:value-type="float" office:value="0.0160429" calcext:value-type="float">
            <text:p>0.0160429</text:p>
          </table:table-cell>
          <table:table-cell office:value-type="float" office:value="0.00645308" calcext:value-type="float">
            <text:p>0.00645308</text:p>
          </table:table-cell>
          <table:table-cell office:value-type="float" office:value="0.00258881" calcext:value-type="float">
            <text:p>0.00258881</text:p>
          </table:table-cell>
        </table:table-row>
        <table:table-row table:style-name="ro1">
          <table:table-cell office:value-type="float" office:value="943000" calcext:value-type="float">
            <text:p>943000</text:p>
          </table:table-cell>
          <table:table-cell/>
          <table:table-cell office:value-type="float" office:value="0.159366" calcext:value-type="float">
            <text:p>0.159366</text:p>
          </table:table-cell>
          <table:table-cell office:value-type="float" office:value="0.00226393" calcext:value-type="float">
            <text:p>0.00226393</text:p>
          </table:table-cell>
          <table:table-cell office:value-type="float" office:value="0.0163255" calcext:value-type="float">
            <text:p>0.0163255</text:p>
          </table:table-cell>
          <table:table-cell office:value-type="float" office:value="0.00646453" calcext:value-type="float">
            <text:p>0.00646453</text:p>
          </table:table-cell>
          <table:table-cell office:value-type="float" office:value="0.00255447" calcext:value-type="float">
            <text:p>0.00255447</text:p>
          </table:table-cell>
        </table:table-row>
        <table:table-row table:style-name="ro1">
          <table:table-cell office:value-type="float" office:value="942000" calcext:value-type="float">
            <text:p>942000</text:p>
          </table:table-cell>
          <table:table-cell/>
          <table:table-cell office:value-type="float" office:value="0.158498" calcext:value-type="float">
            <text:p>0.158498</text:p>
          </table:table-cell>
          <table:table-cell office:value-type="float" office:value="0.00230932" calcext:value-type="float">
            <text:p>0.00230932</text:p>
          </table:table-cell>
          <table:table-cell office:value-type="float" office:value="0.0154614" calcext:value-type="float">
            <text:p>0.0154614</text:p>
          </table:table-cell>
          <table:table-cell office:value-type="float" office:value="0.00637018" calcext:value-type="float">
            <text:p>0.00637018</text:p>
          </table:table-cell>
          <table:table-cell office:value-type="float" office:value="0.0025821" calcext:value-type="float">
            <text:p>0.0025821</text:p>
          </table:table-cell>
        </table:table-row>
        <table:table-row table:style-name="ro1">
          <table:table-cell office:value-type="float" office:value="941000" calcext:value-type="float">
            <text:p>941000</text:p>
          </table:table-cell>
          <table:table-cell/>
          <table:table-cell office:value-type="float" office:value="0.158073" calcext:value-type="float">
            <text:p>0.158073</text:p>
          </table:table-cell>
          <table:table-cell office:value-type="float" office:value="0.0022584" calcext:value-type="float">
            <text:p>0.0022584</text:p>
          </table:table-cell>
          <table:table-cell office:value-type="float" office:value="0.0162426" calcext:value-type="float">
            <text:p>0.0162426</text:p>
          </table:table-cell>
          <table:table-cell office:value-type="float" office:value="0.00662204" calcext:value-type="float">
            <text:p>0.00662204</text:p>
          </table:table-cell>
          <table:table-cell office:value-type="float" office:value="0.00268948" calcext:value-type="float">
            <text:p>0.00268948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/>
          <table:table-cell office:value-type="float" office:value="0.151747" calcext:value-type="float">
            <text:p>0.151747</text:p>
          </table:table-cell>
          <table:table-cell office:value-type="float" office:value="0.00227774" calcext:value-type="float">
            <text:p>0.00227774</text:p>
          </table:table-cell>
          <table:table-cell office:value-type="float" office:value="0.016395" calcext:value-type="float">
            <text:p>0.016395</text:p>
          </table:table-cell>
          <table:table-cell office:value-type="float" office:value="0.00641479" calcext:value-type="float">
            <text:p>0.00641479</text:p>
          </table:table-cell>
          <table:table-cell office:value-type="float" office:value="0.00260539" calcext:value-type="float">
            <text:p>0.00260539</text:p>
          </table:table-cell>
        </table:table-row>
        <table:table-row table:style-name="ro1">
          <table:table-cell office:value-type="float" office:value="939000" calcext:value-type="float">
            <text:p>939000</text:p>
          </table:table-cell>
          <table:table-cell/>
          <table:table-cell office:value-type="float" office:value="0.15752" calcext:value-type="float">
            <text:p>0.15752</text:p>
          </table:table-cell>
          <table:table-cell office:value-type="float" office:value="0.00227617" calcext:value-type="float">
            <text:p>0.00227617</text:p>
          </table:table-cell>
          <table:table-cell office:value-type="float" office:value="0.0163899" calcext:value-type="float">
            <text:p>0.0163899</text:p>
          </table:table-cell>
          <table:table-cell office:value-type="float" office:value="0.00676336" calcext:value-type="float">
            <text:p>0.00676336</text:p>
          </table:table-cell>
          <table:table-cell office:value-type="float" office:value="0.00262276" calcext:value-type="float">
            <text:p>0.00262276</text:p>
          </table:table-cell>
        </table:table-row>
        <table:table-row table:style-name="ro1">
          <table:table-cell office:value-type="float" office:value="938000" calcext:value-type="float">
            <text:p>938000</text:p>
          </table:table-cell>
          <table:table-cell/>
          <table:table-cell office:value-type="float" office:value="0.158193" calcext:value-type="float">
            <text:p>0.158193</text:p>
          </table:table-cell>
          <table:table-cell office:value-type="float" office:value="0.00225603" calcext:value-type="float">
            <text:p>0.00225603</text:p>
          </table:table-cell>
          <table:table-cell office:value-type="float" office:value="0.0211712" calcext:value-type="float">
            <text:p>0.0211712</text:p>
          </table:table-cell>
          <table:table-cell office:value-type="float" office:value="0.00645979" calcext:value-type="float">
            <text:p>0.00645979</text:p>
          </table:table-cell>
          <table:table-cell office:value-type="float" office:value="0.00257973" calcext:value-type="float">
            <text:p>0.00257973</text:p>
          </table:table-cell>
        </table:table-row>
        <table:table-row table:style-name="ro1">
          <table:table-cell office:value-type="float" office:value="937000" calcext:value-type="float">
            <text:p>937000</text:p>
          </table:table-cell>
          <table:table-cell/>
          <table:table-cell office:value-type="float" office:value="0.158693" calcext:value-type="float">
            <text:p>0.158693</text:p>
          </table:table-cell>
          <table:table-cell office:value-type="float" office:value="0.00262987" calcext:value-type="float">
            <text:p>0.00262987</text:p>
          </table:table-cell>
          <table:table-cell office:value-type="float" office:value="0.0182859" calcext:value-type="float">
            <text:p>0.0182859</text:p>
          </table:table-cell>
          <table:table-cell office:value-type="float" office:value="0.007498" calcext:value-type="float">
            <text:p>0.007498</text:p>
          </table:table-cell>
          <table:table-cell office:value-type="float" office:value="0.00255763" calcext:value-type="float">
            <text:p>0.00255763</text:p>
          </table:table-cell>
        </table:table-row>
        <table:table-row table:style-name="ro1">
          <table:table-cell office:value-type="float" office:value="936000" calcext:value-type="float">
            <text:p>936000</text:p>
          </table:table-cell>
          <table:table-cell/>
          <table:table-cell office:value-type="float" office:value="0.151556" calcext:value-type="float">
            <text:p>0.151556</text:p>
          </table:table-cell>
          <table:table-cell office:value-type="float" office:value="0.0022959" calcext:value-type="float">
            <text:p>0.0022959</text:p>
          </table:table-cell>
          <table:table-cell office:value-type="float" office:value="0.016082" calcext:value-type="float">
            <text:p>0.016082</text:p>
          </table:table-cell>
          <table:table-cell office:value-type="float" office:value="0.0085595" calcext:value-type="float">
            <text:p>0.0085595</text:p>
          </table:table-cell>
          <table:table-cell office:value-type="float" office:value="0.00250394" calcext:value-type="float">
            <text:p>0.00250394</text:p>
          </table:table-cell>
        </table:table-row>
        <table:table-row table:style-name="ro1">
          <table:table-cell office:value-type="float" office:value="935000" calcext:value-type="float">
            <text:p>935000</text:p>
          </table:table-cell>
          <table:table-cell/>
          <table:table-cell office:value-type="float" office:value="0.159514" calcext:value-type="float">
            <text:p>0.159514</text:p>
          </table:table-cell>
          <table:table-cell office:value-type="float" office:value="0.00228801" calcext:value-type="float">
            <text:p>0.00228801</text:p>
          </table:table-cell>
          <table:table-cell office:value-type="float" office:value="0.0168794" calcext:value-type="float">
            <text:p>0.0168794</text:p>
          </table:table-cell>
          <table:table-cell office:value-type="float" office:value="0.00895386" calcext:value-type="float">
            <text:p>0.00895386</text:p>
          </table:table-cell>
          <table:table-cell office:value-type="float" office:value="0.0029137" calcext:value-type="float">
            <text:p>0.0029137</text:p>
          </table:table-cell>
        </table:table-row>
        <table:table-row table:style-name="ro1">
          <table:table-cell office:value-type="float" office:value="934000" calcext:value-type="float">
            <text:p>934000</text:p>
          </table:table-cell>
          <table:table-cell/>
          <table:table-cell office:value-type="float" office:value="0.157149" calcext:value-type="float">
            <text:p>0.157149</text:p>
          </table:table-cell>
          <table:table-cell office:value-type="float" office:value="0.00226077" calcext:value-type="float">
            <text:p>0.00226077</text:p>
          </table:table-cell>
          <table:table-cell office:value-type="float" office:value="0.0166362" calcext:value-type="float">
            <text:p>0.0166362</text:p>
          </table:table-cell>
          <table:table-cell office:value-type="float" office:value="0.0103422" calcext:value-type="float">
            <text:p>0.0103422</text:p>
          </table:table-cell>
          <table:table-cell office:value-type="float" office:value="0.00253197" calcext:value-type="float">
            <text:p>0.00253197</text:p>
          </table:table-cell>
        </table:table-row>
        <table:table-row table:style-name="ro1">
          <table:table-cell office:value-type="float" office:value="933000" calcext:value-type="float">
            <text:p>933000</text:p>
          </table:table-cell>
          <table:table-cell/>
          <table:table-cell office:value-type="float" office:value="0.155115" calcext:value-type="float">
            <text:p>0.155115</text:p>
          </table:table-cell>
          <table:table-cell office:value-type="float" office:value="0.0022588" calcext:value-type="float">
            <text:p>0.0022588</text:p>
          </table:table-cell>
          <table:table-cell office:value-type="float" office:value="0.0156501" calcext:value-type="float">
            <text:p>0.0156501</text:p>
          </table:table-cell>
          <table:table-cell office:value-type="float" office:value="0.00758169" calcext:value-type="float">
            <text:p>0.00758169</text:p>
          </table:table-cell>
          <table:table-cell office:value-type="float" office:value="0.00252052" calcext:value-type="float">
            <text:p>0.00252052</text:p>
          </table:table-cell>
        </table:table-row>
        <table:table-row table:style-name="ro1">
          <table:table-cell office:value-type="float" office:value="932000" calcext:value-type="float">
            <text:p>932000</text:p>
          </table:table-cell>
          <table:table-cell/>
          <table:table-cell office:value-type="float" office:value="0.159706" calcext:value-type="float">
            <text:p>0.159706</text:p>
          </table:table-cell>
          <table:table-cell office:value-type="float" office:value="0.00228643" calcext:value-type="float">
            <text:p>0.00228643</text:p>
          </table:table-cell>
          <table:table-cell office:value-type="float" office:value="0.0158621" calcext:value-type="float">
            <text:p>0.0158621</text:p>
          </table:table-cell>
          <table:table-cell office:value-type="float" office:value="0.00675507" calcext:value-type="float">
            <text:p>0.00675507</text:p>
          </table:table-cell>
          <table:table-cell office:value-type="float" office:value="0.00254657" calcext:value-type="float">
            <text:p>0.00254657</text:p>
          </table:table-cell>
        </table:table-row>
        <table:table-row table:style-name="ro1">
          <table:table-cell office:value-type="float" office:value="931000" calcext:value-type="float">
            <text:p>931000</text:p>
          </table:table-cell>
          <table:table-cell/>
          <table:table-cell office:value-type="float" office:value="0.15859" calcext:value-type="float">
            <text:p>0.15859</text:p>
          </table:table-cell>
          <table:table-cell office:value-type="float" office:value="0.00239459" calcext:value-type="float">
            <text:p>0.00239459</text:p>
          </table:table-cell>
          <table:table-cell office:value-type="float" office:value="0.0161057" calcext:value-type="float">
            <text:p>0.0161057</text:p>
          </table:table-cell>
          <table:table-cell office:value-type="float" office:value="0.00665875" calcext:value-type="float">
            <text:p>0.00665875</text:p>
          </table:table-cell>
          <table:table-cell office:value-type="float" office:value="0.00253197" calcext:value-type="float">
            <text:p>0.0025319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/>
          <table:table-cell office:value-type="float" office:value="0.154482" calcext:value-type="float">
            <text:p>0.154482</text:p>
          </table:table-cell>
          <table:table-cell office:value-type="float" office:value="0.00223037" calcext:value-type="float">
            <text:p>0.00223037</text:p>
          </table:table-cell>
          <table:table-cell office:value-type="float" office:value="0.0152273" calcext:value-type="float">
            <text:p>0.0152273</text:p>
          </table:table-cell>
          <table:table-cell office:value-type="float" office:value="0.00666112" calcext:value-type="float">
            <text:p>0.00666112</text:p>
          </table:table-cell>
          <table:table-cell office:value-type="float" office:value="0.00253907" calcext:value-type="float">
            <text:p>0.00253907</text:p>
          </table:table-cell>
        </table:table-row>
        <table:table-row table:style-name="ro1">
          <table:table-cell office:value-type="float" office:value="929000" calcext:value-type="float">
            <text:p>929000</text:p>
          </table:table-cell>
          <table:table-cell/>
          <table:table-cell office:value-type="float" office:value="0.15123" calcext:value-type="float">
            <text:p>0.15123</text:p>
          </table:table-cell>
          <table:table-cell office:value-type="float" office:value="0.00230064" calcext:value-type="float">
            <text:p>0.00230064</text:p>
          </table:table-cell>
          <table:table-cell office:value-type="float" office:value="0.015868" calcext:value-type="float">
            <text:p>0.015868</text:p>
          </table:table-cell>
          <table:table-cell office:value-type="float" office:value="0.00648624" calcext:value-type="float">
            <text:p>0.00648624</text:p>
          </table:table-cell>
          <table:table-cell office:value-type="float" office:value="0.00251499" calcext:value-type="float">
            <text:p>0.00251499</text:p>
          </table:table-cell>
        </table:table-row>
        <table:table-row table:style-name="ro1">
          <table:table-cell office:value-type="float" office:value="928000" calcext:value-type="float">
            <text:p>928000</text:p>
          </table:table-cell>
          <table:table-cell/>
          <table:table-cell office:value-type="float" office:value="0.158317" calcext:value-type="float">
            <text:p>0.158317</text:p>
          </table:table-cell>
          <table:table-cell office:value-type="float" office:value="0.00222761" calcext:value-type="float">
            <text:p>0.00222761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0605556" calcext:value-type="float">
            <text:p>0.00605556</text:p>
          </table:table-cell>
          <table:table-cell office:value-type="float" office:value="0.0025746" calcext:value-type="float">
            <text:p>0.0025746</text:p>
          </table:table-cell>
        </table:table-row>
        <table:table-row table:style-name="ro1">
          <table:table-cell office:value-type="float" office:value="927000" calcext:value-type="float">
            <text:p>927000</text:p>
          </table:table-cell>
          <table:table-cell/>
          <table:table-cell office:value-type="float" office:value="0.157533" calcext:value-type="float">
            <text:p>0.157533</text:p>
          </table:table-cell>
          <table:table-cell office:value-type="float" office:value="0.00229156" calcext:value-type="float">
            <text:p>0.00229156</text:p>
          </table:table-cell>
          <table:table-cell office:value-type="float" office:value="0.0166954" calcext:value-type="float">
            <text:p>0.0166954</text:p>
          </table:table-cell>
          <table:table-cell office:value-type="float" office:value="0.00606188" calcext:value-type="float">
            <text:p>0.00606188</text:p>
          </table:table-cell>
          <table:table-cell office:value-type="float" office:value="0.00294251" calcext:value-type="float">
            <text:p>0.00294251</text:p>
          </table:table-cell>
        </table:table-row>
        <table:table-row table:style-name="ro1">
          <table:table-cell office:value-type="float" office:value="926000" calcext:value-type="float">
            <text:p>926000</text:p>
          </table:table-cell>
          <table:table-cell/>
          <table:table-cell office:value-type="float" office:value="0.160825" calcext:value-type="float">
            <text:p>0.160825</text:p>
          </table:table-cell>
          <table:table-cell office:value-type="float" office:value="0.00225998" calcext:value-type="float">
            <text:p>0.00225998</text:p>
          </table:table-cell>
          <table:table-cell office:value-type="float" office:value="0.0172951" calcext:value-type="float">
            <text:p>0.0172951</text:p>
          </table:table-cell>
          <table:table-cell office:value-type="float" office:value="0.00629873" calcext:value-type="float">
            <text:p>0.00629873</text:p>
          </table:table-cell>
          <table:table-cell office:value-type="float" office:value="0.00256434" calcext:value-type="float">
            <text:p>0.00256434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/>
          <table:table-cell office:value-type="float" office:value="0.150568" calcext:value-type="float">
            <text:p>0.150568</text:p>
          </table:table-cell>
          <table:table-cell office:value-type="float" office:value="0.00265868" calcext:value-type="float">
            <text:p>0.00265868</text:p>
          </table:table-cell>
          <table:table-cell office:value-type="float" office:value="0.0197962" calcext:value-type="float">
            <text:p>0.0197962</text:p>
          </table:table-cell>
          <table:table-cell office:value-type="float" office:value="0.00596516" calcext:value-type="float">
            <text:p>0.00596516</text:p>
          </table:table-cell>
          <table:table-cell office:value-type="float" office:value="0.00250947" calcext:value-type="float">
            <text:p>0.00250947</text:p>
          </table:table-cell>
        </table:table-row>
        <table:table-row table:style-name="ro1">
          <table:table-cell office:value-type="float" office:value="924000" calcext:value-type="float">
            <text:p>924000</text:p>
          </table:table-cell>
          <table:table-cell/>
          <table:table-cell office:value-type="float" office:value="0.155453" calcext:value-type="float">
            <text:p>0.155453</text:p>
          </table:table-cell>
          <table:table-cell office:value-type="float" office:value="0.00224695" calcext:value-type="float">
            <text:p>0.00224695</text:p>
          </table:table-cell>
          <table:table-cell office:value-type="float" office:value="0.018655" calcext:value-type="float">
            <text:p>0.018655</text:p>
          </table:table-cell>
          <table:table-cell office:value-type="float" office:value="0.00623794" calcext:value-type="float">
            <text:p>0.00623794</text:p>
          </table:table-cell>
          <table:table-cell office:value-type="float" office:value="0.00257263" calcext:value-type="float">
            <text:p>0.00257263</text:p>
          </table:table-cell>
        </table:table-row>
        <table:table-row table:style-name="ro1">
          <table:table-cell office:value-type="float" office:value="923000" calcext:value-type="float">
            <text:p>923000</text:p>
          </table:table-cell>
          <table:table-cell/>
          <table:table-cell office:value-type="float" office:value="0.155593" calcext:value-type="float">
            <text:p>0.155593</text:p>
          </table:table-cell>
          <table:table-cell office:value-type="float" office:value="0.00223156" calcext:value-type="float">
            <text:p>0.00223156</text:p>
          </table:table-cell>
          <table:table-cell office:value-type="float" office:value="0.0169461" calcext:value-type="float">
            <text:p>0.0169461</text:p>
          </table:table-cell>
          <table:table-cell office:value-type="float" office:value="0.00611991" calcext:value-type="float">
            <text:p>0.00611991</text:p>
          </table:table-cell>
          <table:table-cell office:value-type="float" office:value="0.0027475" calcext:value-type="float">
            <text:p>0.0027475</text:p>
          </table:table-cell>
        </table:table-row>
        <table:table-row table:style-name="ro1">
          <table:table-cell office:value-type="float" office:value="922000" calcext:value-type="float">
            <text:p>922000</text:p>
          </table:table-cell>
          <table:table-cell/>
          <table:table-cell office:value-type="float" office:value="0.155875" calcext:value-type="float">
            <text:p>0.155875</text:p>
          </table:table-cell>
          <table:table-cell office:value-type="float" office:value="0.00227222" calcext:value-type="float">
            <text:p>0.00227222</text:p>
          </table:table-cell>
          <table:table-cell office:value-type="float" office:value="0.0162604" calcext:value-type="float">
            <text:p>0.0162604</text:p>
          </table:table-cell>
          <table:table-cell office:value-type="float" office:value="0.00597187" calcext:value-type="float">
            <text:p>0.00597187</text:p>
          </table:table-cell>
          <table:table-cell office:value-type="float" office:value="0.00250236" calcext:value-type="float">
            <text:p>0.00250236</text:p>
          </table:table-cell>
        </table:table-row>
        <table:table-row table:style-name="ro1">
          <table:table-cell office:value-type="float" office:value="921000" calcext:value-type="float">
            <text:p>921000</text:p>
          </table:table-cell>
          <table:table-cell/>
          <table:table-cell office:value-type="float" office:value="0.154735" calcext:value-type="float">
            <text:p>0.154735</text:p>
          </table:table-cell>
          <table:table-cell office:value-type="float" office:value="0.00231288" calcext:value-type="float">
            <text:p>0.00231288</text:p>
          </table:table-cell>
          <table:table-cell office:value-type="float" office:value="0.0156347" calcext:value-type="float">
            <text:p>0.0156347</text:p>
          </table:table-cell>
          <table:table-cell office:value-type="float" office:value="0.00658651" calcext:value-type="float">
            <text:p>0.00658651</text:p>
          </table:table-cell>
          <table:table-cell office:value-type="float" office:value="0.0025217" calcext:value-type="float">
            <text:p>0.002521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/>
          <table:table-cell office:value-type="float" office:value="0.154475" calcext:value-type="float">
            <text:p>0.154475</text:p>
          </table:table-cell>
          <table:table-cell office:value-type="float" office:value="0.00221932" calcext:value-type="float">
            <text:p>0.00221932</text:p>
          </table:table-cell>
          <table:table-cell office:value-type="float" office:value="0.0157508" calcext:value-type="float">
            <text:p>0.0157508</text:p>
          </table:table-cell>
          <table:table-cell office:value-type="float" office:value="0.00602635" calcext:value-type="float">
            <text:p>0.00602635</text:p>
          </table:table-cell>
          <table:table-cell office:value-type="float" office:value="0.00248025" calcext:value-type="float">
            <text:p>0.00248025</text:p>
          </table:table-cell>
        </table:table-row>
        <table:table-row table:style-name="ro1">
          <table:table-cell office:value-type="float" office:value="919000" calcext:value-type="float">
            <text:p>919000</text:p>
          </table:table-cell>
          <table:table-cell/>
          <table:table-cell office:value-type="float" office:value="0.161512" calcext:value-type="float">
            <text:p>0.161512</text:p>
          </table:table-cell>
          <table:table-cell office:value-type="float" office:value="0.00227577" calcext:value-type="float">
            <text:p>0.00227577</text:p>
          </table:table-cell>
          <table:table-cell office:value-type="float" office:value="0.0172359" calcext:value-type="float">
            <text:p>0.0172359</text:p>
          </table:table-cell>
          <table:table-cell office:value-type="float" office:value="0.00621781" calcext:value-type="float">
            <text:p>0.00621781</text:p>
          </table:table-cell>
          <table:table-cell office:value-type="float" office:value="0.00251499" calcext:value-type="float">
            <text:p>0.00251499</text:p>
          </table:table-cell>
        </table:table-row>
        <table:table-row table:style-name="ro1">
          <table:table-cell office:value-type="float" office:value="918000" calcext:value-type="float">
            <text:p>918000</text:p>
          </table:table-cell>
          <table:table-cell/>
          <table:table-cell office:value-type="float" office:value="0.149352" calcext:value-type="float">
            <text:p>0.149352</text:p>
          </table:table-cell>
          <table:table-cell office:value-type="float" office:value="0.00227498" calcext:value-type="float">
            <text:p>0.00227498</text:p>
          </table:table-cell>
          <table:table-cell office:value-type="float" office:value="0.015765" calcext:value-type="float">
            <text:p>0.015765</text:p>
          </table:table-cell>
          <table:table-cell office:value-type="float" office:value="0.00682139" calcext:value-type="float">
            <text:p>0.00682139</text:p>
          </table:table-cell>
          <table:table-cell office:value-type="float" office:value="0.00257421" calcext:value-type="float">
            <text:p>0.00257421</text:p>
          </table:table-cell>
        </table:table-row>
        <table:table-row table:style-name="ro1">
          <table:table-cell office:value-type="float" office:value="917000" calcext:value-type="float">
            <text:p>917000</text:p>
          </table:table-cell>
          <table:table-cell/>
          <table:table-cell office:value-type="float" office:value="0.159639" calcext:value-type="float">
            <text:p>0.159639</text:p>
          </table:table-cell>
          <table:table-cell office:value-type="float" office:value="0.00224301" calcext:value-type="float">
            <text:p>0.00224301</text:p>
          </table:table-cell>
          <table:table-cell office:value-type="float" office:value="0.015189" calcext:value-type="float">
            <text:p>0.015189</text:p>
          </table:table-cell>
          <table:table-cell office:value-type="float" office:value="0.00618149" calcext:value-type="float">
            <text:p>0.00618149</text:p>
          </table:table-cell>
          <table:table-cell office:value-type="float" office:value="0.00253947" calcext:value-type="float">
            <text:p>0.00253947</text:p>
          </table:table-cell>
        </table:table-row>
        <table:table-row table:style-name="ro1">
          <table:table-cell office:value-type="float" office:value="916000" calcext:value-type="float">
            <text:p>916000</text:p>
          </table:table-cell>
          <table:table-cell/>
          <table:table-cell office:value-type="float" office:value="0.155302" calcext:value-type="float">
            <text:p>0.155302</text:p>
          </table:table-cell>
          <table:table-cell office:value-type="float" office:value="0.00285843" calcext:value-type="float">
            <text:p>0.00285843</text:p>
          </table:table-cell>
          <table:table-cell office:value-type="float" office:value="0.0157295" calcext:value-type="float">
            <text:p>0.0157295</text:p>
          </table:table-cell>
          <table:table-cell office:value-type="float" office:value="0.00646019" calcext:value-type="float">
            <text:p>0.00646019</text:p>
          </table:table-cell>
          <table:table-cell office:value-type="float" office:value="0.0026346" calcext:value-type="float">
            <text:p>0.0026346</text:p>
          </table:table-cell>
        </table:table-row>
        <table:table-row table:style-name="ro1">
          <table:table-cell office:value-type="float" office:value="915000" calcext:value-type="float">
            <text:p>915000</text:p>
          </table:table-cell>
          <table:table-cell/>
          <table:table-cell office:value-type="float" office:value="0.154594" calcext:value-type="float">
            <text:p>0.154594</text:p>
          </table:table-cell>
          <table:table-cell office:value-type="float" office:value="0.00311858" calcext:value-type="float">
            <text:p>0.00311858</text:p>
          </table:table-cell>
          <table:table-cell office:value-type="float" office:value="0.0157484" calcext:value-type="float">
            <text:p>0.0157484</text:p>
          </table:table-cell>
          <table:table-cell office:value-type="float" office:value="0.00594424" calcext:value-type="float">
            <text:p>0.00594424</text:p>
          </table:table-cell>
          <table:table-cell office:value-type="float" office:value="0.00260026" calcext:value-type="float">
            <text:p>0.00260026</text:p>
          </table:table-cell>
        </table:table-row>
        <table:table-row table:style-name="ro1">
          <table:table-cell office:value-type="float" office:value="914000" calcext:value-type="float">
            <text:p>914000</text:p>
          </table:table-cell>
          <table:table-cell/>
          <table:table-cell office:value-type="float" office:value="0.149124" calcext:value-type="float">
            <text:p>0.149124</text:p>
          </table:table-cell>
          <table:table-cell office:value-type="float" office:value="0.00254381" calcext:value-type="float">
            <text:p>0.00254381</text:p>
          </table:table-cell>
          <table:table-cell office:value-type="float" office:value="0.0154717" calcext:value-type="float">
            <text:p>0.0154717</text:p>
          </table:table-cell>
          <table:table-cell office:value-type="float" office:value="0.00648229" calcext:value-type="float">
            <text:p>0.00648229</text:p>
          </table:table-cell>
          <table:table-cell office:value-type="float" office:value="0.00280514" calcext:value-type="float">
            <text:p>0.00280514</text:p>
          </table:table-cell>
        </table:table-row>
        <table:table-row table:style-name="ro1">
          <table:table-cell office:value-type="float" office:value="913000" calcext:value-type="float">
            <text:p>913000</text:p>
          </table:table-cell>
          <table:table-cell/>
          <table:table-cell office:value-type="float" office:value="0.151343" calcext:value-type="float">
            <text:p>0.151343</text:p>
          </table:table-cell>
          <table:table-cell office:value-type="float" office:value="0.0024617" calcext:value-type="float">
            <text:p>0.0024617</text:p>
          </table:table-cell>
          <table:table-cell office:value-type="float" office:value="0.0155637" calcext:value-type="float">
            <text:p>0.0155637</text:p>
          </table:table-cell>
          <table:table-cell office:value-type="float" office:value="0.00631373" calcext:value-type="float">
            <text:p>0.00631373</text:p>
          </table:table-cell>
          <table:table-cell office:value-type="float" office:value="0.00247236" calcext:value-type="float">
            <text:p>0.00247236</text:p>
          </table:table-cell>
        </table:table-row>
        <table:table-row table:style-name="ro1">
          <table:table-cell office:value-type="float" office:value="912000" calcext:value-type="float">
            <text:p>912000</text:p>
          </table:table-cell>
          <table:table-cell/>
          <table:table-cell office:value-type="float" office:value="0.152657" calcext:value-type="float">
            <text:p>0.152657</text:p>
          </table:table-cell>
          <table:table-cell office:value-type="float" office:value="0.00246762" calcext:value-type="float">
            <text:p>0.00246762</text:p>
          </table:table-cell>
          <table:table-cell office:value-type="float" office:value="0.0180498" calcext:value-type="float">
            <text:p>0.0180498</text:p>
          </table:table-cell>
          <table:table-cell office:value-type="float" office:value="0.00624623" calcext:value-type="float">
            <text:p>0.00624623</text:p>
          </table:table-cell>
          <table:table-cell office:value-type="float" office:value="0.00255644" calcext:value-type="float">
            <text:p>0.00255644</text:p>
          </table:table-cell>
        </table:table-row>
        <table:table-row table:style-name="ro1">
          <table:table-cell office:value-type="float" office:value="911000" calcext:value-type="float">
            <text:p>911000</text:p>
          </table:table-cell>
          <table:table-cell/>
          <table:table-cell office:value-type="float" office:value="0.149585" calcext:value-type="float">
            <text:p>0.149585</text:p>
          </table:table-cell>
          <table:table-cell office:value-type="float" office:value="0.00279369" calcext:value-type="float">
            <text:p>0.00279369</text:p>
          </table:table-cell>
          <table:table-cell office:value-type="float" office:value="0.01858" calcext:value-type="float">
            <text:p>0.01858</text:p>
          </table:table-cell>
          <table:table-cell office:value-type="float" office:value="0.00656282" calcext:value-type="float">
            <text:p>0.00656282</text:p>
          </table:table-cell>
          <table:table-cell office:value-type="float" office:value="0.00258486" calcext:value-type="float">
            <text:p>0.00258486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/>
          <table:table-cell office:value-type="float" office:value="0.150392" calcext:value-type="float">
            <text:p>0.150392</text:p>
          </table:table-cell>
          <table:table-cell office:value-type="float" office:value="0.00259197" calcext:value-type="float">
            <text:p>0.00259197</text:p>
          </table:table-cell>
          <table:table-cell office:value-type="float" office:value="0.0167977" calcext:value-type="float">
            <text:p>0.0167977</text:p>
          </table:table-cell>
          <table:table-cell office:value-type="float" office:value="0.00584318" calcext:value-type="float">
            <text:p>0.00584318</text:p>
          </table:table-cell>
          <table:table-cell office:value-type="float" office:value="0.0025221" calcext:value-type="float">
            <text:p>0.0025221</text:p>
          </table:table-cell>
        </table:table-row>
        <table:table-row table:style-name="ro1">
          <table:table-cell office:value-type="float" office:value="909000" calcext:value-type="float">
            <text:p>909000</text:p>
          </table:table-cell>
          <table:table-cell/>
          <table:table-cell office:value-type="float" office:value="0.157596" calcext:value-type="float">
            <text:p>0.157596</text:p>
          </table:table-cell>
          <table:table-cell office:value-type="float" office:value="0.00234762" calcext:value-type="float">
            <text:p>0.00234762</text:p>
          </table:table-cell>
          <table:table-cell office:value-type="float" office:value="0.015806" calcext:value-type="float">
            <text:p>0.015806</text:p>
          </table:table-cell>
          <table:table-cell office:value-type="float" office:value="0.00596516" calcext:value-type="float">
            <text:p>0.00596516</text:p>
          </table:table-cell>
          <table:table-cell office:value-type="float" office:value="0.00250631" calcext:value-type="float">
            <text:p>0.00250631</text:p>
          </table:table-cell>
        </table:table-row>
        <table:table-row table:style-name="ro1">
          <table:table-cell office:value-type="float" office:value="908000" calcext:value-type="float">
            <text:p>908000</text:p>
          </table:table-cell>
          <table:table-cell/>
          <table:table-cell office:value-type="float" office:value="0.152006" calcext:value-type="float">
            <text:p>0.152006</text:p>
          </table:table-cell>
          <table:table-cell office:value-type="float" office:value="0.00227695" calcext:value-type="float">
            <text:p>0.00227695</text:p>
          </table:table-cell>
          <table:table-cell office:value-type="float" office:value="0.0155309" calcext:value-type="float">
            <text:p>0.0155309</text:p>
          </table:table-cell>
          <table:table-cell office:value-type="float" office:value="0.00868425" calcext:value-type="float">
            <text:p>0.00868425</text:p>
          </table:table-cell>
          <table:table-cell office:value-type="float" office:value="0.00256118" calcext:value-type="float">
            <text:p>0.00256118</text:p>
          </table:table-cell>
        </table:table-row>
        <table:table-row table:style-name="ro1">
          <table:table-cell office:value-type="float" office:value="907000" calcext:value-type="float">
            <text:p>907000</text:p>
          </table:table-cell>
          <table:table-cell/>
          <table:table-cell office:value-type="float" office:value="0.147775" calcext:value-type="float">
            <text:p>0.147775</text:p>
          </table:table-cell>
          <table:table-cell office:value-type="float" office:value="0.00226432" calcext:value-type="float">
            <text:p>0.00226432</text:p>
          </table:table-cell>
          <table:table-cell office:value-type="float" office:value="0.0158921" calcext:value-type="float">
            <text:p>0.0158921</text:p>
          </table:table-cell>
          <table:table-cell office:value-type="float" office:value="0.00800171" calcext:value-type="float">
            <text:p>0.00800171</text:p>
          </table:table-cell>
          <table:table-cell office:value-type="float" office:value="0.00262039" calcext:value-type="float">
            <text:p>0.00262039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/>
          <table:table-cell office:value-type="float" office:value="0.149853" calcext:value-type="float">
            <text:p>0.149853</text:p>
          </table:table-cell>
          <table:table-cell office:value-type="float" office:value="0.002228" calcext:value-type="float">
            <text:p>0.002228</text:p>
          </table:table-cell>
          <table:table-cell office:value-type="float" office:value="0.0149688" calcext:value-type="float">
            <text:p>0.0149688</text:p>
          </table:table-cell>
          <table:table-cell office:value-type="float" office:value="0.00832739" calcext:value-type="float">
            <text:p>0.00832739</text:p>
          </table:table-cell>
          <table:table-cell office:value-type="float" office:value="0.00260816" calcext:value-type="float">
            <text:p>0.00260816</text:p>
          </table:table-cell>
        </table:table-row>
        <table:table-row table:style-name="ro1">
          <table:table-cell office:value-type="float" office:value="905000" calcext:value-type="float">
            <text:p>905000</text:p>
          </table:table-cell>
          <table:table-cell/>
          <table:table-cell office:value-type="float" office:value="0.152147" calcext:value-type="float">
            <text:p>0.152147</text:p>
          </table:table-cell>
          <table:table-cell office:value-type="float" office:value="0.00229117" calcext:value-type="float">
            <text:p>0.00229117</text:p>
          </table:table-cell>
          <table:table-cell office:value-type="float" office:value="0.0154133" calcext:value-type="float">
            <text:p>0.0154133</text:p>
          </table:table-cell>
          <table:table-cell office:value-type="float" office:value="0.00907071" calcext:value-type="float">
            <text:p>0.00907071</text:p>
          </table:table-cell>
          <table:table-cell office:value-type="float" office:value="0.00294646" calcext:value-type="float">
            <text:p>0.00294646</text:p>
          </table:table-cell>
        </table:table-row>
        <table:table-row table:style-name="ro1">
          <table:table-cell office:value-type="float" office:value="904000" calcext:value-type="float">
            <text:p>904000</text:p>
          </table:table-cell>
          <table:table-cell/>
          <table:table-cell office:value-type="float" office:value="0.150832" calcext:value-type="float">
            <text:p>0.150832</text:p>
          </table:table-cell>
          <table:table-cell office:value-type="float" office:value="0.00236262" calcext:value-type="float">
            <text:p>0.00236262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00829778" calcext:value-type="float">
            <text:p>0.00829778</text:p>
          </table:table-cell>
          <table:table-cell office:value-type="float" office:value="0.00258131" calcext:value-type="float">
            <text:p>0.00258131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/>
          <table:table-cell office:value-type="float" office:value="0.148111" calcext:value-type="float">
            <text:p>0.148111</text:p>
          </table:table-cell>
          <table:table-cell office:value-type="float" office:value="0.00255842" calcext:value-type="float">
            <text:p>0.00255842</text:p>
          </table:table-cell>
          <table:table-cell office:value-type="float" office:value="0.0188934" calcext:value-type="float">
            <text:p>0.0188934</text:p>
          </table:table-cell>
          <table:table-cell office:value-type="float" office:value="0.00661414" calcext:value-type="float">
            <text:p>0.00661414</text:p>
          </table:table-cell>
          <table:table-cell office:value-type="float" office:value="0.00249328" calcext:value-type="float">
            <text:p>0.00249328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/>
          <table:table-cell office:value-type="float" office:value="0.150061" calcext:value-type="float">
            <text:p>0.150061</text:p>
          </table:table-cell>
          <table:table-cell office:value-type="float" office:value="0.00229196" calcext:value-type="float">
            <text:p>0.00229196</text:p>
          </table:table-cell>
          <table:table-cell office:value-type="float" office:value="0.0167033" calcext:value-type="float">
            <text:p>0.0167033</text:p>
          </table:table-cell>
          <table:table-cell office:value-type="float" office:value="0.00667178" calcext:value-type="float">
            <text:p>0.00667178</text:p>
          </table:table-cell>
          <table:table-cell office:value-type="float" office:value="0.0025071" calcext:value-type="float">
            <text:p>0.0025071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/>
          <table:table-cell office:value-type="float" office:value="0.153865" calcext:value-type="float">
            <text:p>0.153865</text:p>
          </table:table-cell>
          <table:table-cell office:value-type="float" office:value="0.00224853" calcext:value-type="float">
            <text:p>0.00224853</text:p>
          </table:table-cell>
          <table:table-cell office:value-type="float" office:value="0.0154598" calcext:value-type="float">
            <text:p>0.0154598</text:p>
          </table:table-cell>
          <table:table-cell office:value-type="float" office:value="0.00599951" calcext:value-type="float">
            <text:p>0.00599951</text:p>
          </table:table-cell>
          <table:table-cell office:value-type="float" office:value="0.00248894" calcext:value-type="float">
            <text:p>0.0024889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/>
          <table:table-cell office:value-type="float" office:value="0.145321" calcext:value-type="float">
            <text:p>0.145321</text:p>
          </table:table-cell>
          <table:table-cell office:value-type="float" office:value="0.00226432" calcext:value-type="float">
            <text:p>0.00226432</text:p>
          </table:table-cell>
          <table:table-cell office:value-type="float" office:value="0.0166836" calcext:value-type="float">
            <text:p>0.0166836</text:p>
          </table:table-cell>
          <table:table-cell office:value-type="float" office:value="0.00624702" calcext:value-type="float">
            <text:p>0.00624702</text:p>
          </table:table-cell>
          <table:table-cell office:value-type="float" office:value="0.00252999" calcext:value-type="float">
            <text:p>0.00252999</text:p>
          </table:table-cell>
        </table:table-row>
        <table:table-row table:style-name="ro1">
          <table:table-cell office:value-type="float" office:value="899000" calcext:value-type="float">
            <text:p>899000</text:p>
          </table:table-cell>
          <table:table-cell/>
          <table:table-cell office:value-type="float" office:value="0.150952" calcext:value-type="float">
            <text:p>0.150952</text:p>
          </table:table-cell>
          <table:table-cell office:value-type="float" office:value="0.00224814" calcext:value-type="float">
            <text:p>0.00224814</text:p>
          </table:table-cell>
          <table:table-cell office:value-type="float" office:value="0.0181651" calcext:value-type="float">
            <text:p>0.0181651</text:p>
          </table:table-cell>
          <table:table-cell office:value-type="float" office:value="0.00687824" calcext:value-type="float">
            <text:p>0.00687824</text:p>
          </table:table-cell>
          <table:table-cell office:value-type="float" office:value="0.00250986" calcext:value-type="float">
            <text:p>0.00250986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/>
          <table:table-cell office:value-type="float" office:value="0.148329" calcext:value-type="float">
            <text:p>0.148329</text:p>
          </table:table-cell>
          <table:table-cell office:value-type="float" office:value="0.0023263" calcext:value-type="float">
            <text:p>0.0023263</text:p>
          </table:table-cell>
          <table:table-cell office:value-type="float" office:value="0.0172177" calcext:value-type="float">
            <text:p>0.0172177</text:p>
          </table:table-cell>
          <table:table-cell office:value-type="float" office:value="0.00600306" calcext:value-type="float">
            <text:p>0.00600306</text:p>
          </table:table-cell>
          <table:table-cell office:value-type="float" office:value="0.00290225" calcext:value-type="float">
            <text:p>0.00290225</text:p>
          </table:table-cell>
        </table:table-row>
        <table:table-row table:style-name="ro1">
          <table:table-cell office:value-type="float" office:value="897000" calcext:value-type="float">
            <text:p>897000</text:p>
          </table:table-cell>
          <table:table-cell/>
          <table:table-cell office:value-type="float" office:value="0.144925" calcext:value-type="float">
            <text:p>0.144925</text:p>
          </table:table-cell>
          <table:table-cell office:value-type="float" office:value="0.00228643" calcext:value-type="float">
            <text:p>0.00228643</text:p>
          </table:table-cell>
          <table:table-cell office:value-type="float" office:value="0.0161538" calcext:value-type="float">
            <text:p>0.0161538</text:p>
          </table:table-cell>
          <table:table-cell office:value-type="float" office:value="0.00625215" calcext:value-type="float">
            <text:p>0.00625215</text:p>
          </table:table-cell>
          <table:table-cell office:value-type="float" office:value="0.00262592" calcext:value-type="float">
            <text:p>0.00262592</text:p>
          </table:table-cell>
        </table:table-row>
        <table:table-row table:style-name="ro1">
          <table:table-cell office:value-type="float" office:value="896000" calcext:value-type="float">
            <text:p>896000</text:p>
          </table:table-cell>
          <table:table-cell/>
          <table:table-cell office:value-type="float" office:value="0.149505" calcext:value-type="float">
            <text:p>0.149505</text:p>
          </table:table-cell>
          <table:table-cell office:value-type="float" office:value="0.00227419" calcext:value-type="float">
            <text:p>0.00227419</text:p>
          </table:table-cell>
          <table:table-cell office:value-type="float" office:value="0.0151815" calcext:value-type="float">
            <text:p>0.0151815</text:p>
          </table:table-cell>
          <table:table-cell office:value-type="float" office:value="0.00669507" calcext:value-type="float">
            <text:p>0.00669507</text:p>
          </table:table-cell>
          <table:table-cell office:value-type="float" office:value="0.00258842" calcext:value-type="float">
            <text:p>0.00258842</text:p>
          </table:table-cell>
        </table:table-row>
        <table:table-row table:style-name="ro1">
          <table:table-cell office:value-type="float" office:value="895000" calcext:value-type="float">
            <text:p>895000</text:p>
          </table:table-cell>
          <table:table-cell/>
          <table:table-cell office:value-type="float" office:value="0.150422" calcext:value-type="float">
            <text:p>0.150422</text:p>
          </table:table-cell>
          <table:table-cell office:value-type="float" office:value="0.002228" calcext:value-type="float">
            <text:p>0.002228</text:p>
          </table:table-cell>
          <table:table-cell office:value-type="float" office:value="0.0155242" calcext:value-type="float">
            <text:p>0.0155242</text:p>
          </table:table-cell>
          <table:table-cell office:value-type="float" office:value="0.00605319" calcext:value-type="float">
            <text:p>0.00605319</text:p>
          </table:table-cell>
          <table:table-cell office:value-type="float" office:value="0.00255526" calcext:value-type="float">
            <text:p>0.00255526</text:p>
          </table:table-cell>
        </table:table-row>
        <table:table-row table:style-name="ro1">
          <table:table-cell office:value-type="float" office:value="894000" calcext:value-type="float">
            <text:p>894000</text:p>
          </table:table-cell>
          <table:table-cell/>
          <table:table-cell office:value-type="float" office:value="0.146075" calcext:value-type="float">
            <text:p>0.146075</text:p>
          </table:table-cell>
          <table:table-cell office:value-type="float" office:value="0.00222208" calcext:value-type="float">
            <text:p>0.00222208</text:p>
          </table:table-cell>
          <table:table-cell office:value-type="float" office:value="0.0158953" calcext:value-type="float">
            <text:p>0.0158953</text:p>
          </table:table-cell>
          <table:table-cell office:value-type="float" office:value="0.00579739" calcext:value-type="float">
            <text:p>0.00579739</text:p>
          </table:table-cell>
          <table:table-cell office:value-type="float" office:value="0.00256552" calcext:value-type="float">
            <text:p>0.00256552</text:p>
          </table:table-cell>
        </table:table-row>
        <table:table-row table:style-name="ro1">
          <table:table-cell office:value-type="float" office:value="893000" calcext:value-type="float">
            <text:p>893000</text:p>
          </table:table-cell>
          <table:table-cell/>
          <table:table-cell office:value-type="float" office:value="0.146729" calcext:value-type="float">
            <text:p>0.146729</text:p>
          </table:table-cell>
          <table:table-cell office:value-type="float" office:value="0.00220195" calcext:value-type="float">
            <text:p>0.00220195</text:p>
          </table:table-cell>
          <table:table-cell office:value-type="float" office:value="0.0154101" calcext:value-type="float">
            <text:p>0.0154101</text:p>
          </table:table-cell>
          <table:table-cell office:value-type="float" office:value="0.00611201" calcext:value-type="float">
            <text:p>0.00611201</text:p>
          </table:table-cell>
          <table:table-cell office:value-type="float" office:value="0.00256118" calcext:value-type="float">
            <text:p>0.00256118</text:p>
          </table:table-cell>
        </table:table-row>
        <table:table-row table:style-name="ro1">
          <table:table-cell office:value-type="float" office:value="892000" calcext:value-type="float">
            <text:p>892000</text:p>
          </table:table-cell>
          <table:table-cell/>
          <table:table-cell office:value-type="float" office:value="0.149362" calcext:value-type="float">
            <text:p>0.149362</text:p>
          </table:table-cell>
          <table:table-cell office:value-type="float" office:value="0.00221458" calcext:value-type="float">
            <text:p>0.00221458</text:p>
          </table:table-cell>
          <table:table-cell office:value-type="float" office:value="0.0156884" calcext:value-type="float">
            <text:p>0.0156884</text:p>
          </table:table-cell>
          <table:table-cell office:value-type="float" office:value="0.00626084" calcext:value-type="float">
            <text:p>0.00626084</text:p>
          </table:table-cell>
          <table:table-cell office:value-type="float" office:value="0.002575" calcext:value-type="float">
            <text:p>0.002575</text:p>
          </table:table-cell>
        </table:table-row>
        <table:table-row table:style-name="ro1">
          <table:table-cell office:value-type="float" office:value="891000" calcext:value-type="float">
            <text:p>891000</text:p>
          </table:table-cell>
          <table:table-cell/>
          <table:table-cell office:value-type="float" office:value="0.149766" calcext:value-type="float">
            <text:p>0.149766</text:p>
          </table:table-cell>
          <table:table-cell office:value-type="float" office:value="0.00226551" calcext:value-type="float">
            <text:p>0.00226551</text:p>
          </table:table-cell>
          <table:table-cell office:value-type="float" office:value="0.0159312" calcext:value-type="float">
            <text:p>0.0159312</text:p>
          </table:table-cell>
          <table:table-cell office:value-type="float" office:value="0.006866" calcext:value-type="float">
            <text:p>0.006866</text:p>
          </table:table-cell>
          <table:table-cell office:value-type="float" office:value="0.00259908" calcext:value-type="float">
            <text:p>0.00259908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/>
          <table:table-cell office:value-type="float" office:value="0.143651" calcext:value-type="float">
            <text:p>0.143651</text:p>
          </table:table-cell>
          <table:table-cell office:value-type="float" office:value="0.00228485" calcext:value-type="float">
            <text:p>0.00228485</text:p>
          </table:table-cell>
          <table:table-cell office:value-type="float" office:value="0.014518" calcext:value-type="float">
            <text:p>0.014518</text:p>
          </table:table-cell>
          <table:table-cell office:value-type="float" office:value="0.00619215" calcext:value-type="float">
            <text:p>0.00619215</text:p>
          </table:table-cell>
          <table:table-cell office:value-type="float" office:value="0.00298081" calcext:value-type="float">
            <text:p>0.00298081</text:p>
          </table:table-cell>
        </table:table-row>
        <table:table-row table:style-name="ro1">
          <table:table-cell office:value-type="float" office:value="889000" calcext:value-type="float">
            <text:p>889000</text:p>
          </table:table-cell>
          <table:table-cell/>
          <table:table-cell office:value-type="float" office:value="0.152111" calcext:value-type="float">
            <text:p>0.152111</text:p>
          </table:table-cell>
          <table:table-cell office:value-type="float" office:value="0.00225051" calcext:value-type="float">
            <text:p>0.00225051</text:p>
          </table:table-cell>
          <table:table-cell office:value-type="float" office:value="0.0153418" calcext:value-type="float">
            <text:p>0.0153418</text:p>
          </table:table-cell>
          <table:table-cell office:value-type="float" office:value="0.00580173" calcext:value-type="float">
            <text:p>0.00580173</text:p>
          </table:table-cell>
          <table:table-cell office:value-type="float" office:value="0.00260894" calcext:value-type="float">
            <text:p>0.00260894</text:p>
          </table:table-cell>
        </table:table-row>
        <table:table-row table:style-name="ro1">
          <table:table-cell office:value-type="float" office:value="888000" calcext:value-type="float">
            <text:p>888000</text:p>
          </table:table-cell>
          <table:table-cell/>
          <table:table-cell office:value-type="float" office:value="0.148336" calcext:value-type="float">
            <text:p>0.148336</text:p>
          </table:table-cell>
          <table:table-cell office:value-type="float" office:value="0.00230538" calcext:value-type="float">
            <text:p>0.00230538</text:p>
          </table:table-cell>
          <table:table-cell office:value-type="float" office:value="0.0150067" calcext:value-type="float">
            <text:p>0.0150067</text:p>
          </table:table-cell>
          <table:table-cell office:value-type="float" office:value="0.00631887" calcext:value-type="float">
            <text:p>0.00631887</text:p>
          </table:table-cell>
          <table:table-cell office:value-type="float" office:value="0.00254934" calcext:value-type="float">
            <text:p>0.00254934</text:p>
          </table:table-cell>
        </table:table-row>
        <table:table-row table:style-name="ro1">
          <table:table-cell office:value-type="float" office:value="887000" calcext:value-type="float">
            <text:p>887000</text:p>
          </table:table-cell>
          <table:table-cell/>
          <table:table-cell office:value-type="float" office:value="0.142662" calcext:value-type="float">
            <text:p>0.142662</text:p>
          </table:table-cell>
          <table:table-cell office:value-type="float" office:value="0.00222879" calcext:value-type="float">
            <text:p>0.00222879</text:p>
          </table:table-cell>
          <table:table-cell office:value-type="float" office:value="0.0143186" calcext:value-type="float">
            <text:p>0.0143186</text:p>
          </table:table-cell>
          <table:table-cell office:value-type="float" office:value="0.00628452" calcext:value-type="float">
            <text:p>0.00628452</text:p>
          </table:table-cell>
          <table:table-cell office:value-type="float" office:value="0.0025067" calcext:value-type="float">
            <text:p>0.0025067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/>
          <table:table-cell office:value-type="float" office:value="0.153448" calcext:value-type="float">
            <text:p>0.153448</text:p>
          </table:table-cell>
          <table:table-cell office:value-type="float" office:value="0.0022059" calcext:value-type="float">
            <text:p>0.0022059</text:p>
          </table:table-cell>
          <table:table-cell office:value-type="float" office:value="0.0173345" calcext:value-type="float">
            <text:p>0.0173345</text:p>
          </table:table-cell>
          <table:table-cell office:value-type="float" office:value="0.00595806" calcext:value-type="float">
            <text:p>0.00595806</text:p>
          </table:table-cell>
          <table:table-cell office:value-type="float" office:value="0.00254026" calcext:value-type="float">
            <text:p>0.00254026</text:p>
          </table:table-cell>
        </table:table-row>
        <table:table-row table:style-name="ro1">
          <table:table-cell office:value-type="float" office:value="885000" calcext:value-type="float">
            <text:p>885000</text:p>
          </table:table-cell>
          <table:table-cell/>
          <table:table-cell office:value-type="float" office:value="0.15045" calcext:value-type="float">
            <text:p>0.15045</text:p>
          </table:table-cell>
          <table:table-cell office:value-type="float" office:value="0.0022884" calcext:value-type="float">
            <text:p>0.0022884</text:p>
          </table:table-cell>
          <table:table-cell office:value-type="float" office:value="0.0183739" calcext:value-type="float">
            <text:p>0.0183739</text:p>
          </table:table-cell>
          <table:table-cell office:value-type="float" office:value="0.00591306" calcext:value-type="float">
            <text:p>0.00591306</text:p>
          </table:table-cell>
          <table:table-cell office:value-type="float" office:value="0.00254539" calcext:value-type="float">
            <text:p>0.00254539</text:p>
          </table:table-cell>
        </table:table-row>
        <table:table-row table:style-name="ro1">
          <table:table-cell office:value-type="float" office:value="884000" calcext:value-type="float">
            <text:p>884000</text:p>
          </table:table-cell>
          <table:table-cell/>
          <table:table-cell office:value-type="float" office:value="0.142821" calcext:value-type="float">
            <text:p>0.142821</text:p>
          </table:table-cell>
          <table:table-cell office:value-type="float" office:value="0.00255842" calcext:value-type="float">
            <text:p>0.00255842</text:p>
          </table:table-cell>
          <table:table-cell office:value-type="float" office:value="0.0168135" calcext:value-type="float">
            <text:p>0.0168135</text:p>
          </table:table-cell>
          <table:table-cell office:value-type="float" office:value="0.00571489" calcext:value-type="float">
            <text:p>0.00571489</text:p>
          </table:table-cell>
          <table:table-cell office:value-type="float" office:value="0.00260065" calcext:value-type="float">
            <text:p>0.00260065</text:p>
          </table:table-cell>
        </table:table-row>
        <table:table-row table:style-name="ro1">
          <table:table-cell office:value-type="float" office:value="883000" calcext:value-type="float">
            <text:p>883000</text:p>
          </table:table-cell>
          <table:table-cell/>
          <table:table-cell office:value-type="float" office:value="0.148212" calcext:value-type="float">
            <text:p>0.148212</text:p>
          </table:table-cell>
          <table:table-cell office:value-type="float" office:value="0.0023867" calcext:value-type="float">
            <text:p>0.0023867</text:p>
          </table:table-cell>
          <table:table-cell office:value-type="float" office:value="0.0152865" calcext:value-type="float">
            <text:p>0.0152865</text:p>
          </table:table-cell>
          <table:table-cell office:value-type="float" office:value="0.00673533" calcext:value-type="float">
            <text:p>0.00673533</text:p>
          </table:table-cell>
          <table:table-cell office:value-type="float" office:value="0.00253986" calcext:value-type="float">
            <text:p>0.00253986</text:p>
          </table:table-cell>
        </table:table-row>
        <table:table-row table:style-name="ro1">
          <table:table-cell office:value-type="float" office:value="882000" calcext:value-type="float">
            <text:p>882000</text:p>
          </table:table-cell>
          <table:table-cell/>
          <table:table-cell office:value-type="float" office:value="0.146495" calcext:value-type="float">
            <text:p>0.146495</text:p>
          </table:table-cell>
          <table:table-cell office:value-type="float" office:value="0.00232512" calcext:value-type="float">
            <text:p>0.00232512</text:p>
          </table:table-cell>
          <table:table-cell office:value-type="float" office:value="0.0147303" calcext:value-type="float">
            <text:p>0.0147303</text:p>
          </table:table-cell>
          <table:table-cell office:value-type="float" office:value="0.00571291" calcext:value-type="float">
            <text:p>0.00571291</text:p>
          </table:table-cell>
          <table:table-cell office:value-type="float" office:value="0.00260026" calcext:value-type="float">
            <text:p>0.00260026</text:p>
          </table:table-cell>
        </table:table-row>
        <table:table-row table:style-name="ro1">
          <table:table-cell office:value-type="float" office:value="881000" calcext:value-type="float">
            <text:p>881000</text:p>
          </table:table-cell>
          <table:table-cell/>
          <table:table-cell office:value-type="float" office:value="0.14303" calcext:value-type="float">
            <text:p>0.14303</text:p>
          </table:table-cell>
          <table:table-cell office:value-type="float" office:value="0.00226827" calcext:value-type="float">
            <text:p>0.00226827</text:p>
          </table:table-cell>
          <table:table-cell office:value-type="float" office:value="0.0153177" calcext:value-type="float">
            <text:p>0.0153177</text:p>
          </table:table-cell>
          <table:table-cell office:value-type="float" office:value="0.00557317" calcext:value-type="float">
            <text:p>0.00557317</text:p>
          </table:table-cell>
          <table:table-cell office:value-type="float" office:value="0.00254736" calcext:value-type="float">
            <text:p>0.00254736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/>
          <table:table-cell office:value-type="float" office:value="0.148333" calcext:value-type="float">
            <text:p>0.148333</text:p>
          </table:table-cell>
          <table:table-cell office:value-type="float" office:value="0.00225248" calcext:value-type="float">
            <text:p>0.00225248</text:p>
          </table:table-cell>
          <table:table-cell office:value-type="float" office:value="0.0145116" calcext:value-type="float">
            <text:p>0.0145116</text:p>
          </table:table-cell>
          <table:table-cell office:value-type="float" office:value="0.00587397" calcext:value-type="float">
            <text:p>0.00587397</text:p>
          </table:table-cell>
          <table:table-cell office:value-type="float" office:value="0.00260658" calcext:value-type="float">
            <text:p>0.00260658</text:p>
          </table:table-cell>
        </table:table-row>
        <table:table-row table:style-name="ro1">
          <table:table-cell office:value-type="float" office:value="879000" calcext:value-type="float">
            <text:p>879000</text:p>
          </table:table-cell>
          <table:table-cell/>
          <table:table-cell office:value-type="float" office:value="0.146278" calcext:value-type="float">
            <text:p>0.146278</text:p>
          </table:table-cell>
          <table:table-cell office:value-type="float" office:value="0.00220906" calcext:value-type="float">
            <text:p>0.00220906</text:p>
          </table:table-cell>
          <table:table-cell office:value-type="float" office:value="0.0150532" calcext:value-type="float">
            <text:p>0.0150532</text:p>
          </table:table-cell>
          <table:table-cell office:value-type="float" office:value="0.00571015" calcext:value-type="float">
            <text:p>0.00571015</text:p>
          </table:table-cell>
          <table:table-cell office:value-type="float" office:value="0.00259434" calcext:value-type="float">
            <text:p>0.00259434</text:p>
          </table:table-cell>
        </table:table-row>
        <table:table-row table:style-name="ro1">
          <table:table-cell office:value-type="float" office:value="878000" calcext:value-type="float">
            <text:p>878000</text:p>
          </table:table-cell>
          <table:table-cell/>
          <table:table-cell office:value-type="float" office:value="0.145974" calcext:value-type="float">
            <text:p>0.145974</text:p>
          </table:table-cell>
          <table:table-cell office:value-type="float" office:value="0.00224222" calcext:value-type="float">
            <text:p>0.00224222</text:p>
          </table:table-cell>
          <table:table-cell office:value-type="float" office:value="0.0155179" calcext:value-type="float">
            <text:p>0.0155179</text:p>
          </table:table-cell>
          <table:table-cell office:value-type="float" office:value="0.00628018" calcext:value-type="float">
            <text:p>0.00628018</text:p>
          </table:table-cell>
          <table:table-cell office:value-type="float" office:value="0.00258723" calcext:value-type="float">
            <text:p>0.00258723</text:p>
          </table:table-cell>
        </table:table-row>
        <table:table-row table:style-name="ro1">
          <table:table-cell office:value-type="float" office:value="877000" calcext:value-type="float">
            <text:p>877000</text:p>
          </table:table-cell>
          <table:table-cell/>
          <table:table-cell office:value-type="float" office:value="0.143389" calcext:value-type="float">
            <text:p>0.143389</text:p>
          </table:table-cell>
          <table:table-cell office:value-type="float" office:value="0.00217392" calcext:value-type="float">
            <text:p>0.00217392</text:p>
          </table:table-cell>
          <table:table-cell office:value-type="float" office:value="0.0149873" calcext:value-type="float">
            <text:p>0.0149873</text:p>
          </table:table-cell>
          <table:table-cell office:value-type="float" office:value="0.00577568" calcext:value-type="float">
            <text:p>0.00577568</text:p>
          </table:table-cell>
          <table:table-cell office:value-type="float" office:value="0.00257184" calcext:value-type="float">
            <text:p>0.00257184</text:p>
          </table:table-cell>
        </table:table-row>
        <table:table-row table:style-name="ro1">
          <table:table-cell office:value-type="float" office:value="876000" calcext:value-type="float">
            <text:p>876000</text:p>
          </table:table-cell>
          <table:table-cell/>
          <table:table-cell office:value-type="float" office:value="0.143241" calcext:value-type="float">
            <text:p>0.143241</text:p>
          </table:table-cell>
          <table:table-cell office:value-type="float" office:value="0.00233419" calcext:value-type="float">
            <text:p>0.00233419</text:p>
          </table:table-cell>
          <table:table-cell office:value-type="float" office:value="0.0149621" calcext:value-type="float">
            <text:p>0.0149621</text:p>
          </table:table-cell>
          <table:table-cell office:value-type="float" office:value="0.00555777" calcext:value-type="float">
            <text:p>0.00555777</text:p>
          </table:table-cell>
          <table:table-cell office:value-type="float" office:value="0.00257894" calcext:value-type="float">
            <text:p>0.00257894</text:p>
          </table:table-cell>
        </table:table-row>
        <table:table-row table:style-name="ro1">
          <table:table-cell office:value-type="float" office:value="875000" calcext:value-type="float">
            <text:p>875000</text:p>
          </table:table-cell>
          <table:table-cell/>
          <table:table-cell office:value-type="float" office:value="0.146519" calcext:value-type="float">
            <text:p>0.146519</text:p>
          </table:table-cell>
          <table:table-cell office:value-type="float" office:value="0.00225169" calcext:value-type="float">
            <text:p>0.00225169</text:p>
          </table:table-cell>
          <table:table-cell office:value-type="float" office:value="0.0144512" calcext:value-type="float">
            <text:p>0.0144512</text:p>
          </table:table-cell>
          <table:table-cell office:value-type="float" office:value="0.00609464" calcext:value-type="float">
            <text:p>0.00609464</text:p>
          </table:table-cell>
          <table:table-cell office:value-type="float" office:value="0.00256078" calcext:value-type="float">
            <text:p>0.00256078</text:p>
          </table:table-cell>
        </table:table-row>
        <table:table-row table:style-name="ro1">
          <table:table-cell office:value-type="float" office:value="874000" calcext:value-type="float">
            <text:p>874000</text:p>
          </table:table-cell>
          <table:table-cell/>
          <table:table-cell office:value-type="float" office:value="0.14232" calcext:value-type="float">
            <text:p>0.14232</text:p>
          </table:table-cell>
          <table:table-cell office:value-type="float" office:value="0.00225248" calcext:value-type="float">
            <text:p>0.00225248</text:p>
          </table:table-cell>
          <table:table-cell office:value-type="float" office:value="0.0145594" calcext:value-type="float">
            <text:p>0.0145594</text:p>
          </table:table-cell>
          <table:table-cell office:value-type="float" office:value="0.00563831" calcext:value-type="float">
            <text:p>0.00563831</text:p>
          </table:table-cell>
          <table:table-cell office:value-type="float" office:value="0.0024921" calcext:value-type="float">
            <text:p>0.0024921</text:p>
          </table:table-cell>
        </table:table-row>
        <table:table-row table:style-name="ro1">
          <table:table-cell office:value-type="float" office:value="873000" calcext:value-type="float">
            <text:p>873000</text:p>
          </table:table-cell>
          <table:table-cell/>
          <table:table-cell office:value-type="float" office:value="0.146192" calcext:value-type="float">
            <text:p>0.146192</text:p>
          </table:table-cell>
          <table:table-cell office:value-type="float" office:value="0.0021909" calcext:value-type="float">
            <text:p>0.0021909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0564265" calcext:value-type="float">
            <text:p>0.00564265</text:p>
          </table:table-cell>
          <table:table-cell office:value-type="float" office:value="0.00256078" calcext:value-type="float">
            <text:p>0.00256078</text:p>
          </table:table-cell>
        </table:table-row>
        <table:table-row table:style-name="ro1">
          <table:table-cell office:value-type="float" office:value="872000" calcext:value-type="float">
            <text:p>872000</text:p>
          </table:table-cell>
          <table:table-cell/>
          <table:table-cell office:value-type="float" office:value="0.147802" calcext:value-type="float">
            <text:p>0.147802</text:p>
          </table:table-cell>
          <table:table-cell office:value-type="float" office:value="0.00222682" calcext:value-type="float">
            <text:p>0.00222682</text:p>
          </table:table-cell>
          <table:table-cell office:value-type="float" office:value="0.0176586" calcext:value-type="float">
            <text:p>0.0176586</text:p>
          </table:table-cell>
          <table:table-cell office:value-type="float" office:value="0.00839252" calcext:value-type="float">
            <text:p>0.00839252</text:p>
          </table:table-cell>
          <table:table-cell office:value-type="float" office:value="0.00260026" calcext:value-type="float">
            <text:p>0.00260026</text:p>
          </table:table-cell>
        </table:table-row>
        <table:table-row table:style-name="ro1">
          <table:table-cell office:value-type="float" office:value="871000" calcext:value-type="float">
            <text:p>871000</text:p>
          </table:table-cell>
          <table:table-cell/>
          <table:table-cell office:value-type="float" office:value="0.140458" calcext:value-type="float">
            <text:p>0.140458</text:p>
          </table:table-cell>
          <table:table-cell office:value-type="float" office:value="0.0022584" calcext:value-type="float">
            <text:p>0.0022584</text:p>
          </table:table-cell>
          <table:table-cell office:value-type="float" office:value="0.016245" calcext:value-type="float">
            <text:p>0.016245</text:p>
          </table:table-cell>
          <table:table-cell office:value-type="float" office:value="0.00677599" calcext:value-type="float">
            <text:p>0.00677599</text:p>
          </table:table-cell>
          <table:table-cell office:value-type="float" office:value="0.00258447" calcext:value-type="float">
            <text:p>0.00258447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/>
          <table:table-cell office:value-type="float" office:value="0.145564" calcext:value-type="float">
            <text:p>0.145564</text:p>
          </table:table-cell>
          <table:table-cell office:value-type="float" office:value="0.00247552" calcext:value-type="float">
            <text:p>0.00247552</text:p>
          </table:table-cell>
          <table:table-cell office:value-type="float" office:value="0.0162979" calcext:value-type="float">
            <text:p>0.0162979</text:p>
          </table:table-cell>
          <table:table-cell office:value-type="float" office:value="0.00982667" calcext:value-type="float">
            <text:p>0.00982667</text:p>
          </table:table-cell>
          <table:table-cell office:value-type="float" office:value="0.0025067" calcext:value-type="float">
            <text:p>0.0025067</text:p>
          </table:table-cell>
        </table:table-row>
        <table:table-row table:style-name="ro1">
          <table:table-cell office:value-type="float" office:value="869000" calcext:value-type="float">
            <text:p>869000</text:p>
          </table:table-cell>
          <table:table-cell/>
          <table:table-cell office:value-type="float" office:value="0.145051" calcext:value-type="float">
            <text:p>0.145051</text:p>
          </table:table-cell>
          <table:table-cell office:value-type="float" office:value="0.00221814" calcext:value-type="float">
            <text:p>0.00221814</text:p>
          </table:table-cell>
          <table:table-cell office:value-type="float" office:value="0.0149786" calcext:value-type="float">
            <text:p>0.0149786</text:p>
          </table:table-cell>
          <table:table-cell office:value-type="float" office:value="0.00708114" calcext:value-type="float">
            <text:p>0.00708114</text:p>
          </table:table-cell>
          <table:table-cell office:value-type="float" office:value="0.00254381" calcext:value-type="float">
            <text:p>0.00254381</text:p>
          </table:table-cell>
        </table:table-row>
        <table:table-row table:style-name="ro1">
          <table:table-cell office:value-type="float" office:value="868000" calcext:value-type="float">
            <text:p>868000</text:p>
          </table:table-cell>
          <table:table-cell/>
          <table:table-cell office:value-type="float" office:value="0.142623" calcext:value-type="float">
            <text:p>0.142623</text:p>
          </table:table-cell>
          <table:table-cell office:value-type="float" office:value="0.00223432" calcext:value-type="float">
            <text:p>0.00223432</text:p>
          </table:table-cell>
          <table:table-cell office:value-type="float" office:value="0.0148002" calcext:value-type="float">
            <text:p>0.0148002</text:p>
          </table:table-cell>
          <table:table-cell office:value-type="float" office:value="0.0065873" calcext:value-type="float">
            <text:p>0.0065873</text:p>
          </table:table-cell>
          <table:table-cell office:value-type="float" office:value="0.0025142" calcext:value-type="float">
            <text:p>0.0025142</text:p>
          </table:table-cell>
        </table:table-row>
        <table:table-row table:style-name="ro1">
          <table:table-cell office:value-type="float" office:value="867000" calcext:value-type="float">
            <text:p>867000</text:p>
          </table:table-cell>
          <table:table-cell/>
          <table:table-cell office:value-type="float" office:value="0.142888" calcext:value-type="float">
            <text:p>0.142888</text:p>
          </table:table-cell>
          <table:table-cell office:value-type="float" office:value="0.00225406" calcext:value-type="float">
            <text:p>0.00225406</text:p>
          </table:table-cell>
          <table:table-cell office:value-type="float" office:value="0.0144572" calcext:value-type="float">
            <text:p>0.0144572</text:p>
          </table:table-cell>
          <table:table-cell office:value-type="float" office:value="0.00565173" calcext:value-type="float">
            <text:p>0.00565173</text:p>
          </table:table-cell>
          <table:table-cell office:value-type="float" office:value="0.00255289" calcext:value-type="float">
            <text:p>0.00255289</text:p>
          </table:table-cell>
        </table:table-row>
        <table:table-row table:style-name="ro1">
          <table:table-cell office:value-type="float" office:value="866000" calcext:value-type="float">
            <text:p>866000</text:p>
          </table:table-cell>
          <table:table-cell/>
          <table:table-cell office:value-type="float" office:value="0.145538" calcext:value-type="float">
            <text:p>0.145538</text:p>
          </table:table-cell>
          <table:table-cell office:value-type="float" office:value="0.00220195" calcext:value-type="float">
            <text:p>0.00220195</text:p>
          </table:table-cell>
          <table:table-cell office:value-type="float" office:value="0.0149952" calcext:value-type="float">
            <text:p>0.0149952</text:p>
          </table:table-cell>
          <table:table-cell office:value-type="float" office:value="0.00573897" calcext:value-type="float">
            <text:p>0.00573897</text:p>
          </table:table-cell>
          <table:table-cell office:value-type="float" office:value="0.00253868" calcext:value-type="float">
            <text:p>0.00253868</text:p>
          </table:table-cell>
        </table:table-row>
        <table:table-row table:style-name="ro1">
          <table:table-cell office:value-type="float" office:value="865000" calcext:value-type="float">
            <text:p>865000</text:p>
          </table:table-cell>
          <table:table-cell/>
          <table:table-cell office:value-type="float" office:value="0.139487" calcext:value-type="float">
            <text:p>0.139487</text:p>
          </table:table-cell>
          <table:table-cell office:value-type="float" office:value="0.00219406" calcext:value-type="float">
            <text:p>0.00219406</text:p>
          </table:table-cell>
          <table:table-cell office:value-type="float" office:value="0.0153631" calcext:value-type="float">
            <text:p>0.0153631</text:p>
          </table:table-cell>
          <table:table-cell office:value-type="float" office:value="0.00590753" calcext:value-type="float">
            <text:p>0.00590753</text:p>
          </table:table-cell>
          <table:table-cell office:value-type="float" office:value="0.00249841" calcext:value-type="float">
            <text:p>0.00249841</text:p>
          </table:table-cell>
        </table:table-row>
        <table:table-row table:style-name="ro1">
          <table:table-cell office:value-type="float" office:value="864000" calcext:value-type="float">
            <text:p>864000</text:p>
          </table:table-cell>
          <table:table-cell/>
          <table:table-cell office:value-type="float" office:value="0.143301" calcext:value-type="float">
            <text:p>0.143301</text:p>
          </table:table-cell>
          <table:table-cell office:value-type="float" office:value="0.00246644" calcext:value-type="float">
            <text:p>0.00246644</text:p>
          </table:table-cell>
          <table:table-cell office:value-type="float" office:value="0.0149246" calcext:value-type="float">
            <text:p>0.0149246</text:p>
          </table:table-cell>
          <table:table-cell office:value-type="float" office:value="0.00544764" calcext:value-type="float">
            <text:p>0.00544764</text:p>
          </table:table-cell>
          <table:table-cell office:value-type="float" office:value="0.00254263" calcext:value-type="float">
            <text:p>0.00254263</text:p>
          </table:table-cell>
        </table:table-row>
        <table:table-row table:style-name="ro1">
          <table:table-cell office:value-type="float" office:value="863000" calcext:value-type="float">
            <text:p>863000</text:p>
          </table:table-cell>
          <table:table-cell/>
          <table:table-cell office:value-type="float" office:value="0.144603" calcext:value-type="float">
            <text:p>0.144603</text:p>
          </table:table-cell>
          <table:table-cell office:value-type="float" office:value="0.00222524" calcext:value-type="float">
            <text:p>0.00222524</text:p>
          </table:table-cell>
          <table:table-cell office:value-type="float" office:value="0.0150738" calcext:value-type="float">
            <text:p>0.0150738</text:p>
          </table:table-cell>
          <table:table-cell office:value-type="float" office:value="0.0056987" calcext:value-type="float">
            <text:p>0.0056987</text:p>
          </table:table-cell>
          <table:table-cell office:value-type="float" office:value="0.00252131" calcext:value-type="float">
            <text:p>0.00252131</text:p>
          </table:table-cell>
        </table:table-row>
        <table:table-row table:style-name="ro1">
          <table:table-cell office:value-type="float" office:value="862000" calcext:value-type="float">
            <text:p>862000</text:p>
          </table:table-cell>
          <table:table-cell/>
          <table:table-cell office:value-type="float" office:value="0.140326" calcext:value-type="float">
            <text:p>0.140326</text:p>
          </table:table-cell>
          <table:table-cell office:value-type="float" office:value="0.00220748" calcext:value-type="float">
            <text:p>0.00220748</text:p>
          </table:table-cell>
          <table:table-cell office:value-type="float" office:value="0.0144173" calcext:value-type="float">
            <text:p>0.0144173</text:p>
          </table:table-cell>
          <table:table-cell office:value-type="float" office:value="0.00551751" calcext:value-type="float">
            <text:p>0.00551751</text:p>
          </table:table-cell>
          <table:table-cell office:value-type="float" office:value="0.00254618" calcext:value-type="float">
            <text:p>0.00254618</text:p>
          </table:table-cell>
        </table:table-row>
        <table:table-row table:style-name="ro1">
          <table:table-cell office:value-type="float" office:value="861000" calcext:value-type="float">
            <text:p>861000</text:p>
          </table:table-cell>
          <table:table-cell/>
          <table:table-cell office:value-type="float" office:value="0.143812" calcext:value-type="float">
            <text:p>0.143812</text:p>
          </table:table-cell>
          <table:table-cell office:value-type="float" office:value="0.00226985" calcext:value-type="float">
            <text:p>0.00226985</text:p>
          </table:table-cell>
          <table:table-cell office:value-type="float" office:value="0.014079" calcext:value-type="float">
            <text:p>0.014079</text:p>
          </table:table-cell>
          <table:table-cell office:value-type="float" office:value="0.0056008" calcext:value-type="float">
            <text:p>0.0056008</text:p>
          </table:table-cell>
          <table:table-cell office:value-type="float" office:value="0.00269895" calcext:value-type="float">
            <text:p>0.00269895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/>
          <table:table-cell office:value-type="float" office:value="0.142327" calcext:value-type="float">
            <text:p>0.142327</text:p>
          </table:table-cell>
          <table:table-cell office:value-type="float" office:value="0.0022584" calcext:value-type="float">
            <text:p>0.0022584</text:p>
          </table:table-cell>
          <table:table-cell office:value-type="float" office:value="0.0146099" calcext:value-type="float">
            <text:p>0.0146099</text:p>
          </table:table-cell>
          <table:table-cell office:value-type="float" office:value="0.00603306" calcext:value-type="float">
            <text:p>0.00603306</text:p>
          </table:table-cell>
          <table:table-cell office:value-type="float" office:value="0.00256157" calcext:value-type="float">
            <text:p>0.00256157</text:p>
          </table:table-cell>
        </table:table-row>
        <table:table-row table:style-name="ro1">
          <table:table-cell office:value-type="float" office:value="859000" calcext:value-type="float">
            <text:p>859000</text:p>
          </table:table-cell>
          <table:table-cell/>
          <table:table-cell office:value-type="float" office:value="0.142616" calcext:value-type="float">
            <text:p>0.142616</text:p>
          </table:table-cell>
          <table:table-cell office:value-type="float" office:value="0.00223037" calcext:value-type="float">
            <text:p>0.00223037</text:p>
          </table:table-cell>
          <table:table-cell office:value-type="float" office:value="0.0187205" calcext:value-type="float">
            <text:p>0.0187205</text:p>
          </table:table-cell>
          <table:table-cell office:value-type="float" office:value="0.00561659" calcext:value-type="float">
            <text:p>0.00561659</text:p>
          </table:table-cell>
          <table:table-cell office:value-type="float" office:value="0.00249565" calcext:value-type="float">
            <text:p>0.00249565</text:p>
          </table:table-cell>
        </table:table-row>
        <table:table-row table:style-name="ro1">
          <table:table-cell office:value-type="float" office:value="858000" calcext:value-type="float">
            <text:p>858000</text:p>
          </table:table-cell>
          <table:table-cell/>
          <table:table-cell office:value-type="float" office:value="0.138591" calcext:value-type="float">
            <text:p>0.138591</text:p>
          </table:table-cell>
          <table:table-cell office:value-type="float" office:value="0.0022059" calcext:value-type="float">
            <text:p>0.0022059</text:p>
          </table:table-cell>
          <table:table-cell office:value-type="float" office:value="0.0172398" calcext:value-type="float">
            <text:p>0.0172398</text:p>
          </table:table-cell>
          <table:table-cell office:value-type="float" office:value="0.00548356" calcext:value-type="float">
            <text:p>0.00548356</text:p>
          </table:table-cell>
          <table:table-cell office:value-type="float" office:value="0.00259473" calcext:value-type="float">
            <text:p>0.00259473</text:p>
          </table:table-cell>
        </table:table-row>
        <table:table-row table:style-name="ro1">
          <table:table-cell office:value-type="float" office:value="857000" calcext:value-type="float">
            <text:p>857000</text:p>
          </table:table-cell>
          <table:table-cell/>
          <table:table-cell office:value-type="float" office:value="0.142284" calcext:value-type="float">
            <text:p>0.142284</text:p>
          </table:table-cell>
          <table:table-cell office:value-type="float" office:value="0.00222485" calcext:value-type="float">
            <text:p>0.00222485</text:p>
          </table:table-cell>
          <table:table-cell office:value-type="float" office:value="0.0169414" calcext:value-type="float">
            <text:p>0.0169414</text:p>
          </table:table-cell>
          <table:table-cell office:value-type="float" office:value="0.00601372" calcext:value-type="float">
            <text:p>0.00601372</text:p>
          </table:table-cell>
          <table:table-cell office:value-type="float" office:value="0.00267211" calcext:value-type="float">
            <text:p>0.00267211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  <table:table-cell/>
          <table:table-cell office:value-type="float" office:value="0.137522" calcext:value-type="float">
            <text:p>0.137522</text:p>
          </table:table-cell>
          <table:table-cell office:value-type="float" office:value="0.00223314" calcext:value-type="float">
            <text:p>0.00223314</text:p>
          </table:table-cell>
          <table:table-cell office:value-type="float" office:value="0.0165723" calcext:value-type="float">
            <text:p>0.0165723</text:p>
          </table:table-cell>
          <table:table-cell office:value-type="float" office:value="0.00550369" calcext:value-type="float">
            <text:p>0.00550369</text:p>
          </table:table-cell>
          <table:table-cell office:value-type="float" office:value="0.00264131" calcext:value-type="float">
            <text:p>0.00264131</text:p>
          </table:table-cell>
        </table:table-row>
        <table:table-row table:style-name="ro1">
          <table:table-cell office:value-type="float" office:value="855000" calcext:value-type="float">
            <text:p>855000</text:p>
          </table:table-cell>
          <table:table-cell/>
          <table:table-cell office:value-type="float" office:value="0.143286" calcext:value-type="float">
            <text:p>0.143286</text:p>
          </table:table-cell>
          <table:table-cell office:value-type="float" office:value="0.00221695" calcext:value-type="float">
            <text:p>0.00221695</text:p>
          </table:table-cell>
          <table:table-cell office:value-type="float" office:value="0.0150931" calcext:value-type="float">
            <text:p>0.0150931</text:p>
          </table:table-cell>
          <table:table-cell office:value-type="float" office:value="0.00656638" calcext:value-type="float">
            <text:p>0.00656638</text:p>
          </table:table-cell>
          <table:table-cell office:value-type="float" office:value="0.00253039" calcext:value-type="float">
            <text:p>0.00253039</text:p>
          </table:table-cell>
        </table:table-row>
        <table:table-row table:style-name="ro1">
          <table:table-cell office:value-type="float" office:value="854000" calcext:value-type="float">
            <text:p>854000</text:p>
          </table:table-cell>
          <table:table-cell/>
          <table:table-cell office:value-type="float" office:value="0.144319" calcext:value-type="float">
            <text:p>0.144319</text:p>
          </table:table-cell>
          <table:table-cell office:value-type="float" office:value="0.00222406" calcext:value-type="float">
            <text:p>0.00222406</text:p>
          </table:table-cell>
          <table:table-cell office:value-type="float" office:value="0.0145969" calcext:value-type="float">
            <text:p>0.0145969</text:p>
          </table:table-cell>
          <table:table-cell office:value-type="float" office:value="0.00585463" calcext:value-type="float">
            <text:p>0.00585463</text:p>
          </table:table-cell>
          <table:table-cell office:value-type="float" office:value="0.00259315" calcext:value-type="float">
            <text:p>0.00259315</text:p>
          </table:table-cell>
        </table:table-row>
        <table:table-row table:style-name="ro1">
          <table:table-cell office:value-type="float" office:value="853000" calcext:value-type="float">
            <text:p>853000</text:p>
          </table:table-cell>
          <table:table-cell/>
          <table:table-cell office:value-type="float" office:value="0.139268" calcext:value-type="float">
            <text:p>0.139268</text:p>
          </table:table-cell>
          <table:table-cell office:value-type="float" office:value="0.00221853" calcext:value-type="float">
            <text:p>0.00221853</text:p>
          </table:table-cell>
          <table:table-cell office:value-type="float" office:value="0.0148874" calcext:value-type="float">
            <text:p>0.0148874</text:p>
          </table:table-cell>
          <table:table-cell office:value-type="float" office:value="0.0054958" calcext:value-type="float">
            <text:p>0.0054958</text:p>
          </table:table-cell>
          <table:table-cell office:value-type="float" office:value="0.00252802" calcext:value-type="float">
            <text:p>0.00252802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/>
          <table:table-cell office:value-type="float" office:value="0.145017" calcext:value-type="float">
            <text:p>0.145017</text:p>
          </table:table-cell>
          <table:table-cell office:value-type="float" office:value="0.00220471" calcext:value-type="float">
            <text:p>0.00220471</text:p>
          </table:table-cell>
          <table:table-cell office:value-type="float" office:value="0.0145874" calcext:value-type="float">
            <text:p>0.0145874</text:p>
          </table:table-cell>
          <table:table-cell office:value-type="float" office:value="0.00592253" calcext:value-type="float">
            <text:p>0.00592253</text:p>
          </table:table-cell>
          <table:table-cell office:value-type="float" office:value="0.0025142" calcext:value-type="float">
            <text:p>0.0025142</text:p>
          </table:table-cell>
        </table:table-row>
        <table:table-row table:style-name="ro1">
          <table:table-cell office:value-type="float" office:value="851000" calcext:value-type="float">
            <text:p>851000</text:p>
          </table:table-cell>
          <table:table-cell/>
          <table:table-cell office:value-type="float" office:value="0.149314" calcext:value-type="float">
            <text:p>0.149314</text:p>
          </table:table-cell>
          <table:table-cell office:value-type="float" office:value="0.00222208" calcext:value-type="float">
            <text:p>0.00222208</text:p>
          </table:table-cell>
          <table:table-cell office:value-type="float" office:value="0.0143952" calcext:value-type="float">
            <text:p>0.0143952</text:p>
          </table:table-cell>
          <table:table-cell office:value-type="float" office:value="0.00581713" calcext:value-type="float">
            <text:p>0.00581713</text:p>
          </table:table-cell>
          <table:table-cell office:value-type="float" office:value="0.00257618" calcext:value-type="float">
            <text:p>0.0025761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/>
          <table:table-cell office:value-type="float" office:value="0.142226" calcext:value-type="float">
            <text:p>0.142226</text:p>
          </table:table-cell>
          <table:table-cell office:value-type="float" office:value="0.0022059" calcext:value-type="float">
            <text:p>0.0022059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0571844" calcext:value-type="float">
            <text:p>0.00571844</text:p>
          </table:table-cell>
          <table:table-cell office:value-type="float" office:value="0.00261723" calcext:value-type="float">
            <text:p>0.00261723</text:p>
          </table:table-cell>
        </table:table-row>
        <table:table-row table:style-name="ro1">
          <table:table-cell office:value-type="float" office:value="849000" calcext:value-type="float">
            <text:p>849000</text:p>
          </table:table-cell>
          <table:table-cell/>
          <table:table-cell office:value-type="float" office:value="0.137443" calcext:value-type="float">
            <text:p>0.137443</text:p>
          </table:table-cell>
          <table:table-cell office:value-type="float" office:value="0.00223156" calcext:value-type="float">
            <text:p>0.00223156</text:p>
          </table:table-cell>
          <table:table-cell office:value-type="float" office:value="0.0140837" calcext:value-type="float">
            <text:p>0.0140837</text:p>
          </table:table-cell>
          <table:table-cell office:value-type="float" office:value="0.0056083" calcext:value-type="float">
            <text:p>0.0056083</text:p>
          </table:table-cell>
          <table:table-cell office:value-type="float" office:value="0.0025596" calcext:value-type="float">
            <text:p>0.0025596</text:p>
          </table:table-cell>
        </table:table-row>
        <table:table-row table:style-name="ro1">
          <table:table-cell office:value-type="float" office:value="848000" calcext:value-type="float">
            <text:p>848000</text:p>
          </table:table-cell>
          <table:table-cell/>
          <table:table-cell office:value-type="float" office:value="0.142074" calcext:value-type="float">
            <text:p>0.142074</text:p>
          </table:table-cell>
          <table:table-cell office:value-type="float" office:value="0.00223985" calcext:value-type="float">
            <text:p>0.00223985</text:p>
          </table:table-cell>
          <table:table-cell office:value-type="float" office:value="0.0138331" calcext:value-type="float">
            <text:p>0.0138331</text:p>
          </table:table-cell>
          <table:table-cell office:value-type="float" office:value="0.00555264" calcext:value-type="float">
            <text:p>0.00555264</text:p>
          </table:table-cell>
          <table:table-cell office:value-type="float" office:value="0.00253631" calcext:value-type="float">
            <text:p>0.00253631</text:p>
          </table:table-cell>
        </table:table-row>
        <table:table-row table:style-name="ro1">
          <table:table-cell office:value-type="float" office:value="847000" calcext:value-type="float">
            <text:p>847000</text:p>
          </table:table-cell>
          <table:table-cell/>
          <table:table-cell office:value-type="float" office:value="0.165598" calcext:value-type="float">
            <text:p>0.165598</text:p>
          </table:table-cell>
          <table:table-cell office:value-type="float" office:value="0.00240762" calcext:value-type="float">
            <text:p>0.00240762</text:p>
          </table:table-cell>
          <table:table-cell office:value-type="float" office:value="0.0141366" calcext:value-type="float">
            <text:p>0.0141366</text:p>
          </table:table-cell>
          <table:table-cell office:value-type="float" office:value="0.00597306" calcext:value-type="float">
            <text:p>0.00597306</text:p>
          </table:table-cell>
          <table:table-cell office:value-type="float" office:value="0.00256473" calcext:value-type="float">
            <text:p>0.00256473</text:p>
          </table:table-cell>
        </table:table-row>
        <table:table-row table:style-name="ro1">
          <table:table-cell office:value-type="float" office:value="846000" calcext:value-type="float">
            <text:p>846000</text:p>
          </table:table-cell>
          <table:table-cell/>
          <table:table-cell office:value-type="float" office:value="0.135344" calcext:value-type="float">
            <text:p>0.135344</text:p>
          </table:table-cell>
          <table:table-cell office:value-type="float" office:value="0.0023413" calcext:value-type="float">
            <text:p>0.0023413</text:p>
          </table:table-cell>
          <table:table-cell office:value-type="float" office:value="0.0140202" calcext:value-type="float">
            <text:p>0.0140202</text:p>
          </table:table-cell>
          <table:table-cell office:value-type="float" office:value="0.00547922" calcext:value-type="float">
            <text:p>0.00547922</text:p>
          </table:table-cell>
          <table:table-cell office:value-type="float" office:value="0.00256039" calcext:value-type="float">
            <text:p>0.00256039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/>
          <table:table-cell office:value-type="float" office:value="0.139238" calcext:value-type="float">
            <text:p>0.139238</text:p>
          </table:table-cell>
          <table:table-cell office:value-type="float" office:value="0.00223472" calcext:value-type="float">
            <text:p>0.00223472</text:p>
          </table:table-cell>
          <table:table-cell office:value-type="float" office:value="0.0174802" calcext:value-type="float">
            <text:p>0.0174802</text:p>
          </table:table-cell>
          <table:table-cell office:value-type="float" office:value="0.00532132" calcext:value-type="float">
            <text:p>0.00532132</text:p>
          </table:table-cell>
          <table:table-cell office:value-type="float" office:value="0.00259237" calcext:value-type="float">
            <text:p>0.00259237</text:p>
          </table:table-cell>
        </table:table-row>
        <table:table-row table:style-name="ro1">
          <table:table-cell office:value-type="float" office:value="844000" calcext:value-type="float">
            <text:p>844000</text:p>
          </table:table-cell>
          <table:table-cell/>
          <table:table-cell office:value-type="float" office:value="0.143167" calcext:value-type="float">
            <text:p>0.143167</text:p>
          </table:table-cell>
          <table:table-cell office:value-type="float" office:value="0.00223866" calcext:value-type="float">
            <text:p>0.00223866</text:p>
          </table:table-cell>
          <table:table-cell office:value-type="float" office:value="0.0178769" calcext:value-type="float">
            <text:p>0.0178769</text:p>
          </table:table-cell>
          <table:table-cell office:value-type="float" office:value="0.00716483" calcext:value-type="float">
            <text:p>0.00716483</text:p>
          </table:table-cell>
          <table:table-cell office:value-type="float" office:value="0.00296067" calcext:value-type="float">
            <text:p>0.00296067</text:p>
          </table:table-cell>
        </table:table-row>
        <table:table-row table:style-name="ro1">
          <table:table-cell office:value-type="float" office:value="843000" calcext:value-type="float">
            <text:p>843000</text:p>
          </table:table-cell>
          <table:table-cell/>
          <table:table-cell office:value-type="float" office:value="0.137213" calcext:value-type="float">
            <text:p>0.137213</text:p>
          </table:table-cell>
          <table:table-cell office:value-type="float" office:value="0.00252368" calcext:value-type="float">
            <text:p>0.00252368</text:p>
          </table:table-cell>
          <table:table-cell office:value-type="float" office:value="0.0162194" calcext:value-type="float">
            <text:p>0.0162194</text:p>
          </table:table-cell>
          <table:table-cell office:value-type="float" office:value="0.00615109" calcext:value-type="float">
            <text:p>0.00615109</text:p>
          </table:table-cell>
          <table:table-cell office:value-type="float" office:value="0.0025442" calcext:value-type="float">
            <text:p>0.0025442</text:p>
          </table:table-cell>
        </table:table-row>
        <table:table-row table:style-name="ro1">
          <table:table-cell office:value-type="float" office:value="842000" calcext:value-type="float">
            <text:p>842000</text:p>
          </table:table-cell>
          <table:table-cell/>
          <table:table-cell office:value-type="float" office:value="0.139607" calcext:value-type="float">
            <text:p>0.139607</text:p>
          </table:table-cell>
          <table:table-cell office:value-type="float" office:value="0.00222524" calcext:value-type="float">
            <text:p>0.00222524</text:p>
          </table:table-cell>
          <table:table-cell office:value-type="float" office:value="0.0146565" calcext:value-type="float">
            <text:p>0.0146565</text:p>
          </table:table-cell>
          <table:table-cell office:value-type="float" office:value="0.00529052" calcext:value-type="float">
            <text:p>0.00529052</text:p>
          </table:table-cell>
          <table:table-cell office:value-type="float" office:value="0.002575" calcext:value-type="float">
            <text:p>0.002575</text:p>
          </table:table-cell>
        </table:table-row>
        <table:table-row table:style-name="ro1">
          <table:table-cell office:value-type="float" office:value="841000" calcext:value-type="float">
            <text:p>841000</text:p>
          </table:table-cell>
          <table:table-cell/>
          <table:table-cell office:value-type="float" office:value="0.139324" calcext:value-type="float">
            <text:p>0.139324</text:p>
          </table:table-cell>
          <table:table-cell office:value-type="float" office:value="0.00222287" calcext:value-type="float">
            <text:p>0.00222287</text:p>
          </table:table-cell>
          <table:table-cell office:value-type="float" office:value="0.0168154" calcext:value-type="float">
            <text:p>0.0168154</text:p>
          </table:table-cell>
          <table:table-cell office:value-type="float" office:value="0.00533237" calcext:value-type="float">
            <text:p>0.00533237</text:p>
          </table:table-cell>
          <table:table-cell office:value-type="float" office:value="0.00261684" calcext:value-type="float">
            <text:p>0.00261684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/>
          <table:table-cell office:value-type="float" office:value="0.139835" calcext:value-type="float">
            <text:p>0.139835</text:p>
          </table:table-cell>
          <table:table-cell office:value-type="float" office:value="0.00219879" calcext:value-type="float">
            <text:p>0.00219879</text:p>
          </table:table-cell>
          <table:table-cell office:value-type="float" office:value="0.0152676" calcext:value-type="float">
            <text:p>0.0152676</text:p>
          </table:table-cell>
          <table:table-cell office:value-type="float" office:value="0.00539395" calcext:value-type="float">
            <text:p>0.00539395</text:p>
          </table:table-cell>
          <table:table-cell office:value-type="float" office:value="0.00254499" calcext:value-type="float">
            <text:p>0.00254499</text:p>
          </table:table-cell>
        </table:table-row>
        <table:table-row table:style-name="ro1">
          <table:table-cell office:value-type="float" office:value="839000" calcext:value-type="float">
            <text:p>839000</text:p>
          </table:table-cell>
          <table:table-cell/>
          <table:table-cell office:value-type="float" office:value="0.140224" calcext:value-type="float">
            <text:p>0.140224</text:p>
          </table:table-cell>
          <table:table-cell office:value-type="float" office:value="0.00226709" calcext:value-type="float">
            <text:p>0.00226709</text:p>
          </table:table-cell>
          <table:table-cell office:value-type="float" office:value="0.0147895" calcext:value-type="float">
            <text:p>0.0147895</text:p>
          </table:table-cell>
          <table:table-cell office:value-type="float" office:value="0.00679652" calcext:value-type="float">
            <text:p>0.00679652</text:p>
          </table:table-cell>
          <table:table-cell office:value-type="float" office:value="0.00250315" calcext:value-type="float">
            <text:p>0.00250315</text:p>
          </table:table-cell>
        </table:table-row>
        <table:table-row table:style-name="ro1">
          <table:table-cell office:value-type="float" office:value="838000" calcext:value-type="float">
            <text:p>838000</text:p>
          </table:table-cell>
          <table:table-cell/>
          <table:table-cell office:value-type="float" office:value="0.139411" calcext:value-type="float">
            <text:p>0.139411</text:p>
          </table:table-cell>
          <table:table-cell office:value-type="float" office:value="0.00221932" calcext:value-type="float">
            <text:p>0.00221932</text:p>
          </table:table-cell>
          <table:table-cell office:value-type="float" office:value="0.0150047" calcext:value-type="float">
            <text:p>0.0150047</text:p>
          </table:table-cell>
          <table:table-cell office:value-type="float" office:value="0.00962377" calcext:value-type="float">
            <text:p>0.00962377</text:p>
          </table:table-cell>
          <table:table-cell office:value-type="float" office:value="0.00254618" calcext:value-type="float">
            <text:p>0.00254618</text:p>
          </table:table-cell>
        </table:table-row>
        <table:table-row table:style-name="ro1">
          <table:table-cell office:value-type="float" office:value="837000" calcext:value-type="float">
            <text:p>837000</text:p>
          </table:table-cell>
          <table:table-cell/>
          <table:table-cell office:value-type="float" office:value="0.136415" calcext:value-type="float">
            <text:p>0.136415</text:p>
          </table:table-cell>
          <table:table-cell office:value-type="float" office:value="0.00224103" calcext:value-type="float">
            <text:p>0.00224103</text:p>
          </table:table-cell>
          <table:table-cell office:value-type="float" office:value="0.0146699" calcext:value-type="float">
            <text:p>0.0146699</text:p>
          </table:table-cell>
          <table:table-cell office:value-type="float" office:value="0.009109" calcext:value-type="float">
            <text:p>0.009109</text:p>
          </table:table-cell>
          <table:table-cell office:value-type="float" office:value="0.00259315" calcext:value-type="float">
            <text:p>0.00259315</text:p>
          </table:table-cell>
        </table:table-row>
        <table:table-row table:style-name="ro1">
          <table:table-cell office:value-type="float" office:value="836000" calcext:value-type="float">
            <text:p>836000</text:p>
          </table:table-cell>
          <table:table-cell/>
          <table:table-cell office:value-type="float" office:value="0.138899" calcext:value-type="float">
            <text:p>0.138899</text:p>
          </table:table-cell>
          <table:table-cell office:value-type="float" office:value="0.00224182" calcext:value-type="float">
            <text:p>0.00224182</text:p>
          </table:table-cell>
          <table:table-cell office:value-type="float" office:value="0.0136823" calcext:value-type="float">
            <text:p>0.0136823</text:p>
          </table:table-cell>
          <table:table-cell office:value-type="float" office:value="0.0069485" calcext:value-type="float">
            <text:p>0.0069485</text:p>
          </table:table-cell>
          <table:table-cell office:value-type="float" office:value="0.00275461" calcext:value-type="float">
            <text:p>0.00275461</text:p>
          </table:table-cell>
        </table:table-row>
        <table:table-row table:style-name="ro1">
          <table:table-cell office:value-type="float" office:value="835000" calcext:value-type="float">
            <text:p>835000</text:p>
          </table:table-cell>
          <table:table-cell/>
          <table:table-cell office:value-type="float" office:value="0.138142" calcext:value-type="float">
            <text:p>0.138142</text:p>
          </table:table-cell>
          <table:table-cell office:value-type="float" office:value="0.00223511" calcext:value-type="float">
            <text:p>0.00223511</text:p>
          </table:table-cell>
          <table:table-cell office:value-type="float" office:value="0.0136692" calcext:value-type="float">
            <text:p>0.0136692</text:p>
          </table:table-cell>
          <table:table-cell office:value-type="float" office:value="0.00606622" calcext:value-type="float">
            <text:p>0.00606622</text:p>
          </table:table-cell>
          <table:table-cell office:value-type="float" office:value="0.00255921" calcext:value-type="float">
            <text:p>0.00255921</text:p>
          </table:table-cell>
        </table:table-row>
        <table:table-row table:style-name="ro1">
          <table:table-cell office:value-type="float" office:value="834000" calcext:value-type="float">
            <text:p>834000</text:p>
          </table:table-cell>
          <table:table-cell/>
          <table:table-cell office:value-type="float" office:value="0.134235" calcext:value-type="float">
            <text:p>0.134235</text:p>
          </table:table-cell>
          <table:table-cell office:value-type="float" office:value="0.00235946" calcext:value-type="float">
            <text:p>0.00235946</text:p>
          </table:table-cell>
          <table:table-cell office:value-type="float" office:value="0.0134659" calcext:value-type="float">
            <text:p>0.0134659</text:p>
          </table:table-cell>
          <table:table-cell office:value-type="float" office:value="0.00558857" calcext:value-type="float">
            <text:p>0.00558857</text:p>
          </table:table-cell>
          <table:table-cell office:value-type="float" office:value="0.00254973" calcext:value-type="float">
            <text:p>0.00254973</text:p>
          </table:table-cell>
        </table:table-row>
        <table:table-row table:style-name="ro1">
          <table:table-cell office:value-type="float" office:value="833000" calcext:value-type="float">
            <text:p>833000</text:p>
          </table:table-cell>
          <table:table-cell/>
          <table:table-cell office:value-type="float" office:value="0.138604" calcext:value-type="float">
            <text:p>0.138604</text:p>
          </table:table-cell>
          <table:table-cell office:value-type="float" office:value="0.00247236" calcext:value-type="float">
            <text:p>0.00247236</text:p>
          </table:table-cell>
          <table:table-cell office:value-type="float" office:value="0.0133759" calcext:value-type="float">
            <text:p>0.0133759</text:p>
          </table:table-cell>
          <table:table-cell office:value-type="float" office:value="0.00525026" calcext:value-type="float">
            <text:p>0.00525026</text:p>
          </table:table-cell>
          <table:table-cell office:value-type="float" office:value="0.0026275" calcext:value-type="float">
            <text:p>0.0026275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/>
          <table:table-cell office:value-type="float" office:value="0.133901" calcext:value-type="float">
            <text:p>0.133901</text:p>
          </table:table-cell>
          <table:table-cell office:value-type="float" office:value="0.00234248" calcext:value-type="float">
            <text:p>0.00234248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632518" calcext:value-type="float">
            <text:p>0.00632518</text:p>
          </table:table-cell>
          <table:table-cell office:value-type="float" office:value="0.00293343" calcext:value-type="float">
            <text:p>0.00293343</text:p>
          </table:table-cell>
        </table:table-row>
        <table:table-row table:style-name="ro1">
          <table:table-cell office:value-type="float" office:value="831000" calcext:value-type="float">
            <text:p>831000</text:p>
          </table:table-cell>
          <table:table-cell/>
          <table:table-cell office:value-type="float" office:value="0.136" calcext:value-type="float">
            <text:p>0.136</text:p>
          </table:table-cell>
          <table:table-cell office:value-type="float" office:value="0.00230459" calcext:value-type="float">
            <text:p>0.00230459</text:p>
          </table:table-cell>
          <table:table-cell office:value-type="float" office:value="0.0166338" calcext:value-type="float">
            <text:p>0.0166338</text:p>
          </table:table-cell>
          <table:table-cell office:value-type="float" office:value="0.00538566" calcext:value-type="float">
            <text:p>0.00538566</text:p>
          </table:table-cell>
          <table:table-cell office:value-type="float" office:value="0.00250157" calcext:value-type="float">
            <text:p>0.00250157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/>
          <table:table-cell office:value-type="float" office:value="0.136242" calcext:value-type="float">
            <text:p>0.136242</text:p>
          </table:table-cell>
          <table:table-cell office:value-type="float" office:value="0.00224656" calcext:value-type="float">
            <text:p>0.00224656</text:p>
          </table:table-cell>
          <table:table-cell office:value-type="float" office:value="0.0159707" calcext:value-type="float">
            <text:p>0.0159707</text:p>
          </table:table-cell>
          <table:table-cell office:value-type="float" office:value="0.00524158" calcext:value-type="float">
            <text:p>0.00524158</text:p>
          </table:table-cell>
          <table:table-cell office:value-type="float" office:value="0.00255763" calcext:value-type="float">
            <text:p>0.00255763</text:p>
          </table:table-cell>
        </table:table-row>
        <table:table-row table:style-name="ro1">
          <table:table-cell office:value-type="float" office:value="829000" calcext:value-type="float">
            <text:p>829000</text:p>
          </table:table-cell>
          <table:table-cell/>
          <table:table-cell office:value-type="float" office:value="0.13491" calcext:value-type="float">
            <text:p>0.13491</text:p>
          </table:table-cell>
          <table:table-cell office:value-type="float" office:value="0.00234959" calcext:value-type="float">
            <text:p>0.00234959</text:p>
          </table:table-cell>
          <table:table-cell office:value-type="float" office:value="0.0147023" calcext:value-type="float">
            <text:p>0.0147023</text:p>
          </table:table-cell>
          <table:table-cell office:value-type="float" office:value="0.00731602" calcext:value-type="float">
            <text:p>0.00731602</text:p>
          </table:table-cell>
          <table:table-cell office:value-type="float" office:value="0.00254539" calcext:value-type="float">
            <text:p>0.00254539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/>
          <table:table-cell office:value-type="float" office:value="0.135269" calcext:value-type="float">
            <text:p>0.135269</text:p>
          </table:table-cell>
          <table:table-cell office:value-type="float" office:value="0.00235354" calcext:value-type="float">
            <text:p>0.00235354</text:p>
          </table:table-cell>
          <table:table-cell office:value-type="float" office:value="0.0139894" calcext:value-type="float">
            <text:p>0.0139894</text:p>
          </table:table-cell>
          <table:table-cell office:value-type="float" office:value="0.00580608" calcext:value-type="float">
            <text:p>0.00580608</text:p>
          </table:table-cell>
          <table:table-cell office:value-type="float" office:value="0.00256315" calcext:value-type="float">
            <text:p>0.00256315</text:p>
          </table:table-cell>
        </table:table-row>
        <table:table-row table:style-name="ro1">
          <table:table-cell office:value-type="float" office:value="827000" calcext:value-type="float">
            <text:p>827000</text:p>
          </table:table-cell>
          <table:table-cell/>
          <table:table-cell office:value-type="float" office:value="0.134893" calcext:value-type="float">
            <text:p>0.134893</text:p>
          </table:table-cell>
          <table:table-cell office:value-type="float" office:value="0.00229235" calcext:value-type="float">
            <text:p>0.00229235</text:p>
          </table:table-cell>
          <table:table-cell office:value-type="float" office:value="0.0133684" calcext:value-type="float">
            <text:p>0.0133684</text:p>
          </table:table-cell>
          <table:table-cell office:value-type="float" office:value="0.00532132" calcext:value-type="float">
            <text:p>0.00532132</text:p>
          </table:table-cell>
          <table:table-cell office:value-type="float" office:value="0.00257184" calcext:value-type="float">
            <text:p>0.00257184</text:p>
          </table:table-cell>
        </table:table-row>
        <table:table-row table:style-name="ro1">
          <table:table-cell office:value-type="float" office:value="826000" calcext:value-type="float">
            <text:p>826000</text:p>
          </table:table-cell>
          <table:table-cell/>
          <table:table-cell office:value-type="float" office:value="0.133503" calcext:value-type="float">
            <text:p>0.133503</text:p>
          </table:table-cell>
          <table:table-cell office:value-type="float" office:value="0.00244196" calcext:value-type="float">
            <text:p>0.00244196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0570344" calcext:value-type="float">
            <text:p>0.00570344</text:p>
          </table:table-cell>
          <table:table-cell office:value-type="float" office:value="0.00252605" calcext:value-type="float">
            <text:p>0.00252605</text:p>
          </table:table-cell>
        </table:table-row>
        <table:table-row table:style-name="ro1">
          <table:table-cell office:value-type="float" office:value="825000" calcext:value-type="float">
            <text:p>825000</text:p>
          </table:table-cell>
          <table:table-cell/>
          <table:table-cell office:value-type="float" office:value="0.136465" calcext:value-type="float">
            <text:p>0.136465</text:p>
          </table:table-cell>
          <table:table-cell office:value-type="float" office:value="0.00223432" calcext:value-type="float">
            <text:p>0.00223432</text:p>
          </table:table-cell>
          <table:table-cell office:value-type="float" office:value="0.0144793" calcext:value-type="float">
            <text:p>0.0144793</text:p>
          </table:table-cell>
          <table:table-cell office:value-type="float" office:value="0.00553567" calcext:value-type="float">
            <text:p>0.00553567</text:p>
          </table:table-cell>
          <table:table-cell office:value-type="float" office:value="0.00256552" calcext:value-type="float">
            <text:p>0.00256552</text:p>
          </table:table-cell>
        </table:table-row>
        <table:table-row table:style-name="ro1">
          <table:table-cell office:value-type="float" office:value="824000" calcext:value-type="float">
            <text:p>824000</text:p>
          </table:table-cell>
          <table:table-cell/>
          <table:table-cell office:value-type="float" office:value="0.135384" calcext:value-type="float">
            <text:p>0.135384</text:p>
          </table:table-cell>
          <table:table-cell office:value-type="float" office:value="0.00232433" calcext:value-type="float">
            <text:p>0.00232433</text:p>
          </table:table-cell>
          <table:table-cell office:value-type="float" office:value="0.014122" calcext:value-type="float">
            <text:p>0.014122</text:p>
          </table:table-cell>
          <table:table-cell office:value-type="float" office:value="0.0056991" calcext:value-type="float">
            <text:p>0.0056991</text:p>
          </table:table-cell>
          <table:table-cell office:value-type="float" office:value="0.00256394" calcext:value-type="float">
            <text:p>0.00256394</text:p>
          </table:table-cell>
        </table:table-row>
        <table:table-row table:style-name="ro1">
          <table:table-cell office:value-type="float" office:value="823000" calcext:value-type="float">
            <text:p>823000</text:p>
          </table:table-cell>
          <table:table-cell/>
          <table:table-cell office:value-type="float" office:value="0.132171" calcext:value-type="float">
            <text:p>0.132171</text:p>
          </table:table-cell>
          <table:table-cell office:value-type="float" office:value="0.00278777" calcext:value-type="float">
            <text:p>0.00278777</text:p>
          </table:table-cell>
          <table:table-cell office:value-type="float" office:value="0.0146897" calcext:value-type="float">
            <text:p>0.0146897</text:p>
          </table:table-cell>
          <table:table-cell office:value-type="float" office:value="0.00534855" calcext:value-type="float">
            <text:p>0.00534855</text:p>
          </table:table-cell>
          <table:table-cell office:value-type="float" office:value="0.00251894" calcext:value-type="float">
            <text:p>0.00251894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  <table:table-cell/>
          <table:table-cell office:value-type="float" office:value="0.134481" calcext:value-type="float">
            <text:p>0.134481</text:p>
          </table:table-cell>
          <table:table-cell office:value-type="float" office:value="0.00415797" calcext:value-type="float">
            <text:p>0.00415797</text:p>
          </table:table-cell>
          <table:table-cell office:value-type="float" office:value="0.0145089" calcext:value-type="float">
            <text:p>0.0145089</text:p>
          </table:table-cell>
          <table:table-cell office:value-type="float" office:value="0.00581121" calcext:value-type="float">
            <text:p>0.00581121</text:p>
          </table:table-cell>
          <table:table-cell office:value-type="float" office:value="0.00255052" calcext:value-type="float">
            <text:p>0.00255052</text:p>
          </table:table-cell>
        </table:table-row>
        <table:table-row table:style-name="ro1">
          <table:table-cell office:value-type="float" office:value="821000" calcext:value-type="float">
            <text:p>821000</text:p>
          </table:table-cell>
          <table:table-cell/>
          <table:table-cell office:value-type="float" office:value="0.136221" calcext:value-type="float">
            <text:p>0.136221</text:p>
          </table:table-cell>
          <table:table-cell office:value-type="float" office:value="0.00262671" calcext:value-type="float">
            <text:p>0.00262671</text:p>
          </table:table-cell>
          <table:table-cell office:value-type="float" office:value="0.0139511" calcext:value-type="float">
            <text:p>0.0139511</text:p>
          </table:table-cell>
          <table:table-cell office:value-type="float" office:value="0.00601806" calcext:value-type="float">
            <text:p>0.00601806</text:p>
          </table:table-cell>
          <table:table-cell office:value-type="float" office:value="0.00260105" calcext:value-type="float">
            <text:p>0.00260105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/>
          <table:table-cell office:value-type="float" office:value="0.131628" calcext:value-type="float">
            <text:p>0.131628</text:p>
          </table:table-cell>
          <table:table-cell office:value-type="float" office:value="0.00234604" calcext:value-type="float">
            <text:p>0.00234604</text:p>
          </table:table-cell>
          <table:table-cell office:value-type="float" office:value="0.0135184" calcext:value-type="float">
            <text:p>0.0135184</text:p>
          </table:table-cell>
          <table:table-cell office:value-type="float" office:value="0.00612504" calcext:value-type="float">
            <text:p>0.00612504</text:p>
          </table:table-cell>
          <table:table-cell office:value-type="float" office:value="0.00253868" calcext:value-type="float">
            <text:p>0.00253868</text:p>
          </table:table-cell>
        </table:table-row>
        <table:table-row table:style-name="ro1">
          <table:table-cell office:value-type="float" office:value="819000" calcext:value-type="float">
            <text:p>819000</text:p>
          </table:table-cell>
          <table:table-cell/>
          <table:table-cell office:value-type="float" office:value="0.133862" calcext:value-type="float">
            <text:p>0.133862</text:p>
          </table:table-cell>
          <table:table-cell office:value-type="float" office:value="0.0022663" calcext:value-type="float">
            <text:p>0.0022663</text:p>
          </table:table-cell>
          <table:table-cell office:value-type="float" office:value="0.013653" calcext:value-type="float">
            <text:p>0.013653</text:p>
          </table:table-cell>
          <table:table-cell office:value-type="float" office:value="0.0057441" calcext:value-type="float">
            <text:p>0.0057441</text:p>
          </table:table-cell>
          <table:table-cell office:value-type="float" office:value="0.00270882" calcext:value-type="float">
            <text:p>0.00270882</text:p>
          </table:table-cell>
        </table:table-row>
        <table:table-row table:style-name="ro1">
          <table:table-cell office:value-type="float" office:value="818000" calcext:value-type="float">
            <text:p>818000</text:p>
          </table:table-cell>
          <table:table-cell/>
          <table:table-cell office:value-type="float" office:value="0.135857" calcext:value-type="float">
            <text:p>0.135857</text:p>
          </table:table-cell>
          <table:table-cell office:value-type="float" office:value="0.00236262" calcext:value-type="float">
            <text:p>0.00236262</text:p>
          </table:table-cell>
          <table:table-cell office:value-type="float" office:value="0.0148369" calcext:value-type="float">
            <text:p>0.0148369</text:p>
          </table:table-cell>
          <table:table-cell office:value-type="float" office:value="0.00587476" calcext:value-type="float">
            <text:p>0.00587476</text:p>
          </table:table-cell>
          <table:table-cell office:value-type="float" office:value="0.00257381" calcext:value-type="float">
            <text:p>0.00257381</text:p>
          </table:table-cell>
        </table:table-row>
        <table:table-row table:style-name="ro1">
          <table:table-cell office:value-type="float" office:value="817000" calcext:value-type="float">
            <text:p>817000</text:p>
          </table:table-cell>
          <table:table-cell/>
          <table:table-cell office:value-type="float" office:value="0.135685" calcext:value-type="float">
            <text:p>0.135685</text:p>
          </table:table-cell>
          <table:table-cell office:value-type="float" office:value="0.00280238" calcext:value-type="float">
            <text:p>0.00280238</text:p>
          </table:table-cell>
          <table:table-cell office:value-type="float" office:value="0.0158297" calcext:value-type="float">
            <text:p>0.0158297</text:p>
          </table:table-cell>
          <table:table-cell office:value-type="float" office:value="0.00538408" calcext:value-type="float">
            <text:p>0.00538408</text:p>
          </table:table-cell>
          <table:table-cell office:value-type="float" office:value="0.00252841" calcext:value-type="float">
            <text:p>0.00252841</text:p>
          </table:table-cell>
        </table:table-row>
        <table:table-row table:style-name="ro1">
          <table:table-cell office:value-type="float" office:value="816000" calcext:value-type="float">
            <text:p>816000</text:p>
          </table:table-cell>
          <table:table-cell/>
          <table:table-cell office:value-type="float" office:value="0.134688" calcext:value-type="float">
            <text:p>0.134688</text:p>
          </table:table-cell>
          <table:table-cell office:value-type="float" office:value="0.00263697" calcext:value-type="float">
            <text:p>0.00263697</text:p>
          </table:table-cell>
          <table:table-cell office:value-type="float" office:value="0.0165553" calcext:value-type="float">
            <text:p>0.0165553</text:p>
          </table:table-cell>
          <table:table-cell office:value-type="float" office:value="0.00534895" calcext:value-type="float">
            <text:p>0.00534895</text:p>
          </table:table-cell>
          <table:table-cell office:value-type="float" office:value="0.00257184" calcext:value-type="float">
            <text:p>0.00257184</text:p>
          </table:table-cell>
        </table:table-row>
        <table:table-row table:style-name="ro1">
          <table:table-cell office:value-type="float" office:value="815000" calcext:value-type="float">
            <text:p>815000</text:p>
          </table:table-cell>
          <table:table-cell/>
          <table:table-cell office:value-type="float" office:value="0.131689" calcext:value-type="float">
            <text:p>0.131689</text:p>
          </table:table-cell>
          <table:table-cell office:value-type="float" office:value="0.00247315" calcext:value-type="float">
            <text:p>0.00247315</text:p>
          </table:table-cell>
          <table:table-cell office:value-type="float" office:value="0.015521" calcext:value-type="float">
            <text:p>0.015521</text:p>
          </table:table-cell>
          <table:table-cell office:value-type="float" office:value="0.00519776" calcext:value-type="float">
            <text:p>0.00519776</text:p>
          </table:table-cell>
          <table:table-cell office:value-type="float" office:value="0.00260539" calcext:value-type="float">
            <text:p>0.00260539</text:p>
          </table:table-cell>
        </table:table-row>
        <table:table-row table:style-name="ro1">
          <table:table-cell office:value-type="float" office:value="814000" calcext:value-type="float">
            <text:p>814000</text:p>
          </table:table-cell>
          <table:table-cell/>
          <table:table-cell office:value-type="float" office:value="0.133977" calcext:value-type="float">
            <text:p>0.133977</text:p>
          </table:table-cell>
          <table:table-cell office:value-type="float" office:value="0.00239538" calcext:value-type="float">
            <text:p>0.00239538</text:p>
          </table:table-cell>
          <table:table-cell office:value-type="float" office:value="0.0137438" calcext:value-type="float">
            <text:p>0.0137438</text:p>
          </table:table-cell>
          <table:table-cell office:value-type="float" office:value="0.00521236" calcext:value-type="float">
            <text:p>0.00521236</text:p>
          </table:table-cell>
          <table:table-cell office:value-type="float" office:value="0.0028454" calcext:value-type="float">
            <text:p>0.0028454</text:p>
          </table:table-cell>
        </table:table-row>
        <table:table-row table:style-name="ro1">
          <table:table-cell office:value-type="float" office:value="813000" calcext:value-type="float">
            <text:p>813000</text:p>
          </table:table-cell>
          <table:table-cell/>
          <table:table-cell office:value-type="float" office:value="0.133355" calcext:value-type="float">
            <text:p>0.133355</text:p>
          </table:table-cell>
          <table:table-cell office:value-type="float" office:value="0.00236617" calcext:value-type="float">
            <text:p>0.00236617</text:p>
          </table:table-cell>
          <table:table-cell office:value-type="float" office:value="0.0130858" calcext:value-type="float">
            <text:p>0.0130858</text:p>
          </table:table-cell>
          <table:table-cell office:value-type="float" office:value="0.00568173" calcext:value-type="float">
            <text:p>0.00568173</text:p>
          </table:table-cell>
          <table:table-cell office:value-type="float" office:value="0.00262947" calcext:value-type="float">
            <text:p>0.00262947</text:p>
          </table:table-cell>
        </table:table-row>
        <table:table-row table:style-name="ro1">
          <table:table-cell office:value-type="float" office:value="812000" calcext:value-type="float">
            <text:p>812000</text:p>
          </table:table-cell>
          <table:table-cell/>
          <table:table-cell office:value-type="float" office:value="0.130836" calcext:value-type="float">
            <text:p>0.130836</text:p>
          </table:table-cell>
          <table:table-cell office:value-type="float" office:value="0.0023413" calcext:value-type="float">
            <text:p>0.0023413</text:p>
          </table:table-cell>
          <table:table-cell office:value-type="float" office:value="0.0133736" calcext:value-type="float">
            <text:p>0.0133736</text:p>
          </table:table-cell>
          <table:table-cell office:value-type="float" office:value="0.00515907" calcext:value-type="float">
            <text:p>0.00515907</text:p>
          </table:table-cell>
          <table:table-cell office:value-type="float" office:value="0.00256197" calcext:value-type="float">
            <text:p>0.00256197</text:p>
          </table:table-cell>
        </table:table-row>
        <table:table-row table:style-name="ro1">
          <table:table-cell office:value-type="float" office:value="811000" calcext:value-type="float">
            <text:p>811000</text:p>
          </table:table-cell>
          <table:table-cell/>
          <table:table-cell office:value-type="float" office:value="0.132798" calcext:value-type="float">
            <text:p>0.132798</text:p>
          </table:table-cell>
          <table:table-cell office:value-type="float" office:value="0.00233301" calcext:value-type="float">
            <text:p>0.00233301</text:p>
          </table:table-cell>
          <table:table-cell office:value-type="float" office:value="0.0139444" calcext:value-type="float">
            <text:p>0.0139444</text:p>
          </table:table-cell>
          <table:table-cell office:value-type="float" office:value="0.00502683" calcext:value-type="float">
            <text:p>0.00502683</text:p>
          </table:table-cell>
          <table:table-cell office:value-type="float" office:value="0.00259039" calcext:value-type="float">
            <text:p>0.0025903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/>
          <table:table-cell office:value-type="float" office:value="0.131942" calcext:value-type="float">
            <text:p>0.131942</text:p>
          </table:table-cell>
          <table:table-cell office:value-type="float" office:value="0.00230932" calcext:value-type="float">
            <text:p>0.00230932</text:p>
          </table:table-cell>
          <table:table-cell office:value-type="float" office:value="0.0133207" calcext:value-type="float">
            <text:p>0.0133207</text:p>
          </table:table-cell>
          <table:table-cell office:value-type="float" office:value="0.00520368" calcext:value-type="float">
            <text:p>0.00520368</text:p>
          </table:table-cell>
          <table:table-cell office:value-type="float" office:value="0.00253828" calcext:value-type="float">
            <text:p>0.00253828</text:p>
          </table:table-cell>
        </table:table-row>
        <table:table-row table:style-name="ro1">
          <table:table-cell office:value-type="float" office:value="809000" calcext:value-type="float">
            <text:p>809000</text:p>
          </table:table-cell>
          <table:table-cell/>
          <table:table-cell office:value-type="float" office:value="0.128972" calcext:value-type="float">
            <text:p>0.128972</text:p>
          </table:table-cell>
          <table:table-cell office:value-type="float" office:value="0.00228011" calcext:value-type="float">
            <text:p>0.00228011</text:p>
          </table:table-cell>
          <table:table-cell office:value-type="float" office:value="0.0135626" calcext:value-type="float">
            <text:p>0.0135626</text:p>
          </table:table-cell>
          <table:table-cell office:value-type="float" office:value="0.00526842" calcext:value-type="float">
            <text:p>0.00526842</text:p>
          </table:table-cell>
          <table:table-cell office:value-type="float" office:value="0.00248894" calcext:value-type="float">
            <text:p>0.00248894</text:p>
          </table:table-cell>
        </table:table-row>
        <table:table-row table:style-name="ro1">
          <table:table-cell office:value-type="float" office:value="808000" calcext:value-type="float">
            <text:p>808000</text:p>
          </table:table-cell>
          <table:table-cell/>
          <table:table-cell office:value-type="float" office:value="0.133561" calcext:value-type="float">
            <text:p>0.133561</text:p>
          </table:table-cell>
          <table:table-cell office:value-type="float" office:value="0.00227538" calcext:value-type="float">
            <text:p>0.00227538</text:p>
          </table:table-cell>
          <table:table-cell office:value-type="float" office:value="0.013143" calcext:value-type="float">
            <text:p>0.013143</text:p>
          </table:table-cell>
          <table:table-cell office:value-type="float" office:value="0.00511012" calcext:value-type="float">
            <text:p>0.00511012</text:p>
          </table:table-cell>
          <table:table-cell office:value-type="float" office:value="0.00247117" calcext:value-type="float">
            <text:p>0.00247117</text:p>
          </table:table-cell>
        </table:table-row>
        <table:table-row table:style-name="ro1">
          <table:table-cell office:value-type="float" office:value="807000" calcext:value-type="float">
            <text:p>807000</text:p>
          </table:table-cell>
          <table:table-cell/>
          <table:table-cell office:value-type="float" office:value="0.132084" calcext:value-type="float">
            <text:p>0.132084</text:p>
          </table:table-cell>
          <table:table-cell office:value-type="float" office:value="0.00226195" calcext:value-type="float">
            <text:p>0.00226195</text:p>
          </table:table-cell>
          <table:table-cell office:value-type="float" office:value="0.0129693" calcext:value-type="float">
            <text:p>0.0129693</text:p>
          </table:table-cell>
          <table:table-cell office:value-type="float" office:value="0.00517802" calcext:value-type="float">
            <text:p>0.00517802</text:p>
          </table:table-cell>
          <table:table-cell office:value-type="float" office:value="0.00268276" calcext:value-type="float">
            <text:p>0.00268276</text:p>
          </table:table-cell>
        </table:table-row>
        <table:table-row table:style-name="ro1">
          <table:table-cell office:value-type="float" office:value="806000" calcext:value-type="float">
            <text:p>806000</text:p>
          </table:table-cell>
          <table:table-cell/>
          <table:table-cell office:value-type="float" office:value="0.129565" calcext:value-type="float">
            <text:p>0.129565</text:p>
          </table:table-cell>
          <table:table-cell office:value-type="float" office:value="0.00224774" calcext:value-type="float">
            <text:p>0.00224774</text:p>
          </table:table-cell>
          <table:table-cell office:value-type="float" office:value="0.0130581" calcext:value-type="float">
            <text:p>0.0130581</text:p>
          </table:table-cell>
          <table:table-cell office:value-type="float" office:value="0.00512196" calcext:value-type="float">
            <text:p>0.00512196</text:p>
          </table:table-cell>
          <table:table-cell office:value-type="float" office:value="0.00257815" calcext:value-type="float">
            <text:p>0.00257815</text:p>
          </table:table-cell>
        </table:table-row>
        <table:table-row table:style-name="ro1">
          <table:table-cell office:value-type="float" office:value="805000" calcext:value-type="float">
            <text:p>805000</text:p>
          </table:table-cell>
          <table:table-cell/>
          <table:table-cell office:value-type="float" office:value="0.132495" calcext:value-type="float">
            <text:p>0.132495</text:p>
          </table:table-cell>
          <table:table-cell office:value-type="float" office:value="0.00230775" calcext:value-type="float">
            <text:p>0.00230775</text:p>
          </table:table-cell>
          <table:table-cell office:value-type="float" office:value="0.0134557" calcext:value-type="float">
            <text:p>0.0134557</text:p>
          </table:table-cell>
          <table:table-cell office:value-type="float" office:value="0.00520289" calcext:value-type="float">
            <text:p>0.00520289</text:p>
          </table:table-cell>
          <table:table-cell office:value-type="float" office:value="0.00252052" calcext:value-type="float">
            <text:p>0.00252052</text:p>
          </table:table-cell>
        </table:table-row>
        <table:table-row table:style-name="ro1">
          <table:table-cell office:value-type="float" office:value="804000" calcext:value-type="float">
            <text:p>804000</text:p>
          </table:table-cell>
          <table:table-cell/>
          <table:table-cell office:value-type="float" office:value="0.129152" calcext:value-type="float">
            <text:p>0.129152</text:p>
          </table:table-cell>
          <table:table-cell office:value-type="float" office:value="0.00237091" calcext:value-type="float">
            <text:p>0.00237091</text:p>
          </table:table-cell>
          <table:table-cell office:value-type="float" office:value="0.0137249" calcext:value-type="float">
            <text:p>0.0137249</text:p>
          </table:table-cell>
          <table:table-cell office:value-type="float" office:value="0.00549935" calcext:value-type="float">
            <text:p>0.00549935</text:p>
          </table:table-cell>
          <table:table-cell office:value-type="float" office:value="0.0025221" calcext:value-type="float">
            <text:p>0.0025221</text:p>
          </table:table-cell>
        </table:table-row>
        <table:table-row table:style-name="ro1">
          <table:table-cell office:value-type="float" office:value="803000" calcext:value-type="float">
            <text:p>803000</text:p>
          </table:table-cell>
          <table:table-cell/>
          <table:table-cell office:value-type="float" office:value="0.134712" calcext:value-type="float">
            <text:p>0.134712</text:p>
          </table:table-cell>
          <table:table-cell office:value-type="float" office:value="0.00228406" calcext:value-type="float">
            <text:p>0.00228406</text:p>
          </table:table-cell>
          <table:table-cell office:value-type="float" office:value="0.0130285" calcext:value-type="float">
            <text:p>0.0130285</text:p>
          </table:table-cell>
          <table:table-cell office:value-type="float" office:value="0.00580884" calcext:value-type="float">
            <text:p>0.00580884</text:p>
          </table:table-cell>
          <table:table-cell office:value-type="float" office:value="0.00257302" calcext:value-type="float">
            <text:p>0.00257302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  <table:table-cell/>
          <table:table-cell office:value-type="float" office:value="0.134563" calcext:value-type="float">
            <text:p>0.134563</text:p>
          </table:table-cell>
          <table:table-cell office:value-type="float" office:value="0.00229117" calcext:value-type="float">
            <text:p>0.00229117</text:p>
          </table:table-cell>
          <table:table-cell office:value-type="float" office:value="0.0151144" calcext:value-type="float">
            <text:p>0.0151144</text:p>
          </table:table-cell>
          <table:table-cell office:value-type="float" office:value="0.00567502" calcext:value-type="float">
            <text:p>0.00567502</text:p>
          </table:table-cell>
          <table:table-cell office:value-type="float" office:value="0.00256" calcext:value-type="float">
            <text:p>0.00256</text:p>
          </table:table-cell>
        </table:table-row>
        <table:table-row table:style-name="ro1">
          <table:table-cell office:value-type="float" office:value="801000" calcext:value-type="float">
            <text:p>801000</text:p>
          </table:table-cell>
          <table:table-cell/>
          <table:table-cell office:value-type="float" office:value="0.130424" calcext:value-type="float">
            <text:p>0.130424</text:p>
          </table:table-cell>
          <table:table-cell office:value-type="float" office:value="0.00224458" calcext:value-type="float">
            <text:p>0.00224458</text:p>
          </table:table-cell>
          <table:table-cell office:value-type="float" office:value="0.0159683" calcext:value-type="float">
            <text:p>0.0159683</text:p>
          </table:table-cell>
          <table:table-cell office:value-type="float" office:value="0.00764406" calcext:value-type="float">
            <text:p>0.00764406</text:p>
          </table:table-cell>
          <table:table-cell office:value-type="float" office:value="0.00256907" calcext:value-type="float">
            <text:p>0.00256907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/>
          <table:table-cell office:value-type="float" office:value="0.132749" calcext:value-type="float">
            <text:p>0.132749</text:p>
          </table:table-cell>
          <table:table-cell office:value-type="float" office:value="0.00229117" calcext:value-type="float">
            <text:p>0.00229117</text:p>
          </table:table-cell>
          <table:table-cell office:value-type="float" office:value="0.0153146" calcext:value-type="float">
            <text:p>0.0153146</text:p>
          </table:table-cell>
          <table:table-cell office:value-type="float" office:value="0.00681863" calcext:value-type="float">
            <text:p>0.00681863</text:p>
          </table:table-cell>
          <table:table-cell office:value-type="float" office:value="0.00252565" calcext:value-type="float">
            <text:p>0.00252565</text:p>
          </table:table-cell>
        </table:table-row>
        <table:table-row table:style-name="ro1">
          <table:table-cell office:value-type="float" office:value="799000" calcext:value-type="float">
            <text:p>799000</text:p>
          </table:table-cell>
          <table:table-cell/>
          <table:table-cell office:value-type="float" office:value="0.130124" calcext:value-type="float">
            <text:p>0.130124</text:p>
          </table:table-cell>
          <table:table-cell office:value-type="float" office:value="0.00224103" calcext:value-type="float">
            <text:p>0.00224103</text:p>
          </table:table-cell>
          <table:table-cell office:value-type="float" office:value="0.0139688" calcext:value-type="float">
            <text:p>0.0139688</text:p>
          </table:table-cell>
          <table:table-cell office:value-type="float" office:value="0.00748419" calcext:value-type="float">
            <text:p>0.00748419</text:p>
          </table:table-cell>
          <table:table-cell office:value-type="float" office:value="0.00254934" calcext:value-type="float">
            <text:p>0.00254934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  <table:table-cell/>
          <table:table-cell office:value-type="float" office:value="0.12734" calcext:value-type="float">
            <text:p>0.12734</text:p>
          </table:table-cell>
          <table:table-cell office:value-type="float" office:value="0.00276408" calcext:value-type="float">
            <text:p>0.00276408</text:p>
          </table:table-cell>
          <table:table-cell office:value-type="float" office:value="0.0147931" calcext:value-type="float">
            <text:p>0.0147931</text:p>
          </table:table-cell>
          <table:table-cell office:value-type="float" office:value="0.00680915" calcext:value-type="float">
            <text:p>0.00680915</text:p>
          </table:table-cell>
          <table:table-cell office:value-type="float" office:value="0.00269026" calcext:value-type="float">
            <text:p>0.00269026</text:p>
          </table:table-cell>
        </table:table-row>
        <table:table-row table:style-name="ro1">
          <table:table-cell office:value-type="float" office:value="797000" calcext:value-type="float">
            <text:p>797000</text:p>
          </table:table-cell>
          <table:table-cell/>
          <table:table-cell office:value-type="float" office:value="0.129762" calcext:value-type="float">
            <text:p>0.129762</text:p>
          </table:table-cell>
          <table:table-cell office:value-type="float" office:value="0.00228406" calcext:value-type="float">
            <text:p>0.00228406</text:p>
          </table:table-cell>
          <table:table-cell office:value-type="float" office:value="0.0143083" calcext:value-type="float">
            <text:p>0.0143083</text:p>
          </table:table-cell>
          <table:table-cell office:value-type="float" office:value="0.00537066" calcext:value-type="float">
            <text:p>0.00537066</text:p>
          </table:table-cell>
          <table:table-cell office:value-type="float" office:value="0.00253749" calcext:value-type="float">
            <text:p>0.00253749</text:p>
          </table:table-cell>
        </table:table-row>
        <table:table-row table:style-name="ro1">
          <table:table-cell office:value-type="float" office:value="796000" calcext:value-type="float">
            <text:p>796000</text:p>
          </table:table-cell>
          <table:table-cell/>
          <table:table-cell office:value-type="float" office:value="0.127407" calcext:value-type="float">
            <text:p>0.127407</text:p>
          </table:table-cell>
          <table:table-cell office:value-type="float" office:value="0.00246131" calcext:value-type="float">
            <text:p>0.00246131</text:p>
          </table:table-cell>
          <table:table-cell office:value-type="float" office:value="0.0140107" calcext:value-type="float">
            <text:p>0.0140107</text:p>
          </table:table-cell>
          <table:table-cell office:value-type="float" office:value="0.00575239" calcext:value-type="float">
            <text:p>0.00575239</text:p>
          </table:table-cell>
          <table:table-cell office:value-type="float" office:value="0.00278027" calcext:value-type="float">
            <text:p>0.00278027</text:p>
          </table:table-cell>
        </table:table-row>
        <table:table-row table:style-name="ro1">
          <table:table-cell office:value-type="float" office:value="795000" calcext:value-type="float">
            <text:p>795000</text:p>
          </table:table-cell>
          <table:table-cell/>
          <table:table-cell office:value-type="float" office:value="0.131335" calcext:value-type="float">
            <text:p>0.131335</text:p>
          </table:table-cell>
          <table:table-cell office:value-type="float" office:value="0.00229038" calcext:value-type="float">
            <text:p>0.00229038</text:p>
          </table:table-cell>
          <table:table-cell office:value-type="float" office:value="0.0138923" calcext:value-type="float">
            <text:p>0.0138923</text:p>
          </table:table-cell>
          <table:table-cell office:value-type="float" office:value="0.00515868" calcext:value-type="float">
            <text:p>0.00515868</text:p>
          </table:table-cell>
          <table:table-cell office:value-type="float" office:value="0.00256592" calcext:value-type="float">
            <text:p>0.00256592</text:p>
          </table:table-cell>
        </table:table-row>
        <table:table-row table:style-name="ro1">
          <table:table-cell office:value-type="float" office:value="794000" calcext:value-type="float">
            <text:p>794000</text:p>
          </table:table-cell>
          <table:table-cell/>
          <table:table-cell office:value-type="float" office:value="0.133141" calcext:value-type="float">
            <text:p>0.133141</text:p>
          </table:table-cell>
          <table:table-cell office:value-type="float" office:value="0.00226511" calcext:value-type="float">
            <text:p>0.00226511</text:p>
          </table:table-cell>
          <table:table-cell office:value-type="float" office:value="0.0147256" calcext:value-type="float">
            <text:p>0.0147256</text:p>
          </table:table-cell>
          <table:table-cell office:value-type="float" office:value="0.00543264" calcext:value-type="float">
            <text:p>0.00543264</text:p>
          </table:table-cell>
          <table:table-cell office:value-type="float" office:value="0.00268829" calcext:value-type="float">
            <text:p>0.00268829</text:p>
          </table:table-cell>
        </table:table-row>
        <table:table-row table:style-name="ro1">
          <table:table-cell office:value-type="float" office:value="793000" calcext:value-type="float">
            <text:p>793000</text:p>
          </table:table-cell>
          <table:table-cell/>
          <table:table-cell office:value-type="float" office:value="0.127553" calcext:value-type="float">
            <text:p>0.127553</text:p>
          </table:table-cell>
          <table:table-cell office:value-type="float" office:value="0.00228446" calcext:value-type="float">
            <text:p>0.00228446</text:p>
          </table:table-cell>
          <table:table-cell office:value-type="float" office:value="0.0136045" calcext:value-type="float">
            <text:p>0.0136045</text:p>
          </table:table-cell>
          <table:table-cell office:value-type="float" office:value="0.0050517" calcext:value-type="float">
            <text:p>0.0050517</text:p>
          </table:table-cell>
          <table:table-cell office:value-type="float" office:value="0.00248104" calcext:value-type="float">
            <text:p>0.00248104</text:p>
          </table:table-cell>
        </table:table-row>
        <table:table-row table:style-name="ro1">
          <table:table-cell office:value-type="float" office:value="792000" calcext:value-type="float">
            <text:p>792000</text:p>
          </table:table-cell>
          <table:table-cell/>
          <table:table-cell office:value-type="float" office:value="0.130136" calcext:value-type="float">
            <text:p>0.130136</text:p>
          </table:table-cell>
          <table:table-cell office:value-type="float" office:value="0.00227656" calcext:value-type="float">
            <text:p>0.00227656</text:p>
          </table:table-cell>
          <table:table-cell office:value-type="float" office:value="0.0142183" calcext:value-type="float">
            <text:p>0.0142183</text:p>
          </table:table-cell>
          <table:table-cell office:value-type="float" office:value="0.00497314" calcext:value-type="float">
            <text:p>0.00497314</text:p>
          </table:table-cell>
          <table:table-cell office:value-type="float" office:value="0.00248223" calcext:value-type="float">
            <text:p>0.00248223</text:p>
          </table:table-cell>
        </table:table-row>
        <table:table-row table:style-name="ro1">
          <table:table-cell office:value-type="float" office:value="791000" calcext:value-type="float">
            <text:p>791000</text:p>
          </table:table-cell>
          <table:table-cell/>
          <table:table-cell office:value-type="float" office:value="0.129973" calcext:value-type="float">
            <text:p>0.129973</text:p>
          </table:table-cell>
          <table:table-cell office:value-type="float" office:value="0.00225011" calcext:value-type="float">
            <text:p>0.00225011</text:p>
          </table:table-cell>
          <table:table-cell office:value-type="float" office:value="0.0132425" calcext:value-type="float">
            <text:p>0.0132425</text:p>
          </table:table-cell>
          <table:table-cell office:value-type="float" office:value="0.00578081" calcext:value-type="float">
            <text:p>0.00578081</text:p>
          </table:table-cell>
          <table:table-cell office:value-type="float" office:value="0.00251855" calcext:value-type="float">
            <text:p>0.00251855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/>
          <table:table-cell office:value-type="float" office:value="0.1264" calcext:value-type="float">
            <text:p>0.1264</text:p>
          </table:table-cell>
          <table:table-cell office:value-type="float" office:value="0.00234012" calcext:value-type="float">
            <text:p>0.00234012</text:p>
          </table:table-cell>
          <table:table-cell office:value-type="float" office:value="0.0134774" calcext:value-type="float">
            <text:p>0.0134774</text:p>
          </table:table-cell>
          <table:table-cell office:value-type="float" office:value="0.00517052" calcext:value-type="float">
            <text:p>0.00517052</text:p>
          </table:table-cell>
          <table:table-cell office:value-type="float" office:value="0.00259394" calcext:value-type="float">
            <text:p>0.00259394</text:p>
          </table:table-cell>
        </table:table-row>
        <table:table-row table:style-name="ro1">
          <table:table-cell office:value-type="float" office:value="789000" calcext:value-type="float">
            <text:p>789000</text:p>
          </table:table-cell>
          <table:table-cell/>
          <table:table-cell office:value-type="float" office:value="0.130579" calcext:value-type="float">
            <text:p>0.130579</text:p>
          </table:table-cell>
          <table:table-cell office:value-type="float" office:value="0.0022659" calcext:value-type="float">
            <text:p>0.0022659</text:p>
          </table:table-cell>
          <table:table-cell office:value-type="float" office:value="0.0132926" calcext:value-type="float">
            <text:p>0.0132926</text:p>
          </table:table-cell>
          <table:table-cell office:value-type="float" office:value="0.00528737" calcext:value-type="float">
            <text:p>0.00528737</text:p>
          </table:table-cell>
          <table:table-cell office:value-type="float" office:value="0.00251736" calcext:value-type="float">
            <text:p>0.00251736</text:p>
          </table:table-cell>
        </table:table-row>
        <table:table-row table:style-name="ro1">
          <table:table-cell office:value-type="float" office:value="788000" calcext:value-type="float">
            <text:p>788000</text:p>
          </table:table-cell>
          <table:table-cell/>
          <table:table-cell office:value-type="float" office:value="0.127442" calcext:value-type="float">
            <text:p>0.127442</text:p>
          </table:table-cell>
          <table:table-cell office:value-type="float" office:value="0.00226235" calcext:value-type="float">
            <text:p>0.00226235</text:p>
          </table:table-cell>
          <table:table-cell office:value-type="float" office:value="0.0137241" calcext:value-type="float">
            <text:p>0.0137241</text:p>
          </table:table-cell>
          <table:table-cell office:value-type="float" office:value="0.00503867" calcext:value-type="float">
            <text:p>0.00503867</text:p>
          </table:table-cell>
          <table:table-cell office:value-type="float" office:value="0.00264171" calcext:value-type="float">
            <text:p>0.00264171</text:p>
          </table:table-cell>
        </table:table-row>
        <table:table-row table:style-name="ro1">
          <table:table-cell office:value-type="float" office:value="787000" calcext:value-type="float">
            <text:p>787000</text:p>
          </table:table-cell>
          <table:table-cell/>
          <table:table-cell office:value-type="float" office:value="0.131125" calcext:value-type="float">
            <text:p>0.131125</text:p>
          </table:table-cell>
          <table:table-cell office:value-type="float" office:value="0.00223787" calcext:value-type="float">
            <text:p>0.00223787</text:p>
          </table:table-cell>
          <table:table-cell office:value-type="float" office:value="0.0162853" calcext:value-type="float">
            <text:p>0.0162853</text:p>
          </table:table-cell>
          <table:table-cell office:value-type="float" office:value="0.00573423" calcext:value-type="float">
            <text:p>0.00573423</text:p>
          </table:table-cell>
          <table:table-cell office:value-type="float" office:value="0.00259276" calcext:value-type="float">
            <text:p>0.00259276</text:p>
          </table:table-cell>
        </table:table-row>
        <table:table-row table:style-name="ro1">
          <table:table-cell office:value-type="float" office:value="786000" calcext:value-type="float">
            <text:p>786000</text:p>
          </table:table-cell>
          <table:table-cell/>
          <table:table-cell office:value-type="float" office:value="0.130085" calcext:value-type="float">
            <text:p>0.130085</text:p>
          </table:table-cell>
          <table:table-cell office:value-type="float" office:value="0.00221972" calcext:value-type="float">
            <text:p>0.00221972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0540264" calcext:value-type="float">
            <text:p>0.00540264</text:p>
          </table:table-cell>
          <table:table-cell office:value-type="float" office:value="0.00255605" calcext:value-type="float">
            <text:p>0.00255605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  <table:table-cell/>
          <table:table-cell office:value-type="float" office:value="0.127487" calcext:value-type="float">
            <text:p>0.127487</text:p>
          </table:table-cell>
          <table:table-cell office:value-type="float" office:value="0.0022205" calcext:value-type="float">
            <text:p>0.0022205</text:p>
          </table:table-cell>
          <table:table-cell office:value-type="float" office:value="0.0136266" calcext:value-type="float">
            <text:p>0.0136266</text:p>
          </table:table-cell>
          <table:table-cell office:value-type="float" office:value="0.00549422" calcext:value-type="float">
            <text:p>0.00549422</text:p>
          </table:table-cell>
          <table:table-cell office:value-type="float" office:value="0.00249604" calcext:value-type="float">
            <text:p>0.00249604</text:p>
          </table:table-cell>
        </table:table-row>
        <table:table-row table:style-name="ro1">
          <table:table-cell office:value-type="float" office:value="784000" calcext:value-type="float">
            <text:p>784000</text:p>
          </table:table-cell>
          <table:table-cell/>
          <table:table-cell office:value-type="float" office:value="0.128199" calcext:value-type="float">
            <text:p>0.128199</text:p>
          </table:table-cell>
          <table:table-cell office:value-type="float" office:value="0.00224419" calcext:value-type="float">
            <text:p>0.00224419</text:p>
          </table:table-cell>
          <table:table-cell office:value-type="float" office:value="0.0130581" calcext:value-type="float">
            <text:p>0.0130581</text:p>
          </table:table-cell>
          <table:table-cell office:value-type="float" office:value="0.00732786" calcext:value-type="float">
            <text:p>0.00732786</text:p>
          </table:table-cell>
          <table:table-cell office:value-type="float" office:value="0.00285054" calcext:value-type="float">
            <text:p>0.00285054</text:p>
          </table:table-cell>
        </table:table-row>
        <table:table-row table:style-name="ro1">
          <table:table-cell office:value-type="float" office:value="783000" calcext:value-type="float">
            <text:p>783000</text:p>
          </table:table-cell>
          <table:table-cell/>
          <table:table-cell office:value-type="float" office:value="0.127175" calcext:value-type="float">
            <text:p>0.127175</text:p>
          </table:table-cell>
          <table:table-cell office:value-type="float" office:value="0.00226195" calcext:value-type="float">
            <text:p>0.00226195</text:p>
          </table:table-cell>
          <table:table-cell office:value-type="float" office:value="0.0135792" calcext:value-type="float">
            <text:p>0.0135792</text:p>
          </table:table-cell>
          <table:table-cell office:value-type="float" office:value="0.00538053" calcext:value-type="float">
            <text:p>0.00538053</text:p>
          </table:table-cell>
          <table:table-cell office:value-type="float" office:value="0.00253868" calcext:value-type="float">
            <text:p>0.00253868</text:p>
          </table:table-cell>
        </table:table-row>
        <table:table-row table:style-name="ro1">
          <table:table-cell office:value-type="float" office:value="782000" calcext:value-type="float">
            <text:p>782000</text:p>
          </table:table-cell>
          <table:table-cell/>
          <table:table-cell office:value-type="float" office:value="0.128011" calcext:value-type="float">
            <text:p>0.128011</text:p>
          </table:table-cell>
          <table:table-cell office:value-type="float" office:value="0.00228288" calcext:value-type="float">
            <text:p>0.00228288</text:p>
          </table:table-cell>
          <table:table-cell office:value-type="float" office:value="0.0132634" calcext:value-type="float">
            <text:p>0.0132634</text:p>
          </table:table-cell>
          <table:table-cell office:value-type="float" office:value="0.00524236" calcext:value-type="float">
            <text:p>0.00524236</text:p>
          </table:table-cell>
          <table:table-cell office:value-type="float" office:value="0.00258802" calcext:value-type="float">
            <text:p>0.00258802</text:p>
          </table:table-cell>
        </table:table-row>
        <table:table-row table:style-name="ro1">
          <table:table-cell office:value-type="float" office:value="781000" calcext:value-type="float">
            <text:p>781000</text:p>
          </table:table-cell>
          <table:table-cell/>
          <table:table-cell office:value-type="float" office:value="0.128772" calcext:value-type="float">
            <text:p>0.128772</text:p>
          </table:table-cell>
          <table:table-cell office:value-type="float" office:value="0.00222722" calcext:value-type="float">
            <text:p>0.00222722</text:p>
          </table:table-cell>
          <table:table-cell office:value-type="float" office:value="0.0139527" calcext:value-type="float">
            <text:p>0.0139527</text:p>
          </table:table-cell>
          <table:table-cell office:value-type="float" office:value="0.00497709" calcext:value-type="float">
            <text:p>0.00497709</text:p>
          </table:table-cell>
          <table:table-cell office:value-type="float" office:value="0.00247986" calcext:value-type="float">
            <text:p>0.00247986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/>
          <table:table-cell office:value-type="float" office:value="0.129844" calcext:value-type="float">
            <text:p>0.129844</text:p>
          </table:table-cell>
          <table:table-cell office:value-type="float" office:value="0.00227814" calcext:value-type="float">
            <text:p>0.00227814</text:p>
          </table:table-cell>
          <table:table-cell office:value-type="float" office:value="0.0135701" calcext:value-type="float">
            <text:p>0.0135701</text:p>
          </table:table-cell>
          <table:table-cell office:value-type="float" office:value="0.00502841" calcext:value-type="float">
            <text:p>0.00502841</text:p>
          </table:table-cell>
          <table:table-cell office:value-type="float" office:value="0.0024992" calcext:value-type="float">
            <text:p>0.0024992</text:p>
          </table:table-cell>
        </table:table-row>
        <table:table-row table:style-name="ro1">
          <table:table-cell office:value-type="float" office:value="779000" calcext:value-type="float">
            <text:p>779000</text:p>
          </table:table-cell>
          <table:table-cell/>
          <table:table-cell office:value-type="float" office:value="0.127008" calcext:value-type="float">
            <text:p>0.127008</text:p>
          </table:table-cell>
          <table:table-cell office:value-type="float" office:value="0.00221735" calcext:value-type="float">
            <text:p>0.00221735</text:p>
          </table:table-cell>
          <table:table-cell office:value-type="float" office:value="0.0127502" calcext:value-type="float">
            <text:p>0.0127502</text:p>
          </table:table-cell>
          <table:table-cell office:value-type="float" office:value="0.00534816" calcext:value-type="float">
            <text:p>0.00534816</text:p>
          </table:table-cell>
          <table:table-cell office:value-type="float" office:value="0.00250591" calcext:value-type="float">
            <text:p>0.00250591</text:p>
          </table:table-cell>
        </table:table-row>
        <table:table-row table:style-name="ro1">
          <table:table-cell office:value-type="float" office:value="778000" calcext:value-type="float">
            <text:p>778000</text:p>
          </table:table-cell>
          <table:table-cell/>
          <table:table-cell office:value-type="float" office:value="0.125053" calcext:value-type="float">
            <text:p>0.125053</text:p>
          </table:table-cell>
          <table:table-cell office:value-type="float" office:value="0.00221419" calcext:value-type="float">
            <text:p>0.00221419</text:p>
          </table:table-cell>
          <table:table-cell office:value-type="float" office:value="0.0128888" calcext:value-type="float">
            <text:p>0.0128888</text:p>
          </table:table-cell>
          <table:table-cell office:value-type="float" office:value="0.00506709" calcext:value-type="float">
            <text:p>0.00506709</text:p>
          </table:table-cell>
          <table:table-cell office:value-type="float" office:value="0.00283711" calcext:value-type="float">
            <text:p>0.00283711</text:p>
          </table:table-cell>
        </table:table-row>
        <table:table-row table:style-name="ro1">
          <table:table-cell office:value-type="float" office:value="777000" calcext:value-type="float">
            <text:p>777000</text:p>
          </table:table-cell>
          <table:table-cell/>
          <table:table-cell office:value-type="float" office:value="0.126395" calcext:value-type="float">
            <text:p>0.126395</text:p>
          </table:table-cell>
          <table:table-cell office:value-type="float" office:value="0.00267013" calcext:value-type="float">
            <text:p>0.00267013</text:p>
          </table:table-cell>
          <table:table-cell office:value-type="float" office:value="0.0126954" calcext:value-type="float">
            <text:p>0.0126954</text:p>
          </table:table-cell>
          <table:table-cell office:value-type="float" office:value="0.00672152" calcext:value-type="float">
            <text:p>0.00672152</text:p>
          </table:table-cell>
          <table:table-cell office:value-type="float" office:value="0.00261131" calcext:value-type="float">
            <text:p>0.00261131</text:p>
          </table:table-cell>
        </table:table-row>
        <table:table-row table:style-name="ro1">
          <table:table-cell office:value-type="float" office:value="776000" calcext:value-type="float">
            <text:p>776000</text:p>
          </table:table-cell>
          <table:table-cell/>
          <table:table-cell office:value-type="float" office:value="0.127943" calcext:value-type="float">
            <text:p>0.127943</text:p>
          </table:table-cell>
          <table:table-cell office:value-type="float" office:value="0.00261526" calcext:value-type="float">
            <text:p>0.00261526</text:p>
          </table:table-cell>
          <table:table-cell office:value-type="float" office:value="0.0129831" calcext:value-type="float">
            <text:p>0.0129831</text:p>
          </table:table-cell>
          <table:table-cell office:value-type="float" office:value="0.00740563" calcext:value-type="float">
            <text:p>0.00740563</text:p>
          </table:table-cell>
          <table:table-cell office:value-type="float" office:value="0.00253434" calcext:value-type="float">
            <text:p>0.00253434</text:p>
          </table:table-cell>
        </table:table-row>
        <table:table-row table:style-name="ro1">
          <table:table-cell office:value-type="float" office:value="775000" calcext:value-type="float">
            <text:p>775000</text:p>
          </table:table-cell>
          <table:table-cell/>
          <table:table-cell office:value-type="float" office:value="0.123301" calcext:value-type="float">
            <text:p>0.123301</text:p>
          </table:table-cell>
          <table:table-cell office:value-type="float" office:value="0.00263895" calcext:value-type="float">
            <text:p>0.00263895</text:p>
          </table:table-cell>
          <table:table-cell office:value-type="float" office:value="0.0132208" calcext:value-type="float">
            <text:p>0.0132208</text:p>
          </table:table-cell>
          <table:table-cell office:value-type="float" office:value="0.00528618" calcext:value-type="float">
            <text:p>0.00528618</text:p>
          </table:table-cell>
          <table:table-cell office:value-type="float" office:value="0.00257065" calcext:value-type="float">
            <text:p>0.00257065</text:p>
          </table:table-cell>
        </table:table-row>
        <table:table-row table:style-name="ro1">
          <table:table-cell office:value-type="float" office:value="774000" calcext:value-type="float">
            <text:p>774000</text:p>
          </table:table-cell>
          <table:table-cell/>
          <table:table-cell office:value-type="float" office:value="0.125546" calcext:value-type="float">
            <text:p>0.125546</text:p>
          </table:table-cell>
          <table:table-cell office:value-type="float" office:value="0.00245341" calcext:value-type="float">
            <text:p>0.00245341</text:p>
          </table:table-cell>
          <table:table-cell office:value-type="float" office:value="0.0128635" calcext:value-type="float">
            <text:p>0.0128635</text:p>
          </table:table-cell>
          <table:table-cell office:value-type="float" office:value="0.00535605" calcext:value-type="float">
            <text:p>0.00535605</text:p>
          </table:table-cell>
          <table:table-cell office:value-type="float" office:value="0.00255171" calcext:value-type="float">
            <text:p>0.00255171</text:p>
          </table:table-cell>
        </table:table-row>
        <table:table-row table:style-name="ro1">
          <table:table-cell office:value-type="float" office:value="773000" calcext:value-type="float">
            <text:p>773000</text:p>
          </table:table-cell>
          <table:table-cell/>
          <table:table-cell office:value-type="float" office:value="0.12246" calcext:value-type="float">
            <text:p>0.12246</text:p>
          </table:table-cell>
          <table:table-cell office:value-type="float" office:value="0.00239064" calcext:value-type="float">
            <text:p>0.00239064</text:p>
          </table:table-cell>
          <table:table-cell office:value-type="float" office:value="0.0126283" calcext:value-type="float">
            <text:p>0.0126283</text:p>
          </table:table-cell>
          <table:table-cell office:value-type="float" office:value="0.00491945" calcext:value-type="float">
            <text:p>0.00491945</text:p>
          </table:table-cell>
          <table:table-cell office:value-type="float" office:value="0.00260973" calcext:value-type="float">
            <text:p>0.00260973</text:p>
          </table:table-cell>
        </table:table-row>
        <table:table-row table:style-name="ro1">
          <table:table-cell office:value-type="float" office:value="772000" calcext:value-type="float">
            <text:p>772000</text:p>
          </table:table-cell>
          <table:table-cell/>
          <table:table-cell office:value-type="float" office:value="0.129085" calcext:value-type="float">
            <text:p>0.129085</text:p>
          </table:table-cell>
          <table:table-cell office:value-type="float" office:value="0.00241117" calcext:value-type="float">
            <text:p>0.00241117</text:p>
          </table:table-cell>
          <table:table-cell office:value-type="float" office:value="0.0135595" calcext:value-type="float">
            <text:p>0.0135595</text:p>
          </table:table-cell>
          <table:table-cell office:value-type="float" office:value="0.00482511" calcext:value-type="float">
            <text:p>0.00482511</text:p>
          </table:table-cell>
          <table:table-cell office:value-type="float" office:value="0.00262474" calcext:value-type="float">
            <text:p>0.00262474</text:p>
          </table:table-cell>
        </table:table-row>
        <table:table-row table:style-name="ro1">
          <table:table-cell office:value-type="float" office:value="771000" calcext:value-type="float">
            <text:p>771000</text:p>
          </table:table-cell>
          <table:table-cell/>
          <table:table-cell office:value-type="float" office:value="0.125732" calcext:value-type="float">
            <text:p>0.125732</text:p>
          </table:table-cell>
          <table:table-cell office:value-type="float" office:value="0.00237406" calcext:value-type="float">
            <text:p>0.00237406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0531776" calcext:value-type="float">
            <text:p>0.00531776</text:p>
          </table:table-cell>
          <table:table-cell office:value-type="float" office:value="0.00260026" calcext:value-type="float">
            <text:p>0.00260026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/>
          <table:table-cell office:value-type="float" office:value="0.126765" calcext:value-type="float">
            <text:p>0.126765</text:p>
          </table:table-cell>
          <table:table-cell office:value-type="float" office:value="0.0023567" calcext:value-type="float">
            <text:p>0.0023567</text:p>
          </table:table-cell>
          <table:table-cell office:value-type="float" office:value="0.0149403" calcext:value-type="float">
            <text:p>0.0149403</text:p>
          </table:table-cell>
          <table:table-cell office:value-type="float" office:value="0.00547369" calcext:value-type="float">
            <text:p>0.00547369</text:p>
          </table:table-cell>
          <table:table-cell office:value-type="float" office:value="0.00255526" calcext:value-type="float">
            <text:p>0.00255526</text:p>
          </table:table-cell>
        </table:table-row>
        <table:table-row table:style-name="ro1">
          <table:table-cell office:value-type="float" office:value="769000" calcext:value-type="float">
            <text:p>769000</text:p>
          </table:table-cell>
          <table:table-cell/>
          <table:table-cell office:value-type="float" office:value="0.1264" calcext:value-type="float">
            <text:p>0.1264</text:p>
          </table:table-cell>
          <table:table-cell office:value-type="float" office:value="0.00235551" calcext:value-type="float">
            <text:p>0.00235551</text:p>
          </table:table-cell>
          <table:table-cell office:value-type="float" office:value="0.0133822" calcext:value-type="float">
            <text:p>0.0133822</text:p>
          </table:table-cell>
          <table:table-cell office:value-type="float" office:value="0.00509275" calcext:value-type="float">
            <text:p>0.00509275</text:p>
          </table:table-cell>
          <table:table-cell office:value-type="float" office:value="0.00265789" calcext:value-type="float">
            <text:p>0.00265789</text:p>
          </table:table-cell>
        </table:table-row>
        <table:table-row table:style-name="ro1">
          <table:table-cell office:value-type="float" office:value="768000" calcext:value-type="float">
            <text:p>768000</text:p>
          </table:table-cell>
          <table:table-cell/>
          <table:table-cell office:value-type="float" office:value="0.124318" calcext:value-type="float">
            <text:p>0.124318</text:p>
          </table:table-cell>
          <table:table-cell office:value-type="float" office:value="0.00268869" calcext:value-type="float">
            <text:p>0.00268869</text:p>
          </table:table-cell>
          <table:table-cell office:value-type="float" office:value="0.0132216" calcext:value-type="float">
            <text:p>0.0132216</text:p>
          </table:table-cell>
          <table:table-cell office:value-type="float" office:value="0.00617912" calcext:value-type="float">
            <text:p>0.00617912</text:p>
          </table:table-cell>
          <table:table-cell office:value-type="float" office:value="0.00259355" calcext:value-type="float">
            <text:p>0.00259355</text:p>
          </table:table-cell>
        </table:table-row>
        <table:table-row table:style-name="ro1">
          <table:table-cell office:value-type="float" office:value="767000" calcext:value-type="float">
            <text:p>767000</text:p>
          </table:table-cell>
          <table:table-cell/>
          <table:table-cell office:value-type="float" office:value="0.12471" calcext:value-type="float">
            <text:p>0.12471</text:p>
          </table:table-cell>
          <table:table-cell office:value-type="float" office:value="0.00229038" calcext:value-type="float">
            <text:p>0.00229038</text:p>
          </table:table-cell>
          <table:table-cell office:value-type="float" office:value="0.0130593" calcext:value-type="float">
            <text:p>0.0130593</text:p>
          </table:table-cell>
          <table:table-cell office:value-type="float" office:value="0.00515157" calcext:value-type="float">
            <text:p>0.00515157</text:p>
          </table:table-cell>
          <table:table-cell office:value-type="float" office:value="0.00255289" calcext:value-type="float">
            <text:p>0.00255289</text:p>
          </table:table-cell>
        </table:table-row>
        <table:table-row table:style-name="ro1">
          <table:table-cell office:value-type="float" office:value="766000" calcext:value-type="float">
            <text:p>766000</text:p>
          </table:table-cell>
          <table:table-cell/>
          <table:table-cell office:value-type="float" office:value="0.122178" calcext:value-type="float">
            <text:p>0.122178</text:p>
          </table:table-cell>
          <table:table-cell office:value-type="float" office:value="0.00228761" calcext:value-type="float">
            <text:p>0.00228761</text:p>
          </table:table-cell>
          <table:table-cell office:value-type="float" office:value="0.0129287" calcext:value-type="float">
            <text:p>0.0129287</text:p>
          </table:table-cell>
          <table:table-cell office:value-type="float" office:value="0.00534184" calcext:value-type="float">
            <text:p>0.00534184</text:p>
          </table:table-cell>
          <table:table-cell office:value-type="float" office:value="0.00254578" calcext:value-type="float">
            <text:p>0.00254578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/>
          <table:table-cell office:value-type="float" office:value="0.127477" calcext:value-type="float">
            <text:p>0.127477</text:p>
          </table:table-cell>
          <table:table-cell office:value-type="float" office:value="0.00228761" calcext:value-type="float">
            <text:p>0.00228761</text:p>
          </table:table-cell>
          <table:table-cell office:value-type="float" office:value="0.0128493" calcext:value-type="float">
            <text:p>0.0128493</text:p>
          </table:table-cell>
          <table:table-cell office:value-type="float" office:value="0.00525934" calcext:value-type="float">
            <text:p>0.00525934</text:p>
          </table:table-cell>
          <table:table-cell office:value-type="float" office:value="0.00256907" calcext:value-type="float">
            <text:p>0.00256907</text:p>
          </table:table-cell>
        </table:table-row>
        <table:table-row table:style-name="ro1">
          <table:table-cell office:value-type="float" office:value="764000" calcext:value-type="float">
            <text:p>764000</text:p>
          </table:table-cell>
          <table:table-cell/>
          <table:table-cell office:value-type="float" office:value="0.124058" calcext:value-type="float">
            <text:p>0.124058</text:p>
          </table:table-cell>
          <table:table-cell office:value-type="float" office:value="0.00273171" calcext:value-type="float">
            <text:p>0.00273171</text:p>
          </table:table-cell>
          <table:table-cell office:value-type="float" office:value="0.0142239" calcext:value-type="float">
            <text:p>0.0142239</text:p>
          </table:table-cell>
          <table:table-cell office:value-type="float" office:value="0.00496446" calcext:value-type="float">
            <text:p>0.00496446</text:p>
          </table:table-cell>
          <table:table-cell office:value-type="float" office:value="0.00256276" calcext:value-type="float">
            <text:p>0.00256276</text:p>
          </table:table-cell>
        </table:table-row>
        <table:table-row table:style-name="ro1">
          <table:table-cell office:value-type="float" office:value="763000" calcext:value-type="float">
            <text:p>763000</text:p>
          </table:table-cell>
          <table:table-cell/>
          <table:table-cell office:value-type="float" office:value="0.122727" calcext:value-type="float">
            <text:p>0.122727</text:p>
          </table:table-cell>
          <table:table-cell office:value-type="float" office:value="0.0022734" calcext:value-type="float">
            <text:p>0.0022734</text:p>
          </table:table-cell>
          <table:table-cell office:value-type="float" office:value="0.0128284" calcext:value-type="float">
            <text:p>0.0128284</text:p>
          </table:table-cell>
          <table:table-cell office:value-type="float" office:value="0.00495893" calcext:value-type="float">
            <text:p>0.00495893</text:p>
          </table:table-cell>
          <table:table-cell office:value-type="float" office:value="0.00249131" calcext:value-type="float">
            <text:p>0.00249131</text:p>
          </table:table-cell>
        </table:table-row>
        <table:table-row table:style-name="ro1">
          <table:table-cell office:value-type="float" office:value="762000" calcext:value-type="float">
            <text:p>762000</text:p>
          </table:table-cell>
          <table:table-cell/>
          <table:table-cell office:value-type="float" office:value="0.124345" calcext:value-type="float">
            <text:p>0.124345</text:p>
          </table:table-cell>
          <table:table-cell office:value-type="float" office:value="0.00236104" calcext:value-type="float">
            <text:p>0.00236104</text:p>
          </table:table-cell>
          <table:table-cell office:value-type="float" office:value="0.0135228" calcext:value-type="float">
            <text:p>0.0135228</text:p>
          </table:table-cell>
          <table:table-cell office:value-type="float" office:value="0.00715141" calcext:value-type="float">
            <text:p>0.00715141</text:p>
          </table:table-cell>
          <table:table-cell office:value-type="float" office:value="0.00252802" calcext:value-type="float">
            <text:p>0.00252802</text:p>
          </table:table-cell>
        </table:table-row>
        <table:table-row table:style-name="ro1">
          <table:table-cell office:value-type="float" office:value="761000" calcext:value-type="float">
            <text:p>761000</text:p>
          </table:table-cell>
          <table:table-cell/>
          <table:table-cell office:value-type="float" office:value="0.121399" calcext:value-type="float">
            <text:p>0.121399</text:p>
          </table:table-cell>
          <table:table-cell office:value-type="float" office:value="0.00227301" calcext:value-type="float">
            <text:p>0.00227301</text:p>
          </table:table-cell>
          <table:table-cell office:value-type="float" office:value="0.0128706" calcext:value-type="float">
            <text:p>0.0128706</text:p>
          </table:table-cell>
          <table:table-cell office:value-type="float" office:value="0.00644598" calcext:value-type="float">
            <text:p>0.00644598</text:p>
          </table:table-cell>
          <table:table-cell office:value-type="float" office:value="0.00252881" calcext:value-type="float">
            <text:p>0.0025288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/>
          <table:table-cell office:value-type="float" office:value="0.125167" calcext:value-type="float">
            <text:p>0.125167</text:p>
          </table:table-cell>
          <table:table-cell office:value-type="float" office:value="0.00224893" calcext:value-type="float">
            <text:p>0.00224893</text:p>
          </table:table-cell>
          <table:table-cell office:value-type="float" office:value="0.013113" calcext:value-type="float">
            <text:p>0.013113</text:p>
          </table:table-cell>
          <table:table-cell office:value-type="float" office:value="0.00676849" calcext:value-type="float">
            <text:p>0.00676849</text:p>
          </table:table-cell>
          <table:table-cell office:value-type="float" office:value="0.00253434" calcext:value-type="float">
            <text:p>0.00253434</text:p>
          </table:table-cell>
        </table:table-row>
        <table:table-row table:style-name="ro1">
          <table:table-cell office:value-type="float" office:value="759000" calcext:value-type="float">
            <text:p>759000</text:p>
          </table:table-cell>
          <table:table-cell/>
          <table:table-cell office:value-type="float" office:value="0.123705" calcext:value-type="float">
            <text:p>0.123705</text:p>
          </table:table-cell>
          <table:table-cell office:value-type="float" office:value="0.00231288" calcext:value-type="float">
            <text:p>0.00231288</text:p>
          </table:table-cell>
          <table:table-cell office:value-type="float" office:value="0.0127273" calcext:value-type="float">
            <text:p>0.0127273</text:p>
          </table:table-cell>
          <table:table-cell office:value-type="float" office:value="0.0064744" calcext:value-type="float">
            <text:p>0.0064744</text:p>
          </table:table-cell>
          <table:table-cell office:value-type="float" office:value="0.00308147" calcext:value-type="float">
            <text:p>0.00308147</text:p>
          </table:table-cell>
        </table:table-row>
        <table:table-row table:style-name="ro1">
          <table:table-cell office:value-type="float" office:value="758000" calcext:value-type="float">
            <text:p>758000</text:p>
          </table:table-cell>
          <table:table-cell/>
          <table:table-cell office:value-type="float" office:value="0.122831" calcext:value-type="float">
            <text:p>0.122831</text:p>
          </table:table-cell>
          <table:table-cell office:value-type="float" office:value="0.00267566" calcext:value-type="float">
            <text:p>0.00267566</text:p>
          </table:table-cell>
          <table:table-cell office:value-type="float" office:value="0.0140135" calcext:value-type="float">
            <text:p>0.0140135</text:p>
          </table:table-cell>
          <table:table-cell office:value-type="float" office:value="0.00509157" calcext:value-type="float">
            <text:p>0.00509157</text:p>
          </table:table-cell>
          <table:table-cell office:value-type="float" office:value="0.00257855" calcext:value-type="float">
            <text:p>0.00257855</text:p>
          </table:table-cell>
        </table:table-row>
        <table:table-row table:style-name="ro1">
          <table:table-cell office:value-type="float" office:value="757000" calcext:value-type="float">
            <text:p>757000</text:p>
          </table:table-cell>
          <table:table-cell/>
          <table:table-cell office:value-type="float" office:value="0.123199" calcext:value-type="float">
            <text:p>0.123199</text:p>
          </table:table-cell>
          <table:table-cell office:value-type="float" office:value="0.0022509" calcext:value-type="float">
            <text:p>0.0022509</text:p>
          </table:table-cell>
          <table:table-cell office:value-type="float" office:value="0.0141698" calcext:value-type="float">
            <text:p>0.0141698</text:p>
          </table:table-cell>
          <table:table-cell office:value-type="float" office:value="0.0051492" calcext:value-type="float">
            <text:p>0.0051492</text:p>
          </table:table-cell>
          <table:table-cell office:value-type="float" office:value="0.00254934" calcext:value-type="float">
            <text:p>0.00254934</text:p>
          </table:table-cell>
        </table:table-row>
        <table:table-row table:style-name="ro1">
          <table:table-cell office:value-type="float" office:value="756000" calcext:value-type="float">
            <text:p>756000</text:p>
          </table:table-cell>
          <table:table-cell/>
          <table:table-cell office:value-type="float" office:value="0.120803" calcext:value-type="float">
            <text:p>0.120803</text:p>
          </table:table-cell>
          <table:table-cell office:value-type="float" office:value="0.00227972" calcext:value-type="float">
            <text:p>0.00227972</text:p>
          </table:table-cell>
          <table:table-cell office:value-type="float" office:value="0.0158341" calcext:value-type="float">
            <text:p>0.0158341</text:p>
          </table:table-cell>
          <table:table-cell office:value-type="float" office:value="0.00482511" calcext:value-type="float">
            <text:p>0.00482511</text:p>
          </table:table-cell>
          <table:table-cell office:value-type="float" office:value="0.00259118" calcext:value-type="float">
            <text:p>0.00259118</text:p>
          </table:table-cell>
        </table:table-row>
        <table:table-row table:style-name="ro1">
          <table:table-cell office:value-type="float" office:value="755000" calcext:value-type="float">
            <text:p>755000</text:p>
          </table:table-cell>
          <table:table-cell/>
          <table:table-cell office:value-type="float" office:value="0.122029" calcext:value-type="float">
            <text:p>0.122029</text:p>
          </table:table-cell>
          <table:table-cell office:value-type="float" office:value="0.00226511" calcext:value-type="float">
            <text:p>0.00226511</text:p>
          </table:table-cell>
          <table:table-cell office:value-type="float" office:value="0.0159939" calcext:value-type="float">
            <text:p>0.0159939</text:p>
          </table:table-cell>
          <table:table-cell office:value-type="float" office:value="0.00478879" calcext:value-type="float">
            <text:p>0.00478879</text:p>
          </table:table-cell>
          <table:table-cell office:value-type="float" office:value="0.0025821" calcext:value-type="float">
            <text:p>0.0025821</text:p>
          </table:table-cell>
        </table:table-row>
        <table:table-row table:style-name="ro1">
          <table:table-cell office:value-type="float" office:value="754000" calcext:value-type="float">
            <text:p>754000</text:p>
          </table:table-cell>
          <table:table-cell/>
          <table:table-cell office:value-type="float" office:value="0.120987" calcext:value-type="float">
            <text:p>0.120987</text:p>
          </table:table-cell>
          <table:table-cell office:value-type="float" office:value="0.00225682" calcext:value-type="float">
            <text:p>0.00225682</text:p>
          </table:table-cell>
          <table:table-cell office:value-type="float" office:value="0.0138169" calcext:value-type="float">
            <text:p>0.0138169</text:p>
          </table:table-cell>
          <table:table-cell office:value-type="float" office:value="0.004863" calcext:value-type="float">
            <text:p>0.004863</text:p>
          </table:table-cell>
          <table:table-cell office:value-type="float" office:value="0.0025446" calcext:value-type="float">
            <text:p>0.0025446</text:p>
          </table:table-cell>
        </table:table-row>
        <table:table-row table:style-name="ro1">
          <table:table-cell office:value-type="float" office:value="753000" calcext:value-type="float">
            <text:p>753000</text:p>
          </table:table-cell>
          <table:table-cell/>
          <table:table-cell office:value-type="float" office:value="0.122747" calcext:value-type="float">
            <text:p>0.122747</text:p>
          </table:table-cell>
          <table:table-cell office:value-type="float" office:value="0.00222011" calcext:value-type="float">
            <text:p>0.00222011</text:p>
          </table:table-cell>
          <table:table-cell office:value-type="float" office:value="0.0127143" calcext:value-type="float">
            <text:p>0.0127143</text:p>
          </table:table-cell>
          <table:table-cell office:value-type="float" office:value="0.00536277" calcext:value-type="float">
            <text:p>0.00536277</text:p>
          </table:table-cell>
          <table:table-cell office:value-type="float" office:value="0.00252605" calcext:value-type="float">
            <text:p>0.00252605</text:p>
          </table:table-cell>
        </table:table-row>
        <table:table-row table:style-name="ro1">
          <table:table-cell office:value-type="float" office:value="752000" calcext:value-type="float">
            <text:p>752000</text:p>
          </table:table-cell>
          <table:table-cell/>
          <table:table-cell office:value-type="float" office:value="0.122031" calcext:value-type="float">
            <text:p>0.122031</text:p>
          </table:table-cell>
          <table:table-cell office:value-type="float" office:value="0.00220629" calcext:value-type="float">
            <text:p>0.00220629</text:p>
          </table:table-cell>
          <table:table-cell office:value-type="float" office:value="0.0126484" calcext:value-type="float">
            <text:p>0.0126484</text:p>
          </table:table-cell>
          <table:table-cell office:value-type="float" office:value="0.00520842" calcext:value-type="float">
            <text:p>0.00520842</text:p>
          </table:table-cell>
          <table:table-cell office:value-type="float" office:value="0.0025371" calcext:value-type="float">
            <text:p>0.0025371</text:p>
          </table:table-cell>
        </table:table-row>
        <table:table-row table:style-name="ro1">
          <table:table-cell office:value-type="float" office:value="751000" calcext:value-type="float">
            <text:p>751000</text:p>
          </table:table-cell>
          <table:table-cell/>
          <table:table-cell office:value-type="float" office:value="0.120097" calcext:value-type="float">
            <text:p>0.120097</text:p>
          </table:table-cell>
          <table:table-cell office:value-type="float" office:value="0.0022359" calcext:value-type="float">
            <text:p>0.0022359</text:p>
          </table:table-cell>
          <table:table-cell office:value-type="float" office:value="0.0128706" calcext:value-type="float">
            <text:p>0.0128706</text:p>
          </table:table-cell>
          <table:table-cell office:value-type="float" office:value="0.00517644" calcext:value-type="float">
            <text:p>0.00517644</text:p>
          </table:table-cell>
          <table:table-cell office:value-type="float" office:value="0.00256789" calcext:value-type="float">
            <text:p>0.0025678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/>
          <table:table-cell office:value-type="float" office:value="0.125756" calcext:value-type="float">
            <text:p>0.125756</text:p>
          </table:table-cell>
          <table:table-cell office:value-type="float" office:value="0.00222643" calcext:value-type="float">
            <text:p>0.00222643</text:p>
          </table:table-cell>
          <table:table-cell office:value-type="float" office:value="0.0123172" calcext:value-type="float">
            <text:p>0.0123172</text:p>
          </table:table-cell>
          <table:table-cell office:value-type="float" office:value="0.00525105" calcext:value-type="float">
            <text:p>0.00525105</text:p>
          </table:table-cell>
          <table:table-cell office:value-type="float" office:value="0.00253868" calcext:value-type="float">
            <text:p>0.00253868</text:p>
          </table:table-cell>
        </table:table-row>
        <table:table-row table:style-name="ro1">
          <table:table-cell office:value-type="float" office:value="749000" calcext:value-type="float">
            <text:p>749000</text:p>
          </table:table-cell>
          <table:table-cell/>
          <table:table-cell office:value-type="float" office:value="0.120438" calcext:value-type="float">
            <text:p>0.120438</text:p>
          </table:table-cell>
          <table:table-cell office:value-type="float" office:value="0.00225011" calcext:value-type="float">
            <text:p>0.00225011</text:p>
          </table:table-cell>
          <table:table-cell office:value-type="float" office:value="0.0120827" calcext:value-type="float">
            <text:p>0.0120827</text:p>
          </table:table-cell>
          <table:table-cell office:value-type="float" office:value="0.00524631" calcext:value-type="float">
            <text:p>0.00524631</text:p>
          </table:table-cell>
          <table:table-cell office:value-type="float" office:value="0.00263381" calcext:value-type="float">
            <text:p>0.00263381</text:p>
          </table:table-cell>
        </table:table-row>
        <table:table-row table:style-name="ro1">
          <table:table-cell office:value-type="float" office:value="748000" calcext:value-type="float">
            <text:p>748000</text:p>
          </table:table-cell>
          <table:table-cell/>
          <table:table-cell office:value-type="float" office:value="0.123035" calcext:value-type="float">
            <text:p>0.123035</text:p>
          </table:table-cell>
          <table:table-cell office:value-type="float" office:value="0.00219485" calcext:value-type="float">
            <text:p>0.00219485</text:p>
          </table:table-cell>
          <table:table-cell office:value-type="float" office:value="0.0129539" calcext:value-type="float">
            <text:p>0.0129539</text:p>
          </table:table-cell>
          <table:table-cell office:value-type="float" office:value="0.00517881" calcext:value-type="float">
            <text:p>0.00517881</text:p>
          </table:table-cell>
          <table:table-cell office:value-type="float" office:value="0.0025296" calcext:value-type="float">
            <text:p>0.0025296</text:p>
          </table:table-cell>
        </table:table-row>
        <table:table-row table:style-name="ro1">
          <table:table-cell office:value-type="float" office:value="747000" calcext:value-type="float">
            <text:p>747000</text:p>
          </table:table-cell>
          <table:table-cell/>
          <table:table-cell office:value-type="float" office:value="0.120142" calcext:value-type="float">
            <text:p>0.120142</text:p>
          </table:table-cell>
          <table:table-cell office:value-type="float" office:value="0.00217629" calcext:value-type="float">
            <text:p>0.00217629</text:p>
          </table:table-cell>
          <table:table-cell office:value-type="float" office:value="0.0125134" calcext:value-type="float">
            <text:p>0.0125134</text:p>
          </table:table-cell>
          <table:table-cell office:value-type="float" office:value="0.004743" calcext:value-type="float">
            <text:p>0.004743</text:p>
          </table:table-cell>
          <table:table-cell office:value-type="float" office:value="0.00255921" calcext:value-type="float">
            <text:p>0.00255921</text:p>
          </table:table-cell>
        </table:table-row>
        <table:table-row table:style-name="ro1">
          <table:table-cell office:value-type="float" office:value="746000" calcext:value-type="float">
            <text:p>746000</text:p>
          </table:table-cell>
          <table:table-cell/>
          <table:table-cell office:value-type="float" office:value="0.120455" calcext:value-type="float">
            <text:p>0.120455</text:p>
          </table:table-cell>
          <table:table-cell office:value-type="float" office:value="0.00218024" calcext:value-type="float">
            <text:p>0.00218024</text:p>
          </table:table-cell>
          <table:table-cell office:value-type="float" office:value="0.015626" calcext:value-type="float">
            <text:p>0.015626</text:p>
          </table:table-cell>
          <table:table-cell office:value-type="float" office:value="0.00481169" calcext:value-type="float">
            <text:p>0.00481169</text:p>
          </table:table-cell>
          <table:table-cell office:value-type="float" office:value="0.00253749" calcext:value-type="float">
            <text:p>0.00253749</text:p>
          </table:table-cell>
        </table:table-row>
        <table:table-row table:style-name="ro1">
          <table:table-cell office:value-type="float" office:value="745000" calcext:value-type="float">
            <text:p>745000</text:p>
          </table:table-cell>
          <table:table-cell/>
          <table:table-cell office:value-type="float" office:value="0.121093" calcext:value-type="float">
            <text:p>0.121093</text:p>
          </table:table-cell>
          <table:table-cell office:value-type="float" office:value="0.00220787" calcext:value-type="float">
            <text:p>0.00220787</text:p>
          </table:table-cell>
          <table:table-cell office:value-type="float" office:value="0.0159616" calcext:value-type="float">
            <text:p>0.0159616</text:p>
          </table:table-cell>
          <table:table-cell office:value-type="float" office:value="0.00544645" calcext:value-type="float">
            <text:p>0.00544645</text:p>
          </table:table-cell>
          <table:table-cell office:value-type="float" office:value="0.00265947" calcext:value-type="float">
            <text:p>0.00265947</text:p>
          </table:table-cell>
        </table:table-row>
        <table:table-row table:style-name="ro1">
          <table:table-cell office:value-type="float" office:value="744000" calcext:value-type="float">
            <text:p>744000</text:p>
          </table:table-cell>
          <table:table-cell/>
          <table:table-cell office:value-type="float" office:value="0.118472" calcext:value-type="float">
            <text:p>0.118472</text:p>
          </table:table-cell>
          <table:table-cell office:value-type="float" office:value="0.00265434" calcext:value-type="float">
            <text:p>0.00265434</text:p>
          </table:table-cell>
          <table:table-cell office:value-type="float" office:value="0.0181316" calcext:value-type="float">
            <text:p>0.0181316</text:p>
          </table:table-cell>
          <table:table-cell office:value-type="float" office:value="0.00479155" calcext:value-type="float">
            <text:p>0.00479155</text:p>
          </table:table-cell>
          <table:table-cell office:value-type="float" office:value="0.00257342" calcext:value-type="float">
            <text:p>0.00257342</text:p>
          </table:table-cell>
        </table:table-row>
        <table:table-row table:style-name="ro1">
          <table:table-cell office:value-type="float" office:value="743000" calcext:value-type="float">
            <text:p>743000</text:p>
          </table:table-cell>
          <table:table-cell/>
          <table:table-cell office:value-type="float" office:value="0.125469" calcext:value-type="float">
            <text:p>0.125469</text:p>
          </table:table-cell>
          <table:table-cell office:value-type="float" office:value="0.00215261" calcext:value-type="float">
            <text:p>0.00215261</text:p>
          </table:table-cell>
          <table:table-cell office:value-type="float" office:value="0.0162904" calcext:value-type="float">
            <text:p>0.0162904</text:p>
          </table:table-cell>
          <table:table-cell office:value-type="float" office:value="0.00470471" calcext:value-type="float">
            <text:p>0.00470471</text:p>
          </table:table-cell>
          <table:table-cell office:value-type="float" office:value="0.00259671" calcext:value-type="float">
            <text:p>0.00259671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/>
          <table:table-cell office:value-type="float" office:value="0.118811" calcext:value-type="float">
            <text:p>0.118811</text:p>
          </table:table-cell>
          <table:table-cell office:value-type="float" office:value="0.00225564" calcext:value-type="float">
            <text:p>0.00225564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522342" calcext:value-type="float">
            <text:p>0.00522342</text:p>
          </table:table-cell>
          <table:table-cell office:value-type="float" office:value="0.00286514" calcext:value-type="float">
            <text:p>0.00286514</text:p>
          </table:table-cell>
        </table:table-row>
        <table:table-row table:style-name="ro1">
          <table:table-cell office:value-type="float" office:value="741000" calcext:value-type="float">
            <text:p>741000</text:p>
          </table:table-cell>
          <table:table-cell/>
          <table:table-cell office:value-type="float" office:value="0.122688" calcext:value-type="float">
            <text:p>0.122688</text:p>
          </table:table-cell>
          <table:table-cell office:value-type="float" office:value="0.00223195" calcext:value-type="float">
            <text:p>0.00223195</text:p>
          </table:table-cell>
          <table:table-cell office:value-type="float" office:value="0.014831" calcext:value-type="float">
            <text:p>0.014831</text:p>
          </table:table-cell>
          <table:table-cell office:value-type="float" office:value="0.00479116" calcext:value-type="float">
            <text:p>0.00479116</text:p>
          </table:table-cell>
          <table:table-cell office:value-type="float" office:value="0.00250986" calcext:value-type="float">
            <text:p>0.00250986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/>
          <table:table-cell office:value-type="float" office:value="0.121731" calcext:value-type="float">
            <text:p>0.121731</text:p>
          </table:table-cell>
          <table:table-cell office:value-type="float" office:value="0.00225406" calcext:value-type="float">
            <text:p>0.00225406</text:p>
          </table:table-cell>
          <table:table-cell office:value-type="float" office:value="0.0133759" calcext:value-type="float">
            <text:p>0.0133759</text:p>
          </table:table-cell>
          <table:table-cell office:value-type="float" office:value="0.00483695" calcext:value-type="float">
            <text:p>0.00483695</text:p>
          </table:table-cell>
          <table:table-cell office:value-type="float" office:value="0.00262671" calcext:value-type="float">
            <text:p>0.00262671</text:p>
          </table:table-cell>
        </table:table-row>
        <table:table-row table:style-name="ro1">
          <table:table-cell office:value-type="float" office:value="739000" calcext:value-type="float">
            <text:p>739000</text:p>
          </table:table-cell>
          <table:table-cell/>
          <table:table-cell office:value-type="float" office:value="0.121607" calcext:value-type="float">
            <text:p>0.121607</text:p>
          </table:table-cell>
          <table:table-cell office:value-type="float" office:value="0.0021984" calcext:value-type="float">
            <text:p>0.0021984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0.00514447" calcext:value-type="float">
            <text:p>0.00514447</text:p>
          </table:table-cell>
          <table:table-cell office:value-type="float" office:value="0.00273685" calcext:value-type="float">
            <text:p>0.00273685</text:p>
          </table:table-cell>
        </table:table-row>
        <table:table-row table:style-name="ro1">
          <table:table-cell office:value-type="float" office:value="738000" calcext:value-type="float">
            <text:p>738000</text:p>
          </table:table-cell>
          <table:table-cell/>
          <table:table-cell office:value-type="float" office:value="0.120246" calcext:value-type="float">
            <text:p>0.120246</text:p>
          </table:table-cell>
          <table:table-cell office:value-type="float" office:value="0.00215932" calcext:value-type="float">
            <text:p>0.00215932</text:p>
          </table:table-cell>
          <table:table-cell office:value-type="float" office:value="0.0129216" calcext:value-type="float">
            <text:p>0.0129216</text:p>
          </table:table-cell>
          <table:table-cell office:value-type="float" office:value="0.00503985" calcext:value-type="float">
            <text:p>0.00503985</text:p>
          </table:table-cell>
          <table:table-cell office:value-type="float" office:value="0.0026346" calcext:value-type="float">
            <text:p>0.0026346</text:p>
          </table:table-cell>
        </table:table-row>
        <table:table-row table:style-name="ro1">
          <table:table-cell office:value-type="float" office:value="737000" calcext:value-type="float">
            <text:p>737000</text:p>
          </table:table-cell>
          <table:table-cell/>
          <table:table-cell office:value-type="float" office:value="0.117232" calcext:value-type="float">
            <text:p>0.117232</text:p>
          </table:table-cell>
          <table:table-cell office:value-type="float" office:value="0.00231169" calcext:value-type="float">
            <text:p>0.00231169</text:p>
          </table:table-cell>
          <table:table-cell office:value-type="float" office:value="0.0127281" calcext:value-type="float">
            <text:p>0.0127281</text:p>
          </table:table-cell>
          <table:table-cell office:value-type="float" office:value="0.00470431" calcext:value-type="float">
            <text:p>0.00470431</text:p>
          </table:table-cell>
          <table:table-cell office:value-type="float" office:value="0.0025596" calcext:value-type="float">
            <text:p>0.0025596</text:p>
          </table:table-cell>
        </table:table-row>
        <table:table-row table:style-name="ro1">
          <table:table-cell office:value-type="float" office:value="736000" calcext:value-type="float">
            <text:p>736000</text:p>
          </table:table-cell>
          <table:table-cell/>
          <table:table-cell office:value-type="float" office:value="0.119408" calcext:value-type="float">
            <text:p>0.119408</text:p>
          </table:table-cell>
          <table:table-cell office:value-type="float" office:value="0.0022509" calcext:value-type="float">
            <text:p>0.0022509</text:p>
          </table:table-cell>
          <table:table-cell office:value-type="float" office:value="0.0119094" calcext:value-type="float">
            <text:p>0.0119094</text:p>
          </table:table-cell>
          <table:table-cell office:value-type="float" office:value="0.00470076" calcext:value-type="float">
            <text:p>0.00470076</text:p>
          </table:table-cell>
          <table:table-cell office:value-type="float" office:value="0.00255407" calcext:value-type="float">
            <text:p>0.00255407</text:p>
          </table:table-cell>
        </table:table-row>
        <table:table-row table:style-name="ro1">
          <table:table-cell office:value-type="float" office:value="735000" calcext:value-type="float">
            <text:p>735000</text:p>
          </table:table-cell>
          <table:table-cell/>
          <table:table-cell office:value-type="float" office:value="0.115558" calcext:value-type="float">
            <text:p>0.115558</text:p>
          </table:table-cell>
          <table:table-cell office:value-type="float" office:value="0.0032449" calcext:value-type="float">
            <text:p>0.0032449</text:p>
          </table:table-cell>
          <table:table-cell office:value-type="float" office:value="0.0122986" calcext:value-type="float">
            <text:p>0.0122986</text:p>
          </table:table-cell>
          <table:table-cell office:value-type="float" office:value="0.00475563" calcext:value-type="float">
            <text:p>0.00475563</text:p>
          </table:table-cell>
          <table:table-cell office:value-type="float" office:value="0.0024771" calcext:value-type="float">
            <text:p>0.0024771</text:p>
          </table:table-cell>
        </table:table-row>
        <table:table-row table:style-name="ro1">
          <table:table-cell office:value-type="float" office:value="734000" calcext:value-type="float">
            <text:p>734000</text:p>
          </table:table-cell>
          <table:table-cell/>
          <table:table-cell office:value-type="float" office:value="0.118392" calcext:value-type="float">
            <text:p>0.118392</text:p>
          </table:table-cell>
          <table:table-cell office:value-type="float" office:value="0.0028529" calcext:value-type="float">
            <text:p>0.0028529</text:p>
          </table:table-cell>
          <table:table-cell office:value-type="float" office:value="0.0121944" calcext:value-type="float">
            <text:p>0.0121944</text:p>
          </table:table-cell>
          <table:table-cell office:value-type="float" office:value="0.00475602" calcext:value-type="float">
            <text:p>0.00475602</text:p>
          </table:table-cell>
          <table:table-cell office:value-type="float" office:value="0.00261645" calcext:value-type="float">
            <text:p>0.00261645</text:p>
          </table:table-cell>
        </table:table-row>
        <table:table-row table:style-name="ro1">
          <table:table-cell office:value-type="float" office:value="733000" calcext:value-type="float">
            <text:p>733000</text:p>
          </table:table-cell>
          <table:table-cell/>
          <table:table-cell office:value-type="float" office:value="0.116666" calcext:value-type="float">
            <text:p>0.116666</text:p>
          </table:table-cell>
          <table:table-cell office:value-type="float" office:value="0.00284461" calcext:value-type="float">
            <text:p>0.00284461</text:p>
          </table:table-cell>
          <table:table-cell office:value-type="float" office:value="0.012378" calcext:value-type="float">
            <text:p>0.012378</text:p>
          </table:table-cell>
          <table:table-cell office:value-type="float" office:value="0.00463286" calcext:value-type="float">
            <text:p>0.00463286</text:p>
          </table:table-cell>
          <table:table-cell office:value-type="float" office:value="0.0026046" calcext:value-type="float">
            <text:p>0.0026046</text:p>
          </table:table-cell>
        </table:table-row>
        <table:table-row table:style-name="ro1">
          <table:table-cell office:value-type="float" office:value="732000" calcext:value-type="float">
            <text:p>732000</text:p>
          </table:table-cell>
          <table:table-cell/>
          <table:table-cell office:value-type="float" office:value="0.119563" calcext:value-type="float">
            <text:p>0.119563</text:p>
          </table:table-cell>
          <table:table-cell office:value-type="float" office:value="0.00266934" calcext:value-type="float">
            <text:p>0.00266934</text:p>
          </table:table-cell>
          <table:table-cell office:value-type="float" office:value="0.0126859" calcext:value-type="float">
            <text:p>0.0126859</text:p>
          </table:table-cell>
          <table:table-cell office:value-type="float" office:value="0.00518434" calcext:value-type="float">
            <text:p>0.00518434</text:p>
          </table:table-cell>
          <table:table-cell office:value-type="float" office:value="0.00254026" calcext:value-type="float">
            <text:p>0.00254026</text:p>
          </table:table-cell>
        </table:table-row>
        <table:table-row table:style-name="ro1">
          <table:table-cell office:value-type="float" office:value="731000" calcext:value-type="float">
            <text:p>731000</text:p>
          </table:table-cell>
          <table:table-cell/>
          <table:table-cell office:value-type="float" office:value="0.11766" calcext:value-type="float">
            <text:p>0.11766</text:p>
          </table:table-cell>
          <table:table-cell office:value-type="float" office:value="0.00261447" calcext:value-type="float">
            <text:p>0.00261447</text:p>
          </table:table-cell>
          <table:table-cell office:value-type="float" office:value="0.0123547" calcext:value-type="float">
            <text:p>0.0123547</text:p>
          </table:table-cell>
          <table:table-cell office:value-type="float" office:value="0.00479511" calcext:value-type="float">
            <text:p>0.00479511</text:p>
          </table:table-cell>
          <table:table-cell office:value-type="float" office:value="0.00253157" calcext:value-type="float">
            <text:p>0.00253157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/>
          <table:table-cell office:value-type="float" office:value="0.118496" calcext:value-type="float">
            <text:p>0.118496</text:p>
          </table:table-cell>
          <table:table-cell office:value-type="float" office:value="0.00273171" calcext:value-type="float">
            <text:p>0.00273171</text:p>
          </table:table-cell>
          <table:table-cell office:value-type="float" office:value="0.0118877" calcext:value-type="float">
            <text:p>0.0118877</text:p>
          </table:table-cell>
          <table:table-cell office:value-type="float" office:value="0.00505801" calcext:value-type="float">
            <text:p>0.00505801</text:p>
          </table:table-cell>
          <table:table-cell office:value-type="float" office:value="0.00262631" calcext:value-type="float">
            <text:p>0.00262631</text:p>
          </table:table-cell>
        </table:table-row>
        <table:table-row table:style-name="ro1">
          <table:table-cell office:value-type="float" office:value="729000" calcext:value-type="float">
            <text:p>729000</text:p>
          </table:table-cell>
          <table:table-cell/>
          <table:table-cell office:value-type="float" office:value="0.118848" calcext:value-type="float">
            <text:p>0.118848</text:p>
          </table:table-cell>
          <table:table-cell office:value-type="float" office:value="0.00281106" calcext:value-type="float">
            <text:p>0.00281106</text:p>
          </table:table-cell>
          <table:table-cell office:value-type="float" office:value="0.0119434" calcext:value-type="float">
            <text:p>0.0119434</text:p>
          </table:table-cell>
          <table:table-cell office:value-type="float" office:value="0.00543501" calcext:value-type="float">
            <text:p>0.00543501</text:p>
          </table:table-cell>
          <table:table-cell office:value-type="float" office:value="0.00294725" calcext:value-type="float">
            <text:p>0.00294725</text:p>
          </table:table-cell>
        </table:table-row>
        <table:table-row table:style-name="ro1">
          <table:table-cell office:value-type="float" office:value="728000" calcext:value-type="float">
            <text:p>728000</text:p>
          </table:table-cell>
          <table:table-cell/>
          <table:table-cell office:value-type="float" office:value="0.116373" calcext:value-type="float">
            <text:p>0.116373</text:p>
          </table:table-cell>
          <table:table-cell office:value-type="float" office:value="0.00351886" calcext:value-type="float">
            <text:p>0.00351886</text:p>
          </table:table-cell>
          <table:table-cell office:value-type="float" office:value="0.0120626" calcext:value-type="float">
            <text:p>0.0120626</text:p>
          </table:table-cell>
          <table:table-cell office:value-type="float" office:value="0.00660191" calcext:value-type="float">
            <text:p>0.00660191</text:p>
          </table:table-cell>
          <table:table-cell office:value-type="float" office:value="0.00268829" calcext:value-type="float">
            <text:p>0.00268829</text:p>
          </table:table-cell>
        </table:table-row>
        <table:table-row table:style-name="ro1">
          <table:table-cell office:value-type="float" office:value="727000" calcext:value-type="float">
            <text:p>727000</text:p>
          </table:table-cell>
          <table:table-cell/>
          <table:table-cell office:value-type="float" office:value="0.117469" calcext:value-type="float">
            <text:p>0.117469</text:p>
          </table:table-cell>
          <table:table-cell office:value-type="float" office:value="0.0028304" calcext:value-type="float">
            <text:p>0.0028304</text:p>
          </table:table-cell>
          <table:table-cell office:value-type="float" office:value="0.0134636" calcext:value-type="float">
            <text:p>0.0134636</text:p>
          </table:table-cell>
          <table:table-cell office:value-type="float" office:value="0.00508209" calcext:value-type="float">
            <text:p>0.00508209</text:p>
          </table:table-cell>
          <table:table-cell office:value-type="float" office:value="0.00251065" calcext:value-type="float">
            <text:p>0.00251065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/>
          <table:table-cell office:value-type="float" office:value="0.116159" calcext:value-type="float">
            <text:p>0.116159</text:p>
          </table:table-cell>
          <table:table-cell office:value-type="float" office:value="0.00253078" calcext:value-type="float">
            <text:p>0.00253078</text:p>
          </table:table-cell>
          <table:table-cell office:value-type="float" office:value="0.0145164" calcext:value-type="float">
            <text:p>0.0145164</text:p>
          </table:table-cell>
          <table:table-cell office:value-type="float" office:value="0.00490327" calcext:value-type="float">
            <text:p>0.00490327</text:p>
          </table:table-cell>
          <table:table-cell office:value-type="float" office:value="0.00261921" calcext:value-type="float">
            <text:p>0.00261921</text:p>
          </table:table-cell>
        </table:table-row>
        <table:table-row table:style-name="ro1">
          <table:table-cell office:value-type="float" office:value="725000" calcext:value-type="float">
            <text:p>725000</text:p>
          </table:table-cell>
          <table:table-cell/>
          <table:table-cell office:value-type="float" office:value="0.117844" calcext:value-type="float">
            <text:p>0.117844</text:p>
          </table:table-cell>
          <table:table-cell office:value-type="float" office:value="0.0024388" calcext:value-type="float">
            <text:p>0.0024388</text:p>
          </table:table-cell>
          <table:table-cell office:value-type="float" office:value="0.0149715" calcext:value-type="float">
            <text:p>0.0149715</text:p>
          </table:table-cell>
          <table:table-cell office:value-type="float" office:value="0.00617399" calcext:value-type="float">
            <text:p>0.00617399</text:p>
          </table:table-cell>
          <table:table-cell office:value-type="float" office:value="0.00256513" calcext:value-type="float">
            <text:p>0.00256513</text:p>
          </table:table-cell>
        </table:table-row>
        <table:table-row table:style-name="ro1">
          <table:table-cell office:value-type="float" office:value="724000" calcext:value-type="float">
            <text:p>724000</text:p>
          </table:table-cell>
          <table:table-cell/>
          <table:table-cell office:value-type="float" office:value="0.116311" calcext:value-type="float">
            <text:p>0.116311</text:p>
          </table:table-cell>
          <table:table-cell office:value-type="float" office:value="0.00236656" calcext:value-type="float">
            <text:p>0.00236656</text:p>
          </table:table-cell>
          <table:table-cell office:value-type="float" office:value="0.0134111" calcext:value-type="float">
            <text:p>0.0134111</text:p>
          </table:table-cell>
          <table:table-cell office:value-type="float" office:value="0.00483813" calcext:value-type="float">
            <text:p>0.00483813</text:p>
          </table:table-cell>
          <table:table-cell office:value-type="float" office:value="0.00251499" calcext:value-type="float">
            <text:p>0.00251499</text:p>
          </table:table-cell>
        </table:table-row>
        <table:table-row table:style-name="ro1">
          <table:table-cell office:value-type="float" office:value="723000" calcext:value-type="float">
            <text:p>723000</text:p>
          </table:table-cell>
          <table:table-cell/>
          <table:table-cell office:value-type="float" office:value="0.116623" calcext:value-type="float">
            <text:p>0.116623</text:p>
          </table:table-cell>
          <table:table-cell office:value-type="float" office:value="0.00233577" calcext:value-type="float">
            <text:p>0.00233577</text:p>
          </table:table-cell>
          <table:table-cell office:value-type="float" office:value="0.0126042" calcext:value-type="float">
            <text:p>0.0126042</text:p>
          </table:table-cell>
          <table:table-cell office:value-type="float" office:value="0.00707009" calcext:value-type="float">
            <text:p>0.00707009</text:p>
          </table:table-cell>
          <table:table-cell office:value-type="float" office:value="0.00265079" calcext:value-type="float">
            <text:p>0.00265079</text:p>
          </table:table-cell>
        </table:table-row>
        <table:table-row table:style-name="ro1">
          <table:table-cell office:value-type="float" office:value="722000" calcext:value-type="float">
            <text:p>722000</text:p>
          </table:table-cell>
          <table:table-cell/>
          <table:table-cell office:value-type="float" office:value="0.11653" calcext:value-type="float">
            <text:p>0.11653</text:p>
          </table:table-cell>
          <table:table-cell office:value-type="float" office:value="0.00233222" calcext:value-type="float">
            <text:p>0.00233222</text:p>
          </table:table-cell>
          <table:table-cell office:value-type="float" office:value="0.0132078" calcext:value-type="float">
            <text:p>0.0132078</text:p>
          </table:table-cell>
          <table:table-cell office:value-type="float" office:value="0.00660033" calcext:value-type="float">
            <text:p>0.00660033</text:p>
          </table:table-cell>
          <table:table-cell office:value-type="float" office:value="0.0025071" calcext:value-type="float">
            <text:p>0.0025071</text:p>
          </table:table-cell>
        </table:table-row>
        <table:table-row table:style-name="ro1">
          <table:table-cell office:value-type="float" office:value="721000" calcext:value-type="float">
            <text:p>721000</text:p>
          </table:table-cell>
          <table:table-cell/>
          <table:table-cell office:value-type="float" office:value="0.115465" calcext:value-type="float">
            <text:p>0.115465</text:p>
          </table:table-cell>
          <table:table-cell office:value-type="float" office:value="0.00240604" calcext:value-type="float">
            <text:p>0.00240604</text:p>
          </table:table-cell>
          <table:table-cell office:value-type="float" office:value="0.0129887" calcext:value-type="float">
            <text:p>0.0129887</text:p>
          </table:table-cell>
          <table:table-cell office:value-type="float" office:value="0.00640334" calcext:value-type="float">
            <text:p>0.00640334</text:p>
          </table:table-cell>
          <table:table-cell office:value-type="float" office:value="0.00256671" calcext:value-type="float">
            <text:p>0.00256671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/>
          <table:table-cell office:value-type="float" office:value="0.118057" calcext:value-type="float">
            <text:p>0.118057</text:p>
          </table:table-cell>
          <table:table-cell office:value-type="float" office:value="0.00230538" calcext:value-type="float">
            <text:p>0.00230538</text:p>
          </table:table-cell>
          <table:table-cell office:value-type="float" office:value="0.0125351" calcext:value-type="float">
            <text:p>0.0125351</text:p>
          </table:table-cell>
          <table:table-cell office:value-type="float" office:value="0.00652059" calcext:value-type="float">
            <text:p>0.00652059</text:p>
          </table:table-cell>
          <table:table-cell office:value-type="float" office:value="0.00252841" calcext:value-type="float">
            <text:p>0.00252841</text:p>
          </table:table-cell>
        </table:table-row>
        <table:table-row table:style-name="ro1">
          <table:table-cell office:value-type="float" office:value="719000" calcext:value-type="float">
            <text:p>719000</text:p>
          </table:table-cell>
          <table:table-cell/>
          <table:table-cell office:value-type="float" office:value="0.115316" calcext:value-type="float">
            <text:p>0.115316</text:p>
          </table:table-cell>
          <table:table-cell office:value-type="float" office:value="0.00243012" calcext:value-type="float">
            <text:p>0.00243012</text:p>
          </table:table-cell>
          <table:table-cell office:value-type="float" office:value="0.0120638" calcext:value-type="float">
            <text:p>0.0120638</text:p>
          </table:table-cell>
          <table:table-cell office:value-type="float" office:value="0.00814777" calcext:value-type="float">
            <text:p>0.00814777</text:p>
          </table:table-cell>
          <table:table-cell office:value-type="float" office:value="0.00252999" calcext:value-type="float">
            <text:p>0.00252999</text:p>
          </table:table-cell>
        </table:table-row>
        <table:table-row table:style-name="ro1">
          <table:table-cell office:value-type="float" office:value="718000" calcext:value-type="float">
            <text:p>718000</text:p>
          </table:table-cell>
          <table:table-cell/>
          <table:table-cell office:value-type="float" office:value="0.114962" calcext:value-type="float">
            <text:p>0.114962</text:p>
          </table:table-cell>
          <table:table-cell office:value-type="float" office:value="0.00232669" calcext:value-type="float">
            <text:p>0.00232669</text:p>
          </table:table-cell>
          <table:table-cell office:value-type="float" office:value="0.0128584" calcext:value-type="float">
            <text:p>0.0128584</text:p>
          </table:table-cell>
          <table:table-cell office:value-type="float" office:value="0.00632202" calcext:value-type="float">
            <text:p>0.00632202</text:p>
          </table:table-cell>
          <table:table-cell office:value-type="float" office:value="0.00255092" calcext:value-type="float">
            <text:p>0.00255092</text:p>
          </table:table-cell>
        </table:table-row>
        <table:table-row table:style-name="ro1">
          <table:table-cell office:value-type="float" office:value="717000" calcext:value-type="float">
            <text:p>717000</text:p>
          </table:table-cell>
          <table:table-cell/>
          <table:table-cell office:value-type="float" office:value="0.115417" calcext:value-type="float">
            <text:p>0.115417</text:p>
          </table:table-cell>
          <table:table-cell office:value-type="float" office:value="0.0022663" calcext:value-type="float">
            <text:p>0.0022663</text:p>
          </table:table-cell>
          <table:table-cell office:value-type="float" office:value="0.012545" calcext:value-type="float">
            <text:p>0.012545</text:p>
          </table:table-cell>
          <table:table-cell office:value-type="float" office:value="0.00507933" calcext:value-type="float">
            <text:p>0.00507933</text:p>
          </table:table-cell>
          <table:table-cell office:value-type="float" office:value="0.00253631" calcext:value-type="float">
            <text:p>0.00253631</text:p>
          </table:table-cell>
        </table:table-row>
        <table:table-row table:style-name="ro1">
          <table:table-cell office:value-type="float" office:value="716000" calcext:value-type="float">
            <text:p>716000</text:p>
          </table:table-cell>
          <table:table-cell/>
          <table:table-cell office:value-type="float" office:value="0.117882" calcext:value-type="float">
            <text:p>0.117882</text:p>
          </table:table-cell>
          <table:table-cell office:value-type="float" office:value="0.0022438" calcext:value-type="float">
            <text:p>0.0022438</text:p>
          </table:table-cell>
          <table:table-cell office:value-type="float" office:value="0.012361" calcext:value-type="float">
            <text:p>0.012361</text:p>
          </table:table-cell>
          <table:table-cell office:value-type="float" office:value="0.00466523" calcext:value-type="float">
            <text:p>0.00466523</text:p>
          </table:table-cell>
          <table:table-cell office:value-type="float" office:value="0.00252407" calcext:value-type="float">
            <text:p>0.00252407</text:p>
          </table:table-cell>
        </table:table-row>
        <table:table-row table:style-name="ro1">
          <table:table-cell office:value-type="float" office:value="715000" calcext:value-type="float">
            <text:p>715000</text:p>
          </table:table-cell>
          <table:table-cell/>
          <table:table-cell office:value-type="float" office:value="0.114548" calcext:value-type="float">
            <text:p>0.114548</text:p>
          </table:table-cell>
          <table:table-cell office:value-type="float" office:value="0.00236183" calcext:value-type="float">
            <text:p>0.00236183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0.00481603" calcext:value-type="float">
            <text:p>0.00481603</text:p>
          </table:table-cell>
          <table:table-cell office:value-type="float" office:value="0.00257855" calcext:value-type="float">
            <text:p>0.00257855</text:p>
          </table:table-cell>
        </table:table-row>
        <table:table-row table:style-name="ro1">
          <table:table-cell office:value-type="float" office:value="714000" calcext:value-type="float">
            <text:p>714000</text:p>
          </table:table-cell>
          <table:table-cell/>
          <table:table-cell office:value-type="float" office:value="0.115855" calcext:value-type="float">
            <text:p>0.115855</text:p>
          </table:table-cell>
          <table:table-cell office:value-type="float" office:value="0.00258763" calcext:value-type="float">
            <text:p>0.00258763</text:p>
          </table:table-cell>
          <table:table-cell office:value-type="float" office:value="0.0116658" calcext:value-type="float">
            <text:p>0.0116658</text:p>
          </table:table-cell>
          <table:table-cell office:value-type="float" office:value="0.00523329" calcext:value-type="float">
            <text:p>0.00523329</text:p>
          </table:table-cell>
          <table:table-cell office:value-type="float" office:value="0.0025521" calcext:value-type="float">
            <text:p>0.0025521</text:p>
          </table:table-cell>
        </table:table-row>
        <table:table-row table:style-name="ro1">
          <table:table-cell office:value-type="float" office:value="713000" calcext:value-type="float">
            <text:p>713000</text:p>
          </table:table-cell>
          <table:table-cell/>
          <table:table-cell office:value-type="float" office:value="0.113826" calcext:value-type="float">
            <text:p>0.113826</text:p>
          </table:table-cell>
          <table:table-cell office:value-type="float" office:value="0.00261092" calcext:value-type="float">
            <text:p>0.00261092</text:p>
          </table:table-cell>
          <table:table-cell office:value-type="float" office:value="0.0119173" calcext:value-type="float">
            <text:p>0.0119173</text:p>
          </table:table-cell>
          <table:table-cell office:value-type="float" office:value="0.00514999" calcext:value-type="float">
            <text:p>0.00514999</text:p>
          </table:table-cell>
          <table:table-cell office:value-type="float" office:value="0.0025292" calcext:value-type="float">
            <text:p>0.0025292</text:p>
          </table:table-cell>
        </table:table-row>
        <table:table-row table:style-name="ro1">
          <table:table-cell office:value-type="float" office:value="712000" calcext:value-type="float">
            <text:p>712000</text:p>
          </table:table-cell>
          <table:table-cell/>
          <table:table-cell office:value-type="float" office:value="0.117028" calcext:value-type="float">
            <text:p>0.117028</text:p>
          </table:table-cell>
          <table:table-cell office:value-type="float" office:value="0.00275422" calcext:value-type="float">
            <text:p>0.00275422</text:p>
          </table:table-cell>
          <table:table-cell office:value-type="float" office:value="0.0123263" calcext:value-type="float">
            <text:p>0.0123263</text:p>
          </table:table-cell>
          <table:table-cell office:value-type="float" office:value="0.00473037" calcext:value-type="float">
            <text:p>0.00473037</text:p>
          </table:table-cell>
          <table:table-cell office:value-type="float" office:value="0.00250947" calcext:value-type="float">
            <text:p>0.00250947</text:p>
          </table:table-cell>
        </table:table-row>
        <table:table-row table:style-name="ro1">
          <table:table-cell office:value-type="float" office:value="711000" calcext:value-type="float">
            <text:p>711000</text:p>
          </table:table-cell>
          <table:table-cell/>
          <table:table-cell office:value-type="float" office:value="0.115376" calcext:value-type="float">
            <text:p>0.115376</text:p>
          </table:table-cell>
          <table:table-cell office:value-type="float" office:value="0.00275422" calcext:value-type="float">
            <text:p>0.00275422</text:p>
          </table:table-cell>
          <table:table-cell office:value-type="float" office:value="0.0121186" calcext:value-type="float">
            <text:p>0.0121186</text:p>
          </table:table-cell>
          <table:table-cell office:value-type="float" office:value="0.00469523" calcext:value-type="float">
            <text:p>0.00469523</text:p>
          </table:table-cell>
          <table:table-cell office:value-type="float" office:value="0.00252526" calcext:value-type="float">
            <text:p>0.00252526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/>
          <table:table-cell office:value-type="float" office:value="0.113567" calcext:value-type="float">
            <text:p>0.113567</text:p>
          </table:table-cell>
          <table:table-cell office:value-type="float" office:value="0.00272895" calcext:value-type="float">
            <text:p>0.00272895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0.00259039" calcext:value-type="float">
            <text:p>0.00259039</text:p>
          </table:table-cell>
        </table:table-row>
        <table:table-row table:style-name="ro1">
          <table:table-cell office:value-type="float" office:value="709000" calcext:value-type="float">
            <text:p>709000</text:p>
          </table:table-cell>
          <table:table-cell/>
          <table:table-cell office:value-type="float" office:value="0.115032" calcext:value-type="float">
            <text:p>0.115032</text:p>
          </table:table-cell>
          <table:table-cell office:value-type="float" office:value="0.00272461" calcext:value-type="float">
            <text:p>0.00272461</text:p>
          </table:table-cell>
          <table:table-cell office:value-type="float" office:value="0.0136242" calcext:value-type="float">
            <text:p>0.0136242</text:p>
          </table:table-cell>
          <table:table-cell office:value-type="float" office:value="0.00458312" calcext:value-type="float">
            <text:p>0.00458312</text:p>
          </table:table-cell>
          <table:table-cell office:value-type="float" office:value="0.00258921" calcext:value-type="float">
            <text:p>0.00258921</text:p>
          </table:table-cell>
        </table:table-row>
        <table:table-row table:style-name="ro1">
          <table:table-cell office:value-type="float" office:value="708000" calcext:value-type="float">
            <text:p>708000</text:p>
          </table:table-cell>
          <table:table-cell/>
          <table:table-cell office:value-type="float" office:value="0.114143" calcext:value-type="float">
            <text:p>0.114143</text:p>
          </table:table-cell>
          <table:table-cell office:value-type="float" office:value="0.00270092" calcext:value-type="float">
            <text:p>0.00270092</text:p>
          </table:table-cell>
          <table:table-cell office:value-type="float" office:value="0.0137742" calcext:value-type="float">
            <text:p>0.0137742</text:p>
          </table:table-cell>
          <table:table-cell office:value-type="float" office:value="0.00462812" calcext:value-type="float">
            <text:p>0.00462812</text:p>
          </table:table-cell>
          <table:table-cell office:value-type="float" office:value="0.00255368" calcext:value-type="float">
            <text:p>0.00255368</text:p>
          </table:table-cell>
        </table:table-row>
        <table:table-row table:style-name="ro1">
          <table:table-cell office:value-type="float" office:value="707000" calcext:value-type="float">
            <text:p>707000</text:p>
          </table:table-cell>
          <table:table-cell/>
          <table:table-cell office:value-type="float" office:value="0.114656" calcext:value-type="float">
            <text:p>0.114656</text:p>
          </table:table-cell>
          <table:table-cell office:value-type="float" office:value="0.00263855" calcext:value-type="float">
            <text:p>0.00263855</text:p>
          </table:table-cell>
          <table:table-cell office:value-type="float" office:value="0.0129717" calcext:value-type="float">
            <text:p>0.0129717</text:p>
          </table:table-cell>
          <table:table-cell office:value-type="float" office:value="0.00514762" calcext:value-type="float">
            <text:p>0.00514762</text:p>
          </table:table-cell>
          <table:table-cell office:value-type="float" office:value="0.00247394" calcext:value-type="float">
            <text:p>0.00247394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/>
          <table:table-cell office:value-type="float" office:value="0.111181" calcext:value-type="float">
            <text:p>0.111181</text:p>
          </table:table-cell>
          <table:table-cell office:value-type="float" office:value="0.00237604" calcext:value-type="float">
            <text:p>0.00237604</text:p>
          </table:table-cell>
          <table:table-cell office:value-type="float" office:value="0.0122098" calcext:value-type="float">
            <text:p>0.0122098</text:p>
          </table:table-cell>
          <table:table-cell office:value-type="float" office:value="0.0046905" calcext:value-type="float">
            <text:p>0.0046905</text:p>
          </table:table-cell>
          <table:table-cell office:value-type="float" office:value="0.00259473" calcext:value-type="float">
            <text:p>0.00259473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/>
          <table:table-cell office:value-type="float" office:value="0.115013" calcext:value-type="float">
            <text:p>0.115013</text:p>
          </table:table-cell>
          <table:table-cell office:value-type="float" office:value="0.00234012" calcext:value-type="float">
            <text:p>0.00234012</text:p>
          </table:table-cell>
          <table:table-cell office:value-type="float" office:value="0.0120124" calcext:value-type="float">
            <text:p>0.0120124</text:p>
          </table:table-cell>
          <table:table-cell office:value-type="float" office:value="0.0045397" calcext:value-type="float">
            <text:p>0.0045397</text:p>
          </table:table-cell>
          <table:table-cell office:value-type="float" office:value="0.00289949" calcext:value-type="float">
            <text:p>0.00289949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/>
          <table:table-cell office:value-type="float" office:value="0.112935" calcext:value-type="float">
            <text:p>0.112935</text:p>
          </table:table-cell>
          <table:table-cell office:value-type="float" office:value="0.00236104" calcext:value-type="float">
            <text:p>0.00236104</text:p>
          </table:table-cell>
          <table:table-cell office:value-type="float" office:value="0.0116453" calcext:value-type="float">
            <text:p>0.0116453</text:p>
          </table:table-cell>
          <table:table-cell office:value-type="float" office:value="0.00480063" calcext:value-type="float">
            <text:p>0.00480063</text:p>
          </table:table-cell>
          <table:table-cell office:value-type="float" office:value="0.0025371" calcext:value-type="float">
            <text:p>0.0025371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/>
          <table:table-cell office:value-type="float" office:value="0.115415" calcext:value-type="float">
            <text:p>0.115415</text:p>
          </table:table-cell>
          <table:table-cell office:value-type="float" office:value="0.00227656" calcext:value-type="float">
            <text:p>0.00227656</text:p>
          </table:table-cell>
          <table:table-cell office:value-type="float" office:value="0.0119868" calcext:value-type="float">
            <text:p>0.0119868</text:p>
          </table:table-cell>
          <table:table-cell office:value-type="float" office:value="0.00461115" calcext:value-type="float">
            <text:p>0.00461115</text:p>
          </table:table-cell>
          <table:table-cell office:value-type="float" office:value="0.00257223" calcext:value-type="float">
            <text:p>0.00257223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/>
          <table:table-cell office:value-type="float" office:value="0.114514" calcext:value-type="float">
            <text:p>0.114514</text:p>
          </table:table-cell>
          <table:table-cell office:value-type="float" office:value="0.00233064" calcext:value-type="float">
            <text:p>0.00233064</text:p>
          </table:table-cell>
          <table:table-cell office:value-type="float" office:value="0.0127518" calcext:value-type="float">
            <text:p>0.0127518</text:p>
          </table:table-cell>
          <table:table-cell office:value-type="float" office:value="0.00448048" calcext:value-type="float">
            <text:p>0.00448048</text:p>
          </table:table-cell>
          <table:table-cell office:value-type="float" office:value="0.00255723" calcext:value-type="float">
            <text:p>0.00255723</text:p>
          </table:table-cell>
        </table:table-row>
        <table:table-row table:style-name="ro1">
          <table:table-cell office:value-type="float" office:value="701000" calcext:value-type="float">
            <text:p>701000</text:p>
          </table:table-cell>
          <table:table-cell/>
          <table:table-cell office:value-type="float" office:value="0.11274" calcext:value-type="float">
            <text:p>0.11274</text:p>
          </table:table-cell>
          <table:table-cell office:value-type="float" office:value="0.00224261" calcext:value-type="float">
            <text:p>0.00224261</text:p>
          </table:table-cell>
          <table:table-cell office:value-type="float" office:value="0.0125951" calcext:value-type="float">
            <text:p>0.0125951</text:p>
          </table:table-cell>
          <table:table-cell office:value-type="float" office:value="0.0044493" calcext:value-type="float">
            <text:p>0.0044493</text:p>
          </table:table-cell>
          <table:table-cell office:value-type="float" office:value="0.00257105" calcext:value-type="float">
            <text:p>0.0025710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/>
          <table:table-cell office:value-type="float" office:value="0.116222" calcext:value-type="float">
            <text:p>0.116222</text:p>
          </table:table-cell>
          <table:table-cell office:value-type="float" office:value="0.0022663" calcext:value-type="float">
            <text:p>0.0022663</text:p>
          </table:table-cell>
          <table:table-cell office:value-type="float" office:value="0.0122063" calcext:value-type="float">
            <text:p>0.0122063</text:p>
          </table:table-cell>
          <table:table-cell office:value-type="float" office:value="0.00457009" calcext:value-type="float">
            <text:p>0.00457009</text:p>
          </table:table-cell>
          <table:table-cell office:value-type="float" office:value="0.00253947" calcext:value-type="float">
            <text:p>0.00253947</text:p>
          </table:table-cell>
        </table:table-row>
        <table:table-row table:style-name="ro1">
          <table:table-cell office:value-type="float" office:value="699000" calcext:value-type="float">
            <text:p>699000</text:p>
          </table:table-cell>
          <table:table-cell/>
          <table:table-cell office:value-type="float" office:value="0.11181" calcext:value-type="float">
            <text:p>0.11181</text:p>
          </table:table-cell>
          <table:table-cell office:value-type="float" office:value="0.00225998" calcext:value-type="float">
            <text:p>0.00225998</text:p>
          </table:table-cell>
          <table:table-cell office:value-type="float" office:value="0.0121711" calcext:value-type="float">
            <text:p>0.0121711</text:p>
          </table:table-cell>
          <table:table-cell office:value-type="float" office:value="0.00449193" calcext:value-type="float">
            <text:p>0.00449193</text:p>
          </table:table-cell>
          <table:table-cell office:value-type="float" office:value="0.00253078" calcext:value-type="float">
            <text:p>0.00253078</text:p>
          </table:table-cell>
        </table:table-row>
        <table:table-row table:style-name="ro1">
          <table:table-cell office:value-type="float" office:value="698000" calcext:value-type="float">
            <text:p>698000</text:p>
          </table:table-cell>
          <table:table-cell/>
          <table:table-cell office:value-type="float" office:value="0.113588" calcext:value-type="float">
            <text:p>0.113588</text:p>
          </table:table-cell>
          <table:table-cell office:value-type="float" office:value="0.0023717" calcext:value-type="float">
            <text:p>0.0023717</text:p>
          </table:table-cell>
          <table:table-cell office:value-type="float" office:value="0.0116678" calcext:value-type="float">
            <text:p>0.0116678</text:p>
          </table:table-cell>
          <table:table-cell office:value-type="float" office:value="0.00445719" calcext:value-type="float">
            <text:p>0.00445719</text:p>
          </table:table-cell>
          <table:table-cell office:value-type="float" office:value="0.00256947" calcext:value-type="float">
            <text:p>0.00256947</text:p>
          </table:table-cell>
        </table:table-row>
        <table:table-row table:style-name="ro1">
          <table:table-cell office:value-type="float" office:value="697000" calcext:value-type="float">
            <text:p>697000</text:p>
          </table:table-cell>
          <table:table-cell/>
          <table:table-cell office:value-type="float" office:value="0.111337" calcext:value-type="float">
            <text:p>0.111337</text:p>
          </table:table-cell>
          <table:table-cell office:value-type="float" office:value="0.00229432" calcext:value-type="float">
            <text:p>0.00229432</text:p>
          </table:table-cell>
          <table:table-cell office:value-type="float" office:value="0.0121707" calcext:value-type="float">
            <text:p>0.0121707</text:p>
          </table:table-cell>
          <table:table-cell office:value-type="float" office:value="0.00444693" calcext:value-type="float">
            <text:p>0.00444693</text:p>
          </table:table-cell>
          <table:table-cell office:value-type="float" office:value="0.00252012" calcext:value-type="float">
            <text:p>0.00252012</text:p>
          </table:table-cell>
        </table:table-row>
        <table:table-row table:style-name="ro1">
          <table:table-cell office:value-type="float" office:value="696000" calcext:value-type="float">
            <text:p>696000</text:p>
          </table:table-cell>
          <table:table-cell/>
          <table:table-cell office:value-type="float" office:value="0.112823" calcext:value-type="float">
            <text:p>0.112823</text:p>
          </table:table-cell>
          <table:table-cell office:value-type="float" office:value="0.00222643" calcext:value-type="float">
            <text:p>0.00222643</text:p>
          </table:table-cell>
          <table:table-cell office:value-type="float" office:value="0.0115636" calcext:value-type="float">
            <text:p>0.0115636</text:p>
          </table:table-cell>
          <table:table-cell office:value-type="float" office:value="0.00495735" calcext:value-type="float">
            <text:p>0.00495735</text:p>
          </table:table-cell>
          <table:table-cell office:value-type="float" office:value="0.00258881" calcext:value-type="float">
            <text:p>0.00258881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/>
          <table:table-cell office:value-type="float" office:value="0.11054" calcext:value-type="float">
            <text:p>0.11054</text:p>
          </table:table-cell>
          <table:table-cell office:value-type="float" office:value="0.00229196" calcext:value-type="float">
            <text:p>0.00229196</text:p>
          </table:table-cell>
          <table:table-cell office:value-type="float" office:value="0.0115893" calcext:value-type="float">
            <text:p>0.0115893</text:p>
          </table:table-cell>
          <table:table-cell office:value-type="float" office:value="0.00446785" calcext:value-type="float">
            <text:p>0.00446785</text:p>
          </table:table-cell>
          <table:table-cell office:value-type="float" office:value="0.00255092" calcext:value-type="float">
            <text:p>0.00255092</text:p>
          </table:table-cell>
        </table:table-row>
        <table:table-row table:style-name="ro1">
          <table:table-cell office:value-type="float" office:value="694000" calcext:value-type="float">
            <text:p>694000</text:p>
          </table:table-cell>
          <table:table-cell/>
          <table:table-cell office:value-type="float" office:value="0.111722" calcext:value-type="float">
            <text:p>0.111722</text:p>
          </table:table-cell>
          <table:table-cell office:value-type="float" office:value="0.00224893" calcext:value-type="float">
            <text:p>0.00224893</text:p>
          </table:table-cell>
          <table:table-cell office:value-type="float" office:value="0.0119662" calcext:value-type="float">
            <text:p>0.0119662</text:p>
          </table:table-cell>
          <table:table-cell office:value-type="float" office:value="0.00451167" calcext:value-type="float">
            <text:p>0.00451167</text:p>
          </table:table-cell>
          <table:table-cell office:value-type="float" office:value="0.00262237" calcext:value-type="float">
            <text:p>0.00262237</text:p>
          </table:table-cell>
        </table:table-row>
        <table:table-row table:style-name="ro1">
          <table:table-cell office:value-type="float" office:value="693000" calcext:value-type="float">
            <text:p>693000</text:p>
          </table:table-cell>
          <table:table-cell/>
          <table:table-cell office:value-type="float" office:value="0.110865" calcext:value-type="float">
            <text:p>0.110865</text:p>
          </table:table-cell>
          <table:table-cell office:value-type="float" office:value="0.0024542" calcext:value-type="float">
            <text:p>0.0024542</text:p>
          </table:table-cell>
          <table:table-cell office:value-type="float" office:value="0.0115218" calcext:value-type="float">
            <text:p>0.0115218</text:p>
          </table:table-cell>
          <table:table-cell office:value-type="float" office:value="0.00462023" calcext:value-type="float">
            <text:p>0.00462023</text:p>
          </table:table-cell>
          <table:table-cell office:value-type="float" office:value="0.00252565" calcext:value-type="float">
            <text:p>0.00252565</text:p>
          </table:table-cell>
        </table:table-row>
        <table:table-row table:style-name="ro1">
          <table:table-cell office:value-type="float" office:value="692000" calcext:value-type="float">
            <text:p>692000</text:p>
          </table:table-cell>
          <table:table-cell/>
          <table:table-cell office:value-type="float" office:value="0.112778" calcext:value-type="float">
            <text:p>0.112778</text:p>
          </table:table-cell>
          <table:table-cell office:value-type="float" office:value="0.00230459" calcext:value-type="float">
            <text:p>0.00230459</text:p>
          </table:table-cell>
          <table:table-cell office:value-type="float" office:value="0.0118336" calcext:value-type="float">
            <text:p>0.0118336</text:p>
          </table:table-cell>
          <table:table-cell office:value-type="float" office:value="0.00461904" calcext:value-type="float">
            <text:p>0.00461904</text:p>
          </table:table-cell>
          <table:table-cell office:value-type="float" office:value="0.00263303" calcext:value-type="float">
            <text:p>0.00263303</text:p>
          </table:table-cell>
        </table:table-row>
        <table:table-row table:style-name="ro1">
          <table:table-cell office:value-type="float" office:value="691000" calcext:value-type="float">
            <text:p>691000</text:p>
          </table:table-cell>
          <table:table-cell/>
          <table:table-cell office:value-type="float" office:value="0.109525" calcext:value-type="float">
            <text:p>0.109525</text:p>
          </table:table-cell>
          <table:table-cell office:value-type="float" office:value="0.00225682" calcext:value-type="float">
            <text:p>0.00225682</text:p>
          </table:table-cell>
          <table:table-cell office:value-type="float" office:value="0.0130846" calcext:value-type="float">
            <text:p>0.0130846</text:p>
          </table:table-cell>
          <table:table-cell office:value-type="float" office:value="0.00461786" calcext:value-type="float">
            <text:p>0.00461786</text:p>
          </table:table-cell>
          <table:table-cell office:value-type="float" office:value="0.00282527" calcext:value-type="float">
            <text:p>0.00282527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/>
          <table:table-cell office:value-type="float" office:value="0.111324" calcext:value-type="float">
            <text:p>0.111324</text:p>
          </table:table-cell>
          <table:table-cell office:value-type="float" office:value="0.00224537" calcext:value-type="float">
            <text:p>0.00224537</text:p>
          </table:table-cell>
          <table:table-cell office:value-type="float" office:value="0.0135421" calcext:value-type="float">
            <text:p>0.0135421</text:p>
          </table:table-cell>
          <table:table-cell office:value-type="float" office:value="0.00444575" calcext:value-type="float">
            <text:p>0.00444575</text:p>
          </table:table-cell>
          <table:table-cell office:value-type="float" office:value="0.00254776" calcext:value-type="float">
            <text:p>0.00254776</text:p>
          </table:table-cell>
        </table:table-row>
        <table:table-row table:style-name="ro1">
          <table:table-cell office:value-type="float" office:value="689000" calcext:value-type="float">
            <text:p>689000</text:p>
          </table:table-cell>
          <table:table-cell/>
          <table:table-cell office:value-type="float" office:value="0.110269" calcext:value-type="float">
            <text:p>0.110269</text:p>
          </table:table-cell>
          <table:table-cell office:value-type="float" office:value="0.00223511" calcext:value-type="float">
            <text:p>0.00223511</text:p>
          </table:table-cell>
          <table:table-cell office:value-type="float" office:value="0.0132449" calcext:value-type="float">
            <text:p>0.0132449</text:p>
          </table:table-cell>
          <table:table-cell office:value-type="float" office:value="0.00467549" calcext:value-type="float">
            <text:p>0.00467549</text:p>
          </table:table-cell>
          <table:table-cell office:value-type="float" office:value="0.0025521" calcext:value-type="float">
            <text:p>0.0025521</text:p>
          </table:table-cell>
        </table:table-row>
        <table:table-row table:style-name="ro1">
          <table:table-cell office:value-type="float" office:value="688000" calcext:value-type="float">
            <text:p>688000</text:p>
          </table:table-cell>
          <table:table-cell/>
          <table:table-cell office:value-type="float" office:value="0.108676" calcext:value-type="float">
            <text:p>0.108676</text:p>
          </table:table-cell>
          <table:table-cell office:value-type="float" office:value="0.00226709" calcext:value-type="float">
            <text:p>0.00226709</text:p>
          </table:table-cell>
          <table:table-cell office:value-type="float" office:value="0.0116398" calcext:value-type="float">
            <text:p>0.0116398</text:p>
          </table:table-cell>
          <table:table-cell office:value-type="float" office:value="0.00449983" calcext:value-type="float">
            <text:p>0.00449983</text:p>
          </table:table-cell>
          <table:table-cell office:value-type="float" office:value="0.00265908" calcext:value-type="float">
            <text:p>0.00265908</text:p>
          </table:table-cell>
        </table:table-row>
        <table:table-row table:style-name="ro1">
          <table:table-cell office:value-type="float" office:value="687000" calcext:value-type="float">
            <text:p>687000</text:p>
          </table:table-cell>
          <table:table-cell/>
          <table:table-cell office:value-type="float" office:value="0.133122" calcext:value-type="float">
            <text:p>0.133122</text:p>
          </table:table-cell>
          <table:table-cell office:value-type="float" office:value="0.00226788" calcext:value-type="float">
            <text:p>0.00226788</text:p>
          </table:table-cell>
          <table:table-cell office:value-type="float" office:value="0.0141891" calcext:value-type="float">
            <text:p>0.0141891</text:p>
          </table:table-cell>
          <table:table-cell office:value-type="float" office:value="0.00434153" calcext:value-type="float">
            <text:p>0.00434153</text:p>
          </table:table-cell>
          <table:table-cell office:value-type="float" office:value="0.00289514" calcext:value-type="float">
            <text:p>0.00289514</text:p>
          </table:table-cell>
        </table:table-row>
        <table:table-row table:style-name="ro1">
          <table:table-cell office:value-type="float" office:value="686000" calcext:value-type="float">
            <text:p>686000</text:p>
          </table:table-cell>
          <table:table-cell/>
          <table:table-cell office:value-type="float" office:value="0.108419" calcext:value-type="float">
            <text:p>0.108419</text:p>
          </table:table-cell>
          <table:table-cell office:value-type="float" office:value="0.00252486" calcext:value-type="float">
            <text:p>0.00252486</text:p>
          </table:table-cell>
          <table:table-cell office:value-type="float" office:value="0.0129666" calcext:value-type="float">
            <text:p>0.0129666</text:p>
          </table:table-cell>
          <table:table-cell office:value-type="float" office:value="0.00479432" calcext:value-type="float">
            <text:p>0.00479432</text:p>
          </table:table-cell>
          <table:table-cell office:value-type="float" office:value="0.00253394" calcext:value-type="float">
            <text:p>0.00253394</text:p>
          </table:table-cell>
        </table:table-row>
        <table:table-row table:style-name="ro1">
          <table:table-cell office:value-type="float" office:value="685000" calcext:value-type="float">
            <text:p>685000</text:p>
          </table:table-cell>
          <table:table-cell/>
          <table:table-cell office:value-type="float" office:value="0.110435" calcext:value-type="float">
            <text:p>0.110435</text:p>
          </table:table-cell>
          <table:table-cell office:value-type="float" office:value="0.00226945" calcext:value-type="float">
            <text:p>0.00226945</text:p>
          </table:table-cell>
          <table:table-cell office:value-type="float" office:value="0.0115668" calcext:value-type="float">
            <text:p>0.0115668</text:p>
          </table:table-cell>
          <table:table-cell office:value-type="float" office:value="0.00468971" calcext:value-type="float">
            <text:p>0.00468971</text:p>
          </table:table-cell>
          <table:table-cell office:value-type="float" office:value="0.00255921" calcext:value-type="float">
            <text:p>0.00255921</text:p>
          </table:table-cell>
        </table:table-row>
        <table:table-row table:style-name="ro1">
          <table:table-cell office:value-type="float" office:value="684000" calcext:value-type="float">
            <text:p>684000</text:p>
          </table:table-cell>
          <table:table-cell/>
          <table:table-cell office:value-type="float" office:value="0.107987" calcext:value-type="float">
            <text:p>0.107987</text:p>
          </table:table-cell>
          <table:table-cell office:value-type="float" office:value="0.00229117" calcext:value-type="float">
            <text:p>0.00229117</text:p>
          </table:table-cell>
          <table:table-cell office:value-type="float" office:value="0.0119023" calcext:value-type="float">
            <text:p>0.0119023</text:p>
          </table:table-cell>
          <table:table-cell office:value-type="float" office:value="0.00437982" calcext:value-type="float">
            <text:p>0.00437982</text:p>
          </table:table-cell>
          <table:table-cell office:value-type="float" office:value="0.00250433" calcext:value-type="float">
            <text:p>0.00250433</text:p>
          </table:table-cell>
        </table:table-row>
        <table:table-row table:style-name="ro1">
          <table:table-cell office:value-type="float" office:value="683000" calcext:value-type="float">
            <text:p>683000</text:p>
          </table:table-cell>
          <table:table-cell/>
          <table:table-cell office:value-type="float" office:value="0.109024" calcext:value-type="float">
            <text:p>0.109024</text:p>
          </table:table-cell>
          <table:table-cell office:value-type="float" office:value="0.00222682" calcext:value-type="float">
            <text:p>0.00222682</text:p>
          </table:table-cell>
          <table:table-cell office:value-type="float" office:value="0.0120618" calcext:value-type="float">
            <text:p>0.0120618</text:p>
          </table:table-cell>
          <table:table-cell office:value-type="float" office:value="0.00438811" calcext:value-type="float">
            <text:p>0.00438811</text:p>
          </table:table-cell>
          <table:table-cell office:value-type="float" office:value="0.00257105" calcext:value-type="float">
            <text:p>0.00257105</text:p>
          </table:table-cell>
        </table:table-row>
        <table:table-row table:style-name="ro1">
          <table:table-cell office:value-type="float" office:value="682000" calcext:value-type="float">
            <text:p>682000</text:p>
          </table:table-cell>
          <table:table-cell/>
          <table:table-cell office:value-type="float" office:value="0.107206" calcext:value-type="float">
            <text:p>0.107206</text:p>
          </table:table-cell>
          <table:table-cell office:value-type="float" office:value="0.00221182" calcext:value-type="float">
            <text:p>0.00221182</text:p>
          </table:table-cell>
          <table:table-cell office:value-type="float" office:value="0.012177" calcext:value-type="float">
            <text:p>0.012177</text:p>
          </table:table-cell>
          <table:table-cell office:value-type="float" office:value="0.00618031" calcext:value-type="float">
            <text:p>0.00618031</text:p>
          </table:table-cell>
          <table:table-cell office:value-type="float" office:value="0.00259158" calcext:value-type="float">
            <text:p>0.00259158</text:p>
          </table:table-cell>
        </table:table-row>
        <table:table-row table:style-name="ro1">
          <table:table-cell office:value-type="float" office:value="681000" calcext:value-type="float">
            <text:p>681000</text:p>
          </table:table-cell>
          <table:table-cell/>
          <table:table-cell office:value-type="float" office:value="0.107163" calcext:value-type="float">
            <text:p>0.107163</text:p>
          </table:table-cell>
          <table:table-cell office:value-type="float" office:value="0.002213" calcext:value-type="float">
            <text:p>0.002213</text:p>
          </table:table-cell>
          <table:table-cell office:value-type="float" office:value="0.0138923" calcext:value-type="float">
            <text:p>0.0138923</text:p>
          </table:table-cell>
          <table:table-cell office:value-type="float" office:value="0.00584555" calcext:value-type="float">
            <text:p>0.00584555</text:p>
          </table:table-cell>
          <table:table-cell office:value-type="float" office:value="0.00268237" calcext:value-type="float">
            <text:p>0.00268237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/>
          <table:table-cell office:value-type="float" office:value="0.108541" calcext:value-type="float">
            <text:p>0.108541</text:p>
          </table:table-cell>
          <table:table-cell office:value-type="float" office:value="0.00221419" calcext:value-type="float">
            <text:p>0.00221419</text:p>
          </table:table-cell>
          <table:table-cell office:value-type="float" office:value="0.0117827" calcext:value-type="float">
            <text:p>0.0117827</text:p>
          </table:table-cell>
          <table:table-cell office:value-type="float" office:value="0.00441732" calcext:value-type="float">
            <text:p>0.00441732</text:p>
          </table:table-cell>
          <table:table-cell office:value-type="float" office:value="0.00253947" calcext:value-type="float">
            <text:p>0.00253947</text:p>
          </table:table-cell>
        </table:table-row>
        <table:table-row table:style-name="ro1">
          <table:table-cell office:value-type="float" office:value="679000" calcext:value-type="float">
            <text:p>679000</text:p>
          </table:table-cell>
          <table:table-cell/>
          <table:table-cell office:value-type="float" office:value="0.109762" calcext:value-type="float">
            <text:p>0.109762</text:p>
          </table:table-cell>
          <table:table-cell office:value-type="float" office:value="0.00219366" calcext:value-type="float">
            <text:p>0.00219366</text:p>
          </table:table-cell>
          <table:table-cell office:value-type="float" office:value="0.0113725" calcext:value-type="float">
            <text:p>0.0113725</text:p>
          </table:table-cell>
          <table:table-cell office:value-type="float" office:value="0.00617083" calcext:value-type="float">
            <text:p>0.00617083</text:p>
          </table:table-cell>
          <table:table-cell office:value-type="float" office:value="0.00259276" calcext:value-type="float">
            <text:p>0.00259276</text:p>
          </table:table-cell>
        </table:table-row>
        <table:table-row table:style-name="ro1">
          <table:table-cell office:value-type="float" office:value="678000" calcext:value-type="float">
            <text:p>678000</text:p>
          </table:table-cell>
          <table:table-cell/>
          <table:table-cell office:value-type="float" office:value="0.108208" calcext:value-type="float">
            <text:p>0.108208</text:p>
          </table:table-cell>
          <table:table-cell office:value-type="float" office:value="0.0022205" calcext:value-type="float">
            <text:p>0.0022205</text:p>
          </table:table-cell>
          <table:table-cell office:value-type="float" office:value="0.0113441" calcext:value-type="float">
            <text:p>0.0113441</text:p>
          </table:table-cell>
          <table:table-cell office:value-type="float" office:value="0.00625176" calcext:value-type="float">
            <text:p>0.00625176</text:p>
          </table:table-cell>
          <table:table-cell office:value-type="float" office:value="0.00259039" calcext:value-type="float">
            <text:p>0.00259039</text:p>
          </table:table-cell>
        </table:table-row>
        <table:table-row table:style-name="ro1">
          <table:table-cell office:value-type="float" office:value="677000" calcext:value-type="float">
            <text:p>677000</text:p>
          </table:table-cell>
          <table:table-cell/>
          <table:table-cell office:value-type="float" office:value="0.1093" calcext:value-type="float">
            <text:p>0.1093</text:p>
          </table:table-cell>
          <table:table-cell office:value-type="float" office:value="0.00223274" calcext:value-type="float">
            <text:p>0.00223274</text:p>
          </table:table-cell>
          <table:table-cell office:value-type="float" office:value="0.0113232" calcext:value-type="float">
            <text:p>0.0113232</text:p>
          </table:table-cell>
          <table:table-cell office:value-type="float" office:value="0.00528776" calcext:value-type="float">
            <text:p>0.00528776</text:p>
          </table:table-cell>
          <table:table-cell office:value-type="float" office:value="0.00252368" calcext:value-type="float">
            <text:p>0.00252368</text:p>
          </table:table-cell>
        </table:table-row>
        <table:table-row table:style-name="ro1">
          <table:table-cell office:value-type="float" office:value="676000" calcext:value-type="float">
            <text:p>676000</text:p>
          </table:table-cell>
          <table:table-cell/>
          <table:table-cell office:value-type="float" office:value="0.106299" calcext:value-type="float">
            <text:p>0.106299</text:p>
          </table:table-cell>
          <table:table-cell office:value-type="float" office:value="0.00224616" calcext:value-type="float">
            <text:p>0.00224616</text:p>
          </table:table-cell>
          <table:table-cell office:value-type="float" office:value="0.0113599" calcext:value-type="float">
            <text:p>0.0113599</text:p>
          </table:table-cell>
          <table:table-cell office:value-type="float" office:value="0.00492577" calcext:value-type="float">
            <text:p>0.00492577</text:p>
          </table:table-cell>
          <table:table-cell office:value-type="float" office:value="0.00254184" calcext:value-type="float">
            <text:p>0.00254184</text:p>
          </table:table-cell>
        </table:table-row>
        <table:table-row table:style-name="ro1">
          <table:table-cell office:value-type="float" office:value="675000" calcext:value-type="float">
            <text:p>675000</text:p>
          </table:table-cell>
          <table:table-cell/>
          <table:table-cell office:value-type="float" office:value="0.108915" calcext:value-type="float">
            <text:p>0.108915</text:p>
          </table:table-cell>
          <table:table-cell office:value-type="float" office:value="0.00224972" calcext:value-type="float">
            <text:p>0.00224972</text:p>
          </table:table-cell>
          <table:table-cell office:value-type="float" office:value="0.011898" calcext:value-type="float">
            <text:p>0.011898</text:p>
          </table:table-cell>
          <table:table-cell office:value-type="float" office:value="0.00440706" calcext:value-type="float">
            <text:p>0.00440706</text:p>
          </table:table-cell>
          <table:table-cell office:value-type="float" office:value="0.00254618" calcext:value-type="float">
            <text:p>0.00254618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/>
          <table:table-cell office:value-type="float" office:value="0.106607" calcext:value-type="float">
            <text:p>0.106607</text:p>
          </table:table-cell>
          <table:table-cell office:value-type="float" office:value="0.00225564" calcext:value-type="float">
            <text:p>0.00225564</text:p>
          </table:table-cell>
          <table:table-cell office:value-type="float" office:value="0.0118865" calcext:value-type="float">
            <text:p>0.0118865</text:p>
          </table:table-cell>
          <table:table-cell office:value-type="float" office:value="0.00459733" calcext:value-type="float">
            <text:p>0.00459733</text:p>
          </table:table-cell>
          <table:table-cell office:value-type="float" office:value="0.00254184" calcext:value-type="float">
            <text:p>0.00254184</text:p>
          </table:table-cell>
        </table:table-row>
        <table:table-row table:style-name="ro1">
          <table:table-cell office:value-type="float" office:value="673000" calcext:value-type="float">
            <text:p>673000</text:p>
          </table:table-cell>
          <table:table-cell/>
          <table:table-cell office:value-type="float" office:value="0.107983" calcext:value-type="float">
            <text:p>0.107983</text:p>
          </table:table-cell>
          <table:table-cell office:value-type="float" office:value="0.00220353" calcext:value-type="float">
            <text:p>0.00220353</text:p>
          </table:table-cell>
          <table:table-cell office:value-type="float" office:value="0.0137695" calcext:value-type="float">
            <text:p>0.0137695</text:p>
          </table:table-cell>
          <table:table-cell office:value-type="float" office:value="0.00442877" calcext:value-type="float">
            <text:p>0.00442877</text:p>
          </table:table-cell>
          <table:table-cell office:value-type="float" office:value="0.00258013" calcext:value-type="float">
            <text:p>0.00258013</text:p>
          </table:table-cell>
        </table:table-row>
        <table:table-row table:style-name="ro1">
          <table:table-cell office:value-type="float" office:value="672000" calcext:value-type="float">
            <text:p>672000</text:p>
          </table:table-cell>
          <table:table-cell/>
          <table:table-cell office:value-type="float" office:value="0.10625" calcext:value-type="float">
            <text:p>0.10625</text:p>
          </table:table-cell>
          <table:table-cell office:value-type="float" office:value="0.00223669" calcext:value-type="float">
            <text:p>0.00223669</text:p>
          </table:table-cell>
          <table:table-cell office:value-type="float" office:value="0.0137478" calcext:value-type="float">
            <text:p>0.0137478</text:p>
          </table:table-cell>
          <table:table-cell office:value-type="float" office:value="0.00439245" calcext:value-type="float">
            <text:p>0.00439245</text:p>
          </table:table-cell>
          <table:table-cell office:value-type="float" office:value="0.00256355" calcext:value-type="float">
            <text:p>0.00256355</text:p>
          </table:table-cell>
        </table:table-row>
        <table:table-row table:style-name="ro1">
          <table:table-cell office:value-type="float" office:value="671000" calcext:value-type="float">
            <text:p>671000</text:p>
          </table:table-cell>
          <table:table-cell/>
          <table:table-cell office:value-type="float" office:value="0.10702" calcext:value-type="float">
            <text:p>0.10702</text:p>
          </table:table-cell>
          <table:table-cell office:value-type="float" office:value="0.00273132" calcext:value-type="float">
            <text:p>0.00273132</text:p>
          </table:table-cell>
          <table:table-cell office:value-type="float" office:value="0.0117183" calcext:value-type="float">
            <text:p>0.0117183</text:p>
          </table:table-cell>
          <table:table-cell office:value-type="float" office:value="0.00478405" calcext:value-type="float">
            <text:p>0.00478405</text:p>
          </table:table-cell>
          <table:table-cell office:value-type="float" office:value="0.00254499" calcext:value-type="float">
            <text:p>0.00254499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/>
          <table:table-cell office:value-type="float" office:value="0.106783" calcext:value-type="float">
            <text:p>0.106783</text:p>
          </table:table-cell>
          <table:table-cell office:value-type="float" office:value="0.00256592" calcext:value-type="float">
            <text:p>0.00256592</text:p>
          </table:table-cell>
          <table:table-cell office:value-type="float" office:value="0.0111349" calcext:value-type="float">
            <text:p>0.0111349</text:p>
          </table:table-cell>
          <table:table-cell office:value-type="float" office:value="0.00481761" calcext:value-type="float">
            <text:p>0.00481761</text:p>
          </table:table-cell>
          <table:table-cell office:value-type="float" office:value="0.00260302" calcext:value-type="float">
            <text:p>0.00260302</text:p>
          </table:table-cell>
        </table:table-row>
        <table:table-row table:style-name="ro1">
          <table:table-cell office:value-type="float" office:value="669000" calcext:value-type="float">
            <text:p>669000</text:p>
          </table:table-cell>
          <table:table-cell/>
          <table:table-cell office:value-type="float" office:value="0.107446" calcext:value-type="float">
            <text:p>0.107446</text:p>
          </table:table-cell>
          <table:table-cell office:value-type="float" office:value="0.00245499" calcext:value-type="float">
            <text:p>0.00245499</text:p>
          </table:table-cell>
          <table:table-cell office:value-type="float" office:value="0.0115458" calcext:value-type="float">
            <text:p>0.0115458</text:p>
          </table:table-cell>
          <table:table-cell office:value-type="float" office:value="0.00445206" calcext:value-type="float">
            <text:p>0.00445206</text:p>
          </table:table-cell>
          <table:table-cell office:value-type="float" office:value="0.00278935" calcext:value-type="float">
            <text:p>0.00278935</text:p>
          </table:table-cell>
        </table:table-row>
        <table:table-row table:style-name="ro1">
          <table:table-cell office:value-type="float" office:value="668000" calcext:value-type="float">
            <text:p>668000</text:p>
          </table:table-cell>
          <table:table-cell/>
          <table:table-cell office:value-type="float" office:value="0.106868" calcext:value-type="float">
            <text:p>0.106868</text:p>
          </table:table-cell>
          <table:table-cell office:value-type="float" office:value="0.00236183" calcext:value-type="float">
            <text:p>0.00236183</text:p>
          </table:table-cell>
          <table:table-cell office:value-type="float" office:value="0.0112679" calcext:value-type="float">
            <text:p>0.0112679</text:p>
          </table:table-cell>
          <table:table-cell office:value-type="float" office:value="0.00432021" calcext:value-type="float">
            <text:p>0.00432021</text:p>
          </table:table-cell>
          <table:table-cell office:value-type="float" office:value="0.00256434" calcext:value-type="float">
            <text:p>0.00256434</text:p>
          </table:table-cell>
        </table:table-row>
        <table:table-row table:style-name="ro1">
          <table:table-cell office:value-type="float" office:value="667000" calcext:value-type="float">
            <text:p>667000</text:p>
          </table:table-cell>
          <table:table-cell/>
          <table:table-cell office:value-type="float" office:value="0.107633" calcext:value-type="float">
            <text:p>0.107633</text:p>
          </table:table-cell>
          <table:table-cell office:value-type="float" office:value="0.0024242" calcext:value-type="float">
            <text:p>0.0024242</text:p>
          </table:table-cell>
          <table:table-cell office:value-type="float" office:value="0.0116619" calcext:value-type="float">
            <text:p>0.0116619</text:p>
          </table:table-cell>
          <table:table-cell office:value-type="float" office:value="0.0042835" calcext:value-type="float">
            <text:p>0.0042835</text:p>
          </table:table-cell>
          <table:table-cell office:value-type="float" office:value="0.00250947" calcext:value-type="float">
            <text:p>0.00250947</text:p>
          </table:table-cell>
        </table:table-row>
        <table:table-row table:style-name="ro1">
          <table:table-cell office:value-type="float" office:value="666000" calcext:value-type="float">
            <text:p>666000</text:p>
          </table:table-cell>
          <table:table-cell/>
          <table:table-cell office:value-type="float" office:value="0.106051" calcext:value-type="float">
            <text:p>0.106051</text:p>
          </table:table-cell>
          <table:table-cell office:value-type="float" office:value="0.00242459" calcext:value-type="float">
            <text:p>0.00242459</text:p>
          </table:table-cell>
          <table:table-cell office:value-type="float" office:value="0.0114831" calcext:value-type="float">
            <text:p>0.0114831</text:p>
          </table:table-cell>
          <table:table-cell office:value-type="float" office:value="0.00445325" calcext:value-type="float">
            <text:p>0.00445325</text:p>
          </table:table-cell>
          <table:table-cell office:value-type="float" office:value="0.00256118" calcext:value-type="float">
            <text:p>0.00256118</text:p>
          </table:table-cell>
        </table:table-row>
        <table:table-row table:style-name="ro1">
          <table:table-cell office:value-type="float" office:value="665000" calcext:value-type="float">
            <text:p>665000</text:p>
          </table:table-cell>
          <table:table-cell/>
          <table:table-cell office:value-type="float" office:value="0.107671" calcext:value-type="float">
            <text:p>0.107671</text:p>
          </table:table-cell>
          <table:table-cell office:value-type="float" office:value="0.00226906" calcext:value-type="float">
            <text:p>0.00226906</text:p>
          </table:table-cell>
          <table:table-cell office:value-type="float" office:value="0.0114823" calcext:value-type="float">
            <text:p>0.0114823</text:p>
          </table:table-cell>
          <table:table-cell office:value-type="float" office:value="0.0044797" calcext:value-type="float">
            <text:p>0.0044797</text:p>
          </table:table-cell>
          <table:table-cell office:value-type="float" office:value="0.00257381" calcext:value-type="float">
            <text:p>0.00257381</text:p>
          </table:table-cell>
        </table:table-row>
        <table:table-row table:style-name="ro1">
          <table:table-cell office:value-type="float" office:value="664000" calcext:value-type="float">
            <text:p>664000</text:p>
          </table:table-cell>
          <table:table-cell/>
          <table:table-cell office:value-type="float" office:value="0.104762" calcext:value-type="float">
            <text:p>0.104762</text:p>
          </table:table-cell>
          <table:table-cell office:value-type="float" office:value="0.00232354" calcext:value-type="float">
            <text:p>0.00232354</text:p>
          </table:table-cell>
          <table:table-cell office:value-type="float" office:value="0.0112221" calcext:value-type="float">
            <text:p>0.0112221</text:p>
          </table:table-cell>
          <table:table-cell office:value-type="float" office:value="0.00472879" calcext:value-type="float">
            <text:p>0.00472879</text:p>
          </table:table-cell>
          <table:table-cell office:value-type="float" office:value="0.00255171" calcext:value-type="float">
            <text:p>0.00255171</text:p>
          </table:table-cell>
        </table:table-row>
        <table:table-row table:style-name="ro1">
          <table:table-cell office:value-type="float" office:value="663000" calcext:value-type="float">
            <text:p>663000</text:p>
          </table:table-cell>
          <table:table-cell/>
          <table:table-cell office:value-type="float" office:value="0.106007" calcext:value-type="float">
            <text:p>0.106007</text:p>
          </table:table-cell>
          <table:table-cell office:value-type="float" office:value="0.00233301" calcext:value-type="float">
            <text:p>0.00233301</text:p>
          </table:table-cell>
          <table:table-cell office:value-type="float" office:value="0.0118253" calcext:value-type="float">
            <text:p>0.0118253</text:p>
          </table:table-cell>
          <table:table-cell office:value-type="float" office:value="0.00436522" calcext:value-type="float">
            <text:p>0.00436522</text:p>
          </table:table-cell>
          <table:table-cell office:value-type="float" office:value="0.00287698" calcext:value-type="float">
            <text:p>0.00287698</text:p>
          </table:table-cell>
        </table:table-row>
        <table:table-row table:style-name="ro1">
          <table:table-cell office:value-type="float" office:value="662000" calcext:value-type="float">
            <text:p>662000</text:p>
          </table:table-cell>
          <table:table-cell/>
          <table:table-cell office:value-type="float" office:value="0.105304" calcext:value-type="float">
            <text:p>0.105304</text:p>
          </table:table-cell>
          <table:table-cell office:value-type="float" office:value="0.00228446" calcext:value-type="float">
            <text:p>0.00228446</text:p>
          </table:table-cell>
          <table:table-cell office:value-type="float" office:value="0.0136712" calcext:value-type="float">
            <text:p>0.0136712</text:p>
          </table:table-cell>
          <table:table-cell office:value-type="float" office:value="0.00426534" calcext:value-type="float">
            <text:p>0.00426534</text:p>
          </table:table-cell>
          <table:table-cell office:value-type="float" office:value="0.00253118" calcext:value-type="float">
            <text:p>0.00253118</text:p>
          </table:table-cell>
        </table:table-row>
        <table:table-row table:style-name="ro1">
          <table:table-cell office:value-type="float" office:value="661000" calcext:value-type="float">
            <text:p>661000</text:p>
          </table:table-cell>
          <table:table-cell/>
          <table:table-cell office:value-type="float" office:value="0.106225" calcext:value-type="float">
            <text:p>0.106225</text:p>
          </table:table-cell>
          <table:table-cell office:value-type="float" office:value="0.00224261" calcext:value-type="float">
            <text:p>0.00224261</text:p>
          </table:table-cell>
          <table:table-cell office:value-type="float" office:value="0.0137241" calcext:value-type="float">
            <text:p>0.0137241</text:p>
          </table:table-cell>
          <table:table-cell office:value-type="float" office:value="0.00429377" calcext:value-type="float">
            <text:p>0.00429377</text:p>
          </table:table-cell>
          <table:table-cell office:value-type="float" office:value="0.00255131" calcext:value-type="float">
            <text:p>0.00255131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/>
          <table:table-cell office:value-type="float" office:value="0.105289" calcext:value-type="float">
            <text:p>0.105289</text:p>
          </table:table-cell>
          <table:table-cell office:value-type="float" office:value="0.0024621" calcext:value-type="float">
            <text:p>0.0024621</text:p>
          </table:table-cell>
          <table:table-cell office:value-type="float" office:value="0.0117941" calcext:value-type="float">
            <text:p>0.0117941</text:p>
          </table:table-cell>
          <table:table-cell office:value-type="float" office:value="0.00457838" calcext:value-type="float">
            <text:p>0.00457838</text:p>
          </table:table-cell>
          <table:table-cell office:value-type="float" office:value="0.00258565" calcext:value-type="float">
            <text:p>0.00258565</text:p>
          </table:table-cell>
        </table:table-row>
        <table:table-row table:style-name="ro1">
          <table:table-cell office:value-type="float" office:value="659000" calcext:value-type="float">
            <text:p>659000</text:p>
          </table:table-cell>
          <table:table-cell/>
          <table:table-cell office:value-type="float" office:value="0.106448" calcext:value-type="float">
            <text:p>0.106448</text:p>
          </table:table-cell>
          <table:table-cell office:value-type="float" office:value="0.00262552" calcext:value-type="float">
            <text:p>0.00262552</text:p>
          </table:table-cell>
          <table:table-cell office:value-type="float" office:value="0.0113603" calcext:value-type="float">
            <text:p>0.0113603</text:p>
          </table:table-cell>
          <table:table-cell office:value-type="float" office:value="0.00428626" calcext:value-type="float">
            <text:p>0.00428626</text:p>
          </table:table-cell>
          <table:table-cell office:value-type="float" office:value="0.00283356" calcext:value-type="float">
            <text:p>0.00283356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/>
          <table:table-cell office:value-type="float" office:value="0.104058" calcext:value-type="float">
            <text:p>0.104058</text:p>
          </table:table-cell>
          <table:table-cell office:value-type="float" office:value="0.00229906" calcext:value-type="float">
            <text:p>0.00229906</text:p>
          </table:table-cell>
          <table:table-cell office:value-type="float" office:value="0.0117353" calcext:value-type="float">
            <text:p>0.0117353</text:p>
          </table:table-cell>
          <table:table-cell office:value-type="float" office:value="0.00423297" calcext:value-type="float">
            <text:p>0.00423297</text:p>
          </table:table-cell>
          <table:table-cell office:value-type="float" office:value="0.00288883" calcext:value-type="float">
            <text:p>0.00288883</text:p>
          </table:table-cell>
        </table:table-row>
        <table:table-row table:style-name="ro1">
          <table:table-cell office:value-type="float" office:value="657000" calcext:value-type="float">
            <text:p>657000</text:p>
          </table:table-cell>
          <table:table-cell/>
          <table:table-cell office:value-type="float" office:value="0.105526" calcext:value-type="float">
            <text:p>0.105526</text:p>
          </table:table-cell>
          <table:table-cell office:value-type="float" office:value="0.0023334" calcext:value-type="float">
            <text:p>0.0023334</text:p>
          </table:table-cell>
          <table:table-cell office:value-type="float" office:value="0.0114846" calcext:value-type="float">
            <text:p>0.0114846</text:p>
          </table:table-cell>
          <table:table-cell office:value-type="float" office:value="0.00434943" calcext:value-type="float">
            <text:p>0.00434943</text:p>
          </table:table-cell>
          <table:table-cell office:value-type="float" office:value="0.00267053" calcext:value-type="float">
            <text:p>0.00267053</text:p>
          </table:table-cell>
        </table:table-row>
        <table:table-row table:style-name="ro1">
          <table:table-cell office:value-type="float" office:value="656000" calcext:value-type="float">
            <text:p>656000</text:p>
          </table:table-cell>
          <table:table-cell/>
          <table:table-cell office:value-type="float" office:value="0.104331" calcext:value-type="float">
            <text:p>0.104331</text:p>
          </table:table-cell>
          <table:table-cell office:value-type="float" office:value="0.00231367" calcext:value-type="float">
            <text:p>0.00231367</text:p>
          </table:table-cell>
          <table:table-cell office:value-type="float" office:value="0.0132346" calcext:value-type="float">
            <text:p>0.0132346</text:p>
          </table:table-cell>
          <table:table-cell office:value-type="float" office:value="0.00539079" calcext:value-type="float">
            <text:p>0.00539079</text:p>
          </table:table-cell>
          <table:table-cell office:value-type="float" office:value="0.00256513" calcext:value-type="float">
            <text:p>0.00256513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  <table:table-cell/>
          <table:table-cell office:value-type="float" office:value="0.106521" calcext:value-type="float">
            <text:p>0.106521</text:p>
          </table:table-cell>
          <table:table-cell office:value-type="float" office:value="0.00223748" calcext:value-type="float">
            <text:p>0.00223748</text:p>
          </table:table-cell>
          <table:table-cell office:value-type="float" office:value="0.0136092" calcext:value-type="float">
            <text:p>0.0136092</text:p>
          </table:table-cell>
          <table:table-cell office:value-type="float" office:value="0.0043664" calcext:value-type="float">
            <text:p>0.0043664</text:p>
          </table:table-cell>
          <table:table-cell office:value-type="float" office:value="0.00256513" calcext:value-type="float">
            <text:p>0.00256513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/>
          <table:table-cell office:value-type="float" office:value="0.103443" calcext:value-type="float">
            <text:p>0.103443</text:p>
          </table:table-cell>
          <table:table-cell office:value-type="float" office:value="0.00230972" calcext:value-type="float">
            <text:p>0.00230972</text:p>
          </table:table-cell>
          <table:table-cell office:value-type="float" office:value="0.0150027" calcext:value-type="float">
            <text:p>0.0150027</text:p>
          </table:table-cell>
          <table:table-cell office:value-type="float" office:value="0.00420613" calcext:value-type="float">
            <text:p>0.00420613</text:p>
          </table:table-cell>
          <table:table-cell office:value-type="float" office:value="0.00253394" calcext:value-type="float">
            <text:p>0.00253394</text:p>
          </table:table-cell>
        </table:table-row>
        <table:table-row table:style-name="ro1">
          <table:table-cell office:value-type="float" office:value="653000" calcext:value-type="float">
            <text:p>653000</text:p>
          </table:table-cell>
          <table:table-cell/>
          <table:table-cell office:value-type="float" office:value="0.106094" calcext:value-type="float">
            <text:p>0.106094</text:p>
          </table:table-cell>
          <table:table-cell office:value-type="float" office:value="0.00224853" calcext:value-type="float">
            <text:p>0.00224853</text:p>
          </table:table-cell>
          <table:table-cell office:value-type="float" office:value="0.0126172" calcext:value-type="float">
            <text:p>0.0126172</text:p>
          </table:table-cell>
          <table:table-cell office:value-type="float" office:value="0.00434311" calcext:value-type="float">
            <text:p>0.00434311</text:p>
          </table:table-cell>
          <table:table-cell office:value-type="float" office:value="0.00259237" calcext:value-type="float">
            <text:p>0.00259237</text:p>
          </table:table-cell>
        </table:table-row>
        <table:table-row table:style-name="ro1">
          <table:table-cell office:value-type="float" office:value="652000" calcext:value-type="float">
            <text:p>652000</text:p>
          </table:table-cell>
          <table:table-cell/>
          <table:table-cell office:value-type="float" office:value="0.102739" calcext:value-type="float">
            <text:p>0.102739</text:p>
          </table:table-cell>
          <table:table-cell office:value-type="float" office:value="0.00225445" calcext:value-type="float">
            <text:p>0.00225445</text:p>
          </table:table-cell>
          <table:table-cell office:value-type="float" office:value="0.0110105" calcext:value-type="float">
            <text:p>0.0110105</text:p>
          </table:table-cell>
          <table:table-cell office:value-type="float" office:value="0.00418323" calcext:value-type="float">
            <text:p>0.00418323</text:p>
          </table:table-cell>
          <table:table-cell office:value-type="float" office:value="0.00256986" calcext:value-type="float">
            <text:p>0.00256986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  <table:table-cell/>
          <table:table-cell office:value-type="float" office:value="0.104353" calcext:value-type="float">
            <text:p>0.104353</text:p>
          </table:table-cell>
          <table:table-cell office:value-type="float" office:value="0.00283554" calcext:value-type="float">
            <text:p>0.00283554</text:p>
          </table:table-cell>
          <table:table-cell office:value-type="float" office:value="0.0112387" calcext:value-type="float">
            <text:p>0.0112387</text:p>
          </table:table-cell>
          <table:table-cell office:value-type="float" office:value="0.0041856" calcext:value-type="float">
            <text:p>0.0041856</text:p>
          </table:table-cell>
          <table:table-cell office:value-type="float" office:value="0.00281422" calcext:value-type="float">
            <text:p>0.00281422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/>
          <table:table-cell office:value-type="float" office:value="0.103046" calcext:value-type="float">
            <text:p>0.103046</text:p>
          </table:table-cell>
          <table:table-cell office:value-type="float" office:value="0.0030791" calcext:value-type="float">
            <text:p>0.0030791</text:p>
          </table:table-cell>
          <table:table-cell office:value-type="float" office:value="0.0115135" calcext:value-type="float">
            <text:p>0.0115135</text:p>
          </table:table-cell>
          <table:table-cell office:value-type="float" office:value="0.00424718" calcext:value-type="float">
            <text:p>0.00424718</text:p>
          </table:table-cell>
          <table:table-cell office:value-type="float" office:value="0.00293146" calcext:value-type="float">
            <text:p>0.00293146</text:p>
          </table:table-cell>
        </table:table-row>
        <table:table-row table:style-name="ro1">
          <table:table-cell office:value-type="float" office:value="649000" calcext:value-type="float">
            <text:p>649000</text:p>
          </table:table-cell>
          <table:table-cell/>
          <table:table-cell office:value-type="float" office:value="0.103548" calcext:value-type="float">
            <text:p>0.103548</text:p>
          </table:table-cell>
          <table:table-cell office:value-type="float" office:value="0.00247039" calcext:value-type="float">
            <text:p>0.00247039</text:p>
          </table:table-cell>
          <table:table-cell office:value-type="float" office:value="0.0112316" calcext:value-type="float">
            <text:p>0.0112316</text:p>
          </table:table-cell>
          <table:table-cell office:value-type="float" office:value="0.00468142" calcext:value-type="float">
            <text:p>0.00468142</text:p>
          </table:table-cell>
          <table:table-cell office:value-type="float" office:value="0.00257736" calcext:value-type="float">
            <text:p>0.00257736</text:p>
          </table:table-cell>
        </table:table-row>
        <table:table-row table:style-name="ro1">
          <table:table-cell office:value-type="float" office:value="648000" calcext:value-type="float">
            <text:p>648000</text:p>
          </table:table-cell>
          <table:table-cell/>
          <table:table-cell office:value-type="float" office:value="0.103421" calcext:value-type="float">
            <text:p>0.103421</text:p>
          </table:table-cell>
          <table:table-cell office:value-type="float" office:value="0.00228446" calcext:value-type="float">
            <text:p>0.00228446</text:p>
          </table:table-cell>
          <table:table-cell office:value-type="float" office:value="0.0107212" calcext:value-type="float">
            <text:p>0.0107212</text:p>
          </table:table-cell>
          <table:table-cell office:value-type="float" office:value="0.00468457" calcext:value-type="float">
            <text:p>0.00468457</text:p>
          </table:table-cell>
          <table:table-cell office:value-type="float" office:value="0.00258842" calcext:value-type="float">
            <text:p>0.00258842</text:p>
          </table:table-cell>
        </table:table-row>
        <table:table-row table:style-name="ro1">
          <table:table-cell office:value-type="float" office:value="647000" calcext:value-type="float">
            <text:p>647000</text:p>
          </table:table-cell>
          <table:table-cell/>
          <table:table-cell office:value-type="float" office:value="0.102724" calcext:value-type="float">
            <text:p>0.102724</text:p>
          </table:table-cell>
          <table:table-cell office:value-type="float" office:value="0.00243486" calcext:value-type="float">
            <text:p>0.00243486</text:p>
          </table:table-cell>
          <table:table-cell office:value-type="float" office:value="0.0112478" calcext:value-type="float">
            <text:p>0.0112478</text:p>
          </table:table-cell>
          <table:table-cell office:value-type="float" office:value="0.00427797" calcext:value-type="float">
            <text:p>0.00427797</text:p>
          </table:table-cell>
          <table:table-cell office:value-type="float" office:value="0.00261013" calcext:value-type="float">
            <text:p>0.00261013</text:p>
          </table:table-cell>
        </table:table-row>
        <table:table-row table:style-name="ro1">
          <table:table-cell office:value-type="float" office:value="646000" calcext:value-type="float">
            <text:p>646000</text:p>
          </table:table-cell>
          <table:table-cell/>
          <table:table-cell office:value-type="float" office:value="0.103122" calcext:value-type="float">
            <text:p>0.103122</text:p>
          </table:table-cell>
          <table:table-cell office:value-type="float" office:value="0.00279369" calcext:value-type="float">
            <text:p>0.00279369</text:p>
          </table:table-cell>
          <table:table-cell office:value-type="float" office:value="0.0105799" calcext:value-type="float">
            <text:p>0.0105799</text:p>
          </table:table-cell>
          <table:table-cell office:value-type="float" office:value="0.00431706" calcext:value-type="float">
            <text:p>0.00431706</text:p>
          </table:table-cell>
          <table:table-cell office:value-type="float" office:value="0.00254184" calcext:value-type="float">
            <text:p>0.00254184</text:p>
          </table:table-cell>
        </table:table-row>
        <table:table-row table:style-name="ro1">
          <table:table-cell office:value-type="float" office:value="645000" calcext:value-type="float">
            <text:p>645000</text:p>
          </table:table-cell>
          <table:table-cell/>
          <table:table-cell office:value-type="float" office:value="0.103656" calcext:value-type="float">
            <text:p>0.103656</text:p>
          </table:table-cell>
          <table:table-cell office:value-type="float" office:value="0.00245538" calcext:value-type="float">
            <text:p>0.00245538</text:p>
          </table:table-cell>
          <table:table-cell office:value-type="float" office:value="0.0111049" calcext:value-type="float">
            <text:p>0.0111049</text:p>
          </table:table-cell>
          <table:table-cell office:value-type="float" office:value="0.0042085" calcext:value-type="float">
            <text:p>0.0042085</text:p>
          </table:table-cell>
          <table:table-cell office:value-type="float" office:value="0.00273408" calcext:value-type="float">
            <text:p>0.00273408</text:p>
          </table:table-cell>
        </table:table-row>
        <table:table-row table:style-name="ro1">
          <table:table-cell office:value-type="float" office:value="644000" calcext:value-type="float">
            <text:p>644000</text:p>
          </table:table-cell>
          <table:table-cell/>
          <table:table-cell office:value-type="float" office:value="0.102346" calcext:value-type="float">
            <text:p>0.102346</text:p>
          </table:table-cell>
          <table:table-cell office:value-type="float" office:value="0.00232867" calcext:value-type="float">
            <text:p>0.00232867</text:p>
          </table:table-cell>
          <table:table-cell office:value-type="float" office:value="0.0108992" calcext:value-type="float">
            <text:p>0.0108992</text:p>
          </table:table-cell>
          <table:table-cell office:value-type="float" office:value="0.00458667" calcext:value-type="float">
            <text:p>0.00458667</text:p>
          </table:table-cell>
          <table:table-cell office:value-type="float" office:value="0.00264487" calcext:value-type="float">
            <text:p>0.00264487</text:p>
          </table:table-cell>
        </table:table-row>
        <table:table-row table:style-name="ro1">
          <table:table-cell office:value-type="float" office:value="643000" calcext:value-type="float">
            <text:p>643000</text:p>
          </table:table-cell>
          <table:table-cell/>
          <table:table-cell office:value-type="float" office:value="0.103044" calcext:value-type="float">
            <text:p>0.103044</text:p>
          </table:table-cell>
          <table:table-cell office:value-type="float" office:value="0.0022734" calcext:value-type="float">
            <text:p>0.0022734</text:p>
          </table:table-cell>
          <table:table-cell office:value-type="float" office:value="0.0105337" calcext:value-type="float">
            <text:p>0.0105337</text:p>
          </table:table-cell>
          <table:table-cell office:value-type="float" office:value="0.00465615" calcext:value-type="float">
            <text:p>0.00465615</text:p>
          </table:table-cell>
          <table:table-cell office:value-type="float" office:value="0.0025217" calcext:value-type="float">
            <text:p>0.0025217</text:p>
          </table:table-cell>
        </table:table-row>
        <table:table-row table:style-name="ro1">
          <table:table-cell office:value-type="float" office:value="642000" calcext:value-type="float">
            <text:p>642000</text:p>
          </table:table-cell>
          <table:table-cell/>
          <table:table-cell office:value-type="float" office:value="0.101139" calcext:value-type="float">
            <text:p>0.101139</text:p>
          </table:table-cell>
          <table:table-cell office:value-type="float" office:value="0.00224774" calcext:value-type="float">
            <text:p>0.00224774</text:p>
          </table:table-cell>
          <table:table-cell office:value-type="float" office:value="0.0113789" calcext:value-type="float">
            <text:p>0.0113789</text:p>
          </table:table-cell>
          <table:table-cell office:value-type="float" office:value="0.00445127" calcext:value-type="float">
            <text:p>0.00445127</text:p>
          </table:table-cell>
          <table:table-cell office:value-type="float" office:value="0.00254184" calcext:value-type="float">
            <text:p>0.00254184</text:p>
          </table:table-cell>
        </table:table-row>
        <table:table-row table:style-name="ro1">
          <table:table-cell office:value-type="float" office:value="641000" calcext:value-type="float">
            <text:p>641000</text:p>
          </table:table-cell>
          <table:table-cell/>
          <table:table-cell office:value-type="float" office:value="0.102232" calcext:value-type="float">
            <text:p>0.102232</text:p>
          </table:table-cell>
          <table:table-cell office:value-type="float" office:value="0.00220827" calcext:value-type="float">
            <text:p>0.00220827</text:p>
          </table:table-cell>
          <table:table-cell office:value-type="float" office:value="0.0111448" calcext:value-type="float">
            <text:p>0.0111448</text:p>
          </table:table-cell>
          <table:table-cell office:value-type="float" office:value="0.00412086" calcext:value-type="float">
            <text:p>0.00412086</text:p>
          </table:table-cell>
          <table:table-cell office:value-type="float" office:value="0.0025371" calcext:value-type="float">
            <text:p>0.002537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/>
          <table:table-cell office:value-type="float" office:value="0.101807" calcext:value-type="float">
            <text:p>0.101807</text:p>
          </table:table-cell>
          <table:table-cell office:value-type="float" office:value="0.00220314" calcext:value-type="float">
            <text:p>0.00220314</text:p>
          </table:table-cell>
          <table:table-cell office:value-type="float" office:value="0.0109557" calcext:value-type="float">
            <text:p>0.0109557</text:p>
          </table:table-cell>
          <table:table-cell office:value-type="float" office:value="0.004171" calcext:value-type="float">
            <text:p>0.004171</text:p>
          </table:table-cell>
          <table:table-cell office:value-type="float" office:value="0.00252644" calcext:value-type="float">
            <text:p>0.00252644</text:p>
          </table:table-cell>
        </table:table-row>
        <table:table-row table:style-name="ro1">
          <table:table-cell office:value-type="float" office:value="639000" calcext:value-type="float">
            <text:p>639000</text:p>
          </table:table-cell>
          <table:table-cell/>
          <table:table-cell office:value-type="float" office:value="0.102179" calcext:value-type="float">
            <text:p>0.102179</text:p>
          </table:table-cell>
          <table:table-cell office:value-type="float" office:value="0.00218971" calcext:value-type="float">
            <text:p>0.00218971</text:p>
          </table:table-cell>
          <table:table-cell office:value-type="float" office:value="0.0106513" calcext:value-type="float">
            <text:p>0.0106513</text:p>
          </table:table-cell>
          <table:table-cell office:value-type="float" office:value="0.00416271" calcext:value-type="float">
            <text:p>0.00416271</text:p>
          </table:table-cell>
          <table:table-cell office:value-type="float" office:value="0.00252841" calcext:value-type="float">
            <text:p>0.00252841</text:p>
          </table:table-cell>
        </table:table-row>
        <table:table-row table:style-name="ro1">
          <table:table-cell office:value-type="float" office:value="638000" calcext:value-type="float">
            <text:p>638000</text:p>
          </table:table-cell>
          <table:table-cell/>
          <table:table-cell office:value-type="float" office:value="0.0998588" calcext:value-type="float">
            <text:p>0.0998588</text:p>
          </table:table-cell>
          <table:table-cell office:value-type="float" office:value="0.00217748" calcext:value-type="float">
            <text:p>0.00217748</text:p>
          </table:table-cell>
          <table:table-cell office:value-type="float" office:value="0.0129302" calcext:value-type="float">
            <text:p>0.0129302</text:p>
          </table:table-cell>
          <table:table-cell office:value-type="float" office:value="0.00436679" calcext:value-type="float">
            <text:p>0.00436679</text:p>
          </table:table-cell>
          <table:table-cell office:value-type="float" office:value="0.00256355" calcext:value-type="float">
            <text:p>0.00256355</text:p>
          </table:table-cell>
        </table:table-row>
        <table:table-row table:style-name="ro1">
          <table:table-cell office:value-type="float" office:value="637000" calcext:value-type="float">
            <text:p>637000</text:p>
          </table:table-cell>
          <table:table-cell/>
          <table:table-cell office:value-type="float" office:value="0.101242" calcext:value-type="float">
            <text:p>0.101242</text:p>
          </table:table-cell>
          <table:table-cell office:value-type="float" office:value="0.00219011" calcext:value-type="float">
            <text:p>0.00219011</text:p>
          </table:table-cell>
          <table:table-cell office:value-type="float" office:value="0.0127258" calcext:value-type="float">
            <text:p>0.0127258</text:p>
          </table:table-cell>
          <table:table-cell office:value-type="float" office:value="0.00415678" calcext:value-type="float">
            <text:p>0.00415678</text:p>
          </table:table-cell>
          <table:table-cell office:value-type="float" office:value="0.0025367" calcext:value-type="float">
            <text:p>0.0025367</text:p>
          </table:table-cell>
        </table:table-row>
        <table:table-row table:style-name="ro1">
          <table:table-cell office:value-type="float" office:value="636000" calcext:value-type="float">
            <text:p>636000</text:p>
          </table:table-cell>
          <table:table-cell/>
          <table:table-cell office:value-type="float" office:value="0.100953" calcext:value-type="float">
            <text:p>0.100953</text:p>
          </table:table-cell>
          <table:table-cell office:value-type="float" office:value="0.00229867" calcext:value-type="float">
            <text:p>0.00229867</text:p>
          </table:table-cell>
          <table:table-cell office:value-type="float" office:value="0.0131213" calcext:value-type="float">
            <text:p>0.0131213</text:p>
          </table:table-cell>
          <table:table-cell office:value-type="float" office:value="0.00411691" calcext:value-type="float">
            <text:p>0.00411691</text:p>
          </table:table-cell>
          <table:table-cell office:value-type="float" office:value="0.00257697" calcext:value-type="float">
            <text:p>0.00257697</text:p>
          </table:table-cell>
        </table:table-row>
        <table:table-row table:style-name="ro1">
          <table:table-cell office:value-type="float" office:value="635000" calcext:value-type="float">
            <text:p>635000</text:p>
          </table:table-cell>
          <table:table-cell/>
          <table:table-cell office:value-type="float" office:value="0.0998513" calcext:value-type="float">
            <text:p>0.0998513</text:p>
          </table:table-cell>
          <table:table-cell office:value-type="float" office:value="0.00230814" calcext:value-type="float">
            <text:p>0.00230814</text:p>
          </table:table-cell>
          <table:table-cell office:value-type="float" office:value="0.013085" calcext:value-type="float">
            <text:p>0.013085</text:p>
          </table:table-cell>
          <table:table-cell office:value-type="float" office:value="0.00634058" calcext:value-type="float">
            <text:p>0.00634058</text:p>
          </table:table-cell>
          <table:table-cell office:value-type="float" office:value="0.00248302" calcext:value-type="float">
            <text:p>0.00248302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/>
          <table:table-cell office:value-type="float" office:value="0.100441" calcext:value-type="float">
            <text:p>0.100441</text:p>
          </table:table-cell>
          <table:table-cell office:value-type="float" office:value="0.00226866" calcext:value-type="float">
            <text:p>0.00226866</text:p>
          </table:table-cell>
          <table:table-cell office:value-type="float" office:value="0.0119915" calcext:value-type="float">
            <text:p>0.0119915</text:p>
          </table:table-cell>
          <table:table-cell office:value-type="float" office:value="0.00531263" calcext:value-type="float">
            <text:p>0.00531263</text:p>
          </table:table-cell>
          <table:table-cell office:value-type="float" office:value="0.00282764" calcext:value-type="float">
            <text:p>0.00282764</text:p>
          </table:table-cell>
        </table:table-row>
        <table:table-row table:style-name="ro1">
          <table:table-cell office:value-type="float" office:value="633000" calcext:value-type="float">
            <text:p>633000</text:p>
          </table:table-cell>
          <table:table-cell/>
          <table:table-cell office:value-type="float" office:value="0.101405" calcext:value-type="float">
            <text:p>0.101405</text:p>
          </table:table-cell>
          <table:table-cell office:value-type="float" office:value="0.00224301" calcext:value-type="float">
            <text:p>0.00224301</text:p>
          </table:table-cell>
          <table:table-cell office:value-type="float" office:value="0.0119228" calcext:value-type="float">
            <text:p>0.0119228</text:p>
          </table:table-cell>
          <table:table-cell office:value-type="float" office:value="0.00417613" calcext:value-type="float">
            <text:p>0.00417613</text:p>
          </table:table-cell>
          <table:table-cell office:value-type="float" office:value="0.00259513" calcext:value-type="float">
            <text:p>0.00259513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/>
          <table:table-cell office:value-type="float" office:value="0.101638" calcext:value-type="float">
            <text:p>0.101638</text:p>
          </table:table-cell>
          <table:table-cell office:value-type="float" office:value="0.00221577" calcext:value-type="float">
            <text:p>0.00221577</text:p>
          </table:table-cell>
          <table:table-cell office:value-type="float" office:value="0.010705" calcext:value-type="float">
            <text:p>0.010705</text:p>
          </table:table-cell>
          <table:table-cell office:value-type="float" office:value="0.00578358" calcext:value-type="float">
            <text:p>0.00578358</text:p>
          </table:table-cell>
          <table:table-cell office:value-type="float" office:value="0.00254499" calcext:value-type="float">
            <text:p>0.00254499</text:p>
          </table:table-cell>
        </table:table-row>
        <table:table-row table:style-name="ro1">
          <table:table-cell office:value-type="float" office:value="631000" calcext:value-type="float">
            <text:p>631000</text:p>
          </table:table-cell>
          <table:table-cell/>
          <table:table-cell office:value-type="float" office:value="0.101312" calcext:value-type="float">
            <text:p>0.101312</text:p>
          </table:table-cell>
          <table:table-cell office:value-type="float" office:value="0.00219958" calcext:value-type="float">
            <text:p>0.00219958</text:p>
          </table:table-cell>
          <table:table-cell office:value-type="float" office:value="0.0106549" calcext:value-type="float">
            <text:p>0.0106549</text:p>
          </table:table-cell>
          <table:table-cell office:value-type="float" office:value="0.00680363" calcext:value-type="float">
            <text:p>0.00680363</text:p>
          </table:table-cell>
          <table:table-cell office:value-type="float" office:value="0.00250315" calcext:value-type="float">
            <text:p>0.00250315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/>
          <table:table-cell office:value-type="float" office:value="0.0989307" calcext:value-type="float">
            <text:p>0.0989307</text:p>
          </table:table-cell>
          <table:table-cell office:value-type="float" office:value="0.00217866" calcext:value-type="float">
            <text:p>0.00217866</text:p>
          </table:table-cell>
          <table:table-cell office:value-type="float" office:value="0.0104926" calcext:value-type="float">
            <text:p>0.0104926</text:p>
          </table:table-cell>
          <table:table-cell office:value-type="float" office:value="0.00453615" calcext:value-type="float">
            <text:p>0.00453615</text:p>
          </table:table-cell>
          <table:table-cell office:value-type="float" office:value="0.00252723" calcext:value-type="float">
            <text:p>0.00252723</text:p>
          </table:table-cell>
        </table:table-row>
        <table:table-row table:style-name="ro1">
          <table:table-cell office:value-type="float" office:value="629000" calcext:value-type="float">
            <text:p>629000</text:p>
          </table:table-cell>
          <table:table-cell/>
          <table:table-cell office:value-type="float" office:value="0.100407" calcext:value-type="float">
            <text:p>0.100407</text:p>
          </table:table-cell>
          <table:table-cell office:value-type="float" office:value="0.00219998" calcext:value-type="float">
            <text:p>0.00219998</text:p>
          </table:table-cell>
          <table:table-cell office:value-type="float" office:value="0.0105483" calcext:value-type="float">
            <text:p>0.0105483</text:p>
          </table:table-cell>
          <table:table-cell office:value-type="float" office:value="0.00438377" calcext:value-type="float">
            <text:p>0.00438377</text:p>
          </table:table-cell>
          <table:table-cell office:value-type="float" office:value="0.00256513" calcext:value-type="float">
            <text:p>0.00256513</text:p>
          </table:table-cell>
        </table:table-row>
        <table:table-row table:style-name="ro1">
          <table:table-cell office:value-type="float" office:value="628000" calcext:value-type="float">
            <text:p>628000</text:p>
          </table:table-cell>
          <table:table-cell/>
          <table:table-cell office:value-type="float" office:value="0.0983729" calcext:value-type="float">
            <text:p>0.0983729</text:p>
          </table:table-cell>
          <table:table-cell office:value-type="float" office:value="0.00218458" calcext:value-type="float">
            <text:p>0.00218458</text:p>
          </table:table-cell>
          <table:table-cell office:value-type="float" office:value="0.0105447" calcext:value-type="float">
            <text:p>0.0105447</text:p>
          </table:table-cell>
          <table:table-cell office:value-type="float" office:value="0.0041631" calcext:value-type="float">
            <text:p>0.0041631</text:p>
          </table:table-cell>
          <table:table-cell office:value-type="float" office:value="0.00255289" calcext:value-type="float">
            <text:p>0.00255289</text:p>
          </table:table-cell>
        </table:table-row>
        <table:table-row table:style-name="ro1">
          <table:table-cell office:value-type="float" office:value="627000" calcext:value-type="float">
            <text:p>627000</text:p>
          </table:table-cell>
          <table:table-cell/>
          <table:table-cell office:value-type="float" office:value="0.0998059" calcext:value-type="float">
            <text:p>0.0998059</text:p>
          </table:table-cell>
          <table:table-cell office:value-type="float" office:value="0.00225682" calcext:value-type="float">
            <text:p>0.00225682</text:p>
          </table:table-cell>
          <table:table-cell office:value-type="float" office:value="0.0104839" calcext:value-type="float">
            <text:p>0.0104839</text:p>
          </table:table-cell>
          <table:table-cell office:value-type="float" office:value="0.0043664" calcext:value-type="float">
            <text:p>0.0043664</text:p>
          </table:table-cell>
          <table:table-cell office:value-type="float" office:value="0.00253355" calcext:value-type="float">
            <text:p>0.00253355</text:p>
          </table:table-cell>
        </table:table-row>
        <table:table-row table:style-name="ro1">
          <table:table-cell office:value-type="float" office:value="626000" calcext:value-type="float">
            <text:p>626000</text:p>
          </table:table-cell>
          <table:table-cell/>
          <table:table-cell office:value-type="float" office:value="0.0986441" calcext:value-type="float">
            <text:p>0.0986441</text:p>
          </table:table-cell>
          <table:table-cell office:value-type="float" office:value="0.00252763" calcext:value-type="float">
            <text:p>0.00252763</text:p>
          </table:table-cell>
          <table:table-cell office:value-type="float" office:value="0.0102771" calcext:value-type="float">
            <text:p>0.0102771</text:p>
          </table:table-cell>
          <table:table-cell office:value-type="float" office:value="0.00420889" calcext:value-type="float">
            <text:p>0.00420889</text:p>
          </table:table-cell>
          <table:table-cell office:value-type="float" office:value="0.00253789" calcext:value-type="float">
            <text:p>0.00253789</text:p>
          </table:table-cell>
        </table:table-row>
        <table:table-row table:style-name="ro1">
          <table:table-cell office:value-type="float" office:value="625000" calcext:value-type="float">
            <text:p>625000</text:p>
          </table:table-cell>
          <table:table-cell/>
          <table:table-cell office:value-type="float" office:value="0.0994553" calcext:value-type="float">
            <text:p>0.0994553</text:p>
          </table:table-cell>
          <table:table-cell office:value-type="float" office:value="0.00222406" calcext:value-type="float">
            <text:p>0.00222406</text:p>
          </table:table-cell>
          <table:table-cell office:value-type="float" office:value="0.0102309" calcext:value-type="float">
            <text:p>0.0102309</text:p>
          </table:table-cell>
          <table:table-cell office:value-type="float" office:value="0.00479353" calcext:value-type="float">
            <text:p>0.00479353</text:p>
          </table:table-cell>
          <table:table-cell office:value-type="float" office:value="0.00263934" calcext:value-type="float">
            <text:p>0.00263934</text:p>
          </table:table-cell>
        </table:table-row>
        <table:table-row table:style-name="ro1">
          <table:table-cell office:value-type="float" office:value="624000" calcext:value-type="float">
            <text:p>624000</text:p>
          </table:table-cell>
          <table:table-cell/>
          <table:table-cell office:value-type="float" office:value="0.0987621" calcext:value-type="float">
            <text:p>0.0987621</text:p>
          </table:table-cell>
          <table:table-cell office:value-type="float" office:value="0.00224182" calcext:value-type="float">
            <text:p>0.00224182</text:p>
          </table:table-cell>
          <table:table-cell office:value-type="float" office:value="0.0106576" calcext:value-type="float">
            <text:p>0.0106576</text:p>
          </table:table-cell>
          <table:table-cell office:value-type="float" office:value="0.00550961" calcext:value-type="float">
            <text:p>0.00550961</text:p>
          </table:table-cell>
          <table:table-cell office:value-type="float" office:value="0.00256" calcext:value-type="float">
            <text:p>0.00256</text:p>
          </table:table-cell>
        </table:table-row>
        <table:table-row table:style-name="ro1">
          <table:table-cell office:value-type="float" office:value="623000" calcext:value-type="float">
            <text:p>623000</text:p>
          </table:table-cell>
          <table:table-cell/>
          <table:table-cell office:value-type="float" office:value="0.100169" calcext:value-type="float">
            <text:p>0.100169</text:p>
          </table:table-cell>
          <table:table-cell office:value-type="float" office:value="0.00220945" calcext:value-type="float">
            <text:p>0.00220945</text:p>
          </table:table-cell>
          <table:table-cell office:value-type="float" office:value="0.0104137" calcext:value-type="float">
            <text:p>0.0104137</text:p>
          </table:table-cell>
          <table:table-cell office:value-type="float" office:value="0.00410823" calcext:value-type="float">
            <text:p>0.00410823</text:p>
          </table:table-cell>
          <table:table-cell office:value-type="float" office:value="0.00250552" calcext:value-type="float">
            <text:p>0.00250552</text:p>
          </table:table-cell>
        </table:table-row>
        <table:table-row table:style-name="ro1">
          <table:table-cell office:value-type="float" office:value="622000" calcext:value-type="float">
            <text:p>622000</text:p>
          </table:table-cell>
          <table:table-cell/>
          <table:table-cell office:value-type="float" office:value="0.100327" calcext:value-type="float">
            <text:p>0.100327</text:p>
          </table:table-cell>
          <table:table-cell office:value-type="float" office:value="0.00217866" calcext:value-type="float">
            <text:p>0.00217866</text:p>
          </table:table-cell>
          <table:table-cell office:value-type="float" office:value="0.0102917" calcext:value-type="float">
            <text:p>0.0102917</text:p>
          </table:table-cell>
          <table:table-cell office:value-type="float" office:value="0.00409954" calcext:value-type="float">
            <text:p>0.00409954</text:p>
          </table:table-cell>
          <table:table-cell office:value-type="float" office:value="0.00249723" calcext:value-type="float">
            <text:p>0.00249723</text:p>
          </table:table-cell>
        </table:table-row>
        <table:table-row table:style-name="ro1">
          <table:table-cell office:value-type="float" office:value="621000" calcext:value-type="float">
            <text:p>621000</text:p>
          </table:table-cell>
          <table:table-cell/>
          <table:table-cell office:value-type="float" office:value="0.0994147" calcext:value-type="float">
            <text:p>0.0994147</text:p>
          </table:table-cell>
          <table:table-cell office:value-type="float" office:value="0.00220827" calcext:value-type="float">
            <text:p>0.00220827</text:p>
          </table:table-cell>
          <table:table-cell office:value-type="float" office:value="0.0106154" calcext:value-type="float">
            <text:p>0.0106154</text:p>
          </table:table-cell>
          <table:table-cell office:value-type="float" office:value="0.0041406" calcext:value-type="float">
            <text:p>0.0041406</text:p>
          </table:table-cell>
          <table:table-cell office:value-type="float" office:value="0.00285764" calcext:value-type="float">
            <text:p>0.0028576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/>
          <table:table-cell office:value-type="float" office:value="0.098035" calcext:value-type="float">
            <text:p>0.098035</text:p>
          </table:table-cell>
          <table:table-cell office:value-type="float" office:value="0.002213" calcext:value-type="float">
            <text:p>0.002213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0412244" calcext:value-type="float">
            <text:p>0.00412244</text:p>
          </table:table-cell>
          <table:table-cell office:value-type="float" office:value="0.00256197" calcext:value-type="float">
            <text:p>0.00256197</text:p>
          </table:table-cell>
        </table:table-row>
        <table:table-row table:style-name="ro1">
          <table:table-cell office:value-type="float" office:value="619000" calcext:value-type="float">
            <text:p>619000</text:p>
          </table:table-cell>
          <table:table-cell/>
          <table:table-cell office:value-type="float" office:value="0.0992465" calcext:value-type="float">
            <text:p>0.0992465</text:p>
          </table:table-cell>
          <table:table-cell office:value-type="float" office:value="0.00221103" calcext:value-type="float">
            <text:p>0.00221103</text:p>
          </table:table-cell>
          <table:table-cell office:value-type="float" office:value="0.0101962" calcext:value-type="float">
            <text:p>0.0101962</text:p>
          </table:table-cell>
          <table:table-cell office:value-type="float" office:value="0.00451128" calcext:value-type="float">
            <text:p>0.00451128</text:p>
          </table:table-cell>
          <table:table-cell office:value-type="float" office:value="0.0025442" calcext:value-type="float">
            <text:p>0.0025442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  <table:table-cell/>
          <table:table-cell office:value-type="float" office:value="0.0991533" calcext:value-type="float">
            <text:p>0.0991533</text:p>
          </table:table-cell>
          <table:table-cell office:value-type="float" office:value="0.00227222" calcext:value-type="float">
            <text:p>0.00227222</text:p>
          </table:table-cell>
          <table:table-cell office:value-type="float" office:value="0.0125288" calcext:value-type="float">
            <text:p>0.0125288</text:p>
          </table:table-cell>
          <table:table-cell office:value-type="float" office:value="0.00432614" calcext:value-type="float">
            <text:p>0.00432614</text:p>
          </table:table-cell>
          <table:table-cell office:value-type="float" office:value="0.00262513" calcext:value-type="float">
            <text:p>0.00262513</text:p>
          </table:table-cell>
        </table:table-row>
        <table:table-row table:style-name="ro1">
          <table:table-cell office:value-type="float" office:value="617000" calcext:value-type="float">
            <text:p>617000</text:p>
          </table:table-cell>
          <table:table-cell/>
          <table:table-cell office:value-type="float" office:value="0.0979809" calcext:value-type="float">
            <text:p>0.0979809</text:p>
          </table:table-cell>
          <table:table-cell office:value-type="float" office:value="0.00215458" calcext:value-type="float">
            <text:p>0.00215458</text:p>
          </table:table-cell>
          <table:table-cell office:value-type="float" office:value="0.0129685" calcext:value-type="float">
            <text:p>0.0129685</text:p>
          </table:table-cell>
          <table:table-cell office:value-type="float" office:value="0.00413744" calcext:value-type="float">
            <text:p>0.00413744</text:p>
          </table:table-cell>
          <table:table-cell office:value-type="float" office:value="0.00257855" calcext:value-type="float">
            <text:p>0.00257855</text:p>
          </table:table-cell>
        </table:table-row>
        <table:table-row table:style-name="ro1">
          <table:table-cell office:value-type="float" office:value="616000" calcext:value-type="float">
            <text:p>616000</text:p>
          </table:table-cell>
          <table:table-cell/>
          <table:table-cell office:value-type="float" office:value="0.0974503" calcext:value-type="float">
            <text:p>0.0974503</text:p>
          </table:table-cell>
          <table:table-cell office:value-type="float" office:value="0.00221261" calcext:value-type="float">
            <text:p>0.00221261</text:p>
          </table:table-cell>
          <table:table-cell office:value-type="float" office:value="0.0116801" calcext:value-type="float">
            <text:p>0.0116801</text:p>
          </table:table-cell>
          <table:table-cell office:value-type="float" office:value="0.00409678" calcext:value-type="float">
            <text:p>0.00409678</text:p>
          </table:table-cell>
          <table:table-cell office:value-type="float" office:value="0.00256868" calcext:value-type="float">
            <text:p>0.00256868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/>
          <table:table-cell office:value-type="float" office:value="0.0983224" calcext:value-type="float">
            <text:p>0.0983224</text:p>
          </table:table-cell>
          <table:table-cell office:value-type="float" office:value="0.00219208" calcext:value-type="float">
            <text:p>0.00219208</text:p>
          </table:table-cell>
          <table:table-cell office:value-type="float" office:value="0.0106434" calcext:value-type="float">
            <text:p>0.0106434</text:p>
          </table:table-cell>
          <table:table-cell office:value-type="float" office:value="0.00457917" calcext:value-type="float">
            <text:p>0.00457917</text:p>
          </table:table-cell>
          <table:table-cell office:value-type="float" office:value="0.00263184" calcext:value-type="float">
            <text:p>0.00263184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/>
          <table:table-cell office:value-type="float" office:value="0.0983476" calcext:value-type="float">
            <text:p>0.0983476</text:p>
          </table:table-cell>
          <table:table-cell office:value-type="float" office:value="0.00232314" calcext:value-type="float">
            <text:p>0.00232314</text:p>
          </table:table-cell>
          <table:table-cell office:value-type="float" office:value="0.0106722" calcext:value-type="float">
            <text:p>0.0106722</text:p>
          </table:table-cell>
          <table:table-cell office:value-type="float" office:value="0.00423337" calcext:value-type="float">
            <text:p>0.00423337</text:p>
          </table:table-cell>
          <table:table-cell office:value-type="float" office:value="0.00255486" calcext:value-type="float">
            <text:p>0.00255486</text:p>
          </table:table-cell>
        </table:table-row>
        <table:table-row table:style-name="ro1">
          <table:table-cell office:value-type="float" office:value="613000" calcext:value-type="float">
            <text:p>613000</text:p>
          </table:table-cell>
          <table:table-cell/>
          <table:table-cell office:value-type="float" office:value="0.0974772" calcext:value-type="float">
            <text:p>0.0974772</text:p>
          </table:table-cell>
          <table:table-cell office:value-type="float" office:value="0.0022884" calcext:value-type="float">
            <text:p>0.0022884</text:p>
          </table:table-cell>
          <table:table-cell office:value-type="float" office:value="0.0102613" calcext:value-type="float">
            <text:p>0.0102613</text:p>
          </table:table-cell>
          <table:table-cell office:value-type="float" office:value="0.0042689" calcext:value-type="float">
            <text:p>0.0042689</text:p>
          </table:table-cell>
          <table:table-cell office:value-type="float" office:value="0.00255526" calcext:value-type="float">
            <text:p>0.00255526</text:p>
          </table:table-cell>
        </table:table-row>
        <table:table-row table:style-name="ro1">
          <table:table-cell office:value-type="float" office:value="612000" calcext:value-type="float">
            <text:p>612000</text:p>
          </table:table-cell>
          <table:table-cell/>
          <table:table-cell office:value-type="float" office:value="0.097538" calcext:value-type="float">
            <text:p>0.097538</text:p>
          </table:table-cell>
          <table:table-cell office:value-type="float" office:value="0.00223669" calcext:value-type="float">
            <text:p>0.00223669</text:p>
          </table:table-cell>
          <table:table-cell office:value-type="float" office:value="0.0119872" calcext:value-type="float">
            <text:p>0.0119872</text:p>
          </table:table-cell>
          <table:table-cell office:value-type="float" office:value="0.0044947" calcext:value-type="float">
            <text:p>0.0044947</text:p>
          </table:table-cell>
          <table:table-cell office:value-type="float" office:value="0.00256631" calcext:value-type="float">
            <text:p>0.00256631</text:p>
          </table:table-cell>
        </table:table-row>
        <table:table-row table:style-name="ro1">
          <table:table-cell office:value-type="float" office:value="611000" calcext:value-type="float">
            <text:p>611000</text:p>
          </table:table-cell>
          <table:table-cell/>
          <table:table-cell office:value-type="float" office:value="0.0974026" calcext:value-type="float">
            <text:p>0.0974026</text:p>
          </table:table-cell>
          <table:table-cell office:value-type="float" office:value="0.00240328" calcext:value-type="float">
            <text:p>0.00240328</text:p>
          </table:table-cell>
          <table:table-cell office:value-type="float" office:value="0.0104551" calcext:value-type="float">
            <text:p>0.0104551</text:p>
          </table:table-cell>
          <table:table-cell office:value-type="float" office:value="0.00407507" calcext:value-type="float">
            <text:p>0.00407507</text:p>
          </table:table-cell>
          <table:table-cell office:value-type="float" office:value="0.0025146" calcext:value-type="float">
            <text:p>0.0025146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/>
          <table:table-cell office:value-type="float" office:value="0.0972897" calcext:value-type="float">
            <text:p>0.0972897</text:p>
          </table:table-cell>
          <table:table-cell office:value-type="float" office:value="0.0022513" calcext:value-type="float">
            <text:p>0.0022513</text:p>
          </table:table-cell>
          <table:table-cell office:value-type="float" office:value="0.010332" calcext:value-type="float">
            <text:p>0.010332</text:p>
          </table:table-cell>
          <table:table-cell office:value-type="float" office:value="0.00409323" calcext:value-type="float">
            <text:p>0.00409323</text:p>
          </table:table-cell>
          <table:table-cell office:value-type="float" office:value="0.00255289" calcext:value-type="float">
            <text:p>0.00255289</text:p>
          </table:table-cell>
        </table:table-row>
        <table:table-row table:style-name="ro1">
          <table:table-cell office:value-type="float" office:value="609000" calcext:value-type="float">
            <text:p>609000</text:p>
          </table:table-cell>
          <table:table-cell/>
          <table:table-cell office:value-type="float" office:value="0.0975735" calcext:value-type="float">
            <text:p>0.0975735</text:p>
          </table:table-cell>
          <table:table-cell office:value-type="float" office:value="0.00225761" calcext:value-type="float">
            <text:p>0.00225761</text:p>
          </table:table-cell>
          <table:table-cell office:value-type="float" office:value="0.0104322" calcext:value-type="float">
            <text:p>0.0104322</text:p>
          </table:table-cell>
          <table:table-cell office:value-type="float" office:value="0.00405889" calcext:value-type="float">
            <text:p>0.00405889</text:p>
          </table:table-cell>
          <table:table-cell office:value-type="float" office:value="0.00265632" calcext:value-type="float">
            <text:p>0.00265632</text:p>
          </table:table-cell>
        </table:table-row>
        <table:table-row table:style-name="ro1">
          <table:table-cell office:value-type="float" office:value="608000" calcext:value-type="float">
            <text:p>608000</text:p>
          </table:table-cell>
          <table:table-cell/>
          <table:table-cell office:value-type="float" office:value="0.0985126" calcext:value-type="float">
            <text:p>0.0985126</text:p>
          </table:table-cell>
          <table:table-cell office:value-type="float" office:value="0.00227893" calcext:value-type="float">
            <text:p>0.00227893</text:p>
          </table:table-cell>
          <table:table-cell office:value-type="float" office:value="0.0105957" calcext:value-type="float">
            <text:p>0.0105957</text:p>
          </table:table-cell>
          <table:table-cell office:value-type="float" office:value="0.00403678" calcext:value-type="float">
            <text:p>0.00403678</text:p>
          </table:table-cell>
          <table:table-cell office:value-type="float" office:value="0.00256986" calcext:value-type="float">
            <text:p>0.00256986</text:p>
          </table:table-cell>
        </table:table-row>
        <table:table-row table:style-name="ro1">
          <table:table-cell office:value-type="float" office:value="607000" calcext:value-type="float">
            <text:p>607000</text:p>
          </table:table-cell>
          <table:table-cell/>
          <table:table-cell office:value-type="float" office:value="0.0974271" calcext:value-type="float">
            <text:p>0.0974271</text:p>
          </table:table-cell>
          <table:table-cell office:value-type="float" office:value="0.00232393" calcext:value-type="float">
            <text:p>0.00232393</text:p>
          </table:table-cell>
          <table:table-cell office:value-type="float" office:value="0.0105139" calcext:value-type="float">
            <text:p>0.0105139</text:p>
          </table:table-cell>
          <table:table-cell office:value-type="float" office:value="0.0042839" calcext:value-type="float">
            <text:p>0.0042839</text:p>
          </table:table-cell>
          <table:table-cell office:value-type="float" office:value="0.0025142" calcext:value-type="float">
            <text:p>0.0025142</text:p>
          </table:table-cell>
        </table:table-row>
        <table:table-row table:style-name="ro1">
          <table:table-cell office:value-type="float" office:value="606000" calcext:value-type="float">
            <text:p>606000</text:p>
          </table:table-cell>
          <table:table-cell/>
          <table:table-cell office:value-type="float" office:value="0.0957142" calcext:value-type="float">
            <text:p>0.0957142</text:p>
          </table:table-cell>
          <table:table-cell office:value-type="float" office:value="0.00254894" calcext:value-type="float">
            <text:p>0.00254894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040127" calcext:value-type="float">
            <text:p>0.0040127</text:p>
          </table:table-cell>
          <table:table-cell office:value-type="float" office:value="0.0025217" calcext:value-type="float">
            <text:p>0.0025217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/>
          <table:table-cell office:value-type="float" office:value="0.0978088" calcext:value-type="float">
            <text:p>0.0978088</text:p>
          </table:table-cell>
          <table:table-cell office:value-type="float" office:value="0.00241709" calcext:value-type="float">
            <text:p>0.00241709</text:p>
          </table:table-cell>
          <table:table-cell office:value-type="float" office:value="0.0104646" calcext:value-type="float">
            <text:p>0.0104646</text:p>
          </table:table-cell>
          <table:table-cell office:value-type="float" office:value="0.00396533" calcext:value-type="float">
            <text:p>0.00396533</text:p>
          </table:table-cell>
          <table:table-cell office:value-type="float" office:value="0.00273329" calcext:value-type="float">
            <text:p>0.00273329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/>
          <table:table-cell office:value-type="float" office:value="0.0969514" calcext:value-type="float">
            <text:p>0.0969514</text:p>
          </table:table-cell>
          <table:table-cell office:value-type="float" office:value="0.00227774" calcext:value-type="float">
            <text:p>0.00227774</text:p>
          </table:table-cell>
          <table:table-cell office:value-type="float" office:value="0.0101567" calcext:value-type="float">
            <text:p>0.0101567</text:p>
          </table:table-cell>
          <table:table-cell office:value-type="float" office:value="0.00400915" calcext:value-type="float">
            <text:p>0.00400915</text:p>
          </table:table-cell>
          <table:table-cell office:value-type="float" office:value="0.0025296" calcext:value-type="float">
            <text:p>0.0025296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/>
          <table:table-cell office:value-type="float" office:value="0.0968574" calcext:value-type="float">
            <text:p>0.0968574</text:p>
          </table:table-cell>
          <table:table-cell office:value-type="float" office:value="0.00224182" calcext:value-type="float">
            <text:p>0.00224182</text:p>
          </table:table-cell>
          <table:table-cell office:value-type="float" office:value="0.0103833" calcext:value-type="float">
            <text:p>0.0103833</text:p>
          </table:table-cell>
          <table:table-cell office:value-type="float" office:value="0.00437035" calcext:value-type="float">
            <text:p>0.00437035</text:p>
          </table:table-cell>
          <table:table-cell office:value-type="float" office:value="0.00253039" calcext:value-type="float">
            <text:p>0.00253039</text:p>
          </table:table-cell>
        </table:table-row>
        <table:table-row table:style-name="ro1">
          <table:table-cell office:value-type="float" office:value="602000" calcext:value-type="float">
            <text:p>602000</text:p>
          </table:table-cell>
          <table:table-cell/>
          <table:table-cell office:value-type="float" office:value="0.0957983" calcext:value-type="float">
            <text:p>0.0957983</text:p>
          </table:table-cell>
          <table:table-cell office:value-type="float" office:value="0.00228209" calcext:value-type="float">
            <text:p>0.00228209</text:p>
          </table:table-cell>
          <table:table-cell office:value-type="float" office:value="0.0100947" calcext:value-type="float">
            <text:p>0.0100947</text:p>
          </table:table-cell>
          <table:table-cell office:value-type="float" office:value="0.00404152" calcext:value-type="float">
            <text:p>0.00404152</text:p>
          </table:table-cell>
          <table:table-cell office:value-type="float" office:value="0.0025296" calcext:value-type="float">
            <text:p>0.0025296</text:p>
          </table:table-cell>
        </table:table-row>
        <table:table-row table:style-name="ro1">
          <table:table-cell office:value-type="float" office:value="601000" calcext:value-type="float">
            <text:p>601000</text:p>
          </table:table-cell>
          <table:table-cell/>
          <table:table-cell office:value-type="float" office:value="0.0959262" calcext:value-type="float">
            <text:p>0.0959262</text:p>
          </table:table-cell>
          <table:table-cell office:value-type="float" office:value="0.0022513" calcext:value-type="float">
            <text:p>0.0022513</text:p>
          </table:table-cell>
          <table:table-cell office:value-type="float" office:value="0.0101472" calcext:value-type="float">
            <text:p>0.0101472</text:p>
          </table:table-cell>
          <table:table-cell office:value-type="float" office:value="0.00408336" calcext:value-type="float">
            <text:p>0.00408336</text:p>
          </table:table-cell>
          <table:table-cell office:value-type="float" office:value="0.00250907" calcext:value-type="float">
            <text:p>0.00250907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/>
          <table:table-cell office:value-type="float" office:value="0.0960517" calcext:value-type="float">
            <text:p>0.0960517</text:p>
          </table:table-cell>
          <table:table-cell office:value-type="float" office:value="0.00218616" calcext:value-type="float">
            <text:p>0.00218616</text:p>
          </table:table-cell>
          <table:table-cell office:value-type="float" office:value="0.010043" calcext:value-type="float">
            <text:p>0.010043</text:p>
          </table:table-cell>
          <table:table-cell office:value-type="float" office:value="0.00448956" calcext:value-type="float">
            <text:p>0.00448956</text:p>
          </table:table-cell>
          <table:table-cell office:value-type="float" office:value="0.002575" calcext:value-type="float">
            <text:p>0.002575</text:p>
          </table:table-cell>
        </table:table-row>
        <table:table-row table:style-name="ro1">
          <table:table-cell office:value-type="float" office:value="599000" calcext:value-type="float">
            <text:p>599000</text:p>
          </table:table-cell>
          <table:table-cell/>
          <table:table-cell office:value-type="float" office:value="0.0948986" calcext:value-type="float">
            <text:p>0.0948986</text:p>
          </table:table-cell>
          <table:table-cell office:value-type="float" office:value="0.00264724" calcext:value-type="float">
            <text:p>0.00264724</text:p>
          </table:table-cell>
          <table:table-cell office:value-type="float" office:value="0.0116572" calcext:value-type="float">
            <text:p>0.0116572</text:p>
          </table:table-cell>
          <table:table-cell office:value-type="float" office:value="0.00401625" calcext:value-type="float">
            <text:p>0.00401625</text:p>
          </table:table-cell>
          <table:table-cell office:value-type="float" office:value="0.00249486" calcext:value-type="float">
            <text:p>0.00249486</text:p>
          </table:table-cell>
        </table:table-row>
        <table:table-row table:style-name="ro1">
          <table:table-cell office:value-type="float" office:value="598000" calcext:value-type="float">
            <text:p>598000</text:p>
          </table:table-cell>
          <table:table-cell/>
          <table:table-cell office:value-type="float" office:value="0.0936536" calcext:value-type="float">
            <text:p>0.0936536</text:p>
          </table:table-cell>
          <table:table-cell office:value-type="float" office:value="0.00225959" calcext:value-type="float">
            <text:p>0.00225959</text:p>
          </table:table-cell>
          <table:table-cell office:value-type="float" office:value="0.0123192" calcext:value-type="float">
            <text:p>0.0123192</text:p>
          </table:table-cell>
          <table:table-cell office:value-type="float" office:value="0.00394717" calcext:value-type="float">
            <text:p>0.00394717</text:p>
          </table:table-cell>
          <table:table-cell office:value-type="float" office:value="0.00254934" calcext:value-type="float">
            <text:p>0.00254934</text:p>
          </table:table-cell>
        </table:table-row>
        <table:table-row table:style-name="ro1">
          <table:table-cell office:value-type="float" office:value="597000" calcext:value-type="float">
            <text:p>597000</text:p>
          </table:table-cell>
          <table:table-cell/>
          <table:table-cell office:value-type="float" office:value="0.0965531" calcext:value-type="float">
            <text:p>0.0965531</text:p>
          </table:table-cell>
          <table:table-cell office:value-type="float" office:value="0.00224774" calcext:value-type="float">
            <text:p>0.00224774</text:p>
          </table:table-cell>
          <table:table-cell office:value-type="float" office:value="0.0109059" calcext:value-type="float">
            <text:p>0.0109059</text:p>
          </table:table-cell>
          <table:table-cell office:value-type="float" office:value="0.00410191" calcext:value-type="float">
            <text:p>0.00410191</text:p>
          </table:table-cell>
          <table:table-cell office:value-type="float" office:value="0.00257815" calcext:value-type="float">
            <text:p>0.00257815</text:p>
          </table:table-cell>
        </table:table-row>
        <table:table-row table:style-name="ro1">
          <table:table-cell office:value-type="float" office:value="596000" calcext:value-type="float">
            <text:p>596000</text:p>
          </table:table-cell>
          <table:table-cell/>
          <table:table-cell office:value-type="float" office:value="0.0942268" calcext:value-type="float">
            <text:p>0.0942268</text:p>
          </table:table-cell>
          <table:table-cell office:value-type="float" office:value="0.00222958" calcext:value-type="float">
            <text:p>0.00222958</text:p>
          </table:table-cell>
          <table:table-cell office:value-type="float" office:value="0.0102893" calcext:value-type="float">
            <text:p>0.0102893</text:p>
          </table:table-cell>
          <table:table-cell office:value-type="float" office:value="0.00406125" calcext:value-type="float">
            <text:p>0.00406125</text:p>
          </table:table-cell>
          <table:table-cell office:value-type="float" office:value="0.00255131" calcext:value-type="float">
            <text:p>0.00255131</text:p>
          </table:table-cell>
        </table:table-row>
        <table:table-row table:style-name="ro1">
          <table:table-cell office:value-type="float" office:value="595000" calcext:value-type="float">
            <text:p>595000</text:p>
          </table:table-cell>
          <table:table-cell/>
          <table:table-cell office:value-type="float" office:value="0.0942212" calcext:value-type="float">
            <text:p>0.0942212</text:p>
          </table:table-cell>
          <table:table-cell office:value-type="float" office:value="0.00221458" calcext:value-type="float">
            <text:p>0.00221458</text:p>
          </table:table-cell>
          <table:table-cell office:value-type="float" office:value="0.0106655" calcext:value-type="float">
            <text:p>0.0106655</text:p>
          </table:table-cell>
          <table:table-cell office:value-type="float" office:value="0.00398941" calcext:value-type="float">
            <text:p>0.00398941</text:p>
          </table:table-cell>
          <table:table-cell office:value-type="float" office:value="0.00260184" calcext:value-type="float">
            <text:p>0.00260184</text:p>
          </table:table-cell>
        </table:table-row>
        <table:table-row table:style-name="ro1">
          <table:table-cell office:value-type="float" office:value="594000" calcext:value-type="float">
            <text:p>594000</text:p>
          </table:table-cell>
          <table:table-cell/>
          <table:table-cell office:value-type="float" office:value="0.0945868" calcext:value-type="float">
            <text:p>0.0945868</text:p>
          </table:table-cell>
          <table:table-cell office:value-type="float" office:value="0.00222327" calcext:value-type="float">
            <text:p>0.00222327</text:p>
          </table:table-cell>
          <table:table-cell office:value-type="float" office:value="0.0101634" calcext:value-type="float">
            <text:p>0.0101634</text:p>
          </table:table-cell>
          <table:table-cell office:value-type="float" office:value="0.00396888" calcext:value-type="float">
            <text:p>0.00396888</text:p>
          </table:table-cell>
          <table:table-cell office:value-type="float" office:value="0.00258486" calcext:value-type="float">
            <text:p>0.00258486</text:p>
          </table:table-cell>
        </table:table-row>
        <table:table-row table:style-name="ro1">
          <table:table-cell office:value-type="float" office:value="593000" calcext:value-type="float">
            <text:p>593000</text:p>
          </table:table-cell>
          <table:table-cell/>
          <table:table-cell office:value-type="float" office:value="0.0931392" calcext:value-type="float">
            <text:p>0.0931392</text:p>
          </table:table-cell>
          <table:table-cell office:value-type="float" office:value="0.00221379" calcext:value-type="float">
            <text:p>0.00221379</text:p>
          </table:table-cell>
          <table:table-cell office:value-type="float" office:value="0.00994431" calcext:value-type="float">
            <text:p>0.00994431</text:p>
          </table:table-cell>
          <table:table-cell office:value-type="float" office:value="0.00415244" calcext:value-type="float">
            <text:p>0.00415244</text:p>
          </table:table-cell>
          <table:table-cell office:value-type="float" office:value="0.0025971" calcext:value-type="float">
            <text:p>0.0025971</text:p>
          </table:table-cell>
        </table:table-row>
        <table:table-row table:style-name="ro1">
          <table:table-cell office:value-type="float" office:value="592000" calcext:value-type="float">
            <text:p>592000</text:p>
          </table:table-cell>
          <table:table-cell/>
          <table:table-cell office:value-type="float" office:value="0.095231" calcext:value-type="float">
            <text:p>0.095231</text:p>
          </table:table-cell>
          <table:table-cell office:value-type="float" office:value="0.00239538" calcext:value-type="float">
            <text:p>0.00239538</text:p>
          </table:table-cell>
          <table:table-cell office:value-type="float" office:value="0.00984364" calcext:value-type="float">
            <text:p>0.00984364</text:p>
          </table:table-cell>
          <table:table-cell office:value-type="float" office:value="0.00392309" calcext:value-type="float">
            <text:p>0.00392309</text:p>
          </table:table-cell>
          <table:table-cell office:value-type="float" office:value="0.00248854" calcext:value-type="float">
            <text:p>0.00248854</text:p>
          </table:table-cell>
        </table:table-row>
        <table:table-row table:style-name="ro1">
          <table:table-cell office:value-type="float" office:value="591000" calcext:value-type="float">
            <text:p>591000</text:p>
          </table:table-cell>
          <table:table-cell/>
          <table:table-cell office:value-type="float" office:value="0.0936417" calcext:value-type="float">
            <text:p>0.0936417</text:p>
          </table:table-cell>
          <table:table-cell office:value-type="float" office:value="0.00221932" calcext:value-type="float">
            <text:p>0.00221932</text:p>
          </table:table-cell>
          <table:table-cell office:value-type="float" office:value="0.00990681" calcext:value-type="float">
            <text:p>0.00990681</text:p>
          </table:table-cell>
          <table:table-cell office:value-type="float" office:value="0.00394914" calcext:value-type="float">
            <text:p>0.00394914</text:p>
          </table:table-cell>
          <table:table-cell office:value-type="float" office:value="0.00250552" calcext:value-type="float">
            <text:p>0.00250552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/>
          <table:table-cell office:value-type="float" office:value="0.0946409" calcext:value-type="float">
            <text:p>0.0946409</text:p>
          </table:table-cell>
          <table:table-cell office:value-type="float" office:value="0.00221064" calcext:value-type="float">
            <text:p>0.00221064</text:p>
          </table:table-cell>
          <table:table-cell office:value-type="float" office:value="0.0100008" calcext:value-type="float">
            <text:p>0.0100008</text:p>
          </table:table-cell>
          <table:table-cell office:value-type="float" office:value="0.0039294" calcext:value-type="float">
            <text:p>0.0039294</text:p>
          </table:table-cell>
          <table:table-cell office:value-type="float" office:value="0.00253157" calcext:value-type="float">
            <text:p>0.00253157</text:p>
          </table:table-cell>
        </table:table-row>
        <table:table-row table:style-name="ro1">
          <table:table-cell office:value-type="float" office:value="589000" calcext:value-type="float">
            <text:p>589000</text:p>
          </table:table-cell>
          <table:table-cell/>
          <table:table-cell office:value-type="float" office:value="0.0939011" calcext:value-type="float">
            <text:p>0.0939011</text:p>
          </table:table-cell>
          <table:table-cell office:value-type="float" office:value="0.00224695" calcext:value-type="float">
            <text:p>0.00224695</text:p>
          </table:table-cell>
          <table:table-cell office:value-type="float" office:value="0.0109454" calcext:value-type="float">
            <text:p>0.0109454</text:p>
          </table:table-cell>
          <table:table-cell office:value-type="float" office:value="0.00429732" calcext:value-type="float">
            <text:p>0.00429732</text:p>
          </table:table-cell>
          <table:table-cell office:value-type="float" office:value="0.00251539" calcext:value-type="float">
            <text:p>0.00251539</text:p>
          </table:table-cell>
        </table:table-row>
        <table:table-row table:style-name="ro1">
          <table:table-cell office:value-type="float" office:value="588000" calcext:value-type="float">
            <text:p>588000</text:p>
          </table:table-cell>
          <table:table-cell/>
          <table:table-cell office:value-type="float" office:value="0.0939469" calcext:value-type="float">
            <text:p>0.0939469</text:p>
          </table:table-cell>
          <table:table-cell office:value-type="float" office:value="0.0021909" calcext:value-type="float">
            <text:p>0.0021909</text:p>
          </table:table-cell>
          <table:table-cell office:value-type="float" office:value="0.0111542" calcext:value-type="float">
            <text:p>0.0111542</text:p>
          </table:table-cell>
          <table:table-cell office:value-type="float" office:value="0.00604964" calcext:value-type="float">
            <text:p>0.00604964</text:p>
          </table:table-cell>
          <table:table-cell office:value-type="float" office:value="0.00253315" calcext:value-type="float">
            <text:p>0.00253315</text:p>
          </table:table-cell>
        </table:table-row>
        <table:table-row table:style-name="ro1">
          <table:table-cell office:value-type="float" office:value="587000" calcext:value-type="float">
            <text:p>587000</text:p>
          </table:table-cell>
          <table:table-cell/>
          <table:table-cell office:value-type="float" office:value="0.0926493" calcext:value-type="float">
            <text:p>0.0926493</text:p>
          </table:table-cell>
          <table:table-cell office:value-type="float" office:value="0.00217748" calcext:value-type="float">
            <text:p>0.00217748</text:p>
          </table:table-cell>
          <table:table-cell office:value-type="float" office:value="0.0100825" calcext:value-type="float">
            <text:p>0.0100825</text:p>
          </table:table-cell>
          <table:table-cell office:value-type="float" office:value="0.00520763" calcext:value-type="float">
            <text:p>0.00520763</text:p>
          </table:table-cell>
          <table:table-cell office:value-type="float" office:value="0.0026121" calcext:value-type="float">
            <text:p>0.0026121</text:p>
          </table:table-cell>
        </table:table-row>
        <table:table-row table:style-name="ro1">
          <table:table-cell office:value-type="float" office:value="586000" calcext:value-type="float">
            <text:p>586000</text:p>
          </table:table-cell>
          <table:table-cell/>
          <table:table-cell office:value-type="float" office:value="0.0932107" calcext:value-type="float">
            <text:p>0.0932107</text:p>
          </table:table-cell>
          <table:table-cell office:value-type="float" office:value="0.00219011" calcext:value-type="float">
            <text:p>0.00219011</text:p>
          </table:table-cell>
          <table:table-cell office:value-type="float" office:value="0.0101748" calcext:value-type="float">
            <text:p>0.0101748</text:p>
          </table:table-cell>
          <table:table-cell office:value-type="float" office:value="0.00430403" calcext:value-type="float">
            <text:p>0.00430403</text:p>
          </table:table-cell>
          <table:table-cell office:value-type="float" office:value="0.00254342" calcext:value-type="float">
            <text:p>0.00254342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/>
          <table:table-cell office:value-type="float" office:value="0.094288" calcext:value-type="float">
            <text:p>0.094288</text:p>
          </table:table-cell>
          <table:table-cell office:value-type="float" office:value="0.00218182" calcext:value-type="float">
            <text:p>0.00218182</text:p>
          </table:table-cell>
          <table:table-cell office:value-type="float" office:value="0.0103083" calcext:value-type="float">
            <text:p>0.0103083</text:p>
          </table:table-cell>
          <table:table-cell office:value-type="float" office:value="0.0056837" calcext:value-type="float">
            <text:p>0.0056837</text:p>
          </table:table-cell>
          <table:table-cell office:value-type="float" office:value="0.00256078" calcext:value-type="float">
            <text:p>0.00256078</text:p>
          </table:table-cell>
        </table:table-row>
        <table:table-row table:style-name="ro1">
          <table:table-cell office:value-type="float" office:value="584000" calcext:value-type="float">
            <text:p>584000</text:p>
          </table:table-cell>
          <table:table-cell/>
          <table:table-cell office:value-type="float" office:value="0.0916372" calcext:value-type="float">
            <text:p>0.0916372</text:p>
          </table:table-cell>
          <table:table-cell office:value-type="float" office:value="0.00219721" calcext:value-type="float">
            <text:p>0.00219721</text:p>
          </table:table-cell>
          <table:table-cell office:value-type="float" office:value="0.00997431" calcext:value-type="float">
            <text:p>0.00997431</text:p>
          </table:table-cell>
          <table:table-cell office:value-type="float" office:value="0.00500077" calcext:value-type="float">
            <text:p>0.00500077</text:p>
          </table:table-cell>
          <table:table-cell office:value-type="float" office:value="0.00257539" calcext:value-type="float">
            <text:p>0.00257539</text:p>
          </table:table-cell>
        </table:table-row>
        <table:table-row table:style-name="ro1">
          <table:table-cell office:value-type="float" office:value="583000" calcext:value-type="float">
            <text:p>583000</text:p>
          </table:table-cell>
          <table:table-cell/>
          <table:table-cell office:value-type="float" office:value="0.0937977" calcext:value-type="float">
            <text:p>0.0937977</text:p>
          </table:table-cell>
          <table:table-cell office:value-type="float" office:value="0.00225919" calcext:value-type="float">
            <text:p>0.00225919</text:p>
          </table:table-cell>
          <table:table-cell office:value-type="float" office:value="0.00985628" calcext:value-type="float">
            <text:p>0.00985628</text:p>
          </table:table-cell>
          <table:table-cell office:value-type="float" office:value="0.00397401" calcext:value-type="float">
            <text:p>0.00397401</text:p>
          </table:table-cell>
          <table:table-cell office:value-type="float" office:value="0.00255842" calcext:value-type="float">
            <text:p>0.00255842</text:p>
          </table:table-cell>
        </table:table-row>
        <table:table-row table:style-name="ro1">
          <table:table-cell office:value-type="float" office:value="582000" calcext:value-type="float">
            <text:p>582000</text:p>
          </table:table-cell>
          <table:table-cell/>
          <table:table-cell office:value-type="float" office:value="0.0905457" calcext:value-type="float">
            <text:p>0.0905457</text:p>
          </table:table-cell>
          <table:table-cell office:value-type="float" office:value="0.00219919" calcext:value-type="float">
            <text:p>0.00219919</text:p>
          </table:table-cell>
          <table:table-cell office:value-type="float" office:value="0.0101366" calcext:value-type="float">
            <text:p>0.0101366</text:p>
          </table:table-cell>
          <table:table-cell office:value-type="float" office:value="0.00464786" calcext:value-type="float">
            <text:p>0.00464786</text:p>
          </table:table-cell>
          <table:table-cell office:value-type="float" office:value="0.00258052" calcext:value-type="float">
            <text:p>0.00258052</text:p>
          </table:table-cell>
        </table:table-row>
        <table:table-row table:style-name="ro1">
          <table:table-cell office:value-type="float" office:value="581000" calcext:value-type="float">
            <text:p>581000</text:p>
          </table:table-cell>
          <table:table-cell/>
          <table:table-cell office:value-type="float" office:value="0.0926967" calcext:value-type="float">
            <text:p>0.0926967</text:p>
          </table:table-cell>
          <table:table-cell office:value-type="float" office:value="0.00221103" calcext:value-type="float">
            <text:p>0.00221103</text:p>
          </table:table-cell>
          <table:table-cell office:value-type="float" office:value="0.00974377" calcext:value-type="float">
            <text:p>0.00974377</text:p>
          </table:table-cell>
          <table:table-cell office:value-type="float" office:value="0.00401783" calcext:value-type="float">
            <text:p>0.00401783</text:p>
          </table:table-cell>
          <table:table-cell office:value-type="float" office:value="0.00257894" calcext:value-type="float">
            <text:p>0.00257894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/>
          <table:table-cell office:value-type="float" office:value="0.0909013" calcext:value-type="float">
            <text:p>0.0909013</text:p>
          </table:table-cell>
          <table:table-cell office:value-type="float" office:value="0.00218419" calcext:value-type="float">
            <text:p>0.00218419</text:p>
          </table:table-cell>
          <table:table-cell office:value-type="float" office:value="0.0107133" calcext:value-type="float">
            <text:p>0.0107133</text:p>
          </table:table-cell>
          <table:table-cell office:value-type="float" office:value="0.00406283" calcext:value-type="float">
            <text:p>0.00406283</text:p>
          </table:table-cell>
          <table:table-cell office:value-type="float" office:value="0.00257736" calcext:value-type="float">
            <text:p>0.00257736</text:p>
          </table:table-cell>
        </table:table-row>
        <table:table-row table:style-name="ro1">
          <table:table-cell office:value-type="float" office:value="579000" calcext:value-type="float">
            <text:p>579000</text:p>
          </table:table-cell>
          <table:table-cell/>
          <table:table-cell office:value-type="float" office:value="0.0918894" calcext:value-type="float">
            <text:p>0.0918894</text:p>
          </table:table-cell>
          <table:table-cell office:value-type="float" office:value="0.0022588" calcext:value-type="float">
            <text:p>0.0022588</text:p>
          </table:table-cell>
          <table:table-cell office:value-type="float" office:value="0.0113453" calcext:value-type="float">
            <text:p>0.0113453</text:p>
          </table:table-cell>
          <table:table-cell office:value-type="float" office:value="0.00469247" calcext:value-type="float">
            <text:p>0.00469247</text:p>
          </table:table-cell>
          <table:table-cell office:value-type="float" office:value="0.00256236" calcext:value-type="float">
            <text:p>0.00256236</text:p>
          </table:table-cell>
        </table:table-row>
        <table:table-row table:style-name="ro1">
          <table:table-cell office:value-type="float" office:value="578000" calcext:value-type="float">
            <text:p>578000</text:p>
          </table:table-cell>
          <table:table-cell/>
          <table:table-cell office:value-type="float" office:value="0.0898963" calcext:value-type="float">
            <text:p>0.0898963</text:p>
          </table:table-cell>
          <table:table-cell office:value-type="float" office:value="0.00230932" calcext:value-type="float">
            <text:p>0.00230932</text:p>
          </table:table-cell>
          <table:table-cell office:value-type="float" office:value="0.0112048" calcext:value-type="float">
            <text:p>0.0112048</text:p>
          </table:table-cell>
          <table:table-cell office:value-type="float" office:value="0.00529881" calcext:value-type="float">
            <text:p>0.00529881</text:p>
          </table:table-cell>
          <table:table-cell office:value-type="float" office:value="0.0025746" calcext:value-type="float">
            <text:p>0.0025746</text:p>
          </table:table-cell>
        </table:table-row>
        <table:table-row table:style-name="ro1">
          <table:table-cell office:value-type="float" office:value="577000" calcext:value-type="float">
            <text:p>577000</text:p>
          </table:table-cell>
          <table:table-cell/>
          <table:table-cell office:value-type="float" office:value="0.0917651" calcext:value-type="float">
            <text:p>0.0917651</text:p>
          </table:table-cell>
          <table:table-cell office:value-type="float" office:value="0.0024546" calcext:value-type="float">
            <text:p>0.0024546</text:p>
          </table:table-cell>
          <table:table-cell office:value-type="float" office:value="0.0108815" calcext:value-type="float">
            <text:p>0.0108815</text:p>
          </table:table-cell>
          <table:table-cell office:value-type="float" office:value="0.00393335" calcext:value-type="float">
            <text:p>0.00393335</text:p>
          </table:table-cell>
          <table:table-cell office:value-type="float" office:value="0.00254302" calcext:value-type="float">
            <text:p>0.00254302</text:p>
          </table:table-cell>
        </table:table-row>
        <table:table-row table:style-name="ro1">
          <table:table-cell office:value-type="float" office:value="576000" calcext:value-type="float">
            <text:p>576000</text:p>
          </table:table-cell>
          <table:table-cell/>
          <table:table-cell office:value-type="float" office:value="0.0920576" calcext:value-type="float">
            <text:p>0.0920576</text:p>
          </table:table-cell>
          <table:table-cell office:value-type="float" office:value="0.00223827" calcext:value-type="float">
            <text:p>0.00223827</text:p>
          </table:table-cell>
          <table:table-cell office:value-type="float" office:value="0.00997155" calcext:value-type="float">
            <text:p>0.00997155</text:p>
          </table:table-cell>
          <table:table-cell office:value-type="float" office:value="0.00383427" calcext:value-type="float">
            <text:p>0.00383427</text:p>
          </table:table-cell>
          <table:table-cell office:value-type="float" office:value="0.00256078" calcext:value-type="float">
            <text:p>0.00256078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/>
          <table:table-cell office:value-type="float" office:value="0.0916462" calcext:value-type="float">
            <text:p>0.0916462</text:p>
          </table:table-cell>
          <table:table-cell office:value-type="float" office:value="0.00222958" calcext:value-type="float">
            <text:p>0.00222958</text:p>
          </table:table-cell>
          <table:table-cell office:value-type="float" office:value="0.00986654" calcext:value-type="float">
            <text:p>0.00986654</text:p>
          </table:table-cell>
          <table:table-cell office:value-type="float" office:value="0.00424205" calcext:value-type="float">
            <text:p>0.00424205</text:p>
          </table:table-cell>
          <table:table-cell office:value-type="float" office:value="0.00256" calcext:value-type="float">
            <text:p>0.00256</text:p>
          </table:table-cell>
        </table:table-row>
        <table:table-row table:style-name="ro1">
          <table:table-cell office:value-type="float" office:value="574000" calcext:value-type="float">
            <text:p>574000</text:p>
          </table:table-cell>
          <table:table-cell/>
          <table:table-cell office:value-type="float" office:value="0.0908173" calcext:value-type="float">
            <text:p>0.0908173</text:p>
          </table:table-cell>
          <table:table-cell office:value-type="float" office:value="0.00226669" calcext:value-type="float">
            <text:p>0.00226669</text:p>
          </table:table-cell>
          <table:table-cell office:value-type="float" office:value="0.00976667" calcext:value-type="float">
            <text:p>0.00976667</text:p>
          </table:table-cell>
          <table:table-cell office:value-type="float" office:value="0.00418047" calcext:value-type="float">
            <text:p>0.00418047</text:p>
          </table:table-cell>
          <table:table-cell office:value-type="float" office:value="0.0025142" calcext:value-type="float">
            <text:p>0.0025142</text:p>
          </table:table-cell>
        </table:table-row>
        <table:table-row table:style-name="ro1">
          <table:table-cell office:value-type="float" office:value="573000" calcext:value-type="float">
            <text:p>573000</text:p>
          </table:table-cell>
          <table:table-cell/>
          <table:table-cell office:value-type="float" office:value="0.0899263" calcext:value-type="float">
            <text:p>0.0899263</text:p>
          </table:table-cell>
          <table:table-cell office:value-type="float" office:value="0.00217353" calcext:value-type="float">
            <text:p>0.00217353</text:p>
          </table:table-cell>
          <table:table-cell office:value-type="float" office:value="0.00971219" calcext:value-type="float">
            <text:p>0.00971219</text:p>
          </table:table-cell>
          <table:table-cell office:value-type="float" office:value="0.00382479" calcext:value-type="float">
            <text:p>0.00382479</text:p>
          </table:table-cell>
          <table:table-cell office:value-type="float" office:value="0.00249604" calcext:value-type="float">
            <text:p>0.00249604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/>
          <table:table-cell office:value-type="float" office:value="0.0921428" calcext:value-type="float">
            <text:p>0.0921428</text:p>
          </table:table-cell>
          <table:table-cell office:value-type="float" office:value="0.00217274" calcext:value-type="float">
            <text:p>0.00217274</text:p>
          </table:table-cell>
          <table:table-cell office:value-type="float" office:value="0.00967272" calcext:value-type="float">
            <text:p>0.00967272</text:p>
          </table:table-cell>
          <table:table-cell office:value-type="float" office:value="0.00379124" calcext:value-type="float">
            <text:p>0.00379124</text:p>
          </table:table-cell>
          <table:table-cell office:value-type="float" office:value="0.00302147" calcext:value-type="float">
            <text:p>0.00302147</text:p>
          </table:table-cell>
        </table:table-row>
        <table:table-row table:style-name="ro1">
          <table:table-cell office:value-type="float" office:value="571000" calcext:value-type="float">
            <text:p>571000</text:p>
          </table:table-cell>
          <table:table-cell/>
          <table:table-cell office:value-type="float" office:value="0.0894092" calcext:value-type="float">
            <text:p>0.0894092</text:p>
          </table:table-cell>
          <table:table-cell office:value-type="float" office:value="0.00223629" calcext:value-type="float">
            <text:p>0.00223629</text:p>
          </table:table-cell>
          <table:table-cell office:value-type="float" office:value="0.00965179" calcext:value-type="float">
            <text:p>0.00965179</text:p>
          </table:table-cell>
          <table:table-cell office:value-type="float" office:value="0.00435298" calcext:value-type="float">
            <text:p>0.00435298</text:p>
          </table:table-cell>
          <table:table-cell office:value-type="float" office:value="0.00262631" calcext:value-type="float">
            <text:p>0.00262631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/>
          <table:table-cell office:value-type="float" office:value="0.0902093" calcext:value-type="float">
            <text:p>0.0902093</text:p>
          </table:table-cell>
          <table:table-cell office:value-type="float" office:value="0.00221814" calcext:value-type="float">
            <text:p>0.00221814</text:p>
          </table:table-cell>
          <table:table-cell office:value-type="float" office:value="0.00965969" calcext:value-type="float">
            <text:p>0.00965969</text:p>
          </table:table-cell>
          <table:table-cell office:value-type="float" office:value="0.00384453" calcext:value-type="float">
            <text:p>0.00384453</text:p>
          </table:table-cell>
          <table:table-cell office:value-type="float" office:value="0.00253434" calcext:value-type="float">
            <text:p>0.00253434</text:p>
          </table:table-cell>
        </table:table-row>
        <table:table-row table:style-name="ro1">
          <table:table-cell office:value-type="float" office:value="569000" calcext:value-type="float">
            <text:p>569000</text:p>
          </table:table-cell>
          <table:table-cell/>
          <table:table-cell office:value-type="float" office:value="0.0905859" calcext:value-type="float">
            <text:p>0.0905859</text:p>
          </table:table-cell>
          <table:table-cell office:value-type="float" office:value="0.00224972" calcext:value-type="float">
            <text:p>0.00224972</text:p>
          </table:table-cell>
          <table:table-cell office:value-type="float" office:value="0.0101148" calcext:value-type="float">
            <text:p>0.0101148</text:p>
          </table:table-cell>
          <table:table-cell office:value-type="float" office:value="0.00377269" calcext:value-type="float">
            <text:p>0.00377269</text:p>
          </table:table-cell>
          <table:table-cell office:value-type="float" office:value="0.00254263" calcext:value-type="float">
            <text:p>0.00254263</text:p>
          </table:table-cell>
        </table:table-row>
        <table:table-row table:style-name="ro1">
          <table:table-cell office:value-type="float" office:value="568000" calcext:value-type="float">
            <text:p>568000</text:p>
          </table:table-cell>
          <table:table-cell/>
          <table:table-cell office:value-type="float" office:value="0.0900826" calcext:value-type="float">
            <text:p>0.0900826</text:p>
          </table:table-cell>
          <table:table-cell office:value-type="float" office:value="0.00218261" calcext:value-type="float">
            <text:p>0.00218261</text:p>
          </table:table-cell>
          <table:table-cell office:value-type="float" office:value="0.0107216" calcext:value-type="float">
            <text:p>0.0107216</text:p>
          </table:table-cell>
          <table:table-cell office:value-type="float" office:value="0.00427047" calcext:value-type="float">
            <text:p>0.00427047</text:p>
          </table:table-cell>
          <table:table-cell office:value-type="float" office:value="0.0025371" calcext:value-type="float">
            <text:p>0.0025371</text:p>
          </table:table-cell>
        </table:table-row>
        <table:table-row table:style-name="ro1">
          <table:table-cell office:value-type="float" office:value="567000" calcext:value-type="float">
            <text:p>567000</text:p>
          </table:table-cell>
          <table:table-cell/>
          <table:table-cell office:value-type="float" office:value="0.0904442" calcext:value-type="float">
            <text:p>0.0904442</text:p>
          </table:table-cell>
          <table:table-cell office:value-type="float" office:value="0.00222643" calcext:value-type="float">
            <text:p>0.00222643</text:p>
          </table:table-cell>
          <table:table-cell office:value-type="float" office:value="0.0108771" calcext:value-type="float">
            <text:p>0.0108771</text:p>
          </table:table-cell>
          <table:table-cell office:value-type="float" office:value="0.00525618" calcext:value-type="float">
            <text:p>0.00525618</text:p>
          </table:table-cell>
          <table:table-cell office:value-type="float" office:value="0.00256236" calcext:value-type="float">
            <text:p>0.00256236</text:p>
          </table:table-cell>
        </table:table-row>
        <table:table-row table:style-name="ro1">
          <table:table-cell office:value-type="float" office:value="566000" calcext:value-type="float">
            <text:p>566000</text:p>
          </table:table-cell>
          <table:table-cell/>
          <table:table-cell office:value-type="float" office:value="0.0886481" calcext:value-type="float">
            <text:p>0.0886481</text:p>
          </table:table-cell>
          <table:table-cell office:value-type="float" office:value="0.0021984" calcext:value-type="float">
            <text:p>0.0021984</text:p>
          </table:table-cell>
          <table:table-cell office:value-type="float" office:value="0.0103367" calcext:value-type="float">
            <text:p>0.0103367</text:p>
          </table:table-cell>
          <table:table-cell office:value-type="float" office:value="0.004743" calcext:value-type="float">
            <text:p>0.004743</text:p>
          </table:table-cell>
          <table:table-cell office:value-type="float" office:value="0.00261289" calcext:value-type="float">
            <text:p>0.00261289</text:p>
          </table:table-cell>
        </table:table-row>
        <table:table-row table:style-name="ro1">
          <table:table-cell office:value-type="float" office:value="565000" calcext:value-type="float">
            <text:p>565000</text:p>
          </table:table-cell>
          <table:table-cell/>
          <table:table-cell office:value-type="float" office:value="0.0894285" calcext:value-type="float">
            <text:p>0.0894285</text:p>
          </table:table-cell>
          <table:table-cell office:value-type="float" office:value="0.00219327" calcext:value-type="float">
            <text:p>0.00219327</text:p>
          </table:table-cell>
          <table:table-cell office:value-type="float" office:value="0.0100608" calcext:value-type="float">
            <text:p>0.0100608</text:p>
          </table:table-cell>
          <table:table-cell office:value-type="float" office:value="0.00372689" calcext:value-type="float">
            <text:p>0.00372689</text:p>
          </table:table-cell>
          <table:table-cell office:value-type="float" office:value="0.00298159" calcext:value-type="float">
            <text:p>0.00298159</text:p>
          </table:table-cell>
        </table:table-row>
        <table:table-row table:style-name="ro1">
          <table:table-cell office:value-type="float" office:value="564000" calcext:value-type="float">
            <text:p>564000</text:p>
          </table:table-cell>
          <table:table-cell/>
          <table:table-cell office:value-type="float" office:value="0.0880299" calcext:value-type="float">
            <text:p>0.0880299</text:p>
          </table:table-cell>
          <table:table-cell office:value-type="float" office:value="0.00227182" calcext:value-type="float">
            <text:p>0.00227182</text:p>
          </table:table-cell>
          <table:table-cell office:value-type="float" office:value="0.00990681" calcext:value-type="float">
            <text:p>0.00990681</text:p>
          </table:table-cell>
          <table:table-cell office:value-type="float" office:value="0.00374979" calcext:value-type="float">
            <text:p>0.00374979</text:p>
          </table:table-cell>
          <table:table-cell office:value-type="float" office:value="0.00291725" calcext:value-type="float">
            <text:p>0.00291725</text:p>
          </table:table-cell>
        </table:table-row>
        <table:table-row table:style-name="ro1">
          <table:table-cell office:value-type="float" office:value="563000" calcext:value-type="float">
            <text:p>563000</text:p>
          </table:table-cell>
          <table:table-cell/>
          <table:table-cell office:value-type="float" office:value="0.0909456" calcext:value-type="float">
            <text:p>0.0909456</text:p>
          </table:table-cell>
          <table:table-cell office:value-type="float" office:value="0.00226195" calcext:value-type="float">
            <text:p>0.00226195</text:p>
          </table:table-cell>
          <table:table-cell office:value-type="float" office:value="0.010071" calcext:value-type="float">
            <text:p>0.010071</text:p>
          </table:table-cell>
          <table:table-cell office:value-type="float" office:value="0.00424087" calcext:value-type="float">
            <text:p>0.00424087</text:p>
          </table:table-cell>
          <table:table-cell office:value-type="float" office:value="0.00270803" calcext:value-type="float">
            <text:p>0.00270803</text:p>
          </table:table-cell>
        </table:table-row>
        <table:table-row table:style-name="ro1">
          <table:table-cell office:value-type="float" office:value="562000" calcext:value-type="float">
            <text:p>562000</text:p>
          </table:table-cell>
          <table:table-cell/>
          <table:table-cell office:value-type="float" office:value="0.0899121" calcext:value-type="float">
            <text:p>0.0899121</text:p>
          </table:table-cell>
          <table:table-cell office:value-type="float" office:value="0.00223827" calcext:value-type="float">
            <text:p>0.00223827</text:p>
          </table:table-cell>
          <table:table-cell office:value-type="float" office:value="0.00984325" calcext:value-type="float">
            <text:p>0.00984325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250828" calcext:value-type="float">
            <text:p>0.00250828</text:p>
          </table:table-cell>
        </table:table-row>
        <table:table-row table:style-name="ro1">
          <table:table-cell office:value-type="float" office:value="561000" calcext:value-type="float">
            <text:p>561000</text:p>
          </table:table-cell>
          <table:table-cell/>
          <table:table-cell office:value-type="float" office:value="0.0901908" calcext:value-type="float">
            <text:p>0.0901908</text:p>
          </table:table-cell>
          <table:table-cell office:value-type="float" office:value="0.00223985" calcext:value-type="float">
            <text:p>0.00223985</text:p>
          </table:table-cell>
          <table:table-cell office:value-type="float" office:value="0.00934467" calcext:value-type="float">
            <text:p>0.00934467</text:p>
          </table:table-cell>
          <table:table-cell office:value-type="float" office:value="0.00380348" calcext:value-type="float">
            <text:p>0.00380348</text:p>
          </table:table-cell>
          <table:table-cell office:value-type="float" office:value="0.00286277" calcext:value-type="float">
            <text:p>0.00286277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/>
          <table:table-cell office:value-type="float" office:value="0.0891163" calcext:value-type="float">
            <text:p>0.0891163</text:p>
          </table:table-cell>
          <table:table-cell office:value-type="float" office:value="0.00222208" calcext:value-type="float">
            <text:p>0.00222208</text:p>
          </table:table-cell>
          <table:table-cell office:value-type="float" office:value="0.00953929" calcext:value-type="float">
            <text:p>0.00953929</text:p>
          </table:table-cell>
          <table:table-cell office:value-type="float" office:value="0.0040727" calcext:value-type="float">
            <text:p>0.0040727</text:p>
          </table:table-cell>
          <table:table-cell office:value-type="float" office:value="0.00257618" calcext:value-type="float">
            <text:p>0.00257618</text:p>
          </table:table-cell>
        </table:table-row>
        <table:table-row table:style-name="ro1">
          <table:table-cell office:value-type="float" office:value="559000" calcext:value-type="float">
            <text:p>559000</text:p>
          </table:table-cell>
          <table:table-cell/>
          <table:table-cell office:value-type="float" office:value="0.0878005" calcext:value-type="float">
            <text:p>0.0878005</text:p>
          </table:table-cell>
          <table:table-cell office:value-type="float" office:value="0.00221419" calcext:value-type="float">
            <text:p>0.00221419</text:p>
          </table:table-cell>
          <table:table-cell office:value-type="float" office:value="0.0110236" calcext:value-type="float">
            <text:p>0.0110236</text:p>
          </table:table-cell>
          <table:table-cell office:value-type="float" office:value="0.00373755" calcext:value-type="float">
            <text:p>0.00373755</text:p>
          </table:table-cell>
          <table:table-cell office:value-type="float" office:value="0.00257223" calcext:value-type="float">
            <text:p>0.00257223</text:p>
          </table:table-cell>
        </table:table-row>
        <table:table-row table:style-name="ro1">
          <table:table-cell office:value-type="float" office:value="558000" calcext:value-type="float">
            <text:p>558000</text:p>
          </table:table-cell>
          <table:table-cell/>
          <table:table-cell office:value-type="float" office:value="0.0889023" calcext:value-type="float">
            <text:p>0.0889023</text:p>
          </table:table-cell>
          <table:table-cell office:value-type="float" office:value="0.00218616" calcext:value-type="float">
            <text:p>0.00218616</text:p>
          </table:table-cell>
          <table:table-cell office:value-type="float" office:value="0.0111163" calcext:value-type="float">
            <text:p>0.0111163</text:p>
          </table:table-cell>
          <table:table-cell office:value-type="float" office:value="0.00370755" calcext:value-type="float">
            <text:p>0.00370755</text:p>
          </table:table-cell>
          <table:table-cell office:value-type="float" office:value="0.00251578" calcext:value-type="float">
            <text:p>0.00251578</text:p>
          </table:table-cell>
        </table:table-row>
        <table:table-row table:style-name="ro1">
          <table:table-cell office:value-type="float" office:value="557000" calcext:value-type="float">
            <text:p>557000</text:p>
          </table:table-cell>
          <table:table-cell/>
          <table:table-cell office:value-type="float" office:value="0.0880575" calcext:value-type="float">
            <text:p>0.0880575</text:p>
          </table:table-cell>
          <table:table-cell office:value-type="float" office:value="0.00222682" calcext:value-type="float">
            <text:p>0.00222682</text:p>
          </table:table-cell>
          <table:table-cell office:value-type="float" office:value="0.0107117" calcext:value-type="float">
            <text:p>0.0107117</text:p>
          </table:table-cell>
          <table:table-cell office:value-type="float" office:value="0.00373558" calcext:value-type="float">
            <text:p>0.00373558</text:p>
          </table:table-cell>
          <table:table-cell office:value-type="float" office:value="0.002575" calcext:value-type="float">
            <text:p>0.002575</text:p>
          </table:table-cell>
        </table:table-row>
        <table:table-row table:style-name="ro1">
          <table:table-cell office:value-type="float" office:value="556000" calcext:value-type="float">
            <text:p>556000</text:p>
          </table:table-cell>
          <table:table-cell/>
          <table:table-cell office:value-type="float" office:value="0.0884791" calcext:value-type="float">
            <text:p>0.0884791</text:p>
          </table:table-cell>
          <table:table-cell office:value-type="float" office:value="0.00220708" calcext:value-type="float">
            <text:p>0.00220708</text:p>
          </table:table-cell>
          <table:table-cell office:value-type="float" office:value="0.0105475" calcext:value-type="float">
            <text:p>0.0105475</text:p>
          </table:table-cell>
          <table:table-cell office:value-type="float" office:value="0.00407744" calcext:value-type="float">
            <text:p>0.00407744</text:p>
          </table:table-cell>
          <table:table-cell office:value-type="float" office:value="0.00252368" calcext:value-type="float">
            <text:p>0.00252368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/>
          <table:table-cell office:value-type="float" office:value="0.0880291" calcext:value-type="float">
            <text:p>0.0880291</text:p>
          </table:table-cell>
          <table:table-cell office:value-type="float" office:value="0.0028158" calcext:value-type="float">
            <text:p>0.0028158</text:p>
          </table:table-cell>
          <table:table-cell office:value-type="float" office:value="0.00936717" calcext:value-type="float">
            <text:p>0.00936717</text:p>
          </table:table-cell>
          <table:table-cell office:value-type="float" office:value="0.0038019" calcext:value-type="float">
            <text:p>0.0038019</text:p>
          </table:table-cell>
          <table:table-cell office:value-type="float" office:value="0.00254144" calcext:value-type="float">
            <text:p>0.00254144</text:p>
          </table:table-cell>
        </table:table-row>
        <table:table-row table:style-name="ro1">
          <table:table-cell office:value-type="float" office:value="554000" calcext:value-type="float">
            <text:p>554000</text:p>
          </table:table-cell>
          <table:table-cell/>
          <table:table-cell office:value-type="float" office:value="0.0875593" calcext:value-type="float">
            <text:p>0.0875593</text:p>
          </table:table-cell>
          <table:table-cell office:value-type="float" office:value="0.00260105" calcext:value-type="float">
            <text:p>0.00260105</text:p>
          </table:table-cell>
          <table:table-cell office:value-type="float" office:value="0.00940625" calcext:value-type="float">
            <text:p>0.00940625</text:p>
          </table:table-cell>
          <table:table-cell office:value-type="float" office:value="0.00376953" calcext:value-type="float">
            <text:p>0.00376953</text:p>
          </table:table-cell>
          <table:table-cell office:value-type="float" office:value="0.00259079" calcext:value-type="float">
            <text:p>0.00259079</text:p>
          </table:table-cell>
        </table:table-row>
        <table:table-row table:style-name="ro1">
          <table:table-cell office:value-type="float" office:value="553000" calcext:value-type="float">
            <text:p>553000</text:p>
          </table:table-cell>
          <table:table-cell/>
          <table:table-cell office:value-type="float" office:value="0.0897242" calcext:value-type="float">
            <text:p>0.0897242</text:p>
          </table:table-cell>
          <table:table-cell office:value-type="float" office:value="0.00230577" calcext:value-type="float">
            <text:p>0.00230577</text:p>
          </table:table-cell>
          <table:table-cell office:value-type="float" office:value="0.00984167" calcext:value-type="float">
            <text:p>0.00984167</text:p>
          </table:table-cell>
          <table:table-cell office:value-type="float" office:value="0.00367321" calcext:value-type="float">
            <text:p>0.00367321</text:p>
          </table:table-cell>
          <table:table-cell office:value-type="float" office:value="0.00294251" calcext:value-type="float">
            <text:p>0.00294251</text:p>
          </table:table-cell>
        </table:table-row>
        <table:table-row table:style-name="ro1">
          <table:table-cell office:value-type="float" office:value="552000" calcext:value-type="float">
            <text:p>552000</text:p>
          </table:table-cell>
          <table:table-cell/>
          <table:table-cell office:value-type="float" office:value="0.0878357" calcext:value-type="float">
            <text:p>0.0878357</text:p>
          </table:table-cell>
          <table:table-cell office:value-type="float" office:value="0.00223393" calcext:value-type="float">
            <text:p>0.00223393</text:p>
          </table:table-cell>
          <table:table-cell office:value-type="float" office:value="0.00941297" calcext:value-type="float">
            <text:p>0.00941297</text:p>
          </table:table-cell>
          <table:table-cell office:value-type="float" office:value="0.00404981" calcext:value-type="float">
            <text:p>0.00404981</text:p>
          </table:table-cell>
          <table:table-cell office:value-type="float" office:value="0.00262316" calcext:value-type="float">
            <text:p>0.00262316</text:p>
          </table:table-cell>
        </table:table-row>
        <table:table-row table:style-name="ro1">
          <table:table-cell office:value-type="float" office:value="551000" calcext:value-type="float">
            <text:p>551000</text:p>
          </table:table-cell>
          <table:table-cell/>
          <table:table-cell office:value-type="float" office:value="0.0874516" calcext:value-type="float">
            <text:p>0.0874516</text:p>
          </table:table-cell>
          <table:table-cell office:value-type="float" office:value="0.00219445" calcext:value-type="float">
            <text:p>0.00219445</text:p>
          </table:table-cell>
          <table:table-cell office:value-type="float" office:value="0.00953021" calcext:value-type="float">
            <text:p>0.00953021</text:p>
          </table:table-cell>
          <table:table-cell office:value-type="float" office:value="0.00378216" calcext:value-type="float">
            <text:p>0.00378216</text:p>
          </table:table-cell>
          <table:table-cell office:value-type="float" office:value="0.0025675" calcext:value-type="float">
            <text:p>0.0025675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/>
          <table:table-cell office:value-type="float" office:value="0.0847206" calcext:value-type="float">
            <text:p>0.0847206</text:p>
          </table:table-cell>
          <table:table-cell office:value-type="float" office:value="0.00287935" calcext:value-type="float">
            <text:p>0.00287935</text:p>
          </table:table-cell>
          <table:table-cell office:value-type="float" office:value="0.00944534" calcext:value-type="float">
            <text:p>0.00944534</text:p>
          </table:table-cell>
          <table:table-cell office:value-type="float" office:value="0.00370992" calcext:value-type="float">
            <text:p>0.00370992</text:p>
          </table:table-cell>
          <table:table-cell office:value-type="float" office:value="0.00247512" calcext:value-type="float">
            <text:p>0.00247512</text:p>
          </table:table-cell>
        </table:table-row>
        <table:table-row table:style-name="ro1">
          <table:table-cell office:value-type="float" office:value="549000" calcext:value-type="float">
            <text:p>549000</text:p>
          </table:table-cell>
          <table:table-cell/>
          <table:table-cell office:value-type="float" office:value="0.0881159" calcext:value-type="float">
            <text:p>0.0881159</text:p>
          </table:table-cell>
          <table:table-cell office:value-type="float" office:value="0.00278027" calcext:value-type="float">
            <text:p>0.00278027</text:p>
          </table:table-cell>
          <table:table-cell office:value-type="float" office:value="0.00966877" calcext:value-type="float">
            <text:p>0.00966877</text:p>
          </table:table-cell>
          <table:table-cell office:value-type="float" office:value="0.00371347" calcext:value-type="float">
            <text:p>0.00371347</text:p>
          </table:table-cell>
          <table:table-cell office:value-type="float" office:value="0.00256078" calcext:value-type="float">
            <text:p>0.00256078</text:p>
          </table:table-cell>
        </table:table-row>
        <table:table-row table:style-name="ro1">
          <table:table-cell office:value-type="float" office:value="548000" calcext:value-type="float">
            <text:p>548000</text:p>
          </table:table-cell>
          <table:table-cell/>
          <table:table-cell office:value-type="float" office:value="0.0863166" calcext:value-type="float">
            <text:p>0.0863166</text:p>
          </table:table-cell>
          <table:table-cell office:value-type="float" office:value="0.00247552" calcext:value-type="float">
            <text:p>0.00247552</text:p>
          </table:table-cell>
          <table:table-cell office:value-type="float" office:value="0.00962337" calcext:value-type="float">
            <text:p>0.00962337</text:p>
          </table:table-cell>
          <table:table-cell office:value-type="float" office:value="0.00366058" calcext:value-type="float">
            <text:p>0.00366058</text:p>
          </table:table-cell>
          <table:table-cell office:value-type="float" office:value="0.00284738" calcext:value-type="float">
            <text:p>0.00284738</text:p>
          </table:table-cell>
        </table:table-row>
        <table:table-row table:style-name="ro1">
          <table:table-cell office:value-type="float" office:value="547000" calcext:value-type="float">
            <text:p>547000</text:p>
          </table:table-cell>
          <table:table-cell/>
          <table:table-cell office:value-type="float" office:value="0.0867975" calcext:value-type="float">
            <text:p>0.0867975</text:p>
          </table:table-cell>
          <table:table-cell office:value-type="float" office:value="0.00231248" calcext:value-type="float">
            <text:p>0.00231248</text:p>
          </table:table-cell>
          <table:table-cell office:value-type="float" office:value="0.00966561" calcext:value-type="float">
            <text:p>0.00966561</text:p>
          </table:table-cell>
          <table:table-cell office:value-type="float" office:value="0.00360847" calcext:value-type="float">
            <text:p>0.00360847</text:p>
          </table:table-cell>
          <table:table-cell office:value-type="float" office:value="0.00264763" calcext:value-type="float">
            <text:p>0.00264763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/>
          <table:table-cell office:value-type="float" office:value="0.0882257" calcext:value-type="float">
            <text:p>0.0882257</text:p>
          </table:table-cell>
          <table:table-cell office:value-type="float" office:value="0.00222485" calcext:value-type="float">
            <text:p>0.00222485</text:p>
          </table:table-cell>
          <table:table-cell office:value-type="float" office:value="0.00964982" calcext:value-type="float">
            <text:p>0.00964982</text:p>
          </table:table-cell>
          <table:table-cell office:value-type="float" office:value="0.00379716" calcext:value-type="float">
            <text:p>0.00379716</text:p>
          </table:table-cell>
          <table:table-cell office:value-type="float" office:value="0.00261684" calcext:value-type="float">
            <text:p>0.00261684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/>
          <table:table-cell office:value-type="float" office:value="0.0854407" calcext:value-type="float">
            <text:p>0.0854407</text:p>
          </table:table-cell>
          <table:table-cell office:value-type="float" office:value="0.00219445" calcext:value-type="float">
            <text:p>0.00219445</text:p>
          </table:table-cell>
          <table:table-cell office:value-type="float" office:value="0.00923019" calcext:value-type="float">
            <text:p>0.00923019</text:p>
          </table:table-cell>
          <table:table-cell office:value-type="float" office:value="0.00370439" calcext:value-type="float">
            <text:p>0.00370439</text:p>
          </table:table-cell>
          <table:table-cell office:value-type="float" office:value="0.00262158" calcext:value-type="float">
            <text:p>0.00262158</text:p>
          </table:table-cell>
        </table:table-row>
        <table:table-row table:style-name="ro1">
          <table:table-cell office:value-type="float" office:value="544000" calcext:value-type="float">
            <text:p>544000</text:p>
          </table:table-cell>
          <table:table-cell/>
          <table:table-cell office:value-type="float" office:value="0.0863841" calcext:value-type="float">
            <text:p>0.0863841</text:p>
          </table:table-cell>
          <table:table-cell office:value-type="float" office:value="0.00234288" calcext:value-type="float">
            <text:p>0.00234288</text:p>
          </table:table-cell>
          <table:table-cell office:value-type="float" office:value="0.00921677" calcext:value-type="float">
            <text:p>0.00921677</text:p>
          </table:table-cell>
          <table:table-cell office:value-type="float" office:value="0.00415205" calcext:value-type="float">
            <text:p>0.00415205</text:p>
          </table:table-cell>
          <table:table-cell office:value-type="float" office:value="0.002575" calcext:value-type="float">
            <text:p>0.002575</text:p>
          </table:table-cell>
        </table:table-row>
        <table:table-row table:style-name="ro1">
          <table:table-cell office:value-type="float" office:value="543000" calcext:value-type="float">
            <text:p>543000</text:p>
          </table:table-cell>
          <table:table-cell/>
          <table:table-cell office:value-type="float" office:value="0.0866084" calcext:value-type="float">
            <text:p>0.0866084</text:p>
          </table:table-cell>
          <table:table-cell office:value-type="float" office:value="0.00219998" calcext:value-type="float">
            <text:p>0.00219998</text:p>
          </table:table-cell>
          <table:table-cell office:value-type="float" office:value="0.00944889" calcext:value-type="float">
            <text:p>0.00944889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300962" calcext:value-type="float">
            <text:p>0.00300962</text:p>
          </table:table-cell>
        </table:table-row>
        <table:table-row table:style-name="ro1">
          <table:table-cell office:value-type="float" office:value="542000" calcext:value-type="float">
            <text:p>542000</text:p>
          </table:table-cell>
          <table:table-cell/>
          <table:table-cell office:value-type="float" office:value="0.0848659" calcext:value-type="float">
            <text:p>0.0848659</text:p>
          </table:table-cell>
          <table:table-cell office:value-type="float" office:value="0.00238235" calcext:value-type="float">
            <text:p>0.00238235</text:p>
          </table:table-cell>
          <table:table-cell office:value-type="float" office:value="0.0100758" calcext:value-type="float">
            <text:p>0.0100758</text:p>
          </table:table-cell>
          <table:table-cell office:value-type="float" office:value="0.00365465" calcext:value-type="float">
            <text:p>0.00365465</text:p>
          </table:table-cell>
          <table:table-cell office:value-type="float" office:value="0.0025596" calcext:value-type="float">
            <text:p>0.0025596</text:p>
          </table:table-cell>
        </table:table-row>
        <table:table-row table:style-name="ro1">
          <table:table-cell office:value-type="float" office:value="541000" calcext:value-type="float">
            <text:p>541000</text:p>
          </table:table-cell>
          <table:table-cell/>
          <table:table-cell office:value-type="float" office:value="0.0861678" calcext:value-type="float">
            <text:p>0.0861678</text:p>
          </table:table-cell>
          <table:table-cell office:value-type="float" office:value="0.0026275" calcext:value-type="float">
            <text:p>0.0026275</text:p>
          </table:table-cell>
          <table:table-cell office:value-type="float" office:value="0.00990325" calcext:value-type="float">
            <text:p>0.00990325</text:p>
          </table:table-cell>
          <table:table-cell office:value-type="float" office:value="0.0036365" calcext:value-type="float">
            <text:p>0.0036365</text:p>
          </table:table-cell>
          <table:table-cell office:value-type="float" office:value="0.00258684" calcext:value-type="float">
            <text:p>0.00258684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/>
          <table:table-cell office:value-type="float" office:value="0.0853136" calcext:value-type="float">
            <text:p>0.0853136</text:p>
          </table:table-cell>
          <table:table-cell office:value-type="float" office:value="0.00239341" calcext:value-type="float">
            <text:p>0.00239341</text:p>
          </table:table-cell>
          <table:table-cell office:value-type="float" office:value="0.00928901" calcext:value-type="float">
            <text:p>0.00928901</text:p>
          </table:table-cell>
          <table:table-cell office:value-type="float" office:value="0.00367044" calcext:value-type="float">
            <text:p>0.00367044</text:p>
          </table:table-cell>
          <table:table-cell office:value-type="float" office:value="0.00247552" calcext:value-type="float">
            <text:p>0.00247552</text:p>
          </table:table-cell>
        </table:table-row>
        <table:table-row table:style-name="ro1">
          <table:table-cell office:value-type="float" office:value="539000" calcext:value-type="float">
            <text:p>539000</text:p>
          </table:table-cell>
          <table:table-cell/>
          <table:table-cell office:value-type="float" office:value="0.0857091" calcext:value-type="float">
            <text:p>0.0857091</text:p>
          </table:table-cell>
          <table:table-cell office:value-type="float" office:value="0.00223669" calcext:value-type="float">
            <text:p>0.00223669</text:p>
          </table:table-cell>
          <table:table-cell office:value-type="float" office:value="0.009139" calcext:value-type="float">
            <text:p>0.009139</text:p>
          </table:table-cell>
          <table:table-cell office:value-type="float" office:value="0.00487721" calcext:value-type="float">
            <text:p>0.00487721</text:p>
          </table:table-cell>
          <table:table-cell office:value-type="float" office:value="0.00259631" calcext:value-type="float">
            <text:p>0.00259631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  <table:table-cell/>
          <table:table-cell office:value-type="float" office:value="0.0850866" calcext:value-type="float">
            <text:p>0.0850866</text:p>
          </table:table-cell>
          <table:table-cell office:value-type="float" office:value="0.00219524" calcext:value-type="float">
            <text:p>0.00219524</text:p>
          </table:table-cell>
          <table:table-cell office:value-type="float" office:value="0.00935296" calcext:value-type="float">
            <text:p>0.00935296</text:p>
          </table:table-cell>
          <table:table-cell office:value-type="float" office:value="0.00559725" calcext:value-type="float">
            <text:p>0.00559725</text:p>
          </table:table-cell>
          <table:table-cell office:value-type="float" office:value="0.00256434" calcext:value-type="float">
            <text:p>0.00256434</text:p>
          </table:table-cell>
        </table:table-row>
        <table:table-row table:style-name="ro1">
          <table:table-cell office:value-type="float" office:value="537000" calcext:value-type="float">
            <text:p>537000</text:p>
          </table:table-cell>
          <table:table-cell/>
          <table:table-cell office:value-type="float" office:value="0.084494" calcext:value-type="float">
            <text:p>0.084494</text:p>
          </table:table-cell>
          <table:table-cell office:value-type="float" office:value="0.00224972" calcext:value-type="float">
            <text:p>0.00224972</text:p>
          </table:table-cell>
          <table:table-cell office:value-type="float" office:value="0.0114073" calcext:value-type="float">
            <text:p>0.0114073</text:p>
          </table:table-cell>
          <table:table-cell office:value-type="float" office:value="0.00447062" calcext:value-type="float">
            <text:p>0.00447062</text:p>
          </table:table-cell>
          <table:table-cell office:value-type="float" office:value="0.00261171" calcext:value-type="float">
            <text:p>0.00261171</text:p>
          </table:table-cell>
        </table:table-row>
        <table:table-row table:style-name="ro1">
          <table:table-cell office:value-type="float" office:value="536000" calcext:value-type="float">
            <text:p>536000</text:p>
          </table:table-cell>
          <table:table-cell/>
          <table:table-cell office:value-type="float" office:value="0.0855098" calcext:value-type="float">
            <text:p>0.0855098</text:p>
          </table:table-cell>
          <table:table-cell office:value-type="float" office:value="0.00218103" calcext:value-type="float">
            <text:p>0.00218103</text:p>
          </table:table-cell>
          <table:table-cell office:value-type="float" office:value="0.0114925" calcext:value-type="float">
            <text:p>0.0114925</text:p>
          </table:table-cell>
          <table:table-cell office:value-type="float" office:value="0.00362978" calcext:value-type="float">
            <text:p>0.00362978</text:p>
          </table:table-cell>
          <table:table-cell office:value-type="float" office:value="0.00258171" calcext:value-type="float">
            <text:p>0.00258171</text:p>
          </table:table-cell>
        </table:table-row>
        <table:table-row table:style-name="ro1">
          <table:table-cell office:value-type="float" office:value="535000" calcext:value-type="float">
            <text:p>535000</text:p>
          </table:table-cell>
          <table:table-cell/>
          <table:table-cell office:value-type="float" office:value="0.0845837" calcext:value-type="float">
            <text:p>0.0845837</text:p>
          </table:table-cell>
          <table:table-cell office:value-type="float" office:value="0.00221695" calcext:value-type="float">
            <text:p>0.00221695</text:p>
          </table:table-cell>
          <table:table-cell office:value-type="float" office:value="0.0103825" calcext:value-type="float">
            <text:p>0.0103825</text:p>
          </table:table-cell>
          <table:table-cell office:value-type="float" office:value="0.00433482" calcext:value-type="float">
            <text:p>0.00433482</text:p>
          </table:table-cell>
          <table:table-cell office:value-type="float" office:value="0.00260223" calcext:value-type="float">
            <text:p>0.00260223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  <table:table-cell/>
          <table:table-cell office:value-type="float" office:value="0.0851612" calcext:value-type="float">
            <text:p>0.0851612</text:p>
          </table:table-cell>
          <table:table-cell office:value-type="float" office:value="0.00221103" calcext:value-type="float">
            <text:p>0.00221103</text:p>
          </table:table-cell>
          <table:table-cell office:value-type="float" office:value="0.010356" calcext:value-type="float">
            <text:p>0.010356</text:p>
          </table:table-cell>
          <table:table-cell office:value-type="float" office:value="0.00533474" calcext:value-type="float">
            <text:p>0.00533474</text:p>
          </table:table-cell>
          <table:table-cell office:value-type="float" office:value="0.00254578" calcext:value-type="float">
            <text:p>0.00254578</text:p>
          </table:table-cell>
        </table:table-row>
        <table:table-row table:style-name="ro1">
          <table:table-cell office:value-type="float" office:value="533000" calcext:value-type="float">
            <text:p>533000</text:p>
          </table:table-cell>
          <table:table-cell/>
          <table:table-cell office:value-type="float" office:value="0.0832502" calcext:value-type="float">
            <text:p>0.0832502</text:p>
          </table:table-cell>
          <table:table-cell office:value-type="float" office:value="0.0022059" calcext:value-type="float">
            <text:p>0.0022059</text:p>
          </table:table-cell>
          <table:table-cell office:value-type="float" office:value="0.00954363" calcext:value-type="float">
            <text:p>0.00954363</text:p>
          </table:table-cell>
          <table:table-cell office:value-type="float" office:value="0.00441693" calcext:value-type="float">
            <text:p>0.00441693</text:p>
          </table:table-cell>
          <table:table-cell office:value-type="float" office:value="0.00252249" calcext:value-type="float">
            <text:p>0.00252249</text:p>
          </table:table-cell>
        </table:table-row>
        <table:table-row table:style-name="ro1">
          <table:table-cell office:value-type="float" office:value="532000" calcext:value-type="float">
            <text:p>532000</text:p>
          </table:table-cell>
          <table:table-cell/>
          <table:table-cell office:value-type="float" office:value="0.0839363" calcext:value-type="float">
            <text:p>0.0839363</text:p>
          </table:table-cell>
          <table:table-cell office:value-type="float" office:value="0.00213761" calcext:value-type="float">
            <text:p>0.00213761</text:p>
          </table:table-cell>
          <table:table-cell office:value-type="float" office:value="0.009004" calcext:value-type="float">
            <text:p>0.009004</text:p>
          </table:table-cell>
          <table:table-cell office:value-type="float" office:value="0.00367439" calcext:value-type="float">
            <text:p>0.00367439</text:p>
          </table:table-cell>
          <table:table-cell office:value-type="float" office:value="0.00251578" calcext:value-type="float">
            <text:p>0.00251578</text:p>
          </table:table-cell>
        </table:table-row>
        <table:table-row table:style-name="ro1">
          <table:table-cell office:value-type="float" office:value="531000" calcext:value-type="float">
            <text:p>531000</text:p>
          </table:table-cell>
          <table:table-cell/>
          <table:table-cell office:value-type="float" office:value="0.0839971" calcext:value-type="float">
            <text:p>0.0839971</text:p>
          </table:table-cell>
          <table:table-cell office:value-type="float" office:value="0.00213997" calcext:value-type="float">
            <text:p>0.00213997</text:p>
          </table:table-cell>
          <table:table-cell office:value-type="float" office:value="0.00927283" calcext:value-type="float">
            <text:p>0.00927283</text:p>
          </table:table-cell>
          <table:table-cell office:value-type="float" office:value="0.00367044" calcext:value-type="float">
            <text:p>0.00367044</text:p>
          </table:table-cell>
          <table:table-cell office:value-type="float" office:value="0.00273329" calcext:value-type="float">
            <text:p>0.00273329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/>
          <table:table-cell office:value-type="float" office:value="0.0842394" calcext:value-type="float">
            <text:p>0.0842394</text:p>
          </table:table-cell>
          <table:table-cell office:value-type="float" office:value="0.00214234" calcext:value-type="float">
            <text:p>0.00214234</text:p>
          </table:table-cell>
          <table:table-cell office:value-type="float" office:value="0.00935652" calcext:value-type="float">
            <text:p>0.00935652</text:p>
          </table:table-cell>
          <table:table-cell office:value-type="float" office:value="0.00358952" calcext:value-type="float">
            <text:p>0.00358952</text:p>
          </table:table-cell>
          <table:table-cell office:value-type="float" office:value="0.00256907" calcext:value-type="float">
            <text:p>0.00256907</text:p>
          </table:table-cell>
        </table:table-row>
        <table:table-row table:style-name="ro1">
          <table:table-cell office:value-type="float" office:value="529000" calcext:value-type="float">
            <text:p>529000</text:p>
          </table:table-cell>
          <table:table-cell/>
          <table:table-cell office:value-type="float" office:value="0.0853842" calcext:value-type="float">
            <text:p>0.0853842</text:p>
          </table:table-cell>
          <table:table-cell office:value-type="float" office:value="0.00212813" calcext:value-type="float">
            <text:p>0.00212813</text:p>
          </table:table-cell>
          <table:table-cell office:value-type="float" office:value="0.00909479" calcext:value-type="float">
            <text:p>0.00909479</text:p>
          </table:table-cell>
          <table:table-cell office:value-type="float" office:value="0.00358912" calcext:value-type="float">
            <text:p>0.00358912</text:p>
          </table:table-cell>
          <table:table-cell office:value-type="float" office:value="0.00257894" calcext:value-type="float">
            <text:p>0.00257894</text:p>
          </table:table-cell>
        </table:table-row>
        <table:table-row table:style-name="ro1">
          <table:table-cell office:value-type="float" office:value="528000" calcext:value-type="float">
            <text:p>528000</text:p>
          </table:table-cell>
          <table:table-cell/>
          <table:table-cell office:value-type="float" office:value="0.0836418" calcext:value-type="float">
            <text:p>0.0836418</text:p>
          </table:table-cell>
          <table:table-cell office:value-type="float" office:value="0.00255763" calcext:value-type="float">
            <text:p>0.00255763</text:p>
          </table:table-cell>
          <table:table-cell office:value-type="float" office:value="0.00915677" calcext:value-type="float">
            <text:p>0.00915677</text:p>
          </table:table-cell>
          <table:table-cell office:value-type="float" office:value="0.00363886" calcext:value-type="float">
            <text:p>0.00363886</text:p>
          </table:table-cell>
          <table:table-cell office:value-type="float" office:value="0.00270329" calcext:value-type="float">
            <text:p>0.00270329</text:p>
          </table:table-cell>
        </table:table-row>
        <table:table-row table:style-name="ro1">
          <table:table-cell office:value-type="float" office:value="527000" calcext:value-type="float">
            <text:p>527000</text:p>
          </table:table-cell>
          <table:table-cell/>
          <table:table-cell office:value-type="float" office:value="0.0842094" calcext:value-type="float">
            <text:p>0.0842094</text:p>
          </table:table-cell>
          <table:table-cell office:value-type="float" office:value="0.00223708" calcext:value-type="float">
            <text:p>0.00223708</text:p>
          </table:table-cell>
          <table:table-cell office:value-type="float" office:value="0.00898623" calcext:value-type="float">
            <text:p>0.00898623</text:p>
          </table:table-cell>
          <table:table-cell office:value-type="float" office:value="0.00486774" calcext:value-type="float">
            <text:p>0.00486774</text:p>
          </table:table-cell>
          <table:table-cell office:value-type="float" office:value="0.00260737" calcext:value-type="float">
            <text:p>0.00260737</text:p>
          </table:table-cell>
        </table:table-row>
        <table:table-row table:style-name="ro1">
          <table:table-cell office:value-type="float" office:value="526000" calcext:value-type="float">
            <text:p>526000</text:p>
          </table:table-cell>
          <table:table-cell/>
          <table:table-cell office:value-type="float" office:value="0.0845497" calcext:value-type="float">
            <text:p>0.0845497</text:p>
          </table:table-cell>
          <table:table-cell office:value-type="float" office:value="0.00222682" calcext:value-type="float">
            <text:p>0.00222682</text:p>
          </table:table-cell>
          <table:table-cell office:value-type="float" office:value="0.00945402" calcext:value-type="float">
            <text:p>0.00945402</text:p>
          </table:table-cell>
          <table:table-cell office:value-type="float" office:value="0.00438101" calcext:value-type="float">
            <text:p>0.00438101</text:p>
          </table:table-cell>
          <table:table-cell office:value-type="float" office:value="0.00251618" calcext:value-type="float">
            <text:p>0.00251618</text:p>
          </table:table-cell>
        </table:table-row>
        <table:table-row table:style-name="ro1">
          <table:table-cell office:value-type="float" office:value="525000" calcext:value-type="float">
            <text:p>525000</text:p>
          </table:table-cell>
          <table:table-cell/>
          <table:table-cell office:value-type="float" office:value="0.0834065" calcext:value-type="float">
            <text:p>0.0834065</text:p>
          </table:table-cell>
          <table:table-cell office:value-type="float" office:value="0.00219208" calcext:value-type="float">
            <text:p>0.00219208</text:p>
          </table:table-cell>
          <table:table-cell office:value-type="float" office:value="0.00942994" calcext:value-type="float">
            <text:p>0.00942994</text:p>
          </table:table-cell>
          <table:table-cell office:value-type="float" office:value="0.00358952" calcext:value-type="float">
            <text:p>0.00358952</text:p>
          </table:table-cell>
          <table:table-cell office:value-type="float" office:value="0.00286751" calcext:value-type="float">
            <text:p>0.00286751</text:p>
          </table:table-cell>
        </table:table-row>
        <table:table-row table:style-name="ro1">
          <table:table-cell office:value-type="float" office:value="524000" calcext:value-type="float">
            <text:p>524000</text:p>
          </table:table-cell>
          <table:table-cell/>
          <table:table-cell office:value-type="float" office:value="0.0830433" calcext:value-type="float">
            <text:p>0.0830433</text:p>
          </table:table-cell>
          <table:table-cell office:value-type="float" office:value="0.00218419" calcext:value-type="float">
            <text:p>0.00218419</text:p>
          </table:table-cell>
          <table:table-cell office:value-type="float" office:value="0.00897676" calcext:value-type="float">
            <text:p>0.00897676</text:p>
          </table:table-cell>
          <table:table-cell office:value-type="float" office:value="0.00376953" calcext:value-type="float">
            <text:p>0.00376953</text:p>
          </table:table-cell>
          <table:table-cell office:value-type="float" office:value="0.00258329" calcext:value-type="float">
            <text:p>0.00258329</text:p>
          </table:table-cell>
        </table:table-row>
        <table:table-row table:style-name="ro1">
          <table:table-cell office:value-type="float" office:value="523000" calcext:value-type="float">
            <text:p>523000</text:p>
          </table:table-cell>
          <table:table-cell/>
          <table:table-cell office:value-type="float" office:value="0.0830165" calcext:value-type="float">
            <text:p>0.0830165</text:p>
          </table:table-cell>
          <table:table-cell office:value-type="float" office:value="0.00269263" calcext:value-type="float">
            <text:p>0.00269263</text:p>
          </table:table-cell>
          <table:table-cell office:value-type="float" office:value="0.00927401" calcext:value-type="float">
            <text:p>0.00927401</text:p>
          </table:table-cell>
          <table:table-cell office:value-type="float" office:value="0.00352794" calcext:value-type="float">
            <text:p>0.00352794</text:p>
          </table:table-cell>
          <table:table-cell office:value-type="float" office:value="0.00249802" calcext:value-type="float">
            <text:p>0.00249802</text:p>
          </table:table-cell>
        </table:table-row>
        <table:table-row table:style-name="ro1">
          <table:table-cell office:value-type="float" office:value="522000" calcext:value-type="float">
            <text:p>522000</text:p>
          </table:table-cell>
          <table:table-cell/>
          <table:table-cell office:value-type="float" office:value="0.0830232" calcext:value-type="float">
            <text:p>0.0830232</text:p>
          </table:table-cell>
          <table:table-cell office:value-type="float" office:value="0.00220629" calcext:value-type="float">
            <text:p>0.00220629</text:p>
          </table:table-cell>
          <table:table-cell office:value-type="float" office:value="0.00892544" calcext:value-type="float">
            <text:p>0.00892544</text:p>
          </table:table-cell>
          <table:table-cell office:value-type="float" office:value="0.00351531" calcext:value-type="float">
            <text:p>0.00351531</text:p>
          </table:table-cell>
          <table:table-cell office:value-type="float" office:value="0.00258842" calcext:value-type="float">
            <text:p>0.00258842</text:p>
          </table:table-cell>
        </table:table-row>
        <table:table-row table:style-name="ro1">
          <table:table-cell office:value-type="float" office:value="521000" calcext:value-type="float">
            <text:p>521000</text:p>
          </table:table-cell>
          <table:table-cell/>
          <table:table-cell office:value-type="float" office:value="0.082092" calcext:value-type="float">
            <text:p>0.082092</text:p>
          </table:table-cell>
          <table:table-cell office:value-type="float" office:value="0.00221893" calcext:value-type="float">
            <text:p>0.00221893</text:p>
          </table:table-cell>
          <table:table-cell office:value-type="float" office:value="0.00918993" calcext:value-type="float">
            <text:p>0.00918993</text:p>
          </table:table-cell>
          <table:table-cell office:value-type="float" office:value="0.00352596" calcext:value-type="float">
            <text:p>0.00352596</text:p>
          </table:table-cell>
          <table:table-cell office:value-type="float" office:value="0.00249289" calcext:value-type="float">
            <text:p>0.00249289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/>
          <table:table-cell office:value-type="float" office:value="0.0822455" calcext:value-type="float">
            <text:p>0.0822455</text:p>
          </table:table-cell>
          <table:table-cell office:value-type="float" office:value="0.00220392" calcext:value-type="float">
            <text:p>0.00220392</text:p>
          </table:table-cell>
          <table:table-cell office:value-type="float" office:value="0.00915953" calcext:value-type="float">
            <text:p>0.00915953</text:p>
          </table:table-cell>
          <table:table-cell office:value-type="float" office:value="0.00364084" calcext:value-type="float">
            <text:p>0.00364084</text:p>
          </table:table-cell>
          <table:table-cell office:value-type="float" office:value="0.00257381" calcext:value-type="float">
            <text:p>0.00257381</text:p>
          </table:table-cell>
        </table:table-row>
        <table:table-row table:style-name="ro1">
          <table:table-cell office:value-type="float" office:value="519000" calcext:value-type="float">
            <text:p>519000</text:p>
          </table:table-cell>
          <table:table-cell/>
          <table:table-cell office:value-type="float" office:value="0.0821476" calcext:value-type="float">
            <text:p>0.0821476</text:p>
          </table:table-cell>
          <table:table-cell office:value-type="float" office:value="0.00214708" calcext:value-type="float">
            <text:p>0.00214708</text:p>
          </table:table-cell>
          <table:table-cell office:value-type="float" office:value="0.00876517" calcext:value-type="float">
            <text:p>0.00876517</text:p>
          </table:table-cell>
          <table:table-cell office:value-type="float" office:value="0.00351452" calcext:value-type="float">
            <text:p>0.00351452</text:p>
          </table:table-cell>
          <table:table-cell office:value-type="float" office:value="0.00251539" calcext:value-type="float">
            <text:p>0.00251539</text:p>
          </table:table-cell>
        </table:table-row>
        <table:table-row table:style-name="ro1">
          <table:table-cell office:value-type="float" office:value="518000" calcext:value-type="float">
            <text:p>518000</text:p>
          </table:table-cell>
          <table:table-cell/>
          <table:table-cell office:value-type="float" office:value="0.0818065" calcext:value-type="float">
            <text:p>0.0818065</text:p>
          </table:table-cell>
          <table:table-cell office:value-type="float" office:value="0.00237209" calcext:value-type="float">
            <text:p>0.00237209</text:p>
          </table:table-cell>
          <table:table-cell office:value-type="float" office:value="0.00899926" calcext:value-type="float">
            <text:p>0.00899926</text:p>
          </table:table-cell>
          <table:table-cell office:value-type="float" office:value="0.00353662" calcext:value-type="float">
            <text:p>0.00353662</text:p>
          </table:table-cell>
          <table:table-cell office:value-type="float" office:value="0.00288804" calcext:value-type="float">
            <text:p>0.00288804</text:p>
          </table:table-cell>
        </table:table-row>
        <table:table-row table:style-name="ro1">
          <table:table-cell office:value-type="float" office:value="517000" calcext:value-type="float">
            <text:p>517000</text:p>
          </table:table-cell>
          <table:table-cell/>
          <table:table-cell office:value-type="float" office:value="0.0825361" calcext:value-type="float">
            <text:p>0.0825361</text:p>
          </table:table-cell>
          <table:table-cell office:value-type="float" office:value="0.00217511" calcext:value-type="float">
            <text:p>0.00217511</text:p>
          </table:table-cell>
          <table:table-cell office:value-type="float" office:value="0.00885044" calcext:value-type="float">
            <text:p>0.00885044</text:p>
          </table:table-cell>
          <table:table-cell office:value-type="float" office:value="0.00349517" calcext:value-type="float">
            <text:p>0.00349517</text:p>
          </table:table-cell>
          <table:table-cell office:value-type="float" office:value="0.0025292" calcext:value-type="float">
            <text:p>0.0025292</text:p>
          </table:table-cell>
        </table:table-row>
        <table:table-row table:style-name="ro1">
          <table:table-cell office:value-type="float" office:value="516000" calcext:value-type="float">
            <text:p>516000</text:p>
          </table:table-cell>
          <table:table-cell/>
          <table:table-cell office:value-type="float" office:value="0.0819948" calcext:value-type="float">
            <text:p>0.0819948</text:p>
          </table:table-cell>
          <table:table-cell office:value-type="float" office:value="0.0021609" calcext:value-type="float">
            <text:p>0.0021609</text:p>
          </table:table-cell>
          <table:table-cell office:value-type="float" office:value="0.0104306" calcext:value-type="float">
            <text:p>0.0104306</text:p>
          </table:table-cell>
          <table:table-cell office:value-type="float" office:value="0.00398941" calcext:value-type="float">
            <text:p>0.00398941</text:p>
          </table:table-cell>
          <table:table-cell office:value-type="float" office:value="0.00252802" calcext:value-type="float">
            <text:p>0.00252802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  <table:table-cell/>
          <table:table-cell office:value-type="float" office:value="0.0813013" calcext:value-type="float">
            <text:p>0.0813013</text:p>
          </table:table-cell>
          <table:table-cell office:value-type="float" office:value="0.00217629" calcext:value-type="float">
            <text:p>0.00217629</text:p>
          </table:table-cell>
          <table:table-cell office:value-type="float" office:value="0.0102187" calcext:value-type="float">
            <text:p>0.0102187</text:p>
          </table:table-cell>
          <table:table-cell office:value-type="float" office:value="0.00355794" calcext:value-type="float">
            <text:p>0.00355794</text:p>
          </table:table-cell>
          <table:table-cell office:value-type="float" office:value="0.00255368" calcext:value-type="float">
            <text:p>0.00255368</text:p>
          </table:table-cell>
        </table:table-row>
        <table:table-row table:style-name="ro1">
          <table:table-cell office:value-type="float" office:value="514000" calcext:value-type="float">
            <text:p>514000</text:p>
          </table:table-cell>
          <table:table-cell/>
          <table:table-cell office:value-type="float" office:value="0.0832699" calcext:value-type="float">
            <text:p>0.0832699</text:p>
          </table:table-cell>
          <table:table-cell office:value-type="float" office:value="0.00221695" calcext:value-type="float">
            <text:p>0.00221695</text:p>
          </table:table-cell>
          <table:table-cell office:value-type="float" office:value="0.0108562" calcext:value-type="float">
            <text:p>0.0108562</text:p>
          </table:table-cell>
          <table:table-cell office:value-type="float" office:value="0.00357215" calcext:value-type="float">
            <text:p>0.00357215</text:p>
          </table:table-cell>
          <table:table-cell office:value-type="float" office:value="0.00248697" calcext:value-type="float">
            <text:p>0.00248697</text:p>
          </table:table-cell>
        </table:table-row>
        <table:table-row table:style-name="ro1">
          <table:table-cell office:value-type="float" office:value="513000" calcext:value-type="float">
            <text:p>513000</text:p>
          </table:table-cell>
          <table:table-cell/>
          <table:table-cell office:value-type="float" office:value="0.0798742" calcext:value-type="float">
            <text:p>0.0798742</text:p>
          </table:table-cell>
          <table:table-cell office:value-type="float" office:value="0.00225524" calcext:value-type="float">
            <text:p>0.00225524</text:p>
          </table:table-cell>
          <table:table-cell office:value-type="float" office:value="0.00946665" calcext:value-type="float">
            <text:p>0.00946665</text:p>
          </table:table-cell>
          <table:table-cell office:value-type="float" office:value="0.00350938" calcext:value-type="float">
            <text:p>0.00350938</text:p>
          </table:table-cell>
          <table:table-cell office:value-type="float" office:value="0.00271908" calcext:value-type="float">
            <text:p>0.00271908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/>
          <table:table-cell office:value-type="float" office:value="0.0802157" calcext:value-type="float">
            <text:p>0.0802157</text:p>
          </table:table-cell>
          <table:table-cell office:value-type="float" office:value="0.00217392" calcext:value-type="float">
            <text:p>0.00217392</text:p>
          </table:table-cell>
          <table:table-cell office:value-type="float" office:value="0.00888676" calcext:value-type="float">
            <text:p>0.00888676</text:p>
          </table:table-cell>
          <table:table-cell office:value-type="float" office:value="0.00353978" calcext:value-type="float">
            <text:p>0.00353978</text:p>
          </table:table-cell>
          <table:table-cell office:value-type="float" office:value="0.00255131" calcext:value-type="float">
            <text:p>0.00255131</text:p>
          </table:table-cell>
        </table:table-row>
        <table:table-row table:style-name="ro1">
          <table:table-cell office:value-type="float" office:value="511000" calcext:value-type="float">
            <text:p>511000</text:p>
          </table:table-cell>
          <table:table-cell/>
          <table:table-cell office:value-type="float" office:value="0.0810534" calcext:value-type="float">
            <text:p>0.0810534</text:p>
          </table:table-cell>
          <table:table-cell office:value-type="float" office:value="0.0022588" calcext:value-type="float">
            <text:p>0.0022588</text:p>
          </table:table-cell>
          <table:table-cell office:value-type="float" office:value="0.00905887" calcext:value-type="float">
            <text:p>0.00905887</text:p>
          </table:table-cell>
          <table:table-cell office:value-type="float" office:value="0.00371229" calcext:value-type="float">
            <text:p>0.00371229</text:p>
          </table:table-cell>
          <table:table-cell office:value-type="float" office:value="0.00253789" calcext:value-type="float">
            <text:p>0.00253789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/>
          <table:table-cell office:value-type="float" office:value="0.0811019" calcext:value-type="float">
            <text:p>0.0811019</text:p>
          </table:table-cell>
          <table:table-cell office:value-type="float" office:value="0.00218971" calcext:value-type="float">
            <text:p>0.00218971</text:p>
          </table:table-cell>
          <table:table-cell office:value-type="float" office:value="0.00929533" calcext:value-type="float">
            <text:p>0.00929533</text:p>
          </table:table-cell>
          <table:table-cell office:value-type="float" office:value="0.00345609" calcext:value-type="float">
            <text:p>0.00345609</text:p>
          </table:table-cell>
          <table:table-cell office:value-type="float" office:value="0.00259197" calcext:value-type="float">
            <text:p>0.00259197</text:p>
          </table:table-cell>
        </table:table-row>
        <table:table-row table:style-name="ro1">
          <table:table-cell office:value-type="float" office:value="509000" calcext:value-type="float">
            <text:p>509000</text:p>
          </table:table-cell>
          <table:table-cell/>
          <table:table-cell office:value-type="float" office:value="0.0810514" calcext:value-type="float">
            <text:p>0.0810514</text:p>
          </table:table-cell>
          <table:table-cell office:value-type="float" office:value="0.00209852" calcext:value-type="float">
            <text:p>0.00209852</text:p>
          </table:table-cell>
          <table:table-cell office:value-type="float" office:value="0.00891834" calcext:value-type="float">
            <text:p>0.00891834</text:p>
          </table:table-cell>
          <table:table-cell office:value-type="float" office:value="0.00347465" calcext:value-type="float">
            <text:p>0.00347465</text:p>
          </table:table-cell>
          <table:table-cell office:value-type="float" office:value="0.00251499" calcext:value-type="float">
            <text:p>0.00251499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/>
          <table:table-cell office:value-type="float" office:value="0.0799062" calcext:value-type="float">
            <text:p>0.0799062</text:p>
          </table:table-cell>
          <table:table-cell office:value-type="float" office:value="0.00220235" calcext:value-type="float">
            <text:p>0.00220235</text:p>
          </table:table-cell>
          <table:table-cell office:value-type="float" office:value="0.0100371" calcext:value-type="float">
            <text:p>0.0100371</text:p>
          </table:table-cell>
          <table:table-cell office:value-type="float" office:value="0.00359702" calcext:value-type="float">
            <text:p>0.00359702</text:p>
          </table:table-cell>
          <table:table-cell office:value-type="float" office:value="0.00252368" calcext:value-type="float">
            <text:p>0.00252368</text:p>
          </table:table-cell>
        </table:table-row>
        <table:table-row table:style-name="ro1">
          <table:table-cell office:value-type="float" office:value="507000" calcext:value-type="float">
            <text:p>507000</text:p>
          </table:table-cell>
          <table:table-cell/>
          <table:table-cell office:value-type="float" office:value="0.0802879" calcext:value-type="float">
            <text:p>0.0802879</text:p>
          </table:table-cell>
          <table:table-cell office:value-type="float" office:value="0.00243959" calcext:value-type="float">
            <text:p>0.00243959</text:p>
          </table:table-cell>
          <table:table-cell office:value-type="float" office:value="0.00935415" calcext:value-type="float">
            <text:p>0.00935415</text:p>
          </table:table-cell>
          <table:table-cell office:value-type="float" office:value="0.0035236" calcext:value-type="float">
            <text:p>0.0035236</text:p>
          </table:table-cell>
          <table:table-cell office:value-type="float" office:value="0.00301633" calcext:value-type="float">
            <text:p>0.00301633</text:p>
          </table:table-cell>
        </table:table-row>
        <table:table-row table:style-name="ro1">
          <table:table-cell office:value-type="float" office:value="506000" calcext:value-type="float">
            <text:p>506000</text:p>
          </table:table-cell>
          <table:table-cell/>
          <table:table-cell office:value-type="float" office:value="0.0800649" calcext:value-type="float">
            <text:p>0.0800649</text:p>
          </table:table-cell>
          <table:table-cell office:value-type="float" office:value="0.00219248" calcext:value-type="float">
            <text:p>0.00219248</text:p>
          </table:table-cell>
          <table:table-cell office:value-type="float" office:value="0.0088232" calcext:value-type="float">
            <text:p>0.0088232</text:p>
          </table:table-cell>
          <table:table-cell office:value-type="float" office:value="0.00348846" calcext:value-type="float">
            <text:p>0.00348846</text:p>
          </table:table-cell>
          <table:table-cell office:value-type="float" office:value="0.00255289" calcext:value-type="float">
            <text:p>0.00255289</text:p>
          </table:table-cell>
        </table:table-row>
        <table:table-row table:style-name="ro1">
          <table:table-cell office:value-type="float" office:value="505000" calcext:value-type="float">
            <text:p>505000</text:p>
          </table:table-cell>
          <table:table-cell/>
          <table:table-cell office:value-type="float" office:value="0.0785557" calcext:value-type="float">
            <text:p>0.0785557</text:p>
          </table:table-cell>
          <table:table-cell office:value-type="float" office:value="0.00215892" calcext:value-type="float">
            <text:p>0.00215892</text:p>
          </table:table-cell>
          <table:table-cell office:value-type="float" office:value="0.00894163" calcext:value-type="float">
            <text:p>0.00894163</text:p>
          </table:table-cell>
          <table:table-cell office:value-type="float" office:value="0.00343004" calcext:value-type="float">
            <text:p>0.00343004</text:p>
          </table:table-cell>
          <table:table-cell office:value-type="float" office:value="0.00258052" calcext:value-type="float">
            <text:p>0.00258052</text:p>
          </table:table-cell>
        </table:table-row>
        <table:table-row table:style-name="ro1">
          <table:table-cell office:value-type="float" office:value="504000" calcext:value-type="float">
            <text:p>504000</text:p>
          </table:table-cell>
          <table:table-cell/>
          <table:table-cell office:value-type="float" office:value="0.0786457" calcext:value-type="float">
            <text:p>0.0786457</text:p>
          </table:table-cell>
          <table:table-cell office:value-type="float" office:value="0.00221419" calcext:value-type="float">
            <text:p>0.00221419</text:p>
          </table:table-cell>
          <table:table-cell office:value-type="float" office:value="0.00896926" calcext:value-type="float">
            <text:p>0.00896926</text:p>
          </table:table-cell>
          <table:table-cell office:value-type="float" office:value="0.00365821" calcext:value-type="float">
            <text:p>0.00365821</text:p>
          </table:table-cell>
          <table:table-cell office:value-type="float" office:value="0.00256947" calcext:value-type="float">
            <text:p>0.00256947</text:p>
          </table:table-cell>
        </table:table-row>
        <table:table-row table:style-name="ro1">
          <table:table-cell office:value-type="float" office:value="503000" calcext:value-type="float">
            <text:p>503000</text:p>
          </table:table-cell>
          <table:table-cell/>
          <table:table-cell office:value-type="float" office:value="0.0800617" calcext:value-type="float">
            <text:p>0.0800617</text:p>
          </table:table-cell>
          <table:table-cell office:value-type="float" office:value="0.00236656" calcext:value-type="float">
            <text:p>0.00236656</text:p>
          </table:table-cell>
          <table:table-cell office:value-type="float" office:value="0.00869451" calcext:value-type="float">
            <text:p>0.00869451</text:p>
          </table:table-cell>
          <table:table-cell office:value-type="float" office:value="0.00392467" calcext:value-type="float">
            <text:p>0.00392467</text:p>
          </table:table-cell>
          <table:table-cell office:value-type="float" office:value="0.00251183" calcext:value-type="float">
            <text:p>0.00251183</text:p>
          </table:table-cell>
        </table:table-row>
        <table:table-row table:style-name="ro1">
          <table:table-cell office:value-type="float" office:value="502000" calcext:value-type="float">
            <text:p>502000</text:p>
          </table:table-cell>
          <table:table-cell/>
          <table:table-cell office:value-type="float" office:value="0.0790255" calcext:value-type="float">
            <text:p>0.0790255</text:p>
          </table:table-cell>
          <table:table-cell office:value-type="float" office:value="0.00245775" calcext:value-type="float">
            <text:p>0.00245775</text:p>
          </table:table-cell>
          <table:table-cell office:value-type="float" office:value="0.00860727" calcext:value-type="float">
            <text:p>0.00860727</text:p>
          </table:table-cell>
          <table:table-cell office:value-type="float" office:value="0.00349241" calcext:value-type="float">
            <text:p>0.00349241</text:p>
          </table:table-cell>
          <table:table-cell office:value-type="float" office:value="0.00256394" calcext:value-type="float">
            <text:p>0.00256394</text:p>
          </table:table-cell>
        </table:table-row>
        <table:table-row table:style-name="ro1">
          <table:table-cell office:value-type="float" office:value="501000" calcext:value-type="float">
            <text:p>501000</text:p>
          </table:table-cell>
          <table:table-cell/>
          <table:table-cell office:value-type="float" office:value="0.0801652" calcext:value-type="float">
            <text:p>0.0801652</text:p>
          </table:table-cell>
          <table:table-cell office:value-type="float" office:value="0.00217037" calcext:value-type="float">
            <text:p>0.00217037</text:p>
          </table:table-cell>
          <table:table-cell office:value-type="float" office:value="0.00875451" calcext:value-type="float">
            <text:p>0.00875451</text:p>
          </table:table-cell>
          <table:table-cell office:value-type="float" office:value="0.00349833" calcext:value-type="float">
            <text:p>0.00349833</text:p>
          </table:table-cell>
          <table:table-cell office:value-type="float" office:value="0.00258329" calcext:value-type="float">
            <text:p>0.00258329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/>
          <table:table-cell office:value-type="float" office:value="0.0788471" calcext:value-type="float">
            <text:p>0.0788471</text:p>
          </table:table-cell>
          <table:table-cell office:value-type="float" office:value="0.00217708" calcext:value-type="float">
            <text:p>0.00217708</text:p>
          </table:table-cell>
          <table:table-cell office:value-type="float" office:value="0.0087253" calcext:value-type="float">
            <text:p>0.0087253</text:p>
          </table:table-cell>
          <table:table-cell office:value-type="float" office:value="0.0034103" calcext:value-type="float">
            <text:p>0.0034103</text:p>
          </table:table-cell>
          <table:table-cell office:value-type="float" office:value="0.00263658" calcext:value-type="float">
            <text:p>0.00263658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/>
          <table:table-cell office:value-type="float" office:value="0.0787634" calcext:value-type="float">
            <text:p>0.0787634</text:p>
          </table:table-cell>
          <table:table-cell office:value-type="float" office:value="0.00215063" calcext:value-type="float">
            <text:p>0.00215063</text:p>
          </table:table-cell>
          <table:table-cell office:value-type="float" office:value="0.00902808" calcext:value-type="float">
            <text:p>0.00902808</text:p>
          </table:table-cell>
          <table:table-cell office:value-type="float" office:value="0.00340912" calcext:value-type="float">
            <text:p>0.00340912</text:p>
          </table:table-cell>
          <table:table-cell office:value-type="float" office:value="0.00266105" calcext:value-type="float">
            <text:p>0.00266105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/>
          <table:table-cell office:value-type="float" office:value="0.0809306" calcext:value-type="float">
            <text:p>0.0809306</text:p>
          </table:table-cell>
          <table:table-cell office:value-type="float" office:value="0.00213366" calcext:value-type="float">
            <text:p>0.00213366</text:p>
          </table:table-cell>
          <table:table-cell office:value-type="float" office:value="0.0100205" calcext:value-type="float">
            <text:p>0.0100205</text:p>
          </table:table-cell>
          <table:table-cell office:value-type="float" office:value="0.00341583" calcext:value-type="float">
            <text:p>0.00341583</text:p>
          </table:table-cell>
          <table:table-cell office:value-type="float" office:value="0.00255407" calcext:value-type="float">
            <text:p>0.00255407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/>
          <table:table-cell office:value-type="float" office:value="0.077662" calcext:value-type="float">
            <text:p>0.077662</text:p>
          </table:table-cell>
          <table:table-cell office:value-type="float" office:value="0.00214076" calcext:value-type="float">
            <text:p>0.00214076</text:p>
          </table:table-cell>
          <table:table-cell office:value-type="float" office:value="0.00872806" calcext:value-type="float">
            <text:p>0.00872806</text:p>
          </table:table-cell>
          <table:table-cell office:value-type="float" office:value="0.00342293" calcext:value-type="float">
            <text:p>0.00342293</text:p>
          </table:table-cell>
          <table:table-cell office:value-type="float" office:value="0.00255171" calcext:value-type="float">
            <text:p>0.00255171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/>
          <table:table-cell office:value-type="float" office:value="0.0787981" calcext:value-type="float">
            <text:p>0.0787981</text:p>
          </table:table-cell>
          <table:table-cell office:value-type="float" office:value="0.00212813" calcext:value-type="float">
            <text:p>0.00212813</text:p>
          </table:table-cell>
          <table:table-cell office:value-type="float" office:value="0.00882873" calcext:value-type="float">
            <text:p>0.00882873</text:p>
          </table:table-cell>
          <table:table-cell office:value-type="float" office:value="0.0035757" calcext:value-type="float">
            <text:p>0.0035757</text:p>
          </table:table-cell>
          <table:table-cell office:value-type="float" office:value="0.00254855" calcext:value-type="float">
            <text:p>0.00254855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/>
          <table:table-cell office:value-type="float" office:value="0.0784172" calcext:value-type="float">
            <text:p>0.0784172</text:p>
          </table:table-cell>
          <table:table-cell office:value-type="float" office:value="0.00216682" calcext:value-type="float">
            <text:p>0.00216682</text:p>
          </table:table-cell>
          <table:table-cell office:value-type="float" office:value="0.00848292" calcext:value-type="float">
            <text:p>0.00848292</text:p>
          </table:table-cell>
          <table:table-cell office:value-type="float" office:value="0.00343359" calcext:value-type="float">
            <text:p>0.00343359</text:p>
          </table:table-cell>
          <table:table-cell office:value-type="float" office:value="0.00251341" calcext:value-type="float">
            <text:p>0.00251341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/>
          <table:table-cell office:value-type="float" office:value="0.0783189" calcext:value-type="float">
            <text:p>0.0783189</text:p>
          </table:table-cell>
          <table:table-cell office:value-type="float" office:value="0.00234683" calcext:value-type="float">
            <text:p>0.00234683</text:p>
          </table:table-cell>
          <table:table-cell office:value-type="float" office:value="0.00933401" calcext:value-type="float">
            <text:p>0.00933401</text:p>
          </table:table-cell>
          <table:table-cell office:value-type="float" office:value="0.00340004" calcext:value-type="float">
            <text:p>0.00340004</text:p>
          </table:table-cell>
          <table:table-cell office:value-type="float" office:value="0.00294686" calcext:value-type="float">
            <text:p>0.00294686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/>
          <table:table-cell office:value-type="float" office:value="0.0778231" calcext:value-type="float">
            <text:p>0.0778231</text:p>
          </table:table-cell>
          <table:table-cell office:value-type="float" office:value="0.00211589" calcext:value-type="float">
            <text:p>0.00211589</text:p>
          </table:table-cell>
          <table:table-cell office:value-type="float" office:value="0.0104989" calcext:value-type="float">
            <text:p>0.0104989</text:p>
          </table:table-cell>
          <table:table-cell office:value-type="float" office:value="0.00339412" calcext:value-type="float">
            <text:p>0.00339412</text:p>
          </table:table-cell>
          <table:table-cell office:value-type="float" office:value="0.00281027" calcext:value-type="float">
            <text:p>0.00281027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/>
          <table:table-cell office:value-type="float" office:value="0.0784562" calcext:value-type="float">
            <text:p>0.0784562</text:p>
          </table:table-cell>
          <table:table-cell office:value-type="float" office:value="0.0021834" calcext:value-type="float">
            <text:p>0.0021834</text:p>
          </table:table-cell>
          <table:table-cell office:value-type="float" office:value="0.0105554" calcext:value-type="float">
            <text:p>0.0105554</text:p>
          </table:table-cell>
          <table:table-cell office:value-type="float" office:value="0.00339333" calcext:value-type="float">
            <text:p>0.00339333</text:p>
          </table:table-cell>
          <table:table-cell office:value-type="float" office:value="0.00255565" calcext:value-type="float">
            <text:p>0.00255565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/>
          <table:table-cell office:value-type="float" office:value="0.0774923" calcext:value-type="float">
            <text:p>0.0774923</text:p>
          </table:table-cell>
          <table:table-cell office:value-type="float" office:value="0.00219642" calcext:value-type="float">
            <text:p>0.00219642</text:p>
          </table:table-cell>
          <table:table-cell office:value-type="float" office:value="0.00900716" calcext:value-type="float">
            <text:p>0.00900716</text:p>
          </table:table-cell>
          <table:table-cell office:value-type="float" office:value="0.00339648" calcext:value-type="float">
            <text:p>0.00339648</text:p>
          </table:table-cell>
          <table:table-cell office:value-type="float" office:value="0.0025896" calcext:value-type="float">
            <text:p>0.0025896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/>
          <table:table-cell office:value-type="float" office:value="0.0779044" calcext:value-type="float">
            <text:p>0.0779044</text:p>
          </table:table-cell>
          <table:table-cell office:value-type="float" office:value="0.00213089" calcext:value-type="float">
            <text:p>0.00213089</text:p>
          </table:table-cell>
          <table:table-cell office:value-type="float" office:value="0.00855161" calcext:value-type="float">
            <text:p>0.00855161</text:p>
          </table:table-cell>
          <table:table-cell office:value-type="float" office:value="0.00336885" calcext:value-type="float">
            <text:p>0.00336885</text:p>
          </table:table-cell>
          <table:table-cell office:value-type="float" office:value="0.00255328" calcext:value-type="float">
            <text:p>0.00255328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/>
          <table:table-cell office:value-type="float" office:value="0.0770399" calcext:value-type="float">
            <text:p>0.0770399</text:p>
          </table:table-cell>
          <table:table-cell office:value-type="float" office:value="0.00217748" calcext:value-type="float">
            <text:p>0.00217748</text:p>
          </table:table-cell>
          <table:table-cell office:value-type="float" office:value="0.00854095" calcext:value-type="float">
            <text:p>0.00854095</text:p>
          </table:table-cell>
          <table:table-cell office:value-type="float" office:value="0.00341267" calcext:value-type="float">
            <text:p>0.00341267</text:p>
          </table:table-cell>
          <table:table-cell office:value-type="float" office:value="0.00258171" calcext:value-type="float">
            <text:p>0.00258171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/>
          <table:table-cell office:value-type="float" office:value="0.0777777" calcext:value-type="float">
            <text:p>0.0777777</text:p>
          </table:table-cell>
          <table:table-cell office:value-type="float" office:value="0.0026125" calcext:value-type="float">
            <text:p>0.0026125</text:p>
          </table:table-cell>
          <table:table-cell office:value-type="float" office:value="0.00850582" calcext:value-type="float">
            <text:p>0.00850582</text:p>
          </table:table-cell>
          <table:table-cell office:value-type="float" office:value="0.00386111" calcext:value-type="float">
            <text:p>0.00386111</text:p>
          </table:table-cell>
          <table:table-cell office:value-type="float" office:value="0.00287935" calcext:value-type="float">
            <text:p>0.00287935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/>
          <table:table-cell office:value-type="float" office:value="0.0787807" calcext:value-type="float">
            <text:p>0.0787807</text:p>
          </table:table-cell>
          <table:table-cell office:value-type="float" office:value="0.0021759" calcext:value-type="float">
            <text:p>0.0021759</text:p>
          </table:table-cell>
          <table:table-cell office:value-type="float" office:value="0.00856463" calcext:value-type="float">
            <text:p>0.00856463</text:p>
          </table:table-cell>
          <table:table-cell office:value-type="float" office:value="0.0044868" calcext:value-type="float">
            <text:p>0.0044868</text:p>
          </table:table-cell>
          <table:table-cell office:value-type="float" office:value="0.00256" calcext:value-type="float">
            <text:p>0.00256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/>
          <table:table-cell office:value-type="float" office:value="0.0762369" calcext:value-type="float">
            <text:p>0.0762369</text:p>
          </table:table-cell>
          <table:table-cell office:value-type="float" office:value="0.00217906" calcext:value-type="float">
            <text:p>0.00217906</text:p>
          </table:table-cell>
          <table:table-cell office:value-type="float" office:value="0.00830844" calcext:value-type="float">
            <text:p>0.00830844</text:p>
          </table:table-cell>
          <table:table-cell office:value-type="float" office:value="0.0033728" calcext:value-type="float">
            <text:p>0.0033728</text:p>
          </table:table-cell>
          <table:table-cell office:value-type="float" office:value="0.00249368" calcext:value-type="float">
            <text:p>0.00249368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/>
          <table:table-cell office:value-type="float" office:value="0.0775673" calcext:value-type="float">
            <text:p>0.0775673</text:p>
          </table:table-cell>
          <table:table-cell office:value-type="float" office:value="0.00214392" calcext:value-type="float">
            <text:p>0.00214392</text:p>
          </table:table-cell>
          <table:table-cell office:value-type="float" office:value="0.00841147" calcext:value-type="float">
            <text:p>0.00841147</text:p>
          </table:table-cell>
          <table:table-cell office:value-type="float" office:value="0.00334161" calcext:value-type="float">
            <text:p>0.00334161</text:p>
          </table:table-cell>
          <table:table-cell office:value-type="float" office:value="0.00253355" calcext:value-type="float">
            <text:p>0.00253355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/>
          <table:table-cell office:value-type="float" office:value="0.0763372" calcext:value-type="float">
            <text:p>0.0763372</text:p>
          </table:table-cell>
          <table:table-cell office:value-type="float" office:value="0.00213089" calcext:value-type="float">
            <text:p>0.00213089</text:p>
          </table:table-cell>
          <table:table-cell office:value-type="float" office:value="0.00868938" calcext:value-type="float">
            <text:p>0.00868938</text:p>
          </table:table-cell>
          <table:table-cell office:value-type="float" office:value="0.00338148" calcext:value-type="float">
            <text:p>0.00338148</text:p>
          </table:table-cell>
          <table:table-cell office:value-type="float" office:value="0.00256" calcext:value-type="float">
            <text:p>0.00256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/>
          <table:table-cell office:value-type="float" office:value="0.0769968" calcext:value-type="float">
            <text:p>0.0769968</text:p>
          </table:table-cell>
          <table:table-cell office:value-type="float" office:value="0.00214629" calcext:value-type="float">
            <text:p>0.00214629</text:p>
          </table:table-cell>
          <table:table-cell office:value-type="float" office:value="0.00842371" calcext:value-type="float">
            <text:p>0.00842371</text:p>
          </table:table-cell>
          <table:table-cell office:value-type="float" office:value="0.00359426" calcext:value-type="float">
            <text:p>0.00359426</text:p>
          </table:table-cell>
          <table:table-cell office:value-type="float" office:value="0.00251144" calcext:value-type="float">
            <text:p>0.00251144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/>
          <table:table-cell office:value-type="float" office:value="0.0772858" calcext:value-type="float">
            <text:p>0.0772858</text:p>
          </table:table-cell>
          <table:table-cell office:value-type="float" office:value="0.0021605" calcext:value-type="float">
            <text:p>0.0021605</text:p>
          </table:table-cell>
          <table:table-cell office:value-type="float" office:value="0.0088607" calcext:value-type="float">
            <text:p>0.0088607</text:p>
          </table:table-cell>
          <table:table-cell office:value-type="float" office:value="0.00349399" calcext:value-type="float">
            <text:p>0.00349399</text:p>
          </table:table-cell>
          <table:table-cell office:value-type="float" office:value="0.00257421" calcext:value-type="float">
            <text:p>0.00257421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/>
          <table:table-cell office:value-type="float" office:value="0.0759345" calcext:value-type="float">
            <text:p>0.0759345</text:p>
          </table:table-cell>
          <table:table-cell office:value-type="float" office:value="0.00239301" calcext:value-type="float">
            <text:p>0.00239301</text:p>
          </table:table-cell>
          <table:table-cell office:value-type="float" office:value="0.00833252" calcext:value-type="float">
            <text:p>0.00833252</text:p>
          </table:table-cell>
          <table:table-cell office:value-type="float" office:value="0.00399375" calcext:value-type="float">
            <text:p>0.00399375</text:p>
          </table:table-cell>
          <table:table-cell office:value-type="float" office:value="0.00259158" calcext:value-type="float">
            <text:p>0.00259158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/>
          <table:table-cell office:value-type="float" office:value="0.0759626" calcext:value-type="float">
            <text:p>0.0759626</text:p>
          </table:table-cell>
          <table:table-cell office:value-type="float" office:value="0.00214984" calcext:value-type="float">
            <text:p>0.00214984</text:p>
          </table:table-cell>
          <table:table-cell office:value-type="float" office:value="0.00855674" calcext:value-type="float">
            <text:p>0.00855674</text:p>
          </table:table-cell>
          <table:table-cell office:value-type="float" office:value="0.0062865" calcext:value-type="float">
            <text:p>0.0062865</text:p>
          </table:table-cell>
          <table:table-cell office:value-type="float" office:value="0.00250118" calcext:value-type="float">
            <text:p>0.00250118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/>
          <table:table-cell office:value-type="float" office:value="0.0762488" calcext:value-type="float">
            <text:p>0.0762488</text:p>
          </table:table-cell>
          <table:table-cell office:value-type="float" office:value="0.00217274" calcext:value-type="float">
            <text:p>0.00217274</text:p>
          </table:table-cell>
          <table:table-cell office:value-type="float" office:value="0.00866806" calcext:value-type="float">
            <text:p>0.00866806</text:p>
          </table:table-cell>
          <table:table-cell office:value-type="float" office:value="0.00500433" calcext:value-type="float">
            <text:p>0.00500433</text:p>
          </table:table-cell>
          <table:table-cell office:value-type="float" office:value="0.00259158" calcext:value-type="float">
            <text:p>0.00259158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/>
          <table:table-cell office:value-type="float" office:value="0.0754604" calcext:value-type="float">
            <text:p>0.0754604</text:p>
          </table:table-cell>
          <table:table-cell office:value-type="float" office:value="0.00212103" calcext:value-type="float">
            <text:p>0.00212103</text:p>
          </table:table-cell>
          <table:table-cell office:value-type="float" office:value="0.00825238" calcext:value-type="float">
            <text:p>0.00825238</text:p>
          </table:table-cell>
          <table:table-cell office:value-type="float" office:value="0.0047726" calcext:value-type="float">
            <text:p>0.0047726</text:p>
          </table:table-cell>
          <table:table-cell office:value-type="float" office:value="0.0026425" calcext:value-type="float">
            <text:p>0.0026425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/>
          <table:table-cell office:value-type="float" office:value="0.0753862" calcext:value-type="float">
            <text:p>0.0753862</text:p>
          </table:table-cell>
          <table:table-cell office:value-type="float" office:value="0.00215024" calcext:value-type="float">
            <text:p>0.00215024</text:p>
          </table:table-cell>
          <table:table-cell office:value-type="float" office:value="0.00881412" calcext:value-type="float">
            <text:p>0.00881412</text:p>
          </table:table-cell>
          <table:table-cell office:value-type="float" office:value="0.00523921" calcext:value-type="float">
            <text:p>0.00523921</text:p>
          </table:table-cell>
          <table:table-cell office:value-type="float" office:value="0.00264921" calcext:value-type="float">
            <text:p>0.00264921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/>
          <table:table-cell office:value-type="float" office:value="0.0725586" calcext:value-type="float">
            <text:p>0.0725586</text:p>
          </table:table-cell>
          <table:table-cell office:value-type="float" office:value="0.00217077" calcext:value-type="float">
            <text:p>0.00217077</text:p>
          </table:table-cell>
          <table:table-cell office:value-type="float" office:value="0.00825554" calcext:value-type="float">
            <text:p>0.00825554</text:p>
          </table:table-cell>
          <table:table-cell office:value-type="float" office:value="0.00535329" calcext:value-type="float">
            <text:p>0.00535329</text:p>
          </table:table-cell>
          <table:table-cell office:value-type="float" office:value="0.00252526" calcext:value-type="float">
            <text:p>0.00252526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/>
          <table:table-cell office:value-type="float" office:value="0.0754143" calcext:value-type="float">
            <text:p>0.0754143</text:p>
          </table:table-cell>
          <table:table-cell office:value-type="float" office:value="0.00213011" calcext:value-type="float">
            <text:p>0.00213011</text:p>
          </table:table-cell>
          <table:table-cell office:value-type="float" office:value="0.00830765" calcext:value-type="float">
            <text:p>0.00830765</text:p>
          </table:table-cell>
          <table:table-cell office:value-type="float" office:value="0.00554949" calcext:value-type="float">
            <text:p>0.00554949</text:p>
          </table:table-cell>
          <table:table-cell office:value-type="float" office:value="0.00254815" calcext:value-type="float">
            <text:p>0.00254815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/>
          <table:table-cell office:value-type="float" office:value="0.0748588" calcext:value-type="float">
            <text:p>0.0748588</text:p>
          </table:table-cell>
          <table:table-cell office:value-type="float" office:value="0.00222958" calcext:value-type="float">
            <text:p>0.00222958</text:p>
          </table:table-cell>
          <table:table-cell office:value-type="float" office:value="0.0083566" calcext:value-type="float">
            <text:p>0.0083566</text:p>
          </table:table-cell>
          <table:table-cell office:value-type="float" office:value="0.00516855" calcext:value-type="float">
            <text:p>0.00516855</text:p>
          </table:table-cell>
          <table:table-cell office:value-type="float" office:value="0.00259434" calcext:value-type="float">
            <text:p>0.00259434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/>
          <table:table-cell office:value-type="float" office:value="0.0747523" calcext:value-type="float">
            <text:p>0.0747523</text:p>
          </table:table-cell>
          <table:table-cell office:value-type="float" office:value="0.00230775" calcext:value-type="float">
            <text:p>0.00230775</text:p>
          </table:table-cell>
          <table:table-cell office:value-type="float" office:value="0.00822278" calcext:value-type="float">
            <text:p>0.00822278</text:p>
          </table:table-cell>
          <table:table-cell office:value-type="float" office:value="0.00436324" calcext:value-type="float">
            <text:p>0.00436324</text:p>
          </table:table-cell>
          <table:table-cell office:value-type="float" office:value="0.00254736" calcext:value-type="float">
            <text:p>0.00254736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/>
          <table:table-cell office:value-type="float" office:value="0.0739762" calcext:value-type="float">
            <text:p>0.0739762</text:p>
          </table:table-cell>
          <table:table-cell office:value-type="float" office:value="0.00218024" calcext:value-type="float">
            <text:p>0.00218024</text:p>
          </table:table-cell>
          <table:table-cell office:value-type="float" office:value="0.00819277" calcext:value-type="float">
            <text:p>0.00819277</text:p>
          </table:table-cell>
          <table:table-cell office:value-type="float" office:value="0.00379953" calcext:value-type="float">
            <text:p>0.00379953</text:p>
          </table:table-cell>
          <table:table-cell office:value-type="float" office:value="0.00256828" calcext:value-type="float">
            <text:p>0.00256828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/>
          <table:table-cell office:value-type="float" office:value="0.0746433" calcext:value-type="float">
            <text:p>0.0746433</text:p>
          </table:table-cell>
          <table:table-cell office:value-type="float" office:value="0.0025446" calcext:value-type="float">
            <text:p>0.0025446</text:p>
          </table:table-cell>
          <table:table-cell office:value-type="float" office:value="0.00853582" calcext:value-type="float">
            <text:p>0.00853582</text:p>
          </table:table-cell>
          <table:table-cell office:value-type="float" office:value="0.0037719" calcext:value-type="float">
            <text:p>0.0037719</text:p>
          </table:table-cell>
          <table:table-cell office:value-type="float" office:value="0.0024996" calcext:value-type="float">
            <text:p>0.002499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/>
          <table:table-cell office:value-type="float" office:value="0.0736742" calcext:value-type="float">
            <text:p>0.0736742</text:p>
          </table:table-cell>
          <table:table-cell office:value-type="float" office:value="0.00242499" calcext:value-type="float">
            <text:p>0.00242499</text:p>
          </table:table-cell>
          <table:table-cell office:value-type="float" office:value="0.00824409" calcext:value-type="float">
            <text:p>0.00824409</text:p>
          </table:table-cell>
          <table:table-cell office:value-type="float" office:value="0.00439245" calcext:value-type="float">
            <text:p>0.00439245</text:p>
          </table:table-cell>
          <table:table-cell office:value-type="float" office:value="0.00251776" calcext:value-type="float">
            <text:p>0.00251776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/>
          <table:table-cell office:value-type="float" office:value="0.0791159" calcext:value-type="float">
            <text:p>0.0791159</text:p>
          </table:table-cell>
          <table:table-cell office:value-type="float" office:value="0.00231169" calcext:value-type="float">
            <text:p>0.00231169</text:p>
          </table:table-cell>
          <table:table-cell office:value-type="float" office:value="0.00839015" calcext:value-type="float">
            <text:p>0.00839015</text:p>
          </table:table-cell>
          <table:table-cell office:value-type="float" office:value="0.00483537" calcext:value-type="float">
            <text:p>0.00483537</text:p>
          </table:table-cell>
          <table:table-cell office:value-type="float" office:value="0.00252091" calcext:value-type="float">
            <text:p>0.00252091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/>
          <table:table-cell office:value-type="float" office:value="0.0732486" calcext:value-type="float">
            <text:p>0.0732486</text:p>
          </table:table-cell>
          <table:table-cell office:value-type="float" office:value="0.00235827" calcext:value-type="float">
            <text:p>0.00235827</text:p>
          </table:table-cell>
          <table:table-cell office:value-type="float" office:value="0.009576" calcext:value-type="float">
            <text:p>0.009576</text:p>
          </table:table-cell>
          <table:table-cell office:value-type="float" office:value="0.00382519" calcext:value-type="float">
            <text:p>0.00382519</text:p>
          </table:table-cell>
          <table:table-cell office:value-type="float" office:value="0.00261013" calcext:value-type="float">
            <text:p>0.00261013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/>
          <table:table-cell office:value-type="float" office:value="0.0739975" calcext:value-type="float">
            <text:p>0.0739975</text:p>
          </table:table-cell>
          <table:table-cell office:value-type="float" office:value="0.00226788" calcext:value-type="float">
            <text:p>0.00226788</text:p>
          </table:table-cell>
          <table:table-cell office:value-type="float" office:value="0.00974732" calcext:value-type="float">
            <text:p>0.00974732</text:p>
          </table:table-cell>
          <table:table-cell office:value-type="float" office:value="0.00336609" calcext:value-type="float">
            <text:p>0.00336609</text:p>
          </table:table-cell>
          <table:table-cell office:value-type="float" office:value="0.00259158" calcext:value-type="float">
            <text:p>0.00259158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/>
          <table:table-cell office:value-type="float" office:value="0.0733055" calcext:value-type="float">
            <text:p>0.0733055</text:p>
          </table:table-cell>
          <table:table-cell office:value-type="float" office:value="0.00316358" calcext:value-type="float">
            <text:p>0.00316358</text:p>
          </table:table-cell>
          <table:table-cell office:value-type="float" office:value="0.00889465" calcext:value-type="float">
            <text:p>0.00889465</text:p>
          </table:table-cell>
          <table:table-cell office:value-type="float" office:value="0.00330056" calcext:value-type="float">
            <text:p>0.00330056</text:p>
          </table:table-cell>
          <table:table-cell office:value-type="float" office:value="0.00252841" calcext:value-type="float">
            <text:p>0.00252841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/>
          <table:table-cell office:value-type="float" office:value="0.0739521" calcext:value-type="float">
            <text:p>0.0739521</text:p>
          </table:table-cell>
          <table:table-cell office:value-type="float" office:value="0.0029512" calcext:value-type="float">
            <text:p>0.0029512</text:p>
          </table:table-cell>
          <table:table-cell office:value-type="float" office:value="0.00828199" calcext:value-type="float">
            <text:p>0.00828199</text:p>
          </table:table-cell>
          <table:table-cell office:value-type="float" office:value="0.00415836" calcext:value-type="float">
            <text:p>0.00415836</text:p>
          </table:table-cell>
          <table:table-cell office:value-type="float" office:value="0.00255486" calcext:value-type="float">
            <text:p>0.00255486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/>
          <table:table-cell office:value-type="float" office:value="0.0729498" calcext:value-type="float">
            <text:p>0.0729498</text:p>
          </table:table-cell>
          <table:table-cell office:value-type="float" office:value="0.00246446" calcext:value-type="float">
            <text:p>0.00246446</text:p>
          </table:table-cell>
          <table:table-cell office:value-type="float" office:value="0.00827686" calcext:value-type="float">
            <text:p>0.00827686</text:p>
          </table:table-cell>
          <table:table-cell office:value-type="float" office:value="0.00564581" calcext:value-type="float">
            <text:p>0.00564581</text:p>
          </table:table-cell>
          <table:table-cell office:value-type="float" office:value="0.00254578" calcext:value-type="float">
            <text:p>0.00254578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/>
          <table:table-cell office:value-type="float" office:value="0.0731973" calcext:value-type="float">
            <text:p>0.0731973</text:p>
          </table:table-cell>
          <table:table-cell office:value-type="float" office:value="0.00225287" calcext:value-type="float">
            <text:p>0.00225287</text:p>
          </table:table-cell>
          <table:table-cell office:value-type="float" office:value="0.00818527" calcext:value-type="float">
            <text:p>0.00818527</text:p>
          </table:table-cell>
          <table:table-cell office:value-type="float" office:value="0.00459733" calcext:value-type="float">
            <text:p>0.00459733</text:p>
          </table:table-cell>
          <table:table-cell office:value-type="float" office:value="0.00258684" calcext:value-type="float">
            <text:p>0.00258684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/>
          <table:table-cell office:value-type="float" office:value="0.071338" calcext:value-type="float">
            <text:p>0.071338</text:p>
          </table:table-cell>
          <table:table-cell office:value-type="float" office:value="0.00225248" calcext:value-type="float">
            <text:p>0.00225248</text:p>
          </table:table-cell>
          <table:table-cell office:value-type="float" office:value="0.00812251" calcext:value-type="float">
            <text:p>0.00812251</text:p>
          </table:table-cell>
          <table:table-cell office:value-type="float" office:value="0.00438061" calcext:value-type="float">
            <text:p>0.00438061</text:p>
          </table:table-cell>
          <table:table-cell office:value-type="float" office:value="0.00253078" calcext:value-type="float">
            <text:p>0.00253078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/>
          <table:table-cell office:value-type="float" office:value="0.0726135" calcext:value-type="float">
            <text:p>0.0726135</text:p>
          </table:table-cell>
          <table:table-cell office:value-type="float" office:value="0.00252131" calcext:value-type="float">
            <text:p>0.00252131</text:p>
          </table:table-cell>
          <table:table-cell office:value-type="float" office:value="0.00815448" calcext:value-type="float">
            <text:p>0.00815448</text:p>
          </table:table-cell>
          <table:table-cell office:value-type="float" office:value="0.00446075" calcext:value-type="float">
            <text:p>0.00446075</text:p>
          </table:table-cell>
          <table:table-cell office:value-type="float" office:value="0.00271632" calcext:value-type="float">
            <text:p>0.00271632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/>
          <table:table-cell office:value-type="float" office:value="0.0733149" calcext:value-type="float">
            <text:p>0.0733149</text:p>
          </table:table-cell>
          <table:table-cell office:value-type="float" office:value="0.00290738" calcext:value-type="float">
            <text:p>0.00290738</text:p>
          </table:table-cell>
          <table:table-cell office:value-type="float" office:value="0.00834594" calcext:value-type="float">
            <text:p>0.00834594</text:p>
          </table:table-cell>
          <table:table-cell office:value-type="float" office:value="0.00504104" calcext:value-type="float">
            <text:p>0.00504104</text:p>
          </table:table-cell>
          <table:table-cell office:value-type="float" office:value="0.00252131" calcext:value-type="float">
            <text:p>0.00252131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/>
          <table:table-cell office:value-type="float" office:value="0.0718492" calcext:value-type="float">
            <text:p>0.0718492</text:p>
          </table:table-cell>
          <table:table-cell office:value-type="float" office:value="0.00261052" calcext:value-type="float">
            <text:p>0.00261052</text:p>
          </table:table-cell>
          <table:table-cell office:value-type="float" office:value="0.00833173" calcext:value-type="float">
            <text:p>0.00833173</text:p>
          </table:table-cell>
          <table:table-cell office:value-type="float" office:value="0.00526408" calcext:value-type="float">
            <text:p>0.00526408</text:p>
          </table:table-cell>
          <table:table-cell office:value-type="float" office:value="0.00249447" calcext:value-type="float">
            <text:p>0.00249447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/>
          <table:table-cell office:value-type="float" office:value="0.0723134" calcext:value-type="float">
            <text:p>0.0723134</text:p>
          </table:table-cell>
          <table:table-cell office:value-type="float" office:value="0.00233577" calcext:value-type="float">
            <text:p>0.00233577</text:p>
          </table:table-cell>
          <table:table-cell office:value-type="float" office:value="0.0087857" calcext:value-type="float">
            <text:p>0.0087857</text:p>
          </table:table-cell>
          <table:table-cell office:value-type="float" office:value="0.00545988" calcext:value-type="float">
            <text:p>0.00545988</text:p>
          </table:table-cell>
          <table:table-cell office:value-type="float" office:value="0.00253947" calcext:value-type="float">
            <text:p>0.00253947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/>
          <table:table-cell office:value-type="float" office:value="0.0724279" calcext:value-type="float">
            <text:p>0.0724279</text:p>
          </table:table-cell>
          <table:table-cell office:value-type="float" office:value="0.00221695" calcext:value-type="float">
            <text:p>0.00221695</text:p>
          </table:table-cell>
          <table:table-cell office:value-type="float" office:value="0.00882833" calcext:value-type="float">
            <text:p>0.00882833</text:p>
          </table:table-cell>
          <table:table-cell office:value-type="float" office:value="0.00501893" calcext:value-type="float">
            <text:p>0.00501893</text:p>
          </table:table-cell>
          <table:table-cell office:value-type="float" office:value="0.00259552" calcext:value-type="float">
            <text:p>0.00259552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/>
          <table:table-cell office:value-type="float" office:value="0.0715587" calcext:value-type="float">
            <text:p>0.0715587</text:p>
          </table:table-cell>
          <table:table-cell office:value-type="float" office:value="0.00222366" calcext:value-type="float">
            <text:p>0.00222366</text:p>
          </table:table-cell>
          <table:table-cell office:value-type="float" office:value="0.00872846" calcext:value-type="float">
            <text:p>0.00872846</text:p>
          </table:table-cell>
          <table:table-cell office:value-type="float" office:value="0.00485037" calcext:value-type="float">
            <text:p>0.00485037</text:p>
          </table:table-cell>
          <table:table-cell office:value-type="float" office:value="0.00258565" calcext:value-type="float">
            <text:p>0.00258565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/>
          <table:table-cell office:value-type="float" office:value="0.0724358" calcext:value-type="float">
            <text:p>0.0724358</text:p>
          </table:table-cell>
          <table:table-cell office:value-type="float" office:value="0.00219366" calcext:value-type="float">
            <text:p>0.00219366</text:p>
          </table:table-cell>
          <table:table-cell office:value-type="float" office:value="0.00819001" calcext:value-type="float">
            <text:p>0.00819001</text:p>
          </table:table-cell>
          <table:table-cell office:value-type="float" office:value="0.0046001" calcext:value-type="float">
            <text:p>0.0046001</text:p>
          </table:table-cell>
          <table:table-cell office:value-type="float" office:value="0.00247394" calcext:value-type="float">
            <text:p>0.00247394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/>
          <table:table-cell office:value-type="float" office:value="0.0724627" calcext:value-type="float">
            <text:p>0.0724627</text:p>
          </table:table-cell>
          <table:table-cell office:value-type="float" office:value="0.00217708" calcext:value-type="float">
            <text:p>0.00217708</text:p>
          </table:table-cell>
          <table:table-cell office:value-type="float" office:value="0.00811303" calcext:value-type="float">
            <text:p>0.00811303</text:p>
          </table:table-cell>
          <table:table-cell office:value-type="float" office:value="0.00482432" calcext:value-type="float">
            <text:p>0.00482432</text:p>
          </table:table-cell>
          <table:table-cell office:value-type="float" office:value="0.00252368" calcext:value-type="float">
            <text:p>0.00252368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/>
          <table:table-cell office:value-type="float" office:value="0.0710025" calcext:value-type="float">
            <text:p>0.0710025</text:p>
          </table:table-cell>
          <table:table-cell office:value-type="float" office:value="0.00250473" calcext:value-type="float">
            <text:p>0.00250473</text:p>
          </table:table-cell>
          <table:table-cell office:value-type="float" office:value="0.00852871" calcext:value-type="float">
            <text:p>0.00852871</text:p>
          </table:table-cell>
          <table:table-cell office:value-type="float" office:value="0.00700377" calcext:value-type="float">
            <text:p>0.00700377</text:p>
          </table:table-cell>
          <table:table-cell office:value-type="float" office:value="0.00260184" calcext:value-type="float">
            <text:p>0.00260184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/>
          <table:table-cell office:value-type="float" office:value="0.0711998" calcext:value-type="float">
            <text:p>0.0711998</text:p>
          </table:table-cell>
          <table:table-cell office:value-type="float" office:value="0.00222287" calcext:value-type="float">
            <text:p>0.00222287</text:p>
          </table:table-cell>
          <table:table-cell office:value-type="float" office:value="0.00812251" calcext:value-type="float">
            <text:p>0.00812251</text:p>
          </table:table-cell>
          <table:table-cell office:value-type="float" office:value="0.00744984" calcext:value-type="float">
            <text:p>0.00744984</text:p>
          </table:table-cell>
          <table:table-cell office:value-type="float" office:value="0.00260302" calcext:value-type="float">
            <text:p>0.00260302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/>
          <table:table-cell office:value-type="float" office:value="0.0707396" calcext:value-type="float">
            <text:p>0.0707396</text:p>
          </table:table-cell>
          <table:table-cell office:value-type="float" office:value="0.00219129" calcext:value-type="float">
            <text:p>0.00219129</text:p>
          </table:table-cell>
          <table:table-cell office:value-type="float" office:value="0.00793539" calcext:value-type="float">
            <text:p>0.00793539</text:p>
          </table:table-cell>
          <table:table-cell office:value-type="float" office:value="0.00731326" calcext:value-type="float">
            <text:p>0.00731326</text:p>
          </table:table-cell>
          <table:table-cell office:value-type="float" office:value="0.00255249" calcext:value-type="float">
            <text:p>0.00255249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/>
          <table:table-cell office:value-type="float" office:value="0.0698762" calcext:value-type="float">
            <text:p>0.0698762</text:p>
          </table:table-cell>
          <table:table-cell office:value-type="float" office:value="0.00217787" calcext:value-type="float">
            <text:p>0.00217787</text:p>
          </table:table-cell>
          <table:table-cell office:value-type="float" office:value="0.00823107" calcext:value-type="float">
            <text:p>0.00823107</text:p>
          </table:table-cell>
          <table:table-cell office:value-type="float" office:value="0.00462812" calcext:value-type="float">
            <text:p>0.00462812</text:p>
          </table:table-cell>
          <table:table-cell office:value-type="float" office:value="0.00257657" calcext:value-type="float">
            <text:p>0.00257657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/>
          <table:table-cell office:value-type="float" office:value="0.0704766" calcext:value-type="float">
            <text:p>0.0704766</text:p>
          </table:table-cell>
          <table:table-cell office:value-type="float" office:value="0.00217511" calcext:value-type="float">
            <text:p>0.00217511</text:p>
          </table:table-cell>
          <table:table-cell office:value-type="float" office:value="0.00812251" calcext:value-type="float">
            <text:p>0.00812251</text:p>
          </table:table-cell>
          <table:table-cell office:value-type="float" office:value="0.00594977" calcext:value-type="float">
            <text:p>0.00594977</text:p>
          </table:table-cell>
          <table:table-cell office:value-type="float" office:value="0.00257105" calcext:value-type="float">
            <text:p>0.00257105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/>
          <table:table-cell office:value-type="float" office:value="0.0710013" calcext:value-type="float">
            <text:p>0.0710013</text:p>
          </table:table-cell>
          <table:table-cell office:value-type="float" office:value="0.00216603" calcext:value-type="float">
            <text:p>0.00216603</text:p>
          </table:table-cell>
          <table:table-cell office:value-type="float" office:value="0.00790144" calcext:value-type="float">
            <text:p>0.00790144</text:p>
          </table:table-cell>
          <table:table-cell office:value-type="float" office:value="0.0064594" calcext:value-type="float">
            <text:p>0.0064594</text:p>
          </table:table-cell>
          <table:table-cell office:value-type="float" office:value="0.00251223" calcext:value-type="float">
            <text:p>0.00251223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/>
          <table:table-cell office:value-type="float" office:value="0.0694057" calcext:value-type="float">
            <text:p>0.0694057</text:p>
          </table:table-cell>
          <table:table-cell office:value-type="float" office:value="0.00216129" calcext:value-type="float">
            <text:p>0.00216129</text:p>
          </table:table-cell>
          <table:table-cell office:value-type="float" office:value="0.00838384" calcext:value-type="float">
            <text:p>0.00838384</text:p>
          </table:table-cell>
          <table:table-cell office:value-type="float" office:value="0.00578594" calcext:value-type="float">
            <text:p>0.00578594</text:p>
          </table:table-cell>
          <table:table-cell office:value-type="float" office:value="0.00253315" calcext:value-type="float">
            <text:p>0.00253315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/>
          <table:table-cell office:value-type="float" office:value="0.0690196" calcext:value-type="float">
            <text:p>0.0690196</text:p>
          </table:table-cell>
          <table:table-cell office:value-type="float" office:value="0.00242301" calcext:value-type="float">
            <text:p>0.00242301</text:p>
          </table:table-cell>
          <table:table-cell office:value-type="float" office:value="0.00803329" calcext:value-type="float">
            <text:p>0.00803329</text:p>
          </table:table-cell>
          <table:table-cell office:value-type="float" office:value="0.00662599" calcext:value-type="float">
            <text:p>0.00662599</text:p>
          </table:table-cell>
          <table:table-cell office:value-type="float" office:value="0.00246367" calcext:value-type="float">
            <text:p>0.00246367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/>
          <table:table-cell office:value-type="float" office:value="0.0707194" calcext:value-type="float">
            <text:p>0.0707194</text:p>
          </table:table-cell>
          <table:table-cell office:value-type="float" office:value="0.00234604" calcext:value-type="float">
            <text:p>0.00234604</text:p>
          </table:table-cell>
          <table:table-cell office:value-type="float" office:value="0.00783473" calcext:value-type="float">
            <text:p>0.00783473</text:p>
          </table:table-cell>
          <table:table-cell office:value-type="float" office:value="0.00621189" calcext:value-type="float">
            <text:p>0.00621189</text:p>
          </table:table-cell>
          <table:table-cell office:value-type="float" office:value="0.0028987" calcext:value-type="float">
            <text:p>0.0028987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/>
          <table:table-cell office:value-type="float" office:value="0.0697337" calcext:value-type="float">
            <text:p>0.0697337</text:p>
          </table:table-cell>
          <table:table-cell office:value-type="float" office:value="0.00213642" calcext:value-type="float">
            <text:p>0.00213642</text:p>
          </table:table-cell>
          <table:table-cell office:value-type="float" office:value="0.00836844" calcext:value-type="float">
            <text:p>0.00836844</text:p>
          </table:table-cell>
          <table:table-cell office:value-type="float" office:value="0.00416942" calcext:value-type="float">
            <text:p>0.00416942</text:p>
          </table:table-cell>
          <table:table-cell office:value-type="float" office:value="0.00262671" calcext:value-type="float">
            <text:p>0.00262671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/>
          <table:table-cell office:value-type="float" office:value="0.0699611" calcext:value-type="float">
            <text:p>0.0699611</text:p>
          </table:table-cell>
          <table:table-cell office:value-type="float" office:value="0.00216998" calcext:value-type="float">
            <text:p>0.00216998</text:p>
          </table:table-cell>
          <table:table-cell office:value-type="float" office:value="0.00987325" calcext:value-type="float">
            <text:p>0.00987325</text:p>
          </table:table-cell>
          <table:table-cell office:value-type="float" office:value="0.00407073" calcext:value-type="float">
            <text:p>0.00407073</text:p>
          </table:table-cell>
          <table:table-cell office:value-type="float" office:value="0.00254815" calcext:value-type="float">
            <text:p>0.00254815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/>
          <table:table-cell office:value-type="float" office:value="0.0710565" calcext:value-type="float">
            <text:p>0.0710565</text:p>
          </table:table-cell>
          <table:table-cell office:value-type="float" office:value="0.00216524" calcext:value-type="float">
            <text:p>0.00216524</text:p>
          </table:table-cell>
          <table:table-cell office:value-type="float" office:value="0.00906045" calcext:value-type="float">
            <text:p>0.00906045</text:p>
          </table:table-cell>
          <table:table-cell office:value-type="float" office:value="0.00517091" calcext:value-type="float">
            <text:p>0.00517091</text:p>
          </table:table-cell>
          <table:table-cell office:value-type="float" office:value="0.00252999" calcext:value-type="float">
            <text:p>0.00252999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/>
          <table:table-cell office:value-type="float" office:value="0.0690235" calcext:value-type="float">
            <text:p>0.0690235</text:p>
          </table:table-cell>
          <table:table-cell office:value-type="float" office:value="0.00237643" calcext:value-type="float">
            <text:p>0.00237643</text:p>
          </table:table-cell>
          <table:table-cell office:value-type="float" office:value="0.00895189" calcext:value-type="float">
            <text:p>0.00895189</text:p>
          </table:table-cell>
          <table:table-cell office:value-type="float" office:value="0.00592174" calcext:value-type="float">
            <text:p>0.00592174</text:p>
          </table:table-cell>
          <table:table-cell office:value-type="float" office:value="0.00251026" calcext:value-type="float">
            <text:p>0.00251026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/>
          <table:table-cell office:value-type="float" office:value="0.0694337" calcext:value-type="float">
            <text:p>0.0694337</text:p>
          </table:table-cell>
          <table:table-cell office:value-type="float" office:value="0.00222208" calcext:value-type="float">
            <text:p>0.00222208</text:p>
          </table:table-cell>
          <table:table-cell office:value-type="float" office:value="0.00917098" calcext:value-type="float">
            <text:p>0.00917098</text:p>
          </table:table-cell>
          <table:table-cell office:value-type="float" office:value="0.0071672" calcext:value-type="float">
            <text:p>0.0071672</text:p>
          </table:table-cell>
          <table:table-cell office:value-type="float" office:value="0.00307673" calcext:value-type="float">
            <text:p>0.00307673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/>
          <table:table-cell office:value-type="float" office:value="0.0711335" calcext:value-type="float">
            <text:p>0.0711335</text:p>
          </table:table-cell>
          <table:table-cell office:value-type="float" office:value="0.00213603" calcext:value-type="float">
            <text:p>0.00213603</text:p>
          </table:table-cell>
          <table:table-cell office:value-type="float" office:value="0.00846358" calcext:value-type="float">
            <text:p>0.00846358</text:p>
          </table:table-cell>
          <table:table-cell office:value-type="float" office:value="0.00535171" calcext:value-type="float">
            <text:p>0.00535171</text:p>
          </table:table-cell>
          <table:table-cell office:value-type="float" office:value="0.00259592" calcext:value-type="float">
            <text:p>0.00259592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/>
          <table:table-cell office:value-type="float" office:value="0.0692782" calcext:value-type="float">
            <text:p>0.0692782</text:p>
          </table:table-cell>
          <table:table-cell office:value-type="float" office:value="0.0021605" calcext:value-type="float">
            <text:p>0.0021605</text:p>
          </table:table-cell>
          <table:table-cell office:value-type="float" office:value="0.00819435" calcext:value-type="float">
            <text:p>0.00819435</text:p>
          </table:table-cell>
          <table:table-cell office:value-type="float" office:value="0.00769064" calcext:value-type="float">
            <text:p>0.00769064</text:p>
          </table:table-cell>
          <table:table-cell office:value-type="float" office:value="0.00255921" calcext:value-type="float">
            <text:p>0.00255921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/>
          <table:table-cell office:value-type="float" office:value="0.0684898" calcext:value-type="float">
            <text:p>0.0684898</text:p>
          </table:table-cell>
          <table:table-cell office:value-type="float" office:value="0.00217432" calcext:value-type="float">
            <text:p>0.00217432</text:p>
          </table:table-cell>
          <table:table-cell office:value-type="float" office:value="0.00885123" calcext:value-type="float">
            <text:p>0.00885123</text:p>
          </table:table-cell>
          <table:table-cell office:value-type="float" office:value="0.00556409" calcext:value-type="float">
            <text:p>0.00556409</text:p>
          </table:table-cell>
          <table:table-cell office:value-type="float" office:value="0.00254657" calcext:value-type="float">
            <text:p>0.00254657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/>
          <table:table-cell office:value-type="float" office:value="0.0683998" calcext:value-type="float">
            <text:p>0.0683998</text:p>
          </table:table-cell>
          <table:table-cell office:value-type="float" office:value="0.00215853" calcext:value-type="float">
            <text:p>0.00215853</text:p>
          </table:table-cell>
          <table:table-cell office:value-type="float" office:value="0.00821883" calcext:value-type="float">
            <text:p>0.00821883</text:p>
          </table:table-cell>
          <table:table-cell office:value-type="float" office:value="0.00423929" calcext:value-type="float">
            <text:p>0.00423929</text:p>
          </table:table-cell>
          <table:table-cell office:value-type="float" office:value="0.00252684" calcext:value-type="float">
            <text:p>0.00252684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/>
          <table:table-cell office:value-type="float" office:value="0.0687622" calcext:value-type="float">
            <text:p>0.0687622</text:p>
          </table:table-cell>
          <table:table-cell office:value-type="float" office:value="0.00211353" calcext:value-type="float">
            <text:p>0.00211353</text:p>
          </table:table-cell>
          <table:table-cell office:value-type="float" office:value="0.00807672" calcext:value-type="float">
            <text:p>0.00807672</text:p>
          </table:table-cell>
          <table:table-cell office:value-type="float" office:value="0.0043439" calcext:value-type="float">
            <text:p>0.0043439</text:p>
          </table:table-cell>
          <table:table-cell office:value-type="float" office:value="0.00274908" calcext:value-type="float">
            <text:p>0.00274908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/>
          <table:table-cell office:value-type="float" office:value="0.0686347" calcext:value-type="float">
            <text:p>0.0686347</text:p>
          </table:table-cell>
          <table:table-cell office:value-type="float" office:value="0.00212537" calcext:value-type="float">
            <text:p>0.00212537</text:p>
          </table:table-cell>
          <table:table-cell office:value-type="float" office:value="0.00782289" calcext:value-type="float">
            <text:p>0.00782289</text:p>
          </table:table-cell>
          <table:table-cell office:value-type="float" office:value="0.00454996" calcext:value-type="float">
            <text:p>0.00454996</text:p>
          </table:table-cell>
          <table:table-cell office:value-type="float" office:value="0.00255921" calcext:value-type="float">
            <text:p>0.00255921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/>
          <table:table-cell office:value-type="float" office:value="0.0700961" calcext:value-type="float">
            <text:p>0.0700961</text:p>
          </table:table-cell>
          <table:table-cell office:value-type="float" office:value="0.00211787" calcext:value-type="float">
            <text:p>0.00211787</text:p>
          </table:table-cell>
          <table:table-cell office:value-type="float" office:value="0.00774117" calcext:value-type="float">
            <text:p>0.00774117</text:p>
          </table:table-cell>
          <table:table-cell office:value-type="float" office:value="0.00469484" calcext:value-type="float">
            <text:p>0.00469484</text:p>
          </table:table-cell>
          <table:table-cell office:value-type="float" office:value="0.00257381" calcext:value-type="float">
            <text:p>0.00257381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/>
          <table:table-cell office:value-type="float" office:value="0.0673127" calcext:value-type="float">
            <text:p>0.0673127</text:p>
          </table:table-cell>
          <table:table-cell office:value-type="float" office:value="0.00268197" calcext:value-type="float">
            <text:p>0.00268197</text:p>
          </table:table-cell>
          <table:table-cell office:value-type="float" office:value="0.00800487" calcext:value-type="float">
            <text:p>0.00800487</text:p>
          </table:table-cell>
          <table:table-cell office:value-type="float" office:value="0.00444061" calcext:value-type="float">
            <text:p>0.00444061</text:p>
          </table:table-cell>
          <table:table-cell office:value-type="float" office:value="0.00252368" calcext:value-type="float">
            <text:p>0.00252368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/>
          <table:table-cell office:value-type="float" office:value="0.0662026" calcext:value-type="float">
            <text:p>0.0662026</text:p>
          </table:table-cell>
          <table:table-cell office:value-type="float" office:value="0.00260302" calcext:value-type="float">
            <text:p>0.00260302</text:p>
          </table:table-cell>
          <table:table-cell office:value-type="float" office:value="0.00769064" calcext:value-type="float">
            <text:p>0.00769064</text:p>
          </table:table-cell>
          <table:table-cell office:value-type="float" office:value="0.00439759" calcext:value-type="float">
            <text:p>0.00439759</text:p>
          </table:table-cell>
          <table:table-cell office:value-type="float" office:value="0.0025146" calcext:value-type="float">
            <text:p>0.0025146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/>
          <table:table-cell office:value-type="float" office:value="0.0685546" calcext:value-type="float">
            <text:p>0.0685546</text:p>
          </table:table-cell>
          <table:table-cell office:value-type="float" office:value="0.00233814" calcext:value-type="float">
            <text:p>0.00233814</text:p>
          </table:table-cell>
          <table:table-cell office:value-type="float" office:value="0.0078367" calcext:value-type="float">
            <text:p>0.0078367</text:p>
          </table:table-cell>
          <table:table-cell office:value-type="float" office:value="0.00414099" calcext:value-type="float">
            <text:p>0.00414099</text:p>
          </table:table-cell>
          <table:table-cell office:value-type="float" office:value="0.00275066" calcext:value-type="float">
            <text:p>0.00275066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/>
          <table:table-cell office:value-type="float" office:value="0.0677607" calcext:value-type="float">
            <text:p>0.0677607</text:p>
          </table:table-cell>
          <table:table-cell office:value-type="float" office:value="0.00225287" calcext:value-type="float">
            <text:p>0.00225287</text:p>
          </table:table-cell>
          <table:table-cell office:value-type="float" office:value="0.00761643" calcext:value-type="float">
            <text:p>0.00761643</text:p>
          </table:table-cell>
          <table:table-cell office:value-type="float" office:value="0.00403678" calcext:value-type="float">
            <text:p>0.00403678</text:p>
          </table:table-cell>
          <table:table-cell office:value-type="float" office:value="0.0030337" calcext:value-type="float">
            <text:p>0.0030337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/>
          <table:table-cell office:value-type="float" office:value="0.0672495" calcext:value-type="float">
            <text:p>0.0672495</text:p>
          </table:table-cell>
          <table:table-cell office:value-type="float" office:value="0.00216169" calcext:value-type="float">
            <text:p>0.00216169</text:p>
          </table:table-cell>
          <table:table-cell office:value-type="float" office:value="0.00800763" calcext:value-type="float">
            <text:p>0.00800763</text:p>
          </table:table-cell>
          <table:table-cell office:value-type="float" office:value="0.00432574" calcext:value-type="float">
            <text:p>0.00432574</text:p>
          </table:table-cell>
          <table:table-cell office:value-type="float" office:value="0.00250118" calcext:value-type="float">
            <text:p>0.00250118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/>
          <table:table-cell office:value-type="float" office:value="0.067737" calcext:value-type="float">
            <text:p>0.067737</text:p>
          </table:table-cell>
          <table:table-cell office:value-type="float" office:value="0.00217313" calcext:value-type="float">
            <text:p>0.00217313</text:p>
          </table:table-cell>
          <table:table-cell office:value-type="float" office:value="0.00783591" calcext:value-type="float">
            <text:p>0.00783591</text:p>
          </table:table-cell>
          <table:table-cell office:value-type="float" office:value="0.00474852" calcext:value-type="float">
            <text:p>0.00474852</text:p>
          </table:table-cell>
          <table:table-cell office:value-type="float" office:value="0.00249486" calcext:value-type="float">
            <text:p>0.00249486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/>
          <table:table-cell office:value-type="float" office:value="0.0661055" calcext:value-type="float">
            <text:p>0.0661055</text:p>
          </table:table-cell>
          <table:table-cell office:value-type="float" office:value="0.00220274" calcext:value-type="float">
            <text:p>0.00220274</text:p>
          </table:table-cell>
          <table:table-cell office:value-type="float" office:value="0.00775973" calcext:value-type="float">
            <text:p>0.00775973</text:p>
          </table:table-cell>
          <table:table-cell office:value-type="float" office:value="0.0048109" calcext:value-type="float">
            <text:p>0.0048109</text:p>
          </table:table-cell>
          <table:table-cell office:value-type="float" office:value="0.00261723" calcext:value-type="float">
            <text:p>0.00261723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/>
          <table:table-cell office:value-type="float" office:value="0.066908" calcext:value-type="float">
            <text:p>0.066908</text:p>
          </table:table-cell>
          <table:table-cell office:value-type="float" office:value="0.00214353" calcext:value-type="float">
            <text:p>0.00214353</text:p>
          </table:table-cell>
          <table:table-cell office:value-type="float" office:value="0.00768235" calcext:value-type="float">
            <text:p>0.00768235</text:p>
          </table:table-cell>
          <table:table-cell office:value-type="float" office:value="0.00483734" calcext:value-type="float">
            <text:p>0.00483734</text:p>
          </table:table-cell>
          <table:table-cell office:value-type="float" office:value="0.00251618" calcext:value-type="float">
            <text:p>0.00251618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/>
          <table:table-cell office:value-type="float" office:value="0.0673431" calcext:value-type="float">
            <text:p>0.0673431</text:p>
          </table:table-cell>
          <table:table-cell office:value-type="float" office:value="0.00213603" calcext:value-type="float">
            <text:p>0.00213603</text:p>
          </table:table-cell>
          <table:table-cell office:value-type="float" office:value="0.00756432" calcext:value-type="float">
            <text:p>0.00756432</text:p>
          </table:table-cell>
          <table:table-cell office:value-type="float" office:value="0.00448325" calcext:value-type="float">
            <text:p>0.00448325</text:p>
          </table:table-cell>
          <table:table-cell office:value-type="float" office:value="0.00257815" calcext:value-type="float">
            <text:p>0.00257815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/>
          <table:table-cell office:value-type="float" office:value="0.0664786" calcext:value-type="float">
            <text:p>0.0664786</text:p>
          </table:table-cell>
          <table:table-cell office:value-type="float" office:value="0.00217866" calcext:value-type="float">
            <text:p>0.00217866</text:p>
          </table:table-cell>
          <table:table-cell office:value-type="float" office:value="0.0075584" calcext:value-type="float">
            <text:p>0.0075584</text:p>
          </table:table-cell>
          <table:table-cell office:value-type="float" office:value="0.00437587" calcext:value-type="float">
            <text:p>0.00437587</text:p>
          </table:table-cell>
          <table:table-cell office:value-type="float" office:value="0.00247354" calcext:value-type="float">
            <text:p>0.00247354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/>
          <table:table-cell office:value-type="float" office:value="0.0663771" calcext:value-type="float">
            <text:p>0.0663771</text:p>
          </table:table-cell>
          <table:table-cell office:value-type="float" office:value="0.002213" calcext:value-type="float">
            <text:p>0.002213</text:p>
          </table:table-cell>
          <table:table-cell office:value-type="float" office:value="0.00828949" calcext:value-type="float">
            <text:p>0.00828949</text:p>
          </table:table-cell>
          <table:table-cell office:value-type="float" office:value="0.00436877" calcext:value-type="float">
            <text:p>0.00436877</text:p>
          </table:table-cell>
          <table:table-cell office:value-type="float" office:value="0.00254302" calcext:value-type="float">
            <text:p>0.00254302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/>
          <table:table-cell office:value-type="float" office:value="0.066704" calcext:value-type="float">
            <text:p>0.066704</text:p>
          </table:table-cell>
          <table:table-cell office:value-type="float" office:value="0.00219445" calcext:value-type="float">
            <text:p>0.00219445</text:p>
          </table:table-cell>
          <table:table-cell office:value-type="float" office:value="0.00795276" calcext:value-type="float">
            <text:p>0.00795276</text:p>
          </table:table-cell>
          <table:table-cell office:value-type="float" office:value="0.00367163" calcext:value-type="float">
            <text:p>0.00367163</text:p>
          </table:table-cell>
          <table:table-cell office:value-type="float" office:value="0.00298317" calcext:value-type="float">
            <text:p>0.00298317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/>
          <table:table-cell office:value-type="float" office:value="0.0659981" calcext:value-type="float">
            <text:p>0.0659981</text:p>
          </table:table-cell>
          <table:table-cell office:value-type="float" office:value="0.00213089" calcext:value-type="float">
            <text:p>0.00213089</text:p>
          </table:table-cell>
          <table:table-cell office:value-type="float" office:value="0.00772262" calcext:value-type="float">
            <text:p>0.00772262</text:p>
          </table:table-cell>
          <table:table-cell office:value-type="float" office:value="0.00342925" calcext:value-type="float">
            <text:p>0.00342925</text:p>
          </table:table-cell>
          <table:table-cell office:value-type="float" office:value="0.00253986" calcext:value-type="float">
            <text:p>0.00253986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/>
          <table:table-cell office:value-type="float" office:value="0.0646931" calcext:value-type="float">
            <text:p>0.0646931</text:p>
          </table:table-cell>
          <table:table-cell office:value-type="float" office:value="0.00265513" calcext:value-type="float">
            <text:p>0.00265513</text:p>
          </table:table-cell>
          <table:table-cell office:value-type="float" office:value="0.00756551" calcext:value-type="float">
            <text:p>0.00756551</text:p>
          </table:table-cell>
          <table:table-cell office:value-type="float" office:value="0.00326661" calcext:value-type="float">
            <text:p>0.00326661</text:p>
          </table:table-cell>
          <table:table-cell office:value-type="float" office:value="0.00252802" calcext:value-type="float">
            <text:p>0.00252802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/>
          <table:table-cell office:value-type="float" office:value="0.0650341" calcext:value-type="float">
            <text:p>0.0650341</text:p>
          </table:table-cell>
          <table:table-cell office:value-type="float" office:value="0.00221774" calcext:value-type="float">
            <text:p>0.00221774</text:p>
          </table:table-cell>
          <table:table-cell office:value-type="float" office:value="0.00883031" calcext:value-type="float">
            <text:p>0.00883031</text:p>
          </table:table-cell>
          <table:table-cell office:value-type="float" office:value="0.00331477" calcext:value-type="float">
            <text:p>0.00331477</text:p>
          </table:table-cell>
          <table:table-cell office:value-type="float" office:value="0.00252644" calcext:value-type="float">
            <text:p>0.00252644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/>
          <table:table-cell office:value-type="float" office:value="0.0657597" calcext:value-type="float">
            <text:p>0.0657597</text:p>
          </table:table-cell>
          <table:table-cell office:value-type="float" office:value="0.00217984" calcext:value-type="float">
            <text:p>0.00217984</text:p>
          </table:table-cell>
          <table:table-cell office:value-type="float" office:value="0.00904624" calcext:value-type="float">
            <text:p>0.00904624</text:p>
          </table:table-cell>
          <table:table-cell office:value-type="float" office:value="0.00303133" calcext:value-type="float">
            <text:p>0.00303133</text:p>
          </table:table-cell>
          <table:table-cell office:value-type="float" office:value="0.00251973" calcext:value-type="float">
            <text:p>0.00251973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/>
          <table:table-cell office:value-type="float" office:value="0.0657786" calcext:value-type="float">
            <text:p>0.0657786</text:p>
          </table:table-cell>
          <table:table-cell office:value-type="float" office:value="0.0021759" calcext:value-type="float">
            <text:p>0.0021759</text:p>
          </table:table-cell>
          <table:table-cell office:value-type="float" office:value="0.00894163" calcext:value-type="float">
            <text:p>0.00894163</text:p>
          </table:table-cell>
          <table:table-cell office:value-type="float" office:value="0.00321411" calcext:value-type="float">
            <text:p>0.00321411</text:p>
          </table:table-cell>
          <table:table-cell office:value-type="float" office:value="0.00298317" calcext:value-type="float">
            <text:p>0.00298317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/>
          <table:table-cell office:value-type="float" office:value="0.0649927" calcext:value-type="float">
            <text:p>0.0649927</text:p>
          </table:table-cell>
          <table:table-cell office:value-type="float" office:value="0.0021455" calcext:value-type="float">
            <text:p>0.0021455</text:p>
          </table:table-cell>
          <table:table-cell office:value-type="float" office:value="0.00823264" calcext:value-type="float">
            <text:p>0.00823264</text:p>
          </table:table-cell>
          <table:table-cell office:value-type="float" office:value="0.00323345" calcext:value-type="float">
            <text:p>0.00323345</text:p>
          </table:table-cell>
          <table:table-cell office:value-type="float" office:value="0.00288922" calcext:value-type="float">
            <text:p>0.00288922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/>
          <table:table-cell office:value-type="float" office:value="0.0646765" calcext:value-type="float">
            <text:p>0.0646765</text:p>
          </table:table-cell>
          <table:table-cell office:value-type="float" office:value="0.00222485" calcext:value-type="float">
            <text:p>0.00222485</text:p>
          </table:table-cell>
          <table:table-cell office:value-type="float" office:value="0.0084395" calcext:value-type="float">
            <text:p>0.0084395</text:p>
          </table:table-cell>
          <table:table-cell office:value-type="float" office:value="0.00313239" calcext:value-type="float">
            <text:p>0.00313239</text:p>
          </table:table-cell>
          <table:table-cell office:value-type="float" office:value="0.00287541" calcext:value-type="float">
            <text:p>0.00287541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/>
          <table:table-cell office:value-type="float" office:value="0.0646773" calcext:value-type="float">
            <text:p>0.0646773</text:p>
          </table:table-cell>
          <table:table-cell office:value-type="float" office:value="0.00270013" calcext:value-type="float">
            <text:p>0.00270013</text:p>
          </table:table-cell>
          <table:table-cell office:value-type="float" office:value="0.00776683" calcext:value-type="float">
            <text:p>0.00776683</text:p>
          </table:table-cell>
          <table:table-cell office:value-type="float" office:value="0.00314108" calcext:value-type="float">
            <text:p>0.00314108</text:p>
          </table:table-cell>
          <table:table-cell office:value-type="float" office:value="0.00257263" calcext:value-type="float">
            <text:p>0.00257263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/>
          <table:table-cell office:value-type="float" office:value="0.0651009" calcext:value-type="float">
            <text:p>0.0651009</text:p>
          </table:table-cell>
          <table:table-cell office:value-type="float" office:value="0.00217116" calcext:value-type="float">
            <text:p>0.00217116</text:p>
          </table:table-cell>
          <table:table-cell office:value-type="float" office:value="0.00935533" calcext:value-type="float">
            <text:p>0.00935533</text:p>
          </table:table-cell>
          <table:table-cell office:value-type="float" office:value="0.00308502" calcext:value-type="float">
            <text:p>0.00308502</text:p>
          </table:table-cell>
          <table:table-cell office:value-type="float" office:value="0.002605" calcext:value-type="float">
            <text:p>0.002605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/>
          <table:table-cell office:value-type="float" office:value="0.0650649" calcext:value-type="float">
            <text:p>0.0650649</text:p>
          </table:table-cell>
          <table:table-cell office:value-type="float" office:value="0.00216682" calcext:value-type="float">
            <text:p>0.00216682</text:p>
          </table:table-cell>
          <table:table-cell office:value-type="float" office:value="0.00768985" calcext:value-type="float">
            <text:p>0.00768985</text:p>
          </table:table-cell>
          <table:table-cell office:value-type="float" office:value="0.00306449" calcext:value-type="float">
            <text:p>0.00306449</text:p>
          </table:table-cell>
          <table:table-cell office:value-type="float" office:value="0.00247473" calcext:value-type="float">
            <text:p>0.0024747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/>
          <table:table-cell office:value-type="float" office:value="0.0639742" calcext:value-type="float">
            <text:p>0.0639742</text:p>
          </table:table-cell>
          <table:table-cell office:value-type="float" office:value="0.00211787" calcext:value-type="float">
            <text:p>0.00211787</text:p>
          </table:table-cell>
          <table:table-cell office:value-type="float" office:value="0.00763064" calcext:value-type="float">
            <text:p>0.00763064</text:p>
          </table:table-cell>
          <table:table-cell office:value-type="float" office:value="0.00301752" calcext:value-type="float">
            <text:p>0.00301752</text:p>
          </table:table-cell>
          <table:table-cell office:value-type="float" office:value="0.00288527" calcext:value-type="float">
            <text:p>0.00288527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/>
          <table:table-cell office:value-type="float" office:value="0.0641751" calcext:value-type="float">
            <text:p>0.0641751</text:p>
          </table:table-cell>
          <table:table-cell office:value-type="float" office:value="0.00219445" calcext:value-type="float">
            <text:p>0.00219445</text:p>
          </table:table-cell>
          <table:table-cell office:value-type="float" office:value="0.00787657" calcext:value-type="float">
            <text:p>0.00787657</text:p>
          </table:table-cell>
          <table:table-cell office:value-type="float" office:value="0.00301436" calcext:value-type="float">
            <text:p>0.00301436</text:p>
          </table:table-cell>
          <table:table-cell office:value-type="float" office:value="0.00284106" calcext:value-type="float">
            <text:p>0.00284106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/>
          <table:table-cell office:value-type="float" office:value="0.0653492" calcext:value-type="float">
            <text:p>0.0653492</text:p>
          </table:table-cell>
          <table:table-cell office:value-type="float" office:value="0.00213524" calcext:value-type="float">
            <text:p>0.00213524</text:p>
          </table:table-cell>
          <table:table-cell office:value-type="float" office:value="0.00761485" calcext:value-type="float">
            <text:p>0.00761485</text:p>
          </table:table-cell>
          <table:table-cell office:value-type="float" office:value="0.00302897" calcext:value-type="float">
            <text:p>0.00302897</text:p>
          </table:table-cell>
          <table:table-cell office:value-type="float" office:value="0.00285488" calcext:value-type="float">
            <text:p>0.00285488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/>
          <table:table-cell office:value-type="float" office:value="0.0628807" calcext:value-type="float">
            <text:p>0.0628807</text:p>
          </table:table-cell>
          <table:table-cell office:value-type="float" office:value="0.00210405" calcext:value-type="float">
            <text:p>0.00210405</text:p>
          </table:table-cell>
          <table:table-cell office:value-type="float" office:value="0.00736221" calcext:value-type="float">
            <text:p>0.00736221</text:p>
          </table:table-cell>
          <table:table-cell office:value-type="float" office:value="0.00328674" calcext:value-type="float">
            <text:p>0.00328674</text:p>
          </table:table-cell>
          <table:table-cell office:value-type="float" office:value="0.00251934" calcext:value-type="float">
            <text:p>0.00251934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/>
          <table:table-cell office:value-type="float" office:value="0.063452" calcext:value-type="float">
            <text:p>0.063452</text:p>
          </table:table-cell>
          <table:table-cell office:value-type="float" office:value="0.00211076" calcext:value-type="float">
            <text:p>0.00211076</text:p>
          </table:table-cell>
          <table:table-cell office:value-type="float" office:value="0.00752366" calcext:value-type="float">
            <text:p>0.00752366</text:p>
          </table:table-cell>
          <table:table-cell office:value-type="float" office:value="0.00300449" calcext:value-type="float">
            <text:p>0.00300449</text:p>
          </table:table-cell>
          <table:table-cell office:value-type="float" office:value="0.00255526" calcext:value-type="float">
            <text:p>0.00255526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/>
          <table:table-cell office:value-type="float" office:value="0.0641507" calcext:value-type="float">
            <text:p>0.0641507</text:p>
          </table:table-cell>
          <table:table-cell office:value-type="float" office:value="0.00211432" calcext:value-type="float">
            <text:p>0.00211432</text:p>
          </table:table-cell>
          <table:table-cell office:value-type="float" office:value="0.00750669" calcext:value-type="float">
            <text:p>0.00750669</text:p>
          </table:table-cell>
          <table:table-cell office:value-type="float" office:value="0.0030712" calcext:value-type="float">
            <text:p>0.0030712</text:p>
          </table:table-cell>
          <table:table-cell office:value-type="float" office:value="0.00255605" calcext:value-type="float">
            <text:p>0.00255605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/>
          <table:table-cell office:value-type="float" office:value="0.0631851" calcext:value-type="float">
            <text:p>0.0631851</text:p>
          </table:table-cell>
          <table:table-cell office:value-type="float" office:value="0.00244433" calcext:value-type="float">
            <text:p>0.00244433</text:p>
          </table:table-cell>
          <table:table-cell office:value-type="float" office:value="0.00734563" calcext:value-type="float">
            <text:p>0.00734563</text:p>
          </table:table-cell>
          <table:table-cell office:value-type="float" office:value="0.00300646" calcext:value-type="float">
            <text:p>0.00300646</text:p>
          </table:table-cell>
          <table:table-cell office:value-type="float" office:value="0.0025671" calcext:value-type="float">
            <text:p>0.0025671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/>
          <table:table-cell office:value-type="float" office:value="0.063478" calcext:value-type="float">
            <text:p>0.063478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0.00729431" calcext:value-type="float">
            <text:p>0.00729431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26196" calcext:value-type="float">
            <text:p>0.0026196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/>
          <table:table-cell office:value-type="float" office:value="0.0632131" calcext:value-type="float">
            <text:p>0.0632131</text:p>
          </table:table-cell>
          <table:table-cell office:value-type="float" office:value="0.00215458" calcext:value-type="float">
            <text:p>0.00215458</text:p>
          </table:table-cell>
          <table:table-cell office:value-type="float" office:value="0.00763104" calcext:value-type="float">
            <text:p>0.00763104</text:p>
          </table:table-cell>
          <table:table-cell office:value-type="float" office:value="0.00305462" calcext:value-type="float">
            <text:p>0.00305462</text:p>
          </table:table-cell>
          <table:table-cell office:value-type="float" office:value="0.00256434" calcext:value-type="float">
            <text:p>0.00256434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/>
          <table:table-cell office:value-type="float" office:value="0.0637164" calcext:value-type="float">
            <text:p>0.0637164</text:p>
          </table:table-cell>
          <table:table-cell office:value-type="float" office:value="0.00217313" calcext:value-type="float">
            <text:p>0.00217313</text:p>
          </table:table-cell>
          <table:table-cell office:value-type="float" office:value="0.00732944" calcext:value-type="float">
            <text:p>0.00732944</text:p>
          </table:table-cell>
          <table:table-cell office:value-type="float" office:value="0.00338661" calcext:value-type="float">
            <text:p>0.00338661</text:p>
          </table:table-cell>
          <table:table-cell office:value-type="float" office:value="0.00254223" calcext:value-type="float">
            <text:p>0.0025422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/>
          <table:table-cell office:value-type="float" office:value="0.0632017" calcext:value-type="float">
            <text:p>0.0632017</text:p>
          </table:table-cell>
          <table:table-cell office:value-type="float" office:value="0.00219248" calcext:value-type="float">
            <text:p>0.00219248</text:p>
          </table:table-cell>
          <table:table-cell office:value-type="float" office:value="0.00742734" calcext:value-type="float">
            <text:p>0.00742734</text:p>
          </table:table-cell>
          <table:table-cell office:value-type="float" office:value="0.00303054" calcext:value-type="float">
            <text:p>0.00303054</text:p>
          </table:table-cell>
          <table:table-cell office:value-type="float" office:value="0.00252328" calcext:value-type="float">
            <text:p>0.00252328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/>
          <table:table-cell office:value-type="float" office:value="0.0629719" calcext:value-type="float">
            <text:p>0.0629719</text:p>
          </table:table-cell>
          <table:table-cell office:value-type="float" office:value="0.00235472" calcext:value-type="float">
            <text:p>0.00235472</text:p>
          </table:table-cell>
          <table:table-cell office:value-type="float" office:value="0.00718772" calcext:value-type="float">
            <text:p>0.00718772</text:p>
          </table:table-cell>
          <table:table-cell office:value-type="float" office:value="0.0029891" calcext:value-type="float">
            <text:p>0.0029891</text:p>
          </table:table-cell>
          <table:table-cell office:value-type="float" office:value="0.00251026" calcext:value-type="float">
            <text:p>0.00251026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/>
          <table:table-cell office:value-type="float" office:value="0.0633359" calcext:value-type="float">
            <text:p>0.0633359</text:p>
          </table:table-cell>
          <table:table-cell office:value-type="float" office:value="0.00213326" calcext:value-type="float">
            <text:p>0.00213326</text:p>
          </table:table-cell>
          <table:table-cell office:value-type="float" office:value="0.0076338" calcext:value-type="float">
            <text:p>0.0076338</text:p>
          </table:table-cell>
          <table:table-cell office:value-type="float" office:value="0.00306291" calcext:value-type="float">
            <text:p>0.00306291</text:p>
          </table:table-cell>
          <table:table-cell office:value-type="float" office:value="0.00255289" calcext:value-type="float">
            <text:p>0.00255289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/>
          <table:table-cell office:value-type="float" office:value="0.0626467" calcext:value-type="float">
            <text:p>0.0626467</text:p>
          </table:table-cell>
          <table:table-cell office:value-type="float" office:value="0.00224143" calcext:value-type="float">
            <text:p>0.00224143</text:p>
          </table:table-cell>
          <table:table-cell office:value-type="float" office:value="0.00743445" calcext:value-type="float">
            <text:p>0.00743445</text:p>
          </table:table-cell>
          <table:table-cell office:value-type="float" office:value="0.00364439" calcext:value-type="float">
            <text:p>0.00364439</text:p>
          </table:table-cell>
          <table:table-cell office:value-type="float" office:value="0.00258447" calcext:value-type="float">
            <text:p>0.00258447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/>
          <table:table-cell office:value-type="float" office:value="0.0618086" calcext:value-type="float">
            <text:p>0.0618086</text:p>
          </table:table-cell>
          <table:table-cell office:value-type="float" office:value="0.00214076" calcext:value-type="float">
            <text:p>0.00214076</text:p>
          </table:table-cell>
          <table:table-cell office:value-type="float" office:value="0.00729391" calcext:value-type="float">
            <text:p>0.00729391</text:p>
          </table:table-cell>
          <table:table-cell office:value-type="float" office:value="0.00365663" calcext:value-type="float">
            <text:p>0.00365663</text:p>
          </table:table-cell>
          <table:table-cell office:value-type="float" office:value="0.00255605" calcext:value-type="float">
            <text:p>0.00255605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/>
          <table:table-cell office:value-type="float" office:value="0.0624007" calcext:value-type="float">
            <text:p>0.0624007</text:p>
          </table:table-cell>
          <table:table-cell office:value-type="float" office:value="0.00223866" calcext:value-type="float">
            <text:p>0.00223866</text:p>
          </table:table-cell>
          <table:table-cell office:value-type="float" office:value="0.00727931" calcext:value-type="float">
            <text:p>0.00727931</text:p>
          </table:table-cell>
          <table:table-cell office:value-type="float" office:value="0.00321608" calcext:value-type="float">
            <text:p>0.00321608</text:p>
          </table:table-cell>
          <table:table-cell office:value-type="float" office:value="0.00253789" calcext:value-type="float">
            <text:p>0.00253789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/>
          <table:table-cell office:value-type="float" office:value="0.0618441" calcext:value-type="float">
            <text:p>0.0618441</text:p>
          </table:table-cell>
          <table:table-cell office:value-type="float" office:value="0.00213445" calcext:value-type="float">
            <text:p>0.00213445</text:p>
          </table:table-cell>
          <table:table-cell office:value-type="float" office:value="0.00719562" calcext:value-type="float">
            <text:p>0.00719562</text:p>
          </table:table-cell>
          <table:table-cell office:value-type="float" office:value="0.00349596" calcext:value-type="float">
            <text:p>0.00349596</text:p>
          </table:table-cell>
          <table:table-cell office:value-type="float" office:value="0.00249762" calcext:value-type="float">
            <text:p>0.00249762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/>
          <table:table-cell office:value-type="float" office:value="0.0612488" calcext:value-type="float">
            <text:p>0.0612488</text:p>
          </table:table-cell>
          <table:table-cell office:value-type="float" office:value="0.00211668" calcext:value-type="float">
            <text:p>0.00211668</text:p>
          </table:table-cell>
          <table:table-cell office:value-type="float" office:value="0.00727891" calcext:value-type="float">
            <text:p>0.00727891</text:p>
          </table:table-cell>
          <table:table-cell office:value-type="float" office:value="0.00320108" calcext:value-type="float">
            <text:p>0.00320108</text:p>
          </table:table-cell>
          <table:table-cell office:value-type="float" office:value="0.00253039" calcext:value-type="float">
            <text:p>0.00253039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/>
          <table:table-cell office:value-type="float" office:value="0.0613842" calcext:value-type="float">
            <text:p>0.0613842</text:p>
          </table:table-cell>
          <table:table-cell office:value-type="float" office:value="0.00211155" calcext:value-type="float">
            <text:p>0.00211155</text:p>
          </table:table-cell>
          <table:table-cell office:value-type="float" office:value="0.00723431" calcext:value-type="float">
            <text:p>0.00723431</text:p>
          </table:table-cell>
          <table:table-cell office:value-type="float" office:value="0.00309015" calcext:value-type="float">
            <text:p>0.00309015</text:p>
          </table:table-cell>
          <table:table-cell office:value-type="float" office:value="0.00251381" calcext:value-type="float">
            <text:p>0.00251381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/>
          <table:table-cell office:value-type="float" office:value="0.0622333" calcext:value-type="float">
            <text:p>0.0622333</text:p>
          </table:table-cell>
          <table:table-cell office:value-type="float" office:value="0.002123" calcext:value-type="float">
            <text:p>0.002123</text:p>
          </table:table-cell>
          <table:table-cell office:value-type="float" office:value="0.0071597" calcext:value-type="float">
            <text:p>0.0071597</text:p>
          </table:table-cell>
          <table:table-cell office:value-type="float" office:value="0.00303765" calcext:value-type="float">
            <text:p>0.00303765</text:p>
          </table:table-cell>
          <table:table-cell office:value-type="float" office:value="0.00253513" calcext:value-type="float">
            <text:p>0.00253513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/>
          <table:table-cell office:value-type="float" office:value="0.0603729" calcext:value-type="float">
            <text:p>0.0603729</text:p>
          </table:table-cell>
          <table:table-cell office:value-type="float" office:value="0.00230182" calcext:value-type="float">
            <text:p>0.00230182</text:p>
          </table:table-cell>
          <table:table-cell office:value-type="float" office:value="0.00765867" calcext:value-type="float">
            <text:p>0.00765867</text:p>
          </table:table-cell>
          <table:table-cell office:value-type="float" office:value="0.00310831" calcext:value-type="float">
            <text:p>0.00310831</text:p>
          </table:table-cell>
          <table:table-cell office:value-type="float" office:value="0.00249368" calcext:value-type="float">
            <text:p>0.00249368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/>
          <table:table-cell office:value-type="float" office:value="0.0604988" calcext:value-type="float">
            <text:p>0.0604988</text:p>
          </table:table-cell>
          <table:table-cell office:value-type="float" office:value="0.00219603" calcext:value-type="float">
            <text:p>0.00219603</text:p>
          </table:table-cell>
          <table:table-cell office:value-type="float" office:value="0.00894439" calcext:value-type="float">
            <text:p>0.00894439</text:p>
          </table:table-cell>
          <table:table-cell office:value-type="float" office:value="0.00365071" calcext:value-type="float">
            <text:p>0.00365071</text:p>
          </table:table-cell>
          <table:table-cell office:value-type="float" office:value="0.00251223" calcext:value-type="float">
            <text:p>0.00251223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/>
          <table:table-cell office:value-type="float" office:value="0.0612776" calcext:value-type="float">
            <text:p>0.0612776</text:p>
          </table:table-cell>
          <table:table-cell office:value-type="float" office:value="0.00217945" calcext:value-type="float">
            <text:p>0.00217945</text:p>
          </table:table-cell>
          <table:table-cell office:value-type="float" office:value="0.00874425" calcext:value-type="float">
            <text:p>0.00874425</text:p>
          </table:table-cell>
          <table:table-cell office:value-type="float" office:value="0.00361123" calcext:value-type="float">
            <text:p>0.00361123</text:p>
          </table:table-cell>
          <table:table-cell office:value-type="float" office:value="0.0025367" calcext:value-type="float">
            <text:p>0.0025367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/>
          <table:table-cell office:value-type="float" office:value="0.0603689" calcext:value-type="float">
            <text:p>0.0603689</text:p>
          </table:table-cell>
          <table:table-cell office:value-type="float" office:value="0.00214787" calcext:value-type="float">
            <text:p>0.00214787</text:p>
          </table:table-cell>
          <table:table-cell office:value-type="float" office:value="0.00983101" calcext:value-type="float">
            <text:p>0.00983101</text:p>
          </table:table-cell>
          <table:table-cell office:value-type="float" office:value="0.00365584" calcext:value-type="float">
            <text:p>0.00365584</text:p>
          </table:table-cell>
          <table:table-cell office:value-type="float" office:value="0.00250828" calcext:value-type="float">
            <text:p>0.00250828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/>
          <table:table-cell office:value-type="float" office:value="0.0605604" calcext:value-type="float">
            <text:p>0.0605604</text:p>
          </table:table-cell>
          <table:table-cell office:value-type="float" office:value="0.00225643" calcext:value-type="float">
            <text:p>0.00225643</text:p>
          </table:table-cell>
          <table:table-cell office:value-type="float" office:value="0.00843989" calcext:value-type="float">
            <text:p>0.00843989</text:p>
          </table:table-cell>
          <table:table-cell office:value-type="float" office:value="0.00374269" calcext:value-type="float">
            <text:p>0.00374269</text:p>
          </table:table-cell>
          <table:table-cell office:value-type="float" office:value="0.00258052" calcext:value-type="float">
            <text:p>0.00258052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/>
          <table:table-cell office:value-type="float" office:value="0.0606677" calcext:value-type="float">
            <text:p>0.0606677</text:p>
          </table:table-cell>
          <table:table-cell office:value-type="float" office:value="0.00250749" calcext:value-type="float">
            <text:p>0.00250749</text:p>
          </table:table-cell>
          <table:table-cell office:value-type="float" office:value="0.00719325" calcext:value-type="float">
            <text:p>0.00719325</text:p>
          </table:table-cell>
          <table:table-cell office:value-type="float" office:value="0.00327766" calcext:value-type="float">
            <text:p>0.00327766</text:p>
          </table:table-cell>
          <table:table-cell office:value-type="float" office:value="0.00290541" calcext:value-type="float">
            <text:p>0.00290541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/>
          <table:table-cell office:value-type="float" office:value="0.059894" calcext:value-type="float">
            <text:p>0.059894</text:p>
          </table:table-cell>
          <table:table-cell office:value-type="float" office:value="0.00248578" calcext:value-type="float">
            <text:p>0.00248578</text:p>
          </table:table-cell>
          <table:table-cell office:value-type="float" office:value="0.00718259" calcext:value-type="float">
            <text:p>0.00718259</text:p>
          </table:table-cell>
          <table:table-cell office:value-type="float" office:value="0.00290185" calcext:value-type="float">
            <text:p>0.00290185</text:p>
          </table:table-cell>
          <table:table-cell office:value-type="float" office:value="0.00258486" calcext:value-type="float">
            <text:p>0.00258486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/>
          <table:table-cell office:value-type="float" office:value="0.0602153" calcext:value-type="float">
            <text:p>0.0602153</text:p>
          </table:table-cell>
          <table:table-cell office:value-type="float" office:value="0.00221182" calcext:value-type="float">
            <text:p>0.00221182</text:p>
          </table:table-cell>
          <table:table-cell office:value-type="float" office:value="0.00713285" calcext:value-type="float">
            <text:p>0.00713285</text:p>
          </table:table-cell>
          <table:table-cell office:value-type="float" office:value="0.00391361" calcext:value-type="float">
            <text:p>0.00391361</text:p>
          </table:table-cell>
          <table:table-cell office:value-type="float" office:value="0.00256631" calcext:value-type="float">
            <text:p>0.00256631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/>
          <table:table-cell office:value-type="float" office:value="0.0595154" calcext:value-type="float">
            <text:p>0.0595154</text:p>
          </table:table-cell>
          <table:table-cell office:value-type="float" office:value="0.0022884" calcext:value-type="float">
            <text:p>0.0022884</text:p>
          </table:table-cell>
          <table:table-cell office:value-type="float" office:value="0.00714667" calcext:value-type="float">
            <text:p>0.00714667</text:p>
          </table:table-cell>
          <table:table-cell office:value-type="float" office:value="0.00423337" calcext:value-type="float">
            <text:p>0.00423337</text:p>
          </table:table-cell>
          <table:table-cell office:value-type="float" office:value="0.00251776" calcext:value-type="float">
            <text:p>0.00251776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/>
          <table:table-cell office:value-type="float" office:value="0.0595068" calcext:value-type="float">
            <text:p>0.0595068</text:p>
          </table:table-cell>
          <table:table-cell office:value-type="float" office:value="0.00226472" calcext:value-type="float">
            <text:p>0.00226472</text:p>
          </table:table-cell>
          <table:table-cell office:value-type="float" office:value="0.00817935" calcext:value-type="float">
            <text:p>0.00817935</text:p>
          </table:table-cell>
          <table:table-cell office:value-type="float" office:value="0.0036815" calcext:value-type="float">
            <text:p>0.0036815</text:p>
          </table:table-cell>
          <table:table-cell office:value-type="float" office:value="0.00264171" calcext:value-type="float">
            <text:p>0.0026417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/>
          <table:table-cell office:value-type="float" office:value="0.0585254" calcext:value-type="float">
            <text:p>0.0585254</text:p>
          </table:table-cell>
          <table:table-cell office:value-type="float" office:value="0.00217984" calcext:value-type="float">
            <text:p>0.00217984</text:p>
          </table:table-cell>
          <table:table-cell office:value-type="float" office:value="0.00733813" calcext:value-type="float">
            <text:p>0.00733813</text:p>
          </table:table-cell>
          <table:table-cell office:value-type="float" office:value="0.00284461" calcext:value-type="float">
            <text:p>0.00284461</text:p>
          </table:table-cell>
          <table:table-cell office:value-type="float" office:value="0.00251183" calcext:value-type="float">
            <text:p>0.00251183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/>
          <table:table-cell office:value-type="float" office:value="0.0590086" calcext:value-type="float">
            <text:p>0.0590086</text:p>
          </table:table-cell>
          <table:table-cell office:value-type="float" office:value="0.00215971" calcext:value-type="float">
            <text:p>0.00215971</text:p>
          </table:table-cell>
          <table:table-cell office:value-type="float" office:value="0.0069789" calcext:value-type="float">
            <text:p>0.0069789</text:p>
          </table:table-cell>
          <table:table-cell office:value-type="float" office:value="0.00285606" calcext:value-type="float">
            <text:p>0.00285606</text:p>
          </table:table-cell>
          <table:table-cell office:value-type="float" office:value="0.00279172" calcext:value-type="float">
            <text:p>0.00279172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/>
          <table:table-cell office:value-type="float" office:value="0.0591862" calcext:value-type="float">
            <text:p>0.0591862</text:p>
          </table:table-cell>
          <table:table-cell office:value-type="float" office:value="0.00284935" calcext:value-type="float">
            <text:p>0.00284935</text:p>
          </table:table-cell>
          <table:table-cell office:value-type="float" office:value="0.00744668" calcext:value-type="float">
            <text:p>0.00744668</text:p>
          </table:table-cell>
          <table:table-cell office:value-type="float" office:value="0.00284501" calcext:value-type="float">
            <text:p>0.00284501</text:p>
          </table:table-cell>
          <table:table-cell office:value-type="float" office:value="0.00257421" calcext:value-type="float">
            <text:p>0.00257421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/>
          <table:table-cell office:value-type="float" office:value="0.0585791" calcext:value-type="float">
            <text:p>0.0585791</text:p>
          </table:table-cell>
          <table:table-cell office:value-type="float" office:value="0.00231248" calcext:value-type="float">
            <text:p>0.00231248</text:p>
          </table:table-cell>
          <table:table-cell office:value-type="float" office:value="0.00696113" calcext:value-type="float">
            <text:p>0.00696113</text:p>
          </table:table-cell>
          <table:table-cell office:value-type="float" office:value="0.00359505" calcext:value-type="float">
            <text:p>0.00359505</text:p>
          </table:table-cell>
          <table:table-cell office:value-type="float" office:value="0.00255013" calcext:value-type="float">
            <text:p>0.00255013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/>
          <table:table-cell office:value-type="float" office:value="0.0587571" calcext:value-type="float">
            <text:p>0.0587571</text:p>
          </table:table-cell>
          <table:table-cell office:value-type="float" office:value="0.00222998" calcext:value-type="float">
            <text:p>0.00222998</text:p>
          </table:table-cell>
          <table:table-cell office:value-type="float" office:value="0.00697416" calcext:value-type="float">
            <text:p>0.00697416</text:p>
          </table:table-cell>
          <table:table-cell office:value-type="float" office:value="0.00408691" calcext:value-type="float">
            <text:p>0.00408691</text:p>
          </table:table-cell>
          <table:table-cell office:value-type="float" office:value="0.00254223" calcext:value-type="float">
            <text:p>0.00254223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/>
          <table:table-cell office:value-type="float" office:value="0.0580604" calcext:value-type="float">
            <text:p>0.0580604</text:p>
          </table:table-cell>
          <table:table-cell office:value-type="float" office:value="0.00222682" calcext:value-type="float">
            <text:p>0.00222682</text:p>
          </table:table-cell>
          <table:table-cell office:value-type="float" office:value="0.00754814" calcext:value-type="float">
            <text:p>0.00754814</text:p>
          </table:table-cell>
          <table:table-cell office:value-type="float" office:value="0.0032899" calcext:value-type="float">
            <text:p>0.0032899</text:p>
          </table:table-cell>
          <table:table-cell office:value-type="float" office:value="0.00250591" calcext:value-type="float">
            <text:p>0.00250591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/>
          <table:table-cell office:value-type="float" office:value="0.0578294" calcext:value-type="float">
            <text:p>0.0578294</text:p>
          </table:table-cell>
          <table:table-cell office:value-type="float" office:value="0.0022134" calcext:value-type="float">
            <text:p>0.0022134</text:p>
          </table:table-cell>
          <table:table-cell office:value-type="float" office:value="0.00699271" calcext:value-type="float">
            <text:p>0.00699271</text:p>
          </table:table-cell>
          <table:table-cell office:value-type="float" office:value="0.00284461" calcext:value-type="float">
            <text:p>0.00284461</text:p>
          </table:table-cell>
          <table:table-cell office:value-type="float" office:value="0.00260223" calcext:value-type="float">
            <text:p>0.00260223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/>
          <table:table-cell office:value-type="float" office:value="0.0578958" calcext:value-type="float">
            <text:p>0.0578958</text:p>
          </table:table-cell>
          <table:table-cell office:value-type="float" office:value="0.00217234" calcext:value-type="float">
            <text:p>0.00217234</text:p>
          </table:table-cell>
          <table:table-cell office:value-type="float" office:value="0.00736221" calcext:value-type="float">
            <text:p>0.00736221</text:p>
          </table:table-cell>
          <table:table-cell office:value-type="float" office:value="0.00282014" calcext:value-type="float">
            <text:p>0.00282014</text:p>
          </table:table-cell>
          <table:table-cell office:value-type="float" office:value="0.00261566" calcext:value-type="float">
            <text:p>0.00261566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/>
          <table:table-cell office:value-type="float" office:value="0.0587397" calcext:value-type="float">
            <text:p>0.0587397</text:p>
          </table:table-cell>
          <table:table-cell office:value-type="float" office:value="0.00217234" calcext:value-type="float">
            <text:p>0.00217234</text:p>
          </table:table-cell>
          <table:table-cell office:value-type="float" office:value="0.00692679" calcext:value-type="float">
            <text:p>0.00692679</text:p>
          </table:table-cell>
          <table:table-cell office:value-type="float" office:value="0.00282211" calcext:value-type="float">
            <text:p>0.00282211</text:p>
          </table:table-cell>
          <table:table-cell office:value-type="float" office:value="0.0025292" calcext:value-type="float">
            <text:p>0.0025292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/>
          <table:table-cell office:value-type="float" office:value="0.0576779" calcext:value-type="float">
            <text:p>0.0576779</text:p>
          </table:table-cell>
          <table:table-cell office:value-type="float" office:value="0.00303883" calcext:value-type="float">
            <text:p>0.00303883</text:p>
          </table:table-cell>
          <table:table-cell office:value-type="float" office:value="0.00690192" calcext:value-type="float">
            <text:p>0.00690192</text:p>
          </table:table-cell>
          <table:table-cell office:value-type="float" office:value="0.00283475" calcext:value-type="float">
            <text:p>0.00283475</text:p>
          </table:table-cell>
          <table:table-cell office:value-type="float" office:value="0.00282132" calcext:value-type="float">
            <text:p>0.00282132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/>
          <table:table-cell office:value-type="float" office:value="0.0582945" calcext:value-type="float">
            <text:p>0.0582945</text:p>
          </table:table-cell>
          <table:table-cell office:value-type="float" office:value="0.0029508" calcext:value-type="float">
            <text:p>0.0029508</text:p>
          </table:table-cell>
          <table:table-cell office:value-type="float" office:value="0.00697219" calcext:value-type="float">
            <text:p>0.00697219</text:p>
          </table:table-cell>
          <table:table-cell office:value-type="float" office:value="0.0028158" calcext:value-type="float">
            <text:p>0.0028158</text:p>
          </table:table-cell>
          <table:table-cell office:value-type="float" office:value="0.00257263" calcext:value-type="float">
            <text:p>0.00257263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/>
          <table:table-cell office:value-type="float" office:value="0.0575669" calcext:value-type="float">
            <text:p>0.0575669</text:p>
          </table:table-cell>
          <table:table-cell office:value-type="float" office:value="0.00235749" calcext:value-type="float">
            <text:p>0.00235749</text:p>
          </table:table-cell>
          <table:table-cell office:value-type="float" office:value="0.00695916" calcext:value-type="float">
            <text:p>0.00695916</text:p>
          </table:table-cell>
          <table:table-cell office:value-type="float" office:value="0.0030487" calcext:value-type="float">
            <text:p>0.0030487</text:p>
          </table:table-cell>
          <table:table-cell office:value-type="float" office:value="0.00293659" calcext:value-type="float">
            <text:p>0.00293659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/>
          <table:table-cell office:value-type="float" office:value="0.0583138" calcext:value-type="float">
            <text:p>0.0583138</text:p>
          </table:table-cell>
          <table:table-cell office:value-type="float" office:value="0.00226827" calcext:value-type="float">
            <text:p>0.00226827</text:p>
          </table:table-cell>
          <table:table-cell office:value-type="float" office:value="0.00726431" calcext:value-type="float">
            <text:p>0.00726431</text:p>
          </table:table-cell>
          <table:table-cell office:value-type="float" office:value="0.00364794" calcext:value-type="float">
            <text:p>0.00364794</text:p>
          </table:table-cell>
          <table:table-cell office:value-type="float" office:value="0.00257342" calcext:value-type="float">
            <text:p>0.00257342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/>
          <table:table-cell office:value-type="float" office:value="0.0581638" calcext:value-type="float">
            <text:p>0.0581638</text:p>
          </table:table-cell>
          <table:table-cell office:value-type="float" office:value="0.00220353" calcext:value-type="float">
            <text:p>0.00220353</text:p>
          </table:table-cell>
          <table:table-cell office:value-type="float" office:value="0.00759945" calcext:value-type="float">
            <text:p>0.00759945</text:p>
          </table:table-cell>
          <table:table-cell office:value-type="float" office:value="0.0028308" calcext:value-type="float">
            <text:p>0.0028308</text:p>
          </table:table-cell>
          <table:table-cell office:value-type="float" office:value="0.00256868" calcext:value-type="float">
            <text:p>0.00256868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/>
          <table:table-cell office:value-type="float" office:value="0.0568125" calcext:value-type="float">
            <text:p>0.0568125</text:p>
          </table:table-cell>
          <table:table-cell office:value-type="float" office:value="0.0021984" calcext:value-type="float">
            <text:p>0.0021984</text:p>
          </table:table-cell>
          <table:table-cell office:value-type="float" office:value="0.00682257" calcext:value-type="float">
            <text:p>0.00682257</text:p>
          </table:table-cell>
          <table:table-cell office:value-type="float" office:value="0.00278974" calcext:value-type="float">
            <text:p>0.00278974</text:p>
          </table:table-cell>
          <table:table-cell office:value-type="float" office:value="0.00251223" calcext:value-type="float">
            <text:p>0.00251223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/>
          <table:table-cell office:value-type="float" office:value="0.0566404" calcext:value-type="float">
            <text:p>0.0566404</text:p>
          </table:table-cell>
          <table:table-cell office:value-type="float" office:value="0.00222327" calcext:value-type="float">
            <text:p>0.00222327</text:p>
          </table:table-cell>
          <table:table-cell office:value-type="float" office:value="0.00679889" calcext:value-type="float">
            <text:p>0.00679889</text:p>
          </table:table-cell>
          <table:table-cell office:value-type="float" office:value="0.00281501" calcext:value-type="float">
            <text:p>0.00281501</text:p>
          </table:table-cell>
          <table:table-cell office:value-type="float" office:value="0.00263579" calcext:value-type="float">
            <text:p>0.00263579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/>
          <table:table-cell office:value-type="float" office:value="0.0567675" calcext:value-type="float">
            <text:p>0.0567675</text:p>
          </table:table-cell>
          <table:table-cell office:value-type="float" office:value="0.00291646" calcext:value-type="float">
            <text:p>0.00291646</text:p>
          </table:table-cell>
          <table:table-cell office:value-type="float" office:value="0.00685652" calcext:value-type="float">
            <text:p>0.00685652</text:p>
          </table:table-cell>
          <table:table-cell office:value-type="float" office:value="0.00280869" calcext:value-type="float">
            <text:p>0.00280869</text:p>
          </table:table-cell>
          <table:table-cell office:value-type="float" office:value="0.00257381" calcext:value-type="float">
            <text:p>0.00257381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/>
          <table:table-cell office:value-type="float" office:value="0.0567403" calcext:value-type="float">
            <text:p>0.0567403</text:p>
          </table:table-cell>
          <table:table-cell office:value-type="float" office:value="0.00400165" calcext:value-type="float">
            <text:p>0.00400165</text:p>
          </table:table-cell>
          <table:table-cell office:value-type="float" office:value="0.00681981" calcext:value-type="float">
            <text:p>0.00681981</text:p>
          </table:table-cell>
          <table:table-cell office:value-type="float" office:value="0.00282409" calcext:value-type="float">
            <text:p>0.00282409</text:p>
          </table:table-cell>
          <table:table-cell office:value-type="float" office:value="0.00297923" calcext:value-type="float">
            <text:p>0.00297923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/>
          <table:table-cell office:value-type="float" office:value="0.0560562" calcext:value-type="float">
            <text:p>0.0560562</text:p>
          </table:table-cell>
          <table:table-cell office:value-type="float" office:value="0.00294883" calcext:value-type="float">
            <text:p>0.00294883</text:p>
          </table:table-cell>
          <table:table-cell office:value-type="float" office:value="0.00797289" calcext:value-type="float">
            <text:p>0.00797289</text:p>
          </table:table-cell>
          <table:table-cell office:value-type="float" office:value="0.00285211" calcext:value-type="float">
            <text:p>0.00285211</text:p>
          </table:table-cell>
          <table:table-cell office:value-type="float" office:value="0.00251341" calcext:value-type="float">
            <text:p>0.00251341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/>
          <table:table-cell office:value-type="float" office:value="0.0565544" calcext:value-type="float">
            <text:p>0.0565544</text:p>
          </table:table-cell>
          <table:table-cell office:value-type="float" office:value="0.00241591" calcext:value-type="float">
            <text:p>0.00241591</text:p>
          </table:table-cell>
          <table:table-cell office:value-type="float" office:value="0.00726865" calcext:value-type="float">
            <text:p>0.00726865</text:p>
          </table:table-cell>
          <table:table-cell office:value-type="float" office:value="0.00280672" calcext:value-type="float">
            <text:p>0.00280672</text:p>
          </table:table-cell>
          <table:table-cell office:value-type="float" office:value="0.00255802" calcext:value-type="float">
            <text:p>0.00255802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/>
          <table:table-cell office:value-type="float" office:value="0.0559062" calcext:value-type="float">
            <text:p>0.0559062</text:p>
          </table:table-cell>
          <table:table-cell office:value-type="float" office:value="0.00254144" calcext:value-type="float">
            <text:p>0.00254144</text:p>
          </table:table-cell>
          <table:table-cell office:value-type="float" office:value="0.0074684" calcext:value-type="float">
            <text:p>0.0074684</text:p>
          </table:table-cell>
          <table:table-cell office:value-type="float" office:value="0.0028008" calcext:value-type="float">
            <text:p>0.0028008</text:p>
          </table:table-cell>
          <table:table-cell office:value-type="float" office:value="0.00256473" calcext:value-type="float">
            <text:p>0.00256473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/>
          <table:table-cell office:value-type="float" office:value="0.0554258" calcext:value-type="float">
            <text:p>0.0554258</text:p>
          </table:table-cell>
          <table:table-cell office:value-type="float" office:value="0.002605" calcext:value-type="float">
            <text:p>0.002605</text:p>
          </table:table-cell>
          <table:table-cell office:value-type="float" office:value="0.00776999" calcext:value-type="float">
            <text:p>0.00776999</text:p>
          </table:table-cell>
          <table:table-cell office:value-type="float" office:value="0.00277869" calcext:value-type="float">
            <text:p>0.00277869</text:p>
          </table:table-cell>
          <table:table-cell office:value-type="float" office:value="0.00257184" calcext:value-type="float">
            <text:p>0.00257184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/>
          <table:table-cell office:value-type="float" office:value="0.0561213" calcext:value-type="float">
            <text:p>0.0561213</text:p>
          </table:table-cell>
          <table:table-cell office:value-type="float" office:value="0.00238551" calcext:value-type="float">
            <text:p>0.00238551</text:p>
          </table:table-cell>
          <table:table-cell office:value-type="float" office:value="0.00684508" calcext:value-type="float">
            <text:p>0.00684508</text:p>
          </table:table-cell>
          <table:table-cell office:value-type="float" office:value="0.00280001" calcext:value-type="float">
            <text:p>0.00280001</text:p>
          </table:table-cell>
          <table:table-cell office:value-type="float" office:value="0.00257421" calcext:value-type="float">
            <text:p>0.00257421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/>
          <table:table-cell office:value-type="float" office:value="0.0558399" calcext:value-type="float">
            <text:p>0.0558399</text:p>
          </table:table-cell>
          <table:table-cell office:value-type="float" office:value="0.00252368" calcext:value-type="float">
            <text:p>0.00252368</text:p>
          </table:table-cell>
          <table:table-cell office:value-type="float" office:value="0.0067756" calcext:value-type="float">
            <text:p>0.0067756</text:p>
          </table:table-cell>
          <table:table-cell office:value-type="float" office:value="0.00277553" calcext:value-type="float">
            <text:p>0.00277553</text:p>
          </table:table-cell>
          <table:table-cell office:value-type="float" office:value="0.00285685" calcext:value-type="float">
            <text:p>0.00285685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/>
          <table:table-cell office:value-type="float" office:value="0.0562007" calcext:value-type="float">
            <text:p>0.0562007</text:p>
          </table:table-cell>
          <table:table-cell office:value-type="float" office:value="0.00245104" calcext:value-type="float">
            <text:p>0.00245104</text:p>
          </table:table-cell>
          <table:table-cell office:value-type="float" office:value="0.00685534" calcext:value-type="float">
            <text:p>0.00685534</text:p>
          </table:table-cell>
          <table:table-cell office:value-type="float" office:value="0.0027779" calcext:value-type="float">
            <text:p>0.0027779</text:p>
          </table:table-cell>
          <table:table-cell office:value-type="float" office:value="0.0025896" calcext:value-type="float">
            <text:p>0.0025896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/>
          <table:table-cell office:value-type="float" office:value="0.0550804" calcext:value-type="float">
            <text:p>0.0550804</text:p>
          </table:table-cell>
          <table:table-cell office:value-type="float" office:value="0.00254105" calcext:value-type="float">
            <text:p>0.00254105</text:p>
          </table:table-cell>
          <table:table-cell office:value-type="float" office:value="0.00707561" calcext:value-type="float">
            <text:p>0.00707561</text:p>
          </table:table-cell>
          <table:table-cell office:value-type="float" office:value="0.00280277" calcext:value-type="float">
            <text:p>0.00280277</text:p>
          </table:table-cell>
          <table:table-cell office:value-type="float" office:value="0.00252684" calcext:value-type="float">
            <text:p>0.00252684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/>
          <table:table-cell office:value-type="float" office:value="0.0557649" calcext:value-type="float">
            <text:p>0.0557649</text:p>
          </table:table-cell>
          <table:table-cell office:value-type="float" office:value="0.00225406" calcext:value-type="float">
            <text:p>0.00225406</text:p>
          </table:table-cell>
          <table:table-cell office:value-type="float" office:value="0.00701482" calcext:value-type="float">
            <text:p>0.00701482</text:p>
          </table:table-cell>
          <table:table-cell office:value-type="float" office:value="0.00277001" calcext:value-type="float">
            <text:p>0.00277001</text:p>
          </table:table-cell>
          <table:table-cell office:value-type="float" office:value="0.00249604" calcext:value-type="float">
            <text:p>0.00249604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/>
          <table:table-cell office:value-type="float" office:value="0.0550504" calcext:value-type="float">
            <text:p>0.0550504</text:p>
          </table:table-cell>
          <table:table-cell office:value-type="float" office:value="0.00218971" calcext:value-type="float">
            <text:p>0.00218971</text:p>
          </table:table-cell>
          <table:table-cell office:value-type="float" office:value="0.00666822" calcext:value-type="float">
            <text:p>0.00666822</text:p>
          </table:table-cell>
          <table:table-cell office:value-type="float" office:value="0.00277672" calcext:value-type="float">
            <text:p>0.00277672</text:p>
          </table:table-cell>
          <table:table-cell office:value-type="float" office:value="0.00255131" calcext:value-type="float">
            <text:p>0.00255131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/>
          <table:table-cell office:value-type="float" office:value="0.0553141" calcext:value-type="float">
            <text:p>0.0553141</text:p>
          </table:table-cell>
          <table:table-cell office:value-type="float" office:value="0.00229077" calcext:value-type="float">
            <text:p>0.00229077</text:p>
          </table:table-cell>
          <table:table-cell office:value-type="float" office:value="0.00667138" calcext:value-type="float">
            <text:p>0.00667138</text:p>
          </table:table-cell>
          <table:table-cell office:value-type="float" office:value="0.00286238" calcext:value-type="float">
            <text:p>0.00286238</text:p>
          </table:table-cell>
          <table:table-cell office:value-type="float" office:value="0.00259315" calcext:value-type="float">
            <text:p>0.00259315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/>
          <table:table-cell office:value-type="float" office:value="0.0555359" calcext:value-type="float">
            <text:p>0.0555359</text:p>
          </table:table-cell>
          <table:table-cell office:value-type="float" office:value="0.00223156" calcext:value-type="float">
            <text:p>0.00223156</text:p>
          </table:table-cell>
          <table:table-cell office:value-type="float" office:value="0.00696706" calcext:value-type="float">
            <text:p>0.00696706</text:p>
          </table:table-cell>
          <table:table-cell office:value-type="float" office:value="0.00283238" calcext:value-type="float">
            <text:p>0.00283238</text:p>
          </table:table-cell>
          <table:table-cell office:value-type="float" office:value="0.00257894" calcext:value-type="float">
            <text:p>0.00257894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/>
          <table:table-cell office:value-type="float" office:value="0.0550456" calcext:value-type="float">
            <text:p>0.0550456</text:p>
          </table:table-cell>
          <table:table-cell office:value-type="float" office:value="0.00220116" calcext:value-type="float">
            <text:p>0.00220116</text:p>
          </table:table-cell>
          <table:table-cell office:value-type="float" office:value="0.00661572" calcext:value-type="float">
            <text:p>0.00661572</text:p>
          </table:table-cell>
          <table:table-cell office:value-type="float" office:value="0.00273092" calcext:value-type="float">
            <text:p>0.00273092</text:p>
          </table:table-cell>
          <table:table-cell office:value-type="float" office:value="0.00250394" calcext:value-type="float">
            <text:p>0.00250394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/>
          <table:table-cell office:value-type="float" office:value="0.0541665" calcext:value-type="float">
            <text:p>0.0541665</text:p>
          </table:table-cell>
          <table:table-cell office:value-type="float" office:value="0.00220945" calcext:value-type="float">
            <text:p>0.00220945</text:p>
          </table:table-cell>
          <table:table-cell office:value-type="float" office:value="0.00697219" calcext:value-type="float">
            <text:p>0.00697219</text:p>
          </table:table-cell>
          <table:table-cell office:value-type="float" office:value="0.00271671" calcext:value-type="float">
            <text:p>0.00271671</text:p>
          </table:table-cell>
          <table:table-cell office:value-type="float" office:value="0.00271237" calcext:value-type="float">
            <text:p>0.00271237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/>
          <table:table-cell office:value-type="float" office:value="0.0550298" calcext:value-type="float">
            <text:p>0.0550298</text:p>
          </table:table-cell>
          <table:table-cell office:value-type="float" office:value="0.00216642" calcext:value-type="float">
            <text:p>0.00216642</text:p>
          </table:table-cell>
          <table:table-cell office:value-type="float" office:value="0.00668401" calcext:value-type="float">
            <text:p>0.00668401</text:p>
          </table:table-cell>
          <table:table-cell office:value-type="float" office:value="0.00271474" calcext:value-type="float">
            <text:p>0.00271474</text:p>
          </table:table-cell>
          <table:table-cell office:value-type="float" office:value="0.00254381" calcext:value-type="float">
            <text:p>0.00254381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/>
          <table:table-cell office:value-type="float" office:value="0.0540398" calcext:value-type="float">
            <text:p>0.0540398</text:p>
          </table:table-cell>
          <table:table-cell office:value-type="float" office:value="0.00213603" calcext:value-type="float">
            <text:p>0.00213603</text:p>
          </table:table-cell>
          <table:table-cell office:value-type="float" office:value="0.00717707" calcext:value-type="float">
            <text:p>0.00717707</text:p>
          </table:table-cell>
          <table:table-cell office:value-type="float" office:value="0.0027025" calcext:value-type="float">
            <text:p>0.0027025</text:p>
          </table:table-cell>
          <table:table-cell office:value-type="float" office:value="0.00252447" calcext:value-type="float">
            <text:p>0.00252447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/>
          <table:table-cell office:value-type="float" office:value="0.0543552" calcext:value-type="float">
            <text:p>0.0543552</text:p>
          </table:table-cell>
          <table:table-cell office:value-type="float" office:value="0.00221774" calcext:value-type="float">
            <text:p>0.00221774</text:p>
          </table:table-cell>
          <table:table-cell office:value-type="float" office:value="0.00737444" calcext:value-type="float">
            <text:p>0.00737444</text:p>
          </table:table-cell>
          <table:table-cell office:value-type="float" office:value="0.00304239" calcext:value-type="float">
            <text:p>0.00304239</text:p>
          </table:table-cell>
          <table:table-cell office:value-type="float" office:value="0.00260263" calcext:value-type="float">
            <text:p>0.00260263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/>
          <table:table-cell office:value-type="float" office:value="0.0544902" calcext:value-type="float">
            <text:p>0.0544902</text:p>
          </table:table-cell>
          <table:table-cell office:value-type="float" office:value="0.00215498" calcext:value-type="float">
            <text:p>0.00215498</text:p>
          </table:table-cell>
          <table:table-cell office:value-type="float" office:value="0.00674678" calcext:value-type="float">
            <text:p>0.00674678</text:p>
          </table:table-cell>
          <table:table-cell office:value-type="float" office:value="0.00268395" calcext:value-type="float">
            <text:p>0.00268395</text:p>
          </table:table-cell>
          <table:table-cell office:value-type="float" office:value="0.00257302" calcext:value-type="float">
            <text:p>0.00257302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/>
          <table:table-cell office:value-type="float" office:value="0.0538992" calcext:value-type="float">
            <text:p>0.0538992</text:p>
          </table:table-cell>
          <table:table-cell office:value-type="float" office:value="0.0023863" calcext:value-type="float">
            <text:p>0.0023863</text:p>
          </table:table-cell>
          <table:table-cell office:value-type="float" office:value="0.0065198" calcext:value-type="float">
            <text:p>0.0065198</text:p>
          </table:table-cell>
          <table:table-cell office:value-type="float" office:value="0.00269342" calcext:value-type="float">
            <text:p>0.00269342</text:p>
          </table:table-cell>
          <table:table-cell office:value-type="float" office:value="0.00263224" calcext:value-type="float">
            <text:p>0.00263224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/>
          <table:table-cell office:value-type="float" office:value="0.0525018" calcext:value-type="float">
            <text:p>0.0525018</text:p>
          </table:table-cell>
          <table:table-cell office:value-type="float" office:value="0.00239578" calcext:value-type="float">
            <text:p>0.00239578</text:p>
          </table:table-cell>
          <table:table-cell office:value-type="float" office:value="0.00640966" calcext:value-type="float">
            <text:p>0.00640966</text:p>
          </table:table-cell>
          <table:table-cell office:value-type="float" office:value="0.00280395" calcext:value-type="float">
            <text:p>0.00280395</text:p>
          </table:table-cell>
          <table:table-cell office:value-type="float" office:value="0.00257105" calcext:value-type="float">
            <text:p>0.00257105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/>
          <table:table-cell office:value-type="float" office:value="0.0536888" calcext:value-type="float">
            <text:p>0.0536888</text:p>
          </table:table-cell>
          <table:table-cell office:value-type="float" office:value="0.00221616" calcext:value-type="float">
            <text:p>0.00221616</text:p>
          </table:table-cell>
          <table:table-cell office:value-type="float" office:value="0.00658967" calcext:value-type="float">
            <text:p>0.00658967</text:p>
          </table:table-cell>
          <table:table-cell office:value-type="float" office:value="0.00275935" calcext:value-type="float">
            <text:p>0.00275935</text:p>
          </table:table-cell>
          <table:table-cell office:value-type="float" office:value="0.0025296" calcext:value-type="float">
            <text:p>0.0025296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/>
          <table:table-cell office:value-type="float" office:value="0.0531425" calcext:value-type="float">
            <text:p>0.0531425</text:p>
          </table:table-cell>
          <table:table-cell office:value-type="float" office:value="0.00219879" calcext:value-type="float">
            <text:p>0.00219879</text:p>
          </table:table-cell>
          <table:table-cell office:value-type="float" office:value="0.00659401" calcext:value-type="float">
            <text:p>0.00659401</text:p>
          </table:table-cell>
          <table:table-cell office:value-type="float" office:value="0.00306331" calcext:value-type="float">
            <text:p>0.00306331</text:p>
          </table:table-cell>
          <table:table-cell office:value-type="float" office:value="0.00259908" calcext:value-type="float">
            <text:p>0.00259908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/>
          <table:table-cell office:value-type="float" office:value="0.0529775" calcext:value-type="float">
            <text:p>0.0529775</text:p>
          </table:table-cell>
          <table:table-cell office:value-type="float" office:value="0.00220195" calcext:value-type="float">
            <text:p>0.00220195</text:p>
          </table:table-cell>
          <table:table-cell office:value-type="float" office:value="0.00653401" calcext:value-type="float">
            <text:p>0.00653401</text:p>
          </table:table-cell>
          <table:table-cell office:value-type="float" office:value="0.00267842" calcext:value-type="float">
            <text:p>0.00267842</text:p>
          </table:table-cell>
          <table:table-cell office:value-type="float" office:value="0.00254302" calcext:value-type="float">
            <text:p>0.00254302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/>
          <table:table-cell office:value-type="float" office:value="0.0531741" calcext:value-type="float">
            <text:p>0.0531741</text:p>
          </table:table-cell>
          <table:table-cell office:value-type="float" office:value="0.00243683" calcext:value-type="float">
            <text:p>0.00243683</text:p>
          </table:table-cell>
          <table:table-cell office:value-type="float" office:value="0.00664928" calcext:value-type="float">
            <text:p>0.00664928</text:p>
          </table:table-cell>
          <table:table-cell office:value-type="float" office:value="0.00265395" calcext:value-type="float">
            <text:p>0.00265395</text:p>
          </table:table-cell>
          <table:table-cell office:value-type="float" office:value="0.00253868" calcext:value-type="float">
            <text:p>0.00253868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/>
          <table:table-cell office:value-type="float" office:value="0.0528737" calcext:value-type="float">
            <text:p>0.0528737</text:p>
          </table:table-cell>
          <table:table-cell office:value-type="float" office:value="0.00216248" calcext:value-type="float">
            <text:p>0.00216248</text:p>
          </table:table-cell>
          <table:table-cell office:value-type="float" office:value="0.00675507" calcext:value-type="float">
            <text:p>0.00675507</text:p>
          </table:table-cell>
          <table:table-cell office:value-type="float" office:value="0.00264842" calcext:value-type="float">
            <text:p>0.00264842</text:p>
          </table:table-cell>
          <table:table-cell office:value-type="float" office:value="0.00250039" calcext:value-type="float">
            <text:p>0.00250039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/>
          <table:table-cell office:value-type="float" office:value="0.0521481" calcext:value-type="float">
            <text:p>0.0521481</text:p>
          </table:table-cell>
          <table:table-cell office:value-type="float" office:value="0.0024392" calcext:value-type="float">
            <text:p>0.0024392</text:p>
          </table:table-cell>
          <table:table-cell office:value-type="float" office:value="0.00645624" calcext:value-type="float">
            <text:p>0.00645624</text:p>
          </table:table-cell>
          <table:table-cell office:value-type="float" office:value="0.00266697" calcext:value-type="float">
            <text:p>0.00266697</text:p>
          </table:table-cell>
          <table:table-cell office:value-type="float" office:value="0.00277948" calcext:value-type="float">
            <text:p>0.00277948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/>
          <table:table-cell office:value-type="float" office:value="0.0519997" calcext:value-type="float">
            <text:p>0.0519997</text:p>
          </table:table-cell>
          <table:table-cell office:value-type="float" office:value="0.0023113" calcext:value-type="float">
            <text:p>0.0023113</text:p>
          </table:table-cell>
          <table:table-cell office:value-type="float" office:value="0.00646216" calcext:value-type="float">
            <text:p>0.00646216</text:p>
          </table:table-cell>
          <table:table-cell office:value-type="float" office:value="0.00296067" calcext:value-type="float">
            <text:p>0.00296067</text:p>
          </table:table-cell>
          <table:table-cell office:value-type="float" office:value="0.00281224" calcext:value-type="float">
            <text:p>0.00281224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/>
          <table:table-cell office:value-type="float" office:value="0.0519014" calcext:value-type="float">
            <text:p>0.0519014</text:p>
          </table:table-cell>
          <table:table-cell office:value-type="float" office:value="0.00223669" calcext:value-type="float">
            <text:p>0.00223669</text:p>
          </table:table-cell>
          <table:table-cell office:value-type="float" office:value="0.00654743" calcext:value-type="float">
            <text:p>0.00654743</text:p>
          </table:table-cell>
          <table:table-cell office:value-type="float" office:value="0.00265789" calcext:value-type="float">
            <text:p>0.00265789</text:p>
          </table:table-cell>
          <table:table-cell office:value-type="float" office:value="0.00263184" calcext:value-type="float">
            <text:p>0.00263184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/>
          <table:table-cell office:value-type="float" office:value="0.052323" calcext:value-type="float">
            <text:p>0.052323</text:p>
          </table:table-cell>
          <table:table-cell office:value-type="float" office:value="0.00227103" calcext:value-type="float">
            <text:p>0.00227103</text:p>
          </table:table-cell>
          <table:table-cell office:value-type="float" office:value="0.00656954" calcext:value-type="float">
            <text:p>0.00656954</text:p>
          </table:table-cell>
          <table:table-cell office:value-type="float" office:value="0.00262395" calcext:value-type="float">
            <text:p>0.00262395</text:p>
          </table:table-cell>
          <table:table-cell office:value-type="float" office:value="0.00257144" calcext:value-type="float">
            <text:p>0.00257144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/>
          <table:table-cell office:value-type="float" office:value="0.0519164" calcext:value-type="float">
            <text:p>0.0519164</text:p>
          </table:table-cell>
          <table:table-cell office:value-type="float" office:value="0.00223235" calcext:value-type="float">
            <text:p>0.00223235</text:p>
          </table:table-cell>
          <table:table-cell office:value-type="float" office:value="0.00644637" calcext:value-type="float">
            <text:p>0.00644637</text:p>
          </table:table-cell>
          <table:table-cell office:value-type="float" office:value="0.00262552" calcext:value-type="float">
            <text:p>0.00262552</text:p>
          </table:table-cell>
          <table:table-cell office:value-type="float" office:value="0.00268276" calcext:value-type="float">
            <text:p>0.00268276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/>
          <table:table-cell office:value-type="float" office:value="0.0532779" calcext:value-type="float">
            <text:p>0.0532779</text:p>
          </table:table-cell>
          <table:table-cell office:value-type="float" office:value="0.00243841" calcext:value-type="float">
            <text:p>0.00243841</text:p>
          </table:table-cell>
          <table:table-cell office:value-type="float" office:value="0.00778657" calcext:value-type="float">
            <text:p>0.00778657</text:p>
          </table:table-cell>
          <table:table-cell office:value-type="float" office:value="0.00265592" calcext:value-type="float">
            <text:p>0.00265592</text:p>
          </table:table-cell>
          <table:table-cell office:value-type="float" office:value="0.00280593" calcext:value-type="float">
            <text:p>0.00280593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/>
          <table:table-cell office:value-type="float" office:value="0.0506753" calcext:value-type="float">
            <text:p>0.0506753</text:p>
          </table:table-cell>
          <table:table-cell office:value-type="float" office:value="0.00223906" calcext:value-type="float">
            <text:p>0.00223906</text:p>
          </table:table-cell>
          <table:table-cell office:value-type="float" office:value="0.00689797" calcext:value-type="float">
            <text:p>0.00689797</text:p>
          </table:table-cell>
          <table:table-cell office:value-type="float" office:value="0.00261645" calcext:value-type="float">
            <text:p>0.00261645</text:p>
          </table:table-cell>
          <table:table-cell office:value-type="float" office:value="0.00263145" calcext:value-type="float">
            <text:p>0.00263145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/>
          <table:table-cell office:value-type="float" office:value="0.0518963" calcext:value-type="float">
            <text:p>0.0518963</text:p>
          </table:table-cell>
          <table:table-cell office:value-type="float" office:value="0.00223077" calcext:value-type="float">
            <text:p>0.00223077</text:p>
          </table:table-cell>
          <table:table-cell office:value-type="float" office:value="0.00731405" calcext:value-type="float">
            <text:p>0.00731405</text:p>
          </table:table-cell>
          <table:table-cell office:value-type="float" office:value="0.00259987" calcext:value-type="float">
            <text:p>0.00259987</text:p>
          </table:table-cell>
          <table:table-cell office:value-type="float" office:value="0.00256315" calcext:value-type="float">
            <text:p>0.00256315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/>
          <table:table-cell office:value-type="float" office:value="0.0498913" calcext:value-type="float">
            <text:p>0.0498913</text:p>
          </table:table-cell>
          <table:table-cell office:value-type="float" office:value="0.00219958" calcext:value-type="float">
            <text:p>0.00219958</text:p>
          </table:table-cell>
          <table:table-cell office:value-type="float" office:value="0.00676652" calcext:value-type="float">
            <text:p>0.00676652</text:p>
          </table:table-cell>
          <table:table-cell office:value-type="float" office:value="0.00260816" calcext:value-type="float">
            <text:p>0.00260816</text:p>
          </table:table-cell>
          <table:table-cell office:value-type="float" office:value="0.00265316" calcext:value-type="float">
            <text:p>0.00265316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/>
          <table:table-cell office:value-type="float" office:value="0.0512406" calcext:value-type="float">
            <text:p>0.0512406</text:p>
          </table:table-cell>
          <table:table-cell office:value-type="float" office:value="0.00216998" calcext:value-type="float">
            <text:p>0.00216998</text:p>
          </table:table-cell>
          <table:table-cell office:value-type="float" office:value="0.00665915" calcext:value-type="float">
            <text:p>0.00665915</text:p>
          </table:table-cell>
          <table:table-cell office:value-type="float" office:value="0.00270487" calcext:value-type="float">
            <text:p>0.00270487</text:p>
          </table:table-cell>
          <table:table-cell office:value-type="float" office:value="0.00255131" calcext:value-type="float">
            <text:p>0.00255131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/>
          <table:table-cell office:value-type="float" office:value="0.0504218" calcext:value-type="float">
            <text:p>0.0504218</text:p>
          </table:table-cell>
          <table:table-cell office:value-type="float" office:value="0.00217234" calcext:value-type="float">
            <text:p>0.00217234</text:p>
          </table:table-cell>
          <table:table-cell office:value-type="float" office:value="0.0065198" calcext:value-type="float">
            <text:p>0.0065198</text:p>
          </table:table-cell>
          <table:table-cell office:value-type="float" office:value="0.00256592" calcext:value-type="float">
            <text:p>0.00256592</text:p>
          </table:table-cell>
          <table:table-cell office:value-type="float" office:value="0.00257302" calcext:value-type="float">
            <text:p>0.00257302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/>
          <table:table-cell office:value-type="float" office:value="0.0512911" calcext:value-type="float">
            <text:p>0.0512911</text:p>
          </table:table-cell>
          <table:table-cell office:value-type="float" office:value="0.00217155" calcext:value-type="float">
            <text:p>0.00217155</text:p>
          </table:table-cell>
          <table:table-cell office:value-type="float" office:value="0.00637966" calcext:value-type="float">
            <text:p>0.00637966</text:p>
          </table:table-cell>
          <table:table-cell office:value-type="float" office:value="0.00263184" calcext:value-type="float">
            <text:p>0.00263184</text:p>
          </table:table-cell>
          <table:table-cell office:value-type="float" office:value="0.00323463" calcext:value-type="float">
            <text:p>0.00323463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/>
          <table:table-cell office:value-type="float" office:value="0.0505363" calcext:value-type="float">
            <text:p>0.0505363</text:p>
          </table:table-cell>
          <table:table-cell office:value-type="float" office:value="0.00218616" calcext:value-type="float">
            <text:p>0.00218616</text:p>
          </table:table-cell>
          <table:table-cell office:value-type="float" office:value="0.00673336" calcext:value-type="float">
            <text:p>0.00673336</text:p>
          </table:table-cell>
          <table:table-cell office:value-type="float" office:value="0.00260658" calcext:value-type="float">
            <text:p>0.00260658</text:p>
          </table:table-cell>
          <table:table-cell office:value-type="float" office:value="0.0025442" calcext:value-type="float">
            <text:p>0.0025442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/>
          <table:table-cell office:value-type="float" office:value="0.0511833" calcext:value-type="float">
            <text:p>0.0511833</text:p>
          </table:table-cell>
          <table:table-cell office:value-type="float" office:value="0.0027858" calcext:value-type="float">
            <text:p>0.0027858</text:p>
          </table:table-cell>
          <table:table-cell office:value-type="float" office:value="0.00645032" calcext:value-type="float">
            <text:p>0.00645032</text:p>
          </table:table-cell>
          <table:table-cell office:value-type="float" office:value="0.00267645" calcext:value-type="float">
            <text:p>0.00267645</text:p>
          </table:table-cell>
          <table:table-cell office:value-type="float" office:value="0.00254578" calcext:value-type="float">
            <text:p>0.00254578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/>
          <table:table-cell office:value-type="float" office:value="0.050125" calcext:value-type="float">
            <text:p>0.050125</text:p>
          </table:table-cell>
          <table:table-cell office:value-type="float" office:value="0.00274198" calcext:value-type="float">
            <text:p>0.00274198</text:p>
          </table:table-cell>
          <table:table-cell office:value-type="float" office:value="0.00681192" calcext:value-type="float">
            <text:p>0.00681192</text:p>
          </table:table-cell>
          <table:table-cell office:value-type="float" office:value="0.00266737" calcext:value-type="float">
            <text:p>0.00266737</text:p>
          </table:table-cell>
          <table:table-cell office:value-type="float" office:value="0.00256157" calcext:value-type="float">
            <text:p>0.00256157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/>
          <table:table-cell office:value-type="float" office:value="0.0508" calcext:value-type="float">
            <text:p>0.0508</text:p>
          </table:table-cell>
          <table:table-cell office:value-type="float" office:value="0.00236459" calcext:value-type="float">
            <text:p>0.00236459</text:p>
          </table:table-cell>
          <table:table-cell office:value-type="float" office:value="0.00659914" calcext:value-type="float">
            <text:p>0.00659914</text:p>
          </table:table-cell>
          <table:table-cell office:value-type="float" office:value="0.00258763" calcext:value-type="float">
            <text:p>0.00258763</text:p>
          </table:table-cell>
          <table:table-cell office:value-type="float" office:value="0.00254302" calcext:value-type="float">
            <text:p>0.00254302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/>
          <table:table-cell office:value-type="float" office:value="0.0499738" calcext:value-type="float">
            <text:p>0.0499738</text:p>
          </table:table-cell>
          <table:table-cell office:value-type="float" office:value="0.00228959" calcext:value-type="float">
            <text:p>0.00228959</text:p>
          </table:table-cell>
          <table:table-cell office:value-type="float" office:value="0.00640334" calcext:value-type="float">
            <text:p>0.00640334</text:p>
          </table:table-cell>
          <table:table-cell office:value-type="float" office:value="0.00263855" calcext:value-type="float">
            <text:p>0.00263855</text:p>
          </table:table-cell>
          <table:table-cell office:value-type="float" office:value="0.00250433" calcext:value-type="float">
            <text:p>0.00250433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/>
          <table:table-cell office:value-type="float" office:value="0.0488432" calcext:value-type="float">
            <text:p>0.0488432</text:p>
          </table:table-cell>
          <table:table-cell office:value-type="float" office:value="0.00221537" calcext:value-type="float">
            <text:p>0.00221537</text:p>
          </table:table-cell>
          <table:table-cell office:value-type="float" office:value="0.00660664" calcext:value-type="float">
            <text:p>0.00660664</text:p>
          </table:table-cell>
          <table:table-cell office:value-type="float" office:value="0.00260737" calcext:value-type="float">
            <text:p>0.00260737</text:p>
          </table:table-cell>
          <table:table-cell office:value-type="float" office:value="0.0025671" calcext:value-type="float">
            <text:p>0.0025671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/>
          <table:table-cell office:value-type="float" office:value="0.0490757" calcext:value-type="float">
            <text:p>0.0490757</text:p>
          </table:table-cell>
          <table:table-cell office:value-type="float" office:value="0.00219406" calcext:value-type="float">
            <text:p>0.00219406</text:p>
          </table:table-cell>
          <table:table-cell office:value-type="float" office:value="0.00638597" calcext:value-type="float">
            <text:p>0.00638597</text:p>
          </table:table-cell>
          <table:table-cell office:value-type="float" office:value="0.00255684" calcext:value-type="float">
            <text:p>0.00255684</text:p>
          </table:table-cell>
          <table:table-cell office:value-type="float" office:value="0.0025671" calcext:value-type="float">
            <text:p>0.0025671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/>
          <table:table-cell office:value-type="float" office:value="0.0485586" calcext:value-type="float">
            <text:p>0.0485586</text:p>
          </table:table-cell>
          <table:table-cell office:value-type="float" office:value="0.00221893" calcext:value-type="float">
            <text:p>0.00221893</text:p>
          </table:table-cell>
          <table:table-cell office:value-type="float" office:value="0.00610649" calcext:value-type="float">
            <text:p>0.00610649</text:p>
          </table:table-cell>
          <table:table-cell office:value-type="float" office:value="0.00274277" calcext:value-type="float">
            <text:p>0.00274277</text:p>
          </table:table-cell>
          <table:table-cell office:value-type="float" office:value="0.00251183" calcext:value-type="float">
            <text:p>0.00251183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/>
          <table:table-cell office:value-type="float" office:value="0.048825" calcext:value-type="float">
            <text:p>0.048825</text:p>
          </table:table-cell>
          <table:table-cell office:value-type="float" office:value="0.00221103" calcext:value-type="float">
            <text:p>0.00221103</text:p>
          </table:table-cell>
          <table:table-cell office:value-type="float" office:value="0.0061582" calcext:value-type="float">
            <text:p>0.0061582</text:p>
          </table:table-cell>
          <table:table-cell office:value-type="float" office:value="0.00263697" calcext:value-type="float">
            <text:p>0.00263697</text:p>
          </table:table-cell>
          <table:table-cell office:value-type="float" office:value="0.0025521" calcext:value-type="float">
            <text:p>0.0025521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/>
          <table:table-cell office:value-type="float" office:value="0.0494231" calcext:value-type="float">
            <text:p>0.0494231</text:p>
          </table:table-cell>
          <table:table-cell office:value-type="float" office:value="0.00218261" calcext:value-type="float">
            <text:p>0.00218261</text:p>
          </table:table-cell>
          <table:table-cell office:value-type="float" office:value="0.00617004" calcext:value-type="float">
            <text:p>0.00617004</text:p>
          </table:table-cell>
          <table:table-cell office:value-type="float" office:value="0.00251894" calcext:value-type="float">
            <text:p>0.00251894</text:p>
          </table:table-cell>
          <table:table-cell office:value-type="float" office:value="0.00255486" calcext:value-type="float">
            <text:p>0.00255486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/>
          <table:table-cell office:value-type="float" office:value="0.0485061" calcext:value-type="float">
            <text:p>0.0485061</text:p>
          </table:table-cell>
          <table:table-cell office:value-type="float" office:value="0.00214826" calcext:value-type="float">
            <text:p>0.00214826</text:p>
          </table:table-cell>
          <table:table-cell office:value-type="float" office:value="0.0062036" calcext:value-type="float">
            <text:p>0.0062036</text:p>
          </table:table-cell>
          <table:table-cell office:value-type="float" office:value="0.00256671" calcext:value-type="float">
            <text:p>0.00256671</text:p>
          </table:table-cell>
          <table:table-cell office:value-type="float" office:value="0.00256513" calcext:value-type="float">
            <text:p>0.00256513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/>
          <table:table-cell office:value-type="float" office:value="0.049555" calcext:value-type="float">
            <text:p>0.049555</text:p>
          </table:table-cell>
          <table:table-cell office:value-type="float" office:value="0.00218419" calcext:value-type="float">
            <text:p>0.00218419</text:p>
          </table:table-cell>
          <table:table-cell office:value-type="float" office:value="0.00611241" calcext:value-type="float">
            <text:p>0.00611241</text:p>
          </table:table-cell>
          <table:table-cell office:value-type="float" office:value="0.0027254" calcext:value-type="float">
            <text:p>0.0027254</text:p>
          </table:table-cell>
          <table:table-cell office:value-type="float" office:value="0.00252644" calcext:value-type="float">
            <text:p>0.00252644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/>
          <table:table-cell office:value-type="float" office:value="0.0483233" calcext:value-type="float">
            <text:p>0.0483233</text:p>
          </table:table-cell>
          <table:table-cell office:value-type="float" office:value="0.00211234" calcext:value-type="float">
            <text:p>0.00211234</text:p>
          </table:table-cell>
          <table:table-cell office:value-type="float" office:value="0.00611675" calcext:value-type="float">
            <text:p>0.00611675</text:p>
          </table:table-cell>
          <table:table-cell office:value-type="float" office:value="0.0025292" calcext:value-type="float">
            <text:p>0.0025292</text:p>
          </table:table-cell>
          <table:table-cell office:value-type="float" office:value="0.00247986" calcext:value-type="float">
            <text:p>0.00247986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/>
          <table:table-cell office:value-type="float" office:value="0.0481926" calcext:value-type="float">
            <text:p>0.0481926</text:p>
          </table:table-cell>
          <table:table-cell office:value-type="float" office:value="0.00212813" calcext:value-type="float">
            <text:p>0.00212813</text:p>
          </table:table-cell>
          <table:table-cell office:value-type="float" office:value="0.00613925" calcext:value-type="float">
            <text:p>0.00613925</text:p>
          </table:table-cell>
          <table:table-cell office:value-type="float" office:value="0.00281659" calcext:value-type="float">
            <text:p>0.00281659</text:p>
          </table:table-cell>
          <table:table-cell office:value-type="float" office:value="0.00248144" calcext:value-type="float">
            <text:p>0.00248144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/>
          <table:table-cell office:value-type="float" office:value="0.0479443" calcext:value-type="float">
            <text:p>0.0479443</text:p>
          </table:table-cell>
          <table:table-cell office:value-type="float" office:value="0.0021534" calcext:value-type="float">
            <text:p>0.0021534</text:p>
          </table:table-cell>
          <table:table-cell office:value-type="float" office:value="0.00648348" calcext:value-type="float">
            <text:p>0.00648348</text:p>
          </table:table-cell>
          <table:table-cell office:value-type="float" office:value="0.00341859" calcext:value-type="float">
            <text:p>0.00341859</text:p>
          </table:table-cell>
          <table:table-cell office:value-type="float" office:value="0.00257657" calcext:value-type="float">
            <text:p>0.00257657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/>
          <table:table-cell office:value-type="float" office:value="0.0484741" calcext:value-type="float">
            <text:p>0.0484741</text:p>
          </table:table-cell>
          <table:table-cell office:value-type="float" office:value="0.00215813" calcext:value-type="float">
            <text:p>0.00215813</text:p>
          </table:table-cell>
          <table:table-cell office:value-type="float" office:value="0.00608714" calcext:value-type="float">
            <text:p>0.00608714</text:p>
          </table:table-cell>
          <table:table-cell office:value-type="float" office:value="0.00313476" calcext:value-type="float">
            <text:p>0.00313476</text:p>
          </table:table-cell>
          <table:table-cell office:value-type="float" office:value="0.00253078" calcext:value-type="float">
            <text:p>0.00253078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/>
          <table:table-cell office:value-type="float" office:value="0.0466539" calcext:value-type="float">
            <text:p>0.0466539</text:p>
          </table:table-cell>
          <table:table-cell office:value-type="float" office:value="0.00225998" calcext:value-type="float">
            <text:p>0.00225998</text:p>
          </table:table-cell>
          <table:table-cell office:value-type="float" office:value="0.00647677" calcext:value-type="float">
            <text:p>0.00647677</text:p>
          </table:table-cell>
          <table:table-cell office:value-type="float" office:value="0.00253907" calcext:value-type="float">
            <text:p>0.00253907</text:p>
          </table:table-cell>
          <table:table-cell office:value-type="float" office:value="0.00261763" calcext:value-type="float">
            <text:p>0.00261763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/>
          <table:table-cell office:value-type="float" office:value="0.0478524" calcext:value-type="float">
            <text:p>0.0478524</text:p>
          </table:table-cell>
          <table:table-cell office:value-type="float" office:value="0.00217471" calcext:value-type="float">
            <text:p>0.00217471</text:p>
          </table:table-cell>
          <table:table-cell office:value-type="float" office:value="0.00609188" calcext:value-type="float">
            <text:p>0.00609188</text:p>
          </table:table-cell>
          <table:table-cell office:value-type="float" office:value="0.00250354" calcext:value-type="float">
            <text:p>0.00250354</text:p>
          </table:table-cell>
          <table:table-cell office:value-type="float" office:value="0.00256118" calcext:value-type="float">
            <text:p>0.00256118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/>
          <table:table-cell office:value-type="float" office:value="0.048377" calcext:value-type="float">
            <text:p>0.048377</text:p>
          </table:table-cell>
          <table:table-cell office:value-type="float" office:value="0.00213247" calcext:value-type="float">
            <text:p>0.00213247</text:p>
          </table:table-cell>
          <table:table-cell office:value-type="float" office:value="0.00612465" calcext:value-type="float">
            <text:p>0.00612465</text:p>
          </table:table-cell>
          <table:table-cell office:value-type="float" office:value="0.00250354" calcext:value-type="float">
            <text:p>0.00250354</text:p>
          </table:table-cell>
          <table:table-cell office:value-type="float" office:value="0.0026875" calcext:value-type="float">
            <text:p>0.0026875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/>
          <table:table-cell office:value-type="float" office:value="0.048182" calcext:value-type="float">
            <text:p>0.048182</text:p>
          </table:table-cell>
          <table:table-cell office:value-type="float" office:value="0.00214313" calcext:value-type="float">
            <text:p>0.00214313</text:p>
          </table:table-cell>
          <table:table-cell office:value-type="float" office:value="0.00593398" calcext:value-type="float">
            <text:p>0.00593398</text:p>
          </table:table-cell>
          <table:table-cell office:value-type="float" office:value="0.00255526" calcext:value-type="float">
            <text:p>0.00255526</text:p>
          </table:table-cell>
          <table:table-cell office:value-type="float" office:value="0.00262908" calcext:value-type="float">
            <text:p>0.00262908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/>
          <table:table-cell office:value-type="float" office:value="0.0474643" calcext:value-type="float">
            <text:p>0.0474643</text:p>
          </table:table-cell>
          <table:table-cell office:value-type="float" office:value="0.00214826" calcext:value-type="float">
            <text:p>0.00214826</text:p>
          </table:table-cell>
          <table:table-cell office:value-type="float" office:value="0.00598372" calcext:value-type="float">
            <text:p>0.00598372</text:p>
          </table:table-cell>
          <table:table-cell office:value-type="float" office:value="0.00369808" calcext:value-type="float">
            <text:p>0.00369808</text:p>
          </table:table-cell>
          <table:table-cell office:value-type="float" office:value="0.00258092" calcext:value-type="float">
            <text:p>0.00258092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/>
          <table:table-cell office:value-type="float" office:value="0.047475" calcext:value-type="float">
            <text:p>0.047475</text:p>
          </table:table-cell>
          <table:table-cell office:value-type="float" office:value="0.00226748" calcext:value-type="float">
            <text:p>0.00226748</text:p>
          </table:table-cell>
          <table:table-cell office:value-type="float" office:value="0.00633623" calcext:value-type="float">
            <text:p>0.00633623</text:p>
          </table:table-cell>
          <table:table-cell office:value-type="float" office:value="0.00343359" calcext:value-type="float">
            <text:p>0.00343359</text:p>
          </table:table-cell>
          <table:table-cell office:value-type="float" office:value="0.00256907" calcext:value-type="float">
            <text:p>0.00256907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/>
          <table:table-cell office:value-type="float" office:value="0.0475689" calcext:value-type="float">
            <text:p>0.0475689</text:p>
          </table:table-cell>
          <table:table-cell office:value-type="float" office:value="0.00221064" calcext:value-type="float">
            <text:p>0.00221064</text:p>
          </table:table-cell>
          <table:table-cell office:value-type="float" office:value="0.00622018" calcext:value-type="float">
            <text:p>0.00622018</text:p>
          </table:table-cell>
          <table:table-cell office:value-type="float" office:value="0.00287619" calcext:value-type="float">
            <text:p>0.00287619</text:p>
          </table:table-cell>
          <table:table-cell office:value-type="float" office:value="0.00253789" calcext:value-type="float">
            <text:p>0.00253789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/>
          <table:table-cell office:value-type="float" office:value="0.0454436" calcext:value-type="float">
            <text:p>0.0454436</text:p>
          </table:table-cell>
          <table:table-cell office:value-type="float" office:value="0.00215103" calcext:value-type="float">
            <text:p>0.00215103</text:p>
          </table:table-cell>
          <table:table-cell office:value-type="float" office:value="0.00600188" calcext:value-type="float">
            <text:p>0.00600188</text:p>
          </table:table-cell>
          <table:table-cell office:value-type="float" office:value="0.00249447" calcext:value-type="float">
            <text:p>0.00249447</text:p>
          </table:table-cell>
          <table:table-cell office:value-type="float" office:value="0.00261131" calcext:value-type="float">
            <text:p>0.00261131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/>
          <table:table-cell office:value-type="float" office:value="0.0461052" calcext:value-type="float">
            <text:p>0.0461052</text:p>
          </table:table-cell>
          <table:table-cell office:value-type="float" office:value="0.00216642" calcext:value-type="float">
            <text:p>0.00216642</text:p>
          </table:table-cell>
          <table:table-cell office:value-type="float" office:value="0.00677915" calcext:value-type="float">
            <text:p>0.00677915</text:p>
          </table:table-cell>
          <table:table-cell office:value-type="float" office:value="0.00250039" calcext:value-type="float">
            <text:p>0.00250039</text:p>
          </table:table-cell>
          <table:table-cell office:value-type="float" office:value="0.00262552" calcext:value-type="float">
            <text:p>0.0026255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/>
          <table:table-cell office:value-type="float" office:value="0.0467238" calcext:value-type="float">
            <text:p>0.0467238</text:p>
          </table:table-cell>
          <table:table-cell office:value-type="float" office:value="0.00224024" calcext:value-type="float">
            <text:p>0.00224024</text:p>
          </table:table-cell>
          <table:table-cell office:value-type="float" office:value="0.00727457" calcext:value-type="float">
            <text:p>0.00727457</text:p>
          </table:table-cell>
          <table:table-cell office:value-type="float" office:value="0.00247433" calcext:value-type="float">
            <text:p>0.00247433</text:p>
          </table:table-cell>
          <table:table-cell office:value-type="float" office:value="0.00251026" calcext:value-type="float">
            <text:p>0.00251026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/>
          <table:table-cell office:value-type="float" office:value="0.0463511" calcext:value-type="float">
            <text:p>0.0463511</text:p>
          </table:table-cell>
          <table:table-cell office:value-type="float" office:value="0.00227972" calcext:value-type="float">
            <text:p>0.00227972</text:p>
          </table:table-cell>
          <table:table-cell office:value-type="float" office:value="0.00631294" calcext:value-type="float">
            <text:p>0.00631294</text:p>
          </table:table-cell>
          <table:table-cell office:value-type="float" office:value="0.00250749" calcext:value-type="float">
            <text:p>0.00250749</text:p>
          </table:table-cell>
          <table:table-cell office:value-type="float" office:value="0.00248223" calcext:value-type="float">
            <text:p>0.00248223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/>
          <table:table-cell office:value-type="float" office:value="0.0462879" calcext:value-type="float">
            <text:p>0.0462879</text:p>
          </table:table-cell>
          <table:table-cell office:value-type="float" office:value="0.00231761" calcext:value-type="float">
            <text:p>0.00231761</text:p>
          </table:table-cell>
          <table:table-cell office:value-type="float" office:value="0.0069789" calcext:value-type="float">
            <text:p>0.0069789</text:p>
          </table:table-cell>
          <table:table-cell office:value-type="float" office:value="0.00245894" calcext:value-type="float">
            <text:p>0.00245894</text:p>
          </table:table-cell>
          <table:table-cell office:value-type="float" office:value="0.00252841" calcext:value-type="float">
            <text:p>0.00252841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/>
          <table:table-cell office:value-type="float" office:value="0.0458845" calcext:value-type="float">
            <text:p>0.0458845</text:p>
          </table:table-cell>
          <table:table-cell office:value-type="float" office:value="0.0025292" calcext:value-type="float">
            <text:p>0.0025292</text:p>
          </table:table-cell>
          <table:table-cell office:value-type="float" office:value="0.00639111" calcext:value-type="float">
            <text:p>0.00639111</text:p>
          </table:table-cell>
          <table:table-cell office:value-type="float" office:value="0.00241275" calcext:value-type="float">
            <text:p>0.00241275</text:p>
          </table:table-cell>
          <table:table-cell office:value-type="float" office:value="0.00310515" calcext:value-type="float">
            <text:p>0.00310515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/>
          <table:table-cell office:value-type="float" office:value="0.0452391" calcext:value-type="float">
            <text:p>0.0452391</text:p>
          </table:table-cell>
          <table:table-cell office:value-type="float" office:value="0.00216919" calcext:value-type="float">
            <text:p>0.00216919</text:p>
          </table:table-cell>
          <table:table-cell office:value-type="float" office:value="0.00594543" calcext:value-type="float">
            <text:p>0.00594543</text:p>
          </table:table-cell>
          <table:table-cell office:value-type="float" office:value="0.00240565" calcext:value-type="float">
            <text:p>0.00240565</text:p>
          </table:table-cell>
          <table:table-cell office:value-type="float" office:value="0.00253907" calcext:value-type="float">
            <text:p>0.00253907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/>
          <table:table-cell office:value-type="float" office:value="0.0456559" calcext:value-type="float">
            <text:p>0.0456559</text:p>
          </table:table-cell>
          <table:table-cell office:value-type="float" office:value="0.00212971" calcext:value-type="float">
            <text:p>0.00212971</text:p>
          </table:table-cell>
          <table:table-cell office:value-type="float" office:value="0.00591148" calcext:value-type="float">
            <text:p>0.00591148</text:p>
          </table:table-cell>
          <table:table-cell office:value-type="float" office:value="0.00244354" calcext:value-type="float">
            <text:p>0.00244354</text:p>
          </table:table-cell>
          <table:table-cell office:value-type="float" office:value="0.00253513" calcext:value-type="float">
            <text:p>0.00253513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/>
          <table:table-cell office:value-type="float" office:value="0.046389" calcext:value-type="float">
            <text:p>0.046389</text:p>
          </table:table-cell>
          <table:table-cell office:value-type="float" office:value="0.00215063" calcext:value-type="float">
            <text:p>0.00215063</text:p>
          </table:table-cell>
          <table:table-cell office:value-type="float" office:value="0.00635321" calcext:value-type="float">
            <text:p>0.00635321</text:p>
          </table:table-cell>
          <table:table-cell office:value-type="float" office:value="0.00246249" calcext:value-type="float">
            <text:p>0.00246249</text:p>
          </table:table-cell>
          <table:table-cell office:value-type="float" office:value="0.00258644" calcext:value-type="float">
            <text:p>0.00258644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/>
          <table:table-cell office:value-type="float" office:value="0.0452474" calcext:value-type="float">
            <text:p>0.0452474</text:p>
          </table:table-cell>
          <table:table-cell office:value-type="float" office:value="0.002138" calcext:value-type="float">
            <text:p>0.002138</text:p>
          </table:table-cell>
          <table:table-cell office:value-type="float" office:value="0.00586529" calcext:value-type="float">
            <text:p>0.00586529</text:p>
          </table:table-cell>
          <table:table-cell office:value-type="float" office:value="0.00244709" calcext:value-type="float">
            <text:p>0.00244709</text:p>
          </table:table-cell>
          <table:table-cell office:value-type="float" office:value="0.00259908" calcext:value-type="float">
            <text:p>0.00259908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/>
          <table:table-cell office:value-type="float" office:value="0.0447539" calcext:value-type="float">
            <text:p>0.0447539</text:p>
          </table:table-cell>
          <table:table-cell office:value-type="float" office:value="0.00213011" calcext:value-type="float">
            <text:p>0.00213011</text:p>
          </table:table-cell>
          <table:table-cell office:value-type="float" office:value="0.0057516" calcext:value-type="float">
            <text:p>0.0057516</text:p>
          </table:table-cell>
          <table:table-cell office:value-type="float" office:value="0.00295554" calcext:value-type="float">
            <text:p>0.00295554</text:p>
          </table:table-cell>
          <table:table-cell office:value-type="float" office:value="0.00252131" calcext:value-type="float">
            <text:p>0.00252131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/>
          <table:table-cell office:value-type="float" office:value="0.0452166" calcext:value-type="float">
            <text:p>0.0452166</text:p>
          </table:table-cell>
          <table:table-cell office:value-type="float" office:value="0.00225011" calcext:value-type="float">
            <text:p>0.00225011</text:p>
          </table:table-cell>
          <table:table-cell office:value-type="float" office:value="0.00597701" calcext:value-type="float">
            <text:p>0.00597701</text:p>
          </table:table-cell>
          <table:table-cell office:value-type="float" office:value="0.00339885" calcext:value-type="float">
            <text:p>0.00339885</text:p>
          </table:table-cell>
          <table:table-cell office:value-type="float" office:value="0.0029966" calcext:value-type="float">
            <text:p>0.0029966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/>
          <table:table-cell office:value-type="float" office:value="0.0451151" calcext:value-type="float">
            <text:p>0.0451151</text:p>
          </table:table-cell>
          <table:table-cell office:value-type="float" office:value="0.00216011" calcext:value-type="float">
            <text:p>0.00216011</text:p>
          </table:table-cell>
          <table:table-cell office:value-type="float" office:value="0.00582345" calcext:value-type="float">
            <text:p>0.00582345</text:p>
          </table:table-cell>
          <table:table-cell office:value-type="float" office:value="0.00251105" calcext:value-type="float">
            <text:p>0.00251105</text:p>
          </table:table-cell>
          <table:table-cell office:value-type="float" office:value="0.00252802" calcext:value-type="float">
            <text:p>0.00252802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/>
          <table:table-cell office:value-type="float" office:value="0.044885" calcext:value-type="float">
            <text:p>0.044885</text:p>
          </table:table-cell>
          <table:table-cell office:value-type="float" office:value="0.00216484" calcext:value-type="float">
            <text:p>0.00216484</text:p>
          </table:table-cell>
          <table:table-cell office:value-type="float" office:value="0.00573384" calcext:value-type="float">
            <text:p>0.00573384</text:p>
          </table:table-cell>
          <table:table-cell office:value-type="float" office:value="0.00250473" calcext:value-type="float">
            <text:p>0.00250473</text:p>
          </table:table-cell>
          <table:table-cell office:value-type="float" office:value="0.00250512" calcext:value-type="float">
            <text:p>0.00250512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/>
          <table:table-cell office:value-type="float" office:value="0.0445597" calcext:value-type="float">
            <text:p>0.0445597</text:p>
          </table:table-cell>
          <table:table-cell office:value-type="float" office:value="0.00231998" calcext:value-type="float">
            <text:p>0.00231998</text:p>
          </table:table-cell>
          <table:table-cell office:value-type="float" office:value="0.00648348" calcext:value-type="float">
            <text:p>0.00648348</text:p>
          </table:table-cell>
          <table:table-cell office:value-type="float" office:value="0.00251223" calcext:value-type="float">
            <text:p>0.00251223</text:p>
          </table:table-cell>
          <table:table-cell office:value-type="float" office:value="0.00260579" calcext:value-type="float">
            <text:p>0.00260579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/>
          <table:table-cell office:value-type="float" office:value="0.0440485" calcext:value-type="float">
            <text:p>0.0440485</text:p>
          </table:table-cell>
          <table:table-cell office:value-type="float" office:value="0.00219287" calcext:value-type="float">
            <text:p>0.00219287</text:p>
          </table:table-cell>
          <table:table-cell office:value-type="float" office:value="0.0058416" calcext:value-type="float">
            <text:p>0.0058416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0.00258921" calcext:value-type="float">
            <text:p>0.00258921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/>
          <table:table-cell office:value-type="float" office:value="0.0443892" calcext:value-type="float">
            <text:p>0.0443892</text:p>
          </table:table-cell>
          <table:table-cell office:value-type="float" office:value="0.0021755" calcext:value-type="float">
            <text:p>0.0021755</text:p>
          </table:table-cell>
          <table:table-cell office:value-type="float" office:value="0.00625176" calcext:value-type="float">
            <text:p>0.00625176</text:p>
          </table:table-cell>
          <table:table-cell office:value-type="float" office:value="0.00250433" calcext:value-type="float">
            <text:p>0.00250433</text:p>
          </table:table-cell>
          <table:table-cell office:value-type="float" office:value="0.00252605" calcext:value-type="float">
            <text:p>0.00252605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/>
          <table:table-cell office:value-type="float" office:value="0.0433423" calcext:value-type="float">
            <text:p>0.0433423</text:p>
          </table:table-cell>
          <table:table-cell office:value-type="float" office:value="0.00215616" calcext:value-type="float">
            <text:p>0.00215616</text:p>
          </table:table-cell>
          <table:table-cell office:value-type="float" office:value="0.00575515" calcext:value-type="float">
            <text:p>0.00575515</text:p>
          </table:table-cell>
          <table:table-cell office:value-type="float" office:value="0.00255052" calcext:value-type="float">
            <text:p>0.00255052</text:p>
          </table:table-cell>
          <table:table-cell office:value-type="float" office:value="0.00255842" calcext:value-type="float">
            <text:p>0.00255842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/>
          <table:table-cell office:value-type="float" office:value="0.0431607" calcext:value-type="float">
            <text:p>0.0431607</text:p>
          </table:table-cell>
          <table:table-cell office:value-type="float" office:value="0.00225603" calcext:value-type="float">
            <text:p>0.00225603</text:p>
          </table:table-cell>
          <table:table-cell office:value-type="float" office:value="0.00576581" calcext:value-type="float">
            <text:p>0.00576581</text:p>
          </table:table-cell>
          <table:table-cell office:value-type="float" office:value="0.00250552" calcext:value-type="float">
            <text:p>0.00250552</text:p>
          </table:table-cell>
          <table:table-cell office:value-type="float" office:value="0.00257697" calcext:value-type="float">
            <text:p>0.00257697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/>
          <table:table-cell office:value-type="float" office:value="0.0430296" calcext:value-type="float">
            <text:p>0.0430296</text:p>
          </table:table-cell>
          <table:table-cell office:value-type="float" office:value="0.00221656" calcext:value-type="float">
            <text:p>0.00221656</text:p>
          </table:table-cell>
          <table:table-cell office:value-type="float" office:value="0.00585976" calcext:value-type="float">
            <text:p>0.00585976</text:p>
          </table:table-cell>
          <table:table-cell office:value-type="float" office:value="0.00298159" calcext:value-type="float">
            <text:p>0.00298159</text:p>
          </table:table-cell>
          <table:table-cell office:value-type="float" office:value="0.00263066" calcext:value-type="float">
            <text:p>0.00263066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/>
          <table:table-cell office:value-type="float" office:value="0.0433446" calcext:value-type="float">
            <text:p>0.0433446</text:p>
          </table:table-cell>
          <table:table-cell office:value-type="float" office:value="0.00318489" calcext:value-type="float">
            <text:p>0.00318489</text:p>
          </table:table-cell>
          <table:table-cell office:value-type="float" office:value="0.00572752" calcext:value-type="float">
            <text:p>0.00572752</text:p>
          </table:table-cell>
          <table:table-cell office:value-type="float" office:value="0.00273171" calcext:value-type="float">
            <text:p>0.00273171</text:p>
          </table:table-cell>
          <table:table-cell office:value-type="float" office:value="0.00255289" calcext:value-type="float">
            <text:p>0.00255289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/>
          <table:table-cell office:value-type="float" office:value="0.0432685" calcext:value-type="float">
            <text:p>0.0432685</text:p>
          </table:table-cell>
          <table:table-cell office:value-type="float" office:value="0.00278066" calcext:value-type="float">
            <text:p>0.00278066</text:p>
          </table:table-cell>
          <table:table-cell office:value-type="float" office:value="0.00587279" calcext:value-type="float">
            <text:p>0.00587279</text:p>
          </table:table-cell>
          <table:table-cell office:value-type="float" office:value="0.00239854" calcext:value-type="float">
            <text:p>0.00239854</text:p>
          </table:table-cell>
          <table:table-cell office:value-type="float" office:value="0.00255881" calcext:value-type="float">
            <text:p>0.00255881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/>
          <table:table-cell office:value-type="float" office:value="0.0440422" calcext:value-type="float">
            <text:p>0.0440422</text:p>
          </table:table-cell>
          <table:table-cell office:value-type="float" office:value="0.00244433" calcext:value-type="float">
            <text:p>0.00244433</text:p>
          </table:table-cell>
          <table:table-cell office:value-type="float" office:value="0.00587911" calcext:value-type="float">
            <text:p>0.00587911</text:p>
          </table:table-cell>
          <table:table-cell office:value-type="float" office:value="0.00238275" calcext:value-type="float">
            <text:p>0.00238275</text:p>
          </table:table-cell>
          <table:table-cell office:value-type="float" office:value="0.00250157" calcext:value-type="float">
            <text:p>0.00250157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/>
          <table:table-cell office:value-type="float" office:value="0.0426949" calcext:value-type="float">
            <text:p>0.0426949</text:p>
          </table:table-cell>
          <table:table-cell office:value-type="float" office:value="0.00234169" calcext:value-type="float">
            <text:p>0.00234169</text:p>
          </table:table-cell>
          <table:table-cell office:value-type="float" office:value="0.00578081" calcext:value-type="float">
            <text:p>0.00578081</text:p>
          </table:table-cell>
          <table:table-cell office:value-type="float" office:value="0.00235985" calcext:value-type="float">
            <text:p>0.00235985</text:p>
          </table:table-cell>
          <table:table-cell office:value-type="float" office:value="0.00298633" calcext:value-type="float">
            <text:p>0.00298633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/>
          <table:table-cell office:value-type="float" office:value="0.0418027" calcext:value-type="float">
            <text:p>0.0418027</text:p>
          </table:table-cell>
          <table:table-cell office:value-type="float" office:value="0.00237604" calcext:value-type="float">
            <text:p>0.00237604</text:p>
          </table:table-cell>
          <table:table-cell office:value-type="float" office:value="0.00609267" calcext:value-type="float">
            <text:p>0.00609267</text:p>
          </table:table-cell>
          <table:table-cell office:value-type="float" office:value="0.00237051" calcext:value-type="float">
            <text:p>0.00237051</text:p>
          </table:table-cell>
          <table:table-cell office:value-type="float" office:value="0.00259276" calcext:value-type="float">
            <text:p>0.00259276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/>
          <table:table-cell office:value-type="float" office:value="0.0429286" calcext:value-type="float">
            <text:p>0.0429286</text:p>
          </table:table-cell>
          <table:table-cell office:value-type="float" office:value="0.00238472" calcext:value-type="float">
            <text:p>0.00238472</text:p>
          </table:table-cell>
          <table:table-cell office:value-type="float" office:value="0.00581279" calcext:value-type="float">
            <text:p>0.00581279</text:p>
          </table:table-cell>
          <table:table-cell office:value-type="float" office:value="0.00238828" calcext:value-type="float">
            <text:p>0.00238828</text:p>
          </table:table-cell>
          <table:table-cell office:value-type="float" office:value="0.00253591" calcext:value-type="float">
            <text:p>0.00253591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/>
          <table:table-cell office:value-type="float" office:value="0.0427719" calcext:value-type="float">
            <text:p>0.0427719</text:p>
          </table:table-cell>
          <table:table-cell office:value-type="float" office:value="0.00283711" calcext:value-type="float">
            <text:p>0.00283711</text:p>
          </table:table-cell>
          <table:table-cell office:value-type="float" office:value="0.00559922" calcext:value-type="float">
            <text:p>0.00559922</text:p>
          </table:table-cell>
          <table:table-cell office:value-type="float" office:value="0.00282882" calcext:value-type="float">
            <text:p>0.00282882</text:p>
          </table:table-cell>
          <table:table-cell office:value-type="float" office:value="0.00253394" calcext:value-type="float">
            <text:p>0.00253394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/>
          <table:table-cell office:value-type="float" office:value="0.0418248" calcext:value-type="float">
            <text:p>0.0418248</text:p>
          </table:table-cell>
          <table:table-cell office:value-type="float" office:value="0.00239657" calcext:value-type="float">
            <text:p>0.00239657</text:p>
          </table:table-cell>
          <table:table-cell office:value-type="float" office:value="0.00580173" calcext:value-type="float">
            <text:p>0.00580173</text:p>
          </table:table-cell>
          <table:table-cell office:value-type="float" office:value="0.00259671" calcext:value-type="float">
            <text:p>0.00259671</text:p>
          </table:table-cell>
          <table:table-cell office:value-type="float" office:value="0.00254499" calcext:value-type="float">
            <text:p>0.00254499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/>
          <table:table-cell office:value-type="float" office:value="0.0421158" calcext:value-type="float">
            <text:p>0.0421158</text:p>
          </table:table-cell>
          <table:table-cell office:value-type="float" office:value="0.00223077" calcext:value-type="float">
            <text:p>0.00223077</text:p>
          </table:table-cell>
          <table:table-cell office:value-type="float" office:value="0.00571331" calcext:value-type="float">
            <text:p>0.00571331</text:p>
          </table:table-cell>
          <table:table-cell office:value-type="float" office:value="0.00234485" calcext:value-type="float">
            <text:p>0.00234485</text:p>
          </table:table-cell>
          <table:table-cell office:value-type="float" office:value="0.00254776" calcext:value-type="float">
            <text:p>0.00254776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/>
          <table:table-cell office:value-type="float" office:value="0.0423949" calcext:value-type="float">
            <text:p>0.0423949</text:p>
          </table:table-cell>
          <table:table-cell office:value-type="float" office:value="0.00216484" calcext:value-type="float">
            <text:p>0.00216484</text:p>
          </table:table-cell>
          <table:table-cell office:value-type="float" office:value="0.00566317" calcext:value-type="float">
            <text:p>0.00566317</text:p>
          </table:table-cell>
          <table:table-cell office:value-type="float" office:value="0.00233498" calcext:value-type="float">
            <text:p>0.00233498</text:p>
          </table:table-cell>
          <table:table-cell office:value-type="float" office:value="0.00257263" calcext:value-type="float">
            <text:p>0.00257263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/>
          <table:table-cell office:value-type="float" office:value="0.0424632" calcext:value-type="float">
            <text:p>0.0424632</text:p>
          </table:table-cell>
          <table:table-cell office:value-type="float" office:value="0.00215695" calcext:value-type="float">
            <text:p>0.00215695</text:p>
          </table:table-cell>
          <table:table-cell office:value-type="float" office:value="0.00603385" calcext:value-type="float">
            <text:p>0.00603385</text:p>
          </table:table-cell>
          <table:table-cell office:value-type="float" office:value="0.00233262" calcext:value-type="float">
            <text:p>0.00233262</text:p>
          </table:table-cell>
          <table:table-cell office:value-type="float" office:value="0.00258605" calcext:value-type="float">
            <text:p>0.00258605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/>
          <table:table-cell office:value-type="float" office:value="0.0414269" calcext:value-type="float">
            <text:p>0.0414269</text:p>
          </table:table-cell>
          <table:table-cell office:value-type="float" office:value="0.0021984" calcext:value-type="float">
            <text:p>0.0021984</text:p>
          </table:table-cell>
          <table:table-cell office:value-type="float" office:value="0.00560001" calcext:value-type="float">
            <text:p>0.00560001</text:p>
          </table:table-cell>
          <table:table-cell office:value-type="float" office:value="0.00234446" calcext:value-type="float">
            <text:p>0.00234446</text:p>
          </table:table-cell>
          <table:table-cell office:value-type="float" office:value="0.00267605" calcext:value-type="float">
            <text:p>0.00267605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/>
          <table:table-cell office:value-type="float" office:value="0.0419772" calcext:value-type="float">
            <text:p>0.0419772</text:p>
          </table:table-cell>
          <table:table-cell office:value-type="float" office:value="0.00214866" calcext:value-type="float">
            <text:p>0.00214866</text:p>
          </table:table-cell>
          <table:table-cell office:value-type="float" office:value="0.00600385" calcext:value-type="float">
            <text:p>0.00600385</text:p>
          </table:table-cell>
          <table:table-cell office:value-type="float" office:value="0.00231406" calcext:value-type="float">
            <text:p>0.00231406</text:p>
          </table:table-cell>
          <table:table-cell office:value-type="float" office:value="0.00257579" calcext:value-type="float">
            <text:p>0.00257579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/>
          <table:table-cell office:value-type="float" office:value="0.0410827" calcext:value-type="float">
            <text:p>0.0410827</text:p>
          </table:table-cell>
          <table:table-cell office:value-type="float" office:value="0.00212774" calcext:value-type="float">
            <text:p>0.00212774</text:p>
          </table:table-cell>
          <table:table-cell office:value-type="float" office:value="0.0054504" calcext:value-type="float">
            <text:p>0.0054504</text:p>
          </table:table-cell>
          <table:table-cell office:value-type="float" office:value="0.00226866" calcext:value-type="float">
            <text:p>0.00226866</text:p>
          </table:table-cell>
          <table:table-cell office:value-type="float" office:value="0.00250157" calcext:value-type="float">
            <text:p>0.00250157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/>
          <table:table-cell office:value-type="float" office:value="0.0405146" calcext:value-type="float">
            <text:p>0.0405146</text:p>
          </table:table-cell>
          <table:table-cell office:value-type="float" office:value="0.00216603" calcext:value-type="float">
            <text:p>0.00216603</text:p>
          </table:table-cell>
          <table:table-cell office:value-type="float" office:value="0.00547882" calcext:value-type="float">
            <text:p>0.00547882</text:p>
          </table:table-cell>
          <table:table-cell office:value-type="float" office:value="0.00231683" calcext:value-type="float">
            <text:p>0.00231683</text:p>
          </table:table-cell>
          <table:table-cell office:value-type="float" office:value="0.00248262" calcext:value-type="float">
            <text:p>0.00248262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/>
          <table:table-cell office:value-type="float" office:value="0.0407582" calcext:value-type="float">
            <text:p>0.0407582</text:p>
          </table:table-cell>
          <table:table-cell office:value-type="float" office:value="0.00214195" calcext:value-type="float">
            <text:p>0.00214195</text:p>
          </table:table-cell>
          <table:table-cell office:value-type="float" office:value="0.00547409" calcext:value-type="float">
            <text:p>0.00547409</text:p>
          </table:table-cell>
          <table:table-cell office:value-type="float" office:value="0.00230775" calcext:value-type="float">
            <text:p>0.00230775</text:p>
          </table:table-cell>
          <table:table-cell office:value-type="float" office:value="0.00257184" calcext:value-type="float">
            <text:p>0.00257184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/>
          <table:table-cell office:value-type="float" office:value="0.0401325" calcext:value-type="float">
            <text:p>0.0401325</text:p>
          </table:table-cell>
          <table:table-cell office:value-type="float" office:value="0.00212142" calcext:value-type="float">
            <text:p>0.00212142</text:p>
          </table:table-cell>
          <table:table-cell office:value-type="float" office:value="0.00556093" calcext:value-type="float">
            <text:p>0.00556093</text:p>
          </table:table-cell>
          <table:table-cell office:value-type="float" office:value="0.00229867" calcext:value-type="float">
            <text:p>0.00229867</text:p>
          </table:table-cell>
          <table:table-cell office:value-type="float" office:value="0.00251499" calcext:value-type="float">
            <text:p>0.00251499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/>
          <table:table-cell office:value-type="float" office:value="0.0411676" calcext:value-type="float">
            <text:p>0.0411676</text:p>
          </table:table-cell>
          <table:table-cell office:value-type="float" office:value="0.00217353" calcext:value-type="float">
            <text:p>0.00217353</text:p>
          </table:table-cell>
          <table:table-cell office:value-type="float" office:value="0.00553448" calcext:value-type="float">
            <text:p>0.00553448</text:p>
          </table:table-cell>
          <table:table-cell office:value-type="float" office:value="0.00230261" calcext:value-type="float">
            <text:p>0.00230261</text:p>
          </table:table-cell>
          <table:table-cell office:value-type="float" office:value="0.0027029" calcext:value-type="float">
            <text:p>0.0027029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/>
          <table:table-cell office:value-type="float" office:value="0.0406789" calcext:value-type="float">
            <text:p>0.0406789</text:p>
          </table:table-cell>
          <table:table-cell office:value-type="float" office:value="0.00214353" calcext:value-type="float">
            <text:p>0.00214353</text:p>
          </table:table-cell>
          <table:table-cell office:value-type="float" office:value="0.00648743" calcext:value-type="float">
            <text:p>0.00648743</text:p>
          </table:table-cell>
          <table:table-cell office:value-type="float" office:value="0.0022809" calcext:value-type="float">
            <text:p>0.0022809</text:p>
          </table:table-cell>
          <table:table-cell office:value-type="float" office:value="0.00250591" calcext:value-type="float">
            <text:p>0.00250591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/>
          <table:table-cell office:value-type="float" office:value="0.0408143" calcext:value-type="float">
            <text:p>0.0408143</text:p>
          </table:table-cell>
          <table:table-cell office:value-type="float" office:value="0.00220511" calcext:value-type="float">
            <text:p>0.00220511</text:p>
          </table:table-cell>
          <table:table-cell office:value-type="float" office:value="0.00603701" calcext:value-type="float">
            <text:p>0.00603701</text:p>
          </table:table-cell>
          <table:table-cell office:value-type="float" office:value="0.00230459" calcext:value-type="float">
            <text:p>0.00230459</text:p>
          </table:table-cell>
          <table:table-cell office:value-type="float" office:value="0.00253591" calcext:value-type="float">
            <text:p>0.00253591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/>
          <table:table-cell office:value-type="float" office:value="0.0404013" calcext:value-type="float">
            <text:p>0.0404013</text:p>
          </table:table-cell>
          <table:table-cell office:value-type="float" office:value="0.00209852" calcext:value-type="float">
            <text:p>0.00209852</text:p>
          </table:table-cell>
          <table:table-cell office:value-type="float" office:value="0.00591345" calcext:value-type="float">
            <text:p>0.00591345</text:p>
          </table:table-cell>
          <table:table-cell office:value-type="float" office:value="0.00230025" calcext:value-type="float">
            <text:p>0.00230025</text:p>
          </table:table-cell>
          <table:table-cell office:value-type="float" office:value="0.00252684" calcext:value-type="float">
            <text:p>0.00252684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/>
          <table:table-cell office:value-type="float" office:value="0.0398921" calcext:value-type="float">
            <text:p>0.0398921</text:p>
          </table:table-cell>
          <table:table-cell office:value-type="float" office:value="0.00210326" calcext:value-type="float">
            <text:p>0.00210326</text:p>
          </table:table-cell>
          <table:table-cell office:value-type="float" office:value="0.00640137" calcext:value-type="float">
            <text:p>0.00640137</text:p>
          </table:table-cell>
          <table:table-cell office:value-type="float" office:value="0.00228682" calcext:value-type="float">
            <text:p>0.00228682</text:p>
          </table:table-cell>
          <table:table-cell office:value-type="float" office:value="0.00253868" calcext:value-type="float">
            <text:p>0.00253868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/>
          <table:table-cell office:value-type="float" office:value="0.0407768" calcext:value-type="float">
            <text:p>0.0407768</text:p>
          </table:table-cell>
          <table:table-cell office:value-type="float" office:value="0.00211392" calcext:value-type="float">
            <text:p>0.00211392</text:p>
          </table:table-cell>
          <table:table-cell office:value-type="float" office:value="0.00572278" calcext:value-type="float">
            <text:p>0.00572278</text:p>
          </table:table-cell>
          <table:table-cell office:value-type="float" office:value="0.00226551" calcext:value-type="float">
            <text:p>0.00226551</text:p>
          </table:table-cell>
          <table:table-cell office:value-type="float" office:value="0.00255013" calcext:value-type="float">
            <text:p>0.00255013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/>
          <table:table-cell office:value-type="float" office:value="0.0396995" calcext:value-type="float">
            <text:p>0.0396995</text:p>
          </table:table-cell>
          <table:table-cell office:value-type="float" office:value="0.00218221" calcext:value-type="float">
            <text:p>0.00218221</text:p>
          </table:table-cell>
          <table:table-cell office:value-type="float" office:value="0.00610372" calcext:value-type="float">
            <text:p>0.00610372</text:p>
          </table:table-cell>
          <table:table-cell office:value-type="float" office:value="0.00225524" calcext:value-type="float">
            <text:p>0.00225524</text:p>
          </table:table-cell>
          <table:table-cell office:value-type="float" office:value="0.00252368" calcext:value-type="float">
            <text:p>0.00252368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/>
          <table:table-cell office:value-type="float" office:value="0.04002" calcext:value-type="float">
            <text:p>0.04002</text:p>
          </table:table-cell>
          <table:table-cell office:value-type="float" office:value="0.00215813" calcext:value-type="float">
            <text:p>0.00215813</text:p>
          </table:table-cell>
          <table:table-cell office:value-type="float" office:value="0.00604056" calcext:value-type="float">
            <text:p>0.00604056</text:p>
          </table:table-cell>
          <table:table-cell office:value-type="float" office:value="0.00229196" calcext:value-type="float">
            <text:p>0.00229196</text:p>
          </table:table-cell>
          <table:table-cell office:value-type="float" office:value="0.00259079" calcext:value-type="float">
            <text:p>0.00259079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/>
          <table:table-cell office:value-type="float" office:value="0.0401625" calcext:value-type="float">
            <text:p>0.0401625</text:p>
          </table:table-cell>
          <table:table-cell office:value-type="float" office:value="0.00212142" calcext:value-type="float">
            <text:p>0.00212142</text:p>
          </table:table-cell>
          <table:table-cell office:value-type="float" office:value="0.00552264" calcext:value-type="float">
            <text:p>0.00552264</text:p>
          </table:table-cell>
          <table:table-cell office:value-type="float" office:value="0.00224301" calcext:value-type="float">
            <text:p>0.00224301</text:p>
          </table:table-cell>
          <table:table-cell office:value-type="float" office:value="0.00249683" calcext:value-type="float">
            <text:p>0.00249683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/>
          <table:table-cell office:value-type="float" office:value="0.0391768" calcext:value-type="float">
            <text:p>0.0391768</text:p>
          </table:table-cell>
          <table:table-cell office:value-type="float" office:value="0.00210168" calcext:value-type="float">
            <text:p>0.00210168</text:p>
          </table:table-cell>
          <table:table-cell office:value-type="float" office:value="0.00533355" calcext:value-type="float">
            <text:p>0.00533355</text:p>
          </table:table-cell>
          <table:table-cell office:value-type="float" office:value="0.00221143" calcext:value-type="float">
            <text:p>0.00221143</text:p>
          </table:table-cell>
          <table:table-cell office:value-type="float" office:value="0.00262868" calcext:value-type="float">
            <text:p>0.00262868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/>
          <table:table-cell office:value-type="float" office:value="0.0392439" calcext:value-type="float">
            <text:p>0.0392439</text:p>
          </table:table-cell>
          <table:table-cell office:value-type="float" office:value="0.00241157" calcext:value-type="float">
            <text:p>0.00241157</text:p>
          </table:table-cell>
          <table:table-cell office:value-type="float" office:value="0.00532132" calcext:value-type="float">
            <text:p>0.00532132</text:p>
          </table:table-cell>
          <table:table-cell office:value-type="float" office:value="0.00223116" calcext:value-type="float">
            <text:p>0.00223116</text:p>
          </table:table-cell>
          <table:table-cell office:value-type="float" office:value="0.00268592" calcext:value-type="float">
            <text:p>0.00268592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/>
          <table:table-cell office:value-type="float" office:value="0.0387876" calcext:value-type="float">
            <text:p>0.0387876</text:p>
          </table:table-cell>
          <table:table-cell office:value-type="float" office:value="0.00217353" calcext:value-type="float">
            <text:p>0.00217353</text:p>
          </table:table-cell>
          <table:table-cell office:value-type="float" office:value="0.00577765" calcext:value-type="float">
            <text:p>0.00577765</text:p>
          </table:table-cell>
          <table:table-cell office:value-type="float" office:value="0.00225327" calcext:value-type="float">
            <text:p>0.00225327</text:p>
          </table:table-cell>
          <table:table-cell office:value-type="float" office:value="0.00286435" calcext:value-type="float">
            <text:p>0.00286435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/>
          <table:table-cell office:value-type="float" office:value="0.0381943" calcext:value-type="float">
            <text:p>0.0381943</text:p>
          </table:table-cell>
          <table:table-cell office:value-type="float" office:value="0.00219445" calcext:value-type="float">
            <text:p>0.00219445</text:p>
          </table:table-cell>
          <table:table-cell office:value-type="float" office:value="0.00537935" calcext:value-type="float">
            <text:p>0.00537935</text:p>
          </table:table-cell>
          <table:table-cell office:value-type="float" office:value="0.00223866" calcext:value-type="float">
            <text:p>0.00223866</text:p>
          </table:table-cell>
          <table:table-cell office:value-type="float" office:value="0.00252368" calcext:value-type="float">
            <text:p>0.00252368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/>
          <table:table-cell office:value-type="float" office:value="0.0390568" calcext:value-type="float">
            <text:p>0.0390568</text:p>
          </table:table-cell>
          <table:table-cell office:value-type="float" office:value="0.00211708" calcext:value-type="float">
            <text:p>0.00211708</text:p>
          </table:table-cell>
          <table:table-cell office:value-type="float" office:value="0.00539198" calcext:value-type="float">
            <text:p>0.00539198</text:p>
          </table:table-cell>
          <table:table-cell office:value-type="float" office:value="0.00223037" calcext:value-type="float">
            <text:p>0.00223037</text:p>
          </table:table-cell>
          <table:table-cell office:value-type="float" office:value="0.00251223" calcext:value-type="float">
            <text:p>0.00251223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/>
          <table:table-cell office:value-type="float" office:value="0.0380762" calcext:value-type="float">
            <text:p>0.0380762</text:p>
          </table:table-cell>
          <table:table-cell office:value-type="float" office:value="0.0021459" calcext:value-type="float">
            <text:p>0.0021459</text:p>
          </table:table-cell>
          <table:table-cell office:value-type="float" office:value="0.00573147" calcext:value-type="float">
            <text:p>0.00573147</text:p>
          </table:table-cell>
          <table:table-cell office:value-type="float" office:value="0.00222643" calcext:value-type="float">
            <text:p>0.00222643</text:p>
          </table:table-cell>
          <table:table-cell office:value-type="float" office:value="0.00250039" calcext:value-type="float">
            <text:p>0.00250039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/>
          <table:table-cell office:value-type="float" office:value="0.0379539" calcext:value-type="float">
            <text:p>0.0379539</text:p>
          </table:table-cell>
          <table:table-cell office:value-type="float" office:value="0.00213879" calcext:value-type="float">
            <text:p>0.00213879</text:p>
          </table:table-cell>
          <table:table-cell office:value-type="float" office:value="0.00526171" calcext:value-type="float">
            <text:p>0.00526171</text:p>
          </table:table-cell>
          <table:table-cell office:value-type="float" office:value="0.00222011" calcext:value-type="float">
            <text:p>0.00222011</text:p>
          </table:table-cell>
          <table:table-cell office:value-type="float" office:value="0.00253039" calcext:value-type="float">
            <text:p>0.00253039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/>
          <table:table-cell office:value-type="float" office:value="0.0382464" calcext:value-type="float">
            <text:p>0.0382464</text:p>
          </table:table-cell>
          <table:table-cell office:value-type="float" office:value="0.00213366" calcext:value-type="float">
            <text:p>0.00213366</text:p>
          </table:table-cell>
          <table:table-cell office:value-type="float" office:value="0.00518789" calcext:value-type="float">
            <text:p>0.00518789</text:p>
          </table:table-cell>
          <table:table-cell office:value-type="float" office:value="0.00268355" calcext:value-type="float">
            <text:p>0.00268355</text:p>
          </table:table-cell>
          <table:table-cell office:value-type="float" office:value="0.00252289" calcext:value-type="float">
            <text:p>0.00252289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/>
          <table:table-cell office:value-type="float" office:value="0.0374671" calcext:value-type="float">
            <text:p>0.0374671</text:p>
          </table:table-cell>
          <table:table-cell office:value-type="float" office:value="0.00211155" calcext:value-type="float">
            <text:p>0.00211155</text:p>
          </table:table-cell>
          <table:table-cell office:value-type="float" office:value="0.00519381" calcext:value-type="float">
            <text:p>0.00519381</text:p>
          </table:table-cell>
          <table:table-cell office:value-type="float" office:value="0.00222208" calcext:value-type="float">
            <text:p>0.00222208</text:p>
          </table:table-cell>
          <table:table-cell office:value-type="float" office:value="0.00289949" calcext:value-type="float">
            <text:p>0.00289949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/>
          <table:table-cell office:value-type="float" office:value="0.0384718" calcext:value-type="float">
            <text:p>0.0384718</text:p>
          </table:table-cell>
          <table:table-cell office:value-type="float" office:value="0.00240762" calcext:value-type="float">
            <text:p>0.00240762</text:p>
          </table:table-cell>
          <table:table-cell office:value-type="float" office:value="0.00566317" calcext:value-type="float">
            <text:p>0.00566317</text:p>
          </table:table-cell>
          <table:table-cell office:value-type="float" office:value="0.00223629" calcext:value-type="float">
            <text:p>0.00223629</text:p>
          </table:table-cell>
          <table:table-cell office:value-type="float" office:value="0.00281935" calcext:value-type="float">
            <text:p>0.00281935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/>
          <table:table-cell office:value-type="float" office:value="0.0377723" calcext:value-type="float">
            <text:p>0.0377723</text:p>
          </table:table-cell>
          <table:table-cell office:value-type="float" office:value="0.00214392" calcext:value-type="float">
            <text:p>0.00214392</text:p>
          </table:table-cell>
          <table:table-cell office:value-type="float" office:value="0.00524197" calcext:value-type="float">
            <text:p>0.00524197</text:p>
          </table:table-cell>
          <table:table-cell office:value-type="float" office:value="0.0021834" calcext:value-type="float">
            <text:p>0.0021834</text:p>
          </table:table-cell>
          <table:table-cell office:value-type="float" office:value="0.00249565" calcext:value-type="float">
            <text:p>0.00249565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/>
          <table:table-cell office:value-type="float" office:value="0.0375994" calcext:value-type="float">
            <text:p>0.0375994</text:p>
          </table:table-cell>
          <table:table-cell office:value-type="float" office:value="0.00214037" calcext:value-type="float">
            <text:p>0.00214037</text:p>
          </table:table-cell>
          <table:table-cell office:value-type="float" office:value="0.00544172" calcext:value-type="float">
            <text:p>0.00544172</text:p>
          </table:table-cell>
          <table:table-cell office:value-type="float" office:value="0.00223156" calcext:value-type="float">
            <text:p>0.00223156</text:p>
          </table:table-cell>
          <table:table-cell office:value-type="float" office:value="0.00253355" calcext:value-type="float">
            <text:p>0.00253355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/>
          <table:table-cell office:value-type="float" office:value="0.0374351" calcext:value-type="float">
            <text:p>0.0374351</text:p>
          </table:table-cell>
          <table:table-cell office:value-type="float" office:value="0.00215655" calcext:value-type="float">
            <text:p>0.00215655</text:p>
          </table:table-cell>
          <table:table-cell office:value-type="float" office:value="0.00515789" calcext:value-type="float">
            <text:p>0.00515789</text:p>
          </table:table-cell>
          <table:table-cell office:value-type="float" office:value="0.00220708" calcext:value-type="float">
            <text:p>0.00220708</text:p>
          </table:table-cell>
          <table:table-cell office:value-type="float" office:value="0.0025292" calcext:value-type="float">
            <text:p>0.0025292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/>
          <table:table-cell office:value-type="float" office:value="0.0372295" calcext:value-type="float">
            <text:p>0.0372295</text:p>
          </table:table-cell>
          <table:table-cell office:value-type="float" office:value="0.0021151" calcext:value-type="float">
            <text:p>0.0021151</text:p>
          </table:table-cell>
          <table:table-cell office:value-type="float" office:value="0.0052771" calcext:value-type="float">
            <text:p>0.0052771</text:p>
          </table:table-cell>
          <table:table-cell office:value-type="float" office:value="0.00219721" calcext:value-type="float">
            <text:p>0.00219721</text:p>
          </table:table-cell>
          <table:table-cell office:value-type="float" office:value="0.0025671" calcext:value-type="float">
            <text:p>0.0025671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/>
          <table:table-cell office:value-type="float" office:value="0.0369188" calcext:value-type="float">
            <text:p>0.0369188</text:p>
          </table:table-cell>
          <table:table-cell office:value-type="float" office:value="0.00209813" calcext:value-type="float">
            <text:p>0.00209813</text:p>
          </table:table-cell>
          <table:table-cell office:value-type="float" office:value="0.00552856" calcext:value-type="float">
            <text:p>0.00552856</text:p>
          </table:table-cell>
          <table:table-cell office:value-type="float" office:value="0.00228801" calcext:value-type="float">
            <text:p>0.00228801</text:p>
          </table:table-cell>
          <table:table-cell office:value-type="float" office:value="0.00260539" calcext:value-type="float">
            <text:p>0.00260539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/>
          <table:table-cell office:value-type="float" office:value="0.0363539" calcext:value-type="float">
            <text:p>0.0363539</text:p>
          </table:table-cell>
          <table:table-cell office:value-type="float" office:value="0.00209418" calcext:value-type="float">
            <text:p>0.00209418</text:p>
          </table:table-cell>
          <table:table-cell office:value-type="float" office:value="0.00527947" calcext:value-type="float">
            <text:p>0.00527947</text:p>
          </table:table-cell>
          <table:table-cell office:value-type="float" office:value="0.00218182" calcext:value-type="float">
            <text:p>0.00218182</text:p>
          </table:table-cell>
          <table:table-cell office:value-type="float" office:value="0.00327727" calcext:value-type="float">
            <text:p>0.00327727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/>
          <table:table-cell office:value-type="float" office:value="0.0372307" calcext:value-type="float">
            <text:p>0.0372307</text:p>
          </table:table-cell>
          <table:table-cell office:value-type="float" office:value="0.00212379" calcext:value-type="float">
            <text:p>0.00212379</text:p>
          </table:table-cell>
          <table:table-cell office:value-type="float" office:value="0.00528224" calcext:value-type="float">
            <text:p>0.00528224</text:p>
          </table:table-cell>
          <table:table-cell office:value-type="float" office:value="0.00219919" calcext:value-type="float">
            <text:p>0.00219919</text:p>
          </table:table-cell>
          <table:table-cell office:value-type="float" office:value="0.0031466" calcext:value-type="float">
            <text:p>0.0031466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/>
          <table:table-cell office:value-type="float" office:value="0.0365165" calcext:value-type="float">
            <text:p>0.0365165</text:p>
          </table:table-cell>
          <table:table-cell office:value-type="float" office:value="0.00219208" calcext:value-type="float">
            <text:p>0.00219208</text:p>
          </table:table-cell>
          <table:table-cell office:value-type="float" office:value="0.00515512" calcext:value-type="float">
            <text:p>0.00515512</text:p>
          </table:table-cell>
          <table:table-cell office:value-type="float" office:value="0.00215221" calcext:value-type="float">
            <text:p>0.00215221</text:p>
          </table:table-cell>
          <table:table-cell office:value-type="float" office:value="0.00258842" calcext:value-type="float">
            <text:p>0.00258842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/>
          <table:table-cell office:value-type="float" office:value="0.0363815" calcext:value-type="float">
            <text:p>0.0363815</text:p>
          </table:table-cell>
          <table:table-cell office:value-type="float" office:value="0.00218221" calcext:value-type="float">
            <text:p>0.00218221</text:p>
          </table:table-cell>
          <table:table-cell office:value-type="float" office:value="0.00518907" calcext:value-type="float">
            <text:p>0.00518907</text:p>
          </table:table-cell>
          <table:table-cell office:value-type="float" office:value="0.0021605" calcext:value-type="float">
            <text:p>0.0021605</text:p>
          </table:table-cell>
          <table:table-cell office:value-type="float" office:value="0.00257144" calcext:value-type="float">
            <text:p>0.00257144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/>
          <table:table-cell office:value-type="float" office:value="0.0364329" calcext:value-type="float">
            <text:p>0.0364329</text:p>
          </table:table-cell>
          <table:table-cell office:value-type="float" office:value="0.00220866" calcext:value-type="float">
            <text:p>0.00220866</text:p>
          </table:table-cell>
          <table:table-cell office:value-type="float" office:value="0.00508051" calcext:value-type="float">
            <text:p>0.00508051</text:p>
          </table:table-cell>
          <table:table-cell office:value-type="float" office:value="0.0021984" calcext:value-type="float">
            <text:p>0.0021984</text:p>
          </table:table-cell>
          <table:table-cell office:value-type="float" office:value="0.00248065" calcext:value-type="float">
            <text:p>0.00248065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/>
          <table:table-cell office:value-type="float" office:value="0.0359173" calcext:value-type="float">
            <text:p>0.0359173</text:p>
          </table:table-cell>
          <table:table-cell office:value-type="float" office:value="0.00212892" calcext:value-type="float">
            <text:p>0.00212892</text:p>
          </table:table-cell>
          <table:table-cell office:value-type="float" office:value="0.00557988" calcext:value-type="float">
            <text:p>0.00557988</text:p>
          </table:table-cell>
          <table:table-cell office:value-type="float" office:value="0.002123" calcext:value-type="float">
            <text:p>0.002123</text:p>
          </table:table-cell>
          <table:table-cell office:value-type="float" office:value="0.00260776" calcext:value-type="float">
            <text:p>0.00260776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/>
          <table:table-cell office:value-type="float" office:value="0.0360488" calcext:value-type="float">
            <text:p>0.0360488</text:p>
          </table:table-cell>
          <table:table-cell office:value-type="float" office:value="0.00215853" calcext:value-type="float">
            <text:p>0.00215853</text:p>
          </table:table-cell>
          <table:table-cell office:value-type="float" office:value="0.00520881" calcext:value-type="float">
            <text:p>0.00520881</text:p>
          </table:table-cell>
          <table:table-cell office:value-type="float" office:value="0.00251657" calcext:value-type="float">
            <text:p>0.00251657</text:p>
          </table:table-cell>
          <table:table-cell office:value-type="float" office:value="0.00251973" calcext:value-type="float">
            <text:p>0.00251973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/>
          <table:table-cell office:value-type="float" office:value="0.0350504" calcext:value-type="float">
            <text:p>0.0350504</text:p>
          </table:table-cell>
          <table:table-cell office:value-type="float" office:value="0.00231801" calcext:value-type="float">
            <text:p>0.00231801</text:p>
          </table:table-cell>
          <table:table-cell office:value-type="float" office:value="0.00504222" calcext:value-type="float">
            <text:p>0.00504222</text:p>
          </table:table-cell>
          <table:table-cell office:value-type="float" office:value="0.00213366" calcext:value-type="float">
            <text:p>0.00213366</text:p>
          </table:table-cell>
          <table:table-cell office:value-type="float" office:value="0.00255013" calcext:value-type="float">
            <text:p>0.00255013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/>
          <table:table-cell office:value-type="float" office:value="0.0358853" calcext:value-type="float">
            <text:p>0.0358853</text:p>
          </table:table-cell>
          <table:table-cell office:value-type="float" office:value="0.00214866" calcext:value-type="float">
            <text:p>0.00214866</text:p>
          </table:table-cell>
          <table:table-cell office:value-type="float" office:value="0.00550606" calcext:value-type="float">
            <text:p>0.00550606</text:p>
          </table:table-cell>
          <table:table-cell office:value-type="float" office:value="0.00233498" calcext:value-type="float">
            <text:p>0.00233498</text:p>
          </table:table-cell>
          <table:table-cell office:value-type="float" office:value="0.00254499" calcext:value-type="float">
            <text:p>0.00254499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/>
          <table:table-cell office:value-type="float" office:value="0.0350812" calcext:value-type="float">
            <text:p>0.0350812</text:p>
          </table:table-cell>
          <table:table-cell office:value-type="float" office:value="0.0021001" calcext:value-type="float">
            <text:p>0.0021001</text:p>
          </table:table-cell>
          <table:table-cell office:value-type="float" office:value="0.00511486" calcext:value-type="float">
            <text:p>0.00511486</text:p>
          </table:table-cell>
          <table:table-cell office:value-type="float" office:value="0.00216366" calcext:value-type="float">
            <text:p>0.00216366</text:p>
          </table:table-cell>
          <table:table-cell office:value-type="float" office:value="0.00248104" calcext:value-type="float">
            <text:p>0.00248104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/>
          <table:table-cell office:value-type="float" office:value="0.0355352" calcext:value-type="float">
            <text:p>0.0355352</text:p>
          </table:table-cell>
          <table:table-cell office:value-type="float" office:value="0.00207997" calcext:value-type="float">
            <text:p>0.00207997</text:p>
          </table:table-cell>
          <table:table-cell office:value-type="float" office:value="0.00506393" calcext:value-type="float">
            <text:p>0.00506393</text:p>
          </table:table-cell>
          <table:table-cell office:value-type="float" office:value="0.00211629" calcext:value-type="float">
            <text:p>0.00211629</text:p>
          </table:table-cell>
          <table:table-cell office:value-type="float" office:value="0.00252091" calcext:value-type="float">
            <text:p>0.00252091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/>
          <table:table-cell office:value-type="float" office:value="0.0348242" calcext:value-type="float">
            <text:p>0.0348242</text:p>
          </table:table-cell>
          <table:table-cell office:value-type="float" office:value="0.00208905" calcext:value-type="float">
            <text:p>0.00208905</text:p>
          </table:table-cell>
          <table:table-cell office:value-type="float" office:value="0.00511407" calcext:value-type="float">
            <text:p>0.00511407</text:p>
          </table:table-cell>
          <table:table-cell office:value-type="float" office:value="0.00211826" calcext:value-type="float">
            <text:p>0.00211826</text:p>
          </table:table-cell>
          <table:table-cell office:value-type="float" office:value="0.00290067" calcext:value-type="float">
            <text:p>0.00290067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/>
          <table:table-cell office:value-type="float" office:value="0.0346612" calcext:value-type="float">
            <text:p>0.0346612</text:p>
          </table:table-cell>
          <table:table-cell office:value-type="float" office:value="0.00213326" calcext:value-type="float">
            <text:p>0.00213326</text:p>
          </table:table-cell>
          <table:table-cell office:value-type="float" office:value="0.00507183" calcext:value-type="float">
            <text:p>0.00507183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0.0025825" calcext:value-type="float">
            <text:p>0.0025825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/>
          <table:table-cell office:value-type="float" office:value="0.0346588" calcext:value-type="float">
            <text:p>0.0346588</text:p>
          </table:table-cell>
          <table:table-cell office:value-type="float" office:value="0.00212971" calcext:value-type="float">
            <text:p>0.00212971</text:p>
          </table:table-cell>
          <table:table-cell office:value-type="float" office:value="0.00499012" calcext:value-type="float">
            <text:p>0.00499012</text:p>
          </table:table-cell>
          <table:table-cell office:value-type="float" office:value="0.00212537" calcext:value-type="float">
            <text:p>0.00212537</text:p>
          </table:table-cell>
          <table:table-cell office:value-type="float" office:value="0.00259592" calcext:value-type="float">
            <text:p>0.00259592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/>
          <table:table-cell office:value-type="float" office:value="0.0357795" calcext:value-type="float">
            <text:p>0.0357795</text:p>
          </table:table-cell>
          <table:table-cell office:value-type="float" office:value="0.00263618" calcext:value-type="float">
            <text:p>0.00263618</text:p>
          </table:table-cell>
          <table:table-cell office:value-type="float" office:value="0.00529368" calcext:value-type="float">
            <text:p>0.00529368</text:p>
          </table:table-cell>
          <table:table-cell office:value-type="float" office:value="0.00288212" calcext:value-type="float">
            <text:p>0.00288212</text:p>
          </table:table-cell>
          <table:table-cell office:value-type="float" office:value="0.00250354" calcext:value-type="float">
            <text:p>0.00250354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/>
          <table:table-cell office:value-type="float" office:value="0.0349675" calcext:value-type="float">
            <text:p>0.0349675</text:p>
          </table:table-cell>
          <table:table-cell office:value-type="float" office:value="0.00211708" calcext:value-type="float">
            <text:p>0.00211708</text:p>
          </table:table-cell>
          <table:table-cell office:value-type="float" office:value="0.00604609" calcext:value-type="float">
            <text:p>0.00604609</text:p>
          </table:table-cell>
          <table:table-cell office:value-type="float" office:value="0.00273448" calcext:value-type="float">
            <text:p>0.00273448</text:p>
          </table:table-cell>
          <table:table-cell office:value-type="float" office:value="0.00255407" calcext:value-type="float">
            <text:p>0.00255407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/>
          <table:table-cell office:value-type="float" office:value="0.0350437" calcext:value-type="float">
            <text:p>0.0350437</text:p>
          </table:table-cell>
          <table:table-cell office:value-type="float" office:value="0.00216011" calcext:value-type="float">
            <text:p>0.00216011</text:p>
          </table:table-cell>
          <table:table-cell office:value-type="float" office:value="0.00523565" calcext:value-type="float">
            <text:p>0.00523565</text:p>
          </table:table-cell>
          <table:table-cell office:value-type="float" office:value="0.00218221" calcext:value-type="float">
            <text:p>0.00218221</text:p>
          </table:table-cell>
          <table:table-cell office:value-type="float" office:value="0.0028008" calcext:value-type="float">
            <text:p>0.0028008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/>
          <table:table-cell office:value-type="float" office:value="0.0345017" calcext:value-type="float">
            <text:p>0.0345017</text:p>
          </table:table-cell>
          <table:table-cell office:value-type="float" office:value="0.00211866" calcext:value-type="float">
            <text:p>0.00211866</text:p>
          </table:table-cell>
          <table:table-cell office:value-type="float" office:value="0.00586371" calcext:value-type="float">
            <text:p>0.00586371</text:p>
          </table:table-cell>
          <table:table-cell office:value-type="float" office:value="0.00209181" calcext:value-type="float">
            <text:p>0.00209181</text:p>
          </table:table-cell>
          <table:table-cell office:value-type="float" office:value="0.00257618" calcext:value-type="float">
            <text:p>0.00257618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/>
          <table:table-cell office:value-type="float" office:value="0.0343955" calcext:value-type="float">
            <text:p>0.0343955</text:p>
          </table:table-cell>
          <table:table-cell office:value-type="float" office:value="0.00207484" calcext:value-type="float">
            <text:p>0.00207484</text:p>
          </table:table-cell>
          <table:table-cell office:value-type="float" office:value="0.0055179" calcext:value-type="float">
            <text:p>0.0055179</text:p>
          </table:table-cell>
          <table:table-cell office:value-type="float" office:value="0.00209813" calcext:value-type="float">
            <text:p>0.00209813</text:p>
          </table:table-cell>
          <table:table-cell office:value-type="float" office:value="0.00258802" calcext:value-type="float">
            <text:p>0.00258802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/>
          <table:table-cell office:value-type="float" office:value="0.0340935" calcext:value-type="float">
            <text:p>0.0340935</text:p>
          </table:table-cell>
          <table:table-cell office:value-type="float" office:value="0.00211945" calcext:value-type="float">
            <text:p>0.00211945</text:p>
          </table:table-cell>
          <table:table-cell office:value-type="float" office:value="0.00504459" calcext:value-type="float">
            <text:p>0.00504459</text:p>
          </table:table-cell>
          <table:table-cell office:value-type="float" office:value="0.00215616" calcext:value-type="float">
            <text:p>0.00215616</text:p>
          </table:table-cell>
          <table:table-cell office:value-type="float" office:value="0.00252249" calcext:value-type="float">
            <text:p>0.00252249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/>
          <table:table-cell office:value-type="float" office:value="0.0332705" calcext:value-type="float">
            <text:p>0.0332705</text:p>
          </table:table-cell>
          <table:table-cell office:value-type="float" office:value="0.00211629" calcext:value-type="float">
            <text:p>0.00211629</text:p>
          </table:table-cell>
          <table:table-cell office:value-type="float" office:value="0.00496919" calcext:value-type="float">
            <text:p>0.00496919</text:p>
          </table:table-cell>
          <table:table-cell office:value-type="float" office:value="0.00262829" calcext:value-type="float">
            <text:p>0.00262829</text:p>
          </table:table-cell>
          <table:table-cell office:value-type="float" office:value="0.00263895" calcext:value-type="float">
            <text:p>0.0026389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/>
          <table:table-cell office:value-type="float" office:value="0.0327064" calcext:value-type="float">
            <text:p>0.0327064</text:p>
          </table:table-cell>
          <table:table-cell office:value-type="float" office:value="0.00225998" calcext:value-type="float">
            <text:p>0.00225998</text:p>
          </table:table-cell>
          <table:table-cell office:value-type="float" office:value="0.00492301" calcext:value-type="float">
            <text:p>0.00492301</text:p>
          </table:table-cell>
          <table:table-cell office:value-type="float" office:value="0.00262631" calcext:value-type="float">
            <text:p>0.00262631</text:p>
          </table:table-cell>
          <table:table-cell office:value-type="float" office:value="0.00269026" calcext:value-type="float">
            <text:p>0.00269026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/>
          <table:table-cell office:value-type="float" office:value="0.0328169" calcext:value-type="float">
            <text:p>0.0328169</text:p>
          </table:table-cell>
          <table:table-cell office:value-type="float" office:value="0.00218261" calcext:value-type="float">
            <text:p>0.00218261</text:p>
          </table:table-cell>
          <table:table-cell office:value-type="float" office:value="0.00485313" calcext:value-type="float">
            <text:p>0.00485313</text:p>
          </table:table-cell>
          <table:table-cell office:value-type="float" office:value="0.00228919" calcext:value-type="float">
            <text:p>0.00228919</text:p>
          </table:table-cell>
          <table:table-cell office:value-type="float" office:value="0.00312805" calcext:value-type="float">
            <text:p>0.00312805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/>
          <table:table-cell office:value-type="float" office:value="0.0327786" calcext:value-type="float">
            <text:p>0.0327786</text:p>
          </table:table-cell>
          <table:table-cell office:value-type="float" office:value="0.0021684" calcext:value-type="float">
            <text:p>0.0021684</text:p>
          </table:table-cell>
          <table:table-cell office:value-type="float" office:value="0.0050667" calcext:value-type="float">
            <text:p>0.0050667</text:p>
          </table:table-cell>
          <table:table-cell office:value-type="float" office:value="0.00205392" calcext:value-type="float">
            <text:p>0.00205392</text:p>
          </table:table-cell>
          <table:table-cell office:value-type="float" office:value="0.00262868" calcext:value-type="float">
            <text:p>0.00262868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/>
          <table:table-cell office:value-type="float" office:value="0.0326452" calcext:value-type="float">
            <text:p>0.0326452</text:p>
          </table:table-cell>
          <table:table-cell office:value-type="float" office:value="0.00217037" calcext:value-type="float">
            <text:p>0.00217037</text:p>
          </table:table-cell>
          <table:table-cell office:value-type="float" office:value="0.00488156" calcext:value-type="float">
            <text:p>0.00488156</text:p>
          </table:table-cell>
          <table:table-cell office:value-type="float" office:value="0.00204681" calcext:value-type="float">
            <text:p>0.00204681</text:p>
          </table:table-cell>
          <table:table-cell office:value-type="float" office:value="0.00247631" calcext:value-type="float">
            <text:p>0.00247631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/>
          <table:table-cell office:value-type="float" office:value="0.0336707" calcext:value-type="float">
            <text:p>0.0336707</text:p>
          </table:table-cell>
          <table:table-cell office:value-type="float" office:value="0.00212892" calcext:value-type="float">
            <text:p>0.00212892</text:p>
          </table:table-cell>
          <table:table-cell office:value-type="float" office:value="0.00482155" calcext:value-type="float">
            <text:p>0.00482155</text:p>
          </table:table-cell>
          <table:table-cell office:value-type="float" office:value="0.00205392" calcext:value-type="float">
            <text:p>0.00205392</text:p>
          </table:table-cell>
          <table:table-cell office:value-type="float" office:value="0.00255249" calcext:value-type="float">
            <text:p>0.00255249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/>
          <table:table-cell office:value-type="float" office:value="0.0323838" calcext:value-type="float">
            <text:p>0.0323838</text:p>
          </table:table-cell>
          <table:table-cell office:value-type="float" office:value="0.00214984" calcext:value-type="float">
            <text:p>0.00214984</text:p>
          </table:table-cell>
          <table:table-cell office:value-type="float" office:value="0.00535369" calcext:value-type="float">
            <text:p>0.00535369</text:p>
          </table:table-cell>
          <table:table-cell office:value-type="float" office:value="0.00204523" calcext:value-type="float">
            <text:p>0.00204523</text:p>
          </table:table-cell>
          <table:table-cell office:value-type="float" office:value="0.00251183" calcext:value-type="float">
            <text:p>0.00251183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/>
          <table:table-cell office:value-type="float" office:value="0.0327328" calcext:value-type="float">
            <text:p>0.0327328</text:p>
          </table:table-cell>
          <table:table-cell office:value-type="float" office:value="0.00211234" calcext:value-type="float">
            <text:p>0.00211234</text:p>
          </table:table-cell>
          <table:table-cell office:value-type="float" office:value="0.00488708" calcext:value-type="float">
            <text:p>0.00488708</text:p>
          </table:table-cell>
          <table:table-cell office:value-type="float" office:value="0.00205668" calcext:value-type="float">
            <text:p>0.00205668</text:p>
          </table:table-cell>
          <table:table-cell office:value-type="float" office:value="0.00247473" calcext:value-type="float">
            <text:p>0.00247473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/>
          <table:table-cell office:value-type="float" office:value="0.0327111" calcext:value-type="float">
            <text:p>0.0327111</text:p>
          </table:table-cell>
          <table:table-cell office:value-type="float" office:value="0.0024996" calcext:value-type="float">
            <text:p>0.0024996</text:p>
          </table:table-cell>
          <table:table-cell office:value-type="float" office:value="0.00480142" calcext:value-type="float">
            <text:p>0.00480142</text:p>
          </table:table-cell>
          <table:table-cell office:value-type="float" office:value="0.00202747" calcext:value-type="float">
            <text:p>0.00202747</text:p>
          </table:table-cell>
          <table:table-cell office:value-type="float" office:value="0.00309371" calcext:value-type="float">
            <text:p>0.00309371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/>
          <table:table-cell office:value-type="float" office:value="0.0321446" calcext:value-type="float">
            <text:p>0.0321446</text:p>
          </table:table-cell>
          <table:table-cell office:value-type="float" office:value="0.00250947" calcext:value-type="float">
            <text:p>0.00250947</text:p>
          </table:table-cell>
          <table:table-cell office:value-type="float" office:value="0.00517565" calcext:value-type="float">
            <text:p>0.00517565</text:p>
          </table:table-cell>
          <table:table-cell office:value-type="float" office:value="0.00202589" calcext:value-type="float">
            <text:p>0.00202589</text:p>
          </table:table-cell>
          <table:table-cell office:value-type="float" office:value="0.00259829" calcext:value-type="float">
            <text:p>0.00259829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/>
          <table:table-cell office:value-type="float" office:value="0.0324269" calcext:value-type="float">
            <text:p>0.0324269</text:p>
          </table:table-cell>
          <table:table-cell office:value-type="float" office:value="0.00242144" calcext:value-type="float">
            <text:p>0.00242144</text:p>
          </table:table-cell>
          <table:table-cell office:value-type="float" office:value="0.00531224" calcext:value-type="float">
            <text:p>0.00531224</text:p>
          </table:table-cell>
          <table:table-cell office:value-type="float" office:value="0.00201957" calcext:value-type="float">
            <text:p>0.00201957</text:p>
          </table:table-cell>
          <table:table-cell office:value-type="float" office:value="0.00256552" calcext:value-type="float">
            <text:p>0.00256552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/>
          <table:table-cell office:value-type="float" office:value="0.0323345" calcext:value-type="float">
            <text:p>0.0323345</text:p>
          </table:table-cell>
          <table:table-cell office:value-type="float" office:value="0.00234722" calcext:value-type="float">
            <text:p>0.00234722</text:p>
          </table:table-cell>
          <table:table-cell office:value-type="float" office:value="0.00482787" calcext:value-type="float">
            <text:p>0.00482787</text:p>
          </table:table-cell>
          <table:table-cell office:value-type="float" office:value="0.00202707" calcext:value-type="float">
            <text:p>0.00202707</text:p>
          </table:table-cell>
          <table:table-cell office:value-type="float" office:value="0.00252802" calcext:value-type="float">
            <text:p>0.00252802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/>
          <table:table-cell office:value-type="float" office:value="0.032038" calcext:value-type="float">
            <text:p>0.032038</text:p>
          </table:table-cell>
          <table:table-cell office:value-type="float" office:value="0.00235314" calcext:value-type="float">
            <text:p>0.00235314</text:p>
          </table:table-cell>
          <table:table-cell office:value-type="float" office:value="0.00513302" calcext:value-type="float">
            <text:p>0.00513302</text:p>
          </table:table-cell>
          <table:table-cell office:value-type="float" office:value="0.00201642" calcext:value-type="float">
            <text:p>0.00201642</text:p>
          </table:table-cell>
          <table:table-cell office:value-type="float" office:value="0.00256592" calcext:value-type="float">
            <text:p>0.00256592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/>
          <table:table-cell office:value-type="float" office:value="0.0313843" calcext:value-type="float">
            <text:p>0.0313843</text:p>
          </table:table-cell>
          <table:table-cell office:value-type="float" office:value="0.00224616" calcext:value-type="float">
            <text:p>0.00224616</text:p>
          </table:table-cell>
          <table:table-cell office:value-type="float" office:value="0.00471576" calcext:value-type="float">
            <text:p>0.00471576</text:p>
          </table:table-cell>
          <table:table-cell office:value-type="float" office:value="0.00201918" calcext:value-type="float">
            <text:p>0.00201918</text:p>
          </table:table-cell>
          <table:table-cell office:value-type="float" office:value="0.00249526" calcext:value-type="float">
            <text:p>0.00249526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/>
          <table:table-cell office:value-type="float" office:value="0.0314514" calcext:value-type="float">
            <text:p>0.0314514</text:p>
          </table:table-cell>
          <table:table-cell office:value-type="float" office:value="0.00215498" calcext:value-type="float">
            <text:p>0.00215498</text:p>
          </table:table-cell>
          <table:table-cell office:value-type="float" office:value="0.00465852" calcext:value-type="float">
            <text:p>0.00465852</text:p>
          </table:table-cell>
          <table:table-cell office:value-type="float" office:value="0.00237525" calcext:value-type="float">
            <text:p>0.00237525</text:p>
          </table:table-cell>
          <table:table-cell office:value-type="float" office:value="0.0029512" calcext:value-type="float">
            <text:p>0.0029512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/>
          <table:table-cell office:value-type="float" office:value="0.0311558" calcext:value-type="float">
            <text:p>0.0311558</text:p>
          </table:table-cell>
          <table:table-cell office:value-type="float" office:value="0.00214471" calcext:value-type="float">
            <text:p>0.00214471</text:p>
          </table:table-cell>
          <table:table-cell office:value-type="float" office:value="0.00519894" calcext:value-type="float">
            <text:p>0.00519894</text:p>
          </table:table-cell>
          <table:table-cell office:value-type="float" office:value="0.00199826" calcext:value-type="float">
            <text:p>0.00199826</text:p>
          </table:table-cell>
          <table:table-cell office:value-type="float" office:value="0.00255565" calcext:value-type="float">
            <text:p>0.00255565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/>
          <table:table-cell office:value-type="float" office:value="0.030954" calcext:value-type="float">
            <text:p>0.030954</text:p>
          </table:table-cell>
          <table:table-cell office:value-type="float" office:value="0.00234485" calcext:value-type="float">
            <text:p>0.00234485</text:p>
          </table:table-cell>
          <table:table-cell office:value-type="float" office:value="0.00491669" calcext:value-type="float">
            <text:p>0.00491669</text:p>
          </table:table-cell>
          <table:table-cell office:value-type="float" office:value="0.00200931" calcext:value-type="float">
            <text:p>0.00200931</text:p>
          </table:table-cell>
          <table:table-cell office:value-type="float" office:value="0.00248736" calcext:value-type="float">
            <text:p>0.00248736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/>
          <table:table-cell office:value-type="float" office:value="0.0313969" calcext:value-type="float">
            <text:p>0.0313969</text:p>
          </table:table-cell>
          <table:table-cell office:value-type="float" office:value="0.0021155" calcext:value-type="float">
            <text:p>0.0021155</text:p>
          </table:table-cell>
          <table:table-cell office:value-type="float" office:value="0.00466839" calcext:value-type="float">
            <text:p>0.00466839</text:p>
          </table:table-cell>
          <table:table-cell office:value-type="float" office:value="0.00192957" calcext:value-type="float">
            <text:p>0.00192957</text:p>
          </table:table-cell>
          <table:table-cell office:value-type="float" office:value="0.00251697" calcext:value-type="float">
            <text:p>0.00251697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/>
          <table:table-cell office:value-type="float" office:value="0.0304247" calcext:value-type="float">
            <text:p>0.0304247</text:p>
          </table:table-cell>
          <table:table-cell office:value-type="float" office:value="0.00211866" calcext:value-type="float">
            <text:p>0.00211866</text:p>
          </table:table-cell>
          <table:table-cell office:value-type="float" office:value="0.00466523" calcext:value-type="float">
            <text:p>0.00466523</text:p>
          </table:table-cell>
          <table:table-cell office:value-type="float" office:value="0.00198484" calcext:value-type="float">
            <text:p>0.00198484</text:p>
          </table:table-cell>
          <table:table-cell office:value-type="float" office:value="0.00254894" calcext:value-type="float">
            <text:p>0.00254894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/>
          <table:table-cell office:value-type="float" office:value="0.0300682" calcext:value-type="float">
            <text:p>0.0300682</text:p>
          </table:table-cell>
          <table:table-cell office:value-type="float" office:value="0.00218142" calcext:value-type="float">
            <text:p>0.00218142</text:p>
          </table:table-cell>
          <table:table-cell office:value-type="float" office:value="0.00505801" calcext:value-type="float">
            <text:p>0.00505801</text:p>
          </table:table-cell>
          <table:table-cell office:value-type="float" office:value="0.00197023" calcext:value-type="float">
            <text:p>0.00197023</text:p>
          </table:table-cell>
          <table:table-cell office:value-type="float" office:value="0.00252249" calcext:value-type="float">
            <text:p>0.00252249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/>
          <table:table-cell office:value-type="float" office:value="0.0302379" calcext:value-type="float">
            <text:p>0.0302379</text:p>
          </table:table-cell>
          <table:table-cell office:value-type="float" office:value="0.00218379" calcext:value-type="float">
            <text:p>0.00218379</text:p>
          </table:table-cell>
          <table:table-cell office:value-type="float" office:value="0.00468852" calcext:value-type="float">
            <text:p>0.00468852</text:p>
          </table:table-cell>
          <table:table-cell office:value-type="float" office:value="0.00197023" calcext:value-type="float">
            <text:p>0.00197023</text:p>
          </table:table-cell>
          <table:table-cell office:value-type="float" office:value="0.00287619" calcext:value-type="float">
            <text:p>0.0028761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440831" calcext:value-type="float">
            <text:p>0.440831</text:p>
          </table:table-cell>
          <table:table-cell office:value-type="float" office:value="0.030701" calcext:value-type="float">
            <text:p>0.030701</text:p>
          </table:table-cell>
          <table:table-cell office:value-type="float" office:value="0.00210721" calcext:value-type="float">
            <text:p>0.00210721</text:p>
          </table:table-cell>
          <table:table-cell office:value-type="float" office:value="0.00465734" calcext:value-type="float">
            <text:p>0.00465734</text:p>
          </table:table-cell>
          <table:table-cell office:value-type="float" office:value="0.0019497" calcext:value-type="float">
            <text:p>0.0019497</text:p>
          </table:table-cell>
          <table:table-cell office:value-type="float" office:value="0.00255763" calcext:value-type="float">
            <text:p>0.00255763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0.402653" calcext:value-type="float">
            <text:p>0.402653</text:p>
          </table:table-cell>
          <table:table-cell office:value-type="float" office:value="0.0298227" calcext:value-type="float">
            <text:p>0.0298227</text:p>
          </table:table-cell>
          <table:table-cell office:value-type="float" office:value="0.00212142" calcext:value-type="float">
            <text:p>0.00212142</text:p>
          </table:table-cell>
          <table:table-cell office:value-type="float" office:value="0.00508604" calcext:value-type="float">
            <text:p>0.00508604</text:p>
          </table:table-cell>
          <table:table-cell office:value-type="float" office:value="0.00221853" calcext:value-type="float">
            <text:p>0.00221853</text:p>
          </table:table-cell>
          <table:table-cell office:value-type="float" office:value="0.00250591" calcext:value-type="float">
            <text:p>0.00250591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.331485" calcext:value-type="float">
            <text:p>0.331485</text:p>
          </table:table-cell>
          <table:table-cell office:value-type="float" office:value="0.0294978" calcext:value-type="float">
            <text:p>0.0294978</text:p>
          </table:table-cell>
          <table:table-cell office:value-type="float" office:value="0.00212497" calcext:value-type="float">
            <text:p>0.00212497</text:p>
          </table:table-cell>
          <table:table-cell office:value-type="float" office:value="0.00459812" calcext:value-type="float">
            <text:p>0.00459812</text:p>
          </table:table-cell>
          <table:table-cell office:value-type="float" office:value="0.00198247" calcext:value-type="float">
            <text:p>0.00198247</text:p>
          </table:table-cell>
          <table:table-cell office:value-type="float" office:value="0.0024921" calcext:value-type="float">
            <text:p>0.0024921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0.336591" calcext:value-type="float">
            <text:p>0.336591</text:p>
          </table:table-cell>
          <table:table-cell office:value-type="float" office:value="0.029885" calcext:value-type="float">
            <text:p>0.029885</text:p>
          </table:table-cell>
          <table:table-cell office:value-type="float" office:value="0.00209931" calcext:value-type="float">
            <text:p>0.00209931</text:p>
          </table:table-cell>
          <table:table-cell office:value-type="float" office:value="0.00450733" calcext:value-type="float">
            <text:p>0.00450733</text:p>
          </table:table-cell>
          <table:table-cell office:value-type="float" office:value="0.00191299" calcext:value-type="float">
            <text:p>0.00191299</text:p>
          </table:table-cell>
          <table:table-cell office:value-type="float" office:value="0.00248341" calcext:value-type="float">
            <text:p>0.00248341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0.329501" calcext:value-type="float">
            <text:p>0.329501</text:p>
          </table:table-cell>
          <table:table-cell office:value-type="float" office:value="0.0293288" calcext:value-type="float">
            <text:p>0.0293288</text:p>
          </table:table-cell>
          <table:table-cell office:value-type="float" office:value="0.00250631" calcext:value-type="float">
            <text:p>0.00250631</text:p>
          </table:table-cell>
          <table:table-cell office:value-type="float" office:value="0.00458312" calcext:value-type="float">
            <text:p>0.00458312</text:p>
          </table:table-cell>
          <table:table-cell office:value-type="float" office:value="0.00200339" calcext:value-type="float">
            <text:p>0.00200339</text:p>
          </table:table-cell>
          <table:table-cell office:value-type="float" office:value="0.00255249" calcext:value-type="float">
            <text:p>0.00255249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0.325549" calcext:value-type="float">
            <text:p>0.325549</text:p>
          </table:table-cell>
          <table:table-cell office:value-type="float" office:value="0.0294658" calcext:value-type="float">
            <text:p>0.0294658</text:p>
          </table:table-cell>
          <table:table-cell office:value-type="float" office:value="0.00210997" calcext:value-type="float">
            <text:p>0.00210997</text:p>
          </table:table-cell>
          <table:table-cell office:value-type="float" office:value="0.00457404" calcext:value-type="float">
            <text:p>0.00457404</text:p>
          </table:table-cell>
          <table:table-cell office:value-type="float" office:value="0.00194102" calcext:value-type="float">
            <text:p>0.00194102</text:p>
          </table:table-cell>
          <table:table-cell office:value-type="float" office:value="0.00252289" calcext:value-type="float">
            <text:p>0.00252289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0.329866" calcext:value-type="float">
            <text:p>0.329866</text:p>
          </table:table-cell>
          <table:table-cell office:value-type="float" office:value="0.0294097" calcext:value-type="float">
            <text:p>0.0294097</text:p>
          </table:table-cell>
          <table:table-cell office:value-type="float" office:value="0.00209931" calcext:value-type="float">
            <text:p>0.00209931</text:p>
          </table:table-cell>
          <table:table-cell office:value-type="float" office:value="0.00457681" calcext:value-type="float">
            <text:p>0.00457681</text:p>
          </table:table-cell>
          <table:table-cell office:value-type="float" office:value="0.00192444" calcext:value-type="float">
            <text:p>0.00192444</text:p>
          </table:table-cell>
          <table:table-cell office:value-type="float" office:value="0.00257618" calcext:value-type="float">
            <text:p>0.00257618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0.329782" calcext:value-type="float">
            <text:p>0.329782</text:p>
          </table:table-cell>
          <table:table-cell office:value-type="float" office:value="0.0290095" calcext:value-type="float">
            <text:p>0.0290095</text:p>
          </table:table-cell>
          <table:table-cell office:value-type="float" office:value="0.00211826" calcext:value-type="float">
            <text:p>0.00211826</text:p>
          </table:table-cell>
          <table:table-cell office:value-type="float" office:value="0.0045018" calcext:value-type="float">
            <text:p>0.0045018</text:p>
          </table:table-cell>
          <table:table-cell office:value-type="float" office:value="0.00193667" calcext:value-type="float">
            <text:p>0.00193667</text:p>
          </table:table-cell>
          <table:table-cell office:value-type="float" office:value="0.00255052" calcext:value-type="float">
            <text:p>0.00255052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0.316716" calcext:value-type="float">
            <text:p>0.316716</text:p>
          </table:table-cell>
          <table:table-cell office:value-type="float" office:value="0.027595" calcext:value-type="float">
            <text:p>0.027595</text:p>
          </table:table-cell>
          <table:table-cell office:value-type="float" office:value="0.00217787" calcext:value-type="float">
            <text:p>0.00217787</text:p>
          </table:table-cell>
          <table:table-cell office:value-type="float" office:value="0.00504341" calcext:value-type="float">
            <text:p>0.00504341</text:p>
          </table:table-cell>
          <table:table-cell office:value-type="float" office:value="0.00192207" calcext:value-type="float">
            <text:p>0.00192207</text:p>
          </table:table-cell>
          <table:table-cell office:value-type="float" office:value="0.00246249" calcext:value-type="float">
            <text:p>0.00246249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0.325329" calcext:value-type="float">
            <text:p>0.325329</text:p>
          </table:table-cell>
          <table:table-cell office:value-type="float" office:value="0.0284371" calcext:value-type="float">
            <text:p>0.0284371</text:p>
          </table:table-cell>
          <table:table-cell office:value-type="float" office:value="0.00240051" calcext:value-type="float">
            <text:p>0.00240051</text:p>
          </table:table-cell>
          <table:table-cell office:value-type="float" office:value="0.00460168" calcext:value-type="float">
            <text:p>0.00460168</text:p>
          </table:table-cell>
          <table:table-cell office:value-type="float" office:value="0.00227617" calcext:value-type="float">
            <text:p>0.00227617</text:p>
          </table:table-cell>
          <table:table-cell office:value-type="float" office:value="0.00256197" calcext:value-type="float">
            <text:p>0.00256197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327555" calcext:value-type="float">
            <text:p>0.327555</text:p>
          </table:table-cell>
          <table:table-cell office:value-type="float" office:value="0.0285539" calcext:value-type="float">
            <text:p>0.0285539</text:p>
          </table:table-cell>
          <table:table-cell office:value-type="float" office:value="0.00214471" calcext:value-type="float">
            <text:p>0.00214471</text:p>
          </table:table-cell>
          <table:table-cell office:value-type="float" office:value="0.00451088" calcext:value-type="float">
            <text:p>0.00451088</text:p>
          </table:table-cell>
          <table:table-cell office:value-type="float" office:value="0.00194299" calcext:value-type="float">
            <text:p>0.00194299</text:p>
          </table:table-cell>
          <table:table-cell office:value-type="float" office:value="0.00254657" calcext:value-type="float">
            <text:p>0.00254657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0.332544" calcext:value-type="float">
            <text:p>0.332544</text:p>
          </table:table-cell>
          <table:table-cell office:value-type="float" office:value="0.0283072" calcext:value-type="float">
            <text:p>0.0283072</text:p>
          </table:table-cell>
          <table:table-cell office:value-type="float" office:value="0.00223432" calcext:value-type="float">
            <text:p>0.00223432</text:p>
          </table:table-cell>
          <table:table-cell office:value-type="float" office:value="0.00473945" calcext:value-type="float">
            <text:p>0.00473945</text:p>
          </table:table-cell>
          <table:table-cell office:value-type="float" office:value="0.00191812" calcext:value-type="float">
            <text:p>0.00191812</text:p>
          </table:table-cell>
          <table:table-cell office:value-type="float" office:value="0.00254026" calcext:value-type="float">
            <text:p>0.00254026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0.311113" calcext:value-type="float">
            <text:p>0.311113</text:p>
          </table:table-cell>
          <table:table-cell office:value-type="float" office:value="0.028008" calcext:value-type="float">
            <text:p>0.028008</text:p>
          </table:table-cell>
          <table:table-cell office:value-type="float" office:value="0.00216603" calcext:value-type="float">
            <text:p>0.00216603</text:p>
          </table:table-cell>
          <table:table-cell office:value-type="float" office:value="0.00444811" calcext:value-type="float">
            <text:p>0.00444811</text:p>
          </table:table-cell>
          <table:table-cell office:value-type="float" office:value="0.00193786" calcext:value-type="float">
            <text:p>0.00193786</text:p>
          </table:table-cell>
          <table:table-cell office:value-type="float" office:value="0.00244078" calcext:value-type="float">
            <text:p>0.00244078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0.31061" calcext:value-type="float">
            <text:p>0.31061</text:p>
          </table:table-cell>
          <table:table-cell office:value-type="float" office:value="0.0278548" calcext:value-type="float">
            <text:p>0.0278548</text:p>
          </table:table-cell>
          <table:table-cell office:value-type="float" office:value="0.00212774" calcext:value-type="float">
            <text:p>0.00212774</text:p>
          </table:table-cell>
          <table:table-cell office:value-type="float" office:value="0.00441693" calcext:value-type="float">
            <text:p>0.00441693</text:p>
          </table:table-cell>
          <table:table-cell office:value-type="float" office:value="0.00190825" calcext:value-type="float">
            <text:p>0.00190825</text:p>
          </table:table-cell>
          <table:table-cell office:value-type="float" office:value="0.00245815" calcext:value-type="float">
            <text:p>0.00245815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0.306376" calcext:value-type="float">
            <text:p>0.306376</text:p>
          </table:table-cell>
          <table:table-cell office:value-type="float" office:value="0.0279728" calcext:value-type="float">
            <text:p>0.0279728</text:p>
          </table:table-cell>
          <table:table-cell office:value-type="float" office:value="0.00211787" calcext:value-type="float">
            <text:p>0.00211787</text:p>
          </table:table-cell>
          <table:table-cell office:value-type="float" office:value="0.00442206" calcext:value-type="float">
            <text:p>0.00442206</text:p>
          </table:table-cell>
          <table:table-cell office:value-type="float" office:value="0.002063" calcext:value-type="float">
            <text:p>0.002063</text:p>
          </table:table-cell>
          <table:table-cell office:value-type="float" office:value="0.00250631" calcext:value-type="float">
            <text:p>0.00250631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0.308366" calcext:value-type="float">
            <text:p>0.308366</text:p>
          </table:table-cell>
          <table:table-cell office:value-type="float" office:value="0.0286921" calcext:value-type="float">
            <text:p>0.0286921</text:p>
          </table:table-cell>
          <table:table-cell office:value-type="float" office:value="0.00211589" calcext:value-type="float">
            <text:p>0.00211589</text:p>
          </table:table-cell>
          <table:table-cell office:value-type="float" office:value="0.00518394" calcext:value-type="float">
            <text:p>0.00518394</text:p>
          </table:table-cell>
          <table:table-cell office:value-type="float" office:value="0.00193707" calcext:value-type="float">
            <text:p>0.00193707</text:p>
          </table:table-cell>
          <table:table-cell office:value-type="float" office:value="0.00249486" calcext:value-type="float">
            <text:p>0.00249486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0.303546" calcext:value-type="float">
            <text:p>0.303546</text:p>
          </table:table-cell>
          <table:table-cell office:value-type="float" office:value="0.0270874" calcext:value-type="float">
            <text:p>0.0270874</text:p>
          </table:table-cell>
          <table:table-cell office:value-type="float" office:value="0.00297923" calcext:value-type="float">
            <text:p>0.00297923</text:p>
          </table:table-cell>
          <table:table-cell office:value-type="float" office:value="0.00504893" calcext:value-type="float">
            <text:p>0.00504893</text:p>
          </table:table-cell>
          <table:table-cell office:value-type="float" office:value="0.00185654" calcext:value-type="float">
            <text:p>0.00185654</text:p>
          </table:table-cell>
          <table:table-cell office:value-type="float" office:value="0.00251657" calcext:value-type="float">
            <text:p>0.00251657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0.30784" calcext:value-type="float">
            <text:p>0.30784</text:p>
          </table:table-cell>
          <table:table-cell office:value-type="float" office:value="0.0274245" calcext:value-type="float">
            <text:p>0.0274245</text:p>
          </table:table-cell>
          <table:table-cell office:value-type="float" office:value="0.00271395" calcext:value-type="float">
            <text:p>0.00271395</text:p>
          </table:table-cell>
          <table:table-cell office:value-type="float" office:value="0.00485511" calcext:value-type="float">
            <text:p>0.00485511</text:p>
          </table:table-cell>
          <table:table-cell office:value-type="float" office:value="0.00187746" calcext:value-type="float">
            <text:p>0.00187746</text:p>
          </table:table-cell>
          <table:table-cell office:value-type="float" office:value="0.00248578" calcext:value-type="float">
            <text:p>0.00248578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0.304722" calcext:value-type="float">
            <text:p>0.304722</text:p>
          </table:table-cell>
          <table:table-cell office:value-type="float" office:value="0.027162" calcext:value-type="float">
            <text:p>0.027162</text:p>
          </table:table-cell>
          <table:table-cell office:value-type="float" office:value="0.00241433" calcext:value-type="float">
            <text:p>0.00241433</text:p>
          </table:table-cell>
          <table:table-cell office:value-type="float" office:value="0.00481642" calcext:value-type="float">
            <text:p>0.00481642</text:p>
          </table:table-cell>
          <table:table-cell office:value-type="float" office:value="0.00190194" calcext:value-type="float">
            <text:p>0.00190194</text:p>
          </table:table-cell>
          <table:table-cell office:value-type="float" office:value="0.00312568" calcext:value-type="float">
            <text:p>0.00312568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0.301696" calcext:value-type="float">
            <text:p>0.301696</text:p>
          </table:table-cell>
          <table:table-cell office:value-type="float" office:value="0.0275054" calcext:value-type="float">
            <text:p>0.0275054</text:p>
          </table:table-cell>
          <table:table-cell office:value-type="float" office:value="0.00237051" calcext:value-type="float">
            <text:p>0.00237051</text:p>
          </table:table-cell>
          <table:table-cell office:value-type="float" office:value="0.00504657" calcext:value-type="float">
            <text:p>0.00504657</text:p>
          </table:table-cell>
          <table:table-cell office:value-type="float" office:value="0.00211589" calcext:value-type="float">
            <text:p>0.00211589</text:p>
          </table:table-cell>
          <table:table-cell office:value-type="float" office:value="0.00249683" calcext:value-type="float">
            <text:p>0.0024968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301161" calcext:value-type="float">
            <text:p>0.301161</text:p>
          </table:table-cell>
          <table:table-cell office:value-type="float" office:value="0.0272366" calcext:value-type="float">
            <text:p>0.0272366</text:p>
          </table:table-cell>
          <table:table-cell office:value-type="float" office:value="0.00229748" calcext:value-type="float">
            <text:p>0.00229748</text:p>
          </table:table-cell>
          <table:table-cell office:value-type="float" office:value="0.00525184" calcext:value-type="float">
            <text:p>0.00525184</text:p>
          </table:table-cell>
          <table:table-cell office:value-type="float" office:value="0.00186957" calcext:value-type="float">
            <text:p>0.00186957</text:p>
          </table:table-cell>
          <table:table-cell office:value-type="float" office:value="0.00249723" calcext:value-type="float">
            <text:p>0.00249723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0.30358" calcext:value-type="float">
            <text:p>0.30358</text:p>
          </table:table-cell>
          <table:table-cell office:value-type="float" office:value="0.0271099" calcext:value-type="float">
            <text:p>0.0271099</text:p>
          </table:table-cell>
          <table:table-cell office:value-type="float" office:value="0.00226709" calcext:value-type="float">
            <text:p>0.00226709</text:p>
          </table:table-cell>
          <table:table-cell office:value-type="float" office:value="0.00482155" calcext:value-type="float">
            <text:p>0.00482155</text:p>
          </table:table-cell>
          <table:table-cell office:value-type="float" office:value="0.00186443" calcext:value-type="float">
            <text:p>0.00186443</text:p>
          </table:table-cell>
          <table:table-cell office:value-type="float" office:value="0.00255249" calcext:value-type="float">
            <text:p>0.00255249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0268951" calcext:value-type="float">
            <text:p>0.0268951</text:p>
          </table:table-cell>
          <table:table-cell office:value-type="float" office:value="0.00223274" calcext:value-type="float">
            <text:p>0.00223274</text:p>
          </table:table-cell>
          <table:table-cell office:value-type="float" office:value="0.0045322" calcext:value-type="float">
            <text:p>0.0045322</text:p>
          </table:table-cell>
          <table:table-cell office:value-type="float" office:value="0.00185062" calcext:value-type="float">
            <text:p>0.00185062</text:p>
          </table:table-cell>
          <table:table-cell office:value-type="float" office:value="0.00266382" calcext:value-type="float">
            <text:p>0.00266382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0.296251" calcext:value-type="float">
            <text:p>0.296251</text:p>
          </table:table-cell>
          <table:table-cell office:value-type="float" office:value="0.026292" calcext:value-type="float">
            <text:p>0.026292</text:p>
          </table:table-cell>
          <table:table-cell office:value-type="float" office:value="0.0022209" calcext:value-type="float">
            <text:p>0.0022209</text:p>
          </table:table-cell>
          <table:table-cell office:value-type="float" office:value="0.0044118" calcext:value-type="float">
            <text:p>0.0044118</text:p>
          </table:table-cell>
          <table:table-cell office:value-type="float" office:value="0.00186009" calcext:value-type="float">
            <text:p>0.00186009</text:p>
          </table:table-cell>
          <table:table-cell office:value-type="float" office:value="0.00257026" calcext:value-type="float">
            <text:p>0.00257026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0.291443" calcext:value-type="float">
            <text:p>0.291443</text:p>
          </table:table-cell>
          <table:table-cell office:value-type="float" office:value="0.0262655" calcext:value-type="float">
            <text:p>0.0262655</text:p>
          </table:table-cell>
          <table:table-cell office:value-type="float" office:value="0.00224577" calcext:value-type="float">
            <text:p>0.00224577</text:p>
          </table:table-cell>
          <table:table-cell office:value-type="float" office:value="0.00431982" calcext:value-type="float">
            <text:p>0.00431982</text:p>
          </table:table-cell>
          <table:table-cell office:value-type="float" office:value="0.00186128" calcext:value-type="float">
            <text:p>0.00186128</text:p>
          </table:table-cell>
          <table:table-cell office:value-type="float" office:value="0.00299067" calcext:value-type="float">
            <text:p>0.00299067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292156" calcext:value-type="float">
            <text:p>0.292156</text:p>
          </table:table-cell>
          <table:table-cell office:value-type="float" office:value="0.0259343" calcext:value-type="float">
            <text:p>0.0259343</text:p>
          </table:table-cell>
          <table:table-cell office:value-type="float" office:value="0.00269382" calcext:value-type="float">
            <text:p>0.00269382</text:p>
          </table:table-cell>
          <table:table-cell office:value-type="float" office:value="0.00440272" calcext:value-type="float">
            <text:p>0.00440272</text:p>
          </table:table-cell>
          <table:table-cell office:value-type="float" office:value="0.00187667" calcext:value-type="float">
            <text:p>0.00187667</text:p>
          </table:table-cell>
          <table:table-cell office:value-type="float" office:value="0.00259276" calcext:value-type="float">
            <text:p>0.00259276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0.289874" calcext:value-type="float">
            <text:p>0.289874</text:p>
          </table:table-cell>
          <table:table-cell office:value-type="float" office:value="0.0254681" calcext:value-type="float">
            <text:p>0.0254681</text:p>
          </table:table-cell>
          <table:table-cell office:value-type="float" office:value="0.00271277" calcext:value-type="float">
            <text:p>0.00271277</text:p>
          </table:table-cell>
          <table:table-cell office:value-type="float" office:value="0.004321" calcext:value-type="float">
            <text:p>0.004321</text:p>
          </table:table-cell>
          <table:table-cell office:value-type="float" office:value="0.00186404" calcext:value-type="float">
            <text:p>0.00186404</text:p>
          </table:table-cell>
          <table:table-cell office:value-type="float" office:value="0.00257934" calcext:value-type="float">
            <text:p>0.00257934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0.291954" calcext:value-type="float">
            <text:p>0.291954</text:p>
          </table:table-cell>
          <table:table-cell office:value-type="float" office:value="0.0251622" calcext:value-type="float">
            <text:p>0.0251622</text:p>
          </table:table-cell>
          <table:table-cell office:value-type="float" office:value="0.00282685" calcext:value-type="float">
            <text:p>0.00282685</text:p>
          </table:table-cell>
          <table:table-cell office:value-type="float" office:value="0.0042839" calcext:value-type="float">
            <text:p>0.0042839</text:p>
          </table:table-cell>
          <table:table-cell office:value-type="float" office:value="0.00187628" calcext:value-type="float">
            <text:p>0.00187628</text:p>
          </table:table-cell>
          <table:table-cell office:value-type="float" office:value="0.0024917" calcext:value-type="float">
            <text:p>0.0024917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0.286148" calcext:value-type="float">
            <text:p>0.286148</text:p>
          </table:table-cell>
          <table:table-cell office:value-type="float" office:value="0.0252241" calcext:value-type="float">
            <text:p>0.0252241</text:p>
          </table:table-cell>
          <table:table-cell office:value-type="float" office:value="0.00260973" calcext:value-type="float">
            <text:p>0.00260973</text:p>
          </table:table-cell>
          <table:table-cell office:value-type="float" office:value="0.00452114" calcext:value-type="float">
            <text:p>0.00452114</text:p>
          </table:table-cell>
          <table:table-cell office:value-type="float" office:value="0.00187312" calcext:value-type="float">
            <text:p>0.00187312</text:p>
          </table:table-cell>
          <table:table-cell office:value-type="float" office:value="0.00260579" calcext:value-type="float">
            <text:p>0.00260579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0.295883" calcext:value-type="float">
            <text:p>0.295883</text:p>
          </table:table-cell>
          <table:table-cell office:value-type="float" office:value="0.0255676" calcext:value-type="float">
            <text:p>0.0255676</text:p>
          </table:table-cell>
          <table:table-cell office:value-type="float" office:value="0.00256868" calcext:value-type="float">
            <text:p>0.00256868</text:p>
          </table:table-cell>
          <table:table-cell office:value-type="float" office:value="0.00422745" calcext:value-type="float">
            <text:p>0.00422745</text:p>
          </table:table-cell>
          <table:table-cell office:value-type="float" office:value="0.0018147" calcext:value-type="float">
            <text:p>0.0018147</text:p>
          </table:table-cell>
          <table:table-cell office:value-type="float" office:value="0.00251578" calcext:value-type="float">
            <text:p>0.00251578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281105" calcext:value-type="float">
            <text:p>0.281105</text:p>
          </table:table-cell>
          <table:table-cell office:value-type="float" office:value="0.0251464" calcext:value-type="float">
            <text:p>0.0251464</text:p>
          </table:table-cell>
          <table:table-cell office:value-type="float" office:value="0.00251302" calcext:value-type="float">
            <text:p>0.00251302</text:p>
          </table:table-cell>
          <table:table-cell office:value-type="float" office:value="0.00432692" calcext:value-type="float">
            <text:p>0.00432692</text:p>
          </table:table-cell>
          <table:table-cell office:value-type="float" office:value="0.00183285" calcext:value-type="float">
            <text:p>0.00183285</text:p>
          </table:table-cell>
          <table:table-cell office:value-type="float" office:value="0.00279606" calcext:value-type="float">
            <text:p>0.00279606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0.282842" calcext:value-type="float">
            <text:p>0.282842</text:p>
          </table:table-cell>
          <table:table-cell office:value-type="float" office:value="0.0258313" calcext:value-type="float">
            <text:p>0.0258313</text:p>
          </table:table-cell>
          <table:table-cell office:value-type="float" office:value="0.00240801" calcext:value-type="float">
            <text:p>0.00240801</text:p>
          </table:table-cell>
          <table:table-cell office:value-type="float" office:value="0.00430956" calcext:value-type="float">
            <text:p>0.00430956</text:p>
          </table:table-cell>
          <table:table-cell office:value-type="float" office:value="0.00180641" calcext:value-type="float">
            <text:p>0.00180641</text:p>
          </table:table-cell>
          <table:table-cell office:value-type="float" office:value="0.00272342" calcext:value-type="float">
            <text:p>0.00272342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.280577" calcext:value-type="float">
            <text:p>0.280577</text:p>
          </table:table-cell>
          <table:table-cell office:value-type="float" office:value="0.0246841" calcext:value-type="float">
            <text:p>0.0246841</text:p>
          </table:table-cell>
          <table:table-cell office:value-type="float" office:value="0.00234446" calcext:value-type="float">
            <text:p>0.00234446</text:p>
          </table:table-cell>
          <table:table-cell office:value-type="float" office:value="0.00423021" calcext:value-type="float">
            <text:p>0.00423021</text:p>
          </table:table-cell>
          <table:table-cell office:value-type="float" office:value="0.00181075" calcext:value-type="float">
            <text:p>0.00181075</text:p>
          </table:table-cell>
          <table:table-cell office:value-type="float" office:value="0.00262158" calcext:value-type="float">
            <text:p>0.00262158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0.277228" calcext:value-type="float">
            <text:p>0.277228</text:p>
          </table:table-cell>
          <table:table-cell office:value-type="float" office:value="0.0247493" calcext:value-type="float">
            <text:p>0.0247493</text:p>
          </table:table-cell>
          <table:table-cell office:value-type="float" office:value="0.00234722" calcext:value-type="float">
            <text:p>0.00234722</text:p>
          </table:table-cell>
          <table:table-cell office:value-type="float" office:value="0.00416744" calcext:value-type="float">
            <text:p>0.00416744</text:p>
          </table:table-cell>
          <table:table-cell office:value-type="float" office:value="0.00178233" calcext:value-type="float">
            <text:p>0.00178233</text:p>
          </table:table-cell>
          <table:table-cell office:value-type="float" office:value="0.0027404" calcext:value-type="float">
            <text:p>0.0027404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0.280827" calcext:value-type="float">
            <text:p>0.280827</text:p>
          </table:table-cell>
          <table:table-cell office:value-type="float" office:value="0.0248969" calcext:value-type="float">
            <text:p>0.0248969</text:p>
          </table:table-cell>
          <table:table-cell office:value-type="float" office:value="0.00248618" calcext:value-type="float">
            <text:p>0.00248618</text:p>
          </table:table-cell>
          <table:table-cell office:value-type="float" office:value="0.00420692" calcext:value-type="float">
            <text:p>0.00420692</text:p>
          </table:table-cell>
          <table:table-cell office:value-type="float" office:value="0.00221143" calcext:value-type="float">
            <text:p>0.00221143</text:p>
          </table:table-cell>
          <table:table-cell office:value-type="float" office:value="0.00258881" calcext:value-type="float">
            <text:p>0.00258881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0.278447" calcext:value-type="float">
            <text:p>0.278447</text:p>
          </table:table-cell>
          <table:table-cell office:value-type="float" office:value="0.0245436" calcext:value-type="float">
            <text:p>0.0245436</text:p>
          </table:table-cell>
          <table:table-cell office:value-type="float" office:value="0.00227814" calcext:value-type="float">
            <text:p>0.00227814</text:p>
          </table:table-cell>
          <table:table-cell office:value-type="float" office:value="0.00415639" calcext:value-type="float">
            <text:p>0.00415639</text:p>
          </table:table-cell>
          <table:table-cell office:value-type="float" office:value="0.00179298" calcext:value-type="float">
            <text:p>0.00179298</text:p>
          </table:table-cell>
          <table:table-cell office:value-type="float" office:value="0.00267447" calcext:value-type="float">
            <text:p>0.00267447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0.273123" calcext:value-type="float">
            <text:p>0.273123</text:p>
          </table:table-cell>
          <table:table-cell office:value-type="float" office:value="0.0246667" calcext:value-type="float">
            <text:p>0.0246667</text:p>
          </table:table-cell>
          <table:table-cell office:value-type="float" office:value="0.00222327" calcext:value-type="float">
            <text:p>0.00222327</text:p>
          </table:table-cell>
          <table:table-cell office:value-type="float" office:value="0.00419547" calcext:value-type="float">
            <text:p>0.00419547</text:p>
          </table:table-cell>
          <table:table-cell office:value-type="float" office:value="0.00179377" calcext:value-type="float">
            <text:p>0.00179377</text:p>
          </table:table-cell>
          <table:table-cell office:value-type="float" office:value="0.00271553" calcext:value-type="float">
            <text:p>0.00271553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0.27114" calcext:value-type="float">
            <text:p>0.27114</text:p>
          </table:table-cell>
          <table:table-cell office:value-type="float" office:value="0.0244804" calcext:value-type="float">
            <text:p>0.0244804</text:p>
          </table:table-cell>
          <table:table-cell office:value-type="float" office:value="0.00221221" calcext:value-type="float">
            <text:p>0.00221221</text:p>
          </table:table-cell>
          <table:table-cell office:value-type="float" office:value="0.00410626" calcext:value-type="float">
            <text:p>0.00410626</text:p>
          </table:table-cell>
          <table:table-cell office:value-type="float" office:value="0.00178193" calcext:value-type="float">
            <text:p>0.00178193</text:p>
          </table:table-cell>
          <table:table-cell office:value-type="float" office:value="0.00256157" calcext:value-type="float">
            <text:p>0.00256157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271892" calcext:value-type="float">
            <text:p>0.271892</text:p>
          </table:table-cell>
          <table:table-cell office:value-type="float" office:value="0.0241828" calcext:value-type="float">
            <text:p>0.0241828</text:p>
          </table:table-cell>
          <table:table-cell office:value-type="float" office:value="0.00216919" calcext:value-type="float">
            <text:p>0.00216919</text:p>
          </table:table-cell>
          <table:table-cell office:value-type="float" office:value="0.00409441" calcext:value-type="float">
            <text:p>0.00409441</text:p>
          </table:table-cell>
          <table:table-cell office:value-type="float" office:value="0.00181272" calcext:value-type="float">
            <text:p>0.00181272</text:p>
          </table:table-cell>
          <table:table-cell office:value-type="float" office:value="0.00254697" calcext:value-type="float">
            <text:p>0.00254697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0.268337" calcext:value-type="float">
            <text:p>0.268337</text:p>
          </table:table-cell>
          <table:table-cell office:value-type="float" office:value="0.0246261" calcext:value-type="float">
            <text:p>0.0246261</text:p>
          </table:table-cell>
          <table:table-cell office:value-type="float" office:value="0.00215971" calcext:value-type="float">
            <text:p>0.00215971</text:p>
          </table:table-cell>
          <table:table-cell office:value-type="float" office:value="0.00462497" calcext:value-type="float">
            <text:p>0.00462497</text:p>
          </table:table-cell>
          <table:table-cell office:value-type="float" office:value="0.00178311" calcext:value-type="float">
            <text:p>0.00178311</text:p>
          </table:table-cell>
          <table:table-cell office:value-type="float" office:value="0.00255723" calcext:value-type="float">
            <text:p>0.0025572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265464" calcext:value-type="float">
            <text:p>0.265464</text:p>
          </table:table-cell>
          <table:table-cell office:value-type="float" office:value="0.0235097" calcext:value-type="float">
            <text:p>0.0235097</text:p>
          </table:table-cell>
          <table:table-cell office:value-type="float" office:value="0.00218261" calcext:value-type="float">
            <text:p>0.00218261</text:p>
          </table:table-cell>
          <table:table-cell office:value-type="float" office:value="0.00417415" calcext:value-type="float">
            <text:p>0.00417415</text:p>
          </table:table-cell>
          <table:table-cell office:value-type="float" office:value="0.00177601" calcext:value-type="float">
            <text:p>0.00177601</text:p>
          </table:table-cell>
          <table:table-cell office:value-type="float" office:value="0.00255921" calcext:value-type="float">
            <text:p>0.00255921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0.264796" calcext:value-type="float">
            <text:p>0.264796</text:p>
          </table:table-cell>
          <table:table-cell office:value-type="float" office:value="0.0235839" calcext:value-type="float">
            <text:p>0.0235839</text:p>
          </table:table-cell>
          <table:table-cell office:value-type="float" office:value="0.0021534" calcext:value-type="float">
            <text:p>0.0021534</text:p>
          </table:table-cell>
          <table:table-cell office:value-type="float" office:value="0.00412757" calcext:value-type="float">
            <text:p>0.00412757</text:p>
          </table:table-cell>
          <table:table-cell office:value-type="float" office:value="0.00178509" calcext:value-type="float">
            <text:p>0.00178509</text:p>
          </table:table-cell>
          <table:table-cell office:value-type="float" office:value="0.00252407" calcext:value-type="float">
            <text:p>0.00252407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0.265234" calcext:value-type="float">
            <text:p>0.265234</text:p>
          </table:table-cell>
          <table:table-cell office:value-type="float" office:value="0.0234809" calcext:value-type="float">
            <text:p>0.0234809</text:p>
          </table:table-cell>
          <table:table-cell office:value-type="float" office:value="0.00250473" calcext:value-type="float">
            <text:p>0.00250473</text:p>
          </table:table-cell>
          <table:table-cell office:value-type="float" office:value="0.00421008" calcext:value-type="float">
            <text:p>0.00421008</text:p>
          </table:table-cell>
          <table:table-cell office:value-type="float" office:value="0.00175903" calcext:value-type="float">
            <text:p>0.00175903</text:p>
          </table:table-cell>
          <table:table-cell office:value-type="float" office:value="0.00250552" calcext:value-type="float">
            <text:p>0.00250552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0.264251" calcext:value-type="float">
            <text:p>0.264251</text:p>
          </table:table-cell>
          <table:table-cell office:value-type="float" office:value="0.023111" calcext:value-type="float">
            <text:p>0.023111</text:p>
          </table:table-cell>
          <table:table-cell office:value-type="float" office:value="0.00216248" calcext:value-type="float">
            <text:p>0.00216248</text:p>
          </table:table-cell>
          <table:table-cell office:value-type="float" office:value="0.00440272" calcext:value-type="float">
            <text:p>0.00440272</text:p>
          </table:table-cell>
          <table:table-cell office:value-type="float" office:value="0.0017618" calcext:value-type="float">
            <text:p>0.0017618</text:p>
          </table:table-cell>
          <table:table-cell office:value-type="float" office:value="0.00253907" calcext:value-type="float">
            <text:p>0.00253907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.260825" calcext:value-type="float">
            <text:p>0.260825</text:p>
          </table:table-cell>
          <table:table-cell office:value-type="float" office:value="0.0231951" calcext:value-type="float">
            <text:p>0.0231951</text:p>
          </table:table-cell>
          <table:table-cell office:value-type="float" office:value="0.00215774" calcext:value-type="float">
            <text:p>0.00215774</text:p>
          </table:table-cell>
          <table:table-cell office:value-type="float" office:value="0.00420416" calcext:value-type="float">
            <text:p>0.00420416</text:p>
          </table:table-cell>
          <table:table-cell office:value-type="float" office:value="0.00175706" calcext:value-type="float">
            <text:p>0.00175706</text:p>
          </table:table-cell>
          <table:table-cell office:value-type="float" office:value="0.00248025" calcext:value-type="float">
            <text:p>0.00248025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0.2591" calcext:value-type="float">
            <text:p>0.2591</text:p>
          </table:table-cell>
          <table:table-cell office:value-type="float" office:value="0.0230597" calcext:value-type="float">
            <text:p>0.0230597</text:p>
          </table:table-cell>
          <table:table-cell office:value-type="float" office:value="0.00214274" calcext:value-type="float">
            <text:p>0.00214274</text:p>
          </table:table-cell>
          <table:table-cell office:value-type="float" office:value="0.00402651" calcext:value-type="float">
            <text:p>0.00402651</text:p>
          </table:table-cell>
          <table:table-cell office:value-type="float" office:value="0.0017468" calcext:value-type="float">
            <text:p>0.0017468</text:p>
          </table:table-cell>
          <table:table-cell office:value-type="float" office:value="0.00257302" calcext:value-type="float">
            <text:p>0.00257302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259497" calcext:value-type="float">
            <text:p>0.259497</text:p>
          </table:table-cell>
          <table:table-cell office:value-type="float" office:value="0.0226847" calcext:value-type="float">
            <text:p>0.0226847</text:p>
          </table:table-cell>
          <table:table-cell office:value-type="float" office:value="0.00211787" calcext:value-type="float">
            <text:p>0.00211787</text:p>
          </table:table-cell>
          <table:table-cell office:value-type="float" office:value="0.00401901" calcext:value-type="float">
            <text:p>0.00401901</text:p>
          </table:table-cell>
          <table:table-cell office:value-type="float" office:value="0.00173456" calcext:value-type="float">
            <text:p>0.00173456</text:p>
          </table:table-cell>
          <table:table-cell office:value-type="float" office:value="0.00256552" calcext:value-type="float">
            <text:p>0.00256552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0.257414" calcext:value-type="float">
            <text:p>0.257414</text:p>
          </table:table-cell>
          <table:table-cell office:value-type="float" office:value="0.0224324" calcext:value-type="float">
            <text:p>0.0224324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0.00407902" calcext:value-type="float">
            <text:p>0.00407902</text:p>
          </table:table-cell>
          <table:table-cell office:value-type="float" office:value="0.00175627" calcext:value-type="float">
            <text:p>0.00175627</text:p>
          </table:table-cell>
          <table:table-cell office:value-type="float" office:value="0.00247315" calcext:value-type="float">
            <text:p>0.00247315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0.256775" calcext:value-type="float">
            <text:p>0.256775</text:p>
          </table:table-cell>
          <table:table-cell office:value-type="float" office:value="0.0230526" calcext:value-type="float">
            <text:p>0.0230526</text:p>
          </table:table-cell>
          <table:table-cell office:value-type="float" office:value="0.00214511" calcext:value-type="float">
            <text:p>0.00214511</text:p>
          </table:table-cell>
          <table:table-cell office:value-type="float" office:value="0.00404191" calcext:value-type="float">
            <text:p>0.00404191</text:p>
          </table:table-cell>
          <table:table-cell office:value-type="float" office:value="0.00173772" calcext:value-type="float">
            <text:p>0.00173772</text:p>
          </table:table-cell>
          <table:table-cell office:value-type="float" office:value="0.00309055" calcext:value-type="float">
            <text:p>0.00309055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0.255342" calcext:value-type="float">
            <text:p>0.255342</text:p>
          </table:table-cell>
          <table:table-cell office:value-type="float" office:value="0.0221557" calcext:value-type="float">
            <text:p>0.0221557</text:p>
          </table:table-cell>
          <table:table-cell office:value-type="float" office:value="0.00212616" calcext:value-type="float">
            <text:p>0.00212616</text:p>
          </table:table-cell>
          <table:table-cell office:value-type="float" office:value="0.00396849" calcext:value-type="float">
            <text:p>0.00396849</text:p>
          </table:table-cell>
          <table:table-cell office:value-type="float" office:value="0.00172666" calcext:value-type="float">
            <text:p>0.00172666</text:p>
          </table:table-cell>
          <table:table-cell office:value-type="float" office:value="0.00260776" calcext:value-type="float">
            <text:p>0.0026077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255023" calcext:value-type="float">
            <text:p>0.255023</text:p>
          </table:table-cell>
          <table:table-cell office:value-type="float" office:value="0.0219544" calcext:value-type="float">
            <text:p>0.0219544</text:p>
          </table:table-cell>
          <table:table-cell office:value-type="float" office:value="0.00212734" calcext:value-type="float">
            <text:p>0.00212734</text:p>
          </table:table-cell>
          <table:table-cell office:value-type="float" office:value="0.00396928" calcext:value-type="float">
            <text:p>0.00396928</text:p>
          </table:table-cell>
          <table:table-cell office:value-type="float" office:value="0.00197102" calcext:value-type="float">
            <text:p>0.00197102</text:p>
          </table:table-cell>
          <table:table-cell office:value-type="float" office:value="0.00252447" calcext:value-type="float">
            <text:p>0.00252447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0.250009" calcext:value-type="float">
            <text:p>0.250009</text:p>
          </table:table-cell>
          <table:table-cell office:value-type="float" office:value="0.0217096" calcext:value-type="float">
            <text:p>0.0217096</text:p>
          </table:table-cell>
          <table:table-cell office:value-type="float" office:value="0.00220077" calcext:value-type="float">
            <text:p>0.00220077</text:p>
          </table:table-cell>
          <table:table-cell office:value-type="float" office:value="0.00398625" calcext:value-type="float">
            <text:p>0.00398625</text:p>
          </table:table-cell>
          <table:table-cell office:value-type="float" office:value="0.00171956" calcext:value-type="float">
            <text:p>0.00171956</text:p>
          </table:table-cell>
          <table:table-cell office:value-type="float" office:value="0.00258447" calcext:value-type="float">
            <text:p>0.00258447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0.246528" calcext:value-type="float">
            <text:p>0.246528</text:p>
          </table:table-cell>
          <table:table-cell office:value-type="float" office:value="0.022346" calcext:value-type="float">
            <text:p>0.022346</text:p>
          </table:table-cell>
          <table:table-cell office:value-type="float" office:value="0.00217195" calcext:value-type="float">
            <text:p>0.00217195</text:p>
          </table:table-cell>
          <table:table-cell office:value-type="float" office:value="0.00401586" calcext:value-type="float">
            <text:p>0.00401586</text:p>
          </table:table-cell>
          <table:table-cell office:value-type="float" office:value="0.00172232" calcext:value-type="float">
            <text:p>0.00172232</text:p>
          </table:table-cell>
          <table:table-cell office:value-type="float" office:value="0.00258486" calcext:value-type="float">
            <text:p>0.00258486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0.24493" calcext:value-type="float">
            <text:p>0.24493</text:p>
          </table:table-cell>
          <table:table-cell office:value-type="float" office:value="0.0215979" calcext:value-type="float">
            <text:p>0.0215979</text:p>
          </table:table-cell>
          <table:table-cell office:value-type="float" office:value="0.00210997" calcext:value-type="float">
            <text:p>0.00210997</text:p>
          </table:table-cell>
          <table:table-cell office:value-type="float" office:value="0.00399178" calcext:value-type="float">
            <text:p>0.00399178</text:p>
          </table:table-cell>
          <table:table-cell office:value-type="float" office:value="0.00171956" calcext:value-type="float">
            <text:p>0.00171956</text:p>
          </table:table-cell>
          <table:table-cell office:value-type="float" office:value="0.00282409" calcext:value-type="float">
            <text:p>0.00282409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0.242159" calcext:value-type="float">
            <text:p>0.242159</text:p>
          </table:table-cell>
          <table:table-cell office:value-type="float" office:value="0.0216678" calcext:value-type="float">
            <text:p>0.0216678</text:p>
          </table:table-cell>
          <table:table-cell office:value-type="float" office:value="0.00209379" calcext:value-type="float">
            <text:p>0.00209379</text:p>
          </table:table-cell>
          <table:table-cell office:value-type="float" office:value="0.00395862" calcext:value-type="float">
            <text:p>0.00395862</text:p>
          </table:table-cell>
          <table:table-cell office:value-type="float" office:value="0.00171166" calcext:value-type="float">
            <text:p>0.00171166</text:p>
          </table:table-cell>
          <table:table-cell office:value-type="float" office:value="0.00274987" calcext:value-type="float">
            <text:p>0.00274987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0.241425" calcext:value-type="float">
            <text:p>0.241425</text:p>
          </table:table-cell>
          <table:table-cell office:value-type="float" office:value="0.0212995" calcext:value-type="float">
            <text:p>0.0212995</text:p>
          </table:table-cell>
          <table:table-cell office:value-type="float" office:value="0.0020626" calcext:value-type="float">
            <text:p>0.0020626</text:p>
          </table:table-cell>
          <table:table-cell office:value-type="float" office:value="0.00394401" calcext:value-type="float">
            <text:p>0.00394401</text:p>
          </table:table-cell>
          <table:table-cell office:value-type="float" office:value="0.00174364" calcext:value-type="float">
            <text:p>0.00174364</text:p>
          </table:table-cell>
          <table:table-cell office:value-type="float" office:value="0.00262395" calcext:value-type="float">
            <text:p>0.00262395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0.241908" calcext:value-type="float">
            <text:p>0.241908</text:p>
          </table:table-cell>
          <table:table-cell office:value-type="float" office:value="0.0213634" calcext:value-type="float">
            <text:p>0.0213634</text:p>
          </table:table-cell>
          <table:table-cell office:value-type="float" office:value="0.00216603" calcext:value-type="float">
            <text:p>0.00216603</text:p>
          </table:table-cell>
          <table:table-cell office:value-type="float" office:value="0.00394993" calcext:value-type="float">
            <text:p>0.00394993</text:p>
          </table:table-cell>
          <table:table-cell office:value-type="float" office:value="0.00172311" calcext:value-type="float">
            <text:p>0.00172311</text:p>
          </table:table-cell>
          <table:table-cell office:value-type="float" office:value="0.00258526" calcext:value-type="float">
            <text:p>0.00258526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0.24181" calcext:value-type="float">
            <text:p>0.24181</text:p>
          </table:table-cell>
          <table:table-cell office:value-type="float" office:value="0.0214803" calcext:value-type="float">
            <text:p>0.0214803</text:p>
          </table:table-cell>
          <table:table-cell office:value-type="float" office:value="0.00208866" calcext:value-type="float">
            <text:p>0.00208866</text:p>
          </table:table-cell>
          <table:table-cell office:value-type="float" office:value="0.0038998" calcext:value-type="float">
            <text:p>0.0038998</text:p>
          </table:table-cell>
          <table:table-cell office:value-type="float" office:value="0.00168561" calcext:value-type="float">
            <text:p>0.00168561</text:p>
          </table:table-cell>
          <table:table-cell office:value-type="float" office:value="0.00266697" calcext:value-type="float">
            <text:p>0.00266697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0.236587" calcext:value-type="float">
            <text:p>0.236587</text:p>
          </table:table-cell>
          <table:table-cell office:value-type="float" office:value="0.0209572" calcext:value-type="float">
            <text:p>0.0209572</text:p>
          </table:table-cell>
          <table:table-cell office:value-type="float" office:value="0.00209497" calcext:value-type="float">
            <text:p>0.00209497</text:p>
          </table:table-cell>
          <table:table-cell office:value-type="float" office:value="0.00397362" calcext:value-type="float">
            <text:p>0.00397362</text:p>
          </table:table-cell>
          <table:table-cell office:value-type="float" office:value="0.00168798" calcext:value-type="float">
            <text:p>0.00168798</text:p>
          </table:table-cell>
          <table:table-cell office:value-type="float" office:value="0.00248697" calcext:value-type="float">
            <text:p>0.00248697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0.235332" calcext:value-type="float">
            <text:p>0.235332</text:p>
          </table:table-cell>
          <table:table-cell office:value-type="float" office:value="0.0201428" calcext:value-type="float">
            <text:p>0.0201428</text:p>
          </table:table-cell>
          <table:table-cell office:value-type="float" office:value="0.00209931" calcext:value-type="float">
            <text:p>0.00209931</text:p>
          </table:table-cell>
          <table:table-cell office:value-type="float" office:value="0.00391401" calcext:value-type="float">
            <text:p>0.00391401</text:p>
          </table:table-cell>
          <table:table-cell office:value-type="float" office:value="0.00170811" calcext:value-type="float">
            <text:p>0.00170811</text:p>
          </table:table-cell>
          <table:table-cell office:value-type="float" office:value="0.0024996" calcext:value-type="float">
            <text:p>0.002499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235625" calcext:value-type="float">
            <text:p>0.235625</text:p>
          </table:table-cell>
          <table:table-cell office:value-type="float" office:value="0.0205711" calcext:value-type="float">
            <text:p>0.0205711</text:p>
          </table:table-cell>
          <table:table-cell office:value-type="float" office:value="0.00207326" calcext:value-type="float">
            <text:p>0.00207326</text:p>
          </table:table-cell>
          <table:table-cell office:value-type="float" office:value="0.00382953" calcext:value-type="float">
            <text:p>0.00382953</text:p>
          </table:table-cell>
          <table:table-cell office:value-type="float" office:value="0.00165561" calcext:value-type="float">
            <text:p>0.00165561</text:p>
          </table:table-cell>
          <table:table-cell office:value-type="float" office:value="0.0026275" calcext:value-type="float">
            <text:p>0.0026275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0.233894" calcext:value-type="float">
            <text:p>0.233894</text:p>
          </table:table-cell>
          <table:table-cell office:value-type="float" office:value="0.0205668" calcext:value-type="float">
            <text:p>0.0205668</text:p>
          </table:table-cell>
          <table:table-cell office:value-type="float" office:value="0.00244473" calcext:value-type="float">
            <text:p>0.00244473</text:p>
          </table:table-cell>
          <table:table-cell office:value-type="float" office:value="0.00426574" calcext:value-type="float">
            <text:p>0.00426574</text:p>
          </table:table-cell>
          <table:table-cell office:value-type="float" office:value="0.00166508" calcext:value-type="float">
            <text:p>0.00166508</text:p>
          </table:table-cell>
          <table:table-cell office:value-type="float" office:value="0.00257934" calcext:value-type="float">
            <text:p>0.00257934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0.232891" calcext:value-type="float">
            <text:p>0.232891</text:p>
          </table:table-cell>
          <table:table-cell office:value-type="float" office:value="0.0196581" calcext:value-type="float">
            <text:p>0.0196581</text:p>
          </table:table-cell>
          <table:table-cell office:value-type="float" office:value="0.00222248" calcext:value-type="float">
            <text:p>0.00222248</text:p>
          </table:table-cell>
          <table:table-cell office:value-type="float" office:value="0.00384651" calcext:value-type="float">
            <text:p>0.00384651</text:p>
          </table:table-cell>
          <table:table-cell office:value-type="float" office:value="0.0018218" calcext:value-type="float">
            <text:p>0.0018218</text:p>
          </table:table-cell>
          <table:table-cell office:value-type="float" office:value="0.00253118" calcext:value-type="float">
            <text:p>0.00253118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0.231594" calcext:value-type="float">
            <text:p>0.231594</text:p>
          </table:table-cell>
          <table:table-cell office:value-type="float" office:value="0.0196494" calcext:value-type="float">
            <text:p>0.0196494</text:p>
          </table:table-cell>
          <table:table-cell office:value-type="float" office:value="0.00236933" calcext:value-type="float">
            <text:p>0.00236933</text:p>
          </table:table-cell>
          <table:table-cell office:value-type="float" office:value="0.00406362" calcext:value-type="float">
            <text:p>0.00406362</text:p>
          </table:table-cell>
          <table:table-cell office:value-type="float" office:value="0.00165679" calcext:value-type="float">
            <text:p>0.00165679</text:p>
          </table:table-cell>
          <table:table-cell office:value-type="float" office:value="0.00254499" calcext:value-type="float">
            <text:p>0.00254499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0.229379" calcext:value-type="float">
            <text:p>0.229379</text:p>
          </table:table-cell>
          <table:table-cell office:value-type="float" office:value="0.0196664" calcext:value-type="float">
            <text:p>0.0196664</text:p>
          </table:table-cell>
          <table:table-cell office:value-type="float" office:value="0.00273487" calcext:value-type="float">
            <text:p>0.00273487</text:p>
          </table:table-cell>
          <table:table-cell office:value-type="float" office:value="0.00393098" calcext:value-type="float">
            <text:p>0.00393098</text:p>
          </table:table-cell>
          <table:table-cell office:value-type="float" office:value="0.00163982" calcext:value-type="float">
            <text:p>0.00163982</text:p>
          </table:table-cell>
          <table:table-cell office:value-type="float" office:value="0.00254657" calcext:value-type="float">
            <text:p>0.00254657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0.228145" calcext:value-type="float">
            <text:p>0.228145</text:p>
          </table:table-cell>
          <table:table-cell office:value-type="float" office:value="0.0200706" calcext:value-type="float">
            <text:p>0.0200706</text:p>
          </table:table-cell>
          <table:table-cell office:value-type="float" office:value="0.00229156" calcext:value-type="float">
            <text:p>0.00229156</text:p>
          </table:table-cell>
          <table:table-cell office:value-type="float" office:value="0.00380585" calcext:value-type="float">
            <text:p>0.00380585</text:p>
          </table:table-cell>
          <table:table-cell office:value-type="float" office:value="0.00169232" calcext:value-type="float">
            <text:p>0.00169232</text:p>
          </table:table-cell>
          <table:table-cell office:value-type="float" office:value="0.00244749" calcext:value-type="float">
            <text:p>0.00244749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0.225424" calcext:value-type="float">
            <text:p>0.225424</text:p>
          </table:table-cell>
          <table:table-cell office:value-type="float" office:value="0.0194394" calcext:value-type="float">
            <text:p>0.0194394</text:p>
          </table:table-cell>
          <table:table-cell office:value-type="float" office:value="0.00217274" calcext:value-type="float">
            <text:p>0.00217274</text:p>
          </table:table-cell>
          <table:table-cell office:value-type="float" office:value="0.00414968" calcext:value-type="float">
            <text:p>0.00414968</text:p>
          </table:table-cell>
          <table:table-cell office:value-type="float" office:value="0.00168166" calcext:value-type="float">
            <text:p>0.00168166</text:p>
          </table:table-cell>
          <table:table-cell office:value-type="float" office:value="0.00304673" calcext:value-type="float">
            <text:p>0.00304673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0.221593" calcext:value-type="float">
            <text:p>0.221593</text:p>
          </table:table-cell>
          <table:table-cell office:value-type="float" office:value="0.0199166" calcext:value-type="float">
            <text:p>0.0199166</text:p>
          </table:table-cell>
          <table:table-cell office:value-type="float" office:value="0.00212261" calcext:value-type="float">
            <text:p>0.00212261</text:p>
          </table:table-cell>
          <table:table-cell office:value-type="float" office:value="0.00422152" calcext:value-type="float">
            <text:p>0.00422152</text:p>
          </table:table-cell>
          <table:table-cell office:value-type="float" office:value="0.00164653" calcext:value-type="float">
            <text:p>0.00164653</text:p>
          </table:table-cell>
          <table:table-cell office:value-type="float" office:value="0.00251894" calcext:value-type="float">
            <text:p>0.00251894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0.222079" calcext:value-type="float">
            <text:p>0.222079</text:p>
          </table:table-cell>
          <table:table-cell office:value-type="float" office:value="0.0190442" calcext:value-type="float">
            <text:p>0.0190442</text:p>
          </table:table-cell>
          <table:table-cell office:value-type="float" office:value="0.00212774" calcext:value-type="float">
            <text:p>0.00212774</text:p>
          </table:table-cell>
          <table:table-cell office:value-type="float" office:value="0.153415" calcext:value-type="float">
            <text:p>0.153415</text:p>
          </table:table-cell>
          <table:table-cell office:value-type="float" office:value="0.114963" calcext:value-type="float">
            <text:p>0.114963</text:p>
          </table:table-cell>
          <table:table-cell office:value-type="float" office:value="0.156543" calcext:value-type="float">
            <text:p>0.156543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0.219693" calcext:value-type="float">
            <text:p>0.219693</text:p>
          </table:table-cell>
          <table:table-cell office:value-type="float" office:value="0.0191765" calcext:value-type="float">
            <text:p>0.0191765</text:p>
          </table:table-cell>
          <table:table-cell office:value-type="float" office:value="0.00213603" calcext:value-type="float">
            <text:p>0.00213603</text:p>
          </table:table-cell>
          <table:table-cell office:value-type="float" office:value="0.004878" calcext:value-type="float">
            <text:p>0.004878</text:p>
          </table:table-cell>
          <table:table-cell office:value-type="float" office:value="0.00227893" calcext:value-type="float">
            <text:p>0.00227893</text:p>
          </table:table-cell>
          <table:table-cell office:value-type="float" office:value="0.00204839" calcext:value-type="float">
            <text:p>0.00204839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146595" calcext:value-type="float">
            <text:p>0.146595</text:p>
          </table:table-cell>
          <table:table-cell office:value-type="float" office:value="0.0190458" calcext:value-type="float">
            <text:p>0.0190458</text:p>
          </table:table-cell>
          <table:table-cell office:value-type="float" office:value="0.00210721" calcext:value-type="float">
            <text:p>0.00210721</text:p>
          </table:table-cell>
          <table:table-cell office:value-type="float" office:value="0.00449785" calcext:value-type="float">
            <text:p>0.00449785</text:p>
          </table:table-cell>
          <table:table-cell office:value-type="float" office:value="0.00207247" calcext:value-type="float">
            <text:p>0.00207247</text:p>
          </table:table-cell>
          <table:table-cell office:value-type="float" office:value="0.00207523" calcext:value-type="float">
            <text:p>0.00207523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0.0859037" calcext:value-type="float">
            <text:p>0.0859037</text:p>
          </table:table-cell>
          <table:table-cell office:value-type="float" office:value="0.0188504" calcext:value-type="float">
            <text:p>0.0188504</text:p>
          </table:table-cell>
          <table:table-cell office:value-type="float" office:value="0.00211037" calcext:value-type="float">
            <text:p>0.00211037</text:p>
          </table:table-cell>
          <table:table-cell office:value-type="float" office:value="0.00509512" calcext:value-type="float">
            <text:p>0.00509512</text:p>
          </table:table-cell>
          <table:table-cell office:value-type="float" office:value="0.00210287" calcext:value-type="float">
            <text:p>0.00210287</text:p>
          </table:table-cell>
          <table:table-cell office:value-type="float" office:value="0.00215024" calcext:value-type="float">
            <text:p>0.00215024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0.0844183" calcext:value-type="float">
            <text:p>0.0844183</text:p>
          </table:table-cell>
          <table:table-cell office:value-type="float" office:value="0.0187643" calcext:value-type="float">
            <text:p>0.0187643</text:p>
          </table:table-cell>
          <table:table-cell office:value-type="float" office:value="0.00213405" calcext:value-type="float">
            <text:p>0.00213405</text:p>
          </table:table-cell>
          <table:table-cell office:value-type="float" office:value="0.00450535" calcext:value-type="float">
            <text:p>0.00450535</text:p>
          </table:table-cell>
          <table:table-cell office:value-type="float" office:value="0.00210287" calcext:value-type="float">
            <text:p>0.00210287</text:p>
          </table:table-cell>
          <table:table-cell office:value-type="float" office:value="0.00212616" calcext:value-type="float">
            <text:p>0.00212616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0.0848245" calcext:value-type="float">
            <text:p>0.0848245</text:p>
          </table:table-cell>
          <table:table-cell office:value-type="float" office:value="0.0181592" calcext:value-type="float">
            <text:p>0.0181592</text:p>
          </table:table-cell>
          <table:table-cell office:value-type="float" office:value="0.00208747" calcext:value-type="float">
            <text:p>0.00208747</text:p>
          </table:table-cell>
          <table:table-cell office:value-type="float" office:value="0.0045468" calcext:value-type="float">
            <text:p>0.0045468</text:p>
          </table:table-cell>
          <table:table-cell office:value-type="float" office:value="0.00209221" calcext:value-type="float">
            <text:p>0.00209221</text:p>
          </table:table-cell>
          <table:table-cell office:value-type="float" office:value="0.00208155" calcext:value-type="float">
            <text:p>0.00208155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0.0840638" calcext:value-type="float">
            <text:p>0.0840638</text:p>
          </table:table-cell>
          <table:table-cell office:value-type="float" office:value="0.0188946" calcext:value-type="float">
            <text:p>0.0188946</text:p>
          </table:table-cell>
          <table:table-cell office:value-type="float" office:value="0.00208392" calcext:value-type="float">
            <text:p>0.00208392</text:p>
          </table:table-cell>
          <table:table-cell office:value-type="float" office:value="0.00483221" calcext:value-type="float">
            <text:p>0.00483221</text:p>
          </table:table-cell>
          <table:table-cell office:value-type="float" office:value="0.00205629" calcext:value-type="float">
            <text:p>0.00205629</text:p>
          </table:table-cell>
          <table:table-cell office:value-type="float" office:value="0.00216761" calcext:value-type="float">
            <text:p>0.00216761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0833797" calcext:value-type="float">
            <text:p>0.0833797</text:p>
          </table:table-cell>
          <table:table-cell office:value-type="float" office:value="0.0181845" calcext:value-type="float">
            <text:p>0.0181845</text:p>
          </table:table-cell>
          <table:table-cell office:value-type="float" office:value="0.00206418" calcext:value-type="float">
            <text:p>0.00206418</text:p>
          </table:table-cell>
          <table:table-cell office:value-type="float" office:value="0.00453654" calcext:value-type="float">
            <text:p>0.00453654</text:p>
          </table:table-cell>
          <table:table-cell office:value-type="float" office:value="0.00207484" calcext:value-type="float">
            <text:p>0.00207484</text:p>
          </table:table-cell>
          <table:table-cell office:value-type="float" office:value="0.00230814" calcext:value-type="float">
            <text:p>0.00230814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812914" calcext:value-type="float">
            <text:p>0.0812914</text:p>
          </table:table-cell>
          <table:table-cell office:value-type="float" office:value="0.0180246" calcext:value-type="float">
            <text:p>0.0180246</text:p>
          </table:table-cell>
          <table:table-cell office:value-type="float" office:value="0.00205984" calcext:value-type="float">
            <text:p>0.00205984</text:p>
          </table:table-cell>
          <table:table-cell office:value-type="float" office:value="0.00434745" calcext:value-type="float">
            <text:p>0.00434745</text:p>
          </table:table-cell>
          <table:table-cell office:value-type="float" office:value="0.00241788" calcext:value-type="float">
            <text:p>0.00241788</text:p>
          </table:table-cell>
          <table:table-cell office:value-type="float" office:value="0.00224774" calcext:value-type="float">
            <text:p>0.00224774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0.0812203" calcext:value-type="float">
            <text:p>0.0812203</text:p>
          </table:table-cell>
          <table:table-cell office:value-type="float" office:value="0.0179298" calcext:value-type="float">
            <text:p>0.0179298</text:p>
          </table:table-cell>
          <table:table-cell office:value-type="float" office:value="0.00205194" calcext:value-type="float">
            <text:p>0.00205194</text:p>
          </table:table-cell>
          <table:table-cell office:value-type="float" office:value="0.00440351" calcext:value-type="float">
            <text:p>0.00440351</text:p>
          </table:table-cell>
          <table:table-cell office:value-type="float" office:value="0.00202589" calcext:value-type="float">
            <text:p>0.00202589</text:p>
          </table:table-cell>
          <table:table-cell office:value-type="float" office:value="0.00214984" calcext:value-type="float">
            <text:p>0.00214984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0810466" calcext:value-type="float">
            <text:p>0.0810466</text:p>
          </table:table-cell>
          <table:table-cell office:value-type="float" office:value="0.0183491" calcext:value-type="float">
            <text:p>0.0183491</text:p>
          </table:table-cell>
          <table:table-cell office:value-type="float" office:value="0.00207602" calcext:value-type="float">
            <text:p>0.00207602</text:p>
          </table:table-cell>
          <table:table-cell office:value-type="float" office:value="0.00459496" calcext:value-type="float">
            <text:p>0.00459496</text:p>
          </table:table-cell>
          <table:table-cell office:value-type="float" office:value="0.00203339" calcext:value-type="float">
            <text:p>0.00203339</text:p>
          </table:table-cell>
          <table:table-cell office:value-type="float" office:value="0.00208826" calcext:value-type="float">
            <text:p>0.00208826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0.0802824" calcext:value-type="float">
            <text:p>0.0802824</text:p>
          </table:table-cell>
          <table:table-cell office:value-type="float" office:value="0.0172094" calcext:value-type="float">
            <text:p>0.0172094</text:p>
          </table:table-cell>
          <table:table-cell office:value-type="float" office:value="0.00211984" calcext:value-type="float">
            <text:p>0.00211984</text:p>
          </table:table-cell>
          <table:table-cell office:value-type="float" office:value="0.00480695" calcext:value-type="float">
            <text:p>0.00480695</text:p>
          </table:table-cell>
          <table:table-cell office:value-type="float" office:value="0.0019726" calcext:value-type="float">
            <text:p>0.0019726</text:p>
          </table:table-cell>
          <table:table-cell office:value-type="float" office:value="0.00210603" calcext:value-type="float">
            <text:p>0.0021060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810889" calcext:value-type="float">
            <text:p>0.0810889</text:p>
          </table:table-cell>
          <table:table-cell office:value-type="float" office:value="0.0173977" calcext:value-type="float">
            <text:p>0.0173977</text:p>
          </table:table-cell>
          <table:table-cell office:value-type="float" office:value="0.00208234" calcext:value-type="float">
            <text:p>0.00208234</text:p>
          </table:table-cell>
          <table:table-cell office:value-type="float" office:value="0.00430758" calcext:value-type="float">
            <text:p>0.00430758</text:p>
          </table:table-cell>
          <table:table-cell office:value-type="float" office:value="0.00202076" calcext:value-type="float">
            <text:p>0.00202076</text:p>
          </table:table-cell>
          <table:table-cell office:value-type="float" office:value="0.00247552" calcext:value-type="float">
            <text:p>0.00247552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0.0799082" calcext:value-type="float">
            <text:p>0.0799082</text:p>
          </table:table-cell>
          <table:table-cell office:value-type="float" office:value="0.0171478" calcext:value-type="float">
            <text:p>0.0171478</text:p>
          </table:table-cell>
          <table:table-cell office:value-type="float" office:value="0.00213524" calcext:value-type="float">
            <text:p>0.00213524</text:p>
          </table:table-cell>
          <table:table-cell office:value-type="float" office:value="0.00484761" calcext:value-type="float">
            <text:p>0.00484761</text:p>
          </table:table-cell>
          <table:table-cell office:value-type="float" office:value="0.00199076" calcext:value-type="float">
            <text:p>0.00199076</text:p>
          </table:table-cell>
          <table:table-cell office:value-type="float" office:value="0.002063" calcext:value-type="float">
            <text:p>0.002063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0.0777109" calcext:value-type="float">
            <text:p>0.0777109</text:p>
          </table:table-cell>
          <table:table-cell office:value-type="float" office:value="0.0170341" calcext:value-type="float">
            <text:p>0.0170341</text:p>
          </table:table-cell>
          <table:table-cell office:value-type="float" office:value="0.00207247" calcext:value-type="float">
            <text:p>0.00207247</text:p>
          </table:table-cell>
          <table:table-cell office:value-type="float" office:value="0.00485313" calcext:value-type="float">
            <text:p>0.00485313</text:p>
          </table:table-cell>
          <table:table-cell office:value-type="float" office:value="0.00198602" calcext:value-type="float">
            <text:p>0.00198602</text:p>
          </table:table-cell>
          <table:table-cell office:value-type="float" office:value="0.00211668" calcext:value-type="float">
            <text:p>0.00211668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0.0777078" calcext:value-type="float">
            <text:p>0.0777078</text:p>
          </table:table-cell>
          <table:table-cell office:value-type="float" office:value="0.0165442" calcext:value-type="float">
            <text:p>0.0165442</text:p>
          </table:table-cell>
          <table:table-cell office:value-type="float" office:value="0.00202984" calcext:value-type="float">
            <text:p>0.00202984</text:p>
          </table:table-cell>
          <table:table-cell office:value-type="float" office:value="0.00419626" calcext:value-type="float">
            <text:p>0.00419626</text:p>
          </table:table-cell>
          <table:table-cell office:value-type="float" office:value="0.00197102" calcext:value-type="float">
            <text:p>0.00197102</text:p>
          </table:table-cell>
          <table:table-cell office:value-type="float" office:value="0.00212142" calcext:value-type="float">
            <text:p>0.00212142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0.0773328" calcext:value-type="float">
            <text:p>0.0773328</text:p>
          </table:table-cell>
          <table:table-cell office:value-type="float" office:value="0.0160437" calcext:value-type="float">
            <text:p>0.0160437</text:p>
          </table:table-cell>
          <table:table-cell office:value-type="float" office:value="0.00209102" calcext:value-type="float">
            <text:p>0.00209102</text:p>
          </table:table-cell>
          <table:table-cell office:value-type="float" office:value="0.00416902" calcext:value-type="float">
            <text:p>0.00416902</text:p>
          </table:table-cell>
          <table:table-cell office:value-type="float" office:value="0.00195957" calcext:value-type="float">
            <text:p>0.00195957</text:p>
          </table:table-cell>
          <table:table-cell office:value-type="float" office:value="0.00209181" calcext:value-type="float">
            <text:p>0.00209181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076038" calcext:value-type="float">
            <text:p>0.076038</text:p>
          </table:table-cell>
          <table:table-cell office:value-type="float" office:value="0.0160109" calcext:value-type="float">
            <text:p>0.0160109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0.00453378" calcext:value-type="float">
            <text:p>0.00453378</text:p>
          </table:table-cell>
          <table:table-cell office:value-type="float" office:value="0.00195641" calcext:value-type="float">
            <text:p>0.00195641</text:p>
          </table:table-cell>
          <table:table-cell office:value-type="float" office:value="0.00205589" calcext:value-type="float">
            <text:p>0.00205589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0766921" calcext:value-type="float">
            <text:p>0.0766921</text:p>
          </table:table-cell>
          <table:table-cell office:value-type="float" office:value="0.0160137" calcext:value-type="float">
            <text:p>0.0160137</text:p>
          </table:table-cell>
          <table:table-cell office:value-type="float" office:value="0.00206458" calcext:value-type="float">
            <text:p>0.00206458</text:p>
          </table:table-cell>
          <table:table-cell office:value-type="float" office:value="0.00444654" calcext:value-type="float">
            <text:p>0.00444654</text:p>
          </table:table-cell>
          <table:table-cell office:value-type="float" office:value="0.00195483" calcext:value-type="float">
            <text:p>0.00195483</text:p>
          </table:table-cell>
          <table:table-cell office:value-type="float" office:value="0.00208313" calcext:value-type="float">
            <text:p>0.00208313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0.0749788" calcext:value-type="float">
            <text:p>0.0749788</text:p>
          </table:table-cell>
          <table:table-cell office:value-type="float" office:value="0.0158629" calcext:value-type="float">
            <text:p>0.0158629</text:p>
          </table:table-cell>
          <table:table-cell office:value-type="float" office:value="0.00206615" calcext:value-type="float">
            <text:p>0.00206615</text:p>
          </table:table-cell>
          <table:table-cell office:value-type="float" office:value="0.00409639" calcext:value-type="float">
            <text:p>0.00409639</text:p>
          </table:table-cell>
          <table:table-cell office:value-type="float" office:value="0.00197023" calcext:value-type="float">
            <text:p>0.00197023</text:p>
          </table:table-cell>
          <table:table-cell office:value-type="float" office:value="0.00211826" calcext:value-type="float">
            <text:p>0.00211826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0759428" calcext:value-type="float">
            <text:p>0.0759428</text:p>
          </table:table-cell>
          <table:table-cell office:value-type="float" office:value="0.0155617" calcext:value-type="float">
            <text:p>0.0155617</text:p>
          </table:table-cell>
          <table:table-cell office:value-type="float" office:value="0.00213524" calcext:value-type="float">
            <text:p>0.00213524</text:p>
          </table:table-cell>
          <table:table-cell office:value-type="float" office:value="0.00408652" calcext:value-type="float">
            <text:p>0.00408652</text:p>
          </table:table-cell>
          <table:table-cell office:value-type="float" office:value="0.00198444" calcext:value-type="float">
            <text:p>0.00198444</text:p>
          </table:table-cell>
          <table:table-cell office:value-type="float" office:value="0.0024392" calcext:value-type="float">
            <text:p>0.0024392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073684" calcext:value-type="float">
            <text:p>0.073684</text:p>
          </table:table-cell>
          <table:table-cell office:value-type="float" office:value="0.0154559" calcext:value-type="float">
            <text:p>0.0154559</text:p>
          </table:table-cell>
          <table:table-cell office:value-type="float" office:value="0.00206971" calcext:value-type="float">
            <text:p>0.00206971</text:p>
          </table:table-cell>
          <table:table-cell office:value-type="float" office:value="0.00399572" calcext:value-type="float">
            <text:p>0.00399572</text:p>
          </table:table-cell>
          <table:table-cell office:value-type="float" office:value="0.00225051" calcext:value-type="float">
            <text:p>0.00225051</text:p>
          </table:table-cell>
          <table:table-cell office:value-type="float" office:value="0.00207563" calcext:value-type="float">
            <text:p>0.0020756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730639" calcext:value-type="float">
            <text:p>0.0730639</text:p>
          </table:table-cell>
          <table:table-cell office:value-type="float" office:value="0.015508" calcext:value-type="float">
            <text:p>0.015508</text:p>
          </table:table-cell>
          <table:table-cell office:value-type="float" office:value="0.00202826" calcext:value-type="float">
            <text:p>0.00202826</text:p>
          </table:table-cell>
          <table:table-cell office:value-type="float" office:value="0.00392506" calcext:value-type="float">
            <text:p>0.00392506</text:p>
          </table:table-cell>
          <table:table-cell office:value-type="float" office:value="0.00192562" calcext:value-type="float">
            <text:p>0.00192562</text:p>
          </table:table-cell>
          <table:table-cell office:value-type="float" office:value="0.00214826" calcext:value-type="float">
            <text:p>0.00214826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0.0723427" calcext:value-type="float">
            <text:p>0.0723427</text:p>
          </table:table-cell>
          <table:table-cell office:value-type="float" office:value="0.0153319" calcext:value-type="float">
            <text:p>0.0153319</text:p>
          </table:table-cell>
          <table:table-cell office:value-type="float" office:value="0.00200734" calcext:value-type="float">
            <text:p>0.00200734</text:p>
          </table:table-cell>
          <table:table-cell office:value-type="float" office:value="0.00393375" calcext:value-type="float">
            <text:p>0.00393375</text:p>
          </table:table-cell>
          <table:table-cell office:value-type="float" office:value="0.00190312" calcext:value-type="float">
            <text:p>0.00190312</text:p>
          </table:table-cell>
          <table:table-cell office:value-type="float" office:value="0.00213603" calcext:value-type="float">
            <text:p>0.00213603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720896" calcext:value-type="float">
            <text:p>0.0720896</text:p>
          </table:table-cell>
          <table:table-cell office:value-type="float" office:value="0.015028" calcext:value-type="float">
            <text:p>0.015028</text:p>
          </table:table-cell>
          <table:table-cell office:value-type="float" office:value="0.00204721" calcext:value-type="float">
            <text:p>0.00204721</text:p>
          </table:table-cell>
          <table:table-cell office:value-type="float" office:value="0.00394638" calcext:value-type="float">
            <text:p>0.00394638</text:p>
          </table:table-cell>
          <table:table-cell office:value-type="float" office:value="0.00188812" calcext:value-type="float">
            <text:p>0.00188812</text:p>
          </table:table-cell>
          <table:table-cell office:value-type="float" office:value="0.00210524" calcext:value-type="float">
            <text:p>0.00210524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0.0709689" calcext:value-type="float">
            <text:p>0.0709689</text:p>
          </table:table-cell>
          <table:table-cell office:value-type="float" office:value="0.0148357" calcext:value-type="float">
            <text:p>0.0148357</text:p>
          </table:table-cell>
          <table:table-cell office:value-type="float" office:value="0.00242104" calcext:value-type="float">
            <text:p>0.00242104</text:p>
          </table:table-cell>
          <table:table-cell office:value-type="float" office:value="0.00394164" calcext:value-type="float">
            <text:p>0.00394164</text:p>
          </table:table-cell>
          <table:table-cell office:value-type="float" office:value="0.00189049" calcext:value-type="float">
            <text:p>0.00189049</text:p>
          </table:table-cell>
          <table:table-cell office:value-type="float" office:value="0.002093" calcext:value-type="float">
            <text:p>0.002093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0.0697767" calcext:value-type="float">
            <text:p>0.0697767</text:p>
          </table:table-cell>
          <table:table-cell office:value-type="float" office:value="0.0147963" calcext:value-type="float">
            <text:p>0.0147963</text:p>
          </table:table-cell>
          <table:table-cell office:value-type="float" office:value="0.00208392" calcext:value-type="float">
            <text:p>0.00208392</text:p>
          </table:table-cell>
          <table:table-cell office:value-type="float" office:value="0.00387335" calcext:value-type="float">
            <text:p>0.00387335</text:p>
          </table:table-cell>
          <table:table-cell office:value-type="float" office:value="0.00187944" calcext:value-type="float">
            <text:p>0.00187944</text:p>
          </table:table-cell>
          <table:table-cell office:value-type="float" office:value="0.00210287" calcext:value-type="float">
            <text:p>0.00210287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690559" calcext:value-type="float">
            <text:p>0.0690559</text:p>
          </table:table-cell>
          <table:table-cell office:value-type="float" office:value="0.0144966" calcext:value-type="float">
            <text:p>0.0144966</text:p>
          </table:table-cell>
          <table:table-cell office:value-type="float" office:value="0.00208866" calcext:value-type="float">
            <text:p>0.00208866</text:p>
          </table:table-cell>
          <table:table-cell office:value-type="float" office:value="0.00387927" calcext:value-type="float">
            <text:p>0.00387927</text:p>
          </table:table-cell>
          <table:table-cell office:value-type="float" office:value="0.00186364" calcext:value-type="float">
            <text:p>0.00186364</text:p>
          </table:table-cell>
          <table:table-cell office:value-type="float" office:value="0.0026275" calcext:value-type="float">
            <text:p>0.0026275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0680876" calcext:value-type="float">
            <text:p>0.0680876</text:p>
          </table:table-cell>
          <table:table-cell office:value-type="float" office:value="0.0142878" calcext:value-type="float">
            <text:p>0.0142878</text:p>
          </table:table-cell>
          <table:table-cell office:value-type="float" office:value="0.00210721" calcext:value-type="float">
            <text:p>0.00210721</text:p>
          </table:table-cell>
          <table:table-cell office:value-type="float" office:value="0.0041031" calcext:value-type="float">
            <text:p>0.0041031</text:p>
          </table:table-cell>
          <table:table-cell office:value-type="float" office:value="0.00188417" calcext:value-type="float">
            <text:p>0.00188417</text:p>
          </table:table-cell>
          <table:table-cell office:value-type="float" office:value="0.00207129" calcext:value-type="float">
            <text:p>0.00207129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0.0680899" calcext:value-type="float">
            <text:p>0.0680899</text:p>
          </table:table-cell>
          <table:table-cell office:value-type="float" office:value="0.0142886" calcext:value-type="float">
            <text:p>0.0142886</text:p>
          </table:table-cell>
          <table:table-cell office:value-type="float" office:value="0.00203655" calcext:value-type="float">
            <text:p>0.00203655</text:p>
          </table:table-cell>
          <table:table-cell office:value-type="float" office:value="0.00375019" calcext:value-type="float">
            <text:p>0.00375019</text:p>
          </table:table-cell>
          <table:table-cell office:value-type="float" office:value="0.00185338" calcext:value-type="float">
            <text:p>0.00185338</text:p>
          </table:table-cell>
          <table:table-cell office:value-type="float" office:value="0.00210918" calcext:value-type="float">
            <text:p>0.00210918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679435" calcext:value-type="float">
            <text:p>0.0679435</text:p>
          </table:table-cell>
          <table:table-cell office:value-type="float" office:value="0.0140139" calcext:value-type="float">
            <text:p>0.0140139</text:p>
          </table:table-cell>
          <table:table-cell office:value-type="float" office:value="0.00206063" calcext:value-type="float">
            <text:p>0.00206063</text:p>
          </table:table-cell>
          <table:table-cell office:value-type="float" office:value="0.00376282" calcext:value-type="float">
            <text:p>0.00376282</text:p>
          </table:table-cell>
          <table:table-cell office:value-type="float" office:value="0.00191457" calcext:value-type="float">
            <text:p>0.00191457</text:p>
          </table:table-cell>
          <table:table-cell office:value-type="float" office:value="0.00214471" calcext:value-type="float">
            <text:p>0.00214471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0.0675278" calcext:value-type="float">
            <text:p>0.0675278</text:p>
          </table:table-cell>
          <table:table-cell office:value-type="float" office:value="0.0135062" calcext:value-type="float">
            <text:p>0.0135062</text:p>
          </table:table-cell>
          <table:table-cell office:value-type="float" office:value="0.00203971" calcext:value-type="float">
            <text:p>0.00203971</text:p>
          </table:table-cell>
          <table:table-cell office:value-type="float" office:value="0.0039144" calcext:value-type="float">
            <text:p>0.0039144</text:p>
          </table:table-cell>
          <table:table-cell office:value-type="float" office:value="0.00180285" calcext:value-type="float">
            <text:p>0.00180285</text:p>
          </table:table-cell>
          <table:table-cell office:value-type="float" office:value="0.00208471" calcext:value-type="float">
            <text:p>0.0020847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665109" calcext:value-type="float">
            <text:p>0.0665109</text:p>
          </table:table-cell>
          <table:table-cell office:value-type="float" office:value="0.0134699" calcext:value-type="float">
            <text:p>0.0134699</text:p>
          </table:table-cell>
          <table:table-cell office:value-type="float" office:value="0.00203497" calcext:value-type="float">
            <text:p>0.00203497</text:p>
          </table:table-cell>
          <table:table-cell office:value-type="float" office:value="0.0036815" calcext:value-type="float">
            <text:p>0.0036815</text:p>
          </table:table-cell>
          <table:table-cell office:value-type="float" office:value="0.00195997" calcext:value-type="float">
            <text:p>0.00195997</text:p>
          </table:table-cell>
          <table:table-cell office:value-type="float" office:value="0.00211353" calcext:value-type="float">
            <text:p>0.00211353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657372" calcext:value-type="float">
            <text:p>0.0657372</text:p>
          </table:table-cell>
          <table:table-cell office:value-type="float" office:value="0.0134316" calcext:value-type="float">
            <text:p>0.0134316</text:p>
          </table:table-cell>
          <table:table-cell office:value-type="float" office:value="0.00205234" calcext:value-type="float">
            <text:p>0.00205234</text:p>
          </table:table-cell>
          <table:table-cell office:value-type="float" office:value="0.00373203" calcext:value-type="float">
            <text:p>0.00373203</text:p>
          </table:table-cell>
          <table:table-cell office:value-type="float" office:value="0.00176219" calcext:value-type="float">
            <text:p>0.00176219</text:p>
          </table:table-cell>
          <table:table-cell office:value-type="float" office:value="0.00213011" calcext:value-type="float">
            <text:p>0.00213011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651459" calcext:value-type="float">
            <text:p>0.0651459</text:p>
          </table:table-cell>
          <table:table-cell office:value-type="float" office:value="0.0129441" calcext:value-type="float">
            <text:p>0.0129441</text:p>
          </table:table-cell>
          <table:table-cell office:value-type="float" office:value="0.00203931" calcext:value-type="float">
            <text:p>0.00203931</text:p>
          </table:table-cell>
          <table:table-cell office:value-type="float" office:value="0.00384295" calcext:value-type="float">
            <text:p>0.00384295</text:p>
          </table:table-cell>
          <table:table-cell office:value-type="float" office:value="0.0018968" calcext:value-type="float">
            <text:p>0.0018968</text:p>
          </table:table-cell>
          <table:table-cell office:value-type="float" office:value="0.00209142" calcext:value-type="float">
            <text:p>0.00209142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64536" calcext:value-type="float">
            <text:p>0.064536</text:p>
          </table:table-cell>
          <table:table-cell office:value-type="float" office:value="0.0125979" calcext:value-type="float">
            <text:p>0.0125979</text:p>
          </table:table-cell>
          <table:table-cell office:value-type="float" office:value="0.00203852" calcext:value-type="float">
            <text:p>0.00203852</text:p>
          </table:table-cell>
          <table:table-cell office:value-type="float" office:value="0.00363097" calcext:value-type="float">
            <text:p>0.00363097</text:p>
          </table:table-cell>
          <table:table-cell office:value-type="float" office:value="0.00182891" calcext:value-type="float">
            <text:p>0.00182891</text:p>
          </table:table-cell>
          <table:table-cell office:value-type="float" office:value="0.00206931" calcext:value-type="float">
            <text:p>0.00206931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63994" calcext:value-type="float">
            <text:p>0.063994</text:p>
          </table:table-cell>
          <table:table-cell office:value-type="float" office:value="0.012224" calcext:value-type="float">
            <text:p>0.012224</text:p>
          </table:table-cell>
          <table:table-cell office:value-type="float" office:value="0.00201484" calcext:value-type="float">
            <text:p>0.00201484</text:p>
          </table:table-cell>
          <table:table-cell office:value-type="float" office:value="0.00363926" calcext:value-type="float">
            <text:p>0.00363926</text:p>
          </table:table-cell>
          <table:table-cell office:value-type="float" office:value="0.00177996" calcext:value-type="float">
            <text:p>0.00177996</text:p>
          </table:table-cell>
          <table:table-cell office:value-type="float" office:value="0.0026725" calcext:value-type="float">
            <text:p>0.002672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630951" calcext:value-type="float">
            <text:p>0.0630951</text:p>
          </table:table-cell>
          <table:table-cell office:value-type="float" office:value="0.012106" calcext:value-type="float">
            <text:p>0.012106</text:p>
          </table:table-cell>
          <table:table-cell office:value-type="float" office:value="0.00200852" calcext:value-type="float">
            <text:p>0.00200852</text:p>
          </table:table-cell>
          <table:table-cell office:value-type="float" office:value="0.00355597" calcext:value-type="float">
            <text:p>0.00355597</text:p>
          </table:table-cell>
          <table:table-cell office:value-type="float" office:value="0.00181233" calcext:value-type="float">
            <text:p>0.00181233</text:p>
          </table:table-cell>
          <table:table-cell office:value-type="float" office:value="0.00212655" calcext:value-type="float">
            <text:p>0.0021265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6191" calcext:value-type="float">
            <text:p>0.06191</text:p>
          </table:table-cell>
          <table:table-cell office:value-type="float" office:value="0.0126776" calcext:value-type="float">
            <text:p>0.0126776</text:p>
          </table:table-cell>
          <table:table-cell office:value-type="float" office:value="0.0020101" calcext:value-type="float">
            <text:p>0.0020101</text:p>
          </table:table-cell>
          <table:table-cell office:value-type="float" office:value="0.0035003" calcext:value-type="float">
            <text:p>0.0035003</text:p>
          </table:table-cell>
          <table:table-cell office:value-type="float" office:value="0.0021684" calcext:value-type="float">
            <text:p>0.0021684</text:p>
          </table:table-cell>
          <table:table-cell office:value-type="float" office:value="0.00209339" calcext:value-type="float">
            <text:p>0.00209339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619416" calcext:value-type="float">
            <text:p>0.0619416</text:p>
          </table:table-cell>
          <table:table-cell office:value-type="float" office:value="0.0119445" calcext:value-type="float">
            <text:p>0.0119445</text:p>
          </table:table-cell>
          <table:table-cell office:value-type="float" office:value="0.00199865" calcext:value-type="float">
            <text:p>0.00199865</text:p>
          </table:table-cell>
          <table:table-cell office:value-type="float" office:value="0.00372413" calcext:value-type="float">
            <text:p>0.00372413</text:p>
          </table:table-cell>
          <table:table-cell office:value-type="float" office:value="0.00173851" calcext:value-type="float">
            <text:p>0.00173851</text:p>
          </table:table-cell>
          <table:table-cell office:value-type="float" office:value="0.00206379" calcext:value-type="float">
            <text:p>0.00206379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605667" calcext:value-type="float">
            <text:p>0.0605667</text:p>
          </table:table-cell>
          <table:table-cell office:value-type="float" office:value="0.0113244" calcext:value-type="float">
            <text:p>0.0113244</text:p>
          </table:table-cell>
          <table:table-cell office:value-type="float" office:value="0.00225327" calcext:value-type="float">
            <text:p>0.00225327</text:p>
          </table:table-cell>
          <table:table-cell office:value-type="float" office:value="0.00345135" calcext:value-type="float">
            <text:p>0.00345135</text:p>
          </table:table-cell>
          <table:table-cell office:value-type="float" office:value="0.00171916" calcext:value-type="float">
            <text:p>0.00171916</text:p>
          </table:table-cell>
          <table:table-cell office:value-type="float" office:value="0.00210958" calcext:value-type="float">
            <text:p>0.00210958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601593" calcext:value-type="float">
            <text:p>0.0601593</text:p>
          </table:table-cell>
          <table:table-cell office:value-type="float" office:value="0.0112861" calcext:value-type="float">
            <text:p>0.0112861</text:p>
          </table:table-cell>
          <table:table-cell office:value-type="float" office:value="0.00296502" calcext:value-type="float">
            <text:p>0.00296502</text:p>
          </table:table-cell>
          <table:table-cell office:value-type="float" office:value="0.00401072" calcext:value-type="float">
            <text:p>0.00401072</text:p>
          </table:table-cell>
          <table:table-cell office:value-type="float" office:value="0.00171798" calcext:value-type="float">
            <text:p>0.00171798</text:p>
          </table:table-cell>
          <table:table-cell office:value-type="float" office:value="0.00218932" calcext:value-type="float">
            <text:p>0.0021893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594937" calcext:value-type="float">
            <text:p>0.0594937</text:p>
          </table:table-cell>
          <table:table-cell office:value-type="float" office:value="0.0113291" calcext:value-type="float">
            <text:p>0.0113291</text:p>
          </table:table-cell>
          <table:table-cell office:value-type="float" office:value="0.00239064" calcext:value-type="float">
            <text:p>0.00239064</text:p>
          </table:table-cell>
          <table:table-cell office:value-type="float" office:value="0.00346004" calcext:value-type="float">
            <text:p>0.00346004</text:p>
          </table:table-cell>
          <table:table-cell office:value-type="float" office:value="0.00171719" calcext:value-type="float">
            <text:p>0.00171719</text:p>
          </table:table-cell>
          <table:table-cell office:value-type="float" office:value="0.00209339" calcext:value-type="float">
            <text:p>0.00209339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585191" calcext:value-type="float">
            <text:p>0.0585191</text:p>
          </table:table-cell>
          <table:table-cell office:value-type="float" office:value="0.0107662" calcext:value-type="float">
            <text:p>0.0107662</text:p>
          </table:table-cell>
          <table:table-cell office:value-type="float" office:value="0.00250236" calcext:value-type="float">
            <text:p>0.00250236</text:p>
          </table:table-cell>
          <table:table-cell office:value-type="float" office:value="0.00357294" calcext:value-type="float">
            <text:p>0.00357294</text:p>
          </table:table-cell>
          <table:table-cell office:value-type="float" office:value="0.00222958" calcext:value-type="float">
            <text:p>0.00222958</text:p>
          </table:table-cell>
          <table:table-cell office:value-type="float" office:value="0.00211668" calcext:value-type="float">
            <text:p>0.00211668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58283" calcext:value-type="float">
            <text:p>0.058283</text:p>
          </table:table-cell>
          <table:table-cell office:value-type="float" office:value="0.0107595" calcext:value-type="float">
            <text:p>0.0107595</text:p>
          </table:table-cell>
          <table:table-cell office:value-type="float" office:value="0.00222958" calcext:value-type="float">
            <text:p>0.00222958</text:p>
          </table:table-cell>
          <table:table-cell office:value-type="float" office:value="0.00340517" calcext:value-type="float">
            <text:p>0.00340517</text:p>
          </table:table-cell>
          <table:table-cell office:value-type="float" office:value="0.00168364" calcext:value-type="float">
            <text:p>0.00168364</text:p>
          </table:table-cell>
          <table:table-cell office:value-type="float" office:value="0.00205629" calcext:value-type="float">
            <text:p>0.00205629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58193" calcext:value-type="float">
            <text:p>0.058193</text:p>
          </table:table-cell>
          <table:table-cell office:value-type="float" office:value="0.0104646" calcext:value-type="float">
            <text:p>0.0104646</text:p>
          </table:table-cell>
          <table:table-cell office:value-type="float" office:value="0.00210208" calcext:value-type="float">
            <text:p>0.00210208</text:p>
          </table:table-cell>
          <table:table-cell office:value-type="float" office:value="0.00395388" calcext:value-type="float">
            <text:p>0.00395388</text:p>
          </table:table-cell>
          <table:table-cell office:value-type="float" office:value="0.00161258" calcext:value-type="float">
            <text:p>0.00161258</text:p>
          </table:table-cell>
          <table:table-cell office:value-type="float" office:value="0.0020626" calcext:value-type="float">
            <text:p>0.0020626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575176" calcext:value-type="float">
            <text:p>0.0575176</text:p>
          </table:table-cell>
          <table:table-cell office:value-type="float" office:value="0.0103193" calcext:value-type="float">
            <text:p>0.0103193</text:p>
          </table:table-cell>
          <table:table-cell office:value-type="float" office:value="0.0020851" calcext:value-type="float">
            <text:p>0.0020851</text:p>
          </table:table-cell>
          <table:table-cell office:value-type="float" office:value="0.00338069" calcext:value-type="float">
            <text:p>0.00338069</text:p>
          </table:table-cell>
          <table:table-cell office:value-type="float" office:value="0.00181114" calcext:value-type="float">
            <text:p>0.00181114</text:p>
          </table:table-cell>
          <table:table-cell office:value-type="float" office:value="0.00212734" calcext:value-type="float">
            <text:p>0.00212734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55577" calcext:value-type="float">
            <text:p>0.055577</text:p>
          </table:table-cell>
          <table:table-cell office:value-type="float" office:value="0.00972877" calcext:value-type="float">
            <text:p>0.00972877</text:p>
          </table:table-cell>
          <table:table-cell office:value-type="float" office:value="0.00262158" calcext:value-type="float">
            <text:p>0.00262158</text:p>
          </table:table-cell>
          <table:table-cell office:value-type="float" office:value="0.00330253" calcext:value-type="float">
            <text:p>0.00330253</text:p>
          </table:table-cell>
          <table:table-cell office:value-type="float" office:value="0.00184154" calcext:value-type="float">
            <text:p>0.00184154</text:p>
          </table:table-cell>
          <table:table-cell office:value-type="float" office:value="0.00209655" calcext:value-type="float">
            <text:p>0.0020965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557222" calcext:value-type="float">
            <text:p>0.0557222</text:p>
          </table:table-cell>
          <table:table-cell office:value-type="float" office:value="0.0096889" calcext:value-type="float">
            <text:p>0.0096889</text:p>
          </table:table-cell>
          <table:table-cell office:value-type="float" office:value="0.00248381" calcext:value-type="float">
            <text:p>0.00248381</text:p>
          </table:table-cell>
          <table:table-cell office:value-type="float" office:value="0.00329385" calcext:value-type="float">
            <text:p>0.00329385</text:p>
          </table:table-cell>
          <table:table-cell office:value-type="float" office:value="0.00165798" calcext:value-type="float">
            <text:p>0.00165798</text:p>
          </table:table-cell>
          <table:table-cell office:value-type="float" office:value="0.00242933" calcext:value-type="float">
            <text:p>0.00242933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550054" calcext:value-type="float">
            <text:p>0.0550054</text:p>
          </table:table-cell>
          <table:table-cell office:value-type="float" office:value="0.0094856" calcext:value-type="float">
            <text:p>0.0094856</text:p>
          </table:table-cell>
          <table:table-cell office:value-type="float" office:value="0.00221814" calcext:value-type="float">
            <text:p>0.00221814</text:p>
          </table:table-cell>
          <table:table-cell office:value-type="float" office:value="0.0032445" calcext:value-type="float">
            <text:p>0.0032445</text:p>
          </table:table-cell>
          <table:table-cell office:value-type="float" office:value="0.00156166" calcext:value-type="float">
            <text:p>0.00156166</text:p>
          </table:table-cell>
          <table:table-cell office:value-type="float" office:value="0.00220353" calcext:value-type="float">
            <text:p>0.00220353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538712" calcext:value-type="float">
            <text:p>0.0538712</text:p>
          </table:table-cell>
          <table:table-cell office:value-type="float" office:value="0.00950139" calcext:value-type="float">
            <text:p>0.00950139</text:p>
          </table:table-cell>
          <table:table-cell office:value-type="float" office:value="0.00214866" calcext:value-type="float">
            <text:p>0.00214866</text:p>
          </table:table-cell>
          <table:table-cell office:value-type="float" office:value="0.00324648" calcext:value-type="float">
            <text:p>0.00324648</text:p>
          </table:table-cell>
          <table:table-cell office:value-type="float" office:value="0.00155337" calcext:value-type="float">
            <text:p>0.00155337</text:p>
          </table:table-cell>
          <table:table-cell office:value-type="float" office:value="0.00209695" calcext:value-type="float">
            <text:p>0.0020969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537275" calcext:value-type="float">
            <text:p>0.0537275</text:p>
          </table:table-cell>
          <table:table-cell office:value-type="float" office:value="0.00897242" calcext:value-type="float">
            <text:p>0.00897242</text:p>
          </table:table-cell>
          <table:table-cell office:value-type="float" office:value="0.00208747" calcext:value-type="float">
            <text:p>0.00208747</text:p>
          </table:table-cell>
          <table:table-cell office:value-type="float" office:value="0.00333845" calcext:value-type="float">
            <text:p>0.00333845</text:p>
          </table:table-cell>
          <table:table-cell office:value-type="float" office:value="0.00158021" calcext:value-type="float">
            <text:p>0.00158021</text:p>
          </table:table-cell>
          <table:table-cell office:value-type="float" office:value="0.00213721" calcext:value-type="float">
            <text:p>0.0021372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5291" calcext:value-type="float">
            <text:p>0.05291</text:p>
          </table:table-cell>
          <table:table-cell office:value-type="float" office:value="0.00891952" calcext:value-type="float">
            <text:p>0.00891952</text:p>
          </table:table-cell>
          <table:table-cell office:value-type="float" office:value="0.00206576" calcext:value-type="float">
            <text:p>0.00206576</text:p>
          </table:table-cell>
          <table:table-cell office:value-type="float" office:value="0.00321371" calcext:value-type="float">
            <text:p>0.00321371</text:p>
          </table:table-cell>
          <table:table-cell office:value-type="float" office:value="0.00162047" calcext:value-type="float">
            <text:p>0.00162047</text:p>
          </table:table-cell>
          <table:table-cell office:value-type="float" office:value="0.00203773" calcext:value-type="float">
            <text:p>0.00203773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529641" calcext:value-type="float">
            <text:p>0.0529641</text:p>
          </table:table-cell>
          <table:table-cell office:value-type="float" office:value="0.00908848" calcext:value-type="float">
            <text:p>0.00908848</text:p>
          </table:table-cell>
          <table:table-cell office:value-type="float" office:value="0.00202984" calcext:value-type="float">
            <text:p>0.00202984</text:p>
          </table:table-cell>
          <table:table-cell office:value-type="float" office:value="0.00322161" calcext:value-type="float">
            <text:p>0.00322161</text:p>
          </table:table-cell>
          <table:table-cell office:value-type="float" office:value="0.00156797" calcext:value-type="float">
            <text:p>0.00156797</text:p>
          </table:table-cell>
          <table:table-cell office:value-type="float" office:value="0.00209931" calcext:value-type="float">
            <text:p>0.00209931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528476" calcext:value-type="float">
            <text:p>0.0528476</text:p>
          </table:table-cell>
          <table:table-cell office:value-type="float" office:value="0.00849595" calcext:value-type="float">
            <text:p>0.00849595</text:p>
          </table:table-cell>
          <table:table-cell office:value-type="float" office:value="0.00202273" calcext:value-type="float">
            <text:p>0.00202273</text:p>
          </table:table-cell>
          <table:table-cell office:value-type="float" office:value="0.00314502" calcext:value-type="float">
            <text:p>0.00314502</text:p>
          </table:table-cell>
          <table:table-cell office:value-type="float" office:value="0.00150797" calcext:value-type="float">
            <text:p>0.00150797</text:p>
          </table:table-cell>
          <table:table-cell office:value-type="float" office:value="0.00230182" calcext:value-type="float">
            <text:p>0.00230182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510531" calcext:value-type="float">
            <text:p>0.0510531</text:p>
          </table:table-cell>
          <table:table-cell office:value-type="float" office:value="0.00825909" calcext:value-type="float">
            <text:p>0.00825909</text:p>
          </table:table-cell>
          <table:table-cell office:value-type="float" office:value="0.00202471" calcext:value-type="float">
            <text:p>0.00202471</text:p>
          </table:table-cell>
          <table:table-cell office:value-type="float" office:value="0.00335385" calcext:value-type="float">
            <text:p>0.00335385</text:p>
          </table:table-cell>
          <table:table-cell office:value-type="float" office:value="0.00150126" calcext:value-type="float">
            <text:p>0.00150126</text:p>
          </table:table-cell>
          <table:table-cell office:value-type="float" office:value="0.0021151" calcext:value-type="float">
            <text:p>0.0021151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498234" calcext:value-type="float">
            <text:p>0.0498234</text:p>
          </table:table-cell>
          <table:table-cell office:value-type="float" office:value="0.00811856" calcext:value-type="float">
            <text:p>0.00811856</text:p>
          </table:table-cell>
          <table:table-cell office:value-type="float" office:value="0.0023263" calcext:value-type="float">
            <text:p>0.0023263</text:p>
          </table:table-cell>
          <table:table-cell office:value-type="float" office:value="0.00308186" calcext:value-type="float">
            <text:p>0.00308186</text:p>
          </table:table-cell>
          <table:table-cell office:value-type="float" office:value="0.00154508" calcext:value-type="float">
            <text:p>0.00154508</text:p>
          </table:table-cell>
          <table:table-cell office:value-type="float" office:value="0.00207444" calcext:value-type="float">
            <text:p>0.0020744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50301" calcext:value-type="float">
            <text:p>0.050301</text:p>
          </table:table-cell>
          <table:table-cell office:value-type="float" office:value="0.00796342" calcext:value-type="float">
            <text:p>0.00796342</text:p>
          </table:table-cell>
          <table:table-cell office:value-type="float" office:value="0.00223708" calcext:value-type="float">
            <text:p>0.00223708</text:p>
          </table:table-cell>
          <table:table-cell office:value-type="float" office:value="0.00303883" calcext:value-type="float">
            <text:p>0.00303883</text:p>
          </table:table-cell>
          <table:table-cell office:value-type="float" office:value="0.00153994" calcext:value-type="float">
            <text:p>0.00153994</text:p>
          </table:table-cell>
          <table:table-cell office:value-type="float" office:value="0.00212103" calcext:value-type="float">
            <text:p>0.00212103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485996" calcext:value-type="float">
            <text:p>0.0485996</text:p>
          </table:table-cell>
          <table:table-cell office:value-type="float" office:value="0.00776881" calcext:value-type="float">
            <text:p>0.00776881</text:p>
          </table:table-cell>
          <table:table-cell office:value-type="float" office:value="0.00216169" calcext:value-type="float">
            <text:p>0.00216169</text:p>
          </table:table-cell>
          <table:table-cell office:value-type="float" office:value="0.00301791" calcext:value-type="float">
            <text:p>0.00301791</text:p>
          </table:table-cell>
          <table:table-cell office:value-type="float" office:value="0.00149613" calcext:value-type="float">
            <text:p>0.00149613</text:p>
          </table:table-cell>
          <table:table-cell office:value-type="float" office:value="0.00249091" calcext:value-type="float">
            <text:p>0.00249091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4851" calcext:value-type="float">
            <text:p>0.04851</text:p>
          </table:table-cell>
          <table:table-cell office:value-type="float" office:value="0.00756669" calcext:value-type="float">
            <text:p>0.00756669</text:p>
          </table:table-cell>
          <table:table-cell office:value-type="float" office:value="0.0021984" calcext:value-type="float">
            <text:p>0.0021984</text:p>
          </table:table-cell>
          <table:table-cell office:value-type="float" office:value="0.00300489" calcext:value-type="float">
            <text:p>0.00300489</text:p>
          </table:table-cell>
          <table:table-cell office:value-type="float" office:value="0.00190154" calcext:value-type="float">
            <text:p>0.00190154</text:p>
          </table:table-cell>
          <table:table-cell office:value-type="float" office:value="0.00208313" calcext:value-type="float">
            <text:p>0.00208313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477635" calcext:value-type="float">
            <text:p>0.0477635</text:p>
          </table:table-cell>
          <table:table-cell office:value-type="float" office:value="0.00763143" calcext:value-type="float">
            <text:p>0.00763143</text:p>
          </table:table-cell>
          <table:table-cell office:value-type="float" office:value="0.00209142" calcext:value-type="float">
            <text:p>0.00209142</text:p>
          </table:table-cell>
          <table:table-cell office:value-type="float" office:value="0.00299739" calcext:value-type="float">
            <text:p>0.00299739</text:p>
          </table:table-cell>
          <table:table-cell office:value-type="float" office:value="0.00162126" calcext:value-type="float">
            <text:p>0.00162126</text:p>
          </table:table-cell>
          <table:table-cell office:value-type="float" office:value="0.00207444" calcext:value-type="float">
            <text:p>0.00207444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469393" calcext:value-type="float">
            <text:p>0.0469393</text:p>
          </table:table-cell>
          <table:table-cell office:value-type="float" office:value="0.0078296" calcext:value-type="float">
            <text:p>0.0078296</text:p>
          </table:table-cell>
          <table:table-cell office:value-type="float" office:value="0.00202628" calcext:value-type="float">
            <text:p>0.00202628</text:p>
          </table:table-cell>
          <table:table-cell office:value-type="float" office:value="0.00307792" calcext:value-type="float">
            <text:p>0.00307792</text:p>
          </table:table-cell>
          <table:table-cell office:value-type="float" office:value="0.00165166" calcext:value-type="float">
            <text:p>0.00165166</text:p>
          </table:table-cell>
          <table:table-cell office:value-type="float" office:value="0.00209537" calcext:value-type="float">
            <text:p>0.0020953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475239" calcext:value-type="float">
            <text:p>0.0475239</text:p>
          </table:table-cell>
          <table:table-cell office:value-type="float" office:value="0.00713088" calcext:value-type="float">
            <text:p>0.00713088</text:p>
          </table:table-cell>
          <table:table-cell office:value-type="float" office:value="0.00203576" calcext:value-type="float">
            <text:p>0.00203576</text:p>
          </table:table-cell>
          <table:table-cell office:value-type="float" office:value="0.00289712" calcext:value-type="float">
            <text:p>0.00289712</text:p>
          </table:table-cell>
          <table:table-cell office:value-type="float" office:value="0.00163666" calcext:value-type="float">
            <text:p>0.00163666</text:p>
          </table:table-cell>
          <table:table-cell office:value-type="float" office:value="0.00215458" calcext:value-type="float">
            <text:p>0.00215458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463697" calcext:value-type="float">
            <text:p>0.0463697</text:p>
          </table:table-cell>
          <table:table-cell office:value-type="float" office:value="0.00705627" calcext:value-type="float">
            <text:p>0.00705627</text:p>
          </table:table-cell>
          <table:table-cell office:value-type="float" office:value="0.00199747" calcext:value-type="float">
            <text:p>0.00199747</text:p>
          </table:table-cell>
          <table:table-cell office:value-type="float" office:value="0.00293146" calcext:value-type="float">
            <text:p>0.00293146</text:p>
          </table:table-cell>
          <table:table-cell office:value-type="float" office:value="0.00153126" calcext:value-type="float">
            <text:p>0.00153126</text:p>
          </table:table-cell>
          <table:table-cell office:value-type="float" office:value="0.00236459" calcext:value-type="float">
            <text:p>0.00236459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443738" calcext:value-type="float">
            <text:p>0.0443738</text:p>
          </table:table-cell>
          <table:table-cell office:value-type="float" office:value="0.00686244" calcext:value-type="float">
            <text:p>0.00686244</text:p>
          </table:table-cell>
          <table:table-cell office:value-type="float" office:value="0.00198681" calcext:value-type="float">
            <text:p>0.00198681</text:p>
          </table:table-cell>
          <table:table-cell office:value-type="float" office:value="0.00292238" calcext:value-type="float">
            <text:p>0.00292238</text:p>
          </table:table-cell>
          <table:table-cell office:value-type="float" office:value="0.00144678" calcext:value-type="float">
            <text:p>0.00144678</text:p>
          </table:table-cell>
          <table:table-cell office:value-type="float" office:value="0.0020705" calcext:value-type="float">
            <text:p>0.002070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450385" calcext:value-type="float">
            <text:p>0.0450385</text:p>
          </table:table-cell>
          <table:table-cell office:value-type="float" office:value="0.00659085" calcext:value-type="float">
            <text:p>0.00659085</text:p>
          </table:table-cell>
          <table:table-cell office:value-type="float" office:value="0.00197141" calcext:value-type="float">
            <text:p>0.00197141</text:p>
          </table:table-cell>
          <table:table-cell office:value-type="float" office:value="0.00281501" calcext:value-type="float">
            <text:p>0.00281501</text:p>
          </table:table-cell>
          <table:table-cell office:value-type="float" office:value="0.00143494" calcext:value-type="float">
            <text:p>0.00143494</text:p>
          </table:table-cell>
          <table:table-cell office:value-type="float" office:value="0.00213603" calcext:value-type="float">
            <text:p>0.00213603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433596" calcext:value-type="float">
            <text:p>0.0433596</text:p>
          </table:table-cell>
          <table:table-cell office:value-type="float" office:value="0.00648624" calcext:value-type="float">
            <text:p>0.00648624</text:p>
          </table:table-cell>
          <table:table-cell office:value-type="float" office:value="0.00206655" calcext:value-type="float">
            <text:p>0.00206655</text:p>
          </table:table-cell>
          <table:table-cell office:value-type="float" office:value="0.00340398" calcext:value-type="float">
            <text:p>0.00340398</text:p>
          </table:table-cell>
          <table:table-cell office:value-type="float" office:value="0.00144718" calcext:value-type="float">
            <text:p>0.00144718</text:p>
          </table:table-cell>
          <table:table-cell office:value-type="float" office:value="0.00207366" calcext:value-type="float">
            <text:p>0.00207366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435922" calcext:value-type="float">
            <text:p>0.0435922</text:p>
          </table:table-cell>
          <table:table-cell office:value-type="float" office:value="0.00642861" calcext:value-type="float">
            <text:p>0.00642861</text:p>
          </table:table-cell>
          <table:table-cell office:value-type="float" office:value="0.00204326" calcext:value-type="float">
            <text:p>0.00204326</text:p>
          </table:table-cell>
          <table:table-cell office:value-type="float" office:value="0.00281974" calcext:value-type="float">
            <text:p>0.00281974</text:p>
          </table:table-cell>
          <table:table-cell office:value-type="float" office:value="0.00142823" calcext:value-type="float">
            <text:p>0.00142823</text:p>
          </table:table-cell>
          <table:table-cell office:value-type="float" office:value="0.00207405" calcext:value-type="float">
            <text:p>0.0020740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428046" calcext:value-type="float">
            <text:p>0.0428046</text:p>
          </table:table-cell>
          <table:table-cell office:value-type="float" office:value="0.00622176" calcext:value-type="float">
            <text:p>0.00622176</text:p>
          </table:table-cell>
          <table:table-cell office:value-type="float" office:value="0.00203655" calcext:value-type="float">
            <text:p>0.00203655</text:p>
          </table:table-cell>
          <table:table-cell office:value-type="float" office:value="0.00280238" calcext:value-type="float">
            <text:p>0.00280238</text:p>
          </table:table-cell>
          <table:table-cell office:value-type="float" office:value="0.00134888" calcext:value-type="float">
            <text:p>0.00134888</text:p>
          </table:table-cell>
          <table:table-cell office:value-type="float" office:value="0.00209102" calcext:value-type="float">
            <text:p>0.00209102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418402" calcext:value-type="float">
            <text:p>0.0418402</text:p>
          </table:table-cell>
          <table:table-cell office:value-type="float" office:value="0.00620241" calcext:value-type="float">
            <text:p>0.00620241</text:p>
          </table:table-cell>
          <table:table-cell office:value-type="float" office:value="0.00201247" calcext:value-type="float">
            <text:p>0.00201247</text:p>
          </table:table-cell>
          <table:table-cell office:value-type="float" office:value="0.00277001" calcext:value-type="float">
            <text:p>0.00277001</text:p>
          </table:table-cell>
          <table:table-cell office:value-type="float" office:value="0.00142507" calcext:value-type="float">
            <text:p>0.00142507</text:p>
          </table:table-cell>
          <table:table-cell office:value-type="float" office:value="0.00206655" calcext:value-type="float">
            <text:p>0.0020665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414739" calcext:value-type="float">
            <text:p>0.0414739</text:p>
          </table:table-cell>
          <table:table-cell office:value-type="float" office:value="0.00624741" calcext:value-type="float">
            <text:p>0.00624741</text:p>
          </table:table-cell>
          <table:table-cell office:value-type="float" office:value="0.00202668" calcext:value-type="float">
            <text:p>0.00202668</text:p>
          </table:table-cell>
          <table:table-cell office:value-type="float" office:value="0.00310002" calcext:value-type="float">
            <text:p>0.00310002</text:p>
          </table:table-cell>
          <table:table-cell office:value-type="float" office:value="0.00138994" calcext:value-type="float">
            <text:p>0.00138994</text:p>
          </table:table-cell>
          <table:table-cell office:value-type="float" office:value="0.00215813" calcext:value-type="float">
            <text:p>0.00215813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404594" calcext:value-type="float">
            <text:p>0.0404594</text:p>
          </table:table-cell>
          <table:table-cell office:value-type="float" office:value="0.00581595" calcext:value-type="float">
            <text:p>0.00581595</text:p>
          </table:table-cell>
          <table:table-cell office:value-type="float" office:value="0.00197536" calcext:value-type="float">
            <text:p>0.00197536</text:p>
          </table:table-cell>
          <table:table-cell office:value-type="float" office:value="0.00318963" calcext:value-type="float">
            <text:p>0.00318963</text:p>
          </table:table-cell>
          <table:table-cell office:value-type="float" office:value="0.00133901" calcext:value-type="float">
            <text:p>0.00133901</text:p>
          </table:table-cell>
          <table:table-cell office:value-type="float" office:value="0.00212616" calcext:value-type="float">
            <text:p>0.0021261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406058" calcext:value-type="float">
            <text:p>0.0406058</text:p>
          </table:table-cell>
          <table:table-cell office:value-type="float" office:value="0.00577844" calcext:value-type="float">
            <text:p>0.00577844</text:p>
          </table:table-cell>
          <table:table-cell office:value-type="float" office:value="0.00195365" calcext:value-type="float">
            <text:p>0.00195365</text:p>
          </table:table-cell>
          <table:table-cell office:value-type="float" office:value="0.00305107" calcext:value-type="float">
            <text:p>0.00305107</text:p>
          </table:table-cell>
          <table:table-cell office:value-type="float" office:value="0.00160784" calcext:value-type="float">
            <text:p>0.00160784</text:p>
          </table:table-cell>
          <table:table-cell office:value-type="float" office:value="0.00206142" calcext:value-type="float">
            <text:p>0.00206142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385661" calcext:value-type="float">
            <text:p>0.0385661</text:p>
          </table:table-cell>
          <table:table-cell office:value-type="float" office:value="0.00560988" calcext:value-type="float">
            <text:p>0.00560988</text:p>
          </table:table-cell>
          <table:table-cell office:value-type="float" office:value="0.00193865" calcext:value-type="float">
            <text:p>0.00193865</text:p>
          </table:table-cell>
          <table:table-cell office:value-type="float" office:value="0.00271158" calcext:value-type="float">
            <text:p>0.00271158</text:p>
          </table:table-cell>
          <table:table-cell office:value-type="float" office:value="0.0014831" calcext:value-type="float">
            <text:p>0.0014831</text:p>
          </table:table-cell>
          <table:table-cell office:value-type="float" office:value="0.00265632" calcext:value-type="float">
            <text:p>0.00265632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378125" calcext:value-type="float">
            <text:p>0.0378125</text:p>
          </table:table-cell>
          <table:table-cell office:value-type="float" office:value="0.00547646" calcext:value-type="float">
            <text:p>0.00547646</text:p>
          </table:table-cell>
          <table:table-cell office:value-type="float" office:value="0.00195089" calcext:value-type="float">
            <text:p>0.00195089</text:p>
          </table:table-cell>
          <table:table-cell office:value-type="float" office:value="0.00260105" calcext:value-type="float">
            <text:p>0.00260105</text:p>
          </table:table-cell>
          <table:table-cell office:value-type="float" office:value="0.0016485" calcext:value-type="float">
            <text:p>0.0016485</text:p>
          </table:table-cell>
          <table:table-cell office:value-type="float" office:value="0.00212024" calcext:value-type="float">
            <text:p>0.00212024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372583" calcext:value-type="float">
            <text:p>0.0372583</text:p>
          </table:table-cell>
          <table:table-cell office:value-type="float" office:value="0.00537698" calcext:value-type="float">
            <text:p>0.00537698</text:p>
          </table:table-cell>
          <table:table-cell office:value-type="float" office:value="0.00193628" calcext:value-type="float">
            <text:p>0.00193628</text:p>
          </table:table-cell>
          <table:table-cell office:value-type="float" office:value="0.00267763" calcext:value-type="float">
            <text:p>0.00267763</text:p>
          </table:table-cell>
          <table:table-cell office:value-type="float" office:value="0.00133743" calcext:value-type="float">
            <text:p>0.00133743</text:p>
          </table:table-cell>
          <table:table-cell office:value-type="float" office:value="0.00206497" calcext:value-type="float">
            <text:p>0.00206497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370605" calcext:value-type="float">
            <text:p>0.0370605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199865" calcext:value-type="float">
            <text:p>0.00199865</text:p>
          </table:table-cell>
          <table:table-cell office:value-type="float" office:value="0.0028083" calcext:value-type="float">
            <text:p>0.0028083</text:p>
          </table:table-cell>
          <table:table-cell office:value-type="float" office:value="0.00133033" calcext:value-type="float">
            <text:p>0.00133033</text:p>
          </table:table-cell>
          <table:table-cell office:value-type="float" office:value="0.00206655" calcext:value-type="float">
            <text:p>0.0020665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373179" calcext:value-type="float">
            <text:p>0.0373179</text:p>
          </table:table-cell>
          <table:table-cell office:value-type="float" office:value="0.00512394" calcext:value-type="float">
            <text:p>0.00512394</text:p>
          </table:table-cell>
          <table:table-cell office:value-type="float" office:value="0.00218971" calcext:value-type="float">
            <text:p>0.00218971</text:p>
          </table:table-cell>
          <table:table-cell office:value-type="float" office:value="0.00277001" calcext:value-type="float">
            <text:p>0.00277001</text:p>
          </table:table-cell>
          <table:table-cell office:value-type="float" office:value="0.00131296" calcext:value-type="float">
            <text:p>0.00131296</text:p>
          </table:table-cell>
          <table:table-cell office:value-type="float" office:value="0.0020405" calcext:value-type="float">
            <text:p>0.002040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359276" calcext:value-type="float">
            <text:p>0.0359276</text:p>
          </table:table-cell>
          <table:table-cell office:value-type="float" office:value="0.00509749" calcext:value-type="float">
            <text:p>0.00509749</text:p>
          </table:table-cell>
          <table:table-cell office:value-type="float" office:value="0.00198681" calcext:value-type="float">
            <text:p>0.00198681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132638" calcext:value-type="float">
            <text:p>0.00132638</text:p>
          </table:table-cell>
          <table:table-cell office:value-type="float" office:value="0.00239972" calcext:value-type="float">
            <text:p>0.00239972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349948" calcext:value-type="float">
            <text:p>0.0349948</text:p>
          </table:table-cell>
          <table:table-cell office:value-type="float" office:value="0.00493603" calcext:value-type="float">
            <text:p>0.00493603</text:p>
          </table:table-cell>
          <table:table-cell office:value-type="float" office:value="0.00194931" calcext:value-type="float">
            <text:p>0.00194931</text:p>
          </table:table-cell>
          <table:table-cell office:value-type="float" office:value="0.00250236" calcext:value-type="float">
            <text:p>0.00250236</text:p>
          </table:table-cell>
          <table:table-cell office:value-type="float" office:value="0.00131217" calcext:value-type="float">
            <text:p>0.00131217</text:p>
          </table:table-cell>
          <table:table-cell office:value-type="float" office:value="0.0021151" calcext:value-type="float">
            <text:p>0.0021151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35112" calcext:value-type="float">
            <text:p>0.035112</text:p>
          </table:table-cell>
          <table:table-cell office:value-type="float" office:value="0.00466602" calcext:value-type="float">
            <text:p>0.00466602</text:p>
          </table:table-cell>
          <table:table-cell office:value-type="float" office:value="0.00193667" calcext:value-type="float">
            <text:p>0.00193667</text:p>
          </table:table-cell>
          <table:table-cell office:value-type="float" office:value="0.00244867" calcext:value-type="float">
            <text:p>0.00244867</text:p>
          </table:table-cell>
          <table:table-cell office:value-type="float" office:value="0.00127743" calcext:value-type="float">
            <text:p>0.00127743</text:p>
          </table:table-cell>
          <table:table-cell office:value-type="float" office:value="0.00206852" calcext:value-type="float">
            <text:p>0.00206852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335046" calcext:value-type="float">
            <text:p>0.0335046</text:p>
          </table:table-cell>
          <table:table-cell office:value-type="float" office:value="0.00455312" calcext:value-type="float">
            <text:p>0.00455312</text:p>
          </table:table-cell>
          <table:table-cell office:value-type="float" office:value="0.00194615" calcext:value-type="float">
            <text:p>0.00194615</text:p>
          </table:table-cell>
          <table:table-cell office:value-type="float" office:value="0.00246604" calcext:value-type="float">
            <text:p>0.00246604</text:p>
          </table:table-cell>
          <table:table-cell office:value-type="float" office:value="0.00128098" calcext:value-type="float">
            <text:p>0.00128098</text:p>
          </table:table-cell>
          <table:table-cell office:value-type="float" office:value="0.00204089" calcext:value-type="float">
            <text:p>0.0020408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332112" calcext:value-type="float">
            <text:p>0.0332112</text:p>
          </table:table-cell>
          <table:table-cell office:value-type="float" office:value="0.00458944" calcext:value-type="float">
            <text:p>0.00458944</text:p>
          </table:table-cell>
          <table:table-cell office:value-type="float" office:value="0.00197102" calcext:value-type="float">
            <text:p>0.00197102</text:p>
          </table:table-cell>
          <table:table-cell office:value-type="float" office:value="0.0029137" calcext:value-type="float">
            <text:p>0.0029137</text:p>
          </table:table-cell>
          <table:table-cell office:value-type="float" office:value="0.00126243" calcext:value-type="float">
            <text:p>0.00126243</text:p>
          </table:table-cell>
          <table:table-cell office:value-type="float" office:value="0.00203931" calcext:value-type="float">
            <text:p>0.00203931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328208" calcext:value-type="float">
            <text:p>0.0328208</text:p>
          </table:table-cell>
          <table:table-cell office:value-type="float" office:value="0.00443627" calcext:value-type="float">
            <text:p>0.00443627</text:p>
          </table:table-cell>
          <table:table-cell office:value-type="float" office:value="0.00190154" calcext:value-type="float">
            <text:p>0.00190154</text:p>
          </table:table-cell>
          <table:table-cell office:value-type="float" office:value="0.00257776" calcext:value-type="float">
            <text:p>0.00257776</text:p>
          </table:table-cell>
          <table:table-cell office:value-type="float" office:value="0.00125651" calcext:value-type="float">
            <text:p>0.00125651</text:p>
          </table:table-cell>
          <table:table-cell office:value-type="float" office:value="0.00204484" calcext:value-type="float">
            <text:p>0.00204484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319847" calcext:value-type="float">
            <text:p>0.0319847</text:p>
          </table:table-cell>
          <table:table-cell office:value-type="float" office:value="0.00425034" calcext:value-type="float">
            <text:p>0.00425034</text:p>
          </table:table-cell>
          <table:table-cell office:value-type="float" office:value="0.0019122" calcext:value-type="float">
            <text:p>0.0019122</text:p>
          </table:table-cell>
          <table:table-cell office:value-type="float" office:value="0.00240209" calcext:value-type="float">
            <text:p>0.00240209</text:p>
          </table:table-cell>
          <table:table-cell office:value-type="float" office:value="0.00124348" calcext:value-type="float">
            <text:p>0.00124348</text:p>
          </table:table-cell>
          <table:table-cell office:value-type="float" office:value="0.00203576" calcext:value-type="float">
            <text:p>0.00203576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30637" calcext:value-type="float">
            <text:p>0.030637</text:p>
          </table:table-cell>
          <table:table-cell office:value-type="float" office:value="0.00417336" calcext:value-type="float">
            <text:p>0.00417336</text:p>
          </table:table-cell>
          <table:table-cell office:value-type="float" office:value="0.00223748" calcext:value-type="float">
            <text:p>0.00223748</text:p>
          </table:table-cell>
          <table:table-cell office:value-type="float" office:value="0.00237525" calcext:value-type="float">
            <text:p>0.00237525</text:p>
          </table:table-cell>
          <table:table-cell office:value-type="float" office:value="0.0012573" calcext:value-type="float">
            <text:p>0.0012573</text:p>
          </table:table-cell>
          <table:table-cell office:value-type="float" office:value="0.00201128" calcext:value-type="float">
            <text:p>0.00201128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306236" calcext:value-type="float">
            <text:p>0.0306236</text:p>
          </table:table-cell>
          <table:table-cell office:value-type="float" office:value="0.00405178" calcext:value-type="float">
            <text:p>0.00405178</text:p>
          </table:table-cell>
          <table:table-cell office:value-type="float" office:value="0.0019651" calcext:value-type="float">
            <text:p>0.0019651</text:p>
          </table:table-cell>
          <table:table-cell office:value-type="float" office:value="0.00234091" calcext:value-type="float">
            <text:p>0.00234091</text:p>
          </table:table-cell>
          <table:table-cell office:value-type="float" office:value="0.00127269" calcext:value-type="float">
            <text:p>0.00127269</text:p>
          </table:table-cell>
          <table:table-cell office:value-type="float" office:value="0.00200063" calcext:value-type="float">
            <text:p>0.0020006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294259" calcext:value-type="float">
            <text:p>0.0294259</text:p>
          </table:table-cell>
          <table:table-cell office:value-type="float" office:value="0.00396691" calcext:value-type="float">
            <text:p>0.00396691</text:p>
          </table:table-cell>
          <table:table-cell office:value-type="float" office:value="0.00195483" calcext:value-type="float">
            <text:p>0.00195483</text:p>
          </table:table-cell>
          <table:table-cell office:value-type="float" office:value="0.00230577" calcext:value-type="float">
            <text:p>0.00230577</text:p>
          </table:table-cell>
          <table:table-cell office:value-type="float" office:value="0.00125059" calcext:value-type="float">
            <text:p>0.00125059</text:p>
          </table:table-cell>
          <table:table-cell office:value-type="float" office:value="0.00199944" calcext:value-type="float">
            <text:p>0.00199944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287979" calcext:value-type="float">
            <text:p>0.0287979</text:p>
          </table:table-cell>
          <table:table-cell office:value-type="float" office:value="0.00379992" calcext:value-type="float">
            <text:p>0.00379992</text:p>
          </table:table-cell>
          <table:table-cell office:value-type="float" office:value="0.00189207" calcext:value-type="float">
            <text:p>0.00189207</text:p>
          </table:table-cell>
          <table:table-cell office:value-type="float" office:value="0.00234604" calcext:value-type="float">
            <text:p>0.00234604</text:p>
          </table:table-cell>
          <table:table-cell office:value-type="float" office:value="0.00122967" calcext:value-type="float">
            <text:p>0.00122967</text:p>
          </table:table-cell>
          <table:table-cell office:value-type="float" office:value="0.0019576" calcext:value-type="float">
            <text:p>0.0019576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276231" calcext:value-type="float">
            <text:p>0.0276231</text:p>
          </table:table-cell>
          <table:table-cell office:value-type="float" office:value="0.00373874" calcext:value-type="float">
            <text:p>0.00373874</text:p>
          </table:table-cell>
          <table:table-cell office:value-type="float" office:value="0.00192996" calcext:value-type="float">
            <text:p>0.00192996</text:p>
          </table:table-cell>
          <table:table-cell office:value-type="float" office:value="0.00225959" calcext:value-type="float">
            <text:p>0.00225959</text:p>
          </table:table-cell>
          <table:table-cell office:value-type="float" office:value="0.00134415" calcext:value-type="float">
            <text:p>0.00134415</text:p>
          </table:table-cell>
          <table:table-cell office:value-type="float" office:value="0.00196352" calcext:value-type="float">
            <text:p>0.00196352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276851" calcext:value-type="float">
            <text:p>0.0276851</text:p>
          </table:table-cell>
          <table:table-cell office:value-type="float" office:value="0.00360097" calcext:value-type="float">
            <text:p>0.00360097</text:p>
          </table:table-cell>
          <table:table-cell office:value-type="float" office:value="0.00196628" calcext:value-type="float">
            <text:p>0.00196628</text:p>
          </table:table-cell>
          <table:table-cell office:value-type="float" office:value="0.00220629" calcext:value-type="float">
            <text:p>0.00220629</text:p>
          </table:table-cell>
          <table:table-cell office:value-type="float" office:value="0.00121309" calcext:value-type="float">
            <text:p>0.00121309</text:p>
          </table:table-cell>
          <table:table-cell office:value-type="float" office:value="0.0019876" calcext:value-type="float">
            <text:p>0.0019876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268438" calcext:value-type="float">
            <text:p>0.0268438</text:p>
          </table:table-cell>
          <table:table-cell office:value-type="float" office:value="0.00338898" calcext:value-type="float">
            <text:p>0.00338898</text:p>
          </table:table-cell>
          <table:table-cell office:value-type="float" office:value="0.00193825" calcext:value-type="float">
            <text:p>0.00193825</text:p>
          </table:table-cell>
          <table:table-cell office:value-type="float" office:value="0.00218892" calcext:value-type="float">
            <text:p>0.00218892</text:p>
          </table:table-cell>
          <table:table-cell office:value-type="float" office:value="0.00124901" calcext:value-type="float">
            <text:p>0.00124901</text:p>
          </table:table-cell>
          <table:table-cell office:value-type="float" office:value="0.00194615" calcext:value-type="float">
            <text:p>0.0019461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260804" calcext:value-type="float">
            <text:p>0.0260804</text:p>
          </table:table-cell>
          <table:table-cell office:value-type="float" office:value="0.00329819" calcext:value-type="float">
            <text:p>0.00329819</text:p>
          </table:table-cell>
          <table:table-cell office:value-type="float" office:value="0.00205747" calcext:value-type="float">
            <text:p>0.00205747</text:p>
          </table:table-cell>
          <table:table-cell office:value-type="float" office:value="0.00213129" calcext:value-type="float">
            <text:p>0.00213129</text:p>
          </table:table-cell>
          <table:table-cell office:value-type="float" office:value="0.00118348" calcext:value-type="float">
            <text:p>0.00118348</text:p>
          </table:table-cell>
          <table:table-cell office:value-type="float" office:value="0.00193115" calcext:value-type="float">
            <text:p>0.0019311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247011" calcext:value-type="float">
            <text:p>0.0247011</text:p>
          </table:table-cell>
          <table:table-cell office:value-type="float" office:value="0.00305818" calcext:value-type="float">
            <text:p>0.00305818</text:p>
          </table:table-cell>
          <table:table-cell office:value-type="float" office:value="0.00212497" calcext:value-type="float">
            <text:p>0.00212497</text:p>
          </table:table-cell>
          <table:table-cell office:value-type="float" office:value="0.00211747" calcext:value-type="float">
            <text:p>0.00211747</text:p>
          </table:table-cell>
          <table:table-cell office:value-type="float" office:value="0.00119374" calcext:value-type="float">
            <text:p>0.00119374</text:p>
          </table:table-cell>
          <table:table-cell office:value-type="float" office:value="0.00193707" calcext:value-type="float">
            <text:p>0.00193707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245756" calcext:value-type="float">
            <text:p>0.0245756</text:p>
          </table:table-cell>
          <table:table-cell office:value-type="float" office:value="0.00306291" calcext:value-type="float">
            <text:p>0.00306291</text:p>
          </table:table-cell>
          <table:table-cell office:value-type="float" office:value="0.00188101" calcext:value-type="float">
            <text:p>0.00188101</text:p>
          </table:table-cell>
          <table:table-cell office:value-type="float" office:value="0.00211195" calcext:value-type="float">
            <text:p>0.00211195</text:p>
          </table:table-cell>
          <table:table-cell office:value-type="float" office:value="0.00115979" calcext:value-type="float">
            <text:p>0.00115979</text:p>
          </table:table-cell>
          <table:table-cell office:value-type="float" office:value="0.00192996" calcext:value-type="float">
            <text:p>0.00192996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239317" calcext:value-type="float">
            <text:p>0.0239317</text:p>
          </table:table-cell>
          <table:table-cell office:value-type="float" office:value="0.0029208" calcext:value-type="float">
            <text:p>0.0029208</text:p>
          </table:table-cell>
          <table:table-cell office:value-type="float" office:value="0.00187391" calcext:value-type="float">
            <text:p>0.00187391</text:p>
          </table:table-cell>
          <table:table-cell office:value-type="float" office:value="0.00212774" calcext:value-type="float">
            <text:p>0.00212774</text:p>
          </table:table-cell>
          <table:table-cell office:value-type="float" office:value="0.00114756" calcext:value-type="float">
            <text:p>0.00114756</text:p>
          </table:table-cell>
          <table:table-cell office:value-type="float" office:value="0.00191417" calcext:value-type="float">
            <text:p>0.00191417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22807" calcext:value-type="float">
            <text:p>0.022807</text:p>
          </table:table-cell>
          <table:table-cell office:value-type="float" office:value="0.00283159" calcext:value-type="float">
            <text:p>0.00283159</text:p>
          </table:table-cell>
          <table:table-cell office:value-type="float" office:value="0.00190312" calcext:value-type="float">
            <text:p>0.00190312</text:p>
          </table:table-cell>
          <table:table-cell office:value-type="float" office:value="0.00206813" calcext:value-type="float">
            <text:p>0.00206813</text:p>
          </table:table-cell>
          <table:table-cell office:value-type="float" office:value="0.00113887" calcext:value-type="float">
            <text:p>0.00113887</text:p>
          </table:table-cell>
          <table:table-cell office:value-type="float" office:value="0.00189009" calcext:value-type="float">
            <text:p>0.0018900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222583" calcext:value-type="float">
            <text:p>0.0222583</text:p>
          </table:table-cell>
          <table:table-cell office:value-type="float" office:value="0.00261447" calcext:value-type="float">
            <text:p>0.00261447</text:p>
          </table:table-cell>
          <table:table-cell office:value-type="float" office:value="0.00186128" calcext:value-type="float">
            <text:p>0.00186128</text:p>
          </table:table-cell>
          <table:table-cell office:value-type="float" office:value="0.00202234" calcext:value-type="float">
            <text:p>0.00202234</text:p>
          </table:table-cell>
          <table:table-cell office:value-type="float" office:value="0.0011369" calcext:value-type="float">
            <text:p>0.0011369</text:p>
          </table:table-cell>
          <table:table-cell office:value-type="float" office:value="0.00187944" calcext:value-type="float">
            <text:p>0.00187944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219236" calcext:value-type="float">
            <text:p>0.0219236</text:p>
          </table:table-cell>
          <table:table-cell office:value-type="float" office:value="0.00244196" calcext:value-type="float">
            <text:p>0.00244196</text:p>
          </table:table-cell>
          <table:table-cell office:value-type="float" office:value="0.00191378" calcext:value-type="float">
            <text:p>0.00191378</text:p>
          </table:table-cell>
          <table:table-cell office:value-type="float" office:value="0.00246644" calcext:value-type="float">
            <text:p>0.00246644</text:p>
          </table:table-cell>
          <table:table-cell office:value-type="float" office:value="0.00112269" calcext:value-type="float">
            <text:p>0.00112269</text:p>
          </table:table-cell>
          <table:table-cell office:value-type="float" office:value="0.00189759" calcext:value-type="float">
            <text:p>0.00189759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214704" calcext:value-type="float">
            <text:p>0.0214704</text:p>
          </table:table-cell>
          <table:table-cell office:value-type="float" office:value="0.00244828" calcext:value-type="float">
            <text:p>0.00244828</text:p>
          </table:table-cell>
          <table:table-cell office:value-type="float" office:value="0.00187115" calcext:value-type="float">
            <text:p>0.00187115</text:p>
          </table:table-cell>
          <table:table-cell office:value-type="float" office:value="0.0330758" calcext:value-type="float">
            <text:p>0.0330758</text:p>
          </table:table-cell>
          <table:table-cell office:value-type="float" office:value="0.0286589" calcext:value-type="float">
            <text:p>0.0286589</text:p>
          </table:table-cell>
          <table:table-cell office:value-type="float" office:value="0.034197" calcext:value-type="float">
            <text:p>0.034197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209683" calcext:value-type="float">
            <text:p>0.0209683</text:p>
          </table:table-cell>
          <table:table-cell office:value-type="float" office:value="0.00230577" calcext:value-type="float">
            <text:p>0.00230577</text:p>
          </table:table-cell>
          <table:table-cell office:value-type="float" office:value="0.00191102" calcext:value-type="float">
            <text:p>0.00191102</text:p>
          </table:table-cell>
          <table:table-cell office:value-type="float" office:value="0.00204326" calcext:value-type="float">
            <text:p>0.00204326</text:p>
          </table:table-cell>
          <table:table-cell office:value-type="float" office:value="0.00116414" calcext:value-type="float">
            <text:p>0.00116414</text:p>
          </table:table-cell>
          <table:table-cell office:value-type="float" office:value="0.00168285" calcext:value-type="float">
            <text:p>0.0016828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195215" calcext:value-type="float">
            <text:p>0.0195215</text:p>
          </table:table-cell>
          <table:table-cell office:value-type="float" office:value="0.00237762" calcext:value-type="float">
            <text:p>0.00237762</text:p>
          </table:table-cell>
          <table:table-cell office:value-type="float" office:value="0.0018297" calcext:value-type="float">
            <text:p>0.0018297</text:p>
          </table:table-cell>
          <table:table-cell office:value-type="float" office:value="0.00202786" calcext:value-type="float">
            <text:p>0.00202786</text:p>
          </table:table-cell>
          <table:table-cell office:value-type="float" office:value="0.00119098" calcext:value-type="float">
            <text:p>0.00119098</text:p>
          </table:table-cell>
          <table:table-cell office:value-type="float" office:value="0.00167614" calcext:value-type="float">
            <text:p>0.0016761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187237" calcext:value-type="float">
            <text:p>0.0187237</text:p>
          </table:table-cell>
          <table:table-cell office:value-type="float" office:value="0.0027104" calcext:value-type="float">
            <text:p>0.0027104</text:p>
          </table:table-cell>
          <table:table-cell office:value-type="float" office:value="0.00208708" calcext:value-type="float">
            <text:p>0.00208708</text:p>
          </table:table-cell>
          <table:table-cell office:value-type="float" office:value="0.00205786" calcext:value-type="float">
            <text:p>0.00205786</text:p>
          </table:table-cell>
          <table:table-cell office:value-type="float" office:value="0.00117558" calcext:value-type="float">
            <text:p>0.00117558</text:p>
          </table:table-cell>
          <table:table-cell office:value-type="float" office:value="0.00164613" calcext:value-type="float">
            <text:p>0.0016461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180708" calcext:value-type="float">
            <text:p>0.0180708</text:p>
          </table:table-cell>
          <table:table-cell office:value-type="float" office:value="0.00232788" calcext:value-type="float">
            <text:p>0.00232788</text:p>
          </table:table-cell>
          <table:table-cell office:value-type="float" office:value="0.00188575" calcext:value-type="float">
            <text:p>0.00188575</text:p>
          </table:table-cell>
          <table:table-cell office:value-type="float" office:value="0.00202707" calcext:value-type="float">
            <text:p>0.00202707</text:p>
          </table:table-cell>
          <table:table-cell office:value-type="float" office:value="0.00116414" calcext:value-type="float">
            <text:p>0.00116414</text:p>
          </table:table-cell>
          <table:table-cell office:value-type="float" office:value="0.00162482" calcext:value-type="float">
            <text:p>0.00162482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17267" calcext:value-type="float">
            <text:p>0.017267</text:p>
          </table:table-cell>
          <table:table-cell office:value-type="float" office:value="0.00232867" calcext:value-type="float">
            <text:p>0.00232867</text:p>
          </table:table-cell>
          <table:table-cell office:value-type="float" office:value="0.00187351" calcext:value-type="float">
            <text:p>0.00187351</text:p>
          </table:table-cell>
          <table:table-cell office:value-type="float" office:value="0.00206339" calcext:value-type="float">
            <text:p>0.00206339</text:p>
          </table:table-cell>
          <table:table-cell office:value-type="float" office:value="0.00119059" calcext:value-type="float">
            <text:p>0.00119059</text:p>
          </table:table-cell>
          <table:table-cell office:value-type="float" office:value="0.00161061" calcext:value-type="float">
            <text:p>0.00161061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164404" calcext:value-type="float">
            <text:p>0.0164404</text:p>
          </table:table-cell>
          <table:table-cell office:value-type="float" office:value="0.00221064" calcext:value-type="float">
            <text:p>0.00221064</text:p>
          </table:table-cell>
          <table:table-cell office:value-type="float" office:value="0.00185338" calcext:value-type="float">
            <text:p>0.00185338</text:p>
          </table:table-cell>
          <table:table-cell office:value-type="float" office:value="0.00198365" calcext:value-type="float">
            <text:p>0.00198365</text:p>
          </table:table-cell>
          <table:table-cell office:value-type="float" office:value="0.00114716" calcext:value-type="float">
            <text:p>0.00114716</text:p>
          </table:table-cell>
          <table:table-cell office:value-type="float" office:value="0.00159718" calcext:value-type="float">
            <text:p>0.00159718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158838" calcext:value-type="float">
            <text:p>0.0158838</text:p>
          </table:table-cell>
          <table:table-cell office:value-type="float" office:value="0.00238709" calcext:value-type="float">
            <text:p>0.00238709</text:p>
          </table:table-cell>
          <table:table-cell office:value-type="float" office:value="0.00187667" calcext:value-type="float">
            <text:p>0.00187667</text:p>
          </table:table-cell>
          <table:table-cell office:value-type="float" office:value="0.00198326" calcext:value-type="float">
            <text:p>0.00198326</text:p>
          </table:table-cell>
          <table:table-cell office:value-type="float" office:value="0.00114164" calcext:value-type="float">
            <text:p>0.00114164</text:p>
          </table:table-cell>
          <table:table-cell office:value-type="float" office:value="0.00157705" calcext:value-type="float">
            <text:p>0.0015770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152798" calcext:value-type="float">
            <text:p>0.0152798</text:p>
          </table:table-cell>
          <table:table-cell office:value-type="float" office:value="0.00217629" calcext:value-type="float">
            <text:p>0.00217629</text:p>
          </table:table-cell>
          <table:table-cell office:value-type="float" office:value="0.00183049" calcext:value-type="float">
            <text:p>0.00183049</text:p>
          </table:table-cell>
          <table:table-cell office:value-type="float" office:value="0.00196589" calcext:value-type="float">
            <text:p>0.00196589</text:p>
          </table:table-cell>
          <table:table-cell office:value-type="float" office:value="0.00122651" calcext:value-type="float">
            <text:p>0.00122651</text:p>
          </table:table-cell>
          <table:table-cell office:value-type="float" office:value="0.00170851" calcext:value-type="float">
            <text:p>0.0017085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150951" calcext:value-type="float">
            <text:p>0.0150951</text:p>
          </table:table-cell>
          <table:table-cell office:value-type="float" office:value="0.00208668" calcext:value-type="float">
            <text:p>0.00208668</text:p>
          </table:table-cell>
          <table:table-cell office:value-type="float" office:value="0.00182693" calcext:value-type="float">
            <text:p>0.00182693</text:p>
          </table:table-cell>
          <table:table-cell office:value-type="float" office:value="0.00192996" calcext:value-type="float">
            <text:p>0.00192996</text:p>
          </table:table-cell>
          <table:table-cell office:value-type="float" office:value="0.00113216" calcext:value-type="float">
            <text:p>0.00113216</text:p>
          </table:table-cell>
          <table:table-cell office:value-type="float" office:value="0.00157271" calcext:value-type="float">
            <text:p>0.00157271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144939" calcext:value-type="float">
            <text:p>0.0144939</text:p>
          </table:table-cell>
          <table:table-cell office:value-type="float" office:value="0.00199707" calcext:value-type="float">
            <text:p>0.00199707</text:p>
          </table:table-cell>
          <table:table-cell office:value-type="float" office:value="0.00181825" calcext:value-type="float">
            <text:p>0.00181825</text:p>
          </table:table-cell>
          <table:table-cell office:value-type="float" office:value="0.00189996" calcext:value-type="float">
            <text:p>0.00189996</text:p>
          </table:table-cell>
          <table:table-cell office:value-type="float" office:value="0.00113808" calcext:value-type="float">
            <text:p>0.00113808</text:p>
          </table:table-cell>
          <table:table-cell office:value-type="float" office:value="0.00161297" calcext:value-type="float">
            <text:p>0.0016129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137778" calcext:value-type="float">
            <text:p>0.0137778</text:p>
          </table:table-cell>
          <table:table-cell office:value-type="float" office:value="0.00191181" calcext:value-type="float">
            <text:p>0.00191181</text:p>
          </table:table-cell>
          <table:table-cell office:value-type="float" office:value="0.00187825" calcext:value-type="float">
            <text:p>0.00187825</text:p>
          </table:table-cell>
          <table:table-cell office:value-type="float" office:value="0.00185772" calcext:value-type="float">
            <text:p>0.00185772</text:p>
          </table:table-cell>
          <table:table-cell office:value-type="float" office:value="0.00113295" calcext:value-type="float">
            <text:p>0.00113295</text:p>
          </table:table-cell>
          <table:table-cell office:value-type="float" office:value="0.00194339" calcext:value-type="float">
            <text:p>0.0019433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133037" calcext:value-type="float">
            <text:p>0.0133037</text:p>
          </table:table-cell>
          <table:table-cell office:value-type="float" office:value="0.00180325" calcext:value-type="float">
            <text:p>0.00180325</text:p>
          </table:table-cell>
          <table:table-cell office:value-type="float" office:value="0.00186325" calcext:value-type="float">
            <text:p>0.00186325</text:p>
          </table:table-cell>
          <table:table-cell office:value-type="float" office:value="0.00180996" calcext:value-type="float">
            <text:p>0.00180996</text:p>
          </table:table-cell>
          <table:table-cell office:value-type="float" office:value="0.00106979" calcext:value-type="float">
            <text:p>0.00106979</text:p>
          </table:table-cell>
          <table:table-cell office:value-type="float" office:value="0.00155771" calcext:value-type="float">
            <text:p>0.0015577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2314" calcext:value-type="float">
            <text:p>0.012314</text:p>
          </table:table-cell>
          <table:table-cell office:value-type="float" office:value="0.00171403" calcext:value-type="float">
            <text:p>0.00171403</text:p>
          </table:table-cell>
          <table:table-cell office:value-type="float" office:value="0.00188101" calcext:value-type="float">
            <text:p>0.00188101</text:p>
          </table:table-cell>
          <table:table-cell office:value-type="float" office:value="0.00177325" calcext:value-type="float">
            <text:p>0.00177325</text:p>
          </table:table-cell>
          <table:table-cell office:value-type="float" office:value="0.00124467" calcext:value-type="float">
            <text:p>0.00124467</text:p>
          </table:table-cell>
          <table:table-cell office:value-type="float" office:value="0.001551" calcext:value-type="float">
            <text:p>0.00155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115948" calcext:value-type="float">
            <text:p>0.0115948</text:p>
          </table:table-cell>
          <table:table-cell office:value-type="float" office:value="0.00157903" calcext:value-type="float">
            <text:p>0.00157903</text:p>
          </table:table-cell>
          <table:table-cell office:value-type="float" office:value="0.00193154" calcext:value-type="float">
            <text:p>0.00193154</text:p>
          </table:table-cell>
          <table:table-cell office:value-type="float" office:value="0.00172311" calcext:value-type="float">
            <text:p>0.00172311</text:p>
          </table:table-cell>
          <table:table-cell office:value-type="float" office:value="0.00126243" calcext:value-type="float">
            <text:p>0.00126243</text:p>
          </table:table-cell>
          <table:table-cell office:value-type="float" office:value="0.00154429" calcext:value-type="float">
            <text:p>0.00154429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110078" calcext:value-type="float">
            <text:p>0.0110078</text:p>
          </table:table-cell>
          <table:table-cell office:value-type="float" office:value="0.00169429" calcext:value-type="float">
            <text:p>0.00169429</text:p>
          </table:table-cell>
          <table:table-cell office:value-type="float" office:value="0.00212853" calcext:value-type="float">
            <text:p>0.00212853</text:p>
          </table:table-cell>
          <table:table-cell office:value-type="float" office:value="0.00167337" calcext:value-type="float">
            <text:p>0.00167337</text:p>
          </table:table-cell>
          <table:table-cell office:value-type="float" office:value="0.00106624" calcext:value-type="float">
            <text:p>0.00106624</text:p>
          </table:table-cell>
          <table:table-cell office:value-type="float" office:value="0.00152179" calcext:value-type="float">
            <text:p>0.0015217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10313" calcext:value-type="float">
            <text:p>0.010313</text:p>
          </table:table-cell>
          <table:table-cell office:value-type="float" office:value="0.00153244" calcext:value-type="float">
            <text:p>0.00153244</text:p>
          </table:table-cell>
          <table:table-cell office:value-type="float" office:value="0.00190352" calcext:value-type="float">
            <text:p>0.00190352</text:p>
          </table:table-cell>
          <table:table-cell office:value-type="float" office:value="0.00165284" calcext:value-type="float">
            <text:p>0.00165284</text:p>
          </table:table-cell>
          <table:table-cell office:value-type="float" office:value="0.00105755" calcext:value-type="float">
            <text:p>0.00105755</text:p>
          </table:table-cell>
          <table:table-cell office:value-type="float" office:value="0.00151468" calcext:value-type="float">
            <text:p>0.0015146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99526" calcext:value-type="float">
            <text:p>0.0099526</text:p>
          </table:table-cell>
          <table:table-cell office:value-type="float" office:value="0.00137612" calcext:value-type="float">
            <text:p>0.00137612</text:p>
          </table:table-cell>
          <table:table-cell office:value-type="float" office:value="0.00184983" calcext:value-type="float">
            <text:p>0.00184983</text:p>
          </table:table-cell>
          <table:table-cell office:value-type="float" office:value="0.00163705" calcext:value-type="float">
            <text:p>0.00163705</text:p>
          </table:table-cell>
          <table:table-cell office:value-type="float" office:value="0.00105439" calcext:value-type="float">
            <text:p>0.00105439</text:p>
          </table:table-cell>
          <table:table-cell office:value-type="float" office:value="0.00147244" calcext:value-type="float">
            <text:p>0.0014724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95085" calcext:value-type="float">
            <text:p>0.0095085</text:p>
          </table:table-cell>
          <table:table-cell office:value-type="float" office:value="0.00131178" calcext:value-type="float">
            <text:p>0.00131178</text:p>
          </table:table-cell>
          <table:table-cell office:value-type="float" office:value="0.00211866" calcext:value-type="float">
            <text:p>0.00211866</text:p>
          </table:table-cell>
          <table:table-cell office:value-type="float" office:value="0.00162008" calcext:value-type="float">
            <text:p>0.00162008</text:p>
          </table:table-cell>
          <table:table-cell office:value-type="float" office:value="0.00104689" calcext:value-type="float">
            <text:p>0.00104689</text:p>
          </table:table-cell>
          <table:table-cell office:value-type="float" office:value="0.00144441" calcext:value-type="float">
            <text:p>0.0014444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85599" calcext:value-type="float">
            <text:p>0.0085599</text:p>
          </table:table-cell>
          <table:table-cell office:value-type="float" office:value="0.00123401" calcext:value-type="float">
            <text:p>0.00123401</text:p>
          </table:table-cell>
          <table:table-cell office:value-type="float" office:value="0.00180443" calcext:value-type="float">
            <text:p>0.00180443</text:p>
          </table:table-cell>
          <table:table-cell office:value-type="float" office:value="0.00160153" calcext:value-type="float">
            <text:p>0.00160153</text:p>
          </table:table-cell>
          <table:table-cell office:value-type="float" office:value="0.0010465" calcext:value-type="float">
            <text:p>0.0010465</text:p>
          </table:table-cell>
          <table:table-cell office:value-type="float" office:value="0.00150244" calcext:value-type="float">
            <text:p>0.00150244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108017" calcext:value-type="float">
            <text:p>0.0108017</text:p>
          </table:table-cell>
          <table:table-cell office:value-type="float" office:value="0.00114874" calcext:value-type="float">
            <text:p>0.00114874</text:p>
          </table:table-cell>
          <table:table-cell office:value-type="float" office:value="0.00180127" calcext:value-type="float">
            <text:p>0.00180127</text:p>
          </table:table-cell>
          <table:table-cell office:value-type="float" office:value="0.00157508" calcext:value-type="float">
            <text:p>0.00157508</text:p>
          </table:table-cell>
          <table:table-cell office:value-type="float" office:value="0.00102637" calcext:value-type="float">
            <text:p>0.00102637</text:p>
          </table:table-cell>
          <table:table-cell office:value-type="float" office:value="0.00142073" calcext:value-type="float">
            <text:p>0.0014207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176571" calcext:value-type="float">
            <text:p>0.0176571</text:p>
          </table:table-cell>
          <table:table-cell office:value-type="float" office:value="0.00100465" calcext:value-type="float">
            <text:p>0.00100465</text:p>
          </table:table-cell>
          <table:table-cell office:value-type="float" office:value="0.00178311" calcext:value-type="float">
            <text:p>0.00178311</text:p>
          </table:table-cell>
          <table:table-cell office:value-type="float" office:value="0.00169153" calcext:value-type="float">
            <text:p>0.00169153</text:p>
          </table:table-cell>
          <table:table-cell office:value-type="float" office:value="0.00105439" calcext:value-type="float">
            <text:p>0.00105439</text:p>
          </table:table-cell>
          <table:table-cell office:value-type="float" office:value="0.00140454" calcext:value-type="float">
            <text:p>0.0014045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114278" calcext:value-type="float">
            <text:p>0.0114278</text:p>
          </table:table-cell>
          <table:table-cell office:value-type="float" office:value="0.000969127" calcext:value-type="float">
            <text:p>0.000969127</text:p>
          </table:table-cell>
          <table:table-cell office:value-type="float" office:value="0.00174443" calcext:value-type="float">
            <text:p>0.00174443</text:p>
          </table:table-cell>
          <table:table-cell office:value-type="float" office:value="0.00187825" calcext:value-type="float">
            <text:p>0.00187825</text:p>
          </table:table-cell>
          <table:table-cell office:value-type="float" office:value="0.00104966" calcext:value-type="float">
            <text:p>0.00104966</text:p>
          </table:table-cell>
          <table:table-cell office:value-type="float" office:value="0.0014006" calcext:value-type="float">
            <text:p>0.00140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962258" calcext:value-type="float">
            <text:p>0.00962258</text:p>
          </table:table-cell>
          <table:table-cell office:value-type="float" office:value="0.00088228" calcext:value-type="float">
            <text:p>0.00088228</text:p>
          </table:table-cell>
          <table:table-cell office:value-type="float" office:value="0.0017314" calcext:value-type="float">
            <text:p>0.0017314</text:p>
          </table:table-cell>
          <table:table-cell office:value-type="float" office:value="0.00151705" calcext:value-type="float">
            <text:p>0.00151705</text:p>
          </table:table-cell>
          <table:table-cell office:value-type="float" office:value="0.00140691" calcext:value-type="float">
            <text:p>0.00140691</text:p>
          </table:table-cell>
          <table:table-cell office:value-type="float" office:value="0.0014077" calcext:value-type="float">
            <text:p>0.001407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760498" calcext:value-type="float">
            <text:p>0.00760498</text:p>
          </table:table-cell>
          <table:table-cell office:value-type="float" office:value="0.000772933" calcext:value-type="float">
            <text:p>0.000772933</text:p>
          </table:table-cell>
          <table:table-cell office:value-type="float" office:value="0.00175193" calcext:value-type="float">
            <text:p>0.00175193</text:p>
          </table:table-cell>
          <table:table-cell office:value-type="float" office:value="0.00862345" calcext:value-type="float">
            <text:p>0.00862345</text:p>
          </table:table-cell>
          <table:table-cell office:value-type="float" office:value="0.00758564" calcext:value-type="float">
            <text:p>0.00758564</text:p>
          </table:table-cell>
          <table:table-cell office:value-type="float" office:value="0.0087628" calcext:value-type="float">
            <text:p>0.008762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638282" calcext:value-type="float">
            <text:p>0.00638282</text:p>
          </table:table-cell>
          <table:table-cell office:value-type="float" office:value="0.000723588" calcext:value-type="float">
            <text:p>0.000723588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0.00141718" calcext:value-type="float">
            <text:p>0.00141718</text:p>
          </table:table-cell>
          <table:table-cell office:value-type="float" office:value="0.00100821" calcext:value-type="float">
            <text:p>0.00100821</text:p>
          </table:table-cell>
          <table:table-cell office:value-type="float" office:value="0.00132875" calcext:value-type="float">
            <text:p>0.001328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501538" calcext:value-type="float">
            <text:p>0.00501538</text:p>
          </table:table-cell>
          <table:table-cell office:value-type="float" office:value="0.000684902" calcext:value-type="float">
            <text:p>0.000684902</text:p>
          </table:table-cell>
          <table:table-cell office:value-type="float" office:value="0.00176614" calcext:value-type="float">
            <text:p>0.00176614</text:p>
          </table:table-cell>
          <table:table-cell office:value-type="float" office:value="0.00142033" calcext:value-type="float">
            <text:p>0.00142033</text:p>
          </table:table-cell>
          <table:table-cell office:value-type="float" office:value="0.000992812" calcext:value-type="float">
            <text:p>0.000992812</text:p>
          </table:table-cell>
          <table:table-cell office:value-type="float" office:value="0.00126125" calcext:value-type="float">
            <text:p>0.001261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424403" calcext:value-type="float">
            <text:p>0.00424403</text:p>
          </table:table-cell>
          <table:table-cell office:value-type="float" office:value="0.000646611" calcext:value-type="float">
            <text:p>0.000646611</text:p>
          </table:table-cell>
          <table:table-cell office:value-type="float" office:value="0.00170772" calcext:value-type="float">
            <text:p>0.00170772</text:p>
          </table:table-cell>
          <table:table-cell office:value-type="float" office:value="0.0012877" calcext:value-type="float">
            <text:p>0.0012877</text:p>
          </table:table-cell>
          <table:table-cell office:value-type="float" office:value="0.000972285" calcext:value-type="float">
            <text:p>0.000972285</text:p>
          </table:table-cell>
          <table:table-cell office:value-type="float" office:value="0.00125572" calcext:value-type="float">
            <text:p>0.001255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330332" calcext:value-type="float">
            <text:p>0.00330332</text:p>
          </table:table-cell>
          <table:table-cell office:value-type="float" office:value="0.000611478" calcext:value-type="float">
            <text:p>0.000611478</text:p>
          </table:table-cell>
          <table:table-cell office:value-type="float" office:value="0.00168127" calcext:value-type="float">
            <text:p>0.00168127</text:p>
          </table:table-cell>
          <table:table-cell office:value-type="float" office:value="0.00130901" calcext:value-type="float">
            <text:p>0.00130901</text:p>
          </table:table-cell>
          <table:table-cell office:value-type="float" office:value="0.000957284" calcext:value-type="float">
            <text:p>0.000957284</text:p>
          </table:table-cell>
          <table:table-cell office:value-type="float" office:value="0.00119927" calcext:value-type="float">
            <text:p>0.0011992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262158" calcext:value-type="float">
            <text:p>0.00262158</text:p>
          </table:table-cell>
          <table:table-cell office:value-type="float" office:value="0.000581871" calcext:value-type="float">
            <text:p>0.000581871</text:p>
          </table:table-cell>
          <table:table-cell office:value-type="float" office:value="0.00188417" calcext:value-type="float">
            <text:p>0.00188417</text:p>
          </table:table-cell>
          <table:table-cell office:value-type="float" office:value="0.00126598" calcext:value-type="float">
            <text:p>0.00126598</text:p>
          </table:table-cell>
          <table:table-cell office:value-type="float" office:value="0.000944652" calcext:value-type="float">
            <text:p>0.000944652</text:p>
          </table:table-cell>
          <table:table-cell office:value-type="float" office:value="0.00116374" calcext:value-type="float">
            <text:p>0.0011637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197852" calcext:value-type="float">
            <text:p>0.00197852</text:p>
          </table:table-cell>
          <table:table-cell office:value-type="float" office:value="0.000538448" calcext:value-type="float">
            <text:p>0.000538448</text:p>
          </table:table-cell>
          <table:table-cell office:value-type="float" office:value="0.00167416" calcext:value-type="float">
            <text:p>0.00167416</text:p>
          </table:table-cell>
          <table:table-cell office:value-type="float" office:value="0.00292672" calcext:value-type="float">
            <text:p>0.00292672</text:p>
          </table:table-cell>
          <table:table-cell office:value-type="float" office:value="0.002605" calcext:value-type="float">
            <text:p>0.002605</text:p>
          </table:table-cell>
          <table:table-cell office:value-type="float" office:value="0.00294844" calcext:value-type="float">
            <text:p>0.002948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38678" calcext:value-type="float">
            <text:p>0.00138678</text:p>
          </table:table-cell>
          <table:table-cell office:value-type="float" office:value="0.000486735" calcext:value-type="float">
            <text:p>0.000486735</text:p>
          </table:table-cell>
          <table:table-cell office:value-type="float" office:value="0.00165087" calcext:value-type="float">
            <text:p>0.00165087</text:p>
          </table:table-cell>
          <table:table-cell office:value-type="float" office:value="0.00113019" calcext:value-type="float">
            <text:p>0.00113019</text:p>
          </table:table-cell>
          <table:table-cell office:value-type="float" office:value="0.000926098" calcext:value-type="float">
            <text:p>0.000926098</text:p>
          </table:table-cell>
          <table:table-cell office:value-type="float" office:value="0.00108479" calcext:value-type="float">
            <text:p>0.001084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823067" calcext:value-type="float">
            <text:p>0.000823067</text:p>
          </table:table-cell>
          <table:table-cell office:value-type="float" office:value="0.000468576" calcext:value-type="float">
            <text:p>0.000468576</text:p>
          </table:table-cell>
          <table:table-cell office:value-type="float" office:value="0.00229748" calcext:value-type="float">
            <text:p>0.00229748</text:p>
          </table:table-cell>
          <table:table-cell office:value-type="float" office:value="0.0015585" calcext:value-type="float">
            <text:p>0.0015585</text:p>
          </table:table-cell>
          <table:table-cell office:value-type="float" office:value="0.00150086" calcext:value-type="float">
            <text:p>0.00150086</text:p>
          </table:table-cell>
          <table:table-cell office:value-type="float" office:value="0.00159916" calcext:value-type="float">
            <text:p>0.001599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30T20:58:03.123000000</dc:date>
    <meta:editing-duration>PT1H9M9S</meta:editing-duration>
    <meta:editing-cycles>3</meta:editing-cycles>
    <meta:generator>LibreOffice/4.4.3.2$Windows_x86 LibreOffice_project/88805f81e9fe61362df02b9941de8e38a9b5fd16</meta:generator>
    <meta:document-statistic meta:table-count="1" meta:cell-count="62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0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001cm" svg:height="17.001cm" xlink:href=".." xlink:type="simple" chart:class="chart:scatter" chart:style-name="ch1">
        <chart:legend chart:legend-position="end" svg:x="24.477cm" svg:y="6.956cm" style:legend-expansion="high" chart:style-name="ch2"/>
        <chart:plot-area chart:style-name="ch3" table:cell-range-address="removal.A1:removal.G1001" chart:data-source-has-labels="row" svg:x="1.611cm" svg:y="0.34cm" svg:width="22.266cm" svg:height="15.34cm">
          <chartooo:coordinate-region svg:x="2.709cm" svg:y="0.539cm" svg:width="20.518cm" svg:height="14.494cm"/>
          <chart:axis chart:dimension="x" chart:name="primary-x" chart:style-name="ch4">
            <chart:title svg:x="10.782cm" svg:y="16.02cm" chart:style-name="ch5">
              <text:p>Elements in data structure</text:p>
            </chart:title>
          </chart:axis>
          <chart:axis chart:dimension="y" chart:name="primary-y" chart:style-name="ch6">
            <chart:title svg:x="0.451cm" svg:y="10.607cm" chart:style-name="ch7">
              <text:p>Time (s) to remove 1.000 elements</text:p>
            </chart:title>
            <chart:grid chart:style-name="ch8" chart:class="major"/>
          </chart:axis>
          <chart:series chart:style-name="ch9" chart:values-cell-range-address="removal.B2:removal.B1001" chart:label-cell-address="removal.B1:removal.B1" chart:class="chart:scatter">
            <chart:domain table:cell-range-address="removal.A2:removal.A1001"/>
            <chart:data-point chart:repeated="1000"/>
          </chart:series>
          <chart:series chart:style-name="ch10" chart:values-cell-range-address="removal.C2:removal.C1001" chart:label-cell-address="removal.C1:removal.C1" chart:class="chart:scatter">
            <chart:data-point chart:repeated="1000"/>
          </chart:series>
          <chart:series chart:style-name="ch11" chart:values-cell-range-address="removal.D2:removal.D1001" chart:label-cell-address="removal.D1:removal.D1" chart:class="chart:scatter">
            <chart:data-point chart:repeated="1000"/>
          </chart:series>
          <chart:series chart:style-name="ch12" chart:values-cell-range-address="removal.E2:removal.E1001" chart:label-cell-address="removal.E1:removal.E1" chart:class="chart:scatter">
            <chart:data-point chart:repeated="1000"/>
          </chart:series>
          <chart:series chart:style-name="ch13" chart:values-cell-range-address="removal.F2:removal.F1001" chart:label-cell-address="removal.F1:removal.F1" chart:class="chart:scatter">
            <chart:data-point chart:repeated="1000"/>
          </chart:series>
          <chart:series chart:style-name="ch14" chart:values-cell-range-address="removal.G2:removal.G1001" chart:label-cell-address="removal.G1:removal.G1" chart:class="chart:scatter">
            <chart:data-point chart:repeated="10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ray</text:p>
                <draw:g>
                  <svg:desc>removal.B1:removal.B1</svg:desc>
                </draw:g>
              </table:table-cell>
              <table:table-cell office:value-type="string">
                <text:p>vector</text:p>
                <draw:g>
                  <svg:desc>removal.C1:removal.C1</svg:desc>
                </draw:g>
              </table:table-cell>
              <table:table-cell office:value-type="string">
                <text:p>bst</text:p>
                <draw:g>
                  <svg:desc>removal.D1:removal.D1</svg:desc>
                </draw:g>
              </table:table-cell>
              <table:table-cell office:value-type="string">
                <text:p>tiered vector</text:p>
                <draw:g>
                  <svg:desc>removal.E1:removal.E1</svg:desc>
                </draw:g>
              </table:table-cell>
              <table:table-cell office:value-type="string">
                <text:p>bittrick tiered vector</text:p>
                <draw:g>
                  <svg:desc>removal.F1:removal.F1</svg:desc>
                </draw:g>
              </table:table-cell>
              <table:table-cell office:value-type="string">
                <text:p>general tiered vector (k = 2)</text:p>
                <draw:g>
                  <svg:desc>removal.G1:removal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removal.A2:removal.A1001</svg:desc>
                </draw:g>
              </table:table-cell>
              <table:table-cell office:value-type="float" office:value="NaN">
                <text:p>NaN</text:p>
                <draw:g>
                  <svg:desc>removal.B2:removal.B1001</svg:desc>
                </draw:g>
              </table:table-cell>
              <table:table-cell office:value-type="float" office:value="0.174378">
                <text:p>0.174378</text:p>
                <draw:g>
                  <svg:desc>removal.C2:removal.C1001</svg:desc>
                </draw:g>
              </table:table-cell>
              <table:table-cell office:value-type="float" office:value="0.00280948">
                <text:p>0.00280948</text:p>
                <draw:g>
                  <svg:desc>removal.D2:removal.D1001</svg:desc>
                </draw:g>
              </table:table-cell>
              <table:table-cell office:value-type="float" office:value="0.018458">
                <text:p>0.018458</text:p>
                <draw:g>
                  <svg:desc>removal.E2:removal.E1001</svg:desc>
                </draw:g>
              </table:table-cell>
              <table:table-cell office:value-type="float" office:value="0.0077771">
                <text:p>0.0077771</text:p>
                <draw:g>
                  <svg:desc>removal.F2:removal.F1001</svg:desc>
                </draw:g>
              </table:table-cell>
              <table:table-cell office:value-type="float" office:value="0.00259434">
                <text:p>0.00259434</text:p>
                <draw:g>
                  <svg:desc>removal.G2:removal.G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000">
                <text:p>999000</text:p>
              </table:table-cell>
              <table:table-cell office:value-type="float" office:value="NaN">
                <text:p>NaN</text:p>
              </table:table-cell>
              <table:table-cell office:value-type="float" office:value="0.175069">
                <text:p>0.175069</text:p>
              </table:table-cell>
              <table:table-cell office:value-type="float" office:value="0.00244907">
                <text:p>0.00244907</text:p>
              </table:table-cell>
              <table:table-cell office:value-type="float" office:value="0.0188871">
                <text:p>0.0188871</text:p>
              </table:table-cell>
              <table:table-cell office:value-type="float" office:value="0.00795">
                <text:p>0.00795</text:p>
              </table:table-cell>
              <table:table-cell office:value-type="float" office:value="0.00257421">
                <text:p>0.00257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8000">
                <text:p>998000</text:p>
              </table:table-cell>
              <table:table-cell office:value-type="float" office:value="NaN">
                <text:p>NaN</text:p>
              </table:table-cell>
              <table:table-cell office:value-type="float" office:value="0.172541">
                <text:p>0.172541</text:p>
              </table:table-cell>
              <table:table-cell office:value-type="float" office:value="0.00240841">
                <text:p>0.00240841</text:p>
              </table:table-cell>
              <table:table-cell office:value-type="float" office:value="0.0190359">
                <text:p>0.0190359</text:p>
              </table:table-cell>
              <table:table-cell office:value-type="float" office:value="0.00790421">
                <text:p>0.00790421</text:p>
              </table:table-cell>
              <table:table-cell office:value-type="float" office:value="0.00260421">
                <text:p>0.00260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7000">
                <text:p>997000</text:p>
              </table:table-cell>
              <table:table-cell office:value-type="float" office:value="NaN">
                <text:p>NaN</text:p>
              </table:table-cell>
              <table:table-cell office:value-type="float" office:value="0.173217">
                <text:p>0.173217</text:p>
              </table:table-cell>
              <table:table-cell office:value-type="float" office:value="0.00240367">
                <text:p>0.00240367</text:p>
              </table:table-cell>
              <table:table-cell office:value-type="float" office:value="0.0178296">
                <text:p>0.0178296</text:p>
              </table:table-cell>
              <table:table-cell office:value-type="float" office:value="0.0083712">
                <text:p>0.0083712</text:p>
              </table:table-cell>
              <table:table-cell office:value-type="float" office:value="0.0025746">
                <text:p>0.0025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6000">
                <text:p>996000</text:p>
              </table:table-cell>
              <table:table-cell office:value-type="float" office:value="NaN">
                <text:p>NaN</text:p>
              </table:table-cell>
              <table:table-cell office:value-type="float" office:value="0.169399">
                <text:p>0.169399</text:p>
              </table:table-cell>
              <table:table-cell office:value-type="float" office:value="0.00235275">
                <text:p>0.00235275</text:p>
              </table:table-cell>
              <table:table-cell office:value-type="float" office:value="0.0180052">
                <text:p>0.0180052</text:p>
              </table:table-cell>
              <table:table-cell office:value-type="float" office:value="0.00755998">
                <text:p>0.00755998</text:p>
              </table:table-cell>
              <table:table-cell office:value-type="float" office:value="0.00256986">
                <text:p>0.00256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5000">
                <text:p>995000</text:p>
              </table:table-cell>
              <table:table-cell office:value-type="float" office:value="NaN">
                <text:p>NaN</text:p>
              </table:table-cell>
              <table:table-cell office:value-type="float" office:value="0.171607">
                <text:p>0.171607</text:p>
              </table:table-cell>
              <table:table-cell office:value-type="float" office:value="0.00304199">
                <text:p>0.00304199</text:p>
              </table:table-cell>
              <table:table-cell office:value-type="float" office:value="0.0171028">
                <text:p>0.0171028</text:p>
              </table:table-cell>
              <table:table-cell office:value-type="float" office:value="0.00962969">
                <text:p>0.00962969</text:p>
              </table:table-cell>
              <table:table-cell office:value-type="float" office:value="0.00254815">
                <text:p>0.00254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000">
                <text:p>994000</text:p>
              </table:table-cell>
              <table:table-cell office:value-type="float" office:value="NaN">
                <text:p>NaN</text:p>
              </table:table-cell>
              <table:table-cell office:value-type="float" office:value="0.169414">
                <text:p>0.169414</text:p>
              </table:table-cell>
              <table:table-cell office:value-type="float" office:value="0.00312608">
                <text:p>0.00312608</text:p>
              </table:table-cell>
              <table:table-cell office:value-type="float" office:value="0.0164984">
                <text:p>0.0164984</text:p>
              </table:table-cell>
              <table:table-cell office:value-type="float" office:value="0.00920769">
                <text:p>0.00920769</text:p>
              </table:table-cell>
              <table:table-cell office:value-type="float" office:value="0.00255171">
                <text:p>0.00255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3000">
                <text:p>993000</text:p>
              </table:table-cell>
              <table:table-cell office:value-type="float" office:value="NaN">
                <text:p>NaN</text:p>
              </table:table-cell>
              <table:table-cell office:value-type="float" office:value="0.174043">
                <text:p>0.174043</text:p>
              </table:table-cell>
              <table:table-cell office:value-type="float" office:value="0.00263579">
                <text:p>0.00263579</text:p>
              </table:table-cell>
              <table:table-cell office:value-type="float" office:value="0.0172477">
                <text:p>0.0172477</text:p>
              </table:table-cell>
              <table:table-cell office:value-type="float" office:value="0.0123752">
                <text:p>0.0123752</text:p>
              </table:table-cell>
              <table:table-cell office:value-type="float" office:value="0.00252131">
                <text:p>0.00252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2000">
                <text:p>992000</text:p>
              </table:table-cell>
              <table:table-cell office:value-type="float" office:value="NaN">
                <text:p>NaN</text:p>
              </table:table-cell>
              <table:table-cell office:value-type="float" office:value="0.173279">
                <text:p>0.173279</text:p>
              </table:table-cell>
              <table:table-cell office:value-type="float" office:value="0.00243683">
                <text:p>0.00243683</text:p>
              </table:table-cell>
              <table:table-cell office:value-type="float" office:value="0.0174028">
                <text:p>0.0174028</text:p>
              </table:table-cell>
              <table:table-cell office:value-type="float" office:value="0.00801">
                <text:p>0.00801</text:p>
              </table:table-cell>
              <table:table-cell office:value-type="float" office:value="0.00255131">
                <text:p>0.00255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1000">
                <text:p>991000</text:p>
              </table:table-cell>
              <table:table-cell office:value-type="float" office:value="NaN">
                <text:p>NaN</text:p>
              </table:table-cell>
              <table:table-cell office:value-type="float" office:value="0.168635">
                <text:p>0.168635</text:p>
              </table:table-cell>
              <table:table-cell office:value-type="float" office:value="0.00241591">
                <text:p>0.00241591</text:p>
              </table:table-cell>
              <table:table-cell office:value-type="float" office:value="0.0166595">
                <text:p>0.0166595</text:p>
              </table:table-cell>
              <table:table-cell office:value-type="float" office:value="0.00711943">
                <text:p>0.00711943</text:p>
              </table:table-cell>
              <table:table-cell office:value-type="float" office:value="0.00255684">
                <text:p>0.00255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0000">
                <text:p>990000</text:p>
              </table:table-cell>
              <table:table-cell office:value-type="float" office:value="NaN">
                <text:p>NaN</text:p>
              </table:table-cell>
              <table:table-cell office:value-type="float" office:value="0.168593">
                <text:p>0.168593</text:p>
              </table:table-cell>
              <table:table-cell office:value-type="float" office:value="0.00239064">
                <text:p>0.00239064</text:p>
              </table:table-cell>
              <table:table-cell office:value-type="float" office:value="0.0175742">
                <text:p>0.0175742</text:p>
              </table:table-cell>
              <table:table-cell office:value-type="float" office:value="0.00705509">
                <text:p>0.00705509</text:p>
              </table:table-cell>
              <table:table-cell office:value-type="float" office:value="0.00256315">
                <text:p>0.00256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9000">
                <text:p>989000</text:p>
              </table:table-cell>
              <table:table-cell office:value-type="float" office:value="NaN">
                <text:p>NaN</text:p>
              </table:table-cell>
              <table:table-cell office:value-type="float" office:value="0.168852">
                <text:p>0.168852</text:p>
              </table:table-cell>
              <table:table-cell office:value-type="float" office:value="0.00249486">
                <text:p>0.00249486</text:p>
              </table:table-cell>
              <table:table-cell office:value-type="float" office:value="0.017312">
                <text:p>0.017312</text:p>
              </table:table-cell>
              <table:table-cell office:value-type="float" office:value="0.00816317">
                <text:p>0.00816317</text:p>
              </table:table-cell>
              <table:table-cell office:value-type="float" office:value="0.00254973">
                <text:p>0.00254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8000">
                <text:p>988000</text:p>
              </table:table-cell>
              <table:table-cell office:value-type="float" office:value="NaN">
                <text:p>NaN</text:p>
              </table:table-cell>
              <table:table-cell office:value-type="float" office:value="0.168426">
                <text:p>0.168426</text:p>
              </table:table-cell>
              <table:table-cell office:value-type="float" office:value="0.00268869">
                <text:p>0.00268869</text:p>
              </table:table-cell>
              <table:table-cell office:value-type="float" office:value="0.0178533">
                <text:p>0.0178533</text:p>
              </table:table-cell>
              <table:table-cell office:value-type="float" office:value="0.00822041">
                <text:p>0.00822041</text:p>
              </table:table-cell>
              <table:table-cell office:value-type="float" office:value="0.00277158">
                <text:p>0.00277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7000">
                <text:p>987000</text:p>
              </table:table-cell>
              <table:table-cell office:value-type="float" office:value="NaN">
                <text:p>NaN</text:p>
              </table:table-cell>
              <table:table-cell office:value-type="float" office:value="0.17361">
                <text:p>0.17361</text:p>
              </table:table-cell>
              <table:table-cell office:value-type="float" office:value="0.00249762">
                <text:p>0.00249762</text:p>
              </table:table-cell>
              <table:table-cell office:value-type="float" office:value="0.0182934">
                <text:p>0.0182934</text:p>
              </table:table-cell>
              <table:table-cell office:value-type="float" office:value="0.00913229">
                <text:p>0.00913229</text:p>
              </table:table-cell>
              <table:table-cell office:value-type="float" office:value="0.00273961">
                <text:p>0.00273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6000">
                <text:p>986000</text:p>
              </table:table-cell>
              <table:table-cell office:value-type="float" office:value="NaN">
                <text:p>NaN</text:p>
              </table:table-cell>
              <table:table-cell office:value-type="float" office:value="0.161614">
                <text:p>0.161614</text:p>
              </table:table-cell>
              <table:table-cell office:value-type="float" office:value="0.00236301">
                <text:p>0.00236301</text:p>
              </table:table-cell>
              <table:table-cell office:value-type="float" office:value="0.0179918">
                <text:p>0.0179918</text:p>
              </table:table-cell>
              <table:table-cell office:value-type="float" office:value="0.00819672">
                <text:p>0.00819672</text:p>
              </table:table-cell>
              <table:table-cell office:value-type="float" office:value="0.00249012">
                <text:p>0.00249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5000">
                <text:p>985000</text:p>
              </table:table-cell>
              <table:table-cell office:value-type="float" office:value="NaN">
                <text:p>NaN</text:p>
              </table:table-cell>
              <table:table-cell office:value-type="float" office:value="0.171982">
                <text:p>0.171982</text:p>
              </table:table-cell>
              <table:table-cell office:value-type="float" office:value="0.00239459">
                <text:p>0.00239459</text:p>
              </table:table-cell>
              <table:table-cell office:value-type="float" office:value="0.0174869">
                <text:p>0.0174869</text:p>
              </table:table-cell>
              <table:table-cell office:value-type="float" office:value="0.00740839">
                <text:p>0.00740839</text:p>
              </table:table-cell>
              <table:table-cell office:value-type="float" office:value="0.00258921">
                <text:p>0.002589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4000">
                <text:p>984000</text:p>
              </table:table-cell>
              <table:table-cell office:value-type="float" office:value="NaN">
                <text:p>NaN</text:p>
              </table:table-cell>
              <table:table-cell office:value-type="float" office:value="0.171386">
                <text:p>0.171386</text:p>
              </table:table-cell>
              <table:table-cell office:value-type="float" office:value="0.00287777">
                <text:p>0.00287777</text:p>
              </table:table-cell>
              <table:table-cell office:value-type="float" office:value="0.0170831">
                <text:p>0.0170831</text:p>
              </table:table-cell>
              <table:table-cell office:value-type="float" office:value="0.00653993">
                <text:p>0.00653993</text:p>
              </table:table-cell>
              <table:table-cell office:value-type="float" office:value="0.00253039">
                <text:p>0.002530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3000">
                <text:p>983000</text:p>
              </table:table-cell>
              <table:table-cell office:value-type="float" office:value="NaN">
                <text:p>NaN</text:p>
              </table:table-cell>
              <table:table-cell office:value-type="float" office:value="0.167364">
                <text:p>0.167364</text:p>
              </table:table-cell>
              <table:table-cell office:value-type="float" office:value="0.0024992">
                <text:p>0.0024992</text:p>
              </table:table-cell>
              <table:table-cell office:value-type="float" office:value="0.0221356">
                <text:p>0.0221356</text:p>
              </table:table-cell>
              <table:table-cell office:value-type="float" office:value="0.00695995">
                <text:p>0.00695995</text:p>
              </table:table-cell>
              <table:table-cell office:value-type="float" office:value="0.00254381">
                <text:p>0.00254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2000">
                <text:p>982000</text:p>
              </table:table-cell>
              <table:table-cell office:value-type="float" office:value="NaN">
                <text:p>NaN</text:p>
              </table:table-cell>
              <table:table-cell office:value-type="float" office:value="0.17149">
                <text:p>0.17149</text:p>
              </table:table-cell>
              <table:table-cell office:value-type="float" office:value="0.00239933">
                <text:p>0.00239933</text:p>
              </table:table-cell>
              <table:table-cell office:value-type="float" office:value="0.0197433">
                <text:p>0.0197433</text:p>
              </table:table-cell>
              <table:table-cell office:value-type="float" office:value="0.00692363">
                <text:p>0.00692363</text:p>
              </table:table-cell>
              <table:table-cell office:value-type="float" office:value="0.00276132">
                <text:p>0.002761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1000">
                <text:p>981000</text:p>
              </table:table-cell>
              <table:table-cell office:value-type="float" office:value="NaN">
                <text:p>NaN</text:p>
              </table:table-cell>
              <table:table-cell office:value-type="float" office:value="0.164992">
                <text:p>0.164992</text:p>
              </table:table-cell>
              <table:table-cell office:value-type="float" office:value="0.00232788">
                <text:p>0.00232788</text:p>
              </table:table-cell>
              <table:table-cell office:value-type="float" office:value="0.0176373">
                <text:p>0.0176373</text:p>
              </table:table-cell>
              <table:table-cell office:value-type="float" office:value="0.00724141">
                <text:p>0.00724141</text:p>
              </table:table-cell>
              <table:table-cell office:value-type="float" office:value="0.00256473">
                <text:p>0.00256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0000">
                <text:p>980000</text:p>
              </table:table-cell>
              <table:table-cell office:value-type="float" office:value="NaN">
                <text:p>NaN</text:p>
              </table:table-cell>
              <table:table-cell office:value-type="float" office:value="0.165582">
                <text:p>0.165582</text:p>
              </table:table-cell>
              <table:table-cell office:value-type="float" office:value="0.00230538">
                <text:p>0.00230538</text:p>
              </table:table-cell>
              <table:table-cell office:value-type="float" office:value="0.0168612">
                <text:p>0.0168612</text:p>
              </table:table-cell>
              <table:table-cell office:value-type="float" office:value="0.00653124">
                <text:p>0.00653124</text:p>
              </table:table-cell>
              <table:table-cell office:value-type="float" office:value="0.00253236">
                <text:p>0.002532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9000">
                <text:p>979000</text:p>
              </table:table-cell>
              <table:table-cell office:value-type="float" office:value="NaN">
                <text:p>NaN</text:p>
              </table:table-cell>
              <table:table-cell office:value-type="float" office:value="0.179008">
                <text:p>0.179008</text:p>
              </table:table-cell>
              <table:table-cell office:value-type="float" office:value="0.00228446">
                <text:p>0.00228446</text:p>
              </table:table-cell>
              <table:table-cell office:value-type="float" office:value="0.0165075">
                <text:p>0.0165075</text:p>
              </table:table-cell>
              <table:table-cell office:value-type="float" office:value="0.0067752">
                <text:p>0.0067752</text:p>
              </table:table-cell>
              <table:table-cell office:value-type="float" office:value="0.00253078">
                <text:p>0.00253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8000">
                <text:p>978000</text:p>
              </table:table-cell>
              <table:table-cell office:value-type="float" office:value="NaN">
                <text:p>NaN</text:p>
              </table:table-cell>
              <table:table-cell office:value-type="float" office:value="0.169818">
                <text:p>0.169818</text:p>
              </table:table-cell>
              <table:table-cell office:value-type="float" office:value="0.00227064">
                <text:p>0.00227064</text:p>
              </table:table-cell>
              <table:table-cell office:value-type="float" office:value="0.0164021">
                <text:p>0.0164021</text:p>
              </table:table-cell>
              <table:table-cell office:value-type="float" office:value="0.00716049">
                <text:p>0.00716049</text:p>
              </table:table-cell>
              <table:table-cell office:value-type="float" office:value="0.00254776">
                <text:p>0.00254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7000">
                <text:p>977000</text:p>
              </table:table-cell>
              <table:table-cell office:value-type="float" office:value="NaN">
                <text:p>NaN</text:p>
              </table:table-cell>
              <table:table-cell office:value-type="float" office:value="0.190018">
                <text:p>0.190018</text:p>
              </table:table-cell>
              <table:table-cell office:value-type="float" office:value="0.00240012">
                <text:p>0.00240012</text:p>
              </table:table-cell>
              <table:table-cell office:value-type="float" office:value="0.016035">
                <text:p>0.016035</text:p>
              </table:table-cell>
              <table:table-cell office:value-type="float" office:value="0.00729154">
                <text:p>0.00729154</text:p>
              </table:table-cell>
              <table:table-cell office:value-type="float" office:value="0.00255605">
                <text:p>0.002556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6000">
                <text:p>976000</text:p>
              </table:table-cell>
              <table:table-cell office:value-type="float" office:value="NaN">
                <text:p>NaN</text:p>
              </table:table-cell>
              <table:table-cell office:value-type="float" office:value="0.169094">
                <text:p>0.169094</text:p>
              </table:table-cell>
              <table:table-cell office:value-type="float" office:value="0.00240328">
                <text:p>0.00240328</text:p>
              </table:table-cell>
              <table:table-cell office:value-type="float" office:value="0.0172793">
                <text:p>0.0172793</text:p>
              </table:table-cell>
              <table:table-cell office:value-type="float" office:value="0.00707482">
                <text:p>0.00707482</text:p>
              </table:table-cell>
              <table:table-cell office:value-type="float" office:value="0.00265671">
                <text:p>0.00265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5000">
                <text:p>975000</text:p>
              </table:table-cell>
              <table:table-cell office:value-type="float" office:value="NaN">
                <text:p>NaN</text:p>
              </table:table-cell>
              <table:table-cell office:value-type="float" office:value="0.161279">
                <text:p>0.161279</text:p>
              </table:table-cell>
              <table:table-cell office:value-type="float" office:value="0.00235156">
                <text:p>0.00235156</text:p>
              </table:table-cell>
              <table:table-cell office:value-type="float" office:value="0.0177992">
                <text:p>0.0177992</text:p>
              </table:table-cell>
              <table:table-cell office:value-type="float" office:value="0.00774551">
                <text:p>0.00774551</text:p>
              </table:table-cell>
              <table:table-cell office:value-type="float" office:value="0.00262631">
                <text:p>0.002626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4000">
                <text:p>974000</text:p>
              </table:table-cell>
              <table:table-cell office:value-type="float" office:value="NaN">
                <text:p>NaN</text:p>
              </table:table-cell>
              <table:table-cell office:value-type="float" office:value="0.165146">
                <text:p>0.165146</text:p>
              </table:table-cell>
              <table:table-cell office:value-type="float" office:value="0.00226077">
                <text:p>0.00226077</text:p>
              </table:table-cell>
              <table:table-cell office:value-type="float" office:value="0.0177388">
                <text:p>0.0177388</text:p>
              </table:table-cell>
              <table:table-cell office:value-type="float" office:value="0.00731049">
                <text:p>0.00731049</text:p>
              </table:table-cell>
              <table:table-cell office:value-type="float" office:value="0.00258408">
                <text:p>0.00258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3000">
                <text:p>973000</text:p>
              </table:table-cell>
              <table:table-cell office:value-type="float" office:value="NaN">
                <text:p>NaN</text:p>
              </table:table-cell>
              <table:table-cell office:value-type="float" office:value="0.168472">
                <text:p>0.168472</text:p>
              </table:table-cell>
              <table:table-cell office:value-type="float" office:value="0.00227735">
                <text:p>0.00227735</text:p>
              </table:table-cell>
              <table:table-cell office:value-type="float" office:value="0.0168221">
                <text:p>0.0168221</text:p>
              </table:table-cell>
              <table:table-cell office:value-type="float" office:value="0.00649532">
                <text:p>0.00649532</text:p>
              </table:table-cell>
              <table:table-cell office:value-type="float" office:value="0.00256868">
                <text:p>0.002568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2000">
                <text:p>972000</text:p>
              </table:table-cell>
              <table:table-cell office:value-type="float" office:value="NaN">
                <text:p>NaN</text:p>
              </table:table-cell>
              <table:table-cell office:value-type="float" office:value="0.168425">
                <text:p>0.168425</text:p>
              </table:table-cell>
              <table:table-cell office:value-type="float" office:value="0.00226235">
                <text:p>0.00226235</text:p>
              </table:table-cell>
              <table:table-cell office:value-type="float" office:value="0.0165012">
                <text:p>0.0165012</text:p>
              </table:table-cell>
              <table:table-cell office:value-type="float" office:value="0.00668204">
                <text:p>0.00668204</text:p>
              </table:table-cell>
              <table:table-cell office:value-type="float" office:value="0.00252407">
                <text:p>0.002524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1000">
                <text:p>971000</text:p>
              </table:table-cell>
              <table:table-cell office:value-type="float" office:value="NaN">
                <text:p>NaN</text:p>
              </table:table-cell>
              <table:table-cell office:value-type="float" office:value="0.165345">
                <text:p>0.165345</text:p>
              </table:table-cell>
              <table:table-cell office:value-type="float" office:value="0.00227419">
                <text:p>0.00227419</text:p>
              </table:table-cell>
              <table:table-cell office:value-type="float" office:value="0.0160409">
                <text:p>0.0160409</text:p>
              </table:table-cell>
              <table:table-cell office:value-type="float" office:value="0.00715772">
                <text:p>0.00715772</text:p>
              </table:table-cell>
              <table:table-cell office:value-type="float" office:value="0.00265434">
                <text:p>0.00265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0000">
                <text:p>970000</text:p>
              </table:table-cell>
              <table:table-cell office:value-type="float" office:value="NaN">
                <text:p>NaN</text:p>
              </table:table-cell>
              <table:table-cell office:value-type="float" office:value="0.163371">
                <text:p>0.163371</text:p>
              </table:table-cell>
              <table:table-cell office:value-type="float" office:value="0.00235551">
                <text:p>0.00235551</text:p>
              </table:table-cell>
              <table:table-cell office:value-type="float" office:value="0.0160026">
                <text:p>0.0160026</text:p>
              </table:table-cell>
              <table:table-cell office:value-type="float" office:value="0.00697929">
                <text:p>0.00697929</text:p>
              </table:table-cell>
              <table:table-cell office:value-type="float" office:value="0.00260144">
                <text:p>0.00260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9000">
                <text:p>969000</text:p>
              </table:table-cell>
              <table:table-cell office:value-type="float" office:value="NaN">
                <text:p>NaN</text:p>
              </table:table-cell>
              <table:table-cell office:value-type="float" office:value="0.162089">
                <text:p>0.162089</text:p>
              </table:table-cell>
              <table:table-cell office:value-type="float" office:value="0.0027329">
                <text:p>0.0027329</text:p>
              </table:table-cell>
              <table:table-cell office:value-type="float" office:value="0.0166761">
                <text:p>0.0166761</text:p>
              </table:table-cell>
              <table:table-cell office:value-type="float" office:value="0.00670612">
                <text:p>0.00670612</text:p>
              </table:table-cell>
              <table:table-cell office:value-type="float" office:value="0.00252368">
                <text:p>0.00252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8000">
                <text:p>968000</text:p>
              </table:table-cell>
              <table:table-cell office:value-type="float" office:value="NaN">
                <text:p>NaN</text:p>
              </table:table-cell>
              <table:table-cell office:value-type="float" office:value="0.163733">
                <text:p>0.163733</text:p>
              </table:table-cell>
              <table:table-cell office:value-type="float" office:value="0.00236183">
                <text:p>0.00236183</text:p>
              </table:table-cell>
              <table:table-cell office:value-type="float" office:value="0.0159837">
                <text:p>0.0159837</text:p>
              </table:table-cell>
              <table:table-cell office:value-type="float" office:value="0.00729391">
                <text:p>0.00729391</text:p>
              </table:table-cell>
              <table:table-cell office:value-type="float" office:value="0.00251815">
                <text:p>0.00251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7000">
                <text:p>967000</text:p>
              </table:table-cell>
              <table:table-cell office:value-type="float" office:value="NaN">
                <text:p>NaN</text:p>
              </table:table-cell>
              <table:table-cell office:value-type="float" office:value="0.165384">
                <text:p>0.165384</text:p>
              </table:table-cell>
              <table:table-cell office:value-type="float" office:value="0.00232196">
                <text:p>0.00232196</text:p>
              </table:table-cell>
              <table:table-cell office:value-type="float" office:value="0.0171451">
                <text:p>0.0171451</text:p>
              </table:table-cell>
              <table:table-cell office:value-type="float" office:value="0.00648782">
                <text:p>0.00648782</text:p>
              </table:table-cell>
              <table:table-cell office:value-type="float" office:value="0.00253473">
                <text:p>0.00253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6000">
                <text:p>966000</text:p>
              </table:table-cell>
              <table:table-cell office:value-type="float" office:value="NaN">
                <text:p>NaN</text:p>
              </table:table-cell>
              <table:table-cell office:value-type="float" office:value="0.158537">
                <text:p>0.158537</text:p>
              </table:table-cell>
              <table:table-cell office:value-type="float" office:value="0.00227538">
                <text:p>0.00227538</text:p>
              </table:table-cell>
              <table:table-cell office:value-type="float" office:value="0.0167179">
                <text:p>0.0167179</text:p>
              </table:table-cell>
              <table:table-cell office:value-type="float" office:value="0.00877622">
                <text:p>0.00877622</text:p>
              </table:table-cell>
              <table:table-cell office:value-type="float" office:value="0.00253986">
                <text:p>0.002539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5000">
                <text:p>965000</text:p>
              </table:table-cell>
              <table:table-cell office:value-type="float" office:value="NaN">
                <text:p>NaN</text:p>
              </table:table-cell>
              <table:table-cell office:value-type="float" office:value="0.162466">
                <text:p>0.162466</text:p>
              </table:table-cell>
              <table:table-cell office:value-type="float" office:value="0.00243604">
                <text:p>0.00243604</text:p>
              </table:table-cell>
              <table:table-cell office:value-type="float" office:value="0.0167164">
                <text:p>0.0167164</text:p>
              </table:table-cell>
              <table:table-cell office:value-type="float" office:value="0.00844937">
                <text:p>0.00844937</text:p>
              </table:table-cell>
              <table:table-cell office:value-type="float" office:value="0.00256078">
                <text:p>0.00256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64000">
                <text:p>964000</text:p>
              </table:table-cell>
              <table:table-cell office:value-type="float" office:value="NaN">
                <text:p>NaN</text:p>
              </table:table-cell>
              <table:table-cell office:value-type="float" office:value="0.164459">
                <text:p>0.164459</text:p>
              </table:table-cell>
              <table:table-cell office:value-type="float" office:value="0.00232946">
                <text:p>0.00232946</text:p>
              </table:table-cell>
              <table:table-cell office:value-type="float" office:value="0.01686">
                <text:p>0.01686</text:p>
              </table:table-cell>
              <table:table-cell office:value-type="float" office:value="0.00903795">
                <text:p>0.00903795</text:p>
              </table:table-cell>
              <table:table-cell office:value-type="float" office:value="0.00269698">
                <text:p>0.00269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3000">
                <text:p>963000</text:p>
              </table:table-cell>
              <table:table-cell office:value-type="float" office:value="NaN">
                <text:p>NaN</text:p>
              </table:table-cell>
              <table:table-cell office:value-type="float" office:value="0.167004">
                <text:p>0.167004</text:p>
              </table:table-cell>
              <table:table-cell office:value-type="float" office:value="0.0022963">
                <text:p>0.0022963</text:p>
              </table:table-cell>
              <table:table-cell office:value-type="float" office:value="0.0177325">
                <text:p>0.0177325</text:p>
              </table:table-cell>
              <table:table-cell office:value-type="float" office:value="0.00871069">
                <text:p>0.00871069</text:p>
              </table:table-cell>
              <table:table-cell office:value-type="float" office:value="0.00261605">
                <text:p>0.002616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2000">
                <text:p>962000</text:p>
              </table:table-cell>
              <table:table-cell office:value-type="float" office:value="NaN">
                <text:p>NaN</text:p>
              </table:table-cell>
              <table:table-cell office:value-type="float" office:value="0.159483">
                <text:p>0.159483</text:p>
              </table:table-cell>
              <table:table-cell office:value-type="float" office:value="0.00241315">
                <text:p>0.00241315</text:p>
              </table:table-cell>
              <table:table-cell office:value-type="float" office:value="0.0173638">
                <text:p>0.0173638</text:p>
              </table:table-cell>
              <table:table-cell office:value-type="float" office:value="0.00790381">
                <text:p>0.00790381</text:p>
              </table:table-cell>
              <table:table-cell office:value-type="float" office:value="0.00257026">
                <text:p>0.002570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1000">
                <text:p>961000</text:p>
              </table:table-cell>
              <table:table-cell office:value-type="float" office:value="NaN">
                <text:p>NaN</text:p>
              </table:table-cell>
              <table:table-cell office:value-type="float" office:value="0.162308">
                <text:p>0.162308</text:p>
              </table:table-cell>
              <table:table-cell office:value-type="float" office:value="0.00230538">
                <text:p>0.00230538</text:p>
              </table:table-cell>
              <table:table-cell office:value-type="float" office:value="0.0164025">
                <text:p>0.0164025</text:p>
              </table:table-cell>
              <table:table-cell office:value-type="float" office:value="0.00701522">
                <text:p>0.00701522</text:p>
              </table:table-cell>
              <table:table-cell office:value-type="float" office:value="0.00264408">
                <text:p>0.002644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0000">
                <text:p>960000</text:p>
              </table:table-cell>
              <table:table-cell office:value-type="float" office:value="NaN">
                <text:p>NaN</text:p>
              </table:table-cell>
              <table:table-cell office:value-type="float" office:value="0.163219">
                <text:p>0.163219</text:p>
              </table:table-cell>
              <table:table-cell office:value-type="float" office:value="0.00225761">
                <text:p>0.00225761</text:p>
              </table:table-cell>
              <table:table-cell office:value-type="float" office:value="0.0163473">
                <text:p>0.0163473</text:p>
              </table:table-cell>
              <table:table-cell office:value-type="float" office:value="0.00723115">
                <text:p>0.00723115</text:p>
              </table:table-cell>
              <table:table-cell office:value-type="float" office:value="0.00255881">
                <text:p>0.002558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9000">
                <text:p>959000</text:p>
              </table:table-cell>
              <table:table-cell office:value-type="float" office:value="NaN">
                <text:p>NaN</text:p>
              </table:table-cell>
              <table:table-cell office:value-type="float" office:value="0.162851">
                <text:p>0.162851</text:p>
              </table:table-cell>
              <table:table-cell office:value-type="float" office:value="0.00229709">
                <text:p>0.00229709</text:p>
              </table:table-cell>
              <table:table-cell office:value-type="float" office:value="0.0162233">
                <text:p>0.0162233</text:p>
              </table:table-cell>
              <table:table-cell office:value-type="float" office:value="0.00658296">
                <text:p>0.00658296</text:p>
              </table:table-cell>
              <table:table-cell office:value-type="float" office:value="0.00257973">
                <text:p>0.002579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8000">
                <text:p>958000</text:p>
              </table:table-cell>
              <table:table-cell office:value-type="float" office:value="NaN">
                <text:p>NaN</text:p>
              </table:table-cell>
              <table:table-cell office:value-type="float" office:value="0.162377">
                <text:p>0.162377</text:p>
              </table:table-cell>
              <table:table-cell office:value-type="float" office:value="0.00236222">
                <text:p>0.00236222</text:p>
              </table:table-cell>
              <table:table-cell office:value-type="float" office:value="0.0162434">
                <text:p>0.0162434</text:p>
              </table:table-cell>
              <table:table-cell office:value-type="float" office:value="0.00662046">
                <text:p>0.00662046</text:p>
              </table:table-cell>
              <table:table-cell office:value-type="float" office:value="0.00249683">
                <text:p>0.002496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7000">
                <text:p>957000</text:p>
              </table:table-cell>
              <table:table-cell office:value-type="float" office:value="NaN">
                <text:p>NaN</text:p>
              </table:table-cell>
              <table:table-cell office:value-type="float" office:value="0.15782">
                <text:p>0.15782</text:p>
              </table:table-cell>
              <table:table-cell office:value-type="float" office:value="0.00238512">
                <text:p>0.00238512</text:p>
              </table:table-cell>
              <table:table-cell office:value-type="float" office:value="0.0168316">
                <text:p>0.0168316</text:p>
              </table:table-cell>
              <table:table-cell office:value-type="float" office:value="0.00685731">
                <text:p>0.00685731</text:p>
              </table:table-cell>
              <table:table-cell office:value-type="float" office:value="0.00253907">
                <text:p>0.002539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6000">
                <text:p>956000</text:p>
              </table:table-cell>
              <table:table-cell office:value-type="float" office:value="NaN">
                <text:p>NaN</text:p>
              </table:table-cell>
              <table:table-cell office:value-type="float" office:value="0.16304">
                <text:p>0.16304</text:p>
              </table:table-cell>
              <table:table-cell office:value-type="float" office:value="0.00230261">
                <text:p>0.00230261</text:p>
              </table:table-cell>
              <table:table-cell office:value-type="float" office:value="0.0167014">
                <text:p>0.0167014</text:p>
              </table:table-cell>
              <table:table-cell office:value-type="float" office:value="0.00673533">
                <text:p>0.00673533</text:p>
              </table:table-cell>
              <table:table-cell office:value-type="float" office:value="0.00253789">
                <text:p>0.002537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5000">
                <text:p>955000</text:p>
              </table:table-cell>
              <table:table-cell office:value-type="float" office:value="NaN">
                <text:p>NaN</text:p>
              </table:table-cell>
              <table:table-cell office:value-type="float" office:value="0.164663">
                <text:p>0.164663</text:p>
              </table:table-cell>
              <table:table-cell office:value-type="float" office:value="0.0022813">
                <text:p>0.0022813</text:p>
              </table:table-cell>
              <table:table-cell office:value-type="float" office:value="0.0166015">
                <text:p>0.0166015</text:p>
              </table:table-cell>
              <table:table-cell office:value-type="float" office:value="0.00648466">
                <text:p>0.00648466</text:p>
              </table:table-cell>
              <table:table-cell office:value-type="float" office:value="0.00255565">
                <text:p>0.00255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4000">
                <text:p>954000</text:p>
              </table:table-cell>
              <table:table-cell office:value-type="float" office:value="NaN">
                <text:p>NaN</text:p>
              </table:table-cell>
              <table:table-cell office:value-type="float" office:value="0.171174">
                <text:p>0.171174</text:p>
              </table:table-cell>
              <table:table-cell office:value-type="float" office:value="0.00228406">
                <text:p>0.00228406</text:p>
              </table:table-cell>
              <table:table-cell office:value-type="float" office:value="0.0170519">
                <text:p>0.0170519</text:p>
              </table:table-cell>
              <table:table-cell office:value-type="float" office:value="0.0063994">
                <text:p>0.0063994</text:p>
              </table:table-cell>
              <table:table-cell office:value-type="float" office:value="0.00259473">
                <text:p>0.002594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3000">
                <text:p>953000</text:p>
              </table:table-cell>
              <table:table-cell office:value-type="float" office:value="NaN">
                <text:p>NaN</text:p>
              </table:table-cell>
              <table:table-cell office:value-type="float" office:value="0.156992">
                <text:p>0.156992</text:p>
              </table:table-cell>
              <table:table-cell office:value-type="float" office:value="0.00227103">
                <text:p>0.00227103</text:p>
              </table:table-cell>
              <table:table-cell office:value-type="float" office:value="0.0156106">
                <text:p>0.0156106</text:p>
              </table:table-cell>
              <table:table-cell office:value-type="float" office:value="0.00784262">
                <text:p>0.00784262</text:p>
              </table:table-cell>
              <table:table-cell office:value-type="float" office:value="0.00253868">
                <text:p>0.00253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2000">
                <text:p>952000</text:p>
              </table:table-cell>
              <table:table-cell office:value-type="float" office:value="NaN">
                <text:p>NaN</text:p>
              </table:table-cell>
              <table:table-cell office:value-type="float" office:value="0.161613">
                <text:p>0.161613</text:p>
              </table:table-cell>
              <table:table-cell office:value-type="float" office:value="0.00228169">
                <text:p>0.00228169</text:p>
              </table:table-cell>
              <table:table-cell office:value-type="float" office:value="0.0172118">
                <text:p>0.0172118</text:p>
              </table:table-cell>
              <table:table-cell office:value-type="float" office:value="0.00669625">
                <text:p>0.00669625</text:p>
              </table:table-cell>
              <table:table-cell office:value-type="float" office:value="0.00268316">
                <text:p>0.002683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1000">
                <text:p>951000</text:p>
              </table:table-cell>
              <table:table-cell office:value-type="float" office:value="NaN">
                <text:p>NaN</text:p>
              </table:table-cell>
              <table:table-cell office:value-type="float" office:value="0.164346">
                <text:p>0.164346</text:p>
              </table:table-cell>
              <table:table-cell office:value-type="float" office:value="0.00229393">
                <text:p>0.00229393</text:p>
              </table:table-cell>
              <table:table-cell office:value-type="float" office:value="0.0181371">
                <text:p>0.0181371</text:p>
              </table:table-cell>
              <table:table-cell office:value-type="float" office:value="0.0067906">
                <text:p>0.0067906</text:p>
              </table:table-cell>
              <table:table-cell office:value-type="float" office:value="0.00258329">
                <text:p>0.002583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00">
                <text:p>950000</text:p>
              </table:table-cell>
              <table:table-cell office:value-type="float" office:value="NaN">
                <text:p>NaN</text:p>
              </table:table-cell>
              <table:table-cell office:value-type="float" office:value="0.165357">
                <text:p>0.165357</text:p>
              </table:table-cell>
              <table:table-cell office:value-type="float" office:value="0.00227538">
                <text:p>0.00227538</text:p>
              </table:table-cell>
              <table:table-cell office:value-type="float" office:value="0.0181316">
                <text:p>0.0181316</text:p>
              </table:table-cell>
              <table:table-cell office:value-type="float" office:value="0.00663704">
                <text:p>0.00663704</text:p>
              </table:table-cell>
              <table:table-cell office:value-type="float" office:value="0.00257539">
                <text:p>0.002575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49000">
                <text:p>949000</text:p>
              </table:table-cell>
              <table:table-cell office:value-type="float" office:value="NaN">
                <text:p>NaN</text:p>
              </table:table-cell>
              <table:table-cell office:value-type="float" office:value="0.158827">
                <text:p>0.158827</text:p>
              </table:table-cell>
              <table:table-cell office:value-type="float" office:value="0.00228051">
                <text:p>0.00228051</text:p>
              </table:table-cell>
              <table:table-cell office:value-type="float" office:value="0.0194236">
                <text:p>0.0194236</text:p>
              </table:table-cell>
              <table:table-cell office:value-type="float" office:value="0.00659835">
                <text:p>0.00659835</text:p>
              </table:table-cell>
              <table:table-cell office:value-type="float" office:value="0.00254342">
                <text:p>0.002543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48000">
                <text:p>948000</text:p>
              </table:table-cell>
              <table:table-cell office:value-type="float" office:value="NaN">
                <text:p>NaN</text:p>
              </table:table-cell>
              <table:table-cell office:value-type="float" office:value="0.167918">
                <text:p>0.167918</text:p>
              </table:table-cell>
              <table:table-cell office:value-type="float" office:value="0.00227459">
                <text:p>0.00227459</text:p>
              </table:table-cell>
              <table:table-cell office:value-type="float" office:value="0.0162608">
                <text:p>0.0162608</text:p>
              </table:table-cell>
              <table:table-cell office:value-type="float" office:value="0.00674165">
                <text:p>0.00674165</text:p>
              </table:table-cell>
              <table:table-cell office:value-type="float" office:value="0.00247946">
                <text:p>0.002479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47000">
                <text:p>947000</text:p>
              </table:table-cell>
              <table:table-cell office:value-type="float" office:value="NaN">
                <text:p>NaN</text:p>
              </table:table-cell>
              <table:table-cell office:value-type="float" office:value="0.161763">
                <text:p>0.161763</text:p>
              </table:table-cell>
              <table:table-cell office:value-type="float" office:value="0.00227735">
                <text:p>0.00227735</text:p>
              </table:table-cell>
              <table:table-cell office:value-type="float" office:value="0.0152708">
                <text:p>0.0152708</text:p>
              </table:table-cell>
              <table:table-cell office:value-type="float" office:value="0.00668244">
                <text:p>0.00668244</text:p>
              </table:table-cell>
              <table:table-cell office:value-type="float" office:value="0.00250868">
                <text:p>0.002508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46000">
                <text:p>946000</text:p>
              </table:table-cell>
              <table:table-cell office:value-type="float" office:value="NaN">
                <text:p>NaN</text:p>
              </table:table-cell>
              <table:table-cell office:value-type="float" office:value="0.160797">
                <text:p>0.160797</text:p>
              </table:table-cell>
              <table:table-cell office:value-type="float" office:value="0.00254342">
                <text:p>0.00254342</text:p>
              </table:table-cell>
              <table:table-cell office:value-type="float" office:value="0.01662">
                <text:p>0.01662</text:p>
              </table:table-cell>
              <table:table-cell office:value-type="float" office:value="0.00662243">
                <text:p>0.00662243</text:p>
              </table:table-cell>
              <table:table-cell office:value-type="float" office:value="0.00296857">
                <text:p>0.00296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5000">
                <text:p>945000</text:p>
              </table:table-cell>
              <table:table-cell office:value-type="float" office:value="NaN">
                <text:p>NaN</text:p>
              </table:table-cell>
              <table:table-cell office:value-type="float" office:value="0.161724">
                <text:p>0.161724</text:p>
              </table:table-cell>
              <table:table-cell office:value-type="float" office:value="0.00265671">
                <text:p>0.00265671</text:p>
              </table:table-cell>
              <table:table-cell office:value-type="float" office:value="0.0173211">
                <text:p>0.0173211</text:p>
              </table:table-cell>
              <table:table-cell office:value-type="float" office:value="0.00628571">
                <text:p>0.00628571</text:p>
              </table:table-cell>
              <table:table-cell office:value-type="float" office:value="0.00259355">
                <text:p>0.002593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4000">
                <text:p>944000</text:p>
              </table:table-cell>
              <table:table-cell office:value-type="float" office:value="NaN">
                <text:p>NaN</text:p>
              </table:table-cell>
              <table:table-cell office:value-type="float" office:value="0.155474">
                <text:p>0.155474</text:p>
              </table:table-cell>
              <table:table-cell office:value-type="float" office:value="0.0022959">
                <text:p>0.0022959</text:p>
              </table:table-cell>
              <table:table-cell office:value-type="float" office:value="0.0160429">
                <text:p>0.0160429</text:p>
              </table:table-cell>
              <table:table-cell office:value-type="float" office:value="0.00645308">
                <text:p>0.00645308</text:p>
              </table:table-cell>
              <table:table-cell office:value-type="float" office:value="0.00258881">
                <text:p>0.002588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3000">
                <text:p>943000</text:p>
              </table:table-cell>
              <table:table-cell office:value-type="float" office:value="NaN">
                <text:p>NaN</text:p>
              </table:table-cell>
              <table:table-cell office:value-type="float" office:value="0.159366">
                <text:p>0.159366</text:p>
              </table:table-cell>
              <table:table-cell office:value-type="float" office:value="0.00226393">
                <text:p>0.00226393</text:p>
              </table:table-cell>
              <table:table-cell office:value-type="float" office:value="0.0163255">
                <text:p>0.0163255</text:p>
              </table:table-cell>
              <table:table-cell office:value-type="float" office:value="0.00646453">
                <text:p>0.00646453</text:p>
              </table:table-cell>
              <table:table-cell office:value-type="float" office:value="0.00255447">
                <text:p>0.002554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2000">
                <text:p>942000</text:p>
              </table:table-cell>
              <table:table-cell office:value-type="float" office:value="NaN">
                <text:p>NaN</text:p>
              </table:table-cell>
              <table:table-cell office:value-type="float" office:value="0.158498">
                <text:p>0.158498</text:p>
              </table:table-cell>
              <table:table-cell office:value-type="float" office:value="0.00230932">
                <text:p>0.00230932</text:p>
              </table:table-cell>
              <table:table-cell office:value-type="float" office:value="0.0154614">
                <text:p>0.0154614</text:p>
              </table:table-cell>
              <table:table-cell office:value-type="float" office:value="0.00637018">
                <text:p>0.00637018</text:p>
              </table:table-cell>
              <table:table-cell office:value-type="float" office:value="0.0025821">
                <text:p>0.00258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1000">
                <text:p>941000</text:p>
              </table:table-cell>
              <table:table-cell office:value-type="float" office:value="NaN">
                <text:p>NaN</text:p>
              </table:table-cell>
              <table:table-cell office:value-type="float" office:value="0.158073">
                <text:p>0.158073</text:p>
              </table:table-cell>
              <table:table-cell office:value-type="float" office:value="0.0022584">
                <text:p>0.0022584</text:p>
              </table:table-cell>
              <table:table-cell office:value-type="float" office:value="0.0162426">
                <text:p>0.0162426</text:p>
              </table:table-cell>
              <table:table-cell office:value-type="float" office:value="0.00662204">
                <text:p>0.00662204</text:p>
              </table:table-cell>
              <table:table-cell office:value-type="float" office:value="0.00268948">
                <text:p>0.002689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0000">
                <text:p>940000</text:p>
              </table:table-cell>
              <table:table-cell office:value-type="float" office:value="NaN">
                <text:p>NaN</text:p>
              </table:table-cell>
              <table:table-cell office:value-type="float" office:value="0.151747">
                <text:p>0.151747</text:p>
              </table:table-cell>
              <table:table-cell office:value-type="float" office:value="0.00227774">
                <text:p>0.00227774</text:p>
              </table:table-cell>
              <table:table-cell office:value-type="float" office:value="0.016395">
                <text:p>0.016395</text:p>
              </table:table-cell>
              <table:table-cell office:value-type="float" office:value="0.00641479">
                <text:p>0.00641479</text:p>
              </table:table-cell>
              <table:table-cell office:value-type="float" office:value="0.00260539">
                <text:p>0.002605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9000">
                <text:p>939000</text:p>
              </table:table-cell>
              <table:table-cell office:value-type="float" office:value="NaN">
                <text:p>NaN</text:p>
              </table:table-cell>
              <table:table-cell office:value-type="float" office:value="0.15752">
                <text:p>0.15752</text:p>
              </table:table-cell>
              <table:table-cell office:value-type="float" office:value="0.00227617">
                <text:p>0.00227617</text:p>
              </table:table-cell>
              <table:table-cell office:value-type="float" office:value="0.0163899">
                <text:p>0.0163899</text:p>
              </table:table-cell>
              <table:table-cell office:value-type="float" office:value="0.00676336">
                <text:p>0.00676336</text:p>
              </table:table-cell>
              <table:table-cell office:value-type="float" office:value="0.00262276">
                <text:p>0.002622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8000">
                <text:p>938000</text:p>
              </table:table-cell>
              <table:table-cell office:value-type="float" office:value="NaN">
                <text:p>NaN</text:p>
              </table:table-cell>
              <table:table-cell office:value-type="float" office:value="0.158193">
                <text:p>0.158193</text:p>
              </table:table-cell>
              <table:table-cell office:value-type="float" office:value="0.00225603">
                <text:p>0.00225603</text:p>
              </table:table-cell>
              <table:table-cell office:value-type="float" office:value="0.0211712">
                <text:p>0.0211712</text:p>
              </table:table-cell>
              <table:table-cell office:value-type="float" office:value="0.00645979">
                <text:p>0.00645979</text:p>
              </table:table-cell>
              <table:table-cell office:value-type="float" office:value="0.00257973">
                <text:p>0.002579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7000">
                <text:p>937000</text:p>
              </table:table-cell>
              <table:table-cell office:value-type="float" office:value="NaN">
                <text:p>NaN</text:p>
              </table:table-cell>
              <table:table-cell office:value-type="float" office:value="0.158693">
                <text:p>0.158693</text:p>
              </table:table-cell>
              <table:table-cell office:value-type="float" office:value="0.00262987">
                <text:p>0.00262987</text:p>
              </table:table-cell>
              <table:table-cell office:value-type="float" office:value="0.0182859">
                <text:p>0.0182859</text:p>
              </table:table-cell>
              <table:table-cell office:value-type="float" office:value="0.007498">
                <text:p>0.007498</text:p>
              </table:table-cell>
              <table:table-cell office:value-type="float" office:value="0.00255763">
                <text:p>0.002557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36000">
                <text:p>936000</text:p>
              </table:table-cell>
              <table:table-cell office:value-type="float" office:value="NaN">
                <text:p>NaN</text:p>
              </table:table-cell>
              <table:table-cell office:value-type="float" office:value="0.151556">
                <text:p>0.151556</text:p>
              </table:table-cell>
              <table:table-cell office:value-type="float" office:value="0.0022959">
                <text:p>0.0022959</text:p>
              </table:table-cell>
              <table:table-cell office:value-type="float" office:value="0.016082">
                <text:p>0.016082</text:p>
              </table:table-cell>
              <table:table-cell office:value-type="float" office:value="0.0085595">
                <text:p>0.0085595</text:p>
              </table:table-cell>
              <table:table-cell office:value-type="float" office:value="0.00250394">
                <text:p>0.002503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35000">
                <text:p>935000</text:p>
              </table:table-cell>
              <table:table-cell office:value-type="float" office:value="NaN">
                <text:p>NaN</text:p>
              </table:table-cell>
              <table:table-cell office:value-type="float" office:value="0.159514">
                <text:p>0.159514</text:p>
              </table:table-cell>
              <table:table-cell office:value-type="float" office:value="0.00228801">
                <text:p>0.00228801</text:p>
              </table:table-cell>
              <table:table-cell office:value-type="float" office:value="0.0168794">
                <text:p>0.0168794</text:p>
              </table:table-cell>
              <table:table-cell office:value-type="float" office:value="0.00895386">
                <text:p>0.00895386</text:p>
              </table:table-cell>
              <table:table-cell office:value-type="float" office:value="0.0029137">
                <text:p>0.00291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4000">
                <text:p>934000</text:p>
              </table:table-cell>
              <table:table-cell office:value-type="float" office:value="NaN">
                <text:p>NaN</text:p>
              </table:table-cell>
              <table:table-cell office:value-type="float" office:value="0.157149">
                <text:p>0.157149</text:p>
              </table:table-cell>
              <table:table-cell office:value-type="float" office:value="0.00226077">
                <text:p>0.00226077</text:p>
              </table:table-cell>
              <table:table-cell office:value-type="float" office:value="0.0166362">
                <text:p>0.0166362</text:p>
              </table:table-cell>
              <table:table-cell office:value-type="float" office:value="0.0103422">
                <text:p>0.0103422</text:p>
              </table:table-cell>
              <table:table-cell office:value-type="float" office:value="0.00253197">
                <text:p>0.002531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3000">
                <text:p>933000</text:p>
              </table:table-cell>
              <table:table-cell office:value-type="float" office:value="NaN">
                <text:p>NaN</text:p>
              </table:table-cell>
              <table:table-cell office:value-type="float" office:value="0.155115">
                <text:p>0.155115</text:p>
              </table:table-cell>
              <table:table-cell office:value-type="float" office:value="0.0022588">
                <text:p>0.0022588</text:p>
              </table:table-cell>
              <table:table-cell office:value-type="float" office:value="0.0156501">
                <text:p>0.0156501</text:p>
              </table:table-cell>
              <table:table-cell office:value-type="float" office:value="0.00758169">
                <text:p>0.00758169</text:p>
              </table:table-cell>
              <table:table-cell office:value-type="float" office:value="0.00252052">
                <text:p>0.00252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2000">
                <text:p>932000</text:p>
              </table:table-cell>
              <table:table-cell office:value-type="float" office:value="NaN">
                <text:p>NaN</text:p>
              </table:table-cell>
              <table:table-cell office:value-type="float" office:value="0.159706">
                <text:p>0.159706</text:p>
              </table:table-cell>
              <table:table-cell office:value-type="float" office:value="0.00228643">
                <text:p>0.00228643</text:p>
              </table:table-cell>
              <table:table-cell office:value-type="float" office:value="0.0158621">
                <text:p>0.0158621</text:p>
              </table:table-cell>
              <table:table-cell office:value-type="float" office:value="0.00675507">
                <text:p>0.00675507</text:p>
              </table:table-cell>
              <table:table-cell office:value-type="float" office:value="0.00254657">
                <text:p>0.002546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1000">
                <text:p>931000</text:p>
              </table:table-cell>
              <table:table-cell office:value-type="float" office:value="NaN">
                <text:p>NaN</text:p>
              </table:table-cell>
              <table:table-cell office:value-type="float" office:value="0.15859">
                <text:p>0.15859</text:p>
              </table:table-cell>
              <table:table-cell office:value-type="float" office:value="0.00239459">
                <text:p>0.00239459</text:p>
              </table:table-cell>
              <table:table-cell office:value-type="float" office:value="0.0161057">
                <text:p>0.0161057</text:p>
              </table:table-cell>
              <table:table-cell office:value-type="float" office:value="0.00665875">
                <text:p>0.00665875</text:p>
              </table:table-cell>
              <table:table-cell office:value-type="float" office:value="0.00253197">
                <text:p>0.002531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0000">
                <text:p>930000</text:p>
              </table:table-cell>
              <table:table-cell office:value-type="float" office:value="NaN">
                <text:p>NaN</text:p>
              </table:table-cell>
              <table:table-cell office:value-type="float" office:value="0.154482">
                <text:p>0.154482</text:p>
              </table:table-cell>
              <table:table-cell office:value-type="float" office:value="0.00223037">
                <text:p>0.00223037</text:p>
              </table:table-cell>
              <table:table-cell office:value-type="float" office:value="0.0152273">
                <text:p>0.0152273</text:p>
              </table:table-cell>
              <table:table-cell office:value-type="float" office:value="0.00666112">
                <text:p>0.00666112</text:p>
              </table:table-cell>
              <table:table-cell office:value-type="float" office:value="0.00253907">
                <text:p>0.00253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9000">
                <text:p>929000</text:p>
              </table:table-cell>
              <table:table-cell office:value-type="float" office:value="NaN">
                <text:p>NaN</text:p>
              </table:table-cell>
              <table:table-cell office:value-type="float" office:value="0.15123">
                <text:p>0.15123</text:p>
              </table:table-cell>
              <table:table-cell office:value-type="float" office:value="0.00230064">
                <text:p>0.00230064</text:p>
              </table:table-cell>
              <table:table-cell office:value-type="float" office:value="0.015868">
                <text:p>0.015868</text:p>
              </table:table-cell>
              <table:table-cell office:value-type="float" office:value="0.00648624">
                <text:p>0.00648624</text:p>
              </table:table-cell>
              <table:table-cell office:value-type="float" office:value="0.00251499">
                <text:p>0.002514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8000">
                <text:p>928000</text:p>
              </table:table-cell>
              <table:table-cell office:value-type="float" office:value="NaN">
                <text:p>NaN</text:p>
              </table:table-cell>
              <table:table-cell office:value-type="float" office:value="0.158317">
                <text:p>0.158317</text:p>
              </table:table-cell>
              <table:table-cell office:value-type="float" office:value="0.00222761">
                <text:p>0.00222761</text:p>
              </table:table-cell>
              <table:table-cell office:value-type="float" office:value="0.01671">
                <text:p>0.01671</text:p>
              </table:table-cell>
              <table:table-cell office:value-type="float" office:value="0.00605556">
                <text:p>0.00605556</text:p>
              </table:table-cell>
              <table:table-cell office:value-type="float" office:value="0.0025746">
                <text:p>0.00257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7000">
                <text:p>927000</text:p>
              </table:table-cell>
              <table:table-cell office:value-type="float" office:value="NaN">
                <text:p>NaN</text:p>
              </table:table-cell>
              <table:table-cell office:value-type="float" office:value="0.157533">
                <text:p>0.157533</text:p>
              </table:table-cell>
              <table:table-cell office:value-type="float" office:value="0.00229156">
                <text:p>0.00229156</text:p>
              </table:table-cell>
              <table:table-cell office:value-type="float" office:value="0.0166954">
                <text:p>0.0166954</text:p>
              </table:table-cell>
              <table:table-cell office:value-type="float" office:value="0.00606188">
                <text:p>0.00606188</text:p>
              </table:table-cell>
              <table:table-cell office:value-type="float" office:value="0.00294251">
                <text:p>0.00294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6000">
                <text:p>926000</text:p>
              </table:table-cell>
              <table:table-cell office:value-type="float" office:value="NaN">
                <text:p>NaN</text:p>
              </table:table-cell>
              <table:table-cell office:value-type="float" office:value="0.160825">
                <text:p>0.160825</text:p>
              </table:table-cell>
              <table:table-cell office:value-type="float" office:value="0.00225998">
                <text:p>0.00225998</text:p>
              </table:table-cell>
              <table:table-cell office:value-type="float" office:value="0.0172951">
                <text:p>0.0172951</text:p>
              </table:table-cell>
              <table:table-cell office:value-type="float" office:value="0.00629873">
                <text:p>0.00629873</text:p>
              </table:table-cell>
              <table:table-cell office:value-type="float" office:value="0.00256434">
                <text:p>0.002564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5000">
                <text:p>925000</text:p>
              </table:table-cell>
              <table:table-cell office:value-type="float" office:value="NaN">
                <text:p>NaN</text:p>
              </table:table-cell>
              <table:table-cell office:value-type="float" office:value="0.150568">
                <text:p>0.150568</text:p>
              </table:table-cell>
              <table:table-cell office:value-type="float" office:value="0.00265868">
                <text:p>0.00265868</text:p>
              </table:table-cell>
              <table:table-cell office:value-type="float" office:value="0.0197962">
                <text:p>0.0197962</text:p>
              </table:table-cell>
              <table:table-cell office:value-type="float" office:value="0.00596516">
                <text:p>0.00596516</text:p>
              </table:table-cell>
              <table:table-cell office:value-type="float" office:value="0.00250947">
                <text:p>0.00250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4000">
                <text:p>924000</text:p>
              </table:table-cell>
              <table:table-cell office:value-type="float" office:value="NaN">
                <text:p>NaN</text:p>
              </table:table-cell>
              <table:table-cell office:value-type="float" office:value="0.155453">
                <text:p>0.155453</text:p>
              </table:table-cell>
              <table:table-cell office:value-type="float" office:value="0.00224695">
                <text:p>0.00224695</text:p>
              </table:table-cell>
              <table:table-cell office:value-type="float" office:value="0.018655">
                <text:p>0.018655</text:p>
              </table:table-cell>
              <table:table-cell office:value-type="float" office:value="0.00623794">
                <text:p>0.00623794</text:p>
              </table:table-cell>
              <table:table-cell office:value-type="float" office:value="0.00257263">
                <text:p>0.002572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3000">
                <text:p>923000</text:p>
              </table:table-cell>
              <table:table-cell office:value-type="float" office:value="NaN">
                <text:p>NaN</text:p>
              </table:table-cell>
              <table:table-cell office:value-type="float" office:value="0.155593">
                <text:p>0.155593</text:p>
              </table:table-cell>
              <table:table-cell office:value-type="float" office:value="0.00223156">
                <text:p>0.00223156</text:p>
              </table:table-cell>
              <table:table-cell office:value-type="float" office:value="0.0169461">
                <text:p>0.0169461</text:p>
              </table:table-cell>
              <table:table-cell office:value-type="float" office:value="0.00611991">
                <text:p>0.00611991</text:p>
              </table:table-cell>
              <table:table-cell office:value-type="float" office:value="0.0027475">
                <text:p>0.0027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2000">
                <text:p>922000</text:p>
              </table:table-cell>
              <table:table-cell office:value-type="float" office:value="NaN">
                <text:p>NaN</text:p>
              </table:table-cell>
              <table:table-cell office:value-type="float" office:value="0.155875">
                <text:p>0.155875</text:p>
              </table:table-cell>
              <table:table-cell office:value-type="float" office:value="0.00227222">
                <text:p>0.00227222</text:p>
              </table:table-cell>
              <table:table-cell office:value-type="float" office:value="0.0162604">
                <text:p>0.0162604</text:p>
              </table:table-cell>
              <table:table-cell office:value-type="float" office:value="0.00597187">
                <text:p>0.00597187</text:p>
              </table:table-cell>
              <table:table-cell office:value-type="float" office:value="0.00250236">
                <text:p>0.002502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1000">
                <text:p>921000</text:p>
              </table:table-cell>
              <table:table-cell office:value-type="float" office:value="NaN">
                <text:p>NaN</text:p>
              </table:table-cell>
              <table:table-cell office:value-type="float" office:value="0.154735">
                <text:p>0.154735</text:p>
              </table:table-cell>
              <table:table-cell office:value-type="float" office:value="0.00231288">
                <text:p>0.00231288</text:p>
              </table:table-cell>
              <table:table-cell office:value-type="float" office:value="0.0156347">
                <text:p>0.0156347</text:p>
              </table:table-cell>
              <table:table-cell office:value-type="float" office:value="0.00658651">
                <text:p>0.00658651</text:p>
              </table:table-cell>
              <table:table-cell office:value-type="float" office:value="0.0025217">
                <text:p>0.00252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20000">
                <text:p>920000</text:p>
              </table:table-cell>
              <table:table-cell office:value-type="float" office:value="NaN">
                <text:p>NaN</text:p>
              </table:table-cell>
              <table:table-cell office:value-type="float" office:value="0.154475">
                <text:p>0.154475</text:p>
              </table:table-cell>
              <table:table-cell office:value-type="float" office:value="0.00221932">
                <text:p>0.00221932</text:p>
              </table:table-cell>
              <table:table-cell office:value-type="float" office:value="0.0157508">
                <text:p>0.0157508</text:p>
              </table:table-cell>
              <table:table-cell office:value-type="float" office:value="0.00602635">
                <text:p>0.00602635</text:p>
              </table:table-cell>
              <table:table-cell office:value-type="float" office:value="0.00248025">
                <text:p>0.002480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9000">
                <text:p>919000</text:p>
              </table:table-cell>
              <table:table-cell office:value-type="float" office:value="NaN">
                <text:p>NaN</text:p>
              </table:table-cell>
              <table:table-cell office:value-type="float" office:value="0.161512">
                <text:p>0.161512</text:p>
              </table:table-cell>
              <table:table-cell office:value-type="float" office:value="0.00227577">
                <text:p>0.00227577</text:p>
              </table:table-cell>
              <table:table-cell office:value-type="float" office:value="0.0172359">
                <text:p>0.0172359</text:p>
              </table:table-cell>
              <table:table-cell office:value-type="float" office:value="0.00621781">
                <text:p>0.00621781</text:p>
              </table:table-cell>
              <table:table-cell office:value-type="float" office:value="0.00251499">
                <text:p>0.002514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8000">
                <text:p>918000</text:p>
              </table:table-cell>
              <table:table-cell office:value-type="float" office:value="NaN">
                <text:p>NaN</text:p>
              </table:table-cell>
              <table:table-cell office:value-type="float" office:value="0.149352">
                <text:p>0.149352</text:p>
              </table:table-cell>
              <table:table-cell office:value-type="float" office:value="0.00227498">
                <text:p>0.00227498</text:p>
              </table:table-cell>
              <table:table-cell office:value-type="float" office:value="0.015765">
                <text:p>0.015765</text:p>
              </table:table-cell>
              <table:table-cell office:value-type="float" office:value="0.00682139">
                <text:p>0.00682139</text:p>
              </table:table-cell>
              <table:table-cell office:value-type="float" office:value="0.00257421">
                <text:p>0.002574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7000">
                <text:p>917000</text:p>
              </table:table-cell>
              <table:table-cell office:value-type="float" office:value="NaN">
                <text:p>NaN</text:p>
              </table:table-cell>
              <table:table-cell office:value-type="float" office:value="0.159639">
                <text:p>0.159639</text:p>
              </table:table-cell>
              <table:table-cell office:value-type="float" office:value="0.00224301">
                <text:p>0.00224301</text:p>
              </table:table-cell>
              <table:table-cell office:value-type="float" office:value="0.015189">
                <text:p>0.015189</text:p>
              </table:table-cell>
              <table:table-cell office:value-type="float" office:value="0.00618149">
                <text:p>0.00618149</text:p>
              </table:table-cell>
              <table:table-cell office:value-type="float" office:value="0.00253947">
                <text:p>0.002539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6000">
                <text:p>916000</text:p>
              </table:table-cell>
              <table:table-cell office:value-type="float" office:value="NaN">
                <text:p>NaN</text:p>
              </table:table-cell>
              <table:table-cell office:value-type="float" office:value="0.155302">
                <text:p>0.155302</text:p>
              </table:table-cell>
              <table:table-cell office:value-type="float" office:value="0.00285843">
                <text:p>0.00285843</text:p>
              </table:table-cell>
              <table:table-cell office:value-type="float" office:value="0.0157295">
                <text:p>0.0157295</text:p>
              </table:table-cell>
              <table:table-cell office:value-type="float" office:value="0.00646019">
                <text:p>0.00646019</text:p>
              </table:table-cell>
              <table:table-cell office:value-type="float" office:value="0.0026346">
                <text:p>0.00263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5000">
                <text:p>915000</text:p>
              </table:table-cell>
              <table:table-cell office:value-type="float" office:value="NaN">
                <text:p>NaN</text:p>
              </table:table-cell>
              <table:table-cell office:value-type="float" office:value="0.154594">
                <text:p>0.154594</text:p>
              </table:table-cell>
              <table:table-cell office:value-type="float" office:value="0.00311858">
                <text:p>0.00311858</text:p>
              </table:table-cell>
              <table:table-cell office:value-type="float" office:value="0.0157484">
                <text:p>0.0157484</text:p>
              </table:table-cell>
              <table:table-cell office:value-type="float" office:value="0.00594424">
                <text:p>0.00594424</text:p>
              </table:table-cell>
              <table:table-cell office:value-type="float" office:value="0.00260026">
                <text:p>0.00260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4000">
                <text:p>914000</text:p>
              </table:table-cell>
              <table:table-cell office:value-type="float" office:value="NaN">
                <text:p>NaN</text:p>
              </table:table-cell>
              <table:table-cell office:value-type="float" office:value="0.149124">
                <text:p>0.149124</text:p>
              </table:table-cell>
              <table:table-cell office:value-type="float" office:value="0.00254381">
                <text:p>0.00254381</text:p>
              </table:table-cell>
              <table:table-cell office:value-type="float" office:value="0.0154717">
                <text:p>0.0154717</text:p>
              </table:table-cell>
              <table:table-cell office:value-type="float" office:value="0.00648229">
                <text:p>0.00648229</text:p>
              </table:table-cell>
              <table:table-cell office:value-type="float" office:value="0.00280514">
                <text:p>0.002805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3000">
                <text:p>913000</text:p>
              </table:table-cell>
              <table:table-cell office:value-type="float" office:value="NaN">
                <text:p>NaN</text:p>
              </table:table-cell>
              <table:table-cell office:value-type="float" office:value="0.151343">
                <text:p>0.151343</text:p>
              </table:table-cell>
              <table:table-cell office:value-type="float" office:value="0.0024617">
                <text:p>0.0024617</text:p>
              </table:table-cell>
              <table:table-cell office:value-type="float" office:value="0.0155637">
                <text:p>0.0155637</text:p>
              </table:table-cell>
              <table:table-cell office:value-type="float" office:value="0.00631373">
                <text:p>0.00631373</text:p>
              </table:table-cell>
              <table:table-cell office:value-type="float" office:value="0.00247236">
                <text:p>0.002472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2000">
                <text:p>912000</text:p>
              </table:table-cell>
              <table:table-cell office:value-type="float" office:value="NaN">
                <text:p>NaN</text:p>
              </table:table-cell>
              <table:table-cell office:value-type="float" office:value="0.152657">
                <text:p>0.152657</text:p>
              </table:table-cell>
              <table:table-cell office:value-type="float" office:value="0.00246762">
                <text:p>0.00246762</text:p>
              </table:table-cell>
              <table:table-cell office:value-type="float" office:value="0.0180498">
                <text:p>0.0180498</text:p>
              </table:table-cell>
              <table:table-cell office:value-type="float" office:value="0.00624623">
                <text:p>0.00624623</text:p>
              </table:table-cell>
              <table:table-cell office:value-type="float" office:value="0.00255644">
                <text:p>0.002556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1000">
                <text:p>911000</text:p>
              </table:table-cell>
              <table:table-cell office:value-type="float" office:value="NaN">
                <text:p>NaN</text:p>
              </table:table-cell>
              <table:table-cell office:value-type="float" office:value="0.149585">
                <text:p>0.149585</text:p>
              </table:table-cell>
              <table:table-cell office:value-type="float" office:value="0.00279369">
                <text:p>0.00279369</text:p>
              </table:table-cell>
              <table:table-cell office:value-type="float" office:value="0.01858">
                <text:p>0.01858</text:p>
              </table:table-cell>
              <table:table-cell office:value-type="float" office:value="0.00656282">
                <text:p>0.00656282</text:p>
              </table:table-cell>
              <table:table-cell office:value-type="float" office:value="0.00258486">
                <text:p>0.00258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">
                <text:p>910000</text:p>
              </table:table-cell>
              <table:table-cell office:value-type="float" office:value="NaN">
                <text:p>NaN</text:p>
              </table:table-cell>
              <table:table-cell office:value-type="float" office:value="0.150392">
                <text:p>0.150392</text:p>
              </table:table-cell>
              <table:table-cell office:value-type="float" office:value="0.00259197">
                <text:p>0.00259197</text:p>
              </table:table-cell>
              <table:table-cell office:value-type="float" office:value="0.0167977">
                <text:p>0.0167977</text:p>
              </table:table-cell>
              <table:table-cell office:value-type="float" office:value="0.00584318">
                <text:p>0.00584318</text:p>
              </table:table-cell>
              <table:table-cell office:value-type="float" office:value="0.0025221">
                <text:p>0.0025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9000">
                <text:p>909000</text:p>
              </table:table-cell>
              <table:table-cell office:value-type="float" office:value="NaN">
                <text:p>NaN</text:p>
              </table:table-cell>
              <table:table-cell office:value-type="float" office:value="0.157596">
                <text:p>0.157596</text:p>
              </table:table-cell>
              <table:table-cell office:value-type="float" office:value="0.00234762">
                <text:p>0.00234762</text:p>
              </table:table-cell>
              <table:table-cell office:value-type="float" office:value="0.015806">
                <text:p>0.015806</text:p>
              </table:table-cell>
              <table:table-cell office:value-type="float" office:value="0.00596516">
                <text:p>0.00596516</text:p>
              </table:table-cell>
              <table:table-cell office:value-type="float" office:value="0.00250631">
                <text:p>0.002506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8000">
                <text:p>908000</text:p>
              </table:table-cell>
              <table:table-cell office:value-type="float" office:value="NaN">
                <text:p>NaN</text:p>
              </table:table-cell>
              <table:table-cell office:value-type="float" office:value="0.152006">
                <text:p>0.152006</text:p>
              </table:table-cell>
              <table:table-cell office:value-type="float" office:value="0.00227695">
                <text:p>0.00227695</text:p>
              </table:table-cell>
              <table:table-cell office:value-type="float" office:value="0.0155309">
                <text:p>0.0155309</text:p>
              </table:table-cell>
              <table:table-cell office:value-type="float" office:value="0.00868425">
                <text:p>0.00868425</text:p>
              </table:table-cell>
              <table:table-cell office:value-type="float" office:value="0.00256118">
                <text:p>0.002561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7000">
                <text:p>907000</text:p>
              </table:table-cell>
              <table:table-cell office:value-type="float" office:value="NaN">
                <text:p>NaN</text:p>
              </table:table-cell>
              <table:table-cell office:value-type="float" office:value="0.147775">
                <text:p>0.147775</text:p>
              </table:table-cell>
              <table:table-cell office:value-type="float" office:value="0.00226432">
                <text:p>0.00226432</text:p>
              </table:table-cell>
              <table:table-cell office:value-type="float" office:value="0.0158921">
                <text:p>0.0158921</text:p>
              </table:table-cell>
              <table:table-cell office:value-type="float" office:value="0.00800171">
                <text:p>0.00800171</text:p>
              </table:table-cell>
              <table:table-cell office:value-type="float" office:value="0.00262039">
                <text:p>0.002620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6000">
                <text:p>906000</text:p>
              </table:table-cell>
              <table:table-cell office:value-type="float" office:value="NaN">
                <text:p>NaN</text:p>
              </table:table-cell>
              <table:table-cell office:value-type="float" office:value="0.149853">
                <text:p>0.149853</text:p>
              </table:table-cell>
              <table:table-cell office:value-type="float" office:value="0.002228">
                <text:p>0.002228</text:p>
              </table:table-cell>
              <table:table-cell office:value-type="float" office:value="0.0149688">
                <text:p>0.0149688</text:p>
              </table:table-cell>
              <table:table-cell office:value-type="float" office:value="0.00832739">
                <text:p>0.00832739</text:p>
              </table:table-cell>
              <table:table-cell office:value-type="float" office:value="0.00260816">
                <text:p>0.002608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5000">
                <text:p>905000</text:p>
              </table:table-cell>
              <table:table-cell office:value-type="float" office:value="NaN">
                <text:p>NaN</text:p>
              </table:table-cell>
              <table:table-cell office:value-type="float" office:value="0.152147">
                <text:p>0.152147</text:p>
              </table:table-cell>
              <table:table-cell office:value-type="float" office:value="0.00229117">
                <text:p>0.00229117</text:p>
              </table:table-cell>
              <table:table-cell office:value-type="float" office:value="0.0154133">
                <text:p>0.0154133</text:p>
              </table:table-cell>
              <table:table-cell office:value-type="float" office:value="0.00907071">
                <text:p>0.00907071</text:p>
              </table:table-cell>
              <table:table-cell office:value-type="float" office:value="0.00294646">
                <text:p>0.002946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4000">
                <text:p>904000</text:p>
              </table:table-cell>
              <table:table-cell office:value-type="float" office:value="NaN">
                <text:p>NaN</text:p>
              </table:table-cell>
              <table:table-cell office:value-type="float" office:value="0.150832">
                <text:p>0.150832</text:p>
              </table:table-cell>
              <table:table-cell office:value-type="float" office:value="0.00236262">
                <text:p>0.00236262</text:p>
              </table:table-cell>
              <table:table-cell office:value-type="float" office:value="0.01692">
                <text:p>0.01692</text:p>
              </table:table-cell>
              <table:table-cell office:value-type="float" office:value="0.00829778">
                <text:p>0.00829778</text:p>
              </table:table-cell>
              <table:table-cell office:value-type="float" office:value="0.00258131">
                <text:p>0.002581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3000">
                <text:p>903000</text:p>
              </table:table-cell>
              <table:table-cell office:value-type="float" office:value="NaN">
                <text:p>NaN</text:p>
              </table:table-cell>
              <table:table-cell office:value-type="float" office:value="0.148111">
                <text:p>0.148111</text:p>
              </table:table-cell>
              <table:table-cell office:value-type="float" office:value="0.00255842">
                <text:p>0.00255842</text:p>
              </table:table-cell>
              <table:table-cell office:value-type="float" office:value="0.0188934">
                <text:p>0.0188934</text:p>
              </table:table-cell>
              <table:table-cell office:value-type="float" office:value="0.00661414">
                <text:p>0.00661414</text:p>
              </table:table-cell>
              <table:table-cell office:value-type="float" office:value="0.00249328">
                <text:p>0.002493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2000">
                <text:p>902000</text:p>
              </table:table-cell>
              <table:table-cell office:value-type="float" office:value="NaN">
                <text:p>NaN</text:p>
              </table:table-cell>
              <table:table-cell office:value-type="float" office:value="0.150061">
                <text:p>0.150061</text:p>
              </table:table-cell>
              <table:table-cell office:value-type="float" office:value="0.00229196">
                <text:p>0.00229196</text:p>
              </table:table-cell>
              <table:table-cell office:value-type="float" office:value="0.0167033">
                <text:p>0.0167033</text:p>
              </table:table-cell>
              <table:table-cell office:value-type="float" office:value="0.00667178">
                <text:p>0.00667178</text:p>
              </table:table-cell>
              <table:table-cell office:value-type="float" office:value="0.0025071">
                <text:p>0.00250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1000">
                <text:p>901000</text:p>
              </table:table-cell>
              <table:table-cell office:value-type="float" office:value="NaN">
                <text:p>NaN</text:p>
              </table:table-cell>
              <table:table-cell office:value-type="float" office:value="0.153865">
                <text:p>0.153865</text:p>
              </table:table-cell>
              <table:table-cell office:value-type="float" office:value="0.00224853">
                <text:p>0.00224853</text:p>
              </table:table-cell>
              <table:table-cell office:value-type="float" office:value="0.0154598">
                <text:p>0.0154598</text:p>
              </table:table-cell>
              <table:table-cell office:value-type="float" office:value="0.00599951">
                <text:p>0.00599951</text:p>
              </table:table-cell>
              <table:table-cell office:value-type="float" office:value="0.00248894">
                <text:p>0.002488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  <table:table-cell office:value-type="float" office:value="0.145321">
                <text:p>0.145321</text:p>
              </table:table-cell>
              <table:table-cell office:value-type="float" office:value="0.00226432">
                <text:p>0.00226432</text:p>
              </table:table-cell>
              <table:table-cell office:value-type="float" office:value="0.0166836">
                <text:p>0.0166836</text:p>
              </table:table-cell>
              <table:table-cell office:value-type="float" office:value="0.00624702">
                <text:p>0.00624702</text:p>
              </table:table-cell>
              <table:table-cell office:value-type="float" office:value="0.00252999">
                <text:p>0.00252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9000">
                <text:p>899000</text:p>
              </table:table-cell>
              <table:table-cell office:value-type="float" office:value="NaN">
                <text:p>NaN</text:p>
              </table:table-cell>
              <table:table-cell office:value-type="float" office:value="0.150952">
                <text:p>0.150952</text:p>
              </table:table-cell>
              <table:table-cell office:value-type="float" office:value="0.00224814">
                <text:p>0.00224814</text:p>
              </table:table-cell>
              <table:table-cell office:value-type="float" office:value="0.0181651">
                <text:p>0.0181651</text:p>
              </table:table-cell>
              <table:table-cell office:value-type="float" office:value="0.00687824">
                <text:p>0.00687824</text:p>
              </table:table-cell>
              <table:table-cell office:value-type="float" office:value="0.00250986">
                <text:p>0.002509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98000">
                <text:p>898000</text:p>
              </table:table-cell>
              <table:table-cell office:value-type="float" office:value="NaN">
                <text:p>NaN</text:p>
              </table:table-cell>
              <table:table-cell office:value-type="float" office:value="0.148329">
                <text:p>0.148329</text:p>
              </table:table-cell>
              <table:table-cell office:value-type="float" office:value="0.0023263">
                <text:p>0.0023263</text:p>
              </table:table-cell>
              <table:table-cell office:value-type="float" office:value="0.0172177">
                <text:p>0.0172177</text:p>
              </table:table-cell>
              <table:table-cell office:value-type="float" office:value="0.00600306">
                <text:p>0.00600306</text:p>
              </table:table-cell>
              <table:table-cell office:value-type="float" office:value="0.00290225">
                <text:p>0.002902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97000">
                <text:p>897000</text:p>
              </table:table-cell>
              <table:table-cell office:value-type="float" office:value="NaN">
                <text:p>NaN</text:p>
              </table:table-cell>
              <table:table-cell office:value-type="float" office:value="0.144925">
                <text:p>0.144925</text:p>
              </table:table-cell>
              <table:table-cell office:value-type="float" office:value="0.00228643">
                <text:p>0.00228643</text:p>
              </table:table-cell>
              <table:table-cell office:value-type="float" office:value="0.0161538">
                <text:p>0.0161538</text:p>
              </table:table-cell>
              <table:table-cell office:value-type="float" office:value="0.00625215">
                <text:p>0.00625215</text:p>
              </table:table-cell>
              <table:table-cell office:value-type="float" office:value="0.00262592">
                <text:p>0.002625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6000">
                <text:p>896000</text:p>
              </table:table-cell>
              <table:table-cell office:value-type="float" office:value="NaN">
                <text:p>NaN</text:p>
              </table:table-cell>
              <table:table-cell office:value-type="float" office:value="0.149505">
                <text:p>0.149505</text:p>
              </table:table-cell>
              <table:table-cell office:value-type="float" office:value="0.00227419">
                <text:p>0.00227419</text:p>
              </table:table-cell>
              <table:table-cell office:value-type="float" office:value="0.0151815">
                <text:p>0.0151815</text:p>
              </table:table-cell>
              <table:table-cell office:value-type="float" office:value="0.00669507">
                <text:p>0.00669507</text:p>
              </table:table-cell>
              <table:table-cell office:value-type="float" office:value="0.00258842">
                <text:p>0.002588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95000">
                <text:p>895000</text:p>
              </table:table-cell>
              <table:table-cell office:value-type="float" office:value="NaN">
                <text:p>NaN</text:p>
              </table:table-cell>
              <table:table-cell office:value-type="float" office:value="0.150422">
                <text:p>0.150422</text:p>
              </table:table-cell>
              <table:table-cell office:value-type="float" office:value="0.002228">
                <text:p>0.002228</text:p>
              </table:table-cell>
              <table:table-cell office:value-type="float" office:value="0.0155242">
                <text:p>0.0155242</text:p>
              </table:table-cell>
              <table:table-cell office:value-type="float" office:value="0.00605319">
                <text:p>0.00605319</text:p>
              </table:table-cell>
              <table:table-cell office:value-type="float" office:value="0.00255526">
                <text:p>0.002555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94000">
                <text:p>894000</text:p>
              </table:table-cell>
              <table:table-cell office:value-type="float" office:value="NaN">
                <text:p>NaN</text:p>
              </table:table-cell>
              <table:table-cell office:value-type="float" office:value="0.146075">
                <text:p>0.146075</text:p>
              </table:table-cell>
              <table:table-cell office:value-type="float" office:value="0.00222208">
                <text:p>0.00222208</text:p>
              </table:table-cell>
              <table:table-cell office:value-type="float" office:value="0.0158953">
                <text:p>0.0158953</text:p>
              </table:table-cell>
              <table:table-cell office:value-type="float" office:value="0.00579739">
                <text:p>0.00579739</text:p>
              </table:table-cell>
              <table:table-cell office:value-type="float" office:value="0.00256552">
                <text:p>0.00256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93000">
                <text:p>893000</text:p>
              </table:table-cell>
              <table:table-cell office:value-type="float" office:value="NaN">
                <text:p>NaN</text:p>
              </table:table-cell>
              <table:table-cell office:value-type="float" office:value="0.146729">
                <text:p>0.146729</text:p>
              </table:table-cell>
              <table:table-cell office:value-type="float" office:value="0.00220195">
                <text:p>0.00220195</text:p>
              </table:table-cell>
              <table:table-cell office:value-type="float" office:value="0.0154101">
                <text:p>0.0154101</text:p>
              </table:table-cell>
              <table:table-cell office:value-type="float" office:value="0.00611201">
                <text:p>0.00611201</text:p>
              </table:table-cell>
              <table:table-cell office:value-type="float" office:value="0.00256118">
                <text:p>0.002561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92000">
                <text:p>892000</text:p>
              </table:table-cell>
              <table:table-cell office:value-type="float" office:value="NaN">
                <text:p>NaN</text:p>
              </table:table-cell>
              <table:table-cell office:value-type="float" office:value="0.149362">
                <text:p>0.149362</text:p>
              </table:table-cell>
              <table:table-cell office:value-type="float" office:value="0.00221458">
                <text:p>0.00221458</text:p>
              </table:table-cell>
              <table:table-cell office:value-type="float" office:value="0.0156884">
                <text:p>0.0156884</text:p>
              </table:table-cell>
              <table:table-cell office:value-type="float" office:value="0.00626084">
                <text:p>0.00626084</text:p>
              </table:table-cell>
              <table:table-cell office:value-type="float" office:value="0.002575">
                <text:p>0.0025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1000">
                <text:p>891000</text:p>
              </table:table-cell>
              <table:table-cell office:value-type="float" office:value="NaN">
                <text:p>NaN</text:p>
              </table:table-cell>
              <table:table-cell office:value-type="float" office:value="0.149766">
                <text:p>0.149766</text:p>
              </table:table-cell>
              <table:table-cell office:value-type="float" office:value="0.00226551">
                <text:p>0.00226551</text:p>
              </table:table-cell>
              <table:table-cell office:value-type="float" office:value="0.0159312">
                <text:p>0.0159312</text:p>
              </table:table-cell>
              <table:table-cell office:value-type="float" office:value="0.006866">
                <text:p>0.006866</text:p>
              </table:table-cell>
              <table:table-cell office:value-type="float" office:value="0.00259908">
                <text:p>0.002599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90000">
                <text:p>890000</text:p>
              </table:table-cell>
              <table:table-cell office:value-type="float" office:value="NaN">
                <text:p>NaN</text:p>
              </table:table-cell>
              <table:table-cell office:value-type="float" office:value="0.143651">
                <text:p>0.143651</text:p>
              </table:table-cell>
              <table:table-cell office:value-type="float" office:value="0.00228485">
                <text:p>0.00228485</text:p>
              </table:table-cell>
              <table:table-cell office:value-type="float" office:value="0.014518">
                <text:p>0.014518</text:p>
              </table:table-cell>
              <table:table-cell office:value-type="float" office:value="0.00619215">
                <text:p>0.00619215</text:p>
              </table:table-cell>
              <table:table-cell office:value-type="float" office:value="0.00298081">
                <text:p>0.002980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9000">
                <text:p>889000</text:p>
              </table:table-cell>
              <table:table-cell office:value-type="float" office:value="NaN">
                <text:p>NaN</text:p>
              </table:table-cell>
              <table:table-cell office:value-type="float" office:value="0.152111">
                <text:p>0.152111</text:p>
              </table:table-cell>
              <table:table-cell office:value-type="float" office:value="0.00225051">
                <text:p>0.00225051</text:p>
              </table:table-cell>
              <table:table-cell office:value-type="float" office:value="0.0153418">
                <text:p>0.0153418</text:p>
              </table:table-cell>
              <table:table-cell office:value-type="float" office:value="0.00580173">
                <text:p>0.00580173</text:p>
              </table:table-cell>
              <table:table-cell office:value-type="float" office:value="0.00260894">
                <text:p>0.002608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8000">
                <text:p>888000</text:p>
              </table:table-cell>
              <table:table-cell office:value-type="float" office:value="NaN">
                <text:p>NaN</text:p>
              </table:table-cell>
              <table:table-cell office:value-type="float" office:value="0.148336">
                <text:p>0.148336</text:p>
              </table:table-cell>
              <table:table-cell office:value-type="float" office:value="0.00230538">
                <text:p>0.00230538</text:p>
              </table:table-cell>
              <table:table-cell office:value-type="float" office:value="0.0150067">
                <text:p>0.0150067</text:p>
              </table:table-cell>
              <table:table-cell office:value-type="float" office:value="0.00631887">
                <text:p>0.00631887</text:p>
              </table:table-cell>
              <table:table-cell office:value-type="float" office:value="0.00254934">
                <text:p>0.002549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7000">
                <text:p>887000</text:p>
              </table:table-cell>
              <table:table-cell office:value-type="float" office:value="NaN">
                <text:p>NaN</text:p>
              </table:table-cell>
              <table:table-cell office:value-type="float" office:value="0.142662">
                <text:p>0.142662</text:p>
              </table:table-cell>
              <table:table-cell office:value-type="float" office:value="0.00222879">
                <text:p>0.00222879</text:p>
              </table:table-cell>
              <table:table-cell office:value-type="float" office:value="0.0143186">
                <text:p>0.0143186</text:p>
              </table:table-cell>
              <table:table-cell office:value-type="float" office:value="0.00628452">
                <text:p>0.00628452</text:p>
              </table:table-cell>
              <table:table-cell office:value-type="float" office:value="0.0025067">
                <text:p>0.00250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6000">
                <text:p>886000</text:p>
              </table:table-cell>
              <table:table-cell office:value-type="float" office:value="NaN">
                <text:p>NaN</text:p>
              </table:table-cell>
              <table:table-cell office:value-type="float" office:value="0.153448">
                <text:p>0.153448</text:p>
              </table:table-cell>
              <table:table-cell office:value-type="float" office:value="0.0022059">
                <text:p>0.0022059</text:p>
              </table:table-cell>
              <table:table-cell office:value-type="float" office:value="0.0173345">
                <text:p>0.0173345</text:p>
              </table:table-cell>
              <table:table-cell office:value-type="float" office:value="0.00595806">
                <text:p>0.00595806</text:p>
              </table:table-cell>
              <table:table-cell office:value-type="float" office:value="0.00254026">
                <text:p>0.002540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5000">
                <text:p>885000</text:p>
              </table:table-cell>
              <table:table-cell office:value-type="float" office:value="NaN">
                <text:p>NaN</text:p>
              </table:table-cell>
              <table:table-cell office:value-type="float" office:value="0.15045">
                <text:p>0.15045</text:p>
              </table:table-cell>
              <table:table-cell office:value-type="float" office:value="0.0022884">
                <text:p>0.0022884</text:p>
              </table:table-cell>
              <table:table-cell office:value-type="float" office:value="0.0183739">
                <text:p>0.0183739</text:p>
              </table:table-cell>
              <table:table-cell office:value-type="float" office:value="0.00591306">
                <text:p>0.00591306</text:p>
              </table:table-cell>
              <table:table-cell office:value-type="float" office:value="0.00254539">
                <text:p>0.002545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4000">
                <text:p>884000</text:p>
              </table:table-cell>
              <table:table-cell office:value-type="float" office:value="NaN">
                <text:p>NaN</text:p>
              </table:table-cell>
              <table:table-cell office:value-type="float" office:value="0.142821">
                <text:p>0.142821</text:p>
              </table:table-cell>
              <table:table-cell office:value-type="float" office:value="0.00255842">
                <text:p>0.00255842</text:p>
              </table:table-cell>
              <table:table-cell office:value-type="float" office:value="0.0168135">
                <text:p>0.0168135</text:p>
              </table:table-cell>
              <table:table-cell office:value-type="float" office:value="0.00571489">
                <text:p>0.00571489</text:p>
              </table:table-cell>
              <table:table-cell office:value-type="float" office:value="0.00260065">
                <text:p>0.002600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3000">
                <text:p>883000</text:p>
              </table:table-cell>
              <table:table-cell office:value-type="float" office:value="NaN">
                <text:p>NaN</text:p>
              </table:table-cell>
              <table:table-cell office:value-type="float" office:value="0.148212">
                <text:p>0.148212</text:p>
              </table:table-cell>
              <table:table-cell office:value-type="float" office:value="0.0023867">
                <text:p>0.0023867</text:p>
              </table:table-cell>
              <table:table-cell office:value-type="float" office:value="0.0152865">
                <text:p>0.0152865</text:p>
              </table:table-cell>
              <table:table-cell office:value-type="float" office:value="0.00673533">
                <text:p>0.00673533</text:p>
              </table:table-cell>
              <table:table-cell office:value-type="float" office:value="0.00253986">
                <text:p>0.002539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2000">
                <text:p>882000</text:p>
              </table:table-cell>
              <table:table-cell office:value-type="float" office:value="NaN">
                <text:p>NaN</text:p>
              </table:table-cell>
              <table:table-cell office:value-type="float" office:value="0.146495">
                <text:p>0.146495</text:p>
              </table:table-cell>
              <table:table-cell office:value-type="float" office:value="0.00232512">
                <text:p>0.00232512</text:p>
              </table:table-cell>
              <table:table-cell office:value-type="float" office:value="0.0147303">
                <text:p>0.0147303</text:p>
              </table:table-cell>
              <table:table-cell office:value-type="float" office:value="0.00571291">
                <text:p>0.00571291</text:p>
              </table:table-cell>
              <table:table-cell office:value-type="float" office:value="0.00260026">
                <text:p>0.002600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1000">
                <text:p>881000</text:p>
              </table:table-cell>
              <table:table-cell office:value-type="float" office:value="NaN">
                <text:p>NaN</text:p>
              </table:table-cell>
              <table:table-cell office:value-type="float" office:value="0.14303">
                <text:p>0.14303</text:p>
              </table:table-cell>
              <table:table-cell office:value-type="float" office:value="0.00226827">
                <text:p>0.00226827</text:p>
              </table:table-cell>
              <table:table-cell office:value-type="float" office:value="0.0153177">
                <text:p>0.0153177</text:p>
              </table:table-cell>
              <table:table-cell office:value-type="float" office:value="0.00557317">
                <text:p>0.00557317</text:p>
              </table:table-cell>
              <table:table-cell office:value-type="float" office:value="0.00254736">
                <text:p>0.002547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0000">
                <text:p>880000</text:p>
              </table:table-cell>
              <table:table-cell office:value-type="float" office:value="NaN">
                <text:p>NaN</text:p>
              </table:table-cell>
              <table:table-cell office:value-type="float" office:value="0.148333">
                <text:p>0.148333</text:p>
              </table:table-cell>
              <table:table-cell office:value-type="float" office:value="0.00225248">
                <text:p>0.00225248</text:p>
              </table:table-cell>
              <table:table-cell office:value-type="float" office:value="0.0145116">
                <text:p>0.0145116</text:p>
              </table:table-cell>
              <table:table-cell office:value-type="float" office:value="0.00587397">
                <text:p>0.00587397</text:p>
              </table:table-cell>
              <table:table-cell office:value-type="float" office:value="0.00260658">
                <text:p>0.002606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79000">
                <text:p>879000</text:p>
              </table:table-cell>
              <table:table-cell office:value-type="float" office:value="NaN">
                <text:p>NaN</text:p>
              </table:table-cell>
              <table:table-cell office:value-type="float" office:value="0.146278">
                <text:p>0.146278</text:p>
              </table:table-cell>
              <table:table-cell office:value-type="float" office:value="0.00220906">
                <text:p>0.00220906</text:p>
              </table:table-cell>
              <table:table-cell office:value-type="float" office:value="0.0150532">
                <text:p>0.0150532</text:p>
              </table:table-cell>
              <table:table-cell office:value-type="float" office:value="0.00571015">
                <text:p>0.00571015</text:p>
              </table:table-cell>
              <table:table-cell office:value-type="float" office:value="0.00259434">
                <text:p>0.002594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78000">
                <text:p>878000</text:p>
              </table:table-cell>
              <table:table-cell office:value-type="float" office:value="NaN">
                <text:p>NaN</text:p>
              </table:table-cell>
              <table:table-cell office:value-type="float" office:value="0.145974">
                <text:p>0.145974</text:p>
              </table:table-cell>
              <table:table-cell office:value-type="float" office:value="0.00224222">
                <text:p>0.00224222</text:p>
              </table:table-cell>
              <table:table-cell office:value-type="float" office:value="0.0155179">
                <text:p>0.0155179</text:p>
              </table:table-cell>
              <table:table-cell office:value-type="float" office:value="0.00628018">
                <text:p>0.00628018</text:p>
              </table:table-cell>
              <table:table-cell office:value-type="float" office:value="0.00258723">
                <text:p>0.002587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77000">
                <text:p>877000</text:p>
              </table:table-cell>
              <table:table-cell office:value-type="float" office:value="NaN">
                <text:p>NaN</text:p>
              </table:table-cell>
              <table:table-cell office:value-type="float" office:value="0.143389">
                <text:p>0.143389</text:p>
              </table:table-cell>
              <table:table-cell office:value-type="float" office:value="0.00217392">
                <text:p>0.00217392</text:p>
              </table:table-cell>
              <table:table-cell office:value-type="float" office:value="0.0149873">
                <text:p>0.0149873</text:p>
              </table:table-cell>
              <table:table-cell office:value-type="float" office:value="0.00577568">
                <text:p>0.00577568</text:p>
              </table:table-cell>
              <table:table-cell office:value-type="float" office:value="0.00257184">
                <text:p>0.002571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6000">
                <text:p>876000</text:p>
              </table:table-cell>
              <table:table-cell office:value-type="float" office:value="NaN">
                <text:p>NaN</text:p>
              </table:table-cell>
              <table:table-cell office:value-type="float" office:value="0.143241">
                <text:p>0.143241</text:p>
              </table:table-cell>
              <table:table-cell office:value-type="float" office:value="0.00233419">
                <text:p>0.00233419</text:p>
              </table:table-cell>
              <table:table-cell office:value-type="float" office:value="0.0149621">
                <text:p>0.0149621</text:p>
              </table:table-cell>
              <table:table-cell office:value-type="float" office:value="0.00555777">
                <text:p>0.00555777</text:p>
              </table:table-cell>
              <table:table-cell office:value-type="float" office:value="0.00257894">
                <text:p>0.002578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5000">
                <text:p>875000</text:p>
              </table:table-cell>
              <table:table-cell office:value-type="float" office:value="NaN">
                <text:p>NaN</text:p>
              </table:table-cell>
              <table:table-cell office:value-type="float" office:value="0.146519">
                <text:p>0.146519</text:p>
              </table:table-cell>
              <table:table-cell office:value-type="float" office:value="0.00225169">
                <text:p>0.00225169</text:p>
              </table:table-cell>
              <table:table-cell office:value-type="float" office:value="0.0144512">
                <text:p>0.0144512</text:p>
              </table:table-cell>
              <table:table-cell office:value-type="float" office:value="0.00609464">
                <text:p>0.00609464</text:p>
              </table:table-cell>
              <table:table-cell office:value-type="float" office:value="0.00256078">
                <text:p>0.002560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4000">
                <text:p>874000</text:p>
              </table:table-cell>
              <table:table-cell office:value-type="float" office:value="NaN">
                <text:p>NaN</text:p>
              </table:table-cell>
              <table:table-cell office:value-type="float" office:value="0.14232">
                <text:p>0.14232</text:p>
              </table:table-cell>
              <table:table-cell office:value-type="float" office:value="0.00225248">
                <text:p>0.00225248</text:p>
              </table:table-cell>
              <table:table-cell office:value-type="float" office:value="0.0145594">
                <text:p>0.0145594</text:p>
              </table:table-cell>
              <table:table-cell office:value-type="float" office:value="0.00563831">
                <text:p>0.00563831</text:p>
              </table:table-cell>
              <table:table-cell office:value-type="float" office:value="0.0024921">
                <text:p>0.00249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3000">
                <text:p>873000</text:p>
              </table:table-cell>
              <table:table-cell office:value-type="float" office:value="NaN">
                <text:p>NaN</text:p>
              </table:table-cell>
              <table:table-cell office:value-type="float" office:value="0.146192">
                <text:p>0.146192</text:p>
              </table:table-cell>
              <table:table-cell office:value-type="float" office:value="0.0021909">
                <text:p>0.0021909</text:p>
              </table:table-cell>
              <table:table-cell office:value-type="float" office:value="0.01527">
                <text:p>0.01527</text:p>
              </table:table-cell>
              <table:table-cell office:value-type="float" office:value="0.00564265">
                <text:p>0.00564265</text:p>
              </table:table-cell>
              <table:table-cell office:value-type="float" office:value="0.00256078">
                <text:p>0.002560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72000">
                <text:p>872000</text:p>
              </table:table-cell>
              <table:table-cell office:value-type="float" office:value="NaN">
                <text:p>NaN</text:p>
              </table:table-cell>
              <table:table-cell office:value-type="float" office:value="0.147802">
                <text:p>0.147802</text:p>
              </table:table-cell>
              <table:table-cell office:value-type="float" office:value="0.00222682">
                <text:p>0.00222682</text:p>
              </table:table-cell>
              <table:table-cell office:value-type="float" office:value="0.0176586">
                <text:p>0.0176586</text:p>
              </table:table-cell>
              <table:table-cell office:value-type="float" office:value="0.00839252">
                <text:p>0.00839252</text:p>
              </table:table-cell>
              <table:table-cell office:value-type="float" office:value="0.00260026">
                <text:p>0.002600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71000">
                <text:p>871000</text:p>
              </table:table-cell>
              <table:table-cell office:value-type="float" office:value="NaN">
                <text:p>NaN</text:p>
              </table:table-cell>
              <table:table-cell office:value-type="float" office:value="0.140458">
                <text:p>0.140458</text:p>
              </table:table-cell>
              <table:table-cell office:value-type="float" office:value="0.0022584">
                <text:p>0.0022584</text:p>
              </table:table-cell>
              <table:table-cell office:value-type="float" office:value="0.016245">
                <text:p>0.016245</text:p>
              </table:table-cell>
              <table:table-cell office:value-type="float" office:value="0.00677599">
                <text:p>0.00677599</text:p>
              </table:table-cell>
              <table:table-cell office:value-type="float" office:value="0.00258447">
                <text:p>0.002584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0000">
                <text:p>870000</text:p>
              </table:table-cell>
              <table:table-cell office:value-type="float" office:value="NaN">
                <text:p>NaN</text:p>
              </table:table-cell>
              <table:table-cell office:value-type="float" office:value="0.145564">
                <text:p>0.145564</text:p>
              </table:table-cell>
              <table:table-cell office:value-type="float" office:value="0.00247552">
                <text:p>0.00247552</text:p>
              </table:table-cell>
              <table:table-cell office:value-type="float" office:value="0.0162979">
                <text:p>0.0162979</text:p>
              </table:table-cell>
              <table:table-cell office:value-type="float" office:value="0.00982667">
                <text:p>0.00982667</text:p>
              </table:table-cell>
              <table:table-cell office:value-type="float" office:value="0.0025067">
                <text:p>0.00250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9000">
                <text:p>869000</text:p>
              </table:table-cell>
              <table:table-cell office:value-type="float" office:value="NaN">
                <text:p>NaN</text:p>
              </table:table-cell>
              <table:table-cell office:value-type="float" office:value="0.145051">
                <text:p>0.145051</text:p>
              </table:table-cell>
              <table:table-cell office:value-type="float" office:value="0.00221814">
                <text:p>0.00221814</text:p>
              </table:table-cell>
              <table:table-cell office:value-type="float" office:value="0.0149786">
                <text:p>0.0149786</text:p>
              </table:table-cell>
              <table:table-cell office:value-type="float" office:value="0.00708114">
                <text:p>0.00708114</text:p>
              </table:table-cell>
              <table:table-cell office:value-type="float" office:value="0.00254381">
                <text:p>0.002543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8000">
                <text:p>868000</text:p>
              </table:table-cell>
              <table:table-cell office:value-type="float" office:value="NaN">
                <text:p>NaN</text:p>
              </table:table-cell>
              <table:table-cell office:value-type="float" office:value="0.142623">
                <text:p>0.142623</text:p>
              </table:table-cell>
              <table:table-cell office:value-type="float" office:value="0.00223432">
                <text:p>0.00223432</text:p>
              </table:table-cell>
              <table:table-cell office:value-type="float" office:value="0.0148002">
                <text:p>0.0148002</text:p>
              </table:table-cell>
              <table:table-cell office:value-type="float" office:value="0.0065873">
                <text:p>0.0065873</text:p>
              </table:table-cell>
              <table:table-cell office:value-type="float" office:value="0.0025142">
                <text:p>0.00251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7000">
                <text:p>867000</text:p>
              </table:table-cell>
              <table:table-cell office:value-type="float" office:value="NaN">
                <text:p>NaN</text:p>
              </table:table-cell>
              <table:table-cell office:value-type="float" office:value="0.142888">
                <text:p>0.142888</text:p>
              </table:table-cell>
              <table:table-cell office:value-type="float" office:value="0.00225406">
                <text:p>0.00225406</text:p>
              </table:table-cell>
              <table:table-cell office:value-type="float" office:value="0.0144572">
                <text:p>0.0144572</text:p>
              </table:table-cell>
              <table:table-cell office:value-type="float" office:value="0.00565173">
                <text:p>0.00565173</text:p>
              </table:table-cell>
              <table:table-cell office:value-type="float" office:value="0.00255289">
                <text:p>0.002552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6000">
                <text:p>866000</text:p>
              </table:table-cell>
              <table:table-cell office:value-type="float" office:value="NaN">
                <text:p>NaN</text:p>
              </table:table-cell>
              <table:table-cell office:value-type="float" office:value="0.145538">
                <text:p>0.145538</text:p>
              </table:table-cell>
              <table:table-cell office:value-type="float" office:value="0.00220195">
                <text:p>0.00220195</text:p>
              </table:table-cell>
              <table:table-cell office:value-type="float" office:value="0.0149952">
                <text:p>0.0149952</text:p>
              </table:table-cell>
              <table:table-cell office:value-type="float" office:value="0.00573897">
                <text:p>0.00573897</text:p>
              </table:table-cell>
              <table:table-cell office:value-type="float" office:value="0.00253868">
                <text:p>0.002538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5000">
                <text:p>865000</text:p>
              </table:table-cell>
              <table:table-cell office:value-type="float" office:value="NaN">
                <text:p>NaN</text:p>
              </table:table-cell>
              <table:table-cell office:value-type="float" office:value="0.139487">
                <text:p>0.139487</text:p>
              </table:table-cell>
              <table:table-cell office:value-type="float" office:value="0.00219406">
                <text:p>0.00219406</text:p>
              </table:table-cell>
              <table:table-cell office:value-type="float" office:value="0.0153631">
                <text:p>0.0153631</text:p>
              </table:table-cell>
              <table:table-cell office:value-type="float" office:value="0.00590753">
                <text:p>0.00590753</text:p>
              </table:table-cell>
              <table:table-cell office:value-type="float" office:value="0.00249841">
                <text:p>0.002498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4000">
                <text:p>864000</text:p>
              </table:table-cell>
              <table:table-cell office:value-type="float" office:value="NaN">
                <text:p>NaN</text:p>
              </table:table-cell>
              <table:table-cell office:value-type="float" office:value="0.143301">
                <text:p>0.143301</text:p>
              </table:table-cell>
              <table:table-cell office:value-type="float" office:value="0.00246644">
                <text:p>0.00246644</text:p>
              </table:table-cell>
              <table:table-cell office:value-type="float" office:value="0.0149246">
                <text:p>0.0149246</text:p>
              </table:table-cell>
              <table:table-cell office:value-type="float" office:value="0.00544764">
                <text:p>0.00544764</text:p>
              </table:table-cell>
              <table:table-cell office:value-type="float" office:value="0.00254263">
                <text:p>0.002542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3000">
                <text:p>863000</text:p>
              </table:table-cell>
              <table:table-cell office:value-type="float" office:value="NaN">
                <text:p>NaN</text:p>
              </table:table-cell>
              <table:table-cell office:value-type="float" office:value="0.144603">
                <text:p>0.144603</text:p>
              </table:table-cell>
              <table:table-cell office:value-type="float" office:value="0.00222524">
                <text:p>0.00222524</text:p>
              </table:table-cell>
              <table:table-cell office:value-type="float" office:value="0.0150738">
                <text:p>0.0150738</text:p>
              </table:table-cell>
              <table:table-cell office:value-type="float" office:value="0.0056987">
                <text:p>0.0056987</text:p>
              </table:table-cell>
              <table:table-cell office:value-type="float" office:value="0.00252131">
                <text:p>0.002521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2000">
                <text:p>862000</text:p>
              </table:table-cell>
              <table:table-cell office:value-type="float" office:value="NaN">
                <text:p>NaN</text:p>
              </table:table-cell>
              <table:table-cell office:value-type="float" office:value="0.140326">
                <text:p>0.140326</text:p>
              </table:table-cell>
              <table:table-cell office:value-type="float" office:value="0.00220748">
                <text:p>0.00220748</text:p>
              </table:table-cell>
              <table:table-cell office:value-type="float" office:value="0.0144173">
                <text:p>0.0144173</text:p>
              </table:table-cell>
              <table:table-cell office:value-type="float" office:value="0.00551751">
                <text:p>0.00551751</text:p>
              </table:table-cell>
              <table:table-cell office:value-type="float" office:value="0.00254618">
                <text:p>0.002546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1000">
                <text:p>861000</text:p>
              </table:table-cell>
              <table:table-cell office:value-type="float" office:value="NaN">
                <text:p>NaN</text:p>
              </table:table-cell>
              <table:table-cell office:value-type="float" office:value="0.143812">
                <text:p>0.143812</text:p>
              </table:table-cell>
              <table:table-cell office:value-type="float" office:value="0.00226985">
                <text:p>0.00226985</text:p>
              </table:table-cell>
              <table:table-cell office:value-type="float" office:value="0.014079">
                <text:p>0.014079</text:p>
              </table:table-cell>
              <table:table-cell office:value-type="float" office:value="0.0056008">
                <text:p>0.0056008</text:p>
              </table:table-cell>
              <table:table-cell office:value-type="float" office:value="0.00269895">
                <text:p>0.002698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60000">
                <text:p>860000</text:p>
              </table:table-cell>
              <table:table-cell office:value-type="float" office:value="NaN">
                <text:p>NaN</text:p>
              </table:table-cell>
              <table:table-cell office:value-type="float" office:value="0.142327">
                <text:p>0.142327</text:p>
              </table:table-cell>
              <table:table-cell office:value-type="float" office:value="0.0022584">
                <text:p>0.0022584</text:p>
              </table:table-cell>
              <table:table-cell office:value-type="float" office:value="0.0146099">
                <text:p>0.0146099</text:p>
              </table:table-cell>
              <table:table-cell office:value-type="float" office:value="0.00603306">
                <text:p>0.00603306</text:p>
              </table:table-cell>
              <table:table-cell office:value-type="float" office:value="0.00256157">
                <text:p>0.002561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59000">
                <text:p>859000</text:p>
              </table:table-cell>
              <table:table-cell office:value-type="float" office:value="NaN">
                <text:p>NaN</text:p>
              </table:table-cell>
              <table:table-cell office:value-type="float" office:value="0.142616">
                <text:p>0.142616</text:p>
              </table:table-cell>
              <table:table-cell office:value-type="float" office:value="0.00223037">
                <text:p>0.00223037</text:p>
              </table:table-cell>
              <table:table-cell office:value-type="float" office:value="0.0187205">
                <text:p>0.0187205</text:p>
              </table:table-cell>
              <table:table-cell office:value-type="float" office:value="0.00561659">
                <text:p>0.00561659</text:p>
              </table:table-cell>
              <table:table-cell office:value-type="float" office:value="0.00249565">
                <text:p>0.002495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58000">
                <text:p>858000</text:p>
              </table:table-cell>
              <table:table-cell office:value-type="float" office:value="NaN">
                <text:p>NaN</text:p>
              </table:table-cell>
              <table:table-cell office:value-type="float" office:value="0.138591">
                <text:p>0.138591</text:p>
              </table:table-cell>
              <table:table-cell office:value-type="float" office:value="0.0022059">
                <text:p>0.0022059</text:p>
              </table:table-cell>
              <table:table-cell office:value-type="float" office:value="0.0172398">
                <text:p>0.0172398</text:p>
              </table:table-cell>
              <table:table-cell office:value-type="float" office:value="0.00548356">
                <text:p>0.00548356</text:p>
              </table:table-cell>
              <table:table-cell office:value-type="float" office:value="0.00259473">
                <text:p>0.002594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57000">
                <text:p>857000</text:p>
              </table:table-cell>
              <table:table-cell office:value-type="float" office:value="NaN">
                <text:p>NaN</text:p>
              </table:table-cell>
              <table:table-cell office:value-type="float" office:value="0.142284">
                <text:p>0.142284</text:p>
              </table:table-cell>
              <table:table-cell office:value-type="float" office:value="0.00222485">
                <text:p>0.00222485</text:p>
              </table:table-cell>
              <table:table-cell office:value-type="float" office:value="0.0169414">
                <text:p>0.0169414</text:p>
              </table:table-cell>
              <table:table-cell office:value-type="float" office:value="0.00601372">
                <text:p>0.00601372</text:p>
              </table:table-cell>
              <table:table-cell office:value-type="float" office:value="0.00267211">
                <text:p>0.002672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56000">
                <text:p>856000</text:p>
              </table:table-cell>
              <table:table-cell office:value-type="float" office:value="NaN">
                <text:p>NaN</text:p>
              </table:table-cell>
              <table:table-cell office:value-type="float" office:value="0.137522">
                <text:p>0.137522</text:p>
              </table:table-cell>
              <table:table-cell office:value-type="float" office:value="0.00223314">
                <text:p>0.00223314</text:p>
              </table:table-cell>
              <table:table-cell office:value-type="float" office:value="0.0165723">
                <text:p>0.0165723</text:p>
              </table:table-cell>
              <table:table-cell office:value-type="float" office:value="0.00550369">
                <text:p>0.00550369</text:p>
              </table:table-cell>
              <table:table-cell office:value-type="float" office:value="0.00264131">
                <text:p>0.002641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5000">
                <text:p>855000</text:p>
              </table:table-cell>
              <table:table-cell office:value-type="float" office:value="NaN">
                <text:p>NaN</text:p>
              </table:table-cell>
              <table:table-cell office:value-type="float" office:value="0.143286">
                <text:p>0.143286</text:p>
              </table:table-cell>
              <table:table-cell office:value-type="float" office:value="0.00221695">
                <text:p>0.00221695</text:p>
              </table:table-cell>
              <table:table-cell office:value-type="float" office:value="0.0150931">
                <text:p>0.0150931</text:p>
              </table:table-cell>
              <table:table-cell office:value-type="float" office:value="0.00656638">
                <text:p>0.00656638</text:p>
              </table:table-cell>
              <table:table-cell office:value-type="float" office:value="0.00253039">
                <text:p>0.002530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4000">
                <text:p>854000</text:p>
              </table:table-cell>
              <table:table-cell office:value-type="float" office:value="NaN">
                <text:p>NaN</text:p>
              </table:table-cell>
              <table:table-cell office:value-type="float" office:value="0.144319">
                <text:p>0.144319</text:p>
              </table:table-cell>
              <table:table-cell office:value-type="float" office:value="0.00222406">
                <text:p>0.00222406</text:p>
              </table:table-cell>
              <table:table-cell office:value-type="float" office:value="0.0145969">
                <text:p>0.0145969</text:p>
              </table:table-cell>
              <table:table-cell office:value-type="float" office:value="0.00585463">
                <text:p>0.00585463</text:p>
              </table:table-cell>
              <table:table-cell office:value-type="float" office:value="0.00259315">
                <text:p>0.002593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53000">
                <text:p>853000</text:p>
              </table:table-cell>
              <table:table-cell office:value-type="float" office:value="NaN">
                <text:p>NaN</text:p>
              </table:table-cell>
              <table:table-cell office:value-type="float" office:value="0.139268">
                <text:p>0.139268</text:p>
              </table:table-cell>
              <table:table-cell office:value-type="float" office:value="0.00221853">
                <text:p>0.00221853</text:p>
              </table:table-cell>
              <table:table-cell office:value-type="float" office:value="0.0148874">
                <text:p>0.0148874</text:p>
              </table:table-cell>
              <table:table-cell office:value-type="float" office:value="0.0054958">
                <text:p>0.0054958</text:p>
              </table:table-cell>
              <table:table-cell office:value-type="float" office:value="0.00252802">
                <text:p>0.002528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52000">
                <text:p>852000</text:p>
              </table:table-cell>
              <table:table-cell office:value-type="float" office:value="NaN">
                <text:p>NaN</text:p>
              </table:table-cell>
              <table:table-cell office:value-type="float" office:value="0.145017">
                <text:p>0.145017</text:p>
              </table:table-cell>
              <table:table-cell office:value-type="float" office:value="0.00220471">
                <text:p>0.00220471</text:p>
              </table:table-cell>
              <table:table-cell office:value-type="float" office:value="0.0145874">
                <text:p>0.0145874</text:p>
              </table:table-cell>
              <table:table-cell office:value-type="float" office:value="0.00592253">
                <text:p>0.00592253</text:p>
              </table:table-cell>
              <table:table-cell office:value-type="float" office:value="0.0025142">
                <text:p>0.00251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1000">
                <text:p>851000</text:p>
              </table:table-cell>
              <table:table-cell office:value-type="float" office:value="NaN">
                <text:p>NaN</text:p>
              </table:table-cell>
              <table:table-cell office:value-type="float" office:value="0.149314">
                <text:p>0.149314</text:p>
              </table:table-cell>
              <table:table-cell office:value-type="float" office:value="0.00222208">
                <text:p>0.00222208</text:p>
              </table:table-cell>
              <table:table-cell office:value-type="float" office:value="0.0143952">
                <text:p>0.0143952</text:p>
              </table:table-cell>
              <table:table-cell office:value-type="float" office:value="0.00581713">
                <text:p>0.00581713</text:p>
              </table:table-cell>
              <table:table-cell office:value-type="float" office:value="0.00257618">
                <text:p>0.002576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50000">
                <text:p>850000</text:p>
              </table:table-cell>
              <table:table-cell office:value-type="float" office:value="NaN">
                <text:p>NaN</text:p>
              </table:table-cell>
              <table:table-cell office:value-type="float" office:value="0.142226">
                <text:p>0.142226</text:p>
              </table:table-cell>
              <table:table-cell office:value-type="float" office:value="0.0022059">
                <text:p>0.0022059</text:p>
              </table:table-cell>
              <table:table-cell office:value-type="float" office:value="0.01388">
                <text:p>0.01388</text:p>
              </table:table-cell>
              <table:table-cell office:value-type="float" office:value="0.00571844">
                <text:p>0.00571844</text:p>
              </table:table-cell>
              <table:table-cell office:value-type="float" office:value="0.00261723">
                <text:p>0.002617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49000">
                <text:p>849000</text:p>
              </table:table-cell>
              <table:table-cell office:value-type="float" office:value="NaN">
                <text:p>NaN</text:p>
              </table:table-cell>
              <table:table-cell office:value-type="float" office:value="0.137443">
                <text:p>0.137443</text:p>
              </table:table-cell>
              <table:table-cell office:value-type="float" office:value="0.00223156">
                <text:p>0.00223156</text:p>
              </table:table-cell>
              <table:table-cell office:value-type="float" office:value="0.0140837">
                <text:p>0.0140837</text:p>
              </table:table-cell>
              <table:table-cell office:value-type="float" office:value="0.0056083">
                <text:p>0.0056083</text:p>
              </table:table-cell>
              <table:table-cell office:value-type="float" office:value="0.0025596">
                <text:p>0.00255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48000">
                <text:p>848000</text:p>
              </table:table-cell>
              <table:table-cell office:value-type="float" office:value="NaN">
                <text:p>NaN</text:p>
              </table:table-cell>
              <table:table-cell office:value-type="float" office:value="0.142074">
                <text:p>0.142074</text:p>
              </table:table-cell>
              <table:table-cell office:value-type="float" office:value="0.00223985">
                <text:p>0.00223985</text:p>
              </table:table-cell>
              <table:table-cell office:value-type="float" office:value="0.0138331">
                <text:p>0.0138331</text:p>
              </table:table-cell>
              <table:table-cell office:value-type="float" office:value="0.00555264">
                <text:p>0.00555264</text:p>
              </table:table-cell>
              <table:table-cell office:value-type="float" office:value="0.00253631">
                <text:p>0.002536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47000">
                <text:p>847000</text:p>
              </table:table-cell>
              <table:table-cell office:value-type="float" office:value="NaN">
                <text:p>NaN</text:p>
              </table:table-cell>
              <table:table-cell office:value-type="float" office:value="0.165598">
                <text:p>0.165598</text:p>
              </table:table-cell>
              <table:table-cell office:value-type="float" office:value="0.00240762">
                <text:p>0.00240762</text:p>
              </table:table-cell>
              <table:table-cell office:value-type="float" office:value="0.0141366">
                <text:p>0.0141366</text:p>
              </table:table-cell>
              <table:table-cell office:value-type="float" office:value="0.00597306">
                <text:p>0.00597306</text:p>
              </table:table-cell>
              <table:table-cell office:value-type="float" office:value="0.00256473">
                <text:p>0.002564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46000">
                <text:p>846000</text:p>
              </table:table-cell>
              <table:table-cell office:value-type="float" office:value="NaN">
                <text:p>NaN</text:p>
              </table:table-cell>
              <table:table-cell office:value-type="float" office:value="0.135344">
                <text:p>0.135344</text:p>
              </table:table-cell>
              <table:table-cell office:value-type="float" office:value="0.0023413">
                <text:p>0.0023413</text:p>
              </table:table-cell>
              <table:table-cell office:value-type="float" office:value="0.0140202">
                <text:p>0.0140202</text:p>
              </table:table-cell>
              <table:table-cell office:value-type="float" office:value="0.00547922">
                <text:p>0.00547922</text:p>
              </table:table-cell>
              <table:table-cell office:value-type="float" office:value="0.00256039">
                <text:p>0.002560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5000">
                <text:p>845000</text:p>
              </table:table-cell>
              <table:table-cell office:value-type="float" office:value="NaN">
                <text:p>NaN</text:p>
              </table:table-cell>
              <table:table-cell office:value-type="float" office:value="0.139238">
                <text:p>0.139238</text:p>
              </table:table-cell>
              <table:table-cell office:value-type="float" office:value="0.00223472">
                <text:p>0.00223472</text:p>
              </table:table-cell>
              <table:table-cell office:value-type="float" office:value="0.0174802">
                <text:p>0.0174802</text:p>
              </table:table-cell>
              <table:table-cell office:value-type="float" office:value="0.00532132">
                <text:p>0.00532132</text:p>
              </table:table-cell>
              <table:table-cell office:value-type="float" office:value="0.00259237">
                <text:p>0.002592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4000">
                <text:p>844000</text:p>
              </table:table-cell>
              <table:table-cell office:value-type="float" office:value="NaN">
                <text:p>NaN</text:p>
              </table:table-cell>
              <table:table-cell office:value-type="float" office:value="0.143167">
                <text:p>0.143167</text:p>
              </table:table-cell>
              <table:table-cell office:value-type="float" office:value="0.00223866">
                <text:p>0.00223866</text:p>
              </table:table-cell>
              <table:table-cell office:value-type="float" office:value="0.0178769">
                <text:p>0.0178769</text:p>
              </table:table-cell>
              <table:table-cell office:value-type="float" office:value="0.00716483">
                <text:p>0.00716483</text:p>
              </table:table-cell>
              <table:table-cell office:value-type="float" office:value="0.00296067">
                <text:p>0.002960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3000">
                <text:p>843000</text:p>
              </table:table-cell>
              <table:table-cell office:value-type="float" office:value="NaN">
                <text:p>NaN</text:p>
              </table:table-cell>
              <table:table-cell office:value-type="float" office:value="0.137213">
                <text:p>0.137213</text:p>
              </table:table-cell>
              <table:table-cell office:value-type="float" office:value="0.00252368">
                <text:p>0.00252368</text:p>
              </table:table-cell>
              <table:table-cell office:value-type="float" office:value="0.0162194">
                <text:p>0.0162194</text:p>
              </table:table-cell>
              <table:table-cell office:value-type="float" office:value="0.00615109">
                <text:p>0.00615109</text:p>
              </table:table-cell>
              <table:table-cell office:value-type="float" office:value="0.0025442">
                <text:p>0.00254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2000">
                <text:p>842000</text:p>
              </table:table-cell>
              <table:table-cell office:value-type="float" office:value="NaN">
                <text:p>NaN</text:p>
              </table:table-cell>
              <table:table-cell office:value-type="float" office:value="0.139607">
                <text:p>0.139607</text:p>
              </table:table-cell>
              <table:table-cell office:value-type="float" office:value="0.00222524">
                <text:p>0.00222524</text:p>
              </table:table-cell>
              <table:table-cell office:value-type="float" office:value="0.0146565">
                <text:p>0.0146565</text:p>
              </table:table-cell>
              <table:table-cell office:value-type="float" office:value="0.00529052">
                <text:p>0.00529052</text:p>
              </table:table-cell>
              <table:table-cell office:value-type="float" office:value="0.002575">
                <text:p>0.0025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1000">
                <text:p>841000</text:p>
              </table:table-cell>
              <table:table-cell office:value-type="float" office:value="NaN">
                <text:p>NaN</text:p>
              </table:table-cell>
              <table:table-cell office:value-type="float" office:value="0.139324">
                <text:p>0.139324</text:p>
              </table:table-cell>
              <table:table-cell office:value-type="float" office:value="0.00222287">
                <text:p>0.00222287</text:p>
              </table:table-cell>
              <table:table-cell office:value-type="float" office:value="0.0168154">
                <text:p>0.0168154</text:p>
              </table:table-cell>
              <table:table-cell office:value-type="float" office:value="0.00533237">
                <text:p>0.00533237</text:p>
              </table:table-cell>
              <table:table-cell office:value-type="float" office:value="0.00261684">
                <text:p>0.002616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40000">
                <text:p>840000</text:p>
              </table:table-cell>
              <table:table-cell office:value-type="float" office:value="NaN">
                <text:p>NaN</text:p>
              </table:table-cell>
              <table:table-cell office:value-type="float" office:value="0.139835">
                <text:p>0.139835</text:p>
              </table:table-cell>
              <table:table-cell office:value-type="float" office:value="0.00219879">
                <text:p>0.00219879</text:p>
              </table:table-cell>
              <table:table-cell office:value-type="float" office:value="0.0152676">
                <text:p>0.0152676</text:p>
              </table:table-cell>
              <table:table-cell office:value-type="float" office:value="0.00539395">
                <text:p>0.00539395</text:p>
              </table:table-cell>
              <table:table-cell office:value-type="float" office:value="0.00254499">
                <text:p>0.00254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9000">
                <text:p>839000</text:p>
              </table:table-cell>
              <table:table-cell office:value-type="float" office:value="NaN">
                <text:p>NaN</text:p>
              </table:table-cell>
              <table:table-cell office:value-type="float" office:value="0.140224">
                <text:p>0.140224</text:p>
              </table:table-cell>
              <table:table-cell office:value-type="float" office:value="0.00226709">
                <text:p>0.00226709</text:p>
              </table:table-cell>
              <table:table-cell office:value-type="float" office:value="0.0147895">
                <text:p>0.0147895</text:p>
              </table:table-cell>
              <table:table-cell office:value-type="float" office:value="0.00679652">
                <text:p>0.00679652</text:p>
              </table:table-cell>
              <table:table-cell office:value-type="float" office:value="0.00250315">
                <text:p>0.002503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8000">
                <text:p>838000</text:p>
              </table:table-cell>
              <table:table-cell office:value-type="float" office:value="NaN">
                <text:p>NaN</text:p>
              </table:table-cell>
              <table:table-cell office:value-type="float" office:value="0.139411">
                <text:p>0.139411</text:p>
              </table:table-cell>
              <table:table-cell office:value-type="float" office:value="0.00221932">
                <text:p>0.00221932</text:p>
              </table:table-cell>
              <table:table-cell office:value-type="float" office:value="0.0150047">
                <text:p>0.0150047</text:p>
              </table:table-cell>
              <table:table-cell office:value-type="float" office:value="0.00962377">
                <text:p>0.00962377</text:p>
              </table:table-cell>
              <table:table-cell office:value-type="float" office:value="0.00254618">
                <text:p>0.002546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37000">
                <text:p>837000</text:p>
              </table:table-cell>
              <table:table-cell office:value-type="float" office:value="NaN">
                <text:p>NaN</text:p>
              </table:table-cell>
              <table:table-cell office:value-type="float" office:value="0.136415">
                <text:p>0.136415</text:p>
              </table:table-cell>
              <table:table-cell office:value-type="float" office:value="0.00224103">
                <text:p>0.00224103</text:p>
              </table:table-cell>
              <table:table-cell office:value-type="float" office:value="0.0146699">
                <text:p>0.0146699</text:p>
              </table:table-cell>
              <table:table-cell office:value-type="float" office:value="0.009109">
                <text:p>0.009109</text:p>
              </table:table-cell>
              <table:table-cell office:value-type="float" office:value="0.00259315">
                <text:p>0.002593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6000">
                <text:p>836000</text:p>
              </table:table-cell>
              <table:table-cell office:value-type="float" office:value="NaN">
                <text:p>NaN</text:p>
              </table:table-cell>
              <table:table-cell office:value-type="float" office:value="0.138899">
                <text:p>0.138899</text:p>
              </table:table-cell>
              <table:table-cell office:value-type="float" office:value="0.00224182">
                <text:p>0.00224182</text:p>
              </table:table-cell>
              <table:table-cell office:value-type="float" office:value="0.0136823">
                <text:p>0.0136823</text:p>
              </table:table-cell>
              <table:table-cell office:value-type="float" office:value="0.0069485">
                <text:p>0.0069485</text:p>
              </table:table-cell>
              <table:table-cell office:value-type="float" office:value="0.00275461">
                <text:p>0.002754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5000">
                <text:p>835000</text:p>
              </table:table-cell>
              <table:table-cell office:value-type="float" office:value="NaN">
                <text:p>NaN</text:p>
              </table:table-cell>
              <table:table-cell office:value-type="float" office:value="0.138142">
                <text:p>0.138142</text:p>
              </table:table-cell>
              <table:table-cell office:value-type="float" office:value="0.00223511">
                <text:p>0.00223511</text:p>
              </table:table-cell>
              <table:table-cell office:value-type="float" office:value="0.0136692">
                <text:p>0.0136692</text:p>
              </table:table-cell>
              <table:table-cell office:value-type="float" office:value="0.00606622">
                <text:p>0.00606622</text:p>
              </table:table-cell>
              <table:table-cell office:value-type="float" office:value="0.00255921">
                <text:p>0.002559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4000">
                <text:p>834000</text:p>
              </table:table-cell>
              <table:table-cell office:value-type="float" office:value="NaN">
                <text:p>NaN</text:p>
              </table:table-cell>
              <table:table-cell office:value-type="float" office:value="0.134235">
                <text:p>0.134235</text:p>
              </table:table-cell>
              <table:table-cell office:value-type="float" office:value="0.00235946">
                <text:p>0.00235946</text:p>
              </table:table-cell>
              <table:table-cell office:value-type="float" office:value="0.0134659">
                <text:p>0.0134659</text:p>
              </table:table-cell>
              <table:table-cell office:value-type="float" office:value="0.00558857">
                <text:p>0.00558857</text:p>
              </table:table-cell>
              <table:table-cell office:value-type="float" office:value="0.00254973">
                <text:p>0.002549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3000">
                <text:p>833000</text:p>
              </table:table-cell>
              <table:table-cell office:value-type="float" office:value="NaN">
                <text:p>NaN</text:p>
              </table:table-cell>
              <table:table-cell office:value-type="float" office:value="0.138604">
                <text:p>0.138604</text:p>
              </table:table-cell>
              <table:table-cell office:value-type="float" office:value="0.00247236">
                <text:p>0.00247236</text:p>
              </table:table-cell>
              <table:table-cell office:value-type="float" office:value="0.0133759">
                <text:p>0.0133759</text:p>
              </table:table-cell>
              <table:table-cell office:value-type="float" office:value="0.00525026">
                <text:p>0.00525026</text:p>
              </table:table-cell>
              <table:table-cell office:value-type="float" office:value="0.0026275">
                <text:p>0.00262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2000">
                <text:p>832000</text:p>
              </table:table-cell>
              <table:table-cell office:value-type="float" office:value="NaN">
                <text:p>NaN</text:p>
              </table:table-cell>
              <table:table-cell office:value-type="float" office:value="0.133901">
                <text:p>0.133901</text:p>
              </table:table-cell>
              <table:table-cell office:value-type="float" office:value="0.00234248">
                <text:p>0.00234248</text:p>
              </table:table-cell>
              <table:table-cell office:value-type="float" office:value="0.01551">
                <text:p>0.01551</text:p>
              </table:table-cell>
              <table:table-cell office:value-type="float" office:value="0.00632518">
                <text:p>0.00632518</text:p>
              </table:table-cell>
              <table:table-cell office:value-type="float" office:value="0.00293343">
                <text:p>0.002933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1000">
                <text:p>831000</text:p>
              </table:table-cell>
              <table:table-cell office:value-type="float" office:value="NaN">
                <text:p>NaN</text:p>
              </table:table-cell>
              <table:table-cell office:value-type="float" office:value="0.136">
                <text:p>0.136</text:p>
              </table:table-cell>
              <table:table-cell office:value-type="float" office:value="0.00230459">
                <text:p>0.00230459</text:p>
              </table:table-cell>
              <table:table-cell office:value-type="float" office:value="0.0166338">
                <text:p>0.0166338</text:p>
              </table:table-cell>
              <table:table-cell office:value-type="float" office:value="0.00538566">
                <text:p>0.00538566</text:p>
              </table:table-cell>
              <table:table-cell office:value-type="float" office:value="0.00250157">
                <text:p>0.002501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0000">
                <text:p>830000</text:p>
              </table:table-cell>
              <table:table-cell office:value-type="float" office:value="NaN">
                <text:p>NaN</text:p>
              </table:table-cell>
              <table:table-cell office:value-type="float" office:value="0.136242">
                <text:p>0.136242</text:p>
              </table:table-cell>
              <table:table-cell office:value-type="float" office:value="0.00224656">
                <text:p>0.00224656</text:p>
              </table:table-cell>
              <table:table-cell office:value-type="float" office:value="0.0159707">
                <text:p>0.0159707</text:p>
              </table:table-cell>
              <table:table-cell office:value-type="float" office:value="0.00524158">
                <text:p>0.00524158</text:p>
              </table:table-cell>
              <table:table-cell office:value-type="float" office:value="0.00255763">
                <text:p>0.002557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29000">
                <text:p>829000</text:p>
              </table:table-cell>
              <table:table-cell office:value-type="float" office:value="NaN">
                <text:p>NaN</text:p>
              </table:table-cell>
              <table:table-cell office:value-type="float" office:value="0.13491">
                <text:p>0.13491</text:p>
              </table:table-cell>
              <table:table-cell office:value-type="float" office:value="0.00234959">
                <text:p>0.00234959</text:p>
              </table:table-cell>
              <table:table-cell office:value-type="float" office:value="0.0147023">
                <text:p>0.0147023</text:p>
              </table:table-cell>
              <table:table-cell office:value-type="float" office:value="0.00731602">
                <text:p>0.00731602</text:p>
              </table:table-cell>
              <table:table-cell office:value-type="float" office:value="0.00254539">
                <text:p>0.002545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28000">
                <text:p>828000</text:p>
              </table:table-cell>
              <table:table-cell office:value-type="float" office:value="NaN">
                <text:p>NaN</text:p>
              </table:table-cell>
              <table:table-cell office:value-type="float" office:value="0.135269">
                <text:p>0.135269</text:p>
              </table:table-cell>
              <table:table-cell office:value-type="float" office:value="0.00235354">
                <text:p>0.00235354</text:p>
              </table:table-cell>
              <table:table-cell office:value-type="float" office:value="0.0139894">
                <text:p>0.0139894</text:p>
              </table:table-cell>
              <table:table-cell office:value-type="float" office:value="0.00580608">
                <text:p>0.00580608</text:p>
              </table:table-cell>
              <table:table-cell office:value-type="float" office:value="0.00256315">
                <text:p>0.002563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27000">
                <text:p>827000</text:p>
              </table:table-cell>
              <table:table-cell office:value-type="float" office:value="NaN">
                <text:p>NaN</text:p>
              </table:table-cell>
              <table:table-cell office:value-type="float" office:value="0.134893">
                <text:p>0.134893</text:p>
              </table:table-cell>
              <table:table-cell office:value-type="float" office:value="0.00229235">
                <text:p>0.00229235</text:p>
              </table:table-cell>
              <table:table-cell office:value-type="float" office:value="0.0133684">
                <text:p>0.0133684</text:p>
              </table:table-cell>
              <table:table-cell office:value-type="float" office:value="0.00532132">
                <text:p>0.00532132</text:p>
              </table:table-cell>
              <table:table-cell office:value-type="float" office:value="0.00257184">
                <text:p>0.002571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26000">
                <text:p>826000</text:p>
              </table:table-cell>
              <table:table-cell office:value-type="float" office:value="NaN">
                <text:p>NaN</text:p>
              </table:table-cell>
              <table:table-cell office:value-type="float" office:value="0.133503">
                <text:p>0.133503</text:p>
              </table:table-cell>
              <table:table-cell office:value-type="float" office:value="0.00244196">
                <text:p>0.00244196</text:p>
              </table:table-cell>
              <table:table-cell office:value-type="float" office:value="0.013704">
                <text:p>0.013704</text:p>
              </table:table-cell>
              <table:table-cell office:value-type="float" office:value="0.00570344">
                <text:p>0.00570344</text:p>
              </table:table-cell>
              <table:table-cell office:value-type="float" office:value="0.00252605">
                <text:p>0.002526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5000">
                <text:p>825000</text:p>
              </table:table-cell>
              <table:table-cell office:value-type="float" office:value="NaN">
                <text:p>NaN</text:p>
              </table:table-cell>
              <table:table-cell office:value-type="float" office:value="0.136465">
                <text:p>0.136465</text:p>
              </table:table-cell>
              <table:table-cell office:value-type="float" office:value="0.00223432">
                <text:p>0.00223432</text:p>
              </table:table-cell>
              <table:table-cell office:value-type="float" office:value="0.0144793">
                <text:p>0.0144793</text:p>
              </table:table-cell>
              <table:table-cell office:value-type="float" office:value="0.00553567">
                <text:p>0.00553567</text:p>
              </table:table-cell>
              <table:table-cell office:value-type="float" office:value="0.00256552">
                <text:p>0.002565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24000">
                <text:p>824000</text:p>
              </table:table-cell>
              <table:table-cell office:value-type="float" office:value="NaN">
                <text:p>NaN</text:p>
              </table:table-cell>
              <table:table-cell office:value-type="float" office:value="0.135384">
                <text:p>0.135384</text:p>
              </table:table-cell>
              <table:table-cell office:value-type="float" office:value="0.00232433">
                <text:p>0.00232433</text:p>
              </table:table-cell>
              <table:table-cell office:value-type="float" office:value="0.014122">
                <text:p>0.014122</text:p>
              </table:table-cell>
              <table:table-cell office:value-type="float" office:value="0.0056991">
                <text:p>0.0056991</text:p>
              </table:table-cell>
              <table:table-cell office:value-type="float" office:value="0.00256394">
                <text:p>0.00256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23000">
                <text:p>823000</text:p>
              </table:table-cell>
              <table:table-cell office:value-type="float" office:value="NaN">
                <text:p>NaN</text:p>
              </table:table-cell>
              <table:table-cell office:value-type="float" office:value="0.132171">
                <text:p>0.132171</text:p>
              </table:table-cell>
              <table:table-cell office:value-type="float" office:value="0.00278777">
                <text:p>0.00278777</text:p>
              </table:table-cell>
              <table:table-cell office:value-type="float" office:value="0.0146897">
                <text:p>0.0146897</text:p>
              </table:table-cell>
              <table:table-cell office:value-type="float" office:value="0.00534855">
                <text:p>0.00534855</text:p>
              </table:table-cell>
              <table:table-cell office:value-type="float" office:value="0.00251894">
                <text:p>0.002518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2000">
                <text:p>822000</text:p>
              </table:table-cell>
              <table:table-cell office:value-type="float" office:value="NaN">
                <text:p>NaN</text:p>
              </table:table-cell>
              <table:table-cell office:value-type="float" office:value="0.134481">
                <text:p>0.134481</text:p>
              </table:table-cell>
              <table:table-cell office:value-type="float" office:value="0.00415797">
                <text:p>0.00415797</text:p>
              </table:table-cell>
              <table:table-cell office:value-type="float" office:value="0.0145089">
                <text:p>0.0145089</text:p>
              </table:table-cell>
              <table:table-cell office:value-type="float" office:value="0.00581121">
                <text:p>0.00581121</text:p>
              </table:table-cell>
              <table:table-cell office:value-type="float" office:value="0.00255052">
                <text:p>0.002550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21000">
                <text:p>821000</text:p>
              </table:table-cell>
              <table:table-cell office:value-type="float" office:value="NaN">
                <text:p>NaN</text:p>
              </table:table-cell>
              <table:table-cell office:value-type="float" office:value="0.136221">
                <text:p>0.136221</text:p>
              </table:table-cell>
              <table:table-cell office:value-type="float" office:value="0.00262671">
                <text:p>0.00262671</text:p>
              </table:table-cell>
              <table:table-cell office:value-type="float" office:value="0.0139511">
                <text:p>0.0139511</text:p>
              </table:table-cell>
              <table:table-cell office:value-type="float" office:value="0.00601806">
                <text:p>0.00601806</text:p>
              </table:table-cell>
              <table:table-cell office:value-type="float" office:value="0.00260105">
                <text:p>0.002601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20000">
                <text:p>820000</text:p>
              </table:table-cell>
              <table:table-cell office:value-type="float" office:value="NaN">
                <text:p>NaN</text:p>
              </table:table-cell>
              <table:table-cell office:value-type="float" office:value="0.131628">
                <text:p>0.131628</text:p>
              </table:table-cell>
              <table:table-cell office:value-type="float" office:value="0.00234604">
                <text:p>0.00234604</text:p>
              </table:table-cell>
              <table:table-cell office:value-type="float" office:value="0.0135184">
                <text:p>0.0135184</text:p>
              </table:table-cell>
              <table:table-cell office:value-type="float" office:value="0.00612504">
                <text:p>0.00612504</text:p>
              </table:table-cell>
              <table:table-cell office:value-type="float" office:value="0.00253868">
                <text:p>0.002538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00">
                <text:p>819000</text:p>
              </table:table-cell>
              <table:table-cell office:value-type="float" office:value="NaN">
                <text:p>NaN</text:p>
              </table:table-cell>
              <table:table-cell office:value-type="float" office:value="0.133862">
                <text:p>0.133862</text:p>
              </table:table-cell>
              <table:table-cell office:value-type="float" office:value="0.0022663">
                <text:p>0.0022663</text:p>
              </table:table-cell>
              <table:table-cell office:value-type="float" office:value="0.013653">
                <text:p>0.013653</text:p>
              </table:table-cell>
              <table:table-cell office:value-type="float" office:value="0.0057441">
                <text:p>0.0057441</text:p>
              </table:table-cell>
              <table:table-cell office:value-type="float" office:value="0.00270882">
                <text:p>0.002708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18000">
                <text:p>818000</text:p>
              </table:table-cell>
              <table:table-cell office:value-type="float" office:value="NaN">
                <text:p>NaN</text:p>
              </table:table-cell>
              <table:table-cell office:value-type="float" office:value="0.135857">
                <text:p>0.135857</text:p>
              </table:table-cell>
              <table:table-cell office:value-type="float" office:value="0.00236262">
                <text:p>0.00236262</text:p>
              </table:table-cell>
              <table:table-cell office:value-type="float" office:value="0.0148369">
                <text:p>0.0148369</text:p>
              </table:table-cell>
              <table:table-cell office:value-type="float" office:value="0.00587476">
                <text:p>0.00587476</text:p>
              </table:table-cell>
              <table:table-cell office:value-type="float" office:value="0.00257381">
                <text:p>0.002573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17000">
                <text:p>817000</text:p>
              </table:table-cell>
              <table:table-cell office:value-type="float" office:value="NaN">
                <text:p>NaN</text:p>
              </table:table-cell>
              <table:table-cell office:value-type="float" office:value="0.135685">
                <text:p>0.135685</text:p>
              </table:table-cell>
              <table:table-cell office:value-type="float" office:value="0.00280238">
                <text:p>0.00280238</text:p>
              </table:table-cell>
              <table:table-cell office:value-type="float" office:value="0.0158297">
                <text:p>0.0158297</text:p>
              </table:table-cell>
              <table:table-cell office:value-type="float" office:value="0.00538408">
                <text:p>0.00538408</text:p>
              </table:table-cell>
              <table:table-cell office:value-type="float" office:value="0.00252841">
                <text:p>0.002528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16000">
                <text:p>816000</text:p>
              </table:table-cell>
              <table:table-cell office:value-type="float" office:value="NaN">
                <text:p>NaN</text:p>
              </table:table-cell>
              <table:table-cell office:value-type="float" office:value="0.134688">
                <text:p>0.134688</text:p>
              </table:table-cell>
              <table:table-cell office:value-type="float" office:value="0.00263697">
                <text:p>0.00263697</text:p>
              </table:table-cell>
              <table:table-cell office:value-type="float" office:value="0.0165553">
                <text:p>0.0165553</text:p>
              </table:table-cell>
              <table:table-cell office:value-type="float" office:value="0.00534895">
                <text:p>0.00534895</text:p>
              </table:table-cell>
              <table:table-cell office:value-type="float" office:value="0.00257184">
                <text:p>0.002571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15000">
                <text:p>815000</text:p>
              </table:table-cell>
              <table:table-cell office:value-type="float" office:value="NaN">
                <text:p>NaN</text:p>
              </table:table-cell>
              <table:table-cell office:value-type="float" office:value="0.131689">
                <text:p>0.131689</text:p>
              </table:table-cell>
              <table:table-cell office:value-type="float" office:value="0.00247315">
                <text:p>0.00247315</text:p>
              </table:table-cell>
              <table:table-cell office:value-type="float" office:value="0.015521">
                <text:p>0.015521</text:p>
              </table:table-cell>
              <table:table-cell office:value-type="float" office:value="0.00519776">
                <text:p>0.00519776</text:p>
              </table:table-cell>
              <table:table-cell office:value-type="float" office:value="0.00260539">
                <text:p>0.002605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4000">
                <text:p>814000</text:p>
              </table:table-cell>
              <table:table-cell office:value-type="float" office:value="NaN">
                <text:p>NaN</text:p>
              </table:table-cell>
              <table:table-cell office:value-type="float" office:value="0.133977">
                <text:p>0.133977</text:p>
              </table:table-cell>
              <table:table-cell office:value-type="float" office:value="0.00239538">
                <text:p>0.00239538</text:p>
              </table:table-cell>
              <table:table-cell office:value-type="float" office:value="0.0137438">
                <text:p>0.0137438</text:p>
              </table:table-cell>
              <table:table-cell office:value-type="float" office:value="0.00521236">
                <text:p>0.00521236</text:p>
              </table:table-cell>
              <table:table-cell office:value-type="float" office:value="0.0028454">
                <text:p>0.00284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3000">
                <text:p>813000</text:p>
              </table:table-cell>
              <table:table-cell office:value-type="float" office:value="NaN">
                <text:p>NaN</text:p>
              </table:table-cell>
              <table:table-cell office:value-type="float" office:value="0.133355">
                <text:p>0.133355</text:p>
              </table:table-cell>
              <table:table-cell office:value-type="float" office:value="0.00236617">
                <text:p>0.00236617</text:p>
              </table:table-cell>
              <table:table-cell office:value-type="float" office:value="0.0130858">
                <text:p>0.0130858</text:p>
              </table:table-cell>
              <table:table-cell office:value-type="float" office:value="0.00568173">
                <text:p>0.00568173</text:p>
              </table:table-cell>
              <table:table-cell office:value-type="float" office:value="0.00262947">
                <text:p>0.002629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12000">
                <text:p>812000</text:p>
              </table:table-cell>
              <table:table-cell office:value-type="float" office:value="NaN">
                <text:p>NaN</text:p>
              </table:table-cell>
              <table:table-cell office:value-type="float" office:value="0.130836">
                <text:p>0.130836</text:p>
              </table:table-cell>
              <table:table-cell office:value-type="float" office:value="0.0023413">
                <text:p>0.0023413</text:p>
              </table:table-cell>
              <table:table-cell office:value-type="float" office:value="0.0133736">
                <text:p>0.0133736</text:p>
              </table:table-cell>
              <table:table-cell office:value-type="float" office:value="0.00515907">
                <text:p>0.00515907</text:p>
              </table:table-cell>
              <table:table-cell office:value-type="float" office:value="0.00256197">
                <text:p>0.002561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1000">
                <text:p>811000</text:p>
              </table:table-cell>
              <table:table-cell office:value-type="float" office:value="NaN">
                <text:p>NaN</text:p>
              </table:table-cell>
              <table:table-cell office:value-type="float" office:value="0.132798">
                <text:p>0.132798</text:p>
              </table:table-cell>
              <table:table-cell office:value-type="float" office:value="0.00233301">
                <text:p>0.00233301</text:p>
              </table:table-cell>
              <table:table-cell office:value-type="float" office:value="0.0139444">
                <text:p>0.0139444</text:p>
              </table:table-cell>
              <table:table-cell office:value-type="float" office:value="0.00502683">
                <text:p>0.00502683</text:p>
              </table:table-cell>
              <table:table-cell office:value-type="float" office:value="0.00259039">
                <text:p>0.002590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0000">
                <text:p>810000</text:p>
              </table:table-cell>
              <table:table-cell office:value-type="float" office:value="NaN">
                <text:p>NaN</text:p>
              </table:table-cell>
              <table:table-cell office:value-type="float" office:value="0.131942">
                <text:p>0.131942</text:p>
              </table:table-cell>
              <table:table-cell office:value-type="float" office:value="0.00230932">
                <text:p>0.00230932</text:p>
              </table:table-cell>
              <table:table-cell office:value-type="float" office:value="0.0133207">
                <text:p>0.0133207</text:p>
              </table:table-cell>
              <table:table-cell office:value-type="float" office:value="0.00520368">
                <text:p>0.00520368</text:p>
              </table:table-cell>
              <table:table-cell office:value-type="float" office:value="0.00253828">
                <text:p>0.002538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09000">
                <text:p>809000</text:p>
              </table:table-cell>
              <table:table-cell office:value-type="float" office:value="NaN">
                <text:p>NaN</text:p>
              </table:table-cell>
              <table:table-cell office:value-type="float" office:value="0.128972">
                <text:p>0.128972</text:p>
              </table:table-cell>
              <table:table-cell office:value-type="float" office:value="0.00228011">
                <text:p>0.00228011</text:p>
              </table:table-cell>
              <table:table-cell office:value-type="float" office:value="0.0135626">
                <text:p>0.0135626</text:p>
              </table:table-cell>
              <table:table-cell office:value-type="float" office:value="0.00526842">
                <text:p>0.00526842</text:p>
              </table:table-cell>
              <table:table-cell office:value-type="float" office:value="0.00248894">
                <text:p>0.002488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8000">
                <text:p>808000</text:p>
              </table:table-cell>
              <table:table-cell office:value-type="float" office:value="NaN">
                <text:p>NaN</text:p>
              </table:table-cell>
              <table:table-cell office:value-type="float" office:value="0.133561">
                <text:p>0.133561</text:p>
              </table:table-cell>
              <table:table-cell office:value-type="float" office:value="0.00227538">
                <text:p>0.00227538</text:p>
              </table:table-cell>
              <table:table-cell office:value-type="float" office:value="0.013143">
                <text:p>0.013143</text:p>
              </table:table-cell>
              <table:table-cell office:value-type="float" office:value="0.00511012">
                <text:p>0.00511012</text:p>
              </table:table-cell>
              <table:table-cell office:value-type="float" office:value="0.00247117">
                <text:p>0.002471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7000">
                <text:p>807000</text:p>
              </table:table-cell>
              <table:table-cell office:value-type="float" office:value="NaN">
                <text:p>NaN</text:p>
              </table:table-cell>
              <table:table-cell office:value-type="float" office:value="0.132084">
                <text:p>0.132084</text:p>
              </table:table-cell>
              <table:table-cell office:value-type="float" office:value="0.00226195">
                <text:p>0.00226195</text:p>
              </table:table-cell>
              <table:table-cell office:value-type="float" office:value="0.0129693">
                <text:p>0.0129693</text:p>
              </table:table-cell>
              <table:table-cell office:value-type="float" office:value="0.00517802">
                <text:p>0.00517802</text:p>
              </table:table-cell>
              <table:table-cell office:value-type="float" office:value="0.00268276">
                <text:p>0.002682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06000">
                <text:p>806000</text:p>
              </table:table-cell>
              <table:table-cell office:value-type="float" office:value="NaN">
                <text:p>NaN</text:p>
              </table:table-cell>
              <table:table-cell office:value-type="float" office:value="0.129565">
                <text:p>0.129565</text:p>
              </table:table-cell>
              <table:table-cell office:value-type="float" office:value="0.00224774">
                <text:p>0.00224774</text:p>
              </table:table-cell>
              <table:table-cell office:value-type="float" office:value="0.0130581">
                <text:p>0.0130581</text:p>
              </table:table-cell>
              <table:table-cell office:value-type="float" office:value="0.00512196">
                <text:p>0.00512196</text:p>
              </table:table-cell>
              <table:table-cell office:value-type="float" office:value="0.00257815">
                <text:p>0.00257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5000">
                <text:p>805000</text:p>
              </table:table-cell>
              <table:table-cell office:value-type="float" office:value="NaN">
                <text:p>NaN</text:p>
              </table:table-cell>
              <table:table-cell office:value-type="float" office:value="0.132495">
                <text:p>0.132495</text:p>
              </table:table-cell>
              <table:table-cell office:value-type="float" office:value="0.00230775">
                <text:p>0.00230775</text:p>
              </table:table-cell>
              <table:table-cell office:value-type="float" office:value="0.0134557">
                <text:p>0.0134557</text:p>
              </table:table-cell>
              <table:table-cell office:value-type="float" office:value="0.00520289">
                <text:p>0.00520289</text:p>
              </table:table-cell>
              <table:table-cell office:value-type="float" office:value="0.00252052">
                <text:p>0.002520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4000">
                <text:p>804000</text:p>
              </table:table-cell>
              <table:table-cell office:value-type="float" office:value="NaN">
                <text:p>NaN</text:p>
              </table:table-cell>
              <table:table-cell office:value-type="float" office:value="0.129152">
                <text:p>0.129152</text:p>
              </table:table-cell>
              <table:table-cell office:value-type="float" office:value="0.00237091">
                <text:p>0.00237091</text:p>
              </table:table-cell>
              <table:table-cell office:value-type="float" office:value="0.0137249">
                <text:p>0.0137249</text:p>
              </table:table-cell>
              <table:table-cell office:value-type="float" office:value="0.00549935">
                <text:p>0.00549935</text:p>
              </table:table-cell>
              <table:table-cell office:value-type="float" office:value="0.0025221">
                <text:p>0.00252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03000">
                <text:p>803000</text:p>
              </table:table-cell>
              <table:table-cell office:value-type="float" office:value="NaN">
                <text:p>NaN</text:p>
              </table:table-cell>
              <table:table-cell office:value-type="float" office:value="0.134712">
                <text:p>0.134712</text:p>
              </table:table-cell>
              <table:table-cell office:value-type="float" office:value="0.00228406">
                <text:p>0.00228406</text:p>
              </table:table-cell>
              <table:table-cell office:value-type="float" office:value="0.0130285">
                <text:p>0.0130285</text:p>
              </table:table-cell>
              <table:table-cell office:value-type="float" office:value="0.00580884">
                <text:p>0.00580884</text:p>
              </table:table-cell>
              <table:table-cell office:value-type="float" office:value="0.00257302">
                <text:p>0.002573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02000">
                <text:p>802000</text:p>
              </table:table-cell>
              <table:table-cell office:value-type="float" office:value="NaN">
                <text:p>NaN</text:p>
              </table:table-cell>
              <table:table-cell office:value-type="float" office:value="0.134563">
                <text:p>0.134563</text:p>
              </table:table-cell>
              <table:table-cell office:value-type="float" office:value="0.00229117">
                <text:p>0.00229117</text:p>
              </table:table-cell>
              <table:table-cell office:value-type="float" office:value="0.0151144">
                <text:p>0.0151144</text:p>
              </table:table-cell>
              <table:table-cell office:value-type="float" office:value="0.00567502">
                <text:p>0.00567502</text:p>
              </table:table-cell>
              <table:table-cell office:value-type="float" office:value="0.00256">
                <text:p>0.002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01000">
                <text:p>801000</text:p>
              </table:table-cell>
              <table:table-cell office:value-type="float" office:value="NaN">
                <text:p>NaN</text:p>
              </table:table-cell>
              <table:table-cell office:value-type="float" office:value="0.130424">
                <text:p>0.130424</text:p>
              </table:table-cell>
              <table:table-cell office:value-type="float" office:value="0.00224458">
                <text:p>0.00224458</text:p>
              </table:table-cell>
              <table:table-cell office:value-type="float" office:value="0.0159683">
                <text:p>0.0159683</text:p>
              </table:table-cell>
              <table:table-cell office:value-type="float" office:value="0.00764406">
                <text:p>0.00764406</text:p>
              </table:table-cell>
              <table:table-cell office:value-type="float" office:value="0.00256907">
                <text:p>0.002569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00000">
                <text:p>800000</text:p>
              </table:table-cell>
              <table:table-cell office:value-type="float" office:value="NaN">
                <text:p>NaN</text:p>
              </table:table-cell>
              <table:table-cell office:value-type="float" office:value="0.132749">
                <text:p>0.132749</text:p>
              </table:table-cell>
              <table:table-cell office:value-type="float" office:value="0.00229117">
                <text:p>0.00229117</text:p>
              </table:table-cell>
              <table:table-cell office:value-type="float" office:value="0.0153146">
                <text:p>0.0153146</text:p>
              </table:table-cell>
              <table:table-cell office:value-type="float" office:value="0.00681863">
                <text:p>0.00681863</text:p>
              </table:table-cell>
              <table:table-cell office:value-type="float" office:value="0.00252565">
                <text:p>0.002525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9000">
                <text:p>799000</text:p>
              </table:table-cell>
              <table:table-cell office:value-type="float" office:value="NaN">
                <text:p>NaN</text:p>
              </table:table-cell>
              <table:table-cell office:value-type="float" office:value="0.130124">
                <text:p>0.130124</text:p>
              </table:table-cell>
              <table:table-cell office:value-type="float" office:value="0.00224103">
                <text:p>0.00224103</text:p>
              </table:table-cell>
              <table:table-cell office:value-type="float" office:value="0.0139688">
                <text:p>0.0139688</text:p>
              </table:table-cell>
              <table:table-cell office:value-type="float" office:value="0.00748419">
                <text:p>0.00748419</text:p>
              </table:table-cell>
              <table:table-cell office:value-type="float" office:value="0.00254934">
                <text:p>0.002549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98000">
                <text:p>798000</text:p>
              </table:table-cell>
              <table:table-cell office:value-type="float" office:value="NaN">
                <text:p>NaN</text:p>
              </table:table-cell>
              <table:table-cell office:value-type="float" office:value="0.12734">
                <text:p>0.12734</text:p>
              </table:table-cell>
              <table:table-cell office:value-type="float" office:value="0.00276408">
                <text:p>0.00276408</text:p>
              </table:table-cell>
              <table:table-cell office:value-type="float" office:value="0.0147931">
                <text:p>0.0147931</text:p>
              </table:table-cell>
              <table:table-cell office:value-type="float" office:value="0.00680915">
                <text:p>0.00680915</text:p>
              </table:table-cell>
              <table:table-cell office:value-type="float" office:value="0.00269026">
                <text:p>0.002690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97000">
                <text:p>797000</text:p>
              </table:table-cell>
              <table:table-cell office:value-type="float" office:value="NaN">
                <text:p>NaN</text:p>
              </table:table-cell>
              <table:table-cell office:value-type="float" office:value="0.129762">
                <text:p>0.129762</text:p>
              </table:table-cell>
              <table:table-cell office:value-type="float" office:value="0.00228406">
                <text:p>0.00228406</text:p>
              </table:table-cell>
              <table:table-cell office:value-type="float" office:value="0.0143083">
                <text:p>0.0143083</text:p>
              </table:table-cell>
              <table:table-cell office:value-type="float" office:value="0.00537066">
                <text:p>0.00537066</text:p>
              </table:table-cell>
              <table:table-cell office:value-type="float" office:value="0.00253749">
                <text:p>0.002537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96000">
                <text:p>796000</text:p>
              </table:table-cell>
              <table:table-cell office:value-type="float" office:value="NaN">
                <text:p>NaN</text:p>
              </table:table-cell>
              <table:table-cell office:value-type="float" office:value="0.127407">
                <text:p>0.127407</text:p>
              </table:table-cell>
              <table:table-cell office:value-type="float" office:value="0.00246131">
                <text:p>0.00246131</text:p>
              </table:table-cell>
              <table:table-cell office:value-type="float" office:value="0.0140107">
                <text:p>0.0140107</text:p>
              </table:table-cell>
              <table:table-cell office:value-type="float" office:value="0.00575239">
                <text:p>0.00575239</text:p>
              </table:table-cell>
              <table:table-cell office:value-type="float" office:value="0.00278027">
                <text:p>0.002780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95000">
                <text:p>795000</text:p>
              </table:table-cell>
              <table:table-cell office:value-type="float" office:value="NaN">
                <text:p>NaN</text:p>
              </table:table-cell>
              <table:table-cell office:value-type="float" office:value="0.131335">
                <text:p>0.131335</text:p>
              </table:table-cell>
              <table:table-cell office:value-type="float" office:value="0.00229038">
                <text:p>0.00229038</text:p>
              </table:table-cell>
              <table:table-cell office:value-type="float" office:value="0.0138923">
                <text:p>0.0138923</text:p>
              </table:table-cell>
              <table:table-cell office:value-type="float" office:value="0.00515868">
                <text:p>0.00515868</text:p>
              </table:table-cell>
              <table:table-cell office:value-type="float" office:value="0.00256592">
                <text:p>0.002565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94000">
                <text:p>794000</text:p>
              </table:table-cell>
              <table:table-cell office:value-type="float" office:value="NaN">
                <text:p>NaN</text:p>
              </table:table-cell>
              <table:table-cell office:value-type="float" office:value="0.133141">
                <text:p>0.133141</text:p>
              </table:table-cell>
              <table:table-cell office:value-type="float" office:value="0.00226511">
                <text:p>0.00226511</text:p>
              </table:table-cell>
              <table:table-cell office:value-type="float" office:value="0.0147256">
                <text:p>0.0147256</text:p>
              </table:table-cell>
              <table:table-cell office:value-type="float" office:value="0.00543264">
                <text:p>0.00543264</text:p>
              </table:table-cell>
              <table:table-cell office:value-type="float" office:value="0.00268829">
                <text:p>0.002688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93000">
                <text:p>793000</text:p>
              </table:table-cell>
              <table:table-cell office:value-type="float" office:value="NaN">
                <text:p>NaN</text:p>
              </table:table-cell>
              <table:table-cell office:value-type="float" office:value="0.127553">
                <text:p>0.127553</text:p>
              </table:table-cell>
              <table:table-cell office:value-type="float" office:value="0.00228446">
                <text:p>0.00228446</text:p>
              </table:table-cell>
              <table:table-cell office:value-type="float" office:value="0.0136045">
                <text:p>0.0136045</text:p>
              </table:table-cell>
              <table:table-cell office:value-type="float" office:value="0.0050517">
                <text:p>0.0050517</text:p>
              </table:table-cell>
              <table:table-cell office:value-type="float" office:value="0.00248104">
                <text:p>0.002481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92000">
                <text:p>792000</text:p>
              </table:table-cell>
              <table:table-cell office:value-type="float" office:value="NaN">
                <text:p>NaN</text:p>
              </table:table-cell>
              <table:table-cell office:value-type="float" office:value="0.130136">
                <text:p>0.130136</text:p>
              </table:table-cell>
              <table:table-cell office:value-type="float" office:value="0.00227656">
                <text:p>0.00227656</text:p>
              </table:table-cell>
              <table:table-cell office:value-type="float" office:value="0.0142183">
                <text:p>0.0142183</text:p>
              </table:table-cell>
              <table:table-cell office:value-type="float" office:value="0.00497314">
                <text:p>0.00497314</text:p>
              </table:table-cell>
              <table:table-cell office:value-type="float" office:value="0.00248223">
                <text:p>0.002482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91000">
                <text:p>791000</text:p>
              </table:table-cell>
              <table:table-cell office:value-type="float" office:value="NaN">
                <text:p>NaN</text:p>
              </table:table-cell>
              <table:table-cell office:value-type="float" office:value="0.129973">
                <text:p>0.129973</text:p>
              </table:table-cell>
              <table:table-cell office:value-type="float" office:value="0.00225011">
                <text:p>0.00225011</text:p>
              </table:table-cell>
              <table:table-cell office:value-type="float" office:value="0.0132425">
                <text:p>0.0132425</text:p>
              </table:table-cell>
              <table:table-cell office:value-type="float" office:value="0.00578081">
                <text:p>0.00578081</text:p>
              </table:table-cell>
              <table:table-cell office:value-type="float" office:value="0.00251855">
                <text:p>0.002518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0000">
                <text:p>790000</text:p>
              </table:table-cell>
              <table:table-cell office:value-type="float" office:value="NaN">
                <text:p>NaN</text:p>
              </table:table-cell>
              <table:table-cell office:value-type="float" office:value="0.1264">
                <text:p>0.1264</text:p>
              </table:table-cell>
              <table:table-cell office:value-type="float" office:value="0.00234012">
                <text:p>0.00234012</text:p>
              </table:table-cell>
              <table:table-cell office:value-type="float" office:value="0.0134774">
                <text:p>0.0134774</text:p>
              </table:table-cell>
              <table:table-cell office:value-type="float" office:value="0.00517052">
                <text:p>0.00517052</text:p>
              </table:table-cell>
              <table:table-cell office:value-type="float" office:value="0.00259394">
                <text:p>0.002593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9000">
                <text:p>789000</text:p>
              </table:table-cell>
              <table:table-cell office:value-type="float" office:value="NaN">
                <text:p>NaN</text:p>
              </table:table-cell>
              <table:table-cell office:value-type="float" office:value="0.130579">
                <text:p>0.130579</text:p>
              </table:table-cell>
              <table:table-cell office:value-type="float" office:value="0.0022659">
                <text:p>0.0022659</text:p>
              </table:table-cell>
              <table:table-cell office:value-type="float" office:value="0.0132926">
                <text:p>0.0132926</text:p>
              </table:table-cell>
              <table:table-cell office:value-type="float" office:value="0.00528737">
                <text:p>0.00528737</text:p>
              </table:table-cell>
              <table:table-cell office:value-type="float" office:value="0.00251736">
                <text:p>0.002517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88000">
                <text:p>788000</text:p>
              </table:table-cell>
              <table:table-cell office:value-type="float" office:value="NaN">
                <text:p>NaN</text:p>
              </table:table-cell>
              <table:table-cell office:value-type="float" office:value="0.127442">
                <text:p>0.127442</text:p>
              </table:table-cell>
              <table:table-cell office:value-type="float" office:value="0.00226235">
                <text:p>0.00226235</text:p>
              </table:table-cell>
              <table:table-cell office:value-type="float" office:value="0.0137241">
                <text:p>0.0137241</text:p>
              </table:table-cell>
              <table:table-cell office:value-type="float" office:value="0.00503867">
                <text:p>0.00503867</text:p>
              </table:table-cell>
              <table:table-cell office:value-type="float" office:value="0.00264171">
                <text:p>0.002641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87000">
                <text:p>787000</text:p>
              </table:table-cell>
              <table:table-cell office:value-type="float" office:value="NaN">
                <text:p>NaN</text:p>
              </table:table-cell>
              <table:table-cell office:value-type="float" office:value="0.131125">
                <text:p>0.131125</text:p>
              </table:table-cell>
              <table:table-cell office:value-type="float" office:value="0.00223787">
                <text:p>0.00223787</text:p>
              </table:table-cell>
              <table:table-cell office:value-type="float" office:value="0.0162853">
                <text:p>0.0162853</text:p>
              </table:table-cell>
              <table:table-cell office:value-type="float" office:value="0.00573423">
                <text:p>0.00573423</text:p>
              </table:table-cell>
              <table:table-cell office:value-type="float" office:value="0.00259276">
                <text:p>0.002592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86000">
                <text:p>786000</text:p>
              </table:table-cell>
              <table:table-cell office:value-type="float" office:value="NaN">
                <text:p>NaN</text:p>
              </table:table-cell>
              <table:table-cell office:value-type="float" office:value="0.130085">
                <text:p>0.130085</text:p>
              </table:table-cell>
              <table:table-cell office:value-type="float" office:value="0.00221972">
                <text:p>0.00221972</text:p>
              </table:table-cell>
              <table:table-cell office:value-type="float" office:value="0.01569">
                <text:p>0.01569</text:p>
              </table:table-cell>
              <table:table-cell office:value-type="float" office:value="0.00540264">
                <text:p>0.00540264</text:p>
              </table:table-cell>
              <table:table-cell office:value-type="float" office:value="0.00255605">
                <text:p>0.002556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5000">
                <text:p>785000</text:p>
              </table:table-cell>
              <table:table-cell office:value-type="float" office:value="NaN">
                <text:p>NaN</text:p>
              </table:table-cell>
              <table:table-cell office:value-type="float" office:value="0.127487">
                <text:p>0.127487</text:p>
              </table:table-cell>
              <table:table-cell office:value-type="float" office:value="0.0022205">
                <text:p>0.0022205</text:p>
              </table:table-cell>
              <table:table-cell office:value-type="float" office:value="0.0136266">
                <text:p>0.0136266</text:p>
              </table:table-cell>
              <table:table-cell office:value-type="float" office:value="0.00549422">
                <text:p>0.00549422</text:p>
              </table:table-cell>
              <table:table-cell office:value-type="float" office:value="0.00249604">
                <text:p>0.002496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4000">
                <text:p>784000</text:p>
              </table:table-cell>
              <table:table-cell office:value-type="float" office:value="NaN">
                <text:p>NaN</text:p>
              </table:table-cell>
              <table:table-cell office:value-type="float" office:value="0.128199">
                <text:p>0.128199</text:p>
              </table:table-cell>
              <table:table-cell office:value-type="float" office:value="0.00224419">
                <text:p>0.00224419</text:p>
              </table:table-cell>
              <table:table-cell office:value-type="float" office:value="0.0130581">
                <text:p>0.0130581</text:p>
              </table:table-cell>
              <table:table-cell office:value-type="float" office:value="0.00732786">
                <text:p>0.00732786</text:p>
              </table:table-cell>
              <table:table-cell office:value-type="float" office:value="0.00285054">
                <text:p>0.002850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83000">
                <text:p>783000</text:p>
              </table:table-cell>
              <table:table-cell office:value-type="float" office:value="NaN">
                <text:p>NaN</text:p>
              </table:table-cell>
              <table:table-cell office:value-type="float" office:value="0.127175">
                <text:p>0.127175</text:p>
              </table:table-cell>
              <table:table-cell office:value-type="float" office:value="0.00226195">
                <text:p>0.00226195</text:p>
              </table:table-cell>
              <table:table-cell office:value-type="float" office:value="0.0135792">
                <text:p>0.0135792</text:p>
              </table:table-cell>
              <table:table-cell office:value-type="float" office:value="0.00538053">
                <text:p>0.00538053</text:p>
              </table:table-cell>
              <table:table-cell office:value-type="float" office:value="0.00253868">
                <text:p>0.002538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82000">
                <text:p>782000</text:p>
              </table:table-cell>
              <table:table-cell office:value-type="float" office:value="NaN">
                <text:p>NaN</text:p>
              </table:table-cell>
              <table:table-cell office:value-type="float" office:value="0.128011">
                <text:p>0.128011</text:p>
              </table:table-cell>
              <table:table-cell office:value-type="float" office:value="0.00228288">
                <text:p>0.00228288</text:p>
              </table:table-cell>
              <table:table-cell office:value-type="float" office:value="0.0132634">
                <text:p>0.0132634</text:p>
              </table:table-cell>
              <table:table-cell office:value-type="float" office:value="0.00524236">
                <text:p>0.00524236</text:p>
              </table:table-cell>
              <table:table-cell office:value-type="float" office:value="0.00258802">
                <text:p>0.002588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1000">
                <text:p>781000</text:p>
              </table:table-cell>
              <table:table-cell office:value-type="float" office:value="NaN">
                <text:p>NaN</text:p>
              </table:table-cell>
              <table:table-cell office:value-type="float" office:value="0.128772">
                <text:p>0.128772</text:p>
              </table:table-cell>
              <table:table-cell office:value-type="float" office:value="0.00222722">
                <text:p>0.00222722</text:p>
              </table:table-cell>
              <table:table-cell office:value-type="float" office:value="0.0139527">
                <text:p>0.0139527</text:p>
              </table:table-cell>
              <table:table-cell office:value-type="float" office:value="0.00497709">
                <text:p>0.00497709</text:p>
              </table:table-cell>
              <table:table-cell office:value-type="float" office:value="0.00247986">
                <text:p>0.002479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80000">
                <text:p>780000</text:p>
              </table:table-cell>
              <table:table-cell office:value-type="float" office:value="NaN">
                <text:p>NaN</text:p>
              </table:table-cell>
              <table:table-cell office:value-type="float" office:value="0.129844">
                <text:p>0.129844</text:p>
              </table:table-cell>
              <table:table-cell office:value-type="float" office:value="0.00227814">
                <text:p>0.00227814</text:p>
              </table:table-cell>
              <table:table-cell office:value-type="float" office:value="0.0135701">
                <text:p>0.0135701</text:p>
              </table:table-cell>
              <table:table-cell office:value-type="float" office:value="0.00502841">
                <text:p>0.00502841</text:p>
              </table:table-cell>
              <table:table-cell office:value-type="float" office:value="0.0024992">
                <text:p>0.00249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79000">
                <text:p>779000</text:p>
              </table:table-cell>
              <table:table-cell office:value-type="float" office:value="NaN">
                <text:p>NaN</text:p>
              </table:table-cell>
              <table:table-cell office:value-type="float" office:value="0.127008">
                <text:p>0.127008</text:p>
              </table:table-cell>
              <table:table-cell office:value-type="float" office:value="0.00221735">
                <text:p>0.00221735</text:p>
              </table:table-cell>
              <table:table-cell office:value-type="float" office:value="0.0127502">
                <text:p>0.0127502</text:p>
              </table:table-cell>
              <table:table-cell office:value-type="float" office:value="0.00534816">
                <text:p>0.00534816</text:p>
              </table:table-cell>
              <table:table-cell office:value-type="float" office:value="0.00250591">
                <text:p>0.002505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8000">
                <text:p>778000</text:p>
              </table:table-cell>
              <table:table-cell office:value-type="float" office:value="NaN">
                <text:p>NaN</text:p>
              </table:table-cell>
              <table:table-cell office:value-type="float" office:value="0.125053">
                <text:p>0.125053</text:p>
              </table:table-cell>
              <table:table-cell office:value-type="float" office:value="0.00221419">
                <text:p>0.00221419</text:p>
              </table:table-cell>
              <table:table-cell office:value-type="float" office:value="0.0128888">
                <text:p>0.0128888</text:p>
              </table:table-cell>
              <table:table-cell office:value-type="float" office:value="0.00506709">
                <text:p>0.00506709</text:p>
              </table:table-cell>
              <table:table-cell office:value-type="float" office:value="0.00283711">
                <text:p>0.002837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77000">
                <text:p>777000</text:p>
              </table:table-cell>
              <table:table-cell office:value-type="float" office:value="NaN">
                <text:p>NaN</text:p>
              </table:table-cell>
              <table:table-cell office:value-type="float" office:value="0.126395">
                <text:p>0.126395</text:p>
              </table:table-cell>
              <table:table-cell office:value-type="float" office:value="0.00267013">
                <text:p>0.00267013</text:p>
              </table:table-cell>
              <table:table-cell office:value-type="float" office:value="0.0126954">
                <text:p>0.0126954</text:p>
              </table:table-cell>
              <table:table-cell office:value-type="float" office:value="0.00672152">
                <text:p>0.00672152</text:p>
              </table:table-cell>
              <table:table-cell office:value-type="float" office:value="0.00261131">
                <text:p>0.002611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76000">
                <text:p>776000</text:p>
              </table:table-cell>
              <table:table-cell office:value-type="float" office:value="NaN">
                <text:p>NaN</text:p>
              </table:table-cell>
              <table:table-cell office:value-type="float" office:value="0.127943">
                <text:p>0.127943</text:p>
              </table:table-cell>
              <table:table-cell office:value-type="float" office:value="0.00261526">
                <text:p>0.00261526</text:p>
              </table:table-cell>
              <table:table-cell office:value-type="float" office:value="0.0129831">
                <text:p>0.0129831</text:p>
              </table:table-cell>
              <table:table-cell office:value-type="float" office:value="0.00740563">
                <text:p>0.00740563</text:p>
              </table:table-cell>
              <table:table-cell office:value-type="float" office:value="0.00253434">
                <text:p>0.002534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75000">
                <text:p>775000</text:p>
              </table:table-cell>
              <table:table-cell office:value-type="float" office:value="NaN">
                <text:p>NaN</text:p>
              </table:table-cell>
              <table:table-cell office:value-type="float" office:value="0.123301">
                <text:p>0.123301</text:p>
              </table:table-cell>
              <table:table-cell office:value-type="float" office:value="0.00263895">
                <text:p>0.00263895</text:p>
              </table:table-cell>
              <table:table-cell office:value-type="float" office:value="0.0132208">
                <text:p>0.0132208</text:p>
              </table:table-cell>
              <table:table-cell office:value-type="float" office:value="0.00528618">
                <text:p>0.00528618</text:p>
              </table:table-cell>
              <table:table-cell office:value-type="float" office:value="0.00257065">
                <text:p>0.002570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74000">
                <text:p>774000</text:p>
              </table:table-cell>
              <table:table-cell office:value-type="float" office:value="NaN">
                <text:p>NaN</text:p>
              </table:table-cell>
              <table:table-cell office:value-type="float" office:value="0.125546">
                <text:p>0.125546</text:p>
              </table:table-cell>
              <table:table-cell office:value-type="float" office:value="0.00245341">
                <text:p>0.00245341</text:p>
              </table:table-cell>
              <table:table-cell office:value-type="float" office:value="0.0128635">
                <text:p>0.0128635</text:p>
              </table:table-cell>
              <table:table-cell office:value-type="float" office:value="0.00535605">
                <text:p>0.00535605</text:p>
              </table:table-cell>
              <table:table-cell office:value-type="float" office:value="0.00255171">
                <text:p>0.002551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73000">
                <text:p>773000</text:p>
              </table:table-cell>
              <table:table-cell office:value-type="float" office:value="NaN">
                <text:p>NaN</text:p>
              </table:table-cell>
              <table:table-cell office:value-type="float" office:value="0.12246">
                <text:p>0.12246</text:p>
              </table:table-cell>
              <table:table-cell office:value-type="float" office:value="0.00239064">
                <text:p>0.00239064</text:p>
              </table:table-cell>
              <table:table-cell office:value-type="float" office:value="0.0126283">
                <text:p>0.0126283</text:p>
              </table:table-cell>
              <table:table-cell office:value-type="float" office:value="0.00491945">
                <text:p>0.00491945</text:p>
              </table:table-cell>
              <table:table-cell office:value-type="float" office:value="0.00260973">
                <text:p>0.002609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72000">
                <text:p>772000</text:p>
              </table:table-cell>
              <table:table-cell office:value-type="float" office:value="NaN">
                <text:p>NaN</text:p>
              </table:table-cell>
              <table:table-cell office:value-type="float" office:value="0.129085">
                <text:p>0.129085</text:p>
              </table:table-cell>
              <table:table-cell office:value-type="float" office:value="0.00241117">
                <text:p>0.00241117</text:p>
              </table:table-cell>
              <table:table-cell office:value-type="float" office:value="0.0135595">
                <text:p>0.0135595</text:p>
              </table:table-cell>
              <table:table-cell office:value-type="float" office:value="0.00482511">
                <text:p>0.00482511</text:p>
              </table:table-cell>
              <table:table-cell office:value-type="float" office:value="0.00262474">
                <text:p>0.002624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71000">
                <text:p>771000</text:p>
              </table:table-cell>
              <table:table-cell office:value-type="float" office:value="NaN">
                <text:p>NaN</text:p>
              </table:table-cell>
              <table:table-cell office:value-type="float" office:value="0.125732">
                <text:p>0.125732</text:p>
              </table:table-cell>
              <table:table-cell office:value-type="float" office:value="0.00237406">
                <text:p>0.00237406</text:p>
              </table:table-cell>
              <table:table-cell office:value-type="float" office:value="0.01554">
                <text:p>0.01554</text:p>
              </table:table-cell>
              <table:table-cell office:value-type="float" office:value="0.00531776">
                <text:p>0.00531776</text:p>
              </table:table-cell>
              <table:table-cell office:value-type="float" office:value="0.00260026">
                <text:p>0.002600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0000">
                <text:p>770000</text:p>
              </table:table-cell>
              <table:table-cell office:value-type="float" office:value="NaN">
                <text:p>NaN</text:p>
              </table:table-cell>
              <table:table-cell office:value-type="float" office:value="0.126765">
                <text:p>0.126765</text:p>
              </table:table-cell>
              <table:table-cell office:value-type="float" office:value="0.0023567">
                <text:p>0.0023567</text:p>
              </table:table-cell>
              <table:table-cell office:value-type="float" office:value="0.0149403">
                <text:p>0.0149403</text:p>
              </table:table-cell>
              <table:table-cell office:value-type="float" office:value="0.00547369">
                <text:p>0.00547369</text:p>
              </table:table-cell>
              <table:table-cell office:value-type="float" office:value="0.00255526">
                <text:p>0.002555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69000">
                <text:p>769000</text:p>
              </table:table-cell>
              <table:table-cell office:value-type="float" office:value="NaN">
                <text:p>NaN</text:p>
              </table:table-cell>
              <table:table-cell office:value-type="float" office:value="0.1264">
                <text:p>0.1264</text:p>
              </table:table-cell>
              <table:table-cell office:value-type="float" office:value="0.00235551">
                <text:p>0.00235551</text:p>
              </table:table-cell>
              <table:table-cell office:value-type="float" office:value="0.0133822">
                <text:p>0.0133822</text:p>
              </table:table-cell>
              <table:table-cell office:value-type="float" office:value="0.00509275">
                <text:p>0.00509275</text:p>
              </table:table-cell>
              <table:table-cell office:value-type="float" office:value="0.00265789">
                <text:p>0.002657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8000">
                <text:p>768000</text:p>
              </table:table-cell>
              <table:table-cell office:value-type="float" office:value="NaN">
                <text:p>NaN</text:p>
              </table:table-cell>
              <table:table-cell office:value-type="float" office:value="0.124318">
                <text:p>0.124318</text:p>
              </table:table-cell>
              <table:table-cell office:value-type="float" office:value="0.00268869">
                <text:p>0.00268869</text:p>
              </table:table-cell>
              <table:table-cell office:value-type="float" office:value="0.0132216">
                <text:p>0.0132216</text:p>
              </table:table-cell>
              <table:table-cell office:value-type="float" office:value="0.00617912">
                <text:p>0.00617912</text:p>
              </table:table-cell>
              <table:table-cell office:value-type="float" office:value="0.00259355">
                <text:p>0.002593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67000">
                <text:p>767000</text:p>
              </table:table-cell>
              <table:table-cell office:value-type="float" office:value="NaN">
                <text:p>NaN</text:p>
              </table:table-cell>
              <table:table-cell office:value-type="float" office:value="0.12471">
                <text:p>0.12471</text:p>
              </table:table-cell>
              <table:table-cell office:value-type="float" office:value="0.00229038">
                <text:p>0.00229038</text:p>
              </table:table-cell>
              <table:table-cell office:value-type="float" office:value="0.0130593">
                <text:p>0.0130593</text:p>
              </table:table-cell>
              <table:table-cell office:value-type="float" office:value="0.00515157">
                <text:p>0.00515157</text:p>
              </table:table-cell>
              <table:table-cell office:value-type="float" office:value="0.00255289">
                <text:p>0.002552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66000">
                <text:p>766000</text:p>
              </table:table-cell>
              <table:table-cell office:value-type="float" office:value="NaN">
                <text:p>NaN</text:p>
              </table:table-cell>
              <table:table-cell office:value-type="float" office:value="0.122178">
                <text:p>0.122178</text:p>
              </table:table-cell>
              <table:table-cell office:value-type="float" office:value="0.00228761">
                <text:p>0.00228761</text:p>
              </table:table-cell>
              <table:table-cell office:value-type="float" office:value="0.0129287">
                <text:p>0.0129287</text:p>
              </table:table-cell>
              <table:table-cell office:value-type="float" office:value="0.00534184">
                <text:p>0.00534184</text:p>
              </table:table-cell>
              <table:table-cell office:value-type="float" office:value="0.00254578">
                <text:p>0.002545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65000">
                <text:p>765000</text:p>
              </table:table-cell>
              <table:table-cell office:value-type="float" office:value="NaN">
                <text:p>NaN</text:p>
              </table:table-cell>
              <table:table-cell office:value-type="float" office:value="0.127477">
                <text:p>0.127477</text:p>
              </table:table-cell>
              <table:table-cell office:value-type="float" office:value="0.00228761">
                <text:p>0.00228761</text:p>
              </table:table-cell>
              <table:table-cell office:value-type="float" office:value="0.0128493">
                <text:p>0.0128493</text:p>
              </table:table-cell>
              <table:table-cell office:value-type="float" office:value="0.00525934">
                <text:p>0.00525934</text:p>
              </table:table-cell>
              <table:table-cell office:value-type="float" office:value="0.00256907">
                <text:p>0.002569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64000">
                <text:p>764000</text:p>
              </table:table-cell>
              <table:table-cell office:value-type="float" office:value="NaN">
                <text:p>NaN</text:p>
              </table:table-cell>
              <table:table-cell office:value-type="float" office:value="0.124058">
                <text:p>0.124058</text:p>
              </table:table-cell>
              <table:table-cell office:value-type="float" office:value="0.00273171">
                <text:p>0.00273171</text:p>
              </table:table-cell>
              <table:table-cell office:value-type="float" office:value="0.0142239">
                <text:p>0.0142239</text:p>
              </table:table-cell>
              <table:table-cell office:value-type="float" office:value="0.00496446">
                <text:p>0.00496446</text:p>
              </table:table-cell>
              <table:table-cell office:value-type="float" office:value="0.00256276">
                <text:p>0.002562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3000">
                <text:p>763000</text:p>
              </table:table-cell>
              <table:table-cell office:value-type="float" office:value="NaN">
                <text:p>NaN</text:p>
              </table:table-cell>
              <table:table-cell office:value-type="float" office:value="0.122727">
                <text:p>0.122727</text:p>
              </table:table-cell>
              <table:table-cell office:value-type="float" office:value="0.0022734">
                <text:p>0.0022734</text:p>
              </table:table-cell>
              <table:table-cell office:value-type="float" office:value="0.0128284">
                <text:p>0.0128284</text:p>
              </table:table-cell>
              <table:table-cell office:value-type="float" office:value="0.00495893">
                <text:p>0.00495893</text:p>
              </table:table-cell>
              <table:table-cell office:value-type="float" office:value="0.00249131">
                <text:p>0.002491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2000">
                <text:p>762000</text:p>
              </table:table-cell>
              <table:table-cell office:value-type="float" office:value="NaN">
                <text:p>NaN</text:p>
              </table:table-cell>
              <table:table-cell office:value-type="float" office:value="0.124345">
                <text:p>0.124345</text:p>
              </table:table-cell>
              <table:table-cell office:value-type="float" office:value="0.00236104">
                <text:p>0.00236104</text:p>
              </table:table-cell>
              <table:table-cell office:value-type="float" office:value="0.0135228">
                <text:p>0.0135228</text:p>
              </table:table-cell>
              <table:table-cell office:value-type="float" office:value="0.00715141">
                <text:p>0.00715141</text:p>
              </table:table-cell>
              <table:table-cell office:value-type="float" office:value="0.00252802">
                <text:p>0.002528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1000">
                <text:p>761000</text:p>
              </table:table-cell>
              <table:table-cell office:value-type="float" office:value="NaN">
                <text:p>NaN</text:p>
              </table:table-cell>
              <table:table-cell office:value-type="float" office:value="0.121399">
                <text:p>0.121399</text:p>
              </table:table-cell>
              <table:table-cell office:value-type="float" office:value="0.00227301">
                <text:p>0.00227301</text:p>
              </table:table-cell>
              <table:table-cell office:value-type="float" office:value="0.0128706">
                <text:p>0.0128706</text:p>
              </table:table-cell>
              <table:table-cell office:value-type="float" office:value="0.00644598">
                <text:p>0.00644598</text:p>
              </table:table-cell>
              <table:table-cell office:value-type="float" office:value="0.00252881">
                <text:p>0.002528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0000">
                <text:p>760000</text:p>
              </table:table-cell>
              <table:table-cell office:value-type="float" office:value="NaN">
                <text:p>NaN</text:p>
              </table:table-cell>
              <table:table-cell office:value-type="float" office:value="0.125167">
                <text:p>0.125167</text:p>
              </table:table-cell>
              <table:table-cell office:value-type="float" office:value="0.00224893">
                <text:p>0.00224893</text:p>
              </table:table-cell>
              <table:table-cell office:value-type="float" office:value="0.013113">
                <text:p>0.013113</text:p>
              </table:table-cell>
              <table:table-cell office:value-type="float" office:value="0.00676849">
                <text:p>0.00676849</text:p>
              </table:table-cell>
              <table:table-cell office:value-type="float" office:value="0.00253434">
                <text:p>0.002534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59000">
                <text:p>759000</text:p>
              </table:table-cell>
              <table:table-cell office:value-type="float" office:value="NaN">
                <text:p>NaN</text:p>
              </table:table-cell>
              <table:table-cell office:value-type="float" office:value="0.123705">
                <text:p>0.123705</text:p>
              </table:table-cell>
              <table:table-cell office:value-type="float" office:value="0.00231288">
                <text:p>0.00231288</text:p>
              </table:table-cell>
              <table:table-cell office:value-type="float" office:value="0.0127273">
                <text:p>0.0127273</text:p>
              </table:table-cell>
              <table:table-cell office:value-type="float" office:value="0.0064744">
                <text:p>0.0064744</text:p>
              </table:table-cell>
              <table:table-cell office:value-type="float" office:value="0.00308147">
                <text:p>0.003081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58000">
                <text:p>758000</text:p>
              </table:table-cell>
              <table:table-cell office:value-type="float" office:value="NaN">
                <text:p>NaN</text:p>
              </table:table-cell>
              <table:table-cell office:value-type="float" office:value="0.122831">
                <text:p>0.122831</text:p>
              </table:table-cell>
              <table:table-cell office:value-type="float" office:value="0.00267566">
                <text:p>0.00267566</text:p>
              </table:table-cell>
              <table:table-cell office:value-type="float" office:value="0.0140135">
                <text:p>0.0140135</text:p>
              </table:table-cell>
              <table:table-cell office:value-type="float" office:value="0.00509157">
                <text:p>0.00509157</text:p>
              </table:table-cell>
              <table:table-cell office:value-type="float" office:value="0.00257855">
                <text:p>0.002578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7000">
                <text:p>757000</text:p>
              </table:table-cell>
              <table:table-cell office:value-type="float" office:value="NaN">
                <text:p>NaN</text:p>
              </table:table-cell>
              <table:table-cell office:value-type="float" office:value="0.123199">
                <text:p>0.123199</text:p>
              </table:table-cell>
              <table:table-cell office:value-type="float" office:value="0.0022509">
                <text:p>0.0022509</text:p>
              </table:table-cell>
              <table:table-cell office:value-type="float" office:value="0.0141698">
                <text:p>0.0141698</text:p>
              </table:table-cell>
              <table:table-cell office:value-type="float" office:value="0.0051492">
                <text:p>0.0051492</text:p>
              </table:table-cell>
              <table:table-cell office:value-type="float" office:value="0.00254934">
                <text:p>0.002549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6000">
                <text:p>756000</text:p>
              </table:table-cell>
              <table:table-cell office:value-type="float" office:value="NaN">
                <text:p>NaN</text:p>
              </table:table-cell>
              <table:table-cell office:value-type="float" office:value="0.120803">
                <text:p>0.120803</text:p>
              </table:table-cell>
              <table:table-cell office:value-type="float" office:value="0.00227972">
                <text:p>0.00227972</text:p>
              </table:table-cell>
              <table:table-cell office:value-type="float" office:value="0.0158341">
                <text:p>0.0158341</text:p>
              </table:table-cell>
              <table:table-cell office:value-type="float" office:value="0.00482511">
                <text:p>0.00482511</text:p>
              </table:table-cell>
              <table:table-cell office:value-type="float" office:value="0.00259118">
                <text:p>0.002591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5000">
                <text:p>755000</text:p>
              </table:table-cell>
              <table:table-cell office:value-type="float" office:value="NaN">
                <text:p>NaN</text:p>
              </table:table-cell>
              <table:table-cell office:value-type="float" office:value="0.122029">
                <text:p>0.122029</text:p>
              </table:table-cell>
              <table:table-cell office:value-type="float" office:value="0.00226511">
                <text:p>0.00226511</text:p>
              </table:table-cell>
              <table:table-cell office:value-type="float" office:value="0.0159939">
                <text:p>0.0159939</text:p>
              </table:table-cell>
              <table:table-cell office:value-type="float" office:value="0.00478879">
                <text:p>0.00478879</text:p>
              </table:table-cell>
              <table:table-cell office:value-type="float" office:value="0.0025821">
                <text:p>0.00258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54000">
                <text:p>754000</text:p>
              </table:table-cell>
              <table:table-cell office:value-type="float" office:value="NaN">
                <text:p>NaN</text:p>
              </table:table-cell>
              <table:table-cell office:value-type="float" office:value="0.120987">
                <text:p>0.120987</text:p>
              </table:table-cell>
              <table:table-cell office:value-type="float" office:value="0.00225682">
                <text:p>0.00225682</text:p>
              </table:table-cell>
              <table:table-cell office:value-type="float" office:value="0.0138169">
                <text:p>0.0138169</text:p>
              </table:table-cell>
              <table:table-cell office:value-type="float" office:value="0.004863">
                <text:p>0.004863</text:p>
              </table:table-cell>
              <table:table-cell office:value-type="float" office:value="0.0025446">
                <text:p>0.00254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53000">
                <text:p>753000</text:p>
              </table:table-cell>
              <table:table-cell office:value-type="float" office:value="NaN">
                <text:p>NaN</text:p>
              </table:table-cell>
              <table:table-cell office:value-type="float" office:value="0.122747">
                <text:p>0.122747</text:p>
              </table:table-cell>
              <table:table-cell office:value-type="float" office:value="0.00222011">
                <text:p>0.00222011</text:p>
              </table:table-cell>
              <table:table-cell office:value-type="float" office:value="0.0127143">
                <text:p>0.0127143</text:p>
              </table:table-cell>
              <table:table-cell office:value-type="float" office:value="0.00536277">
                <text:p>0.00536277</text:p>
              </table:table-cell>
              <table:table-cell office:value-type="float" office:value="0.00252605">
                <text:p>0.002526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52000">
                <text:p>752000</text:p>
              </table:table-cell>
              <table:table-cell office:value-type="float" office:value="NaN">
                <text:p>NaN</text:p>
              </table:table-cell>
              <table:table-cell office:value-type="float" office:value="0.122031">
                <text:p>0.122031</text:p>
              </table:table-cell>
              <table:table-cell office:value-type="float" office:value="0.00220629">
                <text:p>0.00220629</text:p>
              </table:table-cell>
              <table:table-cell office:value-type="float" office:value="0.0126484">
                <text:p>0.0126484</text:p>
              </table:table-cell>
              <table:table-cell office:value-type="float" office:value="0.00520842">
                <text:p>0.00520842</text:p>
              </table:table-cell>
              <table:table-cell office:value-type="float" office:value="0.0025371">
                <text:p>0.00253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51000">
                <text:p>751000</text:p>
              </table:table-cell>
              <table:table-cell office:value-type="float" office:value="NaN">
                <text:p>NaN</text:p>
              </table:table-cell>
              <table:table-cell office:value-type="float" office:value="0.120097">
                <text:p>0.120097</text:p>
              </table:table-cell>
              <table:table-cell office:value-type="float" office:value="0.0022359">
                <text:p>0.0022359</text:p>
              </table:table-cell>
              <table:table-cell office:value-type="float" office:value="0.0128706">
                <text:p>0.0128706</text:p>
              </table:table-cell>
              <table:table-cell office:value-type="float" office:value="0.00517644">
                <text:p>0.00517644</text:p>
              </table:table-cell>
              <table:table-cell office:value-type="float" office:value="0.00256789">
                <text:p>0.002567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50000">
                <text:p>750000</text:p>
              </table:table-cell>
              <table:table-cell office:value-type="float" office:value="NaN">
                <text:p>NaN</text:p>
              </table:table-cell>
              <table:table-cell office:value-type="float" office:value="0.125756">
                <text:p>0.125756</text:p>
              </table:table-cell>
              <table:table-cell office:value-type="float" office:value="0.00222643">
                <text:p>0.00222643</text:p>
              </table:table-cell>
              <table:table-cell office:value-type="float" office:value="0.0123172">
                <text:p>0.0123172</text:p>
              </table:table-cell>
              <table:table-cell office:value-type="float" office:value="0.00525105">
                <text:p>0.00525105</text:p>
              </table:table-cell>
              <table:table-cell office:value-type="float" office:value="0.00253868">
                <text:p>0.002538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9000">
                <text:p>749000</text:p>
              </table:table-cell>
              <table:table-cell office:value-type="float" office:value="NaN">
                <text:p>NaN</text:p>
              </table:table-cell>
              <table:table-cell office:value-type="float" office:value="0.120438">
                <text:p>0.120438</text:p>
              </table:table-cell>
              <table:table-cell office:value-type="float" office:value="0.00225011">
                <text:p>0.00225011</text:p>
              </table:table-cell>
              <table:table-cell office:value-type="float" office:value="0.0120827">
                <text:p>0.0120827</text:p>
              </table:table-cell>
              <table:table-cell office:value-type="float" office:value="0.00524631">
                <text:p>0.00524631</text:p>
              </table:table-cell>
              <table:table-cell office:value-type="float" office:value="0.00263381">
                <text:p>0.002633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48000">
                <text:p>748000</text:p>
              </table:table-cell>
              <table:table-cell office:value-type="float" office:value="NaN">
                <text:p>NaN</text:p>
              </table:table-cell>
              <table:table-cell office:value-type="float" office:value="0.123035">
                <text:p>0.123035</text:p>
              </table:table-cell>
              <table:table-cell office:value-type="float" office:value="0.00219485">
                <text:p>0.00219485</text:p>
              </table:table-cell>
              <table:table-cell office:value-type="float" office:value="0.0129539">
                <text:p>0.0129539</text:p>
              </table:table-cell>
              <table:table-cell office:value-type="float" office:value="0.00517881">
                <text:p>0.00517881</text:p>
              </table:table-cell>
              <table:table-cell office:value-type="float" office:value="0.0025296">
                <text:p>0.00252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7000">
                <text:p>747000</text:p>
              </table:table-cell>
              <table:table-cell office:value-type="float" office:value="NaN">
                <text:p>NaN</text:p>
              </table:table-cell>
              <table:table-cell office:value-type="float" office:value="0.120142">
                <text:p>0.120142</text:p>
              </table:table-cell>
              <table:table-cell office:value-type="float" office:value="0.00217629">
                <text:p>0.00217629</text:p>
              </table:table-cell>
              <table:table-cell office:value-type="float" office:value="0.0125134">
                <text:p>0.0125134</text:p>
              </table:table-cell>
              <table:table-cell office:value-type="float" office:value="0.004743">
                <text:p>0.004743</text:p>
              </table:table-cell>
              <table:table-cell office:value-type="float" office:value="0.00255921">
                <text:p>0.002559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6000">
                <text:p>746000</text:p>
              </table:table-cell>
              <table:table-cell office:value-type="float" office:value="NaN">
                <text:p>NaN</text:p>
              </table:table-cell>
              <table:table-cell office:value-type="float" office:value="0.120455">
                <text:p>0.120455</text:p>
              </table:table-cell>
              <table:table-cell office:value-type="float" office:value="0.00218024">
                <text:p>0.00218024</text:p>
              </table:table-cell>
              <table:table-cell office:value-type="float" office:value="0.015626">
                <text:p>0.015626</text:p>
              </table:table-cell>
              <table:table-cell office:value-type="float" office:value="0.00481169">
                <text:p>0.00481169</text:p>
              </table:table-cell>
              <table:table-cell office:value-type="float" office:value="0.00253749">
                <text:p>0.002537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5000">
                <text:p>745000</text:p>
              </table:table-cell>
              <table:table-cell office:value-type="float" office:value="NaN">
                <text:p>NaN</text:p>
              </table:table-cell>
              <table:table-cell office:value-type="float" office:value="0.121093">
                <text:p>0.121093</text:p>
              </table:table-cell>
              <table:table-cell office:value-type="float" office:value="0.00220787">
                <text:p>0.00220787</text:p>
              </table:table-cell>
              <table:table-cell office:value-type="float" office:value="0.0159616">
                <text:p>0.0159616</text:p>
              </table:table-cell>
              <table:table-cell office:value-type="float" office:value="0.00544645">
                <text:p>0.00544645</text:p>
              </table:table-cell>
              <table:table-cell office:value-type="float" office:value="0.00265947">
                <text:p>0.002659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4000">
                <text:p>744000</text:p>
              </table:table-cell>
              <table:table-cell office:value-type="float" office:value="NaN">
                <text:p>NaN</text:p>
              </table:table-cell>
              <table:table-cell office:value-type="float" office:value="0.118472">
                <text:p>0.118472</text:p>
              </table:table-cell>
              <table:table-cell office:value-type="float" office:value="0.00265434">
                <text:p>0.00265434</text:p>
              </table:table-cell>
              <table:table-cell office:value-type="float" office:value="0.0181316">
                <text:p>0.0181316</text:p>
              </table:table-cell>
              <table:table-cell office:value-type="float" office:value="0.00479155">
                <text:p>0.00479155</text:p>
              </table:table-cell>
              <table:table-cell office:value-type="float" office:value="0.00257342">
                <text:p>0.002573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3000">
                <text:p>743000</text:p>
              </table:table-cell>
              <table:table-cell office:value-type="float" office:value="NaN">
                <text:p>NaN</text:p>
              </table:table-cell>
              <table:table-cell office:value-type="float" office:value="0.125469">
                <text:p>0.125469</text:p>
              </table:table-cell>
              <table:table-cell office:value-type="float" office:value="0.00215261">
                <text:p>0.00215261</text:p>
              </table:table-cell>
              <table:table-cell office:value-type="float" office:value="0.0162904">
                <text:p>0.0162904</text:p>
              </table:table-cell>
              <table:table-cell office:value-type="float" office:value="0.00470471">
                <text:p>0.00470471</text:p>
              </table:table-cell>
              <table:table-cell office:value-type="float" office:value="0.00259671">
                <text:p>0.002596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2000">
                <text:p>742000</text:p>
              </table:table-cell>
              <table:table-cell office:value-type="float" office:value="NaN">
                <text:p>NaN</text:p>
              </table:table-cell>
              <table:table-cell office:value-type="float" office:value="0.118811">
                <text:p>0.118811</text:p>
              </table:table-cell>
              <table:table-cell office:value-type="float" office:value="0.00225564">
                <text:p>0.00225564</text:p>
              </table:table-cell>
              <table:table-cell office:value-type="float" office:value="0.0165">
                <text:p>0.0165</text:p>
              </table:table-cell>
              <table:table-cell office:value-type="float" office:value="0.00522342">
                <text:p>0.00522342</text:p>
              </table:table-cell>
              <table:table-cell office:value-type="float" office:value="0.00286514">
                <text:p>0.002865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1000">
                <text:p>741000</text:p>
              </table:table-cell>
              <table:table-cell office:value-type="float" office:value="NaN">
                <text:p>NaN</text:p>
              </table:table-cell>
              <table:table-cell office:value-type="float" office:value="0.122688">
                <text:p>0.122688</text:p>
              </table:table-cell>
              <table:table-cell office:value-type="float" office:value="0.00223195">
                <text:p>0.00223195</text:p>
              </table:table-cell>
              <table:table-cell office:value-type="float" office:value="0.014831">
                <text:p>0.014831</text:p>
              </table:table-cell>
              <table:table-cell office:value-type="float" office:value="0.00479116">
                <text:p>0.00479116</text:p>
              </table:table-cell>
              <table:table-cell office:value-type="float" office:value="0.00250986">
                <text:p>0.002509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0000">
                <text:p>740000</text:p>
              </table:table-cell>
              <table:table-cell office:value-type="float" office:value="NaN">
                <text:p>NaN</text:p>
              </table:table-cell>
              <table:table-cell office:value-type="float" office:value="0.121731">
                <text:p>0.121731</text:p>
              </table:table-cell>
              <table:table-cell office:value-type="float" office:value="0.00225406">
                <text:p>0.00225406</text:p>
              </table:table-cell>
              <table:table-cell office:value-type="float" office:value="0.0133759">
                <text:p>0.0133759</text:p>
              </table:table-cell>
              <table:table-cell office:value-type="float" office:value="0.00483695">
                <text:p>0.00483695</text:p>
              </table:table-cell>
              <table:table-cell office:value-type="float" office:value="0.00262671">
                <text:p>0.002626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9000">
                <text:p>739000</text:p>
              </table:table-cell>
              <table:table-cell office:value-type="float" office:value="NaN">
                <text:p>NaN</text:p>
              </table:table-cell>
              <table:table-cell office:value-type="float" office:value="0.121607">
                <text:p>0.121607</text:p>
              </table:table-cell>
              <table:table-cell office:value-type="float" office:value="0.0021984">
                <text:p>0.0021984</text:p>
              </table:table-cell>
              <table:table-cell office:value-type="float" office:value="0.012584">
                <text:p>0.012584</text:p>
              </table:table-cell>
              <table:table-cell office:value-type="float" office:value="0.00514447">
                <text:p>0.00514447</text:p>
              </table:table-cell>
              <table:table-cell office:value-type="float" office:value="0.00273685">
                <text:p>0.002736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8000">
                <text:p>738000</text:p>
              </table:table-cell>
              <table:table-cell office:value-type="float" office:value="NaN">
                <text:p>NaN</text:p>
              </table:table-cell>
              <table:table-cell office:value-type="float" office:value="0.120246">
                <text:p>0.120246</text:p>
              </table:table-cell>
              <table:table-cell office:value-type="float" office:value="0.00215932">
                <text:p>0.00215932</text:p>
              </table:table-cell>
              <table:table-cell office:value-type="float" office:value="0.0129216">
                <text:p>0.0129216</text:p>
              </table:table-cell>
              <table:table-cell office:value-type="float" office:value="0.00503985">
                <text:p>0.00503985</text:p>
              </table:table-cell>
              <table:table-cell office:value-type="float" office:value="0.0026346">
                <text:p>0.00263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7000">
                <text:p>737000</text:p>
              </table:table-cell>
              <table:table-cell office:value-type="float" office:value="NaN">
                <text:p>NaN</text:p>
              </table:table-cell>
              <table:table-cell office:value-type="float" office:value="0.117232">
                <text:p>0.117232</text:p>
              </table:table-cell>
              <table:table-cell office:value-type="float" office:value="0.00231169">
                <text:p>0.00231169</text:p>
              </table:table-cell>
              <table:table-cell office:value-type="float" office:value="0.0127281">
                <text:p>0.0127281</text:p>
              </table:table-cell>
              <table:table-cell office:value-type="float" office:value="0.00470431">
                <text:p>0.00470431</text:p>
              </table:table-cell>
              <table:table-cell office:value-type="float" office:value="0.0025596">
                <text:p>0.00255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36000">
                <text:p>736000</text:p>
              </table:table-cell>
              <table:table-cell office:value-type="float" office:value="NaN">
                <text:p>NaN</text:p>
              </table:table-cell>
              <table:table-cell office:value-type="float" office:value="0.119408">
                <text:p>0.119408</text:p>
              </table:table-cell>
              <table:table-cell office:value-type="float" office:value="0.0022509">
                <text:p>0.0022509</text:p>
              </table:table-cell>
              <table:table-cell office:value-type="float" office:value="0.0119094">
                <text:p>0.0119094</text:p>
              </table:table-cell>
              <table:table-cell office:value-type="float" office:value="0.00470076">
                <text:p>0.00470076</text:p>
              </table:table-cell>
              <table:table-cell office:value-type="float" office:value="0.00255407">
                <text:p>0.002554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5000">
                <text:p>735000</text:p>
              </table:table-cell>
              <table:table-cell office:value-type="float" office:value="NaN">
                <text:p>NaN</text:p>
              </table:table-cell>
              <table:table-cell office:value-type="float" office:value="0.115558">
                <text:p>0.115558</text:p>
              </table:table-cell>
              <table:table-cell office:value-type="float" office:value="0.0032449">
                <text:p>0.0032449</text:p>
              </table:table-cell>
              <table:table-cell office:value-type="float" office:value="0.0122986">
                <text:p>0.0122986</text:p>
              </table:table-cell>
              <table:table-cell office:value-type="float" office:value="0.00475563">
                <text:p>0.00475563</text:p>
              </table:table-cell>
              <table:table-cell office:value-type="float" office:value="0.0024771">
                <text:p>0.00247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34000">
                <text:p>734000</text:p>
              </table:table-cell>
              <table:table-cell office:value-type="float" office:value="NaN">
                <text:p>NaN</text:p>
              </table:table-cell>
              <table:table-cell office:value-type="float" office:value="0.118392">
                <text:p>0.118392</text:p>
              </table:table-cell>
              <table:table-cell office:value-type="float" office:value="0.0028529">
                <text:p>0.0028529</text:p>
              </table:table-cell>
              <table:table-cell office:value-type="float" office:value="0.0121944">
                <text:p>0.0121944</text:p>
              </table:table-cell>
              <table:table-cell office:value-type="float" office:value="0.00475602">
                <text:p>0.00475602</text:p>
              </table:table-cell>
              <table:table-cell office:value-type="float" office:value="0.00261645">
                <text:p>0.002616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33000">
                <text:p>733000</text:p>
              </table:table-cell>
              <table:table-cell office:value-type="float" office:value="NaN">
                <text:p>NaN</text:p>
              </table:table-cell>
              <table:table-cell office:value-type="float" office:value="0.116666">
                <text:p>0.116666</text:p>
              </table:table-cell>
              <table:table-cell office:value-type="float" office:value="0.00284461">
                <text:p>0.00284461</text:p>
              </table:table-cell>
              <table:table-cell office:value-type="float" office:value="0.012378">
                <text:p>0.012378</text:p>
              </table:table-cell>
              <table:table-cell office:value-type="float" office:value="0.00463286">
                <text:p>0.00463286</text:p>
              </table:table-cell>
              <table:table-cell office:value-type="float" office:value="0.0026046">
                <text:p>0.00260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32000">
                <text:p>732000</text:p>
              </table:table-cell>
              <table:table-cell office:value-type="float" office:value="NaN">
                <text:p>NaN</text:p>
              </table:table-cell>
              <table:table-cell office:value-type="float" office:value="0.119563">
                <text:p>0.119563</text:p>
              </table:table-cell>
              <table:table-cell office:value-type="float" office:value="0.00266934">
                <text:p>0.00266934</text:p>
              </table:table-cell>
              <table:table-cell office:value-type="float" office:value="0.0126859">
                <text:p>0.0126859</text:p>
              </table:table-cell>
              <table:table-cell office:value-type="float" office:value="0.00518434">
                <text:p>0.00518434</text:p>
              </table:table-cell>
              <table:table-cell office:value-type="float" office:value="0.00254026">
                <text:p>0.002540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31000">
                <text:p>731000</text:p>
              </table:table-cell>
              <table:table-cell office:value-type="float" office:value="NaN">
                <text:p>NaN</text:p>
              </table:table-cell>
              <table:table-cell office:value-type="float" office:value="0.11766">
                <text:p>0.11766</text:p>
              </table:table-cell>
              <table:table-cell office:value-type="float" office:value="0.00261447">
                <text:p>0.00261447</text:p>
              </table:table-cell>
              <table:table-cell office:value-type="float" office:value="0.0123547">
                <text:p>0.0123547</text:p>
              </table:table-cell>
              <table:table-cell office:value-type="float" office:value="0.00479511">
                <text:p>0.00479511</text:p>
              </table:table-cell>
              <table:table-cell office:value-type="float" office:value="0.00253157">
                <text:p>0.002531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30000">
                <text:p>730000</text:p>
              </table:table-cell>
              <table:table-cell office:value-type="float" office:value="NaN">
                <text:p>NaN</text:p>
              </table:table-cell>
              <table:table-cell office:value-type="float" office:value="0.118496">
                <text:p>0.118496</text:p>
              </table:table-cell>
              <table:table-cell office:value-type="float" office:value="0.00273171">
                <text:p>0.00273171</text:p>
              </table:table-cell>
              <table:table-cell office:value-type="float" office:value="0.0118877">
                <text:p>0.0118877</text:p>
              </table:table-cell>
              <table:table-cell office:value-type="float" office:value="0.00505801">
                <text:p>0.00505801</text:p>
              </table:table-cell>
              <table:table-cell office:value-type="float" office:value="0.00262631">
                <text:p>0.002626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29000">
                <text:p>729000</text:p>
              </table:table-cell>
              <table:table-cell office:value-type="float" office:value="NaN">
                <text:p>NaN</text:p>
              </table:table-cell>
              <table:table-cell office:value-type="float" office:value="0.118848">
                <text:p>0.118848</text:p>
              </table:table-cell>
              <table:table-cell office:value-type="float" office:value="0.00281106">
                <text:p>0.00281106</text:p>
              </table:table-cell>
              <table:table-cell office:value-type="float" office:value="0.0119434">
                <text:p>0.0119434</text:p>
              </table:table-cell>
              <table:table-cell office:value-type="float" office:value="0.00543501">
                <text:p>0.00543501</text:p>
              </table:table-cell>
              <table:table-cell office:value-type="float" office:value="0.00294725">
                <text:p>0.002947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28000">
                <text:p>728000</text:p>
              </table:table-cell>
              <table:table-cell office:value-type="float" office:value="NaN">
                <text:p>NaN</text:p>
              </table:table-cell>
              <table:table-cell office:value-type="float" office:value="0.116373">
                <text:p>0.116373</text:p>
              </table:table-cell>
              <table:table-cell office:value-type="float" office:value="0.00351886">
                <text:p>0.00351886</text:p>
              </table:table-cell>
              <table:table-cell office:value-type="float" office:value="0.0120626">
                <text:p>0.0120626</text:p>
              </table:table-cell>
              <table:table-cell office:value-type="float" office:value="0.00660191">
                <text:p>0.00660191</text:p>
              </table:table-cell>
              <table:table-cell office:value-type="float" office:value="0.00268829">
                <text:p>0.002688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27000">
                <text:p>727000</text:p>
              </table:table-cell>
              <table:table-cell office:value-type="float" office:value="NaN">
                <text:p>NaN</text:p>
              </table:table-cell>
              <table:table-cell office:value-type="float" office:value="0.117469">
                <text:p>0.117469</text:p>
              </table:table-cell>
              <table:table-cell office:value-type="float" office:value="0.0028304">
                <text:p>0.0028304</text:p>
              </table:table-cell>
              <table:table-cell office:value-type="float" office:value="0.0134636">
                <text:p>0.0134636</text:p>
              </table:table-cell>
              <table:table-cell office:value-type="float" office:value="0.00508209">
                <text:p>0.00508209</text:p>
              </table:table-cell>
              <table:table-cell office:value-type="float" office:value="0.00251065">
                <text:p>0.002510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26000">
                <text:p>726000</text:p>
              </table:table-cell>
              <table:table-cell office:value-type="float" office:value="NaN">
                <text:p>NaN</text:p>
              </table:table-cell>
              <table:table-cell office:value-type="float" office:value="0.116159">
                <text:p>0.116159</text:p>
              </table:table-cell>
              <table:table-cell office:value-type="float" office:value="0.00253078">
                <text:p>0.00253078</text:p>
              </table:table-cell>
              <table:table-cell office:value-type="float" office:value="0.0145164">
                <text:p>0.0145164</text:p>
              </table:table-cell>
              <table:table-cell office:value-type="float" office:value="0.00490327">
                <text:p>0.00490327</text:p>
              </table:table-cell>
              <table:table-cell office:value-type="float" office:value="0.00261921">
                <text:p>0.002619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25000">
                <text:p>725000</text:p>
              </table:table-cell>
              <table:table-cell office:value-type="float" office:value="NaN">
                <text:p>NaN</text:p>
              </table:table-cell>
              <table:table-cell office:value-type="float" office:value="0.117844">
                <text:p>0.117844</text:p>
              </table:table-cell>
              <table:table-cell office:value-type="float" office:value="0.0024388">
                <text:p>0.0024388</text:p>
              </table:table-cell>
              <table:table-cell office:value-type="float" office:value="0.0149715">
                <text:p>0.0149715</text:p>
              </table:table-cell>
              <table:table-cell office:value-type="float" office:value="0.00617399">
                <text:p>0.00617399</text:p>
              </table:table-cell>
              <table:table-cell office:value-type="float" office:value="0.00256513">
                <text:p>0.002565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24000">
                <text:p>724000</text:p>
              </table:table-cell>
              <table:table-cell office:value-type="float" office:value="NaN">
                <text:p>NaN</text:p>
              </table:table-cell>
              <table:table-cell office:value-type="float" office:value="0.116311">
                <text:p>0.116311</text:p>
              </table:table-cell>
              <table:table-cell office:value-type="float" office:value="0.00236656">
                <text:p>0.00236656</text:p>
              </table:table-cell>
              <table:table-cell office:value-type="float" office:value="0.0134111">
                <text:p>0.0134111</text:p>
              </table:table-cell>
              <table:table-cell office:value-type="float" office:value="0.00483813">
                <text:p>0.00483813</text:p>
              </table:table-cell>
              <table:table-cell office:value-type="float" office:value="0.00251499">
                <text:p>0.002514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23000">
                <text:p>723000</text:p>
              </table:table-cell>
              <table:table-cell office:value-type="float" office:value="NaN">
                <text:p>NaN</text:p>
              </table:table-cell>
              <table:table-cell office:value-type="float" office:value="0.116623">
                <text:p>0.116623</text:p>
              </table:table-cell>
              <table:table-cell office:value-type="float" office:value="0.00233577">
                <text:p>0.00233577</text:p>
              </table:table-cell>
              <table:table-cell office:value-type="float" office:value="0.0126042">
                <text:p>0.0126042</text:p>
              </table:table-cell>
              <table:table-cell office:value-type="float" office:value="0.00707009">
                <text:p>0.00707009</text:p>
              </table:table-cell>
              <table:table-cell office:value-type="float" office:value="0.00265079">
                <text:p>0.002650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22000">
                <text:p>722000</text:p>
              </table:table-cell>
              <table:table-cell office:value-type="float" office:value="NaN">
                <text:p>NaN</text:p>
              </table:table-cell>
              <table:table-cell office:value-type="float" office:value="0.11653">
                <text:p>0.11653</text:p>
              </table:table-cell>
              <table:table-cell office:value-type="float" office:value="0.00233222">
                <text:p>0.00233222</text:p>
              </table:table-cell>
              <table:table-cell office:value-type="float" office:value="0.0132078">
                <text:p>0.0132078</text:p>
              </table:table-cell>
              <table:table-cell office:value-type="float" office:value="0.00660033">
                <text:p>0.00660033</text:p>
              </table:table-cell>
              <table:table-cell office:value-type="float" office:value="0.0025071">
                <text:p>0.00250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1000">
                <text:p>721000</text:p>
              </table:table-cell>
              <table:table-cell office:value-type="float" office:value="NaN">
                <text:p>NaN</text:p>
              </table:table-cell>
              <table:table-cell office:value-type="float" office:value="0.115465">
                <text:p>0.115465</text:p>
              </table:table-cell>
              <table:table-cell office:value-type="float" office:value="0.00240604">
                <text:p>0.00240604</text:p>
              </table:table-cell>
              <table:table-cell office:value-type="float" office:value="0.0129887">
                <text:p>0.0129887</text:p>
              </table:table-cell>
              <table:table-cell office:value-type="float" office:value="0.00640334">
                <text:p>0.00640334</text:p>
              </table:table-cell>
              <table:table-cell office:value-type="float" office:value="0.00256671">
                <text:p>0.002566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0000">
                <text:p>720000</text:p>
              </table:table-cell>
              <table:table-cell office:value-type="float" office:value="NaN">
                <text:p>NaN</text:p>
              </table:table-cell>
              <table:table-cell office:value-type="float" office:value="0.118057">
                <text:p>0.118057</text:p>
              </table:table-cell>
              <table:table-cell office:value-type="float" office:value="0.00230538">
                <text:p>0.00230538</text:p>
              </table:table-cell>
              <table:table-cell office:value-type="float" office:value="0.0125351">
                <text:p>0.0125351</text:p>
              </table:table-cell>
              <table:table-cell office:value-type="float" office:value="0.00652059">
                <text:p>0.00652059</text:p>
              </table:table-cell>
              <table:table-cell office:value-type="float" office:value="0.00252841">
                <text:p>0.002528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9000">
                <text:p>719000</text:p>
              </table:table-cell>
              <table:table-cell office:value-type="float" office:value="NaN">
                <text:p>NaN</text:p>
              </table:table-cell>
              <table:table-cell office:value-type="float" office:value="0.115316">
                <text:p>0.115316</text:p>
              </table:table-cell>
              <table:table-cell office:value-type="float" office:value="0.00243012">
                <text:p>0.00243012</text:p>
              </table:table-cell>
              <table:table-cell office:value-type="float" office:value="0.0120638">
                <text:p>0.0120638</text:p>
              </table:table-cell>
              <table:table-cell office:value-type="float" office:value="0.00814777">
                <text:p>0.00814777</text:p>
              </table:table-cell>
              <table:table-cell office:value-type="float" office:value="0.00252999">
                <text:p>0.002529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8000">
                <text:p>718000</text:p>
              </table:table-cell>
              <table:table-cell office:value-type="float" office:value="NaN">
                <text:p>NaN</text:p>
              </table:table-cell>
              <table:table-cell office:value-type="float" office:value="0.114962">
                <text:p>0.114962</text:p>
              </table:table-cell>
              <table:table-cell office:value-type="float" office:value="0.00232669">
                <text:p>0.00232669</text:p>
              </table:table-cell>
              <table:table-cell office:value-type="float" office:value="0.0128584">
                <text:p>0.0128584</text:p>
              </table:table-cell>
              <table:table-cell office:value-type="float" office:value="0.00632202">
                <text:p>0.00632202</text:p>
              </table:table-cell>
              <table:table-cell office:value-type="float" office:value="0.00255092">
                <text:p>0.002550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7000">
                <text:p>717000</text:p>
              </table:table-cell>
              <table:table-cell office:value-type="float" office:value="NaN">
                <text:p>NaN</text:p>
              </table:table-cell>
              <table:table-cell office:value-type="float" office:value="0.115417">
                <text:p>0.115417</text:p>
              </table:table-cell>
              <table:table-cell office:value-type="float" office:value="0.0022663">
                <text:p>0.0022663</text:p>
              </table:table-cell>
              <table:table-cell office:value-type="float" office:value="0.012545">
                <text:p>0.012545</text:p>
              </table:table-cell>
              <table:table-cell office:value-type="float" office:value="0.00507933">
                <text:p>0.00507933</text:p>
              </table:table-cell>
              <table:table-cell office:value-type="float" office:value="0.00253631">
                <text:p>0.002536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6000">
                <text:p>716000</text:p>
              </table:table-cell>
              <table:table-cell office:value-type="float" office:value="NaN">
                <text:p>NaN</text:p>
              </table:table-cell>
              <table:table-cell office:value-type="float" office:value="0.117882">
                <text:p>0.117882</text:p>
              </table:table-cell>
              <table:table-cell office:value-type="float" office:value="0.0022438">
                <text:p>0.0022438</text:p>
              </table:table-cell>
              <table:table-cell office:value-type="float" office:value="0.012361">
                <text:p>0.012361</text:p>
              </table:table-cell>
              <table:table-cell office:value-type="float" office:value="0.00466523">
                <text:p>0.00466523</text:p>
              </table:table-cell>
              <table:table-cell office:value-type="float" office:value="0.00252407">
                <text:p>0.002524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5000">
                <text:p>715000</text:p>
              </table:table-cell>
              <table:table-cell office:value-type="float" office:value="NaN">
                <text:p>NaN</text:p>
              </table:table-cell>
              <table:table-cell office:value-type="float" office:value="0.114548">
                <text:p>0.114548</text:p>
              </table:table-cell>
              <table:table-cell office:value-type="float" office:value="0.00236183">
                <text:p>0.00236183</text:p>
              </table:table-cell>
              <table:table-cell office:value-type="float" office:value="0.0123077">
                <text:p>0.0123077</text:p>
              </table:table-cell>
              <table:table-cell office:value-type="float" office:value="0.00481603">
                <text:p>0.00481603</text:p>
              </table:table-cell>
              <table:table-cell office:value-type="float" office:value="0.00257855">
                <text:p>0.002578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4000">
                <text:p>714000</text:p>
              </table:table-cell>
              <table:table-cell office:value-type="float" office:value="NaN">
                <text:p>NaN</text:p>
              </table:table-cell>
              <table:table-cell office:value-type="float" office:value="0.115855">
                <text:p>0.115855</text:p>
              </table:table-cell>
              <table:table-cell office:value-type="float" office:value="0.00258763">
                <text:p>0.00258763</text:p>
              </table:table-cell>
              <table:table-cell office:value-type="float" office:value="0.0116658">
                <text:p>0.0116658</text:p>
              </table:table-cell>
              <table:table-cell office:value-type="float" office:value="0.00523329">
                <text:p>0.00523329</text:p>
              </table:table-cell>
              <table:table-cell office:value-type="float" office:value="0.0025521">
                <text:p>0.00255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13000">
                <text:p>713000</text:p>
              </table:table-cell>
              <table:table-cell office:value-type="float" office:value="NaN">
                <text:p>NaN</text:p>
              </table:table-cell>
              <table:table-cell office:value-type="float" office:value="0.113826">
                <text:p>0.113826</text:p>
              </table:table-cell>
              <table:table-cell office:value-type="float" office:value="0.00261092">
                <text:p>0.00261092</text:p>
              </table:table-cell>
              <table:table-cell office:value-type="float" office:value="0.0119173">
                <text:p>0.0119173</text:p>
              </table:table-cell>
              <table:table-cell office:value-type="float" office:value="0.00514999">
                <text:p>0.00514999</text:p>
              </table:table-cell>
              <table:table-cell office:value-type="float" office:value="0.0025292">
                <text:p>0.00252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12000">
                <text:p>712000</text:p>
              </table:table-cell>
              <table:table-cell office:value-type="float" office:value="NaN">
                <text:p>NaN</text:p>
              </table:table-cell>
              <table:table-cell office:value-type="float" office:value="0.117028">
                <text:p>0.117028</text:p>
              </table:table-cell>
              <table:table-cell office:value-type="float" office:value="0.00275422">
                <text:p>0.00275422</text:p>
              </table:table-cell>
              <table:table-cell office:value-type="float" office:value="0.0123263">
                <text:p>0.0123263</text:p>
              </table:table-cell>
              <table:table-cell office:value-type="float" office:value="0.00473037">
                <text:p>0.00473037</text:p>
              </table:table-cell>
              <table:table-cell office:value-type="float" office:value="0.00250947">
                <text:p>0.002509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11000">
                <text:p>711000</text:p>
              </table:table-cell>
              <table:table-cell office:value-type="float" office:value="NaN">
                <text:p>NaN</text:p>
              </table:table-cell>
              <table:table-cell office:value-type="float" office:value="0.115376">
                <text:p>0.115376</text:p>
              </table:table-cell>
              <table:table-cell office:value-type="float" office:value="0.00275422">
                <text:p>0.00275422</text:p>
              </table:table-cell>
              <table:table-cell office:value-type="float" office:value="0.0121186">
                <text:p>0.0121186</text:p>
              </table:table-cell>
              <table:table-cell office:value-type="float" office:value="0.00469523">
                <text:p>0.00469523</text:p>
              </table:table-cell>
              <table:table-cell office:value-type="float" office:value="0.00252526">
                <text:p>0.002525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10000">
                <text:p>710000</text:p>
              </table:table-cell>
              <table:table-cell office:value-type="float" office:value="NaN">
                <text:p>NaN</text:p>
              </table:table-cell>
              <table:table-cell office:value-type="float" office:value="0.113567">
                <text:p>0.113567</text:p>
              </table:table-cell>
              <table:table-cell office:value-type="float" office:value="0.00272895">
                <text:p>0.00272895</text:p>
              </table:table-cell>
              <table:table-cell office:value-type="float" office:value="0.01159">
                <text:p>0.01159</text:p>
              </table:table-cell>
              <table:table-cell office:value-type="float" office:value="0.004773">
                <text:p>0.004773</text:p>
              </table:table-cell>
              <table:table-cell office:value-type="float" office:value="0.00259039">
                <text:p>0.002590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9000">
                <text:p>709000</text:p>
              </table:table-cell>
              <table:table-cell office:value-type="float" office:value="NaN">
                <text:p>NaN</text:p>
              </table:table-cell>
              <table:table-cell office:value-type="float" office:value="0.115032">
                <text:p>0.115032</text:p>
              </table:table-cell>
              <table:table-cell office:value-type="float" office:value="0.00272461">
                <text:p>0.00272461</text:p>
              </table:table-cell>
              <table:table-cell office:value-type="float" office:value="0.0136242">
                <text:p>0.0136242</text:p>
              </table:table-cell>
              <table:table-cell office:value-type="float" office:value="0.00458312">
                <text:p>0.00458312</text:p>
              </table:table-cell>
              <table:table-cell office:value-type="float" office:value="0.00258921">
                <text:p>0.002589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8000">
                <text:p>708000</text:p>
              </table:table-cell>
              <table:table-cell office:value-type="float" office:value="NaN">
                <text:p>NaN</text:p>
              </table:table-cell>
              <table:table-cell office:value-type="float" office:value="0.114143">
                <text:p>0.114143</text:p>
              </table:table-cell>
              <table:table-cell office:value-type="float" office:value="0.00270092">
                <text:p>0.00270092</text:p>
              </table:table-cell>
              <table:table-cell office:value-type="float" office:value="0.0137742">
                <text:p>0.0137742</text:p>
              </table:table-cell>
              <table:table-cell office:value-type="float" office:value="0.00462812">
                <text:p>0.00462812</text:p>
              </table:table-cell>
              <table:table-cell office:value-type="float" office:value="0.00255368">
                <text:p>0.002553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7000">
                <text:p>707000</text:p>
              </table:table-cell>
              <table:table-cell office:value-type="float" office:value="NaN">
                <text:p>NaN</text:p>
              </table:table-cell>
              <table:table-cell office:value-type="float" office:value="0.114656">
                <text:p>0.114656</text:p>
              </table:table-cell>
              <table:table-cell office:value-type="float" office:value="0.00263855">
                <text:p>0.00263855</text:p>
              </table:table-cell>
              <table:table-cell office:value-type="float" office:value="0.0129717">
                <text:p>0.0129717</text:p>
              </table:table-cell>
              <table:table-cell office:value-type="float" office:value="0.00514762">
                <text:p>0.00514762</text:p>
              </table:table-cell>
              <table:table-cell office:value-type="float" office:value="0.00247394">
                <text:p>0.002473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6000">
                <text:p>706000</text:p>
              </table:table-cell>
              <table:table-cell office:value-type="float" office:value="NaN">
                <text:p>NaN</text:p>
              </table:table-cell>
              <table:table-cell office:value-type="float" office:value="0.111181">
                <text:p>0.111181</text:p>
              </table:table-cell>
              <table:table-cell office:value-type="float" office:value="0.00237604">
                <text:p>0.00237604</text:p>
              </table:table-cell>
              <table:table-cell office:value-type="float" office:value="0.0122098">
                <text:p>0.0122098</text:p>
              </table:table-cell>
              <table:table-cell office:value-type="float" office:value="0.0046905">
                <text:p>0.0046905</text:p>
              </table:table-cell>
              <table:table-cell office:value-type="float" office:value="0.00259473">
                <text:p>0.002594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5000">
                <text:p>705000</text:p>
              </table:table-cell>
              <table:table-cell office:value-type="float" office:value="NaN">
                <text:p>NaN</text:p>
              </table:table-cell>
              <table:table-cell office:value-type="float" office:value="0.115013">
                <text:p>0.115013</text:p>
              </table:table-cell>
              <table:table-cell office:value-type="float" office:value="0.00234012">
                <text:p>0.00234012</text:p>
              </table:table-cell>
              <table:table-cell office:value-type="float" office:value="0.0120124">
                <text:p>0.0120124</text:p>
              </table:table-cell>
              <table:table-cell office:value-type="float" office:value="0.0045397">
                <text:p>0.0045397</text:p>
              </table:table-cell>
              <table:table-cell office:value-type="float" office:value="0.00289949">
                <text:p>0.002899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4000">
                <text:p>704000</text:p>
              </table:table-cell>
              <table:table-cell office:value-type="float" office:value="NaN">
                <text:p>NaN</text:p>
              </table:table-cell>
              <table:table-cell office:value-type="float" office:value="0.112935">
                <text:p>0.112935</text:p>
              </table:table-cell>
              <table:table-cell office:value-type="float" office:value="0.00236104">
                <text:p>0.00236104</text:p>
              </table:table-cell>
              <table:table-cell office:value-type="float" office:value="0.0116453">
                <text:p>0.0116453</text:p>
              </table:table-cell>
              <table:table-cell office:value-type="float" office:value="0.00480063">
                <text:p>0.00480063</text:p>
              </table:table-cell>
              <table:table-cell office:value-type="float" office:value="0.0025371">
                <text:p>0.00253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3000">
                <text:p>703000</text:p>
              </table:table-cell>
              <table:table-cell office:value-type="float" office:value="NaN">
                <text:p>NaN</text:p>
              </table:table-cell>
              <table:table-cell office:value-type="float" office:value="0.115415">
                <text:p>0.115415</text:p>
              </table:table-cell>
              <table:table-cell office:value-type="float" office:value="0.00227656">
                <text:p>0.00227656</text:p>
              </table:table-cell>
              <table:table-cell office:value-type="float" office:value="0.0119868">
                <text:p>0.0119868</text:p>
              </table:table-cell>
              <table:table-cell office:value-type="float" office:value="0.00461115">
                <text:p>0.00461115</text:p>
              </table:table-cell>
              <table:table-cell office:value-type="float" office:value="0.00257223">
                <text:p>0.002572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2000">
                <text:p>702000</text:p>
              </table:table-cell>
              <table:table-cell office:value-type="float" office:value="NaN">
                <text:p>NaN</text:p>
              </table:table-cell>
              <table:table-cell office:value-type="float" office:value="0.114514">
                <text:p>0.114514</text:p>
              </table:table-cell>
              <table:table-cell office:value-type="float" office:value="0.00233064">
                <text:p>0.00233064</text:p>
              </table:table-cell>
              <table:table-cell office:value-type="float" office:value="0.0127518">
                <text:p>0.0127518</text:p>
              </table:table-cell>
              <table:table-cell office:value-type="float" office:value="0.00448048">
                <text:p>0.00448048</text:p>
              </table:table-cell>
              <table:table-cell office:value-type="float" office:value="0.00255723">
                <text:p>0.002557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1000">
                <text:p>701000</text:p>
              </table:table-cell>
              <table:table-cell office:value-type="float" office:value="NaN">
                <text:p>NaN</text:p>
              </table:table-cell>
              <table:table-cell office:value-type="float" office:value="0.11274">
                <text:p>0.11274</text:p>
              </table:table-cell>
              <table:table-cell office:value-type="float" office:value="0.00224261">
                <text:p>0.00224261</text:p>
              </table:table-cell>
              <table:table-cell office:value-type="float" office:value="0.0125951">
                <text:p>0.0125951</text:p>
              </table:table-cell>
              <table:table-cell office:value-type="float" office:value="0.0044493">
                <text:p>0.0044493</text:p>
              </table:table-cell>
              <table:table-cell office:value-type="float" office:value="0.00257105">
                <text:p>0.002571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0000">
                <text:p>700000</text:p>
              </table:table-cell>
              <table:table-cell office:value-type="float" office:value="NaN">
                <text:p>NaN</text:p>
              </table:table-cell>
              <table:table-cell office:value-type="float" office:value="0.116222">
                <text:p>0.116222</text:p>
              </table:table-cell>
              <table:table-cell office:value-type="float" office:value="0.0022663">
                <text:p>0.0022663</text:p>
              </table:table-cell>
              <table:table-cell office:value-type="float" office:value="0.0122063">
                <text:p>0.0122063</text:p>
              </table:table-cell>
              <table:table-cell office:value-type="float" office:value="0.00457009">
                <text:p>0.00457009</text:p>
              </table:table-cell>
              <table:table-cell office:value-type="float" office:value="0.00253947">
                <text:p>0.002539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99000">
                <text:p>699000</text:p>
              </table:table-cell>
              <table:table-cell office:value-type="float" office:value="NaN">
                <text:p>NaN</text:p>
              </table:table-cell>
              <table:table-cell office:value-type="float" office:value="0.11181">
                <text:p>0.11181</text:p>
              </table:table-cell>
              <table:table-cell office:value-type="float" office:value="0.00225998">
                <text:p>0.00225998</text:p>
              </table:table-cell>
              <table:table-cell office:value-type="float" office:value="0.0121711">
                <text:p>0.0121711</text:p>
              </table:table-cell>
              <table:table-cell office:value-type="float" office:value="0.00449193">
                <text:p>0.00449193</text:p>
              </table:table-cell>
              <table:table-cell office:value-type="float" office:value="0.00253078">
                <text:p>0.002530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98000">
                <text:p>698000</text:p>
              </table:table-cell>
              <table:table-cell office:value-type="float" office:value="NaN">
                <text:p>NaN</text:p>
              </table:table-cell>
              <table:table-cell office:value-type="float" office:value="0.113588">
                <text:p>0.113588</text:p>
              </table:table-cell>
              <table:table-cell office:value-type="float" office:value="0.0023717">
                <text:p>0.0023717</text:p>
              </table:table-cell>
              <table:table-cell office:value-type="float" office:value="0.0116678">
                <text:p>0.0116678</text:p>
              </table:table-cell>
              <table:table-cell office:value-type="float" office:value="0.00445719">
                <text:p>0.00445719</text:p>
              </table:table-cell>
              <table:table-cell office:value-type="float" office:value="0.00256947">
                <text:p>0.002569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97000">
                <text:p>697000</text:p>
              </table:table-cell>
              <table:table-cell office:value-type="float" office:value="NaN">
                <text:p>NaN</text:p>
              </table:table-cell>
              <table:table-cell office:value-type="float" office:value="0.111337">
                <text:p>0.111337</text:p>
              </table:table-cell>
              <table:table-cell office:value-type="float" office:value="0.00229432">
                <text:p>0.00229432</text:p>
              </table:table-cell>
              <table:table-cell office:value-type="float" office:value="0.0121707">
                <text:p>0.0121707</text:p>
              </table:table-cell>
              <table:table-cell office:value-type="float" office:value="0.00444693">
                <text:p>0.00444693</text:p>
              </table:table-cell>
              <table:table-cell office:value-type="float" office:value="0.00252012">
                <text:p>0.002520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96000">
                <text:p>696000</text:p>
              </table:table-cell>
              <table:table-cell office:value-type="float" office:value="NaN">
                <text:p>NaN</text:p>
              </table:table-cell>
              <table:table-cell office:value-type="float" office:value="0.112823">
                <text:p>0.112823</text:p>
              </table:table-cell>
              <table:table-cell office:value-type="float" office:value="0.00222643">
                <text:p>0.00222643</text:p>
              </table:table-cell>
              <table:table-cell office:value-type="float" office:value="0.0115636">
                <text:p>0.0115636</text:p>
              </table:table-cell>
              <table:table-cell office:value-type="float" office:value="0.00495735">
                <text:p>0.00495735</text:p>
              </table:table-cell>
              <table:table-cell office:value-type="float" office:value="0.00258881">
                <text:p>0.002588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95000">
                <text:p>695000</text:p>
              </table:table-cell>
              <table:table-cell office:value-type="float" office:value="NaN">
                <text:p>NaN</text:p>
              </table:table-cell>
              <table:table-cell office:value-type="float" office:value="0.11054">
                <text:p>0.11054</text:p>
              </table:table-cell>
              <table:table-cell office:value-type="float" office:value="0.00229196">
                <text:p>0.00229196</text:p>
              </table:table-cell>
              <table:table-cell office:value-type="float" office:value="0.0115893">
                <text:p>0.0115893</text:p>
              </table:table-cell>
              <table:table-cell office:value-type="float" office:value="0.00446785">
                <text:p>0.00446785</text:p>
              </table:table-cell>
              <table:table-cell office:value-type="float" office:value="0.00255092">
                <text:p>0.002550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94000">
                <text:p>694000</text:p>
              </table:table-cell>
              <table:table-cell office:value-type="float" office:value="NaN">
                <text:p>NaN</text:p>
              </table:table-cell>
              <table:table-cell office:value-type="float" office:value="0.111722">
                <text:p>0.111722</text:p>
              </table:table-cell>
              <table:table-cell office:value-type="float" office:value="0.00224893">
                <text:p>0.00224893</text:p>
              </table:table-cell>
              <table:table-cell office:value-type="float" office:value="0.0119662">
                <text:p>0.0119662</text:p>
              </table:table-cell>
              <table:table-cell office:value-type="float" office:value="0.00451167">
                <text:p>0.00451167</text:p>
              </table:table-cell>
              <table:table-cell office:value-type="float" office:value="0.00262237">
                <text:p>0.002622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93000">
                <text:p>693000</text:p>
              </table:table-cell>
              <table:table-cell office:value-type="float" office:value="NaN">
                <text:p>NaN</text:p>
              </table:table-cell>
              <table:table-cell office:value-type="float" office:value="0.110865">
                <text:p>0.110865</text:p>
              </table:table-cell>
              <table:table-cell office:value-type="float" office:value="0.0024542">
                <text:p>0.0024542</text:p>
              </table:table-cell>
              <table:table-cell office:value-type="float" office:value="0.0115218">
                <text:p>0.0115218</text:p>
              </table:table-cell>
              <table:table-cell office:value-type="float" office:value="0.00462023">
                <text:p>0.00462023</text:p>
              </table:table-cell>
              <table:table-cell office:value-type="float" office:value="0.00252565">
                <text:p>0.002525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92000">
                <text:p>692000</text:p>
              </table:table-cell>
              <table:table-cell office:value-type="float" office:value="NaN">
                <text:p>NaN</text:p>
              </table:table-cell>
              <table:table-cell office:value-type="float" office:value="0.112778">
                <text:p>0.112778</text:p>
              </table:table-cell>
              <table:table-cell office:value-type="float" office:value="0.00230459">
                <text:p>0.00230459</text:p>
              </table:table-cell>
              <table:table-cell office:value-type="float" office:value="0.0118336">
                <text:p>0.0118336</text:p>
              </table:table-cell>
              <table:table-cell office:value-type="float" office:value="0.00461904">
                <text:p>0.00461904</text:p>
              </table:table-cell>
              <table:table-cell office:value-type="float" office:value="0.00263303">
                <text:p>0.002633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91000">
                <text:p>691000</text:p>
              </table:table-cell>
              <table:table-cell office:value-type="float" office:value="NaN">
                <text:p>NaN</text:p>
              </table:table-cell>
              <table:table-cell office:value-type="float" office:value="0.109525">
                <text:p>0.109525</text:p>
              </table:table-cell>
              <table:table-cell office:value-type="float" office:value="0.00225682">
                <text:p>0.00225682</text:p>
              </table:table-cell>
              <table:table-cell office:value-type="float" office:value="0.0130846">
                <text:p>0.0130846</text:p>
              </table:table-cell>
              <table:table-cell office:value-type="float" office:value="0.00461786">
                <text:p>0.00461786</text:p>
              </table:table-cell>
              <table:table-cell office:value-type="float" office:value="0.00282527">
                <text:p>0.002825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90000">
                <text:p>690000</text:p>
              </table:table-cell>
              <table:table-cell office:value-type="float" office:value="NaN">
                <text:p>NaN</text:p>
              </table:table-cell>
              <table:table-cell office:value-type="float" office:value="0.111324">
                <text:p>0.111324</text:p>
              </table:table-cell>
              <table:table-cell office:value-type="float" office:value="0.00224537">
                <text:p>0.00224537</text:p>
              </table:table-cell>
              <table:table-cell office:value-type="float" office:value="0.0135421">
                <text:p>0.0135421</text:p>
              </table:table-cell>
              <table:table-cell office:value-type="float" office:value="0.00444575">
                <text:p>0.00444575</text:p>
              </table:table-cell>
              <table:table-cell office:value-type="float" office:value="0.00254776">
                <text:p>0.002547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89000">
                <text:p>689000</text:p>
              </table:table-cell>
              <table:table-cell office:value-type="float" office:value="NaN">
                <text:p>NaN</text:p>
              </table:table-cell>
              <table:table-cell office:value-type="float" office:value="0.110269">
                <text:p>0.110269</text:p>
              </table:table-cell>
              <table:table-cell office:value-type="float" office:value="0.00223511">
                <text:p>0.00223511</text:p>
              </table:table-cell>
              <table:table-cell office:value-type="float" office:value="0.0132449">
                <text:p>0.0132449</text:p>
              </table:table-cell>
              <table:table-cell office:value-type="float" office:value="0.00467549">
                <text:p>0.00467549</text:p>
              </table:table-cell>
              <table:table-cell office:value-type="float" office:value="0.0025521">
                <text:p>0.00255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88000">
                <text:p>688000</text:p>
              </table:table-cell>
              <table:table-cell office:value-type="float" office:value="NaN">
                <text:p>NaN</text:p>
              </table:table-cell>
              <table:table-cell office:value-type="float" office:value="0.108676">
                <text:p>0.108676</text:p>
              </table:table-cell>
              <table:table-cell office:value-type="float" office:value="0.00226709">
                <text:p>0.00226709</text:p>
              </table:table-cell>
              <table:table-cell office:value-type="float" office:value="0.0116398">
                <text:p>0.0116398</text:p>
              </table:table-cell>
              <table:table-cell office:value-type="float" office:value="0.00449983">
                <text:p>0.00449983</text:p>
              </table:table-cell>
              <table:table-cell office:value-type="float" office:value="0.00265908">
                <text:p>0.002659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7000">
                <text:p>687000</text:p>
              </table:table-cell>
              <table:table-cell office:value-type="float" office:value="NaN">
                <text:p>NaN</text:p>
              </table:table-cell>
              <table:table-cell office:value-type="float" office:value="0.133122">
                <text:p>0.133122</text:p>
              </table:table-cell>
              <table:table-cell office:value-type="float" office:value="0.00226788">
                <text:p>0.00226788</text:p>
              </table:table-cell>
              <table:table-cell office:value-type="float" office:value="0.0141891">
                <text:p>0.0141891</text:p>
              </table:table-cell>
              <table:table-cell office:value-type="float" office:value="0.00434153">
                <text:p>0.00434153</text:p>
              </table:table-cell>
              <table:table-cell office:value-type="float" office:value="0.00289514">
                <text:p>0.002895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86000">
                <text:p>686000</text:p>
              </table:table-cell>
              <table:table-cell office:value-type="float" office:value="NaN">
                <text:p>NaN</text:p>
              </table:table-cell>
              <table:table-cell office:value-type="float" office:value="0.108419">
                <text:p>0.108419</text:p>
              </table:table-cell>
              <table:table-cell office:value-type="float" office:value="0.00252486">
                <text:p>0.00252486</text:p>
              </table:table-cell>
              <table:table-cell office:value-type="float" office:value="0.0129666">
                <text:p>0.0129666</text:p>
              </table:table-cell>
              <table:table-cell office:value-type="float" office:value="0.00479432">
                <text:p>0.00479432</text:p>
              </table:table-cell>
              <table:table-cell office:value-type="float" office:value="0.00253394">
                <text:p>0.002533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85000">
                <text:p>685000</text:p>
              </table:table-cell>
              <table:table-cell office:value-type="float" office:value="NaN">
                <text:p>NaN</text:p>
              </table:table-cell>
              <table:table-cell office:value-type="float" office:value="0.110435">
                <text:p>0.110435</text:p>
              </table:table-cell>
              <table:table-cell office:value-type="float" office:value="0.00226945">
                <text:p>0.00226945</text:p>
              </table:table-cell>
              <table:table-cell office:value-type="float" office:value="0.0115668">
                <text:p>0.0115668</text:p>
              </table:table-cell>
              <table:table-cell office:value-type="float" office:value="0.00468971">
                <text:p>0.00468971</text:p>
              </table:table-cell>
              <table:table-cell office:value-type="float" office:value="0.00255921">
                <text:p>0.002559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84000">
                <text:p>684000</text:p>
              </table:table-cell>
              <table:table-cell office:value-type="float" office:value="NaN">
                <text:p>NaN</text:p>
              </table:table-cell>
              <table:table-cell office:value-type="float" office:value="0.107987">
                <text:p>0.107987</text:p>
              </table:table-cell>
              <table:table-cell office:value-type="float" office:value="0.00229117">
                <text:p>0.00229117</text:p>
              </table:table-cell>
              <table:table-cell office:value-type="float" office:value="0.0119023">
                <text:p>0.0119023</text:p>
              </table:table-cell>
              <table:table-cell office:value-type="float" office:value="0.00437982">
                <text:p>0.00437982</text:p>
              </table:table-cell>
              <table:table-cell office:value-type="float" office:value="0.00250433">
                <text:p>0.002504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83000">
                <text:p>683000</text:p>
              </table:table-cell>
              <table:table-cell office:value-type="float" office:value="NaN">
                <text:p>NaN</text:p>
              </table:table-cell>
              <table:table-cell office:value-type="float" office:value="0.109024">
                <text:p>0.109024</text:p>
              </table:table-cell>
              <table:table-cell office:value-type="float" office:value="0.00222682">
                <text:p>0.00222682</text:p>
              </table:table-cell>
              <table:table-cell office:value-type="float" office:value="0.0120618">
                <text:p>0.0120618</text:p>
              </table:table-cell>
              <table:table-cell office:value-type="float" office:value="0.00438811">
                <text:p>0.00438811</text:p>
              </table:table-cell>
              <table:table-cell office:value-type="float" office:value="0.00257105">
                <text:p>0.002571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82000">
                <text:p>682000</text:p>
              </table:table-cell>
              <table:table-cell office:value-type="float" office:value="NaN">
                <text:p>NaN</text:p>
              </table:table-cell>
              <table:table-cell office:value-type="float" office:value="0.107206">
                <text:p>0.107206</text:p>
              </table:table-cell>
              <table:table-cell office:value-type="float" office:value="0.00221182">
                <text:p>0.00221182</text:p>
              </table:table-cell>
              <table:table-cell office:value-type="float" office:value="0.012177">
                <text:p>0.012177</text:p>
              </table:table-cell>
              <table:table-cell office:value-type="float" office:value="0.00618031">
                <text:p>0.00618031</text:p>
              </table:table-cell>
              <table:table-cell office:value-type="float" office:value="0.00259158">
                <text:p>0.002591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81000">
                <text:p>681000</text:p>
              </table:table-cell>
              <table:table-cell office:value-type="float" office:value="NaN">
                <text:p>NaN</text:p>
              </table:table-cell>
              <table:table-cell office:value-type="float" office:value="0.107163">
                <text:p>0.107163</text:p>
              </table:table-cell>
              <table:table-cell office:value-type="float" office:value="0.002213">
                <text:p>0.002213</text:p>
              </table:table-cell>
              <table:table-cell office:value-type="float" office:value="0.0138923">
                <text:p>0.0138923</text:p>
              </table:table-cell>
              <table:table-cell office:value-type="float" office:value="0.00584555">
                <text:p>0.00584555</text:p>
              </table:table-cell>
              <table:table-cell office:value-type="float" office:value="0.00268237">
                <text:p>0.002682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80000">
                <text:p>680000</text:p>
              </table:table-cell>
              <table:table-cell office:value-type="float" office:value="NaN">
                <text:p>NaN</text:p>
              </table:table-cell>
              <table:table-cell office:value-type="float" office:value="0.108541">
                <text:p>0.108541</text:p>
              </table:table-cell>
              <table:table-cell office:value-type="float" office:value="0.00221419">
                <text:p>0.00221419</text:p>
              </table:table-cell>
              <table:table-cell office:value-type="float" office:value="0.0117827">
                <text:p>0.0117827</text:p>
              </table:table-cell>
              <table:table-cell office:value-type="float" office:value="0.00441732">
                <text:p>0.00441732</text:p>
              </table:table-cell>
              <table:table-cell office:value-type="float" office:value="0.00253947">
                <text:p>0.002539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79000">
                <text:p>679000</text:p>
              </table:table-cell>
              <table:table-cell office:value-type="float" office:value="NaN">
                <text:p>NaN</text:p>
              </table:table-cell>
              <table:table-cell office:value-type="float" office:value="0.109762">
                <text:p>0.109762</text:p>
              </table:table-cell>
              <table:table-cell office:value-type="float" office:value="0.00219366">
                <text:p>0.00219366</text:p>
              </table:table-cell>
              <table:table-cell office:value-type="float" office:value="0.0113725">
                <text:p>0.0113725</text:p>
              </table:table-cell>
              <table:table-cell office:value-type="float" office:value="0.00617083">
                <text:p>0.00617083</text:p>
              </table:table-cell>
              <table:table-cell office:value-type="float" office:value="0.00259276">
                <text:p>0.002592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78000">
                <text:p>678000</text:p>
              </table:table-cell>
              <table:table-cell office:value-type="float" office:value="NaN">
                <text:p>NaN</text:p>
              </table:table-cell>
              <table:table-cell office:value-type="float" office:value="0.108208">
                <text:p>0.108208</text:p>
              </table:table-cell>
              <table:table-cell office:value-type="float" office:value="0.0022205">
                <text:p>0.0022205</text:p>
              </table:table-cell>
              <table:table-cell office:value-type="float" office:value="0.0113441">
                <text:p>0.0113441</text:p>
              </table:table-cell>
              <table:table-cell office:value-type="float" office:value="0.00625176">
                <text:p>0.00625176</text:p>
              </table:table-cell>
              <table:table-cell office:value-type="float" office:value="0.00259039">
                <text:p>0.002590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77000">
                <text:p>677000</text:p>
              </table:table-cell>
              <table:table-cell office:value-type="float" office:value="NaN">
                <text:p>NaN</text:p>
              </table:table-cell>
              <table:table-cell office:value-type="float" office:value="0.1093">
                <text:p>0.1093</text:p>
              </table:table-cell>
              <table:table-cell office:value-type="float" office:value="0.00223274">
                <text:p>0.00223274</text:p>
              </table:table-cell>
              <table:table-cell office:value-type="float" office:value="0.0113232">
                <text:p>0.0113232</text:p>
              </table:table-cell>
              <table:table-cell office:value-type="float" office:value="0.00528776">
                <text:p>0.00528776</text:p>
              </table:table-cell>
              <table:table-cell office:value-type="float" office:value="0.00252368">
                <text:p>0.002523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76000">
                <text:p>676000</text:p>
              </table:table-cell>
              <table:table-cell office:value-type="float" office:value="NaN">
                <text:p>NaN</text:p>
              </table:table-cell>
              <table:table-cell office:value-type="float" office:value="0.106299">
                <text:p>0.106299</text:p>
              </table:table-cell>
              <table:table-cell office:value-type="float" office:value="0.00224616">
                <text:p>0.00224616</text:p>
              </table:table-cell>
              <table:table-cell office:value-type="float" office:value="0.0113599">
                <text:p>0.0113599</text:p>
              </table:table-cell>
              <table:table-cell office:value-type="float" office:value="0.00492577">
                <text:p>0.00492577</text:p>
              </table:table-cell>
              <table:table-cell office:value-type="float" office:value="0.00254184">
                <text:p>0.002541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75000">
                <text:p>675000</text:p>
              </table:table-cell>
              <table:table-cell office:value-type="float" office:value="NaN">
                <text:p>NaN</text:p>
              </table:table-cell>
              <table:table-cell office:value-type="float" office:value="0.108915">
                <text:p>0.108915</text:p>
              </table:table-cell>
              <table:table-cell office:value-type="float" office:value="0.00224972">
                <text:p>0.00224972</text:p>
              </table:table-cell>
              <table:table-cell office:value-type="float" office:value="0.011898">
                <text:p>0.011898</text:p>
              </table:table-cell>
              <table:table-cell office:value-type="float" office:value="0.00440706">
                <text:p>0.00440706</text:p>
              </table:table-cell>
              <table:table-cell office:value-type="float" office:value="0.00254618">
                <text:p>0.002546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74000">
                <text:p>674000</text:p>
              </table:table-cell>
              <table:table-cell office:value-type="float" office:value="NaN">
                <text:p>NaN</text:p>
              </table:table-cell>
              <table:table-cell office:value-type="float" office:value="0.106607">
                <text:p>0.106607</text:p>
              </table:table-cell>
              <table:table-cell office:value-type="float" office:value="0.00225564">
                <text:p>0.00225564</text:p>
              </table:table-cell>
              <table:table-cell office:value-type="float" office:value="0.0118865">
                <text:p>0.0118865</text:p>
              </table:table-cell>
              <table:table-cell office:value-type="float" office:value="0.00459733">
                <text:p>0.00459733</text:p>
              </table:table-cell>
              <table:table-cell office:value-type="float" office:value="0.00254184">
                <text:p>0.002541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73000">
                <text:p>673000</text:p>
              </table:table-cell>
              <table:table-cell office:value-type="float" office:value="NaN">
                <text:p>NaN</text:p>
              </table:table-cell>
              <table:table-cell office:value-type="float" office:value="0.107983">
                <text:p>0.107983</text:p>
              </table:table-cell>
              <table:table-cell office:value-type="float" office:value="0.00220353">
                <text:p>0.00220353</text:p>
              </table:table-cell>
              <table:table-cell office:value-type="float" office:value="0.0137695">
                <text:p>0.0137695</text:p>
              </table:table-cell>
              <table:table-cell office:value-type="float" office:value="0.00442877">
                <text:p>0.00442877</text:p>
              </table:table-cell>
              <table:table-cell office:value-type="float" office:value="0.00258013">
                <text:p>0.002580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72000">
                <text:p>672000</text:p>
              </table:table-cell>
              <table:table-cell office:value-type="float" office:value="NaN">
                <text:p>NaN</text:p>
              </table:table-cell>
              <table:table-cell office:value-type="float" office:value="0.10625">
                <text:p>0.10625</text:p>
              </table:table-cell>
              <table:table-cell office:value-type="float" office:value="0.00223669">
                <text:p>0.00223669</text:p>
              </table:table-cell>
              <table:table-cell office:value-type="float" office:value="0.0137478">
                <text:p>0.0137478</text:p>
              </table:table-cell>
              <table:table-cell office:value-type="float" office:value="0.00439245">
                <text:p>0.00439245</text:p>
              </table:table-cell>
              <table:table-cell office:value-type="float" office:value="0.00256355">
                <text:p>0.002563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71000">
                <text:p>671000</text:p>
              </table:table-cell>
              <table:table-cell office:value-type="float" office:value="NaN">
                <text:p>NaN</text:p>
              </table:table-cell>
              <table:table-cell office:value-type="float" office:value="0.10702">
                <text:p>0.10702</text:p>
              </table:table-cell>
              <table:table-cell office:value-type="float" office:value="0.00273132">
                <text:p>0.00273132</text:p>
              </table:table-cell>
              <table:table-cell office:value-type="float" office:value="0.0117183">
                <text:p>0.0117183</text:p>
              </table:table-cell>
              <table:table-cell office:value-type="float" office:value="0.00478405">
                <text:p>0.00478405</text:p>
              </table:table-cell>
              <table:table-cell office:value-type="float" office:value="0.00254499">
                <text:p>0.002544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70000">
                <text:p>670000</text:p>
              </table:table-cell>
              <table:table-cell office:value-type="float" office:value="NaN">
                <text:p>NaN</text:p>
              </table:table-cell>
              <table:table-cell office:value-type="float" office:value="0.106783">
                <text:p>0.106783</text:p>
              </table:table-cell>
              <table:table-cell office:value-type="float" office:value="0.00256592">
                <text:p>0.00256592</text:p>
              </table:table-cell>
              <table:table-cell office:value-type="float" office:value="0.0111349">
                <text:p>0.0111349</text:p>
              </table:table-cell>
              <table:table-cell office:value-type="float" office:value="0.00481761">
                <text:p>0.00481761</text:p>
              </table:table-cell>
              <table:table-cell office:value-type="float" office:value="0.00260302">
                <text:p>0.002603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9000">
                <text:p>669000</text:p>
              </table:table-cell>
              <table:table-cell office:value-type="float" office:value="NaN">
                <text:p>NaN</text:p>
              </table:table-cell>
              <table:table-cell office:value-type="float" office:value="0.107446">
                <text:p>0.107446</text:p>
              </table:table-cell>
              <table:table-cell office:value-type="float" office:value="0.00245499">
                <text:p>0.00245499</text:p>
              </table:table-cell>
              <table:table-cell office:value-type="float" office:value="0.0115458">
                <text:p>0.0115458</text:p>
              </table:table-cell>
              <table:table-cell office:value-type="float" office:value="0.00445206">
                <text:p>0.00445206</text:p>
              </table:table-cell>
              <table:table-cell office:value-type="float" office:value="0.00278935">
                <text:p>0.002789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8000">
                <text:p>668000</text:p>
              </table:table-cell>
              <table:table-cell office:value-type="float" office:value="NaN">
                <text:p>NaN</text:p>
              </table:table-cell>
              <table:table-cell office:value-type="float" office:value="0.106868">
                <text:p>0.106868</text:p>
              </table:table-cell>
              <table:table-cell office:value-type="float" office:value="0.00236183">
                <text:p>0.00236183</text:p>
              </table:table-cell>
              <table:table-cell office:value-type="float" office:value="0.0112679">
                <text:p>0.0112679</text:p>
              </table:table-cell>
              <table:table-cell office:value-type="float" office:value="0.00432021">
                <text:p>0.00432021</text:p>
              </table:table-cell>
              <table:table-cell office:value-type="float" office:value="0.00256434">
                <text:p>0.002564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000">
                <text:p>667000</text:p>
              </table:table-cell>
              <table:table-cell office:value-type="float" office:value="NaN">
                <text:p>NaN</text:p>
              </table:table-cell>
              <table:table-cell office:value-type="float" office:value="0.107633">
                <text:p>0.107633</text:p>
              </table:table-cell>
              <table:table-cell office:value-type="float" office:value="0.0024242">
                <text:p>0.0024242</text:p>
              </table:table-cell>
              <table:table-cell office:value-type="float" office:value="0.0116619">
                <text:p>0.0116619</text:p>
              </table:table-cell>
              <table:table-cell office:value-type="float" office:value="0.0042835">
                <text:p>0.0042835</text:p>
              </table:table-cell>
              <table:table-cell office:value-type="float" office:value="0.00250947">
                <text:p>0.002509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6000">
                <text:p>666000</text:p>
              </table:table-cell>
              <table:table-cell office:value-type="float" office:value="NaN">
                <text:p>NaN</text:p>
              </table:table-cell>
              <table:table-cell office:value-type="float" office:value="0.106051">
                <text:p>0.106051</text:p>
              </table:table-cell>
              <table:table-cell office:value-type="float" office:value="0.00242459">
                <text:p>0.00242459</text:p>
              </table:table-cell>
              <table:table-cell office:value-type="float" office:value="0.0114831">
                <text:p>0.0114831</text:p>
              </table:table-cell>
              <table:table-cell office:value-type="float" office:value="0.00445325">
                <text:p>0.00445325</text:p>
              </table:table-cell>
              <table:table-cell office:value-type="float" office:value="0.00256118">
                <text:p>0.002561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65000">
                <text:p>665000</text:p>
              </table:table-cell>
              <table:table-cell office:value-type="float" office:value="NaN">
                <text:p>NaN</text:p>
              </table:table-cell>
              <table:table-cell office:value-type="float" office:value="0.107671">
                <text:p>0.107671</text:p>
              </table:table-cell>
              <table:table-cell office:value-type="float" office:value="0.00226906">
                <text:p>0.00226906</text:p>
              </table:table-cell>
              <table:table-cell office:value-type="float" office:value="0.0114823">
                <text:p>0.0114823</text:p>
              </table:table-cell>
              <table:table-cell office:value-type="float" office:value="0.0044797">
                <text:p>0.0044797</text:p>
              </table:table-cell>
              <table:table-cell office:value-type="float" office:value="0.00257381">
                <text:p>0.002573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64000">
                <text:p>664000</text:p>
              </table:table-cell>
              <table:table-cell office:value-type="float" office:value="NaN">
                <text:p>NaN</text:p>
              </table:table-cell>
              <table:table-cell office:value-type="float" office:value="0.104762">
                <text:p>0.104762</text:p>
              </table:table-cell>
              <table:table-cell office:value-type="float" office:value="0.00232354">
                <text:p>0.00232354</text:p>
              </table:table-cell>
              <table:table-cell office:value-type="float" office:value="0.0112221">
                <text:p>0.0112221</text:p>
              </table:table-cell>
              <table:table-cell office:value-type="float" office:value="0.00472879">
                <text:p>0.00472879</text:p>
              </table:table-cell>
              <table:table-cell office:value-type="float" office:value="0.00255171">
                <text:p>0.002551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63000">
                <text:p>663000</text:p>
              </table:table-cell>
              <table:table-cell office:value-type="float" office:value="NaN">
                <text:p>NaN</text:p>
              </table:table-cell>
              <table:table-cell office:value-type="float" office:value="0.106007">
                <text:p>0.106007</text:p>
              </table:table-cell>
              <table:table-cell office:value-type="float" office:value="0.00233301">
                <text:p>0.00233301</text:p>
              </table:table-cell>
              <table:table-cell office:value-type="float" office:value="0.0118253">
                <text:p>0.0118253</text:p>
              </table:table-cell>
              <table:table-cell office:value-type="float" office:value="0.00436522">
                <text:p>0.00436522</text:p>
              </table:table-cell>
              <table:table-cell office:value-type="float" office:value="0.00287698">
                <text:p>0.002876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2000">
                <text:p>662000</text:p>
              </table:table-cell>
              <table:table-cell office:value-type="float" office:value="NaN">
                <text:p>NaN</text:p>
              </table:table-cell>
              <table:table-cell office:value-type="float" office:value="0.105304">
                <text:p>0.105304</text:p>
              </table:table-cell>
              <table:table-cell office:value-type="float" office:value="0.00228446">
                <text:p>0.00228446</text:p>
              </table:table-cell>
              <table:table-cell office:value-type="float" office:value="0.0136712">
                <text:p>0.0136712</text:p>
              </table:table-cell>
              <table:table-cell office:value-type="float" office:value="0.00426534">
                <text:p>0.00426534</text:p>
              </table:table-cell>
              <table:table-cell office:value-type="float" office:value="0.00253118">
                <text:p>0.002531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61000">
                <text:p>661000</text:p>
              </table:table-cell>
              <table:table-cell office:value-type="float" office:value="NaN">
                <text:p>NaN</text:p>
              </table:table-cell>
              <table:table-cell office:value-type="float" office:value="0.106225">
                <text:p>0.106225</text:p>
              </table:table-cell>
              <table:table-cell office:value-type="float" office:value="0.00224261">
                <text:p>0.00224261</text:p>
              </table:table-cell>
              <table:table-cell office:value-type="float" office:value="0.0137241">
                <text:p>0.0137241</text:p>
              </table:table-cell>
              <table:table-cell office:value-type="float" office:value="0.00429377">
                <text:p>0.00429377</text:p>
              </table:table-cell>
              <table:table-cell office:value-type="float" office:value="0.00255131">
                <text:p>0.002551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60000">
                <text:p>660000</text:p>
              </table:table-cell>
              <table:table-cell office:value-type="float" office:value="NaN">
                <text:p>NaN</text:p>
              </table:table-cell>
              <table:table-cell office:value-type="float" office:value="0.105289">
                <text:p>0.105289</text:p>
              </table:table-cell>
              <table:table-cell office:value-type="float" office:value="0.0024621">
                <text:p>0.0024621</text:p>
              </table:table-cell>
              <table:table-cell office:value-type="float" office:value="0.0117941">
                <text:p>0.0117941</text:p>
              </table:table-cell>
              <table:table-cell office:value-type="float" office:value="0.00457838">
                <text:p>0.00457838</text:p>
              </table:table-cell>
              <table:table-cell office:value-type="float" office:value="0.00258565">
                <text:p>0.002585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59000">
                <text:p>659000</text:p>
              </table:table-cell>
              <table:table-cell office:value-type="float" office:value="NaN">
                <text:p>NaN</text:p>
              </table:table-cell>
              <table:table-cell office:value-type="float" office:value="0.106448">
                <text:p>0.106448</text:p>
              </table:table-cell>
              <table:table-cell office:value-type="float" office:value="0.00262552">
                <text:p>0.00262552</text:p>
              </table:table-cell>
              <table:table-cell office:value-type="float" office:value="0.0113603">
                <text:p>0.0113603</text:p>
              </table:table-cell>
              <table:table-cell office:value-type="float" office:value="0.00428626">
                <text:p>0.00428626</text:p>
              </table:table-cell>
              <table:table-cell office:value-type="float" office:value="0.00283356">
                <text:p>0.002833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58000">
                <text:p>658000</text:p>
              </table:table-cell>
              <table:table-cell office:value-type="float" office:value="NaN">
                <text:p>NaN</text:p>
              </table:table-cell>
              <table:table-cell office:value-type="float" office:value="0.104058">
                <text:p>0.104058</text:p>
              </table:table-cell>
              <table:table-cell office:value-type="float" office:value="0.00229906">
                <text:p>0.00229906</text:p>
              </table:table-cell>
              <table:table-cell office:value-type="float" office:value="0.0117353">
                <text:p>0.0117353</text:p>
              </table:table-cell>
              <table:table-cell office:value-type="float" office:value="0.00423297">
                <text:p>0.00423297</text:p>
              </table:table-cell>
              <table:table-cell office:value-type="float" office:value="0.00288883">
                <text:p>0.002888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57000">
                <text:p>657000</text:p>
              </table:table-cell>
              <table:table-cell office:value-type="float" office:value="NaN">
                <text:p>NaN</text:p>
              </table:table-cell>
              <table:table-cell office:value-type="float" office:value="0.105526">
                <text:p>0.105526</text:p>
              </table:table-cell>
              <table:table-cell office:value-type="float" office:value="0.0023334">
                <text:p>0.0023334</text:p>
              </table:table-cell>
              <table:table-cell office:value-type="float" office:value="0.0114846">
                <text:p>0.0114846</text:p>
              </table:table-cell>
              <table:table-cell office:value-type="float" office:value="0.00434943">
                <text:p>0.00434943</text:p>
              </table:table-cell>
              <table:table-cell office:value-type="float" office:value="0.00267053">
                <text:p>0.002670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56000">
                <text:p>656000</text:p>
              </table:table-cell>
              <table:table-cell office:value-type="float" office:value="NaN">
                <text:p>NaN</text:p>
              </table:table-cell>
              <table:table-cell office:value-type="float" office:value="0.104331">
                <text:p>0.104331</text:p>
              </table:table-cell>
              <table:table-cell office:value-type="float" office:value="0.00231367">
                <text:p>0.00231367</text:p>
              </table:table-cell>
              <table:table-cell office:value-type="float" office:value="0.0132346">
                <text:p>0.0132346</text:p>
              </table:table-cell>
              <table:table-cell office:value-type="float" office:value="0.00539079">
                <text:p>0.00539079</text:p>
              </table:table-cell>
              <table:table-cell office:value-type="float" office:value="0.00256513">
                <text:p>0.002565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55000">
                <text:p>655000</text:p>
              </table:table-cell>
              <table:table-cell office:value-type="float" office:value="NaN">
                <text:p>NaN</text:p>
              </table:table-cell>
              <table:table-cell office:value-type="float" office:value="0.106521">
                <text:p>0.106521</text:p>
              </table:table-cell>
              <table:table-cell office:value-type="float" office:value="0.00223748">
                <text:p>0.00223748</text:p>
              </table:table-cell>
              <table:table-cell office:value-type="float" office:value="0.0136092">
                <text:p>0.0136092</text:p>
              </table:table-cell>
              <table:table-cell office:value-type="float" office:value="0.0043664">
                <text:p>0.0043664</text:p>
              </table:table-cell>
              <table:table-cell office:value-type="float" office:value="0.00256513">
                <text:p>0.002565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54000">
                <text:p>654000</text:p>
              </table:table-cell>
              <table:table-cell office:value-type="float" office:value="NaN">
                <text:p>NaN</text:p>
              </table:table-cell>
              <table:table-cell office:value-type="float" office:value="0.103443">
                <text:p>0.103443</text:p>
              </table:table-cell>
              <table:table-cell office:value-type="float" office:value="0.00230972">
                <text:p>0.00230972</text:p>
              </table:table-cell>
              <table:table-cell office:value-type="float" office:value="0.0150027">
                <text:p>0.0150027</text:p>
              </table:table-cell>
              <table:table-cell office:value-type="float" office:value="0.00420613">
                <text:p>0.00420613</text:p>
              </table:table-cell>
              <table:table-cell office:value-type="float" office:value="0.00253394">
                <text:p>0.002533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53000">
                <text:p>653000</text:p>
              </table:table-cell>
              <table:table-cell office:value-type="float" office:value="NaN">
                <text:p>NaN</text:p>
              </table:table-cell>
              <table:table-cell office:value-type="float" office:value="0.106094">
                <text:p>0.106094</text:p>
              </table:table-cell>
              <table:table-cell office:value-type="float" office:value="0.00224853">
                <text:p>0.00224853</text:p>
              </table:table-cell>
              <table:table-cell office:value-type="float" office:value="0.0126172">
                <text:p>0.0126172</text:p>
              </table:table-cell>
              <table:table-cell office:value-type="float" office:value="0.00434311">
                <text:p>0.00434311</text:p>
              </table:table-cell>
              <table:table-cell office:value-type="float" office:value="0.00259237">
                <text:p>0.002592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52000">
                <text:p>652000</text:p>
              </table:table-cell>
              <table:table-cell office:value-type="float" office:value="NaN">
                <text:p>NaN</text:p>
              </table:table-cell>
              <table:table-cell office:value-type="float" office:value="0.102739">
                <text:p>0.102739</text:p>
              </table:table-cell>
              <table:table-cell office:value-type="float" office:value="0.00225445">
                <text:p>0.00225445</text:p>
              </table:table-cell>
              <table:table-cell office:value-type="float" office:value="0.0110105">
                <text:p>0.0110105</text:p>
              </table:table-cell>
              <table:table-cell office:value-type="float" office:value="0.00418323">
                <text:p>0.00418323</text:p>
              </table:table-cell>
              <table:table-cell office:value-type="float" office:value="0.00256986">
                <text:p>0.002569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51000">
                <text:p>651000</text:p>
              </table:table-cell>
              <table:table-cell office:value-type="float" office:value="NaN">
                <text:p>NaN</text:p>
              </table:table-cell>
              <table:table-cell office:value-type="float" office:value="0.104353">
                <text:p>0.104353</text:p>
              </table:table-cell>
              <table:table-cell office:value-type="float" office:value="0.00283554">
                <text:p>0.00283554</text:p>
              </table:table-cell>
              <table:table-cell office:value-type="float" office:value="0.0112387">
                <text:p>0.0112387</text:p>
              </table:table-cell>
              <table:table-cell office:value-type="float" office:value="0.0041856">
                <text:p>0.0041856</text:p>
              </table:table-cell>
              <table:table-cell office:value-type="float" office:value="0.00281422">
                <text:p>0.002814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50000">
                <text:p>650000</text:p>
              </table:table-cell>
              <table:table-cell office:value-type="float" office:value="NaN">
                <text:p>NaN</text:p>
              </table:table-cell>
              <table:table-cell office:value-type="float" office:value="0.103046">
                <text:p>0.103046</text:p>
              </table:table-cell>
              <table:table-cell office:value-type="float" office:value="0.0030791">
                <text:p>0.0030791</text:p>
              </table:table-cell>
              <table:table-cell office:value-type="float" office:value="0.0115135">
                <text:p>0.0115135</text:p>
              </table:table-cell>
              <table:table-cell office:value-type="float" office:value="0.00424718">
                <text:p>0.00424718</text:p>
              </table:table-cell>
              <table:table-cell office:value-type="float" office:value="0.00293146">
                <text:p>0.002931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49000">
                <text:p>649000</text:p>
              </table:table-cell>
              <table:table-cell office:value-type="float" office:value="NaN">
                <text:p>NaN</text:p>
              </table:table-cell>
              <table:table-cell office:value-type="float" office:value="0.103548">
                <text:p>0.103548</text:p>
              </table:table-cell>
              <table:table-cell office:value-type="float" office:value="0.00247039">
                <text:p>0.00247039</text:p>
              </table:table-cell>
              <table:table-cell office:value-type="float" office:value="0.0112316">
                <text:p>0.0112316</text:p>
              </table:table-cell>
              <table:table-cell office:value-type="float" office:value="0.00468142">
                <text:p>0.00468142</text:p>
              </table:table-cell>
              <table:table-cell office:value-type="float" office:value="0.00257736">
                <text:p>0.002577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48000">
                <text:p>648000</text:p>
              </table:table-cell>
              <table:table-cell office:value-type="float" office:value="NaN">
                <text:p>NaN</text:p>
              </table:table-cell>
              <table:table-cell office:value-type="float" office:value="0.103421">
                <text:p>0.103421</text:p>
              </table:table-cell>
              <table:table-cell office:value-type="float" office:value="0.00228446">
                <text:p>0.00228446</text:p>
              </table:table-cell>
              <table:table-cell office:value-type="float" office:value="0.0107212">
                <text:p>0.0107212</text:p>
              </table:table-cell>
              <table:table-cell office:value-type="float" office:value="0.00468457">
                <text:p>0.00468457</text:p>
              </table:table-cell>
              <table:table-cell office:value-type="float" office:value="0.00258842">
                <text:p>0.002588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47000">
                <text:p>647000</text:p>
              </table:table-cell>
              <table:table-cell office:value-type="float" office:value="NaN">
                <text:p>NaN</text:p>
              </table:table-cell>
              <table:table-cell office:value-type="float" office:value="0.102724">
                <text:p>0.102724</text:p>
              </table:table-cell>
              <table:table-cell office:value-type="float" office:value="0.00243486">
                <text:p>0.00243486</text:p>
              </table:table-cell>
              <table:table-cell office:value-type="float" office:value="0.0112478">
                <text:p>0.0112478</text:p>
              </table:table-cell>
              <table:table-cell office:value-type="float" office:value="0.00427797">
                <text:p>0.00427797</text:p>
              </table:table-cell>
              <table:table-cell office:value-type="float" office:value="0.00261013">
                <text:p>0.002610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46000">
                <text:p>646000</text:p>
              </table:table-cell>
              <table:table-cell office:value-type="float" office:value="NaN">
                <text:p>NaN</text:p>
              </table:table-cell>
              <table:table-cell office:value-type="float" office:value="0.103122">
                <text:p>0.103122</text:p>
              </table:table-cell>
              <table:table-cell office:value-type="float" office:value="0.00279369">
                <text:p>0.00279369</text:p>
              </table:table-cell>
              <table:table-cell office:value-type="float" office:value="0.0105799">
                <text:p>0.0105799</text:p>
              </table:table-cell>
              <table:table-cell office:value-type="float" office:value="0.00431706">
                <text:p>0.00431706</text:p>
              </table:table-cell>
              <table:table-cell office:value-type="float" office:value="0.00254184">
                <text:p>0.002541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45000">
                <text:p>645000</text:p>
              </table:table-cell>
              <table:table-cell office:value-type="float" office:value="NaN">
                <text:p>NaN</text:p>
              </table:table-cell>
              <table:table-cell office:value-type="float" office:value="0.103656">
                <text:p>0.103656</text:p>
              </table:table-cell>
              <table:table-cell office:value-type="float" office:value="0.00245538">
                <text:p>0.00245538</text:p>
              </table:table-cell>
              <table:table-cell office:value-type="float" office:value="0.0111049">
                <text:p>0.0111049</text:p>
              </table:table-cell>
              <table:table-cell office:value-type="float" office:value="0.0042085">
                <text:p>0.0042085</text:p>
              </table:table-cell>
              <table:table-cell office:value-type="float" office:value="0.00273408">
                <text:p>0.002734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44000">
                <text:p>644000</text:p>
              </table:table-cell>
              <table:table-cell office:value-type="float" office:value="NaN">
                <text:p>NaN</text:p>
              </table:table-cell>
              <table:table-cell office:value-type="float" office:value="0.102346">
                <text:p>0.102346</text:p>
              </table:table-cell>
              <table:table-cell office:value-type="float" office:value="0.00232867">
                <text:p>0.00232867</text:p>
              </table:table-cell>
              <table:table-cell office:value-type="float" office:value="0.0108992">
                <text:p>0.0108992</text:p>
              </table:table-cell>
              <table:table-cell office:value-type="float" office:value="0.00458667">
                <text:p>0.00458667</text:p>
              </table:table-cell>
              <table:table-cell office:value-type="float" office:value="0.00264487">
                <text:p>0.002644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43000">
                <text:p>643000</text:p>
              </table:table-cell>
              <table:table-cell office:value-type="float" office:value="NaN">
                <text:p>NaN</text:p>
              </table:table-cell>
              <table:table-cell office:value-type="float" office:value="0.103044">
                <text:p>0.103044</text:p>
              </table:table-cell>
              <table:table-cell office:value-type="float" office:value="0.0022734">
                <text:p>0.0022734</text:p>
              </table:table-cell>
              <table:table-cell office:value-type="float" office:value="0.0105337">
                <text:p>0.0105337</text:p>
              </table:table-cell>
              <table:table-cell office:value-type="float" office:value="0.00465615">
                <text:p>0.00465615</text:p>
              </table:table-cell>
              <table:table-cell office:value-type="float" office:value="0.0025217">
                <text:p>0.00252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42000">
                <text:p>642000</text:p>
              </table:table-cell>
              <table:table-cell office:value-type="float" office:value="NaN">
                <text:p>NaN</text:p>
              </table:table-cell>
              <table:table-cell office:value-type="float" office:value="0.101139">
                <text:p>0.101139</text:p>
              </table:table-cell>
              <table:table-cell office:value-type="float" office:value="0.00224774">
                <text:p>0.00224774</text:p>
              </table:table-cell>
              <table:table-cell office:value-type="float" office:value="0.0113789">
                <text:p>0.0113789</text:p>
              </table:table-cell>
              <table:table-cell office:value-type="float" office:value="0.00445127">
                <text:p>0.00445127</text:p>
              </table:table-cell>
              <table:table-cell office:value-type="float" office:value="0.00254184">
                <text:p>0.002541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41000">
                <text:p>641000</text:p>
              </table:table-cell>
              <table:table-cell office:value-type="float" office:value="NaN">
                <text:p>NaN</text:p>
              </table:table-cell>
              <table:table-cell office:value-type="float" office:value="0.102232">
                <text:p>0.102232</text:p>
              </table:table-cell>
              <table:table-cell office:value-type="float" office:value="0.00220827">
                <text:p>0.00220827</text:p>
              </table:table-cell>
              <table:table-cell office:value-type="float" office:value="0.0111448">
                <text:p>0.0111448</text:p>
              </table:table-cell>
              <table:table-cell office:value-type="float" office:value="0.00412086">
                <text:p>0.00412086</text:p>
              </table:table-cell>
              <table:table-cell office:value-type="float" office:value="0.0025371">
                <text:p>0.00253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40000">
                <text:p>640000</text:p>
              </table:table-cell>
              <table:table-cell office:value-type="float" office:value="NaN">
                <text:p>NaN</text:p>
              </table:table-cell>
              <table:table-cell office:value-type="float" office:value="0.101807">
                <text:p>0.101807</text:p>
              </table:table-cell>
              <table:table-cell office:value-type="float" office:value="0.00220314">
                <text:p>0.00220314</text:p>
              </table:table-cell>
              <table:table-cell office:value-type="float" office:value="0.0109557">
                <text:p>0.0109557</text:p>
              </table:table-cell>
              <table:table-cell office:value-type="float" office:value="0.004171">
                <text:p>0.004171</text:p>
              </table:table-cell>
              <table:table-cell office:value-type="float" office:value="0.00252644">
                <text:p>0.002526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39000">
                <text:p>639000</text:p>
              </table:table-cell>
              <table:table-cell office:value-type="float" office:value="NaN">
                <text:p>NaN</text:p>
              </table:table-cell>
              <table:table-cell office:value-type="float" office:value="0.102179">
                <text:p>0.102179</text:p>
              </table:table-cell>
              <table:table-cell office:value-type="float" office:value="0.00218971">
                <text:p>0.00218971</text:p>
              </table:table-cell>
              <table:table-cell office:value-type="float" office:value="0.0106513">
                <text:p>0.0106513</text:p>
              </table:table-cell>
              <table:table-cell office:value-type="float" office:value="0.00416271">
                <text:p>0.00416271</text:p>
              </table:table-cell>
              <table:table-cell office:value-type="float" office:value="0.00252841">
                <text:p>0.002528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38000">
                <text:p>638000</text:p>
              </table:table-cell>
              <table:table-cell office:value-type="float" office:value="NaN">
                <text:p>NaN</text:p>
              </table:table-cell>
              <table:table-cell office:value-type="float" office:value="0.0998588">
                <text:p>0.0998588</text:p>
              </table:table-cell>
              <table:table-cell office:value-type="float" office:value="0.00217748">
                <text:p>0.00217748</text:p>
              </table:table-cell>
              <table:table-cell office:value-type="float" office:value="0.0129302">
                <text:p>0.0129302</text:p>
              </table:table-cell>
              <table:table-cell office:value-type="float" office:value="0.00436679">
                <text:p>0.00436679</text:p>
              </table:table-cell>
              <table:table-cell office:value-type="float" office:value="0.00256355">
                <text:p>0.002563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37000">
                <text:p>637000</text:p>
              </table:table-cell>
              <table:table-cell office:value-type="float" office:value="NaN">
                <text:p>NaN</text:p>
              </table:table-cell>
              <table:table-cell office:value-type="float" office:value="0.101242">
                <text:p>0.101242</text:p>
              </table:table-cell>
              <table:table-cell office:value-type="float" office:value="0.00219011">
                <text:p>0.00219011</text:p>
              </table:table-cell>
              <table:table-cell office:value-type="float" office:value="0.0127258">
                <text:p>0.0127258</text:p>
              </table:table-cell>
              <table:table-cell office:value-type="float" office:value="0.00415678">
                <text:p>0.00415678</text:p>
              </table:table-cell>
              <table:table-cell office:value-type="float" office:value="0.0025367">
                <text:p>0.00253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36000">
                <text:p>636000</text:p>
              </table:table-cell>
              <table:table-cell office:value-type="float" office:value="NaN">
                <text:p>NaN</text:p>
              </table:table-cell>
              <table:table-cell office:value-type="float" office:value="0.100953">
                <text:p>0.100953</text:p>
              </table:table-cell>
              <table:table-cell office:value-type="float" office:value="0.00229867">
                <text:p>0.00229867</text:p>
              </table:table-cell>
              <table:table-cell office:value-type="float" office:value="0.0131213">
                <text:p>0.0131213</text:p>
              </table:table-cell>
              <table:table-cell office:value-type="float" office:value="0.00411691">
                <text:p>0.00411691</text:p>
              </table:table-cell>
              <table:table-cell office:value-type="float" office:value="0.00257697">
                <text:p>0.002576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35000">
                <text:p>635000</text:p>
              </table:table-cell>
              <table:table-cell office:value-type="float" office:value="NaN">
                <text:p>NaN</text:p>
              </table:table-cell>
              <table:table-cell office:value-type="float" office:value="0.0998513">
                <text:p>0.0998513</text:p>
              </table:table-cell>
              <table:table-cell office:value-type="float" office:value="0.00230814">
                <text:p>0.00230814</text:p>
              </table:table-cell>
              <table:table-cell office:value-type="float" office:value="0.013085">
                <text:p>0.013085</text:p>
              </table:table-cell>
              <table:table-cell office:value-type="float" office:value="0.00634058">
                <text:p>0.00634058</text:p>
              </table:table-cell>
              <table:table-cell office:value-type="float" office:value="0.00248302">
                <text:p>0.002483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34000">
                <text:p>634000</text:p>
              </table:table-cell>
              <table:table-cell office:value-type="float" office:value="NaN">
                <text:p>NaN</text:p>
              </table:table-cell>
              <table:table-cell office:value-type="float" office:value="0.100441">
                <text:p>0.100441</text:p>
              </table:table-cell>
              <table:table-cell office:value-type="float" office:value="0.00226866">
                <text:p>0.00226866</text:p>
              </table:table-cell>
              <table:table-cell office:value-type="float" office:value="0.0119915">
                <text:p>0.0119915</text:p>
              </table:table-cell>
              <table:table-cell office:value-type="float" office:value="0.00531263">
                <text:p>0.00531263</text:p>
              </table:table-cell>
              <table:table-cell office:value-type="float" office:value="0.00282764">
                <text:p>0.002827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33000">
                <text:p>633000</text:p>
              </table:table-cell>
              <table:table-cell office:value-type="float" office:value="NaN">
                <text:p>NaN</text:p>
              </table:table-cell>
              <table:table-cell office:value-type="float" office:value="0.101405">
                <text:p>0.101405</text:p>
              </table:table-cell>
              <table:table-cell office:value-type="float" office:value="0.00224301">
                <text:p>0.00224301</text:p>
              </table:table-cell>
              <table:table-cell office:value-type="float" office:value="0.0119228">
                <text:p>0.0119228</text:p>
              </table:table-cell>
              <table:table-cell office:value-type="float" office:value="0.00417613">
                <text:p>0.00417613</text:p>
              </table:table-cell>
              <table:table-cell office:value-type="float" office:value="0.00259513">
                <text:p>0.002595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32000">
                <text:p>632000</text:p>
              </table:table-cell>
              <table:table-cell office:value-type="float" office:value="NaN">
                <text:p>NaN</text:p>
              </table:table-cell>
              <table:table-cell office:value-type="float" office:value="0.101638">
                <text:p>0.101638</text:p>
              </table:table-cell>
              <table:table-cell office:value-type="float" office:value="0.00221577">
                <text:p>0.00221577</text:p>
              </table:table-cell>
              <table:table-cell office:value-type="float" office:value="0.010705">
                <text:p>0.010705</text:p>
              </table:table-cell>
              <table:table-cell office:value-type="float" office:value="0.00578358">
                <text:p>0.00578358</text:p>
              </table:table-cell>
              <table:table-cell office:value-type="float" office:value="0.00254499">
                <text:p>0.002544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31000">
                <text:p>631000</text:p>
              </table:table-cell>
              <table:table-cell office:value-type="float" office:value="NaN">
                <text:p>NaN</text:p>
              </table:table-cell>
              <table:table-cell office:value-type="float" office:value="0.101312">
                <text:p>0.101312</text:p>
              </table:table-cell>
              <table:table-cell office:value-type="float" office:value="0.00219958">
                <text:p>0.00219958</text:p>
              </table:table-cell>
              <table:table-cell office:value-type="float" office:value="0.0106549">
                <text:p>0.0106549</text:p>
              </table:table-cell>
              <table:table-cell office:value-type="float" office:value="0.00680363">
                <text:p>0.00680363</text:p>
              </table:table-cell>
              <table:table-cell office:value-type="float" office:value="0.00250315">
                <text:p>0.002503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30000">
                <text:p>630000</text:p>
              </table:table-cell>
              <table:table-cell office:value-type="float" office:value="NaN">
                <text:p>NaN</text:p>
              </table:table-cell>
              <table:table-cell office:value-type="float" office:value="0.0989307">
                <text:p>0.0989307</text:p>
              </table:table-cell>
              <table:table-cell office:value-type="float" office:value="0.00217866">
                <text:p>0.00217866</text:p>
              </table:table-cell>
              <table:table-cell office:value-type="float" office:value="0.0104926">
                <text:p>0.0104926</text:p>
              </table:table-cell>
              <table:table-cell office:value-type="float" office:value="0.00453615">
                <text:p>0.00453615</text:p>
              </table:table-cell>
              <table:table-cell office:value-type="float" office:value="0.00252723">
                <text:p>0.002527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29000">
                <text:p>629000</text:p>
              </table:table-cell>
              <table:table-cell office:value-type="float" office:value="NaN">
                <text:p>NaN</text:p>
              </table:table-cell>
              <table:table-cell office:value-type="float" office:value="0.100407">
                <text:p>0.100407</text:p>
              </table:table-cell>
              <table:table-cell office:value-type="float" office:value="0.00219998">
                <text:p>0.00219998</text:p>
              </table:table-cell>
              <table:table-cell office:value-type="float" office:value="0.0105483">
                <text:p>0.0105483</text:p>
              </table:table-cell>
              <table:table-cell office:value-type="float" office:value="0.00438377">
                <text:p>0.00438377</text:p>
              </table:table-cell>
              <table:table-cell office:value-type="float" office:value="0.00256513">
                <text:p>0.002565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28000">
                <text:p>628000</text:p>
              </table:table-cell>
              <table:table-cell office:value-type="float" office:value="NaN">
                <text:p>NaN</text:p>
              </table:table-cell>
              <table:table-cell office:value-type="float" office:value="0.0983729">
                <text:p>0.0983729</text:p>
              </table:table-cell>
              <table:table-cell office:value-type="float" office:value="0.00218458">
                <text:p>0.00218458</text:p>
              </table:table-cell>
              <table:table-cell office:value-type="float" office:value="0.0105447">
                <text:p>0.0105447</text:p>
              </table:table-cell>
              <table:table-cell office:value-type="float" office:value="0.0041631">
                <text:p>0.0041631</text:p>
              </table:table-cell>
              <table:table-cell office:value-type="float" office:value="0.00255289">
                <text:p>0.002552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27000">
                <text:p>627000</text:p>
              </table:table-cell>
              <table:table-cell office:value-type="float" office:value="NaN">
                <text:p>NaN</text:p>
              </table:table-cell>
              <table:table-cell office:value-type="float" office:value="0.0998059">
                <text:p>0.0998059</text:p>
              </table:table-cell>
              <table:table-cell office:value-type="float" office:value="0.00225682">
                <text:p>0.00225682</text:p>
              </table:table-cell>
              <table:table-cell office:value-type="float" office:value="0.0104839">
                <text:p>0.0104839</text:p>
              </table:table-cell>
              <table:table-cell office:value-type="float" office:value="0.0043664">
                <text:p>0.0043664</text:p>
              </table:table-cell>
              <table:table-cell office:value-type="float" office:value="0.00253355">
                <text:p>0.002533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26000">
                <text:p>626000</text:p>
              </table:table-cell>
              <table:table-cell office:value-type="float" office:value="NaN">
                <text:p>NaN</text:p>
              </table:table-cell>
              <table:table-cell office:value-type="float" office:value="0.0986441">
                <text:p>0.0986441</text:p>
              </table:table-cell>
              <table:table-cell office:value-type="float" office:value="0.00252763">
                <text:p>0.00252763</text:p>
              </table:table-cell>
              <table:table-cell office:value-type="float" office:value="0.0102771">
                <text:p>0.0102771</text:p>
              </table:table-cell>
              <table:table-cell office:value-type="float" office:value="0.00420889">
                <text:p>0.00420889</text:p>
              </table:table-cell>
              <table:table-cell office:value-type="float" office:value="0.00253789">
                <text:p>0.002537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5000">
                <text:p>625000</text:p>
              </table:table-cell>
              <table:table-cell office:value-type="float" office:value="NaN">
                <text:p>NaN</text:p>
              </table:table-cell>
              <table:table-cell office:value-type="float" office:value="0.0994553">
                <text:p>0.0994553</text:p>
              </table:table-cell>
              <table:table-cell office:value-type="float" office:value="0.00222406">
                <text:p>0.00222406</text:p>
              </table:table-cell>
              <table:table-cell office:value-type="float" office:value="0.0102309">
                <text:p>0.0102309</text:p>
              </table:table-cell>
              <table:table-cell office:value-type="float" office:value="0.00479353">
                <text:p>0.00479353</text:p>
              </table:table-cell>
              <table:table-cell office:value-type="float" office:value="0.00263934">
                <text:p>0.002639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24000">
                <text:p>624000</text:p>
              </table:table-cell>
              <table:table-cell office:value-type="float" office:value="NaN">
                <text:p>NaN</text:p>
              </table:table-cell>
              <table:table-cell office:value-type="float" office:value="0.0987621">
                <text:p>0.0987621</text:p>
              </table:table-cell>
              <table:table-cell office:value-type="float" office:value="0.00224182">
                <text:p>0.00224182</text:p>
              </table:table-cell>
              <table:table-cell office:value-type="float" office:value="0.0106576">
                <text:p>0.0106576</text:p>
              </table:table-cell>
              <table:table-cell office:value-type="float" office:value="0.00550961">
                <text:p>0.00550961</text:p>
              </table:table-cell>
              <table:table-cell office:value-type="float" office:value="0.00256">
                <text:p>0.002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23000">
                <text:p>623000</text:p>
              </table:table-cell>
              <table:table-cell office:value-type="float" office:value="NaN">
                <text:p>NaN</text:p>
              </table:table-cell>
              <table:table-cell office:value-type="float" office:value="0.100169">
                <text:p>0.100169</text:p>
              </table:table-cell>
              <table:table-cell office:value-type="float" office:value="0.00220945">
                <text:p>0.00220945</text:p>
              </table:table-cell>
              <table:table-cell office:value-type="float" office:value="0.0104137">
                <text:p>0.0104137</text:p>
              </table:table-cell>
              <table:table-cell office:value-type="float" office:value="0.00410823">
                <text:p>0.00410823</text:p>
              </table:table-cell>
              <table:table-cell office:value-type="float" office:value="0.00250552">
                <text:p>0.002505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22000">
                <text:p>622000</text:p>
              </table:table-cell>
              <table:table-cell office:value-type="float" office:value="NaN">
                <text:p>NaN</text:p>
              </table:table-cell>
              <table:table-cell office:value-type="float" office:value="0.100327">
                <text:p>0.100327</text:p>
              </table:table-cell>
              <table:table-cell office:value-type="float" office:value="0.00217866">
                <text:p>0.00217866</text:p>
              </table:table-cell>
              <table:table-cell office:value-type="float" office:value="0.0102917">
                <text:p>0.0102917</text:p>
              </table:table-cell>
              <table:table-cell office:value-type="float" office:value="0.00409954">
                <text:p>0.00409954</text:p>
              </table:table-cell>
              <table:table-cell office:value-type="float" office:value="0.00249723">
                <text:p>0.002497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21000">
                <text:p>621000</text:p>
              </table:table-cell>
              <table:table-cell office:value-type="float" office:value="NaN">
                <text:p>NaN</text:p>
              </table:table-cell>
              <table:table-cell office:value-type="float" office:value="0.0994147">
                <text:p>0.0994147</text:p>
              </table:table-cell>
              <table:table-cell office:value-type="float" office:value="0.00220827">
                <text:p>0.00220827</text:p>
              </table:table-cell>
              <table:table-cell office:value-type="float" office:value="0.0106154">
                <text:p>0.0106154</text:p>
              </table:table-cell>
              <table:table-cell office:value-type="float" office:value="0.0041406">
                <text:p>0.0041406</text:p>
              </table:table-cell>
              <table:table-cell office:value-type="float" office:value="0.00285764">
                <text:p>0.002857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20000">
                <text:p>620000</text:p>
              </table:table-cell>
              <table:table-cell office:value-type="float" office:value="NaN">
                <text:p>NaN</text:p>
              </table:table-cell>
              <table:table-cell office:value-type="float" office:value="0.098035">
                <text:p>0.098035</text:p>
              </table:table-cell>
              <table:table-cell office:value-type="float" office:value="0.002213">
                <text:p>0.002213</text:p>
              </table:table-cell>
              <table:table-cell office:value-type="float" office:value="0.01039">
                <text:p>0.01039</text:p>
              </table:table-cell>
              <table:table-cell office:value-type="float" office:value="0.00412244">
                <text:p>0.00412244</text:p>
              </table:table-cell>
              <table:table-cell office:value-type="float" office:value="0.00256197">
                <text:p>0.002561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19000">
                <text:p>619000</text:p>
              </table:table-cell>
              <table:table-cell office:value-type="float" office:value="NaN">
                <text:p>NaN</text:p>
              </table:table-cell>
              <table:table-cell office:value-type="float" office:value="0.0992465">
                <text:p>0.0992465</text:p>
              </table:table-cell>
              <table:table-cell office:value-type="float" office:value="0.00221103">
                <text:p>0.00221103</text:p>
              </table:table-cell>
              <table:table-cell office:value-type="float" office:value="0.0101962">
                <text:p>0.0101962</text:p>
              </table:table-cell>
              <table:table-cell office:value-type="float" office:value="0.00451128">
                <text:p>0.00451128</text:p>
              </table:table-cell>
              <table:table-cell office:value-type="float" office:value="0.0025442">
                <text:p>0.00254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8000">
                <text:p>618000</text:p>
              </table:table-cell>
              <table:table-cell office:value-type="float" office:value="NaN">
                <text:p>NaN</text:p>
              </table:table-cell>
              <table:table-cell office:value-type="float" office:value="0.0991533">
                <text:p>0.0991533</text:p>
              </table:table-cell>
              <table:table-cell office:value-type="float" office:value="0.00227222">
                <text:p>0.00227222</text:p>
              </table:table-cell>
              <table:table-cell office:value-type="float" office:value="0.0125288">
                <text:p>0.0125288</text:p>
              </table:table-cell>
              <table:table-cell office:value-type="float" office:value="0.00432614">
                <text:p>0.00432614</text:p>
              </table:table-cell>
              <table:table-cell office:value-type="float" office:value="0.00262513">
                <text:p>0.002625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7000">
                <text:p>617000</text:p>
              </table:table-cell>
              <table:table-cell office:value-type="float" office:value="NaN">
                <text:p>NaN</text:p>
              </table:table-cell>
              <table:table-cell office:value-type="float" office:value="0.0979809">
                <text:p>0.0979809</text:p>
              </table:table-cell>
              <table:table-cell office:value-type="float" office:value="0.00215458">
                <text:p>0.00215458</text:p>
              </table:table-cell>
              <table:table-cell office:value-type="float" office:value="0.0129685">
                <text:p>0.0129685</text:p>
              </table:table-cell>
              <table:table-cell office:value-type="float" office:value="0.00413744">
                <text:p>0.00413744</text:p>
              </table:table-cell>
              <table:table-cell office:value-type="float" office:value="0.00257855">
                <text:p>0.002578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6000">
                <text:p>616000</text:p>
              </table:table-cell>
              <table:table-cell office:value-type="float" office:value="NaN">
                <text:p>NaN</text:p>
              </table:table-cell>
              <table:table-cell office:value-type="float" office:value="0.0974503">
                <text:p>0.0974503</text:p>
              </table:table-cell>
              <table:table-cell office:value-type="float" office:value="0.00221261">
                <text:p>0.00221261</text:p>
              </table:table-cell>
              <table:table-cell office:value-type="float" office:value="0.0116801">
                <text:p>0.0116801</text:p>
              </table:table-cell>
              <table:table-cell office:value-type="float" office:value="0.00409678">
                <text:p>0.00409678</text:p>
              </table:table-cell>
              <table:table-cell office:value-type="float" office:value="0.00256868">
                <text:p>0.002568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15000">
                <text:p>615000</text:p>
              </table:table-cell>
              <table:table-cell office:value-type="float" office:value="NaN">
                <text:p>NaN</text:p>
              </table:table-cell>
              <table:table-cell office:value-type="float" office:value="0.0983224">
                <text:p>0.0983224</text:p>
              </table:table-cell>
              <table:table-cell office:value-type="float" office:value="0.00219208">
                <text:p>0.00219208</text:p>
              </table:table-cell>
              <table:table-cell office:value-type="float" office:value="0.0106434">
                <text:p>0.0106434</text:p>
              </table:table-cell>
              <table:table-cell office:value-type="float" office:value="0.00457917">
                <text:p>0.00457917</text:p>
              </table:table-cell>
              <table:table-cell office:value-type="float" office:value="0.00263184">
                <text:p>0.002631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4000">
                <text:p>614000</text:p>
              </table:table-cell>
              <table:table-cell office:value-type="float" office:value="NaN">
                <text:p>NaN</text:p>
              </table:table-cell>
              <table:table-cell office:value-type="float" office:value="0.0983476">
                <text:p>0.0983476</text:p>
              </table:table-cell>
              <table:table-cell office:value-type="float" office:value="0.00232314">
                <text:p>0.00232314</text:p>
              </table:table-cell>
              <table:table-cell office:value-type="float" office:value="0.0106722">
                <text:p>0.0106722</text:p>
              </table:table-cell>
              <table:table-cell office:value-type="float" office:value="0.00423337">
                <text:p>0.00423337</text:p>
              </table:table-cell>
              <table:table-cell office:value-type="float" office:value="0.00255486">
                <text:p>0.002554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13000">
                <text:p>613000</text:p>
              </table:table-cell>
              <table:table-cell office:value-type="float" office:value="NaN">
                <text:p>NaN</text:p>
              </table:table-cell>
              <table:table-cell office:value-type="float" office:value="0.0974772">
                <text:p>0.0974772</text:p>
              </table:table-cell>
              <table:table-cell office:value-type="float" office:value="0.0022884">
                <text:p>0.0022884</text:p>
              </table:table-cell>
              <table:table-cell office:value-type="float" office:value="0.0102613">
                <text:p>0.0102613</text:p>
              </table:table-cell>
              <table:table-cell office:value-type="float" office:value="0.0042689">
                <text:p>0.0042689</text:p>
              </table:table-cell>
              <table:table-cell office:value-type="float" office:value="0.00255526">
                <text:p>0.002555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2000">
                <text:p>612000</text:p>
              </table:table-cell>
              <table:table-cell office:value-type="float" office:value="NaN">
                <text:p>NaN</text:p>
              </table:table-cell>
              <table:table-cell office:value-type="float" office:value="0.097538">
                <text:p>0.097538</text:p>
              </table:table-cell>
              <table:table-cell office:value-type="float" office:value="0.00223669">
                <text:p>0.00223669</text:p>
              </table:table-cell>
              <table:table-cell office:value-type="float" office:value="0.0119872">
                <text:p>0.0119872</text:p>
              </table:table-cell>
              <table:table-cell office:value-type="float" office:value="0.0044947">
                <text:p>0.0044947</text:p>
              </table:table-cell>
              <table:table-cell office:value-type="float" office:value="0.00256631">
                <text:p>0.002566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11000">
                <text:p>611000</text:p>
              </table:table-cell>
              <table:table-cell office:value-type="float" office:value="NaN">
                <text:p>NaN</text:p>
              </table:table-cell>
              <table:table-cell office:value-type="float" office:value="0.0974026">
                <text:p>0.0974026</text:p>
              </table:table-cell>
              <table:table-cell office:value-type="float" office:value="0.00240328">
                <text:p>0.00240328</text:p>
              </table:table-cell>
              <table:table-cell office:value-type="float" office:value="0.0104551">
                <text:p>0.0104551</text:p>
              </table:table-cell>
              <table:table-cell office:value-type="float" office:value="0.00407507">
                <text:p>0.00407507</text:p>
              </table:table-cell>
              <table:table-cell office:value-type="float" office:value="0.0025146">
                <text:p>0.00251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10000">
                <text:p>610000</text:p>
              </table:table-cell>
              <table:table-cell office:value-type="float" office:value="NaN">
                <text:p>NaN</text:p>
              </table:table-cell>
              <table:table-cell office:value-type="float" office:value="0.0972897">
                <text:p>0.0972897</text:p>
              </table:table-cell>
              <table:table-cell office:value-type="float" office:value="0.0022513">
                <text:p>0.0022513</text:p>
              </table:table-cell>
              <table:table-cell office:value-type="float" office:value="0.010332">
                <text:p>0.010332</text:p>
              </table:table-cell>
              <table:table-cell office:value-type="float" office:value="0.00409323">
                <text:p>0.00409323</text:p>
              </table:table-cell>
              <table:table-cell office:value-type="float" office:value="0.00255289">
                <text:p>0.002552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9000">
                <text:p>609000</text:p>
              </table:table-cell>
              <table:table-cell office:value-type="float" office:value="NaN">
                <text:p>NaN</text:p>
              </table:table-cell>
              <table:table-cell office:value-type="float" office:value="0.0975735">
                <text:p>0.0975735</text:p>
              </table:table-cell>
              <table:table-cell office:value-type="float" office:value="0.00225761">
                <text:p>0.00225761</text:p>
              </table:table-cell>
              <table:table-cell office:value-type="float" office:value="0.0104322">
                <text:p>0.0104322</text:p>
              </table:table-cell>
              <table:table-cell office:value-type="float" office:value="0.00405889">
                <text:p>0.00405889</text:p>
              </table:table-cell>
              <table:table-cell office:value-type="float" office:value="0.00265632">
                <text:p>0.002656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08000">
                <text:p>608000</text:p>
              </table:table-cell>
              <table:table-cell office:value-type="float" office:value="NaN">
                <text:p>NaN</text:p>
              </table:table-cell>
              <table:table-cell office:value-type="float" office:value="0.0985126">
                <text:p>0.0985126</text:p>
              </table:table-cell>
              <table:table-cell office:value-type="float" office:value="0.00227893">
                <text:p>0.00227893</text:p>
              </table:table-cell>
              <table:table-cell office:value-type="float" office:value="0.0105957">
                <text:p>0.0105957</text:p>
              </table:table-cell>
              <table:table-cell office:value-type="float" office:value="0.00403678">
                <text:p>0.00403678</text:p>
              </table:table-cell>
              <table:table-cell office:value-type="float" office:value="0.00256986">
                <text:p>0.002569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07000">
                <text:p>607000</text:p>
              </table:table-cell>
              <table:table-cell office:value-type="float" office:value="NaN">
                <text:p>NaN</text:p>
              </table:table-cell>
              <table:table-cell office:value-type="float" office:value="0.0974271">
                <text:p>0.0974271</text:p>
              </table:table-cell>
              <table:table-cell office:value-type="float" office:value="0.00232393">
                <text:p>0.00232393</text:p>
              </table:table-cell>
              <table:table-cell office:value-type="float" office:value="0.0105139">
                <text:p>0.0105139</text:p>
              </table:table-cell>
              <table:table-cell office:value-type="float" office:value="0.0042839">
                <text:p>0.0042839</text:p>
              </table:table-cell>
              <table:table-cell office:value-type="float" office:value="0.0025142">
                <text:p>0.00251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06000">
                <text:p>606000</text:p>
              </table:table-cell>
              <table:table-cell office:value-type="float" office:value="NaN">
                <text:p>NaN</text:p>
              </table:table-cell>
              <table:table-cell office:value-type="float" office:value="0.0957142">
                <text:p>0.0957142</text:p>
              </table:table-cell>
              <table:table-cell office:value-type="float" office:value="0.00254894">
                <text:p>0.00254894</text:p>
              </table:table-cell>
              <table:table-cell office:value-type="float" office:value="0.01048">
                <text:p>0.01048</text:p>
              </table:table-cell>
              <table:table-cell office:value-type="float" office:value="0.0040127">
                <text:p>0.0040127</text:p>
              </table:table-cell>
              <table:table-cell office:value-type="float" office:value="0.0025217">
                <text:p>0.00252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05000">
                <text:p>605000</text:p>
              </table:table-cell>
              <table:table-cell office:value-type="float" office:value="NaN">
                <text:p>NaN</text:p>
              </table:table-cell>
              <table:table-cell office:value-type="float" office:value="0.0978088">
                <text:p>0.0978088</text:p>
              </table:table-cell>
              <table:table-cell office:value-type="float" office:value="0.00241709">
                <text:p>0.00241709</text:p>
              </table:table-cell>
              <table:table-cell office:value-type="float" office:value="0.0104646">
                <text:p>0.0104646</text:p>
              </table:table-cell>
              <table:table-cell office:value-type="float" office:value="0.00396533">
                <text:p>0.00396533</text:p>
              </table:table-cell>
              <table:table-cell office:value-type="float" office:value="0.00273329">
                <text:p>0.002733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04000">
                <text:p>604000</text:p>
              </table:table-cell>
              <table:table-cell office:value-type="float" office:value="NaN">
                <text:p>NaN</text:p>
              </table:table-cell>
              <table:table-cell office:value-type="float" office:value="0.0969514">
                <text:p>0.0969514</text:p>
              </table:table-cell>
              <table:table-cell office:value-type="float" office:value="0.00227774">
                <text:p>0.00227774</text:p>
              </table:table-cell>
              <table:table-cell office:value-type="float" office:value="0.0101567">
                <text:p>0.0101567</text:p>
              </table:table-cell>
              <table:table-cell office:value-type="float" office:value="0.00400915">
                <text:p>0.00400915</text:p>
              </table:table-cell>
              <table:table-cell office:value-type="float" office:value="0.0025296">
                <text:p>0.00252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03000">
                <text:p>603000</text:p>
              </table:table-cell>
              <table:table-cell office:value-type="float" office:value="NaN">
                <text:p>NaN</text:p>
              </table:table-cell>
              <table:table-cell office:value-type="float" office:value="0.0968574">
                <text:p>0.0968574</text:p>
              </table:table-cell>
              <table:table-cell office:value-type="float" office:value="0.00224182">
                <text:p>0.00224182</text:p>
              </table:table-cell>
              <table:table-cell office:value-type="float" office:value="0.0103833">
                <text:p>0.0103833</text:p>
              </table:table-cell>
              <table:table-cell office:value-type="float" office:value="0.00437035">
                <text:p>0.00437035</text:p>
              </table:table-cell>
              <table:table-cell office:value-type="float" office:value="0.00253039">
                <text:p>0.002530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02000">
                <text:p>602000</text:p>
              </table:table-cell>
              <table:table-cell office:value-type="float" office:value="NaN">
                <text:p>NaN</text:p>
              </table:table-cell>
              <table:table-cell office:value-type="float" office:value="0.0957983">
                <text:p>0.0957983</text:p>
              </table:table-cell>
              <table:table-cell office:value-type="float" office:value="0.00228209">
                <text:p>0.00228209</text:p>
              </table:table-cell>
              <table:table-cell office:value-type="float" office:value="0.0100947">
                <text:p>0.0100947</text:p>
              </table:table-cell>
              <table:table-cell office:value-type="float" office:value="0.00404152">
                <text:p>0.00404152</text:p>
              </table:table-cell>
              <table:table-cell office:value-type="float" office:value="0.0025296">
                <text:p>0.00252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01000">
                <text:p>601000</text:p>
              </table:table-cell>
              <table:table-cell office:value-type="float" office:value="NaN">
                <text:p>NaN</text:p>
              </table:table-cell>
              <table:table-cell office:value-type="float" office:value="0.0959262">
                <text:p>0.0959262</text:p>
              </table:table-cell>
              <table:table-cell office:value-type="float" office:value="0.0022513">
                <text:p>0.0022513</text:p>
              </table:table-cell>
              <table:table-cell office:value-type="float" office:value="0.0101472">
                <text:p>0.0101472</text:p>
              </table:table-cell>
              <table:table-cell office:value-type="float" office:value="0.00408336">
                <text:p>0.00408336</text:p>
              </table:table-cell>
              <table:table-cell office:value-type="float" office:value="0.00250907">
                <text:p>0.002509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  <table:table-cell office:value-type="float" office:value="0.0960517">
                <text:p>0.0960517</text:p>
              </table:table-cell>
              <table:table-cell office:value-type="float" office:value="0.00218616">
                <text:p>0.00218616</text:p>
              </table:table-cell>
              <table:table-cell office:value-type="float" office:value="0.010043">
                <text:p>0.010043</text:p>
              </table:table-cell>
              <table:table-cell office:value-type="float" office:value="0.00448956">
                <text:p>0.00448956</text:p>
              </table:table-cell>
              <table:table-cell office:value-type="float" office:value="0.002575">
                <text:p>0.0025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99000">
                <text:p>599000</text:p>
              </table:table-cell>
              <table:table-cell office:value-type="float" office:value="NaN">
                <text:p>NaN</text:p>
              </table:table-cell>
              <table:table-cell office:value-type="float" office:value="0.0948986">
                <text:p>0.0948986</text:p>
              </table:table-cell>
              <table:table-cell office:value-type="float" office:value="0.00264724">
                <text:p>0.00264724</text:p>
              </table:table-cell>
              <table:table-cell office:value-type="float" office:value="0.0116572">
                <text:p>0.0116572</text:p>
              </table:table-cell>
              <table:table-cell office:value-type="float" office:value="0.00401625">
                <text:p>0.00401625</text:p>
              </table:table-cell>
              <table:table-cell office:value-type="float" office:value="0.00249486">
                <text:p>0.002494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98000">
                <text:p>598000</text:p>
              </table:table-cell>
              <table:table-cell office:value-type="float" office:value="NaN">
                <text:p>NaN</text:p>
              </table:table-cell>
              <table:table-cell office:value-type="float" office:value="0.0936536">
                <text:p>0.0936536</text:p>
              </table:table-cell>
              <table:table-cell office:value-type="float" office:value="0.00225959">
                <text:p>0.00225959</text:p>
              </table:table-cell>
              <table:table-cell office:value-type="float" office:value="0.0123192">
                <text:p>0.0123192</text:p>
              </table:table-cell>
              <table:table-cell office:value-type="float" office:value="0.00394717">
                <text:p>0.00394717</text:p>
              </table:table-cell>
              <table:table-cell office:value-type="float" office:value="0.00254934">
                <text:p>0.002549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97000">
                <text:p>597000</text:p>
              </table:table-cell>
              <table:table-cell office:value-type="float" office:value="NaN">
                <text:p>NaN</text:p>
              </table:table-cell>
              <table:table-cell office:value-type="float" office:value="0.0965531">
                <text:p>0.0965531</text:p>
              </table:table-cell>
              <table:table-cell office:value-type="float" office:value="0.00224774">
                <text:p>0.00224774</text:p>
              </table:table-cell>
              <table:table-cell office:value-type="float" office:value="0.0109059">
                <text:p>0.0109059</text:p>
              </table:table-cell>
              <table:table-cell office:value-type="float" office:value="0.00410191">
                <text:p>0.00410191</text:p>
              </table:table-cell>
              <table:table-cell office:value-type="float" office:value="0.00257815">
                <text:p>0.002578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96000">
                <text:p>596000</text:p>
              </table:table-cell>
              <table:table-cell office:value-type="float" office:value="NaN">
                <text:p>NaN</text:p>
              </table:table-cell>
              <table:table-cell office:value-type="float" office:value="0.0942268">
                <text:p>0.0942268</text:p>
              </table:table-cell>
              <table:table-cell office:value-type="float" office:value="0.00222958">
                <text:p>0.00222958</text:p>
              </table:table-cell>
              <table:table-cell office:value-type="float" office:value="0.0102893">
                <text:p>0.0102893</text:p>
              </table:table-cell>
              <table:table-cell office:value-type="float" office:value="0.00406125">
                <text:p>0.00406125</text:p>
              </table:table-cell>
              <table:table-cell office:value-type="float" office:value="0.00255131">
                <text:p>0.002551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95000">
                <text:p>595000</text:p>
              </table:table-cell>
              <table:table-cell office:value-type="float" office:value="NaN">
                <text:p>NaN</text:p>
              </table:table-cell>
              <table:table-cell office:value-type="float" office:value="0.0942212">
                <text:p>0.0942212</text:p>
              </table:table-cell>
              <table:table-cell office:value-type="float" office:value="0.00221458">
                <text:p>0.00221458</text:p>
              </table:table-cell>
              <table:table-cell office:value-type="float" office:value="0.0106655">
                <text:p>0.0106655</text:p>
              </table:table-cell>
              <table:table-cell office:value-type="float" office:value="0.00398941">
                <text:p>0.00398941</text:p>
              </table:table-cell>
              <table:table-cell office:value-type="float" office:value="0.00260184">
                <text:p>0.002601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94000">
                <text:p>594000</text:p>
              </table:table-cell>
              <table:table-cell office:value-type="float" office:value="NaN">
                <text:p>NaN</text:p>
              </table:table-cell>
              <table:table-cell office:value-type="float" office:value="0.0945868">
                <text:p>0.0945868</text:p>
              </table:table-cell>
              <table:table-cell office:value-type="float" office:value="0.00222327">
                <text:p>0.00222327</text:p>
              </table:table-cell>
              <table:table-cell office:value-type="float" office:value="0.0101634">
                <text:p>0.0101634</text:p>
              </table:table-cell>
              <table:table-cell office:value-type="float" office:value="0.00396888">
                <text:p>0.00396888</text:p>
              </table:table-cell>
              <table:table-cell office:value-type="float" office:value="0.00258486">
                <text:p>0.002584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93000">
                <text:p>593000</text:p>
              </table:table-cell>
              <table:table-cell office:value-type="float" office:value="NaN">
                <text:p>NaN</text:p>
              </table:table-cell>
              <table:table-cell office:value-type="float" office:value="0.0931392">
                <text:p>0.0931392</text:p>
              </table:table-cell>
              <table:table-cell office:value-type="float" office:value="0.00221379">
                <text:p>0.00221379</text:p>
              </table:table-cell>
              <table:table-cell office:value-type="float" office:value="0.00994431">
                <text:p>0.00994431</text:p>
              </table:table-cell>
              <table:table-cell office:value-type="float" office:value="0.00415244">
                <text:p>0.00415244</text:p>
              </table:table-cell>
              <table:table-cell office:value-type="float" office:value="0.0025971">
                <text:p>0.00259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92000">
                <text:p>592000</text:p>
              </table:table-cell>
              <table:table-cell office:value-type="float" office:value="NaN">
                <text:p>NaN</text:p>
              </table:table-cell>
              <table:table-cell office:value-type="float" office:value="0.095231">
                <text:p>0.095231</text:p>
              </table:table-cell>
              <table:table-cell office:value-type="float" office:value="0.00239538">
                <text:p>0.00239538</text:p>
              </table:table-cell>
              <table:table-cell office:value-type="float" office:value="0.00984364">
                <text:p>0.00984364</text:p>
              </table:table-cell>
              <table:table-cell office:value-type="float" office:value="0.00392309">
                <text:p>0.00392309</text:p>
              </table:table-cell>
              <table:table-cell office:value-type="float" office:value="0.00248854">
                <text:p>0.002488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1000">
                <text:p>591000</text:p>
              </table:table-cell>
              <table:table-cell office:value-type="float" office:value="NaN">
                <text:p>NaN</text:p>
              </table:table-cell>
              <table:table-cell office:value-type="float" office:value="0.0936417">
                <text:p>0.0936417</text:p>
              </table:table-cell>
              <table:table-cell office:value-type="float" office:value="0.00221932">
                <text:p>0.00221932</text:p>
              </table:table-cell>
              <table:table-cell office:value-type="float" office:value="0.00990681">
                <text:p>0.00990681</text:p>
              </table:table-cell>
              <table:table-cell office:value-type="float" office:value="0.00394914">
                <text:p>0.00394914</text:p>
              </table:table-cell>
              <table:table-cell office:value-type="float" office:value="0.00250552">
                <text:p>0.002505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90000">
                <text:p>590000</text:p>
              </table:table-cell>
              <table:table-cell office:value-type="float" office:value="NaN">
                <text:p>NaN</text:p>
              </table:table-cell>
              <table:table-cell office:value-type="float" office:value="0.0946409">
                <text:p>0.0946409</text:p>
              </table:table-cell>
              <table:table-cell office:value-type="float" office:value="0.00221064">
                <text:p>0.00221064</text:p>
              </table:table-cell>
              <table:table-cell office:value-type="float" office:value="0.0100008">
                <text:p>0.0100008</text:p>
              </table:table-cell>
              <table:table-cell office:value-type="float" office:value="0.0039294">
                <text:p>0.0039294</text:p>
              </table:table-cell>
              <table:table-cell office:value-type="float" office:value="0.00253157">
                <text:p>0.0025315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89000">
                <text:p>589000</text:p>
              </table:table-cell>
              <table:table-cell office:value-type="float" office:value="NaN">
                <text:p>NaN</text:p>
              </table:table-cell>
              <table:table-cell office:value-type="float" office:value="0.0939011">
                <text:p>0.0939011</text:p>
              </table:table-cell>
              <table:table-cell office:value-type="float" office:value="0.00224695">
                <text:p>0.00224695</text:p>
              </table:table-cell>
              <table:table-cell office:value-type="float" office:value="0.0109454">
                <text:p>0.0109454</text:p>
              </table:table-cell>
              <table:table-cell office:value-type="float" office:value="0.00429732">
                <text:p>0.00429732</text:p>
              </table:table-cell>
              <table:table-cell office:value-type="float" office:value="0.00251539">
                <text:p>0.002515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88000">
                <text:p>588000</text:p>
              </table:table-cell>
              <table:table-cell office:value-type="float" office:value="NaN">
                <text:p>NaN</text:p>
              </table:table-cell>
              <table:table-cell office:value-type="float" office:value="0.0939469">
                <text:p>0.0939469</text:p>
              </table:table-cell>
              <table:table-cell office:value-type="float" office:value="0.0021909">
                <text:p>0.0021909</text:p>
              </table:table-cell>
              <table:table-cell office:value-type="float" office:value="0.0111542">
                <text:p>0.0111542</text:p>
              </table:table-cell>
              <table:table-cell office:value-type="float" office:value="0.00604964">
                <text:p>0.00604964</text:p>
              </table:table-cell>
              <table:table-cell office:value-type="float" office:value="0.00253315">
                <text:p>0.002533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87000">
                <text:p>587000</text:p>
              </table:table-cell>
              <table:table-cell office:value-type="float" office:value="NaN">
                <text:p>NaN</text:p>
              </table:table-cell>
              <table:table-cell office:value-type="float" office:value="0.0926493">
                <text:p>0.0926493</text:p>
              </table:table-cell>
              <table:table-cell office:value-type="float" office:value="0.00217748">
                <text:p>0.00217748</text:p>
              </table:table-cell>
              <table:table-cell office:value-type="float" office:value="0.0100825">
                <text:p>0.0100825</text:p>
              </table:table-cell>
              <table:table-cell office:value-type="float" office:value="0.00520763">
                <text:p>0.00520763</text:p>
              </table:table-cell>
              <table:table-cell office:value-type="float" office:value="0.0026121">
                <text:p>0.00261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86000">
                <text:p>586000</text:p>
              </table:table-cell>
              <table:table-cell office:value-type="float" office:value="NaN">
                <text:p>NaN</text:p>
              </table:table-cell>
              <table:table-cell office:value-type="float" office:value="0.0932107">
                <text:p>0.0932107</text:p>
              </table:table-cell>
              <table:table-cell office:value-type="float" office:value="0.00219011">
                <text:p>0.00219011</text:p>
              </table:table-cell>
              <table:table-cell office:value-type="float" office:value="0.0101748">
                <text:p>0.0101748</text:p>
              </table:table-cell>
              <table:table-cell office:value-type="float" office:value="0.00430403">
                <text:p>0.00430403</text:p>
              </table:table-cell>
              <table:table-cell office:value-type="float" office:value="0.00254342">
                <text:p>0.002543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85000">
                <text:p>585000</text:p>
              </table:table-cell>
              <table:table-cell office:value-type="float" office:value="NaN">
                <text:p>NaN</text:p>
              </table:table-cell>
              <table:table-cell office:value-type="float" office:value="0.094288">
                <text:p>0.094288</text:p>
              </table:table-cell>
              <table:table-cell office:value-type="float" office:value="0.00218182">
                <text:p>0.00218182</text:p>
              </table:table-cell>
              <table:table-cell office:value-type="float" office:value="0.0103083">
                <text:p>0.0103083</text:p>
              </table:table-cell>
              <table:table-cell office:value-type="float" office:value="0.0056837">
                <text:p>0.0056837</text:p>
              </table:table-cell>
              <table:table-cell office:value-type="float" office:value="0.00256078">
                <text:p>0.002560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84000">
                <text:p>584000</text:p>
              </table:table-cell>
              <table:table-cell office:value-type="float" office:value="NaN">
                <text:p>NaN</text:p>
              </table:table-cell>
              <table:table-cell office:value-type="float" office:value="0.0916372">
                <text:p>0.0916372</text:p>
              </table:table-cell>
              <table:table-cell office:value-type="float" office:value="0.00219721">
                <text:p>0.00219721</text:p>
              </table:table-cell>
              <table:table-cell office:value-type="float" office:value="0.00997431">
                <text:p>0.00997431</text:p>
              </table:table-cell>
              <table:table-cell office:value-type="float" office:value="0.00500077">
                <text:p>0.00500077</text:p>
              </table:table-cell>
              <table:table-cell office:value-type="float" office:value="0.00257539">
                <text:p>0.002575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83000">
                <text:p>583000</text:p>
              </table:table-cell>
              <table:table-cell office:value-type="float" office:value="NaN">
                <text:p>NaN</text:p>
              </table:table-cell>
              <table:table-cell office:value-type="float" office:value="0.0937977">
                <text:p>0.0937977</text:p>
              </table:table-cell>
              <table:table-cell office:value-type="float" office:value="0.00225919">
                <text:p>0.00225919</text:p>
              </table:table-cell>
              <table:table-cell office:value-type="float" office:value="0.00985628">
                <text:p>0.00985628</text:p>
              </table:table-cell>
              <table:table-cell office:value-type="float" office:value="0.00397401">
                <text:p>0.00397401</text:p>
              </table:table-cell>
              <table:table-cell office:value-type="float" office:value="0.00255842">
                <text:p>0.002558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82000">
                <text:p>582000</text:p>
              </table:table-cell>
              <table:table-cell office:value-type="float" office:value="NaN">
                <text:p>NaN</text:p>
              </table:table-cell>
              <table:table-cell office:value-type="float" office:value="0.0905457">
                <text:p>0.0905457</text:p>
              </table:table-cell>
              <table:table-cell office:value-type="float" office:value="0.00219919">
                <text:p>0.00219919</text:p>
              </table:table-cell>
              <table:table-cell office:value-type="float" office:value="0.0101366">
                <text:p>0.0101366</text:p>
              </table:table-cell>
              <table:table-cell office:value-type="float" office:value="0.00464786">
                <text:p>0.00464786</text:p>
              </table:table-cell>
              <table:table-cell office:value-type="float" office:value="0.00258052">
                <text:p>0.002580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81000">
                <text:p>581000</text:p>
              </table:table-cell>
              <table:table-cell office:value-type="float" office:value="NaN">
                <text:p>NaN</text:p>
              </table:table-cell>
              <table:table-cell office:value-type="float" office:value="0.0926967">
                <text:p>0.0926967</text:p>
              </table:table-cell>
              <table:table-cell office:value-type="float" office:value="0.00221103">
                <text:p>0.00221103</text:p>
              </table:table-cell>
              <table:table-cell office:value-type="float" office:value="0.00974377">
                <text:p>0.00974377</text:p>
              </table:table-cell>
              <table:table-cell office:value-type="float" office:value="0.00401783">
                <text:p>0.00401783</text:p>
              </table:table-cell>
              <table:table-cell office:value-type="float" office:value="0.00257894">
                <text:p>0.0025789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80000">
                <text:p>580000</text:p>
              </table:table-cell>
              <table:table-cell office:value-type="float" office:value="NaN">
                <text:p>NaN</text:p>
              </table:table-cell>
              <table:table-cell office:value-type="float" office:value="0.0909013">
                <text:p>0.0909013</text:p>
              </table:table-cell>
              <table:table-cell office:value-type="float" office:value="0.00218419">
                <text:p>0.00218419</text:p>
              </table:table-cell>
              <table:table-cell office:value-type="float" office:value="0.0107133">
                <text:p>0.0107133</text:p>
              </table:table-cell>
              <table:table-cell office:value-type="float" office:value="0.00406283">
                <text:p>0.00406283</text:p>
              </table:table-cell>
              <table:table-cell office:value-type="float" office:value="0.00257736">
                <text:p>0.002577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79000">
                <text:p>579000</text:p>
              </table:table-cell>
              <table:table-cell office:value-type="float" office:value="NaN">
                <text:p>NaN</text:p>
              </table:table-cell>
              <table:table-cell office:value-type="float" office:value="0.0918894">
                <text:p>0.0918894</text:p>
              </table:table-cell>
              <table:table-cell office:value-type="float" office:value="0.0022588">
                <text:p>0.0022588</text:p>
              </table:table-cell>
              <table:table-cell office:value-type="float" office:value="0.0113453">
                <text:p>0.0113453</text:p>
              </table:table-cell>
              <table:table-cell office:value-type="float" office:value="0.00469247">
                <text:p>0.00469247</text:p>
              </table:table-cell>
              <table:table-cell office:value-type="float" office:value="0.00256236">
                <text:p>0.002562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78000">
                <text:p>578000</text:p>
              </table:table-cell>
              <table:table-cell office:value-type="float" office:value="NaN">
                <text:p>NaN</text:p>
              </table:table-cell>
              <table:table-cell office:value-type="float" office:value="0.0898963">
                <text:p>0.0898963</text:p>
              </table:table-cell>
              <table:table-cell office:value-type="float" office:value="0.00230932">
                <text:p>0.00230932</text:p>
              </table:table-cell>
              <table:table-cell office:value-type="float" office:value="0.0112048">
                <text:p>0.0112048</text:p>
              </table:table-cell>
              <table:table-cell office:value-type="float" office:value="0.00529881">
                <text:p>0.00529881</text:p>
              </table:table-cell>
              <table:table-cell office:value-type="float" office:value="0.0025746">
                <text:p>0.00257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77000">
                <text:p>577000</text:p>
              </table:table-cell>
              <table:table-cell office:value-type="float" office:value="NaN">
                <text:p>NaN</text:p>
              </table:table-cell>
              <table:table-cell office:value-type="float" office:value="0.0917651">
                <text:p>0.0917651</text:p>
              </table:table-cell>
              <table:table-cell office:value-type="float" office:value="0.0024546">
                <text:p>0.0024546</text:p>
              </table:table-cell>
              <table:table-cell office:value-type="float" office:value="0.0108815">
                <text:p>0.0108815</text:p>
              </table:table-cell>
              <table:table-cell office:value-type="float" office:value="0.00393335">
                <text:p>0.00393335</text:p>
              </table:table-cell>
              <table:table-cell office:value-type="float" office:value="0.00254302">
                <text:p>0.002543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76000">
                <text:p>576000</text:p>
              </table:table-cell>
              <table:table-cell office:value-type="float" office:value="NaN">
                <text:p>NaN</text:p>
              </table:table-cell>
              <table:table-cell office:value-type="float" office:value="0.0920576">
                <text:p>0.0920576</text:p>
              </table:table-cell>
              <table:table-cell office:value-type="float" office:value="0.00223827">
                <text:p>0.00223827</text:p>
              </table:table-cell>
              <table:table-cell office:value-type="float" office:value="0.00997155">
                <text:p>0.00997155</text:p>
              </table:table-cell>
              <table:table-cell office:value-type="float" office:value="0.00383427">
                <text:p>0.00383427</text:p>
              </table:table-cell>
              <table:table-cell office:value-type="float" office:value="0.00256078">
                <text:p>0.002560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75000">
                <text:p>575000</text:p>
              </table:table-cell>
              <table:table-cell office:value-type="float" office:value="NaN">
                <text:p>NaN</text:p>
              </table:table-cell>
              <table:table-cell office:value-type="float" office:value="0.0916462">
                <text:p>0.0916462</text:p>
              </table:table-cell>
              <table:table-cell office:value-type="float" office:value="0.00222958">
                <text:p>0.00222958</text:p>
              </table:table-cell>
              <table:table-cell office:value-type="float" office:value="0.00986654">
                <text:p>0.00986654</text:p>
              </table:table-cell>
              <table:table-cell office:value-type="float" office:value="0.00424205">
                <text:p>0.00424205</text:p>
              </table:table-cell>
              <table:table-cell office:value-type="float" office:value="0.00256">
                <text:p>0.002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74000">
                <text:p>574000</text:p>
              </table:table-cell>
              <table:table-cell office:value-type="float" office:value="NaN">
                <text:p>NaN</text:p>
              </table:table-cell>
              <table:table-cell office:value-type="float" office:value="0.0908173">
                <text:p>0.0908173</text:p>
              </table:table-cell>
              <table:table-cell office:value-type="float" office:value="0.00226669">
                <text:p>0.00226669</text:p>
              </table:table-cell>
              <table:table-cell office:value-type="float" office:value="0.00976667">
                <text:p>0.00976667</text:p>
              </table:table-cell>
              <table:table-cell office:value-type="float" office:value="0.00418047">
                <text:p>0.00418047</text:p>
              </table:table-cell>
              <table:table-cell office:value-type="float" office:value="0.0025142">
                <text:p>0.00251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73000">
                <text:p>573000</text:p>
              </table:table-cell>
              <table:table-cell office:value-type="float" office:value="NaN">
                <text:p>NaN</text:p>
              </table:table-cell>
              <table:table-cell office:value-type="float" office:value="0.0899263">
                <text:p>0.0899263</text:p>
              </table:table-cell>
              <table:table-cell office:value-type="float" office:value="0.00217353">
                <text:p>0.00217353</text:p>
              </table:table-cell>
              <table:table-cell office:value-type="float" office:value="0.00971219">
                <text:p>0.00971219</text:p>
              </table:table-cell>
              <table:table-cell office:value-type="float" office:value="0.00382479">
                <text:p>0.00382479</text:p>
              </table:table-cell>
              <table:table-cell office:value-type="float" office:value="0.00249604">
                <text:p>0.002496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2000">
                <text:p>572000</text:p>
              </table:table-cell>
              <table:table-cell office:value-type="float" office:value="NaN">
                <text:p>NaN</text:p>
              </table:table-cell>
              <table:table-cell office:value-type="float" office:value="0.0921428">
                <text:p>0.0921428</text:p>
              </table:table-cell>
              <table:table-cell office:value-type="float" office:value="0.00217274">
                <text:p>0.00217274</text:p>
              </table:table-cell>
              <table:table-cell office:value-type="float" office:value="0.00967272">
                <text:p>0.00967272</text:p>
              </table:table-cell>
              <table:table-cell office:value-type="float" office:value="0.00379124">
                <text:p>0.00379124</text:p>
              </table:table-cell>
              <table:table-cell office:value-type="float" office:value="0.00302147">
                <text:p>0.003021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71000">
                <text:p>571000</text:p>
              </table:table-cell>
              <table:table-cell office:value-type="float" office:value="NaN">
                <text:p>NaN</text:p>
              </table:table-cell>
              <table:table-cell office:value-type="float" office:value="0.0894092">
                <text:p>0.0894092</text:p>
              </table:table-cell>
              <table:table-cell office:value-type="float" office:value="0.00223629">
                <text:p>0.00223629</text:p>
              </table:table-cell>
              <table:table-cell office:value-type="float" office:value="0.00965179">
                <text:p>0.00965179</text:p>
              </table:table-cell>
              <table:table-cell office:value-type="float" office:value="0.00435298">
                <text:p>0.00435298</text:p>
              </table:table-cell>
              <table:table-cell office:value-type="float" office:value="0.00262631">
                <text:p>0.002626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70000">
                <text:p>570000</text:p>
              </table:table-cell>
              <table:table-cell office:value-type="float" office:value="NaN">
                <text:p>NaN</text:p>
              </table:table-cell>
              <table:table-cell office:value-type="float" office:value="0.0902093">
                <text:p>0.0902093</text:p>
              </table:table-cell>
              <table:table-cell office:value-type="float" office:value="0.00221814">
                <text:p>0.00221814</text:p>
              </table:table-cell>
              <table:table-cell office:value-type="float" office:value="0.00965969">
                <text:p>0.00965969</text:p>
              </table:table-cell>
              <table:table-cell office:value-type="float" office:value="0.00384453">
                <text:p>0.00384453</text:p>
              </table:table-cell>
              <table:table-cell office:value-type="float" office:value="0.00253434">
                <text:p>0.002534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69000">
                <text:p>569000</text:p>
              </table:table-cell>
              <table:table-cell office:value-type="float" office:value="NaN">
                <text:p>NaN</text:p>
              </table:table-cell>
              <table:table-cell office:value-type="float" office:value="0.0905859">
                <text:p>0.0905859</text:p>
              </table:table-cell>
              <table:table-cell office:value-type="float" office:value="0.00224972">
                <text:p>0.00224972</text:p>
              </table:table-cell>
              <table:table-cell office:value-type="float" office:value="0.0101148">
                <text:p>0.0101148</text:p>
              </table:table-cell>
              <table:table-cell office:value-type="float" office:value="0.00377269">
                <text:p>0.00377269</text:p>
              </table:table-cell>
              <table:table-cell office:value-type="float" office:value="0.00254263">
                <text:p>0.002542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8000">
                <text:p>568000</text:p>
              </table:table-cell>
              <table:table-cell office:value-type="float" office:value="NaN">
                <text:p>NaN</text:p>
              </table:table-cell>
              <table:table-cell office:value-type="float" office:value="0.0900826">
                <text:p>0.0900826</text:p>
              </table:table-cell>
              <table:table-cell office:value-type="float" office:value="0.00218261">
                <text:p>0.00218261</text:p>
              </table:table-cell>
              <table:table-cell office:value-type="float" office:value="0.0107216">
                <text:p>0.0107216</text:p>
              </table:table-cell>
              <table:table-cell office:value-type="float" office:value="0.00427047">
                <text:p>0.00427047</text:p>
              </table:table-cell>
              <table:table-cell office:value-type="float" office:value="0.0025371">
                <text:p>0.00253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7000">
                <text:p>567000</text:p>
              </table:table-cell>
              <table:table-cell office:value-type="float" office:value="NaN">
                <text:p>NaN</text:p>
              </table:table-cell>
              <table:table-cell office:value-type="float" office:value="0.0904442">
                <text:p>0.0904442</text:p>
              </table:table-cell>
              <table:table-cell office:value-type="float" office:value="0.00222643">
                <text:p>0.00222643</text:p>
              </table:table-cell>
              <table:table-cell office:value-type="float" office:value="0.0108771">
                <text:p>0.0108771</text:p>
              </table:table-cell>
              <table:table-cell office:value-type="float" office:value="0.00525618">
                <text:p>0.00525618</text:p>
              </table:table-cell>
              <table:table-cell office:value-type="float" office:value="0.00256236">
                <text:p>0.002562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66000">
                <text:p>566000</text:p>
              </table:table-cell>
              <table:table-cell office:value-type="float" office:value="NaN">
                <text:p>NaN</text:p>
              </table:table-cell>
              <table:table-cell office:value-type="float" office:value="0.0886481">
                <text:p>0.0886481</text:p>
              </table:table-cell>
              <table:table-cell office:value-type="float" office:value="0.0021984">
                <text:p>0.0021984</text:p>
              </table:table-cell>
              <table:table-cell office:value-type="float" office:value="0.0103367">
                <text:p>0.0103367</text:p>
              </table:table-cell>
              <table:table-cell office:value-type="float" office:value="0.004743">
                <text:p>0.004743</text:p>
              </table:table-cell>
              <table:table-cell office:value-type="float" office:value="0.00261289">
                <text:p>0.002612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65000">
                <text:p>565000</text:p>
              </table:table-cell>
              <table:table-cell office:value-type="float" office:value="NaN">
                <text:p>NaN</text:p>
              </table:table-cell>
              <table:table-cell office:value-type="float" office:value="0.0894285">
                <text:p>0.0894285</text:p>
              </table:table-cell>
              <table:table-cell office:value-type="float" office:value="0.00219327">
                <text:p>0.00219327</text:p>
              </table:table-cell>
              <table:table-cell office:value-type="float" office:value="0.0100608">
                <text:p>0.0100608</text:p>
              </table:table-cell>
              <table:table-cell office:value-type="float" office:value="0.00372689">
                <text:p>0.00372689</text:p>
              </table:table-cell>
              <table:table-cell office:value-type="float" office:value="0.00298159">
                <text:p>0.002981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64000">
                <text:p>564000</text:p>
              </table:table-cell>
              <table:table-cell office:value-type="float" office:value="NaN">
                <text:p>NaN</text:p>
              </table:table-cell>
              <table:table-cell office:value-type="float" office:value="0.0880299">
                <text:p>0.0880299</text:p>
              </table:table-cell>
              <table:table-cell office:value-type="float" office:value="0.00227182">
                <text:p>0.00227182</text:p>
              </table:table-cell>
              <table:table-cell office:value-type="float" office:value="0.00990681">
                <text:p>0.00990681</text:p>
              </table:table-cell>
              <table:table-cell office:value-type="float" office:value="0.00374979">
                <text:p>0.00374979</text:p>
              </table:table-cell>
              <table:table-cell office:value-type="float" office:value="0.00291725">
                <text:p>0.002917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63000">
                <text:p>563000</text:p>
              </table:table-cell>
              <table:table-cell office:value-type="float" office:value="NaN">
                <text:p>NaN</text:p>
              </table:table-cell>
              <table:table-cell office:value-type="float" office:value="0.0909456">
                <text:p>0.0909456</text:p>
              </table:table-cell>
              <table:table-cell office:value-type="float" office:value="0.00226195">
                <text:p>0.00226195</text:p>
              </table:table-cell>
              <table:table-cell office:value-type="float" office:value="0.010071">
                <text:p>0.010071</text:p>
              </table:table-cell>
              <table:table-cell office:value-type="float" office:value="0.00424087">
                <text:p>0.00424087</text:p>
              </table:table-cell>
              <table:table-cell office:value-type="float" office:value="0.00270803">
                <text:p>0.002708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2000">
                <text:p>562000</text:p>
              </table:table-cell>
              <table:table-cell office:value-type="float" office:value="NaN">
                <text:p>NaN</text:p>
              </table:table-cell>
              <table:table-cell office:value-type="float" office:value="0.0899121">
                <text:p>0.0899121</text:p>
              </table:table-cell>
              <table:table-cell office:value-type="float" office:value="0.00223827">
                <text:p>0.00223827</text:p>
              </table:table-cell>
              <table:table-cell office:value-type="float" office:value="0.00984325">
                <text:p>0.00984325</text:p>
              </table:table-cell>
              <table:table-cell office:value-type="float" office:value="0.003809">
                <text:p>0.003809</text:p>
              </table:table-cell>
              <table:table-cell office:value-type="float" office:value="0.00250828">
                <text:p>0.002508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1000">
                <text:p>561000</text:p>
              </table:table-cell>
              <table:table-cell office:value-type="float" office:value="NaN">
                <text:p>NaN</text:p>
              </table:table-cell>
              <table:table-cell office:value-type="float" office:value="0.0901908">
                <text:p>0.0901908</text:p>
              </table:table-cell>
              <table:table-cell office:value-type="float" office:value="0.00223985">
                <text:p>0.00223985</text:p>
              </table:table-cell>
              <table:table-cell office:value-type="float" office:value="0.00934467">
                <text:p>0.00934467</text:p>
              </table:table-cell>
              <table:table-cell office:value-type="float" office:value="0.00380348">
                <text:p>0.00380348</text:p>
              </table:table-cell>
              <table:table-cell office:value-type="float" office:value="0.00286277">
                <text:p>0.002862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60000">
                <text:p>560000</text:p>
              </table:table-cell>
              <table:table-cell office:value-type="float" office:value="NaN">
                <text:p>NaN</text:p>
              </table:table-cell>
              <table:table-cell office:value-type="float" office:value="0.0891163">
                <text:p>0.0891163</text:p>
              </table:table-cell>
              <table:table-cell office:value-type="float" office:value="0.00222208">
                <text:p>0.00222208</text:p>
              </table:table-cell>
              <table:table-cell office:value-type="float" office:value="0.00953929">
                <text:p>0.00953929</text:p>
              </table:table-cell>
              <table:table-cell office:value-type="float" office:value="0.0040727">
                <text:p>0.0040727</text:p>
              </table:table-cell>
              <table:table-cell office:value-type="float" office:value="0.00257618">
                <text:p>0.002576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59000">
                <text:p>559000</text:p>
              </table:table-cell>
              <table:table-cell office:value-type="float" office:value="NaN">
                <text:p>NaN</text:p>
              </table:table-cell>
              <table:table-cell office:value-type="float" office:value="0.0878005">
                <text:p>0.0878005</text:p>
              </table:table-cell>
              <table:table-cell office:value-type="float" office:value="0.00221419">
                <text:p>0.00221419</text:p>
              </table:table-cell>
              <table:table-cell office:value-type="float" office:value="0.0110236">
                <text:p>0.0110236</text:p>
              </table:table-cell>
              <table:table-cell office:value-type="float" office:value="0.00373755">
                <text:p>0.00373755</text:p>
              </table:table-cell>
              <table:table-cell office:value-type="float" office:value="0.00257223">
                <text:p>0.002572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58000">
                <text:p>558000</text:p>
              </table:table-cell>
              <table:table-cell office:value-type="float" office:value="NaN">
                <text:p>NaN</text:p>
              </table:table-cell>
              <table:table-cell office:value-type="float" office:value="0.0889023">
                <text:p>0.0889023</text:p>
              </table:table-cell>
              <table:table-cell office:value-type="float" office:value="0.00218616">
                <text:p>0.00218616</text:p>
              </table:table-cell>
              <table:table-cell office:value-type="float" office:value="0.0111163">
                <text:p>0.0111163</text:p>
              </table:table-cell>
              <table:table-cell office:value-type="float" office:value="0.00370755">
                <text:p>0.00370755</text:p>
              </table:table-cell>
              <table:table-cell office:value-type="float" office:value="0.00251578">
                <text:p>0.002515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57000">
                <text:p>557000</text:p>
              </table:table-cell>
              <table:table-cell office:value-type="float" office:value="NaN">
                <text:p>NaN</text:p>
              </table:table-cell>
              <table:table-cell office:value-type="float" office:value="0.0880575">
                <text:p>0.0880575</text:p>
              </table:table-cell>
              <table:table-cell office:value-type="float" office:value="0.00222682">
                <text:p>0.00222682</text:p>
              </table:table-cell>
              <table:table-cell office:value-type="float" office:value="0.0107117">
                <text:p>0.0107117</text:p>
              </table:table-cell>
              <table:table-cell office:value-type="float" office:value="0.00373558">
                <text:p>0.00373558</text:p>
              </table:table-cell>
              <table:table-cell office:value-type="float" office:value="0.002575">
                <text:p>0.0025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56000">
                <text:p>556000</text:p>
              </table:table-cell>
              <table:table-cell office:value-type="float" office:value="NaN">
                <text:p>NaN</text:p>
              </table:table-cell>
              <table:table-cell office:value-type="float" office:value="0.0884791">
                <text:p>0.0884791</text:p>
              </table:table-cell>
              <table:table-cell office:value-type="float" office:value="0.00220708">
                <text:p>0.00220708</text:p>
              </table:table-cell>
              <table:table-cell office:value-type="float" office:value="0.0105475">
                <text:p>0.0105475</text:p>
              </table:table-cell>
              <table:table-cell office:value-type="float" office:value="0.00407744">
                <text:p>0.00407744</text:p>
              </table:table-cell>
              <table:table-cell office:value-type="float" office:value="0.00252368">
                <text:p>0.002523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55000">
                <text:p>555000</text:p>
              </table:table-cell>
              <table:table-cell office:value-type="float" office:value="NaN">
                <text:p>NaN</text:p>
              </table:table-cell>
              <table:table-cell office:value-type="float" office:value="0.0880291">
                <text:p>0.0880291</text:p>
              </table:table-cell>
              <table:table-cell office:value-type="float" office:value="0.0028158">
                <text:p>0.0028158</text:p>
              </table:table-cell>
              <table:table-cell office:value-type="float" office:value="0.00936717">
                <text:p>0.00936717</text:p>
              </table:table-cell>
              <table:table-cell office:value-type="float" office:value="0.0038019">
                <text:p>0.0038019</text:p>
              </table:table-cell>
              <table:table-cell office:value-type="float" office:value="0.00254144">
                <text:p>0.002541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54000">
                <text:p>554000</text:p>
              </table:table-cell>
              <table:table-cell office:value-type="float" office:value="NaN">
                <text:p>NaN</text:p>
              </table:table-cell>
              <table:table-cell office:value-type="float" office:value="0.0875593">
                <text:p>0.0875593</text:p>
              </table:table-cell>
              <table:table-cell office:value-type="float" office:value="0.00260105">
                <text:p>0.00260105</text:p>
              </table:table-cell>
              <table:table-cell office:value-type="float" office:value="0.00940625">
                <text:p>0.00940625</text:p>
              </table:table-cell>
              <table:table-cell office:value-type="float" office:value="0.00376953">
                <text:p>0.00376953</text:p>
              </table:table-cell>
              <table:table-cell office:value-type="float" office:value="0.00259079">
                <text:p>0.002590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53000">
                <text:p>553000</text:p>
              </table:table-cell>
              <table:table-cell office:value-type="float" office:value="NaN">
                <text:p>NaN</text:p>
              </table:table-cell>
              <table:table-cell office:value-type="float" office:value="0.0897242">
                <text:p>0.0897242</text:p>
              </table:table-cell>
              <table:table-cell office:value-type="float" office:value="0.00230577">
                <text:p>0.00230577</text:p>
              </table:table-cell>
              <table:table-cell office:value-type="float" office:value="0.00984167">
                <text:p>0.00984167</text:p>
              </table:table-cell>
              <table:table-cell office:value-type="float" office:value="0.00367321">
                <text:p>0.00367321</text:p>
              </table:table-cell>
              <table:table-cell office:value-type="float" office:value="0.00294251">
                <text:p>0.002942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52000">
                <text:p>552000</text:p>
              </table:table-cell>
              <table:table-cell office:value-type="float" office:value="NaN">
                <text:p>NaN</text:p>
              </table:table-cell>
              <table:table-cell office:value-type="float" office:value="0.0878357">
                <text:p>0.0878357</text:p>
              </table:table-cell>
              <table:table-cell office:value-type="float" office:value="0.00223393">
                <text:p>0.00223393</text:p>
              </table:table-cell>
              <table:table-cell office:value-type="float" office:value="0.00941297">
                <text:p>0.00941297</text:p>
              </table:table-cell>
              <table:table-cell office:value-type="float" office:value="0.00404981">
                <text:p>0.00404981</text:p>
              </table:table-cell>
              <table:table-cell office:value-type="float" office:value="0.00262316">
                <text:p>0.002623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51000">
                <text:p>551000</text:p>
              </table:table-cell>
              <table:table-cell office:value-type="float" office:value="NaN">
                <text:p>NaN</text:p>
              </table:table-cell>
              <table:table-cell office:value-type="float" office:value="0.0874516">
                <text:p>0.0874516</text:p>
              </table:table-cell>
              <table:table-cell office:value-type="float" office:value="0.00219445">
                <text:p>0.00219445</text:p>
              </table:table-cell>
              <table:table-cell office:value-type="float" office:value="0.00953021">
                <text:p>0.00953021</text:p>
              </table:table-cell>
              <table:table-cell office:value-type="float" office:value="0.00378216">
                <text:p>0.00378216</text:p>
              </table:table-cell>
              <table:table-cell office:value-type="float" office:value="0.0025675">
                <text:p>0.00256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50000">
                <text:p>550000</text:p>
              </table:table-cell>
              <table:table-cell office:value-type="float" office:value="NaN">
                <text:p>NaN</text:p>
              </table:table-cell>
              <table:table-cell office:value-type="float" office:value="0.0847206">
                <text:p>0.0847206</text:p>
              </table:table-cell>
              <table:table-cell office:value-type="float" office:value="0.00287935">
                <text:p>0.00287935</text:p>
              </table:table-cell>
              <table:table-cell office:value-type="float" office:value="0.00944534">
                <text:p>0.00944534</text:p>
              </table:table-cell>
              <table:table-cell office:value-type="float" office:value="0.00370992">
                <text:p>0.00370992</text:p>
              </table:table-cell>
              <table:table-cell office:value-type="float" office:value="0.00247512">
                <text:p>0.002475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49000">
                <text:p>549000</text:p>
              </table:table-cell>
              <table:table-cell office:value-type="float" office:value="NaN">
                <text:p>NaN</text:p>
              </table:table-cell>
              <table:table-cell office:value-type="float" office:value="0.0881159">
                <text:p>0.0881159</text:p>
              </table:table-cell>
              <table:table-cell office:value-type="float" office:value="0.00278027">
                <text:p>0.00278027</text:p>
              </table:table-cell>
              <table:table-cell office:value-type="float" office:value="0.00966877">
                <text:p>0.00966877</text:p>
              </table:table-cell>
              <table:table-cell office:value-type="float" office:value="0.00371347">
                <text:p>0.00371347</text:p>
              </table:table-cell>
              <table:table-cell office:value-type="float" office:value="0.00256078">
                <text:p>0.002560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48000">
                <text:p>548000</text:p>
              </table:table-cell>
              <table:table-cell office:value-type="float" office:value="NaN">
                <text:p>NaN</text:p>
              </table:table-cell>
              <table:table-cell office:value-type="float" office:value="0.0863166">
                <text:p>0.0863166</text:p>
              </table:table-cell>
              <table:table-cell office:value-type="float" office:value="0.00247552">
                <text:p>0.00247552</text:p>
              </table:table-cell>
              <table:table-cell office:value-type="float" office:value="0.00962337">
                <text:p>0.00962337</text:p>
              </table:table-cell>
              <table:table-cell office:value-type="float" office:value="0.00366058">
                <text:p>0.00366058</text:p>
              </table:table-cell>
              <table:table-cell office:value-type="float" office:value="0.00284738">
                <text:p>0.002847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47000">
                <text:p>547000</text:p>
              </table:table-cell>
              <table:table-cell office:value-type="float" office:value="NaN">
                <text:p>NaN</text:p>
              </table:table-cell>
              <table:table-cell office:value-type="float" office:value="0.0867975">
                <text:p>0.0867975</text:p>
              </table:table-cell>
              <table:table-cell office:value-type="float" office:value="0.00231248">
                <text:p>0.00231248</text:p>
              </table:table-cell>
              <table:table-cell office:value-type="float" office:value="0.00966561">
                <text:p>0.00966561</text:p>
              </table:table-cell>
              <table:table-cell office:value-type="float" office:value="0.00360847">
                <text:p>0.00360847</text:p>
              </table:table-cell>
              <table:table-cell office:value-type="float" office:value="0.00264763">
                <text:p>0.002647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6000">
                <text:p>546000</text:p>
              </table:table-cell>
              <table:table-cell office:value-type="float" office:value="NaN">
                <text:p>NaN</text:p>
              </table:table-cell>
              <table:table-cell office:value-type="float" office:value="0.0882257">
                <text:p>0.0882257</text:p>
              </table:table-cell>
              <table:table-cell office:value-type="float" office:value="0.00222485">
                <text:p>0.00222485</text:p>
              </table:table-cell>
              <table:table-cell office:value-type="float" office:value="0.00964982">
                <text:p>0.00964982</text:p>
              </table:table-cell>
              <table:table-cell office:value-type="float" office:value="0.00379716">
                <text:p>0.00379716</text:p>
              </table:table-cell>
              <table:table-cell office:value-type="float" office:value="0.00261684">
                <text:p>0.002616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5000">
                <text:p>545000</text:p>
              </table:table-cell>
              <table:table-cell office:value-type="float" office:value="NaN">
                <text:p>NaN</text:p>
              </table:table-cell>
              <table:table-cell office:value-type="float" office:value="0.0854407">
                <text:p>0.0854407</text:p>
              </table:table-cell>
              <table:table-cell office:value-type="float" office:value="0.00219445">
                <text:p>0.00219445</text:p>
              </table:table-cell>
              <table:table-cell office:value-type="float" office:value="0.00923019">
                <text:p>0.00923019</text:p>
              </table:table-cell>
              <table:table-cell office:value-type="float" office:value="0.00370439">
                <text:p>0.00370439</text:p>
              </table:table-cell>
              <table:table-cell office:value-type="float" office:value="0.00262158">
                <text:p>0.002621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4000">
                <text:p>544000</text:p>
              </table:table-cell>
              <table:table-cell office:value-type="float" office:value="NaN">
                <text:p>NaN</text:p>
              </table:table-cell>
              <table:table-cell office:value-type="float" office:value="0.0863841">
                <text:p>0.0863841</text:p>
              </table:table-cell>
              <table:table-cell office:value-type="float" office:value="0.00234288">
                <text:p>0.00234288</text:p>
              </table:table-cell>
              <table:table-cell office:value-type="float" office:value="0.00921677">
                <text:p>0.00921677</text:p>
              </table:table-cell>
              <table:table-cell office:value-type="float" office:value="0.00415205">
                <text:p>0.00415205</text:p>
              </table:table-cell>
              <table:table-cell office:value-type="float" office:value="0.002575">
                <text:p>0.0025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3000">
                <text:p>543000</text:p>
              </table:table-cell>
              <table:table-cell office:value-type="float" office:value="NaN">
                <text:p>NaN</text:p>
              </table:table-cell>
              <table:table-cell office:value-type="float" office:value="0.0866084">
                <text:p>0.0866084</text:p>
              </table:table-cell>
              <table:table-cell office:value-type="float" office:value="0.00219998">
                <text:p>0.00219998</text:p>
              </table:table-cell>
              <table:table-cell office:value-type="float" office:value="0.00944889">
                <text:p>0.00944889</text:p>
              </table:table-cell>
              <table:table-cell office:value-type="float" office:value="0.003734">
                <text:p>0.003734</text:p>
              </table:table-cell>
              <table:table-cell office:value-type="float" office:value="0.00300962">
                <text:p>0.003009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2000">
                <text:p>542000</text:p>
              </table:table-cell>
              <table:table-cell office:value-type="float" office:value="NaN">
                <text:p>NaN</text:p>
              </table:table-cell>
              <table:table-cell office:value-type="float" office:value="0.0848659">
                <text:p>0.0848659</text:p>
              </table:table-cell>
              <table:table-cell office:value-type="float" office:value="0.00238235">
                <text:p>0.00238235</text:p>
              </table:table-cell>
              <table:table-cell office:value-type="float" office:value="0.0100758">
                <text:p>0.0100758</text:p>
              </table:table-cell>
              <table:table-cell office:value-type="float" office:value="0.00365465">
                <text:p>0.00365465</text:p>
              </table:table-cell>
              <table:table-cell office:value-type="float" office:value="0.0025596">
                <text:p>0.00255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1000">
                <text:p>541000</text:p>
              </table:table-cell>
              <table:table-cell office:value-type="float" office:value="NaN">
                <text:p>NaN</text:p>
              </table:table-cell>
              <table:table-cell office:value-type="float" office:value="0.0861678">
                <text:p>0.0861678</text:p>
              </table:table-cell>
              <table:table-cell office:value-type="float" office:value="0.0026275">
                <text:p>0.0026275</text:p>
              </table:table-cell>
              <table:table-cell office:value-type="float" office:value="0.00990325">
                <text:p>0.00990325</text:p>
              </table:table-cell>
              <table:table-cell office:value-type="float" office:value="0.0036365">
                <text:p>0.0036365</text:p>
              </table:table-cell>
              <table:table-cell office:value-type="float" office:value="0.00258684">
                <text:p>0.0025868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0000">
                <text:p>540000</text:p>
              </table:table-cell>
              <table:table-cell office:value-type="float" office:value="NaN">
                <text:p>NaN</text:p>
              </table:table-cell>
              <table:table-cell office:value-type="float" office:value="0.0853136">
                <text:p>0.0853136</text:p>
              </table:table-cell>
              <table:table-cell office:value-type="float" office:value="0.00239341">
                <text:p>0.00239341</text:p>
              </table:table-cell>
              <table:table-cell office:value-type="float" office:value="0.00928901">
                <text:p>0.00928901</text:p>
              </table:table-cell>
              <table:table-cell office:value-type="float" office:value="0.00367044">
                <text:p>0.00367044</text:p>
              </table:table-cell>
              <table:table-cell office:value-type="float" office:value="0.00247552">
                <text:p>0.002475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39000">
                <text:p>539000</text:p>
              </table:table-cell>
              <table:table-cell office:value-type="float" office:value="NaN">
                <text:p>NaN</text:p>
              </table:table-cell>
              <table:table-cell office:value-type="float" office:value="0.0857091">
                <text:p>0.0857091</text:p>
              </table:table-cell>
              <table:table-cell office:value-type="float" office:value="0.00223669">
                <text:p>0.00223669</text:p>
              </table:table-cell>
              <table:table-cell office:value-type="float" office:value="0.009139">
                <text:p>0.009139</text:p>
              </table:table-cell>
              <table:table-cell office:value-type="float" office:value="0.00487721">
                <text:p>0.00487721</text:p>
              </table:table-cell>
              <table:table-cell office:value-type="float" office:value="0.00259631">
                <text:p>0.002596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38000">
                <text:p>538000</text:p>
              </table:table-cell>
              <table:table-cell office:value-type="float" office:value="NaN">
                <text:p>NaN</text:p>
              </table:table-cell>
              <table:table-cell office:value-type="float" office:value="0.0850866">
                <text:p>0.0850866</text:p>
              </table:table-cell>
              <table:table-cell office:value-type="float" office:value="0.00219524">
                <text:p>0.00219524</text:p>
              </table:table-cell>
              <table:table-cell office:value-type="float" office:value="0.00935296">
                <text:p>0.00935296</text:p>
              </table:table-cell>
              <table:table-cell office:value-type="float" office:value="0.00559725">
                <text:p>0.00559725</text:p>
              </table:table-cell>
              <table:table-cell office:value-type="float" office:value="0.00256434">
                <text:p>0.002564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37000">
                <text:p>537000</text:p>
              </table:table-cell>
              <table:table-cell office:value-type="float" office:value="NaN">
                <text:p>NaN</text:p>
              </table:table-cell>
              <table:table-cell office:value-type="float" office:value="0.084494">
                <text:p>0.084494</text:p>
              </table:table-cell>
              <table:table-cell office:value-type="float" office:value="0.00224972">
                <text:p>0.00224972</text:p>
              </table:table-cell>
              <table:table-cell office:value-type="float" office:value="0.0114073">
                <text:p>0.0114073</text:p>
              </table:table-cell>
              <table:table-cell office:value-type="float" office:value="0.00447062">
                <text:p>0.00447062</text:p>
              </table:table-cell>
              <table:table-cell office:value-type="float" office:value="0.00261171">
                <text:p>0.002611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36000">
                <text:p>536000</text:p>
              </table:table-cell>
              <table:table-cell office:value-type="float" office:value="NaN">
                <text:p>NaN</text:p>
              </table:table-cell>
              <table:table-cell office:value-type="float" office:value="0.0855098">
                <text:p>0.0855098</text:p>
              </table:table-cell>
              <table:table-cell office:value-type="float" office:value="0.00218103">
                <text:p>0.00218103</text:p>
              </table:table-cell>
              <table:table-cell office:value-type="float" office:value="0.0114925">
                <text:p>0.0114925</text:p>
              </table:table-cell>
              <table:table-cell office:value-type="float" office:value="0.00362978">
                <text:p>0.00362978</text:p>
              </table:table-cell>
              <table:table-cell office:value-type="float" office:value="0.00258171">
                <text:p>0.002581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35000">
                <text:p>535000</text:p>
              </table:table-cell>
              <table:table-cell office:value-type="float" office:value="NaN">
                <text:p>NaN</text:p>
              </table:table-cell>
              <table:table-cell office:value-type="float" office:value="0.0845837">
                <text:p>0.0845837</text:p>
              </table:table-cell>
              <table:table-cell office:value-type="float" office:value="0.00221695">
                <text:p>0.00221695</text:p>
              </table:table-cell>
              <table:table-cell office:value-type="float" office:value="0.0103825">
                <text:p>0.0103825</text:p>
              </table:table-cell>
              <table:table-cell office:value-type="float" office:value="0.00433482">
                <text:p>0.00433482</text:p>
              </table:table-cell>
              <table:table-cell office:value-type="float" office:value="0.00260223">
                <text:p>0.002602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4000">
                <text:p>534000</text:p>
              </table:table-cell>
              <table:table-cell office:value-type="float" office:value="NaN">
                <text:p>NaN</text:p>
              </table:table-cell>
              <table:table-cell office:value-type="float" office:value="0.0851612">
                <text:p>0.0851612</text:p>
              </table:table-cell>
              <table:table-cell office:value-type="float" office:value="0.00221103">
                <text:p>0.00221103</text:p>
              </table:table-cell>
              <table:table-cell office:value-type="float" office:value="0.010356">
                <text:p>0.010356</text:p>
              </table:table-cell>
              <table:table-cell office:value-type="float" office:value="0.00533474">
                <text:p>0.00533474</text:p>
              </table:table-cell>
              <table:table-cell office:value-type="float" office:value="0.00254578">
                <text:p>0.002545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33000">
                <text:p>533000</text:p>
              </table:table-cell>
              <table:table-cell office:value-type="float" office:value="NaN">
                <text:p>NaN</text:p>
              </table:table-cell>
              <table:table-cell office:value-type="float" office:value="0.0832502">
                <text:p>0.0832502</text:p>
              </table:table-cell>
              <table:table-cell office:value-type="float" office:value="0.0022059">
                <text:p>0.0022059</text:p>
              </table:table-cell>
              <table:table-cell office:value-type="float" office:value="0.00954363">
                <text:p>0.00954363</text:p>
              </table:table-cell>
              <table:table-cell office:value-type="float" office:value="0.00441693">
                <text:p>0.00441693</text:p>
              </table:table-cell>
              <table:table-cell office:value-type="float" office:value="0.00252249">
                <text:p>0.002522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32000">
                <text:p>532000</text:p>
              </table:table-cell>
              <table:table-cell office:value-type="float" office:value="NaN">
                <text:p>NaN</text:p>
              </table:table-cell>
              <table:table-cell office:value-type="float" office:value="0.0839363">
                <text:p>0.0839363</text:p>
              </table:table-cell>
              <table:table-cell office:value-type="float" office:value="0.00213761">
                <text:p>0.00213761</text:p>
              </table:table-cell>
              <table:table-cell office:value-type="float" office:value="0.009004">
                <text:p>0.009004</text:p>
              </table:table-cell>
              <table:table-cell office:value-type="float" office:value="0.00367439">
                <text:p>0.00367439</text:p>
              </table:table-cell>
              <table:table-cell office:value-type="float" office:value="0.00251578">
                <text:p>0.002515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31000">
                <text:p>531000</text:p>
              </table:table-cell>
              <table:table-cell office:value-type="float" office:value="NaN">
                <text:p>NaN</text:p>
              </table:table-cell>
              <table:table-cell office:value-type="float" office:value="0.0839971">
                <text:p>0.0839971</text:p>
              </table:table-cell>
              <table:table-cell office:value-type="float" office:value="0.00213997">
                <text:p>0.00213997</text:p>
              </table:table-cell>
              <table:table-cell office:value-type="float" office:value="0.00927283">
                <text:p>0.00927283</text:p>
              </table:table-cell>
              <table:table-cell office:value-type="float" office:value="0.00367044">
                <text:p>0.00367044</text:p>
              </table:table-cell>
              <table:table-cell office:value-type="float" office:value="0.00273329">
                <text:p>0.002733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30000">
                <text:p>530000</text:p>
              </table:table-cell>
              <table:table-cell office:value-type="float" office:value="NaN">
                <text:p>NaN</text:p>
              </table:table-cell>
              <table:table-cell office:value-type="float" office:value="0.0842394">
                <text:p>0.0842394</text:p>
              </table:table-cell>
              <table:table-cell office:value-type="float" office:value="0.00214234">
                <text:p>0.00214234</text:p>
              </table:table-cell>
              <table:table-cell office:value-type="float" office:value="0.00935652">
                <text:p>0.00935652</text:p>
              </table:table-cell>
              <table:table-cell office:value-type="float" office:value="0.00358952">
                <text:p>0.00358952</text:p>
              </table:table-cell>
              <table:table-cell office:value-type="float" office:value="0.00256907">
                <text:p>0.002569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29000">
                <text:p>529000</text:p>
              </table:table-cell>
              <table:table-cell office:value-type="float" office:value="NaN">
                <text:p>NaN</text:p>
              </table:table-cell>
              <table:table-cell office:value-type="float" office:value="0.0853842">
                <text:p>0.0853842</text:p>
              </table:table-cell>
              <table:table-cell office:value-type="float" office:value="0.00212813">
                <text:p>0.00212813</text:p>
              </table:table-cell>
              <table:table-cell office:value-type="float" office:value="0.00909479">
                <text:p>0.00909479</text:p>
              </table:table-cell>
              <table:table-cell office:value-type="float" office:value="0.00358912">
                <text:p>0.00358912</text:p>
              </table:table-cell>
              <table:table-cell office:value-type="float" office:value="0.00257894">
                <text:p>0.002578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28000">
                <text:p>528000</text:p>
              </table:table-cell>
              <table:table-cell office:value-type="float" office:value="NaN">
                <text:p>NaN</text:p>
              </table:table-cell>
              <table:table-cell office:value-type="float" office:value="0.0836418">
                <text:p>0.0836418</text:p>
              </table:table-cell>
              <table:table-cell office:value-type="float" office:value="0.00255763">
                <text:p>0.00255763</text:p>
              </table:table-cell>
              <table:table-cell office:value-type="float" office:value="0.00915677">
                <text:p>0.00915677</text:p>
              </table:table-cell>
              <table:table-cell office:value-type="float" office:value="0.00363886">
                <text:p>0.00363886</text:p>
              </table:table-cell>
              <table:table-cell office:value-type="float" office:value="0.00270329">
                <text:p>0.002703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27000">
                <text:p>527000</text:p>
              </table:table-cell>
              <table:table-cell office:value-type="float" office:value="NaN">
                <text:p>NaN</text:p>
              </table:table-cell>
              <table:table-cell office:value-type="float" office:value="0.0842094">
                <text:p>0.0842094</text:p>
              </table:table-cell>
              <table:table-cell office:value-type="float" office:value="0.00223708">
                <text:p>0.00223708</text:p>
              </table:table-cell>
              <table:table-cell office:value-type="float" office:value="0.00898623">
                <text:p>0.00898623</text:p>
              </table:table-cell>
              <table:table-cell office:value-type="float" office:value="0.00486774">
                <text:p>0.00486774</text:p>
              </table:table-cell>
              <table:table-cell office:value-type="float" office:value="0.00260737">
                <text:p>0.0026073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26000">
                <text:p>526000</text:p>
              </table:table-cell>
              <table:table-cell office:value-type="float" office:value="NaN">
                <text:p>NaN</text:p>
              </table:table-cell>
              <table:table-cell office:value-type="float" office:value="0.0845497">
                <text:p>0.0845497</text:p>
              </table:table-cell>
              <table:table-cell office:value-type="float" office:value="0.00222682">
                <text:p>0.00222682</text:p>
              </table:table-cell>
              <table:table-cell office:value-type="float" office:value="0.00945402">
                <text:p>0.00945402</text:p>
              </table:table-cell>
              <table:table-cell office:value-type="float" office:value="0.00438101">
                <text:p>0.00438101</text:p>
              </table:table-cell>
              <table:table-cell office:value-type="float" office:value="0.00251618">
                <text:p>0.002516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25000">
                <text:p>525000</text:p>
              </table:table-cell>
              <table:table-cell office:value-type="float" office:value="NaN">
                <text:p>NaN</text:p>
              </table:table-cell>
              <table:table-cell office:value-type="float" office:value="0.0834065">
                <text:p>0.0834065</text:p>
              </table:table-cell>
              <table:table-cell office:value-type="float" office:value="0.00219208">
                <text:p>0.00219208</text:p>
              </table:table-cell>
              <table:table-cell office:value-type="float" office:value="0.00942994">
                <text:p>0.00942994</text:p>
              </table:table-cell>
              <table:table-cell office:value-type="float" office:value="0.00358952">
                <text:p>0.00358952</text:p>
              </table:table-cell>
              <table:table-cell office:value-type="float" office:value="0.00286751">
                <text:p>0.002867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24000">
                <text:p>524000</text:p>
              </table:table-cell>
              <table:table-cell office:value-type="float" office:value="NaN">
                <text:p>NaN</text:p>
              </table:table-cell>
              <table:table-cell office:value-type="float" office:value="0.0830433">
                <text:p>0.0830433</text:p>
              </table:table-cell>
              <table:table-cell office:value-type="float" office:value="0.00218419">
                <text:p>0.00218419</text:p>
              </table:table-cell>
              <table:table-cell office:value-type="float" office:value="0.00897676">
                <text:p>0.00897676</text:p>
              </table:table-cell>
              <table:table-cell office:value-type="float" office:value="0.00376953">
                <text:p>0.00376953</text:p>
              </table:table-cell>
              <table:table-cell office:value-type="float" office:value="0.00258329">
                <text:p>0.002583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23000">
                <text:p>523000</text:p>
              </table:table-cell>
              <table:table-cell office:value-type="float" office:value="NaN">
                <text:p>NaN</text:p>
              </table:table-cell>
              <table:table-cell office:value-type="float" office:value="0.0830165">
                <text:p>0.0830165</text:p>
              </table:table-cell>
              <table:table-cell office:value-type="float" office:value="0.00269263">
                <text:p>0.00269263</text:p>
              </table:table-cell>
              <table:table-cell office:value-type="float" office:value="0.00927401">
                <text:p>0.00927401</text:p>
              </table:table-cell>
              <table:table-cell office:value-type="float" office:value="0.00352794">
                <text:p>0.00352794</text:p>
              </table:table-cell>
              <table:table-cell office:value-type="float" office:value="0.00249802">
                <text:p>0.002498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22000">
                <text:p>522000</text:p>
              </table:table-cell>
              <table:table-cell office:value-type="float" office:value="NaN">
                <text:p>NaN</text:p>
              </table:table-cell>
              <table:table-cell office:value-type="float" office:value="0.0830232">
                <text:p>0.0830232</text:p>
              </table:table-cell>
              <table:table-cell office:value-type="float" office:value="0.00220629">
                <text:p>0.00220629</text:p>
              </table:table-cell>
              <table:table-cell office:value-type="float" office:value="0.00892544">
                <text:p>0.00892544</text:p>
              </table:table-cell>
              <table:table-cell office:value-type="float" office:value="0.00351531">
                <text:p>0.00351531</text:p>
              </table:table-cell>
              <table:table-cell office:value-type="float" office:value="0.00258842">
                <text:p>0.002588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21000">
                <text:p>521000</text:p>
              </table:table-cell>
              <table:table-cell office:value-type="float" office:value="NaN">
                <text:p>NaN</text:p>
              </table:table-cell>
              <table:table-cell office:value-type="float" office:value="0.082092">
                <text:p>0.082092</text:p>
              </table:table-cell>
              <table:table-cell office:value-type="float" office:value="0.00221893">
                <text:p>0.00221893</text:p>
              </table:table-cell>
              <table:table-cell office:value-type="float" office:value="0.00918993">
                <text:p>0.00918993</text:p>
              </table:table-cell>
              <table:table-cell office:value-type="float" office:value="0.00352596">
                <text:p>0.00352596</text:p>
              </table:table-cell>
              <table:table-cell office:value-type="float" office:value="0.00249289">
                <text:p>0.002492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20000">
                <text:p>520000</text:p>
              </table:table-cell>
              <table:table-cell office:value-type="float" office:value="NaN">
                <text:p>NaN</text:p>
              </table:table-cell>
              <table:table-cell office:value-type="float" office:value="0.0822455">
                <text:p>0.0822455</text:p>
              </table:table-cell>
              <table:table-cell office:value-type="float" office:value="0.00220392">
                <text:p>0.00220392</text:p>
              </table:table-cell>
              <table:table-cell office:value-type="float" office:value="0.00915953">
                <text:p>0.00915953</text:p>
              </table:table-cell>
              <table:table-cell office:value-type="float" office:value="0.00364084">
                <text:p>0.00364084</text:p>
              </table:table-cell>
              <table:table-cell office:value-type="float" office:value="0.00257381">
                <text:p>0.002573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19000">
                <text:p>519000</text:p>
              </table:table-cell>
              <table:table-cell office:value-type="float" office:value="NaN">
                <text:p>NaN</text:p>
              </table:table-cell>
              <table:table-cell office:value-type="float" office:value="0.0821476">
                <text:p>0.0821476</text:p>
              </table:table-cell>
              <table:table-cell office:value-type="float" office:value="0.00214708">
                <text:p>0.00214708</text:p>
              </table:table-cell>
              <table:table-cell office:value-type="float" office:value="0.00876517">
                <text:p>0.00876517</text:p>
              </table:table-cell>
              <table:table-cell office:value-type="float" office:value="0.00351452">
                <text:p>0.00351452</text:p>
              </table:table-cell>
              <table:table-cell office:value-type="float" office:value="0.00251539">
                <text:p>0.002515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18000">
                <text:p>518000</text:p>
              </table:table-cell>
              <table:table-cell office:value-type="float" office:value="NaN">
                <text:p>NaN</text:p>
              </table:table-cell>
              <table:table-cell office:value-type="float" office:value="0.0818065">
                <text:p>0.0818065</text:p>
              </table:table-cell>
              <table:table-cell office:value-type="float" office:value="0.00237209">
                <text:p>0.00237209</text:p>
              </table:table-cell>
              <table:table-cell office:value-type="float" office:value="0.00899926">
                <text:p>0.00899926</text:p>
              </table:table-cell>
              <table:table-cell office:value-type="float" office:value="0.00353662">
                <text:p>0.00353662</text:p>
              </table:table-cell>
              <table:table-cell office:value-type="float" office:value="0.00288804">
                <text:p>0.002888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17000">
                <text:p>517000</text:p>
              </table:table-cell>
              <table:table-cell office:value-type="float" office:value="NaN">
                <text:p>NaN</text:p>
              </table:table-cell>
              <table:table-cell office:value-type="float" office:value="0.0825361">
                <text:p>0.0825361</text:p>
              </table:table-cell>
              <table:table-cell office:value-type="float" office:value="0.00217511">
                <text:p>0.00217511</text:p>
              </table:table-cell>
              <table:table-cell office:value-type="float" office:value="0.00885044">
                <text:p>0.00885044</text:p>
              </table:table-cell>
              <table:table-cell office:value-type="float" office:value="0.00349517">
                <text:p>0.00349517</text:p>
              </table:table-cell>
              <table:table-cell office:value-type="float" office:value="0.0025292">
                <text:p>0.00252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16000">
                <text:p>516000</text:p>
              </table:table-cell>
              <table:table-cell office:value-type="float" office:value="NaN">
                <text:p>NaN</text:p>
              </table:table-cell>
              <table:table-cell office:value-type="float" office:value="0.0819948">
                <text:p>0.0819948</text:p>
              </table:table-cell>
              <table:table-cell office:value-type="float" office:value="0.0021609">
                <text:p>0.0021609</text:p>
              </table:table-cell>
              <table:table-cell office:value-type="float" office:value="0.0104306">
                <text:p>0.0104306</text:p>
              </table:table-cell>
              <table:table-cell office:value-type="float" office:value="0.00398941">
                <text:p>0.00398941</text:p>
              </table:table-cell>
              <table:table-cell office:value-type="float" office:value="0.00252802">
                <text:p>0.002528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15000">
                <text:p>515000</text:p>
              </table:table-cell>
              <table:table-cell office:value-type="float" office:value="NaN">
                <text:p>NaN</text:p>
              </table:table-cell>
              <table:table-cell office:value-type="float" office:value="0.0813013">
                <text:p>0.0813013</text:p>
              </table:table-cell>
              <table:table-cell office:value-type="float" office:value="0.00217629">
                <text:p>0.00217629</text:p>
              </table:table-cell>
              <table:table-cell office:value-type="float" office:value="0.0102187">
                <text:p>0.0102187</text:p>
              </table:table-cell>
              <table:table-cell office:value-type="float" office:value="0.00355794">
                <text:p>0.00355794</text:p>
              </table:table-cell>
              <table:table-cell office:value-type="float" office:value="0.00255368">
                <text:p>0.002553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14000">
                <text:p>514000</text:p>
              </table:table-cell>
              <table:table-cell office:value-type="float" office:value="NaN">
                <text:p>NaN</text:p>
              </table:table-cell>
              <table:table-cell office:value-type="float" office:value="0.0832699">
                <text:p>0.0832699</text:p>
              </table:table-cell>
              <table:table-cell office:value-type="float" office:value="0.00221695">
                <text:p>0.00221695</text:p>
              </table:table-cell>
              <table:table-cell office:value-type="float" office:value="0.0108562">
                <text:p>0.0108562</text:p>
              </table:table-cell>
              <table:table-cell office:value-type="float" office:value="0.00357215">
                <text:p>0.00357215</text:p>
              </table:table-cell>
              <table:table-cell office:value-type="float" office:value="0.00248697">
                <text:p>0.002486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13000">
                <text:p>513000</text:p>
              </table:table-cell>
              <table:table-cell office:value-type="float" office:value="NaN">
                <text:p>NaN</text:p>
              </table:table-cell>
              <table:table-cell office:value-type="float" office:value="0.0798742">
                <text:p>0.0798742</text:p>
              </table:table-cell>
              <table:table-cell office:value-type="float" office:value="0.00225524">
                <text:p>0.00225524</text:p>
              </table:table-cell>
              <table:table-cell office:value-type="float" office:value="0.00946665">
                <text:p>0.00946665</text:p>
              </table:table-cell>
              <table:table-cell office:value-type="float" office:value="0.00350938">
                <text:p>0.00350938</text:p>
              </table:table-cell>
              <table:table-cell office:value-type="float" office:value="0.00271908">
                <text:p>0.002719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12000">
                <text:p>512000</text:p>
              </table:table-cell>
              <table:table-cell office:value-type="float" office:value="NaN">
                <text:p>NaN</text:p>
              </table:table-cell>
              <table:table-cell office:value-type="float" office:value="0.0802157">
                <text:p>0.0802157</text:p>
              </table:table-cell>
              <table:table-cell office:value-type="float" office:value="0.00217392">
                <text:p>0.00217392</text:p>
              </table:table-cell>
              <table:table-cell office:value-type="float" office:value="0.00888676">
                <text:p>0.00888676</text:p>
              </table:table-cell>
              <table:table-cell office:value-type="float" office:value="0.00353978">
                <text:p>0.00353978</text:p>
              </table:table-cell>
              <table:table-cell office:value-type="float" office:value="0.00255131">
                <text:p>0.0025513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11000">
                <text:p>511000</text:p>
              </table:table-cell>
              <table:table-cell office:value-type="float" office:value="NaN">
                <text:p>NaN</text:p>
              </table:table-cell>
              <table:table-cell office:value-type="float" office:value="0.0810534">
                <text:p>0.0810534</text:p>
              </table:table-cell>
              <table:table-cell office:value-type="float" office:value="0.0022588">
                <text:p>0.0022588</text:p>
              </table:table-cell>
              <table:table-cell office:value-type="float" office:value="0.00905887">
                <text:p>0.00905887</text:p>
              </table:table-cell>
              <table:table-cell office:value-type="float" office:value="0.00371229">
                <text:p>0.00371229</text:p>
              </table:table-cell>
              <table:table-cell office:value-type="float" office:value="0.00253789">
                <text:p>0.002537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10000">
                <text:p>510000</text:p>
              </table:table-cell>
              <table:table-cell office:value-type="float" office:value="NaN">
                <text:p>NaN</text:p>
              </table:table-cell>
              <table:table-cell office:value-type="float" office:value="0.0811019">
                <text:p>0.0811019</text:p>
              </table:table-cell>
              <table:table-cell office:value-type="float" office:value="0.00218971">
                <text:p>0.00218971</text:p>
              </table:table-cell>
              <table:table-cell office:value-type="float" office:value="0.00929533">
                <text:p>0.00929533</text:p>
              </table:table-cell>
              <table:table-cell office:value-type="float" office:value="0.00345609">
                <text:p>0.00345609</text:p>
              </table:table-cell>
              <table:table-cell office:value-type="float" office:value="0.00259197">
                <text:p>0.002591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9000">
                <text:p>509000</text:p>
              </table:table-cell>
              <table:table-cell office:value-type="float" office:value="NaN">
                <text:p>NaN</text:p>
              </table:table-cell>
              <table:table-cell office:value-type="float" office:value="0.0810514">
                <text:p>0.0810514</text:p>
              </table:table-cell>
              <table:table-cell office:value-type="float" office:value="0.00209852">
                <text:p>0.00209852</text:p>
              </table:table-cell>
              <table:table-cell office:value-type="float" office:value="0.00891834">
                <text:p>0.00891834</text:p>
              </table:table-cell>
              <table:table-cell office:value-type="float" office:value="0.00347465">
                <text:p>0.00347465</text:p>
              </table:table-cell>
              <table:table-cell office:value-type="float" office:value="0.00251499">
                <text:p>0.002514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8000">
                <text:p>508000</text:p>
              </table:table-cell>
              <table:table-cell office:value-type="float" office:value="NaN">
                <text:p>NaN</text:p>
              </table:table-cell>
              <table:table-cell office:value-type="float" office:value="0.0799062">
                <text:p>0.0799062</text:p>
              </table:table-cell>
              <table:table-cell office:value-type="float" office:value="0.00220235">
                <text:p>0.00220235</text:p>
              </table:table-cell>
              <table:table-cell office:value-type="float" office:value="0.0100371">
                <text:p>0.0100371</text:p>
              </table:table-cell>
              <table:table-cell office:value-type="float" office:value="0.00359702">
                <text:p>0.00359702</text:p>
              </table:table-cell>
              <table:table-cell office:value-type="float" office:value="0.00252368">
                <text:p>0.0025236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7000">
                <text:p>507000</text:p>
              </table:table-cell>
              <table:table-cell office:value-type="float" office:value="NaN">
                <text:p>NaN</text:p>
              </table:table-cell>
              <table:table-cell office:value-type="float" office:value="0.0802879">
                <text:p>0.0802879</text:p>
              </table:table-cell>
              <table:table-cell office:value-type="float" office:value="0.00243959">
                <text:p>0.00243959</text:p>
              </table:table-cell>
              <table:table-cell office:value-type="float" office:value="0.00935415">
                <text:p>0.00935415</text:p>
              </table:table-cell>
              <table:table-cell office:value-type="float" office:value="0.0035236">
                <text:p>0.0035236</text:p>
              </table:table-cell>
              <table:table-cell office:value-type="float" office:value="0.00301633">
                <text:p>0.003016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6000">
                <text:p>506000</text:p>
              </table:table-cell>
              <table:table-cell office:value-type="float" office:value="NaN">
                <text:p>NaN</text:p>
              </table:table-cell>
              <table:table-cell office:value-type="float" office:value="0.0800649">
                <text:p>0.0800649</text:p>
              </table:table-cell>
              <table:table-cell office:value-type="float" office:value="0.00219248">
                <text:p>0.00219248</text:p>
              </table:table-cell>
              <table:table-cell office:value-type="float" office:value="0.0088232">
                <text:p>0.0088232</text:p>
              </table:table-cell>
              <table:table-cell office:value-type="float" office:value="0.00348846">
                <text:p>0.00348846</text:p>
              </table:table-cell>
              <table:table-cell office:value-type="float" office:value="0.00255289">
                <text:p>0.002552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5000">
                <text:p>505000</text:p>
              </table:table-cell>
              <table:table-cell office:value-type="float" office:value="NaN">
                <text:p>NaN</text:p>
              </table:table-cell>
              <table:table-cell office:value-type="float" office:value="0.0785557">
                <text:p>0.0785557</text:p>
              </table:table-cell>
              <table:table-cell office:value-type="float" office:value="0.00215892">
                <text:p>0.00215892</text:p>
              </table:table-cell>
              <table:table-cell office:value-type="float" office:value="0.00894163">
                <text:p>0.00894163</text:p>
              </table:table-cell>
              <table:table-cell office:value-type="float" office:value="0.00343004">
                <text:p>0.00343004</text:p>
              </table:table-cell>
              <table:table-cell office:value-type="float" office:value="0.00258052">
                <text:p>0.002580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4000">
                <text:p>504000</text:p>
              </table:table-cell>
              <table:table-cell office:value-type="float" office:value="NaN">
                <text:p>NaN</text:p>
              </table:table-cell>
              <table:table-cell office:value-type="float" office:value="0.0786457">
                <text:p>0.0786457</text:p>
              </table:table-cell>
              <table:table-cell office:value-type="float" office:value="0.00221419">
                <text:p>0.00221419</text:p>
              </table:table-cell>
              <table:table-cell office:value-type="float" office:value="0.00896926">
                <text:p>0.00896926</text:p>
              </table:table-cell>
              <table:table-cell office:value-type="float" office:value="0.00365821">
                <text:p>0.00365821</text:p>
              </table:table-cell>
              <table:table-cell office:value-type="float" office:value="0.00256947">
                <text:p>0.002569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3000">
                <text:p>503000</text:p>
              </table:table-cell>
              <table:table-cell office:value-type="float" office:value="NaN">
                <text:p>NaN</text:p>
              </table:table-cell>
              <table:table-cell office:value-type="float" office:value="0.0800617">
                <text:p>0.0800617</text:p>
              </table:table-cell>
              <table:table-cell office:value-type="float" office:value="0.00236656">
                <text:p>0.00236656</text:p>
              </table:table-cell>
              <table:table-cell office:value-type="float" office:value="0.00869451">
                <text:p>0.00869451</text:p>
              </table:table-cell>
              <table:table-cell office:value-type="float" office:value="0.00392467">
                <text:p>0.00392467</text:p>
              </table:table-cell>
              <table:table-cell office:value-type="float" office:value="0.00251183">
                <text:p>0.002511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2000">
                <text:p>502000</text:p>
              </table:table-cell>
              <table:table-cell office:value-type="float" office:value="NaN">
                <text:p>NaN</text:p>
              </table:table-cell>
              <table:table-cell office:value-type="float" office:value="0.0790255">
                <text:p>0.0790255</text:p>
              </table:table-cell>
              <table:table-cell office:value-type="float" office:value="0.00245775">
                <text:p>0.00245775</text:p>
              </table:table-cell>
              <table:table-cell office:value-type="float" office:value="0.00860727">
                <text:p>0.00860727</text:p>
              </table:table-cell>
              <table:table-cell office:value-type="float" office:value="0.00349241">
                <text:p>0.00349241</text:p>
              </table:table-cell>
              <table:table-cell office:value-type="float" office:value="0.00256394">
                <text:p>0.002563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1000">
                <text:p>501000</text:p>
              </table:table-cell>
              <table:table-cell office:value-type="float" office:value="NaN">
                <text:p>NaN</text:p>
              </table:table-cell>
              <table:table-cell office:value-type="float" office:value="0.0801652">
                <text:p>0.0801652</text:p>
              </table:table-cell>
              <table:table-cell office:value-type="float" office:value="0.00217037">
                <text:p>0.00217037</text:p>
              </table:table-cell>
              <table:table-cell office:value-type="float" office:value="0.00875451">
                <text:p>0.00875451</text:p>
              </table:table-cell>
              <table:table-cell office:value-type="float" office:value="0.00349833">
                <text:p>0.00349833</text:p>
              </table:table-cell>
              <table:table-cell office:value-type="float" office:value="0.00258329">
                <text:p>0.002583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  <table:table-cell office:value-type="float" office:value="0.0788471">
                <text:p>0.0788471</text:p>
              </table:table-cell>
              <table:table-cell office:value-type="float" office:value="0.00217708">
                <text:p>0.00217708</text:p>
              </table:table-cell>
              <table:table-cell office:value-type="float" office:value="0.0087253">
                <text:p>0.0087253</text:p>
              </table:table-cell>
              <table:table-cell office:value-type="float" office:value="0.0034103">
                <text:p>0.0034103</text:p>
              </table:table-cell>
              <table:table-cell office:value-type="float" office:value="0.00263658">
                <text:p>0.0026365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99000">
                <text:p>499000</text:p>
              </table:table-cell>
              <table:table-cell office:value-type="float" office:value="NaN">
                <text:p>NaN</text:p>
              </table:table-cell>
              <table:table-cell office:value-type="float" office:value="0.0787634">
                <text:p>0.0787634</text:p>
              </table:table-cell>
              <table:table-cell office:value-type="float" office:value="0.00215063">
                <text:p>0.00215063</text:p>
              </table:table-cell>
              <table:table-cell office:value-type="float" office:value="0.00902808">
                <text:p>0.00902808</text:p>
              </table:table-cell>
              <table:table-cell office:value-type="float" office:value="0.00340912">
                <text:p>0.00340912</text:p>
              </table:table-cell>
              <table:table-cell office:value-type="float" office:value="0.00266105">
                <text:p>0.002661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98000">
                <text:p>498000</text:p>
              </table:table-cell>
              <table:table-cell office:value-type="float" office:value="NaN">
                <text:p>NaN</text:p>
              </table:table-cell>
              <table:table-cell office:value-type="float" office:value="0.0809306">
                <text:p>0.0809306</text:p>
              </table:table-cell>
              <table:table-cell office:value-type="float" office:value="0.00213366">
                <text:p>0.00213366</text:p>
              </table:table-cell>
              <table:table-cell office:value-type="float" office:value="0.0100205">
                <text:p>0.0100205</text:p>
              </table:table-cell>
              <table:table-cell office:value-type="float" office:value="0.00341583">
                <text:p>0.00341583</text:p>
              </table:table-cell>
              <table:table-cell office:value-type="float" office:value="0.00255407">
                <text:p>0.0025540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7000">
                <text:p>497000</text:p>
              </table:table-cell>
              <table:table-cell office:value-type="float" office:value="NaN">
                <text:p>NaN</text:p>
              </table:table-cell>
              <table:table-cell office:value-type="float" office:value="0.077662">
                <text:p>0.077662</text:p>
              </table:table-cell>
              <table:table-cell office:value-type="float" office:value="0.00214076">
                <text:p>0.00214076</text:p>
              </table:table-cell>
              <table:table-cell office:value-type="float" office:value="0.00872806">
                <text:p>0.00872806</text:p>
              </table:table-cell>
              <table:table-cell office:value-type="float" office:value="0.00342293">
                <text:p>0.00342293</text:p>
              </table:table-cell>
              <table:table-cell office:value-type="float" office:value="0.00255171">
                <text:p>0.002551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96000">
                <text:p>496000</text:p>
              </table:table-cell>
              <table:table-cell office:value-type="float" office:value="NaN">
                <text:p>NaN</text:p>
              </table:table-cell>
              <table:table-cell office:value-type="float" office:value="0.0787981">
                <text:p>0.0787981</text:p>
              </table:table-cell>
              <table:table-cell office:value-type="float" office:value="0.00212813">
                <text:p>0.00212813</text:p>
              </table:table-cell>
              <table:table-cell office:value-type="float" office:value="0.00882873">
                <text:p>0.00882873</text:p>
              </table:table-cell>
              <table:table-cell office:value-type="float" office:value="0.0035757">
                <text:p>0.0035757</text:p>
              </table:table-cell>
              <table:table-cell office:value-type="float" office:value="0.00254855">
                <text:p>0.002548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95000">
                <text:p>495000</text:p>
              </table:table-cell>
              <table:table-cell office:value-type="float" office:value="NaN">
                <text:p>NaN</text:p>
              </table:table-cell>
              <table:table-cell office:value-type="float" office:value="0.0784172">
                <text:p>0.0784172</text:p>
              </table:table-cell>
              <table:table-cell office:value-type="float" office:value="0.00216682">
                <text:p>0.00216682</text:p>
              </table:table-cell>
              <table:table-cell office:value-type="float" office:value="0.00848292">
                <text:p>0.00848292</text:p>
              </table:table-cell>
              <table:table-cell office:value-type="float" office:value="0.00343359">
                <text:p>0.00343359</text:p>
              </table:table-cell>
              <table:table-cell office:value-type="float" office:value="0.00251341">
                <text:p>0.002513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94000">
                <text:p>494000</text:p>
              </table:table-cell>
              <table:table-cell office:value-type="float" office:value="NaN">
                <text:p>NaN</text:p>
              </table:table-cell>
              <table:table-cell office:value-type="float" office:value="0.0783189">
                <text:p>0.0783189</text:p>
              </table:table-cell>
              <table:table-cell office:value-type="float" office:value="0.00234683">
                <text:p>0.00234683</text:p>
              </table:table-cell>
              <table:table-cell office:value-type="float" office:value="0.00933401">
                <text:p>0.00933401</text:p>
              </table:table-cell>
              <table:table-cell office:value-type="float" office:value="0.00340004">
                <text:p>0.00340004</text:p>
              </table:table-cell>
              <table:table-cell office:value-type="float" office:value="0.00294686">
                <text:p>0.0029468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93000">
                <text:p>493000</text:p>
              </table:table-cell>
              <table:table-cell office:value-type="float" office:value="NaN">
                <text:p>NaN</text:p>
              </table:table-cell>
              <table:table-cell office:value-type="float" office:value="0.0778231">
                <text:p>0.0778231</text:p>
              </table:table-cell>
              <table:table-cell office:value-type="float" office:value="0.00211589">
                <text:p>0.00211589</text:p>
              </table:table-cell>
              <table:table-cell office:value-type="float" office:value="0.0104989">
                <text:p>0.0104989</text:p>
              </table:table-cell>
              <table:table-cell office:value-type="float" office:value="0.00339412">
                <text:p>0.00339412</text:p>
              </table:table-cell>
              <table:table-cell office:value-type="float" office:value="0.00281027">
                <text:p>0.002810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92000">
                <text:p>492000</text:p>
              </table:table-cell>
              <table:table-cell office:value-type="float" office:value="NaN">
                <text:p>NaN</text:p>
              </table:table-cell>
              <table:table-cell office:value-type="float" office:value="0.0784562">
                <text:p>0.0784562</text:p>
              </table:table-cell>
              <table:table-cell office:value-type="float" office:value="0.0021834">
                <text:p>0.0021834</text:p>
              </table:table-cell>
              <table:table-cell office:value-type="float" office:value="0.0105554">
                <text:p>0.0105554</text:p>
              </table:table-cell>
              <table:table-cell office:value-type="float" office:value="0.00339333">
                <text:p>0.00339333</text:p>
              </table:table-cell>
              <table:table-cell office:value-type="float" office:value="0.00255565">
                <text:p>0.002555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91000">
                <text:p>491000</text:p>
              </table:table-cell>
              <table:table-cell office:value-type="float" office:value="NaN">
                <text:p>NaN</text:p>
              </table:table-cell>
              <table:table-cell office:value-type="float" office:value="0.0774923">
                <text:p>0.0774923</text:p>
              </table:table-cell>
              <table:table-cell office:value-type="float" office:value="0.00219642">
                <text:p>0.00219642</text:p>
              </table:table-cell>
              <table:table-cell office:value-type="float" office:value="0.00900716">
                <text:p>0.00900716</text:p>
              </table:table-cell>
              <table:table-cell office:value-type="float" office:value="0.00339648">
                <text:p>0.00339648</text:p>
              </table:table-cell>
              <table:table-cell office:value-type="float" office:value="0.0025896">
                <text:p>0.00258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90000">
                <text:p>490000</text:p>
              </table:table-cell>
              <table:table-cell office:value-type="float" office:value="NaN">
                <text:p>NaN</text:p>
              </table:table-cell>
              <table:table-cell office:value-type="float" office:value="0.0779044">
                <text:p>0.0779044</text:p>
              </table:table-cell>
              <table:table-cell office:value-type="float" office:value="0.00213089">
                <text:p>0.00213089</text:p>
              </table:table-cell>
              <table:table-cell office:value-type="float" office:value="0.00855161">
                <text:p>0.00855161</text:p>
              </table:table-cell>
              <table:table-cell office:value-type="float" office:value="0.00336885">
                <text:p>0.00336885</text:p>
              </table:table-cell>
              <table:table-cell office:value-type="float" office:value="0.00255328">
                <text:p>0.002553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89000">
                <text:p>489000</text:p>
              </table:table-cell>
              <table:table-cell office:value-type="float" office:value="NaN">
                <text:p>NaN</text:p>
              </table:table-cell>
              <table:table-cell office:value-type="float" office:value="0.0770399">
                <text:p>0.0770399</text:p>
              </table:table-cell>
              <table:table-cell office:value-type="float" office:value="0.00217748">
                <text:p>0.00217748</text:p>
              </table:table-cell>
              <table:table-cell office:value-type="float" office:value="0.00854095">
                <text:p>0.00854095</text:p>
              </table:table-cell>
              <table:table-cell office:value-type="float" office:value="0.00341267">
                <text:p>0.00341267</text:p>
              </table:table-cell>
              <table:table-cell office:value-type="float" office:value="0.00258171">
                <text:p>0.0025817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88000">
                <text:p>488000</text:p>
              </table:table-cell>
              <table:table-cell office:value-type="float" office:value="NaN">
                <text:p>NaN</text:p>
              </table:table-cell>
              <table:table-cell office:value-type="float" office:value="0.0777777">
                <text:p>0.0777777</text:p>
              </table:table-cell>
              <table:table-cell office:value-type="float" office:value="0.0026125">
                <text:p>0.0026125</text:p>
              </table:table-cell>
              <table:table-cell office:value-type="float" office:value="0.00850582">
                <text:p>0.00850582</text:p>
              </table:table-cell>
              <table:table-cell office:value-type="float" office:value="0.00386111">
                <text:p>0.00386111</text:p>
              </table:table-cell>
              <table:table-cell office:value-type="float" office:value="0.00287935">
                <text:p>0.002879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87000">
                <text:p>487000</text:p>
              </table:table-cell>
              <table:table-cell office:value-type="float" office:value="NaN">
                <text:p>NaN</text:p>
              </table:table-cell>
              <table:table-cell office:value-type="float" office:value="0.0787807">
                <text:p>0.0787807</text:p>
              </table:table-cell>
              <table:table-cell office:value-type="float" office:value="0.0021759">
                <text:p>0.0021759</text:p>
              </table:table-cell>
              <table:table-cell office:value-type="float" office:value="0.00856463">
                <text:p>0.00856463</text:p>
              </table:table-cell>
              <table:table-cell office:value-type="float" office:value="0.0044868">
                <text:p>0.0044868</text:p>
              </table:table-cell>
              <table:table-cell office:value-type="float" office:value="0.00256">
                <text:p>0.002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86000">
                <text:p>486000</text:p>
              </table:table-cell>
              <table:table-cell office:value-type="float" office:value="NaN">
                <text:p>NaN</text:p>
              </table:table-cell>
              <table:table-cell office:value-type="float" office:value="0.0762369">
                <text:p>0.0762369</text:p>
              </table:table-cell>
              <table:table-cell office:value-type="float" office:value="0.00217906">
                <text:p>0.00217906</text:p>
              </table:table-cell>
              <table:table-cell office:value-type="float" office:value="0.00830844">
                <text:p>0.00830844</text:p>
              </table:table-cell>
              <table:table-cell office:value-type="float" office:value="0.0033728">
                <text:p>0.0033728</text:p>
              </table:table-cell>
              <table:table-cell office:value-type="float" office:value="0.00249368">
                <text:p>0.002493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85000">
                <text:p>485000</text:p>
              </table:table-cell>
              <table:table-cell office:value-type="float" office:value="NaN">
                <text:p>NaN</text:p>
              </table:table-cell>
              <table:table-cell office:value-type="float" office:value="0.0775673">
                <text:p>0.0775673</text:p>
              </table:table-cell>
              <table:table-cell office:value-type="float" office:value="0.00214392">
                <text:p>0.00214392</text:p>
              </table:table-cell>
              <table:table-cell office:value-type="float" office:value="0.00841147">
                <text:p>0.00841147</text:p>
              </table:table-cell>
              <table:table-cell office:value-type="float" office:value="0.00334161">
                <text:p>0.00334161</text:p>
              </table:table-cell>
              <table:table-cell office:value-type="float" office:value="0.00253355">
                <text:p>0.002533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84000">
                <text:p>484000</text:p>
              </table:table-cell>
              <table:table-cell office:value-type="float" office:value="NaN">
                <text:p>NaN</text:p>
              </table:table-cell>
              <table:table-cell office:value-type="float" office:value="0.0763372">
                <text:p>0.0763372</text:p>
              </table:table-cell>
              <table:table-cell office:value-type="float" office:value="0.00213089">
                <text:p>0.00213089</text:p>
              </table:table-cell>
              <table:table-cell office:value-type="float" office:value="0.00868938">
                <text:p>0.00868938</text:p>
              </table:table-cell>
              <table:table-cell office:value-type="float" office:value="0.00338148">
                <text:p>0.00338148</text:p>
              </table:table-cell>
              <table:table-cell office:value-type="float" office:value="0.00256">
                <text:p>0.002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83000">
                <text:p>483000</text:p>
              </table:table-cell>
              <table:table-cell office:value-type="float" office:value="NaN">
                <text:p>NaN</text:p>
              </table:table-cell>
              <table:table-cell office:value-type="float" office:value="0.0769968">
                <text:p>0.0769968</text:p>
              </table:table-cell>
              <table:table-cell office:value-type="float" office:value="0.00214629">
                <text:p>0.00214629</text:p>
              </table:table-cell>
              <table:table-cell office:value-type="float" office:value="0.00842371">
                <text:p>0.00842371</text:p>
              </table:table-cell>
              <table:table-cell office:value-type="float" office:value="0.00359426">
                <text:p>0.00359426</text:p>
              </table:table-cell>
              <table:table-cell office:value-type="float" office:value="0.00251144">
                <text:p>0.002511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82000">
                <text:p>482000</text:p>
              </table:table-cell>
              <table:table-cell office:value-type="float" office:value="NaN">
                <text:p>NaN</text:p>
              </table:table-cell>
              <table:table-cell office:value-type="float" office:value="0.0772858">
                <text:p>0.0772858</text:p>
              </table:table-cell>
              <table:table-cell office:value-type="float" office:value="0.0021605">
                <text:p>0.0021605</text:p>
              </table:table-cell>
              <table:table-cell office:value-type="float" office:value="0.0088607">
                <text:p>0.0088607</text:p>
              </table:table-cell>
              <table:table-cell office:value-type="float" office:value="0.00349399">
                <text:p>0.00349399</text:p>
              </table:table-cell>
              <table:table-cell office:value-type="float" office:value="0.00257421">
                <text:p>0.002574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81000">
                <text:p>481000</text:p>
              </table:table-cell>
              <table:table-cell office:value-type="float" office:value="NaN">
                <text:p>NaN</text:p>
              </table:table-cell>
              <table:table-cell office:value-type="float" office:value="0.0759345">
                <text:p>0.0759345</text:p>
              </table:table-cell>
              <table:table-cell office:value-type="float" office:value="0.00239301">
                <text:p>0.00239301</text:p>
              </table:table-cell>
              <table:table-cell office:value-type="float" office:value="0.00833252">
                <text:p>0.00833252</text:p>
              </table:table-cell>
              <table:table-cell office:value-type="float" office:value="0.00399375">
                <text:p>0.00399375</text:p>
              </table:table-cell>
              <table:table-cell office:value-type="float" office:value="0.00259158">
                <text:p>0.0025915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80000">
                <text:p>480000</text:p>
              </table:table-cell>
              <table:table-cell office:value-type="float" office:value="NaN">
                <text:p>NaN</text:p>
              </table:table-cell>
              <table:table-cell office:value-type="float" office:value="0.0759626">
                <text:p>0.0759626</text:p>
              </table:table-cell>
              <table:table-cell office:value-type="float" office:value="0.00214984">
                <text:p>0.00214984</text:p>
              </table:table-cell>
              <table:table-cell office:value-type="float" office:value="0.00855674">
                <text:p>0.00855674</text:p>
              </table:table-cell>
              <table:table-cell office:value-type="float" office:value="0.0062865">
                <text:p>0.0062865</text:p>
              </table:table-cell>
              <table:table-cell office:value-type="float" office:value="0.00250118">
                <text:p>0.002501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79000">
                <text:p>479000</text:p>
              </table:table-cell>
              <table:table-cell office:value-type="float" office:value="NaN">
                <text:p>NaN</text:p>
              </table:table-cell>
              <table:table-cell office:value-type="float" office:value="0.0762488">
                <text:p>0.0762488</text:p>
              </table:table-cell>
              <table:table-cell office:value-type="float" office:value="0.00217274">
                <text:p>0.00217274</text:p>
              </table:table-cell>
              <table:table-cell office:value-type="float" office:value="0.00866806">
                <text:p>0.00866806</text:p>
              </table:table-cell>
              <table:table-cell office:value-type="float" office:value="0.00500433">
                <text:p>0.00500433</text:p>
              </table:table-cell>
              <table:table-cell office:value-type="float" office:value="0.00259158">
                <text:p>0.0025915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78000">
                <text:p>478000</text:p>
              </table:table-cell>
              <table:table-cell office:value-type="float" office:value="NaN">
                <text:p>NaN</text:p>
              </table:table-cell>
              <table:table-cell office:value-type="float" office:value="0.0754604">
                <text:p>0.0754604</text:p>
              </table:table-cell>
              <table:table-cell office:value-type="float" office:value="0.00212103">
                <text:p>0.00212103</text:p>
              </table:table-cell>
              <table:table-cell office:value-type="float" office:value="0.00825238">
                <text:p>0.00825238</text:p>
              </table:table-cell>
              <table:table-cell office:value-type="float" office:value="0.0047726">
                <text:p>0.0047726</text:p>
              </table:table-cell>
              <table:table-cell office:value-type="float" office:value="0.0026425">
                <text:p>0.00264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77000">
                <text:p>477000</text:p>
              </table:table-cell>
              <table:table-cell office:value-type="float" office:value="NaN">
                <text:p>NaN</text:p>
              </table:table-cell>
              <table:table-cell office:value-type="float" office:value="0.0753862">
                <text:p>0.0753862</text:p>
              </table:table-cell>
              <table:table-cell office:value-type="float" office:value="0.00215024">
                <text:p>0.00215024</text:p>
              </table:table-cell>
              <table:table-cell office:value-type="float" office:value="0.00881412">
                <text:p>0.00881412</text:p>
              </table:table-cell>
              <table:table-cell office:value-type="float" office:value="0.00523921">
                <text:p>0.00523921</text:p>
              </table:table-cell>
              <table:table-cell office:value-type="float" office:value="0.00264921">
                <text:p>0.002649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76000">
                <text:p>476000</text:p>
              </table:table-cell>
              <table:table-cell office:value-type="float" office:value="NaN">
                <text:p>NaN</text:p>
              </table:table-cell>
              <table:table-cell office:value-type="float" office:value="0.0725586">
                <text:p>0.0725586</text:p>
              </table:table-cell>
              <table:table-cell office:value-type="float" office:value="0.00217077">
                <text:p>0.00217077</text:p>
              </table:table-cell>
              <table:table-cell office:value-type="float" office:value="0.00825554">
                <text:p>0.00825554</text:p>
              </table:table-cell>
              <table:table-cell office:value-type="float" office:value="0.00535329">
                <text:p>0.00535329</text:p>
              </table:table-cell>
              <table:table-cell office:value-type="float" office:value="0.00252526">
                <text:p>0.002525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75000">
                <text:p>475000</text:p>
              </table:table-cell>
              <table:table-cell office:value-type="float" office:value="NaN">
                <text:p>NaN</text:p>
              </table:table-cell>
              <table:table-cell office:value-type="float" office:value="0.0754143">
                <text:p>0.0754143</text:p>
              </table:table-cell>
              <table:table-cell office:value-type="float" office:value="0.00213011">
                <text:p>0.00213011</text:p>
              </table:table-cell>
              <table:table-cell office:value-type="float" office:value="0.00830765">
                <text:p>0.00830765</text:p>
              </table:table-cell>
              <table:table-cell office:value-type="float" office:value="0.00554949">
                <text:p>0.00554949</text:p>
              </table:table-cell>
              <table:table-cell office:value-type="float" office:value="0.00254815">
                <text:p>0.002548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74000">
                <text:p>474000</text:p>
              </table:table-cell>
              <table:table-cell office:value-type="float" office:value="NaN">
                <text:p>NaN</text:p>
              </table:table-cell>
              <table:table-cell office:value-type="float" office:value="0.0748588">
                <text:p>0.0748588</text:p>
              </table:table-cell>
              <table:table-cell office:value-type="float" office:value="0.00222958">
                <text:p>0.00222958</text:p>
              </table:table-cell>
              <table:table-cell office:value-type="float" office:value="0.0083566">
                <text:p>0.0083566</text:p>
              </table:table-cell>
              <table:table-cell office:value-type="float" office:value="0.00516855">
                <text:p>0.00516855</text:p>
              </table:table-cell>
              <table:table-cell office:value-type="float" office:value="0.00259434">
                <text:p>0.0025943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73000">
                <text:p>473000</text:p>
              </table:table-cell>
              <table:table-cell office:value-type="float" office:value="NaN">
                <text:p>NaN</text:p>
              </table:table-cell>
              <table:table-cell office:value-type="float" office:value="0.0747523">
                <text:p>0.0747523</text:p>
              </table:table-cell>
              <table:table-cell office:value-type="float" office:value="0.00230775">
                <text:p>0.00230775</text:p>
              </table:table-cell>
              <table:table-cell office:value-type="float" office:value="0.00822278">
                <text:p>0.00822278</text:p>
              </table:table-cell>
              <table:table-cell office:value-type="float" office:value="0.00436324">
                <text:p>0.00436324</text:p>
              </table:table-cell>
              <table:table-cell office:value-type="float" office:value="0.00254736">
                <text:p>0.0025473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72000">
                <text:p>472000</text:p>
              </table:table-cell>
              <table:table-cell office:value-type="float" office:value="NaN">
                <text:p>NaN</text:p>
              </table:table-cell>
              <table:table-cell office:value-type="float" office:value="0.0739762">
                <text:p>0.0739762</text:p>
              </table:table-cell>
              <table:table-cell office:value-type="float" office:value="0.00218024">
                <text:p>0.00218024</text:p>
              </table:table-cell>
              <table:table-cell office:value-type="float" office:value="0.00819277">
                <text:p>0.00819277</text:p>
              </table:table-cell>
              <table:table-cell office:value-type="float" office:value="0.00379953">
                <text:p>0.00379953</text:p>
              </table:table-cell>
              <table:table-cell office:value-type="float" office:value="0.00256828">
                <text:p>0.002568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71000">
                <text:p>471000</text:p>
              </table:table-cell>
              <table:table-cell office:value-type="float" office:value="NaN">
                <text:p>NaN</text:p>
              </table:table-cell>
              <table:table-cell office:value-type="float" office:value="0.0746433">
                <text:p>0.0746433</text:p>
              </table:table-cell>
              <table:table-cell office:value-type="float" office:value="0.0025446">
                <text:p>0.0025446</text:p>
              </table:table-cell>
              <table:table-cell office:value-type="float" office:value="0.00853582">
                <text:p>0.00853582</text:p>
              </table:table-cell>
              <table:table-cell office:value-type="float" office:value="0.0037719">
                <text:p>0.0037719</text:p>
              </table:table-cell>
              <table:table-cell office:value-type="float" office:value="0.0024996">
                <text:p>0.00249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70000">
                <text:p>470000</text:p>
              </table:table-cell>
              <table:table-cell office:value-type="float" office:value="NaN">
                <text:p>NaN</text:p>
              </table:table-cell>
              <table:table-cell office:value-type="float" office:value="0.0736742">
                <text:p>0.0736742</text:p>
              </table:table-cell>
              <table:table-cell office:value-type="float" office:value="0.00242499">
                <text:p>0.00242499</text:p>
              </table:table-cell>
              <table:table-cell office:value-type="float" office:value="0.00824409">
                <text:p>0.00824409</text:p>
              </table:table-cell>
              <table:table-cell office:value-type="float" office:value="0.00439245">
                <text:p>0.00439245</text:p>
              </table:table-cell>
              <table:table-cell office:value-type="float" office:value="0.00251776">
                <text:p>0.002517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69000">
                <text:p>469000</text:p>
              </table:table-cell>
              <table:table-cell office:value-type="float" office:value="NaN">
                <text:p>NaN</text:p>
              </table:table-cell>
              <table:table-cell office:value-type="float" office:value="0.0791159">
                <text:p>0.0791159</text:p>
              </table:table-cell>
              <table:table-cell office:value-type="float" office:value="0.00231169">
                <text:p>0.00231169</text:p>
              </table:table-cell>
              <table:table-cell office:value-type="float" office:value="0.00839015">
                <text:p>0.00839015</text:p>
              </table:table-cell>
              <table:table-cell office:value-type="float" office:value="0.00483537">
                <text:p>0.00483537</text:p>
              </table:table-cell>
              <table:table-cell office:value-type="float" office:value="0.00252091">
                <text:p>0.002520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68000">
                <text:p>468000</text:p>
              </table:table-cell>
              <table:table-cell office:value-type="float" office:value="NaN">
                <text:p>NaN</text:p>
              </table:table-cell>
              <table:table-cell office:value-type="float" office:value="0.0732486">
                <text:p>0.0732486</text:p>
              </table:table-cell>
              <table:table-cell office:value-type="float" office:value="0.00235827">
                <text:p>0.00235827</text:p>
              </table:table-cell>
              <table:table-cell office:value-type="float" office:value="0.009576">
                <text:p>0.009576</text:p>
              </table:table-cell>
              <table:table-cell office:value-type="float" office:value="0.00382519">
                <text:p>0.00382519</text:p>
              </table:table-cell>
              <table:table-cell office:value-type="float" office:value="0.00261013">
                <text:p>0.002610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67000">
                <text:p>467000</text:p>
              </table:table-cell>
              <table:table-cell office:value-type="float" office:value="NaN">
                <text:p>NaN</text:p>
              </table:table-cell>
              <table:table-cell office:value-type="float" office:value="0.0739975">
                <text:p>0.0739975</text:p>
              </table:table-cell>
              <table:table-cell office:value-type="float" office:value="0.00226788">
                <text:p>0.00226788</text:p>
              </table:table-cell>
              <table:table-cell office:value-type="float" office:value="0.00974732">
                <text:p>0.00974732</text:p>
              </table:table-cell>
              <table:table-cell office:value-type="float" office:value="0.00336609">
                <text:p>0.00336609</text:p>
              </table:table-cell>
              <table:table-cell office:value-type="float" office:value="0.00259158">
                <text:p>0.002591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66000">
                <text:p>466000</text:p>
              </table:table-cell>
              <table:table-cell office:value-type="float" office:value="NaN">
                <text:p>NaN</text:p>
              </table:table-cell>
              <table:table-cell office:value-type="float" office:value="0.0733055">
                <text:p>0.0733055</text:p>
              </table:table-cell>
              <table:table-cell office:value-type="float" office:value="0.00316358">
                <text:p>0.00316358</text:p>
              </table:table-cell>
              <table:table-cell office:value-type="float" office:value="0.00889465">
                <text:p>0.00889465</text:p>
              </table:table-cell>
              <table:table-cell office:value-type="float" office:value="0.00330056">
                <text:p>0.00330056</text:p>
              </table:table-cell>
              <table:table-cell office:value-type="float" office:value="0.00252841">
                <text:p>0.002528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5000">
                <text:p>465000</text:p>
              </table:table-cell>
              <table:table-cell office:value-type="float" office:value="NaN">
                <text:p>NaN</text:p>
              </table:table-cell>
              <table:table-cell office:value-type="float" office:value="0.0739521">
                <text:p>0.0739521</text:p>
              </table:table-cell>
              <table:table-cell office:value-type="float" office:value="0.0029512">
                <text:p>0.0029512</text:p>
              </table:table-cell>
              <table:table-cell office:value-type="float" office:value="0.00828199">
                <text:p>0.00828199</text:p>
              </table:table-cell>
              <table:table-cell office:value-type="float" office:value="0.00415836">
                <text:p>0.00415836</text:p>
              </table:table-cell>
              <table:table-cell office:value-type="float" office:value="0.00255486">
                <text:p>0.002554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64000">
                <text:p>464000</text:p>
              </table:table-cell>
              <table:table-cell office:value-type="float" office:value="NaN">
                <text:p>NaN</text:p>
              </table:table-cell>
              <table:table-cell office:value-type="float" office:value="0.0729498">
                <text:p>0.0729498</text:p>
              </table:table-cell>
              <table:table-cell office:value-type="float" office:value="0.00246446">
                <text:p>0.00246446</text:p>
              </table:table-cell>
              <table:table-cell office:value-type="float" office:value="0.00827686">
                <text:p>0.00827686</text:p>
              </table:table-cell>
              <table:table-cell office:value-type="float" office:value="0.00564581">
                <text:p>0.00564581</text:p>
              </table:table-cell>
              <table:table-cell office:value-type="float" office:value="0.00254578">
                <text:p>0.002545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63000">
                <text:p>463000</text:p>
              </table:table-cell>
              <table:table-cell office:value-type="float" office:value="NaN">
                <text:p>NaN</text:p>
              </table:table-cell>
              <table:table-cell office:value-type="float" office:value="0.0731973">
                <text:p>0.0731973</text:p>
              </table:table-cell>
              <table:table-cell office:value-type="float" office:value="0.00225287">
                <text:p>0.00225287</text:p>
              </table:table-cell>
              <table:table-cell office:value-type="float" office:value="0.00818527">
                <text:p>0.00818527</text:p>
              </table:table-cell>
              <table:table-cell office:value-type="float" office:value="0.00459733">
                <text:p>0.00459733</text:p>
              </table:table-cell>
              <table:table-cell office:value-type="float" office:value="0.00258684">
                <text:p>0.002586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62000">
                <text:p>462000</text:p>
              </table:table-cell>
              <table:table-cell office:value-type="float" office:value="NaN">
                <text:p>NaN</text:p>
              </table:table-cell>
              <table:table-cell office:value-type="float" office:value="0.071338">
                <text:p>0.071338</text:p>
              </table:table-cell>
              <table:table-cell office:value-type="float" office:value="0.00225248">
                <text:p>0.00225248</text:p>
              </table:table-cell>
              <table:table-cell office:value-type="float" office:value="0.00812251">
                <text:p>0.00812251</text:p>
              </table:table-cell>
              <table:table-cell office:value-type="float" office:value="0.00438061">
                <text:p>0.00438061</text:p>
              </table:table-cell>
              <table:table-cell office:value-type="float" office:value="0.00253078">
                <text:p>0.0025307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61000">
                <text:p>461000</text:p>
              </table:table-cell>
              <table:table-cell office:value-type="float" office:value="NaN">
                <text:p>NaN</text:p>
              </table:table-cell>
              <table:table-cell office:value-type="float" office:value="0.0726135">
                <text:p>0.0726135</text:p>
              </table:table-cell>
              <table:table-cell office:value-type="float" office:value="0.00252131">
                <text:p>0.00252131</text:p>
              </table:table-cell>
              <table:table-cell office:value-type="float" office:value="0.00815448">
                <text:p>0.00815448</text:p>
              </table:table-cell>
              <table:table-cell office:value-type="float" office:value="0.00446075">
                <text:p>0.00446075</text:p>
              </table:table-cell>
              <table:table-cell office:value-type="float" office:value="0.00271632">
                <text:p>0.002716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60000">
                <text:p>460000</text:p>
              </table:table-cell>
              <table:table-cell office:value-type="float" office:value="NaN">
                <text:p>NaN</text:p>
              </table:table-cell>
              <table:table-cell office:value-type="float" office:value="0.0733149">
                <text:p>0.0733149</text:p>
              </table:table-cell>
              <table:table-cell office:value-type="float" office:value="0.00290738">
                <text:p>0.00290738</text:p>
              </table:table-cell>
              <table:table-cell office:value-type="float" office:value="0.00834594">
                <text:p>0.00834594</text:p>
              </table:table-cell>
              <table:table-cell office:value-type="float" office:value="0.00504104">
                <text:p>0.00504104</text:p>
              </table:table-cell>
              <table:table-cell office:value-type="float" office:value="0.00252131">
                <text:p>0.0025213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59000">
                <text:p>459000</text:p>
              </table:table-cell>
              <table:table-cell office:value-type="float" office:value="NaN">
                <text:p>NaN</text:p>
              </table:table-cell>
              <table:table-cell office:value-type="float" office:value="0.0718492">
                <text:p>0.0718492</text:p>
              </table:table-cell>
              <table:table-cell office:value-type="float" office:value="0.00261052">
                <text:p>0.00261052</text:p>
              </table:table-cell>
              <table:table-cell office:value-type="float" office:value="0.00833173">
                <text:p>0.00833173</text:p>
              </table:table-cell>
              <table:table-cell office:value-type="float" office:value="0.00526408">
                <text:p>0.00526408</text:p>
              </table:table-cell>
              <table:table-cell office:value-type="float" office:value="0.00249447">
                <text:p>0.0024944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8000">
                <text:p>458000</text:p>
              </table:table-cell>
              <table:table-cell office:value-type="float" office:value="NaN">
                <text:p>NaN</text:p>
              </table:table-cell>
              <table:table-cell office:value-type="float" office:value="0.0723134">
                <text:p>0.0723134</text:p>
              </table:table-cell>
              <table:table-cell office:value-type="float" office:value="0.00233577">
                <text:p>0.00233577</text:p>
              </table:table-cell>
              <table:table-cell office:value-type="float" office:value="0.0087857">
                <text:p>0.0087857</text:p>
              </table:table-cell>
              <table:table-cell office:value-type="float" office:value="0.00545988">
                <text:p>0.00545988</text:p>
              </table:table-cell>
              <table:table-cell office:value-type="float" office:value="0.00253947">
                <text:p>0.0025394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57000">
                <text:p>457000</text:p>
              </table:table-cell>
              <table:table-cell office:value-type="float" office:value="NaN">
                <text:p>NaN</text:p>
              </table:table-cell>
              <table:table-cell office:value-type="float" office:value="0.0724279">
                <text:p>0.0724279</text:p>
              </table:table-cell>
              <table:table-cell office:value-type="float" office:value="0.00221695">
                <text:p>0.00221695</text:p>
              </table:table-cell>
              <table:table-cell office:value-type="float" office:value="0.00882833">
                <text:p>0.00882833</text:p>
              </table:table-cell>
              <table:table-cell office:value-type="float" office:value="0.00501893">
                <text:p>0.00501893</text:p>
              </table:table-cell>
              <table:table-cell office:value-type="float" office:value="0.00259552">
                <text:p>0.002595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56000">
                <text:p>456000</text:p>
              </table:table-cell>
              <table:table-cell office:value-type="float" office:value="NaN">
                <text:p>NaN</text:p>
              </table:table-cell>
              <table:table-cell office:value-type="float" office:value="0.0715587">
                <text:p>0.0715587</text:p>
              </table:table-cell>
              <table:table-cell office:value-type="float" office:value="0.00222366">
                <text:p>0.00222366</text:p>
              </table:table-cell>
              <table:table-cell office:value-type="float" office:value="0.00872846">
                <text:p>0.00872846</text:p>
              </table:table-cell>
              <table:table-cell office:value-type="float" office:value="0.00485037">
                <text:p>0.00485037</text:p>
              </table:table-cell>
              <table:table-cell office:value-type="float" office:value="0.00258565">
                <text:p>0.002585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55000">
                <text:p>455000</text:p>
              </table:table-cell>
              <table:table-cell office:value-type="float" office:value="NaN">
                <text:p>NaN</text:p>
              </table:table-cell>
              <table:table-cell office:value-type="float" office:value="0.0724358">
                <text:p>0.0724358</text:p>
              </table:table-cell>
              <table:table-cell office:value-type="float" office:value="0.00219366">
                <text:p>0.00219366</text:p>
              </table:table-cell>
              <table:table-cell office:value-type="float" office:value="0.00819001">
                <text:p>0.00819001</text:p>
              </table:table-cell>
              <table:table-cell office:value-type="float" office:value="0.0046001">
                <text:p>0.0046001</text:p>
              </table:table-cell>
              <table:table-cell office:value-type="float" office:value="0.00247394">
                <text:p>0.002473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54000">
                <text:p>454000</text:p>
              </table:table-cell>
              <table:table-cell office:value-type="float" office:value="NaN">
                <text:p>NaN</text:p>
              </table:table-cell>
              <table:table-cell office:value-type="float" office:value="0.0724627">
                <text:p>0.0724627</text:p>
              </table:table-cell>
              <table:table-cell office:value-type="float" office:value="0.00217708">
                <text:p>0.00217708</text:p>
              </table:table-cell>
              <table:table-cell office:value-type="float" office:value="0.00811303">
                <text:p>0.00811303</text:p>
              </table:table-cell>
              <table:table-cell office:value-type="float" office:value="0.00482432">
                <text:p>0.00482432</text:p>
              </table:table-cell>
              <table:table-cell office:value-type="float" office:value="0.00252368">
                <text:p>0.0025236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3000">
                <text:p>453000</text:p>
              </table:table-cell>
              <table:table-cell office:value-type="float" office:value="NaN">
                <text:p>NaN</text:p>
              </table:table-cell>
              <table:table-cell office:value-type="float" office:value="0.0710025">
                <text:p>0.0710025</text:p>
              </table:table-cell>
              <table:table-cell office:value-type="float" office:value="0.00250473">
                <text:p>0.00250473</text:p>
              </table:table-cell>
              <table:table-cell office:value-type="float" office:value="0.00852871">
                <text:p>0.00852871</text:p>
              </table:table-cell>
              <table:table-cell office:value-type="float" office:value="0.00700377">
                <text:p>0.00700377</text:p>
              </table:table-cell>
              <table:table-cell office:value-type="float" office:value="0.00260184">
                <text:p>0.002601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52000">
                <text:p>452000</text:p>
              </table:table-cell>
              <table:table-cell office:value-type="float" office:value="NaN">
                <text:p>NaN</text:p>
              </table:table-cell>
              <table:table-cell office:value-type="float" office:value="0.0711998">
                <text:p>0.0711998</text:p>
              </table:table-cell>
              <table:table-cell office:value-type="float" office:value="0.00222287">
                <text:p>0.00222287</text:p>
              </table:table-cell>
              <table:table-cell office:value-type="float" office:value="0.00812251">
                <text:p>0.00812251</text:p>
              </table:table-cell>
              <table:table-cell office:value-type="float" office:value="0.00744984">
                <text:p>0.00744984</text:p>
              </table:table-cell>
              <table:table-cell office:value-type="float" office:value="0.00260302">
                <text:p>0.0026030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51000">
                <text:p>451000</text:p>
              </table:table-cell>
              <table:table-cell office:value-type="float" office:value="NaN">
                <text:p>NaN</text:p>
              </table:table-cell>
              <table:table-cell office:value-type="float" office:value="0.0707396">
                <text:p>0.0707396</text:p>
              </table:table-cell>
              <table:table-cell office:value-type="float" office:value="0.00219129">
                <text:p>0.00219129</text:p>
              </table:table-cell>
              <table:table-cell office:value-type="float" office:value="0.00793539">
                <text:p>0.00793539</text:p>
              </table:table-cell>
              <table:table-cell office:value-type="float" office:value="0.00731326">
                <text:p>0.00731326</text:p>
              </table:table-cell>
              <table:table-cell office:value-type="float" office:value="0.00255249">
                <text:p>0.002552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50000">
                <text:p>450000</text:p>
              </table:table-cell>
              <table:table-cell office:value-type="float" office:value="NaN">
                <text:p>NaN</text:p>
              </table:table-cell>
              <table:table-cell office:value-type="float" office:value="0.0698762">
                <text:p>0.0698762</text:p>
              </table:table-cell>
              <table:table-cell office:value-type="float" office:value="0.00217787">
                <text:p>0.00217787</text:p>
              </table:table-cell>
              <table:table-cell office:value-type="float" office:value="0.00823107">
                <text:p>0.00823107</text:p>
              </table:table-cell>
              <table:table-cell office:value-type="float" office:value="0.00462812">
                <text:p>0.00462812</text:p>
              </table:table-cell>
              <table:table-cell office:value-type="float" office:value="0.00257657">
                <text:p>0.002576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49000">
                <text:p>449000</text:p>
              </table:table-cell>
              <table:table-cell office:value-type="float" office:value="NaN">
                <text:p>NaN</text:p>
              </table:table-cell>
              <table:table-cell office:value-type="float" office:value="0.0704766">
                <text:p>0.0704766</text:p>
              </table:table-cell>
              <table:table-cell office:value-type="float" office:value="0.00217511">
                <text:p>0.00217511</text:p>
              </table:table-cell>
              <table:table-cell office:value-type="float" office:value="0.00812251">
                <text:p>0.00812251</text:p>
              </table:table-cell>
              <table:table-cell office:value-type="float" office:value="0.00594977">
                <text:p>0.00594977</text:p>
              </table:table-cell>
              <table:table-cell office:value-type="float" office:value="0.00257105">
                <text:p>0.002571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48000">
                <text:p>448000</text:p>
              </table:table-cell>
              <table:table-cell office:value-type="float" office:value="NaN">
                <text:p>NaN</text:p>
              </table:table-cell>
              <table:table-cell office:value-type="float" office:value="0.0710013">
                <text:p>0.0710013</text:p>
              </table:table-cell>
              <table:table-cell office:value-type="float" office:value="0.00216603">
                <text:p>0.00216603</text:p>
              </table:table-cell>
              <table:table-cell office:value-type="float" office:value="0.00790144">
                <text:p>0.00790144</text:p>
              </table:table-cell>
              <table:table-cell office:value-type="float" office:value="0.0064594">
                <text:p>0.0064594</text:p>
              </table:table-cell>
              <table:table-cell office:value-type="float" office:value="0.00251223">
                <text:p>0.002512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47000">
                <text:p>447000</text:p>
              </table:table-cell>
              <table:table-cell office:value-type="float" office:value="NaN">
                <text:p>NaN</text:p>
              </table:table-cell>
              <table:table-cell office:value-type="float" office:value="0.0694057">
                <text:p>0.0694057</text:p>
              </table:table-cell>
              <table:table-cell office:value-type="float" office:value="0.00216129">
                <text:p>0.00216129</text:p>
              </table:table-cell>
              <table:table-cell office:value-type="float" office:value="0.00838384">
                <text:p>0.00838384</text:p>
              </table:table-cell>
              <table:table-cell office:value-type="float" office:value="0.00578594">
                <text:p>0.00578594</text:p>
              </table:table-cell>
              <table:table-cell office:value-type="float" office:value="0.00253315">
                <text:p>0.002533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46000">
                <text:p>446000</text:p>
              </table:table-cell>
              <table:table-cell office:value-type="float" office:value="NaN">
                <text:p>NaN</text:p>
              </table:table-cell>
              <table:table-cell office:value-type="float" office:value="0.0690196">
                <text:p>0.0690196</text:p>
              </table:table-cell>
              <table:table-cell office:value-type="float" office:value="0.00242301">
                <text:p>0.00242301</text:p>
              </table:table-cell>
              <table:table-cell office:value-type="float" office:value="0.00803329">
                <text:p>0.00803329</text:p>
              </table:table-cell>
              <table:table-cell office:value-type="float" office:value="0.00662599">
                <text:p>0.00662599</text:p>
              </table:table-cell>
              <table:table-cell office:value-type="float" office:value="0.00246367">
                <text:p>0.002463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45000">
                <text:p>445000</text:p>
              </table:table-cell>
              <table:table-cell office:value-type="float" office:value="NaN">
                <text:p>NaN</text:p>
              </table:table-cell>
              <table:table-cell office:value-type="float" office:value="0.0707194">
                <text:p>0.0707194</text:p>
              </table:table-cell>
              <table:table-cell office:value-type="float" office:value="0.00234604">
                <text:p>0.00234604</text:p>
              </table:table-cell>
              <table:table-cell office:value-type="float" office:value="0.00783473">
                <text:p>0.00783473</text:p>
              </table:table-cell>
              <table:table-cell office:value-type="float" office:value="0.00621189">
                <text:p>0.00621189</text:p>
              </table:table-cell>
              <table:table-cell office:value-type="float" office:value="0.0028987">
                <text:p>0.002898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44000">
                <text:p>444000</text:p>
              </table:table-cell>
              <table:table-cell office:value-type="float" office:value="NaN">
                <text:p>NaN</text:p>
              </table:table-cell>
              <table:table-cell office:value-type="float" office:value="0.0697337">
                <text:p>0.0697337</text:p>
              </table:table-cell>
              <table:table-cell office:value-type="float" office:value="0.00213642">
                <text:p>0.00213642</text:p>
              </table:table-cell>
              <table:table-cell office:value-type="float" office:value="0.00836844">
                <text:p>0.00836844</text:p>
              </table:table-cell>
              <table:table-cell office:value-type="float" office:value="0.00416942">
                <text:p>0.00416942</text:p>
              </table:table-cell>
              <table:table-cell office:value-type="float" office:value="0.00262671">
                <text:p>0.0026267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43000">
                <text:p>443000</text:p>
              </table:table-cell>
              <table:table-cell office:value-type="float" office:value="NaN">
                <text:p>NaN</text:p>
              </table:table-cell>
              <table:table-cell office:value-type="float" office:value="0.0699611">
                <text:p>0.0699611</text:p>
              </table:table-cell>
              <table:table-cell office:value-type="float" office:value="0.00216998">
                <text:p>0.00216998</text:p>
              </table:table-cell>
              <table:table-cell office:value-type="float" office:value="0.00987325">
                <text:p>0.00987325</text:p>
              </table:table-cell>
              <table:table-cell office:value-type="float" office:value="0.00407073">
                <text:p>0.00407073</text:p>
              </table:table-cell>
              <table:table-cell office:value-type="float" office:value="0.00254815">
                <text:p>0.002548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42000">
                <text:p>442000</text:p>
              </table:table-cell>
              <table:table-cell office:value-type="float" office:value="NaN">
                <text:p>NaN</text:p>
              </table:table-cell>
              <table:table-cell office:value-type="float" office:value="0.0710565">
                <text:p>0.0710565</text:p>
              </table:table-cell>
              <table:table-cell office:value-type="float" office:value="0.00216524">
                <text:p>0.00216524</text:p>
              </table:table-cell>
              <table:table-cell office:value-type="float" office:value="0.00906045">
                <text:p>0.00906045</text:p>
              </table:table-cell>
              <table:table-cell office:value-type="float" office:value="0.00517091">
                <text:p>0.00517091</text:p>
              </table:table-cell>
              <table:table-cell office:value-type="float" office:value="0.00252999">
                <text:p>0.0025299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41000">
                <text:p>441000</text:p>
              </table:table-cell>
              <table:table-cell office:value-type="float" office:value="NaN">
                <text:p>NaN</text:p>
              </table:table-cell>
              <table:table-cell office:value-type="float" office:value="0.0690235">
                <text:p>0.0690235</text:p>
              </table:table-cell>
              <table:table-cell office:value-type="float" office:value="0.00237643">
                <text:p>0.00237643</text:p>
              </table:table-cell>
              <table:table-cell office:value-type="float" office:value="0.00895189">
                <text:p>0.00895189</text:p>
              </table:table-cell>
              <table:table-cell office:value-type="float" office:value="0.00592174">
                <text:p>0.00592174</text:p>
              </table:table-cell>
              <table:table-cell office:value-type="float" office:value="0.00251026">
                <text:p>0.0025102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40000">
                <text:p>440000</text:p>
              </table:table-cell>
              <table:table-cell office:value-type="float" office:value="NaN">
                <text:p>NaN</text:p>
              </table:table-cell>
              <table:table-cell office:value-type="float" office:value="0.0694337">
                <text:p>0.0694337</text:p>
              </table:table-cell>
              <table:table-cell office:value-type="float" office:value="0.00222208">
                <text:p>0.00222208</text:p>
              </table:table-cell>
              <table:table-cell office:value-type="float" office:value="0.00917098">
                <text:p>0.00917098</text:p>
              </table:table-cell>
              <table:table-cell office:value-type="float" office:value="0.0071672">
                <text:p>0.0071672</text:p>
              </table:table-cell>
              <table:table-cell office:value-type="float" office:value="0.00307673">
                <text:p>0.0030767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39000">
                <text:p>439000</text:p>
              </table:table-cell>
              <table:table-cell office:value-type="float" office:value="NaN">
                <text:p>NaN</text:p>
              </table:table-cell>
              <table:table-cell office:value-type="float" office:value="0.0711335">
                <text:p>0.0711335</text:p>
              </table:table-cell>
              <table:table-cell office:value-type="float" office:value="0.00213603">
                <text:p>0.00213603</text:p>
              </table:table-cell>
              <table:table-cell office:value-type="float" office:value="0.00846358">
                <text:p>0.00846358</text:p>
              </table:table-cell>
              <table:table-cell office:value-type="float" office:value="0.00535171">
                <text:p>0.00535171</text:p>
              </table:table-cell>
              <table:table-cell office:value-type="float" office:value="0.00259592">
                <text:p>0.0025959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38000">
                <text:p>438000</text:p>
              </table:table-cell>
              <table:table-cell office:value-type="float" office:value="NaN">
                <text:p>NaN</text:p>
              </table:table-cell>
              <table:table-cell office:value-type="float" office:value="0.0692782">
                <text:p>0.0692782</text:p>
              </table:table-cell>
              <table:table-cell office:value-type="float" office:value="0.0021605">
                <text:p>0.0021605</text:p>
              </table:table-cell>
              <table:table-cell office:value-type="float" office:value="0.00819435">
                <text:p>0.00819435</text:p>
              </table:table-cell>
              <table:table-cell office:value-type="float" office:value="0.00769064">
                <text:p>0.00769064</text:p>
              </table:table-cell>
              <table:table-cell office:value-type="float" office:value="0.00255921">
                <text:p>0.002559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37000">
                <text:p>437000</text:p>
              </table:table-cell>
              <table:table-cell office:value-type="float" office:value="NaN">
                <text:p>NaN</text:p>
              </table:table-cell>
              <table:table-cell office:value-type="float" office:value="0.0684898">
                <text:p>0.0684898</text:p>
              </table:table-cell>
              <table:table-cell office:value-type="float" office:value="0.00217432">
                <text:p>0.00217432</text:p>
              </table:table-cell>
              <table:table-cell office:value-type="float" office:value="0.00885123">
                <text:p>0.00885123</text:p>
              </table:table-cell>
              <table:table-cell office:value-type="float" office:value="0.00556409">
                <text:p>0.00556409</text:p>
              </table:table-cell>
              <table:table-cell office:value-type="float" office:value="0.00254657">
                <text:p>0.002546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36000">
                <text:p>436000</text:p>
              </table:table-cell>
              <table:table-cell office:value-type="float" office:value="NaN">
                <text:p>NaN</text:p>
              </table:table-cell>
              <table:table-cell office:value-type="float" office:value="0.0683998">
                <text:p>0.0683998</text:p>
              </table:table-cell>
              <table:table-cell office:value-type="float" office:value="0.00215853">
                <text:p>0.00215853</text:p>
              </table:table-cell>
              <table:table-cell office:value-type="float" office:value="0.00821883">
                <text:p>0.00821883</text:p>
              </table:table-cell>
              <table:table-cell office:value-type="float" office:value="0.00423929">
                <text:p>0.00423929</text:p>
              </table:table-cell>
              <table:table-cell office:value-type="float" office:value="0.00252684">
                <text:p>0.002526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5000">
                <text:p>435000</text:p>
              </table:table-cell>
              <table:table-cell office:value-type="float" office:value="NaN">
                <text:p>NaN</text:p>
              </table:table-cell>
              <table:table-cell office:value-type="float" office:value="0.0687622">
                <text:p>0.0687622</text:p>
              </table:table-cell>
              <table:table-cell office:value-type="float" office:value="0.00211353">
                <text:p>0.00211353</text:p>
              </table:table-cell>
              <table:table-cell office:value-type="float" office:value="0.00807672">
                <text:p>0.00807672</text:p>
              </table:table-cell>
              <table:table-cell office:value-type="float" office:value="0.0043439">
                <text:p>0.0043439</text:p>
              </table:table-cell>
              <table:table-cell office:value-type="float" office:value="0.00274908">
                <text:p>0.002749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34000">
                <text:p>434000</text:p>
              </table:table-cell>
              <table:table-cell office:value-type="float" office:value="NaN">
                <text:p>NaN</text:p>
              </table:table-cell>
              <table:table-cell office:value-type="float" office:value="0.0686347">
                <text:p>0.0686347</text:p>
              </table:table-cell>
              <table:table-cell office:value-type="float" office:value="0.00212537">
                <text:p>0.00212537</text:p>
              </table:table-cell>
              <table:table-cell office:value-type="float" office:value="0.00782289">
                <text:p>0.00782289</text:p>
              </table:table-cell>
              <table:table-cell office:value-type="float" office:value="0.00454996">
                <text:p>0.00454996</text:p>
              </table:table-cell>
              <table:table-cell office:value-type="float" office:value="0.00255921">
                <text:p>0.002559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33000">
                <text:p>433000</text:p>
              </table:table-cell>
              <table:table-cell office:value-type="float" office:value="NaN">
                <text:p>NaN</text:p>
              </table:table-cell>
              <table:table-cell office:value-type="float" office:value="0.0700961">
                <text:p>0.0700961</text:p>
              </table:table-cell>
              <table:table-cell office:value-type="float" office:value="0.00211787">
                <text:p>0.00211787</text:p>
              </table:table-cell>
              <table:table-cell office:value-type="float" office:value="0.00774117">
                <text:p>0.00774117</text:p>
              </table:table-cell>
              <table:table-cell office:value-type="float" office:value="0.00469484">
                <text:p>0.00469484</text:p>
              </table:table-cell>
              <table:table-cell office:value-type="float" office:value="0.00257381">
                <text:p>0.002573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32000">
                <text:p>432000</text:p>
              </table:table-cell>
              <table:table-cell office:value-type="float" office:value="NaN">
                <text:p>NaN</text:p>
              </table:table-cell>
              <table:table-cell office:value-type="float" office:value="0.0673127">
                <text:p>0.0673127</text:p>
              </table:table-cell>
              <table:table-cell office:value-type="float" office:value="0.00268197">
                <text:p>0.00268197</text:p>
              </table:table-cell>
              <table:table-cell office:value-type="float" office:value="0.00800487">
                <text:p>0.00800487</text:p>
              </table:table-cell>
              <table:table-cell office:value-type="float" office:value="0.00444061">
                <text:p>0.00444061</text:p>
              </table:table-cell>
              <table:table-cell office:value-type="float" office:value="0.00252368">
                <text:p>0.002523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31000">
                <text:p>431000</text:p>
              </table:table-cell>
              <table:table-cell office:value-type="float" office:value="NaN">
                <text:p>NaN</text:p>
              </table:table-cell>
              <table:table-cell office:value-type="float" office:value="0.0662026">
                <text:p>0.0662026</text:p>
              </table:table-cell>
              <table:table-cell office:value-type="float" office:value="0.00260302">
                <text:p>0.00260302</text:p>
              </table:table-cell>
              <table:table-cell office:value-type="float" office:value="0.00769064">
                <text:p>0.00769064</text:p>
              </table:table-cell>
              <table:table-cell office:value-type="float" office:value="0.00439759">
                <text:p>0.00439759</text:p>
              </table:table-cell>
              <table:table-cell office:value-type="float" office:value="0.0025146">
                <text:p>0.002514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30000">
                <text:p>430000</text:p>
              </table:table-cell>
              <table:table-cell office:value-type="float" office:value="NaN">
                <text:p>NaN</text:p>
              </table:table-cell>
              <table:table-cell office:value-type="float" office:value="0.0685546">
                <text:p>0.0685546</text:p>
              </table:table-cell>
              <table:table-cell office:value-type="float" office:value="0.00233814">
                <text:p>0.00233814</text:p>
              </table:table-cell>
              <table:table-cell office:value-type="float" office:value="0.0078367">
                <text:p>0.0078367</text:p>
              </table:table-cell>
              <table:table-cell office:value-type="float" office:value="0.00414099">
                <text:p>0.00414099</text:p>
              </table:table-cell>
              <table:table-cell office:value-type="float" office:value="0.00275066">
                <text:p>0.002750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29000">
                <text:p>429000</text:p>
              </table:table-cell>
              <table:table-cell office:value-type="float" office:value="NaN">
                <text:p>NaN</text:p>
              </table:table-cell>
              <table:table-cell office:value-type="float" office:value="0.0677607">
                <text:p>0.0677607</text:p>
              </table:table-cell>
              <table:table-cell office:value-type="float" office:value="0.00225287">
                <text:p>0.00225287</text:p>
              </table:table-cell>
              <table:table-cell office:value-type="float" office:value="0.00761643">
                <text:p>0.00761643</text:p>
              </table:table-cell>
              <table:table-cell office:value-type="float" office:value="0.00403678">
                <text:p>0.00403678</text:p>
              </table:table-cell>
              <table:table-cell office:value-type="float" office:value="0.0030337">
                <text:p>0.00303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28000">
                <text:p>428000</text:p>
              </table:table-cell>
              <table:table-cell office:value-type="float" office:value="NaN">
                <text:p>NaN</text:p>
              </table:table-cell>
              <table:table-cell office:value-type="float" office:value="0.0672495">
                <text:p>0.0672495</text:p>
              </table:table-cell>
              <table:table-cell office:value-type="float" office:value="0.00216169">
                <text:p>0.00216169</text:p>
              </table:table-cell>
              <table:table-cell office:value-type="float" office:value="0.00800763">
                <text:p>0.00800763</text:p>
              </table:table-cell>
              <table:table-cell office:value-type="float" office:value="0.00432574">
                <text:p>0.00432574</text:p>
              </table:table-cell>
              <table:table-cell office:value-type="float" office:value="0.00250118">
                <text:p>0.002501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27000">
                <text:p>427000</text:p>
              </table:table-cell>
              <table:table-cell office:value-type="float" office:value="NaN">
                <text:p>NaN</text:p>
              </table:table-cell>
              <table:table-cell office:value-type="float" office:value="0.067737">
                <text:p>0.067737</text:p>
              </table:table-cell>
              <table:table-cell office:value-type="float" office:value="0.00217313">
                <text:p>0.00217313</text:p>
              </table:table-cell>
              <table:table-cell office:value-type="float" office:value="0.00783591">
                <text:p>0.00783591</text:p>
              </table:table-cell>
              <table:table-cell office:value-type="float" office:value="0.00474852">
                <text:p>0.00474852</text:p>
              </table:table-cell>
              <table:table-cell office:value-type="float" office:value="0.00249486">
                <text:p>0.0024948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26000">
                <text:p>426000</text:p>
              </table:table-cell>
              <table:table-cell office:value-type="float" office:value="NaN">
                <text:p>NaN</text:p>
              </table:table-cell>
              <table:table-cell office:value-type="float" office:value="0.0661055">
                <text:p>0.0661055</text:p>
              </table:table-cell>
              <table:table-cell office:value-type="float" office:value="0.00220274">
                <text:p>0.00220274</text:p>
              </table:table-cell>
              <table:table-cell office:value-type="float" office:value="0.00775973">
                <text:p>0.00775973</text:p>
              </table:table-cell>
              <table:table-cell office:value-type="float" office:value="0.0048109">
                <text:p>0.0048109</text:p>
              </table:table-cell>
              <table:table-cell office:value-type="float" office:value="0.00261723">
                <text:p>0.002617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25000">
                <text:p>425000</text:p>
              </table:table-cell>
              <table:table-cell office:value-type="float" office:value="NaN">
                <text:p>NaN</text:p>
              </table:table-cell>
              <table:table-cell office:value-type="float" office:value="0.066908">
                <text:p>0.066908</text:p>
              </table:table-cell>
              <table:table-cell office:value-type="float" office:value="0.00214353">
                <text:p>0.00214353</text:p>
              </table:table-cell>
              <table:table-cell office:value-type="float" office:value="0.00768235">
                <text:p>0.00768235</text:p>
              </table:table-cell>
              <table:table-cell office:value-type="float" office:value="0.00483734">
                <text:p>0.00483734</text:p>
              </table:table-cell>
              <table:table-cell office:value-type="float" office:value="0.00251618">
                <text:p>0.002516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24000">
                <text:p>424000</text:p>
              </table:table-cell>
              <table:table-cell office:value-type="float" office:value="NaN">
                <text:p>NaN</text:p>
              </table:table-cell>
              <table:table-cell office:value-type="float" office:value="0.0673431">
                <text:p>0.0673431</text:p>
              </table:table-cell>
              <table:table-cell office:value-type="float" office:value="0.00213603">
                <text:p>0.00213603</text:p>
              </table:table-cell>
              <table:table-cell office:value-type="float" office:value="0.00756432">
                <text:p>0.00756432</text:p>
              </table:table-cell>
              <table:table-cell office:value-type="float" office:value="0.00448325">
                <text:p>0.00448325</text:p>
              </table:table-cell>
              <table:table-cell office:value-type="float" office:value="0.00257815">
                <text:p>0.002578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23000">
                <text:p>423000</text:p>
              </table:table-cell>
              <table:table-cell office:value-type="float" office:value="NaN">
                <text:p>NaN</text:p>
              </table:table-cell>
              <table:table-cell office:value-type="float" office:value="0.0664786">
                <text:p>0.0664786</text:p>
              </table:table-cell>
              <table:table-cell office:value-type="float" office:value="0.00217866">
                <text:p>0.00217866</text:p>
              </table:table-cell>
              <table:table-cell office:value-type="float" office:value="0.0075584">
                <text:p>0.0075584</text:p>
              </table:table-cell>
              <table:table-cell office:value-type="float" office:value="0.00437587">
                <text:p>0.00437587</text:p>
              </table:table-cell>
              <table:table-cell office:value-type="float" office:value="0.00247354">
                <text:p>0.002473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2000">
                <text:p>422000</text:p>
              </table:table-cell>
              <table:table-cell office:value-type="float" office:value="NaN">
                <text:p>NaN</text:p>
              </table:table-cell>
              <table:table-cell office:value-type="float" office:value="0.0663771">
                <text:p>0.0663771</text:p>
              </table:table-cell>
              <table:table-cell office:value-type="float" office:value="0.002213">
                <text:p>0.002213</text:p>
              </table:table-cell>
              <table:table-cell office:value-type="float" office:value="0.00828949">
                <text:p>0.00828949</text:p>
              </table:table-cell>
              <table:table-cell office:value-type="float" office:value="0.00436877">
                <text:p>0.00436877</text:p>
              </table:table-cell>
              <table:table-cell office:value-type="float" office:value="0.00254302">
                <text:p>0.002543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1000">
                <text:p>421000</text:p>
              </table:table-cell>
              <table:table-cell office:value-type="float" office:value="NaN">
                <text:p>NaN</text:p>
              </table:table-cell>
              <table:table-cell office:value-type="float" office:value="0.066704">
                <text:p>0.066704</text:p>
              </table:table-cell>
              <table:table-cell office:value-type="float" office:value="0.00219445">
                <text:p>0.00219445</text:p>
              </table:table-cell>
              <table:table-cell office:value-type="float" office:value="0.00795276">
                <text:p>0.00795276</text:p>
              </table:table-cell>
              <table:table-cell office:value-type="float" office:value="0.00367163">
                <text:p>0.00367163</text:p>
              </table:table-cell>
              <table:table-cell office:value-type="float" office:value="0.00298317">
                <text:p>0.002983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20000">
                <text:p>420000</text:p>
              </table:table-cell>
              <table:table-cell office:value-type="float" office:value="NaN">
                <text:p>NaN</text:p>
              </table:table-cell>
              <table:table-cell office:value-type="float" office:value="0.0659981">
                <text:p>0.0659981</text:p>
              </table:table-cell>
              <table:table-cell office:value-type="float" office:value="0.00213089">
                <text:p>0.00213089</text:p>
              </table:table-cell>
              <table:table-cell office:value-type="float" office:value="0.00772262">
                <text:p>0.00772262</text:p>
              </table:table-cell>
              <table:table-cell office:value-type="float" office:value="0.00342925">
                <text:p>0.00342925</text:p>
              </table:table-cell>
              <table:table-cell office:value-type="float" office:value="0.00253986">
                <text:p>0.002539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9000">
                <text:p>419000</text:p>
              </table:table-cell>
              <table:table-cell office:value-type="float" office:value="NaN">
                <text:p>NaN</text:p>
              </table:table-cell>
              <table:table-cell office:value-type="float" office:value="0.0646931">
                <text:p>0.0646931</text:p>
              </table:table-cell>
              <table:table-cell office:value-type="float" office:value="0.00265513">
                <text:p>0.00265513</text:p>
              </table:table-cell>
              <table:table-cell office:value-type="float" office:value="0.00756551">
                <text:p>0.00756551</text:p>
              </table:table-cell>
              <table:table-cell office:value-type="float" office:value="0.00326661">
                <text:p>0.00326661</text:p>
              </table:table-cell>
              <table:table-cell office:value-type="float" office:value="0.00252802">
                <text:p>0.0025280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18000">
                <text:p>418000</text:p>
              </table:table-cell>
              <table:table-cell office:value-type="float" office:value="NaN">
                <text:p>NaN</text:p>
              </table:table-cell>
              <table:table-cell office:value-type="float" office:value="0.0650341">
                <text:p>0.0650341</text:p>
              </table:table-cell>
              <table:table-cell office:value-type="float" office:value="0.00221774">
                <text:p>0.00221774</text:p>
              </table:table-cell>
              <table:table-cell office:value-type="float" office:value="0.00883031">
                <text:p>0.00883031</text:p>
              </table:table-cell>
              <table:table-cell office:value-type="float" office:value="0.00331477">
                <text:p>0.00331477</text:p>
              </table:table-cell>
              <table:table-cell office:value-type="float" office:value="0.00252644">
                <text:p>0.002526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17000">
                <text:p>417000</text:p>
              </table:table-cell>
              <table:table-cell office:value-type="float" office:value="NaN">
                <text:p>NaN</text:p>
              </table:table-cell>
              <table:table-cell office:value-type="float" office:value="0.0657597">
                <text:p>0.0657597</text:p>
              </table:table-cell>
              <table:table-cell office:value-type="float" office:value="0.00217984">
                <text:p>0.00217984</text:p>
              </table:table-cell>
              <table:table-cell office:value-type="float" office:value="0.00904624">
                <text:p>0.00904624</text:p>
              </table:table-cell>
              <table:table-cell office:value-type="float" office:value="0.00303133">
                <text:p>0.00303133</text:p>
              </table:table-cell>
              <table:table-cell office:value-type="float" office:value="0.00251973">
                <text:p>0.002519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16000">
                <text:p>416000</text:p>
              </table:table-cell>
              <table:table-cell office:value-type="float" office:value="NaN">
                <text:p>NaN</text:p>
              </table:table-cell>
              <table:table-cell office:value-type="float" office:value="0.0657786">
                <text:p>0.0657786</text:p>
              </table:table-cell>
              <table:table-cell office:value-type="float" office:value="0.0021759">
                <text:p>0.0021759</text:p>
              </table:table-cell>
              <table:table-cell office:value-type="float" office:value="0.00894163">
                <text:p>0.00894163</text:p>
              </table:table-cell>
              <table:table-cell office:value-type="float" office:value="0.00321411">
                <text:p>0.00321411</text:p>
              </table:table-cell>
              <table:table-cell office:value-type="float" office:value="0.00298317">
                <text:p>0.002983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5000">
                <text:p>415000</text:p>
              </table:table-cell>
              <table:table-cell office:value-type="float" office:value="NaN">
                <text:p>NaN</text:p>
              </table:table-cell>
              <table:table-cell office:value-type="float" office:value="0.0649927">
                <text:p>0.0649927</text:p>
              </table:table-cell>
              <table:table-cell office:value-type="float" office:value="0.0021455">
                <text:p>0.0021455</text:p>
              </table:table-cell>
              <table:table-cell office:value-type="float" office:value="0.00823264">
                <text:p>0.00823264</text:p>
              </table:table-cell>
              <table:table-cell office:value-type="float" office:value="0.00323345">
                <text:p>0.00323345</text:p>
              </table:table-cell>
              <table:table-cell office:value-type="float" office:value="0.00288922">
                <text:p>0.002889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4000">
                <text:p>414000</text:p>
              </table:table-cell>
              <table:table-cell office:value-type="float" office:value="NaN">
                <text:p>NaN</text:p>
              </table:table-cell>
              <table:table-cell office:value-type="float" office:value="0.0646765">
                <text:p>0.0646765</text:p>
              </table:table-cell>
              <table:table-cell office:value-type="float" office:value="0.00222485">
                <text:p>0.00222485</text:p>
              </table:table-cell>
              <table:table-cell office:value-type="float" office:value="0.0084395">
                <text:p>0.0084395</text:p>
              </table:table-cell>
              <table:table-cell office:value-type="float" office:value="0.00313239">
                <text:p>0.00313239</text:p>
              </table:table-cell>
              <table:table-cell office:value-type="float" office:value="0.00287541">
                <text:p>0.0028754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13000">
                <text:p>413000</text:p>
              </table:table-cell>
              <table:table-cell office:value-type="float" office:value="NaN">
                <text:p>NaN</text:p>
              </table:table-cell>
              <table:table-cell office:value-type="float" office:value="0.0646773">
                <text:p>0.0646773</text:p>
              </table:table-cell>
              <table:table-cell office:value-type="float" office:value="0.00270013">
                <text:p>0.00270013</text:p>
              </table:table-cell>
              <table:table-cell office:value-type="float" office:value="0.00776683">
                <text:p>0.00776683</text:p>
              </table:table-cell>
              <table:table-cell office:value-type="float" office:value="0.00314108">
                <text:p>0.00314108</text:p>
              </table:table-cell>
              <table:table-cell office:value-type="float" office:value="0.00257263">
                <text:p>0.002572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12000">
                <text:p>412000</text:p>
              </table:table-cell>
              <table:table-cell office:value-type="float" office:value="NaN">
                <text:p>NaN</text:p>
              </table:table-cell>
              <table:table-cell office:value-type="float" office:value="0.0651009">
                <text:p>0.0651009</text:p>
              </table:table-cell>
              <table:table-cell office:value-type="float" office:value="0.00217116">
                <text:p>0.00217116</text:p>
              </table:table-cell>
              <table:table-cell office:value-type="float" office:value="0.00935533">
                <text:p>0.00935533</text:p>
              </table:table-cell>
              <table:table-cell office:value-type="float" office:value="0.00308502">
                <text:p>0.00308502</text:p>
              </table:table-cell>
              <table:table-cell office:value-type="float" office:value="0.002605">
                <text:p>0.0026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1000">
                <text:p>411000</text:p>
              </table:table-cell>
              <table:table-cell office:value-type="float" office:value="NaN">
                <text:p>NaN</text:p>
              </table:table-cell>
              <table:table-cell office:value-type="float" office:value="0.0650649">
                <text:p>0.0650649</text:p>
              </table:table-cell>
              <table:table-cell office:value-type="float" office:value="0.00216682">
                <text:p>0.00216682</text:p>
              </table:table-cell>
              <table:table-cell office:value-type="float" office:value="0.00768985">
                <text:p>0.00768985</text:p>
              </table:table-cell>
              <table:table-cell office:value-type="float" office:value="0.00306449">
                <text:p>0.00306449</text:p>
              </table:table-cell>
              <table:table-cell office:value-type="float" office:value="0.00247473">
                <text:p>0.0024747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0000">
                <text:p>410000</text:p>
              </table:table-cell>
              <table:table-cell office:value-type="float" office:value="NaN">
                <text:p>NaN</text:p>
              </table:table-cell>
              <table:table-cell office:value-type="float" office:value="0.0639742">
                <text:p>0.0639742</text:p>
              </table:table-cell>
              <table:table-cell office:value-type="float" office:value="0.00211787">
                <text:p>0.00211787</text:p>
              </table:table-cell>
              <table:table-cell office:value-type="float" office:value="0.00763064">
                <text:p>0.00763064</text:p>
              </table:table-cell>
              <table:table-cell office:value-type="float" office:value="0.00301752">
                <text:p>0.00301752</text:p>
              </table:table-cell>
              <table:table-cell office:value-type="float" office:value="0.00288527">
                <text:p>0.002885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09000">
                <text:p>409000</text:p>
              </table:table-cell>
              <table:table-cell office:value-type="float" office:value="NaN">
                <text:p>NaN</text:p>
              </table:table-cell>
              <table:table-cell office:value-type="float" office:value="0.0641751">
                <text:p>0.0641751</text:p>
              </table:table-cell>
              <table:table-cell office:value-type="float" office:value="0.00219445">
                <text:p>0.00219445</text:p>
              </table:table-cell>
              <table:table-cell office:value-type="float" office:value="0.00787657">
                <text:p>0.00787657</text:p>
              </table:table-cell>
              <table:table-cell office:value-type="float" office:value="0.00301436">
                <text:p>0.00301436</text:p>
              </table:table-cell>
              <table:table-cell office:value-type="float" office:value="0.00284106">
                <text:p>0.0028410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08000">
                <text:p>408000</text:p>
              </table:table-cell>
              <table:table-cell office:value-type="float" office:value="NaN">
                <text:p>NaN</text:p>
              </table:table-cell>
              <table:table-cell office:value-type="float" office:value="0.0653492">
                <text:p>0.0653492</text:p>
              </table:table-cell>
              <table:table-cell office:value-type="float" office:value="0.00213524">
                <text:p>0.00213524</text:p>
              </table:table-cell>
              <table:table-cell office:value-type="float" office:value="0.00761485">
                <text:p>0.00761485</text:p>
              </table:table-cell>
              <table:table-cell office:value-type="float" office:value="0.00302897">
                <text:p>0.00302897</text:p>
              </table:table-cell>
              <table:table-cell office:value-type="float" office:value="0.00285488">
                <text:p>0.0028548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07000">
                <text:p>407000</text:p>
              </table:table-cell>
              <table:table-cell office:value-type="float" office:value="NaN">
                <text:p>NaN</text:p>
              </table:table-cell>
              <table:table-cell office:value-type="float" office:value="0.0628807">
                <text:p>0.0628807</text:p>
              </table:table-cell>
              <table:table-cell office:value-type="float" office:value="0.00210405">
                <text:p>0.00210405</text:p>
              </table:table-cell>
              <table:table-cell office:value-type="float" office:value="0.00736221">
                <text:p>0.00736221</text:p>
              </table:table-cell>
              <table:table-cell office:value-type="float" office:value="0.00328674">
                <text:p>0.00328674</text:p>
              </table:table-cell>
              <table:table-cell office:value-type="float" office:value="0.00251934">
                <text:p>0.0025193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06000">
                <text:p>406000</text:p>
              </table:table-cell>
              <table:table-cell office:value-type="float" office:value="NaN">
                <text:p>NaN</text:p>
              </table:table-cell>
              <table:table-cell office:value-type="float" office:value="0.063452">
                <text:p>0.063452</text:p>
              </table:table-cell>
              <table:table-cell office:value-type="float" office:value="0.00211076">
                <text:p>0.00211076</text:p>
              </table:table-cell>
              <table:table-cell office:value-type="float" office:value="0.00752366">
                <text:p>0.00752366</text:p>
              </table:table-cell>
              <table:table-cell office:value-type="float" office:value="0.00300449">
                <text:p>0.00300449</text:p>
              </table:table-cell>
              <table:table-cell office:value-type="float" office:value="0.00255526">
                <text:p>0.0025552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05000">
                <text:p>405000</text:p>
              </table:table-cell>
              <table:table-cell office:value-type="float" office:value="NaN">
                <text:p>NaN</text:p>
              </table:table-cell>
              <table:table-cell office:value-type="float" office:value="0.0641507">
                <text:p>0.0641507</text:p>
              </table:table-cell>
              <table:table-cell office:value-type="float" office:value="0.00211432">
                <text:p>0.00211432</text:p>
              </table:table-cell>
              <table:table-cell office:value-type="float" office:value="0.00750669">
                <text:p>0.00750669</text:p>
              </table:table-cell>
              <table:table-cell office:value-type="float" office:value="0.0030712">
                <text:p>0.0030712</text:p>
              </table:table-cell>
              <table:table-cell office:value-type="float" office:value="0.00255605">
                <text:p>0.002556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04000">
                <text:p>404000</text:p>
              </table:table-cell>
              <table:table-cell office:value-type="float" office:value="NaN">
                <text:p>NaN</text:p>
              </table:table-cell>
              <table:table-cell office:value-type="float" office:value="0.0631851">
                <text:p>0.0631851</text:p>
              </table:table-cell>
              <table:table-cell office:value-type="float" office:value="0.00244433">
                <text:p>0.00244433</text:p>
              </table:table-cell>
              <table:table-cell office:value-type="float" office:value="0.00734563">
                <text:p>0.00734563</text:p>
              </table:table-cell>
              <table:table-cell office:value-type="float" office:value="0.00300646">
                <text:p>0.00300646</text:p>
              </table:table-cell>
              <table:table-cell office:value-type="float" office:value="0.0025671">
                <text:p>0.002567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03000">
                <text:p>403000</text:p>
              </table:table-cell>
              <table:table-cell office:value-type="float" office:value="NaN">
                <text:p>NaN</text:p>
              </table:table-cell>
              <table:table-cell office:value-type="float" office:value="0.063478">
                <text:p>0.063478</text:p>
              </table:table-cell>
              <table:table-cell office:value-type="float" office:value="0.002168">
                <text:p>0.002168</text:p>
              </table:table-cell>
              <table:table-cell office:value-type="float" office:value="0.00729431">
                <text:p>0.00729431</text:p>
              </table:table-cell>
              <table:table-cell office:value-type="float" office:value="0.003117">
                <text:p>0.003117</text:p>
              </table:table-cell>
              <table:table-cell office:value-type="float" office:value="0.0026196">
                <text:p>0.00261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02000">
                <text:p>402000</text:p>
              </table:table-cell>
              <table:table-cell office:value-type="float" office:value="NaN">
                <text:p>NaN</text:p>
              </table:table-cell>
              <table:table-cell office:value-type="float" office:value="0.0632131">
                <text:p>0.0632131</text:p>
              </table:table-cell>
              <table:table-cell office:value-type="float" office:value="0.00215458">
                <text:p>0.00215458</text:p>
              </table:table-cell>
              <table:table-cell office:value-type="float" office:value="0.00763104">
                <text:p>0.00763104</text:p>
              </table:table-cell>
              <table:table-cell office:value-type="float" office:value="0.00305462">
                <text:p>0.00305462</text:p>
              </table:table-cell>
              <table:table-cell office:value-type="float" office:value="0.00256434">
                <text:p>0.002564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01000">
                <text:p>401000</text:p>
              </table:table-cell>
              <table:table-cell office:value-type="float" office:value="NaN">
                <text:p>NaN</text:p>
              </table:table-cell>
              <table:table-cell office:value-type="float" office:value="0.0637164">
                <text:p>0.0637164</text:p>
              </table:table-cell>
              <table:table-cell office:value-type="float" office:value="0.00217313">
                <text:p>0.00217313</text:p>
              </table:table-cell>
              <table:table-cell office:value-type="float" office:value="0.00732944">
                <text:p>0.00732944</text:p>
              </table:table-cell>
              <table:table-cell office:value-type="float" office:value="0.00338661">
                <text:p>0.00338661</text:p>
              </table:table-cell>
              <table:table-cell office:value-type="float" office:value="0.00254223">
                <text:p>0.0025422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00000">
                <text:p>400000</text:p>
              </table:table-cell>
              <table:table-cell office:value-type="float" office:value="NaN">
                <text:p>NaN</text:p>
              </table:table-cell>
              <table:table-cell office:value-type="float" office:value="0.0632017">
                <text:p>0.0632017</text:p>
              </table:table-cell>
              <table:table-cell office:value-type="float" office:value="0.00219248">
                <text:p>0.00219248</text:p>
              </table:table-cell>
              <table:table-cell office:value-type="float" office:value="0.00742734">
                <text:p>0.00742734</text:p>
              </table:table-cell>
              <table:table-cell office:value-type="float" office:value="0.00303054">
                <text:p>0.00303054</text:p>
              </table:table-cell>
              <table:table-cell office:value-type="float" office:value="0.00252328">
                <text:p>0.002523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99000">
                <text:p>399000</text:p>
              </table:table-cell>
              <table:table-cell office:value-type="float" office:value="NaN">
                <text:p>NaN</text:p>
              </table:table-cell>
              <table:table-cell office:value-type="float" office:value="0.0629719">
                <text:p>0.0629719</text:p>
              </table:table-cell>
              <table:table-cell office:value-type="float" office:value="0.00235472">
                <text:p>0.00235472</text:p>
              </table:table-cell>
              <table:table-cell office:value-type="float" office:value="0.00718772">
                <text:p>0.00718772</text:p>
              </table:table-cell>
              <table:table-cell office:value-type="float" office:value="0.0029891">
                <text:p>0.0029891</text:p>
              </table:table-cell>
              <table:table-cell office:value-type="float" office:value="0.00251026">
                <text:p>0.0025102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98000">
                <text:p>398000</text:p>
              </table:table-cell>
              <table:table-cell office:value-type="float" office:value="NaN">
                <text:p>NaN</text:p>
              </table:table-cell>
              <table:table-cell office:value-type="float" office:value="0.0633359">
                <text:p>0.0633359</text:p>
              </table:table-cell>
              <table:table-cell office:value-type="float" office:value="0.00213326">
                <text:p>0.00213326</text:p>
              </table:table-cell>
              <table:table-cell office:value-type="float" office:value="0.0076338">
                <text:p>0.0076338</text:p>
              </table:table-cell>
              <table:table-cell office:value-type="float" office:value="0.00306291">
                <text:p>0.00306291</text:p>
              </table:table-cell>
              <table:table-cell office:value-type="float" office:value="0.00255289">
                <text:p>0.002552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97000">
                <text:p>397000</text:p>
              </table:table-cell>
              <table:table-cell office:value-type="float" office:value="NaN">
                <text:p>NaN</text:p>
              </table:table-cell>
              <table:table-cell office:value-type="float" office:value="0.0626467">
                <text:p>0.0626467</text:p>
              </table:table-cell>
              <table:table-cell office:value-type="float" office:value="0.00224143">
                <text:p>0.00224143</text:p>
              </table:table-cell>
              <table:table-cell office:value-type="float" office:value="0.00743445">
                <text:p>0.00743445</text:p>
              </table:table-cell>
              <table:table-cell office:value-type="float" office:value="0.00364439">
                <text:p>0.00364439</text:p>
              </table:table-cell>
              <table:table-cell office:value-type="float" office:value="0.00258447">
                <text:p>0.0025844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6000">
                <text:p>396000</text:p>
              </table:table-cell>
              <table:table-cell office:value-type="float" office:value="NaN">
                <text:p>NaN</text:p>
              </table:table-cell>
              <table:table-cell office:value-type="float" office:value="0.0618086">
                <text:p>0.0618086</text:p>
              </table:table-cell>
              <table:table-cell office:value-type="float" office:value="0.00214076">
                <text:p>0.00214076</text:p>
              </table:table-cell>
              <table:table-cell office:value-type="float" office:value="0.00729391">
                <text:p>0.00729391</text:p>
              </table:table-cell>
              <table:table-cell office:value-type="float" office:value="0.00365663">
                <text:p>0.00365663</text:p>
              </table:table-cell>
              <table:table-cell office:value-type="float" office:value="0.00255605">
                <text:p>0.002556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5000">
                <text:p>395000</text:p>
              </table:table-cell>
              <table:table-cell office:value-type="float" office:value="NaN">
                <text:p>NaN</text:p>
              </table:table-cell>
              <table:table-cell office:value-type="float" office:value="0.0624007">
                <text:p>0.0624007</text:p>
              </table:table-cell>
              <table:table-cell office:value-type="float" office:value="0.00223866">
                <text:p>0.00223866</text:p>
              </table:table-cell>
              <table:table-cell office:value-type="float" office:value="0.00727931">
                <text:p>0.00727931</text:p>
              </table:table-cell>
              <table:table-cell office:value-type="float" office:value="0.00321608">
                <text:p>0.00321608</text:p>
              </table:table-cell>
              <table:table-cell office:value-type="float" office:value="0.00253789">
                <text:p>0.0025378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4000">
                <text:p>394000</text:p>
              </table:table-cell>
              <table:table-cell office:value-type="float" office:value="NaN">
                <text:p>NaN</text:p>
              </table:table-cell>
              <table:table-cell office:value-type="float" office:value="0.0618441">
                <text:p>0.0618441</text:p>
              </table:table-cell>
              <table:table-cell office:value-type="float" office:value="0.00213445">
                <text:p>0.00213445</text:p>
              </table:table-cell>
              <table:table-cell office:value-type="float" office:value="0.00719562">
                <text:p>0.00719562</text:p>
              </table:table-cell>
              <table:table-cell office:value-type="float" office:value="0.00349596">
                <text:p>0.00349596</text:p>
              </table:table-cell>
              <table:table-cell office:value-type="float" office:value="0.00249762">
                <text:p>0.0024976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93000">
                <text:p>393000</text:p>
              </table:table-cell>
              <table:table-cell office:value-type="float" office:value="NaN">
                <text:p>NaN</text:p>
              </table:table-cell>
              <table:table-cell office:value-type="float" office:value="0.0612488">
                <text:p>0.0612488</text:p>
              </table:table-cell>
              <table:table-cell office:value-type="float" office:value="0.00211668">
                <text:p>0.00211668</text:p>
              </table:table-cell>
              <table:table-cell office:value-type="float" office:value="0.00727891">
                <text:p>0.00727891</text:p>
              </table:table-cell>
              <table:table-cell office:value-type="float" office:value="0.00320108">
                <text:p>0.00320108</text:p>
              </table:table-cell>
              <table:table-cell office:value-type="float" office:value="0.00253039">
                <text:p>0.0025303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92000">
                <text:p>392000</text:p>
              </table:table-cell>
              <table:table-cell office:value-type="float" office:value="NaN">
                <text:p>NaN</text:p>
              </table:table-cell>
              <table:table-cell office:value-type="float" office:value="0.0613842">
                <text:p>0.0613842</text:p>
              </table:table-cell>
              <table:table-cell office:value-type="float" office:value="0.00211155">
                <text:p>0.00211155</text:p>
              </table:table-cell>
              <table:table-cell office:value-type="float" office:value="0.00723431">
                <text:p>0.00723431</text:p>
              </table:table-cell>
              <table:table-cell office:value-type="float" office:value="0.00309015">
                <text:p>0.00309015</text:p>
              </table:table-cell>
              <table:table-cell office:value-type="float" office:value="0.00251381">
                <text:p>0.0025138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91000">
                <text:p>391000</text:p>
              </table:table-cell>
              <table:table-cell office:value-type="float" office:value="NaN">
                <text:p>NaN</text:p>
              </table:table-cell>
              <table:table-cell office:value-type="float" office:value="0.0622333">
                <text:p>0.0622333</text:p>
              </table:table-cell>
              <table:table-cell office:value-type="float" office:value="0.002123">
                <text:p>0.002123</text:p>
              </table:table-cell>
              <table:table-cell office:value-type="float" office:value="0.0071597">
                <text:p>0.0071597</text:p>
              </table:table-cell>
              <table:table-cell office:value-type="float" office:value="0.00303765">
                <text:p>0.00303765</text:p>
              </table:table-cell>
              <table:table-cell office:value-type="float" office:value="0.00253513">
                <text:p>0.002535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90000">
                <text:p>390000</text:p>
              </table:table-cell>
              <table:table-cell office:value-type="float" office:value="NaN">
                <text:p>NaN</text:p>
              </table:table-cell>
              <table:table-cell office:value-type="float" office:value="0.0603729">
                <text:p>0.0603729</text:p>
              </table:table-cell>
              <table:table-cell office:value-type="float" office:value="0.00230182">
                <text:p>0.00230182</text:p>
              </table:table-cell>
              <table:table-cell office:value-type="float" office:value="0.00765867">
                <text:p>0.00765867</text:p>
              </table:table-cell>
              <table:table-cell office:value-type="float" office:value="0.00310831">
                <text:p>0.00310831</text:p>
              </table:table-cell>
              <table:table-cell office:value-type="float" office:value="0.00249368">
                <text:p>0.0024936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89000">
                <text:p>389000</text:p>
              </table:table-cell>
              <table:table-cell office:value-type="float" office:value="NaN">
                <text:p>NaN</text:p>
              </table:table-cell>
              <table:table-cell office:value-type="float" office:value="0.0604988">
                <text:p>0.0604988</text:p>
              </table:table-cell>
              <table:table-cell office:value-type="float" office:value="0.00219603">
                <text:p>0.00219603</text:p>
              </table:table-cell>
              <table:table-cell office:value-type="float" office:value="0.00894439">
                <text:p>0.00894439</text:p>
              </table:table-cell>
              <table:table-cell office:value-type="float" office:value="0.00365071">
                <text:p>0.00365071</text:p>
              </table:table-cell>
              <table:table-cell office:value-type="float" office:value="0.00251223">
                <text:p>0.0025122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88000">
                <text:p>388000</text:p>
              </table:table-cell>
              <table:table-cell office:value-type="float" office:value="NaN">
                <text:p>NaN</text:p>
              </table:table-cell>
              <table:table-cell office:value-type="float" office:value="0.0612776">
                <text:p>0.0612776</text:p>
              </table:table-cell>
              <table:table-cell office:value-type="float" office:value="0.00217945">
                <text:p>0.00217945</text:p>
              </table:table-cell>
              <table:table-cell office:value-type="float" office:value="0.00874425">
                <text:p>0.00874425</text:p>
              </table:table-cell>
              <table:table-cell office:value-type="float" office:value="0.00361123">
                <text:p>0.00361123</text:p>
              </table:table-cell>
              <table:table-cell office:value-type="float" office:value="0.0025367">
                <text:p>0.00253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87000">
                <text:p>387000</text:p>
              </table:table-cell>
              <table:table-cell office:value-type="float" office:value="NaN">
                <text:p>NaN</text:p>
              </table:table-cell>
              <table:table-cell office:value-type="float" office:value="0.0603689">
                <text:p>0.0603689</text:p>
              </table:table-cell>
              <table:table-cell office:value-type="float" office:value="0.00214787">
                <text:p>0.00214787</text:p>
              </table:table-cell>
              <table:table-cell office:value-type="float" office:value="0.00983101">
                <text:p>0.00983101</text:p>
              </table:table-cell>
              <table:table-cell office:value-type="float" office:value="0.00365584">
                <text:p>0.00365584</text:p>
              </table:table-cell>
              <table:table-cell office:value-type="float" office:value="0.00250828">
                <text:p>0.002508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86000">
                <text:p>386000</text:p>
              </table:table-cell>
              <table:table-cell office:value-type="float" office:value="NaN">
                <text:p>NaN</text:p>
              </table:table-cell>
              <table:table-cell office:value-type="float" office:value="0.0605604">
                <text:p>0.0605604</text:p>
              </table:table-cell>
              <table:table-cell office:value-type="float" office:value="0.00225643">
                <text:p>0.00225643</text:p>
              </table:table-cell>
              <table:table-cell office:value-type="float" office:value="0.00843989">
                <text:p>0.00843989</text:p>
              </table:table-cell>
              <table:table-cell office:value-type="float" office:value="0.00374269">
                <text:p>0.00374269</text:p>
              </table:table-cell>
              <table:table-cell office:value-type="float" office:value="0.00258052">
                <text:p>0.0025805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85000">
                <text:p>385000</text:p>
              </table:table-cell>
              <table:table-cell office:value-type="float" office:value="NaN">
                <text:p>NaN</text:p>
              </table:table-cell>
              <table:table-cell office:value-type="float" office:value="0.0606677">
                <text:p>0.0606677</text:p>
              </table:table-cell>
              <table:table-cell office:value-type="float" office:value="0.00250749">
                <text:p>0.00250749</text:p>
              </table:table-cell>
              <table:table-cell office:value-type="float" office:value="0.00719325">
                <text:p>0.00719325</text:p>
              </table:table-cell>
              <table:table-cell office:value-type="float" office:value="0.00327766">
                <text:p>0.00327766</text:p>
              </table:table-cell>
              <table:table-cell office:value-type="float" office:value="0.00290541">
                <text:p>0.0029054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84000">
                <text:p>384000</text:p>
              </table:table-cell>
              <table:table-cell office:value-type="float" office:value="NaN">
                <text:p>NaN</text:p>
              </table:table-cell>
              <table:table-cell office:value-type="float" office:value="0.059894">
                <text:p>0.059894</text:p>
              </table:table-cell>
              <table:table-cell office:value-type="float" office:value="0.00248578">
                <text:p>0.00248578</text:p>
              </table:table-cell>
              <table:table-cell office:value-type="float" office:value="0.00718259">
                <text:p>0.00718259</text:p>
              </table:table-cell>
              <table:table-cell office:value-type="float" office:value="0.00290185">
                <text:p>0.00290185</text:p>
              </table:table-cell>
              <table:table-cell office:value-type="float" office:value="0.00258486">
                <text:p>0.0025848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83000">
                <text:p>383000</text:p>
              </table:table-cell>
              <table:table-cell office:value-type="float" office:value="NaN">
                <text:p>NaN</text:p>
              </table:table-cell>
              <table:table-cell office:value-type="float" office:value="0.0602153">
                <text:p>0.0602153</text:p>
              </table:table-cell>
              <table:table-cell office:value-type="float" office:value="0.00221182">
                <text:p>0.00221182</text:p>
              </table:table-cell>
              <table:table-cell office:value-type="float" office:value="0.00713285">
                <text:p>0.00713285</text:p>
              </table:table-cell>
              <table:table-cell office:value-type="float" office:value="0.00391361">
                <text:p>0.00391361</text:p>
              </table:table-cell>
              <table:table-cell office:value-type="float" office:value="0.00256631">
                <text:p>0.0025663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82000">
                <text:p>382000</text:p>
              </table:table-cell>
              <table:table-cell office:value-type="float" office:value="NaN">
                <text:p>NaN</text:p>
              </table:table-cell>
              <table:table-cell office:value-type="float" office:value="0.0595154">
                <text:p>0.0595154</text:p>
              </table:table-cell>
              <table:table-cell office:value-type="float" office:value="0.0022884">
                <text:p>0.0022884</text:p>
              </table:table-cell>
              <table:table-cell office:value-type="float" office:value="0.00714667">
                <text:p>0.00714667</text:p>
              </table:table-cell>
              <table:table-cell office:value-type="float" office:value="0.00423337">
                <text:p>0.00423337</text:p>
              </table:table-cell>
              <table:table-cell office:value-type="float" office:value="0.00251776">
                <text:p>0.002517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81000">
                <text:p>381000</text:p>
              </table:table-cell>
              <table:table-cell office:value-type="float" office:value="NaN">
                <text:p>NaN</text:p>
              </table:table-cell>
              <table:table-cell office:value-type="float" office:value="0.0595068">
                <text:p>0.0595068</text:p>
              </table:table-cell>
              <table:table-cell office:value-type="float" office:value="0.00226472">
                <text:p>0.00226472</text:p>
              </table:table-cell>
              <table:table-cell office:value-type="float" office:value="0.00817935">
                <text:p>0.00817935</text:p>
              </table:table-cell>
              <table:table-cell office:value-type="float" office:value="0.0036815">
                <text:p>0.0036815</text:p>
              </table:table-cell>
              <table:table-cell office:value-type="float" office:value="0.00264171">
                <text:p>0.0026417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0000">
                <text:p>380000</text:p>
              </table:table-cell>
              <table:table-cell office:value-type="float" office:value="NaN">
                <text:p>NaN</text:p>
              </table:table-cell>
              <table:table-cell office:value-type="float" office:value="0.0585254">
                <text:p>0.0585254</text:p>
              </table:table-cell>
              <table:table-cell office:value-type="float" office:value="0.00217984">
                <text:p>0.00217984</text:p>
              </table:table-cell>
              <table:table-cell office:value-type="float" office:value="0.00733813">
                <text:p>0.00733813</text:p>
              </table:table-cell>
              <table:table-cell office:value-type="float" office:value="0.00284461">
                <text:p>0.00284461</text:p>
              </table:table-cell>
              <table:table-cell office:value-type="float" office:value="0.00251183">
                <text:p>0.002511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9000">
                <text:p>379000</text:p>
              </table:table-cell>
              <table:table-cell office:value-type="float" office:value="NaN">
                <text:p>NaN</text:p>
              </table:table-cell>
              <table:table-cell office:value-type="float" office:value="0.0590086">
                <text:p>0.0590086</text:p>
              </table:table-cell>
              <table:table-cell office:value-type="float" office:value="0.00215971">
                <text:p>0.00215971</text:p>
              </table:table-cell>
              <table:table-cell office:value-type="float" office:value="0.0069789">
                <text:p>0.0069789</text:p>
              </table:table-cell>
              <table:table-cell office:value-type="float" office:value="0.00285606">
                <text:p>0.00285606</text:p>
              </table:table-cell>
              <table:table-cell office:value-type="float" office:value="0.00279172">
                <text:p>0.002791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78000">
                <text:p>378000</text:p>
              </table:table-cell>
              <table:table-cell office:value-type="float" office:value="NaN">
                <text:p>NaN</text:p>
              </table:table-cell>
              <table:table-cell office:value-type="float" office:value="0.0591862">
                <text:p>0.0591862</text:p>
              </table:table-cell>
              <table:table-cell office:value-type="float" office:value="0.00284935">
                <text:p>0.00284935</text:p>
              </table:table-cell>
              <table:table-cell office:value-type="float" office:value="0.00744668">
                <text:p>0.00744668</text:p>
              </table:table-cell>
              <table:table-cell office:value-type="float" office:value="0.00284501">
                <text:p>0.00284501</text:p>
              </table:table-cell>
              <table:table-cell office:value-type="float" office:value="0.00257421">
                <text:p>0.0025742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77000">
                <text:p>377000</text:p>
              </table:table-cell>
              <table:table-cell office:value-type="float" office:value="NaN">
                <text:p>NaN</text:p>
              </table:table-cell>
              <table:table-cell office:value-type="float" office:value="0.0585791">
                <text:p>0.0585791</text:p>
              </table:table-cell>
              <table:table-cell office:value-type="float" office:value="0.00231248">
                <text:p>0.00231248</text:p>
              </table:table-cell>
              <table:table-cell office:value-type="float" office:value="0.00696113">
                <text:p>0.00696113</text:p>
              </table:table-cell>
              <table:table-cell office:value-type="float" office:value="0.00359505">
                <text:p>0.00359505</text:p>
              </table:table-cell>
              <table:table-cell office:value-type="float" office:value="0.00255013">
                <text:p>0.002550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76000">
                <text:p>376000</text:p>
              </table:table-cell>
              <table:table-cell office:value-type="float" office:value="NaN">
                <text:p>NaN</text:p>
              </table:table-cell>
              <table:table-cell office:value-type="float" office:value="0.0587571">
                <text:p>0.0587571</text:p>
              </table:table-cell>
              <table:table-cell office:value-type="float" office:value="0.00222998">
                <text:p>0.00222998</text:p>
              </table:table-cell>
              <table:table-cell office:value-type="float" office:value="0.00697416">
                <text:p>0.00697416</text:p>
              </table:table-cell>
              <table:table-cell office:value-type="float" office:value="0.00408691">
                <text:p>0.00408691</text:p>
              </table:table-cell>
              <table:table-cell office:value-type="float" office:value="0.00254223">
                <text:p>0.002542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0.0580604">
                <text:p>0.0580604</text:p>
              </table:table-cell>
              <table:table-cell office:value-type="float" office:value="0.00222682">
                <text:p>0.00222682</text:p>
              </table:table-cell>
              <table:table-cell office:value-type="float" office:value="0.00754814">
                <text:p>0.00754814</text:p>
              </table:table-cell>
              <table:table-cell office:value-type="float" office:value="0.0032899">
                <text:p>0.0032899</text:p>
              </table:table-cell>
              <table:table-cell office:value-type="float" office:value="0.00250591">
                <text:p>0.002505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74000">
                <text:p>374000</text:p>
              </table:table-cell>
              <table:table-cell office:value-type="float" office:value="NaN">
                <text:p>NaN</text:p>
              </table:table-cell>
              <table:table-cell office:value-type="float" office:value="0.0578294">
                <text:p>0.0578294</text:p>
              </table:table-cell>
              <table:table-cell office:value-type="float" office:value="0.0022134">
                <text:p>0.0022134</text:p>
              </table:table-cell>
              <table:table-cell office:value-type="float" office:value="0.00699271">
                <text:p>0.00699271</text:p>
              </table:table-cell>
              <table:table-cell office:value-type="float" office:value="0.00284461">
                <text:p>0.00284461</text:p>
              </table:table-cell>
              <table:table-cell office:value-type="float" office:value="0.00260223">
                <text:p>0.0026022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73000">
                <text:p>373000</text:p>
              </table:table-cell>
              <table:table-cell office:value-type="float" office:value="NaN">
                <text:p>NaN</text:p>
              </table:table-cell>
              <table:table-cell office:value-type="float" office:value="0.0578958">
                <text:p>0.0578958</text:p>
              </table:table-cell>
              <table:table-cell office:value-type="float" office:value="0.00217234">
                <text:p>0.00217234</text:p>
              </table:table-cell>
              <table:table-cell office:value-type="float" office:value="0.00736221">
                <text:p>0.00736221</text:p>
              </table:table-cell>
              <table:table-cell office:value-type="float" office:value="0.00282014">
                <text:p>0.00282014</text:p>
              </table:table-cell>
              <table:table-cell office:value-type="float" office:value="0.00261566">
                <text:p>0.0026156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72000">
                <text:p>372000</text:p>
              </table:table-cell>
              <table:table-cell office:value-type="float" office:value="NaN">
                <text:p>NaN</text:p>
              </table:table-cell>
              <table:table-cell office:value-type="float" office:value="0.0587397">
                <text:p>0.0587397</text:p>
              </table:table-cell>
              <table:table-cell office:value-type="float" office:value="0.00217234">
                <text:p>0.00217234</text:p>
              </table:table-cell>
              <table:table-cell office:value-type="float" office:value="0.00692679">
                <text:p>0.00692679</text:p>
              </table:table-cell>
              <table:table-cell office:value-type="float" office:value="0.00282211">
                <text:p>0.00282211</text:p>
              </table:table-cell>
              <table:table-cell office:value-type="float" office:value="0.0025292">
                <text:p>0.00252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71000">
                <text:p>371000</text:p>
              </table:table-cell>
              <table:table-cell office:value-type="float" office:value="NaN">
                <text:p>NaN</text:p>
              </table:table-cell>
              <table:table-cell office:value-type="float" office:value="0.0576779">
                <text:p>0.0576779</text:p>
              </table:table-cell>
              <table:table-cell office:value-type="float" office:value="0.00303883">
                <text:p>0.00303883</text:p>
              </table:table-cell>
              <table:table-cell office:value-type="float" office:value="0.00690192">
                <text:p>0.00690192</text:p>
              </table:table-cell>
              <table:table-cell office:value-type="float" office:value="0.00283475">
                <text:p>0.00283475</text:p>
              </table:table-cell>
              <table:table-cell office:value-type="float" office:value="0.00282132">
                <text:p>0.002821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70000">
                <text:p>370000</text:p>
              </table:table-cell>
              <table:table-cell office:value-type="float" office:value="NaN">
                <text:p>NaN</text:p>
              </table:table-cell>
              <table:table-cell office:value-type="float" office:value="0.0582945">
                <text:p>0.0582945</text:p>
              </table:table-cell>
              <table:table-cell office:value-type="float" office:value="0.0029508">
                <text:p>0.0029508</text:p>
              </table:table-cell>
              <table:table-cell office:value-type="float" office:value="0.00697219">
                <text:p>0.00697219</text:p>
              </table:table-cell>
              <table:table-cell office:value-type="float" office:value="0.0028158">
                <text:p>0.0028158</text:p>
              </table:table-cell>
              <table:table-cell office:value-type="float" office:value="0.00257263">
                <text:p>0.002572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69000">
                <text:p>369000</text:p>
              </table:table-cell>
              <table:table-cell office:value-type="float" office:value="NaN">
                <text:p>NaN</text:p>
              </table:table-cell>
              <table:table-cell office:value-type="float" office:value="0.0575669">
                <text:p>0.0575669</text:p>
              </table:table-cell>
              <table:table-cell office:value-type="float" office:value="0.00235749">
                <text:p>0.00235749</text:p>
              </table:table-cell>
              <table:table-cell office:value-type="float" office:value="0.00695916">
                <text:p>0.00695916</text:p>
              </table:table-cell>
              <table:table-cell office:value-type="float" office:value="0.0030487">
                <text:p>0.0030487</text:p>
              </table:table-cell>
              <table:table-cell office:value-type="float" office:value="0.00293659">
                <text:p>0.0029365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68000">
                <text:p>368000</text:p>
              </table:table-cell>
              <table:table-cell office:value-type="float" office:value="NaN">
                <text:p>NaN</text:p>
              </table:table-cell>
              <table:table-cell office:value-type="float" office:value="0.0583138">
                <text:p>0.0583138</text:p>
              </table:table-cell>
              <table:table-cell office:value-type="float" office:value="0.00226827">
                <text:p>0.00226827</text:p>
              </table:table-cell>
              <table:table-cell office:value-type="float" office:value="0.00726431">
                <text:p>0.00726431</text:p>
              </table:table-cell>
              <table:table-cell office:value-type="float" office:value="0.00364794">
                <text:p>0.00364794</text:p>
              </table:table-cell>
              <table:table-cell office:value-type="float" office:value="0.00257342">
                <text:p>0.0025734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67000">
                <text:p>367000</text:p>
              </table:table-cell>
              <table:table-cell office:value-type="float" office:value="NaN">
                <text:p>NaN</text:p>
              </table:table-cell>
              <table:table-cell office:value-type="float" office:value="0.0581638">
                <text:p>0.0581638</text:p>
              </table:table-cell>
              <table:table-cell office:value-type="float" office:value="0.00220353">
                <text:p>0.00220353</text:p>
              </table:table-cell>
              <table:table-cell office:value-type="float" office:value="0.00759945">
                <text:p>0.00759945</text:p>
              </table:table-cell>
              <table:table-cell office:value-type="float" office:value="0.0028308">
                <text:p>0.0028308</text:p>
              </table:table-cell>
              <table:table-cell office:value-type="float" office:value="0.00256868">
                <text:p>0.0025686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66000">
                <text:p>366000</text:p>
              </table:table-cell>
              <table:table-cell office:value-type="float" office:value="NaN">
                <text:p>NaN</text:p>
              </table:table-cell>
              <table:table-cell office:value-type="float" office:value="0.0568125">
                <text:p>0.0568125</text:p>
              </table:table-cell>
              <table:table-cell office:value-type="float" office:value="0.0021984">
                <text:p>0.0021984</text:p>
              </table:table-cell>
              <table:table-cell office:value-type="float" office:value="0.00682257">
                <text:p>0.00682257</text:p>
              </table:table-cell>
              <table:table-cell office:value-type="float" office:value="0.00278974">
                <text:p>0.00278974</text:p>
              </table:table-cell>
              <table:table-cell office:value-type="float" office:value="0.00251223">
                <text:p>0.0025122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65000">
                <text:p>365000</text:p>
              </table:table-cell>
              <table:table-cell office:value-type="float" office:value="NaN">
                <text:p>NaN</text:p>
              </table:table-cell>
              <table:table-cell office:value-type="float" office:value="0.0566404">
                <text:p>0.0566404</text:p>
              </table:table-cell>
              <table:table-cell office:value-type="float" office:value="0.00222327">
                <text:p>0.00222327</text:p>
              </table:table-cell>
              <table:table-cell office:value-type="float" office:value="0.00679889">
                <text:p>0.00679889</text:p>
              </table:table-cell>
              <table:table-cell office:value-type="float" office:value="0.00281501">
                <text:p>0.00281501</text:p>
              </table:table-cell>
              <table:table-cell office:value-type="float" office:value="0.00263579">
                <text:p>0.0026357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64000">
                <text:p>364000</text:p>
              </table:table-cell>
              <table:table-cell office:value-type="float" office:value="NaN">
                <text:p>NaN</text:p>
              </table:table-cell>
              <table:table-cell office:value-type="float" office:value="0.0567675">
                <text:p>0.0567675</text:p>
              </table:table-cell>
              <table:table-cell office:value-type="float" office:value="0.00291646">
                <text:p>0.00291646</text:p>
              </table:table-cell>
              <table:table-cell office:value-type="float" office:value="0.00685652">
                <text:p>0.00685652</text:p>
              </table:table-cell>
              <table:table-cell office:value-type="float" office:value="0.00280869">
                <text:p>0.00280869</text:p>
              </table:table-cell>
              <table:table-cell office:value-type="float" office:value="0.00257381">
                <text:p>0.0025738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63000">
                <text:p>363000</text:p>
              </table:table-cell>
              <table:table-cell office:value-type="float" office:value="NaN">
                <text:p>NaN</text:p>
              </table:table-cell>
              <table:table-cell office:value-type="float" office:value="0.0567403">
                <text:p>0.0567403</text:p>
              </table:table-cell>
              <table:table-cell office:value-type="float" office:value="0.00400165">
                <text:p>0.00400165</text:p>
              </table:table-cell>
              <table:table-cell office:value-type="float" office:value="0.00681981">
                <text:p>0.00681981</text:p>
              </table:table-cell>
              <table:table-cell office:value-type="float" office:value="0.00282409">
                <text:p>0.00282409</text:p>
              </table:table-cell>
              <table:table-cell office:value-type="float" office:value="0.00297923">
                <text:p>0.002979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62000">
                <text:p>362000</text:p>
              </table:table-cell>
              <table:table-cell office:value-type="float" office:value="NaN">
                <text:p>NaN</text:p>
              </table:table-cell>
              <table:table-cell office:value-type="float" office:value="0.0560562">
                <text:p>0.0560562</text:p>
              </table:table-cell>
              <table:table-cell office:value-type="float" office:value="0.00294883">
                <text:p>0.00294883</text:p>
              </table:table-cell>
              <table:table-cell office:value-type="float" office:value="0.00797289">
                <text:p>0.00797289</text:p>
              </table:table-cell>
              <table:table-cell office:value-type="float" office:value="0.00285211">
                <text:p>0.00285211</text:p>
              </table:table-cell>
              <table:table-cell office:value-type="float" office:value="0.00251341">
                <text:p>0.0025134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61000">
                <text:p>361000</text:p>
              </table:table-cell>
              <table:table-cell office:value-type="float" office:value="NaN">
                <text:p>NaN</text:p>
              </table:table-cell>
              <table:table-cell office:value-type="float" office:value="0.0565544">
                <text:p>0.0565544</text:p>
              </table:table-cell>
              <table:table-cell office:value-type="float" office:value="0.00241591">
                <text:p>0.00241591</text:p>
              </table:table-cell>
              <table:table-cell office:value-type="float" office:value="0.00726865">
                <text:p>0.00726865</text:p>
              </table:table-cell>
              <table:table-cell office:value-type="float" office:value="0.00280672">
                <text:p>0.00280672</text:p>
              </table:table-cell>
              <table:table-cell office:value-type="float" office:value="0.00255802">
                <text:p>0.002558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60000">
                <text:p>360000</text:p>
              </table:table-cell>
              <table:table-cell office:value-type="float" office:value="NaN">
                <text:p>NaN</text:p>
              </table:table-cell>
              <table:table-cell office:value-type="float" office:value="0.0559062">
                <text:p>0.0559062</text:p>
              </table:table-cell>
              <table:table-cell office:value-type="float" office:value="0.00254144">
                <text:p>0.00254144</text:p>
              </table:table-cell>
              <table:table-cell office:value-type="float" office:value="0.0074684">
                <text:p>0.0074684</text:p>
              </table:table-cell>
              <table:table-cell office:value-type="float" office:value="0.0028008">
                <text:p>0.0028008</text:p>
              </table:table-cell>
              <table:table-cell office:value-type="float" office:value="0.00256473">
                <text:p>0.002564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59000">
                <text:p>359000</text:p>
              </table:table-cell>
              <table:table-cell office:value-type="float" office:value="NaN">
                <text:p>NaN</text:p>
              </table:table-cell>
              <table:table-cell office:value-type="float" office:value="0.0554258">
                <text:p>0.0554258</text:p>
              </table:table-cell>
              <table:table-cell office:value-type="float" office:value="0.002605">
                <text:p>0.002605</text:p>
              </table:table-cell>
              <table:table-cell office:value-type="float" office:value="0.00776999">
                <text:p>0.00776999</text:p>
              </table:table-cell>
              <table:table-cell office:value-type="float" office:value="0.00277869">
                <text:p>0.00277869</text:p>
              </table:table-cell>
              <table:table-cell office:value-type="float" office:value="0.00257184">
                <text:p>0.002571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58000">
                <text:p>358000</text:p>
              </table:table-cell>
              <table:table-cell office:value-type="float" office:value="NaN">
                <text:p>NaN</text:p>
              </table:table-cell>
              <table:table-cell office:value-type="float" office:value="0.0561213">
                <text:p>0.0561213</text:p>
              </table:table-cell>
              <table:table-cell office:value-type="float" office:value="0.00238551">
                <text:p>0.00238551</text:p>
              </table:table-cell>
              <table:table-cell office:value-type="float" office:value="0.00684508">
                <text:p>0.00684508</text:p>
              </table:table-cell>
              <table:table-cell office:value-type="float" office:value="0.00280001">
                <text:p>0.00280001</text:p>
              </table:table-cell>
              <table:table-cell office:value-type="float" office:value="0.00257421">
                <text:p>0.002574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57000">
                <text:p>357000</text:p>
              </table:table-cell>
              <table:table-cell office:value-type="float" office:value="NaN">
                <text:p>NaN</text:p>
              </table:table-cell>
              <table:table-cell office:value-type="float" office:value="0.0558399">
                <text:p>0.0558399</text:p>
              </table:table-cell>
              <table:table-cell office:value-type="float" office:value="0.00252368">
                <text:p>0.00252368</text:p>
              </table:table-cell>
              <table:table-cell office:value-type="float" office:value="0.0067756">
                <text:p>0.0067756</text:p>
              </table:table-cell>
              <table:table-cell office:value-type="float" office:value="0.00277553">
                <text:p>0.00277553</text:p>
              </table:table-cell>
              <table:table-cell office:value-type="float" office:value="0.00285685">
                <text:p>0.002856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6000">
                <text:p>356000</text:p>
              </table:table-cell>
              <table:table-cell office:value-type="float" office:value="NaN">
                <text:p>NaN</text:p>
              </table:table-cell>
              <table:table-cell office:value-type="float" office:value="0.0562007">
                <text:p>0.0562007</text:p>
              </table:table-cell>
              <table:table-cell office:value-type="float" office:value="0.00245104">
                <text:p>0.00245104</text:p>
              </table:table-cell>
              <table:table-cell office:value-type="float" office:value="0.00685534">
                <text:p>0.00685534</text:p>
              </table:table-cell>
              <table:table-cell office:value-type="float" office:value="0.0027779">
                <text:p>0.0027779</text:p>
              </table:table-cell>
              <table:table-cell office:value-type="float" office:value="0.0025896">
                <text:p>0.002589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55000">
                <text:p>355000</text:p>
              </table:table-cell>
              <table:table-cell office:value-type="float" office:value="NaN">
                <text:p>NaN</text:p>
              </table:table-cell>
              <table:table-cell office:value-type="float" office:value="0.0550804">
                <text:p>0.0550804</text:p>
              </table:table-cell>
              <table:table-cell office:value-type="float" office:value="0.00254105">
                <text:p>0.00254105</text:p>
              </table:table-cell>
              <table:table-cell office:value-type="float" office:value="0.00707561">
                <text:p>0.00707561</text:p>
              </table:table-cell>
              <table:table-cell office:value-type="float" office:value="0.00280277">
                <text:p>0.00280277</text:p>
              </table:table-cell>
              <table:table-cell office:value-type="float" office:value="0.00252684">
                <text:p>0.0025268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54000">
                <text:p>354000</text:p>
              </table:table-cell>
              <table:table-cell office:value-type="float" office:value="NaN">
                <text:p>NaN</text:p>
              </table:table-cell>
              <table:table-cell office:value-type="float" office:value="0.0557649">
                <text:p>0.0557649</text:p>
              </table:table-cell>
              <table:table-cell office:value-type="float" office:value="0.00225406">
                <text:p>0.00225406</text:p>
              </table:table-cell>
              <table:table-cell office:value-type="float" office:value="0.00701482">
                <text:p>0.00701482</text:p>
              </table:table-cell>
              <table:table-cell office:value-type="float" office:value="0.00277001">
                <text:p>0.00277001</text:p>
              </table:table-cell>
              <table:table-cell office:value-type="float" office:value="0.00249604">
                <text:p>0.0024960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53000">
                <text:p>353000</text:p>
              </table:table-cell>
              <table:table-cell office:value-type="float" office:value="NaN">
                <text:p>NaN</text:p>
              </table:table-cell>
              <table:table-cell office:value-type="float" office:value="0.0550504">
                <text:p>0.0550504</text:p>
              </table:table-cell>
              <table:table-cell office:value-type="float" office:value="0.00218971">
                <text:p>0.00218971</text:p>
              </table:table-cell>
              <table:table-cell office:value-type="float" office:value="0.00666822">
                <text:p>0.00666822</text:p>
              </table:table-cell>
              <table:table-cell office:value-type="float" office:value="0.00277672">
                <text:p>0.00277672</text:p>
              </table:table-cell>
              <table:table-cell office:value-type="float" office:value="0.00255131">
                <text:p>0.002551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52000">
                <text:p>352000</text:p>
              </table:table-cell>
              <table:table-cell office:value-type="float" office:value="NaN">
                <text:p>NaN</text:p>
              </table:table-cell>
              <table:table-cell office:value-type="float" office:value="0.0553141">
                <text:p>0.0553141</text:p>
              </table:table-cell>
              <table:table-cell office:value-type="float" office:value="0.00229077">
                <text:p>0.00229077</text:p>
              </table:table-cell>
              <table:table-cell office:value-type="float" office:value="0.00667138">
                <text:p>0.00667138</text:p>
              </table:table-cell>
              <table:table-cell office:value-type="float" office:value="0.00286238">
                <text:p>0.00286238</text:p>
              </table:table-cell>
              <table:table-cell office:value-type="float" office:value="0.00259315">
                <text:p>0.002593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51000">
                <text:p>351000</text:p>
              </table:table-cell>
              <table:table-cell office:value-type="float" office:value="NaN">
                <text:p>NaN</text:p>
              </table:table-cell>
              <table:table-cell office:value-type="float" office:value="0.0555359">
                <text:p>0.0555359</text:p>
              </table:table-cell>
              <table:table-cell office:value-type="float" office:value="0.00223156">
                <text:p>0.00223156</text:p>
              </table:table-cell>
              <table:table-cell office:value-type="float" office:value="0.00696706">
                <text:p>0.00696706</text:p>
              </table:table-cell>
              <table:table-cell office:value-type="float" office:value="0.00283238">
                <text:p>0.00283238</text:p>
              </table:table-cell>
              <table:table-cell office:value-type="float" office:value="0.00257894">
                <text:p>0.0025789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50000">
                <text:p>350000</text:p>
              </table:table-cell>
              <table:table-cell office:value-type="float" office:value="NaN">
                <text:p>NaN</text:p>
              </table:table-cell>
              <table:table-cell office:value-type="float" office:value="0.0550456">
                <text:p>0.0550456</text:p>
              </table:table-cell>
              <table:table-cell office:value-type="float" office:value="0.00220116">
                <text:p>0.00220116</text:p>
              </table:table-cell>
              <table:table-cell office:value-type="float" office:value="0.00661572">
                <text:p>0.00661572</text:p>
              </table:table-cell>
              <table:table-cell office:value-type="float" office:value="0.00273092">
                <text:p>0.00273092</text:p>
              </table:table-cell>
              <table:table-cell office:value-type="float" office:value="0.00250394">
                <text:p>0.0025039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49000">
                <text:p>349000</text:p>
              </table:table-cell>
              <table:table-cell office:value-type="float" office:value="NaN">
                <text:p>NaN</text:p>
              </table:table-cell>
              <table:table-cell office:value-type="float" office:value="0.0541665">
                <text:p>0.0541665</text:p>
              </table:table-cell>
              <table:table-cell office:value-type="float" office:value="0.00220945">
                <text:p>0.00220945</text:p>
              </table:table-cell>
              <table:table-cell office:value-type="float" office:value="0.00697219">
                <text:p>0.00697219</text:p>
              </table:table-cell>
              <table:table-cell office:value-type="float" office:value="0.00271671">
                <text:p>0.00271671</text:p>
              </table:table-cell>
              <table:table-cell office:value-type="float" office:value="0.00271237">
                <text:p>0.002712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48000">
                <text:p>348000</text:p>
              </table:table-cell>
              <table:table-cell office:value-type="float" office:value="NaN">
                <text:p>NaN</text:p>
              </table:table-cell>
              <table:table-cell office:value-type="float" office:value="0.0550298">
                <text:p>0.0550298</text:p>
              </table:table-cell>
              <table:table-cell office:value-type="float" office:value="0.00216642">
                <text:p>0.00216642</text:p>
              </table:table-cell>
              <table:table-cell office:value-type="float" office:value="0.00668401">
                <text:p>0.00668401</text:p>
              </table:table-cell>
              <table:table-cell office:value-type="float" office:value="0.00271474">
                <text:p>0.00271474</text:p>
              </table:table-cell>
              <table:table-cell office:value-type="float" office:value="0.00254381">
                <text:p>0.0025438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47000">
                <text:p>347000</text:p>
              </table:table-cell>
              <table:table-cell office:value-type="float" office:value="NaN">
                <text:p>NaN</text:p>
              </table:table-cell>
              <table:table-cell office:value-type="float" office:value="0.0540398">
                <text:p>0.0540398</text:p>
              </table:table-cell>
              <table:table-cell office:value-type="float" office:value="0.00213603">
                <text:p>0.00213603</text:p>
              </table:table-cell>
              <table:table-cell office:value-type="float" office:value="0.00717707">
                <text:p>0.00717707</text:p>
              </table:table-cell>
              <table:table-cell office:value-type="float" office:value="0.0027025">
                <text:p>0.0027025</text:p>
              </table:table-cell>
              <table:table-cell office:value-type="float" office:value="0.00252447">
                <text:p>0.002524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46000">
                <text:p>346000</text:p>
              </table:table-cell>
              <table:table-cell office:value-type="float" office:value="NaN">
                <text:p>NaN</text:p>
              </table:table-cell>
              <table:table-cell office:value-type="float" office:value="0.0543552">
                <text:p>0.0543552</text:p>
              </table:table-cell>
              <table:table-cell office:value-type="float" office:value="0.00221774">
                <text:p>0.00221774</text:p>
              </table:table-cell>
              <table:table-cell office:value-type="float" office:value="0.00737444">
                <text:p>0.00737444</text:p>
              </table:table-cell>
              <table:table-cell office:value-type="float" office:value="0.00304239">
                <text:p>0.00304239</text:p>
              </table:table-cell>
              <table:table-cell office:value-type="float" office:value="0.00260263">
                <text:p>0.0026026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45000">
                <text:p>345000</text:p>
              </table:table-cell>
              <table:table-cell office:value-type="float" office:value="NaN">
                <text:p>NaN</text:p>
              </table:table-cell>
              <table:table-cell office:value-type="float" office:value="0.0544902">
                <text:p>0.0544902</text:p>
              </table:table-cell>
              <table:table-cell office:value-type="float" office:value="0.00215498">
                <text:p>0.00215498</text:p>
              </table:table-cell>
              <table:table-cell office:value-type="float" office:value="0.00674678">
                <text:p>0.00674678</text:p>
              </table:table-cell>
              <table:table-cell office:value-type="float" office:value="0.00268395">
                <text:p>0.00268395</text:p>
              </table:table-cell>
              <table:table-cell office:value-type="float" office:value="0.00257302">
                <text:p>0.0025730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4000">
                <text:p>344000</text:p>
              </table:table-cell>
              <table:table-cell office:value-type="float" office:value="NaN">
                <text:p>NaN</text:p>
              </table:table-cell>
              <table:table-cell office:value-type="float" office:value="0.0538992">
                <text:p>0.0538992</text:p>
              </table:table-cell>
              <table:table-cell office:value-type="float" office:value="0.0023863">
                <text:p>0.0023863</text:p>
              </table:table-cell>
              <table:table-cell office:value-type="float" office:value="0.0065198">
                <text:p>0.0065198</text:p>
              </table:table-cell>
              <table:table-cell office:value-type="float" office:value="0.00269342">
                <text:p>0.00269342</text:p>
              </table:table-cell>
              <table:table-cell office:value-type="float" office:value="0.00263224">
                <text:p>0.002632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43000">
                <text:p>343000</text:p>
              </table:table-cell>
              <table:table-cell office:value-type="float" office:value="NaN">
                <text:p>NaN</text:p>
              </table:table-cell>
              <table:table-cell office:value-type="float" office:value="0.0525018">
                <text:p>0.0525018</text:p>
              </table:table-cell>
              <table:table-cell office:value-type="float" office:value="0.00239578">
                <text:p>0.00239578</text:p>
              </table:table-cell>
              <table:table-cell office:value-type="float" office:value="0.00640966">
                <text:p>0.00640966</text:p>
              </table:table-cell>
              <table:table-cell office:value-type="float" office:value="0.00280395">
                <text:p>0.00280395</text:p>
              </table:table-cell>
              <table:table-cell office:value-type="float" office:value="0.00257105">
                <text:p>0.002571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42000">
                <text:p>342000</text:p>
              </table:table-cell>
              <table:table-cell office:value-type="float" office:value="NaN">
                <text:p>NaN</text:p>
              </table:table-cell>
              <table:table-cell office:value-type="float" office:value="0.0536888">
                <text:p>0.0536888</text:p>
              </table:table-cell>
              <table:table-cell office:value-type="float" office:value="0.00221616">
                <text:p>0.00221616</text:p>
              </table:table-cell>
              <table:table-cell office:value-type="float" office:value="0.00658967">
                <text:p>0.00658967</text:p>
              </table:table-cell>
              <table:table-cell office:value-type="float" office:value="0.00275935">
                <text:p>0.00275935</text:p>
              </table:table-cell>
              <table:table-cell office:value-type="float" office:value="0.0025296">
                <text:p>0.00252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41000">
                <text:p>341000</text:p>
              </table:table-cell>
              <table:table-cell office:value-type="float" office:value="NaN">
                <text:p>NaN</text:p>
              </table:table-cell>
              <table:table-cell office:value-type="float" office:value="0.0531425">
                <text:p>0.0531425</text:p>
              </table:table-cell>
              <table:table-cell office:value-type="float" office:value="0.00219879">
                <text:p>0.00219879</text:p>
              </table:table-cell>
              <table:table-cell office:value-type="float" office:value="0.00659401">
                <text:p>0.00659401</text:p>
              </table:table-cell>
              <table:table-cell office:value-type="float" office:value="0.00306331">
                <text:p>0.00306331</text:p>
              </table:table-cell>
              <table:table-cell office:value-type="float" office:value="0.00259908">
                <text:p>0.0025990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0000">
                <text:p>340000</text:p>
              </table:table-cell>
              <table:table-cell office:value-type="float" office:value="NaN">
                <text:p>NaN</text:p>
              </table:table-cell>
              <table:table-cell office:value-type="float" office:value="0.0529775">
                <text:p>0.0529775</text:p>
              </table:table-cell>
              <table:table-cell office:value-type="float" office:value="0.00220195">
                <text:p>0.00220195</text:p>
              </table:table-cell>
              <table:table-cell office:value-type="float" office:value="0.00653401">
                <text:p>0.00653401</text:p>
              </table:table-cell>
              <table:table-cell office:value-type="float" office:value="0.00267842">
                <text:p>0.00267842</text:p>
              </table:table-cell>
              <table:table-cell office:value-type="float" office:value="0.00254302">
                <text:p>0.0025430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9000">
                <text:p>339000</text:p>
              </table:table-cell>
              <table:table-cell office:value-type="float" office:value="NaN">
                <text:p>NaN</text:p>
              </table:table-cell>
              <table:table-cell office:value-type="float" office:value="0.0531741">
                <text:p>0.0531741</text:p>
              </table:table-cell>
              <table:table-cell office:value-type="float" office:value="0.00243683">
                <text:p>0.00243683</text:p>
              </table:table-cell>
              <table:table-cell office:value-type="float" office:value="0.00664928">
                <text:p>0.00664928</text:p>
              </table:table-cell>
              <table:table-cell office:value-type="float" office:value="0.00265395">
                <text:p>0.00265395</text:p>
              </table:table-cell>
              <table:table-cell office:value-type="float" office:value="0.00253868">
                <text:p>0.002538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8000">
                <text:p>338000</text:p>
              </table:table-cell>
              <table:table-cell office:value-type="float" office:value="NaN">
                <text:p>NaN</text:p>
              </table:table-cell>
              <table:table-cell office:value-type="float" office:value="0.0528737">
                <text:p>0.0528737</text:p>
              </table:table-cell>
              <table:table-cell office:value-type="float" office:value="0.00216248">
                <text:p>0.00216248</text:p>
              </table:table-cell>
              <table:table-cell office:value-type="float" office:value="0.00675507">
                <text:p>0.00675507</text:p>
              </table:table-cell>
              <table:table-cell office:value-type="float" office:value="0.00264842">
                <text:p>0.00264842</text:p>
              </table:table-cell>
              <table:table-cell office:value-type="float" office:value="0.00250039">
                <text:p>0.0025003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7000">
                <text:p>337000</text:p>
              </table:table-cell>
              <table:table-cell office:value-type="float" office:value="NaN">
                <text:p>NaN</text:p>
              </table:table-cell>
              <table:table-cell office:value-type="float" office:value="0.0521481">
                <text:p>0.0521481</text:p>
              </table:table-cell>
              <table:table-cell office:value-type="float" office:value="0.0024392">
                <text:p>0.0024392</text:p>
              </table:table-cell>
              <table:table-cell office:value-type="float" office:value="0.00645624">
                <text:p>0.00645624</text:p>
              </table:table-cell>
              <table:table-cell office:value-type="float" office:value="0.00266697">
                <text:p>0.00266697</text:p>
              </table:table-cell>
              <table:table-cell office:value-type="float" office:value="0.00277948">
                <text:p>0.002779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6000">
                <text:p>336000</text:p>
              </table:table-cell>
              <table:table-cell office:value-type="float" office:value="NaN">
                <text:p>NaN</text:p>
              </table:table-cell>
              <table:table-cell office:value-type="float" office:value="0.0519997">
                <text:p>0.0519997</text:p>
              </table:table-cell>
              <table:table-cell office:value-type="float" office:value="0.0023113">
                <text:p>0.0023113</text:p>
              </table:table-cell>
              <table:table-cell office:value-type="float" office:value="0.00646216">
                <text:p>0.00646216</text:p>
              </table:table-cell>
              <table:table-cell office:value-type="float" office:value="0.00296067">
                <text:p>0.00296067</text:p>
              </table:table-cell>
              <table:table-cell office:value-type="float" office:value="0.00281224">
                <text:p>0.002812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5000">
                <text:p>335000</text:p>
              </table:table-cell>
              <table:table-cell office:value-type="float" office:value="NaN">
                <text:p>NaN</text:p>
              </table:table-cell>
              <table:table-cell office:value-type="float" office:value="0.0519014">
                <text:p>0.0519014</text:p>
              </table:table-cell>
              <table:table-cell office:value-type="float" office:value="0.00223669">
                <text:p>0.00223669</text:p>
              </table:table-cell>
              <table:table-cell office:value-type="float" office:value="0.00654743">
                <text:p>0.00654743</text:p>
              </table:table-cell>
              <table:table-cell office:value-type="float" office:value="0.00265789">
                <text:p>0.00265789</text:p>
              </table:table-cell>
              <table:table-cell office:value-type="float" office:value="0.00263184">
                <text:p>0.0026318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4000">
                <text:p>334000</text:p>
              </table:table-cell>
              <table:table-cell office:value-type="float" office:value="NaN">
                <text:p>NaN</text:p>
              </table:table-cell>
              <table:table-cell office:value-type="float" office:value="0.052323">
                <text:p>0.052323</text:p>
              </table:table-cell>
              <table:table-cell office:value-type="float" office:value="0.00227103">
                <text:p>0.00227103</text:p>
              </table:table-cell>
              <table:table-cell office:value-type="float" office:value="0.00656954">
                <text:p>0.00656954</text:p>
              </table:table-cell>
              <table:table-cell office:value-type="float" office:value="0.00262395">
                <text:p>0.00262395</text:p>
              </table:table-cell>
              <table:table-cell office:value-type="float" office:value="0.00257144">
                <text:p>0.0025714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3000">
                <text:p>333000</text:p>
              </table:table-cell>
              <table:table-cell office:value-type="float" office:value="NaN">
                <text:p>NaN</text:p>
              </table:table-cell>
              <table:table-cell office:value-type="float" office:value="0.0519164">
                <text:p>0.0519164</text:p>
              </table:table-cell>
              <table:table-cell office:value-type="float" office:value="0.00223235">
                <text:p>0.00223235</text:p>
              </table:table-cell>
              <table:table-cell office:value-type="float" office:value="0.00644637">
                <text:p>0.00644637</text:p>
              </table:table-cell>
              <table:table-cell office:value-type="float" office:value="0.00262552">
                <text:p>0.00262552</text:p>
              </table:table-cell>
              <table:table-cell office:value-type="float" office:value="0.00268276">
                <text:p>0.0026827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2000">
                <text:p>332000</text:p>
              </table:table-cell>
              <table:table-cell office:value-type="float" office:value="NaN">
                <text:p>NaN</text:p>
              </table:table-cell>
              <table:table-cell office:value-type="float" office:value="0.0532779">
                <text:p>0.0532779</text:p>
              </table:table-cell>
              <table:table-cell office:value-type="float" office:value="0.00243841">
                <text:p>0.00243841</text:p>
              </table:table-cell>
              <table:table-cell office:value-type="float" office:value="0.00778657">
                <text:p>0.00778657</text:p>
              </table:table-cell>
              <table:table-cell office:value-type="float" office:value="0.00265592">
                <text:p>0.00265592</text:p>
              </table:table-cell>
              <table:table-cell office:value-type="float" office:value="0.00280593">
                <text:p>0.0028059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1000">
                <text:p>331000</text:p>
              </table:table-cell>
              <table:table-cell office:value-type="float" office:value="NaN">
                <text:p>NaN</text:p>
              </table:table-cell>
              <table:table-cell office:value-type="float" office:value="0.0506753">
                <text:p>0.0506753</text:p>
              </table:table-cell>
              <table:table-cell office:value-type="float" office:value="0.00223906">
                <text:p>0.00223906</text:p>
              </table:table-cell>
              <table:table-cell office:value-type="float" office:value="0.00689797">
                <text:p>0.00689797</text:p>
              </table:table-cell>
              <table:table-cell office:value-type="float" office:value="0.00261645">
                <text:p>0.00261645</text:p>
              </table:table-cell>
              <table:table-cell office:value-type="float" office:value="0.00263145">
                <text:p>0.0026314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0000">
                <text:p>330000</text:p>
              </table:table-cell>
              <table:table-cell office:value-type="float" office:value="NaN">
                <text:p>NaN</text:p>
              </table:table-cell>
              <table:table-cell office:value-type="float" office:value="0.0518963">
                <text:p>0.0518963</text:p>
              </table:table-cell>
              <table:table-cell office:value-type="float" office:value="0.00223077">
                <text:p>0.00223077</text:p>
              </table:table-cell>
              <table:table-cell office:value-type="float" office:value="0.00731405">
                <text:p>0.00731405</text:p>
              </table:table-cell>
              <table:table-cell office:value-type="float" office:value="0.00259987">
                <text:p>0.00259987</text:p>
              </table:table-cell>
              <table:table-cell office:value-type="float" office:value="0.00256315">
                <text:p>0.002563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29000">
                <text:p>329000</text:p>
              </table:table-cell>
              <table:table-cell office:value-type="float" office:value="NaN">
                <text:p>NaN</text:p>
              </table:table-cell>
              <table:table-cell office:value-type="float" office:value="0.0498913">
                <text:p>0.0498913</text:p>
              </table:table-cell>
              <table:table-cell office:value-type="float" office:value="0.00219958">
                <text:p>0.00219958</text:p>
              </table:table-cell>
              <table:table-cell office:value-type="float" office:value="0.00676652">
                <text:p>0.00676652</text:p>
              </table:table-cell>
              <table:table-cell office:value-type="float" office:value="0.00260816">
                <text:p>0.00260816</text:p>
              </table:table-cell>
              <table:table-cell office:value-type="float" office:value="0.00265316">
                <text:p>0.002653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28000">
                <text:p>328000</text:p>
              </table:table-cell>
              <table:table-cell office:value-type="float" office:value="NaN">
                <text:p>NaN</text:p>
              </table:table-cell>
              <table:table-cell office:value-type="float" office:value="0.0512406">
                <text:p>0.0512406</text:p>
              </table:table-cell>
              <table:table-cell office:value-type="float" office:value="0.00216998">
                <text:p>0.00216998</text:p>
              </table:table-cell>
              <table:table-cell office:value-type="float" office:value="0.00665915">
                <text:p>0.00665915</text:p>
              </table:table-cell>
              <table:table-cell office:value-type="float" office:value="0.00270487">
                <text:p>0.00270487</text:p>
              </table:table-cell>
              <table:table-cell office:value-type="float" office:value="0.00255131">
                <text:p>0.0025513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27000">
                <text:p>327000</text:p>
              </table:table-cell>
              <table:table-cell office:value-type="float" office:value="NaN">
                <text:p>NaN</text:p>
              </table:table-cell>
              <table:table-cell office:value-type="float" office:value="0.0504218">
                <text:p>0.0504218</text:p>
              </table:table-cell>
              <table:table-cell office:value-type="float" office:value="0.00217234">
                <text:p>0.00217234</text:p>
              </table:table-cell>
              <table:table-cell office:value-type="float" office:value="0.0065198">
                <text:p>0.0065198</text:p>
              </table:table-cell>
              <table:table-cell office:value-type="float" office:value="0.00256592">
                <text:p>0.00256592</text:p>
              </table:table-cell>
              <table:table-cell office:value-type="float" office:value="0.00257302">
                <text:p>0.002573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26000">
                <text:p>326000</text:p>
              </table:table-cell>
              <table:table-cell office:value-type="float" office:value="NaN">
                <text:p>NaN</text:p>
              </table:table-cell>
              <table:table-cell office:value-type="float" office:value="0.0512911">
                <text:p>0.0512911</text:p>
              </table:table-cell>
              <table:table-cell office:value-type="float" office:value="0.00217155">
                <text:p>0.00217155</text:p>
              </table:table-cell>
              <table:table-cell office:value-type="float" office:value="0.00637966">
                <text:p>0.00637966</text:p>
              </table:table-cell>
              <table:table-cell office:value-type="float" office:value="0.00263184">
                <text:p>0.00263184</text:p>
              </table:table-cell>
              <table:table-cell office:value-type="float" office:value="0.00323463">
                <text:p>0.003234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25000">
                <text:p>325000</text:p>
              </table:table-cell>
              <table:table-cell office:value-type="float" office:value="NaN">
                <text:p>NaN</text:p>
              </table:table-cell>
              <table:table-cell office:value-type="float" office:value="0.0505363">
                <text:p>0.0505363</text:p>
              </table:table-cell>
              <table:table-cell office:value-type="float" office:value="0.00218616">
                <text:p>0.00218616</text:p>
              </table:table-cell>
              <table:table-cell office:value-type="float" office:value="0.00673336">
                <text:p>0.00673336</text:p>
              </table:table-cell>
              <table:table-cell office:value-type="float" office:value="0.00260658">
                <text:p>0.00260658</text:p>
              </table:table-cell>
              <table:table-cell office:value-type="float" office:value="0.0025442">
                <text:p>0.002544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24000">
                <text:p>324000</text:p>
              </table:table-cell>
              <table:table-cell office:value-type="float" office:value="NaN">
                <text:p>NaN</text:p>
              </table:table-cell>
              <table:table-cell office:value-type="float" office:value="0.0511833">
                <text:p>0.0511833</text:p>
              </table:table-cell>
              <table:table-cell office:value-type="float" office:value="0.0027858">
                <text:p>0.0027858</text:p>
              </table:table-cell>
              <table:table-cell office:value-type="float" office:value="0.00645032">
                <text:p>0.00645032</text:p>
              </table:table-cell>
              <table:table-cell office:value-type="float" office:value="0.00267645">
                <text:p>0.00267645</text:p>
              </table:table-cell>
              <table:table-cell office:value-type="float" office:value="0.00254578">
                <text:p>0.002545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23000">
                <text:p>323000</text:p>
              </table:table-cell>
              <table:table-cell office:value-type="float" office:value="NaN">
                <text:p>NaN</text:p>
              </table:table-cell>
              <table:table-cell office:value-type="float" office:value="0.050125">
                <text:p>0.050125</text:p>
              </table:table-cell>
              <table:table-cell office:value-type="float" office:value="0.00274198">
                <text:p>0.00274198</text:p>
              </table:table-cell>
              <table:table-cell office:value-type="float" office:value="0.00681192">
                <text:p>0.00681192</text:p>
              </table:table-cell>
              <table:table-cell office:value-type="float" office:value="0.00266737">
                <text:p>0.00266737</text:p>
              </table:table-cell>
              <table:table-cell office:value-type="float" office:value="0.00256157">
                <text:p>0.0025615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22000">
                <text:p>322000</text:p>
              </table:table-cell>
              <table:table-cell office:value-type="float" office:value="NaN">
                <text:p>NaN</text:p>
              </table:table-cell>
              <table:table-cell office:value-type="float" office:value="0.0508">
                <text:p>0.0508</text:p>
              </table:table-cell>
              <table:table-cell office:value-type="float" office:value="0.00236459">
                <text:p>0.00236459</text:p>
              </table:table-cell>
              <table:table-cell office:value-type="float" office:value="0.00659914">
                <text:p>0.00659914</text:p>
              </table:table-cell>
              <table:table-cell office:value-type="float" office:value="0.00258763">
                <text:p>0.00258763</text:p>
              </table:table-cell>
              <table:table-cell office:value-type="float" office:value="0.00254302">
                <text:p>0.002543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21000">
                <text:p>321000</text:p>
              </table:table-cell>
              <table:table-cell office:value-type="float" office:value="NaN">
                <text:p>NaN</text:p>
              </table:table-cell>
              <table:table-cell office:value-type="float" office:value="0.0499738">
                <text:p>0.0499738</text:p>
              </table:table-cell>
              <table:table-cell office:value-type="float" office:value="0.00228959">
                <text:p>0.00228959</text:p>
              </table:table-cell>
              <table:table-cell office:value-type="float" office:value="0.00640334">
                <text:p>0.00640334</text:p>
              </table:table-cell>
              <table:table-cell office:value-type="float" office:value="0.00263855">
                <text:p>0.00263855</text:p>
              </table:table-cell>
              <table:table-cell office:value-type="float" office:value="0.00250433">
                <text:p>0.0025043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20000">
                <text:p>320000</text:p>
              </table:table-cell>
              <table:table-cell office:value-type="float" office:value="NaN">
                <text:p>NaN</text:p>
              </table:table-cell>
              <table:table-cell office:value-type="float" office:value="0.0488432">
                <text:p>0.0488432</text:p>
              </table:table-cell>
              <table:table-cell office:value-type="float" office:value="0.00221537">
                <text:p>0.00221537</text:p>
              </table:table-cell>
              <table:table-cell office:value-type="float" office:value="0.00660664">
                <text:p>0.00660664</text:p>
              </table:table-cell>
              <table:table-cell office:value-type="float" office:value="0.00260737">
                <text:p>0.00260737</text:p>
              </table:table-cell>
              <table:table-cell office:value-type="float" office:value="0.0025671">
                <text:p>0.002567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19000">
                <text:p>319000</text:p>
              </table:table-cell>
              <table:table-cell office:value-type="float" office:value="NaN">
                <text:p>NaN</text:p>
              </table:table-cell>
              <table:table-cell office:value-type="float" office:value="0.0490757">
                <text:p>0.0490757</text:p>
              </table:table-cell>
              <table:table-cell office:value-type="float" office:value="0.00219406">
                <text:p>0.00219406</text:p>
              </table:table-cell>
              <table:table-cell office:value-type="float" office:value="0.00638597">
                <text:p>0.00638597</text:p>
              </table:table-cell>
              <table:table-cell office:value-type="float" office:value="0.00255684">
                <text:p>0.00255684</text:p>
              </table:table-cell>
              <table:table-cell office:value-type="float" office:value="0.0025671">
                <text:p>0.002567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18000">
                <text:p>318000</text:p>
              </table:table-cell>
              <table:table-cell office:value-type="float" office:value="NaN">
                <text:p>NaN</text:p>
              </table:table-cell>
              <table:table-cell office:value-type="float" office:value="0.0485586">
                <text:p>0.0485586</text:p>
              </table:table-cell>
              <table:table-cell office:value-type="float" office:value="0.00221893">
                <text:p>0.00221893</text:p>
              </table:table-cell>
              <table:table-cell office:value-type="float" office:value="0.00610649">
                <text:p>0.00610649</text:p>
              </table:table-cell>
              <table:table-cell office:value-type="float" office:value="0.00274277">
                <text:p>0.00274277</text:p>
              </table:table-cell>
              <table:table-cell office:value-type="float" office:value="0.00251183">
                <text:p>0.0025118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17000">
                <text:p>317000</text:p>
              </table:table-cell>
              <table:table-cell office:value-type="float" office:value="NaN">
                <text:p>NaN</text:p>
              </table:table-cell>
              <table:table-cell office:value-type="float" office:value="0.048825">
                <text:p>0.048825</text:p>
              </table:table-cell>
              <table:table-cell office:value-type="float" office:value="0.00221103">
                <text:p>0.00221103</text:p>
              </table:table-cell>
              <table:table-cell office:value-type="float" office:value="0.0061582">
                <text:p>0.0061582</text:p>
              </table:table-cell>
              <table:table-cell office:value-type="float" office:value="0.00263697">
                <text:p>0.00263697</text:p>
              </table:table-cell>
              <table:table-cell office:value-type="float" office:value="0.0025521">
                <text:p>0.002552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16000">
                <text:p>316000</text:p>
              </table:table-cell>
              <table:table-cell office:value-type="float" office:value="NaN">
                <text:p>NaN</text:p>
              </table:table-cell>
              <table:table-cell office:value-type="float" office:value="0.0494231">
                <text:p>0.0494231</text:p>
              </table:table-cell>
              <table:table-cell office:value-type="float" office:value="0.00218261">
                <text:p>0.00218261</text:p>
              </table:table-cell>
              <table:table-cell office:value-type="float" office:value="0.00617004">
                <text:p>0.00617004</text:p>
              </table:table-cell>
              <table:table-cell office:value-type="float" office:value="0.00251894">
                <text:p>0.00251894</text:p>
              </table:table-cell>
              <table:table-cell office:value-type="float" office:value="0.00255486">
                <text:p>0.002554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15000">
                <text:p>315000</text:p>
              </table:table-cell>
              <table:table-cell office:value-type="float" office:value="NaN">
                <text:p>NaN</text:p>
              </table:table-cell>
              <table:table-cell office:value-type="float" office:value="0.0485061">
                <text:p>0.0485061</text:p>
              </table:table-cell>
              <table:table-cell office:value-type="float" office:value="0.00214826">
                <text:p>0.00214826</text:p>
              </table:table-cell>
              <table:table-cell office:value-type="float" office:value="0.0062036">
                <text:p>0.0062036</text:p>
              </table:table-cell>
              <table:table-cell office:value-type="float" office:value="0.00256671">
                <text:p>0.00256671</text:p>
              </table:table-cell>
              <table:table-cell office:value-type="float" office:value="0.00256513">
                <text:p>0.0025651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14000">
                <text:p>314000</text:p>
              </table:table-cell>
              <table:table-cell office:value-type="float" office:value="NaN">
                <text:p>NaN</text:p>
              </table:table-cell>
              <table:table-cell office:value-type="float" office:value="0.049555">
                <text:p>0.049555</text:p>
              </table:table-cell>
              <table:table-cell office:value-type="float" office:value="0.00218419">
                <text:p>0.00218419</text:p>
              </table:table-cell>
              <table:table-cell office:value-type="float" office:value="0.00611241">
                <text:p>0.00611241</text:p>
              </table:table-cell>
              <table:table-cell office:value-type="float" office:value="0.0027254">
                <text:p>0.0027254</text:p>
              </table:table-cell>
              <table:table-cell office:value-type="float" office:value="0.00252644">
                <text:p>0.0025264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13000">
                <text:p>313000</text:p>
              </table:table-cell>
              <table:table-cell office:value-type="float" office:value="NaN">
                <text:p>NaN</text:p>
              </table:table-cell>
              <table:table-cell office:value-type="float" office:value="0.0483233">
                <text:p>0.0483233</text:p>
              </table:table-cell>
              <table:table-cell office:value-type="float" office:value="0.00211234">
                <text:p>0.00211234</text:p>
              </table:table-cell>
              <table:table-cell office:value-type="float" office:value="0.00611675">
                <text:p>0.00611675</text:p>
              </table:table-cell>
              <table:table-cell office:value-type="float" office:value="0.0025292">
                <text:p>0.0025292</text:p>
              </table:table-cell>
              <table:table-cell office:value-type="float" office:value="0.00247986">
                <text:p>0.0024798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12000">
                <text:p>312000</text:p>
              </table:table-cell>
              <table:table-cell office:value-type="float" office:value="NaN">
                <text:p>NaN</text:p>
              </table:table-cell>
              <table:table-cell office:value-type="float" office:value="0.0481926">
                <text:p>0.0481926</text:p>
              </table:table-cell>
              <table:table-cell office:value-type="float" office:value="0.00212813">
                <text:p>0.00212813</text:p>
              </table:table-cell>
              <table:table-cell office:value-type="float" office:value="0.00613925">
                <text:p>0.00613925</text:p>
              </table:table-cell>
              <table:table-cell office:value-type="float" office:value="0.00281659">
                <text:p>0.00281659</text:p>
              </table:table-cell>
              <table:table-cell office:value-type="float" office:value="0.00248144">
                <text:p>0.0024814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11000">
                <text:p>311000</text:p>
              </table:table-cell>
              <table:table-cell office:value-type="float" office:value="NaN">
                <text:p>NaN</text:p>
              </table:table-cell>
              <table:table-cell office:value-type="float" office:value="0.0479443">
                <text:p>0.0479443</text:p>
              </table:table-cell>
              <table:table-cell office:value-type="float" office:value="0.0021534">
                <text:p>0.0021534</text:p>
              </table:table-cell>
              <table:table-cell office:value-type="float" office:value="0.00648348">
                <text:p>0.00648348</text:p>
              </table:table-cell>
              <table:table-cell office:value-type="float" office:value="0.00341859">
                <text:p>0.00341859</text:p>
              </table:table-cell>
              <table:table-cell office:value-type="float" office:value="0.00257657">
                <text:p>0.0025765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10000">
                <text:p>310000</text:p>
              </table:table-cell>
              <table:table-cell office:value-type="float" office:value="NaN">
                <text:p>NaN</text:p>
              </table:table-cell>
              <table:table-cell office:value-type="float" office:value="0.0484741">
                <text:p>0.0484741</text:p>
              </table:table-cell>
              <table:table-cell office:value-type="float" office:value="0.00215813">
                <text:p>0.00215813</text:p>
              </table:table-cell>
              <table:table-cell office:value-type="float" office:value="0.00608714">
                <text:p>0.00608714</text:p>
              </table:table-cell>
              <table:table-cell office:value-type="float" office:value="0.00313476">
                <text:p>0.00313476</text:p>
              </table:table-cell>
              <table:table-cell office:value-type="float" office:value="0.00253078">
                <text:p>0.0025307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09000">
                <text:p>309000</text:p>
              </table:table-cell>
              <table:table-cell office:value-type="float" office:value="NaN">
                <text:p>NaN</text:p>
              </table:table-cell>
              <table:table-cell office:value-type="float" office:value="0.0466539">
                <text:p>0.0466539</text:p>
              </table:table-cell>
              <table:table-cell office:value-type="float" office:value="0.00225998">
                <text:p>0.00225998</text:p>
              </table:table-cell>
              <table:table-cell office:value-type="float" office:value="0.00647677">
                <text:p>0.00647677</text:p>
              </table:table-cell>
              <table:table-cell office:value-type="float" office:value="0.00253907">
                <text:p>0.00253907</text:p>
              </table:table-cell>
              <table:table-cell office:value-type="float" office:value="0.00261763">
                <text:p>0.002617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08000">
                <text:p>308000</text:p>
              </table:table-cell>
              <table:table-cell office:value-type="float" office:value="NaN">
                <text:p>NaN</text:p>
              </table:table-cell>
              <table:table-cell office:value-type="float" office:value="0.0478524">
                <text:p>0.0478524</text:p>
              </table:table-cell>
              <table:table-cell office:value-type="float" office:value="0.00217471">
                <text:p>0.00217471</text:p>
              </table:table-cell>
              <table:table-cell office:value-type="float" office:value="0.00609188">
                <text:p>0.00609188</text:p>
              </table:table-cell>
              <table:table-cell office:value-type="float" office:value="0.00250354">
                <text:p>0.00250354</text:p>
              </table:table-cell>
              <table:table-cell office:value-type="float" office:value="0.00256118">
                <text:p>0.002561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07000">
                <text:p>307000</text:p>
              </table:table-cell>
              <table:table-cell office:value-type="float" office:value="NaN">
                <text:p>NaN</text:p>
              </table:table-cell>
              <table:table-cell office:value-type="float" office:value="0.048377">
                <text:p>0.048377</text:p>
              </table:table-cell>
              <table:table-cell office:value-type="float" office:value="0.00213247">
                <text:p>0.00213247</text:p>
              </table:table-cell>
              <table:table-cell office:value-type="float" office:value="0.00612465">
                <text:p>0.00612465</text:p>
              </table:table-cell>
              <table:table-cell office:value-type="float" office:value="0.00250354">
                <text:p>0.00250354</text:p>
              </table:table-cell>
              <table:table-cell office:value-type="float" office:value="0.0026875">
                <text:p>0.00268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06000">
                <text:p>306000</text:p>
              </table:table-cell>
              <table:table-cell office:value-type="float" office:value="NaN">
                <text:p>NaN</text:p>
              </table:table-cell>
              <table:table-cell office:value-type="float" office:value="0.048182">
                <text:p>0.048182</text:p>
              </table:table-cell>
              <table:table-cell office:value-type="float" office:value="0.00214313">
                <text:p>0.00214313</text:p>
              </table:table-cell>
              <table:table-cell office:value-type="float" office:value="0.00593398">
                <text:p>0.00593398</text:p>
              </table:table-cell>
              <table:table-cell office:value-type="float" office:value="0.00255526">
                <text:p>0.00255526</text:p>
              </table:table-cell>
              <table:table-cell office:value-type="float" office:value="0.00262908">
                <text:p>0.002629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05000">
                <text:p>305000</text:p>
              </table:table-cell>
              <table:table-cell office:value-type="float" office:value="NaN">
                <text:p>NaN</text:p>
              </table:table-cell>
              <table:table-cell office:value-type="float" office:value="0.0474643">
                <text:p>0.0474643</text:p>
              </table:table-cell>
              <table:table-cell office:value-type="float" office:value="0.00214826">
                <text:p>0.00214826</text:p>
              </table:table-cell>
              <table:table-cell office:value-type="float" office:value="0.00598372">
                <text:p>0.00598372</text:p>
              </table:table-cell>
              <table:table-cell office:value-type="float" office:value="0.00369808">
                <text:p>0.00369808</text:p>
              </table:table-cell>
              <table:table-cell office:value-type="float" office:value="0.00258092">
                <text:p>0.002580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04000">
                <text:p>304000</text:p>
              </table:table-cell>
              <table:table-cell office:value-type="float" office:value="NaN">
                <text:p>NaN</text:p>
              </table:table-cell>
              <table:table-cell office:value-type="float" office:value="0.047475">
                <text:p>0.047475</text:p>
              </table:table-cell>
              <table:table-cell office:value-type="float" office:value="0.00226748">
                <text:p>0.00226748</text:p>
              </table:table-cell>
              <table:table-cell office:value-type="float" office:value="0.00633623">
                <text:p>0.00633623</text:p>
              </table:table-cell>
              <table:table-cell office:value-type="float" office:value="0.00343359">
                <text:p>0.00343359</text:p>
              </table:table-cell>
              <table:table-cell office:value-type="float" office:value="0.00256907">
                <text:p>0.0025690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03000">
                <text:p>303000</text:p>
              </table:table-cell>
              <table:table-cell office:value-type="float" office:value="NaN">
                <text:p>NaN</text:p>
              </table:table-cell>
              <table:table-cell office:value-type="float" office:value="0.0475689">
                <text:p>0.0475689</text:p>
              </table:table-cell>
              <table:table-cell office:value-type="float" office:value="0.00221064">
                <text:p>0.00221064</text:p>
              </table:table-cell>
              <table:table-cell office:value-type="float" office:value="0.00622018">
                <text:p>0.00622018</text:p>
              </table:table-cell>
              <table:table-cell office:value-type="float" office:value="0.00287619">
                <text:p>0.00287619</text:p>
              </table:table-cell>
              <table:table-cell office:value-type="float" office:value="0.00253789">
                <text:p>0.0025378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02000">
                <text:p>302000</text:p>
              </table:table-cell>
              <table:table-cell office:value-type="float" office:value="NaN">
                <text:p>NaN</text:p>
              </table:table-cell>
              <table:table-cell office:value-type="float" office:value="0.0454436">
                <text:p>0.0454436</text:p>
              </table:table-cell>
              <table:table-cell office:value-type="float" office:value="0.00215103">
                <text:p>0.00215103</text:p>
              </table:table-cell>
              <table:table-cell office:value-type="float" office:value="0.00600188">
                <text:p>0.00600188</text:p>
              </table:table-cell>
              <table:table-cell office:value-type="float" office:value="0.00249447">
                <text:p>0.00249447</text:p>
              </table:table-cell>
              <table:table-cell office:value-type="float" office:value="0.00261131">
                <text:p>0.002611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01000">
                <text:p>301000</text:p>
              </table:table-cell>
              <table:table-cell office:value-type="float" office:value="NaN">
                <text:p>NaN</text:p>
              </table:table-cell>
              <table:table-cell office:value-type="float" office:value="0.0461052">
                <text:p>0.0461052</text:p>
              </table:table-cell>
              <table:table-cell office:value-type="float" office:value="0.00216642">
                <text:p>0.00216642</text:p>
              </table:table-cell>
              <table:table-cell office:value-type="float" office:value="0.00677915">
                <text:p>0.00677915</text:p>
              </table:table-cell>
              <table:table-cell office:value-type="float" office:value="0.00250039">
                <text:p>0.00250039</text:p>
              </table:table-cell>
              <table:table-cell office:value-type="float" office:value="0.00262552">
                <text:p>0.002625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0.0467238">
                <text:p>0.0467238</text:p>
              </table:table-cell>
              <table:table-cell office:value-type="float" office:value="0.00224024">
                <text:p>0.00224024</text:p>
              </table:table-cell>
              <table:table-cell office:value-type="float" office:value="0.00727457">
                <text:p>0.00727457</text:p>
              </table:table-cell>
              <table:table-cell office:value-type="float" office:value="0.00247433">
                <text:p>0.00247433</text:p>
              </table:table-cell>
              <table:table-cell office:value-type="float" office:value="0.00251026">
                <text:p>0.0025102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99000">
                <text:p>299000</text:p>
              </table:table-cell>
              <table:table-cell office:value-type="float" office:value="NaN">
                <text:p>NaN</text:p>
              </table:table-cell>
              <table:table-cell office:value-type="float" office:value="0.0463511">
                <text:p>0.0463511</text:p>
              </table:table-cell>
              <table:table-cell office:value-type="float" office:value="0.00227972">
                <text:p>0.00227972</text:p>
              </table:table-cell>
              <table:table-cell office:value-type="float" office:value="0.00631294">
                <text:p>0.00631294</text:p>
              </table:table-cell>
              <table:table-cell office:value-type="float" office:value="0.00250749">
                <text:p>0.00250749</text:p>
              </table:table-cell>
              <table:table-cell office:value-type="float" office:value="0.00248223">
                <text:p>0.002482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8000">
                <text:p>298000</text:p>
              </table:table-cell>
              <table:table-cell office:value-type="float" office:value="NaN">
                <text:p>NaN</text:p>
              </table:table-cell>
              <table:table-cell office:value-type="float" office:value="0.0462879">
                <text:p>0.0462879</text:p>
              </table:table-cell>
              <table:table-cell office:value-type="float" office:value="0.00231761">
                <text:p>0.00231761</text:p>
              </table:table-cell>
              <table:table-cell office:value-type="float" office:value="0.0069789">
                <text:p>0.0069789</text:p>
              </table:table-cell>
              <table:table-cell office:value-type="float" office:value="0.00245894">
                <text:p>0.00245894</text:p>
              </table:table-cell>
              <table:table-cell office:value-type="float" office:value="0.00252841">
                <text:p>0.0025284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97000">
                <text:p>297000</text:p>
              </table:table-cell>
              <table:table-cell office:value-type="float" office:value="NaN">
                <text:p>NaN</text:p>
              </table:table-cell>
              <table:table-cell office:value-type="float" office:value="0.0458845">
                <text:p>0.0458845</text:p>
              </table:table-cell>
              <table:table-cell office:value-type="float" office:value="0.0025292">
                <text:p>0.0025292</text:p>
              </table:table-cell>
              <table:table-cell office:value-type="float" office:value="0.00639111">
                <text:p>0.00639111</text:p>
              </table:table-cell>
              <table:table-cell office:value-type="float" office:value="0.00241275">
                <text:p>0.00241275</text:p>
              </table:table-cell>
              <table:table-cell office:value-type="float" office:value="0.00310515">
                <text:p>0.003105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96000">
                <text:p>296000</text:p>
              </table:table-cell>
              <table:table-cell office:value-type="float" office:value="NaN">
                <text:p>NaN</text:p>
              </table:table-cell>
              <table:table-cell office:value-type="float" office:value="0.0452391">
                <text:p>0.0452391</text:p>
              </table:table-cell>
              <table:table-cell office:value-type="float" office:value="0.00216919">
                <text:p>0.00216919</text:p>
              </table:table-cell>
              <table:table-cell office:value-type="float" office:value="0.00594543">
                <text:p>0.00594543</text:p>
              </table:table-cell>
              <table:table-cell office:value-type="float" office:value="0.00240565">
                <text:p>0.00240565</text:p>
              </table:table-cell>
              <table:table-cell office:value-type="float" office:value="0.00253907">
                <text:p>0.0025390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5000">
                <text:p>295000</text:p>
              </table:table-cell>
              <table:table-cell office:value-type="float" office:value="NaN">
                <text:p>NaN</text:p>
              </table:table-cell>
              <table:table-cell office:value-type="float" office:value="0.0456559">
                <text:p>0.0456559</text:p>
              </table:table-cell>
              <table:table-cell office:value-type="float" office:value="0.00212971">
                <text:p>0.00212971</text:p>
              </table:table-cell>
              <table:table-cell office:value-type="float" office:value="0.00591148">
                <text:p>0.00591148</text:p>
              </table:table-cell>
              <table:table-cell office:value-type="float" office:value="0.00244354">
                <text:p>0.00244354</text:p>
              </table:table-cell>
              <table:table-cell office:value-type="float" office:value="0.00253513">
                <text:p>0.002535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94000">
                <text:p>294000</text:p>
              </table:table-cell>
              <table:table-cell office:value-type="float" office:value="NaN">
                <text:p>NaN</text:p>
              </table:table-cell>
              <table:table-cell office:value-type="float" office:value="0.046389">
                <text:p>0.046389</text:p>
              </table:table-cell>
              <table:table-cell office:value-type="float" office:value="0.00215063">
                <text:p>0.00215063</text:p>
              </table:table-cell>
              <table:table-cell office:value-type="float" office:value="0.00635321">
                <text:p>0.00635321</text:p>
              </table:table-cell>
              <table:table-cell office:value-type="float" office:value="0.00246249">
                <text:p>0.00246249</text:p>
              </table:table-cell>
              <table:table-cell office:value-type="float" office:value="0.00258644">
                <text:p>0.0025864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93000">
                <text:p>293000</text:p>
              </table:table-cell>
              <table:table-cell office:value-type="float" office:value="NaN">
                <text:p>NaN</text:p>
              </table:table-cell>
              <table:table-cell office:value-type="float" office:value="0.0452474">
                <text:p>0.0452474</text:p>
              </table:table-cell>
              <table:table-cell office:value-type="float" office:value="0.002138">
                <text:p>0.002138</text:p>
              </table:table-cell>
              <table:table-cell office:value-type="float" office:value="0.00586529">
                <text:p>0.00586529</text:p>
              </table:table-cell>
              <table:table-cell office:value-type="float" office:value="0.00244709">
                <text:p>0.00244709</text:p>
              </table:table-cell>
              <table:table-cell office:value-type="float" office:value="0.00259908">
                <text:p>0.002599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92000">
                <text:p>292000</text:p>
              </table:table-cell>
              <table:table-cell office:value-type="float" office:value="NaN">
                <text:p>NaN</text:p>
              </table:table-cell>
              <table:table-cell office:value-type="float" office:value="0.0447539">
                <text:p>0.0447539</text:p>
              </table:table-cell>
              <table:table-cell office:value-type="float" office:value="0.00213011">
                <text:p>0.00213011</text:p>
              </table:table-cell>
              <table:table-cell office:value-type="float" office:value="0.0057516">
                <text:p>0.0057516</text:p>
              </table:table-cell>
              <table:table-cell office:value-type="float" office:value="0.00295554">
                <text:p>0.00295554</text:p>
              </table:table-cell>
              <table:table-cell office:value-type="float" office:value="0.00252131">
                <text:p>0.0025213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91000">
                <text:p>291000</text:p>
              </table:table-cell>
              <table:table-cell office:value-type="float" office:value="NaN">
                <text:p>NaN</text:p>
              </table:table-cell>
              <table:table-cell office:value-type="float" office:value="0.0452166">
                <text:p>0.0452166</text:p>
              </table:table-cell>
              <table:table-cell office:value-type="float" office:value="0.00225011">
                <text:p>0.00225011</text:p>
              </table:table-cell>
              <table:table-cell office:value-type="float" office:value="0.00597701">
                <text:p>0.00597701</text:p>
              </table:table-cell>
              <table:table-cell office:value-type="float" office:value="0.00339885">
                <text:p>0.00339885</text:p>
              </table:table-cell>
              <table:table-cell office:value-type="float" office:value="0.0029966">
                <text:p>0.002996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90000">
                <text:p>290000</text:p>
              </table:table-cell>
              <table:table-cell office:value-type="float" office:value="NaN">
                <text:p>NaN</text:p>
              </table:table-cell>
              <table:table-cell office:value-type="float" office:value="0.0451151">
                <text:p>0.0451151</text:p>
              </table:table-cell>
              <table:table-cell office:value-type="float" office:value="0.00216011">
                <text:p>0.00216011</text:p>
              </table:table-cell>
              <table:table-cell office:value-type="float" office:value="0.00582345">
                <text:p>0.00582345</text:p>
              </table:table-cell>
              <table:table-cell office:value-type="float" office:value="0.00251105">
                <text:p>0.00251105</text:p>
              </table:table-cell>
              <table:table-cell office:value-type="float" office:value="0.00252802">
                <text:p>0.0025280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89000">
                <text:p>289000</text:p>
              </table:table-cell>
              <table:table-cell office:value-type="float" office:value="NaN">
                <text:p>NaN</text:p>
              </table:table-cell>
              <table:table-cell office:value-type="float" office:value="0.044885">
                <text:p>0.044885</text:p>
              </table:table-cell>
              <table:table-cell office:value-type="float" office:value="0.00216484">
                <text:p>0.00216484</text:p>
              </table:table-cell>
              <table:table-cell office:value-type="float" office:value="0.00573384">
                <text:p>0.00573384</text:p>
              </table:table-cell>
              <table:table-cell office:value-type="float" office:value="0.00250473">
                <text:p>0.00250473</text:p>
              </table:table-cell>
              <table:table-cell office:value-type="float" office:value="0.00250512">
                <text:p>0.002505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8000">
                <text:p>288000</text:p>
              </table:table-cell>
              <table:table-cell office:value-type="float" office:value="NaN">
                <text:p>NaN</text:p>
              </table:table-cell>
              <table:table-cell office:value-type="float" office:value="0.0445597">
                <text:p>0.0445597</text:p>
              </table:table-cell>
              <table:table-cell office:value-type="float" office:value="0.00231998">
                <text:p>0.00231998</text:p>
              </table:table-cell>
              <table:table-cell office:value-type="float" office:value="0.00648348">
                <text:p>0.00648348</text:p>
              </table:table-cell>
              <table:table-cell office:value-type="float" office:value="0.00251223">
                <text:p>0.00251223</text:p>
              </table:table-cell>
              <table:table-cell office:value-type="float" office:value="0.00260579">
                <text:p>0.002605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87000">
                <text:p>287000</text:p>
              </table:table-cell>
              <table:table-cell office:value-type="float" office:value="NaN">
                <text:p>NaN</text:p>
              </table:table-cell>
              <table:table-cell office:value-type="float" office:value="0.0440485">
                <text:p>0.0440485</text:p>
              </table:table-cell>
              <table:table-cell office:value-type="float" office:value="0.00219287">
                <text:p>0.00219287</text:p>
              </table:table-cell>
              <table:table-cell office:value-type="float" office:value="0.0058416">
                <text:p>0.0058416</text:p>
              </table:table-cell>
              <table:table-cell office:value-type="float" office:value="0.002575">
                <text:p>0.002575</text:p>
              </table:table-cell>
              <table:table-cell office:value-type="float" office:value="0.00258921">
                <text:p>0.002589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86000">
                <text:p>286000</text:p>
              </table:table-cell>
              <table:table-cell office:value-type="float" office:value="NaN">
                <text:p>NaN</text:p>
              </table:table-cell>
              <table:table-cell office:value-type="float" office:value="0.0443892">
                <text:p>0.0443892</text:p>
              </table:table-cell>
              <table:table-cell office:value-type="float" office:value="0.0021755">
                <text:p>0.0021755</text:p>
              </table:table-cell>
              <table:table-cell office:value-type="float" office:value="0.00625176">
                <text:p>0.00625176</text:p>
              </table:table-cell>
              <table:table-cell office:value-type="float" office:value="0.00250433">
                <text:p>0.00250433</text:p>
              </table:table-cell>
              <table:table-cell office:value-type="float" office:value="0.00252605">
                <text:p>0.002526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85000">
                <text:p>285000</text:p>
              </table:table-cell>
              <table:table-cell office:value-type="float" office:value="NaN">
                <text:p>NaN</text:p>
              </table:table-cell>
              <table:table-cell office:value-type="float" office:value="0.0433423">
                <text:p>0.0433423</text:p>
              </table:table-cell>
              <table:table-cell office:value-type="float" office:value="0.00215616">
                <text:p>0.00215616</text:p>
              </table:table-cell>
              <table:table-cell office:value-type="float" office:value="0.00575515">
                <text:p>0.00575515</text:p>
              </table:table-cell>
              <table:table-cell office:value-type="float" office:value="0.00255052">
                <text:p>0.00255052</text:p>
              </table:table-cell>
              <table:table-cell office:value-type="float" office:value="0.00255842">
                <text:p>0.0025584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84000">
                <text:p>284000</text:p>
              </table:table-cell>
              <table:table-cell office:value-type="float" office:value="NaN">
                <text:p>NaN</text:p>
              </table:table-cell>
              <table:table-cell office:value-type="float" office:value="0.0431607">
                <text:p>0.0431607</text:p>
              </table:table-cell>
              <table:table-cell office:value-type="float" office:value="0.00225603">
                <text:p>0.00225603</text:p>
              </table:table-cell>
              <table:table-cell office:value-type="float" office:value="0.00576581">
                <text:p>0.00576581</text:p>
              </table:table-cell>
              <table:table-cell office:value-type="float" office:value="0.00250552">
                <text:p>0.00250552</text:p>
              </table:table-cell>
              <table:table-cell office:value-type="float" office:value="0.00257697">
                <text:p>0.0025769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83000">
                <text:p>283000</text:p>
              </table:table-cell>
              <table:table-cell office:value-type="float" office:value="NaN">
                <text:p>NaN</text:p>
              </table:table-cell>
              <table:table-cell office:value-type="float" office:value="0.0430296">
                <text:p>0.0430296</text:p>
              </table:table-cell>
              <table:table-cell office:value-type="float" office:value="0.00221656">
                <text:p>0.00221656</text:p>
              </table:table-cell>
              <table:table-cell office:value-type="float" office:value="0.00585976">
                <text:p>0.00585976</text:p>
              </table:table-cell>
              <table:table-cell office:value-type="float" office:value="0.00298159">
                <text:p>0.00298159</text:p>
              </table:table-cell>
              <table:table-cell office:value-type="float" office:value="0.00263066">
                <text:p>0.0026306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82000">
                <text:p>282000</text:p>
              </table:table-cell>
              <table:table-cell office:value-type="float" office:value="NaN">
                <text:p>NaN</text:p>
              </table:table-cell>
              <table:table-cell office:value-type="float" office:value="0.0433446">
                <text:p>0.0433446</text:p>
              </table:table-cell>
              <table:table-cell office:value-type="float" office:value="0.00318489">
                <text:p>0.00318489</text:p>
              </table:table-cell>
              <table:table-cell office:value-type="float" office:value="0.00572752">
                <text:p>0.00572752</text:p>
              </table:table-cell>
              <table:table-cell office:value-type="float" office:value="0.00273171">
                <text:p>0.00273171</text:p>
              </table:table-cell>
              <table:table-cell office:value-type="float" office:value="0.00255289">
                <text:p>0.002552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81000">
                <text:p>281000</text:p>
              </table:table-cell>
              <table:table-cell office:value-type="float" office:value="NaN">
                <text:p>NaN</text:p>
              </table:table-cell>
              <table:table-cell office:value-type="float" office:value="0.0432685">
                <text:p>0.0432685</text:p>
              </table:table-cell>
              <table:table-cell office:value-type="float" office:value="0.00278066">
                <text:p>0.00278066</text:p>
              </table:table-cell>
              <table:table-cell office:value-type="float" office:value="0.00587279">
                <text:p>0.00587279</text:p>
              </table:table-cell>
              <table:table-cell office:value-type="float" office:value="0.00239854">
                <text:p>0.00239854</text:p>
              </table:table-cell>
              <table:table-cell office:value-type="float" office:value="0.00255881">
                <text:p>0.0025588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0000">
                <text:p>280000</text:p>
              </table:table-cell>
              <table:table-cell office:value-type="float" office:value="NaN">
                <text:p>NaN</text:p>
              </table:table-cell>
              <table:table-cell office:value-type="float" office:value="0.0440422">
                <text:p>0.0440422</text:p>
              </table:table-cell>
              <table:table-cell office:value-type="float" office:value="0.00244433">
                <text:p>0.00244433</text:p>
              </table:table-cell>
              <table:table-cell office:value-type="float" office:value="0.00587911">
                <text:p>0.00587911</text:p>
              </table:table-cell>
              <table:table-cell office:value-type="float" office:value="0.00238275">
                <text:p>0.00238275</text:p>
              </table:table-cell>
              <table:table-cell office:value-type="float" office:value="0.00250157">
                <text:p>0.002501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79000">
                <text:p>279000</text:p>
              </table:table-cell>
              <table:table-cell office:value-type="float" office:value="NaN">
                <text:p>NaN</text:p>
              </table:table-cell>
              <table:table-cell office:value-type="float" office:value="0.0426949">
                <text:p>0.0426949</text:p>
              </table:table-cell>
              <table:table-cell office:value-type="float" office:value="0.00234169">
                <text:p>0.00234169</text:p>
              </table:table-cell>
              <table:table-cell office:value-type="float" office:value="0.00578081">
                <text:p>0.00578081</text:p>
              </table:table-cell>
              <table:table-cell office:value-type="float" office:value="0.00235985">
                <text:p>0.00235985</text:p>
              </table:table-cell>
              <table:table-cell office:value-type="float" office:value="0.00298633">
                <text:p>0.002986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78000">
                <text:p>278000</text:p>
              </table:table-cell>
              <table:table-cell office:value-type="float" office:value="NaN">
                <text:p>NaN</text:p>
              </table:table-cell>
              <table:table-cell office:value-type="float" office:value="0.0418027">
                <text:p>0.0418027</text:p>
              </table:table-cell>
              <table:table-cell office:value-type="float" office:value="0.00237604">
                <text:p>0.00237604</text:p>
              </table:table-cell>
              <table:table-cell office:value-type="float" office:value="0.00609267">
                <text:p>0.00609267</text:p>
              </table:table-cell>
              <table:table-cell office:value-type="float" office:value="0.00237051">
                <text:p>0.00237051</text:p>
              </table:table-cell>
              <table:table-cell office:value-type="float" office:value="0.00259276">
                <text:p>0.0025927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77000">
                <text:p>277000</text:p>
              </table:table-cell>
              <table:table-cell office:value-type="float" office:value="NaN">
                <text:p>NaN</text:p>
              </table:table-cell>
              <table:table-cell office:value-type="float" office:value="0.0429286">
                <text:p>0.0429286</text:p>
              </table:table-cell>
              <table:table-cell office:value-type="float" office:value="0.00238472">
                <text:p>0.00238472</text:p>
              </table:table-cell>
              <table:table-cell office:value-type="float" office:value="0.00581279">
                <text:p>0.00581279</text:p>
              </table:table-cell>
              <table:table-cell office:value-type="float" office:value="0.00238828">
                <text:p>0.00238828</text:p>
              </table:table-cell>
              <table:table-cell office:value-type="float" office:value="0.00253591">
                <text:p>0.0025359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76000">
                <text:p>276000</text:p>
              </table:table-cell>
              <table:table-cell office:value-type="float" office:value="NaN">
                <text:p>NaN</text:p>
              </table:table-cell>
              <table:table-cell office:value-type="float" office:value="0.0427719">
                <text:p>0.0427719</text:p>
              </table:table-cell>
              <table:table-cell office:value-type="float" office:value="0.00283711">
                <text:p>0.00283711</text:p>
              </table:table-cell>
              <table:table-cell office:value-type="float" office:value="0.00559922">
                <text:p>0.00559922</text:p>
              </table:table-cell>
              <table:table-cell office:value-type="float" office:value="0.00282882">
                <text:p>0.00282882</text:p>
              </table:table-cell>
              <table:table-cell office:value-type="float" office:value="0.00253394">
                <text:p>0.002533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75000">
                <text:p>275000</text:p>
              </table:table-cell>
              <table:table-cell office:value-type="float" office:value="NaN">
                <text:p>NaN</text:p>
              </table:table-cell>
              <table:table-cell office:value-type="float" office:value="0.0418248">
                <text:p>0.0418248</text:p>
              </table:table-cell>
              <table:table-cell office:value-type="float" office:value="0.00239657">
                <text:p>0.00239657</text:p>
              </table:table-cell>
              <table:table-cell office:value-type="float" office:value="0.00580173">
                <text:p>0.00580173</text:p>
              </table:table-cell>
              <table:table-cell office:value-type="float" office:value="0.00259671">
                <text:p>0.00259671</text:p>
              </table:table-cell>
              <table:table-cell office:value-type="float" office:value="0.00254499">
                <text:p>0.0025449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74000">
                <text:p>274000</text:p>
              </table:table-cell>
              <table:table-cell office:value-type="float" office:value="NaN">
                <text:p>NaN</text:p>
              </table:table-cell>
              <table:table-cell office:value-type="float" office:value="0.0421158">
                <text:p>0.0421158</text:p>
              </table:table-cell>
              <table:table-cell office:value-type="float" office:value="0.00223077">
                <text:p>0.00223077</text:p>
              </table:table-cell>
              <table:table-cell office:value-type="float" office:value="0.00571331">
                <text:p>0.00571331</text:p>
              </table:table-cell>
              <table:table-cell office:value-type="float" office:value="0.00234485">
                <text:p>0.00234485</text:p>
              </table:table-cell>
              <table:table-cell office:value-type="float" office:value="0.00254776">
                <text:p>0.0025477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3000">
                <text:p>273000</text:p>
              </table:table-cell>
              <table:table-cell office:value-type="float" office:value="NaN">
                <text:p>NaN</text:p>
              </table:table-cell>
              <table:table-cell office:value-type="float" office:value="0.0423949">
                <text:p>0.0423949</text:p>
              </table:table-cell>
              <table:table-cell office:value-type="float" office:value="0.00216484">
                <text:p>0.00216484</text:p>
              </table:table-cell>
              <table:table-cell office:value-type="float" office:value="0.00566317">
                <text:p>0.00566317</text:p>
              </table:table-cell>
              <table:table-cell office:value-type="float" office:value="0.00233498">
                <text:p>0.00233498</text:p>
              </table:table-cell>
              <table:table-cell office:value-type="float" office:value="0.00257263">
                <text:p>0.0025726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72000">
                <text:p>272000</text:p>
              </table:table-cell>
              <table:table-cell office:value-type="float" office:value="NaN">
                <text:p>NaN</text:p>
              </table:table-cell>
              <table:table-cell office:value-type="float" office:value="0.0424632">
                <text:p>0.0424632</text:p>
              </table:table-cell>
              <table:table-cell office:value-type="float" office:value="0.00215695">
                <text:p>0.00215695</text:p>
              </table:table-cell>
              <table:table-cell office:value-type="float" office:value="0.00603385">
                <text:p>0.00603385</text:p>
              </table:table-cell>
              <table:table-cell office:value-type="float" office:value="0.00233262">
                <text:p>0.00233262</text:p>
              </table:table-cell>
              <table:table-cell office:value-type="float" office:value="0.00258605">
                <text:p>0.002586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71000">
                <text:p>271000</text:p>
              </table:table-cell>
              <table:table-cell office:value-type="float" office:value="NaN">
                <text:p>NaN</text:p>
              </table:table-cell>
              <table:table-cell office:value-type="float" office:value="0.0414269">
                <text:p>0.0414269</text:p>
              </table:table-cell>
              <table:table-cell office:value-type="float" office:value="0.0021984">
                <text:p>0.0021984</text:p>
              </table:table-cell>
              <table:table-cell office:value-type="float" office:value="0.00560001">
                <text:p>0.00560001</text:p>
              </table:table-cell>
              <table:table-cell office:value-type="float" office:value="0.00234446">
                <text:p>0.00234446</text:p>
              </table:table-cell>
              <table:table-cell office:value-type="float" office:value="0.00267605">
                <text:p>0.002676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70000">
                <text:p>270000</text:p>
              </table:table-cell>
              <table:table-cell office:value-type="float" office:value="NaN">
                <text:p>NaN</text:p>
              </table:table-cell>
              <table:table-cell office:value-type="float" office:value="0.0419772">
                <text:p>0.0419772</text:p>
              </table:table-cell>
              <table:table-cell office:value-type="float" office:value="0.00214866">
                <text:p>0.00214866</text:p>
              </table:table-cell>
              <table:table-cell office:value-type="float" office:value="0.00600385">
                <text:p>0.00600385</text:p>
              </table:table-cell>
              <table:table-cell office:value-type="float" office:value="0.00231406">
                <text:p>0.00231406</text:p>
              </table:table-cell>
              <table:table-cell office:value-type="float" office:value="0.00257579">
                <text:p>0.0025757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69000">
                <text:p>269000</text:p>
              </table:table-cell>
              <table:table-cell office:value-type="float" office:value="NaN">
                <text:p>NaN</text:p>
              </table:table-cell>
              <table:table-cell office:value-type="float" office:value="0.0410827">
                <text:p>0.0410827</text:p>
              </table:table-cell>
              <table:table-cell office:value-type="float" office:value="0.00212774">
                <text:p>0.00212774</text:p>
              </table:table-cell>
              <table:table-cell office:value-type="float" office:value="0.0054504">
                <text:p>0.0054504</text:p>
              </table:table-cell>
              <table:table-cell office:value-type="float" office:value="0.00226866">
                <text:p>0.00226866</text:p>
              </table:table-cell>
              <table:table-cell office:value-type="float" office:value="0.00250157">
                <text:p>0.0025015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68000">
                <text:p>268000</text:p>
              </table:table-cell>
              <table:table-cell office:value-type="float" office:value="NaN">
                <text:p>NaN</text:p>
              </table:table-cell>
              <table:table-cell office:value-type="float" office:value="0.0405146">
                <text:p>0.0405146</text:p>
              </table:table-cell>
              <table:table-cell office:value-type="float" office:value="0.00216603">
                <text:p>0.00216603</text:p>
              </table:table-cell>
              <table:table-cell office:value-type="float" office:value="0.00547882">
                <text:p>0.00547882</text:p>
              </table:table-cell>
              <table:table-cell office:value-type="float" office:value="0.00231683">
                <text:p>0.00231683</text:p>
              </table:table-cell>
              <table:table-cell office:value-type="float" office:value="0.00248262">
                <text:p>0.002482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67000">
                <text:p>267000</text:p>
              </table:table-cell>
              <table:table-cell office:value-type="float" office:value="NaN">
                <text:p>NaN</text:p>
              </table:table-cell>
              <table:table-cell office:value-type="float" office:value="0.0407582">
                <text:p>0.0407582</text:p>
              </table:table-cell>
              <table:table-cell office:value-type="float" office:value="0.00214195">
                <text:p>0.00214195</text:p>
              </table:table-cell>
              <table:table-cell office:value-type="float" office:value="0.00547409">
                <text:p>0.00547409</text:p>
              </table:table-cell>
              <table:table-cell office:value-type="float" office:value="0.00230775">
                <text:p>0.00230775</text:p>
              </table:table-cell>
              <table:table-cell office:value-type="float" office:value="0.00257184">
                <text:p>0.002571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66000">
                <text:p>266000</text:p>
              </table:table-cell>
              <table:table-cell office:value-type="float" office:value="NaN">
                <text:p>NaN</text:p>
              </table:table-cell>
              <table:table-cell office:value-type="float" office:value="0.0401325">
                <text:p>0.0401325</text:p>
              </table:table-cell>
              <table:table-cell office:value-type="float" office:value="0.00212142">
                <text:p>0.00212142</text:p>
              </table:table-cell>
              <table:table-cell office:value-type="float" office:value="0.00556093">
                <text:p>0.00556093</text:p>
              </table:table-cell>
              <table:table-cell office:value-type="float" office:value="0.00229867">
                <text:p>0.00229867</text:p>
              </table:table-cell>
              <table:table-cell office:value-type="float" office:value="0.00251499">
                <text:p>0.0025149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65000">
                <text:p>265000</text:p>
              </table:table-cell>
              <table:table-cell office:value-type="float" office:value="NaN">
                <text:p>NaN</text:p>
              </table:table-cell>
              <table:table-cell office:value-type="float" office:value="0.0411676">
                <text:p>0.0411676</text:p>
              </table:table-cell>
              <table:table-cell office:value-type="float" office:value="0.00217353">
                <text:p>0.00217353</text:p>
              </table:table-cell>
              <table:table-cell office:value-type="float" office:value="0.00553448">
                <text:p>0.00553448</text:p>
              </table:table-cell>
              <table:table-cell office:value-type="float" office:value="0.00230261">
                <text:p>0.00230261</text:p>
              </table:table-cell>
              <table:table-cell office:value-type="float" office:value="0.0027029">
                <text:p>0.00270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64000">
                <text:p>264000</text:p>
              </table:table-cell>
              <table:table-cell office:value-type="float" office:value="NaN">
                <text:p>NaN</text:p>
              </table:table-cell>
              <table:table-cell office:value-type="float" office:value="0.0406789">
                <text:p>0.0406789</text:p>
              </table:table-cell>
              <table:table-cell office:value-type="float" office:value="0.00214353">
                <text:p>0.00214353</text:p>
              </table:table-cell>
              <table:table-cell office:value-type="float" office:value="0.00648743">
                <text:p>0.00648743</text:p>
              </table:table-cell>
              <table:table-cell office:value-type="float" office:value="0.0022809">
                <text:p>0.0022809</text:p>
              </table:table-cell>
              <table:table-cell office:value-type="float" office:value="0.00250591">
                <text:p>0.002505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63000">
                <text:p>263000</text:p>
              </table:table-cell>
              <table:table-cell office:value-type="float" office:value="NaN">
                <text:p>NaN</text:p>
              </table:table-cell>
              <table:table-cell office:value-type="float" office:value="0.0408143">
                <text:p>0.0408143</text:p>
              </table:table-cell>
              <table:table-cell office:value-type="float" office:value="0.00220511">
                <text:p>0.00220511</text:p>
              </table:table-cell>
              <table:table-cell office:value-type="float" office:value="0.00603701">
                <text:p>0.00603701</text:p>
              </table:table-cell>
              <table:table-cell office:value-type="float" office:value="0.00230459">
                <text:p>0.00230459</text:p>
              </table:table-cell>
              <table:table-cell office:value-type="float" office:value="0.00253591">
                <text:p>0.002535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62000">
                <text:p>262000</text:p>
              </table:table-cell>
              <table:table-cell office:value-type="float" office:value="NaN">
                <text:p>NaN</text:p>
              </table:table-cell>
              <table:table-cell office:value-type="float" office:value="0.0404013">
                <text:p>0.0404013</text:p>
              </table:table-cell>
              <table:table-cell office:value-type="float" office:value="0.00209852">
                <text:p>0.00209852</text:p>
              </table:table-cell>
              <table:table-cell office:value-type="float" office:value="0.00591345">
                <text:p>0.00591345</text:p>
              </table:table-cell>
              <table:table-cell office:value-type="float" office:value="0.00230025">
                <text:p>0.00230025</text:p>
              </table:table-cell>
              <table:table-cell office:value-type="float" office:value="0.00252684">
                <text:p>0.0025268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61000">
                <text:p>261000</text:p>
              </table:table-cell>
              <table:table-cell office:value-type="float" office:value="NaN">
                <text:p>NaN</text:p>
              </table:table-cell>
              <table:table-cell office:value-type="float" office:value="0.0398921">
                <text:p>0.0398921</text:p>
              </table:table-cell>
              <table:table-cell office:value-type="float" office:value="0.00210326">
                <text:p>0.00210326</text:p>
              </table:table-cell>
              <table:table-cell office:value-type="float" office:value="0.00640137">
                <text:p>0.00640137</text:p>
              </table:table-cell>
              <table:table-cell office:value-type="float" office:value="0.00228682">
                <text:p>0.00228682</text:p>
              </table:table-cell>
              <table:table-cell office:value-type="float" office:value="0.00253868">
                <text:p>0.0025386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60000">
                <text:p>260000</text:p>
              </table:table-cell>
              <table:table-cell office:value-type="float" office:value="NaN">
                <text:p>NaN</text:p>
              </table:table-cell>
              <table:table-cell office:value-type="float" office:value="0.0407768">
                <text:p>0.0407768</text:p>
              </table:table-cell>
              <table:table-cell office:value-type="float" office:value="0.00211392">
                <text:p>0.00211392</text:p>
              </table:table-cell>
              <table:table-cell office:value-type="float" office:value="0.00572278">
                <text:p>0.00572278</text:p>
              </table:table-cell>
              <table:table-cell office:value-type="float" office:value="0.00226551">
                <text:p>0.00226551</text:p>
              </table:table-cell>
              <table:table-cell office:value-type="float" office:value="0.00255013">
                <text:p>0.002550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59000">
                <text:p>259000</text:p>
              </table:table-cell>
              <table:table-cell office:value-type="float" office:value="NaN">
                <text:p>NaN</text:p>
              </table:table-cell>
              <table:table-cell office:value-type="float" office:value="0.0396995">
                <text:p>0.0396995</text:p>
              </table:table-cell>
              <table:table-cell office:value-type="float" office:value="0.00218221">
                <text:p>0.00218221</text:p>
              </table:table-cell>
              <table:table-cell office:value-type="float" office:value="0.00610372">
                <text:p>0.00610372</text:p>
              </table:table-cell>
              <table:table-cell office:value-type="float" office:value="0.00225524">
                <text:p>0.00225524</text:p>
              </table:table-cell>
              <table:table-cell office:value-type="float" office:value="0.00252368">
                <text:p>0.0025236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58000">
                <text:p>258000</text:p>
              </table:table-cell>
              <table:table-cell office:value-type="float" office:value="NaN">
                <text:p>NaN</text:p>
              </table:table-cell>
              <table:table-cell office:value-type="float" office:value="0.04002">
                <text:p>0.04002</text:p>
              </table:table-cell>
              <table:table-cell office:value-type="float" office:value="0.00215813">
                <text:p>0.00215813</text:p>
              </table:table-cell>
              <table:table-cell office:value-type="float" office:value="0.00604056">
                <text:p>0.00604056</text:p>
              </table:table-cell>
              <table:table-cell office:value-type="float" office:value="0.00229196">
                <text:p>0.00229196</text:p>
              </table:table-cell>
              <table:table-cell office:value-type="float" office:value="0.00259079">
                <text:p>0.0025907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57000">
                <text:p>257000</text:p>
              </table:table-cell>
              <table:table-cell office:value-type="float" office:value="NaN">
                <text:p>NaN</text:p>
              </table:table-cell>
              <table:table-cell office:value-type="float" office:value="0.0401625">
                <text:p>0.0401625</text:p>
              </table:table-cell>
              <table:table-cell office:value-type="float" office:value="0.00212142">
                <text:p>0.00212142</text:p>
              </table:table-cell>
              <table:table-cell office:value-type="float" office:value="0.00552264">
                <text:p>0.00552264</text:p>
              </table:table-cell>
              <table:table-cell office:value-type="float" office:value="0.00224301">
                <text:p>0.00224301</text:p>
              </table:table-cell>
              <table:table-cell office:value-type="float" office:value="0.00249683">
                <text:p>0.0024968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56000">
                <text:p>256000</text:p>
              </table:table-cell>
              <table:table-cell office:value-type="float" office:value="NaN">
                <text:p>NaN</text:p>
              </table:table-cell>
              <table:table-cell office:value-type="float" office:value="0.0391768">
                <text:p>0.0391768</text:p>
              </table:table-cell>
              <table:table-cell office:value-type="float" office:value="0.00210168">
                <text:p>0.00210168</text:p>
              </table:table-cell>
              <table:table-cell office:value-type="float" office:value="0.00533355">
                <text:p>0.00533355</text:p>
              </table:table-cell>
              <table:table-cell office:value-type="float" office:value="0.00221143">
                <text:p>0.00221143</text:p>
              </table:table-cell>
              <table:table-cell office:value-type="float" office:value="0.00262868">
                <text:p>0.0026286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55000">
                <text:p>255000</text:p>
              </table:table-cell>
              <table:table-cell office:value-type="float" office:value="NaN">
                <text:p>NaN</text:p>
              </table:table-cell>
              <table:table-cell office:value-type="float" office:value="0.0392439">
                <text:p>0.0392439</text:p>
              </table:table-cell>
              <table:table-cell office:value-type="float" office:value="0.00241157">
                <text:p>0.00241157</text:p>
              </table:table-cell>
              <table:table-cell office:value-type="float" office:value="0.00532132">
                <text:p>0.00532132</text:p>
              </table:table-cell>
              <table:table-cell office:value-type="float" office:value="0.00223116">
                <text:p>0.00223116</text:p>
              </table:table-cell>
              <table:table-cell office:value-type="float" office:value="0.00268592">
                <text:p>0.0026859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54000">
                <text:p>254000</text:p>
              </table:table-cell>
              <table:table-cell office:value-type="float" office:value="NaN">
                <text:p>NaN</text:p>
              </table:table-cell>
              <table:table-cell office:value-type="float" office:value="0.0387876">
                <text:p>0.0387876</text:p>
              </table:table-cell>
              <table:table-cell office:value-type="float" office:value="0.00217353">
                <text:p>0.00217353</text:p>
              </table:table-cell>
              <table:table-cell office:value-type="float" office:value="0.00577765">
                <text:p>0.00577765</text:p>
              </table:table-cell>
              <table:table-cell office:value-type="float" office:value="0.00225327">
                <text:p>0.00225327</text:p>
              </table:table-cell>
              <table:table-cell office:value-type="float" office:value="0.00286435">
                <text:p>0.0028643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53000">
                <text:p>253000</text:p>
              </table:table-cell>
              <table:table-cell office:value-type="float" office:value="NaN">
                <text:p>NaN</text:p>
              </table:table-cell>
              <table:table-cell office:value-type="float" office:value="0.0381943">
                <text:p>0.0381943</text:p>
              </table:table-cell>
              <table:table-cell office:value-type="float" office:value="0.00219445">
                <text:p>0.00219445</text:p>
              </table:table-cell>
              <table:table-cell office:value-type="float" office:value="0.00537935">
                <text:p>0.00537935</text:p>
              </table:table-cell>
              <table:table-cell office:value-type="float" office:value="0.00223866">
                <text:p>0.00223866</text:p>
              </table:table-cell>
              <table:table-cell office:value-type="float" office:value="0.00252368">
                <text:p>0.0025236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2000">
                <text:p>252000</text:p>
              </table:table-cell>
              <table:table-cell office:value-type="float" office:value="NaN">
                <text:p>NaN</text:p>
              </table:table-cell>
              <table:table-cell office:value-type="float" office:value="0.0390568">
                <text:p>0.0390568</text:p>
              </table:table-cell>
              <table:table-cell office:value-type="float" office:value="0.00211708">
                <text:p>0.00211708</text:p>
              </table:table-cell>
              <table:table-cell office:value-type="float" office:value="0.00539198">
                <text:p>0.00539198</text:p>
              </table:table-cell>
              <table:table-cell office:value-type="float" office:value="0.00223037">
                <text:p>0.00223037</text:p>
              </table:table-cell>
              <table:table-cell office:value-type="float" office:value="0.00251223">
                <text:p>0.002512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1000">
                <text:p>251000</text:p>
              </table:table-cell>
              <table:table-cell office:value-type="float" office:value="NaN">
                <text:p>NaN</text:p>
              </table:table-cell>
              <table:table-cell office:value-type="float" office:value="0.0380762">
                <text:p>0.0380762</text:p>
              </table:table-cell>
              <table:table-cell office:value-type="float" office:value="0.0021459">
                <text:p>0.0021459</text:p>
              </table:table-cell>
              <table:table-cell office:value-type="float" office:value="0.00573147">
                <text:p>0.00573147</text:p>
              </table:table-cell>
              <table:table-cell office:value-type="float" office:value="0.00222643">
                <text:p>0.00222643</text:p>
              </table:table-cell>
              <table:table-cell office:value-type="float" office:value="0.00250039">
                <text:p>0.0025003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0000">
                <text:p>250000</text:p>
              </table:table-cell>
              <table:table-cell office:value-type="float" office:value="NaN">
                <text:p>NaN</text:p>
              </table:table-cell>
              <table:table-cell office:value-type="float" office:value="0.0379539">
                <text:p>0.0379539</text:p>
              </table:table-cell>
              <table:table-cell office:value-type="float" office:value="0.00213879">
                <text:p>0.00213879</text:p>
              </table:table-cell>
              <table:table-cell office:value-type="float" office:value="0.00526171">
                <text:p>0.00526171</text:p>
              </table:table-cell>
              <table:table-cell office:value-type="float" office:value="0.00222011">
                <text:p>0.00222011</text:p>
              </table:table-cell>
              <table:table-cell office:value-type="float" office:value="0.00253039">
                <text:p>0.0025303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49000">
                <text:p>249000</text:p>
              </table:table-cell>
              <table:table-cell office:value-type="float" office:value="NaN">
                <text:p>NaN</text:p>
              </table:table-cell>
              <table:table-cell office:value-type="float" office:value="0.0382464">
                <text:p>0.0382464</text:p>
              </table:table-cell>
              <table:table-cell office:value-type="float" office:value="0.00213366">
                <text:p>0.00213366</text:p>
              </table:table-cell>
              <table:table-cell office:value-type="float" office:value="0.00518789">
                <text:p>0.00518789</text:p>
              </table:table-cell>
              <table:table-cell office:value-type="float" office:value="0.00268355">
                <text:p>0.00268355</text:p>
              </table:table-cell>
              <table:table-cell office:value-type="float" office:value="0.00252289">
                <text:p>0.002522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48000">
                <text:p>248000</text:p>
              </table:table-cell>
              <table:table-cell office:value-type="float" office:value="NaN">
                <text:p>NaN</text:p>
              </table:table-cell>
              <table:table-cell office:value-type="float" office:value="0.0374671">
                <text:p>0.0374671</text:p>
              </table:table-cell>
              <table:table-cell office:value-type="float" office:value="0.00211155">
                <text:p>0.00211155</text:p>
              </table:table-cell>
              <table:table-cell office:value-type="float" office:value="0.00519381">
                <text:p>0.00519381</text:p>
              </table:table-cell>
              <table:table-cell office:value-type="float" office:value="0.00222208">
                <text:p>0.00222208</text:p>
              </table:table-cell>
              <table:table-cell office:value-type="float" office:value="0.00289949">
                <text:p>0.002899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47000">
                <text:p>247000</text:p>
              </table:table-cell>
              <table:table-cell office:value-type="float" office:value="NaN">
                <text:p>NaN</text:p>
              </table:table-cell>
              <table:table-cell office:value-type="float" office:value="0.0384718">
                <text:p>0.0384718</text:p>
              </table:table-cell>
              <table:table-cell office:value-type="float" office:value="0.00240762">
                <text:p>0.00240762</text:p>
              </table:table-cell>
              <table:table-cell office:value-type="float" office:value="0.00566317">
                <text:p>0.00566317</text:p>
              </table:table-cell>
              <table:table-cell office:value-type="float" office:value="0.00223629">
                <text:p>0.00223629</text:p>
              </table:table-cell>
              <table:table-cell office:value-type="float" office:value="0.00281935">
                <text:p>0.002819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46000">
                <text:p>246000</text:p>
              </table:table-cell>
              <table:table-cell office:value-type="float" office:value="NaN">
                <text:p>NaN</text:p>
              </table:table-cell>
              <table:table-cell office:value-type="float" office:value="0.0377723">
                <text:p>0.0377723</text:p>
              </table:table-cell>
              <table:table-cell office:value-type="float" office:value="0.00214392">
                <text:p>0.00214392</text:p>
              </table:table-cell>
              <table:table-cell office:value-type="float" office:value="0.00524197">
                <text:p>0.00524197</text:p>
              </table:table-cell>
              <table:table-cell office:value-type="float" office:value="0.0021834">
                <text:p>0.0021834</text:p>
              </table:table-cell>
              <table:table-cell office:value-type="float" office:value="0.00249565">
                <text:p>0.0024956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45000">
                <text:p>245000</text:p>
              </table:table-cell>
              <table:table-cell office:value-type="float" office:value="NaN">
                <text:p>NaN</text:p>
              </table:table-cell>
              <table:table-cell office:value-type="float" office:value="0.0375994">
                <text:p>0.0375994</text:p>
              </table:table-cell>
              <table:table-cell office:value-type="float" office:value="0.00214037">
                <text:p>0.00214037</text:p>
              </table:table-cell>
              <table:table-cell office:value-type="float" office:value="0.00544172">
                <text:p>0.00544172</text:p>
              </table:table-cell>
              <table:table-cell office:value-type="float" office:value="0.00223156">
                <text:p>0.00223156</text:p>
              </table:table-cell>
              <table:table-cell office:value-type="float" office:value="0.00253355">
                <text:p>0.002533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4000">
                <text:p>244000</text:p>
              </table:table-cell>
              <table:table-cell office:value-type="float" office:value="NaN">
                <text:p>NaN</text:p>
              </table:table-cell>
              <table:table-cell office:value-type="float" office:value="0.0374351">
                <text:p>0.0374351</text:p>
              </table:table-cell>
              <table:table-cell office:value-type="float" office:value="0.00215655">
                <text:p>0.00215655</text:p>
              </table:table-cell>
              <table:table-cell office:value-type="float" office:value="0.00515789">
                <text:p>0.00515789</text:p>
              </table:table-cell>
              <table:table-cell office:value-type="float" office:value="0.00220708">
                <text:p>0.00220708</text:p>
              </table:table-cell>
              <table:table-cell office:value-type="float" office:value="0.0025292">
                <text:p>0.002529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3000">
                <text:p>243000</text:p>
              </table:table-cell>
              <table:table-cell office:value-type="float" office:value="NaN">
                <text:p>NaN</text:p>
              </table:table-cell>
              <table:table-cell office:value-type="float" office:value="0.0372295">
                <text:p>0.0372295</text:p>
              </table:table-cell>
              <table:table-cell office:value-type="float" office:value="0.0021151">
                <text:p>0.0021151</text:p>
              </table:table-cell>
              <table:table-cell office:value-type="float" office:value="0.0052771">
                <text:p>0.0052771</text:p>
              </table:table-cell>
              <table:table-cell office:value-type="float" office:value="0.00219721">
                <text:p>0.00219721</text:p>
              </table:table-cell>
              <table:table-cell office:value-type="float" office:value="0.0025671">
                <text:p>0.002567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0.0369188">
                <text:p>0.0369188</text:p>
              </table:table-cell>
              <table:table-cell office:value-type="float" office:value="0.00209813">
                <text:p>0.00209813</text:p>
              </table:table-cell>
              <table:table-cell office:value-type="float" office:value="0.00552856">
                <text:p>0.00552856</text:p>
              </table:table-cell>
              <table:table-cell office:value-type="float" office:value="0.00228801">
                <text:p>0.00228801</text:p>
              </table:table-cell>
              <table:table-cell office:value-type="float" office:value="0.00260539">
                <text:p>0.0026053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1000">
                <text:p>241000</text:p>
              </table:table-cell>
              <table:table-cell office:value-type="float" office:value="NaN">
                <text:p>NaN</text:p>
              </table:table-cell>
              <table:table-cell office:value-type="float" office:value="0.0363539">
                <text:p>0.0363539</text:p>
              </table:table-cell>
              <table:table-cell office:value-type="float" office:value="0.00209418">
                <text:p>0.00209418</text:p>
              </table:table-cell>
              <table:table-cell office:value-type="float" office:value="0.00527947">
                <text:p>0.00527947</text:p>
              </table:table-cell>
              <table:table-cell office:value-type="float" office:value="0.00218182">
                <text:p>0.00218182</text:p>
              </table:table-cell>
              <table:table-cell office:value-type="float" office:value="0.00327727">
                <text:p>0.0032772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40000">
                <text:p>240000</text:p>
              </table:table-cell>
              <table:table-cell office:value-type="float" office:value="NaN">
                <text:p>NaN</text:p>
              </table:table-cell>
              <table:table-cell office:value-type="float" office:value="0.0372307">
                <text:p>0.0372307</text:p>
              </table:table-cell>
              <table:table-cell office:value-type="float" office:value="0.00212379">
                <text:p>0.00212379</text:p>
              </table:table-cell>
              <table:table-cell office:value-type="float" office:value="0.00528224">
                <text:p>0.00528224</text:p>
              </table:table-cell>
              <table:table-cell office:value-type="float" office:value="0.00219919">
                <text:p>0.00219919</text:p>
              </table:table-cell>
              <table:table-cell office:value-type="float" office:value="0.0031466">
                <text:p>0.00314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39000">
                <text:p>239000</text:p>
              </table:table-cell>
              <table:table-cell office:value-type="float" office:value="NaN">
                <text:p>NaN</text:p>
              </table:table-cell>
              <table:table-cell office:value-type="float" office:value="0.0365165">
                <text:p>0.0365165</text:p>
              </table:table-cell>
              <table:table-cell office:value-type="float" office:value="0.00219208">
                <text:p>0.00219208</text:p>
              </table:table-cell>
              <table:table-cell office:value-type="float" office:value="0.00515512">
                <text:p>0.00515512</text:p>
              </table:table-cell>
              <table:table-cell office:value-type="float" office:value="0.00215221">
                <text:p>0.00215221</text:p>
              </table:table-cell>
              <table:table-cell office:value-type="float" office:value="0.00258842">
                <text:p>0.0025884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38000">
                <text:p>238000</text:p>
              </table:table-cell>
              <table:table-cell office:value-type="float" office:value="NaN">
                <text:p>NaN</text:p>
              </table:table-cell>
              <table:table-cell office:value-type="float" office:value="0.0363815">
                <text:p>0.0363815</text:p>
              </table:table-cell>
              <table:table-cell office:value-type="float" office:value="0.00218221">
                <text:p>0.00218221</text:p>
              </table:table-cell>
              <table:table-cell office:value-type="float" office:value="0.00518907">
                <text:p>0.00518907</text:p>
              </table:table-cell>
              <table:table-cell office:value-type="float" office:value="0.0021605">
                <text:p>0.0021605</text:p>
              </table:table-cell>
              <table:table-cell office:value-type="float" office:value="0.00257144">
                <text:p>0.002571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37000">
                <text:p>237000</text:p>
              </table:table-cell>
              <table:table-cell office:value-type="float" office:value="NaN">
                <text:p>NaN</text:p>
              </table:table-cell>
              <table:table-cell office:value-type="float" office:value="0.0364329">
                <text:p>0.0364329</text:p>
              </table:table-cell>
              <table:table-cell office:value-type="float" office:value="0.00220866">
                <text:p>0.00220866</text:p>
              </table:table-cell>
              <table:table-cell office:value-type="float" office:value="0.00508051">
                <text:p>0.00508051</text:p>
              </table:table-cell>
              <table:table-cell office:value-type="float" office:value="0.0021984">
                <text:p>0.0021984</text:p>
              </table:table-cell>
              <table:table-cell office:value-type="float" office:value="0.00248065">
                <text:p>0.0024806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36000">
                <text:p>236000</text:p>
              </table:table-cell>
              <table:table-cell office:value-type="float" office:value="NaN">
                <text:p>NaN</text:p>
              </table:table-cell>
              <table:table-cell office:value-type="float" office:value="0.0359173">
                <text:p>0.0359173</text:p>
              </table:table-cell>
              <table:table-cell office:value-type="float" office:value="0.00212892">
                <text:p>0.00212892</text:p>
              </table:table-cell>
              <table:table-cell office:value-type="float" office:value="0.00557988">
                <text:p>0.00557988</text:p>
              </table:table-cell>
              <table:table-cell office:value-type="float" office:value="0.002123">
                <text:p>0.002123</text:p>
              </table:table-cell>
              <table:table-cell office:value-type="float" office:value="0.00260776">
                <text:p>0.0026077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35000">
                <text:p>235000</text:p>
              </table:table-cell>
              <table:table-cell office:value-type="float" office:value="NaN">
                <text:p>NaN</text:p>
              </table:table-cell>
              <table:table-cell office:value-type="float" office:value="0.0360488">
                <text:p>0.0360488</text:p>
              </table:table-cell>
              <table:table-cell office:value-type="float" office:value="0.00215853">
                <text:p>0.00215853</text:p>
              </table:table-cell>
              <table:table-cell office:value-type="float" office:value="0.00520881">
                <text:p>0.00520881</text:p>
              </table:table-cell>
              <table:table-cell office:value-type="float" office:value="0.00251657">
                <text:p>0.00251657</text:p>
              </table:table-cell>
              <table:table-cell office:value-type="float" office:value="0.00251973">
                <text:p>0.0025197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34000">
                <text:p>234000</text:p>
              </table:table-cell>
              <table:table-cell office:value-type="float" office:value="NaN">
                <text:p>NaN</text:p>
              </table:table-cell>
              <table:table-cell office:value-type="float" office:value="0.0350504">
                <text:p>0.0350504</text:p>
              </table:table-cell>
              <table:table-cell office:value-type="float" office:value="0.00231801">
                <text:p>0.00231801</text:p>
              </table:table-cell>
              <table:table-cell office:value-type="float" office:value="0.00504222">
                <text:p>0.00504222</text:p>
              </table:table-cell>
              <table:table-cell office:value-type="float" office:value="0.00213366">
                <text:p>0.00213366</text:p>
              </table:table-cell>
              <table:table-cell office:value-type="float" office:value="0.00255013">
                <text:p>0.0025501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33000">
                <text:p>233000</text:p>
              </table:table-cell>
              <table:table-cell office:value-type="float" office:value="NaN">
                <text:p>NaN</text:p>
              </table:table-cell>
              <table:table-cell office:value-type="float" office:value="0.0358853">
                <text:p>0.0358853</text:p>
              </table:table-cell>
              <table:table-cell office:value-type="float" office:value="0.00214866">
                <text:p>0.00214866</text:p>
              </table:table-cell>
              <table:table-cell office:value-type="float" office:value="0.00550606">
                <text:p>0.00550606</text:p>
              </table:table-cell>
              <table:table-cell office:value-type="float" office:value="0.00233498">
                <text:p>0.00233498</text:p>
              </table:table-cell>
              <table:table-cell office:value-type="float" office:value="0.00254499">
                <text:p>0.0025449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32000">
                <text:p>232000</text:p>
              </table:table-cell>
              <table:table-cell office:value-type="float" office:value="NaN">
                <text:p>NaN</text:p>
              </table:table-cell>
              <table:table-cell office:value-type="float" office:value="0.0350812">
                <text:p>0.0350812</text:p>
              </table:table-cell>
              <table:table-cell office:value-type="float" office:value="0.0021001">
                <text:p>0.0021001</text:p>
              </table:table-cell>
              <table:table-cell office:value-type="float" office:value="0.00511486">
                <text:p>0.00511486</text:p>
              </table:table-cell>
              <table:table-cell office:value-type="float" office:value="0.00216366">
                <text:p>0.00216366</text:p>
              </table:table-cell>
              <table:table-cell office:value-type="float" office:value="0.00248104">
                <text:p>0.002481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31000">
                <text:p>231000</text:p>
              </table:table-cell>
              <table:table-cell office:value-type="float" office:value="NaN">
                <text:p>NaN</text:p>
              </table:table-cell>
              <table:table-cell office:value-type="float" office:value="0.0355352">
                <text:p>0.0355352</text:p>
              </table:table-cell>
              <table:table-cell office:value-type="float" office:value="0.00207997">
                <text:p>0.00207997</text:p>
              </table:table-cell>
              <table:table-cell office:value-type="float" office:value="0.00506393">
                <text:p>0.00506393</text:p>
              </table:table-cell>
              <table:table-cell office:value-type="float" office:value="0.00211629">
                <text:p>0.00211629</text:p>
              </table:table-cell>
              <table:table-cell office:value-type="float" office:value="0.00252091">
                <text:p>0.002520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30000">
                <text:p>230000</text:p>
              </table:table-cell>
              <table:table-cell office:value-type="float" office:value="NaN">
                <text:p>NaN</text:p>
              </table:table-cell>
              <table:table-cell office:value-type="float" office:value="0.0348242">
                <text:p>0.0348242</text:p>
              </table:table-cell>
              <table:table-cell office:value-type="float" office:value="0.00208905">
                <text:p>0.00208905</text:p>
              </table:table-cell>
              <table:table-cell office:value-type="float" office:value="0.00511407">
                <text:p>0.00511407</text:p>
              </table:table-cell>
              <table:table-cell office:value-type="float" office:value="0.00211826">
                <text:p>0.00211826</text:p>
              </table:table-cell>
              <table:table-cell office:value-type="float" office:value="0.00290067">
                <text:p>0.002900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9000">
                <text:p>229000</text:p>
              </table:table-cell>
              <table:table-cell office:value-type="float" office:value="NaN">
                <text:p>NaN</text:p>
              </table:table-cell>
              <table:table-cell office:value-type="float" office:value="0.0346612">
                <text:p>0.0346612</text:p>
              </table:table-cell>
              <table:table-cell office:value-type="float" office:value="0.00213326">
                <text:p>0.00213326</text:p>
              </table:table-cell>
              <table:table-cell office:value-type="float" office:value="0.00507183">
                <text:p>0.00507183</text:p>
              </table:table-cell>
              <table:table-cell office:value-type="float" office:value="0.002168">
                <text:p>0.002168</text:p>
              </table:table-cell>
              <table:table-cell office:value-type="float" office:value="0.0025825">
                <text:p>0.00258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28000">
                <text:p>228000</text:p>
              </table:table-cell>
              <table:table-cell office:value-type="float" office:value="NaN">
                <text:p>NaN</text:p>
              </table:table-cell>
              <table:table-cell office:value-type="float" office:value="0.0346588">
                <text:p>0.0346588</text:p>
              </table:table-cell>
              <table:table-cell office:value-type="float" office:value="0.00212971">
                <text:p>0.00212971</text:p>
              </table:table-cell>
              <table:table-cell office:value-type="float" office:value="0.00499012">
                <text:p>0.00499012</text:p>
              </table:table-cell>
              <table:table-cell office:value-type="float" office:value="0.00212537">
                <text:p>0.00212537</text:p>
              </table:table-cell>
              <table:table-cell office:value-type="float" office:value="0.00259592">
                <text:p>0.0025959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27000">
                <text:p>227000</text:p>
              </table:table-cell>
              <table:table-cell office:value-type="float" office:value="NaN">
                <text:p>NaN</text:p>
              </table:table-cell>
              <table:table-cell office:value-type="float" office:value="0.0357795">
                <text:p>0.0357795</text:p>
              </table:table-cell>
              <table:table-cell office:value-type="float" office:value="0.00263618">
                <text:p>0.00263618</text:p>
              </table:table-cell>
              <table:table-cell office:value-type="float" office:value="0.00529368">
                <text:p>0.00529368</text:p>
              </table:table-cell>
              <table:table-cell office:value-type="float" office:value="0.00288212">
                <text:p>0.00288212</text:p>
              </table:table-cell>
              <table:table-cell office:value-type="float" office:value="0.00250354">
                <text:p>0.0025035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26000">
                <text:p>226000</text:p>
              </table:table-cell>
              <table:table-cell office:value-type="float" office:value="NaN">
                <text:p>NaN</text:p>
              </table:table-cell>
              <table:table-cell office:value-type="float" office:value="0.0349675">
                <text:p>0.0349675</text:p>
              </table:table-cell>
              <table:table-cell office:value-type="float" office:value="0.00211708">
                <text:p>0.00211708</text:p>
              </table:table-cell>
              <table:table-cell office:value-type="float" office:value="0.00604609">
                <text:p>0.00604609</text:p>
              </table:table-cell>
              <table:table-cell office:value-type="float" office:value="0.00273448">
                <text:p>0.00273448</text:p>
              </table:table-cell>
              <table:table-cell office:value-type="float" office:value="0.00255407">
                <text:p>0.002554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0.0350437">
                <text:p>0.0350437</text:p>
              </table:table-cell>
              <table:table-cell office:value-type="float" office:value="0.00216011">
                <text:p>0.00216011</text:p>
              </table:table-cell>
              <table:table-cell office:value-type="float" office:value="0.00523565">
                <text:p>0.00523565</text:p>
              </table:table-cell>
              <table:table-cell office:value-type="float" office:value="0.00218221">
                <text:p>0.00218221</text:p>
              </table:table-cell>
              <table:table-cell office:value-type="float" office:value="0.0028008">
                <text:p>0.002800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24000">
                <text:p>224000</text:p>
              </table:table-cell>
              <table:table-cell office:value-type="float" office:value="NaN">
                <text:p>NaN</text:p>
              </table:table-cell>
              <table:table-cell office:value-type="float" office:value="0.0345017">
                <text:p>0.0345017</text:p>
              </table:table-cell>
              <table:table-cell office:value-type="float" office:value="0.00211866">
                <text:p>0.00211866</text:p>
              </table:table-cell>
              <table:table-cell office:value-type="float" office:value="0.00586371">
                <text:p>0.00586371</text:p>
              </table:table-cell>
              <table:table-cell office:value-type="float" office:value="0.00209181">
                <text:p>0.00209181</text:p>
              </table:table-cell>
              <table:table-cell office:value-type="float" office:value="0.00257618">
                <text:p>0.0025761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3000">
                <text:p>223000</text:p>
              </table:table-cell>
              <table:table-cell office:value-type="float" office:value="NaN">
                <text:p>NaN</text:p>
              </table:table-cell>
              <table:table-cell office:value-type="float" office:value="0.0343955">
                <text:p>0.0343955</text:p>
              </table:table-cell>
              <table:table-cell office:value-type="float" office:value="0.00207484">
                <text:p>0.00207484</text:p>
              </table:table-cell>
              <table:table-cell office:value-type="float" office:value="0.0055179">
                <text:p>0.0055179</text:p>
              </table:table-cell>
              <table:table-cell office:value-type="float" office:value="0.00209813">
                <text:p>0.00209813</text:p>
              </table:table-cell>
              <table:table-cell office:value-type="float" office:value="0.00258802">
                <text:p>0.0025880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22000">
                <text:p>222000</text:p>
              </table:table-cell>
              <table:table-cell office:value-type="float" office:value="NaN">
                <text:p>NaN</text:p>
              </table:table-cell>
              <table:table-cell office:value-type="float" office:value="0.0340935">
                <text:p>0.0340935</text:p>
              </table:table-cell>
              <table:table-cell office:value-type="float" office:value="0.00211945">
                <text:p>0.00211945</text:p>
              </table:table-cell>
              <table:table-cell office:value-type="float" office:value="0.00504459">
                <text:p>0.00504459</text:p>
              </table:table-cell>
              <table:table-cell office:value-type="float" office:value="0.00215616">
                <text:p>0.00215616</text:p>
              </table:table-cell>
              <table:table-cell office:value-type="float" office:value="0.00252249">
                <text:p>0.0025224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1000">
                <text:p>221000</text:p>
              </table:table-cell>
              <table:table-cell office:value-type="float" office:value="NaN">
                <text:p>NaN</text:p>
              </table:table-cell>
              <table:table-cell office:value-type="float" office:value="0.0332705">
                <text:p>0.0332705</text:p>
              </table:table-cell>
              <table:table-cell office:value-type="float" office:value="0.00211629">
                <text:p>0.00211629</text:p>
              </table:table-cell>
              <table:table-cell office:value-type="float" office:value="0.00496919">
                <text:p>0.00496919</text:p>
              </table:table-cell>
              <table:table-cell office:value-type="float" office:value="0.00262829">
                <text:p>0.00262829</text:p>
              </table:table-cell>
              <table:table-cell office:value-type="float" office:value="0.00263895">
                <text:p>0.0026389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20000">
                <text:p>220000</text:p>
              </table:table-cell>
              <table:table-cell office:value-type="float" office:value="NaN">
                <text:p>NaN</text:p>
              </table:table-cell>
              <table:table-cell office:value-type="float" office:value="0.0327064">
                <text:p>0.0327064</text:p>
              </table:table-cell>
              <table:table-cell office:value-type="float" office:value="0.00225998">
                <text:p>0.00225998</text:p>
              </table:table-cell>
              <table:table-cell office:value-type="float" office:value="0.00492301">
                <text:p>0.00492301</text:p>
              </table:table-cell>
              <table:table-cell office:value-type="float" office:value="0.00262631">
                <text:p>0.00262631</text:p>
              </table:table-cell>
              <table:table-cell office:value-type="float" office:value="0.00269026">
                <text:p>0.002690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19000">
                <text:p>219000</text:p>
              </table:table-cell>
              <table:table-cell office:value-type="float" office:value="NaN">
                <text:p>NaN</text:p>
              </table:table-cell>
              <table:table-cell office:value-type="float" office:value="0.0328169">
                <text:p>0.0328169</text:p>
              </table:table-cell>
              <table:table-cell office:value-type="float" office:value="0.00218261">
                <text:p>0.00218261</text:p>
              </table:table-cell>
              <table:table-cell office:value-type="float" office:value="0.00485313">
                <text:p>0.00485313</text:p>
              </table:table-cell>
              <table:table-cell office:value-type="float" office:value="0.00228919">
                <text:p>0.00228919</text:p>
              </table:table-cell>
              <table:table-cell office:value-type="float" office:value="0.00312805">
                <text:p>0.003128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18000">
                <text:p>218000</text:p>
              </table:table-cell>
              <table:table-cell office:value-type="float" office:value="NaN">
                <text:p>NaN</text:p>
              </table:table-cell>
              <table:table-cell office:value-type="float" office:value="0.0327786">
                <text:p>0.0327786</text:p>
              </table:table-cell>
              <table:table-cell office:value-type="float" office:value="0.0021684">
                <text:p>0.0021684</text:p>
              </table:table-cell>
              <table:table-cell office:value-type="float" office:value="0.0050667">
                <text:p>0.0050667</text:p>
              </table:table-cell>
              <table:table-cell office:value-type="float" office:value="0.00205392">
                <text:p>0.00205392</text:p>
              </table:table-cell>
              <table:table-cell office:value-type="float" office:value="0.00262868">
                <text:p>0.0026286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17000">
                <text:p>217000</text:p>
              </table:table-cell>
              <table:table-cell office:value-type="float" office:value="NaN">
                <text:p>NaN</text:p>
              </table:table-cell>
              <table:table-cell office:value-type="float" office:value="0.0326452">
                <text:p>0.0326452</text:p>
              </table:table-cell>
              <table:table-cell office:value-type="float" office:value="0.00217037">
                <text:p>0.00217037</text:p>
              </table:table-cell>
              <table:table-cell office:value-type="float" office:value="0.00488156">
                <text:p>0.00488156</text:p>
              </table:table-cell>
              <table:table-cell office:value-type="float" office:value="0.00204681">
                <text:p>0.00204681</text:p>
              </table:table-cell>
              <table:table-cell office:value-type="float" office:value="0.00247631">
                <text:p>0.0024763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6000">
                <text:p>216000</text:p>
              </table:table-cell>
              <table:table-cell office:value-type="float" office:value="NaN">
                <text:p>NaN</text:p>
              </table:table-cell>
              <table:table-cell office:value-type="float" office:value="0.0336707">
                <text:p>0.0336707</text:p>
              </table:table-cell>
              <table:table-cell office:value-type="float" office:value="0.00212892">
                <text:p>0.00212892</text:p>
              </table:table-cell>
              <table:table-cell office:value-type="float" office:value="0.00482155">
                <text:p>0.00482155</text:p>
              </table:table-cell>
              <table:table-cell office:value-type="float" office:value="0.00205392">
                <text:p>0.00205392</text:p>
              </table:table-cell>
              <table:table-cell office:value-type="float" office:value="0.00255249">
                <text:p>0.002552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15000">
                <text:p>215000</text:p>
              </table:table-cell>
              <table:table-cell office:value-type="float" office:value="NaN">
                <text:p>NaN</text:p>
              </table:table-cell>
              <table:table-cell office:value-type="float" office:value="0.0323838">
                <text:p>0.0323838</text:p>
              </table:table-cell>
              <table:table-cell office:value-type="float" office:value="0.00214984">
                <text:p>0.00214984</text:p>
              </table:table-cell>
              <table:table-cell office:value-type="float" office:value="0.00535369">
                <text:p>0.00535369</text:p>
              </table:table-cell>
              <table:table-cell office:value-type="float" office:value="0.00204523">
                <text:p>0.00204523</text:p>
              </table:table-cell>
              <table:table-cell office:value-type="float" office:value="0.00251183">
                <text:p>0.002511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14000">
                <text:p>214000</text:p>
              </table:table-cell>
              <table:table-cell office:value-type="float" office:value="NaN">
                <text:p>NaN</text:p>
              </table:table-cell>
              <table:table-cell office:value-type="float" office:value="0.0327328">
                <text:p>0.0327328</text:p>
              </table:table-cell>
              <table:table-cell office:value-type="float" office:value="0.00211234">
                <text:p>0.00211234</text:p>
              </table:table-cell>
              <table:table-cell office:value-type="float" office:value="0.00488708">
                <text:p>0.00488708</text:p>
              </table:table-cell>
              <table:table-cell office:value-type="float" office:value="0.00205668">
                <text:p>0.00205668</text:p>
              </table:table-cell>
              <table:table-cell office:value-type="float" office:value="0.00247473">
                <text:p>0.0024747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13000">
                <text:p>213000</text:p>
              </table:table-cell>
              <table:table-cell office:value-type="float" office:value="NaN">
                <text:p>NaN</text:p>
              </table:table-cell>
              <table:table-cell office:value-type="float" office:value="0.0327111">
                <text:p>0.0327111</text:p>
              </table:table-cell>
              <table:table-cell office:value-type="float" office:value="0.0024996">
                <text:p>0.0024996</text:p>
              </table:table-cell>
              <table:table-cell office:value-type="float" office:value="0.00480142">
                <text:p>0.00480142</text:p>
              </table:table-cell>
              <table:table-cell office:value-type="float" office:value="0.00202747">
                <text:p>0.00202747</text:p>
              </table:table-cell>
              <table:table-cell office:value-type="float" office:value="0.00309371">
                <text:p>0.003093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12000">
                <text:p>212000</text:p>
              </table:table-cell>
              <table:table-cell office:value-type="float" office:value="NaN">
                <text:p>NaN</text:p>
              </table:table-cell>
              <table:table-cell office:value-type="float" office:value="0.0321446">
                <text:p>0.0321446</text:p>
              </table:table-cell>
              <table:table-cell office:value-type="float" office:value="0.00250947">
                <text:p>0.00250947</text:p>
              </table:table-cell>
              <table:table-cell office:value-type="float" office:value="0.00517565">
                <text:p>0.00517565</text:p>
              </table:table-cell>
              <table:table-cell office:value-type="float" office:value="0.00202589">
                <text:p>0.00202589</text:p>
              </table:table-cell>
              <table:table-cell office:value-type="float" office:value="0.00259829">
                <text:p>0.0025982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1000">
                <text:p>211000</text:p>
              </table:table-cell>
              <table:table-cell office:value-type="float" office:value="NaN">
                <text:p>NaN</text:p>
              </table:table-cell>
              <table:table-cell office:value-type="float" office:value="0.0324269">
                <text:p>0.0324269</text:p>
              </table:table-cell>
              <table:table-cell office:value-type="float" office:value="0.00242144">
                <text:p>0.00242144</text:p>
              </table:table-cell>
              <table:table-cell office:value-type="float" office:value="0.00531224">
                <text:p>0.00531224</text:p>
              </table:table-cell>
              <table:table-cell office:value-type="float" office:value="0.00201957">
                <text:p>0.00201957</text:p>
              </table:table-cell>
              <table:table-cell office:value-type="float" office:value="0.00256552">
                <text:p>0.002565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10000">
                <text:p>210000</text:p>
              </table:table-cell>
              <table:table-cell office:value-type="float" office:value="NaN">
                <text:p>NaN</text:p>
              </table:table-cell>
              <table:table-cell office:value-type="float" office:value="0.0323345">
                <text:p>0.0323345</text:p>
              </table:table-cell>
              <table:table-cell office:value-type="float" office:value="0.00234722">
                <text:p>0.00234722</text:p>
              </table:table-cell>
              <table:table-cell office:value-type="float" office:value="0.00482787">
                <text:p>0.00482787</text:p>
              </table:table-cell>
              <table:table-cell office:value-type="float" office:value="0.00202707">
                <text:p>0.00202707</text:p>
              </table:table-cell>
              <table:table-cell office:value-type="float" office:value="0.00252802">
                <text:p>0.002528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9000">
                <text:p>209000</text:p>
              </table:table-cell>
              <table:table-cell office:value-type="float" office:value="NaN">
                <text:p>NaN</text:p>
              </table:table-cell>
              <table:table-cell office:value-type="float" office:value="0.032038">
                <text:p>0.032038</text:p>
              </table:table-cell>
              <table:table-cell office:value-type="float" office:value="0.00235314">
                <text:p>0.00235314</text:p>
              </table:table-cell>
              <table:table-cell office:value-type="float" office:value="0.00513302">
                <text:p>0.00513302</text:p>
              </table:table-cell>
              <table:table-cell office:value-type="float" office:value="0.00201642">
                <text:p>0.00201642</text:p>
              </table:table-cell>
              <table:table-cell office:value-type="float" office:value="0.00256592">
                <text:p>0.002565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8000">
                <text:p>208000</text:p>
              </table:table-cell>
              <table:table-cell office:value-type="float" office:value="NaN">
                <text:p>NaN</text:p>
              </table:table-cell>
              <table:table-cell office:value-type="float" office:value="0.0313843">
                <text:p>0.0313843</text:p>
              </table:table-cell>
              <table:table-cell office:value-type="float" office:value="0.00224616">
                <text:p>0.00224616</text:p>
              </table:table-cell>
              <table:table-cell office:value-type="float" office:value="0.00471576">
                <text:p>0.00471576</text:p>
              </table:table-cell>
              <table:table-cell office:value-type="float" office:value="0.00201918">
                <text:p>0.00201918</text:p>
              </table:table-cell>
              <table:table-cell office:value-type="float" office:value="0.00249526">
                <text:p>0.0024952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7000">
                <text:p>207000</text:p>
              </table:table-cell>
              <table:table-cell office:value-type="float" office:value="NaN">
                <text:p>NaN</text:p>
              </table:table-cell>
              <table:table-cell office:value-type="float" office:value="0.0314514">
                <text:p>0.0314514</text:p>
              </table:table-cell>
              <table:table-cell office:value-type="float" office:value="0.00215498">
                <text:p>0.00215498</text:p>
              </table:table-cell>
              <table:table-cell office:value-type="float" office:value="0.00465852">
                <text:p>0.00465852</text:p>
              </table:table-cell>
              <table:table-cell office:value-type="float" office:value="0.00237525">
                <text:p>0.00237525</text:p>
              </table:table-cell>
              <table:table-cell office:value-type="float" office:value="0.0029512">
                <text:p>0.00295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6000">
                <text:p>206000</text:p>
              </table:table-cell>
              <table:table-cell office:value-type="float" office:value="NaN">
                <text:p>NaN</text:p>
              </table:table-cell>
              <table:table-cell office:value-type="float" office:value="0.0311558">
                <text:p>0.0311558</text:p>
              </table:table-cell>
              <table:table-cell office:value-type="float" office:value="0.00214471">
                <text:p>0.00214471</text:p>
              </table:table-cell>
              <table:table-cell office:value-type="float" office:value="0.00519894">
                <text:p>0.00519894</text:p>
              </table:table-cell>
              <table:table-cell office:value-type="float" office:value="0.00199826">
                <text:p>0.00199826</text:p>
              </table:table-cell>
              <table:table-cell office:value-type="float" office:value="0.00255565">
                <text:p>0.0025556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5000">
                <text:p>205000</text:p>
              </table:table-cell>
              <table:table-cell office:value-type="float" office:value="NaN">
                <text:p>NaN</text:p>
              </table:table-cell>
              <table:table-cell office:value-type="float" office:value="0.030954">
                <text:p>0.030954</text:p>
              </table:table-cell>
              <table:table-cell office:value-type="float" office:value="0.00234485">
                <text:p>0.00234485</text:p>
              </table:table-cell>
              <table:table-cell office:value-type="float" office:value="0.00491669">
                <text:p>0.00491669</text:p>
              </table:table-cell>
              <table:table-cell office:value-type="float" office:value="0.00200931">
                <text:p>0.00200931</text:p>
              </table:table-cell>
              <table:table-cell office:value-type="float" office:value="0.00248736">
                <text:p>0.002487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4000">
                <text:p>204000</text:p>
              </table:table-cell>
              <table:table-cell office:value-type="float" office:value="NaN">
                <text:p>NaN</text:p>
              </table:table-cell>
              <table:table-cell office:value-type="float" office:value="0.0313969">
                <text:p>0.0313969</text:p>
              </table:table-cell>
              <table:table-cell office:value-type="float" office:value="0.0021155">
                <text:p>0.0021155</text:p>
              </table:table-cell>
              <table:table-cell office:value-type="float" office:value="0.00466839">
                <text:p>0.00466839</text:p>
              </table:table-cell>
              <table:table-cell office:value-type="float" office:value="0.00192957">
                <text:p>0.00192957</text:p>
              </table:table-cell>
              <table:table-cell office:value-type="float" office:value="0.00251697">
                <text:p>0.0025169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3000">
                <text:p>203000</text:p>
              </table:table-cell>
              <table:table-cell office:value-type="float" office:value="NaN">
                <text:p>NaN</text:p>
              </table:table-cell>
              <table:table-cell office:value-type="float" office:value="0.0304247">
                <text:p>0.0304247</text:p>
              </table:table-cell>
              <table:table-cell office:value-type="float" office:value="0.00211866">
                <text:p>0.00211866</text:p>
              </table:table-cell>
              <table:table-cell office:value-type="float" office:value="0.00466523">
                <text:p>0.00466523</text:p>
              </table:table-cell>
              <table:table-cell office:value-type="float" office:value="0.00198484">
                <text:p>0.00198484</text:p>
              </table:table-cell>
              <table:table-cell office:value-type="float" office:value="0.00254894">
                <text:p>0.002548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2000">
                <text:p>202000</text:p>
              </table:table-cell>
              <table:table-cell office:value-type="float" office:value="NaN">
                <text:p>NaN</text:p>
              </table:table-cell>
              <table:table-cell office:value-type="float" office:value="0.0300682">
                <text:p>0.0300682</text:p>
              </table:table-cell>
              <table:table-cell office:value-type="float" office:value="0.00218142">
                <text:p>0.00218142</text:p>
              </table:table-cell>
              <table:table-cell office:value-type="float" office:value="0.00505801">
                <text:p>0.00505801</text:p>
              </table:table-cell>
              <table:table-cell office:value-type="float" office:value="0.00197023">
                <text:p>0.00197023</text:p>
              </table:table-cell>
              <table:table-cell office:value-type="float" office:value="0.00252249">
                <text:p>0.0025224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1000">
                <text:p>201000</text:p>
              </table:table-cell>
              <table:table-cell office:value-type="float" office:value="NaN">
                <text:p>NaN</text:p>
              </table:table-cell>
              <table:table-cell office:value-type="float" office:value="0.0302379">
                <text:p>0.0302379</text:p>
              </table:table-cell>
              <table:table-cell office:value-type="float" office:value="0.00218379">
                <text:p>0.00218379</text:p>
              </table:table-cell>
              <table:table-cell office:value-type="float" office:value="0.00468852">
                <text:p>0.00468852</text:p>
              </table:table-cell>
              <table:table-cell office:value-type="float" office:value="0.00197023">
                <text:p>0.00197023</text:p>
              </table:table-cell>
              <table:table-cell office:value-type="float" office:value="0.00287619">
                <text:p>0.002876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0000">
                <text:p>200000</text:p>
              </table:table-cell>
              <table:table-cell office:value-type="float" office:value="0.440831">
                <text:p>0.440831</text:p>
              </table:table-cell>
              <table:table-cell office:value-type="float" office:value="0.030701">
                <text:p>0.030701</text:p>
              </table:table-cell>
              <table:table-cell office:value-type="float" office:value="0.00210721">
                <text:p>0.00210721</text:p>
              </table:table-cell>
              <table:table-cell office:value-type="float" office:value="0.00465734">
                <text:p>0.00465734</text:p>
              </table:table-cell>
              <table:table-cell office:value-type="float" office:value="0.0019497">
                <text:p>0.0019497</text:p>
              </table:table-cell>
              <table:table-cell office:value-type="float" office:value="0.00255763">
                <text:p>0.002557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9000">
                <text:p>199000</text:p>
              </table:table-cell>
              <table:table-cell office:value-type="float" office:value="0.402653">
                <text:p>0.402653</text:p>
              </table:table-cell>
              <table:table-cell office:value-type="float" office:value="0.0298227">
                <text:p>0.0298227</text:p>
              </table:table-cell>
              <table:table-cell office:value-type="float" office:value="0.00212142">
                <text:p>0.00212142</text:p>
              </table:table-cell>
              <table:table-cell office:value-type="float" office:value="0.00508604">
                <text:p>0.00508604</text:p>
              </table:table-cell>
              <table:table-cell office:value-type="float" office:value="0.00221853">
                <text:p>0.00221853</text:p>
              </table:table-cell>
              <table:table-cell office:value-type="float" office:value="0.00250591">
                <text:p>0.002505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98000">
                <text:p>198000</text:p>
              </table:table-cell>
              <table:table-cell office:value-type="float" office:value="0.331485">
                <text:p>0.331485</text:p>
              </table:table-cell>
              <table:table-cell office:value-type="float" office:value="0.0294978">
                <text:p>0.0294978</text:p>
              </table:table-cell>
              <table:table-cell office:value-type="float" office:value="0.00212497">
                <text:p>0.00212497</text:p>
              </table:table-cell>
              <table:table-cell office:value-type="float" office:value="0.00459812">
                <text:p>0.00459812</text:p>
              </table:table-cell>
              <table:table-cell office:value-type="float" office:value="0.00198247">
                <text:p>0.00198247</text:p>
              </table:table-cell>
              <table:table-cell office:value-type="float" office:value="0.0024921">
                <text:p>0.002492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97000">
                <text:p>197000</text:p>
              </table:table-cell>
              <table:table-cell office:value-type="float" office:value="0.336591">
                <text:p>0.336591</text:p>
              </table:table-cell>
              <table:table-cell office:value-type="float" office:value="0.029885">
                <text:p>0.029885</text:p>
              </table:table-cell>
              <table:table-cell office:value-type="float" office:value="0.00209931">
                <text:p>0.00209931</text:p>
              </table:table-cell>
              <table:table-cell office:value-type="float" office:value="0.00450733">
                <text:p>0.00450733</text:p>
              </table:table-cell>
              <table:table-cell office:value-type="float" office:value="0.00191299">
                <text:p>0.00191299</text:p>
              </table:table-cell>
              <table:table-cell office:value-type="float" office:value="0.00248341">
                <text:p>0.0024834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96000">
                <text:p>196000</text:p>
              </table:table-cell>
              <table:table-cell office:value-type="float" office:value="0.329501">
                <text:p>0.329501</text:p>
              </table:table-cell>
              <table:table-cell office:value-type="float" office:value="0.0293288">
                <text:p>0.0293288</text:p>
              </table:table-cell>
              <table:table-cell office:value-type="float" office:value="0.00250631">
                <text:p>0.00250631</text:p>
              </table:table-cell>
              <table:table-cell office:value-type="float" office:value="0.00458312">
                <text:p>0.00458312</text:p>
              </table:table-cell>
              <table:table-cell office:value-type="float" office:value="0.00200339">
                <text:p>0.00200339</text:p>
              </table:table-cell>
              <table:table-cell office:value-type="float" office:value="0.00255249">
                <text:p>0.0025524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95000">
                <text:p>195000</text:p>
              </table:table-cell>
              <table:table-cell office:value-type="float" office:value="0.325549">
                <text:p>0.325549</text:p>
              </table:table-cell>
              <table:table-cell office:value-type="float" office:value="0.0294658">
                <text:p>0.0294658</text:p>
              </table:table-cell>
              <table:table-cell office:value-type="float" office:value="0.00210997">
                <text:p>0.00210997</text:p>
              </table:table-cell>
              <table:table-cell office:value-type="float" office:value="0.00457404">
                <text:p>0.00457404</text:p>
              </table:table-cell>
              <table:table-cell office:value-type="float" office:value="0.00194102">
                <text:p>0.00194102</text:p>
              </table:table-cell>
              <table:table-cell office:value-type="float" office:value="0.00252289">
                <text:p>0.0025228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94000">
                <text:p>194000</text:p>
              </table:table-cell>
              <table:table-cell office:value-type="float" office:value="0.329866">
                <text:p>0.329866</text:p>
              </table:table-cell>
              <table:table-cell office:value-type="float" office:value="0.0294097">
                <text:p>0.0294097</text:p>
              </table:table-cell>
              <table:table-cell office:value-type="float" office:value="0.00209931">
                <text:p>0.00209931</text:p>
              </table:table-cell>
              <table:table-cell office:value-type="float" office:value="0.00457681">
                <text:p>0.00457681</text:p>
              </table:table-cell>
              <table:table-cell office:value-type="float" office:value="0.00192444">
                <text:p>0.00192444</text:p>
              </table:table-cell>
              <table:table-cell office:value-type="float" office:value="0.00257618">
                <text:p>0.002576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93000">
                <text:p>193000</text:p>
              </table:table-cell>
              <table:table-cell office:value-type="float" office:value="0.329782">
                <text:p>0.329782</text:p>
              </table:table-cell>
              <table:table-cell office:value-type="float" office:value="0.0290095">
                <text:p>0.0290095</text:p>
              </table:table-cell>
              <table:table-cell office:value-type="float" office:value="0.00211826">
                <text:p>0.00211826</text:p>
              </table:table-cell>
              <table:table-cell office:value-type="float" office:value="0.0045018">
                <text:p>0.0045018</text:p>
              </table:table-cell>
              <table:table-cell office:value-type="float" office:value="0.00193667">
                <text:p>0.00193667</text:p>
              </table:table-cell>
              <table:table-cell office:value-type="float" office:value="0.00255052">
                <text:p>0.0025505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92000">
                <text:p>192000</text:p>
              </table:table-cell>
              <table:table-cell office:value-type="float" office:value="0.316716">
                <text:p>0.316716</text:p>
              </table:table-cell>
              <table:table-cell office:value-type="float" office:value="0.027595">
                <text:p>0.027595</text:p>
              </table:table-cell>
              <table:table-cell office:value-type="float" office:value="0.00217787">
                <text:p>0.00217787</text:p>
              </table:table-cell>
              <table:table-cell office:value-type="float" office:value="0.00504341">
                <text:p>0.00504341</text:p>
              </table:table-cell>
              <table:table-cell office:value-type="float" office:value="0.00192207">
                <text:p>0.00192207</text:p>
              </table:table-cell>
              <table:table-cell office:value-type="float" office:value="0.00246249">
                <text:p>0.0024624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1000">
                <text:p>191000</text:p>
              </table:table-cell>
              <table:table-cell office:value-type="float" office:value="0.325329">
                <text:p>0.325329</text:p>
              </table:table-cell>
              <table:table-cell office:value-type="float" office:value="0.0284371">
                <text:p>0.0284371</text:p>
              </table:table-cell>
              <table:table-cell office:value-type="float" office:value="0.00240051">
                <text:p>0.00240051</text:p>
              </table:table-cell>
              <table:table-cell office:value-type="float" office:value="0.00460168">
                <text:p>0.00460168</text:p>
              </table:table-cell>
              <table:table-cell office:value-type="float" office:value="0.00227617">
                <text:p>0.00227617</text:p>
              </table:table-cell>
              <table:table-cell office:value-type="float" office:value="0.00256197">
                <text:p>0.0025619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0000">
                <text:p>190000</text:p>
              </table:table-cell>
              <table:table-cell office:value-type="float" office:value="0.327555">
                <text:p>0.327555</text:p>
              </table:table-cell>
              <table:table-cell office:value-type="float" office:value="0.0285539">
                <text:p>0.0285539</text:p>
              </table:table-cell>
              <table:table-cell office:value-type="float" office:value="0.00214471">
                <text:p>0.00214471</text:p>
              </table:table-cell>
              <table:table-cell office:value-type="float" office:value="0.00451088">
                <text:p>0.00451088</text:p>
              </table:table-cell>
              <table:table-cell office:value-type="float" office:value="0.00194299">
                <text:p>0.00194299</text:p>
              </table:table-cell>
              <table:table-cell office:value-type="float" office:value="0.00254657">
                <text:p>0.0025465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89000">
                <text:p>189000</text:p>
              </table:table-cell>
              <table:table-cell office:value-type="float" office:value="0.332544">
                <text:p>0.332544</text:p>
              </table:table-cell>
              <table:table-cell office:value-type="float" office:value="0.0283072">
                <text:p>0.0283072</text:p>
              </table:table-cell>
              <table:table-cell office:value-type="float" office:value="0.00223432">
                <text:p>0.00223432</text:p>
              </table:table-cell>
              <table:table-cell office:value-type="float" office:value="0.00473945">
                <text:p>0.00473945</text:p>
              </table:table-cell>
              <table:table-cell office:value-type="float" office:value="0.00191812">
                <text:p>0.00191812</text:p>
              </table:table-cell>
              <table:table-cell office:value-type="float" office:value="0.00254026">
                <text:p>0.002540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8000">
                <text:p>188000</text:p>
              </table:table-cell>
              <table:table-cell office:value-type="float" office:value="0.311113">
                <text:p>0.311113</text:p>
              </table:table-cell>
              <table:table-cell office:value-type="float" office:value="0.028008">
                <text:p>0.028008</text:p>
              </table:table-cell>
              <table:table-cell office:value-type="float" office:value="0.00216603">
                <text:p>0.00216603</text:p>
              </table:table-cell>
              <table:table-cell office:value-type="float" office:value="0.00444811">
                <text:p>0.00444811</text:p>
              </table:table-cell>
              <table:table-cell office:value-type="float" office:value="0.00193786">
                <text:p>0.00193786</text:p>
              </table:table-cell>
              <table:table-cell office:value-type="float" office:value="0.00244078">
                <text:p>0.0024407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7000">
                <text:p>187000</text:p>
              </table:table-cell>
              <table:table-cell office:value-type="float" office:value="0.31061">
                <text:p>0.31061</text:p>
              </table:table-cell>
              <table:table-cell office:value-type="float" office:value="0.0278548">
                <text:p>0.0278548</text:p>
              </table:table-cell>
              <table:table-cell office:value-type="float" office:value="0.00212774">
                <text:p>0.00212774</text:p>
              </table:table-cell>
              <table:table-cell office:value-type="float" office:value="0.00441693">
                <text:p>0.00441693</text:p>
              </table:table-cell>
              <table:table-cell office:value-type="float" office:value="0.00190825">
                <text:p>0.00190825</text:p>
              </table:table-cell>
              <table:table-cell office:value-type="float" office:value="0.00245815">
                <text:p>0.002458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6000">
                <text:p>186000</text:p>
              </table:table-cell>
              <table:table-cell office:value-type="float" office:value="0.306376">
                <text:p>0.306376</text:p>
              </table:table-cell>
              <table:table-cell office:value-type="float" office:value="0.0279728">
                <text:p>0.0279728</text:p>
              </table:table-cell>
              <table:table-cell office:value-type="float" office:value="0.00211787">
                <text:p>0.00211787</text:p>
              </table:table-cell>
              <table:table-cell office:value-type="float" office:value="0.00442206">
                <text:p>0.00442206</text:p>
              </table:table-cell>
              <table:table-cell office:value-type="float" office:value="0.002063">
                <text:p>0.002063</text:p>
              </table:table-cell>
              <table:table-cell office:value-type="float" office:value="0.00250631">
                <text:p>0.0025063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85000">
                <text:p>185000</text:p>
              </table:table-cell>
              <table:table-cell office:value-type="float" office:value="0.308366">
                <text:p>0.308366</text:p>
              </table:table-cell>
              <table:table-cell office:value-type="float" office:value="0.0286921">
                <text:p>0.0286921</text:p>
              </table:table-cell>
              <table:table-cell office:value-type="float" office:value="0.00211589">
                <text:p>0.00211589</text:p>
              </table:table-cell>
              <table:table-cell office:value-type="float" office:value="0.00518394">
                <text:p>0.00518394</text:p>
              </table:table-cell>
              <table:table-cell office:value-type="float" office:value="0.00193707">
                <text:p>0.00193707</text:p>
              </table:table-cell>
              <table:table-cell office:value-type="float" office:value="0.00249486">
                <text:p>0.0024948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84000">
                <text:p>184000</text:p>
              </table:table-cell>
              <table:table-cell office:value-type="float" office:value="0.303546">
                <text:p>0.303546</text:p>
              </table:table-cell>
              <table:table-cell office:value-type="float" office:value="0.0270874">
                <text:p>0.0270874</text:p>
              </table:table-cell>
              <table:table-cell office:value-type="float" office:value="0.00297923">
                <text:p>0.00297923</text:p>
              </table:table-cell>
              <table:table-cell office:value-type="float" office:value="0.00504893">
                <text:p>0.00504893</text:p>
              </table:table-cell>
              <table:table-cell office:value-type="float" office:value="0.00185654">
                <text:p>0.00185654</text:p>
              </table:table-cell>
              <table:table-cell office:value-type="float" office:value="0.00251657">
                <text:p>0.002516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3000">
                <text:p>183000</text:p>
              </table:table-cell>
              <table:table-cell office:value-type="float" office:value="0.30784">
                <text:p>0.30784</text:p>
              </table:table-cell>
              <table:table-cell office:value-type="float" office:value="0.0274245">
                <text:p>0.0274245</text:p>
              </table:table-cell>
              <table:table-cell office:value-type="float" office:value="0.00271395">
                <text:p>0.00271395</text:p>
              </table:table-cell>
              <table:table-cell office:value-type="float" office:value="0.00485511">
                <text:p>0.00485511</text:p>
              </table:table-cell>
              <table:table-cell office:value-type="float" office:value="0.00187746">
                <text:p>0.00187746</text:p>
              </table:table-cell>
              <table:table-cell office:value-type="float" office:value="0.00248578">
                <text:p>0.0024857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82000">
                <text:p>182000</text:p>
              </table:table-cell>
              <table:table-cell office:value-type="float" office:value="0.304722">
                <text:p>0.304722</text:p>
              </table:table-cell>
              <table:table-cell office:value-type="float" office:value="0.027162">
                <text:p>0.027162</text:p>
              </table:table-cell>
              <table:table-cell office:value-type="float" office:value="0.00241433">
                <text:p>0.00241433</text:p>
              </table:table-cell>
              <table:table-cell office:value-type="float" office:value="0.00481642">
                <text:p>0.00481642</text:p>
              </table:table-cell>
              <table:table-cell office:value-type="float" office:value="0.00190194">
                <text:p>0.00190194</text:p>
              </table:table-cell>
              <table:table-cell office:value-type="float" office:value="0.00312568">
                <text:p>0.0031256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81000">
                <text:p>181000</text:p>
              </table:table-cell>
              <table:table-cell office:value-type="float" office:value="0.301696">
                <text:p>0.301696</text:p>
              </table:table-cell>
              <table:table-cell office:value-type="float" office:value="0.0275054">
                <text:p>0.0275054</text:p>
              </table:table-cell>
              <table:table-cell office:value-type="float" office:value="0.00237051">
                <text:p>0.00237051</text:p>
              </table:table-cell>
              <table:table-cell office:value-type="float" office:value="0.00504657">
                <text:p>0.00504657</text:p>
              </table:table-cell>
              <table:table-cell office:value-type="float" office:value="0.00211589">
                <text:p>0.00211589</text:p>
              </table:table-cell>
              <table:table-cell office:value-type="float" office:value="0.00249683">
                <text:p>0.0024968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80000">
                <text:p>180000</text:p>
              </table:table-cell>
              <table:table-cell office:value-type="float" office:value="0.301161">
                <text:p>0.301161</text:p>
              </table:table-cell>
              <table:table-cell office:value-type="float" office:value="0.0272366">
                <text:p>0.0272366</text:p>
              </table:table-cell>
              <table:table-cell office:value-type="float" office:value="0.00229748">
                <text:p>0.00229748</text:p>
              </table:table-cell>
              <table:table-cell office:value-type="float" office:value="0.00525184">
                <text:p>0.00525184</text:p>
              </table:table-cell>
              <table:table-cell office:value-type="float" office:value="0.00186957">
                <text:p>0.00186957</text:p>
              </table:table-cell>
              <table:table-cell office:value-type="float" office:value="0.00249723">
                <text:p>0.0024972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9000">
                <text:p>179000</text:p>
              </table:table-cell>
              <table:table-cell office:value-type="float" office:value="0.30358">
                <text:p>0.30358</text:p>
              </table:table-cell>
              <table:table-cell office:value-type="float" office:value="0.0271099">
                <text:p>0.0271099</text:p>
              </table:table-cell>
              <table:table-cell office:value-type="float" office:value="0.00226709">
                <text:p>0.00226709</text:p>
              </table:table-cell>
              <table:table-cell office:value-type="float" office:value="0.00482155">
                <text:p>0.00482155</text:p>
              </table:table-cell>
              <table:table-cell office:value-type="float" office:value="0.00186443">
                <text:p>0.00186443</text:p>
              </table:table-cell>
              <table:table-cell office:value-type="float" office:value="0.00255249">
                <text:p>0.0025524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8000">
                <text:p>178000</text:p>
              </table:table-cell>
              <table:table-cell office:value-type="float" office:value="0.2973">
                <text:p>0.2973</text:p>
              </table:table-cell>
              <table:table-cell office:value-type="float" office:value="0.0268951">
                <text:p>0.0268951</text:p>
              </table:table-cell>
              <table:table-cell office:value-type="float" office:value="0.00223274">
                <text:p>0.00223274</text:p>
              </table:table-cell>
              <table:table-cell office:value-type="float" office:value="0.0045322">
                <text:p>0.0045322</text:p>
              </table:table-cell>
              <table:table-cell office:value-type="float" office:value="0.00185062">
                <text:p>0.00185062</text:p>
              </table:table-cell>
              <table:table-cell office:value-type="float" office:value="0.00266382">
                <text:p>0.0026638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7000">
                <text:p>177000</text:p>
              </table:table-cell>
              <table:table-cell office:value-type="float" office:value="0.296251">
                <text:p>0.296251</text:p>
              </table:table-cell>
              <table:table-cell office:value-type="float" office:value="0.026292">
                <text:p>0.026292</text:p>
              </table:table-cell>
              <table:table-cell office:value-type="float" office:value="0.0022209">
                <text:p>0.0022209</text:p>
              </table:table-cell>
              <table:table-cell office:value-type="float" office:value="0.0044118">
                <text:p>0.0044118</text:p>
              </table:table-cell>
              <table:table-cell office:value-type="float" office:value="0.00186009">
                <text:p>0.00186009</text:p>
              </table:table-cell>
              <table:table-cell office:value-type="float" office:value="0.00257026">
                <text:p>0.0025702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6000">
                <text:p>176000</text:p>
              </table:table-cell>
              <table:table-cell office:value-type="float" office:value="0.291443">
                <text:p>0.291443</text:p>
              </table:table-cell>
              <table:table-cell office:value-type="float" office:value="0.0262655">
                <text:p>0.0262655</text:p>
              </table:table-cell>
              <table:table-cell office:value-type="float" office:value="0.00224577">
                <text:p>0.00224577</text:p>
              </table:table-cell>
              <table:table-cell office:value-type="float" office:value="0.00431982">
                <text:p>0.00431982</text:p>
              </table:table-cell>
              <table:table-cell office:value-type="float" office:value="0.00186128">
                <text:p>0.00186128</text:p>
              </table:table-cell>
              <table:table-cell office:value-type="float" office:value="0.00299067">
                <text:p>0.002990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5000">
                <text:p>175000</text:p>
              </table:table-cell>
              <table:table-cell office:value-type="float" office:value="0.292156">
                <text:p>0.292156</text:p>
              </table:table-cell>
              <table:table-cell office:value-type="float" office:value="0.0259343">
                <text:p>0.0259343</text:p>
              </table:table-cell>
              <table:table-cell office:value-type="float" office:value="0.00269382">
                <text:p>0.00269382</text:p>
              </table:table-cell>
              <table:table-cell office:value-type="float" office:value="0.00440272">
                <text:p>0.00440272</text:p>
              </table:table-cell>
              <table:table-cell office:value-type="float" office:value="0.00187667">
                <text:p>0.00187667</text:p>
              </table:table-cell>
              <table:table-cell office:value-type="float" office:value="0.00259276">
                <text:p>0.0025927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4000">
                <text:p>174000</text:p>
              </table:table-cell>
              <table:table-cell office:value-type="float" office:value="0.289874">
                <text:p>0.289874</text:p>
              </table:table-cell>
              <table:table-cell office:value-type="float" office:value="0.0254681">
                <text:p>0.0254681</text:p>
              </table:table-cell>
              <table:table-cell office:value-type="float" office:value="0.00271277">
                <text:p>0.00271277</text:p>
              </table:table-cell>
              <table:table-cell office:value-type="float" office:value="0.004321">
                <text:p>0.004321</text:p>
              </table:table-cell>
              <table:table-cell office:value-type="float" office:value="0.00186404">
                <text:p>0.00186404</text:p>
              </table:table-cell>
              <table:table-cell office:value-type="float" office:value="0.00257934">
                <text:p>0.002579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3000">
                <text:p>173000</text:p>
              </table:table-cell>
              <table:table-cell office:value-type="float" office:value="0.291954">
                <text:p>0.291954</text:p>
              </table:table-cell>
              <table:table-cell office:value-type="float" office:value="0.0251622">
                <text:p>0.0251622</text:p>
              </table:table-cell>
              <table:table-cell office:value-type="float" office:value="0.00282685">
                <text:p>0.00282685</text:p>
              </table:table-cell>
              <table:table-cell office:value-type="float" office:value="0.0042839">
                <text:p>0.0042839</text:p>
              </table:table-cell>
              <table:table-cell office:value-type="float" office:value="0.00187628">
                <text:p>0.00187628</text:p>
              </table:table-cell>
              <table:table-cell office:value-type="float" office:value="0.0024917">
                <text:p>0.002491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2000">
                <text:p>172000</text:p>
              </table:table-cell>
              <table:table-cell office:value-type="float" office:value="0.286148">
                <text:p>0.286148</text:p>
              </table:table-cell>
              <table:table-cell office:value-type="float" office:value="0.0252241">
                <text:p>0.0252241</text:p>
              </table:table-cell>
              <table:table-cell office:value-type="float" office:value="0.00260973">
                <text:p>0.00260973</text:p>
              </table:table-cell>
              <table:table-cell office:value-type="float" office:value="0.00452114">
                <text:p>0.00452114</text:p>
              </table:table-cell>
              <table:table-cell office:value-type="float" office:value="0.00187312">
                <text:p>0.00187312</text:p>
              </table:table-cell>
              <table:table-cell office:value-type="float" office:value="0.00260579">
                <text:p>0.0026057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1000">
                <text:p>171000</text:p>
              </table:table-cell>
              <table:table-cell office:value-type="float" office:value="0.295883">
                <text:p>0.295883</text:p>
              </table:table-cell>
              <table:table-cell office:value-type="float" office:value="0.0255676">
                <text:p>0.0255676</text:p>
              </table:table-cell>
              <table:table-cell office:value-type="float" office:value="0.00256868">
                <text:p>0.00256868</text:p>
              </table:table-cell>
              <table:table-cell office:value-type="float" office:value="0.00422745">
                <text:p>0.00422745</text:p>
              </table:table-cell>
              <table:table-cell office:value-type="float" office:value="0.0018147">
                <text:p>0.0018147</text:p>
              </table:table-cell>
              <table:table-cell office:value-type="float" office:value="0.00251578">
                <text:p>0.0025157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0000">
                <text:p>170000</text:p>
              </table:table-cell>
              <table:table-cell office:value-type="float" office:value="0.281105">
                <text:p>0.281105</text:p>
              </table:table-cell>
              <table:table-cell office:value-type="float" office:value="0.0251464">
                <text:p>0.0251464</text:p>
              </table:table-cell>
              <table:table-cell office:value-type="float" office:value="0.00251302">
                <text:p>0.00251302</text:p>
              </table:table-cell>
              <table:table-cell office:value-type="float" office:value="0.00432692">
                <text:p>0.00432692</text:p>
              </table:table-cell>
              <table:table-cell office:value-type="float" office:value="0.00183285">
                <text:p>0.00183285</text:p>
              </table:table-cell>
              <table:table-cell office:value-type="float" office:value="0.00279606">
                <text:p>0.002796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9000">
                <text:p>169000</text:p>
              </table:table-cell>
              <table:table-cell office:value-type="float" office:value="0.282842">
                <text:p>0.282842</text:p>
              </table:table-cell>
              <table:table-cell office:value-type="float" office:value="0.0258313">
                <text:p>0.0258313</text:p>
              </table:table-cell>
              <table:table-cell office:value-type="float" office:value="0.00240801">
                <text:p>0.00240801</text:p>
              </table:table-cell>
              <table:table-cell office:value-type="float" office:value="0.00430956">
                <text:p>0.00430956</text:p>
              </table:table-cell>
              <table:table-cell office:value-type="float" office:value="0.00180641">
                <text:p>0.00180641</text:p>
              </table:table-cell>
              <table:table-cell office:value-type="float" office:value="0.00272342">
                <text:p>0.0027234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8000">
                <text:p>168000</text:p>
              </table:table-cell>
              <table:table-cell office:value-type="float" office:value="0.280577">
                <text:p>0.280577</text:p>
              </table:table-cell>
              <table:table-cell office:value-type="float" office:value="0.0246841">
                <text:p>0.0246841</text:p>
              </table:table-cell>
              <table:table-cell office:value-type="float" office:value="0.00234446">
                <text:p>0.00234446</text:p>
              </table:table-cell>
              <table:table-cell office:value-type="float" office:value="0.00423021">
                <text:p>0.00423021</text:p>
              </table:table-cell>
              <table:table-cell office:value-type="float" office:value="0.00181075">
                <text:p>0.00181075</text:p>
              </table:table-cell>
              <table:table-cell office:value-type="float" office:value="0.00262158">
                <text:p>0.0026215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7000">
                <text:p>167000</text:p>
              </table:table-cell>
              <table:table-cell office:value-type="float" office:value="0.277228">
                <text:p>0.277228</text:p>
              </table:table-cell>
              <table:table-cell office:value-type="float" office:value="0.0247493">
                <text:p>0.0247493</text:p>
              </table:table-cell>
              <table:table-cell office:value-type="float" office:value="0.00234722">
                <text:p>0.00234722</text:p>
              </table:table-cell>
              <table:table-cell office:value-type="float" office:value="0.00416744">
                <text:p>0.00416744</text:p>
              </table:table-cell>
              <table:table-cell office:value-type="float" office:value="0.00178233">
                <text:p>0.00178233</text:p>
              </table:table-cell>
              <table:table-cell office:value-type="float" office:value="0.0027404">
                <text:p>0.002740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000">
                <text:p>166000</text:p>
              </table:table-cell>
              <table:table-cell office:value-type="float" office:value="0.280827">
                <text:p>0.280827</text:p>
              </table:table-cell>
              <table:table-cell office:value-type="float" office:value="0.0248969">
                <text:p>0.0248969</text:p>
              </table:table-cell>
              <table:table-cell office:value-type="float" office:value="0.00248618">
                <text:p>0.00248618</text:p>
              </table:table-cell>
              <table:table-cell office:value-type="float" office:value="0.00420692">
                <text:p>0.00420692</text:p>
              </table:table-cell>
              <table:table-cell office:value-type="float" office:value="0.00221143">
                <text:p>0.00221143</text:p>
              </table:table-cell>
              <table:table-cell office:value-type="float" office:value="0.00258881">
                <text:p>0.0025888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5000">
                <text:p>165000</text:p>
              </table:table-cell>
              <table:table-cell office:value-type="float" office:value="0.278447">
                <text:p>0.278447</text:p>
              </table:table-cell>
              <table:table-cell office:value-type="float" office:value="0.0245436">
                <text:p>0.0245436</text:p>
              </table:table-cell>
              <table:table-cell office:value-type="float" office:value="0.00227814">
                <text:p>0.00227814</text:p>
              </table:table-cell>
              <table:table-cell office:value-type="float" office:value="0.00415639">
                <text:p>0.00415639</text:p>
              </table:table-cell>
              <table:table-cell office:value-type="float" office:value="0.00179298">
                <text:p>0.00179298</text:p>
              </table:table-cell>
              <table:table-cell office:value-type="float" office:value="0.00267447">
                <text:p>0.0026744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4000">
                <text:p>164000</text:p>
              </table:table-cell>
              <table:table-cell office:value-type="float" office:value="0.273123">
                <text:p>0.273123</text:p>
              </table:table-cell>
              <table:table-cell office:value-type="float" office:value="0.0246667">
                <text:p>0.0246667</text:p>
              </table:table-cell>
              <table:table-cell office:value-type="float" office:value="0.00222327">
                <text:p>0.00222327</text:p>
              </table:table-cell>
              <table:table-cell office:value-type="float" office:value="0.00419547">
                <text:p>0.00419547</text:p>
              </table:table-cell>
              <table:table-cell office:value-type="float" office:value="0.00179377">
                <text:p>0.00179377</text:p>
              </table:table-cell>
              <table:table-cell office:value-type="float" office:value="0.00271553">
                <text:p>0.0027155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3000">
                <text:p>163000</text:p>
              </table:table-cell>
              <table:table-cell office:value-type="float" office:value="0.27114">
                <text:p>0.27114</text:p>
              </table:table-cell>
              <table:table-cell office:value-type="float" office:value="0.0244804">
                <text:p>0.0244804</text:p>
              </table:table-cell>
              <table:table-cell office:value-type="float" office:value="0.00221221">
                <text:p>0.00221221</text:p>
              </table:table-cell>
              <table:table-cell office:value-type="float" office:value="0.00410626">
                <text:p>0.00410626</text:p>
              </table:table-cell>
              <table:table-cell office:value-type="float" office:value="0.00178193">
                <text:p>0.00178193</text:p>
              </table:table-cell>
              <table:table-cell office:value-type="float" office:value="0.00256157">
                <text:p>0.0025615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2000">
                <text:p>162000</text:p>
              </table:table-cell>
              <table:table-cell office:value-type="float" office:value="0.271892">
                <text:p>0.271892</text:p>
              </table:table-cell>
              <table:table-cell office:value-type="float" office:value="0.0241828">
                <text:p>0.0241828</text:p>
              </table:table-cell>
              <table:table-cell office:value-type="float" office:value="0.00216919">
                <text:p>0.00216919</text:p>
              </table:table-cell>
              <table:table-cell office:value-type="float" office:value="0.00409441">
                <text:p>0.00409441</text:p>
              </table:table-cell>
              <table:table-cell office:value-type="float" office:value="0.00181272">
                <text:p>0.00181272</text:p>
              </table:table-cell>
              <table:table-cell office:value-type="float" office:value="0.00254697">
                <text:p>0.0025469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1000">
                <text:p>161000</text:p>
              </table:table-cell>
              <table:table-cell office:value-type="float" office:value="0.268337">
                <text:p>0.268337</text:p>
              </table:table-cell>
              <table:table-cell office:value-type="float" office:value="0.0246261">
                <text:p>0.0246261</text:p>
              </table:table-cell>
              <table:table-cell office:value-type="float" office:value="0.00215971">
                <text:p>0.00215971</text:p>
              </table:table-cell>
              <table:table-cell office:value-type="float" office:value="0.00462497">
                <text:p>0.00462497</text:p>
              </table:table-cell>
              <table:table-cell office:value-type="float" office:value="0.00178311">
                <text:p>0.00178311</text:p>
              </table:table-cell>
              <table:table-cell office:value-type="float" office:value="0.00255723">
                <text:p>0.0025572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0000">
                <text:p>160000</text:p>
              </table:table-cell>
              <table:table-cell office:value-type="float" office:value="0.265464">
                <text:p>0.265464</text:p>
              </table:table-cell>
              <table:table-cell office:value-type="float" office:value="0.0235097">
                <text:p>0.0235097</text:p>
              </table:table-cell>
              <table:table-cell office:value-type="float" office:value="0.00218261">
                <text:p>0.00218261</text:p>
              </table:table-cell>
              <table:table-cell office:value-type="float" office:value="0.00417415">
                <text:p>0.00417415</text:p>
              </table:table-cell>
              <table:table-cell office:value-type="float" office:value="0.00177601">
                <text:p>0.00177601</text:p>
              </table:table-cell>
              <table:table-cell office:value-type="float" office:value="0.00255921">
                <text:p>0.0025592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9000">
                <text:p>159000</text:p>
              </table:table-cell>
              <table:table-cell office:value-type="float" office:value="0.264796">
                <text:p>0.264796</text:p>
              </table:table-cell>
              <table:table-cell office:value-type="float" office:value="0.0235839">
                <text:p>0.0235839</text:p>
              </table:table-cell>
              <table:table-cell office:value-type="float" office:value="0.0021534">
                <text:p>0.0021534</text:p>
              </table:table-cell>
              <table:table-cell office:value-type="float" office:value="0.00412757">
                <text:p>0.00412757</text:p>
              </table:table-cell>
              <table:table-cell office:value-type="float" office:value="0.00178509">
                <text:p>0.00178509</text:p>
              </table:table-cell>
              <table:table-cell office:value-type="float" office:value="0.00252407">
                <text:p>0.0025240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8000">
                <text:p>158000</text:p>
              </table:table-cell>
              <table:table-cell office:value-type="float" office:value="0.265234">
                <text:p>0.265234</text:p>
              </table:table-cell>
              <table:table-cell office:value-type="float" office:value="0.0234809">
                <text:p>0.0234809</text:p>
              </table:table-cell>
              <table:table-cell office:value-type="float" office:value="0.00250473">
                <text:p>0.00250473</text:p>
              </table:table-cell>
              <table:table-cell office:value-type="float" office:value="0.00421008">
                <text:p>0.00421008</text:p>
              </table:table-cell>
              <table:table-cell office:value-type="float" office:value="0.00175903">
                <text:p>0.00175903</text:p>
              </table:table-cell>
              <table:table-cell office:value-type="float" office:value="0.00250552">
                <text:p>0.002505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7000">
                <text:p>157000</text:p>
              </table:table-cell>
              <table:table-cell office:value-type="float" office:value="0.264251">
                <text:p>0.264251</text:p>
              </table:table-cell>
              <table:table-cell office:value-type="float" office:value="0.023111">
                <text:p>0.023111</text:p>
              </table:table-cell>
              <table:table-cell office:value-type="float" office:value="0.00216248">
                <text:p>0.00216248</text:p>
              </table:table-cell>
              <table:table-cell office:value-type="float" office:value="0.00440272">
                <text:p>0.00440272</text:p>
              </table:table-cell>
              <table:table-cell office:value-type="float" office:value="0.0017618">
                <text:p>0.0017618</text:p>
              </table:table-cell>
              <table:table-cell office:value-type="float" office:value="0.00253907">
                <text:p>0.002539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6000">
                <text:p>156000</text:p>
              </table:table-cell>
              <table:table-cell office:value-type="float" office:value="0.260825">
                <text:p>0.260825</text:p>
              </table:table-cell>
              <table:table-cell office:value-type="float" office:value="0.0231951">
                <text:p>0.0231951</text:p>
              </table:table-cell>
              <table:table-cell office:value-type="float" office:value="0.00215774">
                <text:p>0.00215774</text:p>
              </table:table-cell>
              <table:table-cell office:value-type="float" office:value="0.00420416">
                <text:p>0.00420416</text:p>
              </table:table-cell>
              <table:table-cell office:value-type="float" office:value="0.00175706">
                <text:p>0.00175706</text:p>
              </table:table-cell>
              <table:table-cell office:value-type="float" office:value="0.00248025">
                <text:p>0.002480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5000">
                <text:p>155000</text:p>
              </table:table-cell>
              <table:table-cell office:value-type="float" office:value="0.2591">
                <text:p>0.2591</text:p>
              </table:table-cell>
              <table:table-cell office:value-type="float" office:value="0.0230597">
                <text:p>0.0230597</text:p>
              </table:table-cell>
              <table:table-cell office:value-type="float" office:value="0.00214274">
                <text:p>0.00214274</text:p>
              </table:table-cell>
              <table:table-cell office:value-type="float" office:value="0.00402651">
                <text:p>0.00402651</text:p>
              </table:table-cell>
              <table:table-cell office:value-type="float" office:value="0.0017468">
                <text:p>0.0017468</text:p>
              </table:table-cell>
              <table:table-cell office:value-type="float" office:value="0.00257302">
                <text:p>0.0025730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4000">
                <text:p>154000</text:p>
              </table:table-cell>
              <table:table-cell office:value-type="float" office:value="0.259497">
                <text:p>0.259497</text:p>
              </table:table-cell>
              <table:table-cell office:value-type="float" office:value="0.0226847">
                <text:p>0.0226847</text:p>
              </table:table-cell>
              <table:table-cell office:value-type="float" office:value="0.00211787">
                <text:p>0.00211787</text:p>
              </table:table-cell>
              <table:table-cell office:value-type="float" office:value="0.00401901">
                <text:p>0.00401901</text:p>
              </table:table-cell>
              <table:table-cell office:value-type="float" office:value="0.00173456">
                <text:p>0.00173456</text:p>
              </table:table-cell>
              <table:table-cell office:value-type="float" office:value="0.00256552">
                <text:p>0.0025655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3000">
                <text:p>153000</text:p>
              </table:table-cell>
              <table:table-cell office:value-type="float" office:value="0.257414">
                <text:p>0.257414</text:p>
              </table:table-cell>
              <table:table-cell office:value-type="float" office:value="0.0224324">
                <text:p>0.0224324</text:p>
              </table:table-cell>
              <table:table-cell office:value-type="float" office:value="0.002108">
                <text:p>0.002108</text:p>
              </table:table-cell>
              <table:table-cell office:value-type="float" office:value="0.00407902">
                <text:p>0.00407902</text:p>
              </table:table-cell>
              <table:table-cell office:value-type="float" office:value="0.00175627">
                <text:p>0.00175627</text:p>
              </table:table-cell>
              <table:table-cell office:value-type="float" office:value="0.00247315">
                <text:p>0.002473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2000">
                <text:p>152000</text:p>
              </table:table-cell>
              <table:table-cell office:value-type="float" office:value="0.256775">
                <text:p>0.256775</text:p>
              </table:table-cell>
              <table:table-cell office:value-type="float" office:value="0.0230526">
                <text:p>0.0230526</text:p>
              </table:table-cell>
              <table:table-cell office:value-type="float" office:value="0.00214511">
                <text:p>0.00214511</text:p>
              </table:table-cell>
              <table:table-cell office:value-type="float" office:value="0.00404191">
                <text:p>0.00404191</text:p>
              </table:table-cell>
              <table:table-cell office:value-type="float" office:value="0.00173772">
                <text:p>0.00173772</text:p>
              </table:table-cell>
              <table:table-cell office:value-type="float" office:value="0.00309055">
                <text:p>0.003090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1000">
                <text:p>151000</text:p>
              </table:table-cell>
              <table:table-cell office:value-type="float" office:value="0.255342">
                <text:p>0.255342</text:p>
              </table:table-cell>
              <table:table-cell office:value-type="float" office:value="0.0221557">
                <text:p>0.0221557</text:p>
              </table:table-cell>
              <table:table-cell office:value-type="float" office:value="0.00212616">
                <text:p>0.00212616</text:p>
              </table:table-cell>
              <table:table-cell office:value-type="float" office:value="0.00396849">
                <text:p>0.00396849</text:p>
              </table:table-cell>
              <table:table-cell office:value-type="float" office:value="0.00172666">
                <text:p>0.00172666</text:p>
              </table:table-cell>
              <table:table-cell office:value-type="float" office:value="0.00260776">
                <text:p>0.002607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0000">
                <text:p>150000</text:p>
              </table:table-cell>
              <table:table-cell office:value-type="float" office:value="0.255023">
                <text:p>0.255023</text:p>
              </table:table-cell>
              <table:table-cell office:value-type="float" office:value="0.0219544">
                <text:p>0.0219544</text:p>
              </table:table-cell>
              <table:table-cell office:value-type="float" office:value="0.00212734">
                <text:p>0.00212734</text:p>
              </table:table-cell>
              <table:table-cell office:value-type="float" office:value="0.00396928">
                <text:p>0.00396928</text:p>
              </table:table-cell>
              <table:table-cell office:value-type="float" office:value="0.00197102">
                <text:p>0.00197102</text:p>
              </table:table-cell>
              <table:table-cell office:value-type="float" office:value="0.00252447">
                <text:p>0.0025244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9000">
                <text:p>149000</text:p>
              </table:table-cell>
              <table:table-cell office:value-type="float" office:value="0.250009">
                <text:p>0.250009</text:p>
              </table:table-cell>
              <table:table-cell office:value-type="float" office:value="0.0217096">
                <text:p>0.0217096</text:p>
              </table:table-cell>
              <table:table-cell office:value-type="float" office:value="0.00220077">
                <text:p>0.00220077</text:p>
              </table:table-cell>
              <table:table-cell office:value-type="float" office:value="0.00398625">
                <text:p>0.00398625</text:p>
              </table:table-cell>
              <table:table-cell office:value-type="float" office:value="0.00171956">
                <text:p>0.00171956</text:p>
              </table:table-cell>
              <table:table-cell office:value-type="float" office:value="0.00258447">
                <text:p>0.0025844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8000">
                <text:p>148000</text:p>
              </table:table-cell>
              <table:table-cell office:value-type="float" office:value="0.246528">
                <text:p>0.246528</text:p>
              </table:table-cell>
              <table:table-cell office:value-type="float" office:value="0.022346">
                <text:p>0.022346</text:p>
              </table:table-cell>
              <table:table-cell office:value-type="float" office:value="0.00217195">
                <text:p>0.00217195</text:p>
              </table:table-cell>
              <table:table-cell office:value-type="float" office:value="0.00401586">
                <text:p>0.00401586</text:p>
              </table:table-cell>
              <table:table-cell office:value-type="float" office:value="0.00172232">
                <text:p>0.00172232</text:p>
              </table:table-cell>
              <table:table-cell office:value-type="float" office:value="0.00258486">
                <text:p>0.0025848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7000">
                <text:p>147000</text:p>
              </table:table-cell>
              <table:table-cell office:value-type="float" office:value="0.24493">
                <text:p>0.24493</text:p>
              </table:table-cell>
              <table:table-cell office:value-type="float" office:value="0.0215979">
                <text:p>0.0215979</text:p>
              </table:table-cell>
              <table:table-cell office:value-type="float" office:value="0.00210997">
                <text:p>0.00210997</text:p>
              </table:table-cell>
              <table:table-cell office:value-type="float" office:value="0.00399178">
                <text:p>0.00399178</text:p>
              </table:table-cell>
              <table:table-cell office:value-type="float" office:value="0.00171956">
                <text:p>0.00171956</text:p>
              </table:table-cell>
              <table:table-cell office:value-type="float" office:value="0.00282409">
                <text:p>0.0028240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6000">
                <text:p>146000</text:p>
              </table:table-cell>
              <table:table-cell office:value-type="float" office:value="0.242159">
                <text:p>0.242159</text:p>
              </table:table-cell>
              <table:table-cell office:value-type="float" office:value="0.0216678">
                <text:p>0.0216678</text:p>
              </table:table-cell>
              <table:table-cell office:value-type="float" office:value="0.00209379">
                <text:p>0.00209379</text:p>
              </table:table-cell>
              <table:table-cell office:value-type="float" office:value="0.00395862">
                <text:p>0.00395862</text:p>
              </table:table-cell>
              <table:table-cell office:value-type="float" office:value="0.00171166">
                <text:p>0.00171166</text:p>
              </table:table-cell>
              <table:table-cell office:value-type="float" office:value="0.00274987">
                <text:p>0.0027498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5000">
                <text:p>145000</text:p>
              </table:table-cell>
              <table:table-cell office:value-type="float" office:value="0.241425">
                <text:p>0.241425</text:p>
              </table:table-cell>
              <table:table-cell office:value-type="float" office:value="0.0212995">
                <text:p>0.0212995</text:p>
              </table:table-cell>
              <table:table-cell office:value-type="float" office:value="0.0020626">
                <text:p>0.0020626</text:p>
              </table:table-cell>
              <table:table-cell office:value-type="float" office:value="0.00394401">
                <text:p>0.00394401</text:p>
              </table:table-cell>
              <table:table-cell office:value-type="float" office:value="0.00174364">
                <text:p>0.00174364</text:p>
              </table:table-cell>
              <table:table-cell office:value-type="float" office:value="0.00262395">
                <text:p>0.002623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44000">
                <text:p>144000</text:p>
              </table:table-cell>
              <table:table-cell office:value-type="float" office:value="0.241908">
                <text:p>0.241908</text:p>
              </table:table-cell>
              <table:table-cell office:value-type="float" office:value="0.0213634">
                <text:p>0.0213634</text:p>
              </table:table-cell>
              <table:table-cell office:value-type="float" office:value="0.00216603">
                <text:p>0.00216603</text:p>
              </table:table-cell>
              <table:table-cell office:value-type="float" office:value="0.00394993">
                <text:p>0.00394993</text:p>
              </table:table-cell>
              <table:table-cell office:value-type="float" office:value="0.00172311">
                <text:p>0.00172311</text:p>
              </table:table-cell>
              <table:table-cell office:value-type="float" office:value="0.00258526">
                <text:p>0.0025852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3000">
                <text:p>143000</text:p>
              </table:table-cell>
              <table:table-cell office:value-type="float" office:value="0.24181">
                <text:p>0.24181</text:p>
              </table:table-cell>
              <table:table-cell office:value-type="float" office:value="0.0214803">
                <text:p>0.0214803</text:p>
              </table:table-cell>
              <table:table-cell office:value-type="float" office:value="0.00208866">
                <text:p>0.00208866</text:p>
              </table:table-cell>
              <table:table-cell office:value-type="float" office:value="0.0038998">
                <text:p>0.0038998</text:p>
              </table:table-cell>
              <table:table-cell office:value-type="float" office:value="0.00168561">
                <text:p>0.00168561</text:p>
              </table:table-cell>
              <table:table-cell office:value-type="float" office:value="0.00266697">
                <text:p>0.002666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2000">
                <text:p>142000</text:p>
              </table:table-cell>
              <table:table-cell office:value-type="float" office:value="0.236587">
                <text:p>0.236587</text:p>
              </table:table-cell>
              <table:table-cell office:value-type="float" office:value="0.0209572">
                <text:p>0.0209572</text:p>
              </table:table-cell>
              <table:table-cell office:value-type="float" office:value="0.00209497">
                <text:p>0.00209497</text:p>
              </table:table-cell>
              <table:table-cell office:value-type="float" office:value="0.00397362">
                <text:p>0.00397362</text:p>
              </table:table-cell>
              <table:table-cell office:value-type="float" office:value="0.00168798">
                <text:p>0.00168798</text:p>
              </table:table-cell>
              <table:table-cell office:value-type="float" office:value="0.00248697">
                <text:p>0.0024869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1000">
                <text:p>141000</text:p>
              </table:table-cell>
              <table:table-cell office:value-type="float" office:value="0.235332">
                <text:p>0.235332</text:p>
              </table:table-cell>
              <table:table-cell office:value-type="float" office:value="0.0201428">
                <text:p>0.0201428</text:p>
              </table:table-cell>
              <table:table-cell office:value-type="float" office:value="0.00209931">
                <text:p>0.00209931</text:p>
              </table:table-cell>
              <table:table-cell office:value-type="float" office:value="0.00391401">
                <text:p>0.00391401</text:p>
              </table:table-cell>
              <table:table-cell office:value-type="float" office:value="0.00170811">
                <text:p>0.00170811</text:p>
              </table:table-cell>
              <table:table-cell office:value-type="float" office:value="0.0024996">
                <text:p>0.002499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0000">
                <text:p>140000</text:p>
              </table:table-cell>
              <table:table-cell office:value-type="float" office:value="0.235625">
                <text:p>0.235625</text:p>
              </table:table-cell>
              <table:table-cell office:value-type="float" office:value="0.0205711">
                <text:p>0.0205711</text:p>
              </table:table-cell>
              <table:table-cell office:value-type="float" office:value="0.00207326">
                <text:p>0.00207326</text:p>
              </table:table-cell>
              <table:table-cell office:value-type="float" office:value="0.00382953">
                <text:p>0.00382953</text:p>
              </table:table-cell>
              <table:table-cell office:value-type="float" office:value="0.00165561">
                <text:p>0.00165561</text:p>
              </table:table-cell>
              <table:table-cell office:value-type="float" office:value="0.0026275">
                <text:p>0.002627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9000">
                <text:p>139000</text:p>
              </table:table-cell>
              <table:table-cell office:value-type="float" office:value="0.233894">
                <text:p>0.233894</text:p>
              </table:table-cell>
              <table:table-cell office:value-type="float" office:value="0.0205668">
                <text:p>0.0205668</text:p>
              </table:table-cell>
              <table:table-cell office:value-type="float" office:value="0.00244473">
                <text:p>0.00244473</text:p>
              </table:table-cell>
              <table:table-cell office:value-type="float" office:value="0.00426574">
                <text:p>0.00426574</text:p>
              </table:table-cell>
              <table:table-cell office:value-type="float" office:value="0.00166508">
                <text:p>0.00166508</text:p>
              </table:table-cell>
              <table:table-cell office:value-type="float" office:value="0.00257934">
                <text:p>0.0025793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8000">
                <text:p>138000</text:p>
              </table:table-cell>
              <table:table-cell office:value-type="float" office:value="0.232891">
                <text:p>0.232891</text:p>
              </table:table-cell>
              <table:table-cell office:value-type="float" office:value="0.0196581">
                <text:p>0.0196581</text:p>
              </table:table-cell>
              <table:table-cell office:value-type="float" office:value="0.00222248">
                <text:p>0.00222248</text:p>
              </table:table-cell>
              <table:table-cell office:value-type="float" office:value="0.00384651">
                <text:p>0.00384651</text:p>
              </table:table-cell>
              <table:table-cell office:value-type="float" office:value="0.0018218">
                <text:p>0.0018218</text:p>
              </table:table-cell>
              <table:table-cell office:value-type="float" office:value="0.00253118">
                <text:p>0.0025311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7000">
                <text:p>137000</text:p>
              </table:table-cell>
              <table:table-cell office:value-type="float" office:value="0.231594">
                <text:p>0.231594</text:p>
              </table:table-cell>
              <table:table-cell office:value-type="float" office:value="0.0196494">
                <text:p>0.0196494</text:p>
              </table:table-cell>
              <table:table-cell office:value-type="float" office:value="0.00236933">
                <text:p>0.00236933</text:p>
              </table:table-cell>
              <table:table-cell office:value-type="float" office:value="0.00406362">
                <text:p>0.00406362</text:p>
              </table:table-cell>
              <table:table-cell office:value-type="float" office:value="0.00165679">
                <text:p>0.00165679</text:p>
              </table:table-cell>
              <table:table-cell office:value-type="float" office:value="0.00254499">
                <text:p>0.0025449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6000">
                <text:p>136000</text:p>
              </table:table-cell>
              <table:table-cell office:value-type="float" office:value="0.229379">
                <text:p>0.229379</text:p>
              </table:table-cell>
              <table:table-cell office:value-type="float" office:value="0.0196664">
                <text:p>0.0196664</text:p>
              </table:table-cell>
              <table:table-cell office:value-type="float" office:value="0.00273487">
                <text:p>0.00273487</text:p>
              </table:table-cell>
              <table:table-cell office:value-type="float" office:value="0.00393098">
                <text:p>0.00393098</text:p>
              </table:table-cell>
              <table:table-cell office:value-type="float" office:value="0.00163982">
                <text:p>0.00163982</text:p>
              </table:table-cell>
              <table:table-cell office:value-type="float" office:value="0.00254657">
                <text:p>0.0025465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5000">
                <text:p>135000</text:p>
              </table:table-cell>
              <table:table-cell office:value-type="float" office:value="0.228145">
                <text:p>0.228145</text:p>
              </table:table-cell>
              <table:table-cell office:value-type="float" office:value="0.0200706">
                <text:p>0.0200706</text:p>
              </table:table-cell>
              <table:table-cell office:value-type="float" office:value="0.00229156">
                <text:p>0.00229156</text:p>
              </table:table-cell>
              <table:table-cell office:value-type="float" office:value="0.00380585">
                <text:p>0.00380585</text:p>
              </table:table-cell>
              <table:table-cell office:value-type="float" office:value="0.00169232">
                <text:p>0.00169232</text:p>
              </table:table-cell>
              <table:table-cell office:value-type="float" office:value="0.00244749">
                <text:p>0.002447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4000">
                <text:p>134000</text:p>
              </table:table-cell>
              <table:table-cell office:value-type="float" office:value="0.225424">
                <text:p>0.225424</text:p>
              </table:table-cell>
              <table:table-cell office:value-type="float" office:value="0.0194394">
                <text:p>0.0194394</text:p>
              </table:table-cell>
              <table:table-cell office:value-type="float" office:value="0.00217274">
                <text:p>0.00217274</text:p>
              </table:table-cell>
              <table:table-cell office:value-type="float" office:value="0.00414968">
                <text:p>0.00414968</text:p>
              </table:table-cell>
              <table:table-cell office:value-type="float" office:value="0.00168166">
                <text:p>0.00168166</text:p>
              </table:table-cell>
              <table:table-cell office:value-type="float" office:value="0.00304673">
                <text:p>0.0030467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3000">
                <text:p>133000</text:p>
              </table:table-cell>
              <table:table-cell office:value-type="float" office:value="0.221593">
                <text:p>0.221593</text:p>
              </table:table-cell>
              <table:table-cell office:value-type="float" office:value="0.0199166">
                <text:p>0.0199166</text:p>
              </table:table-cell>
              <table:table-cell office:value-type="float" office:value="0.00212261">
                <text:p>0.00212261</text:p>
              </table:table-cell>
              <table:table-cell office:value-type="float" office:value="0.00422152">
                <text:p>0.00422152</text:p>
              </table:table-cell>
              <table:table-cell office:value-type="float" office:value="0.00164653">
                <text:p>0.00164653</text:p>
              </table:table-cell>
              <table:table-cell office:value-type="float" office:value="0.00251894">
                <text:p>0.0025189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2000">
                <text:p>132000</text:p>
              </table:table-cell>
              <table:table-cell office:value-type="float" office:value="0.222079">
                <text:p>0.222079</text:p>
              </table:table-cell>
              <table:table-cell office:value-type="float" office:value="0.0190442">
                <text:p>0.0190442</text:p>
              </table:table-cell>
              <table:table-cell office:value-type="float" office:value="0.00212774">
                <text:p>0.00212774</text:p>
              </table:table-cell>
              <table:table-cell office:value-type="float" office:value="0.153415">
                <text:p>0.153415</text:p>
              </table:table-cell>
              <table:table-cell office:value-type="float" office:value="0.114963">
                <text:p>0.114963</text:p>
              </table:table-cell>
              <table:table-cell office:value-type="float" office:value="0.156543">
                <text:p>0.15654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1000">
                <text:p>131000</text:p>
              </table:table-cell>
              <table:table-cell office:value-type="float" office:value="0.219693">
                <text:p>0.219693</text:p>
              </table:table-cell>
              <table:table-cell office:value-type="float" office:value="0.0191765">
                <text:p>0.0191765</text:p>
              </table:table-cell>
              <table:table-cell office:value-type="float" office:value="0.00213603">
                <text:p>0.00213603</text:p>
              </table:table-cell>
              <table:table-cell office:value-type="float" office:value="0.004878">
                <text:p>0.004878</text:p>
              </table:table-cell>
              <table:table-cell office:value-type="float" office:value="0.00227893">
                <text:p>0.00227893</text:p>
              </table:table-cell>
              <table:table-cell office:value-type="float" office:value="0.00204839">
                <text:p>0.0020483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30000">
                <text:p>130000</text:p>
              </table:table-cell>
              <table:table-cell office:value-type="float" office:value="0.146595">
                <text:p>0.146595</text:p>
              </table:table-cell>
              <table:table-cell office:value-type="float" office:value="0.0190458">
                <text:p>0.0190458</text:p>
              </table:table-cell>
              <table:table-cell office:value-type="float" office:value="0.00210721">
                <text:p>0.00210721</text:p>
              </table:table-cell>
              <table:table-cell office:value-type="float" office:value="0.00449785">
                <text:p>0.00449785</text:p>
              </table:table-cell>
              <table:table-cell office:value-type="float" office:value="0.00207247">
                <text:p>0.00207247</text:p>
              </table:table-cell>
              <table:table-cell office:value-type="float" office:value="0.00207523">
                <text:p>0.0020752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9000">
                <text:p>129000</text:p>
              </table:table-cell>
              <table:table-cell office:value-type="float" office:value="0.0859037">
                <text:p>0.0859037</text:p>
              </table:table-cell>
              <table:table-cell office:value-type="float" office:value="0.0188504">
                <text:p>0.0188504</text:p>
              </table:table-cell>
              <table:table-cell office:value-type="float" office:value="0.00211037">
                <text:p>0.00211037</text:p>
              </table:table-cell>
              <table:table-cell office:value-type="float" office:value="0.00509512">
                <text:p>0.00509512</text:p>
              </table:table-cell>
              <table:table-cell office:value-type="float" office:value="0.00210287">
                <text:p>0.00210287</text:p>
              </table:table-cell>
              <table:table-cell office:value-type="float" office:value="0.00215024">
                <text:p>0.0021502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28000">
                <text:p>128000</text:p>
              </table:table-cell>
              <table:table-cell office:value-type="float" office:value="0.0844183">
                <text:p>0.0844183</text:p>
              </table:table-cell>
              <table:table-cell office:value-type="float" office:value="0.0187643">
                <text:p>0.0187643</text:p>
              </table:table-cell>
              <table:table-cell office:value-type="float" office:value="0.00213405">
                <text:p>0.00213405</text:p>
              </table:table-cell>
              <table:table-cell office:value-type="float" office:value="0.00450535">
                <text:p>0.00450535</text:p>
              </table:table-cell>
              <table:table-cell office:value-type="float" office:value="0.00210287">
                <text:p>0.00210287</text:p>
              </table:table-cell>
              <table:table-cell office:value-type="float" office:value="0.00212616">
                <text:p>0.002126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7000">
                <text:p>127000</text:p>
              </table:table-cell>
              <table:table-cell office:value-type="float" office:value="0.0848245">
                <text:p>0.0848245</text:p>
              </table:table-cell>
              <table:table-cell office:value-type="float" office:value="0.0181592">
                <text:p>0.0181592</text:p>
              </table:table-cell>
              <table:table-cell office:value-type="float" office:value="0.00208747">
                <text:p>0.00208747</text:p>
              </table:table-cell>
              <table:table-cell office:value-type="float" office:value="0.0045468">
                <text:p>0.0045468</text:p>
              </table:table-cell>
              <table:table-cell office:value-type="float" office:value="0.00209221">
                <text:p>0.00209221</text:p>
              </table:table-cell>
              <table:table-cell office:value-type="float" office:value="0.00208155">
                <text:p>0.0020815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26000">
                <text:p>126000</text:p>
              </table:table-cell>
              <table:table-cell office:value-type="float" office:value="0.0840638">
                <text:p>0.0840638</text:p>
              </table:table-cell>
              <table:table-cell office:value-type="float" office:value="0.0188946">
                <text:p>0.0188946</text:p>
              </table:table-cell>
              <table:table-cell office:value-type="float" office:value="0.00208392">
                <text:p>0.00208392</text:p>
              </table:table-cell>
              <table:table-cell office:value-type="float" office:value="0.00483221">
                <text:p>0.00483221</text:p>
              </table:table-cell>
              <table:table-cell office:value-type="float" office:value="0.00205629">
                <text:p>0.00205629</text:p>
              </table:table-cell>
              <table:table-cell office:value-type="float" office:value="0.00216761">
                <text:p>0.002167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5000">
                <text:p>125000</text:p>
              </table:table-cell>
              <table:table-cell office:value-type="float" office:value="0.0833797">
                <text:p>0.0833797</text:p>
              </table:table-cell>
              <table:table-cell office:value-type="float" office:value="0.0181845">
                <text:p>0.0181845</text:p>
              </table:table-cell>
              <table:table-cell office:value-type="float" office:value="0.00206418">
                <text:p>0.00206418</text:p>
              </table:table-cell>
              <table:table-cell office:value-type="float" office:value="0.00453654">
                <text:p>0.00453654</text:p>
              </table:table-cell>
              <table:table-cell office:value-type="float" office:value="0.00207484">
                <text:p>0.00207484</text:p>
              </table:table-cell>
              <table:table-cell office:value-type="float" office:value="0.00230814">
                <text:p>0.002308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24000">
                <text:p>124000</text:p>
              </table:table-cell>
              <table:table-cell office:value-type="float" office:value="0.0812914">
                <text:p>0.0812914</text:p>
              </table:table-cell>
              <table:table-cell office:value-type="float" office:value="0.0180246">
                <text:p>0.0180246</text:p>
              </table:table-cell>
              <table:table-cell office:value-type="float" office:value="0.00205984">
                <text:p>0.00205984</text:p>
              </table:table-cell>
              <table:table-cell office:value-type="float" office:value="0.00434745">
                <text:p>0.00434745</text:p>
              </table:table-cell>
              <table:table-cell office:value-type="float" office:value="0.00241788">
                <text:p>0.00241788</text:p>
              </table:table-cell>
              <table:table-cell office:value-type="float" office:value="0.00224774">
                <text:p>0.0022477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3000">
                <text:p>123000</text:p>
              </table:table-cell>
              <table:table-cell office:value-type="float" office:value="0.0812203">
                <text:p>0.0812203</text:p>
              </table:table-cell>
              <table:table-cell office:value-type="float" office:value="0.0179298">
                <text:p>0.0179298</text:p>
              </table:table-cell>
              <table:table-cell office:value-type="float" office:value="0.00205194">
                <text:p>0.00205194</text:p>
              </table:table-cell>
              <table:table-cell office:value-type="float" office:value="0.00440351">
                <text:p>0.00440351</text:p>
              </table:table-cell>
              <table:table-cell office:value-type="float" office:value="0.00202589">
                <text:p>0.00202589</text:p>
              </table:table-cell>
              <table:table-cell office:value-type="float" office:value="0.00214984">
                <text:p>0.0021498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2000">
                <text:p>122000</text:p>
              </table:table-cell>
              <table:table-cell office:value-type="float" office:value="0.0810466">
                <text:p>0.0810466</text:p>
              </table:table-cell>
              <table:table-cell office:value-type="float" office:value="0.0183491">
                <text:p>0.0183491</text:p>
              </table:table-cell>
              <table:table-cell office:value-type="float" office:value="0.00207602">
                <text:p>0.00207602</text:p>
              </table:table-cell>
              <table:table-cell office:value-type="float" office:value="0.00459496">
                <text:p>0.00459496</text:p>
              </table:table-cell>
              <table:table-cell office:value-type="float" office:value="0.00203339">
                <text:p>0.00203339</text:p>
              </table:table-cell>
              <table:table-cell office:value-type="float" office:value="0.00208826">
                <text:p>0.0020882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1000">
                <text:p>121000</text:p>
              </table:table-cell>
              <table:table-cell office:value-type="float" office:value="0.0802824">
                <text:p>0.0802824</text:p>
              </table:table-cell>
              <table:table-cell office:value-type="float" office:value="0.0172094">
                <text:p>0.0172094</text:p>
              </table:table-cell>
              <table:table-cell office:value-type="float" office:value="0.00211984">
                <text:p>0.00211984</text:p>
              </table:table-cell>
              <table:table-cell office:value-type="float" office:value="0.00480695">
                <text:p>0.00480695</text:p>
              </table:table-cell>
              <table:table-cell office:value-type="float" office:value="0.0019726">
                <text:p>0.0019726</text:p>
              </table:table-cell>
              <table:table-cell office:value-type="float" office:value="0.00210603">
                <text:p>0.0021060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0000">
                <text:p>120000</text:p>
              </table:table-cell>
              <table:table-cell office:value-type="float" office:value="0.0810889">
                <text:p>0.0810889</text:p>
              </table:table-cell>
              <table:table-cell office:value-type="float" office:value="0.0173977">
                <text:p>0.0173977</text:p>
              </table:table-cell>
              <table:table-cell office:value-type="float" office:value="0.00208234">
                <text:p>0.00208234</text:p>
              </table:table-cell>
              <table:table-cell office:value-type="float" office:value="0.00430758">
                <text:p>0.00430758</text:p>
              </table:table-cell>
              <table:table-cell office:value-type="float" office:value="0.00202076">
                <text:p>0.00202076</text:p>
              </table:table-cell>
              <table:table-cell office:value-type="float" office:value="0.00247552">
                <text:p>0.0024755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9000">
                <text:p>119000</text:p>
              </table:table-cell>
              <table:table-cell office:value-type="float" office:value="0.0799082">
                <text:p>0.0799082</text:p>
              </table:table-cell>
              <table:table-cell office:value-type="float" office:value="0.0171478">
                <text:p>0.0171478</text:p>
              </table:table-cell>
              <table:table-cell office:value-type="float" office:value="0.00213524">
                <text:p>0.00213524</text:p>
              </table:table-cell>
              <table:table-cell office:value-type="float" office:value="0.00484761">
                <text:p>0.00484761</text:p>
              </table:table-cell>
              <table:table-cell office:value-type="float" office:value="0.00199076">
                <text:p>0.00199076</text:p>
              </table:table-cell>
              <table:table-cell office:value-type="float" office:value="0.002063">
                <text:p>0.0020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8000">
                <text:p>118000</text:p>
              </table:table-cell>
              <table:table-cell office:value-type="float" office:value="0.0777109">
                <text:p>0.0777109</text:p>
              </table:table-cell>
              <table:table-cell office:value-type="float" office:value="0.0170341">
                <text:p>0.0170341</text:p>
              </table:table-cell>
              <table:table-cell office:value-type="float" office:value="0.00207247">
                <text:p>0.00207247</text:p>
              </table:table-cell>
              <table:table-cell office:value-type="float" office:value="0.00485313">
                <text:p>0.00485313</text:p>
              </table:table-cell>
              <table:table-cell office:value-type="float" office:value="0.00198602">
                <text:p>0.00198602</text:p>
              </table:table-cell>
              <table:table-cell office:value-type="float" office:value="0.00211668">
                <text:p>0.0021166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7000">
                <text:p>117000</text:p>
              </table:table-cell>
              <table:table-cell office:value-type="float" office:value="0.0777078">
                <text:p>0.0777078</text:p>
              </table:table-cell>
              <table:table-cell office:value-type="float" office:value="0.0165442">
                <text:p>0.0165442</text:p>
              </table:table-cell>
              <table:table-cell office:value-type="float" office:value="0.00202984">
                <text:p>0.00202984</text:p>
              </table:table-cell>
              <table:table-cell office:value-type="float" office:value="0.00419626">
                <text:p>0.00419626</text:p>
              </table:table-cell>
              <table:table-cell office:value-type="float" office:value="0.00197102">
                <text:p>0.00197102</text:p>
              </table:table-cell>
              <table:table-cell office:value-type="float" office:value="0.00212142">
                <text:p>0.0021214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6000">
                <text:p>116000</text:p>
              </table:table-cell>
              <table:table-cell office:value-type="float" office:value="0.0773328">
                <text:p>0.0773328</text:p>
              </table:table-cell>
              <table:table-cell office:value-type="float" office:value="0.0160437">
                <text:p>0.0160437</text:p>
              </table:table-cell>
              <table:table-cell office:value-type="float" office:value="0.00209102">
                <text:p>0.00209102</text:p>
              </table:table-cell>
              <table:table-cell office:value-type="float" office:value="0.00416902">
                <text:p>0.00416902</text:p>
              </table:table-cell>
              <table:table-cell office:value-type="float" office:value="0.00195957">
                <text:p>0.00195957</text:p>
              </table:table-cell>
              <table:table-cell office:value-type="float" office:value="0.00209181">
                <text:p>0.0020918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5000">
                <text:p>115000</text:p>
              </table:table-cell>
              <table:table-cell office:value-type="float" office:value="0.076038">
                <text:p>0.076038</text:p>
              </table:table-cell>
              <table:table-cell office:value-type="float" office:value="0.0160109">
                <text:p>0.0160109</text:p>
              </table:table-cell>
              <table:table-cell office:value-type="float" office:value="0.002168">
                <text:p>0.002168</text:p>
              </table:table-cell>
              <table:table-cell office:value-type="float" office:value="0.00453378">
                <text:p>0.00453378</text:p>
              </table:table-cell>
              <table:table-cell office:value-type="float" office:value="0.00195641">
                <text:p>0.00195641</text:p>
              </table:table-cell>
              <table:table-cell office:value-type="float" office:value="0.00205589">
                <text:p>0.0020558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4000">
                <text:p>114000</text:p>
              </table:table-cell>
              <table:table-cell office:value-type="float" office:value="0.0766921">
                <text:p>0.0766921</text:p>
              </table:table-cell>
              <table:table-cell office:value-type="float" office:value="0.0160137">
                <text:p>0.0160137</text:p>
              </table:table-cell>
              <table:table-cell office:value-type="float" office:value="0.00206458">
                <text:p>0.00206458</text:p>
              </table:table-cell>
              <table:table-cell office:value-type="float" office:value="0.00444654">
                <text:p>0.00444654</text:p>
              </table:table-cell>
              <table:table-cell office:value-type="float" office:value="0.00195483">
                <text:p>0.00195483</text:p>
              </table:table-cell>
              <table:table-cell office:value-type="float" office:value="0.00208313">
                <text:p>0.0020831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3000">
                <text:p>113000</text:p>
              </table:table-cell>
              <table:table-cell office:value-type="float" office:value="0.0749788">
                <text:p>0.0749788</text:p>
              </table:table-cell>
              <table:table-cell office:value-type="float" office:value="0.0158629">
                <text:p>0.0158629</text:p>
              </table:table-cell>
              <table:table-cell office:value-type="float" office:value="0.00206615">
                <text:p>0.00206615</text:p>
              </table:table-cell>
              <table:table-cell office:value-type="float" office:value="0.00409639">
                <text:p>0.00409639</text:p>
              </table:table-cell>
              <table:table-cell office:value-type="float" office:value="0.00197023">
                <text:p>0.00197023</text:p>
              </table:table-cell>
              <table:table-cell office:value-type="float" office:value="0.00211826">
                <text:p>0.0021182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2000">
                <text:p>112000</text:p>
              </table:table-cell>
              <table:table-cell office:value-type="float" office:value="0.0759428">
                <text:p>0.0759428</text:p>
              </table:table-cell>
              <table:table-cell office:value-type="float" office:value="0.0155617">
                <text:p>0.0155617</text:p>
              </table:table-cell>
              <table:table-cell office:value-type="float" office:value="0.00213524">
                <text:p>0.00213524</text:p>
              </table:table-cell>
              <table:table-cell office:value-type="float" office:value="0.00408652">
                <text:p>0.00408652</text:p>
              </table:table-cell>
              <table:table-cell office:value-type="float" office:value="0.00198444">
                <text:p>0.00198444</text:p>
              </table:table-cell>
              <table:table-cell office:value-type="float" office:value="0.0024392">
                <text:p>0.002439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1000">
                <text:p>111000</text:p>
              </table:table-cell>
              <table:table-cell office:value-type="float" office:value="0.073684">
                <text:p>0.073684</text:p>
              </table:table-cell>
              <table:table-cell office:value-type="float" office:value="0.0154559">
                <text:p>0.0154559</text:p>
              </table:table-cell>
              <table:table-cell office:value-type="float" office:value="0.00206971">
                <text:p>0.00206971</text:p>
              </table:table-cell>
              <table:table-cell office:value-type="float" office:value="0.00399572">
                <text:p>0.00399572</text:p>
              </table:table-cell>
              <table:table-cell office:value-type="float" office:value="0.00225051">
                <text:p>0.00225051</text:p>
              </table:table-cell>
              <table:table-cell office:value-type="float" office:value="0.00207563">
                <text:p>0.0020756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0000">
                <text:p>110000</text:p>
              </table:table-cell>
              <table:table-cell office:value-type="float" office:value="0.0730639">
                <text:p>0.0730639</text:p>
              </table:table-cell>
              <table:table-cell office:value-type="float" office:value="0.015508">
                <text:p>0.015508</text:p>
              </table:table-cell>
              <table:table-cell office:value-type="float" office:value="0.00202826">
                <text:p>0.00202826</text:p>
              </table:table-cell>
              <table:table-cell office:value-type="float" office:value="0.00392506">
                <text:p>0.00392506</text:p>
              </table:table-cell>
              <table:table-cell office:value-type="float" office:value="0.00192562">
                <text:p>0.00192562</text:p>
              </table:table-cell>
              <table:table-cell office:value-type="float" office:value="0.00214826">
                <text:p>0.0021482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9000">
                <text:p>109000</text:p>
              </table:table-cell>
              <table:table-cell office:value-type="float" office:value="0.0723427">
                <text:p>0.0723427</text:p>
              </table:table-cell>
              <table:table-cell office:value-type="float" office:value="0.0153319">
                <text:p>0.0153319</text:p>
              </table:table-cell>
              <table:table-cell office:value-type="float" office:value="0.00200734">
                <text:p>0.00200734</text:p>
              </table:table-cell>
              <table:table-cell office:value-type="float" office:value="0.00393375">
                <text:p>0.00393375</text:p>
              </table:table-cell>
              <table:table-cell office:value-type="float" office:value="0.00190312">
                <text:p>0.00190312</text:p>
              </table:table-cell>
              <table:table-cell office:value-type="float" office:value="0.00213603">
                <text:p>0.0021360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8000">
                <text:p>108000</text:p>
              </table:table-cell>
              <table:table-cell office:value-type="float" office:value="0.0720896">
                <text:p>0.0720896</text:p>
              </table:table-cell>
              <table:table-cell office:value-type="float" office:value="0.015028">
                <text:p>0.015028</text:p>
              </table:table-cell>
              <table:table-cell office:value-type="float" office:value="0.00204721">
                <text:p>0.00204721</text:p>
              </table:table-cell>
              <table:table-cell office:value-type="float" office:value="0.00394638">
                <text:p>0.00394638</text:p>
              </table:table-cell>
              <table:table-cell office:value-type="float" office:value="0.00188812">
                <text:p>0.00188812</text:p>
              </table:table-cell>
              <table:table-cell office:value-type="float" office:value="0.00210524">
                <text:p>0.002105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7000">
                <text:p>107000</text:p>
              </table:table-cell>
              <table:table-cell office:value-type="float" office:value="0.0709689">
                <text:p>0.0709689</text:p>
              </table:table-cell>
              <table:table-cell office:value-type="float" office:value="0.0148357">
                <text:p>0.0148357</text:p>
              </table:table-cell>
              <table:table-cell office:value-type="float" office:value="0.00242104">
                <text:p>0.00242104</text:p>
              </table:table-cell>
              <table:table-cell office:value-type="float" office:value="0.00394164">
                <text:p>0.00394164</text:p>
              </table:table-cell>
              <table:table-cell office:value-type="float" office:value="0.00189049">
                <text:p>0.00189049</text:p>
              </table:table-cell>
              <table:table-cell office:value-type="float" office:value="0.002093">
                <text:p>0.00209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6000">
                <text:p>106000</text:p>
              </table:table-cell>
              <table:table-cell office:value-type="float" office:value="0.0697767">
                <text:p>0.0697767</text:p>
              </table:table-cell>
              <table:table-cell office:value-type="float" office:value="0.0147963">
                <text:p>0.0147963</text:p>
              </table:table-cell>
              <table:table-cell office:value-type="float" office:value="0.00208392">
                <text:p>0.00208392</text:p>
              </table:table-cell>
              <table:table-cell office:value-type="float" office:value="0.00387335">
                <text:p>0.00387335</text:p>
              </table:table-cell>
              <table:table-cell office:value-type="float" office:value="0.00187944">
                <text:p>0.00187944</text:p>
              </table:table-cell>
              <table:table-cell office:value-type="float" office:value="0.00210287">
                <text:p>0.0021028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5000">
                <text:p>105000</text:p>
              </table:table-cell>
              <table:table-cell office:value-type="float" office:value="0.0690559">
                <text:p>0.0690559</text:p>
              </table:table-cell>
              <table:table-cell office:value-type="float" office:value="0.0144966">
                <text:p>0.0144966</text:p>
              </table:table-cell>
              <table:table-cell office:value-type="float" office:value="0.00208866">
                <text:p>0.00208866</text:p>
              </table:table-cell>
              <table:table-cell office:value-type="float" office:value="0.00387927">
                <text:p>0.00387927</text:p>
              </table:table-cell>
              <table:table-cell office:value-type="float" office:value="0.00186364">
                <text:p>0.00186364</text:p>
              </table:table-cell>
              <table:table-cell office:value-type="float" office:value="0.0026275">
                <text:p>0.00262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4000">
                <text:p>104000</text:p>
              </table:table-cell>
              <table:table-cell office:value-type="float" office:value="0.0680876">
                <text:p>0.0680876</text:p>
              </table:table-cell>
              <table:table-cell office:value-type="float" office:value="0.0142878">
                <text:p>0.0142878</text:p>
              </table:table-cell>
              <table:table-cell office:value-type="float" office:value="0.00210721">
                <text:p>0.00210721</text:p>
              </table:table-cell>
              <table:table-cell office:value-type="float" office:value="0.0041031">
                <text:p>0.0041031</text:p>
              </table:table-cell>
              <table:table-cell office:value-type="float" office:value="0.00188417">
                <text:p>0.00188417</text:p>
              </table:table-cell>
              <table:table-cell office:value-type="float" office:value="0.00207129">
                <text:p>0.002071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3000">
                <text:p>103000</text:p>
              </table:table-cell>
              <table:table-cell office:value-type="float" office:value="0.0680899">
                <text:p>0.0680899</text:p>
              </table:table-cell>
              <table:table-cell office:value-type="float" office:value="0.0142886">
                <text:p>0.0142886</text:p>
              </table:table-cell>
              <table:table-cell office:value-type="float" office:value="0.00203655">
                <text:p>0.00203655</text:p>
              </table:table-cell>
              <table:table-cell office:value-type="float" office:value="0.00375019">
                <text:p>0.00375019</text:p>
              </table:table-cell>
              <table:table-cell office:value-type="float" office:value="0.00185338">
                <text:p>0.00185338</text:p>
              </table:table-cell>
              <table:table-cell office:value-type="float" office:value="0.00210918">
                <text:p>0.002109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2000">
                <text:p>102000</text:p>
              </table:table-cell>
              <table:table-cell office:value-type="float" office:value="0.0679435">
                <text:p>0.0679435</text:p>
              </table:table-cell>
              <table:table-cell office:value-type="float" office:value="0.0140139">
                <text:p>0.0140139</text:p>
              </table:table-cell>
              <table:table-cell office:value-type="float" office:value="0.00206063">
                <text:p>0.00206063</text:p>
              </table:table-cell>
              <table:table-cell office:value-type="float" office:value="0.00376282">
                <text:p>0.00376282</text:p>
              </table:table-cell>
              <table:table-cell office:value-type="float" office:value="0.00191457">
                <text:p>0.00191457</text:p>
              </table:table-cell>
              <table:table-cell office:value-type="float" office:value="0.00214471">
                <text:p>0.002144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1000">
                <text:p>101000</text:p>
              </table:table-cell>
              <table:table-cell office:value-type="float" office:value="0.0675278">
                <text:p>0.0675278</text:p>
              </table:table-cell>
              <table:table-cell office:value-type="float" office:value="0.0135062">
                <text:p>0.0135062</text:p>
              </table:table-cell>
              <table:table-cell office:value-type="float" office:value="0.00203971">
                <text:p>0.00203971</text:p>
              </table:table-cell>
              <table:table-cell office:value-type="float" office:value="0.0039144">
                <text:p>0.0039144</text:p>
              </table:table-cell>
              <table:table-cell office:value-type="float" office:value="0.00180285">
                <text:p>0.00180285</text:p>
              </table:table-cell>
              <table:table-cell office:value-type="float" office:value="0.00208471">
                <text:p>0.0020847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0000">
                <text:p>100000</text:p>
              </table:table-cell>
              <table:table-cell office:value-type="float" office:value="0.0665109">
                <text:p>0.0665109</text:p>
              </table:table-cell>
              <table:table-cell office:value-type="float" office:value="0.0134699">
                <text:p>0.0134699</text:p>
              </table:table-cell>
              <table:table-cell office:value-type="float" office:value="0.00203497">
                <text:p>0.00203497</text:p>
              </table:table-cell>
              <table:table-cell office:value-type="float" office:value="0.0036815">
                <text:p>0.0036815</text:p>
              </table:table-cell>
              <table:table-cell office:value-type="float" office:value="0.00195997">
                <text:p>0.00195997</text:p>
              </table:table-cell>
              <table:table-cell office:value-type="float" office:value="0.00211353">
                <text:p>0.0021135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9000">
                <text:p>99000</text:p>
              </table:table-cell>
              <table:table-cell office:value-type="float" office:value="0.0657372">
                <text:p>0.0657372</text:p>
              </table:table-cell>
              <table:table-cell office:value-type="float" office:value="0.0134316">
                <text:p>0.0134316</text:p>
              </table:table-cell>
              <table:table-cell office:value-type="float" office:value="0.00205234">
                <text:p>0.00205234</text:p>
              </table:table-cell>
              <table:table-cell office:value-type="float" office:value="0.00373203">
                <text:p>0.00373203</text:p>
              </table:table-cell>
              <table:table-cell office:value-type="float" office:value="0.00176219">
                <text:p>0.00176219</text:p>
              </table:table-cell>
              <table:table-cell office:value-type="float" office:value="0.00213011">
                <text:p>0.002130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8000">
                <text:p>98000</text:p>
              </table:table-cell>
              <table:table-cell office:value-type="float" office:value="0.0651459">
                <text:p>0.0651459</text:p>
              </table:table-cell>
              <table:table-cell office:value-type="float" office:value="0.0129441">
                <text:p>0.0129441</text:p>
              </table:table-cell>
              <table:table-cell office:value-type="float" office:value="0.00203931">
                <text:p>0.00203931</text:p>
              </table:table-cell>
              <table:table-cell office:value-type="float" office:value="0.00384295">
                <text:p>0.00384295</text:p>
              </table:table-cell>
              <table:table-cell office:value-type="float" office:value="0.0018968">
                <text:p>0.0018968</text:p>
              </table:table-cell>
              <table:table-cell office:value-type="float" office:value="0.00209142">
                <text:p>0.0020914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7000">
                <text:p>97000</text:p>
              </table:table-cell>
              <table:table-cell office:value-type="float" office:value="0.064536">
                <text:p>0.064536</text:p>
              </table:table-cell>
              <table:table-cell office:value-type="float" office:value="0.0125979">
                <text:p>0.0125979</text:p>
              </table:table-cell>
              <table:table-cell office:value-type="float" office:value="0.00203852">
                <text:p>0.00203852</text:p>
              </table:table-cell>
              <table:table-cell office:value-type="float" office:value="0.00363097">
                <text:p>0.00363097</text:p>
              </table:table-cell>
              <table:table-cell office:value-type="float" office:value="0.00182891">
                <text:p>0.00182891</text:p>
              </table:table-cell>
              <table:table-cell office:value-type="float" office:value="0.00206931">
                <text:p>0.0020693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6000">
                <text:p>96000</text:p>
              </table:table-cell>
              <table:table-cell office:value-type="float" office:value="0.063994">
                <text:p>0.063994</text:p>
              </table:table-cell>
              <table:table-cell office:value-type="float" office:value="0.012224">
                <text:p>0.012224</text:p>
              </table:table-cell>
              <table:table-cell office:value-type="float" office:value="0.00201484">
                <text:p>0.00201484</text:p>
              </table:table-cell>
              <table:table-cell office:value-type="float" office:value="0.00363926">
                <text:p>0.00363926</text:p>
              </table:table-cell>
              <table:table-cell office:value-type="float" office:value="0.00177996">
                <text:p>0.00177996</text:p>
              </table:table-cell>
              <table:table-cell office:value-type="float" office:value="0.0026725">
                <text:p>0.00267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5000">
                <text:p>95000</text:p>
              </table:table-cell>
              <table:table-cell office:value-type="float" office:value="0.0630951">
                <text:p>0.0630951</text:p>
              </table:table-cell>
              <table:table-cell office:value-type="float" office:value="0.012106">
                <text:p>0.012106</text:p>
              </table:table-cell>
              <table:table-cell office:value-type="float" office:value="0.00200852">
                <text:p>0.00200852</text:p>
              </table:table-cell>
              <table:table-cell office:value-type="float" office:value="0.00355597">
                <text:p>0.00355597</text:p>
              </table:table-cell>
              <table:table-cell office:value-type="float" office:value="0.00181233">
                <text:p>0.00181233</text:p>
              </table:table-cell>
              <table:table-cell office:value-type="float" office:value="0.00212655">
                <text:p>0.002126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4000">
                <text:p>94000</text:p>
              </table:table-cell>
              <table:table-cell office:value-type="float" office:value="0.06191">
                <text:p>0.06191</text:p>
              </table:table-cell>
              <table:table-cell office:value-type="float" office:value="0.0126776">
                <text:p>0.0126776</text:p>
              </table:table-cell>
              <table:table-cell office:value-type="float" office:value="0.0020101">
                <text:p>0.0020101</text:p>
              </table:table-cell>
              <table:table-cell office:value-type="float" office:value="0.0035003">
                <text:p>0.0035003</text:p>
              </table:table-cell>
              <table:table-cell office:value-type="float" office:value="0.0021684">
                <text:p>0.0021684</text:p>
              </table:table-cell>
              <table:table-cell office:value-type="float" office:value="0.00209339">
                <text:p>0.0020933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3000">
                <text:p>93000</text:p>
              </table:table-cell>
              <table:table-cell office:value-type="float" office:value="0.0619416">
                <text:p>0.0619416</text:p>
              </table:table-cell>
              <table:table-cell office:value-type="float" office:value="0.0119445">
                <text:p>0.0119445</text:p>
              </table:table-cell>
              <table:table-cell office:value-type="float" office:value="0.00199865">
                <text:p>0.00199865</text:p>
              </table:table-cell>
              <table:table-cell office:value-type="float" office:value="0.00372413">
                <text:p>0.00372413</text:p>
              </table:table-cell>
              <table:table-cell office:value-type="float" office:value="0.00173851">
                <text:p>0.00173851</text:p>
              </table:table-cell>
              <table:table-cell office:value-type="float" office:value="0.00206379">
                <text:p>0.0020637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2000">
                <text:p>92000</text:p>
              </table:table-cell>
              <table:table-cell office:value-type="float" office:value="0.0605667">
                <text:p>0.0605667</text:p>
              </table:table-cell>
              <table:table-cell office:value-type="float" office:value="0.0113244">
                <text:p>0.0113244</text:p>
              </table:table-cell>
              <table:table-cell office:value-type="float" office:value="0.00225327">
                <text:p>0.00225327</text:p>
              </table:table-cell>
              <table:table-cell office:value-type="float" office:value="0.00345135">
                <text:p>0.00345135</text:p>
              </table:table-cell>
              <table:table-cell office:value-type="float" office:value="0.00171916">
                <text:p>0.00171916</text:p>
              </table:table-cell>
              <table:table-cell office:value-type="float" office:value="0.00210958">
                <text:p>0.002109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00">
                <text:p>91000</text:p>
              </table:table-cell>
              <table:table-cell office:value-type="float" office:value="0.0601593">
                <text:p>0.0601593</text:p>
              </table:table-cell>
              <table:table-cell office:value-type="float" office:value="0.0112861">
                <text:p>0.0112861</text:p>
              </table:table-cell>
              <table:table-cell office:value-type="float" office:value="0.00296502">
                <text:p>0.00296502</text:p>
              </table:table-cell>
              <table:table-cell office:value-type="float" office:value="0.00401072">
                <text:p>0.00401072</text:p>
              </table:table-cell>
              <table:table-cell office:value-type="float" office:value="0.00171798">
                <text:p>0.00171798</text:p>
              </table:table-cell>
              <table:table-cell office:value-type="float" office:value="0.00218932">
                <text:p>0.0021893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0000">
                <text:p>90000</text:p>
              </table:table-cell>
              <table:table-cell office:value-type="float" office:value="0.0594937">
                <text:p>0.0594937</text:p>
              </table:table-cell>
              <table:table-cell office:value-type="float" office:value="0.0113291">
                <text:p>0.0113291</text:p>
              </table:table-cell>
              <table:table-cell office:value-type="float" office:value="0.00239064">
                <text:p>0.00239064</text:p>
              </table:table-cell>
              <table:table-cell office:value-type="float" office:value="0.00346004">
                <text:p>0.00346004</text:p>
              </table:table-cell>
              <table:table-cell office:value-type="float" office:value="0.00171719">
                <text:p>0.00171719</text:p>
              </table:table-cell>
              <table:table-cell office:value-type="float" office:value="0.00209339">
                <text:p>0.0020933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9000">
                <text:p>89000</text:p>
              </table:table-cell>
              <table:table-cell office:value-type="float" office:value="0.0585191">
                <text:p>0.0585191</text:p>
              </table:table-cell>
              <table:table-cell office:value-type="float" office:value="0.0107662">
                <text:p>0.0107662</text:p>
              </table:table-cell>
              <table:table-cell office:value-type="float" office:value="0.00250236">
                <text:p>0.00250236</text:p>
              </table:table-cell>
              <table:table-cell office:value-type="float" office:value="0.00357294">
                <text:p>0.00357294</text:p>
              </table:table-cell>
              <table:table-cell office:value-type="float" office:value="0.00222958">
                <text:p>0.00222958</text:p>
              </table:table-cell>
              <table:table-cell office:value-type="float" office:value="0.00211668">
                <text:p>0.0021166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8000">
                <text:p>88000</text:p>
              </table:table-cell>
              <table:table-cell office:value-type="float" office:value="0.058283">
                <text:p>0.058283</text:p>
              </table:table-cell>
              <table:table-cell office:value-type="float" office:value="0.0107595">
                <text:p>0.0107595</text:p>
              </table:table-cell>
              <table:table-cell office:value-type="float" office:value="0.00222958">
                <text:p>0.00222958</text:p>
              </table:table-cell>
              <table:table-cell office:value-type="float" office:value="0.00340517">
                <text:p>0.00340517</text:p>
              </table:table-cell>
              <table:table-cell office:value-type="float" office:value="0.00168364">
                <text:p>0.00168364</text:p>
              </table:table-cell>
              <table:table-cell office:value-type="float" office:value="0.00205629">
                <text:p>0.0020562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7000">
                <text:p>87000</text:p>
              </table:table-cell>
              <table:table-cell office:value-type="float" office:value="0.058193">
                <text:p>0.058193</text:p>
              </table:table-cell>
              <table:table-cell office:value-type="float" office:value="0.0104646">
                <text:p>0.0104646</text:p>
              </table:table-cell>
              <table:table-cell office:value-type="float" office:value="0.00210208">
                <text:p>0.00210208</text:p>
              </table:table-cell>
              <table:table-cell office:value-type="float" office:value="0.00395388">
                <text:p>0.00395388</text:p>
              </table:table-cell>
              <table:table-cell office:value-type="float" office:value="0.00161258">
                <text:p>0.00161258</text:p>
              </table:table-cell>
              <table:table-cell office:value-type="float" office:value="0.0020626">
                <text:p>0.002062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6000">
                <text:p>86000</text:p>
              </table:table-cell>
              <table:table-cell office:value-type="float" office:value="0.0575176">
                <text:p>0.0575176</text:p>
              </table:table-cell>
              <table:table-cell office:value-type="float" office:value="0.0103193">
                <text:p>0.0103193</text:p>
              </table:table-cell>
              <table:table-cell office:value-type="float" office:value="0.0020851">
                <text:p>0.0020851</text:p>
              </table:table-cell>
              <table:table-cell office:value-type="float" office:value="0.00338069">
                <text:p>0.00338069</text:p>
              </table:table-cell>
              <table:table-cell office:value-type="float" office:value="0.00181114">
                <text:p>0.00181114</text:p>
              </table:table-cell>
              <table:table-cell office:value-type="float" office:value="0.00212734">
                <text:p>0.002127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5000">
                <text:p>85000</text:p>
              </table:table-cell>
              <table:table-cell office:value-type="float" office:value="0.055577">
                <text:p>0.055577</text:p>
              </table:table-cell>
              <table:table-cell office:value-type="float" office:value="0.00972877">
                <text:p>0.00972877</text:p>
              </table:table-cell>
              <table:table-cell office:value-type="float" office:value="0.00262158">
                <text:p>0.00262158</text:p>
              </table:table-cell>
              <table:table-cell office:value-type="float" office:value="0.00330253">
                <text:p>0.00330253</text:p>
              </table:table-cell>
              <table:table-cell office:value-type="float" office:value="0.00184154">
                <text:p>0.00184154</text:p>
              </table:table-cell>
              <table:table-cell office:value-type="float" office:value="0.00209655">
                <text:p>0.002096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4000">
                <text:p>84000</text:p>
              </table:table-cell>
              <table:table-cell office:value-type="float" office:value="0.0557222">
                <text:p>0.0557222</text:p>
              </table:table-cell>
              <table:table-cell office:value-type="float" office:value="0.0096889">
                <text:p>0.0096889</text:p>
              </table:table-cell>
              <table:table-cell office:value-type="float" office:value="0.00248381">
                <text:p>0.00248381</text:p>
              </table:table-cell>
              <table:table-cell office:value-type="float" office:value="0.00329385">
                <text:p>0.00329385</text:p>
              </table:table-cell>
              <table:table-cell office:value-type="float" office:value="0.00165798">
                <text:p>0.00165798</text:p>
              </table:table-cell>
              <table:table-cell office:value-type="float" office:value="0.00242933">
                <text:p>0.0024293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3000">
                <text:p>83000</text:p>
              </table:table-cell>
              <table:table-cell office:value-type="float" office:value="0.0550054">
                <text:p>0.0550054</text:p>
              </table:table-cell>
              <table:table-cell office:value-type="float" office:value="0.0094856">
                <text:p>0.0094856</text:p>
              </table:table-cell>
              <table:table-cell office:value-type="float" office:value="0.00221814">
                <text:p>0.00221814</text:p>
              </table:table-cell>
              <table:table-cell office:value-type="float" office:value="0.0032445">
                <text:p>0.0032445</text:p>
              </table:table-cell>
              <table:table-cell office:value-type="float" office:value="0.00156166">
                <text:p>0.00156166</text:p>
              </table:table-cell>
              <table:table-cell office:value-type="float" office:value="0.00220353">
                <text:p>0.002203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2000">
                <text:p>82000</text:p>
              </table:table-cell>
              <table:table-cell office:value-type="float" office:value="0.0538712">
                <text:p>0.0538712</text:p>
              </table:table-cell>
              <table:table-cell office:value-type="float" office:value="0.00950139">
                <text:p>0.00950139</text:p>
              </table:table-cell>
              <table:table-cell office:value-type="float" office:value="0.00214866">
                <text:p>0.00214866</text:p>
              </table:table-cell>
              <table:table-cell office:value-type="float" office:value="0.00324648">
                <text:p>0.00324648</text:p>
              </table:table-cell>
              <table:table-cell office:value-type="float" office:value="0.00155337">
                <text:p>0.00155337</text:p>
              </table:table-cell>
              <table:table-cell office:value-type="float" office:value="0.00209695">
                <text:p>0.0020969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1000">
                <text:p>81000</text:p>
              </table:table-cell>
              <table:table-cell office:value-type="float" office:value="0.0537275">
                <text:p>0.0537275</text:p>
              </table:table-cell>
              <table:table-cell office:value-type="float" office:value="0.00897242">
                <text:p>0.00897242</text:p>
              </table:table-cell>
              <table:table-cell office:value-type="float" office:value="0.00208747">
                <text:p>0.00208747</text:p>
              </table:table-cell>
              <table:table-cell office:value-type="float" office:value="0.00333845">
                <text:p>0.00333845</text:p>
              </table:table-cell>
              <table:table-cell office:value-type="float" office:value="0.00158021">
                <text:p>0.00158021</text:p>
              </table:table-cell>
              <table:table-cell office:value-type="float" office:value="0.00213721">
                <text:p>0.002137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0000">
                <text:p>80000</text:p>
              </table:table-cell>
              <table:table-cell office:value-type="float" office:value="0.05291">
                <text:p>0.05291</text:p>
              </table:table-cell>
              <table:table-cell office:value-type="float" office:value="0.00891952">
                <text:p>0.00891952</text:p>
              </table:table-cell>
              <table:table-cell office:value-type="float" office:value="0.00206576">
                <text:p>0.00206576</text:p>
              </table:table-cell>
              <table:table-cell office:value-type="float" office:value="0.00321371">
                <text:p>0.00321371</text:p>
              </table:table-cell>
              <table:table-cell office:value-type="float" office:value="0.00162047">
                <text:p>0.00162047</text:p>
              </table:table-cell>
              <table:table-cell office:value-type="float" office:value="0.00203773">
                <text:p>0.0020377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9000">
                <text:p>79000</text:p>
              </table:table-cell>
              <table:table-cell office:value-type="float" office:value="0.0529641">
                <text:p>0.0529641</text:p>
              </table:table-cell>
              <table:table-cell office:value-type="float" office:value="0.00908848">
                <text:p>0.00908848</text:p>
              </table:table-cell>
              <table:table-cell office:value-type="float" office:value="0.00202984">
                <text:p>0.00202984</text:p>
              </table:table-cell>
              <table:table-cell office:value-type="float" office:value="0.00322161">
                <text:p>0.00322161</text:p>
              </table:table-cell>
              <table:table-cell office:value-type="float" office:value="0.00156797">
                <text:p>0.00156797</text:p>
              </table:table-cell>
              <table:table-cell office:value-type="float" office:value="0.00209931">
                <text:p>0.0020993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8000">
                <text:p>78000</text:p>
              </table:table-cell>
              <table:table-cell office:value-type="float" office:value="0.0528476">
                <text:p>0.0528476</text:p>
              </table:table-cell>
              <table:table-cell office:value-type="float" office:value="0.00849595">
                <text:p>0.00849595</text:p>
              </table:table-cell>
              <table:table-cell office:value-type="float" office:value="0.00202273">
                <text:p>0.00202273</text:p>
              </table:table-cell>
              <table:table-cell office:value-type="float" office:value="0.00314502">
                <text:p>0.00314502</text:p>
              </table:table-cell>
              <table:table-cell office:value-type="float" office:value="0.00150797">
                <text:p>0.00150797</text:p>
              </table:table-cell>
              <table:table-cell office:value-type="float" office:value="0.00230182">
                <text:p>0.0023018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7000">
                <text:p>77000</text:p>
              </table:table-cell>
              <table:table-cell office:value-type="float" office:value="0.0510531">
                <text:p>0.0510531</text:p>
              </table:table-cell>
              <table:table-cell office:value-type="float" office:value="0.00825909">
                <text:p>0.00825909</text:p>
              </table:table-cell>
              <table:table-cell office:value-type="float" office:value="0.00202471">
                <text:p>0.00202471</text:p>
              </table:table-cell>
              <table:table-cell office:value-type="float" office:value="0.00335385">
                <text:p>0.00335385</text:p>
              </table:table-cell>
              <table:table-cell office:value-type="float" office:value="0.00150126">
                <text:p>0.00150126</text:p>
              </table:table-cell>
              <table:table-cell office:value-type="float" office:value="0.0021151">
                <text:p>0.002115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6000">
                <text:p>76000</text:p>
              </table:table-cell>
              <table:table-cell office:value-type="float" office:value="0.0498234">
                <text:p>0.0498234</text:p>
              </table:table-cell>
              <table:table-cell office:value-type="float" office:value="0.00811856">
                <text:p>0.00811856</text:p>
              </table:table-cell>
              <table:table-cell office:value-type="float" office:value="0.0023263">
                <text:p>0.0023263</text:p>
              </table:table-cell>
              <table:table-cell office:value-type="float" office:value="0.00308186">
                <text:p>0.00308186</text:p>
              </table:table-cell>
              <table:table-cell office:value-type="float" office:value="0.00154508">
                <text:p>0.00154508</text:p>
              </table:table-cell>
              <table:table-cell office:value-type="float" office:value="0.00207444">
                <text:p>0.0020744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5000">
                <text:p>75000</text:p>
              </table:table-cell>
              <table:table-cell office:value-type="float" office:value="0.050301">
                <text:p>0.050301</text:p>
              </table:table-cell>
              <table:table-cell office:value-type="float" office:value="0.00796342">
                <text:p>0.00796342</text:p>
              </table:table-cell>
              <table:table-cell office:value-type="float" office:value="0.00223708">
                <text:p>0.00223708</text:p>
              </table:table-cell>
              <table:table-cell office:value-type="float" office:value="0.00303883">
                <text:p>0.00303883</text:p>
              </table:table-cell>
              <table:table-cell office:value-type="float" office:value="0.00153994">
                <text:p>0.00153994</text:p>
              </table:table-cell>
              <table:table-cell office:value-type="float" office:value="0.00212103">
                <text:p>0.0021210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4000">
                <text:p>74000</text:p>
              </table:table-cell>
              <table:table-cell office:value-type="float" office:value="0.0485996">
                <text:p>0.0485996</text:p>
              </table:table-cell>
              <table:table-cell office:value-type="float" office:value="0.00776881">
                <text:p>0.00776881</text:p>
              </table:table-cell>
              <table:table-cell office:value-type="float" office:value="0.00216169">
                <text:p>0.00216169</text:p>
              </table:table-cell>
              <table:table-cell office:value-type="float" office:value="0.00301791">
                <text:p>0.00301791</text:p>
              </table:table-cell>
              <table:table-cell office:value-type="float" office:value="0.00149613">
                <text:p>0.00149613</text:p>
              </table:table-cell>
              <table:table-cell office:value-type="float" office:value="0.00249091">
                <text:p>0.0024909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3000">
                <text:p>73000</text:p>
              </table:table-cell>
              <table:table-cell office:value-type="float" office:value="0.04851">
                <text:p>0.04851</text:p>
              </table:table-cell>
              <table:table-cell office:value-type="float" office:value="0.00756669">
                <text:p>0.00756669</text:p>
              </table:table-cell>
              <table:table-cell office:value-type="float" office:value="0.0021984">
                <text:p>0.0021984</text:p>
              </table:table-cell>
              <table:table-cell office:value-type="float" office:value="0.00300489">
                <text:p>0.00300489</text:p>
              </table:table-cell>
              <table:table-cell office:value-type="float" office:value="0.00190154">
                <text:p>0.00190154</text:p>
              </table:table-cell>
              <table:table-cell office:value-type="float" office:value="0.00208313">
                <text:p>0.002083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2000">
                <text:p>72000</text:p>
              </table:table-cell>
              <table:table-cell office:value-type="float" office:value="0.0477635">
                <text:p>0.0477635</text:p>
              </table:table-cell>
              <table:table-cell office:value-type="float" office:value="0.00763143">
                <text:p>0.00763143</text:p>
              </table:table-cell>
              <table:table-cell office:value-type="float" office:value="0.00209142">
                <text:p>0.00209142</text:p>
              </table:table-cell>
              <table:table-cell office:value-type="float" office:value="0.00299739">
                <text:p>0.00299739</text:p>
              </table:table-cell>
              <table:table-cell office:value-type="float" office:value="0.00162126">
                <text:p>0.00162126</text:p>
              </table:table-cell>
              <table:table-cell office:value-type="float" office:value="0.00207444">
                <text:p>0.0020744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1000">
                <text:p>71000</text:p>
              </table:table-cell>
              <table:table-cell office:value-type="float" office:value="0.0469393">
                <text:p>0.0469393</text:p>
              </table:table-cell>
              <table:table-cell office:value-type="float" office:value="0.0078296">
                <text:p>0.0078296</text:p>
              </table:table-cell>
              <table:table-cell office:value-type="float" office:value="0.00202628">
                <text:p>0.00202628</text:p>
              </table:table-cell>
              <table:table-cell office:value-type="float" office:value="0.00307792">
                <text:p>0.00307792</text:p>
              </table:table-cell>
              <table:table-cell office:value-type="float" office:value="0.00165166">
                <text:p>0.00165166</text:p>
              </table:table-cell>
              <table:table-cell office:value-type="float" office:value="0.00209537">
                <text:p>0.0020953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0000">
                <text:p>70000</text:p>
              </table:table-cell>
              <table:table-cell office:value-type="float" office:value="0.0475239">
                <text:p>0.0475239</text:p>
              </table:table-cell>
              <table:table-cell office:value-type="float" office:value="0.00713088">
                <text:p>0.00713088</text:p>
              </table:table-cell>
              <table:table-cell office:value-type="float" office:value="0.00203576">
                <text:p>0.00203576</text:p>
              </table:table-cell>
              <table:table-cell office:value-type="float" office:value="0.00289712">
                <text:p>0.00289712</text:p>
              </table:table-cell>
              <table:table-cell office:value-type="float" office:value="0.00163666">
                <text:p>0.00163666</text:p>
              </table:table-cell>
              <table:table-cell office:value-type="float" office:value="0.00215458">
                <text:p>0.0021545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9000">
                <text:p>69000</text:p>
              </table:table-cell>
              <table:table-cell office:value-type="float" office:value="0.0463697">
                <text:p>0.0463697</text:p>
              </table:table-cell>
              <table:table-cell office:value-type="float" office:value="0.00705627">
                <text:p>0.00705627</text:p>
              </table:table-cell>
              <table:table-cell office:value-type="float" office:value="0.00199747">
                <text:p>0.00199747</text:p>
              </table:table-cell>
              <table:table-cell office:value-type="float" office:value="0.00293146">
                <text:p>0.00293146</text:p>
              </table:table-cell>
              <table:table-cell office:value-type="float" office:value="0.00153126">
                <text:p>0.00153126</text:p>
              </table:table-cell>
              <table:table-cell office:value-type="float" office:value="0.00236459">
                <text:p>0.002364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8000">
                <text:p>68000</text:p>
              </table:table-cell>
              <table:table-cell office:value-type="float" office:value="0.0443738">
                <text:p>0.0443738</text:p>
              </table:table-cell>
              <table:table-cell office:value-type="float" office:value="0.00686244">
                <text:p>0.00686244</text:p>
              </table:table-cell>
              <table:table-cell office:value-type="float" office:value="0.00198681">
                <text:p>0.00198681</text:p>
              </table:table-cell>
              <table:table-cell office:value-type="float" office:value="0.00292238">
                <text:p>0.00292238</text:p>
              </table:table-cell>
              <table:table-cell office:value-type="float" office:value="0.00144678">
                <text:p>0.00144678</text:p>
              </table:table-cell>
              <table:table-cell office:value-type="float" office:value="0.0020705">
                <text:p>0.00207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7000">
                <text:p>67000</text:p>
              </table:table-cell>
              <table:table-cell office:value-type="float" office:value="0.0450385">
                <text:p>0.0450385</text:p>
              </table:table-cell>
              <table:table-cell office:value-type="float" office:value="0.00659085">
                <text:p>0.00659085</text:p>
              </table:table-cell>
              <table:table-cell office:value-type="float" office:value="0.00197141">
                <text:p>0.00197141</text:p>
              </table:table-cell>
              <table:table-cell office:value-type="float" office:value="0.00281501">
                <text:p>0.00281501</text:p>
              </table:table-cell>
              <table:table-cell office:value-type="float" office:value="0.00143494">
                <text:p>0.00143494</text:p>
              </table:table-cell>
              <table:table-cell office:value-type="float" office:value="0.00213603">
                <text:p>0.0021360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6000">
                <text:p>66000</text:p>
              </table:table-cell>
              <table:table-cell office:value-type="float" office:value="0.0433596">
                <text:p>0.0433596</text:p>
              </table:table-cell>
              <table:table-cell office:value-type="float" office:value="0.00648624">
                <text:p>0.00648624</text:p>
              </table:table-cell>
              <table:table-cell office:value-type="float" office:value="0.00206655">
                <text:p>0.00206655</text:p>
              </table:table-cell>
              <table:table-cell office:value-type="float" office:value="0.00340398">
                <text:p>0.00340398</text:p>
              </table:table-cell>
              <table:table-cell office:value-type="float" office:value="0.00144718">
                <text:p>0.00144718</text:p>
              </table:table-cell>
              <table:table-cell office:value-type="float" office:value="0.00207366">
                <text:p>0.0020736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5000">
                <text:p>65000</text:p>
              </table:table-cell>
              <table:table-cell office:value-type="float" office:value="0.0435922">
                <text:p>0.0435922</text:p>
              </table:table-cell>
              <table:table-cell office:value-type="float" office:value="0.00642861">
                <text:p>0.00642861</text:p>
              </table:table-cell>
              <table:table-cell office:value-type="float" office:value="0.00204326">
                <text:p>0.00204326</text:p>
              </table:table-cell>
              <table:table-cell office:value-type="float" office:value="0.00281974">
                <text:p>0.00281974</text:p>
              </table:table-cell>
              <table:table-cell office:value-type="float" office:value="0.00142823">
                <text:p>0.00142823</text:p>
              </table:table-cell>
              <table:table-cell office:value-type="float" office:value="0.00207405">
                <text:p>0.002074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4000">
                <text:p>64000</text:p>
              </table:table-cell>
              <table:table-cell office:value-type="float" office:value="0.0428046">
                <text:p>0.0428046</text:p>
              </table:table-cell>
              <table:table-cell office:value-type="float" office:value="0.00622176">
                <text:p>0.00622176</text:p>
              </table:table-cell>
              <table:table-cell office:value-type="float" office:value="0.00203655">
                <text:p>0.00203655</text:p>
              </table:table-cell>
              <table:table-cell office:value-type="float" office:value="0.00280238">
                <text:p>0.00280238</text:p>
              </table:table-cell>
              <table:table-cell office:value-type="float" office:value="0.00134888">
                <text:p>0.00134888</text:p>
              </table:table-cell>
              <table:table-cell office:value-type="float" office:value="0.00209102">
                <text:p>0.0020910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3000">
                <text:p>63000</text:p>
              </table:table-cell>
              <table:table-cell office:value-type="float" office:value="0.0418402">
                <text:p>0.0418402</text:p>
              </table:table-cell>
              <table:table-cell office:value-type="float" office:value="0.00620241">
                <text:p>0.00620241</text:p>
              </table:table-cell>
              <table:table-cell office:value-type="float" office:value="0.00201247">
                <text:p>0.00201247</text:p>
              </table:table-cell>
              <table:table-cell office:value-type="float" office:value="0.00277001">
                <text:p>0.00277001</text:p>
              </table:table-cell>
              <table:table-cell office:value-type="float" office:value="0.00142507">
                <text:p>0.00142507</text:p>
              </table:table-cell>
              <table:table-cell office:value-type="float" office:value="0.00206655">
                <text:p>0.0020665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2000">
                <text:p>62000</text:p>
              </table:table-cell>
              <table:table-cell office:value-type="float" office:value="0.0414739">
                <text:p>0.0414739</text:p>
              </table:table-cell>
              <table:table-cell office:value-type="float" office:value="0.00624741">
                <text:p>0.00624741</text:p>
              </table:table-cell>
              <table:table-cell office:value-type="float" office:value="0.00202668">
                <text:p>0.00202668</text:p>
              </table:table-cell>
              <table:table-cell office:value-type="float" office:value="0.00310002">
                <text:p>0.00310002</text:p>
              </table:table-cell>
              <table:table-cell office:value-type="float" office:value="0.00138994">
                <text:p>0.00138994</text:p>
              </table:table-cell>
              <table:table-cell office:value-type="float" office:value="0.00215813">
                <text:p>0.002158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1000">
                <text:p>61000</text:p>
              </table:table-cell>
              <table:table-cell office:value-type="float" office:value="0.0404594">
                <text:p>0.0404594</text:p>
              </table:table-cell>
              <table:table-cell office:value-type="float" office:value="0.00581595">
                <text:p>0.00581595</text:p>
              </table:table-cell>
              <table:table-cell office:value-type="float" office:value="0.00197536">
                <text:p>0.00197536</text:p>
              </table:table-cell>
              <table:table-cell office:value-type="float" office:value="0.00318963">
                <text:p>0.00318963</text:p>
              </table:table-cell>
              <table:table-cell office:value-type="float" office:value="0.00133901">
                <text:p>0.00133901</text:p>
              </table:table-cell>
              <table:table-cell office:value-type="float" office:value="0.00212616">
                <text:p>0.0021261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0000">
                <text:p>60000</text:p>
              </table:table-cell>
              <table:table-cell office:value-type="float" office:value="0.0406058">
                <text:p>0.0406058</text:p>
              </table:table-cell>
              <table:table-cell office:value-type="float" office:value="0.00577844">
                <text:p>0.00577844</text:p>
              </table:table-cell>
              <table:table-cell office:value-type="float" office:value="0.00195365">
                <text:p>0.00195365</text:p>
              </table:table-cell>
              <table:table-cell office:value-type="float" office:value="0.00305107">
                <text:p>0.00305107</text:p>
              </table:table-cell>
              <table:table-cell office:value-type="float" office:value="0.00160784">
                <text:p>0.00160784</text:p>
              </table:table-cell>
              <table:table-cell office:value-type="float" office:value="0.00206142">
                <text:p>0.002061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9000">
                <text:p>59000</text:p>
              </table:table-cell>
              <table:table-cell office:value-type="float" office:value="0.0385661">
                <text:p>0.0385661</text:p>
              </table:table-cell>
              <table:table-cell office:value-type="float" office:value="0.00560988">
                <text:p>0.00560988</text:p>
              </table:table-cell>
              <table:table-cell office:value-type="float" office:value="0.00193865">
                <text:p>0.00193865</text:p>
              </table:table-cell>
              <table:table-cell office:value-type="float" office:value="0.00271158">
                <text:p>0.00271158</text:p>
              </table:table-cell>
              <table:table-cell office:value-type="float" office:value="0.0014831">
                <text:p>0.0014831</text:p>
              </table:table-cell>
              <table:table-cell office:value-type="float" office:value="0.00265632">
                <text:p>0.002656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8000">
                <text:p>58000</text:p>
              </table:table-cell>
              <table:table-cell office:value-type="float" office:value="0.0378125">
                <text:p>0.0378125</text:p>
              </table:table-cell>
              <table:table-cell office:value-type="float" office:value="0.00547646">
                <text:p>0.00547646</text:p>
              </table:table-cell>
              <table:table-cell office:value-type="float" office:value="0.00195089">
                <text:p>0.00195089</text:p>
              </table:table-cell>
              <table:table-cell office:value-type="float" office:value="0.00260105">
                <text:p>0.00260105</text:p>
              </table:table-cell>
              <table:table-cell office:value-type="float" office:value="0.0016485">
                <text:p>0.0016485</text:p>
              </table:table-cell>
              <table:table-cell office:value-type="float" office:value="0.00212024">
                <text:p>0.002120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7000">
                <text:p>57000</text:p>
              </table:table-cell>
              <table:table-cell office:value-type="float" office:value="0.0372583">
                <text:p>0.0372583</text:p>
              </table:table-cell>
              <table:table-cell office:value-type="float" office:value="0.00537698">
                <text:p>0.00537698</text:p>
              </table:table-cell>
              <table:table-cell office:value-type="float" office:value="0.00193628">
                <text:p>0.00193628</text:p>
              </table:table-cell>
              <table:table-cell office:value-type="float" office:value="0.00267763">
                <text:p>0.00267763</text:p>
              </table:table-cell>
              <table:table-cell office:value-type="float" office:value="0.00133743">
                <text:p>0.00133743</text:p>
              </table:table-cell>
              <table:table-cell office:value-type="float" office:value="0.00206497">
                <text:p>0.0020649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6000">
                <text:p>56000</text:p>
              </table:table-cell>
              <table:table-cell office:value-type="float" office:value="0.0370605">
                <text:p>0.0370605</text:p>
              </table:table-cell>
              <table:table-cell office:value-type="float" office:value="0.00536">
                <text:p>0.00536</text:p>
              </table:table-cell>
              <table:table-cell office:value-type="float" office:value="0.00199865">
                <text:p>0.00199865</text:p>
              </table:table-cell>
              <table:table-cell office:value-type="float" office:value="0.0028083">
                <text:p>0.0028083</text:p>
              </table:table-cell>
              <table:table-cell office:value-type="float" office:value="0.00133033">
                <text:p>0.00133033</text:p>
              </table:table-cell>
              <table:table-cell office:value-type="float" office:value="0.00206655">
                <text:p>0.002066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5000">
                <text:p>55000</text:p>
              </table:table-cell>
              <table:table-cell office:value-type="float" office:value="0.0373179">
                <text:p>0.0373179</text:p>
              </table:table-cell>
              <table:table-cell office:value-type="float" office:value="0.00512394">
                <text:p>0.00512394</text:p>
              </table:table-cell>
              <table:table-cell office:value-type="float" office:value="0.00218971">
                <text:p>0.00218971</text:p>
              </table:table-cell>
              <table:table-cell office:value-type="float" office:value="0.00277001">
                <text:p>0.00277001</text:p>
              </table:table-cell>
              <table:table-cell office:value-type="float" office:value="0.00131296">
                <text:p>0.00131296</text:p>
              </table:table-cell>
              <table:table-cell office:value-type="float" office:value="0.0020405">
                <text:p>0.002040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4000">
                <text:p>54000</text:p>
              </table:table-cell>
              <table:table-cell office:value-type="float" office:value="0.0359276">
                <text:p>0.0359276</text:p>
              </table:table-cell>
              <table:table-cell office:value-type="float" office:value="0.00509749">
                <text:p>0.00509749</text:p>
              </table:table-cell>
              <table:table-cell office:value-type="float" office:value="0.00198681">
                <text:p>0.00198681</text:p>
              </table:table-cell>
              <table:table-cell office:value-type="float" office:value="0.00256">
                <text:p>0.00256</text:p>
              </table:table-cell>
              <table:table-cell office:value-type="float" office:value="0.00132638">
                <text:p>0.00132638</text:p>
              </table:table-cell>
              <table:table-cell office:value-type="float" office:value="0.00239972">
                <text:p>0.0023997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3000">
                <text:p>53000</text:p>
              </table:table-cell>
              <table:table-cell office:value-type="float" office:value="0.0349948">
                <text:p>0.0349948</text:p>
              </table:table-cell>
              <table:table-cell office:value-type="float" office:value="0.00493603">
                <text:p>0.00493603</text:p>
              </table:table-cell>
              <table:table-cell office:value-type="float" office:value="0.00194931">
                <text:p>0.00194931</text:p>
              </table:table-cell>
              <table:table-cell office:value-type="float" office:value="0.00250236">
                <text:p>0.00250236</text:p>
              </table:table-cell>
              <table:table-cell office:value-type="float" office:value="0.00131217">
                <text:p>0.00131217</text:p>
              </table:table-cell>
              <table:table-cell office:value-type="float" office:value="0.0021151">
                <text:p>0.002115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2000">
                <text:p>52000</text:p>
              </table:table-cell>
              <table:table-cell office:value-type="float" office:value="0.035112">
                <text:p>0.035112</text:p>
              </table:table-cell>
              <table:table-cell office:value-type="float" office:value="0.00466602">
                <text:p>0.00466602</text:p>
              </table:table-cell>
              <table:table-cell office:value-type="float" office:value="0.00193667">
                <text:p>0.00193667</text:p>
              </table:table-cell>
              <table:table-cell office:value-type="float" office:value="0.00244867">
                <text:p>0.00244867</text:p>
              </table:table-cell>
              <table:table-cell office:value-type="float" office:value="0.00127743">
                <text:p>0.00127743</text:p>
              </table:table-cell>
              <table:table-cell office:value-type="float" office:value="0.00206852">
                <text:p>0.0020685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1000">
                <text:p>51000</text:p>
              </table:table-cell>
              <table:table-cell office:value-type="float" office:value="0.0335046">
                <text:p>0.0335046</text:p>
              </table:table-cell>
              <table:table-cell office:value-type="float" office:value="0.00455312">
                <text:p>0.00455312</text:p>
              </table:table-cell>
              <table:table-cell office:value-type="float" office:value="0.00194615">
                <text:p>0.00194615</text:p>
              </table:table-cell>
              <table:table-cell office:value-type="float" office:value="0.00246604">
                <text:p>0.00246604</text:p>
              </table:table-cell>
              <table:table-cell office:value-type="float" office:value="0.00128098">
                <text:p>0.00128098</text:p>
              </table:table-cell>
              <table:table-cell office:value-type="float" office:value="0.00204089">
                <text:p>0.0020408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0000">
                <text:p>50000</text:p>
              </table:table-cell>
              <table:table-cell office:value-type="float" office:value="0.0332112">
                <text:p>0.0332112</text:p>
              </table:table-cell>
              <table:table-cell office:value-type="float" office:value="0.00458944">
                <text:p>0.00458944</text:p>
              </table:table-cell>
              <table:table-cell office:value-type="float" office:value="0.00197102">
                <text:p>0.00197102</text:p>
              </table:table-cell>
              <table:table-cell office:value-type="float" office:value="0.0029137">
                <text:p>0.0029137</text:p>
              </table:table-cell>
              <table:table-cell office:value-type="float" office:value="0.00126243">
                <text:p>0.00126243</text:p>
              </table:table-cell>
              <table:table-cell office:value-type="float" office:value="0.00203931">
                <text:p>0.0020393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9000">
                <text:p>49000</text:p>
              </table:table-cell>
              <table:table-cell office:value-type="float" office:value="0.0328208">
                <text:p>0.0328208</text:p>
              </table:table-cell>
              <table:table-cell office:value-type="float" office:value="0.00443627">
                <text:p>0.00443627</text:p>
              </table:table-cell>
              <table:table-cell office:value-type="float" office:value="0.00190154">
                <text:p>0.00190154</text:p>
              </table:table-cell>
              <table:table-cell office:value-type="float" office:value="0.00257776">
                <text:p>0.00257776</text:p>
              </table:table-cell>
              <table:table-cell office:value-type="float" office:value="0.00125651">
                <text:p>0.00125651</text:p>
              </table:table-cell>
              <table:table-cell office:value-type="float" office:value="0.00204484">
                <text:p>0.002044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8000">
                <text:p>48000</text:p>
              </table:table-cell>
              <table:table-cell office:value-type="float" office:value="0.0319847">
                <text:p>0.0319847</text:p>
              </table:table-cell>
              <table:table-cell office:value-type="float" office:value="0.00425034">
                <text:p>0.00425034</text:p>
              </table:table-cell>
              <table:table-cell office:value-type="float" office:value="0.0019122">
                <text:p>0.0019122</text:p>
              </table:table-cell>
              <table:table-cell office:value-type="float" office:value="0.00240209">
                <text:p>0.00240209</text:p>
              </table:table-cell>
              <table:table-cell office:value-type="float" office:value="0.00124348">
                <text:p>0.00124348</text:p>
              </table:table-cell>
              <table:table-cell office:value-type="float" office:value="0.00203576">
                <text:p>0.0020357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000">
                <text:p>47000</text:p>
              </table:table-cell>
              <table:table-cell office:value-type="float" office:value="0.030637">
                <text:p>0.030637</text:p>
              </table:table-cell>
              <table:table-cell office:value-type="float" office:value="0.00417336">
                <text:p>0.00417336</text:p>
              </table:table-cell>
              <table:table-cell office:value-type="float" office:value="0.00223748">
                <text:p>0.00223748</text:p>
              </table:table-cell>
              <table:table-cell office:value-type="float" office:value="0.00237525">
                <text:p>0.00237525</text:p>
              </table:table-cell>
              <table:table-cell office:value-type="float" office:value="0.0012573">
                <text:p>0.0012573</text:p>
              </table:table-cell>
              <table:table-cell office:value-type="float" office:value="0.00201128">
                <text:p>0.0020112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6000">
                <text:p>46000</text:p>
              </table:table-cell>
              <table:table-cell office:value-type="float" office:value="0.0306236">
                <text:p>0.0306236</text:p>
              </table:table-cell>
              <table:table-cell office:value-type="float" office:value="0.00405178">
                <text:p>0.00405178</text:p>
              </table:table-cell>
              <table:table-cell office:value-type="float" office:value="0.0019651">
                <text:p>0.0019651</text:p>
              </table:table-cell>
              <table:table-cell office:value-type="float" office:value="0.00234091">
                <text:p>0.00234091</text:p>
              </table:table-cell>
              <table:table-cell office:value-type="float" office:value="0.00127269">
                <text:p>0.00127269</text:p>
              </table:table-cell>
              <table:table-cell office:value-type="float" office:value="0.00200063">
                <text:p>0.0020006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5000">
                <text:p>45000</text:p>
              </table:table-cell>
              <table:table-cell office:value-type="float" office:value="0.0294259">
                <text:p>0.0294259</text:p>
              </table:table-cell>
              <table:table-cell office:value-type="float" office:value="0.00396691">
                <text:p>0.00396691</text:p>
              </table:table-cell>
              <table:table-cell office:value-type="float" office:value="0.00195483">
                <text:p>0.00195483</text:p>
              </table:table-cell>
              <table:table-cell office:value-type="float" office:value="0.00230577">
                <text:p>0.00230577</text:p>
              </table:table-cell>
              <table:table-cell office:value-type="float" office:value="0.00125059">
                <text:p>0.00125059</text:p>
              </table:table-cell>
              <table:table-cell office:value-type="float" office:value="0.00199944">
                <text:p>0.0019994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4000">
                <text:p>44000</text:p>
              </table:table-cell>
              <table:table-cell office:value-type="float" office:value="0.0287979">
                <text:p>0.0287979</text:p>
              </table:table-cell>
              <table:table-cell office:value-type="float" office:value="0.00379992">
                <text:p>0.00379992</text:p>
              </table:table-cell>
              <table:table-cell office:value-type="float" office:value="0.00189207">
                <text:p>0.00189207</text:p>
              </table:table-cell>
              <table:table-cell office:value-type="float" office:value="0.00234604">
                <text:p>0.00234604</text:p>
              </table:table-cell>
              <table:table-cell office:value-type="float" office:value="0.00122967">
                <text:p>0.00122967</text:p>
              </table:table-cell>
              <table:table-cell office:value-type="float" office:value="0.0019576">
                <text:p>0.001957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3000">
                <text:p>43000</text:p>
              </table:table-cell>
              <table:table-cell office:value-type="float" office:value="0.0276231">
                <text:p>0.0276231</text:p>
              </table:table-cell>
              <table:table-cell office:value-type="float" office:value="0.00373874">
                <text:p>0.00373874</text:p>
              </table:table-cell>
              <table:table-cell office:value-type="float" office:value="0.00192996">
                <text:p>0.00192996</text:p>
              </table:table-cell>
              <table:table-cell office:value-type="float" office:value="0.00225959">
                <text:p>0.00225959</text:p>
              </table:table-cell>
              <table:table-cell office:value-type="float" office:value="0.00134415">
                <text:p>0.00134415</text:p>
              </table:table-cell>
              <table:table-cell office:value-type="float" office:value="0.00196352">
                <text:p>0.0019635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2000">
                <text:p>42000</text:p>
              </table:table-cell>
              <table:table-cell office:value-type="float" office:value="0.0276851">
                <text:p>0.0276851</text:p>
              </table:table-cell>
              <table:table-cell office:value-type="float" office:value="0.00360097">
                <text:p>0.00360097</text:p>
              </table:table-cell>
              <table:table-cell office:value-type="float" office:value="0.00196628">
                <text:p>0.00196628</text:p>
              </table:table-cell>
              <table:table-cell office:value-type="float" office:value="0.00220629">
                <text:p>0.00220629</text:p>
              </table:table-cell>
              <table:table-cell office:value-type="float" office:value="0.00121309">
                <text:p>0.00121309</text:p>
              </table:table-cell>
              <table:table-cell office:value-type="float" office:value="0.0019876">
                <text:p>0.001987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1000">
                <text:p>41000</text:p>
              </table:table-cell>
              <table:table-cell office:value-type="float" office:value="0.0268438">
                <text:p>0.0268438</text:p>
              </table:table-cell>
              <table:table-cell office:value-type="float" office:value="0.00338898">
                <text:p>0.00338898</text:p>
              </table:table-cell>
              <table:table-cell office:value-type="float" office:value="0.00193825">
                <text:p>0.00193825</text:p>
              </table:table-cell>
              <table:table-cell office:value-type="float" office:value="0.00218892">
                <text:p>0.00218892</text:p>
              </table:table-cell>
              <table:table-cell office:value-type="float" office:value="0.00124901">
                <text:p>0.00124901</text:p>
              </table:table-cell>
              <table:table-cell office:value-type="float" office:value="0.00194615">
                <text:p>0.001946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0000">
                <text:p>40000</text:p>
              </table:table-cell>
              <table:table-cell office:value-type="float" office:value="0.0260804">
                <text:p>0.0260804</text:p>
              </table:table-cell>
              <table:table-cell office:value-type="float" office:value="0.00329819">
                <text:p>0.00329819</text:p>
              </table:table-cell>
              <table:table-cell office:value-type="float" office:value="0.00205747">
                <text:p>0.00205747</text:p>
              </table:table-cell>
              <table:table-cell office:value-type="float" office:value="0.00213129">
                <text:p>0.00213129</text:p>
              </table:table-cell>
              <table:table-cell office:value-type="float" office:value="0.00118348">
                <text:p>0.00118348</text:p>
              </table:table-cell>
              <table:table-cell office:value-type="float" office:value="0.00193115">
                <text:p>0.001931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9000">
                <text:p>39000</text:p>
              </table:table-cell>
              <table:table-cell office:value-type="float" office:value="0.0247011">
                <text:p>0.0247011</text:p>
              </table:table-cell>
              <table:table-cell office:value-type="float" office:value="0.00305818">
                <text:p>0.00305818</text:p>
              </table:table-cell>
              <table:table-cell office:value-type="float" office:value="0.00212497">
                <text:p>0.00212497</text:p>
              </table:table-cell>
              <table:table-cell office:value-type="float" office:value="0.00211747">
                <text:p>0.00211747</text:p>
              </table:table-cell>
              <table:table-cell office:value-type="float" office:value="0.00119374">
                <text:p>0.00119374</text:p>
              </table:table-cell>
              <table:table-cell office:value-type="float" office:value="0.00193707">
                <text:p>0.0019370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8000">
                <text:p>38000</text:p>
              </table:table-cell>
              <table:table-cell office:value-type="float" office:value="0.0245756">
                <text:p>0.0245756</text:p>
              </table:table-cell>
              <table:table-cell office:value-type="float" office:value="0.00306291">
                <text:p>0.00306291</text:p>
              </table:table-cell>
              <table:table-cell office:value-type="float" office:value="0.00188101">
                <text:p>0.00188101</text:p>
              </table:table-cell>
              <table:table-cell office:value-type="float" office:value="0.00211195">
                <text:p>0.00211195</text:p>
              </table:table-cell>
              <table:table-cell office:value-type="float" office:value="0.00115979">
                <text:p>0.00115979</text:p>
              </table:table-cell>
              <table:table-cell office:value-type="float" office:value="0.00192996">
                <text:p>0.0019299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7000">
                <text:p>37000</text:p>
              </table:table-cell>
              <table:table-cell office:value-type="float" office:value="0.0239317">
                <text:p>0.0239317</text:p>
              </table:table-cell>
              <table:table-cell office:value-type="float" office:value="0.0029208">
                <text:p>0.0029208</text:p>
              </table:table-cell>
              <table:table-cell office:value-type="float" office:value="0.00187391">
                <text:p>0.00187391</text:p>
              </table:table-cell>
              <table:table-cell office:value-type="float" office:value="0.00212774">
                <text:p>0.00212774</text:p>
              </table:table-cell>
              <table:table-cell office:value-type="float" office:value="0.00114756">
                <text:p>0.00114756</text:p>
              </table:table-cell>
              <table:table-cell office:value-type="float" office:value="0.00191417">
                <text:p>0.001914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6000">
                <text:p>36000</text:p>
              </table:table-cell>
              <table:table-cell office:value-type="float" office:value="0.022807">
                <text:p>0.022807</text:p>
              </table:table-cell>
              <table:table-cell office:value-type="float" office:value="0.00283159">
                <text:p>0.00283159</text:p>
              </table:table-cell>
              <table:table-cell office:value-type="float" office:value="0.00190312">
                <text:p>0.00190312</text:p>
              </table:table-cell>
              <table:table-cell office:value-type="float" office:value="0.00206813">
                <text:p>0.00206813</text:p>
              </table:table-cell>
              <table:table-cell office:value-type="float" office:value="0.00113887">
                <text:p>0.00113887</text:p>
              </table:table-cell>
              <table:table-cell office:value-type="float" office:value="0.00189009">
                <text:p>0.0018900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5000">
                <text:p>35000</text:p>
              </table:table-cell>
              <table:table-cell office:value-type="float" office:value="0.0222583">
                <text:p>0.0222583</text:p>
              </table:table-cell>
              <table:table-cell office:value-type="float" office:value="0.00261447">
                <text:p>0.00261447</text:p>
              </table:table-cell>
              <table:table-cell office:value-type="float" office:value="0.00186128">
                <text:p>0.00186128</text:p>
              </table:table-cell>
              <table:table-cell office:value-type="float" office:value="0.00202234">
                <text:p>0.00202234</text:p>
              </table:table-cell>
              <table:table-cell office:value-type="float" office:value="0.0011369">
                <text:p>0.0011369</text:p>
              </table:table-cell>
              <table:table-cell office:value-type="float" office:value="0.00187944">
                <text:p>0.0018794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4000">
                <text:p>34000</text:p>
              </table:table-cell>
              <table:table-cell office:value-type="float" office:value="0.0219236">
                <text:p>0.0219236</text:p>
              </table:table-cell>
              <table:table-cell office:value-type="float" office:value="0.00244196">
                <text:p>0.00244196</text:p>
              </table:table-cell>
              <table:table-cell office:value-type="float" office:value="0.00191378">
                <text:p>0.00191378</text:p>
              </table:table-cell>
              <table:table-cell office:value-type="float" office:value="0.00246644">
                <text:p>0.00246644</text:p>
              </table:table-cell>
              <table:table-cell office:value-type="float" office:value="0.00112269">
                <text:p>0.00112269</text:p>
              </table:table-cell>
              <table:table-cell office:value-type="float" office:value="0.00189759">
                <text:p>0.0018975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000">
                <text:p>33000</text:p>
              </table:table-cell>
              <table:table-cell office:value-type="float" office:value="0.0214704">
                <text:p>0.0214704</text:p>
              </table:table-cell>
              <table:table-cell office:value-type="float" office:value="0.00244828">
                <text:p>0.00244828</text:p>
              </table:table-cell>
              <table:table-cell office:value-type="float" office:value="0.00187115">
                <text:p>0.00187115</text:p>
              </table:table-cell>
              <table:table-cell office:value-type="float" office:value="0.0330758">
                <text:p>0.0330758</text:p>
              </table:table-cell>
              <table:table-cell office:value-type="float" office:value="0.0286589">
                <text:p>0.0286589</text:p>
              </table:table-cell>
              <table:table-cell office:value-type="float" office:value="0.034197">
                <text:p>0.03419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2000">
                <text:p>32000</text:p>
              </table:table-cell>
              <table:table-cell office:value-type="float" office:value="0.0209683">
                <text:p>0.0209683</text:p>
              </table:table-cell>
              <table:table-cell office:value-type="float" office:value="0.00230577">
                <text:p>0.00230577</text:p>
              </table:table-cell>
              <table:table-cell office:value-type="float" office:value="0.00191102">
                <text:p>0.00191102</text:p>
              </table:table-cell>
              <table:table-cell office:value-type="float" office:value="0.00204326">
                <text:p>0.00204326</text:p>
              </table:table-cell>
              <table:table-cell office:value-type="float" office:value="0.00116414">
                <text:p>0.00116414</text:p>
              </table:table-cell>
              <table:table-cell office:value-type="float" office:value="0.00168285">
                <text:p>0.0016828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1000">
                <text:p>31000</text:p>
              </table:table-cell>
              <table:table-cell office:value-type="float" office:value="0.0195215">
                <text:p>0.0195215</text:p>
              </table:table-cell>
              <table:table-cell office:value-type="float" office:value="0.00237762">
                <text:p>0.00237762</text:p>
              </table:table-cell>
              <table:table-cell office:value-type="float" office:value="0.0018297">
                <text:p>0.0018297</text:p>
              </table:table-cell>
              <table:table-cell office:value-type="float" office:value="0.00202786">
                <text:p>0.00202786</text:p>
              </table:table-cell>
              <table:table-cell office:value-type="float" office:value="0.00119098">
                <text:p>0.00119098</text:p>
              </table:table-cell>
              <table:table-cell office:value-type="float" office:value="0.00167614">
                <text:p>0.001676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0000">
                <text:p>30000</text:p>
              </table:table-cell>
              <table:table-cell office:value-type="float" office:value="0.0187237">
                <text:p>0.0187237</text:p>
              </table:table-cell>
              <table:table-cell office:value-type="float" office:value="0.0027104">
                <text:p>0.0027104</text:p>
              </table:table-cell>
              <table:table-cell office:value-type="float" office:value="0.00208708">
                <text:p>0.00208708</text:p>
              </table:table-cell>
              <table:table-cell office:value-type="float" office:value="0.00205786">
                <text:p>0.00205786</text:p>
              </table:table-cell>
              <table:table-cell office:value-type="float" office:value="0.00117558">
                <text:p>0.00117558</text:p>
              </table:table-cell>
              <table:table-cell office:value-type="float" office:value="0.00164613">
                <text:p>0.001646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9000">
                <text:p>29000</text:p>
              </table:table-cell>
              <table:table-cell office:value-type="float" office:value="0.0180708">
                <text:p>0.0180708</text:p>
              </table:table-cell>
              <table:table-cell office:value-type="float" office:value="0.00232788">
                <text:p>0.00232788</text:p>
              </table:table-cell>
              <table:table-cell office:value-type="float" office:value="0.00188575">
                <text:p>0.00188575</text:p>
              </table:table-cell>
              <table:table-cell office:value-type="float" office:value="0.00202707">
                <text:p>0.00202707</text:p>
              </table:table-cell>
              <table:table-cell office:value-type="float" office:value="0.00116414">
                <text:p>0.00116414</text:p>
              </table:table-cell>
              <table:table-cell office:value-type="float" office:value="0.00162482">
                <text:p>0.0016248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8000">
                <text:p>28000</text:p>
              </table:table-cell>
              <table:table-cell office:value-type="float" office:value="0.017267">
                <text:p>0.017267</text:p>
              </table:table-cell>
              <table:table-cell office:value-type="float" office:value="0.00232867">
                <text:p>0.00232867</text:p>
              </table:table-cell>
              <table:table-cell office:value-type="float" office:value="0.00187351">
                <text:p>0.00187351</text:p>
              </table:table-cell>
              <table:table-cell office:value-type="float" office:value="0.00206339">
                <text:p>0.00206339</text:p>
              </table:table-cell>
              <table:table-cell office:value-type="float" office:value="0.00119059">
                <text:p>0.00119059</text:p>
              </table:table-cell>
              <table:table-cell office:value-type="float" office:value="0.00161061">
                <text:p>0.0016106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7000">
                <text:p>27000</text:p>
              </table:table-cell>
              <table:table-cell office:value-type="float" office:value="0.0164404">
                <text:p>0.0164404</text:p>
              </table:table-cell>
              <table:table-cell office:value-type="float" office:value="0.00221064">
                <text:p>0.00221064</text:p>
              </table:table-cell>
              <table:table-cell office:value-type="float" office:value="0.00185338">
                <text:p>0.00185338</text:p>
              </table:table-cell>
              <table:table-cell office:value-type="float" office:value="0.00198365">
                <text:p>0.00198365</text:p>
              </table:table-cell>
              <table:table-cell office:value-type="float" office:value="0.00114716">
                <text:p>0.00114716</text:p>
              </table:table-cell>
              <table:table-cell office:value-type="float" office:value="0.00159718">
                <text:p>0.001597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6000">
                <text:p>26000</text:p>
              </table:table-cell>
              <table:table-cell office:value-type="float" office:value="0.0158838">
                <text:p>0.0158838</text:p>
              </table:table-cell>
              <table:table-cell office:value-type="float" office:value="0.00238709">
                <text:p>0.00238709</text:p>
              </table:table-cell>
              <table:table-cell office:value-type="float" office:value="0.00187667">
                <text:p>0.00187667</text:p>
              </table:table-cell>
              <table:table-cell office:value-type="float" office:value="0.00198326">
                <text:p>0.00198326</text:p>
              </table:table-cell>
              <table:table-cell office:value-type="float" office:value="0.00114164">
                <text:p>0.00114164</text:p>
              </table:table-cell>
              <table:table-cell office:value-type="float" office:value="0.00157705">
                <text:p>0.001577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5000">
                <text:p>25000</text:p>
              </table:table-cell>
              <table:table-cell office:value-type="float" office:value="0.0152798">
                <text:p>0.0152798</text:p>
              </table:table-cell>
              <table:table-cell office:value-type="float" office:value="0.00217629">
                <text:p>0.00217629</text:p>
              </table:table-cell>
              <table:table-cell office:value-type="float" office:value="0.00183049">
                <text:p>0.00183049</text:p>
              </table:table-cell>
              <table:table-cell office:value-type="float" office:value="0.00196589">
                <text:p>0.00196589</text:p>
              </table:table-cell>
              <table:table-cell office:value-type="float" office:value="0.00122651">
                <text:p>0.00122651</text:p>
              </table:table-cell>
              <table:table-cell office:value-type="float" office:value="0.00170851">
                <text:p>0.0017085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4000">
                <text:p>24000</text:p>
              </table:table-cell>
              <table:table-cell office:value-type="float" office:value="0.0150951">
                <text:p>0.0150951</text:p>
              </table:table-cell>
              <table:table-cell office:value-type="float" office:value="0.00208668">
                <text:p>0.00208668</text:p>
              </table:table-cell>
              <table:table-cell office:value-type="float" office:value="0.00182693">
                <text:p>0.00182693</text:p>
              </table:table-cell>
              <table:table-cell office:value-type="float" office:value="0.00192996">
                <text:p>0.00192996</text:p>
              </table:table-cell>
              <table:table-cell office:value-type="float" office:value="0.00113216">
                <text:p>0.00113216</text:p>
              </table:table-cell>
              <table:table-cell office:value-type="float" office:value="0.00157271">
                <text:p>0.0015727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3000">
                <text:p>23000</text:p>
              </table:table-cell>
              <table:table-cell office:value-type="float" office:value="0.0144939">
                <text:p>0.0144939</text:p>
              </table:table-cell>
              <table:table-cell office:value-type="float" office:value="0.00199707">
                <text:p>0.00199707</text:p>
              </table:table-cell>
              <table:table-cell office:value-type="float" office:value="0.00181825">
                <text:p>0.00181825</text:p>
              </table:table-cell>
              <table:table-cell office:value-type="float" office:value="0.00189996">
                <text:p>0.00189996</text:p>
              </table:table-cell>
              <table:table-cell office:value-type="float" office:value="0.00113808">
                <text:p>0.00113808</text:p>
              </table:table-cell>
              <table:table-cell office:value-type="float" office:value="0.00161297">
                <text:p>0.0016129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2000">
                <text:p>22000</text:p>
              </table:table-cell>
              <table:table-cell office:value-type="float" office:value="0.0137778">
                <text:p>0.0137778</text:p>
              </table:table-cell>
              <table:table-cell office:value-type="float" office:value="0.00191181">
                <text:p>0.00191181</text:p>
              </table:table-cell>
              <table:table-cell office:value-type="float" office:value="0.00187825">
                <text:p>0.00187825</text:p>
              </table:table-cell>
              <table:table-cell office:value-type="float" office:value="0.00185772">
                <text:p>0.00185772</text:p>
              </table:table-cell>
              <table:table-cell office:value-type="float" office:value="0.00113295">
                <text:p>0.00113295</text:p>
              </table:table-cell>
              <table:table-cell office:value-type="float" office:value="0.00194339">
                <text:p>0.0019433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000">
                <text:p>21000</text:p>
              </table:table-cell>
              <table:table-cell office:value-type="float" office:value="0.0133037">
                <text:p>0.0133037</text:p>
              </table:table-cell>
              <table:table-cell office:value-type="float" office:value="0.00180325">
                <text:p>0.00180325</text:p>
              </table:table-cell>
              <table:table-cell office:value-type="float" office:value="0.00186325">
                <text:p>0.00186325</text:p>
              </table:table-cell>
              <table:table-cell office:value-type="float" office:value="0.00180996">
                <text:p>0.00180996</text:p>
              </table:table-cell>
              <table:table-cell office:value-type="float" office:value="0.00106979">
                <text:p>0.00106979</text:p>
              </table:table-cell>
              <table:table-cell office:value-type="float" office:value="0.00155771">
                <text:p>0.0015577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00">
                <text:p>20000</text:p>
              </table:table-cell>
              <table:table-cell office:value-type="float" office:value="0.012314">
                <text:p>0.012314</text:p>
              </table:table-cell>
              <table:table-cell office:value-type="float" office:value="0.00171403">
                <text:p>0.00171403</text:p>
              </table:table-cell>
              <table:table-cell office:value-type="float" office:value="0.00188101">
                <text:p>0.00188101</text:p>
              </table:table-cell>
              <table:table-cell office:value-type="float" office:value="0.00177325">
                <text:p>0.00177325</text:p>
              </table:table-cell>
              <table:table-cell office:value-type="float" office:value="0.00124467">
                <text:p>0.00124467</text:p>
              </table:table-cell>
              <table:table-cell office:value-type="float" office:value="0.001551">
                <text:p>0.00155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000">
                <text:p>19000</text:p>
              </table:table-cell>
              <table:table-cell office:value-type="float" office:value="0.0115948">
                <text:p>0.0115948</text:p>
              </table:table-cell>
              <table:table-cell office:value-type="float" office:value="0.00157903">
                <text:p>0.00157903</text:p>
              </table:table-cell>
              <table:table-cell office:value-type="float" office:value="0.00193154">
                <text:p>0.00193154</text:p>
              </table:table-cell>
              <table:table-cell office:value-type="float" office:value="0.00172311">
                <text:p>0.00172311</text:p>
              </table:table-cell>
              <table:table-cell office:value-type="float" office:value="0.00126243">
                <text:p>0.00126243</text:p>
              </table:table-cell>
              <table:table-cell office:value-type="float" office:value="0.00154429">
                <text:p>0.0015442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000">
                <text:p>18000</text:p>
              </table:table-cell>
              <table:table-cell office:value-type="float" office:value="0.0110078">
                <text:p>0.0110078</text:p>
              </table:table-cell>
              <table:table-cell office:value-type="float" office:value="0.00169429">
                <text:p>0.00169429</text:p>
              </table:table-cell>
              <table:table-cell office:value-type="float" office:value="0.00212853">
                <text:p>0.00212853</text:p>
              </table:table-cell>
              <table:table-cell office:value-type="float" office:value="0.00167337">
                <text:p>0.00167337</text:p>
              </table:table-cell>
              <table:table-cell office:value-type="float" office:value="0.00106624">
                <text:p>0.00106624</text:p>
              </table:table-cell>
              <table:table-cell office:value-type="float" office:value="0.00152179">
                <text:p>0.0015217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000">
                <text:p>17000</text:p>
              </table:table-cell>
              <table:table-cell office:value-type="float" office:value="0.010313">
                <text:p>0.010313</text:p>
              </table:table-cell>
              <table:table-cell office:value-type="float" office:value="0.00153244">
                <text:p>0.00153244</text:p>
              </table:table-cell>
              <table:table-cell office:value-type="float" office:value="0.00190352">
                <text:p>0.00190352</text:p>
              </table:table-cell>
              <table:table-cell office:value-type="float" office:value="0.00165284">
                <text:p>0.00165284</text:p>
              </table:table-cell>
              <table:table-cell office:value-type="float" office:value="0.00105755">
                <text:p>0.00105755</text:p>
              </table:table-cell>
              <table:table-cell office:value-type="float" office:value="0.00151468">
                <text:p>0.0015146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000">
                <text:p>16000</text:p>
              </table:table-cell>
              <table:table-cell office:value-type="float" office:value="0.0099526">
                <text:p>0.0099526</text:p>
              </table:table-cell>
              <table:table-cell office:value-type="float" office:value="0.00137612">
                <text:p>0.00137612</text:p>
              </table:table-cell>
              <table:table-cell office:value-type="float" office:value="0.00184983">
                <text:p>0.00184983</text:p>
              </table:table-cell>
              <table:table-cell office:value-type="float" office:value="0.00163705">
                <text:p>0.00163705</text:p>
              </table:table-cell>
              <table:table-cell office:value-type="float" office:value="0.00105439">
                <text:p>0.00105439</text:p>
              </table:table-cell>
              <table:table-cell office:value-type="float" office:value="0.00147244">
                <text:p>0.0014724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000">
                <text:p>15000</text:p>
              </table:table-cell>
              <table:table-cell office:value-type="float" office:value="0.0095085">
                <text:p>0.0095085</text:p>
              </table:table-cell>
              <table:table-cell office:value-type="float" office:value="0.00131178">
                <text:p>0.00131178</text:p>
              </table:table-cell>
              <table:table-cell office:value-type="float" office:value="0.00211866">
                <text:p>0.00211866</text:p>
              </table:table-cell>
              <table:table-cell office:value-type="float" office:value="0.00162008">
                <text:p>0.00162008</text:p>
              </table:table-cell>
              <table:table-cell office:value-type="float" office:value="0.00104689">
                <text:p>0.00104689</text:p>
              </table:table-cell>
              <table:table-cell office:value-type="float" office:value="0.00144441">
                <text:p>0.001444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000">
                <text:p>14000</text:p>
              </table:table-cell>
              <table:table-cell office:value-type="float" office:value="0.0085599">
                <text:p>0.0085599</text:p>
              </table:table-cell>
              <table:table-cell office:value-type="float" office:value="0.00123401">
                <text:p>0.00123401</text:p>
              </table:table-cell>
              <table:table-cell office:value-type="float" office:value="0.00180443">
                <text:p>0.00180443</text:p>
              </table:table-cell>
              <table:table-cell office:value-type="float" office:value="0.00160153">
                <text:p>0.00160153</text:p>
              </table:table-cell>
              <table:table-cell office:value-type="float" office:value="0.0010465">
                <text:p>0.0010465</text:p>
              </table:table-cell>
              <table:table-cell office:value-type="float" office:value="0.00150244">
                <text:p>0.0015024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3000">
                <text:p>13000</text:p>
              </table:table-cell>
              <table:table-cell office:value-type="float" office:value="0.0108017">
                <text:p>0.0108017</text:p>
              </table:table-cell>
              <table:table-cell office:value-type="float" office:value="0.00114874">
                <text:p>0.00114874</text:p>
              </table:table-cell>
              <table:table-cell office:value-type="float" office:value="0.00180127">
                <text:p>0.00180127</text:p>
              </table:table-cell>
              <table:table-cell office:value-type="float" office:value="0.00157508">
                <text:p>0.00157508</text:p>
              </table:table-cell>
              <table:table-cell office:value-type="float" office:value="0.00102637">
                <text:p>0.00102637</text:p>
              </table:table-cell>
              <table:table-cell office:value-type="float" office:value="0.00142073">
                <text:p>0.0014207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000">
                <text:p>12000</text:p>
              </table:table-cell>
              <table:table-cell office:value-type="float" office:value="0.0176571">
                <text:p>0.0176571</text:p>
              </table:table-cell>
              <table:table-cell office:value-type="float" office:value="0.00100465">
                <text:p>0.00100465</text:p>
              </table:table-cell>
              <table:table-cell office:value-type="float" office:value="0.00178311">
                <text:p>0.00178311</text:p>
              </table:table-cell>
              <table:table-cell office:value-type="float" office:value="0.00169153">
                <text:p>0.00169153</text:p>
              </table:table-cell>
              <table:table-cell office:value-type="float" office:value="0.00105439">
                <text:p>0.00105439</text:p>
              </table:table-cell>
              <table:table-cell office:value-type="float" office:value="0.00140454">
                <text:p>0.0014045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000">
                <text:p>11000</text:p>
              </table:table-cell>
              <table:table-cell office:value-type="float" office:value="0.0114278">
                <text:p>0.0114278</text:p>
              </table:table-cell>
              <table:table-cell office:value-type="float" office:value="0.000969127">
                <text:p>0.000969127</text:p>
              </table:table-cell>
              <table:table-cell office:value-type="float" office:value="0.00174443">
                <text:p>0.00174443</text:p>
              </table:table-cell>
              <table:table-cell office:value-type="float" office:value="0.00187825">
                <text:p>0.00187825</text:p>
              </table:table-cell>
              <table:table-cell office:value-type="float" office:value="0.00104966">
                <text:p>0.00104966</text:p>
              </table:table-cell>
              <table:table-cell office:value-type="float" office:value="0.0014006">
                <text:p>0.001400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00">
                <text:p>10000</text:p>
              </table:table-cell>
              <table:table-cell office:value-type="float" office:value="0.00962258">
                <text:p>0.00962258</text:p>
              </table:table-cell>
              <table:table-cell office:value-type="float" office:value="0.00088228">
                <text:p>0.00088228</text:p>
              </table:table-cell>
              <table:table-cell office:value-type="float" office:value="0.0017314">
                <text:p>0.0017314</text:p>
              </table:table-cell>
              <table:table-cell office:value-type="float" office:value="0.00151705">
                <text:p>0.00151705</text:p>
              </table:table-cell>
              <table:table-cell office:value-type="float" office:value="0.00140691">
                <text:p>0.00140691</text:p>
              </table:table-cell>
              <table:table-cell office:value-type="float" office:value="0.0014077">
                <text:p>0.001407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000">
                <text:p>9000</text:p>
              </table:table-cell>
              <table:table-cell office:value-type="float" office:value="0.00760498">
                <text:p>0.00760498</text:p>
              </table:table-cell>
              <table:table-cell office:value-type="float" office:value="0.000772933">
                <text:p>0.000772933</text:p>
              </table:table-cell>
              <table:table-cell office:value-type="float" office:value="0.00175193">
                <text:p>0.00175193</text:p>
              </table:table-cell>
              <table:table-cell office:value-type="float" office:value="0.00862345">
                <text:p>0.00862345</text:p>
              </table:table-cell>
              <table:table-cell office:value-type="float" office:value="0.00758564">
                <text:p>0.00758564</text:p>
              </table:table-cell>
              <table:table-cell office:value-type="float" office:value="0.0087628">
                <text:p>0.008762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000">
                <text:p>8000</text:p>
              </table:table-cell>
              <table:table-cell office:value-type="float" office:value="0.00638282">
                <text:p>0.00638282</text:p>
              </table:table-cell>
              <table:table-cell office:value-type="float" office:value="0.000723588">
                <text:p>0.000723588</text:p>
              </table:table-cell>
              <table:table-cell office:value-type="float" office:value="0.00173061">
                <text:p>0.00173061</text:p>
              </table:table-cell>
              <table:table-cell office:value-type="float" office:value="0.00141718">
                <text:p>0.00141718</text:p>
              </table:table-cell>
              <table:table-cell office:value-type="float" office:value="0.00100821">
                <text:p>0.00100821</text:p>
              </table:table-cell>
              <table:table-cell office:value-type="float" office:value="0.00132875">
                <text:p>0.001328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000">
                <text:p>7000</text:p>
              </table:table-cell>
              <table:table-cell office:value-type="float" office:value="0.00501538">
                <text:p>0.00501538</text:p>
              </table:table-cell>
              <table:table-cell office:value-type="float" office:value="0.000684902">
                <text:p>0.000684902</text:p>
              </table:table-cell>
              <table:table-cell office:value-type="float" office:value="0.00176614">
                <text:p>0.00176614</text:p>
              </table:table-cell>
              <table:table-cell office:value-type="float" office:value="0.00142033">
                <text:p>0.00142033</text:p>
              </table:table-cell>
              <table:table-cell office:value-type="float" office:value="0.000992812">
                <text:p>0.000992812</text:p>
              </table:table-cell>
              <table:table-cell office:value-type="float" office:value="0.00126125">
                <text:p>0.0012612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000">
                <text:p>6000</text:p>
              </table:table-cell>
              <table:table-cell office:value-type="float" office:value="0.00424403">
                <text:p>0.00424403</text:p>
              </table:table-cell>
              <table:table-cell office:value-type="float" office:value="0.000646611">
                <text:p>0.000646611</text:p>
              </table:table-cell>
              <table:table-cell office:value-type="float" office:value="0.00170772">
                <text:p>0.00170772</text:p>
              </table:table-cell>
              <table:table-cell office:value-type="float" office:value="0.0012877">
                <text:p>0.0012877</text:p>
              </table:table-cell>
              <table:table-cell office:value-type="float" office:value="0.000972285">
                <text:p>0.000972285</text:p>
              </table:table-cell>
              <table:table-cell office:value-type="float" office:value="0.00125572">
                <text:p>0.0012557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000">
                <text:p>5000</text:p>
              </table:table-cell>
              <table:table-cell office:value-type="float" office:value="0.00330332">
                <text:p>0.00330332</text:p>
              </table:table-cell>
              <table:table-cell office:value-type="float" office:value="0.000611478">
                <text:p>0.000611478</text:p>
              </table:table-cell>
              <table:table-cell office:value-type="float" office:value="0.00168127">
                <text:p>0.00168127</text:p>
              </table:table-cell>
              <table:table-cell office:value-type="float" office:value="0.00130901">
                <text:p>0.00130901</text:p>
              </table:table-cell>
              <table:table-cell office:value-type="float" office:value="0.000957284">
                <text:p>0.000957284</text:p>
              </table:table-cell>
              <table:table-cell office:value-type="float" office:value="0.00119927">
                <text:p>0.0011992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000">
                <text:p>4000</text:p>
              </table:table-cell>
              <table:table-cell office:value-type="float" office:value="0.00262158">
                <text:p>0.00262158</text:p>
              </table:table-cell>
              <table:table-cell office:value-type="float" office:value="0.000581871">
                <text:p>0.000581871</text:p>
              </table:table-cell>
              <table:table-cell office:value-type="float" office:value="0.00188417">
                <text:p>0.00188417</text:p>
              </table:table-cell>
              <table:table-cell office:value-type="float" office:value="0.00126598">
                <text:p>0.00126598</text:p>
              </table:table-cell>
              <table:table-cell office:value-type="float" office:value="0.000944652">
                <text:p>0.000944652</text:p>
              </table:table-cell>
              <table:table-cell office:value-type="float" office:value="0.00116374">
                <text:p>0.0011637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000">
                <text:p>3000</text:p>
              </table:table-cell>
              <table:table-cell office:value-type="float" office:value="0.00197852">
                <text:p>0.00197852</text:p>
              </table:table-cell>
              <table:table-cell office:value-type="float" office:value="0.000538448">
                <text:p>0.000538448</text:p>
              </table:table-cell>
              <table:table-cell office:value-type="float" office:value="0.00167416">
                <text:p>0.00167416</text:p>
              </table:table-cell>
              <table:table-cell office:value-type="float" office:value="0.00292672">
                <text:p>0.00292672</text:p>
              </table:table-cell>
              <table:table-cell office:value-type="float" office:value="0.002605">
                <text:p>0.002605</text:p>
              </table:table-cell>
              <table:table-cell office:value-type="float" office:value="0.00294844">
                <text:p>0.0029484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00">
                <text:p>2000</text:p>
              </table:table-cell>
              <table:table-cell office:value-type="float" office:value="0.00138678">
                <text:p>0.00138678</text:p>
              </table:table-cell>
              <table:table-cell office:value-type="float" office:value="0.000486735">
                <text:p>0.000486735</text:p>
              </table:table-cell>
              <table:table-cell office:value-type="float" office:value="0.00165087">
                <text:p>0.00165087</text:p>
              </table:table-cell>
              <table:table-cell office:value-type="float" office:value="0.00113019">
                <text:p>0.00113019</text:p>
              </table:table-cell>
              <table:table-cell office:value-type="float" office:value="0.000926098">
                <text:p>0.000926098</text:p>
              </table:table-cell>
              <table:table-cell office:value-type="float" office:value="0.00108479">
                <text:p>0.0010847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0823067">
                <text:p>0.000823067</text:p>
              </table:table-cell>
              <table:table-cell office:value-type="float" office:value="0.000468576">
                <text:p>0.000468576</text:p>
              </table:table-cell>
              <table:table-cell office:value-type="float" office:value="0.00229748">
                <text:p>0.00229748</text:p>
              </table:table-cell>
              <table:table-cell office:value-type="float" office:value="0.0015585">
                <text:p>0.0015585</text:p>
              </table:table-cell>
              <table:table-cell office:value-type="float" office:value="0.00150086">
                <text:p>0.00150086</text:p>
              </table:table-cell>
              <table:table-cell office:value-type="float" office:value="0.00159916">
                <text:p>0.00159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